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ika Base6" svg:font-family="'Andika Base6'" style:font-adornments="Negrito" style:font-pitch="variable"/>
    <style:font-face style:name="Andika:cv01&amp;cv04" svg:font-family="Andika:cv01&amp;cv04" style:font-adornments="Regular" style:font-pitch="variable"/>
    <style:font-face style:name="Andika:cv01&amp;cv041" svg:font-family="Andika:cv01&amp;cv04" style:font-adornments="Negrito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99cm"/>
    </style:style>
    <style:style style:name="co2" style:family="table-column">
      <style:table-column-properties fo:break-before="auto" style:column-width="7.5cm"/>
    </style:style>
    <style:style style:name="co3" style:family="table-column">
      <style:table-column-properties fo:break-before="auto" style:column-width="6.0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1.6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Heading">
      <style:table-cell-properties style:text-align-source="fix" style:repeat-content="false" style:vertical-align="middle"/>
      <style:paragraph-properties fo:text-align="center" fo:margin-left="0cm"/>
    </style:style>
    <style:style style:name="ce14" style:family="table-cell" style:parent-style-name="Heading_20_2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Base06GreyBackground">
      <style:table-cell-properties fo:border-bottom="none" fo:border-left="2.24pt solid #757575" fo:border-right="none" fo:border-top="none"/>
    </style:style>
    <style:style style:name="ce16" style:family="table-cell" style:parent-style-name="Base06">
      <style:table-cell-properties fo:border-bottom="none" fo:border-left="2.24pt solid #757575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Divisão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1" table:number-columns-repeated="2" table:default-cell-style-name="Default"/>
        <table:table-column table:style-name="co2" table:number-columns-repeated="6" table:default-cell-style-name="Default"/>
        <table:table-column table:style-name="co3" table:number-columns-repeated="16342" table:default-cell-style-name="Default"/>
        <table:table-row table:style-name="ro1">
          <table:table-cell table:style-name="ce13" office:value-type="string" calcext:value-type="string" table:number-columns-spanned="15" table:number-rows-spanned="1">
            <text:p>DIVISÃO</text:p>
          </table:table-cell>
          <table:covered-table-cell table:number-columns-repeated="14"/>
          <table:table-cell table:number-columns-repeated="16342"/>
        </table:table-row>
        <table:table-row table:style-name="ro2">
          <table:table-cell table:style-name="ce14" office:value-type="string" calcext:value-type="string" table:number-columns-spanned="7" table:number-rows-spanned="1">
            <text:p>COLUNA ÷ LINHA</text:p>
          </table:table-cell>
          <table:covered-table-cell table:number-columns-repeated="6" table:style-name="Heading_20_2"/>
          <table:table-cell table:style-name="Heading_20_2"/>
          <table:table-cell table:style-name="ce14" office:value-type="string" calcext:value-type="string" table:number-columns-spanned="7" table:number-rows-spanned="1">
            <text:p>LINHA ÷ COLUNA</text:p>
          </table:table-cell>
          <table:covered-table-cell table:number-columns-repeated="3" table:style-name="Heading_20_2"/>
          <table:covered-table-cell table:number-columns-repeated="3"/>
          <table:table-cell table:number-columns-repeated="16342"/>
        </table:table-row>
        <table:table-row table:style-name="ro3">
          <table:table-cell table:number-columns-repeated="16357"/>
        </table:table-row>
        <table:table-row table:style-name="ro3">
          <table:table-cell/>
          <table:table-cell table:style-name="Base06ColumnTitle" office:value-type="string" calcext:value-type="string">
            <text:p>1 ₆</text:p>
          </table:table-cell>
          <table:table-cell table:style-name="Base06GreyBackgroundColumnTitle" office:value-type="string" calcext:value-type="string">
            <text:p>2 ₆</text:p>
          </table:table-cell>
          <table:table-cell table:style-name="Base06ColumnTitle" office:value-type="string" calcext:value-type="string">
            <text:p>3 ₆</text:p>
          </table:table-cell>
          <table:table-cell table:style-name="Base06GreyBackgroundColumnTitle" office:value-type="string" calcext:value-type="string">
            <text:p>4 ₆</text:p>
          </table:table-cell>
          <table:table-cell table:style-name="Base06ColumnTitle" office:value-type="string" calcext:value-type="string">
            <text:p>5 ₆</text:p>
          </table:table-cell>
          <table:table-cell table:style-name="Base06GreyBackgroundColumnTitle" office:value-type="string" calcext:value-type="string">
            <text:p>10 ₆</text:p>
          </table:table-cell>
          <table:table-cell table:number-columns-repeated="2"/>
          <table:table-cell table:style-name="Base06ColumnTitle" office:value-type="string" calcext:value-type="string">
            <text:p>1 ₆</text:p>
          </table:table-cell>
          <table:table-cell table:style-name="Base06GreyBackgroundColumnTitle" office:value-type="string" calcext:value-type="string">
            <text:p>2 ₆</text:p>
          </table:table-cell>
          <table:table-cell table:style-name="Base06ColumnTitle" office:value-type="string" calcext:value-type="string">
            <text:p>3 ₆</text:p>
          </table:table-cell>
          <table:table-cell table:style-name="Base06GreyBackgroundColumnTitle" office:value-type="string" calcext:value-type="string">
            <text:p>4 ₆</text:p>
          </table:table-cell>
          <table:table-cell table:style-name="Base06ColumnTitle" office:value-type="string" calcext:value-type="string">
            <text:p>5 ₆</text:p>
          </table:table-cell>
          <table:table-cell table:style-name="Base06GreyBackgroundColumnTitle" office:value-type="string" calcext:value-type="string">
            <text:p>10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1 ₆</text:p>
          </table:table-cell>
          <table:table-cell table:style-name="ce15" office:value-type="string" calcext:value-type="string">
            <text:p>1 ₆</text:p>
          </table:table-cell>
          <table:table-cell table:style-name="Base06" office:value-type="string" calcext:value-type="string">
            <text:p>2 ₆</text:p>
          </table:table-cell>
          <table:table-cell table:style-name="Base06GreyBackground" office:value-type="string" calcext:value-type="string">
            <text:p>3 ₆</text:p>
          </table:table-cell>
          <table:table-cell table:style-name="Base06" office:value-type="string" calcext:value-type="string">
            <text:p>4 ₆</text:p>
          </table:table-cell>
          <table:table-cell table:style-name="Base06GreyBackground" office:value-type="string" calcext:value-type="string">
            <text:p>5 ₆</text:p>
          </table:table-cell>
          <table:table-cell table:style-name="Base06" office:value-type="string" calcext:value-type="string">
            <text:p>10 ₆</text:p>
          </table:table-cell>
          <table:table-cell/>
          <table:table-cell table:style-name="Base06LineTitle" office:value-type="string" calcext:value-type="string">
            <text:p>1 ₆</text:p>
          </table:table-cell>
          <table:table-cell table:style-name="ce15" office:value-type="string" calcext:value-type="string">
            <text:p>1 ₆</text:p>
          </table:table-cell>
          <table:table-cell table:style-name="Base06" office:value-type="string" calcext:value-type="string">
            <text:p>0,3 ₆</text:p>
          </table:table-cell>
          <table:table-cell table:style-name="Base06GreyBackground" office:value-type="string" calcext:value-type="string">
            <text:p>0,2 ₆</text:p>
          </table:table-cell>
          <table:table-cell table:style-name="Base06" office:value-type="string" calcext:value-type="string">
            <text:p>0,13 ₆</text:p>
          </table:table-cell>
          <table:table-cell table:style-name="Base06GreyBackground" office:value-type="string" calcext:value-type="string">
            <text:p>0,1̅ ₆</text:p>
          </table:table-cell>
          <table:table-cell table:style-name="Base06" office:value-type="string" calcext:value-type="string">
            <text:p>0,1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2 ₆</text:p>
          </table:table-cell>
          <table:table-cell table:style-name="ce16" office:value-type="string" calcext:value-type="string">
            <text:p>0,3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1,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2,3 ₆</text:p>
          </table:table-cell>
          <table:table-cell table:style-name="Base06GreyBackground" office:value-type="string" calcext:value-type="string">
            <text:p>3 ₆</text:p>
          </table:table-cell>
          <table:table-cell/>
          <table:table-cell table:style-name="Base06GreyBackgroundLineTitle" office:value-type="string" calcext:value-type="string">
            <text:p>2 ₆</text:p>
          </table:table-cell>
          <table:table-cell table:style-name="ce16" office:value-type="string" calcext:value-type="string">
            <text:p>2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0,4 ₆</text:p>
          </table:table-cell>
          <table:table-cell table:style-name="Base06GreyBackground" office:value-type="string" calcext:value-type="string">
            <text:p>0,3 ₆</text:p>
          </table:table-cell>
          <table:table-cell table:style-name="Base06" office:value-type="string" calcext:value-type="string">
            <text:p>0,2̅ ₆</text:p>
          </table:table-cell>
          <table:table-cell table:style-name="Base06GreyBackground" office:value-type="string" calcext:value-type="string">
            <text:p>0,2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3 ₆</text:p>
          </table:table-cell>
          <table:table-cell table:style-name="ce15" office:value-type="string" calcext:value-type="string">
            <text:p>0,2 ₆</text:p>
          </table:table-cell>
          <table:table-cell table:style-name="Base06" office:value-type="string" calcext:value-type="string">
            <text:p>0,4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1,2 ₆</text:p>
          </table:table-cell>
          <table:table-cell table:style-name="Base06GreyBackground" office:value-type="string" calcext:value-type="string">
            <text:p>1,4 ₆</text:p>
          </table:table-cell>
          <table:table-cell table:style-name="Base06" office:value-type="string" calcext:value-type="string">
            <text:p>2 ₆</text:p>
          </table:table-cell>
          <table:table-cell/>
          <table:table-cell table:style-name="Base06LineTitle" office:value-type="string" calcext:value-type="string">
            <text:p>3 ₆</text:p>
          </table:table-cell>
          <table:table-cell table:style-name="ce15" office:value-type="string" calcext:value-type="string">
            <text:p>3 ₆</text:p>
          </table:table-cell>
          <table:table-cell table:style-name="Base06" office:value-type="string" calcext:value-type="string">
            <text:p>1,3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0,43 ₆</text:p>
          </table:table-cell>
          <table:table-cell table:style-name="Base06GreyBackground" office:value-type="string" calcext:value-type="string">
            <text:p>0,3̅ ₆</text:p>
          </table:table-cell>
          <table:table-cell table:style-name="Base06" office:value-type="string" calcext:value-type="string">
            <text:p>0,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4 ₆</text:p>
          </table:table-cell>
          <table:table-cell table:style-name="ce16" office:value-type="string" calcext:value-type="string">
            <text:p>0,13 ₆</text:p>
          </table:table-cell>
          <table:table-cell table:style-name="Base06GreyBackground" office:value-type="string" calcext:value-type="string">
            <text:p>0,3 ₆</text:p>
          </table:table-cell>
          <table:table-cell table:style-name="Base06" office:value-type="string" calcext:value-type="string">
            <text:p>0,43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1,13 ₆</text:p>
          </table:table-cell>
          <table:table-cell table:style-name="Base06GreyBackground" office:value-type="string" calcext:value-type="string">
            <text:p>1,3 ₆</text:p>
          </table:table-cell>
          <table:table-cell/>
          <table:table-cell table:style-name="Base06GreyBackgroundLineTitle" office:value-type="string" calcext:value-type="string">
            <text:p>4 ₆</text:p>
          </table:table-cell>
          <table:table-cell table:style-name="ce16" office:value-type="string" calcext:value-type="string">
            <text:p>4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,2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0,4̅ ₆</text:p>
          </table:table-cell>
          <table:table-cell table:style-name="Base06GreyBackground" office:value-type="string" calcext:value-type="string">
            <text:p>0,4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5 ₆</text:p>
          </table:table-cell>
          <table:table-cell table:style-name="ce15" office:value-type="string" calcext:value-type="string">
            <text:p>0,1̅ ₆</text:p>
          </table:table-cell>
          <table:table-cell table:style-name="Base06" office:value-type="string" calcext:value-type="string">
            <text:p>0,2̅ ₆</text:p>
          </table:table-cell>
          <table:table-cell table:style-name="Base06GreyBackground" office:value-type="string" calcext:value-type="string">
            <text:p>0,3̅ ₆</text:p>
          </table:table-cell>
          <table:table-cell table:style-name="Base06" office:value-type="string" calcext:value-type="string">
            <text:p>0,4̅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1,1̅ ₆</text:p>
          </table:table-cell>
          <table:table-cell/>
          <table:table-cell table:style-name="Base06LineTitle" office:value-type="string" calcext:value-type="string">
            <text:p>5 ₆</text:p>
          </table:table-cell>
          <table:table-cell table:style-name="ce15" office:value-type="string" calcext:value-type="string">
            <text:p>5 ₆</text:p>
          </table:table-cell>
          <table:table-cell table:style-name="Base06" office:value-type="string" calcext:value-type="string">
            <text:p>2,3 ₆</text:p>
          </table:table-cell>
          <table:table-cell table:style-name="Base06GreyBackground" office:value-type="string" calcext:value-type="string">
            <text:p>1,4 ₆</text:p>
          </table:table-cell>
          <table:table-cell table:style-name="Base06" office:value-type="string" calcext:value-type="string">
            <text:p>1,13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0,5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10 ₆</text:p>
          </table:table-cell>
          <table:table-cell table:style-name="ce16" office:value-type="string" calcext:value-type="string">
            <text:p>0,1 ₆</text:p>
          </table:table-cell>
          <table:table-cell table:style-name="Base06GreyBackground" office:value-type="string" calcext:value-type="string">
            <text:p>0,2 ₆</text:p>
          </table:table-cell>
          <table:table-cell table:style-name="Base06" office:value-type="string" calcext:value-type="string">
            <text:p>0,3 ₆</text:p>
          </table:table-cell>
          <table:table-cell table:style-name="Base06GreyBackground" office:value-type="string" calcext:value-type="string">
            <text:p>0,4 ₆</text:p>
          </table:table-cell>
          <table:table-cell table:style-name="Base06" office:value-type="string" calcext:value-type="string">
            <text:p>0,5 ₆</text:p>
          </table:table-cell>
          <table:table-cell table:style-name="Base06GreyBackground" office:value-type="string" calcext:value-type="string">
            <text:p>1 ₆</text:p>
          </table:table-cell>
          <table:table-cell/>
          <table:table-cell table:style-name="Base06GreyBackgroundLineTitle" office:value-type="string" calcext:value-type="string">
            <text:p>10 ₆</text:p>
          </table:table-cell>
          <table:table-cell table:style-name="ce16" office:value-type="string" calcext:value-type="string">
            <text:p>10 ₆</text:p>
          </table:table-cell>
          <table:table-cell table:style-name="Base06GreyBackground" office:value-type="string" calcext:value-type="string">
            <text:p>3 ₆</text:p>
          </table:table-cell>
          <table:table-cell table:style-name="Base06" office:value-type="string" calcext:value-type="string">
            <text:p>2 ₆</text:p>
          </table:table-cell>
          <table:table-cell table:style-name="Base06GreyBackground" office:value-type="string" calcext:value-type="string">
            <text:p>1,3 ₆</text:p>
          </table:table-cell>
          <table:table-cell table:style-name="Base06" office:value-type="string" calcext:value-type="string">
            <text:p>1,1̅ ₆</text:p>
          </table:table-cell>
          <table:table-cell table:style-name="Base06GreyBackground" office:value-type="string" calcext:value-type="string">
            <text:p>1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11 ₆</text:p>
          </table:table-cell>
          <table:table-cell table:style-name="ce15" office:value-type="string" calcext:value-type="string">
            <text:p>0,0̅5̅ ₆</text:p>
          </table:table-cell>
          <table:table-cell table:style-name="Base06" office:value-type="string" calcext:value-type="string">
            <text:p>0,1̅4̅ ₆</text:p>
          </table:table-cell>
          <table:table-cell table:style-name="Base06GreyBackground" office:value-type="string" calcext:value-type="string">
            <text:p>0,2̅3̅ ₆</text:p>
          </table:table-cell>
          <table:table-cell table:style-name="Base06" office:value-type="string" calcext:value-type="string">
            <text:p>0,3̅2̅ ₆</text:p>
          </table:table-cell>
          <table:table-cell table:style-name="Base06GreyBackground" office:value-type="string" calcext:value-type="string">
            <text:p>0,4̅1̅ ₆</text:p>
          </table:table-cell>
          <table:table-cell table:style-name="Base06" office:value-type="string" calcext:value-type="string">
            <text:p>0,5̅0̅ ₆</text:p>
          </table:table-cell>
          <table:table-cell/>
          <table:table-cell table:style-name="Base06LineTitle" office:value-type="string" calcext:value-type="string">
            <text:p>11 ₆</text:p>
          </table:table-cell>
          <table:table-cell table:style-name="ce15" office:value-type="string" calcext:value-type="string">
            <text:p>11 ₆</text:p>
          </table:table-cell>
          <table:table-cell table:style-name="Base06" office:value-type="string" calcext:value-type="string">
            <text:p>3,3 ₆</text:p>
          </table:table-cell>
          <table:table-cell table:style-name="Base06GreyBackground" office:value-type="string" calcext:value-type="string">
            <text:p>2,2 ₆</text:p>
          </table:table-cell>
          <table:table-cell table:style-name="Base06" office:value-type="string" calcext:value-type="string">
            <text:p>1,43 ₆</text:p>
          </table:table-cell>
          <table:table-cell table:style-name="Base06GreyBackground" office:value-type="string" calcext:value-type="string">
            <text:p>1,2̅ ₆</text:p>
          </table:table-cell>
          <table:table-cell table:style-name="Base06" office:value-type="string" calcext:value-type="string">
            <text:p>1,1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12 ₆</text:p>
          </table:table-cell>
          <table:table-cell table:style-name="ce16" office:value-type="string" calcext:value-type="string">
            <text:p>0,043 ₆</text:p>
          </table:table-cell>
          <table:table-cell table:style-name="Base06GreyBackground" office:value-type="string" calcext:value-type="string">
            <text:p>0,13 ₆</text:p>
          </table:table-cell>
          <table:table-cell table:style-name="Base06" office:value-type="string" calcext:value-type="string">
            <text:p>0,213 ₆</text:p>
          </table:table-cell>
          <table:table-cell table:style-name="Base06GreyBackground" office:value-type="string" calcext:value-type="string">
            <text:p>0,3 ₆</text:p>
          </table:table-cell>
          <table:table-cell table:style-name="Base06" office:value-type="string" calcext:value-type="string">
            <text:p>0,343 ₆</text:p>
          </table:table-cell>
          <table:table-cell table:style-name="Base06GreyBackground" office:value-type="string" calcext:value-type="string">
            <text:p>0,43 ₆</text:p>
          </table:table-cell>
          <table:table-cell/>
          <table:table-cell table:style-name="Base06GreyBackgroundLineTitle" office:value-type="string" calcext:value-type="string">
            <text:p>12 ₆</text:p>
          </table:table-cell>
          <table:table-cell table:style-name="ce16" office:value-type="string" calcext:value-type="string">
            <text:p>12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2,4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,3̅ ₆</text:p>
          </table:table-cell>
          <table:table-cell table:style-name="Base06GreyBackground" office:value-type="string" calcext:value-type="string">
            <text:p>1,2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13 ₆</text:p>
          </table:table-cell>
          <table:table-cell table:style-name="ce15" office:value-type="string" calcext:value-type="string">
            <text:p>0,04 ₆</text:p>
          </table:table-cell>
          <table:table-cell table:style-name="Base06" office:value-type="string" calcext:value-type="string">
            <text:p>0,12 ₆</text:p>
          </table:table-cell>
          <table:table-cell table:style-name="Base06GreyBackground" office:value-type="string" calcext:value-type="string">
            <text:p>0,2 ₆</text:p>
          </table:table-cell>
          <table:table-cell table:style-name="Base06" office:value-type="string" calcext:value-type="string">
            <text:p>0,24 ₆</text:p>
          </table:table-cell>
          <table:table-cell table:style-name="Base06GreyBackground" office:value-type="string" calcext:value-type="string">
            <text:p>0,32 ₆</text:p>
          </table:table-cell>
          <table:table-cell table:style-name="Base06" office:value-type="string" calcext:value-type="string">
            <text:p>0,4 ₆</text:p>
          </table:table-cell>
          <table:table-cell/>
          <table:table-cell table:style-name="Base06LineTitle" office:value-type="string" calcext:value-type="string">
            <text:p>13 ₆</text:p>
          </table:table-cell>
          <table:table-cell table:style-name="ce15" office:value-type="string" calcext:value-type="string">
            <text:p>13 ₆</text:p>
          </table:table-cell>
          <table:table-cell table:style-name="Base06" office:value-type="string" calcext:value-type="string">
            <text:p>4,3 ₆</text:p>
          </table:table-cell>
          <table:table-cell table:style-name="Base06GreyBackground" office:value-type="string" calcext:value-type="string">
            <text:p>3 ₆</text:p>
          </table:table-cell>
          <table:table-cell table:style-name="Base06" office:value-type="string" calcext:value-type="string">
            <text:p>2,13 ₆</text:p>
          </table:table-cell>
          <table:table-cell table:style-name="Base06GreyBackground" office:value-type="string" calcext:value-type="string">
            <text:p>1,4̅ ₆</text:p>
          </table:table-cell>
          <table:table-cell table:style-name="Base06" office:value-type="string" calcext:value-type="string">
            <text:p>1,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14 ₆</text:p>
          </table:table-cell>
          <table:table-cell table:style-name="ce16" office:value-type="string" calcext:value-type="string">
            <text:p>0,03̅ ₆</text:p>
          </table:table-cell>
          <table:table-cell table:style-name="Base06GreyBackground" office:value-type="string" calcext:value-type="string">
            <text:p>0,1̅ ₆</text:p>
          </table:table-cell>
          <table:table-cell table:style-name="Base06" office:value-type="string" calcext:value-type="string">
            <text:p>0,14̅ ₆</text:p>
          </table:table-cell>
          <table:table-cell table:style-name="Base06GreyBackground" office:value-type="string" calcext:value-type="string">
            <text:p>0,2̅ ₆</text:p>
          </table:table-cell>
          <table:table-cell table:style-name="Base06" office:value-type="string" calcext:value-type="string">
            <text:p>0,3 ₆</text:p>
          </table:table-cell>
          <table:table-cell table:style-name="Base06GreyBackground" office:value-type="string" calcext:value-type="string">
            <text:p>0,3̅ ₆</text:p>
          </table:table-cell>
          <table:table-cell/>
          <table:table-cell table:style-name="Base06GreyBackgroundLineTitle" office:value-type="string" calcext:value-type="string">
            <text:p>14 ₆</text:p>
          </table:table-cell>
          <table:table-cell table:style-name="ce16" office:value-type="string" calcext:value-type="string">
            <text:p>14 ₆</text:p>
          </table:table-cell>
          <table:table-cell table:style-name="Base06GreyBackground" office:value-type="string" calcext:value-type="string">
            <text:p>5 ₆</text:p>
          </table:table-cell>
          <table:table-cell table:style-name="Base06" office:value-type="string" calcext:value-type="string">
            <text:p>3,2 ₆</text:p>
          </table:table-cell>
          <table:table-cell table:style-name="Base06GreyBackground" office:value-type="string" calcext:value-type="string">
            <text:p>2,3 ₆</text:p>
          </table:table-cell>
          <table:table-cell table:style-name="Base06" office:value-type="string" calcext:value-type="string">
            <text:p>2 ₆</text:p>
          </table:table-cell>
          <table:table-cell table:style-name="Base06GreyBackground" office:value-type="string" calcext:value-type="string">
            <text:p>1,4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15 ₆</text:p>
          </table:table-cell>
          <table:table-cell table:style-name="ce15" office:value-type="string" calcext:value-type="string">
            <text:p>0,0̅3̅1̅3̅ ̅4̅5̅2̅4̅ ̅2̅1̅ ₆</text:p>
          </table:table-cell>
          <table:table-cell table:style-name="Base06" office:value-type="string" calcext:value-type="string">
            <text:p>0,1̅0̅3̅1̅ ̅3̅4̅5̅2̅ ̅4̅2̅ ₆</text:p>
          </table:table-cell>
          <table:table-cell table:style-name="Base06GreyBackground" office:value-type="string" calcext:value-type="string">
            <text:p>0,1̅3̅4̅5̅ ̅2̅4̅2̅1̅ ̅0̅3̅ ₆</text:p>
          </table:table-cell>
          <table:table-cell table:style-name="Base06" office:value-type="string" calcext:value-type="string">
            <text:p>0,2̅1̅0̅3̅ ̅1̅3̅4̅5̅ ̅2̅4̅ ₆</text:p>
          </table:table-cell>
          <table:table-cell table:style-name="Base06GreyBackground" office:value-type="string" calcext:value-type="string">
            <text:p>0,2̅4̅2̅1̅ ̅0̅3̅1̅3̅ ̅4̅5̅ ₆</text:p>
          </table:table-cell>
          <table:table-cell table:style-name="Base06" office:value-type="string" calcext:value-type="string">
            <text:p>0,3̅1̅3̅4̅ ̅5̅2̅4̅2̅ ̅1̅0̅ ₆</text:p>
          </table:table-cell>
          <table:table-cell/>
          <table:table-cell table:style-name="Base06LineTitle" office:value-type="string" calcext:value-type="string">
            <text:p>15 ₆</text:p>
          </table:table-cell>
          <table:table-cell table:style-name="ce15" office:value-type="string" calcext:value-type="string">
            <text:p>15 ₆</text:p>
          </table:table-cell>
          <table:table-cell table:style-name="Base06" office:value-type="string" calcext:value-type="string">
            <text:p>5,3 ₆</text:p>
          </table:table-cell>
          <table:table-cell table:style-name="Base06GreyBackground" office:value-type="string" calcext:value-type="string">
            <text:p>3,4 ₆</text:p>
          </table:table-cell>
          <table:table-cell table:style-name="Base06" office:value-type="string" calcext:value-type="string">
            <text:p>2,43 ₆</text:p>
          </table:table-cell>
          <table:table-cell table:style-name="Base06GreyBackground" office:value-type="string" calcext:value-type="string">
            <text:p>2,1̅ ₆</text:p>
          </table:table-cell>
          <table:table-cell table:style-name="Base06" office:value-type="string" calcext:value-type="string">
            <text:p>1,5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20 ₆</text:p>
          </table:table-cell>
          <table:table-cell table:style-name="ce16" office:value-type="string" calcext:value-type="string">
            <text:p>0,03 ₆</text:p>
          </table:table-cell>
          <table:table-cell table:style-name="Base06GreyBackground" office:value-type="string" calcext:value-type="string">
            <text:p>0,1 ₆</text:p>
          </table:table-cell>
          <table:table-cell table:style-name="Base06" office:value-type="string" calcext:value-type="string">
            <text:p>0,13 ₆</text:p>
          </table:table-cell>
          <table:table-cell table:style-name="Base06GreyBackground" office:value-type="string" calcext:value-type="string">
            <text:p>0,2 ₆</text:p>
          </table:table-cell>
          <table:table-cell table:style-name="Base06" office:value-type="string" calcext:value-type="string">
            <text:p>0,23 ₆</text:p>
          </table:table-cell>
          <table:table-cell table:style-name="Base06GreyBackground" office:value-type="string" calcext:value-type="string">
            <text:p>0,3 ₆</text:p>
          </table:table-cell>
          <table:table-cell/>
          <table:table-cell table:style-name="Base06GreyBackgroundLineTitle" office:value-type="string" calcext:value-type="string">
            <text:p>20 ₆</text:p>
          </table:table-cell>
          <table:table-cell table:style-name="ce16" office:value-type="string" calcext:value-type="string">
            <text:p>20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4 ₆</text:p>
          </table:table-cell>
          <table:table-cell table:style-name="Base06GreyBackground" office:value-type="string" calcext:value-type="string">
            <text:p>3 ₆</text:p>
          </table:table-cell>
          <table:table-cell table:style-name="Base06" office:value-type="string" calcext:value-type="string">
            <text:p>2,2̅ ₆</text:p>
          </table:table-cell>
          <table:table-cell table:style-name="Base06GreyBackground" office:value-type="string" calcext:value-type="string">
            <text:p>2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21 ₆</text:p>
          </table:table-cell>
          <table:table-cell table:style-name="ce15" office:value-type="string" calcext:value-type="string">
            <text:p>0,0̅2̅4̅3̅ ̅4̅0̅5̅3̅ ̅1̅2̅1̅5̅ ₆</text:p>
          </table:table-cell>
          <table:table-cell table:style-name="Base06" office:value-type="string" calcext:value-type="string">
            <text:p>0,0̅5̅3̅1̅ ̅2̅1̅5̅0̅ ̅2̅4̅3̅4̅ ₆</text:p>
          </table:table-cell>
          <table:table-cell table:style-name="Base06GreyBackground" office:value-type="string" calcext:value-type="string">
            <text:p>0,1̅2̅1̅5̅ ̅0̅2̅4̅3̅ ̅4̅0̅5̅3̅ ₆</text:p>
          </table:table-cell>
          <table:table-cell table:style-name="Base06" office:value-type="string" calcext:value-type="string">
            <text:p>0,1̅5̅0̅2̅ ̅4̅3̅4̅0̅ ̅5̅3̅1̅2̅ ₆</text:p>
          </table:table-cell>
          <table:table-cell table:style-name="Base06GreyBackground" office:value-type="string" calcext:value-type="string">
            <text:p>0,2̅1̅5̅0̅ ̅2̅4̅3̅4̅ ̅0̅5̅3̅1̅ ₆</text:p>
          </table:table-cell>
          <table:table-cell table:style-name="Base06" office:value-type="string" calcext:value-type="string">
            <text:p>0,2̅4̅3̅4̅ ̅0̅5̅3̅1̅ ̅2̅1̅5̅0̅ ₆</text:p>
          </table:table-cell>
          <table:table-cell/>
          <table:table-cell table:style-name="Base06LineTitle" office:value-type="string" calcext:value-type="string">
            <text:p>21 ₆</text:p>
          </table:table-cell>
          <table:table-cell table:style-name="ce15" office:value-type="string" calcext:value-type="string">
            <text:p>21 ₆</text:p>
          </table:table-cell>
          <table:table-cell table:style-name="Base06" office:value-type="string" calcext:value-type="string">
            <text:p>10,3 ₆</text:p>
          </table:table-cell>
          <table:table-cell table:style-name="Base06GreyBackground" office:value-type="string" calcext:value-type="string">
            <text:p>4,2 ₆</text:p>
          </table:table-cell>
          <table:table-cell table:style-name="Base06" office:value-type="string" calcext:value-type="string">
            <text:p>3,13 ₆</text:p>
          </table:table-cell>
          <table:table-cell table:style-name="Base06GreyBackground" office:value-type="string" calcext:value-type="string">
            <text:p>2,3̅ ₆</text:p>
          </table:table-cell>
          <table:table-cell table:style-name="Base06" office:value-type="string" calcext:value-type="string">
            <text:p>2,1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22 ₆</text:p>
          </table:table-cell>
          <table:table-cell table:style-name="ce16" office:value-type="string" calcext:value-type="string">
            <text:p>0,02̅3̅ ₆</text:p>
          </table:table-cell>
          <table:table-cell table:style-name="Base06GreyBackground" office:value-type="string" calcext:value-type="string">
            <text:p>0,0̅5̅ ₆</text:p>
          </table:table-cell>
          <table:table-cell table:style-name="Base06" office:value-type="string" calcext:value-type="string">
            <text:p>0,11̅4̅ ₆</text:p>
          </table:table-cell>
          <table:table-cell table:style-name="Base06GreyBackground" office:value-type="string" calcext:value-type="string">
            <text:p>0,1̅4̅ ₆</text:p>
          </table:table-cell>
          <table:table-cell table:style-name="Base06" office:value-type="string" calcext:value-type="string">
            <text:p>0,20̅5̅ ₆</text:p>
          </table:table-cell>
          <table:table-cell table:style-name="Base06GreyBackground" office:value-type="string" calcext:value-type="string">
            <text:p>0,2̅3̅ ₆</text:p>
          </table:table-cell>
          <table:table-cell/>
          <table:table-cell table:style-name="Base06GreyBackgroundLineTitle" office:value-type="string" calcext:value-type="string">
            <text:p>22 ₆</text:p>
          </table:table-cell>
          <table:table-cell table:style-name="ce16" office:value-type="string" calcext:value-type="string">
            <text:p>22 ₆</text:p>
          </table:table-cell>
          <table:table-cell table:style-name="Base06GreyBackground" office:value-type="string" calcext:value-type="string">
            <text:p>11 ₆</text:p>
          </table:table-cell>
          <table:table-cell table:style-name="Base06" office:value-type="string" calcext:value-type="string">
            <text:p>4,4 ₆</text:p>
          </table:table-cell>
          <table:table-cell table:style-name="Base06GreyBackground" office:value-type="string" calcext:value-type="string">
            <text:p>3,3 ₆</text:p>
          </table:table-cell>
          <table:table-cell table:style-name="Base06" office:value-type="string" calcext:value-type="string">
            <text:p>2,4̅ ₆</text:p>
          </table:table-cell>
          <table:table-cell table:style-name="Base06GreyBackground" office:value-type="string" calcext:value-type="string">
            <text:p>2,2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23 ₆</text:p>
          </table:table-cell>
          <table:table-cell table:style-name="ce15" office:value-type="string" calcext:value-type="string">
            <text:p>0,02̅ ₆</text:p>
          </table:table-cell>
          <table:table-cell table:style-name="Base06" office:value-type="string" calcext:value-type="string">
            <text:p>0,04̅ ₆</text:p>
          </table:table-cell>
          <table:table-cell table:style-name="Base06GreyBackground" office:value-type="string" calcext:value-type="string">
            <text:p>0,1̅ ₆</text:p>
          </table:table-cell>
          <table:table-cell table:style-name="Base06" office:value-type="string" calcext:value-type="string">
            <text:p>0,13̅ ₆</text:p>
          </table:table-cell>
          <table:table-cell table:style-name="Base06GreyBackground" office:value-type="string" calcext:value-type="string">
            <text:p>0,2 ₆</text:p>
          </table:table-cell>
          <table:table-cell table:style-name="Base06" office:value-type="string" calcext:value-type="string">
            <text:p>0,2̅ ₆</text:p>
          </table:table-cell>
          <table:table-cell/>
          <table:table-cell table:style-name="Base06LineTitle" office:value-type="string" calcext:value-type="string">
            <text:p>23 ₆</text:p>
          </table:table-cell>
          <table:table-cell table:style-name="ce15" office:value-type="string" calcext:value-type="string">
            <text:p>23 ₆</text:p>
          </table:table-cell>
          <table:table-cell table:style-name="Base06" office:value-type="string" calcext:value-type="string">
            <text:p>11,3 ₆</text:p>
          </table:table-cell>
          <table:table-cell table:style-name="Base06GreyBackground" office:value-type="string" calcext:value-type="string">
            <text:p>5 ₆</text:p>
          </table:table-cell>
          <table:table-cell table:style-name="Base06" office:value-type="string" calcext:value-type="string">
            <text:p>3,43 ₆</text:p>
          </table:table-cell>
          <table:table-cell table:style-name="Base06GreyBackground" office:value-type="string" calcext:value-type="string">
            <text:p>3 ₆</text:p>
          </table:table-cell>
          <table:table-cell table:style-name="Base06" office:value-type="string" calcext:value-type="string">
            <text:p>2,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24 ₆</text:p>
          </table:table-cell>
          <table:table-cell table:style-name="ce16" office:value-type="string" calcext:value-type="string">
            <text:p>0,0213 ₆</text:p>
          </table:table-cell>
          <table:table-cell table:style-name="Base06GreyBackground" office:value-type="string" calcext:value-type="string">
            <text:p>0,043 ₆</text:p>
          </table:table-cell>
          <table:table-cell table:style-name="Base06" office:value-type="string" calcext:value-type="string">
            <text:p>0,1043 ₆</text:p>
          </table:table-cell>
          <table:table-cell table:style-name="Base06GreyBackground" office:value-type="string" calcext:value-type="string">
            <text:p>0,13 ₆</text:p>
          </table:table-cell>
          <table:table-cell table:style-name="Base06" office:value-type="string" calcext:value-type="string">
            <text:p>0,1513 ₆</text:p>
          </table:table-cell>
          <table:table-cell table:style-name="Base06GreyBackground" office:value-type="string" calcext:value-type="string">
            <text:p>0,213 ₆</text:p>
          </table:table-cell>
          <table:table-cell/>
          <table:table-cell table:style-name="Base06GreyBackgroundLineTitle" office:value-type="string" calcext:value-type="string">
            <text:p>24 ₆</text:p>
          </table:table-cell>
          <table:table-cell table:style-name="ce16" office:value-type="string" calcext:value-type="string">
            <text:p>24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5,2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3,1̅ ₆</text:p>
          </table:table-cell>
          <table:table-cell table:style-name="Base06GreyBackground" office:value-type="string" calcext:value-type="string">
            <text:p>2,4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25 ₆</text:p>
          </table:table-cell>
          <table:table-cell table:style-name="ce15" office:value-type="string" calcext:value-type="string">
            <text:p>0,0̅2̅0̅4̅ ̅1̅2̅2̅4̅ ̅5̅3̅5̅1̅ ̅4̅3̅3̅1̅ ₆</text:p>
          </table:table-cell>
          <table:table-cell table:style-name="Base06" office:value-type="string" calcext:value-type="string">
            <text:p>0,0̅4̅1̅2̅ ̅2̅4̅5̅3̅ ̅5̅1̅4̅3̅ ̅3̅1̅0̅2̅ ₆</text:p>
          </table:table-cell>
          <table:table-cell table:style-name="Base06GreyBackground" office:value-type="string" calcext:value-type="string">
            <text:p>0,1̅0̅2̅0̅ ̅4̅1̅2̅2̅ ̅4̅5̅3̅5̅ ̅1̅4̅3̅3̅ ₆</text:p>
          </table:table-cell>
          <table:table-cell table:style-name="Base06" office:value-type="string" calcext:value-type="string">
            <text:p>0,1̅2̅2̅4̅ ̅5̅3̅5̅1̅ ̅4̅3̅3̅1̅ ̅0̅2̅0̅4̅ ₆</text:p>
          </table:table-cell>
          <table:table-cell table:style-name="Base06GreyBackground" office:value-type="string" calcext:value-type="string">
            <text:p>0,1̅4̅3̅3̅ ̅1̅0̅2̅0̅ ̅4̅1̅2̅2̅ ̅4̅5̅3̅5̅ ₆</text:p>
          </table:table-cell>
          <table:table-cell table:style-name="Base06" office:value-type="string" calcext:value-type="string">
            <text:p>0,2̅0̅4̅1̅ ̅2̅2̅4̅5̅ ̅3̅5̅1̅4̅ ̅3̅3̅1̅0̅ ₆</text:p>
          </table:table-cell>
          <table:table-cell/>
          <table:table-cell table:style-name="Base06LineTitle" office:value-type="string" calcext:value-type="string">
            <text:p>25 ₆</text:p>
          </table:table-cell>
          <table:table-cell table:style-name="ce15" office:value-type="string" calcext:value-type="string">
            <text:p>25 ₆</text:p>
          </table:table-cell>
          <table:table-cell table:style-name="Base06" office:value-type="string" calcext:value-type="string">
            <text:p>12,3 ₆</text:p>
          </table:table-cell>
          <table:table-cell table:style-name="Base06GreyBackground" office:value-type="string" calcext:value-type="string">
            <text:p>5,4 ₆</text:p>
          </table:table-cell>
          <table:table-cell table:style-name="Base06" office:value-type="string" calcext:value-type="string">
            <text:p>4,13 ₆</text:p>
          </table:table-cell>
          <table:table-cell table:style-name="Base06GreyBackground" office:value-type="string" calcext:value-type="string">
            <text:p>3,2̅ ₆</text:p>
          </table:table-cell>
          <table:table-cell table:style-name="Base06" office:value-type="string" calcext:value-type="string">
            <text:p>2,5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30 ₆</text:p>
          </table:table-cell>
          <table:table-cell table:style-name="ce16" office:value-type="string" calcext:value-type="string">
            <text:p>0,02 ₆</text:p>
          </table:table-cell>
          <table:table-cell table:style-name="Base06GreyBackground" office:value-type="string" calcext:value-type="string">
            <text:p>0,04 ₆</text:p>
          </table:table-cell>
          <table:table-cell table:style-name="Base06" office:value-type="string" calcext:value-type="string">
            <text:p>0,1 ₆</text:p>
          </table:table-cell>
          <table:table-cell table:style-name="Base06GreyBackground" office:value-type="string" calcext:value-type="string">
            <text:p>0,12 ₆</text:p>
          </table:table-cell>
          <table:table-cell table:style-name="Base06" office:value-type="string" calcext:value-type="string">
            <text:p>0,14 ₆</text:p>
          </table:table-cell>
          <table:table-cell table:style-name="Base06GreyBackground" office:value-type="string" calcext:value-type="string">
            <text:p>0,2 ₆</text:p>
          </table:table-cell>
          <table:table-cell/>
          <table:table-cell table:style-name="Base06GreyBackgroundLineTitle" office:value-type="string" calcext:value-type="string">
            <text:p>30 ₆</text:p>
          </table:table-cell>
          <table:table-cell table:style-name="ce16" office:value-type="string" calcext:value-type="string">
            <text:p>30 ₆</text:p>
          </table:table-cell>
          <table:table-cell table:style-name="Base06GreyBackground" office:value-type="string" calcext:value-type="string">
            <text:p>13 ₆</text:p>
          </table:table-cell>
          <table:table-cell table:style-name="Base06" office:value-type="string" calcext:value-type="string">
            <text:p>10 ₆</text:p>
          </table:table-cell>
          <table:table-cell table:style-name="Base06GreyBackground" office:value-type="string" calcext:value-type="string">
            <text:p>4,3 ₆</text:p>
          </table:table-cell>
          <table:table-cell table:style-name="Base06" office:value-type="string" calcext:value-type="string">
            <text:p>3,3̅ ₆</text:p>
          </table:table-cell>
          <table:table-cell table:style-name="Base06GreyBackground" office:value-type="string" calcext:value-type="string">
            <text:p>3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31 ₆</text:p>
          </table:table-cell>
          <table:table-cell table:style-name="ce15" office:value-type="string" calcext:value-type="string">
            <text:p>0,0̅1̅5̅2̅ ̅1̅1̅3̅2̅ ̅5̅ ₆</text:p>
          </table:table-cell>
          <table:table-cell table:style-name="Base06" office:value-type="string" calcext:value-type="string">
            <text:p>0,0̅3̅4̅4̅ ̅2̅3̅0̅5̅ ̅4̅ ₆</text:p>
          </table:table-cell>
          <table:table-cell table:style-name="Base06GreyBackground" office:value-type="string" calcext:value-type="string">
            <text:p>0,0̅5̅4̅0̅ ̅3̅4̅4̅2̅ ̅3̅ ₆</text:p>
          </table:table-cell>
          <table:table-cell table:style-name="Base06" office:value-type="string" calcext:value-type="string">
            <text:p>0,1̅1̅3̅2̅ ̅5̅0̅1̅5̅ ̅2̅ ₆</text:p>
          </table:table-cell>
          <table:table-cell table:style-name="Base06GreyBackground" office:value-type="string" calcext:value-type="string">
            <text:p>0,1̅3̅2̅5̅ ̅0̅1̅5̅2̅ ̅1̅ ₆</text:p>
          </table:table-cell>
          <table:table-cell table:style-name="Base06" office:value-type="string" calcext:value-type="string">
            <text:p>0,1̅5̅2̅1̅ ̅1̅3̅2̅5̅ ̅0̅ ₆</text:p>
          </table:table-cell>
          <table:table-cell/>
          <table:table-cell table:style-name="Base06LineTitle" office:value-type="string" calcext:value-type="string">
            <text:p>31 ₆</text:p>
          </table:table-cell>
          <table:table-cell table:style-name="ce15" office:value-type="string" calcext:value-type="string">
            <text:p>31 ₆</text:p>
          </table:table-cell>
          <table:table-cell table:style-name="Base06" office:value-type="string" calcext:value-type="string">
            <text:p>13,3 ₆</text:p>
          </table:table-cell>
          <table:table-cell table:style-name="Base06GreyBackground" office:value-type="string" calcext:value-type="string">
            <text:p>10,2 ₆</text:p>
          </table:table-cell>
          <table:table-cell table:style-name="Base06" office:value-type="string" calcext:value-type="string">
            <text:p>4,43 ₆</text:p>
          </table:table-cell>
          <table:table-cell table:style-name="Base06GreyBackground" office:value-type="string" calcext:value-type="string">
            <text:p>3,4̅ ₆</text:p>
          </table:table-cell>
          <table:table-cell table:style-name="Base06" office:value-type="string" calcext:value-type="string">
            <text:p>3,1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32 ₆</text:p>
          </table:table-cell>
          <table:table-cell table:style-name="ce16" office:value-type="string" calcext:value-type="string">
            <text:p>0,014̅ ₆</text:p>
          </table:table-cell>
          <table:table-cell table:style-name="Base06GreyBackground" office:value-type="string" calcext:value-type="string">
            <text:p>0,03̅ ₆</text:p>
          </table:table-cell>
          <table:table-cell table:style-name="Base06" office:value-type="string" calcext:value-type="string">
            <text:p>0,052̅ ₆</text:p>
          </table:table-cell>
          <table:table-cell table:style-name="Base06GreyBackground" office:value-type="string" calcext:value-type="string">
            <text:p>0,1̅ ₆</text:p>
          </table:table-cell>
          <table:table-cell table:style-name="Base06" office:value-type="string" calcext:value-type="string">
            <text:p>0,13 ₆</text:p>
          </table:table-cell>
          <table:table-cell table:style-name="Base06GreyBackground" office:value-type="string" calcext:value-type="string">
            <text:p>0,14̅ ₆</text:p>
          </table:table-cell>
          <table:table-cell/>
          <table:table-cell table:style-name="Base06GreyBackgroundLineTitle" office:value-type="string" calcext:value-type="string">
            <text:p>32 ₆</text:p>
          </table:table-cell>
          <table:table-cell table:style-name="ce16" office:value-type="string" calcext:value-type="string">
            <text:p>32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0,4 ₆</text:p>
          </table:table-cell>
          <table:table-cell table:style-name="Base06GreyBackground" office:value-type="string" calcext:value-type="string">
            <text:p>5 ₆</text:p>
          </table:table-cell>
          <table:table-cell table:style-name="Base06" office:value-type="string" calcext:value-type="string">
            <text:p>4 ₆</text:p>
          </table:table-cell>
          <table:table-cell table:style-name="Base06GreyBackground" office:value-type="string" calcext:value-type="string">
            <text:p>3,2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33 ₆</text:p>
          </table:table-cell>
          <table:table-cell table:style-name="ce15" office:value-type="string" calcext:value-type="string">
            <text:p>0,01̅4̅ ₆</text:p>
          </table:table-cell>
          <table:table-cell table:style-name="Base06" office:value-type="string" calcext:value-type="string">
            <text:p>0,03̅2̅3̅2̅ ̅3̅2̅ ₆</text:p>
          </table:table-cell>
          <table:table-cell table:style-name="Base06GreyBackground" office:value-type="string" calcext:value-type="string">
            <text:p>0,0̅5̅ ₆</text:p>
          </table:table-cell>
          <table:table-cell table:style-name="Base06" office:value-type="string" calcext:value-type="string">
            <text:p>0,10̅5̅ ₆</text:p>
          </table:table-cell>
          <table:table-cell table:style-name="Base06GreyBackground" office:value-type="string" calcext:value-type="string">
            <text:p>0,12̅3̅ ₆</text:p>
          </table:table-cell>
          <table:table-cell table:style-name="Base06" office:value-type="string" calcext:value-type="string">
            <text:p>0,1̅4̅ ₆</text:p>
          </table:table-cell>
          <table:table-cell/>
          <table:table-cell table:style-name="Base06LineTitle" office:value-type="string" calcext:value-type="string">
            <text:p>33 ₆</text:p>
          </table:table-cell>
          <table:table-cell table:style-name="ce15" office:value-type="string" calcext:value-type="string">
            <text:p>33 ₆</text:p>
          </table:table-cell>
          <table:table-cell table:style-name="Base06" office:value-type="string" calcext:value-type="string">
            <text:p>14,3 ₆</text:p>
          </table:table-cell>
          <table:table-cell table:style-name="Base06GreyBackground" office:value-type="string" calcext:value-type="string">
            <text:p>11 ₆</text:p>
          </table:table-cell>
          <table:table-cell table:style-name="Base06" office:value-type="string" calcext:value-type="string">
            <text:p>5,13 ₆</text:p>
          </table:table-cell>
          <table:table-cell table:style-name="Base06GreyBackground" office:value-type="string" calcext:value-type="string">
            <text:p>4,1̅ ₆</text:p>
          </table:table-cell>
          <table:table-cell table:style-name="Base06" office:value-type="string" calcext:value-type="string">
            <text:p>3,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34 ₆</text:p>
          </table:table-cell>
          <table:table-cell table:style-name="ce16" office:value-type="string" calcext:value-type="string">
            <text:p>0,01̅3̅4̅5̅ ̅2̅4̅2̅1̅ ̅0̅3̅ ₆</text:p>
          </table:table-cell>
          <table:table-cell table:style-name="Base06GreyBackground" office:value-type="string" calcext:value-type="string">
            <text:p>0,0̅3̅1̅3̅ ̅4̅5̅2̅4̅ ̅2̅1̅ ₆</text:p>
          </table:table-cell>
          <table:table-cell table:style-name="Base06" office:value-type="string" calcext:value-type="string">
            <text:p>0,04̅5̅2̅4̅ ̅2̅1̅0̅3̅ ̅1̅3̅ ₆</text:p>
          </table:table-cell>
          <table:table-cell table:style-name="Base06GreyBackground" office:value-type="string" calcext:value-type="string">
            <text:p>0,1̅0̅3̅1̅ ̅3̅4̅5̅2̅ ̅4̅2̅ ₆</text:p>
          </table:table-cell>
          <table:table-cell table:style-name="Base06" office:value-type="string" calcext:value-type="string">
            <text:p>0,12̅1̅0̅3̅ ̅1̅3̅4̅5̅ ̅2̅4̅ ₆</text:p>
          </table:table-cell>
          <table:table-cell table:style-name="Base06GreyBackground" office:value-type="string" calcext:value-type="string">
            <text:p>0,1̅3̅4̅5̅ ̅2̅4̅2̅1̅ ̅0̅3̅ ₆</text:p>
          </table:table-cell>
          <table:table-cell/>
          <table:table-cell table:style-name="Base06GreyBackgroundLineTitle" office:value-type="string" calcext:value-type="string">
            <text:p>34 ₆</text:p>
          </table:table-cell>
          <table:table-cell table:style-name="ce16" office:value-type="string" calcext:value-type="string">
            <text:p>34 ₆</text:p>
          </table:table-cell>
          <table:table-cell table:style-name="Base06GreyBackground" office:value-type="string" calcext:value-type="string">
            <text:p>15 ₆</text:p>
          </table:table-cell>
          <table:table-cell table:style-name="Base06" office:value-type="string" calcext:value-type="string">
            <text:p>11,2 ₆</text:p>
          </table:table-cell>
          <table:table-cell table:style-name="Base06GreyBackground" office:value-type="string" calcext:value-type="string">
            <text:p>5,3 ₆</text:p>
          </table:table-cell>
          <table:table-cell table:style-name="Base06" office:value-type="string" calcext:value-type="string">
            <text:p>4,2̅ ₆</text:p>
          </table:table-cell>
          <table:table-cell table:style-name="Base06GreyBackground" office:value-type="string" calcext:value-type="string">
            <text:p>3,4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35 ₆</text:p>
          </table:table-cell>
          <table:table-cell table:style-name="ce15" office:value-type="string" calcext:value-type="string">
            <text:p>0,0̅1̅3̅2̅ ̅2̅0̅3̅0̅ ̅4̅4̅1̅ ₆</text:p>
          </table:table-cell>
          <table:table-cell table:style-name="Base06" office:value-type="string" calcext:value-type="string">
            <text:p>0,0̅3̅0̅4̅ ̅4̅1̅0̅1̅ ̅3̅2̅2̅ ₆</text:p>
          </table:table-cell>
          <table:table-cell table:style-name="Base06GreyBackground" office:value-type="string" calcext:value-type="string">
            <text:p>0,0̅4̅4̅1̅ ̅0̅1̅3̅2̅ ̅2̅0̅3̅ ₆</text:p>
          </table:table-cell>
          <table:table-cell table:style-name="Base06" office:value-type="string" calcext:value-type="string">
            <text:p>0,1̅0̅1̅3̅ ̅2̅2̅0̅3̅ ̅0̅4̅4̅ ₆</text:p>
          </table:table-cell>
          <table:table-cell table:style-name="Base06GreyBackground" office:value-type="string" calcext:value-type="string">
            <text:p>0,1̅1̅4̅5̅ ̅4̅2̅3̅3̅ ̅5̅2̅5̅ ₆</text:p>
          </table:table-cell>
          <table:table-cell table:style-name="Base06" office:value-type="string" calcext:value-type="string">
            <text:p>0,1̅3̅2̅2̅ ̅0̅3̅0̅4̅ ̅4̅1̅0̅ ₆</text:p>
          </table:table-cell>
          <table:table-cell/>
          <table:table-cell table:style-name="Base06LineTitle" office:value-type="string" calcext:value-type="string">
            <text:p>35 ₆</text:p>
          </table:table-cell>
          <table:table-cell table:style-name="ce15" office:value-type="string" calcext:value-type="string">
            <text:p>35 ₆</text:p>
          </table:table-cell>
          <table:table-cell table:style-name="Base06" office:value-type="string" calcext:value-type="string">
            <text:p>15,3 ₆</text:p>
          </table:table-cell>
          <table:table-cell table:style-name="Base06GreyBackground" office:value-type="string" calcext:value-type="string">
            <text:p>11,4 ₆</text:p>
          </table:table-cell>
          <table:table-cell table:style-name="Base06" office:value-type="string" calcext:value-type="string">
            <text:p>5,43 ₆</text:p>
          </table:table-cell>
          <table:table-cell table:style-name="Base06GreyBackground" office:value-type="string" calcext:value-type="string">
            <text:p>4,3̅ ₆</text:p>
          </table:table-cell>
          <table:table-cell table:style-name="Base06" office:value-type="string" calcext:value-type="string">
            <text:p>3,5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40 ₆</text:p>
          </table:table-cell>
          <table:table-cell table:style-name="ce16" office:value-type="string" calcext:value-type="string">
            <text:p>0,013 ₆</text:p>
          </table:table-cell>
          <table:table-cell table:style-name="Base06GreyBackground" office:value-type="string" calcext:value-type="string">
            <text:p>0,03 ₆</text:p>
          </table:table-cell>
          <table:table-cell table:style-name="Base06" office:value-type="string" calcext:value-type="string">
            <text:p>0,043 ₆</text:p>
          </table:table-cell>
          <table:table-cell table:style-name="Base06GreyBackground" office:value-type="string" calcext:value-type="string">
            <text:p>0,1 ₆</text:p>
          </table:table-cell>
          <table:table-cell table:style-name="Base06" office:value-type="string" calcext:value-type="string">
            <text:p>0,113 ₆</text:p>
          </table:table-cell>
          <table:table-cell table:style-name="Base06GreyBackground" office:value-type="string" calcext:value-type="string">
            <text:p>0,13 ₆</text:p>
          </table:table-cell>
          <table:table-cell/>
          <table:table-cell table:style-name="Base06GreyBackgroundLineTitle" office:value-type="string" calcext:value-type="string">
            <text:p>40 ₆</text:p>
          </table:table-cell>
          <table:table-cell table:style-name="ce16" office:value-type="string" calcext:value-type="string">
            <text:p>40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12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4,4̅ ₆</text:p>
          </table:table-cell>
          <table:table-cell table:style-name="Base06GreyBackground" office:value-type="string" calcext:value-type="string">
            <text:p>4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41 ₆</text:p>
          </table:table-cell>
          <table:table-cell table:style-name="ce15" office:value-type="string" calcext:value-type="string">
            <text:p>0,0̅1̅2̅3̅ ̅5̅ ₆</text:p>
          </table:table-cell>
          <table:table-cell table:style-name="Base06" office:value-type="string" calcext:value-type="string">
            <text:p>0,0̅2̅5̅1̅ ̅4̅ ₆</text:p>
          </table:table-cell>
          <table:table-cell table:style-name="Base06GreyBackground" office:value-type="string" calcext:value-type="string">
            <text:p>0,0̅4̅1̅5̅ ̅3̅ ₆</text:p>
          </table:table-cell>
          <table:table-cell table:style-name="Base06" office:value-type="string" calcext:value-type="string">
            <text:p>0,0̅5̅4̅3̅ ̅2̅ ₆</text:p>
          </table:table-cell>
          <table:table-cell table:style-name="Base06GreyBackground" office:value-type="string" calcext:value-type="string">
            <text:p>0,1̅ ₆</text:p>
          </table:table-cell>
          <table:table-cell table:style-name="Base06" office:value-type="string" calcext:value-type="string">
            <text:p>0,1̅2̅3̅5̅ ̅0̅ ₆</text:p>
          </table:table-cell>
          <table:table-cell/>
          <table:table-cell table:style-name="Base06LineTitle" office:value-type="string" calcext:value-type="string">
            <text:p>41 ₆</text:p>
          </table:table-cell>
          <table:table-cell table:style-name="ce15" office:value-type="string" calcext:value-type="string">
            <text:p>41 ₆</text:p>
          </table:table-cell>
          <table:table-cell table:style-name="Base06" office:value-type="string" calcext:value-type="string">
            <text:p>20,3 ₆</text:p>
          </table:table-cell>
          <table:table-cell table:style-name="Base06GreyBackground" office:value-type="string" calcext:value-type="string">
            <text:p>12,2 ₆</text:p>
          </table:table-cell>
          <table:table-cell table:style-name="Base06" office:value-type="string" calcext:value-type="string">
            <text:p>10,13 ₆</text:p>
          </table:table-cell>
          <table:table-cell table:style-name="Base06GreyBackground" office:value-type="string" calcext:value-type="string">
            <text:p>5 ₆</text:p>
          </table:table-cell>
          <table:table-cell table:style-name="Base06" office:value-type="string" calcext:value-type="string">
            <text:p>4,1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42 ₆</text:p>
          </table:table-cell>
          <table:table-cell table:style-name="ce16" office:value-type="string" calcext:value-type="string">
            <text:p>0,01̅2̅1̅5̅ ̅0̅2̅4̅3̅ ̅4̅0̅5̅3̅ ₆</text:p>
          </table:table-cell>
          <table:table-cell table:style-name="Base06GreyBackground" office:value-type="string" calcext:value-type="string">
            <text:p>0,0̅2̅4̅3̅ ̅4̅0̅5̅3̅ ̅1̅2̅1̅5̅ ₆</text:p>
          </table:table-cell>
          <table:table-cell table:style-name="Base06" office:value-type="string" calcext:value-type="string">
            <text:p>0,04̅0̅5̅3̅ ̅1̅2̅1̅5̅ ̅0̅2̅4̅3̅ ₆</text:p>
          </table:table-cell>
          <table:table-cell table:style-name="Base06GreyBackground" office:value-type="string" calcext:value-type="string">
            <text:p>0,0̅5̅3̅1̅ ̅2̅1̅5̅0̅ ̅2̅4̅3̅4̅ ₆</text:p>
          </table:table-cell>
          <table:table-cell table:style-name="Base06" office:value-type="string" calcext:value-type="string">
            <text:p>0,10̅5̅3̅1̅ ̅2̅1̅5̅0̅ ̅2̅4̅3̅4̅ ₆</text:p>
          </table:table-cell>
          <table:table-cell table:style-name="Base06GreyBackground" office:value-type="string" calcext:value-type="string">
            <text:p>0,1̅2̅1̅5̅ ̅0̅2̅4̅3̅ ̅4̅0̅5̅3̅ ₆</text:p>
          </table:table-cell>
          <table:table-cell/>
          <table:table-cell table:style-name="Base06GreyBackgroundLineTitle" office:value-type="string" calcext:value-type="string">
            <text:p>42 ₆</text:p>
          </table:table-cell>
          <table:table-cell table:style-name="ce16" office:value-type="string" calcext:value-type="string">
            <text:p>42 ₆</text:p>
          </table:table-cell>
          <table:table-cell table:style-name="Base06GreyBackground" office:value-type="string" calcext:value-type="string">
            <text:p>21 ₆</text:p>
          </table:table-cell>
          <table:table-cell table:style-name="Base06" office:value-type="string" calcext:value-type="string">
            <text:p>12,4 ₆</text:p>
          </table:table-cell>
          <table:table-cell table:style-name="Base06GreyBackground" office:value-type="string" calcext:value-type="string">
            <text:p>10,3 ₆</text:p>
          </table:table-cell>
          <table:table-cell table:style-name="Base06" office:value-type="string" calcext:value-type="string">
            <text:p>5,1̅ ₆</text:p>
          </table:table-cell>
          <table:table-cell table:style-name="Base06GreyBackground" office:value-type="string" calcext:value-type="string">
            <text:p>4,2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43 ₆</text:p>
          </table:table-cell>
          <table:table-cell table:style-name="ce15" office:value-type="string" calcext:value-type="string">
            <text:p>0,012 ₆</text:p>
          </table:table-cell>
          <table:table-cell table:style-name="Base06" office:value-type="string" calcext:value-type="string">
            <text:p>0,024 ₆</text:p>
          </table:table-cell>
          <table:table-cell table:style-name="Base06GreyBackground" office:value-type="string" calcext:value-type="string">
            <text:p>0,04 ₆</text:p>
          </table:table-cell>
          <table:table-cell table:style-name="Base06" office:value-type="string" calcext:value-type="string">
            <text:p>0,052 ₆</text:p>
          </table:table-cell>
          <table:table-cell table:style-name="Base06GreyBackground" office:value-type="string" calcext:value-type="string">
            <text:p>0,104 ₆</text:p>
          </table:table-cell>
          <table:table-cell table:style-name="Base06" office:value-type="string" calcext:value-type="string">
            <text:p>0,12 ₆</text:p>
          </table:table-cell>
          <table:table-cell/>
          <table:table-cell table:style-name="Base06LineTitle" office:value-type="string" calcext:value-type="string">
            <text:p>43 ₆</text:p>
          </table:table-cell>
          <table:table-cell table:style-name="ce15" office:value-type="string" calcext:value-type="string">
            <text:p>43 ₆</text:p>
          </table:table-cell>
          <table:table-cell table:style-name="Base06" office:value-type="string" calcext:value-type="string">
            <text:p>21,3 ₆</text:p>
          </table:table-cell>
          <table:table-cell table:style-name="Base06GreyBackground" office:value-type="string" calcext:value-type="string">
            <text:p>13 ₆</text:p>
          </table:table-cell>
          <table:table-cell table:style-name="Base06" office:value-type="string" calcext:value-type="string">
            <text:p>10,43 ₆</text:p>
          </table:table-cell>
          <table:table-cell table:style-name="Base06GreyBackground" office:value-type="string" calcext:value-type="string">
            <text:p>5,2̅ ₆</text:p>
          </table:table-cell>
          <table:table-cell table:style-name="Base06" office:value-type="string" calcext:value-type="string">
            <text:p>4,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44 ₆</text:p>
          </table:table-cell>
          <table:table-cell table:style-name="ce16" office:value-type="string" calcext:value-type="string">
            <text:p>0,011̅4̅ ₆</text:p>
          </table:table-cell>
          <table:table-cell table:style-name="Base06GreyBackground" office:value-type="string" calcext:value-type="string">
            <text:p>0,02̅3̅ ₆</text:p>
          </table:table-cell>
          <table:table-cell table:style-name="Base06" office:value-type="string" calcext:value-type="string">
            <text:p>0,035̅0̅ ₆</text:p>
          </table:table-cell>
          <table:table-cell table:style-name="Base06GreyBackground" office:value-type="string" calcext:value-type="string">
            <text:p>0,0̅5̅ ₆</text:p>
          </table:table-cell>
          <table:table-cell table:style-name="Base06" office:value-type="string" calcext:value-type="string">
            <text:p>0,102̅3̅ ₆</text:p>
          </table:table-cell>
          <table:table-cell table:style-name="Base06GreyBackground" office:value-type="string" calcext:value-type="string">
            <text:p>0,11̅4̅ ₆</text:p>
          </table:table-cell>
          <table:table-cell/>
          <table:table-cell table:style-name="Base06GreyBackgroundLineTitle" office:value-type="string" calcext:value-type="string">
            <text:p>44 ₆</text:p>
          </table:table-cell>
          <table:table-cell table:style-name="ce16" office:value-type="string" calcext:value-type="string">
            <text:p>44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13,2 ₆</text:p>
          </table:table-cell>
          <table:table-cell table:style-name="Base06GreyBackground" office:value-type="string" calcext:value-type="string">
            <text:p>11 ₆</text:p>
          </table:table-cell>
          <table:table-cell table:style-name="Base06" office:value-type="string" calcext:value-type="string">
            <text:p>5,3̅ ₆</text:p>
          </table:table-cell>
          <table:table-cell table:style-name="Base06GreyBackground" office:value-type="string" calcext:value-type="string">
            <text:p>4,4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45 ₆</text:p>
          </table:table-cell>
          <table:table-cell table:style-name="ce15" office:value-type="string" calcext:value-type="string">
            <text:p>0,0̅1̅1̅2̅ ̅4̅0̅4̅5̅ ̅4̅4̅3̅1̅ ̅5̅1̅ ₆</text:p>
          </table:table-cell>
          <table:table-cell table:style-name="Base06" office:value-type="string" calcext:value-type="string">
            <text:p>0,0̅2̅2̅5̅ ̅2̅1̅3̅5̅ ̅3̅3̅0̅3̅ ̅4̅2̅ ₆</text:p>
          </table:table-cell>
          <table:table-cell table:style-name="Base06GreyBackground" office:value-type="string" calcext:value-type="string">
            <text:p>0,0̅3̅4̅2̅ ̅0̅2̅2̅5̅ ̅2̅1̅3̅5̅ ̅3̅3̅ ₆</text:p>
          </table:table-cell>
          <table:table-cell table:style-name="Base06" office:value-type="string" calcext:value-type="string">
            <text:p>0,0̅4̅5̅4̅ ̅4̅3̅1̅5̅ ̅1̅0̅1̅1̅ ̅2̅4̅ ₆</text:p>
          </table:table-cell>
          <table:table-cell table:style-name="Base06GreyBackground" office:value-type="string" calcext:value-type="string">
            <text:p>0,1̅0̅1̅1̅ ̅2̅4̅0̅4̅ ̅5̅4̅4̅3̅ ̅1̅5̅ ₆</text:p>
          </table:table-cell>
          <table:table-cell table:style-name="Base06" office:value-type="string" calcext:value-type="string">
            <text:p>0,1̅1̅2̅4̅ ̅0̅4̅5̅4̅ ̅4̅3̅1̅5̅ ̅1̅0̅ ₆</text:p>
          </table:table-cell>
          <table:table-cell/>
          <table:table-cell table:style-name="Base06LineTitle" office:value-type="string" calcext:value-type="string">
            <text:p>45 ₆</text:p>
          </table:table-cell>
          <table:table-cell table:style-name="ce15" office:value-type="string" calcext:value-type="string">
            <text:p>45 ₆</text:p>
          </table:table-cell>
          <table:table-cell table:style-name="Base06" office:value-type="string" calcext:value-type="string">
            <text:p>22,3 ₆</text:p>
          </table:table-cell>
          <table:table-cell table:style-name="Base06GreyBackground" office:value-type="string" calcext:value-type="string">
            <text:p>13,4 ₆</text:p>
          </table:table-cell>
          <table:table-cell table:style-name="Base06" office:value-type="string" calcext:value-type="string">
            <text:p>11,13 ₆</text:p>
          </table:table-cell>
          <table:table-cell table:style-name="Base06GreyBackground" office:value-type="string" calcext:value-type="string">
            <text:p>5,4̅ ₆</text:p>
          </table:table-cell>
          <table:table-cell table:style-name="Base06" office:value-type="string" calcext:value-type="string">
            <text:p>4,5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50 ₆</text:p>
          </table:table-cell>
          <table:table-cell table:style-name="ce16" office:value-type="string" calcext:value-type="string">
            <text:p>0,01̅ ₆</text:p>
          </table:table-cell>
          <table:table-cell table:style-name="Base06GreyBackground" office:value-type="string" calcext:value-type="string">
            <text:p>0,02̅ ₆</text:p>
          </table:table-cell>
          <table:table-cell table:style-name="Base06" office:value-type="string" calcext:value-type="string">
            <text:p>0,03̅ ₆</text:p>
          </table:table-cell>
          <table:table-cell table:style-name="Base06GreyBackground" office:value-type="string" calcext:value-type="string">
            <text:p>0,04̅ ₆</text:p>
          </table:table-cell>
          <table:table-cell table:style-name="Base06" office:value-type="string" calcext:value-type="string">
            <text:p>0,1 ₆</text:p>
          </table:table-cell>
          <table:table-cell table:style-name="Base06GreyBackground" office:value-type="string" calcext:value-type="string">
            <text:p>0,1̅ ₆</text:p>
          </table:table-cell>
          <table:table-cell/>
          <table:table-cell table:style-name="Base06GreyBackgroundLineTitle" office:value-type="string" calcext:value-type="string">
            <text:p>50 ₆</text:p>
          </table:table-cell>
          <table:table-cell table:style-name="ce16" office:value-type="string" calcext:value-type="string">
            <text:p>50 ₆</text:p>
          </table:table-cell>
          <table:table-cell table:style-name="Base06GreyBackground" office:value-type="string" calcext:value-type="string">
            <text:p>23 ₆</text:p>
          </table:table-cell>
          <table:table-cell table:style-name="Base06" office:value-type="string" calcext:value-type="string">
            <text:p>14 ₆</text:p>
          </table:table-cell>
          <table:table-cell table:style-name="Base06GreyBackground" office:value-type="string" calcext:value-type="string">
            <text:p>11,3 ₆</text:p>
          </table:table-cell>
          <table:table-cell table:style-name="Base06" office:value-type="string" calcext:value-type="string">
            <text:p>10 ₆</text:p>
          </table:table-cell>
          <table:table-cell table:style-name="Base06GreyBackground" office:value-type="string" calcext:value-type="string">
            <text:p>5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51 ₆</text:p>
          </table:table-cell>
          <table:table-cell table:style-name="ce15" office:value-type="string" calcext:value-type="string">
            <text:p>0,0̅1̅0̅5̅ ̅4̅5̅ ₆</text:p>
          </table:table-cell>
          <table:table-cell table:style-name="Base06" office:value-type="string" calcext:value-type="string">
            <text:p>0,0̅2̅1̅5̅ ̅3̅4̅ ₆</text:p>
          </table:table-cell>
          <table:table-cell table:style-name="Base06GreyBackground" office:value-type="string" calcext:value-type="string">
            <text:p>0,0̅3̅2̅5̅ ̅2̅3̅ ₆</text:p>
          </table:table-cell>
          <table:table-cell table:style-name="Base06" office:value-type="string" calcext:value-type="string">
            <text:p>0,0̅4̅3̅5̅ ̅1̅2̅ ₆</text:p>
          </table:table-cell>
          <table:table-cell table:style-name="Base06GreyBackground" office:value-type="string" calcext:value-type="string">
            <text:p>0,0̅5̅4̅5̅ ̅0̅1̅ ₆</text:p>
          </table:table-cell>
          <table:table-cell table:style-name="Base06" office:value-type="string" calcext:value-type="string">
            <text:p>0,1̅0̅5̅4̅ ̅5̅0̅ ₆</text:p>
          </table:table-cell>
          <table:table-cell/>
          <table:table-cell table:style-name="Base06LineTitle" office:value-type="string" calcext:value-type="string">
            <text:p>51 ₆</text:p>
          </table:table-cell>
          <table:table-cell table:style-name="ce15" office:value-type="string" calcext:value-type="string">
            <text:p>51 ₆</text:p>
          </table:table-cell>
          <table:table-cell table:style-name="Base06" office:value-type="string" calcext:value-type="string">
            <text:p>23,3 ₆</text:p>
          </table:table-cell>
          <table:table-cell table:style-name="Base06GreyBackground" office:value-type="string" calcext:value-type="string">
            <text:p>14,2 ₆</text:p>
          </table:table-cell>
          <table:table-cell table:style-name="Base06" office:value-type="string" calcext:value-type="string">
            <text:p>11,43 ₆</text:p>
          </table:table-cell>
          <table:table-cell table:style-name="Base06GreyBackground" office:value-type="string" calcext:value-type="string">
            <text:p>10,1̅ ₆</text:p>
          </table:table-cell>
          <table:table-cell table:style-name="Base06" office:value-type="string" calcext:value-type="string">
            <text:p>5,1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52 ₆</text:p>
          </table:table-cell>
          <table:table-cell table:style-name="ce16" office:value-type="string" calcext:value-type="string">
            <text:p>0,01043 ₆</text:p>
          </table:table-cell>
          <table:table-cell table:style-name="Base06GreyBackground" office:value-type="string" calcext:value-type="string">
            <text:p>0,0213 ₆</text:p>
          </table:table-cell>
          <table:table-cell table:style-name="Base06" office:value-type="string" calcext:value-type="string">
            <text:p>0,03213 ₆</text:p>
          </table:table-cell>
          <table:table-cell table:style-name="Base06GreyBackground" office:value-type="string" calcext:value-type="string">
            <text:p>0,043 ₆</text:p>
          </table:table-cell>
          <table:table-cell table:style-name="Base06" office:value-type="string" calcext:value-type="string">
            <text:p>0,05343 ₆</text:p>
          </table:table-cell>
          <table:table-cell table:style-name="Base06GreyBackground" office:value-type="string" calcext:value-type="string">
            <text:p>0,1043 ₆</text:p>
          </table:table-cell>
          <table:table-cell/>
          <table:table-cell table:style-name="Base06GreyBackgroundLineTitle" office:value-type="string" calcext:value-type="string">
            <text:p>52 ₆</text:p>
          </table:table-cell>
          <table:table-cell table:style-name="ce16" office:value-type="string" calcext:value-type="string">
            <text:p>52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14,4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0,2̅ ₆</text:p>
          </table:table-cell>
          <table:table-cell table:style-name="Base06GreyBackground" office:value-type="string" calcext:value-type="string">
            <text:p>5,2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53 ₆</text:p>
          </table:table-cell>
          <table:table-cell table:style-name="ce15" office:value-type="string" calcext:value-type="string">
            <text:p>0,01̅0̅3̅1̅ ̅3̅4̅5̅2̅ ̅4̅2̅ ₆</text:p>
          </table:table-cell>
          <table:table-cell table:style-name="Base06" office:value-type="string" calcext:value-type="string">
            <text:p>0,02̅1̅0̅3̅ ̅1̅3̅4̅5̅ ̅2̅4̅ ₆</text:p>
          </table:table-cell>
          <table:table-cell table:style-name="Base06GreyBackground" office:value-type="string" calcext:value-type="string">
            <text:p>0,0̅3̅1̅3̅ ̅4̅5̅2̅4̅ ̅2̅1̅ ₆</text:p>
          </table:table-cell>
          <table:table-cell table:style-name="Base06" office:value-type="string" calcext:value-type="string">
            <text:p>0,04̅2̅1̅0̅ ̅3̅1̅3̅4̅ ̅5̅2̅ ₆</text:p>
          </table:table-cell>
          <table:table-cell table:style-name="Base06GreyBackground" office:value-type="string" calcext:value-type="string">
            <text:p>0,05̅2̅4̅2̅ ̅1̅0̅3̅1̅ ̅3̅4̅ ₆</text:p>
          </table:table-cell>
          <table:table-cell table:style-name="Base06" office:value-type="string" calcext:value-type="string">
            <text:p>0,1̅0̅3̅1̅ ̅3̅4̅5̅2̅ ̅4̅2̅ ₆</text:p>
          </table:table-cell>
          <table:table-cell/>
          <table:table-cell table:style-name="Base06LineTitle" office:value-type="string" calcext:value-type="string">
            <text:p>53 ₆</text:p>
          </table:table-cell>
          <table:table-cell table:style-name="ce15" office:value-type="string" calcext:value-type="string">
            <text:p>53 ₆</text:p>
          </table:table-cell>
          <table:table-cell table:style-name="Base06" office:value-type="string" calcext:value-type="string">
            <text:p>24,3 ₆</text:p>
          </table:table-cell>
          <table:table-cell table:style-name="Base06GreyBackground" office:value-type="string" calcext:value-type="string">
            <text:p>15 ₆</text:p>
          </table:table-cell>
          <table:table-cell table:style-name="Base06" office:value-type="string" calcext:value-type="string">
            <text:p>12,13 ₆</text:p>
          </table:table-cell>
          <table:table-cell table:style-name="Base06GreyBackground" office:value-type="string" calcext:value-type="string">
            <text:p>10,3̅ ₆</text:p>
          </table:table-cell>
          <table:table-cell table:style-name="Base06" office:value-type="string" calcext:value-type="string">
            <text:p>5,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54 ₆</text:p>
          </table:table-cell>
          <table:table-cell table:style-name="ce16" office:value-type="string" calcext:value-type="string">
            <text:p>0,01̅0̅2̅0̅ ̅4̅1̅2̅2̅ ̅4̅5̅3̅5̅ ̅1̅4̅3̅3̅ ₆</text:p>
          </table:table-cell>
          <table:table-cell table:style-name="Base06GreyBackground" office:value-type="string" calcext:value-type="string">
            <text:p>0,0̅2̅0̅4̅ ̅1̅2̅2̅4̅ ̅5̅3̅5̅1̅ ̅4̅3̅3̅1̅ ₆</text:p>
          </table:table-cell>
          <table:table-cell table:style-name="Base06" office:value-type="string" calcext:value-type="string">
            <text:p>0,03̅1̅0̅2̅ ̅0̅4̅1̅2̅ ̅2̅4̅5̅3̅ ̅5̅1̅4̅3̅ ₆</text:p>
          </table:table-cell>
          <table:table-cell table:style-name="Base06GreyBackground" office:value-type="string" calcext:value-type="string">
            <text:p>0,0̅4̅1̅2̅ ̅2̅4̅5̅3̅ ̅5̅1̅4̅3̅ ̅3̅1̅0̅2̅ ₆</text:p>
          </table:table-cell>
          <table:table-cell table:style-name="Base06" office:value-type="string" calcext:value-type="string">
            <text:p>0,05̅1̅4̅3̅ ̅3̅1̅0̅2̅ ̅0̅4̅1̅2̅ ̅2̅4̅5̅3̅ ₆</text:p>
          </table:table-cell>
          <table:table-cell table:style-name="Base06GreyBackground" office:value-type="string" calcext:value-type="string">
            <text:p>0,1̅0̅2̅0̅ ̅4̅1̅2̅2̅ ̅4̅5̅3̅5̅ ̅1̅4̅3̅3̅ ₆</text:p>
          </table:table-cell>
          <table:table-cell/>
          <table:table-cell table:style-name="Base06GreyBackgroundLineTitle" office:value-type="string" calcext:value-type="string">
            <text:p>54 ₆</text:p>
          </table:table-cell>
          <table:table-cell table:style-name="ce16" office:value-type="string" calcext:value-type="string">
            <text:p>54 ₆</text:p>
          </table:table-cell>
          <table:table-cell table:style-name="Base06GreyBackground" office:value-type="string" calcext:value-type="string">
            <text:p>25 ₆</text:p>
          </table:table-cell>
          <table:table-cell table:style-name="Base06" office:value-type="string" calcext:value-type="string">
            <text:p>15,2 ₆</text:p>
          </table:table-cell>
          <table:table-cell table:style-name="Base06GreyBackground" office:value-type="string" calcext:value-type="string">
            <text:p>12,3 ₆</text:p>
          </table:table-cell>
          <table:table-cell table:style-name="Base06" office:value-type="string" calcext:value-type="string">
            <text:p>10,4̅ ₆</text:p>
          </table:table-cell>
          <table:table-cell table:style-name="Base06GreyBackground" office:value-type="string" calcext:value-type="string">
            <text:p>5,4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55 ₆</text:p>
          </table:table-cell>
          <table:table-cell table:style-name="ce15" office:value-type="string" calcext:value-type="string">
            <text:p>0,0̅1̅ ₆</text:p>
          </table:table-cell>
          <table:table-cell table:style-name="Base06" office:value-type="string" calcext:value-type="string">
            <text:p>0,0̅2̅ ₆</text:p>
          </table:table-cell>
          <table:table-cell table:style-name="Base06GreyBackground" office:value-type="string" calcext:value-type="string">
            <text:p>0,0̅3̅ ₆</text:p>
          </table:table-cell>
          <table:table-cell table:style-name="Base06" office:value-type="string" calcext:value-type="string">
            <text:p>0,0̅4̅ ₆</text:p>
          </table:table-cell>
          <table:table-cell table:style-name="Base06GreyBackground" office:value-type="string" calcext:value-type="string">
            <text:p>0,0̅5̅ ₆</text:p>
          </table:table-cell>
          <table:table-cell table:style-name="Base06" office:value-type="string" calcext:value-type="string">
            <text:p>0,1̅0̅ ₆</text:p>
          </table:table-cell>
          <table:table-cell/>
          <table:table-cell table:style-name="Base06LineTitle" office:value-type="string" calcext:value-type="string">
            <text:p>55 ₆</text:p>
          </table:table-cell>
          <table:table-cell table:style-name="ce15" office:value-type="string" calcext:value-type="string">
            <text:p>55 ₆</text:p>
          </table:table-cell>
          <table:table-cell table:style-name="Base06" office:value-type="string" calcext:value-type="string">
            <text:p>25,3 ₆</text:p>
          </table:table-cell>
          <table:table-cell table:style-name="Base06GreyBackground" office:value-type="string" calcext:value-type="string">
            <text:p>15,4 ₆</text:p>
          </table:table-cell>
          <table:table-cell table:style-name="Base06" office:value-type="string" calcext:value-type="string">
            <text:p>12,43 ₆</text:p>
          </table:table-cell>
          <table:table-cell table:style-name="Base06GreyBackground" office:value-type="string" calcext:value-type="string">
            <text:p>11 ₆</text:p>
          </table:table-cell>
          <table:table-cell table:style-name="Base06" office:value-type="string" calcext:value-type="string">
            <text:p>5,5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100 ₆</text:p>
          </table:table-cell>
          <table:table-cell table:style-name="ce16" office:value-type="string" calcext:value-type="string">
            <text:p>0,01 ₆</text:p>
          </table:table-cell>
          <table:table-cell table:style-name="Base06GreyBackground" office:value-type="string" calcext:value-type="string">
            <text:p>0,02 ₆</text:p>
          </table:table-cell>
          <table:table-cell table:style-name="Base06" office:value-type="string" calcext:value-type="string">
            <text:p>0,03 ₆</text:p>
          </table:table-cell>
          <table:table-cell table:style-name="Base06GreyBackground" office:value-type="string" calcext:value-type="string">
            <text:p>0,04 ₆</text:p>
          </table:table-cell>
          <table:table-cell table:style-name="Base06" office:value-type="string" calcext:value-type="string">
            <text:p>0,05 ₆</text:p>
          </table:table-cell>
          <table:table-cell table:style-name="Base06GreyBackground" office:value-type="string" calcext:value-type="string">
            <text:p>0,1 ₆</text:p>
          </table:table-cell>
          <table:table-cell/>
          <table:table-cell table:style-name="Base06GreyBackgroundLineTitle" office:value-type="string" calcext:value-type="string">
            <text:p>100 ₆</text:p>
          </table:table-cell>
          <table:table-cell table:style-name="ce16" office:value-type="string" calcext:value-type="string">
            <text:p>100 ₆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06" office:value-type="string" calcext:value-type="string">
            <text:p>20 ₆</text:p>
          </table:table-cell>
          <table:table-cell table:style-name="Base06GreyBackground" office:value-type="string" calcext:value-type="string">
            <text:p>13 ₆</text:p>
          </table:table-cell>
          <table:table-cell table:style-name="Base06" office:value-type="string" calcext:value-type="string">
            <text:p>11,1̅ ₆</text:p>
          </table:table-cell>
          <table:table-cell table:style-name="Base06GreyBackground" office:value-type="string" calcext:value-type="string">
            <text:p>10 ₆</text:p>
          </table:table-cell>
          <table:table-cell table:number-columns-repeated="16342"/>
        </table:table-row>
        <table:table-row table:style-name="ro3">
          <table:table-cell table:number-columns-repeated="16357"/>
        </table:table-row>
        <table:table-row table:style-name="ro3">
          <table:table-cell/>
          <table:table-cell table:style-name="Base06ColumnTitle" office:value-type="string" calcext:value-type="string">
            <text:p>11 ₆</text:p>
          </table:table-cell>
          <table:table-cell table:style-name="Base06GreyBackgroundColumnTitle" office:value-type="string" calcext:value-type="string">
            <text:p>12 ₆</text:p>
          </table:table-cell>
          <table:table-cell table:style-name="Base06ColumnTitle" office:value-type="string" calcext:value-type="string">
            <text:p>13 ₆</text:p>
          </table:table-cell>
          <table:table-cell table:style-name="Base06GreyBackgroundColumnTitle" office:value-type="string" calcext:value-type="string">
            <text:p>14 ₆</text:p>
          </table:table-cell>
          <table:table-cell table:style-name="Base06ColumnTitle" office:value-type="string" calcext:value-type="string">
            <text:p>15 ₆</text:p>
          </table:table-cell>
          <table:table-cell table:style-name="Base06GreyBackgroundColumnTitle" office:value-type="string" calcext:value-type="string">
            <text:p>20 ₆</text:p>
          </table:table-cell>
          <table:table-cell table:number-columns-repeated="2"/>
          <table:table-cell table:style-name="Base06ColumnTitle" office:value-type="string" calcext:value-type="string">
            <text:p>11 ₆</text:p>
          </table:table-cell>
          <table:table-cell table:style-name="Base06GreyBackgroundColumnTitle" office:value-type="string" calcext:value-type="string">
            <text:p>12 ₆</text:p>
          </table:table-cell>
          <table:table-cell table:style-name="Base06ColumnTitle" office:value-type="string" calcext:value-type="string">
            <text:p>13 ₆</text:p>
          </table:table-cell>
          <table:table-cell table:style-name="Base06GreyBackgroundColumnTitle" office:value-type="string" calcext:value-type="string">
            <text:p>14 ₆</text:p>
          </table:table-cell>
          <table:table-cell table:style-name="Base06ColumnTitle" office:value-type="string" calcext:value-type="string">
            <text:p>15 ₆</text:p>
          </table:table-cell>
          <table:table-cell table:style-name="Base06GreyBackgroundColumnTitle" office:value-type="string" calcext:value-type="string">
            <text:p>20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1 ₆</text:p>
          </table:table-cell>
          <table:table-cell table:style-name="ce15" office:value-type="string" calcext:value-type="string">
            <text:p>11 ₆</text:p>
          </table:table-cell>
          <table:table-cell table:style-name="Base06" office:value-type="string" calcext:value-type="string">
            <text:p>12 ₆</text:p>
          </table:table-cell>
          <table:table-cell table:style-name="Base06GreyBackground" office:value-type="string" calcext:value-type="string">
            <text:p>13 ₆</text:p>
          </table:table-cell>
          <table:table-cell table:style-name="Base06" office:value-type="string" calcext:value-type="string">
            <text:p>14 ₆</text:p>
          </table:table-cell>
          <table:table-cell table:style-name="Base06GreyBackground" office:value-type="string" calcext:value-type="string">
            <text:p>15 ₆</text:p>
          </table:table-cell>
          <table:table-cell table:style-name="Base06" office:value-type="string" calcext:value-type="string">
            <text:p>20 ₆</text:p>
          </table:table-cell>
          <table:table-cell/>
          <table:table-cell table:style-name="Base06LineTitle" office:value-type="string" calcext:value-type="string">
            <text:p>1 ₆</text:p>
          </table:table-cell>
          <table:table-cell table:style-name="ce15" office:value-type="string" calcext:value-type="string">
            <text:p>0,0̅5̅ ₆</text:p>
          </table:table-cell>
          <table:table-cell table:style-name="Base06" office:value-type="string" calcext:value-type="string">
            <text:p>0,043 ₆</text:p>
          </table:table-cell>
          <table:table-cell table:style-name="Base06GreyBackground" office:value-type="string" calcext:value-type="string">
            <text:p>0,04 ₆</text:p>
          </table:table-cell>
          <table:table-cell table:style-name="Base06" office:value-type="string" calcext:value-type="string">
            <text:p>0,03̅ ₆</text:p>
          </table:table-cell>
          <table:table-cell table:style-name="Base06GreyBackground" office:value-type="string" calcext:value-type="string">
            <text:p>0,0̅3̅1̅3̅ ̅4̅5̅2̅4̅ ̅2̅1̅ ₆</text:p>
          </table:table-cell>
          <table:table-cell table:style-name="Base06" office:value-type="string" calcext:value-type="string">
            <text:p>0,0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2 ₆</text:p>
          </table:table-cell>
          <table:table-cell table:style-name="ce16" office:value-type="string" calcext:value-type="string">
            <text:p>3,3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4,3 ₆</text:p>
          </table:table-cell>
          <table:table-cell table:style-name="Base06GreyBackground" office:value-type="string" calcext:value-type="string">
            <text:p>5 ₆</text:p>
          </table:table-cell>
          <table:table-cell table:style-name="Base06" office:value-type="string" calcext:value-type="string">
            <text:p>5,3 ₆</text:p>
          </table:table-cell>
          <table:table-cell table:style-name="Base06GreyBackground" office:value-type="string" calcext:value-type="string">
            <text:p>10 ₆</text:p>
          </table:table-cell>
          <table:table-cell/>
          <table:table-cell table:style-name="Base06GreyBackgroundLineTitle" office:value-type="string" calcext:value-type="string">
            <text:p>2 ₆</text:p>
          </table:table-cell>
          <table:table-cell table:style-name="ce16" office:value-type="string" calcext:value-type="string">
            <text:p>0,1̅4̅ ₆</text:p>
          </table:table-cell>
          <table:table-cell table:style-name="Base06GreyBackground" office:value-type="string" calcext:value-type="string">
            <text:p>0,13 ₆</text:p>
          </table:table-cell>
          <table:table-cell table:style-name="Base06" office:value-type="string" calcext:value-type="string">
            <text:p>0,12 ₆</text:p>
          </table:table-cell>
          <table:table-cell table:style-name="Base06GreyBackground" office:value-type="string" calcext:value-type="string">
            <text:p>0,1̅ ₆</text:p>
          </table:table-cell>
          <table:table-cell table:style-name="Base06" office:value-type="string" calcext:value-type="string">
            <text:p>0,1̅0̅3̅1̅ ̅3̅4̅5̅2̅ ̅4̅2̅ ₆</text:p>
          </table:table-cell>
          <table:table-cell table:style-name="Base06GreyBackground" office:value-type="string" calcext:value-type="string">
            <text:p>0,1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3 ₆</text:p>
          </table:table-cell>
          <table:table-cell table:style-name="ce15" office:value-type="string" calcext:value-type="string">
            <text:p>2,2 ₆</text:p>
          </table:table-cell>
          <table:table-cell table:style-name="Base06" office:value-type="string" calcext:value-type="string">
            <text:p>2,4 ₆</text:p>
          </table:table-cell>
          <table:table-cell table:style-name="Base06GreyBackground" office:value-type="string" calcext:value-type="string">
            <text:p>3 ₆</text:p>
          </table:table-cell>
          <table:table-cell table:style-name="Base06" office:value-type="string" calcext:value-type="string">
            <text:p>3,2 ₆</text:p>
          </table:table-cell>
          <table:table-cell table:style-name="Base06GreyBackground" office:value-type="string" calcext:value-type="string">
            <text:p>3,4 ₆</text:p>
          </table:table-cell>
          <table:table-cell table:style-name="Base06" office:value-type="string" calcext:value-type="string">
            <text:p>4 ₆</text:p>
          </table:table-cell>
          <table:table-cell/>
          <table:table-cell table:style-name="Base06LineTitle" office:value-type="string" calcext:value-type="string">
            <text:p>3 ₆</text:p>
          </table:table-cell>
          <table:table-cell table:style-name="ce15" office:value-type="string" calcext:value-type="string">
            <text:p>0,2̅3̅ ₆</text:p>
          </table:table-cell>
          <table:table-cell table:style-name="Base06" office:value-type="string" calcext:value-type="string">
            <text:p>0,213 ₆</text:p>
          </table:table-cell>
          <table:table-cell table:style-name="Base06GreyBackground" office:value-type="string" calcext:value-type="string">
            <text:p>0,2 ₆</text:p>
          </table:table-cell>
          <table:table-cell table:style-name="Base06" office:value-type="string" calcext:value-type="string">
            <text:p>0,14̅ ₆</text:p>
          </table:table-cell>
          <table:table-cell table:style-name="Base06GreyBackground" office:value-type="string" calcext:value-type="string">
            <text:p>0,1̅3̅4̅5̅ ̅2̅4̅2̅1̅ ̅0̅3̅ ₆</text:p>
          </table:table-cell>
          <table:table-cell table:style-name="Base06" office:value-type="string" calcext:value-type="string">
            <text:p>0,1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4 ₆</text:p>
          </table:table-cell>
          <table:table-cell table:style-name="ce16" office:value-type="string" calcext:value-type="string">
            <text:p>1,4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2,13 ₆</text:p>
          </table:table-cell>
          <table:table-cell table:style-name="Base06GreyBackground" office:value-type="string" calcext:value-type="string">
            <text:p>2,3 ₆</text:p>
          </table:table-cell>
          <table:table-cell table:style-name="Base06" office:value-type="string" calcext:value-type="string">
            <text:p>2,43 ₆</text:p>
          </table:table-cell>
          <table:table-cell table:style-name="Base06GreyBackground" office:value-type="string" calcext:value-type="string">
            <text:p>3 ₆</text:p>
          </table:table-cell>
          <table:table-cell/>
          <table:table-cell table:style-name="Base06GreyBackgroundLineTitle" office:value-type="string" calcext:value-type="string">
            <text:p>4 ₆</text:p>
          </table:table-cell>
          <table:table-cell table:style-name="ce16" office:value-type="string" calcext:value-type="string">
            <text:p>0,3̅2̅ ₆</text:p>
          </table:table-cell>
          <table:table-cell table:style-name="Base06GreyBackground" office:value-type="string" calcext:value-type="string">
            <text:p>0,3 ₆</text:p>
          </table:table-cell>
          <table:table-cell table:style-name="Base06" office:value-type="string" calcext:value-type="string">
            <text:p>0,24 ₆</text:p>
          </table:table-cell>
          <table:table-cell table:style-name="Base06GreyBackground" office:value-type="string" calcext:value-type="string">
            <text:p>0,2̅ ₆</text:p>
          </table:table-cell>
          <table:table-cell table:style-name="Base06" office:value-type="string" calcext:value-type="string">
            <text:p>0,2̅1̅0̅3̅ ̅1̅3̅4̅5̅ ̅2̅4̅ ₆</text:p>
          </table:table-cell>
          <table:table-cell table:style-name="Base06GreyBackground" office:value-type="string" calcext:value-type="string">
            <text:p>0,2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5 ₆</text:p>
          </table:table-cell>
          <table:table-cell table:style-name="ce15" office:value-type="string" calcext:value-type="string">
            <text:p>1,2̅ ₆</text:p>
          </table:table-cell>
          <table:table-cell table:style-name="Base06" office:value-type="string" calcext:value-type="string">
            <text:p>1,3̅ ₆</text:p>
          </table:table-cell>
          <table:table-cell table:style-name="Base06GreyBackground" office:value-type="string" calcext:value-type="string">
            <text:p>1,4̅ ₆</text:p>
          </table:table-cell>
          <table:table-cell table:style-name="Base06" office:value-type="string" calcext:value-type="string">
            <text:p>2 ₆</text:p>
          </table:table-cell>
          <table:table-cell table:style-name="Base06GreyBackground" office:value-type="string" calcext:value-type="string">
            <text:p>2,1̅ ₆</text:p>
          </table:table-cell>
          <table:table-cell table:style-name="Base06" office:value-type="string" calcext:value-type="string">
            <text:p>2,2̅ ₆</text:p>
          </table:table-cell>
          <table:table-cell/>
          <table:table-cell table:style-name="Base06LineTitle" office:value-type="string" calcext:value-type="string">
            <text:p>5 ₆</text:p>
          </table:table-cell>
          <table:table-cell table:style-name="ce15" office:value-type="string" calcext:value-type="string">
            <text:p>0,4̅1̅ ₆</text:p>
          </table:table-cell>
          <table:table-cell table:style-name="Base06" office:value-type="string" calcext:value-type="string">
            <text:p>0,343 ₆</text:p>
          </table:table-cell>
          <table:table-cell table:style-name="Base06GreyBackground" office:value-type="string" calcext:value-type="string">
            <text:p>0,32 ₆</text:p>
          </table:table-cell>
          <table:table-cell table:style-name="Base06" office:value-type="string" calcext:value-type="string">
            <text:p>0,3 ₆</text:p>
          </table:table-cell>
          <table:table-cell table:style-name="Base06GreyBackground" office:value-type="string" calcext:value-type="string">
            <text:p>0,2̅4̅2̅1̅ ̅0̅3̅1̅3̅ ̅4̅5̅ ₆</text:p>
          </table:table-cell>
          <table:table-cell table:style-name="Base06" office:value-type="string" calcext:value-type="string">
            <text:p>0,2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10 ₆</text:p>
          </table:table-cell>
          <table:table-cell table:style-name="ce16" office:value-type="string" calcext:value-type="string">
            <text:p>1,1 ₆</text:p>
          </table:table-cell>
          <table:table-cell table:style-name="Base06GreyBackground" office:value-type="string" calcext:value-type="string">
            <text:p>1,2 ₆</text:p>
          </table:table-cell>
          <table:table-cell table:style-name="Base06" office:value-type="string" calcext:value-type="string">
            <text:p>1,3 ₆</text:p>
          </table:table-cell>
          <table:table-cell table:style-name="Base06GreyBackground" office:value-type="string" calcext:value-type="string">
            <text:p>1,4 ₆</text:p>
          </table:table-cell>
          <table:table-cell table:style-name="Base06" office:value-type="string" calcext:value-type="string">
            <text:p>1,5 ₆</text:p>
          </table:table-cell>
          <table:table-cell table:style-name="Base06GreyBackground" office:value-type="string" calcext:value-type="string">
            <text:p>2 ₆</text:p>
          </table:table-cell>
          <table:table-cell/>
          <table:table-cell table:style-name="Base06GreyBackgroundLineTitle" office:value-type="string" calcext:value-type="string">
            <text:p>10 ₆</text:p>
          </table:table-cell>
          <table:table-cell table:style-name="ce16" office:value-type="string" calcext:value-type="string">
            <text:p>0,5̅0̅ ₆</text:p>
          </table:table-cell>
          <table:table-cell table:style-name="Base06GreyBackground" office:value-type="string" calcext:value-type="string">
            <text:p>0,43 ₆</text:p>
          </table:table-cell>
          <table:table-cell table:style-name="Base06" office:value-type="string" calcext:value-type="string">
            <text:p>0,4 ₆</text:p>
          </table:table-cell>
          <table:table-cell table:style-name="Base06GreyBackground" office:value-type="string" calcext:value-type="string">
            <text:p>0,3̅ ₆</text:p>
          </table:table-cell>
          <table:table-cell table:style-name="Base06" office:value-type="string" calcext:value-type="string">
            <text:p>0,3̅1̅3̅4̅ ̅5̅2̅4̅2̅ ̅1̅0̅ ₆</text:p>
          </table:table-cell>
          <table:table-cell table:style-name="Base06GreyBackground" office:value-type="string" calcext:value-type="string">
            <text:p>0,3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11 ₆</text:p>
          </table:table-cell>
          <table:table-cell table:style-name="ce15" office:value-type="string" calcext:value-type="string">
            <text:p>1 ₆</text:p>
          </table:table-cell>
          <table:table-cell table:style-name="Base06" office:value-type="string" calcext:value-type="string">
            <text:p>1,0̅5̅ ₆</text:p>
          </table:table-cell>
          <table:table-cell table:style-name="Base06GreyBackground" office:value-type="string" calcext:value-type="string">
            <text:p>1,1̅4̅ ₆</text:p>
          </table:table-cell>
          <table:table-cell table:style-name="Base06" office:value-type="string" calcext:value-type="string">
            <text:p>1,2̅3̅ ₆</text:p>
          </table:table-cell>
          <table:table-cell table:style-name="Base06GreyBackground" office:value-type="string" calcext:value-type="string">
            <text:p>1,3̅2̅ ₆</text:p>
          </table:table-cell>
          <table:table-cell table:style-name="Base06" office:value-type="string" calcext:value-type="string">
            <text:p>1,4̅1̅ ₆</text:p>
          </table:table-cell>
          <table:table-cell/>
          <table:table-cell table:style-name="Base06LineTitle" office:value-type="string" calcext:value-type="string">
            <text:p>11 ₆</text:p>
          </table:table-cell>
          <table:table-cell table:style-name="ce15" office:value-type="string" calcext:value-type="string">
            <text:p>1 ₆</text:p>
          </table:table-cell>
          <table:table-cell table:style-name="Base06" office:value-type="string" calcext:value-type="string">
            <text:p>0,513 ₆</text:p>
          </table:table-cell>
          <table:table-cell table:style-name="Base06GreyBackground" office:value-type="string" calcext:value-type="string">
            <text:p>0,44 ₆</text:p>
          </table:table-cell>
          <table:table-cell table:style-name="Base06" office:value-type="string" calcext:value-type="string">
            <text:p>0,41̅ ₆</text:p>
          </table:table-cell>
          <table:table-cell table:style-name="Base06GreyBackground" office:value-type="string" calcext:value-type="string">
            <text:p>0,3̅4̅5̅2̅ ̅4̅2̅1̅0̅ ̅3̅1̅ ₆</text:p>
          </table:table-cell>
          <table:table-cell table:style-name="Base06" office:value-type="string" calcext:value-type="string">
            <text:p>0,3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12 ₆</text:p>
          </table:table-cell>
          <table:table-cell table:style-name="ce16" office:value-type="string" calcext:value-type="string">
            <text:p>0,513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1,043 ₆</text:p>
          </table:table-cell>
          <table:table-cell table:style-name="Base06GreyBackground" office:value-type="string" calcext:value-type="string">
            <text:p>1,13 ₆</text:p>
          </table:table-cell>
          <table:table-cell table:style-name="Base06" office:value-type="string" calcext:value-type="string">
            <text:p>1,213 ₆</text:p>
          </table:table-cell>
          <table:table-cell table:style-name="Base06GreyBackground" office:value-type="string" calcext:value-type="string">
            <text:p>1,3 ₆</text:p>
          </table:table-cell>
          <table:table-cell/>
          <table:table-cell table:style-name="Base06GreyBackgroundLineTitle" office:value-type="string" calcext:value-type="string">
            <text:p>12 ₆</text:p>
          </table:table-cell>
          <table:table-cell table:style-name="ce16" office:value-type="string" calcext:value-type="string">
            <text:p>1,0̅5̅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0,52 ₆</text:p>
          </table:table-cell>
          <table:table-cell table:style-name="Base06GreyBackground" office:value-type="string" calcext:value-type="string">
            <text:p>0,4̅ ₆</text:p>
          </table:table-cell>
          <table:table-cell table:style-name="Base06" office:value-type="string" calcext:value-type="string">
            <text:p>0,4̅2̅1̅0̅ ̅3̅1̅3̅4̅ ̅5̅2̅ ₆</text:p>
          </table:table-cell>
          <table:table-cell table:style-name="Base06GreyBackground" office:value-type="string" calcext:value-type="string">
            <text:p>0,4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13 ₆</text:p>
          </table:table-cell>
          <table:table-cell table:style-name="ce15" office:value-type="string" calcext:value-type="string">
            <text:p>0,44 ₆</text:p>
          </table:table-cell>
          <table:table-cell table:style-name="Base06" office:value-type="string" calcext:value-type="string">
            <text:p>0,52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1,04 ₆</text:p>
          </table:table-cell>
          <table:table-cell table:style-name="Base06GreyBackground" office:value-type="string" calcext:value-type="string">
            <text:p>1,12 ₆</text:p>
          </table:table-cell>
          <table:table-cell table:style-name="Base06" office:value-type="string" calcext:value-type="string">
            <text:p>1,2 ₆</text:p>
          </table:table-cell>
          <table:table-cell/>
          <table:table-cell table:style-name="Base06LineTitle" office:value-type="string" calcext:value-type="string">
            <text:p>13 ₆</text:p>
          </table:table-cell>
          <table:table-cell table:style-name="ce15" office:value-type="string" calcext:value-type="string">
            <text:p>1,1̅4̅ ₆</text:p>
          </table:table-cell>
          <table:table-cell table:style-name="Base06" office:value-type="string" calcext:value-type="string">
            <text:p>1,043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0,52̅ ₆</text:p>
          </table:table-cell>
          <table:table-cell table:style-name="Base06GreyBackground" office:value-type="string" calcext:value-type="string">
            <text:p>0,4̅5̅2̅4̅ ̅2̅1̅0̅3̅ ̅1̅3̅ ₆</text:p>
          </table:table-cell>
          <table:table-cell table:style-name="Base06" office:value-type="string" calcext:value-type="string">
            <text:p>0,4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14 ₆</text:p>
          </table:table-cell>
          <table:table-cell table:style-name="ce16" office:value-type="string" calcext:value-type="string">
            <text:p>0,41̅ ₆</text:p>
          </table:table-cell>
          <table:table-cell table:style-name="Base06GreyBackground" office:value-type="string" calcext:value-type="string">
            <text:p>0,4̅ ₆</text:p>
          </table:table-cell>
          <table:table-cell table:style-name="Base06" office:value-type="string" calcext:value-type="string">
            <text:p>0,52̅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1,03̅ ₆</text:p>
          </table:table-cell>
          <table:table-cell table:style-name="Base06GreyBackground" office:value-type="string" calcext:value-type="string">
            <text:p>1,1̅ ₆</text:p>
          </table:table-cell>
          <table:table-cell/>
          <table:table-cell table:style-name="Base06GreyBackgroundLineTitle" office:value-type="string" calcext:value-type="string">
            <text:p>14 ₆</text:p>
          </table:table-cell>
          <table:table-cell table:style-name="ce16" office:value-type="string" calcext:value-type="string">
            <text:p>1,2̅3̅ ₆</text:p>
          </table:table-cell>
          <table:table-cell table:style-name="Base06GreyBackground" office:value-type="string" calcext:value-type="string">
            <text:p>1,13 ₆</text:p>
          </table:table-cell>
          <table:table-cell table:style-name="Base06" office:value-type="string" calcext:value-type="string">
            <text:p>1,04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0,5̅2̅4̅2̅ ̅1̅0̅3̅1̅ ̅3̅4̅ ₆</text:p>
          </table:table-cell>
          <table:table-cell table:style-name="Base06GreyBackground" office:value-type="string" calcext:value-type="string">
            <text:p>0,5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15 ₆</text:p>
          </table:table-cell>
          <table:table-cell table:style-name="ce15" office:value-type="string" calcext:value-type="string">
            <text:p>0,3̅4̅5̅2̅ ̅4̅2̅1̅0̅ ̅3̅1̅ ₆</text:p>
          </table:table-cell>
          <table:table-cell table:style-name="Base06" office:value-type="string" calcext:value-type="string">
            <text:p>0,4̅2̅1̅0̅ ̅3̅1̅3̅4̅ ̅5̅2̅ ₆</text:p>
          </table:table-cell>
          <table:table-cell table:style-name="Base06GreyBackground" office:value-type="string" calcext:value-type="string">
            <text:p>0,4̅5̅2̅4̅ ̅2̅1̅0̅3̅ ̅1̅3̅ ₆</text:p>
          </table:table-cell>
          <table:table-cell table:style-name="Base06" office:value-type="string" calcext:value-type="string">
            <text:p>0,5̅2̅4̅2̅ ̅1̅0̅3̅1̅ ̅3̅4̅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1,0̅3̅1̅3̅ ̅4̅5̅2̅4̅ ̅2̅1̅ ₆</text:p>
          </table:table-cell>
          <table:table-cell/>
          <table:table-cell table:style-name="Base06LineTitle" office:value-type="string" calcext:value-type="string">
            <text:p>15 ₆</text:p>
          </table:table-cell>
          <table:table-cell table:style-name="ce15" office:value-type="string" calcext:value-type="string">
            <text:p>1,3̅2̅ ₆</text:p>
          </table:table-cell>
          <table:table-cell table:style-name="Base06" office:value-type="string" calcext:value-type="string">
            <text:p>1,213 ₆</text:p>
          </table:table-cell>
          <table:table-cell table:style-name="Base06GreyBackground" office:value-type="string" calcext:value-type="string">
            <text:p>1,12 ₆</text:p>
          </table:table-cell>
          <table:table-cell table:style-name="Base06" office:value-type="string" calcext:value-type="string">
            <text:p>1,03̅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0,5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20 ₆</text:p>
          </table:table-cell>
          <table:table-cell table:style-name="ce16" office:value-type="string" calcext:value-type="string">
            <text:p>0,33 ₆</text:p>
          </table:table-cell>
          <table:table-cell table:style-name="Base06GreyBackground" office:value-type="string" calcext:value-type="string">
            <text:p>0,4 ₆</text:p>
          </table:table-cell>
          <table:table-cell table:style-name="Base06" office:value-type="string" calcext:value-type="string">
            <text:p>0,43 ₆</text:p>
          </table:table-cell>
          <table:table-cell table:style-name="Base06GreyBackground" office:value-type="string" calcext:value-type="string">
            <text:p>0,5 ₆</text:p>
          </table:table-cell>
          <table:table-cell table:style-name="Base06" office:value-type="string" calcext:value-type="string">
            <text:p>0,53 ₆</text:p>
          </table:table-cell>
          <table:table-cell table:style-name="Base06GreyBackground" office:value-type="string" calcext:value-type="string">
            <text:p>1 ₆</text:p>
          </table:table-cell>
          <table:table-cell/>
          <table:table-cell table:style-name="Base06GreyBackgroundLineTitle" office:value-type="string" calcext:value-type="string">
            <text:p>20 ₆</text:p>
          </table:table-cell>
          <table:table-cell table:style-name="ce16" office:value-type="string" calcext:value-type="string">
            <text:p>1,4̅1̅ ₆</text:p>
          </table:table-cell>
          <table:table-cell table:style-name="Base06GreyBackground" office:value-type="string" calcext:value-type="string">
            <text:p>1,3 ₆</text:p>
          </table:table-cell>
          <table:table-cell table:style-name="Base06" office:value-type="string" calcext:value-type="string">
            <text:p>1,2 ₆</text:p>
          </table:table-cell>
          <table:table-cell table:style-name="Base06GreyBackground" office:value-type="string" calcext:value-type="string">
            <text:p>1,1̅ ₆</text:p>
          </table:table-cell>
          <table:table-cell table:style-name="Base06" office:value-type="string" calcext:value-type="string">
            <text:p>1,0̅3̅1̅3̅ ̅4̅5̅2̅4̅ ̅2̅1̅ ₆</text:p>
          </table:table-cell>
          <table:table-cell table:style-name="Base06GreyBackground" office:value-type="string" calcext:value-type="string">
            <text:p>1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21 ₆</text:p>
          </table:table-cell>
          <table:table-cell table:style-name="ce15" office:value-type="string" calcext:value-type="string">
            <text:p>0,3̅1̅2̅1̅ ̅5̅0̅2̅4̅ ̅3̅4̅0̅5̅ ₆</text:p>
          </table:table-cell>
          <table:table-cell table:style-name="Base06" office:value-type="string" calcext:value-type="string">
            <text:p>0,3̅4̅0̅5̅ ̅3̅1̅2̅1̅ ̅5̅0̅2̅4̅ ₆</text:p>
          </table:table-cell>
          <table:table-cell table:style-name="Base06GreyBackground" office:value-type="string" calcext:value-type="string">
            <text:p>0,4̅0̅5̅3̅ ̅1̅2̅1̅5̅ ̅0̅2̅4̅3̅ ₆</text:p>
          </table:table-cell>
          <table:table-cell table:style-name="Base06" office:value-type="string" calcext:value-type="string">
            <text:p>0,4̅3̅4̅0̅ ̅5̅3̅1̅2̅ ̅1̅5̅0̅2̅ ₆</text:p>
          </table:table-cell>
          <table:table-cell table:style-name="Base06GreyBackground" office:value-type="string" calcext:value-type="string">
            <text:p>0,5̅0̅2̅4̅ ̅3̅4̅0̅5̅ ̅3̅1̅2̅1̅ ₆</text:p>
          </table:table-cell>
          <table:table-cell table:style-name="Base06" office:value-type="string" calcext:value-type="string">
            <text:p>0,5̅3̅1̅2̅ ̅1̅5̅0̅2̅ ̅4̅3̅4̅0̅ ₆</text:p>
          </table:table-cell>
          <table:table-cell/>
          <table:table-cell table:style-name="Base06LineTitle" office:value-type="string" calcext:value-type="string">
            <text:p>21 ₆</text:p>
          </table:table-cell>
          <table:table-cell table:style-name="ce15" office:value-type="string" calcext:value-type="string">
            <text:p>1,5̅0̅ ₆</text:p>
          </table:table-cell>
          <table:table-cell table:style-name="Base06" office:value-type="string" calcext:value-type="string">
            <text:p>1,343 ₆</text:p>
          </table:table-cell>
          <table:table-cell table:style-name="Base06GreyBackground" office:value-type="string" calcext:value-type="string">
            <text:p>1,24 ₆</text:p>
          </table:table-cell>
          <table:table-cell table:style-name="Base06" office:value-type="string" calcext:value-type="string">
            <text:p>1,14̅ ₆</text:p>
          </table:table-cell>
          <table:table-cell table:style-name="Base06GreyBackground" office:value-type="string" calcext:value-type="string">
            <text:p>1,1̅0̅3̅1̅ ̅3̅4̅5̅2̅ ̅4̅2̅ ₆</text:p>
          </table:table-cell>
          <table:table-cell table:style-name="Base06" office:value-type="string" calcext:value-type="string">
            <text:p>1,0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22 ₆</text:p>
          </table:table-cell>
          <table:table-cell table:style-name="ce16" office:value-type="string" calcext:value-type="string">
            <text:p>0,3 ₆</text:p>
          </table:table-cell>
          <table:table-cell table:style-name="Base06GreyBackground" office:value-type="string" calcext:value-type="string">
            <text:p>0,3̅2̅ ₆</text:p>
          </table:table-cell>
          <table:table-cell table:style-name="Base06" office:value-type="string" calcext:value-type="string">
            <text:p>0,35̅0̅5̅0̅ ̅5̅0̅ ₆</text:p>
          </table:table-cell>
          <table:table-cell table:style-name="Base06GreyBackground" office:value-type="string" calcext:value-type="string">
            <text:p>0,4̅1̅ ₆</text:p>
          </table:table-cell>
          <table:table-cell table:style-name="Base06" office:value-type="string" calcext:value-type="string">
            <text:p>0,44̅1̅4̅1̅ ̅4̅1̅ ₆</text:p>
          </table:table-cell>
          <table:table-cell table:style-name="Base06GreyBackground" office:value-type="string" calcext:value-type="string">
            <text:p>0,5̅0̅ ₆</text:p>
          </table:table-cell>
          <table:table-cell/>
          <table:table-cell table:style-name="Base06GreyBackgroundLineTitle" office:value-type="string" calcext:value-type="string">
            <text:p>22 ₆</text:p>
          </table:table-cell>
          <table:table-cell table:style-name="ce16" office:value-type="string" calcext:value-type="string">
            <text:p>2 ₆</text:p>
          </table:table-cell>
          <table:table-cell table:style-name="Base06GreyBackground" office:value-type="string" calcext:value-type="string">
            <text:p>1,43 ₆</text:p>
          </table:table-cell>
          <table:table-cell table:style-name="Base06" office:value-type="string" calcext:value-type="string">
            <text:p>1,32 ₆</text:p>
          </table:table-cell>
          <table:table-cell table:style-name="Base06GreyBackground" office:value-type="string" calcext:value-type="string">
            <text:p>1,2̅ ₆</text:p>
          </table:table-cell>
          <table:table-cell table:style-name="Base06" office:value-type="string" calcext:value-type="string">
            <text:p>1,1̅3̅4̅5̅ ̅2̅4̅2̅1̅ ̅0̅3̅ ₆</text:p>
          </table:table-cell>
          <table:table-cell table:style-name="Base06GreyBackground" office:value-type="string" calcext:value-type="string">
            <text:p>1,1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23 ₆</text:p>
          </table:table-cell>
          <table:table-cell table:style-name="ce15" office:value-type="string" calcext:value-type="string">
            <text:p>0,24̅ ₆</text:p>
          </table:table-cell>
          <table:table-cell table:style-name="Base06" office:value-type="string" calcext:value-type="string">
            <text:p>0,31̅ ₆</text:p>
          </table:table-cell>
          <table:table-cell table:style-name="Base06GreyBackground" office:value-type="string" calcext:value-type="string">
            <text:p>0,3̅ ₆</text:p>
          </table:table-cell>
          <table:table-cell table:style-name="Base06" office:value-type="string" calcext:value-type="string">
            <text:p>0,4 ₆</text:p>
          </table:table-cell>
          <table:table-cell table:style-name="Base06GreyBackground" office:value-type="string" calcext:value-type="string">
            <text:p>0,42̅ ₆</text:p>
          </table:table-cell>
          <table:table-cell table:style-name="Base06" office:value-type="string" calcext:value-type="string">
            <text:p>0,4̅ ₆</text:p>
          </table:table-cell>
          <table:table-cell/>
          <table:table-cell table:style-name="Base06LineTitle" office:value-type="string" calcext:value-type="string">
            <text:p>23 ₆</text:p>
          </table:table-cell>
          <table:table-cell table:style-name="ce15" office:value-type="string" calcext:value-type="string">
            <text:p>2,0̅5̅ ₆</text:p>
          </table:table-cell>
          <table:table-cell table:style-name="Base06" office:value-type="string" calcext:value-type="string">
            <text:p>1,513 ₆</text:p>
          </table:table-cell>
          <table:table-cell table:style-name="Base06GreyBackground" office:value-type="string" calcext:value-type="string">
            <text:p>1,4 ₆</text:p>
          </table:table-cell>
          <table:table-cell table:style-name="Base06" office:value-type="string" calcext:value-type="string">
            <text:p>1,3 ₆</text:p>
          </table:table-cell>
          <table:table-cell table:style-name="Base06GreyBackground" office:value-type="string" calcext:value-type="string">
            <text:p>1,2̅1̅0̅3̅ ̅1̅3̅4̅5̅ ̅2̅4̅ ₆</text:p>
          </table:table-cell>
          <table:table-cell table:style-name="Base06" office:value-type="string" calcext:value-type="string">
            <text:p>1,1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24 ₆</text:p>
          </table:table-cell>
          <table:table-cell table:style-name="ce16" office:value-type="string" calcext:value-type="string">
            <text:p>0,2343 ₆</text:p>
          </table:table-cell>
          <table:table-cell table:style-name="Base06GreyBackground" office:value-type="string" calcext:value-type="string">
            <text:p>0,3 ₆</text:p>
          </table:table-cell>
          <table:table-cell table:style-name="Base06" office:value-type="string" calcext:value-type="string">
            <text:p>0,3213 ₆</text:p>
          </table:table-cell>
          <table:table-cell table:style-name="Base06GreyBackground" office:value-type="string" calcext:value-type="string">
            <text:p>0,343 ₆</text:p>
          </table:table-cell>
          <table:table-cell table:style-name="Base06" office:value-type="string" calcext:value-type="string">
            <text:p>0,4043 ₆</text:p>
          </table:table-cell>
          <table:table-cell table:style-name="Base06GreyBackground" office:value-type="string" calcext:value-type="string">
            <text:p>0,43 ₆</text:p>
          </table:table-cell>
          <table:table-cell/>
          <table:table-cell table:style-name="Base06GreyBackgroundLineTitle" office:value-type="string" calcext:value-type="string">
            <text:p>24 ₆</text:p>
          </table:table-cell>
          <table:table-cell table:style-name="ce16" office:value-type="string" calcext:value-type="string">
            <text:p>2,1̅4̅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,44 ₆</text:p>
          </table:table-cell>
          <table:table-cell table:style-name="Base06GreyBackground" office:value-type="string" calcext:value-type="string">
            <text:p>1,3̅ ₆</text:p>
          </table:table-cell>
          <table:table-cell table:style-name="Base06" office:value-type="string" calcext:value-type="string">
            <text:p>1,2̅4̅2̅1̅ ̅0̅3̅1̅3̅ ̅4̅5̅ ₆</text:p>
          </table:table-cell>
          <table:table-cell table:style-name="Base06GreyBackground" office:value-type="string" calcext:value-type="string">
            <text:p>1,2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25 ₆</text:p>
          </table:table-cell>
          <table:table-cell table:style-name="ce15" office:value-type="string" calcext:value-type="string">
            <text:p>0,2̅2̅4̅5̅ ̅3̅5̅1̅4̅ ̅3̅3̅1̅0̅ ̅2̅0̅4̅1̅ ₆</text:p>
          </table:table-cell>
          <table:table-cell table:style-name="Base06" office:value-type="string" calcext:value-type="string">
            <text:p>0,2̅4̅5̅3̅ ̅5̅1̅4̅3̅ ̅3̅1̅0̅2̅ ̅0̅4̅1̅2̅ ₆</text:p>
          </table:table-cell>
          <table:table-cell table:style-name="Base06GreyBackground" office:value-type="string" calcext:value-type="string">
            <text:p>0,3̅1̅0̅2̅ ̅0̅4̅1̅2̅ ̅2̅4̅5̅3̅ ̅5̅1̅4̅3̅ ₆</text:p>
          </table:table-cell>
          <table:table-cell table:style-name="Base06" office:value-type="string" calcext:value-type="string">
            <text:p>0,3̅3̅1̅0̅ ̅2̅0̅4̅1̅ ̅2̅2̅4̅5̅ ̅3̅5̅1̅4̅ ₆</text:p>
          </table:table-cell>
          <table:table-cell table:style-name="Base06GreyBackground" office:value-type="string" calcext:value-type="string">
            <text:p>0,3̅5̅1̅4̅ ̅3̅3̅1̅0̅ ̅2̅0̅4̅1̅ ̅2̅2̅4̅5̅ ₆</text:p>
          </table:table-cell>
          <table:table-cell table:style-name="Base06" office:value-type="string" calcext:value-type="string">
            <text:p>0,4̅1̅2̅2̅ ̅4̅5̅3̅5̅ ̅1̅4̅3̅3̅ ̅1̅0̅2̅0̅ ₆</text:p>
          </table:table-cell>
          <table:table-cell/>
          <table:table-cell table:style-name="Base06LineTitle" office:value-type="string" calcext:value-type="string">
            <text:p>25 ₆</text:p>
          </table:table-cell>
          <table:table-cell table:style-name="ce15" office:value-type="string" calcext:value-type="string">
            <text:p>2,2̅3̅ ₆</text:p>
          </table:table-cell>
          <table:table-cell table:style-name="Base06" office:value-type="string" calcext:value-type="string">
            <text:p>2,043 ₆</text:p>
          </table:table-cell>
          <table:table-cell table:style-name="Base06GreyBackground" office:value-type="string" calcext:value-type="string">
            <text:p>1,52 ₆</text:p>
          </table:table-cell>
          <table:table-cell table:style-name="Base06" office:value-type="string" calcext:value-type="string">
            <text:p>1,41̅ ₆</text:p>
          </table:table-cell>
          <table:table-cell table:style-name="Base06GreyBackground" office:value-type="string" calcext:value-type="string">
            <text:p>1,3̅1̅3̅4̅ ̅5̅2̅4̅2̅ ̅1̅0̅ ₆</text:p>
          </table:table-cell>
          <table:table-cell table:style-name="Base06" office:value-type="string" calcext:value-type="string">
            <text:p>1,2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30 ₆</text:p>
          </table:table-cell>
          <table:table-cell table:style-name="ce16" office:value-type="string" calcext:value-type="string">
            <text:p>0,22 ₆</text:p>
          </table:table-cell>
          <table:table-cell table:style-name="Base06GreyBackground" office:value-type="string" calcext:value-type="string">
            <text:p>0,24 ₆</text:p>
          </table:table-cell>
          <table:table-cell table:style-name="Base06" office:value-type="string" calcext:value-type="string">
            <text:p>0,3 ₆</text:p>
          </table:table-cell>
          <table:table-cell table:style-name="Base06GreyBackground" office:value-type="string" calcext:value-type="string">
            <text:p>0,32 ₆</text:p>
          </table:table-cell>
          <table:table-cell table:style-name="Base06" office:value-type="string" calcext:value-type="string">
            <text:p>0,34 ₆</text:p>
          </table:table-cell>
          <table:table-cell table:style-name="Base06GreyBackground" office:value-type="string" calcext:value-type="string">
            <text:p>0,4 ₆</text:p>
          </table:table-cell>
          <table:table-cell/>
          <table:table-cell table:style-name="Base06GreyBackgroundLineTitle" office:value-type="string" calcext:value-type="string">
            <text:p>30 ₆</text:p>
          </table:table-cell>
          <table:table-cell table:style-name="ce16" office:value-type="string" calcext:value-type="string">
            <text:p>2,3̅2̅ ₆</text:p>
          </table:table-cell>
          <table:table-cell table:style-name="Base06GreyBackground" office:value-type="string" calcext:value-type="string">
            <text:p>2,13 ₆</text:p>
          </table:table-cell>
          <table:table-cell table:style-name="Base06" office:value-type="string" calcext:value-type="string">
            <text:p>2 ₆</text:p>
          </table:table-cell>
          <table:table-cell table:style-name="Base06GreyBackground" office:value-type="string" calcext:value-type="string">
            <text:p>1,4̅ ₆</text:p>
          </table:table-cell>
          <table:table-cell table:style-name="Base06" office:value-type="string" calcext:value-type="string">
            <text:p>1,3̅4̅5̅2̅ ̅4̅2̅1̅0̅ ̅3̅1̅ ₆</text:p>
          </table:table-cell>
          <table:table-cell table:style-name="Base06GreyBackground" office:value-type="string" calcext:value-type="string">
            <text:p>1,3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31 ₆</text:p>
          </table:table-cell>
          <table:table-cell table:style-name="ce15" office:value-type="string" calcext:value-type="string">
            <text:p>0,2̅1̅1̅3̅ ̅2̅5̅0̅1̅ ̅5̅ ₆</text:p>
          </table:table-cell>
          <table:table-cell table:style-name="Base06" office:value-type="string" calcext:value-type="string">
            <text:p>0,2̅3̅0̅5̅ ̅4̅0̅3̅4̅ ̅4̅ ₆</text:p>
          </table:table-cell>
          <table:table-cell table:style-name="Base06GreyBackground" office:value-type="string" calcext:value-type="string">
            <text:p>0,2̅5̅0̅1̅ ̅5̅2̅1̅1̅ ̅3̅ ₆</text:p>
          </table:table-cell>
          <table:table-cell table:style-name="Base06" office:value-type="string" calcext:value-type="string">
            <text:p>0,3̅0̅5̅4̅ ̅0̅3̅4̅4̅ ̅2̅ ₆</text:p>
          </table:table-cell>
          <table:table-cell table:style-name="Base06GreyBackground" office:value-type="string" calcext:value-type="string">
            <text:p>0,3̅2̅5̅0̅ ̅1̅5̅2̅1̅ ̅1̅ ₆</text:p>
          </table:table-cell>
          <table:table-cell table:style-name="Base06" office:value-type="string" calcext:value-type="string">
            <text:p>0,3̅4̅4̅2̅ ̅3̅0̅5̅4̅ ̅0̅ ₆</text:p>
          </table:table-cell>
          <table:table-cell/>
          <table:table-cell table:style-name="Base06LineTitle" office:value-type="string" calcext:value-type="string">
            <text:p>31 ₆</text:p>
          </table:table-cell>
          <table:table-cell table:style-name="ce15" office:value-type="string" calcext:value-type="string">
            <text:p>2,4̅1̅ ₆</text:p>
          </table:table-cell>
          <table:table-cell table:style-name="Base06" office:value-type="string" calcext:value-type="string">
            <text:p>2,213 ₆</text:p>
          </table:table-cell>
          <table:table-cell table:style-name="Base06GreyBackground" office:value-type="string" calcext:value-type="string">
            <text:p>2,04 ₆</text:p>
          </table:table-cell>
          <table:table-cell table:style-name="Base06" office:value-type="string" calcext:value-type="string">
            <text:p>1,52̅ ₆</text:p>
          </table:table-cell>
          <table:table-cell table:style-name="Base06GreyBackground" office:value-type="string" calcext:value-type="string">
            <text:p>1,4̅2̅1̅0̅ ̅3̅1̅3̅4̅ ̅5̅2̅ ₆</text:p>
          </table:table-cell>
          <table:table-cell table:style-name="Base06" office:value-type="string" calcext:value-type="string">
            <text:p>1,3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32 ₆</text:p>
          </table:table-cell>
          <table:table-cell table:style-name="ce16" office:value-type="string" calcext:value-type="string">
            <text:p>0,203̅ ₆</text:p>
          </table:table-cell>
          <table:table-cell table:style-name="Base06GreyBackground" office:value-type="string" calcext:value-type="string">
            <text:p>0,2̅ ₆</text:p>
          </table:table-cell>
          <table:table-cell table:style-name="Base06" office:value-type="string" calcext:value-type="string">
            <text:p>0,241̅ ₆</text:p>
          </table:table-cell>
          <table:table-cell table:style-name="Base06GreyBackground" office:value-type="string" calcext:value-type="string">
            <text:p>0,3 ₆</text:p>
          </table:table-cell>
          <table:table-cell table:style-name="Base06" office:value-type="string" calcext:value-type="string">
            <text:p>0,314̅ ₆</text:p>
          </table:table-cell>
          <table:table-cell table:style-name="Base06GreyBackground" office:value-type="string" calcext:value-type="string">
            <text:p>0,3̅ ₆</text:p>
          </table:table-cell>
          <table:table-cell/>
          <table:table-cell table:style-name="Base06GreyBackgroundLineTitle" office:value-type="string" calcext:value-type="string">
            <text:p>32 ₆</text:p>
          </table:table-cell>
          <table:table-cell table:style-name="ce16" office:value-type="string" calcext:value-type="string">
            <text:p>2,5̅0̅ ₆</text:p>
          </table:table-cell>
          <table:table-cell table:style-name="Base06GreyBackground" office:value-type="string" calcext:value-type="string">
            <text:p>2,3 ₆</text:p>
          </table:table-cell>
          <table:table-cell table:style-name="Base06" office:value-type="string" calcext:value-type="string">
            <text:p>2,12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,4̅5̅2̅4̅ ̅2̅1̅0̅3̅ ̅1̅3̅ ₆</text:p>
          </table:table-cell>
          <table:table-cell table:style-name="Base06GreyBackground" office:value-type="string" calcext:value-type="string">
            <text:p>1,4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33 ₆</text:p>
          </table:table-cell>
          <table:table-cell table:style-name="ce15" office:value-type="string" calcext:value-type="string">
            <text:p>0,2 ₆</text:p>
          </table:table-cell>
          <table:table-cell table:style-name="Base06" office:value-type="string" calcext:value-type="string">
            <text:p>0,21̅4̅ ₆</text:p>
          </table:table-cell>
          <table:table-cell table:style-name="Base06GreyBackground" office:value-type="string" calcext:value-type="string">
            <text:p>0,2̅3̅ ₆</text:p>
          </table:table-cell>
          <table:table-cell table:style-name="Base06" office:value-type="string" calcext:value-type="string">
            <text:p>0,25̅0̅5̅0̅ ̅5̅0̅ ₆</text:p>
          </table:table-cell>
          <table:table-cell table:style-name="Base06GreyBackground" office:value-type="string" calcext:value-type="string">
            <text:p>0,30̅5̅ ₆</text:p>
          </table:table-cell>
          <table:table-cell table:style-name="Base06" office:value-type="string" calcext:value-type="string">
            <text:p>0,3̅2̅ ₆</text:p>
          </table:table-cell>
          <table:table-cell/>
          <table:table-cell table:style-name="Base06LineTitle" office:value-type="string" calcext:value-type="string">
            <text:p>33 ₆</text:p>
          </table:table-cell>
          <table:table-cell table:style-name="ce15" office:value-type="string" calcext:value-type="string">
            <text:p>3 ₆</text:p>
          </table:table-cell>
          <table:table-cell table:style-name="Base06" office:value-type="string" calcext:value-type="string">
            <text:p>2,343 ₆</text:p>
          </table:table-cell>
          <table:table-cell table:style-name="Base06GreyBackground" office:value-type="string" calcext:value-type="string">
            <text:p>2,2 ₆</text:p>
          </table:table-cell>
          <table:table-cell table:style-name="Base06" office:value-type="string" calcext:value-type="string">
            <text:p>2,03̅ ₆</text:p>
          </table:table-cell>
          <table:table-cell table:style-name="Base06GreyBackground" office:value-type="string" calcext:value-type="string">
            <text:p>1,5̅2̅4̅2̅ ̅1̅0̅3̅1̅ ̅3̅4̅ ₆</text:p>
          </table:table-cell>
          <table:table-cell table:style-name="Base06" office:value-type="string" calcext:value-type="string">
            <text:p>1,4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34 ₆</text:p>
          </table:table-cell>
          <table:table-cell table:style-name="ce16" office:value-type="string" calcext:value-type="string">
            <text:p>0,15̅2̅4̅2̅ ̅1̅0̅3̅1̅ ̅3̅4̅ ₆</text:p>
          </table:table-cell>
          <table:table-cell table:style-name="Base06GreyBackground" office:value-type="string" calcext:value-type="string">
            <text:p>0,2̅1̅0̅3̅ ̅1̅3̅4̅5̅ ̅2̅4̅ ₆</text:p>
          </table:table-cell>
          <table:table-cell table:style-name="Base06" office:value-type="string" calcext:value-type="string">
            <text:p>0,22̅4̅2̅1̅ ̅0̅3̅1̅3̅ ̅4̅5̅ ₆</text:p>
          </table:table-cell>
          <table:table-cell table:style-name="Base06GreyBackground" office:value-type="string" calcext:value-type="string">
            <text:p>0,2̅4̅2̅1̅ ̅0̅3̅1̅3̅ ̅4̅5̅ ₆</text:p>
          </table:table-cell>
          <table:table-cell table:style-name="Base06" office:value-type="string" calcext:value-type="string">
            <text:p>0,3 ₆</text:p>
          </table:table-cell>
          <table:table-cell table:style-name="Base06GreyBackground" office:value-type="string" calcext:value-type="string">
            <text:p>0,3̅1̅3̅4̅ ̅5̅2̅4̅2̅ ̅1̅0̅ ₆</text:p>
          </table:table-cell>
          <table:table-cell/>
          <table:table-cell table:style-name="Base06GreyBackgroundLineTitle" office:value-type="string" calcext:value-type="string">
            <text:p>34 ₆</text:p>
          </table:table-cell>
          <table:table-cell table:style-name="ce16" office:value-type="string" calcext:value-type="string">
            <text:p>3,0̅5̅ ₆</text:p>
          </table:table-cell>
          <table:table-cell table:style-name="Base06GreyBackground" office:value-type="string" calcext:value-type="string">
            <text:p>2,43 ₆</text:p>
          </table:table-cell>
          <table:table-cell table:style-name="Base06" office:value-type="string" calcext:value-type="string">
            <text:p>2,24 ₆</text:p>
          </table:table-cell>
          <table:table-cell table:style-name="Base06GreyBackground" office:value-type="string" calcext:value-type="string">
            <text:p>2,1̅ ₆</text:p>
          </table:table-cell>
          <table:table-cell table:style-name="Base06" office:value-type="string" calcext:value-type="string">
            <text:p>2 ₆</text:p>
          </table:table-cell>
          <table:table-cell table:style-name="Base06GreyBackground" office:value-type="string" calcext:value-type="string">
            <text:p>1,5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35 ₆</text:p>
          </table:table-cell>
          <table:table-cell table:style-name="ce15" office:value-type="string" calcext:value-type="string">
            <text:p>0,1̅4̅5̅4̅ ̅2̅3̅3̅5̅ ̅2̅5̅1̅ ₆</text:p>
          </table:table-cell>
          <table:table-cell table:style-name="Base06" office:value-type="string" calcext:value-type="string">
            <text:p>0,2̅0̅3̅0̅ ̅4̅4̅1̅0̅ ̅1̅3̅2̅ ₆</text:p>
          </table:table-cell>
          <table:table-cell table:style-name="Base06GreyBackground" office:value-type="string" calcext:value-type="string">
            <text:p>0,2̅2̅0̅3̅ ̅0̅4̅4̅1̅ ̅0̅1̅3̅ ₆</text:p>
          </table:table-cell>
          <table:table-cell table:style-name="Base06" office:value-type="string" calcext:value-type="string">
            <text:p>0,2̅3̅3̅5̅ ̅2̅5̅1̅1̅ ̅4̅5̅4̅ ₆</text:p>
          </table:table-cell>
          <table:table-cell table:style-name="Base06GreyBackground" office:value-type="string" calcext:value-type="string">
            <text:p>0,2̅5̅1̅1̅ ̅4̅5̅4̅2̅ ̅3̅3̅5̅ ₆</text:p>
          </table:table-cell>
          <table:table-cell table:style-name="Base06" office:value-type="string" calcext:value-type="string">
            <text:p>0,3̅0̅4̅4̅ ̅1̅0̅1̅3̅ ̅2̅2̅0̅ ₆</text:p>
          </table:table-cell>
          <table:table-cell/>
          <table:table-cell table:style-name="Base06LineTitle" office:value-type="string" calcext:value-type="string">
            <text:p>35 ₆</text:p>
          </table:table-cell>
          <table:table-cell table:style-name="ce15" office:value-type="string" calcext:value-type="string">
            <text:p>3,1̅4̅ ₆</text:p>
          </table:table-cell>
          <table:table-cell table:style-name="Base06" office:value-type="string" calcext:value-type="string">
            <text:p>2,513 ₆</text:p>
          </table:table-cell>
          <table:table-cell table:style-name="Base06GreyBackground" office:value-type="string" calcext:value-type="string">
            <text:p>2,32 ₆</text:p>
          </table:table-cell>
          <table:table-cell table:style-name="Base06" office:value-type="string" calcext:value-type="string">
            <text:p>2,14̅ ₆</text:p>
          </table:table-cell>
          <table:table-cell table:style-name="Base06GreyBackground" office:value-type="string" calcext:value-type="string">
            <text:p>2,0̅3̅1̅3̅ ̅4̅5̅2̅4̅ ̅2̅1̅ ₆</text:p>
          </table:table-cell>
          <table:table-cell table:style-name="Base06" office:value-type="string" calcext:value-type="string">
            <text:p>1,5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40 ₆</text:p>
          </table:table-cell>
          <table:table-cell table:style-name="ce16" office:value-type="string" calcext:value-type="string">
            <text:p>0,143 ₆</text:p>
          </table:table-cell>
          <table:table-cell table:style-name="Base06GreyBackground" office:value-type="string" calcext:value-type="string">
            <text:p>0,2 ₆</text:p>
          </table:table-cell>
          <table:table-cell table:style-name="Base06" office:value-type="string" calcext:value-type="string">
            <text:p>0,213 ₆</text:p>
          </table:table-cell>
          <table:table-cell table:style-name="Base06GreyBackground" office:value-type="string" calcext:value-type="string">
            <text:p>0,23 ₆</text:p>
          </table:table-cell>
          <table:table-cell table:style-name="Base06" office:value-type="string" calcext:value-type="string">
            <text:p>0,243 ₆</text:p>
          </table:table-cell>
          <table:table-cell table:style-name="Base06GreyBackground" office:value-type="string" calcext:value-type="string">
            <text:p>0,3 ₆</text:p>
          </table:table-cell>
          <table:table-cell/>
          <table:table-cell table:style-name="Base06GreyBackgroundLineTitle" office:value-type="string" calcext:value-type="string">
            <text:p>40 ₆</text:p>
          </table:table-cell>
          <table:table-cell table:style-name="ce16" office:value-type="string" calcext:value-type="string">
            <text:p>3,2̅3̅ ₆</text:p>
          </table:table-cell>
          <table:table-cell table:style-name="Base06GreyBackground" office:value-type="string" calcext:value-type="string">
            <text:p>3 ₆</text:p>
          </table:table-cell>
          <table:table-cell table:style-name="Base06" office:value-type="string" calcext:value-type="string">
            <text:p>2,4 ₆</text:p>
          </table:table-cell>
          <table:table-cell table:style-name="Base06GreyBackground" office:value-type="string" calcext:value-type="string">
            <text:p>2,2̅ ₆</text:p>
          </table:table-cell>
          <table:table-cell table:style-name="Base06" office:value-type="string" calcext:value-type="string">
            <text:p>2,1̅0̅3̅1̅ ̅3̅4̅5̅2̅ ̅4̅2̅ ₆</text:p>
          </table:table-cell>
          <table:table-cell table:style-name="Base06GreyBackground" office:value-type="string" calcext:value-type="string">
            <text:p>2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41 ₆</text:p>
          </table:table-cell>
          <table:table-cell table:style-name="ce15" office:value-type="string" calcext:value-type="string">
            <text:p>0,1̅4̅0̅2̅ ̅5̅ ₆</text:p>
          </table:table-cell>
          <table:table-cell table:style-name="Base06" office:value-type="string" calcext:value-type="string">
            <text:p>0,1̅5̅3̅0̅ ̅4̅ ₆</text:p>
          </table:table-cell>
          <table:table-cell table:style-name="Base06GreyBackground" office:value-type="string" calcext:value-type="string">
            <text:p>0,2̅0̅5̅4̅ ̅3̅ ₆</text:p>
          </table:table-cell>
          <table:table-cell table:style-name="Base06" office:value-type="string" calcext:value-type="string">
            <text:p>0,2̅ ₆</text:p>
          </table:table-cell>
          <table:table-cell table:style-name="Base06GreyBackground" office:value-type="string" calcext:value-type="string">
            <text:p>0,2̅3̅5̅0̅ ̅1̅ ₆</text:p>
          </table:table-cell>
          <table:table-cell table:style-name="Base06" office:value-type="string" calcext:value-type="string">
            <text:p>0,2̅5̅1̅4̅ ̅0̅ ₆</text:p>
          </table:table-cell>
          <table:table-cell/>
          <table:table-cell table:style-name="Base06LineTitle" office:value-type="string" calcext:value-type="string">
            <text:p>41 ₆</text:p>
          </table:table-cell>
          <table:table-cell table:style-name="ce15" office:value-type="string" calcext:value-type="string">
            <text:p>3,3̅2̅ ₆</text:p>
          </table:table-cell>
          <table:table-cell table:style-name="Base06" office:value-type="string" calcext:value-type="string">
            <text:p>3,043 ₆</text:p>
          </table:table-cell>
          <table:table-cell table:style-name="Base06GreyBackground" office:value-type="string" calcext:value-type="string">
            <text:p>2,44 ₆</text:p>
          </table:table-cell>
          <table:table-cell table:style-name="Base06" office:value-type="string" calcext:value-type="string">
            <text:p>2,3 ₆</text:p>
          </table:table-cell>
          <table:table-cell table:style-name="Base06GreyBackground" office:value-type="string" calcext:value-type="string">
            <text:p>2,1̅3̅4̅5̅ ̅2̅4̅2̅1̅ ̅0̅3̅ ₆</text:p>
          </table:table-cell>
          <table:table-cell table:style-name="Base06" office:value-type="string" calcext:value-type="string">
            <text:p>2,0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42 ₆</text:p>
          </table:table-cell>
          <table:table-cell table:style-name="ce16" office:value-type="string" calcext:value-type="string">
            <text:p>0,13̅4̅0̅5̅ ̅3̅1̅2̅1̅ ̅5̅0̅2̅4̅ ₆</text:p>
          </table:table-cell>
          <table:table-cell table:style-name="Base06GreyBackground" office:value-type="string" calcext:value-type="string">
            <text:p>0,1̅5̅0̅2̅ ̅4̅3̅4̅0̅ ̅5̅3̅1̅2̅ ₆</text:p>
          </table:table-cell>
          <table:table-cell table:style-name="Base06" office:value-type="string" calcext:value-type="string">
            <text:p>0,20̅2̅4̅3̅ ̅4̅0̅5̅3̅ ̅1̅2̅1̅5̅ ₆</text:p>
          </table:table-cell>
          <table:table-cell table:style-name="Base06GreyBackground" office:value-type="string" calcext:value-type="string">
            <text:p>0,2̅1̅5̅0̅ ̅2̅4̅3̅4̅ ̅0̅5̅3̅1̅ ₆</text:p>
          </table:table-cell>
          <table:table-cell table:style-name="Base06" office:value-type="string" calcext:value-type="string">
            <text:p>0,23̅1̅2̅1̅ ̅5̅0̅2̅4̅ ̅3̅4̅0̅5̅ ₆</text:p>
          </table:table-cell>
          <table:table-cell table:style-name="Base06GreyBackground" office:value-type="string" calcext:value-type="string">
            <text:p>0,2̅4̅3̅4̅ ̅0̅5̅3̅1̅ ̅2̅1̅5̅0̅ ₆</text:p>
          </table:table-cell>
          <table:table-cell/>
          <table:table-cell table:style-name="Base06GreyBackgroundLineTitle" office:value-type="string" calcext:value-type="string">
            <text:p>42 ₆</text:p>
          </table:table-cell>
          <table:table-cell table:style-name="ce16" office:value-type="string" calcext:value-type="string">
            <text:p>3,4̅1̅ ₆</text:p>
          </table:table-cell>
          <table:table-cell table:style-name="Base06GreyBackground" office:value-type="string" calcext:value-type="string">
            <text:p>3,13 ₆</text:p>
          </table:table-cell>
          <table:table-cell table:style-name="Base06" office:value-type="string" calcext:value-type="string">
            <text:p>2,52 ₆</text:p>
          </table:table-cell>
          <table:table-cell table:style-name="Base06GreyBackground" office:value-type="string" calcext:value-type="string">
            <text:p>2,3̅ ₆</text:p>
          </table:table-cell>
          <table:table-cell table:style-name="Base06" office:value-type="string" calcext:value-type="string">
            <text:p>2,2̅1̅0̅3̅ ̅1̅3̅4̅5̅ ̅2̅4̅ ₆</text:p>
          </table:table-cell>
          <table:table-cell table:style-name="Base06GreyBackground" office:value-type="string" calcext:value-type="string">
            <text:p>2,1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43 ₆</text:p>
          </table:table-cell>
          <table:table-cell table:style-name="ce15" office:value-type="string" calcext:value-type="string">
            <text:p>0,132 ₆</text:p>
          </table:table-cell>
          <table:table-cell table:style-name="Base06" office:value-type="string" calcext:value-type="string">
            <text:p>0,144 ₆</text:p>
          </table:table-cell>
          <table:table-cell table:style-name="Base06GreyBackground" office:value-type="string" calcext:value-type="string">
            <text:p>0,2 ₆</text:p>
          </table:table-cell>
          <table:table-cell table:style-name="Base06" office:value-type="string" calcext:value-type="string">
            <text:p>0,212 ₆</text:p>
          </table:table-cell>
          <table:table-cell table:style-name="Base06GreyBackground" office:value-type="string" calcext:value-type="string">
            <text:p>0,224 ₆</text:p>
          </table:table-cell>
          <table:table-cell table:style-name="Base06" office:value-type="string" calcext:value-type="string">
            <text:p>0,24 ₆</text:p>
          </table:table-cell>
          <table:table-cell/>
          <table:table-cell table:style-name="Base06LineTitle" office:value-type="string" calcext:value-type="string">
            <text:p>43 ₆</text:p>
          </table:table-cell>
          <table:table-cell table:style-name="ce15" office:value-type="string" calcext:value-type="string">
            <text:p>3,5̅0̅ ₆</text:p>
          </table:table-cell>
          <table:table-cell table:style-name="Base06" office:value-type="string" calcext:value-type="string">
            <text:p>3,213 ₆</text:p>
          </table:table-cell>
          <table:table-cell table:style-name="Base06GreyBackground" office:value-type="string" calcext:value-type="string">
            <text:p>3 ₆</text:p>
          </table:table-cell>
          <table:table-cell table:style-name="Base06" office:value-type="string" calcext:value-type="string">
            <text:p>2,41̅ ₆</text:p>
          </table:table-cell>
          <table:table-cell table:style-name="Base06GreyBackground" office:value-type="string" calcext:value-type="string">
            <text:p>2,2̅4̅2̅1̅ ̅0̅3̅1̅3̅ ̅4̅5̅ ₆</text:p>
          </table:table-cell>
          <table:table-cell table:style-name="Base06" office:value-type="string" calcext:value-type="string">
            <text:p>2,1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44 ₆</text:p>
          </table:table-cell>
          <table:table-cell table:style-name="ce16" office:value-type="string" calcext:value-type="string">
            <text:p>0,13 ₆</text:p>
          </table:table-cell>
          <table:table-cell table:style-name="Base06GreyBackground" office:value-type="string" calcext:value-type="string">
            <text:p>0,1̅4̅ ₆</text:p>
          </table:table-cell>
          <table:table-cell table:style-name="Base06" office:value-type="string" calcext:value-type="string">
            <text:p>0,153̅2̅ ₆</text:p>
          </table:table-cell>
          <table:table-cell table:style-name="Base06GreyBackground" office:value-type="string" calcext:value-type="string">
            <text:p>0,20̅5̅ ₆</text:p>
          </table:table-cell>
          <table:table-cell table:style-name="Base06" office:value-type="string" calcext:value-type="string">
            <text:p>0,220̅5̅ ₆</text:p>
          </table:table-cell>
          <table:table-cell table:style-name="Base06GreyBackground" office:value-type="string" calcext:value-type="string">
            <text:p>0,2̅3̅ ₆</text:p>
          </table:table-cell>
          <table:table-cell/>
          <table:table-cell table:style-name="Base06GreyBackgroundLineTitle" office:value-type="string" calcext:value-type="string">
            <text:p>44 ₆</text:p>
          </table:table-cell>
          <table:table-cell table:style-name="ce16" office:value-type="string" calcext:value-type="string">
            <text:p>4 ₆</text:p>
          </table:table-cell>
          <table:table-cell table:style-name="Base06GreyBackground" office:value-type="string" calcext:value-type="string">
            <text:p>3,3 ₆</text:p>
          </table:table-cell>
          <table:table-cell table:style-name="Base06" office:value-type="string" calcext:value-type="string">
            <text:p>3,04 ₆</text:p>
          </table:table-cell>
          <table:table-cell table:style-name="Base06GreyBackground" office:value-type="string" calcext:value-type="string">
            <text:p>2,4̅ ₆</text:p>
          </table:table-cell>
          <table:table-cell table:style-name="Base06" office:value-type="string" calcext:value-type="string">
            <text:p>2,3̅1̅3̅4̅ ̅5̅2̅4̅2̅ ̅1̅0̅ ₆</text:p>
          </table:table-cell>
          <table:table-cell table:style-name="Base06GreyBackground" office:value-type="string" calcext:value-type="string">
            <text:p>2,2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45 ₆</text:p>
          </table:table-cell>
          <table:table-cell table:style-name="ce15" office:value-type="string" calcext:value-type="string">
            <text:p>0,1̅2̅4̅0̅ ̅4̅5̅4̅4̅ ̅3̅1̅5̅1̅ ̅0̅1̅ ₆</text:p>
          </table:table-cell>
          <table:table-cell table:style-name="Base06" office:value-type="string" calcext:value-type="string">
            <text:p>0,1̅3̅5̅3̅ ̅3̅0̅3̅4̅ ̅2̅0̅2̅2̅ ̅5̅2̅ ₆</text:p>
          </table:table-cell>
          <table:table-cell table:style-name="Base06GreyBackground" office:value-type="string" calcext:value-type="string">
            <text:p>0,1̅5̅1̅0̅ ̅1̅1̅2̅4̅ ̅0̅4̅5̅4̅ ̅4̅3̅ ₆</text:p>
          </table:table-cell>
          <table:table-cell table:style-name="Base06" office:value-type="string" calcext:value-type="string">
            <text:p>0,2̅0̅2̅2̅ ̅5̅2̅1̅3̅ ̅5̅3̅3̅0̅ ̅3̅4̅ ₆</text:p>
          </table:table-cell>
          <table:table-cell table:style-name="Base06GreyBackground" office:value-type="string" calcext:value-type="string">
            <text:p>0,2̅1̅3̅5̅ ̅3̅3̅0̅3̅ ̅4̅2̅0̅2̅ ̅2̅5̅ ₆</text:p>
          </table:table-cell>
          <table:table-cell table:style-name="Base06" office:value-type="string" calcext:value-type="string">
            <text:p>0,2̅2̅5̅2̅ ̅1̅3̅5̅3̅ ̅3̅0̅3̅4̅ ̅2̅0̅ ₆</text:p>
          </table:table-cell>
          <table:table-cell/>
          <table:table-cell table:style-name="Base06LineTitle" office:value-type="string" calcext:value-type="string">
            <text:p>45 ₆</text:p>
          </table:table-cell>
          <table:table-cell table:style-name="ce15" office:value-type="string" calcext:value-type="string">
            <text:p>4,0̅5̅ ₆</text:p>
          </table:table-cell>
          <table:table-cell table:style-name="Base06" office:value-type="string" calcext:value-type="string">
            <text:p>3,343 ₆</text:p>
          </table:table-cell>
          <table:table-cell table:style-name="Base06GreyBackground" office:value-type="string" calcext:value-type="string">
            <text:p>3,12 ₆</text:p>
          </table:table-cell>
          <table:table-cell table:style-name="Base06" office:value-type="string" calcext:value-type="string">
            <text:p>2,52̅ ₆</text:p>
          </table:table-cell>
          <table:table-cell table:style-name="Base06GreyBackground" office:value-type="string" calcext:value-type="string">
            <text:p>2,3̅4̅5̅2̅ ̅4̅2̅1̅0̅ ̅3̅1̅ ₆</text:p>
          </table:table-cell>
          <table:table-cell table:style-name="Base06" office:value-type="string" calcext:value-type="string">
            <text:p>2,2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50 ₆</text:p>
          </table:table-cell>
          <table:table-cell table:style-name="ce16" office:value-type="string" calcext:value-type="string">
            <text:p>0,12̅ ₆</text:p>
          </table:table-cell>
          <table:table-cell table:style-name="Base06GreyBackground" office:value-type="string" calcext:value-type="string">
            <text:p>0,13̅ ₆</text:p>
          </table:table-cell>
          <table:table-cell table:style-name="Base06" office:value-type="string" calcext:value-type="string">
            <text:p>0,14̅ ₆</text:p>
          </table:table-cell>
          <table:table-cell table:style-name="Base06GreyBackground" office:value-type="string" calcext:value-type="string">
            <text:p>0,2 ₆</text:p>
          </table:table-cell>
          <table:table-cell table:style-name="Base06" office:value-type="string" calcext:value-type="string">
            <text:p>0,21̅ ₆</text:p>
          </table:table-cell>
          <table:table-cell table:style-name="Base06GreyBackground" office:value-type="string" calcext:value-type="string">
            <text:p>0,2̅ ₆</text:p>
          </table:table-cell>
          <table:table-cell/>
          <table:table-cell table:style-name="Base06GreyBackgroundLineTitle" office:value-type="string" calcext:value-type="string">
            <text:p>50 ₆</text:p>
          </table:table-cell>
          <table:table-cell table:style-name="ce16" office:value-type="string" calcext:value-type="string">
            <text:p>4,1̅4̅ ₆</text:p>
          </table:table-cell>
          <table:table-cell table:style-name="Base06GreyBackground" office:value-type="string" calcext:value-type="string">
            <text:p>3,43 ₆</text:p>
          </table:table-cell>
          <table:table-cell table:style-name="Base06" office:value-type="string" calcext:value-type="string">
            <text:p>3,2 ₆</text:p>
          </table:table-cell>
          <table:table-cell table:style-name="Base06GreyBackground" office:value-type="string" calcext:value-type="string">
            <text:p>3 ₆</text:p>
          </table:table-cell>
          <table:table-cell table:style-name="Base06" office:value-type="string" calcext:value-type="string">
            <text:p>2,4̅2̅1̅0̅ ̅3̅1̅3̅4̅ ̅5̅2̅ ₆</text:p>
          </table:table-cell>
          <table:table-cell table:style-name="Base06GreyBackground" office:value-type="string" calcext:value-type="string">
            <text:p>2,3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51 ₆</text:p>
          </table:table-cell>
          <table:table-cell table:style-name="ce15" office:value-type="string" calcext:value-type="string">
            <text:p>0,1̅2̅0̅4̅ ̅3̅5̅ ₆</text:p>
          </table:table-cell>
          <table:table-cell table:style-name="Base06" office:value-type="string" calcext:value-type="string">
            <text:p>0,1̅3̅1̅4̅ ̅2̅4̅ ₆</text:p>
          </table:table-cell>
          <table:table-cell table:style-name="Base06GreyBackground" office:value-type="string" calcext:value-type="string">
            <text:p>0,1̅4̅2̅4̅ ̅1̅3̅ ₆</text:p>
          </table:table-cell>
          <table:table-cell table:style-name="Base06" office:value-type="string" calcext:value-type="string">
            <text:p>0,1̅5̅3̅4̅ ̅0̅2̅ ₆</text:p>
          </table:table-cell>
          <table:table-cell table:style-name="Base06GreyBackground" office:value-type="string" calcext:value-type="string">
            <text:p>0,2̅0̅4̅3̅ ̅5̅1̅ ₆</text:p>
          </table:table-cell>
          <table:table-cell table:style-name="Base06" office:value-type="string" calcext:value-type="string">
            <text:p>0,2̅1̅5̅3̅ ̅4̅0̅ ₆</text:p>
          </table:table-cell>
          <table:table-cell/>
          <table:table-cell table:style-name="Base06LineTitle" office:value-type="string" calcext:value-type="string">
            <text:p>51 ₆</text:p>
          </table:table-cell>
          <table:table-cell table:style-name="ce15" office:value-type="string" calcext:value-type="string">
            <text:p>4,2̅3̅ ₆</text:p>
          </table:table-cell>
          <table:table-cell table:style-name="Base06" office:value-type="string" calcext:value-type="string">
            <text:p>3,513 ₆</text:p>
          </table:table-cell>
          <table:table-cell table:style-name="Base06GreyBackground" office:value-type="string" calcext:value-type="string">
            <text:p>3,24 ₆</text:p>
          </table:table-cell>
          <table:table-cell table:style-name="Base06" office:value-type="string" calcext:value-type="string">
            <text:p>3,03̅ ₆</text:p>
          </table:table-cell>
          <table:table-cell table:style-name="Base06GreyBackground" office:value-type="string" calcext:value-type="string">
            <text:p>2,4̅5̅2̅4̅ ̅2̅1̅0̅3̅ ̅1̅3̅ ₆</text:p>
          </table:table-cell>
          <table:table-cell table:style-name="Base06" office:value-type="string" calcext:value-type="string">
            <text:p>2,3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52 ₆</text:p>
          </table:table-cell>
          <table:table-cell table:style-name="ce16" office:value-type="string" calcext:value-type="string">
            <text:p>0,11513 ₆</text:p>
          </table:table-cell>
          <table:table-cell table:style-name="Base06GreyBackground" office:value-type="string" calcext:value-type="string">
            <text:p>0,13 ₆</text:p>
          </table:table-cell>
          <table:table-cell table:style-name="Base06" office:value-type="string" calcext:value-type="string">
            <text:p>0,14043 ₆</text:p>
          </table:table-cell>
          <table:table-cell table:style-name="Base06GreyBackground" office:value-type="string" calcext:value-type="string">
            <text:p>0,1513 ₆</text:p>
          </table:table-cell>
          <table:table-cell table:style-name="Base06" office:value-type="string" calcext:value-type="string">
            <text:p>0,20213 ₆</text:p>
          </table:table-cell>
          <table:table-cell table:style-name="Base06GreyBackground" office:value-type="string" calcext:value-type="string">
            <text:p>0,213 ₆</text:p>
          </table:table-cell>
          <table:table-cell/>
          <table:table-cell table:style-name="Base06GreyBackgroundLineTitle" office:value-type="string" calcext:value-type="string">
            <text:p>52 ₆</text:p>
          </table:table-cell>
          <table:table-cell table:style-name="ce16" office:value-type="string" calcext:value-type="string">
            <text:p>4,3̅2̅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3,32 ₆</text:p>
          </table:table-cell>
          <table:table-cell table:style-name="Base06GreyBackground" office:value-type="string" calcext:value-type="string">
            <text:p>3,1̅ ₆</text:p>
          </table:table-cell>
          <table:table-cell table:style-name="Base06" office:value-type="string" calcext:value-type="string">
            <text:p>2,5̅2̅4̅2̅ ̅1̅0̅3̅1̅ ̅3̅4̅ ₆</text:p>
          </table:table-cell>
          <table:table-cell table:style-name="Base06GreyBackground" office:value-type="string" calcext:value-type="string">
            <text:p>2,4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53 ₆</text:p>
          </table:table-cell>
          <table:table-cell table:style-name="ce15" office:value-type="string" calcext:value-type="string">
            <text:p>0,11̅3̅4̅5̅ ̅2̅4̅2̅1̅ ̅0̅3̅ ₆</text:p>
          </table:table-cell>
          <table:table-cell table:style-name="Base06" office:value-type="string" calcext:value-type="string">
            <text:p>0,12̅4̅2̅1̅ ̅0̅3̅1̅3̅ ̅4̅5̅ ₆</text:p>
          </table:table-cell>
          <table:table-cell table:style-name="Base06GreyBackground" office:value-type="string" calcext:value-type="string">
            <text:p>0,1̅3̅4̅5̅ ̅2̅4̅2̅1̅ ̅0̅3̅ ₆</text:p>
          </table:table-cell>
          <table:table-cell table:style-name="Base06" office:value-type="string" calcext:value-type="string">
            <text:p>0,14̅5̅2̅4̅ ̅2̅1̅0̅3̅ ̅1̅3̅ ₆</text:p>
          </table:table-cell>
          <table:table-cell table:style-name="Base06GreyBackground" office:value-type="string" calcext:value-type="string">
            <text:p>0,2 ₆</text:p>
          </table:table-cell>
          <table:table-cell table:style-name="Base06" office:value-type="string" calcext:value-type="string">
            <text:p>0,2̅1̅0̅3̅ ̅1̅3̅4̅5̅ ̅2̅4̅ ₆</text:p>
          </table:table-cell>
          <table:table-cell/>
          <table:table-cell table:style-name="Base06LineTitle" office:value-type="string" calcext:value-type="string">
            <text:p>53 ₆</text:p>
          </table:table-cell>
          <table:table-cell table:style-name="ce15" office:value-type="string" calcext:value-type="string">
            <text:p>4,4̅1̅ ₆</text:p>
          </table:table-cell>
          <table:table-cell table:style-name="Base06" office:value-type="string" calcext:value-type="string">
            <text:p>4,043 ₆</text:p>
          </table:table-cell>
          <table:table-cell table:style-name="Base06GreyBackground" office:value-type="string" calcext:value-type="string">
            <text:p>3,4 ₆</text:p>
          </table:table-cell>
          <table:table-cell table:style-name="Base06" office:value-type="string" calcext:value-type="string">
            <text:p>3,14̅ ₆</text:p>
          </table:table-cell>
          <table:table-cell table:style-name="Base06GreyBackground" office:value-type="string" calcext:value-type="string">
            <text:p>3 ₆</text:p>
          </table:table-cell>
          <table:table-cell table:style-name="Base06" office:value-type="string" calcext:value-type="string">
            <text:p>2,4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54 ₆</text:p>
          </table:table-cell>
          <table:table-cell table:style-name="ce16" office:value-type="string" calcext:value-type="string">
            <text:p>0,11̅2̅2̅4̅ ̅5̅3̅5̅1̅ ̅4̅3̅3̅1̅ ̅0̅2̅0̅4̅ ₆</text:p>
          </table:table-cell>
          <table:table-cell table:style-name="Base06GreyBackground" office:value-type="string" calcext:value-type="string">
            <text:p>0,1̅2̅2̅4̅ ̅5̅3̅5̅1̅ ̅4̅3̅3̅1̅ ̅0̅2̅0̅4̅ ₆</text:p>
          </table:table-cell>
          <table:table-cell table:style-name="Base06" office:value-type="string" calcext:value-type="string">
            <text:p>0,13̅3̅1̅0̅ ̅2̅0̅4̅1̅ ̅2̅2̅4̅5̅ ̅3̅5̅1̅4̅ ₆</text:p>
          </table:table-cell>
          <table:table-cell table:style-name="Base06GreyBackground" office:value-type="string" calcext:value-type="string">
            <text:p>0,1̅4̅3̅3̅ ̅1̅0̅2̅0̅ ̅4̅1̅2̅2̅ ̅4̅5̅3̅5̅ ₆</text:p>
          </table:table-cell>
          <table:table-cell table:style-name="Base06" office:value-type="string" calcext:value-type="string">
            <text:p>0,15̅3̅5̅1̅ ̅4̅3̅3̅1̅ ̅0̅2̅0̅4̅ ̅1̅2̅2̅4̅ ₆</text:p>
          </table:table-cell>
          <table:table-cell table:style-name="Base06GreyBackground" office:value-type="string" calcext:value-type="string">
            <text:p>0,2̅0̅4̅1̅ ̅2̅2̅4̅5̅ ̅3̅5̅1̅4̅ ̅3̅3̅1̅0̅ ₆</text:p>
          </table:table-cell>
          <table:table-cell/>
          <table:table-cell table:style-name="Base06GreyBackgroundLineTitle" office:value-type="string" calcext:value-type="string">
            <text:p>54 ₆</text:p>
          </table:table-cell>
          <table:table-cell table:style-name="ce16" office:value-type="string" calcext:value-type="string">
            <text:p>4,5̅0̅ ₆</text:p>
          </table:table-cell>
          <table:table-cell table:style-name="Base06GreyBackground" office:value-type="string" calcext:value-type="string">
            <text:p>4,13 ₆</text:p>
          </table:table-cell>
          <table:table-cell table:style-name="Base06" office:value-type="string" calcext:value-type="string">
            <text:p>3,44 ₆</text:p>
          </table:table-cell>
          <table:table-cell table:style-name="Base06GreyBackground" office:value-type="string" calcext:value-type="string">
            <text:p>3,2̅ ₆</text:p>
          </table:table-cell>
          <table:table-cell table:style-name="Base06" office:value-type="string" calcext:value-type="string">
            <text:p>3,0̅3̅1̅3̅ ̅4̅5̅2̅4̅ ̅2̅1̅ ₆</text:p>
          </table:table-cell>
          <table:table-cell table:style-name="Base06GreyBackground" office:value-type="string" calcext:value-type="string">
            <text:p>2,5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55 ₆</text:p>
          </table:table-cell>
          <table:table-cell table:style-name="ce15" office:value-type="string" calcext:value-type="string">
            <text:p>0,1̅ ₆</text:p>
          </table:table-cell>
          <table:table-cell table:style-name="Base06" office:value-type="string" calcext:value-type="string">
            <text:p>0,1̅2̅ ₆</text:p>
          </table:table-cell>
          <table:table-cell table:style-name="Base06GreyBackground" office:value-type="string" calcext:value-type="string">
            <text:p>0,1̅3̅ ₆</text:p>
          </table:table-cell>
          <table:table-cell table:style-name="Base06" office:value-type="string" calcext:value-type="string">
            <text:p>0,1̅4̅ ₆</text:p>
          </table:table-cell>
          <table:table-cell table:style-name="Base06GreyBackground" office:value-type="string" calcext:value-type="string">
            <text:p>0,1̅5̅ ₆</text:p>
          </table:table-cell>
          <table:table-cell table:style-name="Base06" office:value-type="string" calcext:value-type="string">
            <text:p>0,2̅0̅ ₆</text:p>
          </table:table-cell>
          <table:table-cell/>
          <table:table-cell table:style-name="Base06LineTitle" office:value-type="string" calcext:value-type="string">
            <text:p>55 ₆</text:p>
          </table:table-cell>
          <table:table-cell table:style-name="ce15" office:value-type="string" calcext:value-type="string">
            <text:p>5 ₆</text:p>
          </table:table-cell>
          <table:table-cell table:style-name="Base06" office:value-type="string" calcext:value-type="string">
            <text:p>4,213 ₆</text:p>
          </table:table-cell>
          <table:table-cell table:style-name="Base06GreyBackground" office:value-type="string" calcext:value-type="string">
            <text:p>3,52 ₆</text:p>
          </table:table-cell>
          <table:table-cell table:style-name="Base06" office:value-type="string" calcext:value-type="string">
            <text:p>3,3 ₆</text:p>
          </table:table-cell>
          <table:table-cell table:style-name="Base06GreyBackground" office:value-type="string" calcext:value-type="string">
            <text:p>3,1̅0̅3̅1̅ ̅3̅4̅5̅2̅ ̅4̅2̅ ₆</text:p>
          </table:table-cell>
          <table:table-cell table:style-name="Base06" office:value-type="string" calcext:value-type="string">
            <text:p>2,5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100 ₆</text:p>
          </table:table-cell>
          <table:table-cell table:style-name="ce16" office:value-type="string" calcext:value-type="string">
            <text:p>0,11 ₆</text:p>
          </table:table-cell>
          <table:table-cell table:style-name="Base06GreyBackground" office:value-type="string" calcext:value-type="string">
            <text:p>0,12 ₆</text:p>
          </table:table-cell>
          <table:table-cell table:style-name="Base06" office:value-type="string" calcext:value-type="string">
            <text:p>0,13 ₆</text:p>
          </table:table-cell>
          <table:table-cell table:style-name="Base06GreyBackground" office:value-type="string" calcext:value-type="string">
            <text:p>0,14 ₆</text:p>
          </table:table-cell>
          <table:table-cell table:style-name="Base06" office:value-type="string" calcext:value-type="string">
            <text:p>0,15 ₆</text:p>
          </table:table-cell>
          <table:table-cell table:style-name="Base06GreyBackground" office:value-type="string" calcext:value-type="string">
            <text:p>0,2 ₆</text:p>
          </table:table-cell>
          <table:table-cell/>
          <table:table-cell table:style-name="Base06GreyBackgroundLineTitle" office:value-type="string" calcext:value-type="string">
            <text:p>100 ₆</text:p>
          </table:table-cell>
          <table:table-cell table:style-name="ce16" office:value-type="string" calcext:value-type="string">
            <text:p>5,0̅5̅ ₆</text:p>
          </table:table-cell>
          <table:table-cell table:style-name="Base06GreyBackground" office:value-type="string" calcext:value-type="string">
            <text:p>4,3 ₆</text:p>
          </table:table-cell>
          <table:table-cell table:style-name="Base06" office:value-type="string" calcext:value-type="string">
            <text:p>4 ₆</text:p>
          </table:table-cell>
          <table:table-cell table:style-name="Base06GreyBackground" office:value-type="string" calcext:value-type="string">
            <text:p>3,3̅ ₆</text:p>
          </table:table-cell>
          <table:table-cell table:style-name="Base06" office:value-type="string" calcext:value-type="string">
            <text:p>3,1̅3̅4̅5̅ ̅2̅4̅2̅1̅ ̅0̅3̅ ₆</text:p>
          </table:table-cell>
          <table:table-cell table:style-name="Base06GreyBackground" office:value-type="string" calcext:value-type="string">
            <text:p>3 ₆</text:p>
          </table:table-cell>
          <table:table-cell table:number-columns-repeated="16342"/>
        </table:table-row>
        <table:table-row table:style-name="ro3">
          <table:table-cell table:number-columns-repeated="16357"/>
        </table:table-row>
        <table:table-row table:style-name="ro1">
          <table:table-cell table:style-name="Heading" table:formula="of:=[.$A$1]" office:value-type="string" office:string-value="DIVISÃO" calcext:value-type="string" table:number-columns-spanned="15" table:number-rows-spanned="1">
            <text:p>DIVISÃO</text:p>
          </table:table-cell>
          <table:covered-table-cell table:number-columns-repeated="11" table:style-name="Heading"/>
          <table:covered-table-cell table:number-columns-repeated="3"/>
          <table:table-cell table:number-columns-repeated="16342"/>
        </table:table-row>
        <table:table-row table:style-name="ro2">
          <table:table-cell table:style-name="Heading_20_2" table:formula="of:=[.$A$2]" office:value-type="string" office:string-value="COLUNA ÷ LINHA" calcext:value-type="string" table:number-columns-spanned="7" table:number-rows-spanned="1">
            <text:p>COLUNA ÷ LINHA</text:p>
          </table:table-cell>
          <table:covered-table-cell table:number-columns-repeated="6"/>
          <table:table-cell/>
          <table:table-cell table:style-name="Heading_20_2" table:formula="of:=[.$I$2]" office:value-type="string" office:string-value="LINHA ÷ COLUNA" calcext:value-type="string" table:number-columns-spanned="7" table:number-rows-spanned="1">
            <text:p>LINHA ÷ COLUNA</text:p>
          </table:table-cell>
          <table:covered-table-cell table:number-columns-repeated="3" table:style-name="Heading_20_2"/>
          <table:covered-table-cell table:number-columns-repeated="3"/>
          <table:table-cell table:number-columns-repeated="16342"/>
        </table:table-row>
        <table:table-row table:style-name="ro3">
          <table:table-cell table:number-columns-repeated="16357"/>
        </table:table-row>
        <table:table-row table:style-name="ro3">
          <table:table-cell/>
          <table:table-cell table:style-name="Base06ColumnTitle" office:value-type="string" calcext:value-type="string">
            <text:p>21 ₆</text:p>
          </table:table-cell>
          <table:table-cell table:style-name="Base06GreyBackgroundColumnTitle" office:value-type="string" calcext:value-type="string">
            <text:p>22 ₆</text:p>
          </table:table-cell>
          <table:table-cell table:style-name="Base06ColumnTitle" office:value-type="string" calcext:value-type="string">
            <text:p>23 ₆</text:p>
          </table:table-cell>
          <table:table-cell table:style-name="Base06GreyBackgroundColumnTitle" office:value-type="string" calcext:value-type="string">
            <text:p>24 ₆</text:p>
          </table:table-cell>
          <table:table-cell table:style-name="Base06ColumnTitle" office:value-type="string" calcext:value-type="string">
            <text:p>25 ₆</text:p>
          </table:table-cell>
          <table:table-cell table:style-name="Base06GreyBackgroundColumnTitle" office:value-type="string" calcext:value-type="string">
            <text:p>30 ₆</text:p>
          </table:table-cell>
          <table:table-cell table:number-columns-repeated="2"/>
          <table:table-cell table:style-name="Base06ColumnTitle" office:value-type="string" calcext:value-type="string">
            <text:p>21 ₆</text:p>
          </table:table-cell>
          <table:table-cell table:style-name="Base06GreyBackgroundColumnTitle" office:value-type="string" calcext:value-type="string">
            <text:p>22 ₆</text:p>
          </table:table-cell>
          <table:table-cell table:style-name="Base06ColumnTitle" office:value-type="string" calcext:value-type="string">
            <text:p>23 ₆</text:p>
          </table:table-cell>
          <table:table-cell table:style-name="Base06GreyBackgroundColumnTitle" office:value-type="string" calcext:value-type="string">
            <text:p>24 ₆</text:p>
          </table:table-cell>
          <table:table-cell table:style-name="Base06ColumnTitle" office:value-type="string" calcext:value-type="string">
            <text:p>25 ₆</text:p>
          </table:table-cell>
          <table:table-cell table:style-name="Base06GreyBackgroundColumnTitle" office:value-type="string" calcext:value-type="string">
            <text:p>30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1 ₆</text:p>
          </table:table-cell>
          <table:table-cell table:style-name="ce15" office:value-type="string" calcext:value-type="string">
            <text:p>21 ₆</text:p>
          </table:table-cell>
          <table:table-cell table:style-name="Base06" office:value-type="string" calcext:value-type="string">
            <text:p>22 ₆</text:p>
          </table:table-cell>
          <table:table-cell table:style-name="Base06GreyBackground" office:value-type="string" calcext:value-type="string">
            <text:p>23 ₆</text:p>
          </table:table-cell>
          <table:table-cell table:style-name="Base06" office:value-type="string" calcext:value-type="string">
            <text:p>24 ₆</text:p>
          </table:table-cell>
          <table:table-cell table:style-name="Base06GreyBackground" office:value-type="string" calcext:value-type="string">
            <text:p>25 ₆</text:p>
          </table:table-cell>
          <table:table-cell table:style-name="Base06" office:value-type="string" calcext:value-type="string">
            <text:p>30 ₆</text:p>
          </table:table-cell>
          <table:table-cell/>
          <table:table-cell table:style-name="Base06LineTitle" office:value-type="string" calcext:value-type="string">
            <text:p>1 ₆</text:p>
          </table:table-cell>
          <table:table-cell table:style-name="ce15" office:value-type="string" calcext:value-type="string">
            <text:p>0,0̅2̅4̅3̅ ̅4̅0̅5̅3̅ ̅1̅2̅1̅5̅ ₆</text:p>
          </table:table-cell>
          <table:table-cell table:style-name="Base06" office:value-type="string" calcext:value-type="string">
            <text:p>0,02̅3̅ ₆</text:p>
          </table:table-cell>
          <table:table-cell table:style-name="Base06GreyBackground" office:value-type="string" calcext:value-type="string">
            <text:p>0,02̅ ₆</text:p>
          </table:table-cell>
          <table:table-cell table:style-name="Base06" office:value-type="string" calcext:value-type="string">
            <text:p>0,0213 ₆</text:p>
          </table:table-cell>
          <table:table-cell table:style-name="Base06GreyBackground" office:value-type="string" calcext:value-type="string">
            <text:p>0,0̅2̅0̅4̅ ̅1̅2̅2̅4̅ ̅5̅3̅5̅1̅ ̅4̅3̅3̅1̅ ₆</text:p>
          </table:table-cell>
          <table:table-cell table:style-name="Base06" office:value-type="string" calcext:value-type="string">
            <text:p>0,02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2 ₆</text:p>
          </table:table-cell>
          <table:table-cell table:style-name="ce16" office:value-type="string" calcext:value-type="string">
            <text:p>10,3 ₆</text:p>
          </table:table-cell>
          <table:table-cell table:style-name="Base06GreyBackground" office:value-type="string" calcext:value-type="string">
            <text:p>11 ₆</text:p>
          </table:table-cell>
          <table:table-cell table:style-name="Base06" office:value-type="string" calcext:value-type="string">
            <text:p>11,3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2,3 ₆</text:p>
          </table:table-cell>
          <table:table-cell table:style-name="Base06GreyBackground" office:value-type="string" calcext:value-type="string">
            <text:p>13 ₆</text:p>
          </table:table-cell>
          <table:table-cell/>
          <table:table-cell table:style-name="Base06GreyBackgroundLineTitle" office:value-type="string" calcext:value-type="string">
            <text:p>2 ₆</text:p>
          </table:table-cell>
          <table:table-cell table:style-name="ce16" office:value-type="string" calcext:value-type="string">
            <text:p>0,0̅5̅3̅1̅ ̅2̅1̅5̅0̅ ̅2̅4̅3̅4̅ ₆</text:p>
          </table:table-cell>
          <table:table-cell table:style-name="Base06GreyBackground" office:value-type="string" calcext:value-type="string">
            <text:p>0,0̅5̅ ₆</text:p>
          </table:table-cell>
          <table:table-cell table:style-name="Base06" office:value-type="string" calcext:value-type="string">
            <text:p>0,04̅ ₆</text:p>
          </table:table-cell>
          <table:table-cell table:style-name="Base06GreyBackground" office:value-type="string" calcext:value-type="string">
            <text:p>0,043 ₆</text:p>
          </table:table-cell>
          <table:table-cell table:style-name="Base06" office:value-type="string" calcext:value-type="string">
            <text:p>0,0̅4̅1̅2̅ ̅2̅4̅5̅3̅ ̅5̅1̅4̅3̅ ̅3̅1̅0̅2̅ ₆</text:p>
          </table:table-cell>
          <table:table-cell table:style-name="Base06GreyBackground" office:value-type="string" calcext:value-type="string">
            <text:p>0,04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3 ₆</text:p>
          </table:table-cell>
          <table:table-cell table:style-name="ce15" office:value-type="string" calcext:value-type="string">
            <text:p>4,2 ₆</text:p>
          </table:table-cell>
          <table:table-cell table:style-name="Base06" office:value-type="string" calcext:value-type="string">
            <text:p>4,4 ₆</text:p>
          </table:table-cell>
          <table:table-cell table:style-name="Base06GreyBackground" office:value-type="string" calcext:value-type="string">
            <text:p>5 ₆</text:p>
          </table:table-cell>
          <table:table-cell table:style-name="Base06" office:value-type="string" calcext:value-type="string">
            <text:p>5,2 ₆</text:p>
          </table:table-cell>
          <table:table-cell table:style-name="Base06GreyBackground" office:value-type="string" calcext:value-type="string">
            <text:p>5,4 ₆</text:p>
          </table:table-cell>
          <table:table-cell table:style-name="Base06" office:value-type="string" calcext:value-type="string">
            <text:p>10 ₆</text:p>
          </table:table-cell>
          <table:table-cell/>
          <table:table-cell table:style-name="Base06LineTitle" office:value-type="string" calcext:value-type="string">
            <text:p>3 ₆</text:p>
          </table:table-cell>
          <table:table-cell table:style-name="ce15" office:value-type="string" calcext:value-type="string">
            <text:p>0,1̅2̅1̅5̅ ̅0̅2̅4̅3̅ ̅4̅0̅5̅3̅ ₆</text:p>
          </table:table-cell>
          <table:table-cell table:style-name="Base06" office:value-type="string" calcext:value-type="string">
            <text:p>0,11̅4̅ ₆</text:p>
          </table:table-cell>
          <table:table-cell table:style-name="Base06GreyBackground" office:value-type="string" calcext:value-type="string">
            <text:p>0,1̅ ₆</text:p>
          </table:table-cell>
          <table:table-cell table:style-name="Base06" office:value-type="string" calcext:value-type="string">
            <text:p>0,1043 ₆</text:p>
          </table:table-cell>
          <table:table-cell table:style-name="Base06GreyBackground" office:value-type="string" calcext:value-type="string">
            <text:p>0,1̅0̅2̅0̅ ̅4̅1̅2̅2̅ ̅4̅5̅3̅5̅ ̅1̅4̅3̅3̅ ₆</text:p>
          </table:table-cell>
          <table:table-cell table:style-name="Base06" office:value-type="string" calcext:value-type="string">
            <text:p>0,1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4 ₆</text:p>
          </table:table-cell>
          <table:table-cell table:style-name="ce16" office:value-type="string" calcext:value-type="string">
            <text:p>3,13 ₆</text:p>
          </table:table-cell>
          <table:table-cell table:style-name="Base06GreyBackground" office:value-type="string" calcext:value-type="string">
            <text:p>3,3 ₆</text:p>
          </table:table-cell>
          <table:table-cell table:style-name="Base06" office:value-type="string" calcext:value-type="string">
            <text:p>3,43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4,13 ₆</text:p>
          </table:table-cell>
          <table:table-cell table:style-name="Base06GreyBackground" office:value-type="string" calcext:value-type="string">
            <text:p>4,3 ₆</text:p>
          </table:table-cell>
          <table:table-cell/>
          <table:table-cell table:style-name="Base06GreyBackgroundLineTitle" office:value-type="string" calcext:value-type="string">
            <text:p>4 ₆</text:p>
          </table:table-cell>
          <table:table-cell table:style-name="ce16" office:value-type="string" calcext:value-type="string">
            <text:p>0,1̅5̅0̅2̅ ̅4̅3̅4̅0̅ ̅5̅3̅1̅2̅ ₆</text:p>
          </table:table-cell>
          <table:table-cell table:style-name="Base06GreyBackground" office:value-type="string" calcext:value-type="string">
            <text:p>0,1̅4̅ ₆</text:p>
          </table:table-cell>
          <table:table-cell table:style-name="Base06" office:value-type="string" calcext:value-type="string">
            <text:p>0,13̅ ₆</text:p>
          </table:table-cell>
          <table:table-cell table:style-name="Base06GreyBackground" office:value-type="string" calcext:value-type="string">
            <text:p>0,13 ₆</text:p>
          </table:table-cell>
          <table:table-cell table:style-name="Base06" office:value-type="string" calcext:value-type="string">
            <text:p>0,1̅2̅2̅4̅ ̅5̅3̅5̅1̅ ̅4̅3̅3̅1̅ ̅0̅2̅0̅4̅ ₆</text:p>
          </table:table-cell>
          <table:table-cell table:style-name="Base06GreyBackground" office:value-type="string" calcext:value-type="string">
            <text:p>0,12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5 ₆</text:p>
          </table:table-cell>
          <table:table-cell table:style-name="ce15" office:value-type="string" calcext:value-type="string">
            <text:p>2,3̅ ₆</text:p>
          </table:table-cell>
          <table:table-cell table:style-name="Base06" office:value-type="string" calcext:value-type="string">
            <text:p>2,4̅ ₆</text:p>
          </table:table-cell>
          <table:table-cell table:style-name="Base06GreyBackground" office:value-type="string" calcext:value-type="string">
            <text:p>3 ₆</text:p>
          </table:table-cell>
          <table:table-cell table:style-name="Base06" office:value-type="string" calcext:value-type="string">
            <text:p>3,1̅ ₆</text:p>
          </table:table-cell>
          <table:table-cell table:style-name="Base06GreyBackground" office:value-type="string" calcext:value-type="string">
            <text:p>3,2̅ ₆</text:p>
          </table:table-cell>
          <table:table-cell table:style-name="Base06" office:value-type="string" calcext:value-type="string">
            <text:p>3,3̅ ₆</text:p>
          </table:table-cell>
          <table:table-cell/>
          <table:table-cell table:style-name="Base06LineTitle" office:value-type="string" calcext:value-type="string">
            <text:p>5 ₆</text:p>
          </table:table-cell>
          <table:table-cell table:style-name="ce15" office:value-type="string" calcext:value-type="string">
            <text:p>0,2̅1̅5̅0̅ ̅2̅4̅3̅4̅ ̅0̅5̅3̅1̅ ₆</text:p>
          </table:table-cell>
          <table:table-cell table:style-name="Base06" office:value-type="string" calcext:value-type="string">
            <text:p>0,20̅5̅ ₆</text:p>
          </table:table-cell>
          <table:table-cell table:style-name="Base06GreyBackground" office:value-type="string" calcext:value-type="string">
            <text:p>0,2 ₆</text:p>
          </table:table-cell>
          <table:table-cell table:style-name="Base06" office:value-type="string" calcext:value-type="string">
            <text:p>0,1513 ₆</text:p>
          </table:table-cell>
          <table:table-cell table:style-name="Base06GreyBackground" office:value-type="string" calcext:value-type="string">
            <text:p>0,1̅4̅3̅3̅ ̅1̅0̅2̅0̅ ̅4̅1̅2̅2̅ ̅4̅5̅3̅5̅ ₆</text:p>
          </table:table-cell>
          <table:table-cell table:style-name="Base06" office:value-type="string" calcext:value-type="string">
            <text:p>0,14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10 ₆</text:p>
          </table:table-cell>
          <table:table-cell table:style-name="ce16" office:value-type="string" calcext:value-type="string">
            <text:p>2,1 ₆</text:p>
          </table:table-cell>
          <table:table-cell table:style-name="Base06GreyBackground" office:value-type="string" calcext:value-type="string">
            <text:p>2,2 ₆</text:p>
          </table:table-cell>
          <table:table-cell table:style-name="Base06" office:value-type="string" calcext:value-type="string">
            <text:p>2,3 ₆</text:p>
          </table:table-cell>
          <table:table-cell table:style-name="Base06GreyBackground" office:value-type="string" calcext:value-type="string">
            <text:p>2,4 ₆</text:p>
          </table:table-cell>
          <table:table-cell table:style-name="Base06" office:value-type="string" calcext:value-type="string">
            <text:p>2,5 ₆</text:p>
          </table:table-cell>
          <table:table-cell table:style-name="Base06GreyBackground" office:value-type="string" calcext:value-type="string">
            <text:p>3 ₆</text:p>
          </table:table-cell>
          <table:table-cell/>
          <table:table-cell table:style-name="Base06GreyBackgroundLineTitle" office:value-type="string" calcext:value-type="string">
            <text:p>10 ₆</text:p>
          </table:table-cell>
          <table:table-cell table:style-name="ce16" office:value-type="string" calcext:value-type="string">
            <text:p>0,2̅4̅3̅4̅ ̅0̅5̅3̅1̅ ̅2̅1̅5̅0̅ ₆</text:p>
          </table:table-cell>
          <table:table-cell table:style-name="Base06GreyBackground" office:value-type="string" calcext:value-type="string">
            <text:p>0,2̅3̅ ₆</text:p>
          </table:table-cell>
          <table:table-cell table:style-name="Base06" office:value-type="string" calcext:value-type="string">
            <text:p>0,2̅ ₆</text:p>
          </table:table-cell>
          <table:table-cell table:style-name="Base06GreyBackground" office:value-type="string" calcext:value-type="string">
            <text:p>0,213 ₆</text:p>
          </table:table-cell>
          <table:table-cell table:style-name="Base06" office:value-type="string" calcext:value-type="string">
            <text:p>0,2̅0̅4̅1̅ ̅2̅2̅4̅5̅ ̅3̅5̅1̅4̅ ̅3̅3̅1̅0̅ ₆</text:p>
          </table:table-cell>
          <table:table-cell table:style-name="Base06GreyBackground" office:value-type="string" calcext:value-type="string">
            <text:p>0,2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11 ₆</text:p>
          </table:table-cell>
          <table:table-cell table:style-name="ce15" office:value-type="string" calcext:value-type="string">
            <text:p>1,5̅0̅ ₆</text:p>
          </table:table-cell>
          <table:table-cell table:style-name="Base06" office:value-type="string" calcext:value-type="string">
            <text:p>2 ₆</text:p>
          </table:table-cell>
          <table:table-cell table:style-name="Base06GreyBackground" office:value-type="string" calcext:value-type="string">
            <text:p>2,0̅5̅ ₆</text:p>
          </table:table-cell>
          <table:table-cell table:style-name="Base06" office:value-type="string" calcext:value-type="string">
            <text:p>2,1̅4̅ ₆</text:p>
          </table:table-cell>
          <table:table-cell table:style-name="Base06GreyBackground" office:value-type="string" calcext:value-type="string">
            <text:p>2,2̅3̅ ₆</text:p>
          </table:table-cell>
          <table:table-cell table:style-name="Base06" office:value-type="string" calcext:value-type="string">
            <text:p>2,3̅2̅ ₆</text:p>
          </table:table-cell>
          <table:table-cell/>
          <table:table-cell table:style-name="Base06LineTitle" office:value-type="string" calcext:value-type="string">
            <text:p>11 ₆</text:p>
          </table:table-cell>
          <table:table-cell table:style-name="ce15" office:value-type="string" calcext:value-type="string">
            <text:p>0,3̅1̅2̅1̅ ̅5̅0̅2̅4̅ ̅3̅4̅0̅5̅ ₆</text:p>
          </table:table-cell>
          <table:table-cell table:style-name="Base06" office:value-type="string" calcext:value-type="string">
            <text:p>0,3 ₆</text:p>
          </table:table-cell>
          <table:table-cell table:style-name="Base06GreyBackground" office:value-type="string" calcext:value-type="string">
            <text:p>0,24̅ ₆</text:p>
          </table:table-cell>
          <table:table-cell table:style-name="Base06" office:value-type="string" calcext:value-type="string">
            <text:p>0,2343 ₆</text:p>
          </table:table-cell>
          <table:table-cell table:style-name="Base06GreyBackground" office:value-type="string" calcext:value-type="string">
            <text:p>0,2̅2̅4̅5̅ ̅3̅5̅1̅4̅ ̅3̅3̅1̅0̅ ̅2̅0̅4̅1̅ ₆</text:p>
          </table:table-cell>
          <table:table-cell table:style-name="Base06" office:value-type="string" calcext:value-type="string">
            <text:p>0,22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12 ₆</text:p>
          </table:table-cell>
          <table:table-cell table:style-name="ce16" office:value-type="string" calcext:value-type="string">
            <text:p>1,343 ₆</text:p>
          </table:table-cell>
          <table:table-cell table:style-name="Base06GreyBackground" office:value-type="string" calcext:value-type="string">
            <text:p>1,43 ₆</text:p>
          </table:table-cell>
          <table:table-cell table:style-name="Base06" office:value-type="string" calcext:value-type="string">
            <text:p>1,51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2,043 ₆</text:p>
          </table:table-cell>
          <table:table-cell table:style-name="Base06GreyBackground" office:value-type="string" calcext:value-type="string">
            <text:p>2,13 ₆</text:p>
          </table:table-cell>
          <table:table-cell/>
          <table:table-cell table:style-name="Base06GreyBackgroundLineTitle" office:value-type="string" calcext:value-type="string">
            <text:p>12 ₆</text:p>
          </table:table-cell>
          <table:table-cell table:style-name="ce16" office:value-type="string" calcext:value-type="string">
            <text:p>0,3̅4̅0̅5̅ ̅3̅1̅2̅1̅ ̅5̅0̅2̅4̅ ₆</text:p>
          </table:table-cell>
          <table:table-cell table:style-name="Base06GreyBackground" office:value-type="string" calcext:value-type="string">
            <text:p>0,3̅2̅ ₆</text:p>
          </table:table-cell>
          <table:table-cell table:style-name="Base06" office:value-type="string" calcext:value-type="string">
            <text:p>0,31̅ ₆</text:p>
          </table:table-cell>
          <table:table-cell table:style-name="Base06GreyBackground" office:value-type="string" calcext:value-type="string">
            <text:p>0,3 ₆</text:p>
          </table:table-cell>
          <table:table-cell table:style-name="Base06" office:value-type="string" calcext:value-type="string">
            <text:p>0,2̅4̅5̅3̅ ̅5̅1̅4̅3̅ ̅3̅1̅0̅2̅ ̅0̅4̅1̅2̅ ₆</text:p>
          </table:table-cell>
          <table:table-cell table:style-name="Base06GreyBackground" office:value-type="string" calcext:value-type="string">
            <text:p>0,24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13 ₆</text:p>
          </table:table-cell>
          <table:table-cell table:style-name="ce15" office:value-type="string" calcext:value-type="string">
            <text:p>1,24 ₆</text:p>
          </table:table-cell>
          <table:table-cell table:style-name="Base06" office:value-type="string" calcext:value-type="string">
            <text:p>1,32 ₆</text:p>
          </table:table-cell>
          <table:table-cell table:style-name="Base06GreyBackground" office:value-type="string" calcext:value-type="string">
            <text:p>1,4 ₆</text:p>
          </table:table-cell>
          <table:table-cell table:style-name="Base06" office:value-type="string" calcext:value-type="string">
            <text:p>1,44 ₆</text:p>
          </table:table-cell>
          <table:table-cell table:style-name="Base06GreyBackground" office:value-type="string" calcext:value-type="string">
            <text:p>1,52 ₆</text:p>
          </table:table-cell>
          <table:table-cell table:style-name="Base06" office:value-type="string" calcext:value-type="string">
            <text:p>2 ₆</text:p>
          </table:table-cell>
          <table:table-cell/>
          <table:table-cell table:style-name="Base06LineTitle" office:value-type="string" calcext:value-type="string">
            <text:p>13 ₆</text:p>
          </table:table-cell>
          <table:table-cell table:style-name="ce15" office:value-type="string" calcext:value-type="string">
            <text:p>0,4̅0̅5̅3̅ ̅1̅2̅1̅5̅ ̅0̅2̅4̅3̅ ₆</text:p>
          </table:table-cell>
          <table:table-cell table:style-name="Base06" office:value-type="string" calcext:value-type="string">
            <text:p>0,35̅0̅5̅0̅ ̅5̅0̅ ₆</text:p>
          </table:table-cell>
          <table:table-cell table:style-name="Base06GreyBackground" office:value-type="string" calcext:value-type="string">
            <text:p>0,3̅ ₆</text:p>
          </table:table-cell>
          <table:table-cell table:style-name="Base06" office:value-type="string" calcext:value-type="string">
            <text:p>0,3213 ₆</text:p>
          </table:table-cell>
          <table:table-cell table:style-name="Base06GreyBackground" office:value-type="string" calcext:value-type="string">
            <text:p>0,3̅1̅0̅2̅ ̅0̅4̅1̅2̅ ̅2̅4̅5̅3̅ ̅5̅1̅4̅3̅ ₆</text:p>
          </table:table-cell>
          <table:table-cell table:style-name="Base06" office:value-type="string" calcext:value-type="string">
            <text:p>0,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14 ₆</text:p>
          </table:table-cell>
          <table:table-cell table:style-name="ce16" office:value-type="string" calcext:value-type="string">
            <text:p>1,14̅ ₆</text:p>
          </table:table-cell>
          <table:table-cell table:style-name="Base06GreyBackground" office:value-type="string" calcext:value-type="string">
            <text:p>1,2̅ ₆</text:p>
          </table:table-cell>
          <table:table-cell table:style-name="Base06" office:value-type="string" calcext:value-type="string">
            <text:p>1,3 ₆</text:p>
          </table:table-cell>
          <table:table-cell table:style-name="Base06GreyBackground" office:value-type="string" calcext:value-type="string">
            <text:p>1,3̅ ₆</text:p>
          </table:table-cell>
          <table:table-cell table:style-name="Base06" office:value-type="string" calcext:value-type="string">
            <text:p>1,41̅ ₆</text:p>
          </table:table-cell>
          <table:table-cell table:style-name="Base06GreyBackground" office:value-type="string" calcext:value-type="string">
            <text:p>1,4̅ ₆</text:p>
          </table:table-cell>
          <table:table-cell/>
          <table:table-cell table:style-name="Base06GreyBackgroundLineTitle" office:value-type="string" calcext:value-type="string">
            <text:p>14 ₆</text:p>
          </table:table-cell>
          <table:table-cell table:style-name="ce16" office:value-type="string" calcext:value-type="string">
            <text:p>0,4̅3̅4̅0̅ ̅5̅3̅1̅2̅ ̅1̅5̅0̅2̅ ₆</text:p>
          </table:table-cell>
          <table:table-cell table:style-name="Base06GreyBackground" office:value-type="string" calcext:value-type="string">
            <text:p>0,4̅1̅ ₆</text:p>
          </table:table-cell>
          <table:table-cell table:style-name="Base06" office:value-type="string" calcext:value-type="string">
            <text:p>0,4 ₆</text:p>
          </table:table-cell>
          <table:table-cell table:style-name="Base06GreyBackground" office:value-type="string" calcext:value-type="string">
            <text:p>0,343 ₆</text:p>
          </table:table-cell>
          <table:table-cell table:style-name="Base06" office:value-type="string" calcext:value-type="string">
            <text:p>0,3̅3̅1̅0̅ ̅2̅0̅4̅1̅ ̅2̅2̅4̅5̅ ̅3̅5̅1̅4̅ ₆</text:p>
          </table:table-cell>
          <table:table-cell table:style-name="Base06GreyBackground" office:value-type="string" calcext:value-type="string">
            <text:p>0,32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15 ₆</text:p>
          </table:table-cell>
          <table:table-cell table:style-name="ce15" office:value-type="string" calcext:value-type="string">
            <text:p>1,1̅0̅3̅1̅ ̅3̅4̅5̅2̅ ̅4̅2̅ ₆</text:p>
          </table:table-cell>
          <table:table-cell table:style-name="Base06" office:value-type="string" calcext:value-type="string">
            <text:p>1,1̅3̅4̅5̅ ̅2̅4̅2̅1̅ ̅0̅3̅ ₆</text:p>
          </table:table-cell>
          <table:table-cell table:style-name="Base06GreyBackground" office:value-type="string" calcext:value-type="string">
            <text:p>1,2̅1̅0̅3̅ ̅1̅3̅4̅5̅ ̅2̅4̅ ₆</text:p>
          </table:table-cell>
          <table:table-cell table:style-name="Base06" office:value-type="string" calcext:value-type="string">
            <text:p>1,2̅4̅2̅1̅ ̅0̅3̅1̅3̅ ̅4̅5̅ ₆</text:p>
          </table:table-cell>
          <table:table-cell table:style-name="Base06GreyBackground" office:value-type="string" calcext:value-type="string">
            <text:p>1,3̅1̅3̅4̅ ̅5̅2̅4̅2̅ ̅1̅0̅ ₆</text:p>
          </table:table-cell>
          <table:table-cell table:style-name="Base06" office:value-type="string" calcext:value-type="string">
            <text:p>1,3̅4̅5̅2̅ ̅4̅2̅1̅0̅ ̅3̅1̅ ₆</text:p>
          </table:table-cell>
          <table:table-cell/>
          <table:table-cell table:style-name="Base06LineTitle" office:value-type="string" calcext:value-type="string">
            <text:p>15 ₆</text:p>
          </table:table-cell>
          <table:table-cell table:style-name="ce15" office:value-type="string" calcext:value-type="string">
            <text:p>0,5̅0̅2̅4̅ ̅3̅4̅0̅5̅ ̅3̅1̅2̅1̅ ₆</text:p>
          </table:table-cell>
          <table:table-cell table:style-name="Base06" office:value-type="string" calcext:value-type="string">
            <text:p>0,44̅1̅4̅1̅ ̅4̅1̅ ₆</text:p>
          </table:table-cell>
          <table:table-cell table:style-name="Base06GreyBackground" office:value-type="string" calcext:value-type="string">
            <text:p>0,42̅ ₆</text:p>
          </table:table-cell>
          <table:table-cell table:style-name="Base06" office:value-type="string" calcext:value-type="string">
            <text:p>0,4043 ₆</text:p>
          </table:table-cell>
          <table:table-cell table:style-name="Base06GreyBackground" office:value-type="string" calcext:value-type="string">
            <text:p>0,3̅5̅1̅4̅ ̅3̅3̅1̅0̅ ̅2̅0̅4̅1̅ ̅2̅2̅4̅5̅ ₆</text:p>
          </table:table-cell>
          <table:table-cell table:style-name="Base06" office:value-type="string" calcext:value-type="string">
            <text:p>0,34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20 ₆</text:p>
          </table:table-cell>
          <table:table-cell table:style-name="ce16" office:value-type="string" calcext:value-type="string">
            <text:p>1,03 ₆</text:p>
          </table:table-cell>
          <table:table-cell table:style-name="Base06GreyBackground" office:value-type="string" calcext:value-type="string">
            <text:p>1,1 ₆</text:p>
          </table:table-cell>
          <table:table-cell table:style-name="Base06" office:value-type="string" calcext:value-type="string">
            <text:p>1,13 ₆</text:p>
          </table:table-cell>
          <table:table-cell table:style-name="Base06GreyBackground" office:value-type="string" calcext:value-type="string">
            <text:p>1,2 ₆</text:p>
          </table:table-cell>
          <table:table-cell table:style-name="Base06" office:value-type="string" calcext:value-type="string">
            <text:p>1,23 ₆</text:p>
          </table:table-cell>
          <table:table-cell table:style-name="Base06GreyBackground" office:value-type="string" calcext:value-type="string">
            <text:p>1,3 ₆</text:p>
          </table:table-cell>
          <table:table-cell/>
          <table:table-cell table:style-name="Base06GreyBackgroundLineTitle" office:value-type="string" calcext:value-type="string">
            <text:p>20 ₆</text:p>
          </table:table-cell>
          <table:table-cell table:style-name="ce16" office:value-type="string" calcext:value-type="string">
            <text:p>0,5̅3̅1̅2̅ ̅1̅5̅0̅2̅ ̅4̅3̅4̅0̅ ₆</text:p>
          </table:table-cell>
          <table:table-cell table:style-name="Base06GreyBackground" office:value-type="string" calcext:value-type="string">
            <text:p>0,5̅0̅ ₆</text:p>
          </table:table-cell>
          <table:table-cell table:style-name="Base06" office:value-type="string" calcext:value-type="string">
            <text:p>0,4̅ ₆</text:p>
          </table:table-cell>
          <table:table-cell table:style-name="Base06GreyBackground" office:value-type="string" calcext:value-type="string">
            <text:p>0,43 ₆</text:p>
          </table:table-cell>
          <table:table-cell table:style-name="Base06" office:value-type="string" calcext:value-type="string">
            <text:p>0,4̅1̅2̅2̅ ̅4̅5̅3̅5̅ ̅1̅4̅3̅3̅ ̅1̅0̅2̅0̅ ₆</text:p>
          </table:table-cell>
          <table:table-cell table:style-name="Base06GreyBackground" office:value-type="string" calcext:value-type="string">
            <text:p>0,4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21 ₆</text:p>
          </table:table-cell>
          <table:table-cell table:style-name="ce15" office:value-type="string" calcext:value-type="string">
            <text:p>1 ₆</text:p>
          </table:table-cell>
          <table:table-cell table:style-name="Base06" office:value-type="string" calcext:value-type="string">
            <text:p>1,0̅2̅4̅3̅ ̅4̅0̅5̅3̅ ̅1̅2̅1̅5̅ ₆</text:p>
          </table:table-cell>
          <table:table-cell table:style-name="Base06GreyBackground" office:value-type="string" calcext:value-type="string">
            <text:p>1,0̅5̅3̅1̅ ̅2̅1̅5̅0̅ ̅2̅4̅3̅4̅ ₆</text:p>
          </table:table-cell>
          <table:table-cell table:style-name="Base06" office:value-type="string" calcext:value-type="string">
            <text:p>1,1̅2̅1̅5̅ ̅0̅2̅4̅3̅ ̅4̅0̅5̅3̅ ₆</text:p>
          </table:table-cell>
          <table:table-cell table:style-name="Base06GreyBackground" office:value-type="string" calcext:value-type="string">
            <text:p>1,1̅5̅0̅2̅ ̅4̅3̅4̅0̅ ̅5̅3̅1̅2̅ ₆</text:p>
          </table:table-cell>
          <table:table-cell table:style-name="Base06" office:value-type="string" calcext:value-type="string">
            <text:p>1,2̅1̅5̅0̅ ̅2̅4̅3̅4̅ ̅0̅5̅3̅1̅ ₆</text:p>
          </table:table-cell>
          <table:table-cell/>
          <table:table-cell table:style-name="Base06LineTitle" office:value-type="string" calcext:value-type="string">
            <text:p>21 ₆</text:p>
          </table:table-cell>
          <table:table-cell table:style-name="ce15" office:value-type="string" calcext:value-type="string">
            <text:p>1 ₆</text:p>
          </table:table-cell>
          <table:table-cell table:style-name="Base06" office:value-type="string" calcext:value-type="string">
            <text:p>0,53̅2̅3̅2̅ ̅3̅2̅ ₆</text:p>
          </table:table-cell>
          <table:table-cell table:style-name="Base06GreyBackground" office:value-type="string" calcext:value-type="string">
            <text:p>0,51̅ ₆</text:p>
          </table:table-cell>
          <table:table-cell table:style-name="Base06" office:value-type="string" calcext:value-type="string">
            <text:p>0,4513 ₆</text:p>
          </table:table-cell>
          <table:table-cell table:style-name="Base06GreyBackground" office:value-type="string" calcext:value-type="string">
            <text:p>0,4̅3̅3̅1̅ ̅0̅2̅0̅4̅ ̅1̅2̅2̅4̅ ̅5̅3̅5̅1̅ ₆</text:p>
          </table:table-cell>
          <table:table-cell table:style-name="Base06" office:value-type="string" calcext:value-type="string">
            <text:p>0,42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22 ₆</text:p>
          </table:table-cell>
          <table:table-cell table:style-name="ce16" office:value-type="string" calcext:value-type="string">
            <text:p>0,53̅2̅3̅2̅ ̅3̅2̅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1,02̅3̅ ₆</text:p>
          </table:table-cell>
          <table:table-cell table:style-name="Base06GreyBackground" office:value-type="string" calcext:value-type="string">
            <text:p>1,0̅5̅ ₆</text:p>
          </table:table-cell>
          <table:table-cell table:style-name="Base06" office:value-type="string" calcext:value-type="string">
            <text:p>1,11̅4̅ ₆</text:p>
          </table:table-cell>
          <table:table-cell table:style-name="Base06GreyBackground" office:value-type="string" calcext:value-type="string">
            <text:p>1,1̅4̅ ₆</text:p>
          </table:table-cell>
          <table:table-cell/>
          <table:table-cell table:style-name="Base06GreyBackgroundLineTitle" office:value-type="string" calcext:value-type="string">
            <text:p>22 ₆</text:p>
          </table:table-cell>
          <table:table-cell table:style-name="ce16" office:value-type="string" calcext:value-type="string">
            <text:p>1,0̅2̅4̅3̅ ̅4̅0̅5̅3̅ ̅1̅2̅1̅5̅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0,53̅ ₆</text:p>
          </table:table-cell>
          <table:table-cell table:style-name="Base06GreyBackground" office:value-type="string" calcext:value-type="string">
            <text:p>0,513 ₆</text:p>
          </table:table-cell>
          <table:table-cell table:style-name="Base06" office:value-type="string" calcext:value-type="string">
            <text:p>0,4̅5̅3̅5̅ ̅1̅4̅3̅3̅ ̅1̅0̅2̅0̅ ̅4̅1̅2̅2̅ ₆</text:p>
          </table:table-cell>
          <table:table-cell table:style-name="Base06GreyBackground" office:value-type="string" calcext:value-type="string">
            <text:p>0,44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23 ₆</text:p>
          </table:table-cell>
          <table:table-cell table:style-name="ce15" office:value-type="string" calcext:value-type="string">
            <text:p>0,51̅ ₆</text:p>
          </table:table-cell>
          <table:table-cell table:style-name="Base06" office:value-type="string" calcext:value-type="string">
            <text:p>0,53̅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1,02̅ ₆</text:p>
          </table:table-cell>
          <table:table-cell table:style-name="Base06GreyBackground" office:value-type="string" calcext:value-type="string">
            <text:p>1,04̅ ₆</text:p>
          </table:table-cell>
          <table:table-cell table:style-name="Base06" office:value-type="string" calcext:value-type="string">
            <text:p>1,1̅ ₆</text:p>
          </table:table-cell>
          <table:table-cell/>
          <table:table-cell table:style-name="Base06LineTitle" office:value-type="string" calcext:value-type="string">
            <text:p>23 ₆</text:p>
          </table:table-cell>
          <table:table-cell table:style-name="ce15" office:value-type="string" calcext:value-type="string">
            <text:p>1,0̅5̅3̅1̅ ̅2̅1̅5̅0̅ ̅2̅4̅3̅4̅ ₆</text:p>
          </table:table-cell>
          <table:table-cell table:style-name="Base06" office:value-type="string" calcext:value-type="string">
            <text:p>1,02̅3̅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0,5343 ₆</text:p>
          </table:table-cell>
          <table:table-cell table:style-name="Base06GreyBackground" office:value-type="string" calcext:value-type="string">
            <text:p>0,5̅1̅4̅3̅ ̅3̅1̅0̅2̅ ̅0̅4̅1̅2̅ ̅2̅4̅5̅3̅ ₆</text:p>
          </table:table-cell>
          <table:table-cell table:style-name="Base06" office:value-type="string" calcext:value-type="string">
            <text:p>0,5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24 ₆</text:p>
          </table:table-cell>
          <table:table-cell table:style-name="ce16" office:value-type="string" calcext:value-type="string">
            <text:p>0,4513 ₆</text:p>
          </table:table-cell>
          <table:table-cell table:style-name="Base06GreyBackground" office:value-type="string" calcext:value-type="string">
            <text:p>0,513 ₆</text:p>
          </table:table-cell>
          <table:table-cell table:style-name="Base06" office:value-type="string" calcext:value-type="string">
            <text:p>0,5343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1,0213 ₆</text:p>
          </table:table-cell>
          <table:table-cell table:style-name="Base06GreyBackground" office:value-type="string" calcext:value-type="string">
            <text:p>1,043 ₆</text:p>
          </table:table-cell>
          <table:table-cell/>
          <table:table-cell table:style-name="Base06GreyBackgroundLineTitle" office:value-type="string" calcext:value-type="string">
            <text:p>24 ₆</text:p>
          </table:table-cell>
          <table:table-cell table:style-name="ce16" office:value-type="string" calcext:value-type="string">
            <text:p>1,1̅2̅1̅5̅ ̅0̅2̅4̅3̅ ̅4̅0̅5̅3̅ ₆</text:p>
          </table:table-cell>
          <table:table-cell table:style-name="Base06GreyBackground" office:value-type="string" calcext:value-type="string">
            <text:p>1,0̅5̅ ₆</text:p>
          </table:table-cell>
          <table:table-cell table:style-name="Base06" office:value-type="string" calcext:value-type="string">
            <text:p>1,02̅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0,5̅3̅5̅1̅ ̅4̅3̅3̅1̅ ̅0̅2̅0̅4̅ ̅1̅2̅2̅4̅ ₆</text:p>
          </table:table-cell>
          <table:table-cell table:style-name="Base06GreyBackground" office:value-type="string" calcext:value-type="string">
            <text:p>0,52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25 ₆</text:p>
          </table:table-cell>
          <table:table-cell table:style-name="ce15" office:value-type="string" calcext:value-type="string">
            <text:p>0,4̅3̅3̅1̅ ̅0̅2̅0̅4̅ ̅1̅2̅2̅4̅ ̅5̅3̅5̅1̅ ₆</text:p>
          </table:table-cell>
          <table:table-cell table:style-name="Base06" office:value-type="string" calcext:value-type="string">
            <text:p>0,4̅5̅3̅5̅ ̅1̅4̅3̅3̅ ̅1̅0̅2̅0̅ ̅4̅1̅2̅2̅ ₆</text:p>
          </table:table-cell>
          <table:table-cell table:style-name="Base06GreyBackground" office:value-type="string" calcext:value-type="string">
            <text:p>0,5̅1̅4̅3̅ ̅3̅1̅0̅2̅ ̅0̅4̅1̅2̅ ̅2̅4̅5̅3̅ ₆</text:p>
          </table:table-cell>
          <table:table-cell table:style-name="Base06" office:value-type="string" calcext:value-type="string">
            <text:p>0,5̅3̅5̅1̅ ̅4̅3̅3̅1̅ ̅0̅2̅0̅4̅ ̅1̅2̅2̅4̅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1,0̅2̅0̅4̅ ̅1̅2̅2̅4̅ ̅5̅3̅5̅1̅ ̅4̅3̅3̅1̅ ₆</text:p>
          </table:table-cell>
          <table:table-cell/>
          <table:table-cell table:style-name="Base06LineTitle" office:value-type="string" calcext:value-type="string">
            <text:p>25 ₆</text:p>
          </table:table-cell>
          <table:table-cell table:style-name="ce15" office:value-type="string" calcext:value-type="string">
            <text:p>1,1̅5̅0̅2̅ ̅4̅3̅4̅0̅ ̅5̅3̅1̅2̅ ₆</text:p>
          </table:table-cell>
          <table:table-cell table:style-name="Base06" office:value-type="string" calcext:value-type="string">
            <text:p>1,11̅4̅ ₆</text:p>
          </table:table-cell>
          <table:table-cell table:style-name="Base06GreyBackground" office:value-type="string" calcext:value-type="string">
            <text:p>1,04̅ ₆</text:p>
          </table:table-cell>
          <table:table-cell table:style-name="Base06" office:value-type="string" calcext:value-type="string">
            <text:p>1,0213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0,54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30 ₆</text:p>
          </table:table-cell>
          <table:table-cell table:style-name="ce16" office:value-type="string" calcext:value-type="string">
            <text:p>0,42 ₆</text:p>
          </table:table-cell>
          <table:table-cell table:style-name="Base06GreyBackground" office:value-type="string" calcext:value-type="string">
            <text:p>0,44 ₆</text:p>
          </table:table-cell>
          <table:table-cell table:style-name="Base06" office:value-type="string" calcext:value-type="string">
            <text:p>0,5 ₆</text:p>
          </table:table-cell>
          <table:table-cell table:style-name="Base06GreyBackground" office:value-type="string" calcext:value-type="string">
            <text:p>0,52 ₆</text:p>
          </table:table-cell>
          <table:table-cell table:style-name="Base06" office:value-type="string" calcext:value-type="string">
            <text:p>0,54 ₆</text:p>
          </table:table-cell>
          <table:table-cell table:style-name="Base06GreyBackground" office:value-type="string" calcext:value-type="string">
            <text:p>1 ₆</text:p>
          </table:table-cell>
          <table:table-cell/>
          <table:table-cell table:style-name="Base06GreyBackgroundLineTitle" office:value-type="string" calcext:value-type="string">
            <text:p>30 ₆</text:p>
          </table:table-cell>
          <table:table-cell table:style-name="ce16" office:value-type="string" calcext:value-type="string">
            <text:p>1,2̅1̅5̅0̅ ̅2̅4̅3̅4̅ ̅0̅5̅3̅1̅ ₆</text:p>
          </table:table-cell>
          <table:table-cell table:style-name="Base06GreyBackground" office:value-type="string" calcext:value-type="string">
            <text:p>1,1̅4̅ ₆</text:p>
          </table:table-cell>
          <table:table-cell table:style-name="Base06" office:value-type="string" calcext:value-type="string">
            <text:p>1,1̅ ₆</text:p>
          </table:table-cell>
          <table:table-cell table:style-name="Base06GreyBackground" office:value-type="string" calcext:value-type="string">
            <text:p>1,043 ₆</text:p>
          </table:table-cell>
          <table:table-cell table:style-name="Base06" office:value-type="string" calcext:value-type="string">
            <text:p>1,0̅2̅0̅4̅ ̅1̅2̅2̅4̅ ̅5̅3̅5̅1̅ ̅4̅3̅3̅1̅ ₆</text:p>
          </table:table-cell>
          <table:table-cell table:style-name="Base06GreyBackground" office:value-type="string" calcext:value-type="string">
            <text:p>1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31 ₆</text:p>
          </table:table-cell>
          <table:table-cell table:style-name="ce15" office:value-type="string" calcext:value-type="string">
            <text:p>0,4̅0̅3̅4̅ ̅4̅2̅3̅0̅ ̅5̅ ₆</text:p>
          </table:table-cell>
          <table:table-cell table:style-name="Base06" office:value-type="string" calcext:value-type="string">
            <text:p>0,4̅2̅3̅0̅ ̅5̅4̅0̅3̅ ̅4̅ ₆</text:p>
          </table:table-cell>
          <table:table-cell table:style-name="Base06GreyBackground" office:value-type="string" calcext:value-type="string">
            <text:p>0,4̅4̅2̅3̅ ̅0̅5̅4̅0̅ ̅3̅ ₆</text:p>
          </table:table-cell>
          <table:table-cell table:style-name="Base06" office:value-type="string" calcext:value-type="string">
            <text:p>0,5̅0̅1̅5̅ ̅2̅1̅1̅3̅ ̅2̅ ₆</text:p>
          </table:table-cell>
          <table:table-cell table:style-name="Base06GreyBackground" office:value-type="string" calcext:value-type="string">
            <text:p>0,5̅2̅1̅1̅ ̅3̅2̅5̅0̅ ̅1̅ ₆</text:p>
          </table:table-cell>
          <table:table-cell table:style-name="Base06" office:value-type="string" calcext:value-type="string">
            <text:p>0,5̅4̅0̅3̅ ̅4̅4̅2̅3̅ ̅0̅ ₆</text:p>
          </table:table-cell>
          <table:table-cell/>
          <table:table-cell table:style-name="Base06LineTitle" office:value-type="string" calcext:value-type="string">
            <text:p>31 ₆</text:p>
          </table:table-cell>
          <table:table-cell table:style-name="ce15" office:value-type="string" calcext:value-type="string">
            <text:p>1,2̅4̅3̅4̅ ̅0̅5̅3̅1̅ ̅2̅1̅5̅0̅ ₆</text:p>
          </table:table-cell>
          <table:table-cell table:style-name="Base06" office:value-type="string" calcext:value-type="string">
            <text:p>1,20̅5̅ ₆</text:p>
          </table:table-cell>
          <table:table-cell table:style-name="Base06GreyBackground" office:value-type="string" calcext:value-type="string">
            <text:p>1,13̅ ₆</text:p>
          </table:table-cell>
          <table:table-cell table:style-name="Base06" office:value-type="string" calcext:value-type="string">
            <text:p>1,1043 ₆</text:p>
          </table:table-cell>
          <table:table-cell table:style-name="Base06GreyBackground" office:value-type="string" calcext:value-type="string">
            <text:p>1,0̅4̅1̅2̅ ̅2̅4̅5̅3̅ ̅5̅1̅4̅3̅ ̅3̅1̅0̅2̅ ₆</text:p>
          </table:table-cell>
          <table:table-cell table:style-name="Base06" office:value-type="string" calcext:value-type="string">
            <text:p>1,02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32 ₆</text:p>
          </table:table-cell>
          <table:table-cell table:style-name="ce16" office:value-type="string" calcext:value-type="string">
            <text:p>0,352̅ ₆</text:p>
          </table:table-cell>
          <table:table-cell table:style-name="Base06GreyBackground" office:value-type="string" calcext:value-type="string">
            <text:p>0,41̅ ₆</text:p>
          </table:table-cell>
          <table:table-cell table:style-name="Base06" office:value-type="string" calcext:value-type="string">
            <text:p>0,43 ₆</text:p>
          </table:table-cell>
          <table:table-cell table:style-name="Base06GreyBackground" office:value-type="string" calcext:value-type="string">
            <text:p>0,4̅ ₆</text:p>
          </table:table-cell>
          <table:table-cell table:style-name="Base06" office:value-type="string" calcext:value-type="string">
            <text:p>0,503̅ ₆</text:p>
          </table:table-cell>
          <table:table-cell table:style-name="Base06GreyBackground" office:value-type="string" calcext:value-type="string">
            <text:p>0,52̅ ₆</text:p>
          </table:table-cell>
          <table:table-cell/>
          <table:table-cell table:style-name="Base06GreyBackgroundLineTitle" office:value-type="string" calcext:value-type="string">
            <text:p>32 ₆</text:p>
          </table:table-cell>
          <table:table-cell table:style-name="ce16" office:value-type="string" calcext:value-type="string">
            <text:p>1,3̅1̅2̅1̅ ̅5̅0̅2̅4̅ ̅3̅4̅0̅5̅ ₆</text:p>
          </table:table-cell>
          <table:table-cell table:style-name="Base06GreyBackground" office:value-type="string" calcext:value-type="string">
            <text:p>1,2̅3̅ ₆</text:p>
          </table:table-cell>
          <table:table-cell table:style-name="Base06" office:value-type="string" calcext:value-type="string">
            <text:p>1,2 ₆</text:p>
          </table:table-cell>
          <table:table-cell table:style-name="Base06GreyBackground" office:value-type="string" calcext:value-type="string">
            <text:p>1,13 ₆</text:p>
          </table:table-cell>
          <table:table-cell table:style-name="Base06" office:value-type="string" calcext:value-type="string">
            <text:p>1,1̅0̅2̅0̅ ̅4̅1̅2̅2̅ ̅4̅5̅3̅5̅ ̅1̅4̅3̅3̅ ₆</text:p>
          </table:table-cell>
          <table:table-cell table:style-name="Base06GreyBackground" office:value-type="string" calcext:value-type="string">
            <text:p>1,04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33 ₆</text:p>
          </table:table-cell>
          <table:table-cell table:style-name="ce15" office:value-type="string" calcext:value-type="string">
            <text:p>0,34̅1̅4̅1̅ ̅4̅1̅ ₆</text:p>
          </table:table-cell>
          <table:table-cell table:style-name="Base06" office:value-type="string" calcext:value-type="string">
            <text:p>0,4 ₆</text:p>
          </table:table-cell>
          <table:table-cell table:style-name="Base06GreyBackground" office:value-type="string" calcext:value-type="string">
            <text:p>0,4̅1̅ ₆</text:p>
          </table:table-cell>
          <table:table-cell table:style-name="Base06" office:value-type="string" calcext:value-type="string">
            <text:p>0,43̅2̅3̅2̅ ̅3̅2̅ ₆</text:p>
          </table:table-cell>
          <table:table-cell table:style-name="Base06GreyBackground" office:value-type="string" calcext:value-type="string">
            <text:p>0,45̅0̅5̅0̅ ̅5̅0̅ ₆</text:p>
          </table:table-cell>
          <table:table-cell table:style-name="Base06" office:value-type="string" calcext:value-type="string">
            <text:p>0,5̅0̅ ₆</text:p>
          </table:table-cell>
          <table:table-cell/>
          <table:table-cell table:style-name="Base06LineTitle" office:value-type="string" calcext:value-type="string">
            <text:p>33 ₆</text:p>
          </table:table-cell>
          <table:table-cell table:style-name="ce15" office:value-type="string" calcext:value-type="string">
            <text:p>1,3̅4̅0̅5̅ ̅3̅1̅2̅1̅ ̅5̅0̅2̅4̅ ₆</text:p>
          </table:table-cell>
          <table:table-cell table:style-name="Base06" office:value-type="string" calcext:value-type="string">
            <text:p>1,3 ₆</text:p>
          </table:table-cell>
          <table:table-cell table:style-name="Base06GreyBackground" office:value-type="string" calcext:value-type="string">
            <text:p>1,2̅ ₆</text:p>
          </table:table-cell>
          <table:table-cell table:style-name="Base06" office:value-type="string" calcext:value-type="string">
            <text:p>1,1513 ₆</text:p>
          </table:table-cell>
          <table:table-cell table:style-name="Base06GreyBackground" office:value-type="string" calcext:value-type="string">
            <text:p>1,1̅2̅2̅4̅ ̅5̅3̅5̅1̅ ̅4̅3̅3̅1̅ ̅0̅2̅0̅4̅ ₆</text:p>
          </table:table-cell>
          <table:table-cell table:style-name="Base06" office:value-type="string" calcext:value-type="string">
            <text:p>1,1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34 ₆</text:p>
          </table:table-cell>
          <table:table-cell table:style-name="ce16" office:value-type="string" calcext:value-type="string">
            <text:p>0,33̅1̅3̅4̅ ̅5̅2̅4̅2̅ ̅1̅0̅ ₆</text:p>
          </table:table-cell>
          <table:table-cell table:style-name="Base06GreyBackground" office:value-type="string" calcext:value-type="string">
            <text:p>0,3̅4̅5̅2̅ ̅4̅2̅1̅0̅ ̅3̅1̅ ₆</text:p>
          </table:table-cell>
          <table:table-cell table:style-name="Base06" office:value-type="string" calcext:value-type="string">
            <text:p>0,40̅3̅1̅3̅ ̅4̅5̅2̅4̅ ̅2̅1̅ ₆</text:p>
          </table:table-cell>
          <table:table-cell table:style-name="Base06GreyBackground" office:value-type="string" calcext:value-type="string">
            <text:p>0,4̅2̅1̅0̅ ̅3̅1̅3̅4̅ ̅5̅2̅ ₆</text:p>
          </table:table-cell>
          <table:table-cell table:style-name="Base06" office:value-type="string" calcext:value-type="string">
            <text:p>0,43̅4̅5̅2̅ ̅4̅2̅1̅0̅ ̅3̅1̅ ₆</text:p>
          </table:table-cell>
          <table:table-cell table:style-name="Base06GreyBackground" office:value-type="string" calcext:value-type="string">
            <text:p>0,4̅5̅2̅4̅ ̅2̅1̅0̅3̅ ̅1̅3̅ ₆</text:p>
          </table:table-cell>
          <table:table-cell/>
          <table:table-cell table:style-name="Base06GreyBackgroundLineTitle" office:value-type="string" calcext:value-type="string">
            <text:p>34 ₆</text:p>
          </table:table-cell>
          <table:table-cell table:style-name="ce16" office:value-type="string" calcext:value-type="string">
            <text:p>1,4̅0̅5̅3̅ ̅1̅2̅1̅5̅ ̅0̅2̅4̅3̅ ₆</text:p>
          </table:table-cell>
          <table:table-cell table:style-name="Base06GreyBackground" office:value-type="string" calcext:value-type="string">
            <text:p>1,3̅2̅ ₆</text:p>
          </table:table-cell>
          <table:table-cell table:style-name="Base06" office:value-type="string" calcext:value-type="string">
            <text:p>1,24̅ ₆</text:p>
          </table:table-cell>
          <table:table-cell table:style-name="Base06GreyBackground" office:value-type="string" calcext:value-type="string">
            <text:p>1,213 ₆</text:p>
          </table:table-cell>
          <table:table-cell table:style-name="Base06" office:value-type="string" calcext:value-type="string">
            <text:p>1,1̅4̅3̅3̅ ̅1̅0̅2̅0̅ ̅4̅1̅2̅2̅ ̅4̅5̅3̅5̅ ₆</text:p>
          </table:table-cell>
          <table:table-cell table:style-name="Base06GreyBackground" office:value-type="string" calcext:value-type="string">
            <text:p>1,12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35 ₆</text:p>
          </table:table-cell>
          <table:table-cell table:style-name="ce15" office:value-type="string" calcext:value-type="string">
            <text:p>0,3̅2̅2̅0̅ ̅3̅0̅4̅4̅ ̅1̅0̅1̅ ₆</text:p>
          </table:table-cell>
          <table:table-cell table:style-name="Base06" office:value-type="string" calcext:value-type="string">
            <text:p>0,3̅3̅5̅2̅ ̅5̅1̅1̅4̅ ̅5̅4̅2̅ ₆</text:p>
          </table:table-cell>
          <table:table-cell table:style-name="Base06GreyBackground" office:value-type="string" calcext:value-type="string">
            <text:p>0,3̅5̅2̅5̅ ̅1̅1̅4̅5̅ ̅4̅2̅3̅ ₆</text:p>
          </table:table-cell>
          <table:table-cell table:style-name="Base06" office:value-type="string" calcext:value-type="string">
            <text:p>0,4̅1̅0̅1̅ ̅3̅2̅2̅0̅ ̅3̅0̅4̅ ₆</text:p>
          </table:table-cell>
          <table:table-cell table:style-name="Base06GreyBackground" office:value-type="string" calcext:value-type="string">
            <text:p>0,4̅2̅3̅3̅ ̅5̅2̅5̅1̅ ̅1̅4̅5̅ ₆</text:p>
          </table:table-cell>
          <table:table-cell table:style-name="Base06" office:value-type="string" calcext:value-type="string">
            <text:p>0,4̅4̅1̅0̅ ̅1̅3̅2̅2̅ ̅0̅3̅0̅ ₆</text:p>
          </table:table-cell>
          <table:table-cell/>
          <table:table-cell table:style-name="Base06LineTitle" office:value-type="string" calcext:value-type="string">
            <text:p>35 ₆</text:p>
          </table:table-cell>
          <table:table-cell table:style-name="ce15" office:value-type="string" calcext:value-type="string">
            <text:p>1,4̅3̅4̅0̅ ̅5̅3̅1̅2̅ ̅1̅5̅0̅2̅ ₆</text:p>
          </table:table-cell>
          <table:table-cell table:style-name="Base06" office:value-type="string" calcext:value-type="string">
            <text:p>1,35̅0̅5̅0̅ ̅5̅0̅ ₆</text:p>
          </table:table-cell>
          <table:table-cell table:style-name="Base06GreyBackground" office:value-type="string" calcext:value-type="string">
            <text:p>1,31̅ ₆</text:p>
          </table:table-cell>
          <table:table-cell table:style-name="Base06" office:value-type="string" calcext:value-type="string">
            <text:p>1,2343 ₆</text:p>
          </table:table-cell>
          <table:table-cell table:style-name="Base06GreyBackground" office:value-type="string" calcext:value-type="string">
            <text:p>1,2̅0̅4̅1̅ ̅2̅2̅4̅5̅ ̅3̅5̅1̅4̅ ̅3̅3̅1̅0̅ ₆</text:p>
          </table:table-cell>
          <table:table-cell table:style-name="Base06" office:value-type="string" calcext:value-type="string">
            <text:p>1,14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40 ₆</text:p>
          </table:table-cell>
          <table:table-cell table:style-name="ce16" office:value-type="string" calcext:value-type="string">
            <text:p>0,313 ₆</text:p>
          </table:table-cell>
          <table:table-cell table:style-name="Base06GreyBackground" office:value-type="string" calcext:value-type="string">
            <text:p>0,33 ₆</text:p>
          </table:table-cell>
          <table:table-cell table:style-name="Base06" office:value-type="string" calcext:value-type="string">
            <text:p>0,343 ₆</text:p>
          </table:table-cell>
          <table:table-cell table:style-name="Base06GreyBackground" office:value-type="string" calcext:value-type="string">
            <text:p>0,4 ₆</text:p>
          </table:table-cell>
          <table:table-cell table:style-name="Base06" office:value-type="string" calcext:value-type="string">
            <text:p>0,413 ₆</text:p>
          </table:table-cell>
          <table:table-cell table:style-name="Base06GreyBackground" office:value-type="string" calcext:value-type="string">
            <text:p>0,43 ₆</text:p>
          </table:table-cell>
          <table:table-cell/>
          <table:table-cell table:style-name="Base06GreyBackgroundLineTitle" office:value-type="string" calcext:value-type="string">
            <text:p>40 ₆</text:p>
          </table:table-cell>
          <table:table-cell table:style-name="ce16" office:value-type="string" calcext:value-type="string">
            <text:p>1,5̅0̅2̅4̅ ̅3̅4̅0̅5̅ ̅3̅1̅2̅1̅ ₆</text:p>
          </table:table-cell>
          <table:table-cell table:style-name="Base06GreyBackground" office:value-type="string" calcext:value-type="string">
            <text:p>1,4̅1̅ ₆</text:p>
          </table:table-cell>
          <table:table-cell table:style-name="Base06" office:value-type="string" calcext:value-type="string">
            <text:p>1,3̅ ₆</text:p>
          </table:table-cell>
          <table:table-cell table:style-name="Base06GreyBackground" office:value-type="string" calcext:value-type="string">
            <text:p>1,3 ₆</text:p>
          </table:table-cell>
          <table:table-cell table:style-name="Base06" office:value-type="string" calcext:value-type="string">
            <text:p>1,2̅2̅4̅5̅ ̅3̅5̅1̅4̅ ̅3̅3̅1̅0̅ ̅2̅0̅4̅1̅ ₆</text:p>
          </table:table-cell>
          <table:table-cell table:style-name="Base06GreyBackground" office:value-type="string" calcext:value-type="string">
            <text:p>1,2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41 ₆</text:p>
          </table:table-cell>
          <table:table-cell table:style-name="ce15" office:value-type="string" calcext:value-type="string">
            <text:p>0,3̅0̅4̅1̅ ̅5̅ ₆</text:p>
          </table:table-cell>
          <table:table-cell table:style-name="Base06" office:value-type="string" calcext:value-type="string">
            <text:p>0,3̅2̅0̅5̅ ̅4̅ ₆</text:p>
          </table:table-cell>
          <table:table-cell table:style-name="Base06GreyBackground" office:value-type="string" calcext:value-type="string">
            <text:p>0,3̅ ₆</text:p>
          </table:table-cell>
          <table:table-cell table:style-name="Base06" office:value-type="string" calcext:value-type="string">
            <text:p>0,3̅5̅0̅1̅ ̅2̅ ₆</text:p>
          </table:table-cell>
          <table:table-cell table:style-name="Base06GreyBackground" office:value-type="string" calcext:value-type="string">
            <text:p>0,4̅0̅2̅5̅ ̅1̅ ₆</text:p>
          </table:table-cell>
          <table:table-cell table:style-name="Base06" office:value-type="string" calcext:value-type="string">
            <text:p>0,4̅1̅5̅3̅ ̅0̅ ₆</text:p>
          </table:table-cell>
          <table:table-cell/>
          <table:table-cell table:style-name="Base06LineTitle" office:value-type="string" calcext:value-type="string">
            <text:p>41 ₆</text:p>
          </table:table-cell>
          <table:table-cell table:style-name="ce15" office:value-type="string" calcext:value-type="string">
            <text:p>1,5̅3̅1̅2̅ ̅1̅5̅0̅2̅ ̅4̅3̅4̅0̅ ₆</text:p>
          </table:table-cell>
          <table:table-cell table:style-name="Base06" office:value-type="string" calcext:value-type="string">
            <text:p>1,44̅1̅4̅1̅ ̅4̅1̅ ₆</text:p>
          </table:table-cell>
          <table:table-cell table:style-name="Base06GreyBackground" office:value-type="string" calcext:value-type="string">
            <text:p>1,4 ₆</text:p>
          </table:table-cell>
          <table:table-cell table:style-name="Base06" office:value-type="string" calcext:value-type="string">
            <text:p>1,3213 ₆</text:p>
          </table:table-cell>
          <table:table-cell table:style-name="Base06GreyBackground" office:value-type="string" calcext:value-type="string">
            <text:p>1,2̅4̅5̅3̅ ̅5̅1̅4̅3̅ ̅3̅1̅0̅2̅ ̅0̅4̅1̅2̅ ₆</text:p>
          </table:table-cell>
          <table:table-cell table:style-name="Base06" office:value-type="string" calcext:value-type="string">
            <text:p>1,22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42 ₆</text:p>
          </table:table-cell>
          <table:table-cell table:style-name="ce16" office:value-type="string" calcext:value-type="string">
            <text:p>0,3 ₆</text:p>
          </table:table-cell>
          <table:table-cell table:style-name="Base06GreyBackground" office:value-type="string" calcext:value-type="string">
            <text:p>0,3̅1̅2̅1̅ ̅5̅0̅2̅4̅ ̅3̅4̅0̅5̅ ₆</text:p>
          </table:table-cell>
          <table:table-cell table:style-name="Base06" office:value-type="string" calcext:value-type="string">
            <text:p>0,32̅4̅3̅4̅ ̅0̅5̅3̅1̅ ̅2̅1̅5̅0̅ ₆</text:p>
          </table:table-cell>
          <table:table-cell table:style-name="Base06GreyBackground" office:value-type="string" calcext:value-type="string">
            <text:p>0,3̅4̅0̅5̅ ̅3̅1̅2̅1̅ ̅5̅0̅2̅4̅ ₆</text:p>
          </table:table-cell>
          <table:table-cell table:style-name="Base06" office:value-type="string" calcext:value-type="string">
            <text:p>0,35̅3̅1̅2̅ ̅1̅5̅0̅2̅ ̅4̅3̅4̅0̅ ₆</text:p>
          </table:table-cell>
          <table:table-cell table:style-name="Base06GreyBackground" office:value-type="string" calcext:value-type="string">
            <text:p>0,4̅0̅5̅3̅ ̅1̅2̅1̅5̅ ̅0̅2̅4̅3̅ ₆</text:p>
          </table:table-cell>
          <table:table-cell/>
          <table:table-cell table:style-name="Base06GreyBackgroundLineTitle" office:value-type="string" calcext:value-type="string">
            <text:p>42 ₆</text:p>
          </table:table-cell>
          <table:table-cell table:style-name="ce16" office:value-type="string" calcext:value-type="string">
            <text:p>2 ₆</text:p>
          </table:table-cell>
          <table:table-cell table:style-name="Base06GreyBackground" office:value-type="string" calcext:value-type="string">
            <text:p>1,5̅0̅ ₆</text:p>
          </table:table-cell>
          <table:table-cell table:style-name="Base06" office:value-type="string" calcext:value-type="string">
            <text:p>1,42̅ ₆</text:p>
          </table:table-cell>
          <table:table-cell table:style-name="Base06GreyBackground" office:value-type="string" calcext:value-type="string">
            <text:p>1,343 ₆</text:p>
          </table:table-cell>
          <table:table-cell table:style-name="Base06" office:value-type="string" calcext:value-type="string">
            <text:p>1,3̅1̅0̅2̅ ̅0̅4̅1̅2̅ ̅2̅4̅5̅3̅ ̅5̅1̅4̅3̅ ₆</text:p>
          </table:table-cell>
          <table:table-cell table:style-name="Base06GreyBackground" office:value-type="string" calcext:value-type="string">
            <text:p>1,24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43 ₆</text:p>
          </table:table-cell>
          <table:table-cell table:style-name="ce15" office:value-type="string" calcext:value-type="string">
            <text:p>0,252 ₆</text:p>
          </table:table-cell>
          <table:table-cell table:style-name="Base06" office:value-type="string" calcext:value-type="string">
            <text:p>0,304 ₆</text:p>
          </table:table-cell>
          <table:table-cell table:style-name="Base06GreyBackground" office:value-type="string" calcext:value-type="string">
            <text:p>0,32 ₆</text:p>
          </table:table-cell>
          <table:table-cell table:style-name="Base06" office:value-type="string" calcext:value-type="string">
            <text:p>0,332 ₆</text:p>
          </table:table-cell>
          <table:table-cell table:style-name="Base06GreyBackground" office:value-type="string" calcext:value-type="string">
            <text:p>0,344 ₆</text:p>
          </table:table-cell>
          <table:table-cell table:style-name="Base06" office:value-type="string" calcext:value-type="string">
            <text:p>0,4 ₆</text:p>
          </table:table-cell>
          <table:table-cell/>
          <table:table-cell table:style-name="Base06LineTitle" office:value-type="string" calcext:value-type="string">
            <text:p>43 ₆</text:p>
          </table:table-cell>
          <table:table-cell table:style-name="ce15" office:value-type="string" calcext:value-type="string">
            <text:p>2,0̅2̅4̅3̅ ̅4̅0̅5̅3̅ ̅1̅2̅1̅5̅ ₆</text:p>
          </table:table-cell>
          <table:table-cell table:style-name="Base06" office:value-type="string" calcext:value-type="string">
            <text:p>1,53̅2̅3̅2̅ ̅3̅2̅ ₆</text:p>
          </table:table-cell>
          <table:table-cell table:style-name="Base06GreyBackground" office:value-type="string" calcext:value-type="string">
            <text:p>1,4̅ ₆</text:p>
          </table:table-cell>
          <table:table-cell table:style-name="Base06" office:value-type="string" calcext:value-type="string">
            <text:p>1,4043 ₆</text:p>
          </table:table-cell>
          <table:table-cell table:style-name="Base06GreyBackground" office:value-type="string" calcext:value-type="string">
            <text:p>1,3̅3̅1̅0̅ ̅2̅0̅4̅1̅ ̅2̅2̅4̅5̅ ̅3̅5̅1̅4̅ ₆</text:p>
          </table:table-cell>
          <table:table-cell table:style-name="Base06" office:value-type="string" calcext:value-type="string">
            <text:p>1,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44 ₆</text:p>
          </table:table-cell>
          <table:table-cell table:style-name="ce16" office:value-type="string" calcext:value-type="string">
            <text:p>0,244̅1̅ ₆</text:p>
          </table:table-cell>
          <table:table-cell table:style-name="Base06GreyBackground" office:value-type="string" calcext:value-type="string">
            <text:p>0,3 ₆</text:p>
          </table:table-cell>
          <table:table-cell table:style-name="Base06" office:value-type="string" calcext:value-type="string">
            <text:p>0,311̅4̅ ₆</text:p>
          </table:table-cell>
          <table:table-cell table:style-name="Base06GreyBackground" office:value-type="string" calcext:value-type="string">
            <text:p>0,3̅2̅ ₆</text:p>
          </table:table-cell>
          <table:table-cell table:style-name="Base06" office:value-type="string" calcext:value-type="string">
            <text:p>0,335̅0̅ ₆</text:p>
          </table:table-cell>
          <table:table-cell table:style-name="Base06GreyBackground" office:value-type="string" calcext:value-type="string">
            <text:p>0,35̅0̅5̅0̅ ̅5̅0̅ ₆</text:p>
          </table:table-cell>
          <table:table-cell/>
          <table:table-cell table:style-name="Base06GreyBackgroundLineTitle" office:value-type="string" calcext:value-type="string">
            <text:p>44 ₆</text:p>
          </table:table-cell>
          <table:table-cell table:style-name="ce16" office:value-type="string" calcext:value-type="string">
            <text:p>2,0̅5̅3̅1̅ ̅2̅1̅5̅0̅ ̅2̅4̅3̅4̅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,51̅ ₆</text:p>
          </table:table-cell>
          <table:table-cell table:style-name="Base06GreyBackground" office:value-type="string" calcext:value-type="string">
            <text:p>1,43 ₆</text:p>
          </table:table-cell>
          <table:table-cell table:style-name="Base06" office:value-type="string" calcext:value-type="string">
            <text:p>1,3̅5̅1̅4̅ ̅3̅3̅1̅0̅ ̅2̅0̅4̅1̅ ̅2̅2̅4̅5̅ ₆</text:p>
          </table:table-cell>
          <table:table-cell table:style-name="Base06GreyBackground" office:value-type="string" calcext:value-type="string">
            <text:p>1,32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45 ₆</text:p>
          </table:table-cell>
          <table:table-cell table:style-name="ce15" office:value-type="string" calcext:value-type="string">
            <text:p>0,2̅4̅0̅4̅ ̅5̅4̅4̅3̅ ̅1̅5̅1̅0̅ ̅1̅1̅ ₆</text:p>
          </table:table-cell>
          <table:table-cell table:style-name="Base06" office:value-type="string" calcext:value-type="string">
            <text:p>0,2̅5̅2̅1̅ ̅3̅5̅3̅3̅ ̅0̅3̅4̅2̅ ̅0̅2̅ ₆</text:p>
          </table:table-cell>
          <table:table-cell table:style-name="Base06GreyBackground" office:value-type="string" calcext:value-type="string">
            <text:p>0,3̅0̅3̅4̅ ̅2̅0̅2̅2̅ ̅5̅2̅1̅3̅ ̅5̅3̅ ₆</text:p>
          </table:table-cell>
          <table:table-cell table:style-name="Base06" office:value-type="string" calcext:value-type="string">
            <text:p>0,3̅1̅5̅1̅ ̅0̅1̅1̅2̅ ̅4̅0̅4̅5̅ ̅4̅4̅ ₆</text:p>
          </table:table-cell>
          <table:table-cell table:style-name="Base06GreyBackground" office:value-type="string" calcext:value-type="string">
            <text:p>0,3̅3̅0̅3̅ ̅4̅2̅0̅2̅ ̅2̅5̅2̅1̅ ̅3̅5̅ ₆</text:p>
          </table:table-cell>
          <table:table-cell table:style-name="Base06" office:value-type="string" calcext:value-type="string">
            <text:p>0,3̅4̅2̅0̅ ̅2̅2̅5̅2̅ ̅1̅3̅5̅3̅ ̅3̅0̅ ₆</text:p>
          </table:table-cell>
          <table:table-cell/>
          <table:table-cell table:style-name="Base06LineTitle" office:value-type="string" calcext:value-type="string">
            <text:p>45 ₆</text:p>
          </table:table-cell>
          <table:table-cell table:style-name="ce15" office:value-type="string" calcext:value-type="string">
            <text:p>2,1̅2̅1̅5̅ ̅0̅2̅4̅3̅ ̅4̅0̅5̅3̅ ₆</text:p>
          </table:table-cell>
          <table:table-cell table:style-name="Base06" office:value-type="string" calcext:value-type="string">
            <text:p>2,02̅3̅ ₆</text:p>
          </table:table-cell>
          <table:table-cell table:style-name="Base06GreyBackground" office:value-type="string" calcext:value-type="string">
            <text:p>1,53̅ ₆</text:p>
          </table:table-cell>
          <table:table-cell table:style-name="Base06" office:value-type="string" calcext:value-type="string">
            <text:p>1,4513 ₆</text:p>
          </table:table-cell>
          <table:table-cell table:style-name="Base06GreyBackground" office:value-type="string" calcext:value-type="string">
            <text:p>1,4̅1̅2̅2̅ ̅4̅5̅3̅5̅ ̅1̅4̅3̅3̅ ̅1̅0̅2̅0̅ ₆</text:p>
          </table:table-cell>
          <table:table-cell table:style-name="Base06" office:value-type="string" calcext:value-type="string">
            <text:p>1,34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50 ₆</text:p>
          </table:table-cell>
          <table:table-cell table:style-name="ce16" office:value-type="string" calcext:value-type="string">
            <text:p>0,23̅ ₆</text:p>
          </table:table-cell>
          <table:table-cell table:style-name="Base06GreyBackground" office:value-type="string" calcext:value-type="string">
            <text:p>0,24̅ ₆</text:p>
          </table:table-cell>
          <table:table-cell table:style-name="Base06" office:value-type="string" calcext:value-type="string">
            <text:p>0,3 ₆</text:p>
          </table:table-cell>
          <table:table-cell table:style-name="Base06GreyBackground" office:value-type="string" calcext:value-type="string">
            <text:p>0,31̅ ₆</text:p>
          </table:table-cell>
          <table:table-cell table:style-name="Base06" office:value-type="string" calcext:value-type="string">
            <text:p>0,32̅ ₆</text:p>
          </table:table-cell>
          <table:table-cell table:style-name="Base06GreyBackground" office:value-type="string" calcext:value-type="string">
            <text:p>0,3̅ ₆</text:p>
          </table:table-cell>
          <table:table-cell/>
          <table:table-cell table:style-name="Base06GreyBackgroundLineTitle" office:value-type="string" calcext:value-type="string">
            <text:p>50 ₆</text:p>
          </table:table-cell>
          <table:table-cell table:style-name="ce16" office:value-type="string" calcext:value-type="string">
            <text:p>2,1̅5̅0̅2̅ ̅4̅3̅4̅0̅ ̅5̅3̅1̅2̅ ₆</text:p>
          </table:table-cell>
          <table:table-cell table:style-name="Base06GreyBackground" office:value-type="string" calcext:value-type="string">
            <text:p>2,0̅5̅ ₆</text:p>
          </table:table-cell>
          <table:table-cell table:style-name="Base06" office:value-type="string" calcext:value-type="string">
            <text:p>2 ₆</text:p>
          </table:table-cell>
          <table:table-cell table:style-name="Base06GreyBackground" office:value-type="string" calcext:value-type="string">
            <text:p>1,513 ₆</text:p>
          </table:table-cell>
          <table:table-cell table:style-name="Base06" office:value-type="string" calcext:value-type="string">
            <text:p>1,4̅3̅3̅1̅ ̅0̅2̅0̅4̅ ̅1̅2̅2̅4̅ ̅5̅3̅5̅1̅ ₆</text:p>
          </table:table-cell>
          <table:table-cell table:style-name="Base06GreyBackground" office:value-type="string" calcext:value-type="string">
            <text:p>1,4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51 ₆</text:p>
          </table:table-cell>
          <table:table-cell table:style-name="ce15" office:value-type="string" calcext:value-type="string">
            <text:p>0,2̅3̅0̅3̅ ̅2̅5̅ ₆</text:p>
          </table:table-cell>
          <table:table-cell table:style-name="Base06" office:value-type="string" calcext:value-type="string">
            <text:p>0,2̅4̅1̅3̅ ̅1̅4̅ ₆</text:p>
          </table:table-cell>
          <table:table-cell table:style-name="Base06GreyBackground" office:value-type="string" calcext:value-type="string">
            <text:p>0,2̅5̅2̅3̅ ̅0̅3̅ ₆</text:p>
          </table:table-cell>
          <table:table-cell table:style-name="Base06" office:value-type="string" calcext:value-type="string">
            <text:p>0,3̅0̅3̅2̅ ̅5̅2̅ ₆</text:p>
          </table:table-cell>
          <table:table-cell table:style-name="Base06GreyBackground" office:value-type="string" calcext:value-type="string">
            <text:p>0,3̅1̅4̅2̅ ̅4̅1̅ ₆</text:p>
          </table:table-cell>
          <table:table-cell table:style-name="Base06" office:value-type="string" calcext:value-type="string">
            <text:p>0,3̅2̅5̅2̅ ̅3̅0̅ ₆</text:p>
          </table:table-cell>
          <table:table-cell/>
          <table:table-cell table:style-name="Base06LineTitle" office:value-type="string" calcext:value-type="string">
            <text:p>51 ₆</text:p>
          </table:table-cell>
          <table:table-cell table:style-name="ce15" office:value-type="string" calcext:value-type="string">
            <text:p>2,2̅1̅5̅0̅ ̅2̅4̅3̅4̅ ̅0̅5̅3̅1̅ ₆</text:p>
          </table:table-cell>
          <table:table-cell table:style-name="Base06" office:value-type="string" calcext:value-type="string">
            <text:p>2,11̅4̅ ₆</text:p>
          </table:table-cell>
          <table:table-cell table:style-name="Base06GreyBackground" office:value-type="string" calcext:value-type="string">
            <text:p>2,02̅ ₆</text:p>
          </table:table-cell>
          <table:table-cell table:style-name="Base06" office:value-type="string" calcext:value-type="string">
            <text:p>1,5343 ₆</text:p>
          </table:table-cell>
          <table:table-cell table:style-name="Base06GreyBackground" office:value-type="string" calcext:value-type="string">
            <text:p>1,4̅5̅3̅5̅ ̅1̅4̅3̅3̅ ̅1̅0̅2̅0̅ ̅4̅1̅2̅2̅ ₆</text:p>
          </table:table-cell>
          <table:table-cell table:style-name="Base06" office:value-type="string" calcext:value-type="string">
            <text:p>1,42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52 ₆</text:p>
          </table:table-cell>
          <table:table-cell table:style-name="ce16" office:value-type="string" calcext:value-type="string">
            <text:p>0,22343 ₆</text:p>
          </table:table-cell>
          <table:table-cell table:style-name="Base06GreyBackground" office:value-type="string" calcext:value-type="string">
            <text:p>0,2343 ₆</text:p>
          </table:table-cell>
          <table:table-cell table:style-name="Base06" office:value-type="string" calcext:value-type="string">
            <text:p>0,24513 ₆</text:p>
          </table:table-cell>
          <table:table-cell table:style-name="Base06GreyBackground" office:value-type="string" calcext:value-type="string">
            <text:p>0,3 ₆</text:p>
          </table:table-cell>
          <table:table-cell table:style-name="Base06" office:value-type="string" calcext:value-type="string">
            <text:p>0,31043 ₆</text:p>
          </table:table-cell>
          <table:table-cell table:style-name="Base06GreyBackground" office:value-type="string" calcext:value-type="string">
            <text:p>0,3213 ₆</text:p>
          </table:table-cell>
          <table:table-cell/>
          <table:table-cell table:style-name="Base06GreyBackgroundLineTitle" office:value-type="string" calcext:value-type="string">
            <text:p>52 ₆</text:p>
          </table:table-cell>
          <table:table-cell table:style-name="ce16" office:value-type="string" calcext:value-type="string">
            <text:p>2,2̅4̅3̅4̅ ̅0̅5̅3̅1̅ ̅2̅1̅5̅0̅ ₆</text:p>
          </table:table-cell>
          <table:table-cell table:style-name="Base06GreyBackground" office:value-type="string" calcext:value-type="string">
            <text:p>2,1̅4̅ ₆</text:p>
          </table:table-cell>
          <table:table-cell table:style-name="Base06" office:value-type="string" calcext:value-type="string">
            <text:p>2,04̅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,5̅1̅4̅3̅ ̅3̅1̅0̅2̅ ̅0̅4̅1̅2̅ ̅2̅4̅5̅3̅ ₆</text:p>
          </table:table-cell>
          <table:table-cell table:style-name="Base06GreyBackground" office:value-type="string" calcext:value-type="string">
            <text:p>1,44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53 ₆</text:p>
          </table:table-cell>
          <table:table-cell table:style-name="ce15" office:value-type="string" calcext:value-type="string">
            <text:p>0,22̅1̅0̅3̅ ̅1̅3̅4̅5̅ ̅2̅4̅ ₆</text:p>
          </table:table-cell>
          <table:table-cell table:style-name="Base06" office:value-type="string" calcext:value-type="string">
            <text:p>0,23̅1̅3̅4̅ ̅5̅2̅4̅2̅ ̅1̅0̅ ₆</text:p>
          </table:table-cell>
          <table:table-cell table:style-name="Base06GreyBackground" office:value-type="string" calcext:value-type="string">
            <text:p>0,2̅4̅2̅1̅ ̅0̅3̅1̅3̅ ̅4̅5̅ ₆</text:p>
          </table:table-cell>
          <table:table-cell table:style-name="Base06" office:value-type="string" calcext:value-type="string">
            <text:p>0,25̅2̅4̅2̅ ̅1̅0̅3̅1̅ ̅3̅4̅ ₆</text:p>
          </table:table-cell>
          <table:table-cell table:style-name="Base06GreyBackground" office:value-type="string" calcext:value-type="string">
            <text:p>0,30̅3̅1̅3̅ ̅4̅5̅2̅4̅ ̅2̅1̅ ₆</text:p>
          </table:table-cell>
          <table:table-cell table:style-name="Base06" office:value-type="string" calcext:value-type="string">
            <text:p>0,3̅1̅3̅4̅ ̅5̅2̅4̅2̅ ̅1̅0̅ ₆</text:p>
          </table:table-cell>
          <table:table-cell/>
          <table:table-cell table:style-name="Base06LineTitle" office:value-type="string" calcext:value-type="string">
            <text:p>53 ₆</text:p>
          </table:table-cell>
          <table:table-cell table:style-name="ce15" office:value-type="string" calcext:value-type="string">
            <text:p>2,3̅1̅2̅1̅ ̅5̅0̅2̅4̅ ̅3̅4̅0̅5̅ ₆</text:p>
          </table:table-cell>
          <table:table-cell table:style-name="Base06" office:value-type="string" calcext:value-type="string">
            <text:p>2,20̅5̅ ₆</text:p>
          </table:table-cell>
          <table:table-cell table:style-name="Base06GreyBackground" office:value-type="string" calcext:value-type="string">
            <text:p>2,1̅ ₆</text:p>
          </table:table-cell>
          <table:table-cell table:style-name="Base06" office:value-type="string" calcext:value-type="string">
            <text:p>2,0213 ₆</text:p>
          </table:table-cell>
          <table:table-cell table:style-name="Base06GreyBackground" office:value-type="string" calcext:value-type="string">
            <text:p>1,5̅3̅5̅1̅ ̅4̅3̅3̅1̅ ̅0̅2̅0̅4̅ ̅1̅2̅2̅4̅ ₆</text:p>
          </table:table-cell>
          <table:table-cell table:style-name="Base06" office:value-type="string" calcext:value-type="string">
            <text:p>1,5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54 ₆</text:p>
          </table:table-cell>
          <table:table-cell table:style-name="ce16" office:value-type="string" calcext:value-type="string">
            <text:p>0,21̅4̅3̅3̅ ̅1̅0̅2̅0̅ ̅4̅1̅2̅2̅ ̅4̅5̅3̅5̅ ₆</text:p>
          </table:table-cell>
          <table:table-cell table:style-name="Base06GreyBackground" office:value-type="string" calcext:value-type="string">
            <text:p>0,2̅2̅4̅5̅ ̅3̅5̅1̅4̅ ̅3̅3̅1̅0̅ ̅2̅0̅4̅1̅ ₆</text:p>
          </table:table-cell>
          <table:table-cell table:style-name="Base06" office:value-type="string" calcext:value-type="string">
            <text:p>0,23̅5̅1̅4̅ ̅3̅3̅1̅0̅ ̅2̅0̅4̅1̅ ̅2̅2̅4̅5̅ ₆</text:p>
          </table:table-cell>
          <table:table-cell table:style-name="Base06GreyBackground" office:value-type="string" calcext:value-type="string">
            <text:p>0,2̅4̅5̅3̅ ̅5̅1̅4̅3̅ ̅3̅1̅0̅2̅ ̅0̅4̅1̅2̅ ₆</text:p>
          </table:table-cell>
          <table:table-cell table:style-name="Base06" office:value-type="string" calcext:value-type="string">
            <text:p>0,3 ₆</text:p>
          </table:table-cell>
          <table:table-cell table:style-name="Base06GreyBackground" office:value-type="string" calcext:value-type="string">
            <text:p>0,3̅1̅0̅2̅ ̅0̅4̅1̅2̅ ̅2̅4̅5̅3̅ ̅5̅1̅4̅3̅ ₆</text:p>
          </table:table-cell>
          <table:table-cell/>
          <table:table-cell table:style-name="Base06GreyBackgroundLineTitle" office:value-type="string" calcext:value-type="string">
            <text:p>54 ₆</text:p>
          </table:table-cell>
          <table:table-cell table:style-name="ce16" office:value-type="string" calcext:value-type="string">
            <text:p>2,3̅4̅0̅5̅ ̅3̅1̅2̅1̅ ̅5̅0̅2̅4̅ ₆</text:p>
          </table:table-cell>
          <table:table-cell table:style-name="Base06GreyBackground" office:value-type="string" calcext:value-type="string">
            <text:p>2,2̅3̅ ₆</text:p>
          </table:table-cell>
          <table:table-cell table:style-name="Base06" office:value-type="string" calcext:value-type="string">
            <text:p>2,13̅ ₆</text:p>
          </table:table-cell>
          <table:table-cell table:style-name="Base06GreyBackground" office:value-type="string" calcext:value-type="string">
            <text:p>2,043 ₆</text:p>
          </table:table-cell>
          <table:table-cell table:style-name="Base06" office:value-type="string" calcext:value-type="string">
            <text:p>2 ₆</text:p>
          </table:table-cell>
          <table:table-cell table:style-name="Base06GreyBackground" office:value-type="string" calcext:value-type="string">
            <text:p>1,52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55 ₆</text:p>
          </table:table-cell>
          <table:table-cell table:style-name="ce15" office:value-type="string" calcext:value-type="string">
            <text:p>0,2̅1̅ ₆</text:p>
          </table:table-cell>
          <table:table-cell table:style-name="Base06" office:value-type="string" calcext:value-type="string">
            <text:p>0,2̅ ₆</text:p>
          </table:table-cell>
          <table:table-cell table:style-name="Base06GreyBackground" office:value-type="string" calcext:value-type="string">
            <text:p>0,2̅3̅ ₆</text:p>
          </table:table-cell>
          <table:table-cell table:style-name="Base06" office:value-type="string" calcext:value-type="string">
            <text:p>0,2̅4̅ ₆</text:p>
          </table:table-cell>
          <table:table-cell table:style-name="Base06GreyBackground" office:value-type="string" calcext:value-type="string">
            <text:p>0,2̅5̅ ₆</text:p>
          </table:table-cell>
          <table:table-cell table:style-name="Base06" office:value-type="string" calcext:value-type="string">
            <text:p>0,3̅0̅ ₆</text:p>
          </table:table-cell>
          <table:table-cell/>
          <table:table-cell table:style-name="Base06LineTitle" office:value-type="string" calcext:value-type="string">
            <text:p>55 ₆</text:p>
          </table:table-cell>
          <table:table-cell table:style-name="ce15" office:value-type="string" calcext:value-type="string">
            <text:p>2,4̅0̅5̅3̅ ̅1̅2̅1̅5̅ ̅0̅2̅4̅3̅ ₆</text:p>
          </table:table-cell>
          <table:table-cell table:style-name="Base06" office:value-type="string" calcext:value-type="string">
            <text:p>2,3 ₆</text:p>
          </table:table-cell>
          <table:table-cell table:style-name="Base06GreyBackground" office:value-type="string" calcext:value-type="string">
            <text:p>2,2 ₆</text:p>
          </table:table-cell>
          <table:table-cell table:style-name="Base06" office:value-type="string" calcext:value-type="string">
            <text:p>2,1043 ₆</text:p>
          </table:table-cell>
          <table:table-cell table:style-name="Base06GreyBackground" office:value-type="string" calcext:value-type="string">
            <text:p>2,0̅2̅0̅4̅ ̅1̅2̅2̅4̅ ̅5̅3̅5̅1̅ ̅4̅3̅3̅1̅ ₆</text:p>
          </table:table-cell>
          <table:table-cell table:style-name="Base06" office:value-type="string" calcext:value-type="string">
            <text:p>1,54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100 ₆</text:p>
          </table:table-cell>
          <table:table-cell table:style-name="ce16" office:value-type="string" calcext:value-type="string">
            <text:p>0,21 ₆</text:p>
          </table:table-cell>
          <table:table-cell table:style-name="Base06GreyBackground" office:value-type="string" calcext:value-type="string">
            <text:p>0,22 ₆</text:p>
          </table:table-cell>
          <table:table-cell table:style-name="Base06" office:value-type="string" calcext:value-type="string">
            <text:p>0,23 ₆</text:p>
          </table:table-cell>
          <table:table-cell table:style-name="Base06GreyBackground" office:value-type="string" calcext:value-type="string">
            <text:p>0,24 ₆</text:p>
          </table:table-cell>
          <table:table-cell table:style-name="Base06" office:value-type="string" calcext:value-type="string">
            <text:p>0,25 ₆</text:p>
          </table:table-cell>
          <table:table-cell table:style-name="Base06GreyBackground" office:value-type="string" calcext:value-type="string">
            <text:p>0,3 ₆</text:p>
          </table:table-cell>
          <table:table-cell/>
          <table:table-cell table:style-name="Base06GreyBackgroundLineTitle" office:value-type="string" calcext:value-type="string">
            <text:p>100 ₆</text:p>
          </table:table-cell>
          <table:table-cell table:style-name="ce16" office:value-type="string" calcext:value-type="string">
            <text:p>2,4̅3̅4̅0̅ ̅5̅3̅1̅2̅ ̅1̅5̅0̅2̅ ₆</text:p>
          </table:table-cell>
          <table:table-cell table:style-name="Base06GreyBackground" office:value-type="string" calcext:value-type="string">
            <text:p>2,3̅2̅ ₆</text:p>
          </table:table-cell>
          <table:table-cell table:style-name="Base06" office:value-type="string" calcext:value-type="string">
            <text:p>2,2̅ ₆</text:p>
          </table:table-cell>
          <table:table-cell table:style-name="Base06GreyBackground" office:value-type="string" calcext:value-type="string">
            <text:p>2,13 ₆</text:p>
          </table:table-cell>
          <table:table-cell table:style-name="Base06" office:value-type="string" calcext:value-type="string">
            <text:p>2,0̅4̅1̅2̅ ̅2̅4̅5̅3̅ ̅5̅1̅4̅3̅ ̅3̅1̅0̅2̅ ₆</text:p>
          </table:table-cell>
          <table:table-cell table:style-name="Base06GreyBackground" office:value-type="string" calcext:value-type="string">
            <text:p>2 ₆</text:p>
          </table:table-cell>
          <table:table-cell table:number-columns-repeated="16342"/>
        </table:table-row>
        <table:table-row table:style-name="ro3">
          <table:table-cell table:number-columns-repeated="16357"/>
        </table:table-row>
        <table:table-row table:style-name="ro3">
          <table:table-cell/>
          <table:table-cell table:style-name="Base06ColumnTitle" office:value-type="string" calcext:value-type="string">
            <text:p>31 ₆</text:p>
          </table:table-cell>
          <table:table-cell table:style-name="Base06GreyBackgroundColumnTitle" office:value-type="string" calcext:value-type="string">
            <text:p>32 ₆</text:p>
          </table:table-cell>
          <table:table-cell table:style-name="Base06ColumnTitle" office:value-type="string" calcext:value-type="string">
            <text:p>33 ₆</text:p>
          </table:table-cell>
          <table:table-cell table:style-name="Base06GreyBackgroundColumnTitle" office:value-type="string" calcext:value-type="string">
            <text:p>34 ₆</text:p>
          </table:table-cell>
          <table:table-cell table:style-name="Base06ColumnTitle" office:value-type="string" calcext:value-type="string">
            <text:p>35 ₆</text:p>
          </table:table-cell>
          <table:table-cell table:style-name="Base06GreyBackgroundColumnTitle" office:value-type="string" calcext:value-type="string">
            <text:p>40 ₆</text:p>
          </table:table-cell>
          <table:table-cell table:number-columns-repeated="2"/>
          <table:table-cell table:style-name="Base06ColumnTitle" office:value-type="string" calcext:value-type="string">
            <text:p>31 ₆</text:p>
          </table:table-cell>
          <table:table-cell table:style-name="Base06GreyBackgroundColumnTitle" office:value-type="string" calcext:value-type="string">
            <text:p>32 ₆</text:p>
          </table:table-cell>
          <table:table-cell table:style-name="Base06ColumnTitle" office:value-type="string" calcext:value-type="string">
            <text:p>33 ₆</text:p>
          </table:table-cell>
          <table:table-cell table:style-name="Base06GreyBackgroundColumnTitle" office:value-type="string" calcext:value-type="string">
            <text:p>34 ₆</text:p>
          </table:table-cell>
          <table:table-cell table:style-name="Base06ColumnTitle" office:value-type="string" calcext:value-type="string">
            <text:p>35 ₆</text:p>
          </table:table-cell>
          <table:table-cell table:style-name="Base06GreyBackgroundColumnTitle" office:value-type="string" calcext:value-type="string">
            <text:p>40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1 ₆</text:p>
          </table:table-cell>
          <table:table-cell table:style-name="ce15" office:value-type="string" calcext:value-type="string">
            <text:p>31 ₆</text:p>
          </table:table-cell>
          <table:table-cell table:style-name="Base06" office:value-type="string" calcext:value-type="string">
            <text:p>32 ₆</text:p>
          </table:table-cell>
          <table:table-cell table:style-name="Base06GreyBackground" office:value-type="string" calcext:value-type="string">
            <text:p>33 ₆</text:p>
          </table:table-cell>
          <table:table-cell table:style-name="Base06" office:value-type="string" calcext:value-type="string">
            <text:p>34 ₆</text:p>
          </table:table-cell>
          <table:table-cell table:style-name="Base06GreyBackground" office:value-type="string" calcext:value-type="string">
            <text:p>35 ₆</text:p>
          </table:table-cell>
          <table:table-cell table:style-name="Base06" office:value-type="string" calcext:value-type="string">
            <text:p>40 ₆</text:p>
          </table:table-cell>
          <table:table-cell/>
          <table:table-cell table:style-name="Base06LineTitle" office:value-type="string" calcext:value-type="string">
            <text:p>1 ₆</text:p>
          </table:table-cell>
          <table:table-cell table:style-name="ce15" office:value-type="string" calcext:value-type="string">
            <text:p>0,0̅1̅5̅2̅ ̅1̅1̅3̅2̅ ̅5̅ ₆</text:p>
          </table:table-cell>
          <table:table-cell table:style-name="Base06" office:value-type="string" calcext:value-type="string">
            <text:p>0,014̅ ₆</text:p>
          </table:table-cell>
          <table:table-cell table:style-name="Base06GreyBackground" office:value-type="string" calcext:value-type="string">
            <text:p>0,01̅4̅ ₆</text:p>
          </table:table-cell>
          <table:table-cell table:style-name="Base06" office:value-type="string" calcext:value-type="string">
            <text:p>0,01̅3̅4̅5̅ ̅2̅4̅2̅1̅ ̅0̅3̅ ₆</text:p>
          </table:table-cell>
          <table:table-cell table:style-name="Base06GreyBackground" office:value-type="string" calcext:value-type="string">
            <text:p>0,0̅1̅3̅2̅ ̅2̅0̅3̅0̅ ̅4̅4̅1̅ ₆</text:p>
          </table:table-cell>
          <table:table-cell table:style-name="Base06" office:value-type="string" calcext:value-type="string">
            <text:p>0,01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2 ₆</text:p>
          </table:table-cell>
          <table:table-cell table:style-name="ce16" office:value-type="string" calcext:value-type="string">
            <text:p>13,3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4,3 ₆</text:p>
          </table:table-cell>
          <table:table-cell table:style-name="Base06GreyBackground" office:value-type="string" calcext:value-type="string">
            <text:p>15 ₆</text:p>
          </table:table-cell>
          <table:table-cell table:style-name="Base06" office:value-type="string" calcext:value-type="string">
            <text:p>15,3 ₆</text:p>
          </table:table-cell>
          <table:table-cell table:style-name="Base06GreyBackground" office:value-type="string" calcext:value-type="string">
            <text:p>20 ₆</text:p>
          </table:table-cell>
          <table:table-cell/>
          <table:table-cell table:style-name="Base06GreyBackgroundLineTitle" office:value-type="string" calcext:value-type="string">
            <text:p>2 ₆</text:p>
          </table:table-cell>
          <table:table-cell table:style-name="ce16" office:value-type="string" calcext:value-type="string">
            <text:p>0,0̅3̅4̅4̅ ̅2̅3̅0̅5̅ ̅4̅ ₆</text:p>
          </table:table-cell>
          <table:table-cell table:style-name="Base06GreyBackground" office:value-type="string" calcext:value-type="string">
            <text:p>0,03̅ ₆</text:p>
          </table:table-cell>
          <table:table-cell table:style-name="Base06" office:value-type="string" calcext:value-type="string">
            <text:p>0,03̅2̅3̅2̅ ̅3̅2̅ ₆</text:p>
          </table:table-cell>
          <table:table-cell table:style-name="Base06GreyBackground" office:value-type="string" calcext:value-type="string">
            <text:p>0,0̅3̅1̅3̅ ̅4̅5̅2̅4̅ ̅2̅1̅ ₆</text:p>
          </table:table-cell>
          <table:table-cell table:style-name="Base06" office:value-type="string" calcext:value-type="string">
            <text:p>0,0̅3̅0̅4̅ ̅4̅1̅0̅1̅ ̅3̅2̅2̅ ₆</text:p>
          </table:table-cell>
          <table:table-cell table:style-name="Base06GreyBackground" office:value-type="string" calcext:value-type="string">
            <text:p>0,03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3 ₆</text:p>
          </table:table-cell>
          <table:table-cell table:style-name="ce15" office:value-type="string" calcext:value-type="string">
            <text:p>10,2 ₆</text:p>
          </table:table-cell>
          <table:table-cell table:style-name="Base06" office:value-type="string" calcext:value-type="string">
            <text:p>10,4 ₆</text:p>
          </table:table-cell>
          <table:table-cell table:style-name="Base06GreyBackground" office:value-type="string" calcext:value-type="string">
            <text:p>11 ₆</text:p>
          </table:table-cell>
          <table:table-cell table:style-name="Base06" office:value-type="string" calcext:value-type="string">
            <text:p>11,2 ₆</text:p>
          </table:table-cell>
          <table:table-cell table:style-name="Base06GreyBackground" office:value-type="string" calcext:value-type="string">
            <text:p>11,4 ₆</text:p>
          </table:table-cell>
          <table:table-cell table:style-name="Base06" office:value-type="string" calcext:value-type="string">
            <text:p>12 ₆</text:p>
          </table:table-cell>
          <table:table-cell/>
          <table:table-cell table:style-name="Base06LineTitle" office:value-type="string" calcext:value-type="string">
            <text:p>3 ₆</text:p>
          </table:table-cell>
          <table:table-cell table:style-name="ce15" office:value-type="string" calcext:value-type="string">
            <text:p>0,0̅5̅4̅0̅ ̅3̅4̅4̅2̅ ̅3̅ ₆</text:p>
          </table:table-cell>
          <table:table-cell table:style-name="Base06" office:value-type="string" calcext:value-type="string">
            <text:p>0,052̅ ₆</text:p>
          </table:table-cell>
          <table:table-cell table:style-name="Base06GreyBackground" office:value-type="string" calcext:value-type="string">
            <text:p>0,0̅5̅ ₆</text:p>
          </table:table-cell>
          <table:table-cell table:style-name="Base06" office:value-type="string" calcext:value-type="string">
            <text:p>0,04̅5̅2̅4̅ ̅2̅1̅0̅3̅ ̅1̅3̅ ₆</text:p>
          </table:table-cell>
          <table:table-cell table:style-name="Base06GreyBackground" office:value-type="string" calcext:value-type="string">
            <text:p>0,0̅4̅4̅1̅ ̅0̅1̅3̅2̅ ̅2̅0̅3̅ ₆</text:p>
          </table:table-cell>
          <table:table-cell table:style-name="Base06" office:value-type="string" calcext:value-type="string">
            <text:p>0,04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4 ₆</text:p>
          </table:table-cell>
          <table:table-cell table:style-name="ce16" office:value-type="string" calcext:value-type="string">
            <text:p>4,43 ₆</text:p>
          </table:table-cell>
          <table:table-cell table:style-name="Base06GreyBackground" office:value-type="string" calcext:value-type="string">
            <text:p>5 ₆</text:p>
          </table:table-cell>
          <table:table-cell table:style-name="Base06" office:value-type="string" calcext:value-type="string">
            <text:p>5,13 ₆</text:p>
          </table:table-cell>
          <table:table-cell table:style-name="Base06GreyBackground" office:value-type="string" calcext:value-type="string">
            <text:p>5,3 ₆</text:p>
          </table:table-cell>
          <table:table-cell table:style-name="Base06" office:value-type="string" calcext:value-type="string">
            <text:p>5,43 ₆</text:p>
          </table:table-cell>
          <table:table-cell table:style-name="Base06GreyBackground" office:value-type="string" calcext:value-type="string">
            <text:p>10 ₆</text:p>
          </table:table-cell>
          <table:table-cell/>
          <table:table-cell table:style-name="Base06GreyBackgroundLineTitle" office:value-type="string" calcext:value-type="string">
            <text:p>4 ₆</text:p>
          </table:table-cell>
          <table:table-cell table:style-name="ce16" office:value-type="string" calcext:value-type="string">
            <text:p>0,1̅1̅3̅2̅ ̅5̅0̅1̅5̅ ̅2̅ ₆</text:p>
          </table:table-cell>
          <table:table-cell table:style-name="Base06GreyBackground" office:value-type="string" calcext:value-type="string">
            <text:p>0,1̅ ₆</text:p>
          </table:table-cell>
          <table:table-cell table:style-name="Base06" office:value-type="string" calcext:value-type="string">
            <text:p>0,10̅5̅ ₆</text:p>
          </table:table-cell>
          <table:table-cell table:style-name="Base06GreyBackground" office:value-type="string" calcext:value-type="string">
            <text:p>0,1̅0̅3̅1̅ ̅3̅4̅5̅2̅ ̅4̅2̅ ₆</text:p>
          </table:table-cell>
          <table:table-cell table:style-name="Base06" office:value-type="string" calcext:value-type="string">
            <text:p>0,1̅0̅1̅3̅ ̅2̅2̅0̅3̅ ̅0̅4̅4̅ ₆</text:p>
          </table:table-cell>
          <table:table-cell table:style-name="Base06GreyBackground" office:value-type="string" calcext:value-type="string">
            <text:p>0,1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5 ₆</text:p>
          </table:table-cell>
          <table:table-cell table:style-name="ce15" office:value-type="string" calcext:value-type="string">
            <text:p>3,4̅ ₆</text:p>
          </table:table-cell>
          <table:table-cell table:style-name="Base06" office:value-type="string" calcext:value-type="string">
            <text:p>4 ₆</text:p>
          </table:table-cell>
          <table:table-cell table:style-name="Base06GreyBackground" office:value-type="string" calcext:value-type="string">
            <text:p>4,1̅ ₆</text:p>
          </table:table-cell>
          <table:table-cell table:style-name="Base06" office:value-type="string" calcext:value-type="string">
            <text:p>4,2̅ ₆</text:p>
          </table:table-cell>
          <table:table-cell table:style-name="Base06GreyBackground" office:value-type="string" calcext:value-type="string">
            <text:p>4,3̅ ₆</text:p>
          </table:table-cell>
          <table:table-cell table:style-name="Base06" office:value-type="string" calcext:value-type="string">
            <text:p>4,4̅ ₆</text:p>
          </table:table-cell>
          <table:table-cell/>
          <table:table-cell table:style-name="Base06LineTitle" office:value-type="string" calcext:value-type="string">
            <text:p>5 ₆</text:p>
          </table:table-cell>
          <table:table-cell table:style-name="ce15" office:value-type="string" calcext:value-type="string">
            <text:p>0,1̅3̅2̅5̅ ̅0̅1̅5̅2̅ ̅1̅ ₆</text:p>
          </table:table-cell>
          <table:table-cell table:style-name="Base06" office:value-type="string" calcext:value-type="string">
            <text:p>0,13 ₆</text:p>
          </table:table-cell>
          <table:table-cell table:style-name="Base06GreyBackground" office:value-type="string" calcext:value-type="string">
            <text:p>0,12̅3̅ ₆</text:p>
          </table:table-cell>
          <table:table-cell table:style-name="Base06" office:value-type="string" calcext:value-type="string">
            <text:p>0,12̅1̅0̅3̅ ̅1̅3̅4̅5̅ ̅2̅4̅ ₆</text:p>
          </table:table-cell>
          <table:table-cell table:style-name="Base06GreyBackground" office:value-type="string" calcext:value-type="string">
            <text:p>0,1̅1̅4̅5̅ ̅4̅2̅3̅3̅ ̅5̅2̅5̅ ₆</text:p>
          </table:table-cell>
          <table:table-cell table:style-name="Base06" office:value-type="string" calcext:value-type="string">
            <text:p>0,11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10 ₆</text:p>
          </table:table-cell>
          <table:table-cell table:style-name="ce16" office:value-type="string" calcext:value-type="string">
            <text:p>3,1 ₆</text:p>
          </table:table-cell>
          <table:table-cell table:style-name="Base06GreyBackground" office:value-type="string" calcext:value-type="string">
            <text:p>3,2 ₆</text:p>
          </table:table-cell>
          <table:table-cell table:style-name="Base06" office:value-type="string" calcext:value-type="string">
            <text:p>3,3 ₆</text:p>
          </table:table-cell>
          <table:table-cell table:style-name="Base06GreyBackground" office:value-type="string" calcext:value-type="string">
            <text:p>3,4 ₆</text:p>
          </table:table-cell>
          <table:table-cell table:style-name="Base06" office:value-type="string" calcext:value-type="string">
            <text:p>3,5 ₆</text:p>
          </table:table-cell>
          <table:table-cell table:style-name="Base06GreyBackground" office:value-type="string" calcext:value-type="string">
            <text:p>4 ₆</text:p>
          </table:table-cell>
          <table:table-cell/>
          <table:table-cell table:style-name="Base06GreyBackgroundLineTitle" office:value-type="string" calcext:value-type="string">
            <text:p>10 ₆</text:p>
          </table:table-cell>
          <table:table-cell table:style-name="ce16" office:value-type="string" calcext:value-type="string">
            <text:p>0,1̅5̅2̅1̅ ̅1̅3̅2̅5̅ ̅0̅ ₆</text:p>
          </table:table-cell>
          <table:table-cell table:style-name="Base06GreyBackground" office:value-type="string" calcext:value-type="string">
            <text:p>0,14̅ ₆</text:p>
          </table:table-cell>
          <table:table-cell table:style-name="Base06" office:value-type="string" calcext:value-type="string">
            <text:p>0,1̅4̅ ₆</text:p>
          </table:table-cell>
          <table:table-cell table:style-name="Base06GreyBackground" office:value-type="string" calcext:value-type="string">
            <text:p>0,1̅3̅4̅5̅ ̅2̅4̅2̅1̅ ̅0̅3̅ ₆</text:p>
          </table:table-cell>
          <table:table-cell table:style-name="Base06" office:value-type="string" calcext:value-type="string">
            <text:p>0,1̅3̅2̅2̅ ̅0̅3̅0̅4̅ ̅4̅1̅0̅ ₆</text:p>
          </table:table-cell>
          <table:table-cell table:style-name="Base06GreyBackground" office:value-type="string" calcext:value-type="string">
            <text:p>0,13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11 ₆</text:p>
          </table:table-cell>
          <table:table-cell table:style-name="ce15" office:value-type="string" calcext:value-type="string">
            <text:p>2,4̅1̅ ₆</text:p>
          </table:table-cell>
          <table:table-cell table:style-name="Base06" office:value-type="string" calcext:value-type="string">
            <text:p>2,5̅0̅ ₆</text:p>
          </table:table-cell>
          <table:table-cell table:style-name="Base06GreyBackground" office:value-type="string" calcext:value-type="string">
            <text:p>3 ₆</text:p>
          </table:table-cell>
          <table:table-cell table:style-name="Base06" office:value-type="string" calcext:value-type="string">
            <text:p>3,0̅5̅ ₆</text:p>
          </table:table-cell>
          <table:table-cell table:style-name="Base06GreyBackground" office:value-type="string" calcext:value-type="string">
            <text:p>3,1̅4̅ ₆</text:p>
          </table:table-cell>
          <table:table-cell table:style-name="Base06" office:value-type="string" calcext:value-type="string">
            <text:p>3,2̅3̅ ₆</text:p>
          </table:table-cell>
          <table:table-cell/>
          <table:table-cell table:style-name="Base06LineTitle" office:value-type="string" calcext:value-type="string">
            <text:p>11 ₆</text:p>
          </table:table-cell>
          <table:table-cell table:style-name="ce15" office:value-type="string" calcext:value-type="string">
            <text:p>0,2̅1̅1̅3̅ ̅2̅5̅0̅1̅ ̅5̅ ₆</text:p>
          </table:table-cell>
          <table:table-cell table:style-name="Base06" office:value-type="string" calcext:value-type="string">
            <text:p>0,203̅ ₆</text:p>
          </table:table-cell>
          <table:table-cell table:style-name="Base06GreyBackground" office:value-type="string" calcext:value-type="string">
            <text:p>0,2 ₆</text:p>
          </table:table-cell>
          <table:table-cell table:style-name="Base06" office:value-type="string" calcext:value-type="string">
            <text:p>0,15̅2̅4̅2̅ ̅1̅0̅3̅1̅ ̅3̅4̅ ₆</text:p>
          </table:table-cell>
          <table:table-cell table:style-name="Base06GreyBackground" office:value-type="string" calcext:value-type="string">
            <text:p>0,1̅4̅5̅4̅ ̅2̅3̅3̅5̅ ̅2̅5̅1̅ ₆</text:p>
          </table:table-cell>
          <table:table-cell table:style-name="Base06" office:value-type="string" calcext:value-type="string">
            <text:p>0,14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12 ₆</text:p>
          </table:table-cell>
          <table:table-cell table:style-name="ce16" office:value-type="string" calcext:value-type="string">
            <text:p>2,213 ₆</text:p>
          </table:table-cell>
          <table:table-cell table:style-name="Base06GreyBackground" office:value-type="string" calcext:value-type="string">
            <text:p>2,3 ₆</text:p>
          </table:table-cell>
          <table:table-cell table:style-name="Base06" office:value-type="string" calcext:value-type="string">
            <text:p>2,343 ₆</text:p>
          </table:table-cell>
          <table:table-cell table:style-name="Base06GreyBackground" office:value-type="string" calcext:value-type="string">
            <text:p>2,43 ₆</text:p>
          </table:table-cell>
          <table:table-cell table:style-name="Base06" office:value-type="string" calcext:value-type="string">
            <text:p>2,513 ₆</text:p>
          </table:table-cell>
          <table:table-cell table:style-name="Base06GreyBackground" office:value-type="string" calcext:value-type="string">
            <text:p>3 ₆</text:p>
          </table:table-cell>
          <table:table-cell/>
          <table:table-cell table:style-name="Base06GreyBackgroundLineTitle" office:value-type="string" calcext:value-type="string">
            <text:p>12 ₆</text:p>
          </table:table-cell>
          <table:table-cell table:style-name="ce16" office:value-type="string" calcext:value-type="string">
            <text:p>0,2̅3̅0̅5̅ ̅4̅0̅3̅4̅ ̅4̅ ₆</text:p>
          </table:table-cell>
          <table:table-cell table:style-name="Base06GreyBackground" office:value-type="string" calcext:value-type="string">
            <text:p>0,2̅ ₆</text:p>
          </table:table-cell>
          <table:table-cell table:style-name="Base06" office:value-type="string" calcext:value-type="string">
            <text:p>0,21̅4̅ ₆</text:p>
          </table:table-cell>
          <table:table-cell table:style-name="Base06GreyBackground" office:value-type="string" calcext:value-type="string">
            <text:p>0,2̅1̅0̅3̅ ̅1̅3̅4̅5̅ ̅2̅4̅ ₆</text:p>
          </table:table-cell>
          <table:table-cell table:style-name="Base06" office:value-type="string" calcext:value-type="string">
            <text:p>0,2̅0̅3̅0̅ ̅4̅4̅1̅0̅ ̅1̅3̅2̅ ₆</text:p>
          </table:table-cell>
          <table:table-cell table:style-name="Base06GreyBackground" office:value-type="string" calcext:value-type="string">
            <text:p>0,2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13 ₆</text:p>
          </table:table-cell>
          <table:table-cell table:style-name="ce15" office:value-type="string" calcext:value-type="string">
            <text:p>2,04 ₆</text:p>
          </table:table-cell>
          <table:table-cell table:style-name="Base06" office:value-type="string" calcext:value-type="string">
            <text:p>2,12 ₆</text:p>
          </table:table-cell>
          <table:table-cell table:style-name="Base06GreyBackground" office:value-type="string" calcext:value-type="string">
            <text:p>2,2 ₆</text:p>
          </table:table-cell>
          <table:table-cell table:style-name="Base06" office:value-type="string" calcext:value-type="string">
            <text:p>2,24 ₆</text:p>
          </table:table-cell>
          <table:table-cell table:style-name="Base06GreyBackground" office:value-type="string" calcext:value-type="string">
            <text:p>2,32 ₆</text:p>
          </table:table-cell>
          <table:table-cell table:style-name="Base06" office:value-type="string" calcext:value-type="string">
            <text:p>2,4 ₆</text:p>
          </table:table-cell>
          <table:table-cell/>
          <table:table-cell table:style-name="Base06LineTitle" office:value-type="string" calcext:value-type="string">
            <text:p>13 ₆</text:p>
          </table:table-cell>
          <table:table-cell table:style-name="ce15" office:value-type="string" calcext:value-type="string">
            <text:p>0,2̅5̅0̅1̅ ̅5̅2̅1̅1̅ ̅3̅ ₆</text:p>
          </table:table-cell>
          <table:table-cell table:style-name="Base06" office:value-type="string" calcext:value-type="string">
            <text:p>0,241̅ ₆</text:p>
          </table:table-cell>
          <table:table-cell table:style-name="Base06GreyBackground" office:value-type="string" calcext:value-type="string">
            <text:p>0,2̅3̅ ₆</text:p>
          </table:table-cell>
          <table:table-cell table:style-name="Base06" office:value-type="string" calcext:value-type="string">
            <text:p>0,22̅4̅2̅1̅ ̅0̅3̅1̅3̅ ̅4̅5̅ ₆</text:p>
          </table:table-cell>
          <table:table-cell table:style-name="Base06GreyBackground" office:value-type="string" calcext:value-type="string">
            <text:p>0,2̅2̅0̅3̅ ̅0̅4̅4̅1̅ ̅0̅1̅3̅ ₆</text:p>
          </table:table-cell>
          <table:table-cell table:style-name="Base06" office:value-type="string" calcext:value-type="string">
            <text:p>0,21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14 ₆</text:p>
          </table:table-cell>
          <table:table-cell table:style-name="ce16" office:value-type="string" calcext:value-type="string">
            <text:p>1,52̅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2,03̅ ₆</text:p>
          </table:table-cell>
          <table:table-cell table:style-name="Base06GreyBackground" office:value-type="string" calcext:value-type="string">
            <text:p>2,1̅ ₆</text:p>
          </table:table-cell>
          <table:table-cell table:style-name="Base06" office:value-type="string" calcext:value-type="string">
            <text:p>2,14̅ ₆</text:p>
          </table:table-cell>
          <table:table-cell table:style-name="Base06GreyBackground" office:value-type="string" calcext:value-type="string">
            <text:p>2,2̅ ₆</text:p>
          </table:table-cell>
          <table:table-cell/>
          <table:table-cell table:style-name="Base06GreyBackgroundLineTitle" office:value-type="string" calcext:value-type="string">
            <text:p>14 ₆</text:p>
          </table:table-cell>
          <table:table-cell table:style-name="ce16" office:value-type="string" calcext:value-type="string">
            <text:p>0,3̅0̅5̅4̅ ̅0̅3̅4̅4̅ ̅2̅ ₆</text:p>
          </table:table-cell>
          <table:table-cell table:style-name="Base06GreyBackground" office:value-type="string" calcext:value-type="string">
            <text:p>0,3 ₆</text:p>
          </table:table-cell>
          <table:table-cell table:style-name="Base06" office:value-type="string" calcext:value-type="string">
            <text:p>0,25̅0̅5̅0̅ ̅5̅0̅ ₆</text:p>
          </table:table-cell>
          <table:table-cell table:style-name="Base06GreyBackground" office:value-type="string" calcext:value-type="string">
            <text:p>0,2̅4̅2̅1̅ ̅0̅3̅1̅3̅ ̅4̅5̅ ₆</text:p>
          </table:table-cell>
          <table:table-cell table:style-name="Base06" office:value-type="string" calcext:value-type="string">
            <text:p>0,2̅3̅3̅5̅ ̅2̅5̅1̅1̅ ̅4̅5̅4̅ ₆</text:p>
          </table:table-cell>
          <table:table-cell table:style-name="Base06GreyBackground" office:value-type="string" calcext:value-type="string">
            <text:p>0,23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15 ₆</text:p>
          </table:table-cell>
          <table:table-cell table:style-name="ce15" office:value-type="string" calcext:value-type="string">
            <text:p>1,4̅2̅1̅0̅ ̅3̅1̅3̅4̅ ̅5̅2̅ ₆</text:p>
          </table:table-cell>
          <table:table-cell table:style-name="Base06" office:value-type="string" calcext:value-type="string">
            <text:p>1,4̅5̅2̅4̅ ̅2̅1̅0̅3̅ ̅1̅3̅ ₆</text:p>
          </table:table-cell>
          <table:table-cell table:style-name="Base06GreyBackground" office:value-type="string" calcext:value-type="string">
            <text:p>1,5̅2̅4̅2̅ ̅1̅0̅3̅1̅ ̅3̅4̅ ₆</text:p>
          </table:table-cell>
          <table:table-cell table:style-name="Base06" office:value-type="string" calcext:value-type="string">
            <text:p>2 ₆</text:p>
          </table:table-cell>
          <table:table-cell table:style-name="Base06GreyBackground" office:value-type="string" calcext:value-type="string">
            <text:p>2,0̅3̅1̅3̅ ̅4̅5̅2̅4̅ ̅2̅1̅ ₆</text:p>
          </table:table-cell>
          <table:table-cell table:style-name="Base06" office:value-type="string" calcext:value-type="string">
            <text:p>2,1̅0̅3̅1̅ ̅3̅4̅5̅2̅ ̅4̅2̅ ₆</text:p>
          </table:table-cell>
          <table:table-cell/>
          <table:table-cell table:style-name="Base06LineTitle" office:value-type="string" calcext:value-type="string">
            <text:p>15 ₆</text:p>
          </table:table-cell>
          <table:table-cell table:style-name="ce15" office:value-type="string" calcext:value-type="string">
            <text:p>0,3̅2̅5̅0̅ ̅1̅5̅2̅1̅ ̅1̅ ₆</text:p>
          </table:table-cell>
          <table:table-cell table:style-name="Base06" office:value-type="string" calcext:value-type="string">
            <text:p>0,314̅ ₆</text:p>
          </table:table-cell>
          <table:table-cell table:style-name="Base06GreyBackground" office:value-type="string" calcext:value-type="string">
            <text:p>0,30̅5̅ ₆</text:p>
          </table:table-cell>
          <table:table-cell table:style-name="Base06" office:value-type="string" calcext:value-type="string">
            <text:p>0,3 ₆</text:p>
          </table:table-cell>
          <table:table-cell table:style-name="Base06GreyBackground" office:value-type="string" calcext:value-type="string">
            <text:p>0,2̅5̅1̅1̅ ̅4̅5̅4̅2̅ ̅3̅3̅5̅ ₆</text:p>
          </table:table-cell>
          <table:table-cell table:style-name="Base06" office:value-type="string" calcext:value-type="string">
            <text:p>0,24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20 ₆</text:p>
          </table:table-cell>
          <table:table-cell table:style-name="ce16" office:value-type="string" calcext:value-type="string">
            <text:p>1,33 ₆</text:p>
          </table:table-cell>
          <table:table-cell table:style-name="Base06GreyBackground" office:value-type="string" calcext:value-type="string">
            <text:p>1,4 ₆</text:p>
          </table:table-cell>
          <table:table-cell table:style-name="Base06" office:value-type="string" calcext:value-type="string">
            <text:p>1,43 ₆</text:p>
          </table:table-cell>
          <table:table-cell table:style-name="Base06GreyBackground" office:value-type="string" calcext:value-type="string">
            <text:p>1,5 ₆</text:p>
          </table:table-cell>
          <table:table-cell table:style-name="Base06" office:value-type="string" calcext:value-type="string">
            <text:p>1,53 ₆</text:p>
          </table:table-cell>
          <table:table-cell table:style-name="Base06GreyBackground" office:value-type="string" calcext:value-type="string">
            <text:p>2 ₆</text:p>
          </table:table-cell>
          <table:table-cell/>
          <table:table-cell table:style-name="Base06GreyBackgroundLineTitle" office:value-type="string" calcext:value-type="string">
            <text:p>20 ₆</text:p>
          </table:table-cell>
          <table:table-cell table:style-name="ce16" office:value-type="string" calcext:value-type="string">
            <text:p>0,3̅4̅4̅2̅ ̅3̅0̅5̅4̅ ̅0̅ ₆</text:p>
          </table:table-cell>
          <table:table-cell table:style-name="Base06GreyBackground" office:value-type="string" calcext:value-type="string">
            <text:p>0,3̅ ₆</text:p>
          </table:table-cell>
          <table:table-cell table:style-name="Base06" office:value-type="string" calcext:value-type="string">
            <text:p>0,3̅2̅ ₆</text:p>
          </table:table-cell>
          <table:table-cell table:style-name="Base06GreyBackground" office:value-type="string" calcext:value-type="string">
            <text:p>0,3̅1̅3̅4̅ ̅5̅2̅4̅2̅ ̅1̅0̅ ₆</text:p>
          </table:table-cell>
          <table:table-cell table:style-name="Base06" office:value-type="string" calcext:value-type="string">
            <text:p>0,3̅0̅4̅4̅ ̅1̅0̅1̅3̅ ̅2̅2̅0̅ ₆</text:p>
          </table:table-cell>
          <table:table-cell table:style-name="Base06GreyBackground" office:value-type="string" calcext:value-type="string">
            <text:p>0,3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21 ₆</text:p>
          </table:table-cell>
          <table:table-cell table:style-name="ce15" office:value-type="string" calcext:value-type="string">
            <text:p>1,2̅4̅3̅4̅ ̅0̅5̅3̅1̅ ̅2̅1̅5̅0̅ ₆</text:p>
          </table:table-cell>
          <table:table-cell table:style-name="Base06" office:value-type="string" calcext:value-type="string">
            <text:p>1,3̅1̅2̅1̅ ̅5̅0̅2̅4̅ ̅3̅4̅0̅5̅ ₆</text:p>
          </table:table-cell>
          <table:table-cell table:style-name="Base06GreyBackground" office:value-type="string" calcext:value-type="string">
            <text:p>1,3̅4̅0̅5̅ ̅3̅1̅2̅1̅ ̅5̅0̅2̅4̅ ₆</text:p>
          </table:table-cell>
          <table:table-cell table:style-name="Base06" office:value-type="string" calcext:value-type="string">
            <text:p>1,4̅0̅5̅3̅ ̅1̅2̅1̅5̅ ̅0̅2̅4̅3̅ ₆</text:p>
          </table:table-cell>
          <table:table-cell table:style-name="Base06GreyBackground" office:value-type="string" calcext:value-type="string">
            <text:p>1,4̅3̅4̅0̅ ̅5̅3̅1̅2̅ ̅1̅5̅0̅2̅ ₆</text:p>
          </table:table-cell>
          <table:table-cell table:style-name="Base06" office:value-type="string" calcext:value-type="string">
            <text:p>1,5̅0̅2̅4̅ ̅3̅4̅0̅5̅ ̅3̅1̅2̅1̅ ₆</text:p>
          </table:table-cell>
          <table:table-cell/>
          <table:table-cell table:style-name="Base06LineTitle" office:value-type="string" calcext:value-type="string">
            <text:p>21 ₆</text:p>
          </table:table-cell>
          <table:table-cell table:style-name="ce15" office:value-type="string" calcext:value-type="string">
            <text:p>0,4̅0̅3̅4̅ ̅4̅2̅3̅0̅ ̅5̅ ₆</text:p>
          </table:table-cell>
          <table:table-cell table:style-name="Base06" office:value-type="string" calcext:value-type="string">
            <text:p>0,352̅ ₆</text:p>
          </table:table-cell>
          <table:table-cell table:style-name="Base06GreyBackground" office:value-type="string" calcext:value-type="string">
            <text:p>0,34̅1̅4̅1̅ ̅4̅1̅ ₆</text:p>
          </table:table-cell>
          <table:table-cell table:style-name="Base06" office:value-type="string" calcext:value-type="string">
            <text:p>0,33̅1̅3̅4̅ ̅5̅2̅4̅2̅ ̅1̅0̅ ₆</text:p>
          </table:table-cell>
          <table:table-cell table:style-name="Base06GreyBackground" office:value-type="string" calcext:value-type="string">
            <text:p>0,3̅2̅2̅0̅ ̅3̅0̅4̅4̅ ̅1̅0̅1̅ ₆</text:p>
          </table:table-cell>
          <table:table-cell table:style-name="Base06" office:value-type="string" calcext:value-type="string">
            <text:p>0,31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22 ₆</text:p>
          </table:table-cell>
          <table:table-cell table:style-name="ce16" office:value-type="string" calcext:value-type="string">
            <text:p>1,20̅5̅ ₆</text:p>
          </table:table-cell>
          <table:table-cell table:style-name="Base06GreyBackground" office:value-type="string" calcext:value-type="string">
            <text:p>1,2̅3̅ ₆</text:p>
          </table:table-cell>
          <table:table-cell table:style-name="Base06" office:value-type="string" calcext:value-type="string">
            <text:p>1,3 ₆</text:p>
          </table:table-cell>
          <table:table-cell table:style-name="Base06GreyBackground" office:value-type="string" calcext:value-type="string">
            <text:p>1,3̅2̅ ₆</text:p>
          </table:table-cell>
          <table:table-cell table:style-name="Base06" office:value-type="string" calcext:value-type="string">
            <text:p>1,35̅0̅5̅0̅ ̅5̅0̅ ₆</text:p>
          </table:table-cell>
          <table:table-cell table:style-name="Base06GreyBackground" office:value-type="string" calcext:value-type="string">
            <text:p>1,4̅1̅ ₆</text:p>
          </table:table-cell>
          <table:table-cell/>
          <table:table-cell table:style-name="Base06GreyBackgroundLineTitle" office:value-type="string" calcext:value-type="string">
            <text:p>22 ₆</text:p>
          </table:table-cell>
          <table:table-cell table:style-name="ce16" office:value-type="string" calcext:value-type="string">
            <text:p>0,4̅2̅3̅0̅ ̅5̅4̅0̅3̅ ̅4̅ ₆</text:p>
          </table:table-cell>
          <table:table-cell table:style-name="Base06GreyBackground" office:value-type="string" calcext:value-type="string">
            <text:p>0,41̅ ₆</text:p>
          </table:table-cell>
          <table:table-cell table:style-name="Base06" office:value-type="string" calcext:value-type="string">
            <text:p>0,4 ₆</text:p>
          </table:table-cell>
          <table:table-cell table:style-name="Base06GreyBackground" office:value-type="string" calcext:value-type="string">
            <text:p>0,3̅4̅5̅2̅ ̅4̅2̅1̅0̅ ̅3̅1̅ ₆</text:p>
          </table:table-cell>
          <table:table-cell table:style-name="Base06" office:value-type="string" calcext:value-type="string">
            <text:p>0,3̅3̅5̅2̅ ̅5̅1̅1̅4̅ ̅5̅4̅2̅ ₆</text:p>
          </table:table-cell>
          <table:table-cell table:style-name="Base06GreyBackground" office:value-type="string" calcext:value-type="string">
            <text:p>0,33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23 ₆</text:p>
          </table:table-cell>
          <table:table-cell table:style-name="ce15" office:value-type="string" calcext:value-type="string">
            <text:p>1,13̅ ₆</text:p>
          </table:table-cell>
          <table:table-cell table:style-name="Base06" office:value-type="string" calcext:value-type="string">
            <text:p>1,2 ₆</text:p>
          </table:table-cell>
          <table:table-cell table:style-name="Base06GreyBackground" office:value-type="string" calcext:value-type="string">
            <text:p>1,2̅ ₆</text:p>
          </table:table-cell>
          <table:table-cell table:style-name="Base06" office:value-type="string" calcext:value-type="string">
            <text:p>1,24̅ ₆</text:p>
          </table:table-cell>
          <table:table-cell table:style-name="Base06GreyBackground" office:value-type="string" calcext:value-type="string">
            <text:p>1,31̅ ₆</text:p>
          </table:table-cell>
          <table:table-cell table:style-name="Base06" office:value-type="string" calcext:value-type="string">
            <text:p>1,3̅ ₆</text:p>
          </table:table-cell>
          <table:table-cell/>
          <table:table-cell table:style-name="Base06LineTitle" office:value-type="string" calcext:value-type="string">
            <text:p>23 ₆</text:p>
          </table:table-cell>
          <table:table-cell table:style-name="ce15" office:value-type="string" calcext:value-type="string">
            <text:p>0,4̅4̅2̅3̅ ̅0̅5̅4̅0̅ ̅3̅ ₆</text:p>
          </table:table-cell>
          <table:table-cell table:style-name="Base06" office:value-type="string" calcext:value-type="string">
            <text:p>0,43 ₆</text:p>
          </table:table-cell>
          <table:table-cell table:style-name="Base06GreyBackground" office:value-type="string" calcext:value-type="string">
            <text:p>0,4̅1̅ ₆</text:p>
          </table:table-cell>
          <table:table-cell table:style-name="Base06" office:value-type="string" calcext:value-type="string">
            <text:p>0,40̅3̅1̅3̅ ̅4̅5̅2̅4̅ ̅2̅1̅ ₆</text:p>
          </table:table-cell>
          <table:table-cell table:style-name="Base06GreyBackground" office:value-type="string" calcext:value-type="string">
            <text:p>0,3̅5̅2̅5̅ ̅1̅1̅4̅5̅ ̅4̅2̅3̅ ₆</text:p>
          </table:table-cell>
          <table:table-cell table:style-name="Base06" office:value-type="string" calcext:value-type="string">
            <text:p>0,34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24 ₆</text:p>
          </table:table-cell>
          <table:table-cell table:style-name="ce16" office:value-type="string" calcext:value-type="string">
            <text:p>1,1043 ₆</text:p>
          </table:table-cell>
          <table:table-cell table:style-name="Base06GreyBackground" office:value-type="string" calcext:value-type="string">
            <text:p>1,13 ₆</text:p>
          </table:table-cell>
          <table:table-cell table:style-name="Base06" office:value-type="string" calcext:value-type="string">
            <text:p>1,1513 ₆</text:p>
          </table:table-cell>
          <table:table-cell table:style-name="Base06GreyBackground" office:value-type="string" calcext:value-type="string">
            <text:p>1,213 ₆</text:p>
          </table:table-cell>
          <table:table-cell table:style-name="Base06" office:value-type="string" calcext:value-type="string">
            <text:p>1,2343 ₆</text:p>
          </table:table-cell>
          <table:table-cell table:style-name="Base06GreyBackground" office:value-type="string" calcext:value-type="string">
            <text:p>1,3 ₆</text:p>
          </table:table-cell>
          <table:table-cell/>
          <table:table-cell table:style-name="Base06GreyBackgroundLineTitle" office:value-type="string" calcext:value-type="string">
            <text:p>24 ₆</text:p>
          </table:table-cell>
          <table:table-cell table:style-name="ce16" office:value-type="string" calcext:value-type="string">
            <text:p>0,5̅0̅1̅5̅ ̅2̅1̅1̅3̅ ̅2̅ ₆</text:p>
          </table:table-cell>
          <table:table-cell table:style-name="Base06GreyBackground" office:value-type="string" calcext:value-type="string">
            <text:p>0,4̅ ₆</text:p>
          </table:table-cell>
          <table:table-cell table:style-name="Base06" office:value-type="string" calcext:value-type="string">
            <text:p>0,43̅2̅3̅2̅ ̅3̅2̅ ₆</text:p>
          </table:table-cell>
          <table:table-cell table:style-name="Base06GreyBackground" office:value-type="string" calcext:value-type="string">
            <text:p>0,4̅2̅1̅0̅ ̅3̅1̅3̅4̅ ̅5̅2̅ ₆</text:p>
          </table:table-cell>
          <table:table-cell table:style-name="Base06" office:value-type="string" calcext:value-type="string">
            <text:p>0,4̅1̅0̅1̅ ̅3̅2̅2̅0̅ ̅3̅0̅4̅ ₆</text:p>
          </table:table-cell>
          <table:table-cell table:style-name="Base06GreyBackground" office:value-type="string" calcext:value-type="string">
            <text:p>0,4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25 ₆</text:p>
          </table:table-cell>
          <table:table-cell table:style-name="ce15" office:value-type="string" calcext:value-type="string">
            <text:p>1,0̅4̅1̅2̅ ̅2̅4̅5̅3̅ ̅5̅1̅4̅3̅ ̅3̅1̅0̅2̅ ₆</text:p>
          </table:table-cell>
          <table:table-cell table:style-name="Base06" office:value-type="string" calcext:value-type="string">
            <text:p>1,1̅0̅2̅0̅ ̅4̅1̅2̅2̅ ̅4̅5̅3̅5̅ ̅1̅4̅3̅3̅ ₆</text:p>
          </table:table-cell>
          <table:table-cell table:style-name="Base06GreyBackground" office:value-type="string" calcext:value-type="string">
            <text:p>1,1̅2̅2̅4̅ ̅5̅3̅5̅1̅ ̅4̅3̅3̅1̅ ̅0̅2̅0̅4̅ ₆</text:p>
          </table:table-cell>
          <table:table-cell table:style-name="Base06" office:value-type="string" calcext:value-type="string">
            <text:p>1,1̅4̅3̅3̅ ̅1̅0̅2̅0̅ ̅4̅1̅2̅2̅ ̅4̅5̅3̅5̅ ₆</text:p>
          </table:table-cell>
          <table:table-cell table:style-name="Base06GreyBackground" office:value-type="string" calcext:value-type="string">
            <text:p>1,2̅0̅4̅1̅ ̅2̅2̅4̅5̅ ̅3̅5̅1̅4̅ ̅3̅3̅1̅0̅ ₆</text:p>
          </table:table-cell>
          <table:table-cell table:style-name="Base06" office:value-type="string" calcext:value-type="string">
            <text:p>1,2̅2̅4̅5̅ ̅3̅5̅1̅4̅ ̅3̅3̅1̅0̅ ̅2̅0̅4̅1̅ ₆</text:p>
          </table:table-cell>
          <table:table-cell/>
          <table:table-cell table:style-name="Base06LineTitle" office:value-type="string" calcext:value-type="string">
            <text:p>25 ₆</text:p>
          </table:table-cell>
          <table:table-cell table:style-name="ce15" office:value-type="string" calcext:value-type="string">
            <text:p>0,5̅2̅1̅1̅ ̅3̅2̅5̅0̅ ̅1̅ ₆</text:p>
          </table:table-cell>
          <table:table-cell table:style-name="Base06" office:value-type="string" calcext:value-type="string">
            <text:p>0,503̅ ₆</text:p>
          </table:table-cell>
          <table:table-cell table:style-name="Base06GreyBackground" office:value-type="string" calcext:value-type="string">
            <text:p>0,45̅0̅5̅0̅ ̅5̅0̅ ₆</text:p>
          </table:table-cell>
          <table:table-cell table:style-name="Base06" office:value-type="string" calcext:value-type="string">
            <text:p>0,43̅4̅5̅2̅ ̅4̅2̅1̅0̅ ̅3̅1̅ ₆</text:p>
          </table:table-cell>
          <table:table-cell table:style-name="Base06GreyBackground" office:value-type="string" calcext:value-type="string">
            <text:p>0,4̅2̅3̅3̅ ̅5̅2̅5̅1̅ ̅1̅4̅5̅ ₆</text:p>
          </table:table-cell>
          <table:table-cell table:style-name="Base06" office:value-type="string" calcext:value-type="string">
            <text:p>0,41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30 ₆</text:p>
          </table:table-cell>
          <table:table-cell table:style-name="ce16" office:value-type="string" calcext:value-type="string">
            <text:p>1,02 ₆</text:p>
          </table:table-cell>
          <table:table-cell table:style-name="Base06GreyBackground" office:value-type="string" calcext:value-type="string">
            <text:p>1,04 ₆</text:p>
          </table:table-cell>
          <table:table-cell table:style-name="Base06" office:value-type="string" calcext:value-type="string">
            <text:p>1,1 ₆</text:p>
          </table:table-cell>
          <table:table-cell table:style-name="Base06GreyBackground" office:value-type="string" calcext:value-type="string">
            <text:p>1,12 ₆</text:p>
          </table:table-cell>
          <table:table-cell table:style-name="Base06" office:value-type="string" calcext:value-type="string">
            <text:p>1,14 ₆</text:p>
          </table:table-cell>
          <table:table-cell table:style-name="Base06GreyBackground" office:value-type="string" calcext:value-type="string">
            <text:p>1,2 ₆</text:p>
          </table:table-cell>
          <table:table-cell/>
          <table:table-cell table:style-name="Base06GreyBackgroundLineTitle" office:value-type="string" calcext:value-type="string">
            <text:p>30 ₆</text:p>
          </table:table-cell>
          <table:table-cell table:style-name="ce16" office:value-type="string" calcext:value-type="string">
            <text:p>0,5̅4̅0̅3̅ ̅4̅4̅2̅3̅ ̅0̅ ₆</text:p>
          </table:table-cell>
          <table:table-cell table:style-name="Base06GreyBackground" office:value-type="string" calcext:value-type="string">
            <text:p>0,52̅ ₆</text:p>
          </table:table-cell>
          <table:table-cell table:style-name="Base06" office:value-type="string" calcext:value-type="string">
            <text:p>0,5̅0̅ ₆</text:p>
          </table:table-cell>
          <table:table-cell table:style-name="Base06GreyBackground" office:value-type="string" calcext:value-type="string">
            <text:p>0,4̅5̅2̅4̅ ̅2̅1̅0̅3̅ ̅1̅3̅ ₆</text:p>
          </table:table-cell>
          <table:table-cell table:style-name="Base06" office:value-type="string" calcext:value-type="string">
            <text:p>0,4̅4̅1̅0̅ ̅1̅3̅2̅2̅ ̅0̅3̅0̅ ₆</text:p>
          </table:table-cell>
          <table:table-cell table:style-name="Base06GreyBackground" office:value-type="string" calcext:value-type="string">
            <text:p>0,43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31 ₆</text:p>
          </table:table-cell>
          <table:table-cell table:style-name="ce15" office:value-type="string" calcext:value-type="string">
            <text:p>1 ₆</text:p>
          </table:table-cell>
          <table:table-cell table:style-name="Base06" office:value-type="string" calcext:value-type="string">
            <text:p>1,0̅1̅5̅2̅ ̅1̅1̅3̅2̅ ̅5̅ ₆</text:p>
          </table:table-cell>
          <table:table-cell table:style-name="Base06GreyBackground" office:value-type="string" calcext:value-type="string">
            <text:p>1,0̅3̅4̅4̅ ̅2̅3̅0̅5̅ ̅4̅ ₆</text:p>
          </table:table-cell>
          <table:table-cell table:style-name="Base06" office:value-type="string" calcext:value-type="string">
            <text:p>1,0̅5̅4̅0̅ ̅3̅4̅4̅2̅ ̅3̅ ₆</text:p>
          </table:table-cell>
          <table:table-cell table:style-name="Base06GreyBackground" office:value-type="string" calcext:value-type="string">
            <text:p>1,1̅1̅3̅2̅ ̅5̅0̅1̅5̅ ̅2̅ ₆</text:p>
          </table:table-cell>
          <table:table-cell table:style-name="Base06" office:value-type="string" calcext:value-type="string">
            <text:p>1,1̅3̅2̅5̅ ̅0̅1̅5̅2̅ ̅1̅ ₆</text:p>
          </table:table-cell>
          <table:table-cell/>
          <table:table-cell table:style-name="Base06LineTitle" office:value-type="string" calcext:value-type="string">
            <text:p>31 ₆</text:p>
          </table:table-cell>
          <table:table-cell table:style-name="ce15" office:value-type="string" calcext:value-type="string">
            <text:p>1 ₆</text:p>
          </table:table-cell>
          <table:table-cell table:style-name="Base06" office:value-type="string" calcext:value-type="string">
            <text:p>0,541̅ ₆</text:p>
          </table:table-cell>
          <table:table-cell table:style-name="Base06GreyBackground" office:value-type="string" calcext:value-type="string">
            <text:p>0,52̅3̅ ₆</text:p>
          </table:table-cell>
          <table:table-cell table:style-name="Base06" office:value-type="string" calcext:value-type="string">
            <text:p>0,51̅0̅3̅1̅ ̅3̅4̅5̅2̅ ̅4̅2̅ ₆</text:p>
          </table:table-cell>
          <table:table-cell table:style-name="Base06GreyBackground" office:value-type="string" calcext:value-type="string">
            <text:p>0,4̅5̅4̅2̅ ̅3̅3̅5̅2̅ ̅5̅1̅1̅ ₆</text:p>
          </table:table-cell>
          <table:table-cell table:style-name="Base06" office:value-type="string" calcext:value-type="string">
            <text:p>0,44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32 ₆</text:p>
          </table:table-cell>
          <table:table-cell table:style-name="ce16" office:value-type="string" calcext:value-type="string">
            <text:p>0,541̅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1,014̅ ₆</text:p>
          </table:table-cell>
          <table:table-cell table:style-name="Base06GreyBackground" office:value-type="string" calcext:value-type="string">
            <text:p>1,03̅ ₆</text:p>
          </table:table-cell>
          <table:table-cell table:style-name="Base06" office:value-type="string" calcext:value-type="string">
            <text:p>1,052̅ ₆</text:p>
          </table:table-cell>
          <table:table-cell table:style-name="Base06GreyBackground" office:value-type="string" calcext:value-type="string">
            <text:p>1,1̅ ₆</text:p>
          </table:table-cell>
          <table:table-cell/>
          <table:table-cell table:style-name="Base06GreyBackgroundLineTitle" office:value-type="string" calcext:value-type="string">
            <text:p>32 ₆</text:p>
          </table:table-cell>
          <table:table-cell table:style-name="ce16" office:value-type="string" calcext:value-type="string">
            <text:p>1,0̅1̅5̅2̅ ̅1̅1̅3̅2̅ ̅5̅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0,54̅1̅4̅1̅ ̅4̅1̅ ₆</text:p>
          </table:table-cell>
          <table:table-cell table:style-name="Base06GreyBackground" office:value-type="string" calcext:value-type="string">
            <text:p>0,5̅2̅4̅2̅ ̅1̅0̅3̅1̅ ̅3̅4̅ ₆</text:p>
          </table:table-cell>
          <table:table-cell table:style-name="Base06" office:value-type="string" calcext:value-type="string">
            <text:p>0,5̅1̅1̅4̅ ̅5̅4̅2̅3̅ ̅3̅5̅2̅ ₆</text:p>
          </table:table-cell>
          <table:table-cell table:style-name="Base06GreyBackground" office:value-type="string" calcext:value-type="string">
            <text:p>0,5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33 ₆</text:p>
          </table:table-cell>
          <table:table-cell table:style-name="ce15" office:value-type="string" calcext:value-type="string">
            <text:p>0,52̅3̅ ₆</text:p>
          </table:table-cell>
          <table:table-cell table:style-name="Base06" office:value-type="string" calcext:value-type="string">
            <text:p>0,54̅1̅4̅1̅ ̅4̅1̅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1,01̅4̅ ₆</text:p>
          </table:table-cell>
          <table:table-cell table:style-name="Base06GreyBackground" office:value-type="string" calcext:value-type="string">
            <text:p>1,03̅2̅3̅2̅ ̅3̅2̅ ₆</text:p>
          </table:table-cell>
          <table:table-cell table:style-name="Base06" office:value-type="string" calcext:value-type="string">
            <text:p>1,0̅5̅ ₆</text:p>
          </table:table-cell>
          <table:table-cell/>
          <table:table-cell table:style-name="Base06LineTitle" office:value-type="string" calcext:value-type="string">
            <text:p>33 ₆</text:p>
          </table:table-cell>
          <table:table-cell table:style-name="ce15" office:value-type="string" calcext:value-type="string">
            <text:p>1,0̅3̅4̅4̅ ̅2̅3̅0̅5̅ ̅4̅ ₆</text:p>
          </table:table-cell>
          <table:table-cell table:style-name="Base06" office:value-type="string" calcext:value-type="string">
            <text:p>1,014̅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0,54̅2̅1̅0̅ ̅3̅1̅3̅4̅ ̅5̅2̅ ₆</text:p>
          </table:table-cell>
          <table:table-cell table:style-name="Base06GreyBackground" office:value-type="string" calcext:value-type="string">
            <text:p>0,5̅2̅5̅1̅ ̅1̅4̅5̅4̅ ̅2̅3̅3̅ ₆</text:p>
          </table:table-cell>
          <table:table-cell table:style-name="Base06" office:value-type="string" calcext:value-type="string">
            <text:p>0,51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34 ₆</text:p>
          </table:table-cell>
          <table:table-cell table:style-name="ce16" office:value-type="string" calcext:value-type="string">
            <text:p>0,51̅0̅3̅1̅ ̅3̅4̅5̅2̅ ̅4̅2̅ ₆</text:p>
          </table:table-cell>
          <table:table-cell table:style-name="Base06GreyBackground" office:value-type="string" calcext:value-type="string">
            <text:p>0,5̅2̅4̅2̅ ̅1̅0̅3̅1̅ ̅3̅4̅ ₆</text:p>
          </table:table-cell>
          <table:table-cell table:style-name="Base06" office:value-type="string" calcext:value-type="string">
            <text:p>0,54̅2̅1̅0̅ ̅3̅1̅3̅4̅ ̅5̅2̅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1,01̅3̅4̅5̅ ̅2̅4̅2̅1̅ ̅0̅3̅ ₆</text:p>
          </table:table-cell>
          <table:table-cell table:style-name="Base06GreyBackground" office:value-type="string" calcext:value-type="string">
            <text:p>1,0̅3̅1̅3̅ ̅4̅5̅2̅4̅ ̅2̅1̅ ₆</text:p>
          </table:table-cell>
          <table:table-cell/>
          <table:table-cell table:style-name="Base06GreyBackgroundLineTitle" office:value-type="string" calcext:value-type="string">
            <text:p>34 ₆</text:p>
          </table:table-cell>
          <table:table-cell table:style-name="ce16" office:value-type="string" calcext:value-type="string">
            <text:p>1,0̅5̅4̅0̅ ̅3̅4̅4̅2̅ ̅3̅ ₆</text:p>
          </table:table-cell>
          <table:table-cell table:style-name="Base06GreyBackground" office:value-type="string" calcext:value-type="string">
            <text:p>1,03̅ ₆</text:p>
          </table:table-cell>
          <table:table-cell table:style-name="Base06" office:value-type="string" calcext:value-type="string">
            <text:p>1,01̅4̅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0,5̅4̅2̅3̅ ̅3̅5̅2̅5̅ ̅1̅1̅4̅ ₆</text:p>
          </table:table-cell>
          <table:table-cell table:style-name="Base06GreyBackground" office:value-type="string" calcext:value-type="string">
            <text:p>0,53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35 ₆</text:p>
          </table:table-cell>
          <table:table-cell table:style-name="ce15" office:value-type="string" calcext:value-type="string">
            <text:p>0,4̅5̅4̅2̅ ̅3̅3̅5̅2̅ ̅5̅1̅1̅ ₆</text:p>
          </table:table-cell>
          <table:table-cell table:style-name="Base06" office:value-type="string" calcext:value-type="string">
            <text:p>0,5̅1̅1̅4̅ ̅5̅4̅2̅3̅ ̅3̅5̅2̅ ₆</text:p>
          </table:table-cell>
          <table:table-cell table:style-name="Base06GreyBackground" office:value-type="string" calcext:value-type="string">
            <text:p>0,5̅2̅5̅1̅ ̅1̅4̅5̅4̅ ̅2̅3̅3̅ ₆</text:p>
          </table:table-cell>
          <table:table-cell table:style-name="Base06" office:value-type="string" calcext:value-type="string">
            <text:p>0,5̅4̅2̅3̅ ̅3̅5̅2̅5̅ ̅1̅1̅4̅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1,0̅1̅3̅2̅ ̅2̅0̅3̅0̅ ̅4̅4̅1̅ ₆</text:p>
          </table:table-cell>
          <table:table-cell/>
          <table:table-cell table:style-name="Base06LineTitle" office:value-type="string" calcext:value-type="string">
            <text:p>35 ₆</text:p>
          </table:table-cell>
          <table:table-cell table:style-name="ce15" office:value-type="string" calcext:value-type="string">
            <text:p>1,1̅1̅3̅2̅ ̅5̅0̅1̅5̅ ̅2̅ ₆</text:p>
          </table:table-cell>
          <table:table-cell table:style-name="Base06" office:value-type="string" calcext:value-type="string">
            <text:p>1,052̅ ₆</text:p>
          </table:table-cell>
          <table:table-cell table:style-name="Base06GreyBackground" office:value-type="string" calcext:value-type="string">
            <text:p>1,03̅2̅3̅2̅ ̅3̅2̅ ₆</text:p>
          </table:table-cell>
          <table:table-cell table:style-name="Base06" office:value-type="string" calcext:value-type="string">
            <text:p>1,01̅3̅4̅5̅ ̅2̅4̅2̅1̅ ̅0̅3̅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0,54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40 ₆</text:p>
          </table:table-cell>
          <table:table-cell table:style-name="ce16" office:value-type="string" calcext:value-type="string">
            <text:p>0,443 ₆</text:p>
          </table:table-cell>
          <table:table-cell table:style-name="Base06GreyBackground" office:value-type="string" calcext:value-type="string">
            <text:p>0,5 ₆</text:p>
          </table:table-cell>
          <table:table-cell table:style-name="Base06" office:value-type="string" calcext:value-type="string">
            <text:p>0,513 ₆</text:p>
          </table:table-cell>
          <table:table-cell table:style-name="Base06GreyBackground" office:value-type="string" calcext:value-type="string">
            <text:p>0,53 ₆</text:p>
          </table:table-cell>
          <table:table-cell table:style-name="Base06" office:value-type="string" calcext:value-type="string">
            <text:p>0,543 ₆</text:p>
          </table:table-cell>
          <table:table-cell table:style-name="Base06GreyBackground" office:value-type="string" calcext:value-type="string">
            <text:p>1 ₆</text:p>
          </table:table-cell>
          <table:table-cell/>
          <table:table-cell table:style-name="Base06GreyBackgroundLineTitle" office:value-type="string" calcext:value-type="string">
            <text:p>40 ₆</text:p>
          </table:table-cell>
          <table:table-cell table:style-name="ce16" office:value-type="string" calcext:value-type="string">
            <text:p>1,1̅3̅2̅5̅ ̅0̅1̅5̅2̅ ̅1̅ ₆</text:p>
          </table:table-cell>
          <table:table-cell table:style-name="Base06GreyBackground" office:value-type="string" calcext:value-type="string">
            <text:p>1,1̅ ₆</text:p>
          </table:table-cell>
          <table:table-cell table:style-name="Base06" office:value-type="string" calcext:value-type="string">
            <text:p>1,0̅5̅ ₆</text:p>
          </table:table-cell>
          <table:table-cell table:style-name="Base06GreyBackground" office:value-type="string" calcext:value-type="string">
            <text:p>1,0̅3̅1̅3̅ ̅4̅5̅2̅4̅ ̅2̅1̅ ₆</text:p>
          </table:table-cell>
          <table:table-cell table:style-name="Base06" office:value-type="string" calcext:value-type="string">
            <text:p>1,0̅1̅3̅2̅ ̅2̅0̅3̅0̅ ̅4̅4̅1̅ ₆</text:p>
          </table:table-cell>
          <table:table-cell table:style-name="Base06GreyBackground" office:value-type="string" calcext:value-type="string">
            <text:p>1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41 ₆</text:p>
          </table:table-cell>
          <table:table-cell table:style-name="ce15" office:value-type="string" calcext:value-type="string">
            <text:p>0,4̅3̅2̅0̅ ̅5̅ ₆</text:p>
          </table:table-cell>
          <table:table-cell table:style-name="Base06" office:value-type="string" calcext:value-type="string">
            <text:p>0,4̅ ₆</text:p>
          </table:table-cell>
          <table:table-cell table:style-name="Base06GreyBackground" office:value-type="string" calcext:value-type="string">
            <text:p>0,5̅0̅1̅2̅ ̅3̅ ₆</text:p>
          </table:table-cell>
          <table:table-cell table:style-name="Base06" office:value-type="string" calcext:value-type="string">
            <text:p>0,5̅1̅4̅0̅ ̅2̅ ₆</text:p>
          </table:table-cell>
          <table:table-cell table:style-name="Base06GreyBackground" office:value-type="string" calcext:value-type="string">
            <text:p>0,5̅3̅0̅4̅ ̅1̅ ₆</text:p>
          </table:table-cell>
          <table:table-cell table:style-name="Base06" office:value-type="string" calcext:value-type="string">
            <text:p>0,5̅4̅3̅2̅ ̅0̅ ₆</text:p>
          </table:table-cell>
          <table:table-cell/>
          <table:table-cell table:style-name="Base06LineTitle" office:value-type="string" calcext:value-type="string">
            <text:p>41 ₆</text:p>
          </table:table-cell>
          <table:table-cell table:style-name="ce15" office:value-type="string" calcext:value-type="string">
            <text:p>1,1̅5̅2̅1̅ ̅1̅3̅2̅5̅ ̅0̅ ₆</text:p>
          </table:table-cell>
          <table:table-cell table:style-name="Base06" office:value-type="string" calcext:value-type="string">
            <text:p>1,13 ₆</text:p>
          </table:table-cell>
          <table:table-cell table:style-name="Base06GreyBackground" office:value-type="string" calcext:value-type="string">
            <text:p>1,10̅5̅ ₆</text:p>
          </table:table-cell>
          <table:table-cell table:style-name="Base06" office:value-type="string" calcext:value-type="string">
            <text:p>1,04̅5̅2̅4̅ ̅2̅1̅0̅3̅ ̅1̅3̅ ₆</text:p>
          </table:table-cell>
          <table:table-cell table:style-name="Base06GreyBackground" office:value-type="string" calcext:value-type="string">
            <text:p>1,0̅3̅0̅4̅ ̅4̅1̅0̅1̅ ̅3̅2̅2̅ ₆</text:p>
          </table:table-cell>
          <table:table-cell table:style-name="Base06" office:value-type="string" calcext:value-type="string">
            <text:p>1,01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42 ₆</text:p>
          </table:table-cell>
          <table:table-cell table:style-name="ce16" office:value-type="string" calcext:value-type="string">
            <text:p>0,42̅1̅5̅0̅ ̅2̅4̅3̅4̅ ̅0̅5̅3̅1̅ ₆</text:p>
          </table:table-cell>
          <table:table-cell table:style-name="Base06GreyBackground" office:value-type="string" calcext:value-type="string">
            <text:p>0,4̅3̅4̅0̅ ̅5̅3̅1̅2̅ ̅1̅5̅0̅2̅ ₆</text:p>
          </table:table-cell>
          <table:table-cell table:style-name="Base06" office:value-type="string" calcext:value-type="string">
            <text:p>0,45̅0̅2̅4̅ ̅3̅4̅0̅5̅ ̅3̅1̅2̅1̅ ₆</text:p>
          </table:table-cell>
          <table:table-cell table:style-name="Base06GreyBackground" office:value-type="string" calcext:value-type="string">
            <text:p>0,5̅0̅2̅4̅ ̅3̅4̅0̅5̅ ̅3̅1̅2̅1̅ ₆</text:p>
          </table:table-cell>
          <table:table-cell table:style-name="Base06" office:value-type="string" calcext:value-type="string">
            <text:p>0,51̅5̅0̅2̅ ̅4̅3̅4̅0̅ ̅5̅3̅1̅2̅ ₆</text:p>
          </table:table-cell>
          <table:table-cell table:style-name="Base06GreyBackground" office:value-type="string" calcext:value-type="string">
            <text:p>0,5̅3̅1̅2̅ ̅1̅5̅0̅2̅ ̅4̅3̅4̅0̅ ₆</text:p>
          </table:table-cell>
          <table:table-cell/>
          <table:table-cell table:style-name="Base06GreyBackgroundLineTitle" office:value-type="string" calcext:value-type="string">
            <text:p>42 ₆</text:p>
          </table:table-cell>
          <table:table-cell table:style-name="ce16" office:value-type="string" calcext:value-type="string">
            <text:p>1,2̅1̅1̅3̅ ̅2̅5̅0̅1̅ ̅5̅ ₆</text:p>
          </table:table-cell>
          <table:table-cell table:style-name="Base06GreyBackground" office:value-type="string" calcext:value-type="string">
            <text:p>1,14̅ ₆</text:p>
          </table:table-cell>
          <table:table-cell table:style-name="Base06" office:value-type="string" calcext:value-type="string">
            <text:p>1,12̅3̅ ₆</text:p>
          </table:table-cell>
          <table:table-cell table:style-name="Base06GreyBackground" office:value-type="string" calcext:value-type="string">
            <text:p>1,1̅0̅3̅1̅ ̅3̅4̅5̅2̅ ̅4̅2̅ ₆</text:p>
          </table:table-cell>
          <table:table-cell table:style-name="Base06" office:value-type="string" calcext:value-type="string">
            <text:p>1,0̅4̅4̅1̅ ̅0̅1̅3̅2̅ ̅2̅0̅3̅ ₆</text:p>
          </table:table-cell>
          <table:table-cell table:style-name="Base06GreyBackground" office:value-type="string" calcext:value-type="string">
            <text:p>1,03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43 ₆</text:p>
          </table:table-cell>
          <table:table-cell table:style-name="ce15" office:value-type="string" calcext:value-type="string">
            <text:p>0,412 ₆</text:p>
          </table:table-cell>
          <table:table-cell table:style-name="Base06" office:value-type="string" calcext:value-type="string">
            <text:p>0,424 ₆</text:p>
          </table:table-cell>
          <table:table-cell table:style-name="Base06GreyBackground" office:value-type="string" calcext:value-type="string">
            <text:p>0,44 ₆</text:p>
          </table:table-cell>
          <table:table-cell table:style-name="Base06" office:value-type="string" calcext:value-type="string">
            <text:p>0,452 ₆</text:p>
          </table:table-cell>
          <table:table-cell table:style-name="Base06GreyBackground" office:value-type="string" calcext:value-type="string">
            <text:p>0,504 ₆</text:p>
          </table:table-cell>
          <table:table-cell table:style-name="Base06" office:value-type="string" calcext:value-type="string">
            <text:p>0,52 ₆</text:p>
          </table:table-cell>
          <table:table-cell/>
          <table:table-cell table:style-name="Base06LineTitle" office:value-type="string" calcext:value-type="string">
            <text:p>43 ₆</text:p>
          </table:table-cell>
          <table:table-cell table:style-name="ce15" office:value-type="string" calcext:value-type="string">
            <text:p>1,2̅3̅0̅5̅ ̅4̅0̅3̅4̅ ̅4̅ ₆</text:p>
          </table:table-cell>
          <table:table-cell table:style-name="Base06" office:value-type="string" calcext:value-type="string">
            <text:p>1,203̅ ₆</text:p>
          </table:table-cell>
          <table:table-cell table:style-name="Base06GreyBackground" office:value-type="string" calcext:value-type="string">
            <text:p>1,1̅4̅ ₆</text:p>
          </table:table-cell>
          <table:table-cell table:style-name="Base06" office:value-type="string" calcext:value-type="string">
            <text:p>1,12̅1̅0̅3̅ ̅1̅3̅4̅5̅ ̅2̅4̅ ₆</text:p>
          </table:table-cell>
          <table:table-cell table:style-name="Base06GreyBackground" office:value-type="string" calcext:value-type="string">
            <text:p>1,1̅0̅1̅3̅ ̅2̅2̅0̅3̅ ̅0̅4̅4̅ ₆</text:p>
          </table:table-cell>
          <table:table-cell table:style-name="Base06" office:value-type="string" calcext:value-type="string">
            <text:p>1,04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44 ₆</text:p>
          </table:table-cell>
          <table:table-cell table:style-name="ce16" office:value-type="string" calcext:value-type="string">
            <text:p>0,402̅3̅ ₆</text:p>
          </table:table-cell>
          <table:table-cell table:style-name="Base06GreyBackground" office:value-type="string" calcext:value-type="string">
            <text:p>0,4̅1̅ ₆</text:p>
          </table:table-cell>
          <table:table-cell table:style-name="Base06" office:value-type="string" calcext:value-type="string">
            <text:p>0,43 ₆</text:p>
          </table:table-cell>
          <table:table-cell table:style-name="Base06GreyBackground" office:value-type="string" calcext:value-type="string">
            <text:p>0,44̅1̅4̅1̅ ̅4̅1̅ ₆</text:p>
          </table:table-cell>
          <table:table-cell table:style-name="Base06" office:value-type="string" calcext:value-type="string">
            <text:p>0,453̅2̅ ₆</text:p>
          </table:table-cell>
          <table:table-cell table:style-name="Base06GreyBackground" office:value-type="string" calcext:value-type="string">
            <text:p>0,5̅0̅ ₆</text:p>
          </table:table-cell>
          <table:table-cell/>
          <table:table-cell table:style-name="Base06GreyBackgroundLineTitle" office:value-type="string" calcext:value-type="string">
            <text:p>44 ₆</text:p>
          </table:table-cell>
          <table:table-cell table:style-name="ce16" office:value-type="string" calcext:value-type="string">
            <text:p>1,2̅5̅0̅1̅ ̅5̅2̅1̅1̅ ̅3̅ ₆</text:p>
          </table:table-cell>
          <table:table-cell table:style-name="Base06GreyBackground" office:value-type="string" calcext:value-type="string">
            <text:p>1,2̅ ₆</text:p>
          </table:table-cell>
          <table:table-cell table:style-name="Base06" office:value-type="string" calcext:value-type="string">
            <text:p>1,2 ₆</text:p>
          </table:table-cell>
          <table:table-cell table:style-name="Base06GreyBackground" office:value-type="string" calcext:value-type="string">
            <text:p>1,1̅3̅4̅5̅ ̅2̅4̅2̅1̅ ̅0̅3̅ ₆</text:p>
          </table:table-cell>
          <table:table-cell table:style-name="Base06" office:value-type="string" calcext:value-type="string">
            <text:p>1,1̅1̅4̅5̅ ̅4̅2̅3̅3̅ ̅5̅2̅5̅ ₆</text:p>
          </table:table-cell>
          <table:table-cell table:style-name="Base06GreyBackground" office:value-type="string" calcext:value-type="string">
            <text:p>1,1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45 ₆</text:p>
          </table:table-cell>
          <table:table-cell table:style-name="ce15" office:value-type="string" calcext:value-type="string">
            <text:p>0,3̅5̅3̅3̅ ̅0̅3̅4̅2̅ ̅0̅2̅2̅5̅ ̅2̅1̅ ₆</text:p>
          </table:table-cell>
          <table:table-cell table:style-name="Base06" office:value-type="string" calcext:value-type="string">
            <text:p>0,4̅0̅4̅5̅ ̅4̅4̅3̅1̅ ̅5̅1̅0̅1̅ ̅1̅2̅ ₆</text:p>
          </table:table-cell>
          <table:table-cell table:style-name="Base06GreyBackground" office:value-type="string" calcext:value-type="string">
            <text:p>0,4̅2̅0̅2̅ ̅2̅5̅2̅1̅ ̅3̅5̅3̅3̅ ̅0̅3̅ ₆</text:p>
          </table:table-cell>
          <table:table-cell table:style-name="Base06" office:value-type="string" calcext:value-type="string">
            <text:p>0,4̅3̅1̅5̅ ̅1̅0̅1̅1̅ ̅2̅4̅0̅4̅ ̅5̅4̅ ₆</text:p>
          </table:table-cell>
          <table:table-cell table:style-name="Base06GreyBackground" office:value-type="string" calcext:value-type="string">
            <text:p>0,4̅4̅3̅1̅ ̅5̅1̅0̅1̅ ̅1̅2̅4̅0̅ ̅4̅5̅ ₆</text:p>
          </table:table-cell>
          <table:table-cell table:style-name="Base06" office:value-type="string" calcext:value-type="string">
            <text:p>0,4̅5̅4̅4̅ ̅3̅1̅5̅1̅ ̅0̅1̅1̅2̅ ̅4̅0̅ ₆</text:p>
          </table:table-cell>
          <table:table-cell/>
          <table:table-cell table:style-name="Base06LineTitle" office:value-type="string" calcext:value-type="string">
            <text:p>45 ₆</text:p>
          </table:table-cell>
          <table:table-cell table:style-name="ce15" office:value-type="string" calcext:value-type="string">
            <text:p>1,3̅0̅5̅4̅ ̅0̅3̅4̅4̅ ̅2̅ ₆</text:p>
          </table:table-cell>
          <table:table-cell table:style-name="Base06" office:value-type="string" calcext:value-type="string">
            <text:p>1,241̅ ₆</text:p>
          </table:table-cell>
          <table:table-cell table:style-name="Base06GreyBackground" office:value-type="string" calcext:value-type="string">
            <text:p>1,21̅4̅ ₆</text:p>
          </table:table-cell>
          <table:table-cell table:style-name="Base06" office:value-type="string" calcext:value-type="string">
            <text:p>1,15̅2̅4̅2̅ ̅1̅0̅3̅1̅ ̅3̅4̅ ₆</text:p>
          </table:table-cell>
          <table:table-cell table:style-name="Base06GreyBackground" office:value-type="string" calcext:value-type="string">
            <text:p>1,1̅3̅2̅2̅ ̅0̅3̅0̅4̅ ̅4̅1̅0̅ ₆</text:p>
          </table:table-cell>
          <table:table-cell table:style-name="Base06" office:value-type="string" calcext:value-type="string">
            <text:p>1,11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50 ₆</text:p>
          </table:table-cell>
          <table:table-cell table:style-name="ce16" office:value-type="string" calcext:value-type="string">
            <text:p>0,34̅ ₆</text:p>
          </table:table-cell>
          <table:table-cell table:style-name="Base06GreyBackground" office:value-type="string" calcext:value-type="string">
            <text:p>0,4 ₆</text:p>
          </table:table-cell>
          <table:table-cell table:style-name="Base06" office:value-type="string" calcext:value-type="string">
            <text:p>0,41̅ ₆</text:p>
          </table:table-cell>
          <table:table-cell table:style-name="Base06GreyBackground" office:value-type="string" calcext:value-type="string">
            <text:p>0,42̅ ₆</text:p>
          </table:table-cell>
          <table:table-cell table:style-name="Base06" office:value-type="string" calcext:value-type="string">
            <text:p>0,43̅ ₆</text:p>
          </table:table-cell>
          <table:table-cell table:style-name="Base06GreyBackground" office:value-type="string" calcext:value-type="string">
            <text:p>0,4̅ ₆</text:p>
          </table:table-cell>
          <table:table-cell/>
          <table:table-cell table:style-name="Base06GreyBackgroundLineTitle" office:value-type="string" calcext:value-type="string">
            <text:p>50 ₆</text:p>
          </table:table-cell>
          <table:table-cell table:style-name="ce16" office:value-type="string" calcext:value-type="string">
            <text:p>1,3̅2̅5̅0̅ ̅1̅5̅2̅1̅ ̅1̅ ₆</text:p>
          </table:table-cell>
          <table:table-cell table:style-name="Base06GreyBackground" office:value-type="string" calcext:value-type="string">
            <text:p>1,3 ₆</text:p>
          </table:table-cell>
          <table:table-cell table:style-name="Base06" office:value-type="string" calcext:value-type="string">
            <text:p>1,2̅3̅ ₆</text:p>
          </table:table-cell>
          <table:table-cell table:style-name="Base06GreyBackground" office:value-type="string" calcext:value-type="string">
            <text:p>1,2̅1̅0̅3̅ ̅1̅3̅4̅5̅ ̅2̅4̅ ₆</text:p>
          </table:table-cell>
          <table:table-cell table:style-name="Base06" office:value-type="string" calcext:value-type="string">
            <text:p>1,1̅4̅5̅4̅ ̅2̅3̅3̅5̅ ̅2̅5̅1̅ ₆</text:p>
          </table:table-cell>
          <table:table-cell table:style-name="Base06GreyBackground" office:value-type="string" calcext:value-type="string">
            <text:p>1,13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51 ₆</text:p>
          </table:table-cell>
          <table:table-cell table:style-name="ce15" office:value-type="string" calcext:value-type="string">
            <text:p>0,3̅4̅0̅2̅ ̅1̅5̅ ₆</text:p>
          </table:table-cell>
          <table:table-cell table:style-name="Base06" office:value-type="string" calcext:value-type="string">
            <text:p>0,3̅5̅1̅2̅ ̅0̅4̅ ₆</text:p>
          </table:table-cell>
          <table:table-cell table:style-name="Base06GreyBackground" office:value-type="string" calcext:value-type="string">
            <text:p>0,4̅0̅2̅1̅ ̅5̅3̅ ₆</text:p>
          </table:table-cell>
          <table:table-cell table:style-name="Base06" office:value-type="string" calcext:value-type="string">
            <text:p>0,4̅1̅3̅1̅ ̅4̅2̅ ₆</text:p>
          </table:table-cell>
          <table:table-cell table:style-name="Base06GreyBackground" office:value-type="string" calcext:value-type="string">
            <text:p>0,4̅2̅4̅1̅ ̅3̅1̅ ₆</text:p>
          </table:table-cell>
          <table:table-cell table:style-name="Base06" office:value-type="string" calcext:value-type="string">
            <text:p>0,4̅3̅5̅1̅ ̅2̅0̅ ₆</text:p>
          </table:table-cell>
          <table:table-cell/>
          <table:table-cell table:style-name="Base06LineTitle" office:value-type="string" calcext:value-type="string">
            <text:p>51 ₆</text:p>
          </table:table-cell>
          <table:table-cell table:style-name="ce15" office:value-type="string" calcext:value-type="string">
            <text:p>1,3̅4̅4̅2̅ ̅3̅0̅5̅4̅ ̅0̅ ₆</text:p>
          </table:table-cell>
          <table:table-cell table:style-name="Base06" office:value-type="string" calcext:value-type="string">
            <text:p>1,314̅ ₆</text:p>
          </table:table-cell>
          <table:table-cell table:style-name="Base06GreyBackground" office:value-type="string" calcext:value-type="string">
            <text:p>1,25̅0̅5̅0̅ ̅5̅0̅ ₆</text:p>
          </table:table-cell>
          <table:table-cell table:style-name="Base06" office:value-type="string" calcext:value-type="string">
            <text:p>1,22̅4̅2̅1̅ ̅0̅3̅1̅3̅ ̅4̅5̅ ₆</text:p>
          </table:table-cell>
          <table:table-cell table:style-name="Base06GreyBackground" office:value-type="string" calcext:value-type="string">
            <text:p>1,2̅0̅3̅0̅ ̅4̅4̅1̅0̅ ̅1̅3̅2̅ ₆</text:p>
          </table:table-cell>
          <table:table-cell table:style-name="Base06" office:value-type="string" calcext:value-type="string">
            <text:p>1,14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52 ₆</text:p>
          </table:table-cell>
          <table:table-cell table:style-name="ce16" office:value-type="string" calcext:value-type="string">
            <text:p>0,33213 ₆</text:p>
          </table:table-cell>
          <table:table-cell table:style-name="Base06GreyBackground" office:value-type="string" calcext:value-type="string">
            <text:p>0,343 ₆</text:p>
          </table:table-cell>
          <table:table-cell table:style-name="Base06" office:value-type="string" calcext:value-type="string">
            <text:p>0,35343 ₆</text:p>
          </table:table-cell>
          <table:table-cell table:style-name="Base06GreyBackground" office:value-type="string" calcext:value-type="string">
            <text:p>0,4043 ₆</text:p>
          </table:table-cell>
          <table:table-cell table:style-name="Base06" office:value-type="string" calcext:value-type="string">
            <text:p>0,41513 ₆</text:p>
          </table:table-cell>
          <table:table-cell table:style-name="Base06GreyBackground" office:value-type="string" calcext:value-type="string">
            <text:p>0,43 ₆</text:p>
          </table:table-cell>
          <table:table-cell/>
          <table:table-cell table:style-name="Base06GreyBackgroundLineTitle" office:value-type="string" calcext:value-type="string">
            <text:p>52 ₆</text:p>
          </table:table-cell>
          <table:table-cell table:style-name="ce16" office:value-type="string" calcext:value-type="string">
            <text:p>1,4̅0̅3̅4̅ ̅4̅2̅3̅0̅ ̅5̅ ₆</text:p>
          </table:table-cell>
          <table:table-cell table:style-name="Base06GreyBackground" office:value-type="string" calcext:value-type="string">
            <text:p>1,3̅ ₆</text:p>
          </table:table-cell>
          <table:table-cell table:style-name="Base06" office:value-type="string" calcext:value-type="string">
            <text:p>1,30̅5̅ ₆</text:p>
          </table:table-cell>
          <table:table-cell table:style-name="Base06GreyBackground" office:value-type="string" calcext:value-type="string">
            <text:p>1,2̅4̅2̅1̅ ̅0̅3̅1̅3̅ ̅4̅5̅ ₆</text:p>
          </table:table-cell>
          <table:table-cell table:style-name="Base06" office:value-type="string" calcext:value-type="string">
            <text:p>1,2̅2̅0̅3̅ ̅0̅4̅4̅1̅ ̅0̅1̅3̅ ₆</text:p>
          </table:table-cell>
          <table:table-cell table:style-name="Base06GreyBackground" office:value-type="string" calcext:value-type="string">
            <text:p>1,2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53 ₆</text:p>
          </table:table-cell>
          <table:table-cell table:style-name="ce15" office:value-type="string" calcext:value-type="string">
            <text:p>0,32̅4̅2̅1̅ ̅0̅3̅1̅3̅ ̅4̅5̅ ₆</text:p>
          </table:table-cell>
          <table:table-cell table:style-name="Base06" office:value-type="string" calcext:value-type="string">
            <text:p>0,33̅4̅5̅2̅ ̅4̅2̅1̅0̅ ̅3̅1̅ ₆</text:p>
          </table:table-cell>
          <table:table-cell table:style-name="Base06GreyBackground" office:value-type="string" calcext:value-type="string">
            <text:p>0,3̅4̅5̅2̅ ̅4̅2̅1̅0̅ ̅3̅1̅ ₆</text:p>
          </table:table-cell>
          <table:table-cell table:style-name="Base06" office:value-type="string" calcext:value-type="string">
            <text:p>0,4 ₆</text:p>
          </table:table-cell>
          <table:table-cell table:style-name="Base06GreyBackground" office:value-type="string" calcext:value-type="string">
            <text:p>0,41̅0̅3̅1̅ ̅3̅4̅5̅2̅ ̅4̅2̅ ₆</text:p>
          </table:table-cell>
          <table:table-cell table:style-name="Base06" office:value-type="string" calcext:value-type="string">
            <text:p>0,4̅2̅1̅0̅ ̅3̅1̅3̅4̅ ̅5̅2̅ ₆</text:p>
          </table:table-cell>
          <table:table-cell/>
          <table:table-cell table:style-name="Base06LineTitle" office:value-type="string" calcext:value-type="string">
            <text:p>53 ₆</text:p>
          </table:table-cell>
          <table:table-cell table:style-name="ce15" office:value-type="string" calcext:value-type="string">
            <text:p>1,4̅2̅3̅0̅ ̅5̅4̅0̅3̅ ̅4̅ ₆</text:p>
          </table:table-cell>
          <table:table-cell table:style-name="Base06" office:value-type="string" calcext:value-type="string">
            <text:p>1,352̅ ₆</text:p>
          </table:table-cell>
          <table:table-cell table:style-name="Base06GreyBackground" office:value-type="string" calcext:value-type="string">
            <text:p>1,3̅2̅ ₆</text:p>
          </table:table-cell>
          <table:table-cell table:style-name="Base06" office:value-type="string" calcext:value-type="string">
            <text:p>1,3 ₆</text:p>
          </table:table-cell>
          <table:table-cell table:style-name="Base06GreyBackground" office:value-type="string" calcext:value-type="string">
            <text:p>1,2̅3̅3̅5̅ ̅2̅5̅1̅1̅ ̅4̅5̅4̅ ₆</text:p>
          </table:table-cell>
          <table:table-cell table:style-name="Base06" office:value-type="string" calcext:value-type="string">
            <text:p>1,21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54 ₆</text:p>
          </table:table-cell>
          <table:table-cell table:style-name="ce16" office:value-type="string" calcext:value-type="string">
            <text:p>0,32̅0̅4̅1̅ ̅2̅2̅4̅5̅ ̅3̅5̅1̅4̅ ̅3̅3̅1̅0̅ ₆</text:p>
          </table:table-cell>
          <table:table-cell table:style-name="Base06GreyBackground" office:value-type="string" calcext:value-type="string">
            <text:p>0,3̅3̅1̅0̅ ̅2̅0̅4̅1̅ ̅2̅2̅4̅5̅ ̅3̅5̅1̅4̅ ₆</text:p>
          </table:table-cell>
          <table:table-cell table:style-name="Base06" office:value-type="string" calcext:value-type="string">
            <text:p>0,34̅1̅2̅2̅ ̅4̅5̅3̅5̅ ̅1̅4̅3̅3̅ ̅1̅0̅2̅0̅ ₆</text:p>
          </table:table-cell>
          <table:table-cell table:style-name="Base06GreyBackground" office:value-type="string" calcext:value-type="string">
            <text:p>0,3̅5̅1̅4̅ ̅3̅3̅1̅0̅ ̅2̅0̅4̅1̅ ̅2̅2̅4̅5̅ ₆</text:p>
          </table:table-cell>
          <table:table-cell table:style-name="Base06" office:value-type="string" calcext:value-type="string">
            <text:p>0,40̅2̅0̅4̅ ̅1̅2̅2̅4̅ ̅5̅3̅5̅1̅ ̅4̅3̅3̅1̅ ₆</text:p>
          </table:table-cell>
          <table:table-cell table:style-name="Base06GreyBackground" office:value-type="string" calcext:value-type="string">
            <text:p>0,4̅1̅2̅2̅ ̅4̅5̅3̅5̅ ̅1̅4̅3̅3̅ ̅1̅0̅2̅0̅ ₆</text:p>
          </table:table-cell>
          <table:table-cell/>
          <table:table-cell table:style-name="Base06GreyBackgroundLineTitle" office:value-type="string" calcext:value-type="string">
            <text:p>54 ₆</text:p>
          </table:table-cell>
          <table:table-cell table:style-name="ce16" office:value-type="string" calcext:value-type="string">
            <text:p>1,4̅4̅2̅3̅ ̅0̅5̅4̅0̅ ̅3̅ ₆</text:p>
          </table:table-cell>
          <table:table-cell table:style-name="Base06GreyBackground" office:value-type="string" calcext:value-type="string">
            <text:p>1,41̅ ₆</text:p>
          </table:table-cell>
          <table:table-cell table:style-name="Base06" office:value-type="string" calcext:value-type="string">
            <text:p>1,34̅1̅4̅1̅ ̅4̅1̅ ₆</text:p>
          </table:table-cell>
          <table:table-cell table:style-name="Base06GreyBackground" office:value-type="string" calcext:value-type="string">
            <text:p>1,3̅1̅3̅4̅ ̅5̅2̅4̅2̅ ̅1̅0̅ ₆</text:p>
          </table:table-cell>
          <table:table-cell table:style-name="Base06" office:value-type="string" calcext:value-type="string">
            <text:p>1,2̅5̅1̅1̅ ̅4̅5̅4̅2̅ ̅3̅3̅5̅ ₆</text:p>
          </table:table-cell>
          <table:table-cell table:style-name="Base06GreyBackground" office:value-type="string" calcext:value-type="string">
            <text:p>1,23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55 ₆</text:p>
          </table:table-cell>
          <table:table-cell table:style-name="ce15" office:value-type="string" calcext:value-type="string">
            <text:p>0,3̅1̅ ₆</text:p>
          </table:table-cell>
          <table:table-cell table:style-name="Base06" office:value-type="string" calcext:value-type="string">
            <text:p>0,3̅2̅ ₆</text:p>
          </table:table-cell>
          <table:table-cell table:style-name="Base06GreyBackground" office:value-type="string" calcext:value-type="string">
            <text:p>0,3̅ ₆</text:p>
          </table:table-cell>
          <table:table-cell table:style-name="Base06" office:value-type="string" calcext:value-type="string">
            <text:p>0,3̅4̅ ₆</text:p>
          </table:table-cell>
          <table:table-cell table:style-name="Base06GreyBackground" office:value-type="string" calcext:value-type="string">
            <text:p>0,3̅5̅ ₆</text:p>
          </table:table-cell>
          <table:table-cell table:style-name="Base06" office:value-type="string" calcext:value-type="string">
            <text:p>0,4̅0̅ ₆</text:p>
          </table:table-cell>
          <table:table-cell/>
          <table:table-cell table:style-name="Base06LineTitle" office:value-type="string" calcext:value-type="string">
            <text:p>55 ₆</text:p>
          </table:table-cell>
          <table:table-cell table:style-name="ce15" office:value-type="string" calcext:value-type="string">
            <text:p>1,5̅0̅1̅5̅ ̅2̅1̅1̅3̅ ̅2̅ ₆</text:p>
          </table:table-cell>
          <table:table-cell table:style-name="Base06" office:value-type="string" calcext:value-type="string">
            <text:p>1,43 ₆</text:p>
          </table:table-cell>
          <table:table-cell table:style-name="Base06GreyBackground" office:value-type="string" calcext:value-type="string">
            <text:p>1,4 ₆</text:p>
          </table:table-cell>
          <table:table-cell table:style-name="Base06" office:value-type="string" calcext:value-type="string">
            <text:p>1,33̅1̅3̅4̅ ̅5̅2̅4̅2̅ ̅1̅0̅ ₆</text:p>
          </table:table-cell>
          <table:table-cell table:style-name="Base06GreyBackground" office:value-type="string" calcext:value-type="string">
            <text:p>1,3̅0̅4̅4̅ ̅1̅0̅1̅3̅ ̅2̅2̅0̅ ₆</text:p>
          </table:table-cell>
          <table:table-cell table:style-name="Base06" office:value-type="string" calcext:value-type="string">
            <text:p>1,24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100 ₆</text:p>
          </table:table-cell>
          <table:table-cell table:style-name="ce16" office:value-type="string" calcext:value-type="string">
            <text:p>0,31 ₆</text:p>
          </table:table-cell>
          <table:table-cell table:style-name="Base06GreyBackground" office:value-type="string" calcext:value-type="string">
            <text:p>0,32 ₆</text:p>
          </table:table-cell>
          <table:table-cell table:style-name="Base06" office:value-type="string" calcext:value-type="string">
            <text:p>0,33 ₆</text:p>
          </table:table-cell>
          <table:table-cell table:style-name="Base06GreyBackground" office:value-type="string" calcext:value-type="string">
            <text:p>0,34 ₆</text:p>
          </table:table-cell>
          <table:table-cell table:style-name="Base06" office:value-type="string" calcext:value-type="string">
            <text:p>0,35 ₆</text:p>
          </table:table-cell>
          <table:table-cell table:style-name="Base06GreyBackground" office:value-type="string" calcext:value-type="string">
            <text:p>0,4 ₆</text:p>
          </table:table-cell>
          <table:table-cell/>
          <table:table-cell table:style-name="Base06GreyBackgroundLineTitle" office:value-type="string" calcext:value-type="string">
            <text:p>100 ₆</text:p>
          </table:table-cell>
          <table:table-cell table:style-name="ce16" office:value-type="string" calcext:value-type="string">
            <text:p>1,5̅2̅1̅1̅ ̅3̅2̅5̅0̅ ̅1̅ ₆</text:p>
          </table:table-cell>
          <table:table-cell table:style-name="Base06GreyBackground" office:value-type="string" calcext:value-type="string">
            <text:p>1,4̅ ₆</text:p>
          </table:table-cell>
          <table:table-cell table:style-name="Base06" office:value-type="string" calcext:value-type="string">
            <text:p>1,4̅1̅ ₆</text:p>
          </table:table-cell>
          <table:table-cell table:style-name="Base06GreyBackground" office:value-type="string" calcext:value-type="string">
            <text:p>1,3̅4̅5̅2̅ ̅4̅2̅1̅0̅ ̅3̅1̅ ₆</text:p>
          </table:table-cell>
          <table:table-cell table:style-name="Base06" office:value-type="string" calcext:value-type="string">
            <text:p>1,3̅2̅2̅0̅ ̅3̅0̅4̅4̅ ̅1̅0̅1̅ ₆</text:p>
          </table:table-cell>
          <table:table-cell table:style-name="Base06GreyBackground" office:value-type="string" calcext:value-type="string">
            <text:p>1,3 ₆</text:p>
          </table:table-cell>
          <table:table-cell table:number-columns-repeated="16342"/>
        </table:table-row>
        <table:table-row table:style-name="ro3">
          <table:table-cell table:number-columns-repeated="16357"/>
        </table:table-row>
        <table:table-row table:style-name="ro1">
          <table:table-cell table:style-name="Heading" table:formula="of:=[.$A$1]" office:value-type="string" office:string-value="DIVISÃO" calcext:value-type="string" table:number-columns-spanned="15" table:number-rows-spanned="1">
            <text:p>DIVISÃO</text:p>
          </table:table-cell>
          <table:covered-table-cell table:number-columns-repeated="11" table:style-name="Heading"/>
          <table:covered-table-cell table:number-columns-repeated="3"/>
          <table:table-cell table:number-columns-repeated="16342"/>
        </table:table-row>
        <table:table-row table:style-name="ro2">
          <table:table-cell table:style-name="Heading_20_2" table:formula="of:=[.$A$2]" office:value-type="string" office:string-value="COLUNA ÷ LINHA" calcext:value-type="string" table:number-columns-spanned="7" table:number-rows-spanned="1">
            <text:p>COLUNA ÷ LINHA</text:p>
          </table:table-cell>
          <table:covered-table-cell table:number-columns-repeated="6"/>
          <table:table-cell/>
          <table:table-cell table:style-name="Heading_20_2" table:formula="of:=[.$I$2]" office:value-type="string" office:string-value="LINHA ÷ COLUNA" calcext:value-type="string" table:number-columns-spanned="7" table:number-rows-spanned="1">
            <text:p>LINHA ÷ COLUNA</text:p>
          </table:table-cell>
          <table:covered-table-cell table:number-columns-repeated="3" table:style-name="Heading_20_2"/>
          <table:covered-table-cell table:number-columns-repeated="3"/>
          <table:table-cell table:number-columns-repeated="16342"/>
        </table:table-row>
        <table:table-row table:style-name="ro3">
          <table:table-cell table:number-columns-repeated="16357"/>
        </table:table-row>
        <table:table-row table:style-name="ro3">
          <table:table-cell/>
          <table:table-cell table:style-name="Base06ColumnTitle" office:value-type="string" calcext:value-type="string">
            <text:p>41 ₆</text:p>
          </table:table-cell>
          <table:table-cell table:style-name="Base06GreyBackgroundColumnTitle" office:value-type="string" calcext:value-type="string">
            <text:p>42 ₆</text:p>
          </table:table-cell>
          <table:table-cell table:style-name="Base06ColumnTitle" office:value-type="string" calcext:value-type="string">
            <text:p>43 ₆</text:p>
          </table:table-cell>
          <table:table-cell table:style-name="Base06GreyBackgroundColumnTitle" office:value-type="string" calcext:value-type="string">
            <text:p>44 ₆</text:p>
          </table:table-cell>
          <table:table-cell table:style-name="Base06ColumnTitle" office:value-type="string" calcext:value-type="string">
            <text:p>45 ₆</text:p>
          </table:table-cell>
          <table:table-cell table:style-name="Base06GreyBackgroundColumnTitle" office:value-type="string" calcext:value-type="string">
            <text:p>50 ₆</text:p>
          </table:table-cell>
          <table:table-cell table:number-columns-repeated="2"/>
          <table:table-cell table:style-name="Base06ColumnTitle" office:value-type="string" calcext:value-type="string">
            <text:p>41 ₆</text:p>
          </table:table-cell>
          <table:table-cell table:style-name="Base06GreyBackgroundColumnTitle" office:value-type="string" calcext:value-type="string">
            <text:p>42 ₆</text:p>
          </table:table-cell>
          <table:table-cell table:style-name="Base06ColumnTitle" office:value-type="string" calcext:value-type="string">
            <text:p>43 ₆</text:p>
          </table:table-cell>
          <table:table-cell table:style-name="Base06GreyBackgroundColumnTitle" office:value-type="string" calcext:value-type="string">
            <text:p>44 ₆</text:p>
          </table:table-cell>
          <table:table-cell table:style-name="Base06ColumnTitle" office:value-type="string" calcext:value-type="string">
            <text:p>45 ₆</text:p>
          </table:table-cell>
          <table:table-cell table:style-name="Base06GreyBackgroundColumnTitle" office:value-type="string" calcext:value-type="string">
            <text:p>50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1 ₆</text:p>
          </table:table-cell>
          <table:table-cell table:style-name="ce15" office:value-type="string" calcext:value-type="string">
            <text:p>41 ₆</text:p>
          </table:table-cell>
          <table:table-cell table:style-name="Base06" office:value-type="string" calcext:value-type="string">
            <text:p>42 ₆</text:p>
          </table:table-cell>
          <table:table-cell table:style-name="Base06GreyBackground" office:value-type="string" calcext:value-type="string">
            <text:p>43 ₆</text:p>
          </table:table-cell>
          <table:table-cell table:style-name="Base06" office:value-type="string" calcext:value-type="string">
            <text:p>44 ₆</text:p>
          </table:table-cell>
          <table:table-cell table:style-name="Base06GreyBackground" office:value-type="string" calcext:value-type="string">
            <text:p>45 ₆</text:p>
          </table:table-cell>
          <table:table-cell table:style-name="Base06" office:value-type="string" calcext:value-type="string">
            <text:p>50 ₆</text:p>
          </table:table-cell>
          <table:table-cell/>
          <table:table-cell table:style-name="Base06LineTitle" office:value-type="string" calcext:value-type="string">
            <text:p>1 ₆</text:p>
          </table:table-cell>
          <table:table-cell table:style-name="ce15" office:value-type="string" calcext:value-type="string">
            <text:p>0,0̅1̅2̅3̅ ̅5̅ ₆</text:p>
          </table:table-cell>
          <table:table-cell table:style-name="Base06" office:value-type="string" calcext:value-type="string">
            <text:p>0,01̅2̅1̅5̅ ̅0̅2̅4̅3̅ ̅4̅0̅5̅3̅ ₆</text:p>
          </table:table-cell>
          <table:table-cell table:style-name="Base06GreyBackground" office:value-type="string" calcext:value-type="string">
            <text:p>0,012 ₆</text:p>
          </table:table-cell>
          <table:table-cell table:style-name="Base06" office:value-type="string" calcext:value-type="string">
            <text:p>0,011̅4̅ ₆</text:p>
          </table:table-cell>
          <table:table-cell table:style-name="Base06GreyBackground" office:value-type="string" calcext:value-type="string">
            <text:p>0,0̅1̅1̅2̅ ̅4̅0̅4̅5̅ ̅4̅4̅3̅1̅ ̅5̅1̅ ₆</text:p>
          </table:table-cell>
          <table:table-cell table:style-name="Base06" office:value-type="string" calcext:value-type="string">
            <text:p>0,01̅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2 ₆</text:p>
          </table:table-cell>
          <table:table-cell table:style-name="ce16" office:value-type="string" calcext:value-type="string">
            <text:p>20,3 ₆</text:p>
          </table:table-cell>
          <table:table-cell table:style-name="Base06GreyBackground" office:value-type="string" calcext:value-type="string">
            <text:p>21 ₆</text:p>
          </table:table-cell>
          <table:table-cell table:style-name="Base06" office:value-type="string" calcext:value-type="string">
            <text:p>21,3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22,3 ₆</text:p>
          </table:table-cell>
          <table:table-cell table:style-name="Base06GreyBackground" office:value-type="string" calcext:value-type="string">
            <text:p>23 ₆</text:p>
          </table:table-cell>
          <table:table-cell/>
          <table:table-cell table:style-name="Base06GreyBackgroundLineTitle" office:value-type="string" calcext:value-type="string">
            <text:p>2 ₆</text:p>
          </table:table-cell>
          <table:table-cell table:style-name="ce16" office:value-type="string" calcext:value-type="string">
            <text:p>0,0̅2̅5̅1̅ ̅4̅ ₆</text:p>
          </table:table-cell>
          <table:table-cell table:style-name="Base06GreyBackground" office:value-type="string" calcext:value-type="string">
            <text:p>0,0̅2̅4̅3̅ ̅4̅0̅5̅3̅ ̅1̅2̅1̅5̅ ₆</text:p>
          </table:table-cell>
          <table:table-cell table:style-name="Base06" office:value-type="string" calcext:value-type="string">
            <text:p>0,024 ₆</text:p>
          </table:table-cell>
          <table:table-cell table:style-name="Base06GreyBackground" office:value-type="string" calcext:value-type="string">
            <text:p>0,02̅3̅ ₆</text:p>
          </table:table-cell>
          <table:table-cell table:style-name="Base06" office:value-type="string" calcext:value-type="string">
            <text:p>0,0̅2̅2̅5̅ ̅2̅1̅3̅5̅ ̅3̅3̅0̅3̅ ̅4̅2̅ ₆</text:p>
          </table:table-cell>
          <table:table-cell table:style-name="Base06GreyBackground" office:value-type="string" calcext:value-type="string">
            <text:p>0,02̅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3 ₆</text:p>
          </table:table-cell>
          <table:table-cell table:style-name="ce15" office:value-type="string" calcext:value-type="string">
            <text:p>12,2 ₆</text:p>
          </table:table-cell>
          <table:table-cell table:style-name="Base06" office:value-type="string" calcext:value-type="string">
            <text:p>12,4 ₆</text:p>
          </table:table-cell>
          <table:table-cell table:style-name="Base06GreyBackground" office:value-type="string" calcext:value-type="string">
            <text:p>13 ₆</text:p>
          </table:table-cell>
          <table:table-cell table:style-name="Base06" office:value-type="string" calcext:value-type="string">
            <text:p>13,2 ₆</text:p>
          </table:table-cell>
          <table:table-cell table:style-name="Base06GreyBackground" office:value-type="string" calcext:value-type="string">
            <text:p>13,4 ₆</text:p>
          </table:table-cell>
          <table:table-cell table:style-name="Base06" office:value-type="string" calcext:value-type="string">
            <text:p>14 ₆</text:p>
          </table:table-cell>
          <table:table-cell/>
          <table:table-cell table:style-name="Base06LineTitle" office:value-type="string" calcext:value-type="string">
            <text:p>3 ₆</text:p>
          </table:table-cell>
          <table:table-cell table:style-name="ce15" office:value-type="string" calcext:value-type="string">
            <text:p>0,0̅4̅1̅5̅ ̅3̅ ₆</text:p>
          </table:table-cell>
          <table:table-cell table:style-name="Base06" office:value-type="string" calcext:value-type="string">
            <text:p>0,04̅0̅5̅3̅ ̅1̅2̅1̅5̅ ̅0̅2̅4̅3̅ ₆</text:p>
          </table:table-cell>
          <table:table-cell table:style-name="Base06GreyBackground" office:value-type="string" calcext:value-type="string">
            <text:p>0,04 ₆</text:p>
          </table:table-cell>
          <table:table-cell table:style-name="Base06" office:value-type="string" calcext:value-type="string">
            <text:p>0,035̅0̅ ₆</text:p>
          </table:table-cell>
          <table:table-cell table:style-name="Base06GreyBackground" office:value-type="string" calcext:value-type="string">
            <text:p>0,0̅3̅4̅2̅ ̅0̅2̅2̅5̅ ̅2̅1̅3̅5̅ ̅3̅3̅ ₆</text:p>
          </table:table-cell>
          <table:table-cell table:style-name="Base06" office:value-type="string" calcext:value-type="string">
            <text:p>0,03̅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4 ₆</text:p>
          </table:table-cell>
          <table:table-cell table:style-name="ce16" office:value-type="string" calcext:value-type="string">
            <text:p>10,13 ₆</text:p>
          </table:table-cell>
          <table:table-cell table:style-name="Base06GreyBackground" office:value-type="string" calcext:value-type="string">
            <text:p>10,3 ₆</text:p>
          </table:table-cell>
          <table:table-cell table:style-name="Base06" office:value-type="string" calcext:value-type="string">
            <text:p>10,43 ₆</text:p>
          </table:table-cell>
          <table:table-cell table:style-name="Base06GreyBackground" office:value-type="string" calcext:value-type="string">
            <text:p>11 ₆</text:p>
          </table:table-cell>
          <table:table-cell table:style-name="Base06" office:value-type="string" calcext:value-type="string">
            <text:p>11,13 ₆</text:p>
          </table:table-cell>
          <table:table-cell table:style-name="Base06GreyBackground" office:value-type="string" calcext:value-type="string">
            <text:p>11,3 ₆</text:p>
          </table:table-cell>
          <table:table-cell/>
          <table:table-cell table:style-name="Base06GreyBackgroundLineTitle" office:value-type="string" calcext:value-type="string">
            <text:p>4 ₆</text:p>
          </table:table-cell>
          <table:table-cell table:style-name="ce16" office:value-type="string" calcext:value-type="string">
            <text:p>0,0̅5̅4̅3̅ ̅2̅ ₆</text:p>
          </table:table-cell>
          <table:table-cell table:style-name="Base06GreyBackground" office:value-type="string" calcext:value-type="string">
            <text:p>0,0̅5̅3̅1̅ ̅2̅1̅5̅0̅ ̅2̅4̅3̅4̅ ₆</text:p>
          </table:table-cell>
          <table:table-cell table:style-name="Base06" office:value-type="string" calcext:value-type="string">
            <text:p>0,052 ₆</text:p>
          </table:table-cell>
          <table:table-cell table:style-name="Base06GreyBackground" office:value-type="string" calcext:value-type="string">
            <text:p>0,0̅5̅ ₆</text:p>
          </table:table-cell>
          <table:table-cell table:style-name="Base06" office:value-type="string" calcext:value-type="string">
            <text:p>0,0̅4̅5̅4̅ ̅4̅3̅1̅5̅ ̅1̅0̅1̅1̅ ̅2̅4̅ ₆</text:p>
          </table:table-cell>
          <table:table-cell table:style-name="Base06GreyBackground" office:value-type="string" calcext:value-type="string">
            <text:p>0,04̅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5 ₆</text:p>
          </table:table-cell>
          <table:table-cell table:style-name="ce15" office:value-type="string" calcext:value-type="string">
            <text:p>5 ₆</text:p>
          </table:table-cell>
          <table:table-cell table:style-name="Base06" office:value-type="string" calcext:value-type="string">
            <text:p>5,1̅ ₆</text:p>
          </table:table-cell>
          <table:table-cell table:style-name="Base06GreyBackground" office:value-type="string" calcext:value-type="string">
            <text:p>5,2̅ ₆</text:p>
          </table:table-cell>
          <table:table-cell table:style-name="Base06" office:value-type="string" calcext:value-type="string">
            <text:p>5,3̅ ₆</text:p>
          </table:table-cell>
          <table:table-cell table:style-name="Base06GreyBackground" office:value-type="string" calcext:value-type="string">
            <text:p>5,4̅ ₆</text:p>
          </table:table-cell>
          <table:table-cell table:style-name="Base06" office:value-type="string" calcext:value-type="string">
            <text:p>10 ₆</text:p>
          </table:table-cell>
          <table:table-cell/>
          <table:table-cell table:style-name="Base06LineTitle" office:value-type="string" calcext:value-type="string">
            <text:p>5 ₆</text:p>
          </table:table-cell>
          <table:table-cell table:style-name="ce15" office:value-type="string" calcext:value-type="string">
            <text:p>0,1̅ ₆</text:p>
          </table:table-cell>
          <table:table-cell table:style-name="Base06" office:value-type="string" calcext:value-type="string">
            <text:p>0,10̅5̅3̅1̅ ̅2̅1̅5̅0̅ ̅2̅4̅3̅4̅ ₆</text:p>
          </table:table-cell>
          <table:table-cell table:style-name="Base06GreyBackground" office:value-type="string" calcext:value-type="string">
            <text:p>0,104 ₆</text:p>
          </table:table-cell>
          <table:table-cell table:style-name="Base06" office:value-type="string" calcext:value-type="string">
            <text:p>0,102̅3̅ ₆</text:p>
          </table:table-cell>
          <table:table-cell table:style-name="Base06GreyBackground" office:value-type="string" calcext:value-type="string">
            <text:p>0,1̅0̅1̅1̅ ̅2̅4̅0̅4̅ ̅5̅4̅4̅3̅ ̅1̅5̅ ₆</text:p>
          </table:table-cell>
          <table:table-cell table:style-name="Base06" office:value-type="string" calcext:value-type="string">
            <text:p>0,1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10 ₆</text:p>
          </table:table-cell>
          <table:table-cell table:style-name="ce16" office:value-type="string" calcext:value-type="string">
            <text:p>4,1 ₆</text:p>
          </table:table-cell>
          <table:table-cell table:style-name="Base06GreyBackground" office:value-type="string" calcext:value-type="string">
            <text:p>4,2 ₆</text:p>
          </table:table-cell>
          <table:table-cell table:style-name="Base06" office:value-type="string" calcext:value-type="string">
            <text:p>4,3 ₆</text:p>
          </table:table-cell>
          <table:table-cell table:style-name="Base06GreyBackground" office:value-type="string" calcext:value-type="string">
            <text:p>4,4 ₆</text:p>
          </table:table-cell>
          <table:table-cell table:style-name="Base06" office:value-type="string" calcext:value-type="string">
            <text:p>4,5 ₆</text:p>
          </table:table-cell>
          <table:table-cell table:style-name="Base06GreyBackground" office:value-type="string" calcext:value-type="string">
            <text:p>5 ₆</text:p>
          </table:table-cell>
          <table:table-cell/>
          <table:table-cell table:style-name="Base06GreyBackgroundLineTitle" office:value-type="string" calcext:value-type="string">
            <text:p>10 ₆</text:p>
          </table:table-cell>
          <table:table-cell table:style-name="ce16" office:value-type="string" calcext:value-type="string">
            <text:p>0,1̅2̅3̅5̅ ̅0̅ ₆</text:p>
          </table:table-cell>
          <table:table-cell table:style-name="Base06GreyBackground" office:value-type="string" calcext:value-type="string">
            <text:p>0,1̅2̅1̅5̅ ̅0̅2̅4̅3̅ ̅4̅0̅5̅3̅ ₆</text:p>
          </table:table-cell>
          <table:table-cell table:style-name="Base06" office:value-type="string" calcext:value-type="string">
            <text:p>0,12 ₆</text:p>
          </table:table-cell>
          <table:table-cell table:style-name="Base06GreyBackground" office:value-type="string" calcext:value-type="string">
            <text:p>0,11̅4̅ ₆</text:p>
          </table:table-cell>
          <table:table-cell table:style-name="Base06" office:value-type="string" calcext:value-type="string">
            <text:p>0,1̅1̅2̅4̅ ̅0̅4̅5̅4̅ ̅4̅3̅1̅5̅ ̅1̅0̅ ₆</text:p>
          </table:table-cell>
          <table:table-cell table:style-name="Base06GreyBackground" office:value-type="string" calcext:value-type="string">
            <text:p>0,1̅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11 ₆</text:p>
          </table:table-cell>
          <table:table-cell table:style-name="ce15" office:value-type="string" calcext:value-type="string">
            <text:p>3,3̅2̅ ₆</text:p>
          </table:table-cell>
          <table:table-cell table:style-name="Base06" office:value-type="string" calcext:value-type="string">
            <text:p>3,4̅1̅ ₆</text:p>
          </table:table-cell>
          <table:table-cell table:style-name="Base06GreyBackground" office:value-type="string" calcext:value-type="string">
            <text:p>3,5̅0̅ ₆</text:p>
          </table:table-cell>
          <table:table-cell table:style-name="Base06" office:value-type="string" calcext:value-type="string">
            <text:p>4 ₆</text:p>
          </table:table-cell>
          <table:table-cell table:style-name="Base06GreyBackground" office:value-type="string" calcext:value-type="string">
            <text:p>4,0̅5̅ ₆</text:p>
          </table:table-cell>
          <table:table-cell table:style-name="Base06" office:value-type="string" calcext:value-type="string">
            <text:p>4,1̅4̅ ₆</text:p>
          </table:table-cell>
          <table:table-cell/>
          <table:table-cell table:style-name="Base06LineTitle" office:value-type="string" calcext:value-type="string">
            <text:p>11 ₆</text:p>
          </table:table-cell>
          <table:table-cell table:style-name="ce15" office:value-type="string" calcext:value-type="string">
            <text:p>0,1̅4̅0̅2̅ ̅5̅ ₆</text:p>
          </table:table-cell>
          <table:table-cell table:style-name="Base06" office:value-type="string" calcext:value-type="string">
            <text:p>0,13̅4̅0̅5̅ ̅3̅1̅2̅1̅ ̅5̅0̅2̅4̅ ₆</text:p>
          </table:table-cell>
          <table:table-cell table:style-name="Base06GreyBackground" office:value-type="string" calcext:value-type="string">
            <text:p>0,132 ₆</text:p>
          </table:table-cell>
          <table:table-cell table:style-name="Base06" office:value-type="string" calcext:value-type="string">
            <text:p>0,13 ₆</text:p>
          </table:table-cell>
          <table:table-cell table:style-name="Base06GreyBackground" office:value-type="string" calcext:value-type="string">
            <text:p>0,1̅2̅4̅0̅ ̅4̅5̅4̅4̅ ̅3̅1̅5̅1̅ ̅0̅1̅ ₆</text:p>
          </table:table-cell>
          <table:table-cell table:style-name="Base06" office:value-type="string" calcext:value-type="string">
            <text:p>0,12̅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12 ₆</text:p>
          </table:table-cell>
          <table:table-cell table:style-name="ce16" office:value-type="string" calcext:value-type="string">
            <text:p>3,043 ₆</text:p>
          </table:table-cell>
          <table:table-cell table:style-name="Base06GreyBackground" office:value-type="string" calcext:value-type="string">
            <text:p>3,13 ₆</text:p>
          </table:table-cell>
          <table:table-cell table:style-name="Base06" office:value-type="string" calcext:value-type="string">
            <text:p>3,213 ₆</text:p>
          </table:table-cell>
          <table:table-cell table:style-name="Base06GreyBackground" office:value-type="string" calcext:value-type="string">
            <text:p>3,3 ₆</text:p>
          </table:table-cell>
          <table:table-cell table:style-name="Base06" office:value-type="string" calcext:value-type="string">
            <text:p>3,343 ₆</text:p>
          </table:table-cell>
          <table:table-cell table:style-name="Base06GreyBackground" office:value-type="string" calcext:value-type="string">
            <text:p>3,43 ₆</text:p>
          </table:table-cell>
          <table:table-cell/>
          <table:table-cell table:style-name="Base06GreyBackgroundLineTitle" office:value-type="string" calcext:value-type="string">
            <text:p>12 ₆</text:p>
          </table:table-cell>
          <table:table-cell table:style-name="ce16" office:value-type="string" calcext:value-type="string">
            <text:p>0,1̅5̅3̅0̅ ̅4̅ ₆</text:p>
          </table:table-cell>
          <table:table-cell table:style-name="Base06GreyBackground" office:value-type="string" calcext:value-type="string">
            <text:p>0,1̅5̅0̅2̅ ̅4̅3̅4̅0̅ ̅5̅3̅1̅2̅ ₆</text:p>
          </table:table-cell>
          <table:table-cell table:style-name="Base06" office:value-type="string" calcext:value-type="string">
            <text:p>0,144 ₆</text:p>
          </table:table-cell>
          <table:table-cell table:style-name="Base06GreyBackground" office:value-type="string" calcext:value-type="string">
            <text:p>0,1̅4̅ ₆</text:p>
          </table:table-cell>
          <table:table-cell table:style-name="Base06" office:value-type="string" calcext:value-type="string">
            <text:p>0,1̅3̅5̅3̅ ̅3̅0̅3̅4̅ ̅2̅0̅2̅2̅ ̅5̅2̅ ₆</text:p>
          </table:table-cell>
          <table:table-cell table:style-name="Base06GreyBackground" office:value-type="string" calcext:value-type="string">
            <text:p>0,13̅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13 ₆</text:p>
          </table:table-cell>
          <table:table-cell table:style-name="ce15" office:value-type="string" calcext:value-type="string">
            <text:p>2,4̅ ₆</text:p>
          </table:table-cell>
          <table:table-cell table:style-name="Base06" office:value-type="string" calcext:value-type="string">
            <text:p>2,52 ₆</text:p>
          </table:table-cell>
          <table:table-cell table:style-name="Base06GreyBackground" office:value-type="string" calcext:value-type="string">
            <text:p>3 ₆</text:p>
          </table:table-cell>
          <table:table-cell table:style-name="Base06" office:value-type="string" calcext:value-type="string">
            <text:p>3,04 ₆</text:p>
          </table:table-cell>
          <table:table-cell table:style-name="Base06GreyBackground" office:value-type="string" calcext:value-type="string">
            <text:p>3,12 ₆</text:p>
          </table:table-cell>
          <table:table-cell table:style-name="Base06" office:value-type="string" calcext:value-type="string">
            <text:p>3,2 ₆</text:p>
          </table:table-cell>
          <table:table-cell/>
          <table:table-cell table:style-name="Base06LineTitle" office:value-type="string" calcext:value-type="string">
            <text:p>13 ₆</text:p>
          </table:table-cell>
          <table:table-cell table:style-name="ce15" office:value-type="string" calcext:value-type="string">
            <text:p>0,2̅0̅5̅4̅ ̅3̅ ₆</text:p>
          </table:table-cell>
          <table:table-cell table:style-name="Base06" office:value-type="string" calcext:value-type="string">
            <text:p>0,20̅2̅4̅3̅ ̅4̅0̅5̅3̅ ̅1̅2̅1̅5̅ ₆</text:p>
          </table:table-cell>
          <table:table-cell table:style-name="Base06GreyBackground" office:value-type="string" calcext:value-type="string">
            <text:p>0,2 ₆</text:p>
          </table:table-cell>
          <table:table-cell table:style-name="Base06" office:value-type="string" calcext:value-type="string">
            <text:p>0,153̅2̅ ₆</text:p>
          </table:table-cell>
          <table:table-cell table:style-name="Base06GreyBackground" office:value-type="string" calcext:value-type="string">
            <text:p>0,1̅5̅1̅0̅ ̅1̅1̅2̅4̅ ̅0̅4̅5̅4̅ ̅4̅3̅ ₆</text:p>
          </table:table-cell>
          <table:table-cell table:style-name="Base06" office:value-type="string" calcext:value-type="string">
            <text:p>0,14̅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14 ₆</text:p>
          </table:table-cell>
          <table:table-cell table:style-name="ce16" office:value-type="string" calcext:value-type="string">
            <text:p>2,3 ₆</text:p>
          </table:table-cell>
          <table:table-cell table:style-name="Base06GreyBackground" office:value-type="string" calcext:value-type="string">
            <text:p>2,3̅ ₆</text:p>
          </table:table-cell>
          <table:table-cell table:style-name="Base06" office:value-type="string" calcext:value-type="string">
            <text:p>2,41̅ ₆</text:p>
          </table:table-cell>
          <table:table-cell table:style-name="Base06GreyBackground" office:value-type="string" calcext:value-type="string">
            <text:p>2,4̅ ₆</text:p>
          </table:table-cell>
          <table:table-cell table:style-name="Base06" office:value-type="string" calcext:value-type="string">
            <text:p>2,52̅ ₆</text:p>
          </table:table-cell>
          <table:table-cell table:style-name="Base06GreyBackground" office:value-type="string" calcext:value-type="string">
            <text:p>3 ₆</text:p>
          </table:table-cell>
          <table:table-cell/>
          <table:table-cell table:style-name="Base06GreyBackgroundLineTitle" office:value-type="string" calcext:value-type="string">
            <text:p>14 ₆</text:p>
          </table:table-cell>
          <table:table-cell table:style-name="ce16" office:value-type="string" calcext:value-type="string">
            <text:p>0,2̅ ₆</text:p>
          </table:table-cell>
          <table:table-cell table:style-name="Base06GreyBackground" office:value-type="string" calcext:value-type="string">
            <text:p>0,2̅1̅5̅0̅ ̅2̅4̅3̅4̅ ̅0̅5̅3̅1̅ ₆</text:p>
          </table:table-cell>
          <table:table-cell table:style-name="Base06" office:value-type="string" calcext:value-type="string">
            <text:p>0,212 ₆</text:p>
          </table:table-cell>
          <table:table-cell table:style-name="Base06GreyBackground" office:value-type="string" calcext:value-type="string">
            <text:p>0,20̅5̅ ₆</text:p>
          </table:table-cell>
          <table:table-cell table:style-name="Base06" office:value-type="string" calcext:value-type="string">
            <text:p>0,2̅0̅2̅2̅ ̅5̅2̅1̅3̅ ̅5̅3̅3̅0̅ ̅3̅4̅ ₆</text:p>
          </table:table-cell>
          <table:table-cell table:style-name="Base06GreyBackground" office:value-type="string" calcext:value-type="string">
            <text:p>0,2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15 ₆</text:p>
          </table:table-cell>
          <table:table-cell table:style-name="ce15" office:value-type="string" calcext:value-type="string">
            <text:p>2,1̅3̅4̅5̅ ̅2̅4̅2̅1̅ ̅0̅3̅ ₆</text:p>
          </table:table-cell>
          <table:table-cell table:style-name="Base06" office:value-type="string" calcext:value-type="string">
            <text:p>2,2̅1̅0̅3̅ ̅1̅3̅4̅5̅ ̅2̅4̅ ₆</text:p>
          </table:table-cell>
          <table:table-cell table:style-name="Base06GreyBackground" office:value-type="string" calcext:value-type="string">
            <text:p>2,2̅4̅2̅1̅ ̅0̅3̅1̅3̅ ̅4̅5̅ ₆</text:p>
          </table:table-cell>
          <table:table-cell table:style-name="Base06" office:value-type="string" calcext:value-type="string">
            <text:p>2,3̅1̅3̅4̅ ̅5̅2̅4̅2̅ ̅1̅0̅ ₆</text:p>
          </table:table-cell>
          <table:table-cell table:style-name="Base06GreyBackground" office:value-type="string" calcext:value-type="string">
            <text:p>2,3̅4̅5̅2̅ ̅4̅2̅1̅0̅ ̅3̅1̅ ₆</text:p>
          </table:table-cell>
          <table:table-cell table:style-name="Base06" office:value-type="string" calcext:value-type="string">
            <text:p>2,4̅2̅1̅0̅ ̅3̅1̅3̅4̅ ̅5̅2̅ ₆</text:p>
          </table:table-cell>
          <table:table-cell/>
          <table:table-cell table:style-name="Base06LineTitle" office:value-type="string" calcext:value-type="string">
            <text:p>15 ₆</text:p>
          </table:table-cell>
          <table:table-cell table:style-name="ce15" office:value-type="string" calcext:value-type="string">
            <text:p>0,2̅3̅5̅0̅ ̅1̅ ₆</text:p>
          </table:table-cell>
          <table:table-cell table:style-name="Base06" office:value-type="string" calcext:value-type="string">
            <text:p>0,23̅1̅2̅1̅ ̅5̅0̅2̅4̅ ̅3̅4̅0̅5̅ ₆</text:p>
          </table:table-cell>
          <table:table-cell table:style-name="Base06GreyBackground" office:value-type="string" calcext:value-type="string">
            <text:p>0,224 ₆</text:p>
          </table:table-cell>
          <table:table-cell table:style-name="Base06" office:value-type="string" calcext:value-type="string">
            <text:p>0,220̅5̅ ₆</text:p>
          </table:table-cell>
          <table:table-cell table:style-name="Base06GreyBackground" office:value-type="string" calcext:value-type="string">
            <text:p>0,2̅1̅3̅5̅ ̅3̅3̅0̅3̅ ̅4̅2̅0̅2̅ ̅2̅5̅ ₆</text:p>
          </table:table-cell>
          <table:table-cell table:style-name="Base06" office:value-type="string" calcext:value-type="string">
            <text:p>0,21̅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20 ₆</text:p>
          </table:table-cell>
          <table:table-cell table:style-name="ce16" office:value-type="string" calcext:value-type="string">
            <text:p>2,03 ₆</text:p>
          </table:table-cell>
          <table:table-cell table:style-name="Base06GreyBackground" office:value-type="string" calcext:value-type="string">
            <text:p>2,1 ₆</text:p>
          </table:table-cell>
          <table:table-cell table:style-name="Base06" office:value-type="string" calcext:value-type="string">
            <text:p>2,13 ₆</text:p>
          </table:table-cell>
          <table:table-cell table:style-name="Base06GreyBackground" office:value-type="string" calcext:value-type="string">
            <text:p>2,2 ₆</text:p>
          </table:table-cell>
          <table:table-cell table:style-name="Base06" office:value-type="string" calcext:value-type="string">
            <text:p>2,23 ₆</text:p>
          </table:table-cell>
          <table:table-cell table:style-name="Base06GreyBackground" office:value-type="string" calcext:value-type="string">
            <text:p>2,3 ₆</text:p>
          </table:table-cell>
          <table:table-cell/>
          <table:table-cell table:style-name="Base06GreyBackgroundLineTitle" office:value-type="string" calcext:value-type="string">
            <text:p>20 ₆</text:p>
          </table:table-cell>
          <table:table-cell table:style-name="ce16" office:value-type="string" calcext:value-type="string">
            <text:p>0,2̅5̅1̅4̅ ̅0̅ ₆</text:p>
          </table:table-cell>
          <table:table-cell table:style-name="Base06GreyBackground" office:value-type="string" calcext:value-type="string">
            <text:p>0,2̅4̅3̅4̅ ̅0̅5̅3̅1̅ ̅2̅1̅5̅0̅ ₆</text:p>
          </table:table-cell>
          <table:table-cell table:style-name="Base06" office:value-type="string" calcext:value-type="string">
            <text:p>0,24 ₆</text:p>
          </table:table-cell>
          <table:table-cell table:style-name="Base06GreyBackground" office:value-type="string" calcext:value-type="string">
            <text:p>0,2̅3̅ ₆</text:p>
          </table:table-cell>
          <table:table-cell table:style-name="Base06" office:value-type="string" calcext:value-type="string">
            <text:p>0,2̅2̅5̅2̅ ̅1̅3̅5̅3̅ ̅3̅0̅3̅4̅ ̅2̅0̅ ₆</text:p>
          </table:table-cell>
          <table:table-cell table:style-name="Base06GreyBackground" office:value-type="string" calcext:value-type="string">
            <text:p>0,2̅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21 ₆</text:p>
          </table:table-cell>
          <table:table-cell table:style-name="ce15" office:value-type="string" calcext:value-type="string">
            <text:p>1,5312 1502 4340 5312 ₆</text:p>
          </table:table-cell>
          <table:table-cell table:style-name="Base06" office:value-type="string" calcext:value-type="string">
            <text:p>2 ₆</text:p>
          </table:table-cell>
          <table:table-cell table:style-name="Base06GreyBackground" office:value-type="string" calcext:value-type="string">
            <text:p>2,0̅2̅4̅3̅ ̅4̅0̅5̅3̅ ̅1̅2̅1̅5̅ ₆</text:p>
          </table:table-cell>
          <table:table-cell table:style-name="Base06" office:value-type="string" calcext:value-type="string">
            <text:p>2,0̅5̅3̅1̅ ̅2̅1̅5̅0̅ ̅2̅4̅3̅4̅ ₆</text:p>
          </table:table-cell>
          <table:table-cell table:style-name="Base06GreyBackground" office:value-type="string" calcext:value-type="string">
            <text:p>2,1̅2̅1̅5̅ ̅0̅2̅4̅3̅ ̅4̅0̅5̅3̅ ₆</text:p>
          </table:table-cell>
          <table:table-cell table:style-name="Base06" office:value-type="string" calcext:value-type="string">
            <text:p>2,1̅5̅0̅2̅ ̅4̅3̅4̅0̅ ̅5̅3̅1̅2̅ ₆</text:p>
          </table:table-cell>
          <table:table-cell/>
          <table:table-cell table:style-name="Base06LineTitle" office:value-type="string" calcext:value-type="string">
            <text:p>21 ₆</text:p>
          </table:table-cell>
          <table:table-cell table:style-name="ce15" office:value-type="string" calcext:value-type="string">
            <text:p>0,3̅0̅4̅1̅ ̅5̅ ₆</text:p>
          </table:table-cell>
          <table:table-cell table:style-name="Base06" office:value-type="string" calcext:value-type="string">
            <text:p>0,3 ₆</text:p>
          </table:table-cell>
          <table:table-cell table:style-name="Base06GreyBackground" office:value-type="string" calcext:value-type="string">
            <text:p>0,252 ₆</text:p>
          </table:table-cell>
          <table:table-cell table:style-name="Base06" office:value-type="string" calcext:value-type="string">
            <text:p>0,244̅1̅ ₆</text:p>
          </table:table-cell>
          <table:table-cell table:style-name="Base06GreyBackground" office:value-type="string" calcext:value-type="string">
            <text:p>0,2̅4̅0̅4̅ ̅5̅4̅4̅3̅ ̅1̅5̅1̅0̅ ̅1̅1̅ ₆</text:p>
          </table:table-cell>
          <table:table-cell table:style-name="Base06" office:value-type="string" calcext:value-type="string">
            <text:p>0,23̅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22 ₆</text:p>
          </table:table-cell>
          <table:table-cell table:style-name="ce16" office:value-type="string" calcext:value-type="string">
            <text:p>1,44̅1̅4̅ ̅1̅4̅1̅4̅ ̅1̅4̅1̅ ₆</text:p>
          </table:table-cell>
          <table:table-cell table:style-name="Base06GreyBackground" office:value-type="string" calcext:value-type="string">
            <text:p>1,5̅0̅ ₆</text:p>
          </table:table-cell>
          <table:table-cell table:style-name="Base06" office:value-type="string" calcext:value-type="string">
            <text:p>1,53̅2̅3̅ ̅2̅3̅2̅3̅ ̅2̅3̅2̅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2,02̅3̅ ₆</text:p>
          </table:table-cell>
          <table:table-cell table:style-name="Base06GreyBackground" office:value-type="string" calcext:value-type="string">
            <text:p>2,0̅5̅ ₆</text:p>
          </table:table-cell>
          <table:table-cell/>
          <table:table-cell table:style-name="Base06GreyBackgroundLineTitle" office:value-type="string" calcext:value-type="string">
            <text:p>22 ₆</text:p>
          </table:table-cell>
          <table:table-cell table:style-name="ce16" office:value-type="string" calcext:value-type="string">
            <text:p>0,3̅2̅0̅5̅ ̅4̅ ₆</text:p>
          </table:table-cell>
          <table:table-cell table:style-name="Base06GreyBackground" office:value-type="string" calcext:value-type="string">
            <text:p>0,3̅1̅2̅1̅ ̅5̅0̅2̅4̅ ̅3̅4̅0̅5̅ ₆</text:p>
          </table:table-cell>
          <table:table-cell table:style-name="Base06" office:value-type="string" calcext:value-type="string">
            <text:p>0,304 ₆</text:p>
          </table:table-cell>
          <table:table-cell table:style-name="Base06GreyBackground" office:value-type="string" calcext:value-type="string">
            <text:p>0,3 ₆</text:p>
          </table:table-cell>
          <table:table-cell table:style-name="Base06" office:value-type="string" calcext:value-type="string">
            <text:p>0,2̅5̅2̅1̅ ̅3̅5̅3̅3̅ ̅0̅3̅4̅2̅ ̅0̅2̅ ₆</text:p>
          </table:table-cell>
          <table:table-cell table:style-name="Base06GreyBackground" office:value-type="string" calcext:value-type="string">
            <text:p>0,24̅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23 ₆</text:p>
          </table:table-cell>
          <table:table-cell table:style-name="ce15" office:value-type="string" calcext:value-type="string">
            <text:p>1,4 ₆</text:p>
          </table:table-cell>
          <table:table-cell table:style-name="Base06" office:value-type="string" calcext:value-type="string">
            <text:p>1,42̅ ₆</text:p>
          </table:table-cell>
          <table:table-cell table:style-name="Base06GreyBackground" office:value-type="string" calcext:value-type="string">
            <text:p>1,4̅ ₆</text:p>
          </table:table-cell>
          <table:table-cell table:style-name="Base06" office:value-type="string" calcext:value-type="string">
            <text:p>1,51̅ ₆</text:p>
          </table:table-cell>
          <table:table-cell table:style-name="Base06GreyBackground" office:value-type="string" calcext:value-type="string">
            <text:p>1,53̅ ₆</text:p>
          </table:table-cell>
          <table:table-cell table:style-name="Base06" office:value-type="string" calcext:value-type="string">
            <text:p>2 ₆</text:p>
          </table:table-cell>
          <table:table-cell/>
          <table:table-cell table:style-name="Base06LineTitle" office:value-type="string" calcext:value-type="string">
            <text:p>23 ₆</text:p>
          </table:table-cell>
          <table:table-cell table:style-name="ce15" office:value-type="string" calcext:value-type="string">
            <text:p>0,3̅ ₆</text:p>
          </table:table-cell>
          <table:table-cell table:style-name="Base06" office:value-type="string" calcext:value-type="string">
            <text:p>0,32̅4̅3̅4̅ ̅0̅5̅3̅1̅ ̅2̅1̅5̅0̅ ₆</text:p>
          </table:table-cell>
          <table:table-cell table:style-name="Base06GreyBackground" office:value-type="string" calcext:value-type="string">
            <text:p>0,32 ₆</text:p>
          </table:table-cell>
          <table:table-cell table:style-name="Base06" office:value-type="string" calcext:value-type="string">
            <text:p>0,311̅4̅ ₆</text:p>
          </table:table-cell>
          <table:table-cell table:style-name="Base06GreyBackground" office:value-type="string" calcext:value-type="string">
            <text:p>0,3̅0̅3̅4̅ ̅2̅0̅2̅2̅ ̅5̅2̅1̅3̅ ̅5̅3̅ ₆</text:p>
          </table:table-cell>
          <table:table-cell table:style-name="Base06" office:value-type="string" calcext:value-type="string">
            <text:p>0,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24 ₆</text:p>
          </table:table-cell>
          <table:table-cell table:style-name="ce16" office:value-type="string" calcext:value-type="string">
            <text:p>1,3213 ₆</text:p>
          </table:table-cell>
          <table:table-cell table:style-name="Base06GreyBackground" office:value-type="string" calcext:value-type="string">
            <text:p>1,343 ₆</text:p>
          </table:table-cell>
          <table:table-cell table:style-name="Base06" office:value-type="string" calcext:value-type="string">
            <text:p>1,4043 ₆</text:p>
          </table:table-cell>
          <table:table-cell table:style-name="Base06GreyBackground" office:value-type="string" calcext:value-type="string">
            <text:p>1,43 ₆</text:p>
          </table:table-cell>
          <table:table-cell table:style-name="Base06" office:value-type="string" calcext:value-type="string">
            <text:p>1,4513 ₆</text:p>
          </table:table-cell>
          <table:table-cell table:style-name="Base06GreyBackground" office:value-type="string" calcext:value-type="string">
            <text:p>1,513 ₆</text:p>
          </table:table-cell>
          <table:table-cell/>
          <table:table-cell table:style-name="Base06GreyBackgroundLineTitle" office:value-type="string" calcext:value-type="string">
            <text:p>24 ₆</text:p>
          </table:table-cell>
          <table:table-cell table:style-name="ce16" office:value-type="string" calcext:value-type="string">
            <text:p>0,3̅5̅0̅1̅ ̅2̅ ₆</text:p>
          </table:table-cell>
          <table:table-cell table:style-name="Base06GreyBackground" office:value-type="string" calcext:value-type="string">
            <text:p>0,3̅4̅0̅5̅ ̅3̅1̅2̅1̅ ̅5̅0̅2̅4̅ ₆</text:p>
          </table:table-cell>
          <table:table-cell table:style-name="Base06" office:value-type="string" calcext:value-type="string">
            <text:p>0,332 ₆</text:p>
          </table:table-cell>
          <table:table-cell table:style-name="Base06GreyBackground" office:value-type="string" calcext:value-type="string">
            <text:p>0,3̅2̅ ₆</text:p>
          </table:table-cell>
          <table:table-cell table:style-name="Base06" office:value-type="string" calcext:value-type="string">
            <text:p>0,3̅1̅5̅1̅ ̅0̅1̅1̅2̅ ̅4̅0̅4̅5̅ ̅4̅4̅ ₆</text:p>
          </table:table-cell>
          <table:table-cell table:style-name="Base06GreyBackground" office:value-type="string" calcext:value-type="string">
            <text:p>0,31̅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25 ₆</text:p>
          </table:table-cell>
          <table:table-cell table:style-name="ce15" office:value-type="string" calcext:value-type="string">
            <text:p>1,2453 5143 3102 0412 ₆</text:p>
          </table:table-cell>
          <table:table-cell table:style-name="Base06" office:value-type="string" calcext:value-type="string">
            <text:p>1,3102 0412 2453 5143 ₆</text:p>
          </table:table-cell>
          <table:table-cell table:style-name="Base06GreyBackground" office:value-type="string" calcext:value-type="string">
            <text:p>1,3310 2041 2245 3514 ₆</text:p>
          </table:table-cell>
          <table:table-cell table:style-name="Base06" office:value-type="string" calcext:value-type="string">
            <text:p>1,3514 3310 2041 2245 ₆</text:p>
          </table:table-cell>
          <table:table-cell table:style-name="Base06GreyBackground" office:value-type="string" calcext:value-type="string">
            <text:p>1,4122 4535 1433 102 ₆</text:p>
          </table:table-cell>
          <table:table-cell table:style-name="Base06" office:value-type="string" calcext:value-type="string">
            <text:p>1,4331 0204 1224 5351 ₆</text:p>
          </table:table-cell>
          <table:table-cell/>
          <table:table-cell table:style-name="Base06LineTitle" office:value-type="string" calcext:value-type="string">
            <text:p>25 ₆</text:p>
          </table:table-cell>
          <table:table-cell table:style-name="ce15" office:value-type="string" calcext:value-type="string">
            <text:p>0,4̅0̅2̅5̅ ̅1̅ ₆</text:p>
          </table:table-cell>
          <table:table-cell table:style-name="Base06" office:value-type="string" calcext:value-type="string">
            <text:p>0,35̅3̅1̅2̅ ̅1̅5̅0̅2̅ ̅4̅3̅4̅0̅ ₆</text:p>
          </table:table-cell>
          <table:table-cell table:style-name="Base06GreyBackground" office:value-type="string" calcext:value-type="string">
            <text:p>0,344 ₆</text:p>
          </table:table-cell>
          <table:table-cell table:style-name="Base06" office:value-type="string" calcext:value-type="string">
            <text:p>0,335̅0̅ ₆</text:p>
          </table:table-cell>
          <table:table-cell table:style-name="Base06GreyBackground" office:value-type="string" calcext:value-type="string">
            <text:p>0,3̅3̅0̅3̅ ̅4̅2̅0̅2̅ ̅2̅5̅2̅1̅ ̅3̅5̅ ₆</text:p>
          </table:table-cell>
          <table:table-cell table:style-name="Base06" office:value-type="string" calcext:value-type="string">
            <text:p>0,32̅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30 ₆</text:p>
          </table:table-cell>
          <table:table-cell table:style-name="ce16" office:value-type="string" calcext:value-type="string">
            <text:p>1,2̅ ₆</text:p>
          </table:table-cell>
          <table:table-cell table:style-name="Base06GreyBackground" office:value-type="string" calcext:value-type="string">
            <text:p>1,24 ₆</text:p>
          </table:table-cell>
          <table:table-cell table:style-name="Base06" office:value-type="string" calcext:value-type="string">
            <text:p>1,3 ₆</text:p>
          </table:table-cell>
          <table:table-cell table:style-name="Base06GreyBackground" office:value-type="string" calcext:value-type="string">
            <text:p>1,32 ₆</text:p>
          </table:table-cell>
          <table:table-cell table:style-name="Base06" office:value-type="string" calcext:value-type="string">
            <text:p>1,34 ₆</text:p>
          </table:table-cell>
          <table:table-cell table:style-name="Base06GreyBackground" office:value-type="string" calcext:value-type="string">
            <text:p>1,4 ₆</text:p>
          </table:table-cell>
          <table:table-cell/>
          <table:table-cell table:style-name="Base06GreyBackgroundLineTitle" office:value-type="string" calcext:value-type="string">
            <text:p>30 ₆</text:p>
          </table:table-cell>
          <table:table-cell table:style-name="ce16" office:value-type="string" calcext:value-type="string">
            <text:p>0,4̅1̅5̅3̅ ̅0̅ ₆</text:p>
          </table:table-cell>
          <table:table-cell table:style-name="Base06GreyBackground" office:value-type="string" calcext:value-type="string">
            <text:p>0,4̅0̅5̅3̅ ̅1̅2̅1̅5̅ ̅0̅2̅4̅3̅ ₆</text:p>
          </table:table-cell>
          <table:table-cell table:style-name="Base06" office:value-type="string" calcext:value-type="string">
            <text:p>0,4 ₆</text:p>
          </table:table-cell>
          <table:table-cell table:style-name="Base06GreyBackground" office:value-type="string" calcext:value-type="string">
            <text:p>0,35̅0̅5̅0̅ ̅5̅0̅ ₆</text:p>
          </table:table-cell>
          <table:table-cell table:style-name="Base06" office:value-type="string" calcext:value-type="string">
            <text:p>0,3̅4̅2̅0̅ ̅2̅2̅5̅2̅ ̅1̅3̅5̅3̅ ̅3̅0̅ ₆</text:p>
          </table:table-cell>
          <table:table-cell table:style-name="Base06GreyBackground" office:value-type="string" calcext:value-type="string">
            <text:p>0,3̅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31 ₆</text:p>
          </table:table-cell>
          <table:table-cell table:style-name="ce15" office:value-type="string" calcext:value-type="string">
            <text:p>1,1̅5̅2̅1̅ ̅1̅3̅2̅5̅ ̅0̅ ₆</text:p>
          </table:table-cell>
          <table:table-cell table:style-name="Base06" office:value-type="string" calcext:value-type="string">
            <text:p>1,2̅1̅1̅3̅ ̅2̅5̅0̅1̅ ̅5̅ ₆</text:p>
          </table:table-cell>
          <table:table-cell table:style-name="Base06GreyBackground" office:value-type="string" calcext:value-type="string">
            <text:p>1,2̅3̅0̅5̅ ̅4̅0̅3̅4̅ ̅4̅ ₆</text:p>
          </table:table-cell>
          <table:table-cell table:style-name="Base06" office:value-type="string" calcext:value-type="string">
            <text:p>1,2̅5̅0̅1̅ ̅5̅2̅1̅1̅ ̅3̅ ₆</text:p>
          </table:table-cell>
          <table:table-cell table:style-name="Base06GreyBackground" office:value-type="string" calcext:value-type="string">
            <text:p>1,3̅0̅5̅4̅ ̅0̅3̅4̅4̅ ̅2̅ ₆</text:p>
          </table:table-cell>
          <table:table-cell table:style-name="Base06" office:value-type="string" calcext:value-type="string">
            <text:p>1,3̅2̅5̅0̅ ̅1̅5̅2̅1̅ ̅1̅ ₆</text:p>
          </table:table-cell>
          <table:table-cell/>
          <table:table-cell table:style-name="Base06LineTitle" office:value-type="string" calcext:value-type="string">
            <text:p>31 ₆</text:p>
          </table:table-cell>
          <table:table-cell table:style-name="ce15" office:value-type="string" calcext:value-type="string">
            <text:p>0,4̅3̅2̅0̅ ̅5̅ ₆</text:p>
          </table:table-cell>
          <table:table-cell table:style-name="Base06" office:value-type="string" calcext:value-type="string">
            <text:p>0,42̅1̅5̅0̅ ̅2̅4̅3̅4̅ ̅0̅5̅3̅1̅ ₆</text:p>
          </table:table-cell>
          <table:table-cell table:style-name="Base06GreyBackground" office:value-type="string" calcext:value-type="string">
            <text:p>0,412 ₆</text:p>
          </table:table-cell>
          <table:table-cell table:style-name="Base06" office:value-type="string" calcext:value-type="string">
            <text:p>0,402̅3̅ ₆</text:p>
          </table:table-cell>
          <table:table-cell table:style-name="Base06GreyBackground" office:value-type="string" calcext:value-type="string">
            <text:p>0,3̅5̅3̅3̅ ̅0̅3̅4̅2̅ ̅0̅2̅2̅5̅ ̅2̅1̅ ₆</text:p>
          </table:table-cell>
          <table:table-cell table:style-name="Base06" office:value-type="string" calcext:value-type="string">
            <text:p>0,34̅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32 ₆</text:p>
          </table:table-cell>
          <table:table-cell table:style-name="ce16" office:value-type="string" calcext:value-type="string">
            <text:p>1,13 ₆</text:p>
          </table:table-cell>
          <table:table-cell table:style-name="Base06GreyBackground" office:value-type="string" calcext:value-type="string">
            <text:p>1,14̅ ₆</text:p>
          </table:table-cell>
          <table:table-cell table:style-name="Base06" office:value-type="string" calcext:value-type="string">
            <text:p>1,203̅ ₆</text:p>
          </table:table-cell>
          <table:table-cell table:style-name="Base06GreyBackground" office:value-type="string" calcext:value-type="string">
            <text:p>1,2̅ ₆</text:p>
          </table:table-cell>
          <table:table-cell table:style-name="Base06" office:value-type="string" calcext:value-type="string">
            <text:p>1,241̅ ₆</text:p>
          </table:table-cell>
          <table:table-cell table:style-name="Base06GreyBackground" office:value-type="string" calcext:value-type="string">
            <text:p>1,3 ₆</text:p>
          </table:table-cell>
          <table:table-cell/>
          <table:table-cell table:style-name="Base06GreyBackgroundLineTitle" office:value-type="string" calcext:value-type="string">
            <text:p>32 ₆</text:p>
          </table:table-cell>
          <table:table-cell table:style-name="ce16" office:value-type="string" calcext:value-type="string">
            <text:p>0,4̅ ₆</text:p>
          </table:table-cell>
          <table:table-cell table:style-name="Base06GreyBackground" office:value-type="string" calcext:value-type="string">
            <text:p>0,4̅3̅4̅0̅ ̅5̅3̅1̅2̅ ̅1̅5̅0̅2̅ ₆</text:p>
          </table:table-cell>
          <table:table-cell table:style-name="Base06" office:value-type="string" calcext:value-type="string">
            <text:p>0,424 ₆</text:p>
          </table:table-cell>
          <table:table-cell table:style-name="Base06GreyBackground" office:value-type="string" calcext:value-type="string">
            <text:p>0,4̅1̅ ₆</text:p>
          </table:table-cell>
          <table:table-cell table:style-name="Base06" office:value-type="string" calcext:value-type="string">
            <text:p>0,4̅0̅4̅5̅ ̅4̅4̅3̅1̅ ̅5̅1̅0̅1̅ ̅1̅2̅ ₆</text:p>
          </table:table-cell>
          <table:table-cell table:style-name="Base06GreyBackground" office:value-type="string" calcext:value-type="string">
            <text:p>0,4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33 ₆</text:p>
          </table:table-cell>
          <table:table-cell table:style-name="ce15" office:value-type="string" calcext:value-type="string">
            <text:p>1,10̅5̅ ₆</text:p>
          </table:table-cell>
          <table:table-cell table:style-name="Base06" office:value-type="string" calcext:value-type="string">
            <text:p>1,12̅3̅ ₆</text:p>
          </table:table-cell>
          <table:table-cell table:style-name="Base06GreyBackground" office:value-type="string" calcext:value-type="string">
            <text:p>1,1̅4̅ ₆</text:p>
          </table:table-cell>
          <table:table-cell table:style-name="Base06" office:value-type="string" calcext:value-type="string">
            <text:p>1,2 ₆</text:p>
          </table:table-cell>
          <table:table-cell table:style-name="Base06GreyBackground" office:value-type="string" calcext:value-type="string">
            <text:p>1,21̅4̅ ₆</text:p>
          </table:table-cell>
          <table:table-cell table:style-name="Base06" office:value-type="string" calcext:value-type="string">
            <text:p>1,2̅3̅ ₆</text:p>
          </table:table-cell>
          <table:table-cell/>
          <table:table-cell table:style-name="Base06LineTitle" office:value-type="string" calcext:value-type="string">
            <text:p>33 ₆</text:p>
          </table:table-cell>
          <table:table-cell table:style-name="ce15" office:value-type="string" calcext:value-type="string">
            <text:p>0,5̅0̅1̅2̅ ̅3̅ ₆</text:p>
          </table:table-cell>
          <table:table-cell table:style-name="Base06" office:value-type="string" calcext:value-type="string">
            <text:p>0,45̅0̅2̅4̅ ̅3̅4̅0̅5̅ ̅3̅1̅2̅1̅ ₆</text:p>
          </table:table-cell>
          <table:table-cell table:style-name="Base06GreyBackground" office:value-type="string" calcext:value-type="string">
            <text:p>0,44 ₆</text:p>
          </table:table-cell>
          <table:table-cell table:style-name="Base06" office:value-type="string" calcext:value-type="string">
            <text:p>0,43 ₆</text:p>
          </table:table-cell>
          <table:table-cell table:style-name="Base06GreyBackground" office:value-type="string" calcext:value-type="string">
            <text:p>0,4̅2̅0̅2̅ ̅2̅5̅2̅1̅ ̅3̅5̅3̅3̅ ̅0̅3̅ ₆</text:p>
          </table:table-cell>
          <table:table-cell table:style-name="Base06" office:value-type="string" calcext:value-type="string">
            <text:p>0,41̅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34 ₆</text:p>
          </table:table-cell>
          <table:table-cell table:style-name="ce16" office:value-type="string" calcext:value-type="string">
            <text:p>1,04̅5̅2̅ ̅4̅2̅1̅0̅ ̅3̅1̅3̅ ₆</text:p>
          </table:table-cell>
          <table:table-cell table:style-name="Base06GreyBackground" office:value-type="string" calcext:value-type="string">
            <text:p>1,1̅0̅3̅1̅ ̅3̅4̅5̅2̅ ̅4̅2̅ ₆</text:p>
          </table:table-cell>
          <table:table-cell table:style-name="Base06" office:value-type="string" calcext:value-type="string">
            <text:p>1,12̅1̅0̅ ̅3̅1̅3̅4̅ ̅5̅2̅4̅ ₆</text:p>
          </table:table-cell>
          <table:table-cell table:style-name="Base06GreyBackground" office:value-type="string" calcext:value-type="string">
            <text:p>1,1̅3̅4̅5̅ ̅2̅4̅2̅1̅ ̅0̅3̅ ₆</text:p>
          </table:table-cell>
          <table:table-cell table:style-name="Base06" office:value-type="string" calcext:value-type="string">
            <text:p>1,15̅2̅4̅ ̅2̅1̅0̅3̅ ̅1̅3̅4̅ ₆</text:p>
          </table:table-cell>
          <table:table-cell table:style-name="Base06GreyBackground" office:value-type="string" calcext:value-type="string">
            <text:p>1,2̅1̅0̅3̅ ̅1̅3̅4̅5̅ ̅2̅4̅ ₆</text:p>
          </table:table-cell>
          <table:table-cell/>
          <table:table-cell table:style-name="Base06GreyBackgroundLineTitle" office:value-type="string" calcext:value-type="string">
            <text:p>34 ₆</text:p>
          </table:table-cell>
          <table:table-cell table:style-name="ce16" office:value-type="string" calcext:value-type="string">
            <text:p>0,5̅1̅4̅0̅ ̅2̅ ₆</text:p>
          </table:table-cell>
          <table:table-cell table:style-name="Base06GreyBackground" office:value-type="string" calcext:value-type="string">
            <text:p>0,5̅0̅2̅4̅ ̅3̅4̅0̅5̅ ̅3̅1̅2̅1̅ ₆</text:p>
          </table:table-cell>
          <table:table-cell table:style-name="Base06" office:value-type="string" calcext:value-type="string">
            <text:p>0,452 ₆</text:p>
          </table:table-cell>
          <table:table-cell table:style-name="Base06GreyBackground" office:value-type="string" calcext:value-type="string">
            <text:p>0,44̅1̅4̅1̅ ̅4̅1̅ ₆</text:p>
          </table:table-cell>
          <table:table-cell table:style-name="Base06" office:value-type="string" calcext:value-type="string">
            <text:p>0,4̅3̅1̅5̅ ̅1̅0̅1̅1̅ ̅2̅4̅0̅4̅ ̅5̅4̅ ₆</text:p>
          </table:table-cell>
          <table:table-cell table:style-name="Base06GreyBackground" office:value-type="string" calcext:value-type="string">
            <text:p>0,42̅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35 ₆</text:p>
          </table:table-cell>
          <table:table-cell table:style-name="ce15" office:value-type="string" calcext:value-type="string">
            <text:p>1,0̅3̅0̅4̅ ̅4̅1̅0̅1̅ ̅3̅2̅2̅ ₆</text:p>
          </table:table-cell>
          <table:table-cell table:style-name="Base06" office:value-type="string" calcext:value-type="string">
            <text:p>1,0̅4̅4̅1̅ ̅0̅1̅3̅2̅ ̅2̅0̅3̅ ₆</text:p>
          </table:table-cell>
          <table:table-cell table:style-name="Base06GreyBackground" office:value-type="string" calcext:value-type="string">
            <text:p>1,1̅0̅1̅3̅ ̅2̅2̅0̅3̅ ̅0̅4̅4̅ ₆</text:p>
          </table:table-cell>
          <table:table-cell table:style-name="Base06" office:value-type="string" calcext:value-type="string">
            <text:p>1,1̅1̅4̅5̅ ̅4̅2̅3̅3̅ ̅5̅2̅5̅ ₆</text:p>
          </table:table-cell>
          <table:table-cell table:style-name="Base06GreyBackground" office:value-type="string" calcext:value-type="string">
            <text:p>1,1̅3̅2̅2̅ ̅0̅3̅0̅4̅ ̅4̅1̅0̅ ₆</text:p>
          </table:table-cell>
          <table:table-cell table:style-name="Base06" office:value-type="string" calcext:value-type="string">
            <text:p>1,1̅4̅5̅4̅ ̅2̅3̅3̅5̅ ̅2̅5̅1̅ ₆</text:p>
          </table:table-cell>
          <table:table-cell/>
          <table:table-cell table:style-name="Base06LineTitle" office:value-type="string" calcext:value-type="string">
            <text:p>35 ₆</text:p>
          </table:table-cell>
          <table:table-cell table:style-name="ce15" office:value-type="string" calcext:value-type="string">
            <text:p>0,5̅3̅0̅4̅ ̅1̅ ₆</text:p>
          </table:table-cell>
          <table:table-cell table:style-name="Base06" office:value-type="string" calcext:value-type="string">
            <text:p>0,51̅5̅0̅2̅ ̅4̅3̅4̅0̅ ̅5̅3̅1̅2̅ ₆</text:p>
          </table:table-cell>
          <table:table-cell table:style-name="Base06GreyBackground" office:value-type="string" calcext:value-type="string">
            <text:p>0,504 ₆</text:p>
          </table:table-cell>
          <table:table-cell table:style-name="Base06" office:value-type="string" calcext:value-type="string">
            <text:p>0,453̅2̅ ₆</text:p>
          </table:table-cell>
          <table:table-cell table:style-name="Base06GreyBackground" office:value-type="string" calcext:value-type="string">
            <text:p>0,4̅4̅3̅1̅ ̅5̅1̅0̅1̅ ̅1̅2̅4̅0̅ ̅4̅5̅ ₆</text:p>
          </table:table-cell>
          <table:table-cell table:style-name="Base06" office:value-type="string" calcext:value-type="string">
            <text:p>0,43̅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40 ₆</text:p>
          </table:table-cell>
          <table:table-cell table:style-name="ce16" office:value-type="string" calcext:value-type="string">
            <text:p>1,013 ₆</text:p>
          </table:table-cell>
          <table:table-cell table:style-name="Base06GreyBackground" office:value-type="string" calcext:value-type="string">
            <text:p>1,03 ₆</text:p>
          </table:table-cell>
          <table:table-cell table:style-name="Base06" office:value-type="string" calcext:value-type="string">
            <text:p>1,043 ₆</text:p>
          </table:table-cell>
          <table:table-cell table:style-name="Base06GreyBackground" office:value-type="string" calcext:value-type="string">
            <text:p>1,1 ₆</text:p>
          </table:table-cell>
          <table:table-cell table:style-name="Base06" office:value-type="string" calcext:value-type="string">
            <text:p>1,113 ₆</text:p>
          </table:table-cell>
          <table:table-cell table:style-name="Base06GreyBackground" office:value-type="string" calcext:value-type="string">
            <text:p>1,13 ₆</text:p>
          </table:table-cell>
          <table:table-cell/>
          <table:table-cell table:style-name="Base06GreyBackgroundLineTitle" office:value-type="string" calcext:value-type="string">
            <text:p>40 ₆</text:p>
          </table:table-cell>
          <table:table-cell table:style-name="ce16" office:value-type="string" calcext:value-type="string">
            <text:p>0,5̅4̅3̅2̅ ̅0̅ ₆</text:p>
          </table:table-cell>
          <table:table-cell table:style-name="Base06GreyBackground" office:value-type="string" calcext:value-type="string">
            <text:p>0,5̅3̅1̅2̅ ̅1̅5̅0̅2̅ ̅4̅3̅4̅0̅ ₆</text:p>
          </table:table-cell>
          <table:table-cell table:style-name="Base06" office:value-type="string" calcext:value-type="string">
            <text:p>0,52 ₆</text:p>
          </table:table-cell>
          <table:table-cell table:style-name="Base06GreyBackground" office:value-type="string" calcext:value-type="string">
            <text:p>0,5̅0̅ ₆</text:p>
          </table:table-cell>
          <table:table-cell table:style-name="Base06" office:value-type="string" calcext:value-type="string">
            <text:p>0,4̅5̅4̅4̅ ̅3̅1̅5̅1̅ ̅0̅1̅1̅2̅ ̅4̅0̅ ₆</text:p>
          </table:table-cell>
          <table:table-cell table:style-name="Base06GreyBackground" office:value-type="string" calcext:value-type="string">
            <text:p>0,4̅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41 ₆</text:p>
          </table:table-cell>
          <table:table-cell table:style-name="ce15" office:value-type="string" calcext:value-type="string">
            <text:p>1 ₆</text:p>
          </table:table-cell>
          <table:table-cell table:style-name="Base06" office:value-type="string" calcext:value-type="string">
            <text:p>1,0̅1̅2̅3̅ ̅5̅ ₆</text:p>
          </table:table-cell>
          <table:table-cell table:style-name="Base06GreyBackground" office:value-type="string" calcext:value-type="string">
            <text:p>1,0̅2̅5̅1̅ ̅4̅ ₆</text:p>
          </table:table-cell>
          <table:table-cell table:style-name="Base06" office:value-type="string" calcext:value-type="string">
            <text:p>1,0̅4̅1̅5̅ ̅3̅ ₆</text:p>
          </table:table-cell>
          <table:table-cell table:style-name="Base06GreyBackground" office:value-type="string" calcext:value-type="string">
            <text:p>1,0̅5̅4̅3̅ ̅2̅ ₆</text:p>
          </table:table-cell>
          <table:table-cell table:style-name="Base06" office:value-type="string" calcext:value-type="string">
            <text:p>1,1̅ ₆</text:p>
          </table:table-cell>
          <table:table-cell/>
          <table:table-cell table:style-name="Base06LineTitle" office:value-type="string" calcext:value-type="string">
            <text:p>41 ₆</text:p>
          </table:table-cell>
          <table:table-cell table:style-name="ce15" office:value-type="string" calcext:value-type="string">
            <text:p>1 ₆</text:p>
          </table:table-cell>
          <table:table-cell table:style-name="Base06" office:value-type="string" calcext:value-type="string">
            <text:p>0,54̅3̅4̅0̅ ̅5̅3̅1̅2̅ ̅1̅5̅0̅2̅ ₆</text:p>
          </table:table-cell>
          <table:table-cell table:style-name="Base06GreyBackground" office:value-type="string" calcext:value-type="string">
            <text:p>0,532 ₆</text:p>
          </table:table-cell>
          <table:table-cell table:style-name="Base06" office:value-type="string" calcext:value-type="string">
            <text:p>0,520̅5̅ ₆</text:p>
          </table:table-cell>
          <table:table-cell table:style-name="Base06GreyBackground" office:value-type="string" calcext:value-type="string">
            <text:p>0,5̅1̅0̅1̅ ̅1̅2̅4̅0̅ ̅4̅5̅4̅4̅ ̅3̅1̅ ₆</text:p>
          </table:table-cell>
          <table:table-cell table:style-name="Base06" office:value-type="string" calcext:value-type="string">
            <text:p>0,5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42 ₆</text:p>
          </table:table-cell>
          <table:table-cell table:style-name="ce16" office:value-type="string" calcext:value-type="string">
            <text:p>0,5434 0531 2150 2434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1,01̅2̅1̅ ̅5̅0̅2̅4̅ ̅3̅4̅0̅5̅ ̅3̅ ₆</text:p>
          </table:table-cell>
          <table:table-cell table:style-name="Base06GreyBackground" office:value-type="string" calcext:value-type="string">
            <text:p>1,0̅2̅4̅3̅ ̅4̅0̅5̅3̅ ̅1̅2̅1̅5̅ ₆</text:p>
          </table:table-cell>
          <table:table-cell table:style-name="Base06" office:value-type="string" calcext:value-type="string">
            <text:p>1,0405 3121 5024 3405 ₆</text:p>
          </table:table-cell>
          <table:table-cell table:style-name="Base06GreyBackground" office:value-type="string" calcext:value-type="string">
            <text:p>1,0̅5̅3̅1̅ ̅2̅1̅5̅0̅ ̅2̅4̅3̅4̅ ₆</text:p>
          </table:table-cell>
          <table:table-cell/>
          <table:table-cell table:style-name="Base06GreyBackgroundLineTitle" office:value-type="string" calcext:value-type="string">
            <text:p>42 ₆</text:p>
          </table:table-cell>
          <table:table-cell table:style-name="ce16" office:value-type="string" calcext:value-type="string">
            <text:p>1,0̅1̅2̅3̅ ̅5̅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0,544 ₆</text:p>
          </table:table-cell>
          <table:table-cell table:style-name="Base06GreyBackground" office:value-type="string" calcext:value-type="string">
            <text:p>0,53̅2̅3̅2̅ ̅3̅2̅ ₆</text:p>
          </table:table-cell>
          <table:table-cell table:style-name="Base06" office:value-type="string" calcext:value-type="string">
            <text:p>0,5̅2̅1̅3̅ ̅5̅3̅3̅0̅ ̅3̅4̅2̅0̅ ̅2̅2̅ ₆</text:p>
          </table:table-cell>
          <table:table-cell table:style-name="Base06GreyBackground" office:value-type="string" calcext:value-type="string">
            <text:p>0,51̅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43 ₆</text:p>
          </table:table-cell>
          <table:table-cell table:style-name="ce15" office:value-type="string" calcext:value-type="string">
            <text:p>0,532 ₆</text:p>
          </table:table-cell>
          <table:table-cell table:style-name="Base06" office:value-type="string" calcext:value-type="string">
            <text:p>0,54̅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1,012 ₆</text:p>
          </table:table-cell>
          <table:table-cell table:style-name="Base06GreyBackground" office:value-type="string" calcext:value-type="string">
            <text:p>1,024 ₆</text:p>
          </table:table-cell>
          <table:table-cell table:style-name="Base06" office:value-type="string" calcext:value-type="string">
            <text:p>1,04 ₆</text:p>
          </table:table-cell>
          <table:table-cell/>
          <table:table-cell table:style-name="Base06LineTitle" office:value-type="string" calcext:value-type="string">
            <text:p>43 ₆</text:p>
          </table:table-cell>
          <table:table-cell table:style-name="ce15" office:value-type="string" calcext:value-type="string">
            <text:p>1,0̅2̅5̅1̅ ̅4̅ ₆</text:p>
          </table:table-cell>
          <table:table-cell table:style-name="Base06" office:value-type="string" calcext:value-type="string">
            <text:p>1,01̅2̅1̅5̅ ̅0̅2̅4̅3̅ ̅4̅0̅5̅3̅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0,544̅1̅ ₆</text:p>
          </table:table-cell>
          <table:table-cell table:style-name="Base06GreyBackground" office:value-type="string" calcext:value-type="string">
            <text:p>0,5̅3̅3̅0̅ ̅3̅4̅2̅0̅ ̅2̅2̅5̅2̅ ̅1̅3̅ ₆</text:p>
          </table:table-cell>
          <table:table-cell table:style-name="Base06" office:value-type="string" calcext:value-type="string">
            <text:p>0,52̅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44 ₆</text:p>
          </table:table-cell>
          <table:table-cell table:style-name="ce16" office:value-type="string" calcext:value-type="string">
            <text:p>0,520̅5̅ ₆</text:p>
          </table:table-cell>
          <table:table-cell table:style-name="Base06GreyBackground" office:value-type="string" calcext:value-type="string">
            <text:p>0,53̅2̅3̅ ̅2̅3̅2̅3̅ ̅2̅3̅2̅ ₆</text:p>
          </table:table-cell>
          <table:table-cell table:style-name="Base06" office:value-type="string" calcext:value-type="string">
            <text:p>0,544̅1̅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1,011̅4̅ ₆</text:p>
          </table:table-cell>
          <table:table-cell table:style-name="Base06GreyBackground" office:value-type="string" calcext:value-type="string">
            <text:p>1,02̅3̅ ₆</text:p>
          </table:table-cell>
          <table:table-cell/>
          <table:table-cell table:style-name="Base06GreyBackgroundLineTitle" office:value-type="string" calcext:value-type="string">
            <text:p>44 ₆</text:p>
          </table:table-cell>
          <table:table-cell table:style-name="ce16" office:value-type="string" calcext:value-type="string">
            <text:p>1,0̅4̅1̅5̅ ̅3̅ ₆</text:p>
          </table:table-cell>
          <table:table-cell table:style-name="Base06GreyBackground" office:value-type="string" calcext:value-type="string">
            <text:p>1,0̅2̅4̅3̅ ̅4̅0̅5̅3̅ ̅1̅2̅1̅5̅ ₆</text:p>
          </table:table-cell>
          <table:table-cell table:style-name="Base06" office:value-type="string" calcext:value-type="string">
            <text:p>1,012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0,5̅4̅4̅3̅ ̅1̅5̅1̅0̅ ̅1̅1̅2̅4̅ ̅0̅4̅ ₆</text:p>
          </table:table-cell>
          <table:table-cell table:style-name="Base06GreyBackground" office:value-type="string" calcext:value-type="string">
            <text:p>0,53̅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45 ₆</text:p>
          </table:table-cell>
          <table:table-cell table:style-name="ce15" office:value-type="string" calcext:value-type="string">
            <text:p>0,5101 1240 4544 3151 ₆</text:p>
          </table:table-cell>
          <table:table-cell table:style-name="Base06" office:value-type="string" calcext:value-type="string">
            <text:p>0,5213 5330 3420 2252 ₆</text:p>
          </table:table-cell>
          <table:table-cell table:style-name="Base06GreyBackground" office:value-type="string" calcext:value-type="string">
            <text:p>0,5330 3420 2252 1353 ₆</text:p>
          </table:table-cell>
          <table:table-cell table:style-name="Base06" office:value-type="string" calcext:value-type="string">
            <text:p>0,5443 1510 1124 0454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1,0112 4045 4431 5101 ₆</text:p>
          </table:table-cell>
          <table:table-cell/>
          <table:table-cell table:style-name="Base06LineTitle" office:value-type="string" calcext:value-type="string">
            <text:p>45 ₆</text:p>
          </table:table-cell>
          <table:table-cell table:style-name="ce15" office:value-type="string" calcext:value-type="string">
            <text:p>1,0̅5̅4̅3̅ ̅2̅ ₆</text:p>
          </table:table-cell>
          <table:table-cell table:style-name="Base06" office:value-type="string" calcext:value-type="string">
            <text:p>1,04̅0̅5̅3̅ ̅1̅2̅1̅5̅ ̅0̅2̅4̅3̅ ₆</text:p>
          </table:table-cell>
          <table:table-cell table:style-name="Base06GreyBackground" office:value-type="string" calcext:value-type="string">
            <text:p>1,024 ₆</text:p>
          </table:table-cell>
          <table:table-cell table:style-name="Base06" office:value-type="string" calcext:value-type="string">
            <text:p>1,011̅4̅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0,54̅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50 ₆</text:p>
          </table:table-cell>
          <table:table-cell table:style-name="ce16" office:value-type="string" calcext:value-type="string">
            <text:p>0,5 ₆</text:p>
          </table:table-cell>
          <table:table-cell table:style-name="Base06GreyBackground" office:value-type="string" calcext:value-type="string">
            <text:p>0,51̅ ₆</text:p>
          </table:table-cell>
          <table:table-cell table:style-name="Base06" office:value-type="string" calcext:value-type="string">
            <text:p>0,52̅ ₆</text:p>
          </table:table-cell>
          <table:table-cell table:style-name="Base06GreyBackground" office:value-type="string" calcext:value-type="string">
            <text:p>0,53̅ ₆</text:p>
          </table:table-cell>
          <table:table-cell table:style-name="Base06" office:value-type="string" calcext:value-type="string">
            <text:p>0,54̅ ₆</text:p>
          </table:table-cell>
          <table:table-cell table:style-name="Base06GreyBackground" office:value-type="string" calcext:value-type="string">
            <text:p>1 ₆</text:p>
          </table:table-cell>
          <table:table-cell/>
          <table:table-cell table:style-name="Base06GreyBackgroundLineTitle" office:value-type="string" calcext:value-type="string">
            <text:p>50 ₆</text:p>
          </table:table-cell>
          <table:table-cell table:style-name="ce16" office:value-type="string" calcext:value-type="string">
            <text:p>1,1̅ ₆</text:p>
          </table:table-cell>
          <table:table-cell table:style-name="Base06GreyBackground" office:value-type="string" calcext:value-type="string">
            <text:p>1,0̅5̅3̅1̅ ̅2̅1̅5̅0̅ ̅2̅4̅3̅4̅ ₆</text:p>
          </table:table-cell>
          <table:table-cell table:style-name="Base06" office:value-type="string" calcext:value-type="string">
            <text:p>1,04 ₆</text:p>
          </table:table-cell>
          <table:table-cell table:style-name="Base06GreyBackground" office:value-type="string" calcext:value-type="string">
            <text:p>1,02̅3̅ ₆</text:p>
          </table:table-cell>
          <table:table-cell table:style-name="Base06" office:value-type="string" calcext:value-type="string">
            <text:p>1,0̅1̅1̅2̅ ̅4̅0̅4̅5̅ ̅4̅4̅3̅1̅ ̅5̅1̅ ₆</text:p>
          </table:table-cell>
          <table:table-cell table:style-name="Base06GreyBackground" office:value-type="string" calcext:value-type="string">
            <text:p>1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51 ₆</text:p>
          </table:table-cell>
          <table:table-cell table:style-name="ce15" office:value-type="string" calcext:value-type="string">
            <text:p>0,4̅5̅0̅1̅ ̅0̅5̅ ₆</text:p>
          </table:table-cell>
          <table:table-cell table:style-name="Base06" office:value-type="string" calcext:value-type="string">
            <text:p>0,5̅0̅1̅0̅ ̅5̅4̅ ₆</text:p>
          </table:table-cell>
          <table:table-cell table:style-name="Base06GreyBackground" office:value-type="string" calcext:value-type="string">
            <text:p>0,5̅1̅2̅0̅ ̅4̅3̅ ₆</text:p>
          </table:table-cell>
          <table:table-cell table:style-name="Base06" office:value-type="string" calcext:value-type="string">
            <text:p>0,5̅2̅3̅0̅ ̅3̅2̅ ₆</text:p>
          </table:table-cell>
          <table:table-cell table:style-name="Base06GreyBackground" office:value-type="string" calcext:value-type="string">
            <text:p>0,5̅3̅4̅0̅ ̅2̅1̅ ₆</text:p>
          </table:table-cell>
          <table:table-cell table:style-name="Base06" office:value-type="string" calcext:value-type="string">
            <text:p>0,5̅4̅5̅0̅ ̅1̅0̅ ₆</text:p>
          </table:table-cell>
          <table:table-cell/>
          <table:table-cell table:style-name="Base06LineTitle" office:value-type="string" calcext:value-type="string">
            <text:p>51 ₆</text:p>
          </table:table-cell>
          <table:table-cell table:style-name="ce15" office:value-type="string" calcext:value-type="string">
            <text:p>1,1̅2̅3̅5̅ ̅0̅ ₆</text:p>
          </table:table-cell>
          <table:table-cell table:style-name="Base06" office:value-type="string" calcext:value-type="string">
            <text:p>1,10̅5̅3̅1̅ ̅2̅1̅5̅0̅ ̅2̅4̅3̅4̅ ₆</text:p>
          </table:table-cell>
          <table:table-cell table:style-name="Base06GreyBackground" office:value-type="string" calcext:value-type="string">
            <text:p>1,052 ₆</text:p>
          </table:table-cell>
          <table:table-cell table:style-name="Base06" office:value-type="string" calcext:value-type="string">
            <text:p>1,035̅0̅ ₆</text:p>
          </table:table-cell>
          <table:table-cell table:style-name="Base06GreyBackground" office:value-type="string" calcext:value-type="string">
            <text:p>1,0̅2̅2̅5̅ ̅2̅1̅3̅5̅ ̅3̅3̅0̅3̅ ̅4̅2̅ ₆</text:p>
          </table:table-cell>
          <table:table-cell table:style-name="Base06" office:value-type="string" calcext:value-type="string">
            <text:p>1,01̅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52 ₆</text:p>
          </table:table-cell>
          <table:table-cell table:style-name="ce16" office:value-type="string" calcext:value-type="string">
            <text:p>0,4404 3 ₆</text:p>
          </table:table-cell>
          <table:table-cell table:style-name="Base06GreyBackground" office:value-type="string" calcext:value-type="string">
            <text:p>0,4513 ₆</text:p>
          </table:table-cell>
          <table:table-cell table:style-name="Base06" office:value-type="string" calcext:value-type="string">
            <text:p>0,5021 3 ₆</text:p>
          </table:table-cell>
          <table:table-cell table:style-name="Base06GreyBackground" office:value-type="string" calcext:value-type="string">
            <text:p>0,513 ₆</text:p>
          </table:table-cell>
          <table:table-cell table:style-name="Base06" office:value-type="string" calcext:value-type="string">
            <text:p>0,5234 3 ₆</text:p>
          </table:table-cell>
          <table:table-cell table:style-name="Base06GreyBackground" office:value-type="string" calcext:value-type="string">
            <text:p>0,5343 ₆</text:p>
          </table:table-cell>
          <table:table-cell/>
          <table:table-cell table:style-name="Base06GreyBackgroundLineTitle" office:value-type="string" calcext:value-type="string">
            <text:p>52 ₆</text:p>
          </table:table-cell>
          <table:table-cell table:style-name="ce16" office:value-type="string" calcext:value-type="string">
            <text:p>1,1̅4̅0̅2̅ ̅5̅ ₆</text:p>
          </table:table-cell>
          <table:table-cell table:style-name="Base06GreyBackground" office:value-type="string" calcext:value-type="string">
            <text:p>1,1̅2̅1̅5̅ ̅0̅2̅4̅3̅ ̅4̅0̅5̅3̅ ₆</text:p>
          </table:table-cell>
          <table:table-cell table:style-name="Base06" office:value-type="string" calcext:value-type="string">
            <text:p>1,104 ₆</text:p>
          </table:table-cell>
          <table:table-cell table:style-name="Base06GreyBackground" office:value-type="string" calcext:value-type="string">
            <text:p>1,0̅5̅ ₆</text:p>
          </table:table-cell>
          <table:table-cell table:style-name="Base06" office:value-type="string" calcext:value-type="string">
            <text:p>1,0̅3̅4̅2̅ ̅0̅2̅2̅5̅ ̅2̅1̅3̅5̅ ̅3̅3̅ ₆</text:p>
          </table:table-cell>
          <table:table-cell table:style-name="Base06GreyBackground" office:value-type="string" calcext:value-type="string">
            <text:p>1,02̅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53 ₆</text:p>
          </table:table-cell>
          <table:table-cell table:style-name="ce15" office:value-type="string" calcext:value-type="string">
            <text:p>0,43̅1̅3̅ ̅4̅5̅2̅4̅ ̅2̅1̅0̅ ₆</text:p>
          </table:table-cell>
          <table:table-cell table:style-name="Base06" office:value-type="string" calcext:value-type="string">
            <text:p>0,44̅2̅1̅ ̅0̅3̅1̅3̅ ̅4̅5̅2̅ ₆</text:p>
          </table:table-cell>
          <table:table-cell table:style-name="Base06GreyBackground" office:value-type="string" calcext:value-type="string">
            <text:p>0,4̅5̅2̅4̅ ̅2̅1̅0̅3̅ ̅1̅3̅ ₆</text:p>
          </table:table-cell>
          <table:table-cell table:style-name="Base06" office:value-type="string" calcext:value-type="string">
            <text:p>0,50̅3̅1̅ ̅3̅4̅5̅2̅ ̅4̅2̅1̅ ₆</text:p>
          </table:table-cell>
          <table:table-cell table:style-name="Base06GreyBackground" office:value-type="string" calcext:value-type="string">
            <text:p>0,51̅3̅4̅ ̅5̅2̅4̅2̅ ̅1̅0̅3̅ ₆</text:p>
          </table:table-cell>
          <table:table-cell table:style-name="Base06" office:value-type="string" calcext:value-type="string">
            <text:p>0,5̅2̅4̅2̅ ̅1̅0̅3̅1̅ ̅3̅4̅ ₆</text:p>
          </table:table-cell>
          <table:table-cell/>
          <table:table-cell table:style-name="Base06LineTitle" office:value-type="string" calcext:value-type="string">
            <text:p>53 ₆</text:p>
          </table:table-cell>
          <table:table-cell table:style-name="ce15" office:value-type="string" calcext:value-type="string">
            <text:p>1,1̅5̅3̅0̅ ̅4̅ ₆</text:p>
          </table:table-cell>
          <table:table-cell table:style-name="Base06" office:value-type="string" calcext:value-type="string">
            <text:p>1,13̅4̅0̅5̅ ̅3̅1̅2̅1̅ ̅5̅0̅2̅4̅ ₆</text:p>
          </table:table-cell>
          <table:table-cell table:style-name="Base06GreyBackground" office:value-type="string" calcext:value-type="string">
            <text:p>1,12 ₆</text:p>
          </table:table-cell>
          <table:table-cell table:style-name="Base06" office:value-type="string" calcext:value-type="string">
            <text:p>1,102̅3̅ ₆</text:p>
          </table:table-cell>
          <table:table-cell table:style-name="Base06GreyBackground" office:value-type="string" calcext:value-type="string">
            <text:p>1,0̅4̅5̅4̅ ̅4̅3̅1̅5̅ ̅1̅0̅1̅1̅ ̅2̅4̅ ₆</text:p>
          </table:table-cell>
          <table:table-cell table:style-name="Base06" office:value-type="string" calcext:value-type="string">
            <text:p>1,03̅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54 ₆</text:p>
          </table:table-cell>
          <table:table-cell table:style-name="ce16" office:value-type="string" calcext:value-type="string">
            <text:p>0,4224 5351 4331 0204 ₆</text:p>
          </table:table-cell>
          <table:table-cell table:style-name="Base06GreyBackground" office:value-type="string" calcext:value-type="string">
            <text:p>0,4331 0204 1224 5351 ₆</text:p>
          </table:table-cell>
          <table:table-cell table:style-name="Base06" office:value-type="string" calcext:value-type="string">
            <text:p>0,4433 1020 4122 4535 ₆</text:p>
          </table:table-cell>
          <table:table-cell table:style-name="Base06GreyBackground" office:value-type="string" calcext:value-type="string">
            <text:p>0,4535 1433 1020 4122 ₆</text:p>
          </table:table-cell>
          <table:table-cell table:style-name="Base06" office:value-type="string" calcext:value-type="string">
            <text:p>0,5041 2245 3514 331 ₆</text:p>
          </table:table-cell>
          <table:table-cell table:style-name="Base06GreyBackground" office:value-type="string" calcext:value-type="string">
            <text:p>0,5143 3102 0412 2453 ₆</text:p>
          </table:table-cell>
          <table:table-cell/>
          <table:table-cell table:style-name="Base06GreyBackgroundLineTitle" office:value-type="string" calcext:value-type="string">
            <text:p>54 ₆</text:p>
          </table:table-cell>
          <table:table-cell table:style-name="ce16" office:value-type="string" calcext:value-type="string">
            <text:p>1,2̅0̅5̅4̅ ̅3̅ ₆</text:p>
          </table:table-cell>
          <table:table-cell table:style-name="Base06GreyBackground" office:value-type="string" calcext:value-type="string">
            <text:p>1,1̅5̅0̅2̅ ̅4̅3̅4̅0̅ ̅5̅3̅1̅2̅ ₆</text:p>
          </table:table-cell>
          <table:table-cell table:style-name="Base06" office:value-type="string" calcext:value-type="string">
            <text:p>1,132 ₆</text:p>
          </table:table-cell>
          <table:table-cell table:style-name="Base06GreyBackground" office:value-type="string" calcext:value-type="string">
            <text:p>1,11̅4̅ ₆</text:p>
          </table:table-cell>
          <table:table-cell table:style-name="Base06" office:value-type="string" calcext:value-type="string">
            <text:p>1,1̅0̅1̅1̅ ̅2̅4̅0̅4̅ ̅5̅4̅4̅3̅ ̅1̅5̅ ₆</text:p>
          </table:table-cell>
          <table:table-cell table:style-name="Base06GreyBackground" office:value-type="string" calcext:value-type="string">
            <text:p>1,04̅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55 ₆</text:p>
          </table:table-cell>
          <table:table-cell table:style-name="ce15" office:value-type="string" calcext:value-type="string">
            <text:p>0,4̅1̅ ₆</text:p>
          </table:table-cell>
          <table:table-cell table:style-name="Base06" office:value-type="string" calcext:value-type="string">
            <text:p>0,4̅2̅ ₆</text:p>
          </table:table-cell>
          <table:table-cell table:style-name="Base06GreyBackground" office:value-type="string" calcext:value-type="string">
            <text:p>0,4̅3̅ ₆</text:p>
          </table:table-cell>
          <table:table-cell table:style-name="Base06" office:value-type="string" calcext:value-type="string">
            <text:p>0,4̅ ₆</text:p>
          </table:table-cell>
          <table:table-cell table:style-name="Base06GreyBackground" office:value-type="string" calcext:value-type="string">
            <text:p>0,4̅5̅ ₆</text:p>
          </table:table-cell>
          <table:table-cell table:style-name="Base06" office:value-type="string" calcext:value-type="string">
            <text:p>0,5̅0̅ ₆</text:p>
          </table:table-cell>
          <table:table-cell/>
          <table:table-cell table:style-name="Base06LineTitle" office:value-type="string" calcext:value-type="string">
            <text:p>55 ₆</text:p>
          </table:table-cell>
          <table:table-cell table:style-name="ce15" office:value-type="string" calcext:value-type="string">
            <text:p>1,2̅ ₆</text:p>
          </table:table-cell>
          <table:table-cell table:style-name="Base06" office:value-type="string" calcext:value-type="string">
            <text:p>1,20̅2̅4̅3̅ ̅4̅0̅5̅3̅ ̅1̅2̅1̅5̅ ₆</text:p>
          </table:table-cell>
          <table:table-cell table:style-name="Base06GreyBackground" office:value-type="string" calcext:value-type="string">
            <text:p>1,144 ₆</text:p>
          </table:table-cell>
          <table:table-cell table:style-name="Base06" office:value-type="string" calcext:value-type="string">
            <text:p>1,13 ₆</text:p>
          </table:table-cell>
          <table:table-cell table:style-name="Base06GreyBackground" office:value-type="string" calcext:value-type="string">
            <text:p>1,1̅1̅2̅4̅ ̅0̅4̅5̅4̅ ̅4̅3̅1̅5̅ ̅1̅0̅ ₆</text:p>
          </table:table-cell>
          <table:table-cell table:style-name="Base06" office:value-type="string" calcext:value-type="string">
            <text:p>1,1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100 ₆</text:p>
          </table:table-cell>
          <table:table-cell table:style-name="ce16" office:value-type="string" calcext:value-type="string">
            <text:p>0,41 ₆</text:p>
          </table:table-cell>
          <table:table-cell table:style-name="Base06GreyBackground" office:value-type="string" calcext:value-type="string">
            <text:p>0,42 ₆</text:p>
          </table:table-cell>
          <table:table-cell table:style-name="Base06" office:value-type="string" calcext:value-type="string">
            <text:p>0,43 ₆</text:p>
          </table:table-cell>
          <table:table-cell table:style-name="Base06GreyBackground" office:value-type="string" calcext:value-type="string">
            <text:p>0,4̅ ₆</text:p>
          </table:table-cell>
          <table:table-cell table:style-name="Base06" office:value-type="string" calcext:value-type="string">
            <text:p>0,45 ₆</text:p>
          </table:table-cell>
          <table:table-cell table:style-name="Base06GreyBackground" office:value-type="string" calcext:value-type="string">
            <text:p>0,5 ₆</text:p>
          </table:table-cell>
          <table:table-cell/>
          <table:table-cell table:style-name="Base06GreyBackgroundLineTitle" office:value-type="string" calcext:value-type="string">
            <text:p>100 ₆</text:p>
          </table:table-cell>
          <table:table-cell table:style-name="ce16" office:value-type="string" calcext:value-type="string">
            <text:p>1,2̅3̅5̅0̅ ̅1̅ ₆</text:p>
          </table:table-cell>
          <table:table-cell table:style-name="Base06GreyBackground" office:value-type="string" calcext:value-type="string">
            <text:p>1,2̅1̅5̅0̅ ̅2̅4̅3̅4̅ ̅0̅5̅3̅1̅ ₆</text:p>
          </table:table-cell>
          <table:table-cell table:style-name="Base06" office:value-type="string" calcext:value-type="string">
            <text:p>1,2 ₆</text:p>
          </table:table-cell>
          <table:table-cell table:style-name="Base06GreyBackground" office:value-type="string" calcext:value-type="string">
            <text:p>1,1̅4̅ ₆</text:p>
          </table:table-cell>
          <table:table-cell table:style-name="Base06" office:value-type="string" calcext:value-type="string">
            <text:p>1,1̅2̅4̅0̅ ̅4̅5̅4̅4̅ ̅3̅1̅5̅1̅ ̅0̅1̅ ₆</text:p>
          </table:table-cell>
          <table:table-cell table:style-name="Base06GreyBackground" office:value-type="string" calcext:value-type="string">
            <text:p>1,1̅ ₆</text:p>
          </table:table-cell>
          <table:table-cell table:number-columns-repeated="16342"/>
        </table:table-row>
        <table:table-row table:style-name="ro3">
          <table:table-cell table:number-columns-repeated="16357"/>
        </table:table-row>
        <table:table-row table:style-name="ro3">
          <table:table-cell/>
          <table:table-cell table:style-name="Base06ColumnTitle" office:value-type="string" calcext:value-type="string">
            <text:p>51 ₆</text:p>
          </table:table-cell>
          <table:table-cell table:style-name="Base06GreyBackgroundColumnTitle" office:value-type="string" calcext:value-type="string">
            <text:p>52 ₆</text:p>
          </table:table-cell>
          <table:table-cell table:style-name="Base06ColumnTitle" office:value-type="string" calcext:value-type="string">
            <text:p>53 ₆</text:p>
          </table:table-cell>
          <table:table-cell table:style-name="Base06GreyBackgroundColumnTitle" office:value-type="string" calcext:value-type="string">
            <text:p>54 ₆</text:p>
          </table:table-cell>
          <table:table-cell table:style-name="Base06ColumnTitle" office:value-type="string" calcext:value-type="string">
            <text:p>55 ₆</text:p>
          </table:table-cell>
          <table:table-cell table:style-name="Base06GreyBackgroundColumnTitle" office:value-type="string" calcext:value-type="string">
            <text:p>100 ₆</text:p>
          </table:table-cell>
          <table:table-cell table:number-columns-repeated="2"/>
          <table:table-cell table:style-name="Base06ColumnTitle" office:value-type="string" calcext:value-type="string">
            <text:p>51 ₆</text:p>
          </table:table-cell>
          <table:table-cell table:style-name="Base06GreyBackgroundColumnTitle" office:value-type="string" calcext:value-type="string">
            <text:p>52 ₆</text:p>
          </table:table-cell>
          <table:table-cell table:style-name="Base06ColumnTitle" office:value-type="string" calcext:value-type="string">
            <text:p>53 ₆</text:p>
          </table:table-cell>
          <table:table-cell table:style-name="Base06GreyBackgroundColumnTitle" office:value-type="string" calcext:value-type="string">
            <text:p>54 ₆</text:p>
          </table:table-cell>
          <table:table-cell table:style-name="Base06ColumnTitle" office:value-type="string" calcext:value-type="string">
            <text:p>55 ₆</text:p>
          </table:table-cell>
          <table:table-cell table:style-name="Base06GreyBackgroundColumnTitle" office:value-type="string" calcext:value-type="string">
            <text:p>100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1 ₆</text:p>
          </table:table-cell>
          <table:table-cell table:style-name="ce15" office:value-type="string" calcext:value-type="string">
            <text:p>51 ₆</text:p>
          </table:table-cell>
          <table:table-cell table:style-name="Base06" office:value-type="string" calcext:value-type="string">
            <text:p>52 ₆</text:p>
          </table:table-cell>
          <table:table-cell table:style-name="Base06GreyBackground" office:value-type="string" calcext:value-type="string">
            <text:p>53 ₆</text:p>
          </table:table-cell>
          <table:table-cell table:style-name="Base06" office:value-type="string" calcext:value-type="string">
            <text:p>54 ₆</text:p>
          </table:table-cell>
          <table:table-cell table:style-name="Base06GreyBackground" office:value-type="string" calcext:value-type="string">
            <text:p>55 ₆</text:p>
          </table:table-cell>
          <table:table-cell table:style-name="Base06" office:value-type="string" calcext:value-type="string">
            <text:p>100 ₆</text:p>
          </table:table-cell>
          <table:table-cell/>
          <table:table-cell table:style-name="Base06LineTitle" office:value-type="string" calcext:value-type="string">
            <text:p>1 ₆</text:p>
          </table:table-cell>
          <table:table-cell table:style-name="ce15" office:value-type="string" calcext:value-type="string">
            <text:p>0,0̅1̅0̅5̅ ̅4̅5̅ ₆</text:p>
          </table:table-cell>
          <table:table-cell table:style-name="Base06" office:value-type="string" calcext:value-type="string">
            <text:p>0,01043 ₆</text:p>
          </table:table-cell>
          <table:table-cell table:style-name="Base06GreyBackground" office:value-type="string" calcext:value-type="string">
            <text:p>0,01̅0̅3̅1̅ ̅3̅4̅5̅2̅ ̅4̅2̅ ₆</text:p>
          </table:table-cell>
          <table:table-cell table:style-name="Base06" office:value-type="string" calcext:value-type="string">
            <text:p>0,01̅0̅2̅0̅ ̅4̅1̅2̅2̅ ̅4̅5̅3̅5̅ ̅1̅4̅3̅3̅ ₆</text:p>
          </table:table-cell>
          <table:table-cell table:style-name="Base06GreyBackground" office:value-type="string" calcext:value-type="string">
            <text:p>0,0̅1̅ ₆</text:p>
          </table:table-cell>
          <table:table-cell table:style-name="Base06" office:value-type="string" calcext:value-type="string">
            <text:p>0,01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2 ₆</text:p>
          </table:table-cell>
          <table:table-cell table:style-name="ce16" office:value-type="string" calcext:value-type="string">
            <text:p>23,3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24,3 ₆</text:p>
          </table:table-cell>
          <table:table-cell table:style-name="Base06GreyBackground" office:value-type="string" calcext:value-type="string">
            <text:p>25 ₆</text:p>
          </table:table-cell>
          <table:table-cell table:style-name="Base06" office:value-type="string" calcext:value-type="string">
            <text:p>25,3 ₆</text:p>
          </table:table-cell>
          <table:table-cell table:style-name="Base06GreyBackground" office:value-type="string" calcext:value-type="string">
            <text:p>30 ₆</text:p>
          </table:table-cell>
          <table:table-cell/>
          <table:table-cell table:style-name="Base06GreyBackgroundLineTitle" office:value-type="string" calcext:value-type="string">
            <text:p>2 ₆</text:p>
          </table:table-cell>
          <table:table-cell table:style-name="ce16" office:value-type="string" calcext:value-type="string">
            <text:p>0,0̅2̅1̅5̅ ̅3̅4̅ ₆</text:p>
          </table:table-cell>
          <table:table-cell table:style-name="Base06GreyBackground" office:value-type="string" calcext:value-type="string">
            <text:p>0,0213 ₆</text:p>
          </table:table-cell>
          <table:table-cell table:style-name="Base06" office:value-type="string" calcext:value-type="string">
            <text:p>0,02̅1̅0̅3̅ ̅1̅3̅4̅5̅ ̅2̅4̅ ₆</text:p>
          </table:table-cell>
          <table:table-cell table:style-name="Base06GreyBackground" office:value-type="string" calcext:value-type="string">
            <text:p>0,0̅2̅0̅4̅ ̅1̅2̅2̅4̅ ̅5̅3̅5̅1̅ ̅4̅3̅3̅1̅ ₆</text:p>
          </table:table-cell>
          <table:table-cell table:style-name="Base06" office:value-type="string" calcext:value-type="string">
            <text:p>0,0̅2̅ ₆</text:p>
          </table:table-cell>
          <table:table-cell table:style-name="Base06GreyBackground" office:value-type="string" calcext:value-type="string">
            <text:p>0,02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3 ₆</text:p>
          </table:table-cell>
          <table:table-cell table:style-name="ce15" office:value-type="string" calcext:value-type="string">
            <text:p>14,2 ₆</text:p>
          </table:table-cell>
          <table:table-cell table:style-name="Base06" office:value-type="string" calcext:value-type="string">
            <text:p>14,4 ₆</text:p>
          </table:table-cell>
          <table:table-cell table:style-name="Base06GreyBackground" office:value-type="string" calcext:value-type="string">
            <text:p>15 ₆</text:p>
          </table:table-cell>
          <table:table-cell table:style-name="Base06" office:value-type="string" calcext:value-type="string">
            <text:p>15,2 ₆</text:p>
          </table:table-cell>
          <table:table-cell table:style-name="Base06GreyBackground" office:value-type="string" calcext:value-type="string">
            <text:p>15,4 ₆</text:p>
          </table:table-cell>
          <table:table-cell table:style-name="Base06" office:value-type="string" calcext:value-type="string">
            <text:p>20 ₆</text:p>
          </table:table-cell>
          <table:table-cell/>
          <table:table-cell table:style-name="Base06LineTitle" office:value-type="string" calcext:value-type="string">
            <text:p>3 ₆</text:p>
          </table:table-cell>
          <table:table-cell table:style-name="ce15" office:value-type="string" calcext:value-type="string">
            <text:p>0,0̅3̅2̅5̅ ̅2̅3̅ ₆</text:p>
          </table:table-cell>
          <table:table-cell table:style-name="Base06" office:value-type="string" calcext:value-type="string">
            <text:p>0,03213 ₆</text:p>
          </table:table-cell>
          <table:table-cell table:style-name="Base06GreyBackground" office:value-type="string" calcext:value-type="string">
            <text:p>0,0̅3̅1̅3̅ ̅4̅5̅2̅4̅ ̅2̅1̅ ₆</text:p>
          </table:table-cell>
          <table:table-cell table:style-name="Base06" office:value-type="string" calcext:value-type="string">
            <text:p>0,03̅1̅0̅2̅ ̅0̅4̅1̅2̅ ̅2̅4̅5̅3̅ ̅5̅1̅4̅3̅ ₆</text:p>
          </table:table-cell>
          <table:table-cell table:style-name="Base06GreyBackground" office:value-type="string" calcext:value-type="string">
            <text:p>0,0̅3̅ ₆</text:p>
          </table:table-cell>
          <table:table-cell table:style-name="Base06" office:value-type="string" calcext:value-type="string">
            <text:p>0,0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4 ₆</text:p>
          </table:table-cell>
          <table:table-cell table:style-name="ce16" office:value-type="string" calcext:value-type="string">
            <text:p>11,43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2,13 ₆</text:p>
          </table:table-cell>
          <table:table-cell table:style-name="Base06GreyBackground" office:value-type="string" calcext:value-type="string">
            <text:p>12,3 ₆</text:p>
          </table:table-cell>
          <table:table-cell table:style-name="Base06" office:value-type="string" calcext:value-type="string">
            <text:p>12,43 ₆</text:p>
          </table:table-cell>
          <table:table-cell table:style-name="Base06GreyBackground" office:value-type="string" calcext:value-type="string">
            <text:p>13 ₆</text:p>
          </table:table-cell>
          <table:table-cell/>
          <table:table-cell table:style-name="Base06GreyBackgroundLineTitle" office:value-type="string" calcext:value-type="string">
            <text:p>4 ₆</text:p>
          </table:table-cell>
          <table:table-cell table:style-name="ce16" office:value-type="string" calcext:value-type="string">
            <text:p>0,0̅4̅3̅5̅ ̅1̅2̅ ₆</text:p>
          </table:table-cell>
          <table:table-cell table:style-name="Base06GreyBackground" office:value-type="string" calcext:value-type="string">
            <text:p>0,043 ₆</text:p>
          </table:table-cell>
          <table:table-cell table:style-name="Base06" office:value-type="string" calcext:value-type="string">
            <text:p>0,04̅2̅1̅0̅ ̅3̅1̅3̅4̅ ̅5̅2̅ ₆</text:p>
          </table:table-cell>
          <table:table-cell table:style-name="Base06GreyBackground" office:value-type="string" calcext:value-type="string">
            <text:p>0,0̅4̅1̅2̅ ̅2̅4̅5̅3̅ ̅5̅1̅4̅3̅ ̅3̅1̅0̅2̅ ₆</text:p>
          </table:table-cell>
          <table:table-cell table:style-name="Base06" office:value-type="string" calcext:value-type="string">
            <text:p>0,0̅4̅ ₆</text:p>
          </table:table-cell>
          <table:table-cell table:style-name="Base06GreyBackground" office:value-type="string" calcext:value-type="string">
            <text:p>0,04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5 ₆</text:p>
          </table:table-cell>
          <table:table-cell table:style-name="ce15" office:value-type="string" calcext:value-type="string">
            <text:p>10,1̅ ₆</text:p>
          </table:table-cell>
          <table:table-cell table:style-name="Base06" office:value-type="string" calcext:value-type="string">
            <text:p>10,2̅ ₆</text:p>
          </table:table-cell>
          <table:table-cell table:style-name="Base06GreyBackground" office:value-type="string" calcext:value-type="string">
            <text:p>10,3̅ ₆</text:p>
          </table:table-cell>
          <table:table-cell table:style-name="Base06" office:value-type="string" calcext:value-type="string">
            <text:p>10,4̅ ₆</text:p>
          </table:table-cell>
          <table:table-cell table:style-name="Base06GreyBackground" office:value-type="string" calcext:value-type="string">
            <text:p>11 ₆</text:p>
          </table:table-cell>
          <table:table-cell table:style-name="Base06" office:value-type="string" calcext:value-type="string">
            <text:p>11,1̅ ₆</text:p>
          </table:table-cell>
          <table:table-cell/>
          <table:table-cell table:style-name="Base06LineTitle" office:value-type="string" calcext:value-type="string">
            <text:p>5 ₆</text:p>
          </table:table-cell>
          <table:table-cell table:style-name="ce15" office:value-type="string" calcext:value-type="string">
            <text:p>0,0̅5̅4̅5̅ ̅0̅1̅ ₆</text:p>
          </table:table-cell>
          <table:table-cell table:style-name="Base06" office:value-type="string" calcext:value-type="string">
            <text:p>0,05343 ₆</text:p>
          </table:table-cell>
          <table:table-cell table:style-name="Base06GreyBackground" office:value-type="string" calcext:value-type="string">
            <text:p>0,05̅2̅4̅2̅ ̅1̅0̅3̅1̅ ̅3̅4̅ ₆</text:p>
          </table:table-cell>
          <table:table-cell table:style-name="Base06" office:value-type="string" calcext:value-type="string">
            <text:p>0,05̅1̅4̅3̅ ̅3̅1̅0̅2̅ ̅0̅4̅1̅2̅ ̅2̅4̅5̅3̅ ₆</text:p>
          </table:table-cell>
          <table:table-cell table:style-name="Base06GreyBackground" office:value-type="string" calcext:value-type="string">
            <text:p>0,0̅5̅ ₆</text:p>
          </table:table-cell>
          <table:table-cell table:style-name="Base06" office:value-type="string" calcext:value-type="string">
            <text:p>0,05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10 ₆</text:p>
          </table:table-cell>
          <table:table-cell table:style-name="ce16" office:value-type="string" calcext:value-type="string">
            <text:p>5,1 ₆</text:p>
          </table:table-cell>
          <table:table-cell table:style-name="Base06GreyBackground" office:value-type="string" calcext:value-type="string">
            <text:p>5,2 ₆</text:p>
          </table:table-cell>
          <table:table-cell table:style-name="Base06" office:value-type="string" calcext:value-type="string">
            <text:p>5,3 ₆</text:p>
          </table:table-cell>
          <table:table-cell table:style-name="Base06GreyBackground" office:value-type="string" calcext:value-type="string">
            <text:p>5,4 ₆</text:p>
          </table:table-cell>
          <table:table-cell table:style-name="Base06" office:value-type="string" calcext:value-type="string">
            <text:p>5,5 ₆</text:p>
          </table:table-cell>
          <table:table-cell table:style-name="Base06GreyBackground" office:value-type="string" calcext:value-type="string">
            <text:p>10 ₆</text:p>
          </table:table-cell>
          <table:table-cell/>
          <table:table-cell table:style-name="Base06GreyBackgroundLineTitle" office:value-type="string" calcext:value-type="string">
            <text:p>10 ₆</text:p>
          </table:table-cell>
          <table:table-cell table:style-name="ce16" office:value-type="string" calcext:value-type="string">
            <text:p>0,1̅0̅5̅4̅ ̅5̅0̅ ₆</text:p>
          </table:table-cell>
          <table:table-cell table:style-name="Base06GreyBackground" office:value-type="string" calcext:value-type="string">
            <text:p>0,1043 ₆</text:p>
          </table:table-cell>
          <table:table-cell table:style-name="Base06" office:value-type="string" calcext:value-type="string">
            <text:p>0,1̅0̅3̅1̅ ̅3̅4̅5̅2̅ ̅4̅2̅ ₆</text:p>
          </table:table-cell>
          <table:table-cell table:style-name="Base06GreyBackground" office:value-type="string" calcext:value-type="string">
            <text:p>0,1̅0̅2̅0̅ ̅4̅1̅2̅2̅ ̅4̅5̅3̅5̅ ̅1̅4̅3̅3̅ ₆</text:p>
          </table:table-cell>
          <table:table-cell table:style-name="Base06" office:value-type="string" calcext:value-type="string">
            <text:p>0,1̅0̅ ₆</text:p>
          </table:table-cell>
          <table:table-cell table:style-name="Base06GreyBackground" office:value-type="string" calcext:value-type="string">
            <text:p>0,1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11 ₆</text:p>
          </table:table-cell>
          <table:table-cell table:style-name="ce15" office:value-type="string" calcext:value-type="string">
            <text:p>4,2̅3̅ ₆</text:p>
          </table:table-cell>
          <table:table-cell table:style-name="Base06" office:value-type="string" calcext:value-type="string">
            <text:p>4,3̅2̅ ₆</text:p>
          </table:table-cell>
          <table:table-cell table:style-name="Base06GreyBackground" office:value-type="string" calcext:value-type="string">
            <text:p>4,4̅1̅ ₆</text:p>
          </table:table-cell>
          <table:table-cell table:style-name="Base06" office:value-type="string" calcext:value-type="string">
            <text:p>4,5̅0̅ ₆</text:p>
          </table:table-cell>
          <table:table-cell table:style-name="Base06GreyBackground" office:value-type="string" calcext:value-type="string">
            <text:p>5 ₆</text:p>
          </table:table-cell>
          <table:table-cell table:style-name="Base06" office:value-type="string" calcext:value-type="string">
            <text:p>5,0̅5̅ ₆</text:p>
          </table:table-cell>
          <table:table-cell/>
          <table:table-cell table:style-name="Base06LineTitle" office:value-type="string" calcext:value-type="string">
            <text:p>11 ₆</text:p>
          </table:table-cell>
          <table:table-cell table:style-name="ce15" office:value-type="string" calcext:value-type="string">
            <text:p>0,1̅2̅0̅4̅ ̅3̅5̅ ₆</text:p>
          </table:table-cell>
          <table:table-cell table:style-name="Base06" office:value-type="string" calcext:value-type="string">
            <text:p>0,11513 ₆</text:p>
          </table:table-cell>
          <table:table-cell table:style-name="Base06GreyBackground" office:value-type="string" calcext:value-type="string">
            <text:p>0,11̅3̅4̅5̅ ̅2̅4̅2̅1̅ ̅0̅3̅ ₆</text:p>
          </table:table-cell>
          <table:table-cell table:style-name="Base06" office:value-type="string" calcext:value-type="string">
            <text:p>0,11̅2̅2̅4̅ ̅5̅3̅5̅1̅ ̅4̅3̅3̅1̅ ̅0̅2̅0̅4̅ ₆</text:p>
          </table:table-cell>
          <table:table-cell table:style-name="Base06GreyBackground" office:value-type="string" calcext:value-type="string">
            <text:p>0,1̅ ₆</text:p>
          </table:table-cell>
          <table:table-cell table:style-name="Base06" office:value-type="string" calcext:value-type="string">
            <text:p>0,11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12 ₆</text:p>
          </table:table-cell>
          <table:table-cell table:style-name="ce16" office:value-type="string" calcext:value-type="string">
            <text:p>3,513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4,043 ₆</text:p>
          </table:table-cell>
          <table:table-cell table:style-name="Base06GreyBackground" office:value-type="string" calcext:value-type="string">
            <text:p>4,13 ₆</text:p>
          </table:table-cell>
          <table:table-cell table:style-name="Base06" office:value-type="string" calcext:value-type="string">
            <text:p>4,213 ₆</text:p>
          </table:table-cell>
          <table:table-cell table:style-name="Base06GreyBackground" office:value-type="string" calcext:value-type="string">
            <text:p>4,3 ₆</text:p>
          </table:table-cell>
          <table:table-cell/>
          <table:table-cell table:style-name="Base06GreyBackgroundLineTitle" office:value-type="string" calcext:value-type="string">
            <text:p>12 ₆</text:p>
          </table:table-cell>
          <table:table-cell table:style-name="ce16" office:value-type="string" calcext:value-type="string">
            <text:p>0,1̅3̅1̅4̅ ̅2̅4̅ ₆</text:p>
          </table:table-cell>
          <table:table-cell table:style-name="Base06GreyBackground" office:value-type="string" calcext:value-type="string">
            <text:p>0,13 ₆</text:p>
          </table:table-cell>
          <table:table-cell table:style-name="Base06" office:value-type="string" calcext:value-type="string">
            <text:p>0,12̅4̅2̅1̅ ̅0̅3̅1̅3̅ ̅4̅5̅ ₆</text:p>
          </table:table-cell>
          <table:table-cell table:style-name="Base06GreyBackground" office:value-type="string" calcext:value-type="string">
            <text:p>0,1̅2̅2̅4̅ ̅5̅3̅5̅1̅ ̅4̅3̅3̅1̅ ̅0̅2̅0̅4̅ ₆</text:p>
          </table:table-cell>
          <table:table-cell table:style-name="Base06" office:value-type="string" calcext:value-type="string">
            <text:p>0,1̅2̅ ₆</text:p>
          </table:table-cell>
          <table:table-cell table:style-name="Base06GreyBackground" office:value-type="string" calcext:value-type="string">
            <text:p>0,12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13 ₆</text:p>
          </table:table-cell>
          <table:table-cell table:style-name="ce15" office:value-type="string" calcext:value-type="string">
            <text:p>3,24 ₆</text:p>
          </table:table-cell>
          <table:table-cell table:style-name="Base06" office:value-type="string" calcext:value-type="string">
            <text:p>3,32 ₆</text:p>
          </table:table-cell>
          <table:table-cell table:style-name="Base06GreyBackground" office:value-type="string" calcext:value-type="string">
            <text:p>3,4 ₆</text:p>
          </table:table-cell>
          <table:table-cell table:style-name="Base06" office:value-type="string" calcext:value-type="string">
            <text:p>3,4̅ ₆</text:p>
          </table:table-cell>
          <table:table-cell table:style-name="Base06GreyBackground" office:value-type="string" calcext:value-type="string">
            <text:p>3,52 ₆</text:p>
          </table:table-cell>
          <table:table-cell table:style-name="Base06" office:value-type="string" calcext:value-type="string">
            <text:p>4 ₆</text:p>
          </table:table-cell>
          <table:table-cell/>
          <table:table-cell table:style-name="Base06LineTitle" office:value-type="string" calcext:value-type="string">
            <text:p>13 ₆</text:p>
          </table:table-cell>
          <table:table-cell table:style-name="ce15" office:value-type="string" calcext:value-type="string">
            <text:p>0,1̅4̅2̅4̅ ̅1̅3̅ ₆</text:p>
          </table:table-cell>
          <table:table-cell table:style-name="Base06" office:value-type="string" calcext:value-type="string">
            <text:p>0,14043 ₆</text:p>
          </table:table-cell>
          <table:table-cell table:style-name="Base06GreyBackground" office:value-type="string" calcext:value-type="string">
            <text:p>0,1̅3̅4̅5̅ ̅2̅4̅2̅1̅ ̅0̅3̅ ₆</text:p>
          </table:table-cell>
          <table:table-cell table:style-name="Base06" office:value-type="string" calcext:value-type="string">
            <text:p>0,13̅3̅1̅0̅ ̅2̅0̅4̅1̅ ̅2̅2̅4̅5̅ ̅3̅5̅1̅4̅ ₆</text:p>
          </table:table-cell>
          <table:table-cell table:style-name="Base06GreyBackground" office:value-type="string" calcext:value-type="string">
            <text:p>0,1̅3̅ ₆</text:p>
          </table:table-cell>
          <table:table-cell table:style-name="Base06" office:value-type="string" calcext:value-type="string">
            <text:p>0,1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14 ₆</text:p>
          </table:table-cell>
          <table:table-cell table:style-name="ce16" office:value-type="string" calcext:value-type="string">
            <text:p>3,03̅ ₆</text:p>
          </table:table-cell>
          <table:table-cell table:style-name="Base06GreyBackground" office:value-type="string" calcext:value-type="string">
            <text:p>3,1̅ ₆</text:p>
          </table:table-cell>
          <table:table-cell table:style-name="Base06" office:value-type="string" calcext:value-type="string">
            <text:p>3,14̅ ₆</text:p>
          </table:table-cell>
          <table:table-cell table:style-name="Base06GreyBackground" office:value-type="string" calcext:value-type="string">
            <text:p>3,2̅ ₆</text:p>
          </table:table-cell>
          <table:table-cell table:style-name="Base06" office:value-type="string" calcext:value-type="string">
            <text:p>3,3 ₆</text:p>
          </table:table-cell>
          <table:table-cell table:style-name="Base06GreyBackground" office:value-type="string" calcext:value-type="string">
            <text:p>3,3̅ ₆</text:p>
          </table:table-cell>
          <table:table-cell/>
          <table:table-cell table:style-name="Base06GreyBackgroundLineTitle" office:value-type="string" calcext:value-type="string">
            <text:p>14 ₆</text:p>
          </table:table-cell>
          <table:table-cell table:style-name="ce16" office:value-type="string" calcext:value-type="string">
            <text:p>0,1̅5̅3̅4̅ ̅0̅2̅ ₆</text:p>
          </table:table-cell>
          <table:table-cell table:style-name="Base06GreyBackground" office:value-type="string" calcext:value-type="string">
            <text:p>0,1513 ₆</text:p>
          </table:table-cell>
          <table:table-cell table:style-name="Base06" office:value-type="string" calcext:value-type="string">
            <text:p>0,14̅5̅2̅4̅ ̅2̅1̅0̅3̅ ̅1̅3̅ ₆</text:p>
          </table:table-cell>
          <table:table-cell table:style-name="Base06GreyBackground" office:value-type="string" calcext:value-type="string">
            <text:p>0,1̅4̅3̅3̅ ̅1̅0̅2̅0̅ ̅4̅1̅2̅2̅ ̅4̅5̅3̅5̅ ₆</text:p>
          </table:table-cell>
          <table:table-cell table:style-name="Base06" office:value-type="string" calcext:value-type="string">
            <text:p>0,1̅4̅ ₆</text:p>
          </table:table-cell>
          <table:table-cell table:style-name="Base06GreyBackground" office:value-type="string" calcext:value-type="string">
            <text:p>0,14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15 ₆</text:p>
          </table:table-cell>
          <table:table-cell table:style-name="ce15" office:value-type="string" calcext:value-type="string">
            <text:p>2,4̅5̅2̅4̅ ̅2̅1̅0̅3̅ ̅1̅3̅ ₆</text:p>
          </table:table-cell>
          <table:table-cell table:style-name="Base06" office:value-type="string" calcext:value-type="string">
            <text:p>2,5̅2̅4̅2̅ ̅1̅0̅3̅1̅ ̅3̅4̅ ₆</text:p>
          </table:table-cell>
          <table:table-cell table:style-name="Base06GreyBackground" office:value-type="string" calcext:value-type="string">
            <text:p>3 ₆</text:p>
          </table:table-cell>
          <table:table-cell table:style-name="Base06" office:value-type="string" calcext:value-type="string">
            <text:p>3,0̅3̅1̅3̅ ̅4̅5̅2̅4̅ ̅2̅1̅ ₆</text:p>
          </table:table-cell>
          <table:table-cell table:style-name="Base06GreyBackground" office:value-type="string" calcext:value-type="string">
            <text:p>3,1̅0̅3̅1̅ ̅3̅4̅5̅2̅ ̅4̅2̅ ₆</text:p>
          </table:table-cell>
          <table:table-cell table:style-name="Base06" office:value-type="string" calcext:value-type="string">
            <text:p>3,1̅3̅4̅5̅ ̅2̅4̅2̅1̅ ̅0̅3̅ ₆</text:p>
          </table:table-cell>
          <table:table-cell/>
          <table:table-cell table:style-name="Base06LineTitle" office:value-type="string" calcext:value-type="string">
            <text:p>15 ₆</text:p>
          </table:table-cell>
          <table:table-cell table:style-name="ce15" office:value-type="string" calcext:value-type="string">
            <text:p>0,2̅0̅4̅3̅ ̅5̅1̅ ₆</text:p>
          </table:table-cell>
          <table:table-cell table:style-name="Base06" office:value-type="string" calcext:value-type="string">
            <text:p>0,20213 ₆</text:p>
          </table:table-cell>
          <table:table-cell table:style-name="Base06GreyBackground" office:value-type="string" calcext:value-type="string">
            <text:p>0,2 ₆</text:p>
          </table:table-cell>
          <table:table-cell table:style-name="Base06" office:value-type="string" calcext:value-type="string">
            <text:p>0,15̅3̅5̅1̅ ̅4̅3̅3̅1̅ ̅0̅2̅0̅4̅ ̅1̅2̅2̅4̅ ₆</text:p>
          </table:table-cell>
          <table:table-cell table:style-name="Base06GreyBackground" office:value-type="string" calcext:value-type="string">
            <text:p>0,1̅5̅ ₆</text:p>
          </table:table-cell>
          <table:table-cell table:style-name="Base06" office:value-type="string" calcext:value-type="string">
            <text:p>0,15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20 ₆</text:p>
          </table:table-cell>
          <table:table-cell table:style-name="ce16" office:value-type="string" calcext:value-type="string">
            <text:p>2,3̅ ₆</text:p>
          </table:table-cell>
          <table:table-cell table:style-name="Base06GreyBackground" office:value-type="string" calcext:value-type="string">
            <text:p>2,4 ₆</text:p>
          </table:table-cell>
          <table:table-cell table:style-name="Base06" office:value-type="string" calcext:value-type="string">
            <text:p>2,43 ₆</text:p>
          </table:table-cell>
          <table:table-cell table:style-name="Base06GreyBackground" office:value-type="string" calcext:value-type="string">
            <text:p>2,5 ₆</text:p>
          </table:table-cell>
          <table:table-cell table:style-name="Base06" office:value-type="string" calcext:value-type="string">
            <text:p>2,53 ₆</text:p>
          </table:table-cell>
          <table:table-cell table:style-name="Base06GreyBackground" office:value-type="string" calcext:value-type="string">
            <text:p>3 ₆</text:p>
          </table:table-cell>
          <table:table-cell/>
          <table:table-cell table:style-name="Base06GreyBackgroundLineTitle" office:value-type="string" calcext:value-type="string">
            <text:p>20 ₆</text:p>
          </table:table-cell>
          <table:table-cell table:style-name="ce16" office:value-type="string" calcext:value-type="string">
            <text:p>0,2̅1̅5̅3̅ ̅4̅0̅ ₆</text:p>
          </table:table-cell>
          <table:table-cell table:style-name="Base06GreyBackground" office:value-type="string" calcext:value-type="string">
            <text:p>0,213 ₆</text:p>
          </table:table-cell>
          <table:table-cell table:style-name="Base06" office:value-type="string" calcext:value-type="string">
            <text:p>0,2̅1̅0̅3̅ ̅1̅3̅4̅5̅ ̅2̅4̅ ₆</text:p>
          </table:table-cell>
          <table:table-cell table:style-name="Base06GreyBackground" office:value-type="string" calcext:value-type="string">
            <text:p>0,2̅0̅4̅1̅ ̅2̅2̅4̅5̅ ̅3̅5̅1̅4̅ ̅3̅3̅1̅0̅ ₆</text:p>
          </table:table-cell>
          <table:table-cell table:style-name="Base06" office:value-type="string" calcext:value-type="string">
            <text:p>0,2̅0̅ ₆</text:p>
          </table:table-cell>
          <table:table-cell table:style-name="Base06GreyBackground" office:value-type="string" calcext:value-type="string">
            <text:p>0,2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21 ₆</text:p>
          </table:table-cell>
          <table:table-cell table:style-name="ce15" office:value-type="string" calcext:value-type="string">
            <text:p>2,2̅1̅5̅0̅ ̅2̅4̅3̅4̅ ̅0̅5̅3̅1̅ ₆</text:p>
          </table:table-cell>
          <table:table-cell table:style-name="Base06" office:value-type="string" calcext:value-type="string">
            <text:p>2,2̅4̅3̅4̅ ̅0̅5̅3̅1̅ ̅2̅1̅5̅0̅ ₆</text:p>
          </table:table-cell>
          <table:table-cell table:style-name="Base06GreyBackground" office:value-type="string" calcext:value-type="string">
            <text:p>2,3̅1̅2̅1̅ ̅5̅0̅2̅4̅ ̅3̅4̅0̅5̅ ₆</text:p>
          </table:table-cell>
          <table:table-cell table:style-name="Base06" office:value-type="string" calcext:value-type="string">
            <text:p>2,3̅4̅0̅5̅ ̅3̅1̅2̅1̅ ̅5̅0̅2̅4̅ ₆</text:p>
          </table:table-cell>
          <table:table-cell table:style-name="Base06GreyBackground" office:value-type="string" calcext:value-type="string">
            <text:p>2,4̅0̅5̅3̅ ̅1̅2̅1̅5̅ ̅0̅2̅4̅3̅ ₆</text:p>
          </table:table-cell>
          <table:table-cell table:style-name="Base06" office:value-type="string" calcext:value-type="string">
            <text:p>2,4̅3̅4̅0̅ ̅5̅3̅1̅2̅ ̅1̅5̅0̅2̅ ₆</text:p>
          </table:table-cell>
          <table:table-cell/>
          <table:table-cell table:style-name="Base06LineTitle" office:value-type="string" calcext:value-type="string">
            <text:p>21 ₆</text:p>
          </table:table-cell>
          <table:table-cell table:style-name="ce15" office:value-type="string" calcext:value-type="string">
            <text:p>0,2̅3̅0̅3̅ ̅2̅5̅ ₆</text:p>
          </table:table-cell>
          <table:table-cell table:style-name="Base06" office:value-type="string" calcext:value-type="string">
            <text:p>0,22343 ₆</text:p>
          </table:table-cell>
          <table:table-cell table:style-name="Base06GreyBackground" office:value-type="string" calcext:value-type="string">
            <text:p>0,22̅1̅0̅3̅ ̅1̅3̅4̅5̅ ̅2̅4̅ ₆</text:p>
          </table:table-cell>
          <table:table-cell table:style-name="Base06" office:value-type="string" calcext:value-type="string">
            <text:p>0,21̅4̅3̅3̅ ̅1̅0̅2̅0̅ ̅4̅1̅2̅2̅ ̅4̅5̅3̅5̅ ₆</text:p>
          </table:table-cell>
          <table:table-cell table:style-name="Base06GreyBackground" office:value-type="string" calcext:value-type="string">
            <text:p>0,2̅1̅ ₆</text:p>
          </table:table-cell>
          <table:table-cell table:style-name="Base06" office:value-type="string" calcext:value-type="string">
            <text:p>0,21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22 ₆</text:p>
          </table:table-cell>
          <table:table-cell table:style-name="ce16" office:value-type="string" calcext:value-type="string">
            <text:p>2,11̅4̅ ₆</text:p>
          </table:table-cell>
          <table:table-cell table:style-name="Base06GreyBackground" office:value-type="string" calcext:value-type="string">
            <text:p>2,1̅4̅ ₆</text:p>
          </table:table-cell>
          <table:table-cell table:style-name="Base06" office:value-type="string" calcext:value-type="string">
            <text:p>2,20̅5̅ ₆</text:p>
          </table:table-cell>
          <table:table-cell table:style-name="Base06GreyBackground" office:value-type="string" calcext:value-type="string">
            <text:p>2,2̅3̅ ₆</text:p>
          </table:table-cell>
          <table:table-cell table:style-name="Base06" office:value-type="string" calcext:value-type="string">
            <text:p>2,3 ₆</text:p>
          </table:table-cell>
          <table:table-cell table:style-name="Base06GreyBackground" office:value-type="string" calcext:value-type="string">
            <text:p>2,3̅2̅ ₆</text:p>
          </table:table-cell>
          <table:table-cell/>
          <table:table-cell table:style-name="Base06GreyBackgroundLineTitle" office:value-type="string" calcext:value-type="string">
            <text:p>22 ₆</text:p>
          </table:table-cell>
          <table:table-cell table:style-name="ce16" office:value-type="string" calcext:value-type="string">
            <text:p>0,2̅4̅1̅3̅ ̅1̅4̅ ₆</text:p>
          </table:table-cell>
          <table:table-cell table:style-name="Base06GreyBackground" office:value-type="string" calcext:value-type="string">
            <text:p>0,2343 ₆</text:p>
          </table:table-cell>
          <table:table-cell table:style-name="Base06" office:value-type="string" calcext:value-type="string">
            <text:p>0,23̅1̅3̅4̅ ̅5̅2̅4̅2̅ ̅1̅0̅ ₆</text:p>
          </table:table-cell>
          <table:table-cell table:style-name="Base06GreyBackground" office:value-type="string" calcext:value-type="string">
            <text:p>0,2̅2̅4̅5̅ ̅3̅5̅1̅4̅ ̅3̅3̅1̅0̅ ̅2̅0̅4̅1̅ ₆</text:p>
          </table:table-cell>
          <table:table-cell table:style-name="Base06" office:value-type="string" calcext:value-type="string">
            <text:p>0,2̅ ₆</text:p>
          </table:table-cell>
          <table:table-cell table:style-name="Base06GreyBackground" office:value-type="string" calcext:value-type="string">
            <text:p>0,22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23 ₆</text:p>
          </table:table-cell>
          <table:table-cell table:style-name="ce15" office:value-type="string" calcext:value-type="string">
            <text:p>2,02̅ ₆</text:p>
          </table:table-cell>
          <table:table-cell table:style-name="Base06" office:value-type="string" calcext:value-type="string">
            <text:p>2,04̅ ₆</text:p>
          </table:table-cell>
          <table:table-cell table:style-name="Base06GreyBackground" office:value-type="string" calcext:value-type="string">
            <text:p>2,1̅ ₆</text:p>
          </table:table-cell>
          <table:table-cell table:style-name="Base06" office:value-type="string" calcext:value-type="string">
            <text:p>2,13̅ ₆</text:p>
          </table:table-cell>
          <table:table-cell table:style-name="Base06GreyBackground" office:value-type="string" calcext:value-type="string">
            <text:p>2,2 ₆</text:p>
          </table:table-cell>
          <table:table-cell table:style-name="Base06" office:value-type="string" calcext:value-type="string">
            <text:p>2,2̅ ₆</text:p>
          </table:table-cell>
          <table:table-cell/>
          <table:table-cell table:style-name="Base06LineTitle" office:value-type="string" calcext:value-type="string">
            <text:p>23 ₆</text:p>
          </table:table-cell>
          <table:table-cell table:style-name="ce15" office:value-type="string" calcext:value-type="string">
            <text:p>0,2̅5̅2̅3̅ ̅0̅3̅ ₆</text:p>
          </table:table-cell>
          <table:table-cell table:style-name="Base06" office:value-type="string" calcext:value-type="string">
            <text:p>0,24513 ₆</text:p>
          </table:table-cell>
          <table:table-cell table:style-name="Base06GreyBackground" office:value-type="string" calcext:value-type="string">
            <text:p>0,2̅4̅2̅1̅ ̅0̅3̅1̅3̅ ̅4̅5̅ ₆</text:p>
          </table:table-cell>
          <table:table-cell table:style-name="Base06" office:value-type="string" calcext:value-type="string">
            <text:p>0,23̅5̅1̅4̅ ̅3̅3̅1̅0̅ ̅2̅0̅4̅1̅ ̅2̅2̅4̅5̅ ₆</text:p>
          </table:table-cell>
          <table:table-cell table:style-name="Base06GreyBackground" office:value-type="string" calcext:value-type="string">
            <text:p>0,2̅3̅ ₆</text:p>
          </table:table-cell>
          <table:table-cell table:style-name="Base06" office:value-type="string" calcext:value-type="string">
            <text:p>0,2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24 ₆</text:p>
          </table:table-cell>
          <table:table-cell table:style-name="ce16" office:value-type="string" calcext:value-type="string">
            <text:p>1,534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2,0213 ₆</text:p>
          </table:table-cell>
          <table:table-cell table:style-name="Base06GreyBackground" office:value-type="string" calcext:value-type="string">
            <text:p>2,043 ₆</text:p>
          </table:table-cell>
          <table:table-cell table:style-name="Base06" office:value-type="string" calcext:value-type="string">
            <text:p>2,1043 ₆</text:p>
          </table:table-cell>
          <table:table-cell table:style-name="Base06GreyBackground" office:value-type="string" calcext:value-type="string">
            <text:p>2,13 ₆</text:p>
          </table:table-cell>
          <table:table-cell/>
          <table:table-cell table:style-name="Base06GreyBackgroundLineTitle" office:value-type="string" calcext:value-type="string">
            <text:p>24 ₆</text:p>
          </table:table-cell>
          <table:table-cell table:style-name="ce16" office:value-type="string" calcext:value-type="string">
            <text:p>0,3̅0̅3̅2̅ ̅5̅2̅ ₆</text:p>
          </table:table-cell>
          <table:table-cell table:style-name="Base06GreyBackground" office:value-type="string" calcext:value-type="string">
            <text:p>0,3 ₆</text:p>
          </table:table-cell>
          <table:table-cell table:style-name="Base06" office:value-type="string" calcext:value-type="string">
            <text:p>0,25̅2̅4̅2̅ ̅1̅0̅3̅1̅ ̅3̅4̅ ₆</text:p>
          </table:table-cell>
          <table:table-cell table:style-name="Base06GreyBackground" office:value-type="string" calcext:value-type="string">
            <text:p>0,2̅4̅5̅3̅ ̅5̅1̅4̅3̅ ̅3̅1̅0̅2̅ ̅0̅4̅1̅2̅ ₆</text:p>
          </table:table-cell>
          <table:table-cell table:style-name="Base06" office:value-type="string" calcext:value-type="string">
            <text:p>0,2̅4̅ ₆</text:p>
          </table:table-cell>
          <table:table-cell table:style-name="Base06GreyBackground" office:value-type="string" calcext:value-type="string">
            <text:p>0,24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25 ₆</text:p>
          </table:table-cell>
          <table:table-cell table:style-name="ce15" office:value-type="string" calcext:value-type="string">
            <text:p>1,4535 1433 1020 4122 ₆</text:p>
          </table:table-cell>
          <table:table-cell table:style-name="Base06" office:value-type="string" calcext:value-type="string">
            <text:p>1,5143 3102 0412 2453 ₆</text:p>
          </table:table-cell>
          <table:table-cell table:style-name="Base06GreyBackground" office:value-type="string" calcext:value-type="string">
            <text:p>1,5351 4331 0204 1224 ₆</text:p>
          </table:table-cell>
          <table:table-cell table:style-name="Base06" office:value-type="string" calcext:value-type="string">
            <text:p>2 ₆</text:p>
          </table:table-cell>
          <table:table-cell table:style-name="Base06GreyBackground" office:value-type="string" calcext:value-type="string">
            <text:p>2,0204 1224 5351 4331 ₆</text:p>
          </table:table-cell>
          <table:table-cell table:style-name="Base06" office:value-type="string" calcext:value-type="string">
            <text:p>2,0412 2453 5143 3102 ₆</text:p>
          </table:table-cell>
          <table:table-cell/>
          <table:table-cell table:style-name="Base06LineTitle" office:value-type="string" calcext:value-type="string">
            <text:p>25 ₆</text:p>
          </table:table-cell>
          <table:table-cell table:style-name="ce15" office:value-type="string" calcext:value-type="string">
            <text:p>0,3̅1̅4̅2̅ ̅4̅1̅ ₆</text:p>
          </table:table-cell>
          <table:table-cell table:style-name="Base06" office:value-type="string" calcext:value-type="string">
            <text:p>0,31043 ₆</text:p>
          </table:table-cell>
          <table:table-cell table:style-name="Base06GreyBackground" office:value-type="string" calcext:value-type="string">
            <text:p>0,30̅3̅1̅3̅ ̅4̅5̅2̅4̅ ̅2̅1̅ ₆</text:p>
          </table:table-cell>
          <table:table-cell table:style-name="Base06" office:value-type="string" calcext:value-type="string">
            <text:p>0,3 ₆</text:p>
          </table:table-cell>
          <table:table-cell table:style-name="Base06GreyBackground" office:value-type="string" calcext:value-type="string">
            <text:p>0,2̅5̅ ₆</text:p>
          </table:table-cell>
          <table:table-cell table:style-name="Base06" office:value-type="string" calcext:value-type="string">
            <text:p>0,25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30 ₆</text:p>
          </table:table-cell>
          <table:table-cell table:style-name="ce16" office:value-type="string" calcext:value-type="string">
            <text:p>1,42 ₆</text:p>
          </table:table-cell>
          <table:table-cell table:style-name="Base06GreyBackground" office:value-type="string" calcext:value-type="string">
            <text:p>1,4̅ ₆</text:p>
          </table:table-cell>
          <table:table-cell table:style-name="Base06" office:value-type="string" calcext:value-type="string">
            <text:p>1,5 ₆</text:p>
          </table:table-cell>
          <table:table-cell table:style-name="Base06GreyBackground" office:value-type="string" calcext:value-type="string">
            <text:p>1,52 ₆</text:p>
          </table:table-cell>
          <table:table-cell table:style-name="Base06" office:value-type="string" calcext:value-type="string">
            <text:p>1,54 ₆</text:p>
          </table:table-cell>
          <table:table-cell table:style-name="Base06GreyBackground" office:value-type="string" calcext:value-type="string">
            <text:p>2 ₆</text:p>
          </table:table-cell>
          <table:table-cell/>
          <table:table-cell table:style-name="Base06GreyBackgroundLineTitle" office:value-type="string" calcext:value-type="string">
            <text:p>30 ₆</text:p>
          </table:table-cell>
          <table:table-cell table:style-name="ce16" office:value-type="string" calcext:value-type="string">
            <text:p>0,3̅2̅5̅2̅ ̅3̅0̅ ₆</text:p>
          </table:table-cell>
          <table:table-cell table:style-name="Base06GreyBackground" office:value-type="string" calcext:value-type="string">
            <text:p>0,3213 ₆</text:p>
          </table:table-cell>
          <table:table-cell table:style-name="Base06" office:value-type="string" calcext:value-type="string">
            <text:p>0,3̅1̅3̅4̅ ̅5̅2̅4̅2̅ ̅1̅0̅ ₆</text:p>
          </table:table-cell>
          <table:table-cell table:style-name="Base06GreyBackground" office:value-type="string" calcext:value-type="string">
            <text:p>0,3̅1̅0̅2̅ ̅0̅4̅1̅2̅ ̅2̅4̅5̅3̅ ̅5̅1̅4̅3̅ ₆</text:p>
          </table:table-cell>
          <table:table-cell table:style-name="Base06" office:value-type="string" calcext:value-type="string">
            <text:p>0,3̅0̅ ₆</text:p>
          </table:table-cell>
          <table:table-cell table:style-name="Base06GreyBackground" office:value-type="string" calcext:value-type="string">
            <text:p>0,3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31 ₆</text:p>
          </table:table-cell>
          <table:table-cell table:style-name="ce15" office:value-type="string" calcext:value-type="string">
            <text:p>1,3̅4̅4̅2̅ ̅3̅0̅5̅4̅ ̅0̅ ₆</text:p>
          </table:table-cell>
          <table:table-cell table:style-name="Base06" office:value-type="string" calcext:value-type="string">
            <text:p>1,4̅0̅3̅4̅ ̅4̅2̅3̅0̅ ̅5̅ ₆</text:p>
          </table:table-cell>
          <table:table-cell table:style-name="Base06GreyBackground" office:value-type="string" calcext:value-type="string">
            <text:p>1,4̅2̅3̅0̅ ̅5̅4̅0̅3̅ ̅4̅ ₆</text:p>
          </table:table-cell>
          <table:table-cell table:style-name="Base06" office:value-type="string" calcext:value-type="string">
            <text:p>1,4̅4̅2̅3̅ ̅0̅5̅4̅0̅ ̅3̅ ₆</text:p>
          </table:table-cell>
          <table:table-cell table:style-name="Base06GreyBackground" office:value-type="string" calcext:value-type="string">
            <text:p>1,5̅0̅1̅5̅ ̅2̅1̅1̅3̅ ̅2̅ ₆</text:p>
          </table:table-cell>
          <table:table-cell table:style-name="Base06" office:value-type="string" calcext:value-type="string">
            <text:p>1,5̅2̅1̅1̅ ̅3̅2̅5̅0̅ ̅1̅ ₆</text:p>
          </table:table-cell>
          <table:table-cell/>
          <table:table-cell table:style-name="Base06LineTitle" office:value-type="string" calcext:value-type="string">
            <text:p>31 ₆</text:p>
          </table:table-cell>
          <table:table-cell table:style-name="ce15" office:value-type="string" calcext:value-type="string">
            <text:p>0,3̅4̅0̅2̅ ̅1̅5̅ ₆</text:p>
          </table:table-cell>
          <table:table-cell table:style-name="Base06" office:value-type="string" calcext:value-type="string">
            <text:p>0,33213 ₆</text:p>
          </table:table-cell>
          <table:table-cell table:style-name="Base06GreyBackground" office:value-type="string" calcext:value-type="string">
            <text:p>0,32̅4̅2̅1̅ ̅0̅3̅1̅3̅ ̅4̅5̅ ₆</text:p>
          </table:table-cell>
          <table:table-cell table:style-name="Base06" office:value-type="string" calcext:value-type="string">
            <text:p>0,32̅0̅4̅1̅ ̅2̅2̅4̅5̅ ̅3̅5̅1̅4̅ ̅3̅3̅1̅0̅ ₆</text:p>
          </table:table-cell>
          <table:table-cell table:style-name="Base06GreyBackground" office:value-type="string" calcext:value-type="string">
            <text:p>0,3̅1̅ ₆</text:p>
          </table:table-cell>
          <table:table-cell table:style-name="Base06" office:value-type="string" calcext:value-type="string">
            <text:p>0,31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32 ₆</text:p>
          </table:table-cell>
          <table:table-cell table:style-name="ce16" office:value-type="string" calcext:value-type="string">
            <text:p>1,314̅ ₆</text:p>
          </table:table-cell>
          <table:table-cell table:style-name="Base06GreyBackground" office:value-type="string" calcext:value-type="string">
            <text:p>1,3̅ ₆</text:p>
          </table:table-cell>
          <table:table-cell table:style-name="Base06" office:value-type="string" calcext:value-type="string">
            <text:p>1,352̅ ₆</text:p>
          </table:table-cell>
          <table:table-cell table:style-name="Base06GreyBackground" office:value-type="string" calcext:value-type="string">
            <text:p>1,41̅ ₆</text:p>
          </table:table-cell>
          <table:table-cell table:style-name="Base06" office:value-type="string" calcext:value-type="string">
            <text:p>1,43 ₆</text:p>
          </table:table-cell>
          <table:table-cell table:style-name="Base06GreyBackground" office:value-type="string" calcext:value-type="string">
            <text:p>1,4̅ ₆</text:p>
          </table:table-cell>
          <table:table-cell/>
          <table:table-cell table:style-name="Base06GreyBackgroundLineTitle" office:value-type="string" calcext:value-type="string">
            <text:p>32 ₆</text:p>
          </table:table-cell>
          <table:table-cell table:style-name="ce16" office:value-type="string" calcext:value-type="string">
            <text:p>0,3̅5̅1̅2̅ ̅0̅4̅ ₆</text:p>
          </table:table-cell>
          <table:table-cell table:style-name="Base06GreyBackground" office:value-type="string" calcext:value-type="string">
            <text:p>0,343 ₆</text:p>
          </table:table-cell>
          <table:table-cell table:style-name="Base06" office:value-type="string" calcext:value-type="string">
            <text:p>0,33̅4̅5̅2̅ ̅4̅2̅1̅0̅ ̅3̅1̅ ₆</text:p>
          </table:table-cell>
          <table:table-cell table:style-name="Base06GreyBackground" office:value-type="string" calcext:value-type="string">
            <text:p>0,3̅3̅1̅0̅ ̅2̅0̅4̅1̅ ̅2̅2̅4̅5̅ ̅3̅5̅1̅4̅ ₆</text:p>
          </table:table-cell>
          <table:table-cell table:style-name="Base06" office:value-type="string" calcext:value-type="string">
            <text:p>0,3̅2̅ ₆</text:p>
          </table:table-cell>
          <table:table-cell table:style-name="Base06GreyBackground" office:value-type="string" calcext:value-type="string">
            <text:p>0,32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33 ₆</text:p>
          </table:table-cell>
          <table:table-cell table:style-name="ce15" office:value-type="string" calcext:value-type="string">
            <text:p>1,25̅0̅5̅ ̅0̅5̅0̅5̅ ̅0̅5̅0̅ ₆</text:p>
          </table:table-cell>
          <table:table-cell table:style-name="Base06" office:value-type="string" calcext:value-type="string">
            <text:p>1,30̅5̅ ₆</text:p>
          </table:table-cell>
          <table:table-cell table:style-name="Base06GreyBackground" office:value-type="string" calcext:value-type="string">
            <text:p>1,3̅2̅ ₆</text:p>
          </table:table-cell>
          <table:table-cell table:style-name="Base06" office:value-type="string" calcext:value-type="string">
            <text:p>1,34̅1̅4̅ ̅1̅4̅1̅4̅ ̅1̅4̅1̅ ₆</text:p>
          </table:table-cell>
          <table:table-cell table:style-name="Base06GreyBackground" office:value-type="string" calcext:value-type="string">
            <text:p>1,4 ₆</text:p>
          </table:table-cell>
          <table:table-cell table:style-name="Base06" office:value-type="string" calcext:value-type="string">
            <text:p>1,4̅1̅ ₆</text:p>
          </table:table-cell>
          <table:table-cell/>
          <table:table-cell table:style-name="Base06LineTitle" office:value-type="string" calcext:value-type="string">
            <text:p>33 ₆</text:p>
          </table:table-cell>
          <table:table-cell table:style-name="ce15" office:value-type="string" calcext:value-type="string">
            <text:p>0,4̅0̅2̅1̅ ̅5̅3̅ ₆</text:p>
          </table:table-cell>
          <table:table-cell table:style-name="Base06" office:value-type="string" calcext:value-type="string">
            <text:p>0,35343 ₆</text:p>
          </table:table-cell>
          <table:table-cell table:style-name="Base06GreyBackground" office:value-type="string" calcext:value-type="string">
            <text:p>0,3̅4̅5̅2̅ ̅4̅2̅1̅0̅ ̅3̅1̅ ₆</text:p>
          </table:table-cell>
          <table:table-cell table:style-name="Base06" office:value-type="string" calcext:value-type="string">
            <text:p>0,34̅1̅2̅2̅ ̅4̅5̅3̅5̅ ̅1̅4̅3̅3̅ ̅1̅0̅2̅0̅ ₆</text:p>
          </table:table-cell>
          <table:table-cell table:style-name="Base06GreyBackground" office:value-type="string" calcext:value-type="string">
            <text:p>0,3̅ ₆</text:p>
          </table:table-cell>
          <table:table-cell table:style-name="Base06" office:value-type="string" calcext:value-type="string">
            <text:p>0,3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34 ₆</text:p>
          </table:table-cell>
          <table:table-cell table:style-name="ce16" office:value-type="string" calcext:value-type="string">
            <text:p>1,22̅4̅2̅ ̅1̅0̅3̅1̅ ̅3̅4̅5̅ ₆</text:p>
          </table:table-cell>
          <table:table-cell table:style-name="Base06GreyBackground" office:value-type="string" calcext:value-type="string">
            <text:p>1,2̅4̅2̅1̅ ̅0̅3̅1̅3̅ ̅4̅5̅ ₆</text:p>
          </table:table-cell>
          <table:table-cell table:style-name="Base06" office:value-type="string" calcext:value-type="string">
            <text:p>1,3 ₆</text:p>
          </table:table-cell>
          <table:table-cell table:style-name="Base06GreyBackground" office:value-type="string" calcext:value-type="string">
            <text:p>1,3̅1̅3̅4̅ ̅5̅2̅4̅2̅ ̅1̅0̅ ₆</text:p>
          </table:table-cell>
          <table:table-cell table:style-name="Base06" office:value-type="string" calcext:value-type="string">
            <text:p>1,33̅1̅3̅ ̅4̅5̅2̅4̅ ̅2̅1̅0̅ ₆</text:p>
          </table:table-cell>
          <table:table-cell table:style-name="Base06GreyBackground" office:value-type="string" calcext:value-type="string">
            <text:p>1,3̅4̅5̅2̅ ̅4̅2̅1̅0̅ ̅3̅1̅ ₆</text:p>
          </table:table-cell>
          <table:table-cell/>
          <table:table-cell table:style-name="Base06GreyBackgroundLineTitle" office:value-type="string" calcext:value-type="string">
            <text:p>34 ₆</text:p>
          </table:table-cell>
          <table:table-cell table:style-name="ce16" office:value-type="string" calcext:value-type="string">
            <text:p>0,4̅1̅3̅1̅ ̅4̅2̅ ₆</text:p>
          </table:table-cell>
          <table:table-cell table:style-name="Base06GreyBackground" office:value-type="string" calcext:value-type="string">
            <text:p>0,4043 ₆</text:p>
          </table:table-cell>
          <table:table-cell table:style-name="Base06" office:value-type="string" calcext:value-type="string">
            <text:p>0,4 ₆</text:p>
          </table:table-cell>
          <table:table-cell table:style-name="Base06GreyBackground" office:value-type="string" calcext:value-type="string">
            <text:p>0,3̅5̅1̅4̅ ̅3̅3̅1̅0̅ ̅2̅0̅4̅1̅ ̅2̅2̅4̅5̅ ₆</text:p>
          </table:table-cell>
          <table:table-cell table:style-name="Base06" office:value-type="string" calcext:value-type="string">
            <text:p>0,3̅4̅ ₆</text:p>
          </table:table-cell>
          <table:table-cell table:style-name="Base06GreyBackground" office:value-type="string" calcext:value-type="string">
            <text:p>0,34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35 ₆</text:p>
          </table:table-cell>
          <table:table-cell table:style-name="ce15" office:value-type="string" calcext:value-type="string">
            <text:p>1,2̅0̅3̅0̅ ̅4̅4̅1̅0̅ ̅1̅3̅2̅ ₆</text:p>
          </table:table-cell>
          <table:table-cell table:style-name="Base06" office:value-type="string" calcext:value-type="string">
            <text:p>1,2̅2̅0̅3̅ ̅0̅4̅4̅1̅ ̅0̅1̅3̅ ₆</text:p>
          </table:table-cell>
          <table:table-cell table:style-name="Base06GreyBackground" office:value-type="string" calcext:value-type="string">
            <text:p>1,2̅3̅3̅5̅ ̅2̅5̅1̅1̅ ̅4̅5̅4̅ ₆</text:p>
          </table:table-cell>
          <table:table-cell table:style-name="Base06" office:value-type="string" calcext:value-type="string">
            <text:p>1,2̅5̅1̅1̅ ̅4̅5̅4̅2̅ ̅3̅3̅5̅ ₆</text:p>
          </table:table-cell>
          <table:table-cell table:style-name="Base06GreyBackground" office:value-type="string" calcext:value-type="string">
            <text:p>1,3̅0̅4̅4̅ ̅1̅0̅1̅3̅ ̅2̅2̅0̅ ₆</text:p>
          </table:table-cell>
          <table:table-cell table:style-name="Base06" office:value-type="string" calcext:value-type="string">
            <text:p>1,3̅2̅2̅0̅ ̅3̅0̅4̅4̅ ̅1̅0̅1̅ ₆</text:p>
          </table:table-cell>
          <table:table-cell/>
          <table:table-cell table:style-name="Base06LineTitle" office:value-type="string" calcext:value-type="string">
            <text:p>35 ₆</text:p>
          </table:table-cell>
          <table:table-cell table:style-name="ce15" office:value-type="string" calcext:value-type="string">
            <text:p>0,4̅2̅4̅1̅ ̅3̅1̅ ₆</text:p>
          </table:table-cell>
          <table:table-cell table:style-name="Base06" office:value-type="string" calcext:value-type="string">
            <text:p>0,41513 ₆</text:p>
          </table:table-cell>
          <table:table-cell table:style-name="Base06GreyBackground" office:value-type="string" calcext:value-type="string">
            <text:p>0,41̅0̅3̅1̅ ̅3̅4̅5̅2̅ ̅4̅2̅ ₆</text:p>
          </table:table-cell>
          <table:table-cell table:style-name="Base06" office:value-type="string" calcext:value-type="string">
            <text:p>0,40̅2̅0̅4̅ ̅1̅2̅2̅4̅ ̅5̅3̅5̅1̅ ̅4̅3̅3̅1̅ ₆</text:p>
          </table:table-cell>
          <table:table-cell table:style-name="Base06GreyBackground" office:value-type="string" calcext:value-type="string">
            <text:p>0,3̅5̅ ₆</text:p>
          </table:table-cell>
          <table:table-cell table:style-name="Base06" office:value-type="string" calcext:value-type="string">
            <text:p>0,35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40 ₆</text:p>
          </table:table-cell>
          <table:table-cell table:style-name="ce16" office:value-type="string" calcext:value-type="string">
            <text:p>1,143 ₆</text:p>
          </table:table-cell>
          <table:table-cell table:style-name="Base06GreyBackground" office:value-type="string" calcext:value-type="string">
            <text:p>1,2 ₆</text:p>
          </table:table-cell>
          <table:table-cell table:style-name="Base06" office:value-type="string" calcext:value-type="string">
            <text:p>1,213 ₆</text:p>
          </table:table-cell>
          <table:table-cell table:style-name="Base06GreyBackground" office:value-type="string" calcext:value-type="string">
            <text:p>1,23 ₆</text:p>
          </table:table-cell>
          <table:table-cell table:style-name="Base06" office:value-type="string" calcext:value-type="string">
            <text:p>1,243 ₆</text:p>
          </table:table-cell>
          <table:table-cell table:style-name="Base06GreyBackground" office:value-type="string" calcext:value-type="string">
            <text:p>1,3 ₆</text:p>
          </table:table-cell>
          <table:table-cell/>
          <table:table-cell table:style-name="Base06GreyBackgroundLineTitle" office:value-type="string" calcext:value-type="string">
            <text:p>40 ₆</text:p>
          </table:table-cell>
          <table:table-cell table:style-name="ce16" office:value-type="string" calcext:value-type="string">
            <text:p>0,4̅3̅5̅1̅ ̅2̅0̅ ₆</text:p>
          </table:table-cell>
          <table:table-cell table:style-name="Base06GreyBackground" office:value-type="string" calcext:value-type="string">
            <text:p>0,43 ₆</text:p>
          </table:table-cell>
          <table:table-cell table:style-name="Base06" office:value-type="string" calcext:value-type="string">
            <text:p>0,4̅2̅1̅0̅ ̅3̅1̅3̅4̅ ̅5̅2̅ ₆</text:p>
          </table:table-cell>
          <table:table-cell table:style-name="Base06GreyBackground" office:value-type="string" calcext:value-type="string">
            <text:p>0,4̅1̅2̅2̅ ̅4̅5̅3̅5̅ ̅1̅4̅3̅3̅ ̅1̅0̅2̅0̅ ₆</text:p>
          </table:table-cell>
          <table:table-cell table:style-name="Base06" office:value-type="string" calcext:value-type="string">
            <text:p>0,4̅0̅ ₆</text:p>
          </table:table-cell>
          <table:table-cell table:style-name="Base06GreyBackground" office:value-type="string" calcext:value-type="string">
            <text:p>0,4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41 ₆</text:p>
          </table:table-cell>
          <table:table-cell table:style-name="ce15" office:value-type="string" calcext:value-type="string">
            <text:p>1,1̅2̅3̅5̅ ̅0̅ ₆</text:p>
          </table:table-cell>
          <table:table-cell table:style-name="Base06" office:value-type="string" calcext:value-type="string">
            <text:p>1,1̅4̅0̅2̅ ̅5̅ ₆</text:p>
          </table:table-cell>
          <table:table-cell table:style-name="Base06GreyBackground" office:value-type="string" calcext:value-type="string">
            <text:p>1,1̅5̅3̅0̅ ̅4̅ ₆</text:p>
          </table:table-cell>
          <table:table-cell table:style-name="Base06" office:value-type="string" calcext:value-type="string">
            <text:p>1,2̅0̅5̅4̅ ̅3̅ ₆</text:p>
          </table:table-cell>
          <table:table-cell table:style-name="Base06GreyBackground" office:value-type="string" calcext:value-type="string">
            <text:p>1,2̅ ₆</text:p>
          </table:table-cell>
          <table:table-cell table:style-name="Base06" office:value-type="string" calcext:value-type="string">
            <text:p>1,2̅3̅5̅0̅ ̅1̅ ₆</text:p>
          </table:table-cell>
          <table:table-cell/>
          <table:table-cell table:style-name="Base06LineTitle" office:value-type="string" calcext:value-type="string">
            <text:p>41 ₆</text:p>
          </table:table-cell>
          <table:table-cell table:style-name="ce15" office:value-type="string" calcext:value-type="string">
            <text:p>0,4̅5̅0̅1̅ ̅0̅5̅ ₆</text:p>
          </table:table-cell>
          <table:table-cell table:style-name="Base06" office:value-type="string" calcext:value-type="string">
            <text:p>0,44043 ₆</text:p>
          </table:table-cell>
          <table:table-cell table:style-name="Base06GreyBackground" office:value-type="string" calcext:value-type="string">
            <text:p>0,43̅1̅3̅4̅ ̅5̅2̅4̅2̅ ̅1̅0̅ ₆</text:p>
          </table:table-cell>
          <table:table-cell table:style-name="Base06" office:value-type="string" calcext:value-type="string">
            <text:p>0,42̅2̅4̅5̅ ̅3̅5̅1̅4̅ ̅3̅3̅1̅0̅ ̅2̅0̅4̅1̅ ₆</text:p>
          </table:table-cell>
          <table:table-cell table:style-name="Base06GreyBackground" office:value-type="string" calcext:value-type="string">
            <text:p>0,4̅1̅ ₆</text:p>
          </table:table-cell>
          <table:table-cell table:style-name="Base06" office:value-type="string" calcext:value-type="string">
            <text:p>0,41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42 ₆</text:p>
          </table:table-cell>
          <table:table-cell table:style-name="ce16" office:value-type="string" calcext:value-type="string">
            <text:p>1,10̅5̅3̅ ̅1̅2̅1̅5̅ ̅0̅2̅4̅3̅ ̅4̅ ₆</text:p>
          </table:table-cell>
          <table:table-cell table:style-name="Base06GreyBackground" office:value-type="string" calcext:value-type="string">
            <text:p>1,1̅2̅1̅5̅ ̅0̅2̅4̅3̅ ̅4̅0̅5̅3̅ ₆</text:p>
          </table:table-cell>
          <table:table-cell table:style-name="Base06" office:value-type="string" calcext:value-type="string">
            <text:p>1,1340 5312 1502 434 ₆</text:p>
          </table:table-cell>
          <table:table-cell table:style-name="Base06GreyBackground" office:value-type="string" calcext:value-type="string">
            <text:p>1,1̅5̅0̅2̅ ̅4̅3̅4̅0̅ ̅5̅3̅1̅2̅ ₆</text:p>
          </table:table-cell>
          <table:table-cell table:style-name="Base06" office:value-type="string" calcext:value-type="string">
            <text:p>1,20̅2̅4̅ ̅3̅4̅0̅5̅ ̅3̅1̅2̅1̅ ̅5̅ ₆</text:p>
          </table:table-cell>
          <table:table-cell table:style-name="Base06GreyBackground" office:value-type="string" calcext:value-type="string">
            <text:p>1,2̅1̅5̅0̅ ̅2̅4̅3̅4̅ ̅0̅5̅3̅1̅ ₆</text:p>
          </table:table-cell>
          <table:table-cell/>
          <table:table-cell table:style-name="Base06GreyBackgroundLineTitle" office:value-type="string" calcext:value-type="string">
            <text:p>42 ₆</text:p>
          </table:table-cell>
          <table:table-cell table:style-name="ce16" office:value-type="string" calcext:value-type="string">
            <text:p>0,5̅0̅1̅0̅ ̅5̅4̅ ₆</text:p>
          </table:table-cell>
          <table:table-cell table:style-name="Base06GreyBackground" office:value-type="string" calcext:value-type="string">
            <text:p>0,4513 ₆</text:p>
          </table:table-cell>
          <table:table-cell table:style-name="Base06" office:value-type="string" calcext:value-type="string">
            <text:p>0,44̅2̅1̅0̅ ̅3̅1̅3̅4̅ ̅5̅2̅ ₆</text:p>
          </table:table-cell>
          <table:table-cell table:style-name="Base06GreyBackground" office:value-type="string" calcext:value-type="string">
            <text:p>0,4̅3̅3̅1̅ ̅0̅2̅0̅4̅ ̅1̅2̅2̅4̅ ̅5̅3̅5̅1̅ ₆</text:p>
          </table:table-cell>
          <table:table-cell table:style-name="Base06" office:value-type="string" calcext:value-type="string">
            <text:p>0,4̅2̅ ₆</text:p>
          </table:table-cell>
          <table:table-cell table:style-name="Base06GreyBackground" office:value-type="string" calcext:value-type="string">
            <text:p>0,42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43 ₆</text:p>
          </table:table-cell>
          <table:table-cell table:style-name="ce15" office:value-type="string" calcext:value-type="string">
            <text:p>1,052 ₆</text:p>
          </table:table-cell>
          <table:table-cell table:style-name="Base06" office:value-type="string" calcext:value-type="string">
            <text:p>1,104 ₆</text:p>
          </table:table-cell>
          <table:table-cell table:style-name="Base06GreyBackground" office:value-type="string" calcext:value-type="string">
            <text:p>1,12 ₆</text:p>
          </table:table-cell>
          <table:table-cell table:style-name="Base06" office:value-type="string" calcext:value-type="string">
            <text:p>1,132 ₆</text:p>
          </table:table-cell>
          <table:table-cell table:style-name="Base06GreyBackground" office:value-type="string" calcext:value-type="string">
            <text:p>1,14̅ ₆</text:p>
          </table:table-cell>
          <table:table-cell table:style-name="Base06" office:value-type="string" calcext:value-type="string">
            <text:p>1,2 ₆</text:p>
          </table:table-cell>
          <table:table-cell/>
          <table:table-cell table:style-name="Base06LineTitle" office:value-type="string" calcext:value-type="string">
            <text:p>43 ₆</text:p>
          </table:table-cell>
          <table:table-cell table:style-name="ce15" office:value-type="string" calcext:value-type="string">
            <text:p>0,5̅1̅2̅0̅ ̅4̅3̅ ₆</text:p>
          </table:table-cell>
          <table:table-cell table:style-name="Base06" office:value-type="string" calcext:value-type="string">
            <text:p>0,50213 ₆</text:p>
          </table:table-cell>
          <table:table-cell table:style-name="Base06GreyBackground" office:value-type="string" calcext:value-type="string">
            <text:p>0,4̅5̅2̅4̅ ̅2̅1̅0̅3̅ ̅1̅3̅ ₆</text:p>
          </table:table-cell>
          <table:table-cell table:style-name="Base06" office:value-type="string" calcext:value-type="string">
            <text:p>0,44̅3̅3̅1̅ ̅0̅2̅0̅4̅ ̅1̅2̅2̅4̅ ̅5̅3̅5̅1̅ ₆</text:p>
          </table:table-cell>
          <table:table-cell table:style-name="Base06GreyBackground" office:value-type="string" calcext:value-type="string">
            <text:p>0,4̅3̅ ₆</text:p>
          </table:table-cell>
          <table:table-cell table:style-name="Base06" office:value-type="string" calcext:value-type="string">
            <text:p>0,4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44 ₆</text:p>
          </table:table-cell>
          <table:table-cell table:style-name="ce16" office:value-type="string" calcext:value-type="string">
            <text:p>1,035̅0̅ ₆</text:p>
          </table:table-cell>
          <table:table-cell table:style-name="Base06GreyBackground" office:value-type="string" calcext:value-type="string">
            <text:p>1,0̅5̅ ₆</text:p>
          </table:table-cell>
          <table:table-cell table:style-name="Base06" office:value-type="string" calcext:value-type="string">
            <text:p>1,102̅3̅ ₆</text:p>
          </table:table-cell>
          <table:table-cell table:style-name="Base06GreyBackground" office:value-type="string" calcext:value-type="string">
            <text:p>1,11̅4̅ ₆</text:p>
          </table:table-cell>
          <table:table-cell table:style-name="Base06" office:value-type="string" calcext:value-type="string">
            <text:p>1,13 ₆</text:p>
          </table:table-cell>
          <table:table-cell table:style-name="Base06GreyBackground" office:value-type="string" calcext:value-type="string">
            <text:p>1,1̅4̅ ₆</text:p>
          </table:table-cell>
          <table:table-cell/>
          <table:table-cell table:style-name="Base06GreyBackgroundLineTitle" office:value-type="string" calcext:value-type="string">
            <text:p>44 ₆</text:p>
          </table:table-cell>
          <table:table-cell table:style-name="ce16" office:value-type="string" calcext:value-type="string">
            <text:p>0,5̅2̅3̅0̅ ̅3̅2̅ ₆</text:p>
          </table:table-cell>
          <table:table-cell table:style-name="Base06GreyBackground" office:value-type="string" calcext:value-type="string">
            <text:p>0,513 ₆</text:p>
          </table:table-cell>
          <table:table-cell table:style-name="Base06" office:value-type="string" calcext:value-type="string">
            <text:p>0,50̅3̅1̅3̅ ̅4̅5̅2̅4̅ ̅2̅1̅ ₆</text:p>
          </table:table-cell>
          <table:table-cell table:style-name="Base06GreyBackground" office:value-type="string" calcext:value-type="string">
            <text:p>0,4̅5̅3̅5̅ ̅1̅4̅3̅3̅ ̅1̅0̅2̅0̅ ̅4̅1̅2̅2̅ ₆</text:p>
          </table:table-cell>
          <table:table-cell table:style-name="Base06" office:value-type="string" calcext:value-type="string">
            <text:p>0,4̅ ₆</text:p>
          </table:table-cell>
          <table:table-cell table:style-name="Base06GreyBackground" office:value-type="string" calcext:value-type="string">
            <text:p>0,44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45 ₆</text:p>
          </table:table-cell>
          <table:table-cell table:style-name="ce15" office:value-type="string" calcext:value-type="string">
            <text:p>1,0225 2135 3303 4202 ₆</text:p>
          </table:table-cell>
          <table:table-cell table:style-name="Base06" office:value-type="string" calcext:value-type="string">
            <text:p>1,0342 0225 2135 3303 ₆</text:p>
          </table:table-cell>
          <table:table-cell table:style-name="Base06GreyBackground" office:value-type="string" calcext:value-type="string">
            <text:p>1,0454 4315 1011 2404 ₆</text:p>
          </table:table-cell>
          <table:table-cell table:style-name="Base06" office:value-type="string" calcext:value-type="string">
            <text:p>1,1011 2404 5443 151 ₆</text:p>
          </table:table-cell>
          <table:table-cell table:style-name="Base06GreyBackground" office:value-type="string" calcext:value-type="string">
            <text:p>1,1124 0454 4315 1011 ₆</text:p>
          </table:table-cell>
          <table:table-cell table:style-name="Base06" office:value-type="string" calcext:value-type="string">
            <text:p>1,1240 4544 3151 0112 ₆</text:p>
          </table:table-cell>
          <table:table-cell/>
          <table:table-cell table:style-name="Base06LineTitle" office:value-type="string" calcext:value-type="string">
            <text:p>45 ₆</text:p>
          </table:table-cell>
          <table:table-cell table:style-name="ce15" office:value-type="string" calcext:value-type="string">
            <text:p>0,5̅3̅4̅0̅ ̅2̅1̅ ₆</text:p>
          </table:table-cell>
          <table:table-cell table:style-name="Base06" office:value-type="string" calcext:value-type="string">
            <text:p>0,52343 ₆</text:p>
          </table:table-cell>
          <table:table-cell table:style-name="Base06GreyBackground" office:value-type="string" calcext:value-type="string">
            <text:p>0,51̅3̅4̅5̅ ̅2̅4̅2̅1̅ ̅0̅3̅ ₆</text:p>
          </table:table-cell>
          <table:table-cell table:style-name="Base06" office:value-type="string" calcext:value-type="string">
            <text:p>0,50̅4̅1̅2̅ ̅2̅4̅5̅3̅ ̅5̅1̅4̅3̅ ̅3̅1̅0̅2̅ ₆</text:p>
          </table:table-cell>
          <table:table-cell table:style-name="Base06GreyBackground" office:value-type="string" calcext:value-type="string">
            <text:p>0,4̅5̅ ₆</text:p>
          </table:table-cell>
          <table:table-cell table:style-name="Base06" office:value-type="string" calcext:value-type="string">
            <text:p>0,45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50 ₆</text:p>
          </table:table-cell>
          <table:table-cell table:style-name="ce16" office:value-type="string" calcext:value-type="string">
            <text:p>1,01̅ ₆</text:p>
          </table:table-cell>
          <table:table-cell table:style-name="Base06GreyBackground" office:value-type="string" calcext:value-type="string">
            <text:p>1,02̅ ₆</text:p>
          </table:table-cell>
          <table:table-cell table:style-name="Base06" office:value-type="string" calcext:value-type="string">
            <text:p>1,03̅ ₆</text:p>
          </table:table-cell>
          <table:table-cell table:style-name="Base06GreyBackground" office:value-type="string" calcext:value-type="string">
            <text:p>1,04̅ ₆</text:p>
          </table:table-cell>
          <table:table-cell table:style-name="Base06" office:value-type="string" calcext:value-type="string">
            <text:p>1,1 ₆</text:p>
          </table:table-cell>
          <table:table-cell table:style-name="Base06GreyBackground" office:value-type="string" calcext:value-type="string">
            <text:p>1,1̅ ₆</text:p>
          </table:table-cell>
          <table:table-cell/>
          <table:table-cell table:style-name="Base06GreyBackgroundLineTitle" office:value-type="string" calcext:value-type="string">
            <text:p>50 ₆</text:p>
          </table:table-cell>
          <table:table-cell table:style-name="ce16" office:value-type="string" calcext:value-type="string">
            <text:p>0,5̅4̅5̅0̅ ̅1̅0̅ ₆</text:p>
          </table:table-cell>
          <table:table-cell table:style-name="Base06GreyBackground" office:value-type="string" calcext:value-type="string">
            <text:p>0,5343 ₆</text:p>
          </table:table-cell>
          <table:table-cell table:style-name="Base06" office:value-type="string" calcext:value-type="string">
            <text:p>0,5̅2̅4̅2̅ ̅1̅0̅3̅1̅ ̅3̅4̅ ₆</text:p>
          </table:table-cell>
          <table:table-cell table:style-name="Base06GreyBackground" office:value-type="string" calcext:value-type="string">
            <text:p>0,5̅1̅4̅3̅ ̅3̅1̅0̅2̅ ̅0̅4̅1̅2̅ ̅2̅4̅5̅3̅ ₆</text:p>
          </table:table-cell>
          <table:table-cell table:style-name="Base06" office:value-type="string" calcext:value-type="string">
            <text:p>0,5̅0̅ ₆</text:p>
          </table:table-cell>
          <table:table-cell table:style-name="Base06GreyBackground" office:value-type="string" calcext:value-type="string">
            <text:p>0,5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51 ₆</text:p>
          </table:table-cell>
          <table:table-cell table:style-name="ce15" office:value-type="string" calcext:value-type="string">
            <text:p>1 ₆</text:p>
          </table:table-cell>
          <table:table-cell table:style-name="Base06" office:value-type="string" calcext:value-type="string">
            <text:p>1,0̅1̅0̅5̅ ̅4̅5̅ ₆</text:p>
          </table:table-cell>
          <table:table-cell table:style-name="Base06GreyBackground" office:value-type="string" calcext:value-type="string">
            <text:p>1,0̅2̅1̅5̅ ̅3̅4̅ ₆</text:p>
          </table:table-cell>
          <table:table-cell table:style-name="Base06" office:value-type="string" calcext:value-type="string">
            <text:p>1,0̅3̅2̅5̅ ̅2̅3̅ ₆</text:p>
          </table:table-cell>
          <table:table-cell table:style-name="Base06GreyBackground" office:value-type="string" calcext:value-type="string">
            <text:p>1,0̅4̅3̅5̅ ̅1̅2̅ ₆</text:p>
          </table:table-cell>
          <table:table-cell table:style-name="Base06" office:value-type="string" calcext:value-type="string">
            <text:p>1,0̅5̅4̅5̅ ̅0̅1̅ ₆</text:p>
          </table:table-cell>
          <table:table-cell/>
          <table:table-cell table:style-name="Base06LineTitle" office:value-type="string" calcext:value-type="string">
            <text:p>51 ₆</text:p>
          </table:table-cell>
          <table:table-cell table:style-name="ce15" office:value-type="string" calcext:value-type="string">
            <text:p>1 ₆</text:p>
          </table:table-cell>
          <table:table-cell table:style-name="Base06" office:value-type="string" calcext:value-type="string">
            <text:p>0,54513 ₆</text:p>
          </table:table-cell>
          <table:table-cell table:style-name="Base06GreyBackground" office:value-type="string" calcext:value-type="string">
            <text:p>0,53̅4̅5̅2̅ ̅4̅2̅1̅0̅ ̅3̅1̅ ₆</text:p>
          </table:table-cell>
          <table:table-cell table:style-name="Base06" office:value-type="string" calcext:value-type="string">
            <text:p>0,52̅4̅5̅3̅ ̅5̅1̅4̅3̅ ̅3̅1̅0̅2̅ ̅0̅4̅1̅2̅ ₆</text:p>
          </table:table-cell>
          <table:table-cell table:style-name="Base06GreyBackground" office:value-type="string" calcext:value-type="string">
            <text:p>0,5̅1̅ ₆</text:p>
          </table:table-cell>
          <table:table-cell table:style-name="Base06" office:value-type="string" calcext:value-type="string">
            <text:p>0,51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52 ₆</text:p>
          </table:table-cell>
          <table:table-cell table:style-name="ce16" office:value-type="string" calcext:value-type="string">
            <text:p>0,5451 3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1,0104 3 ₆</text:p>
          </table:table-cell>
          <table:table-cell table:style-name="Base06GreyBackground" office:value-type="string" calcext:value-type="string">
            <text:p>1,0213 ₆</text:p>
          </table:table-cell>
          <table:table-cell table:style-name="Base06" office:value-type="string" calcext:value-type="string">
            <text:p>1,0321 3 ₆</text:p>
          </table:table-cell>
          <table:table-cell table:style-name="Base06GreyBackground" office:value-type="string" calcext:value-type="string">
            <text:p>1,043 ₆</text:p>
          </table:table-cell>
          <table:table-cell/>
          <table:table-cell table:style-name="Base06GreyBackgroundLineTitle" office:value-type="string" calcext:value-type="string">
            <text:p>52 ₆</text:p>
          </table:table-cell>
          <table:table-cell table:style-name="ce16" office:value-type="string" calcext:value-type="string">
            <text:p>1,0̅1̅0̅5̅ ̅4̅5̅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0,54̅5̅2̅4̅ ̅2̅1̅0̅3̅ ̅1̅3̅ ₆</text:p>
          </table:table-cell>
          <table:table-cell table:style-name="Base06GreyBackground" office:value-type="string" calcext:value-type="string">
            <text:p>0,5̅3̅5̅1̅ ̅4̅3̅3̅1̅ ̅0̅2̅0̅4̅ ̅1̅2̅2̅4̅ ₆</text:p>
          </table:table-cell>
          <table:table-cell table:style-name="Base06" office:value-type="string" calcext:value-type="string">
            <text:p>0,5̅2̅ ₆</text:p>
          </table:table-cell>
          <table:table-cell table:style-name="Base06GreyBackground" office:value-type="string" calcext:value-type="string">
            <text:p>0,52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53 ₆</text:p>
          </table:table-cell>
          <table:table-cell table:style-name="ce15" office:value-type="string" calcext:value-type="string">
            <text:p>0,53̅4̅5̅ ̅2̅4̅2̅1̅ ̅0̅3̅1̅ ₆</text:p>
          </table:table-cell>
          <table:table-cell table:style-name="Base06" office:value-type="string" calcext:value-type="string">
            <text:p>0,54̅5̅2̅ ̅4̅2̅1̅0̅ ̅3̅1̅3̅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1,01̅0̅3̅ ̅1̅3̅4̅5̅ ̅2̅4̅2̅ ₆</text:p>
          </table:table-cell>
          <table:table-cell table:style-name="Base06GreyBackground" office:value-type="string" calcext:value-type="string">
            <text:p>1,02̅1̅0̅ ̅3̅1̅3̅4̅ ̅5̅2̅4̅ ₆</text:p>
          </table:table-cell>
          <table:table-cell table:style-name="Base06" office:value-type="string" calcext:value-type="string">
            <text:p>1,0̅3̅1̅3̅ ̅4̅5̅2̅4̅ ̅2̅1̅ ₆</text:p>
          </table:table-cell>
          <table:table-cell/>
          <table:table-cell table:style-name="Base06LineTitle" office:value-type="string" calcext:value-type="string">
            <text:p>53 ₆</text:p>
          </table:table-cell>
          <table:table-cell table:style-name="ce15" office:value-type="string" calcext:value-type="string">
            <text:p>1,0̅2̅1̅5̅ ̅3̅4̅ ₆</text:p>
          </table:table-cell>
          <table:table-cell table:style-name="Base06" office:value-type="string" calcext:value-type="string">
            <text:p>1,01043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0,54̅5̅3̅5̅ ̅1̅4̅3̅3̅ ̅1̅0̅2̅0̅ ̅4̅1̅2̅2̅ ₆</text:p>
          </table:table-cell>
          <table:table-cell table:style-name="Base06GreyBackground" office:value-type="string" calcext:value-type="string">
            <text:p>0,5̅3̅5̅3̅ ̅5̅3̅ ₆</text:p>
          </table:table-cell>
          <table:table-cell table:style-name="Base06" office:value-type="string" calcext:value-type="string">
            <text:p>0,5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54 ₆</text:p>
          </table:table-cell>
          <table:table-cell table:style-name="ce16" office:value-type="string" calcext:value-type="string">
            <text:p>0,5245 3514 3310 2041 ₆</text:p>
          </table:table-cell>
          <table:table-cell table:style-name="Base06GreyBackground" office:value-type="string" calcext:value-type="string">
            <text:p>0,5351 4331 0204 1224 ₆</text:p>
          </table:table-cell>
          <table:table-cell table:style-name="Base06" office:value-type="string" calcext:value-type="string">
            <text:p>0,5453 5143 3102 0412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1,0102 0412 2453 5143 ₆</text:p>
          </table:table-cell>
          <table:table-cell table:style-name="Base06GreyBackground" office:value-type="string" calcext:value-type="string">
            <text:p>1,0204 1224 5351 4331 ₆</text:p>
          </table:table-cell>
          <table:table-cell/>
          <table:table-cell table:style-name="Base06GreyBackgroundLineTitle" office:value-type="string" calcext:value-type="string">
            <text:p>54 ₆</text:p>
          </table:table-cell>
          <table:table-cell table:style-name="ce16" office:value-type="string" calcext:value-type="string">
            <text:p>1,0̅3̅2̅5̅ ̅2̅3̅ ₆</text:p>
          </table:table-cell>
          <table:table-cell table:style-name="Base06GreyBackground" office:value-type="string" calcext:value-type="string">
            <text:p>1,0213 ₆</text:p>
          </table:table-cell>
          <table:table-cell table:style-name="Base06" office:value-type="string" calcext:value-type="string">
            <text:p>1,01̅0̅3̅1̅ ̅3̅4̅5̅2̅ ̅4̅2̅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0,5̅4̅5̅4̅ ̅5̅4̅ ₆</text:p>
          </table:table-cell>
          <table:table-cell table:style-name="Base06GreyBackground" office:value-type="string" calcext:value-type="string">
            <text:p>0,54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55 ₆</text:p>
          </table:table-cell>
          <table:table-cell table:style-name="ce15" office:value-type="string" calcext:value-type="string">
            <text:p>0,5̅1̅ ₆</text:p>
          </table:table-cell>
          <table:table-cell table:style-name="Base06" office:value-type="string" calcext:value-type="string">
            <text:p>0,5̅2̅ ₆</text:p>
          </table:table-cell>
          <table:table-cell table:style-name="Base06GreyBackground" office:value-type="string" calcext:value-type="string">
            <text:p>0,5̅3̅5̅3̅ ̅5̅3̅5̅3̅ ̅5̅3̅ ₆</text:p>
          </table:table-cell>
          <table:table-cell table:style-name="Base06" office:value-type="string" calcext:value-type="string">
            <text:p>0,5̅4̅5̅4̅ ̅5̅4̅5̅4̅ ̅5̅4̅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1,0̅1̅ ₆</text:p>
          </table:table-cell>
          <table:table-cell/>
          <table:table-cell table:style-name="Base06LineTitle" office:value-type="string" calcext:value-type="string">
            <text:p>55 ₆</text:p>
          </table:table-cell>
          <table:table-cell table:style-name="ce15" office:value-type="string" calcext:value-type="string">
            <text:p>1,0̅4̅3̅5̅ ̅1̅2̅ ₆</text:p>
          </table:table-cell>
          <table:table-cell table:style-name="Base06" office:value-type="string" calcext:value-type="string">
            <text:p>1,03213 ₆</text:p>
          </table:table-cell>
          <table:table-cell table:style-name="Base06GreyBackground" office:value-type="string" calcext:value-type="string">
            <text:p>1,02̅1̅0̅3̅ ̅1̅3̅4̅5̅ ̅2̅4̅ ₆</text:p>
          </table:table-cell>
          <table:table-cell table:style-name="Base06" office:value-type="string" calcext:value-type="string">
            <text:p>1,01̅0̅2̅0̅ ̅4̅1̅2̅2̅ ̅4̅5̅3̅5̅ ̅1̅4̅3̅3̅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0,55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100 ₆</text:p>
          </table:table-cell>
          <table:table-cell table:style-name="ce16" office:value-type="string" calcext:value-type="string">
            <text:p>0,51 ₆</text:p>
          </table:table-cell>
          <table:table-cell table:style-name="Base06GreyBackground" office:value-type="string" calcext:value-type="string">
            <text:p>0,52 ₆</text:p>
          </table:table-cell>
          <table:table-cell table:style-name="Base06" office:value-type="string" calcext:value-type="string">
            <text:p>0,53 ₆</text:p>
          </table:table-cell>
          <table:table-cell table:style-name="Base06GreyBackground" office:value-type="string" calcext:value-type="string">
            <text:p>0,54 ₆</text:p>
          </table:table-cell>
          <table:table-cell table:style-name="Base06" office:value-type="string" calcext:value-type="string">
            <text:p>0,5̅ ₆</text:p>
          </table:table-cell>
          <table:table-cell table:style-name="Base06GreyBackground" office:value-type="string" calcext:value-type="string">
            <text:p>1 ₆</text:p>
          </table:table-cell>
          <table:table-cell/>
          <table:table-cell table:style-name="Base06GreyBackgroundLineTitle" office:value-type="string" calcext:value-type="string">
            <text:p>100 ₆</text:p>
          </table:table-cell>
          <table:table-cell table:style-name="ce16" office:value-type="string" calcext:value-type="string">
            <text:p>1,0̅5̅4̅5̅ ̅0̅1̅ ₆</text:p>
          </table:table-cell>
          <table:table-cell table:style-name="Base06GreyBackground" office:value-type="string" calcext:value-type="string">
            <text:p>1,043 ₆</text:p>
          </table:table-cell>
          <table:table-cell table:style-name="Base06" office:value-type="string" calcext:value-type="string">
            <text:p>1,0̅3̅1̅3̅ ̅4̅5̅2̅4̅ ̅2̅1̅ ₆</text:p>
          </table:table-cell>
          <table:table-cell table:style-name="Base06GreyBackground" office:value-type="string" calcext:value-type="string">
            <text:p>1,0̅2̅0̅4̅ ̅1̅2̅2̅4̅ ̅5̅3̅5̅1̅ ̅4̅3̅3̅1̅ ₆</text:p>
          </table:table-cell>
          <table:table-cell table:style-name="Base06" office:value-type="string" calcext:value-type="string">
            <text:p>1,0̅1̅ ₆</text:p>
          </table:table-cell>
          <table:table-cell table:style-name="Base06GreyBackground" office:value-type="string" calcext:value-type="string">
            <text:p>1 ₆</text:p>
          </table:table-cell>
          <table:table-cell table:number-columns-repeated="16342"/>
        </table:table-row>
        <table:table-row table:style-name="ro3" table:number-rows-repeated="1047840">
          <table:table-cell table:number-columns-repeated="16357"/>
        </table:table-row>
        <table:table-row table:style-name="ro4" table:number-rows-repeated="499">
          <table:table-cell table:number-columns-repeated="16357"/>
        </table:table-row>
        <table:table-row table:style-name="ro4">
          <table:table-cell table:number-columns-repeated="16357"/>
        </table:table-row>
      </table:table>
      <table:table table:name="Divisão (com decimal)" table:style-name="ta1">
        <table:table-column table:style-name="co1" table:number-columns-repeated="2" table:default-cell-style-name="Default"/>
        <table:table-column table:style-name="co2" table:number-columns-repeated="6" table:default-cell-style-name="Default"/>
        <table:table-column table:style-name="co1" table:number-columns-repeated="3" table:default-cell-style-name="Default"/>
        <table:table-column table:style-name="co2" table:number-columns-repeated="6" table:default-cell-style-name="Default"/>
        <table:table-column table:style-name="co3" table:number-columns-repeated="16345" table:default-cell-style-name="Default"/>
        <table:table-row table:style-name="ro1">
          <table:table-cell table:style-name="ce13" office:value-type="string" calcext:value-type="string" table:number-columns-spanned="17" table:number-rows-spanned="1">
            <text:p>DIVISÃO</text:p>
          </table:table-cell>
          <table:covered-table-cell table:number-columns-repeated="16"/>
          <table:table-cell table:number-columns-repeated="16345"/>
        </table:table-row>
        <table:table-row table:style-name="ro2">
          <table:table-cell table:style-name="ce14" office:value-type="string" calcext:value-type="string" table:number-columns-spanned="8" table:number-rows-spanned="1">
            <text:p>COLUNA ÷ LINHA</text:p>
          </table:table-cell>
          <table:covered-table-cell table:number-columns-repeated="7" table:style-name="Heading_20_2"/>
          <table:table-cell table:style-name="Heading_20_2"/>
          <table:table-cell table:style-name="ce14" office:value-type="string" calcext:value-type="string" table:number-columns-spanned="8" table:number-rows-spanned="1">
            <text:p>LINHA ÷ COLUNA</text:p>
          </table:table-cell>
          <table:covered-table-cell table:number-columns-repeated="7" table:style-name="Heading_20_2"/>
          <table:table-cell table:number-columns-repeated="16345"/>
        </table:table-row>
        <table:table-row table:style-name="ro3" table:number-rows-repeated="2">
          <table:table-cell table:number-columns-repeated="16362"/>
        </table:table-row>
        <table:table-row table:style-name="ro3">
          <table:table-cell table:number-columns-repeated="2"/>
          <table:table-cell table:style-name="Base10ColumnTitle" office:value-type="string" calcext:value-type="string">
            <text:p>1 ₁₀</text:p>
          </table:table-cell>
          <table:table-cell table:style-name="Base06ColumnTitle" office:value-type="string" calcext:value-type="string">
            <text:p>1 ₆</text:p>
          </table:table-cell>
          <table:table-cell table:style-name="Base10GreyBackgroundColumnTitle" office:value-type="string" calcext:value-type="string">
            <text:p>2 ₁₀</text:p>
          </table:table-cell>
          <table:table-cell table:style-name="Base06GreyBackgroundColumnTitle" office:value-type="string" calcext:value-type="string">
            <text:p>2 ₆</text:p>
          </table:table-cell>
          <table:table-cell table:style-name="Base10ColumnTitle" office:value-type="string" calcext:value-type="string">
            <text:p>3 ₁₀</text:p>
          </table:table-cell>
          <table:table-cell table:style-name="Base06ColumnTitle" office:value-type="string" calcext:value-type="string">
            <text:p>3 ₆</text:p>
          </table:table-cell>
          <table:table-cell table:number-columns-repeated="3"/>
          <table:table-cell table:style-name="Base10GreyBackgroundColumnTitle" office:value-type="string" calcext:value-type="string">
            <text:p>1 ₁₀</text:p>
          </table:table-cell>
          <table:table-cell table:style-name="Base06GreyBackgroundColumnTitle" office:value-type="string" calcext:value-type="string">
            <text:p>1 ₆</text:p>
          </table:table-cell>
          <table:table-cell table:style-name="Base10ColumnTitle" office:value-type="string" calcext:value-type="string">
            <text:p>2 ₁₀</text:p>
          </table:table-cell>
          <table:table-cell table:style-name="Base06ColumnTitle" office:value-type="string" calcext:value-type="string">
            <text:p>2 ₆</text:p>
          </table:table-cell>
          <table:table-cell table:style-name="Base10GreyBackgroundColumnTitle" office:value-type="string" calcext:value-type="string">
            <text:p>3 ₁₀</text:p>
          </table:table-cell>
          <table:table-cell table:style-name="Base06GreyBackgroundColumnTitle" office:value-type="string" calcext:value-type="string">
            <text:p>3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 ₁₀</text:p>
          </table:table-cell>
          <table:table-cell table:style-name="Base06LineTitle" office:value-type="string" calcext:value-type="string">
            <text:p>1 ₆</text:p>
          </table:table-cell>
          <table:table-cell table:style-name="Base10GreyBackgroundFirst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10MiddleColumn" office:value-type="string" calcext:value-type="string">
            <text:p>2 ₁₀</text:p>
          </table:table-cell>
          <table:table-cell table:style-name="Base06" office:value-type="string" calcext:value-type="string">
            <text:p>2 ₆</text:p>
          </table:table-cell>
          <table:table-cell table:style-name="Base10GreyBackgroundMiddleColumn" office:value-type="string" calcext:value-type="string">
            <text:p>3 ₁₀</text:p>
          </table:table-cell>
          <table:table-cell table:style-name="Base06GreyBackground" office:value-type="string" calcext:value-type="string">
            <text:p>3 ₆</text:p>
          </table:table-cell>
          <table:table-cell/>
          <table:table-cell table:style-name="Base10LineTitle" office:value-type="string" calcext:value-type="string">
            <text:p>1 ₁₀</text:p>
          </table:table-cell>
          <table:table-cell table:style-name="Base06LineTitle" office:value-type="string" calcext:value-type="string">
            <text:p>1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,5 ₁₀</text:p>
          </table:table-cell>
          <table:table-cell table:style-name="Base06GreyBackground" office:value-type="string" calcext:value-type="string">
            <text:p>0,3 ₆</text:p>
          </table:table-cell>
          <table:table-cell table:style-name="Base10MiddleColumn" office:value-type="string" calcext:value-type="string">
            <text:p>0,3̅ ₁₀</text:p>
          </table:table-cell>
          <table:table-cell table:style-name="Base06" office:value-type="string" calcext:value-type="string">
            <text:p>0,2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 ₁₀</text:p>
          </table:table-cell>
          <table:table-cell table:style-name="Base06GreyBackgroundLineTitle" office:value-type="string" calcext:value-type="string">
            <text:p>2 ₆</text:p>
          </table:table-cell>
          <table:table-cell table:style-name="Base10FirstColumn" office:value-type="string" calcext:value-type="string">
            <text:p>0,5 ₁₀</text:p>
          </table:table-cell>
          <table:table-cell table:style-name="Base06" office:value-type="string" calcext:value-type="string">
            <text:p>0,3 ₆</text:p>
          </table:table-cell>
          <table:table-cell table:style-name="Base10GreyBackgroundMiddle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10MiddleColumn" office:value-type="string" calcext:value-type="string">
            <text:p>1,5 ₁₀</text:p>
          </table:table-cell>
          <table:table-cell table:style-name="Base06" office:value-type="string" calcext:value-type="string">
            <text:p>1,3 ₆</text:p>
          </table:table-cell>
          <table:table-cell/>
          <table:table-cell table:style-name="Base10GreyBackgroundLineTitle" office:value-type="string" calcext:value-type="string">
            <text:p>2 ₁₀</text:p>
          </table:table-cell>
          <table:table-cell table:style-name="Base06GreyBackgroundLineTitle" office:value-type="string" calcext:value-type="string">
            <text:p>2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,6̅ ₁₀</text:p>
          </table:table-cell>
          <table:table-cell table:style-name="Base06GreyBackground" office:value-type="string" calcext:value-type="string">
            <text:p>0,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 ₁₀</text:p>
          </table:table-cell>
          <table:table-cell table:style-name="Base06LineTitle" office:value-type="string" calcext:value-type="string">
            <text:p>3 ₆</text:p>
          </table:table-cell>
          <table:table-cell table:style-name="Base10GreyBackgroundFirstColumn" office:value-type="string" calcext:value-type="string">
            <text:p>0,3̅ ₁₀</text:p>
          </table:table-cell>
          <table:table-cell table:style-name="Base06GreyBackground" office:value-type="string" calcext:value-type="string">
            <text:p>0,2 ₆</text:p>
          </table:table-cell>
          <table:table-cell table:style-name="Base10MiddleColumn" office:value-type="string" calcext:value-type="string">
            <text:p>0,6̅ ₁₀</text:p>
          </table:table-cell>
          <table:table-cell table:style-name="Base06" office:value-type="string" calcext:value-type="string">
            <text:p>0,4 ₆</text:p>
          </table:table-cell>
          <table:table-cell table:style-name="Base10GreyBackgroundMiddle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/>
          <table:table-cell table:style-name="Base10LineTitle" office:value-type="string" calcext:value-type="string">
            <text:p>3 ₁₀</text:p>
          </table:table-cell>
          <table:table-cell table:style-name="Base06LineTitle" office:value-type="string" calcext:value-type="string">
            <text:p>3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1,5 ₁₀</text:p>
          </table:table-cell>
          <table:table-cell table:style-name="Base06GreyBackground" office:value-type="string" calcext:value-type="string">
            <text:p>1,3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4 ₁₀</text:p>
          </table:table-cell>
          <table:table-cell table:style-name="Base06GreyBackgroundLineTitle" office:value-type="string" calcext:value-type="string">
            <text:p>4 ₆</text:p>
          </table:table-cell>
          <table:table-cell table:style-name="Base10FirstColumn" office:value-type="string" calcext:value-type="string">
            <text:p>0,25 ₁₀</text:p>
          </table:table-cell>
          <table:table-cell table:style-name="Base06" office:value-type="string" calcext:value-type="string">
            <text:p>0,13 ₆</text:p>
          </table:table-cell>
          <table:table-cell table:style-name="Base10GreyBackgroundMiddleColumn" office:value-type="string" calcext:value-type="string">
            <text:p>0,5 ₁₀</text:p>
          </table:table-cell>
          <table:table-cell table:style-name="Base06GreyBackground" office:value-type="string" calcext:value-type="string">
            <text:p>0,3 ₆</text:p>
          </table:table-cell>
          <table:table-cell table:style-name="Base10MiddleColumn" office:value-type="string" calcext:value-type="string">
            <text:p>0,75 ₁₀</text:p>
          </table:table-cell>
          <table:table-cell table:style-name="Base06" office:value-type="string" calcext:value-type="string">
            <text:p>0,43 ₆</text:p>
          </table:table-cell>
          <table:table-cell/>
          <table:table-cell table:style-name="Base10GreyBackgroundLineTitle" office:value-type="string" calcext:value-type="string">
            <text:p>4 ₁₀</text:p>
          </table:table-cell>
          <table:table-cell table:style-name="Base06GreyBackgroundLineTitle" office:value-type="string" calcext:value-type="string">
            <text:p>4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2 ₁₀</text:p>
          </table:table-cell>
          <table:table-cell table:style-name="Base06" office:value-type="string" calcext:value-type="string">
            <text:p>2 ₆</text:p>
          </table:table-cell>
          <table:table-cell table:style-name="Base10GreyBackgroundMiddleColumn" office:value-type="string" calcext:value-type="string">
            <text:p>1,3̅ ₁₀</text:p>
          </table:table-cell>
          <table:table-cell table:style-name="Base06GreyBackground" office:value-type="string" calcext:value-type="string">
            <text:p>1,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5 ₁₀</text:p>
          </table:table-cell>
          <table:table-cell table:style-name="Base06LineTitle" office:value-type="string" calcext:value-type="string">
            <text:p>5 ₆</text:p>
          </table:table-cell>
          <table:table-cell table:style-name="Base10GreyBackgroundFirstColumn" office:value-type="string" calcext:value-type="string">
            <text:p>0,2 ₁₀</text:p>
          </table:table-cell>
          <table:table-cell table:style-name="Base06GreyBackground" office:value-type="string" calcext:value-type="string">
            <text:p>0,1̅ ₆</text:p>
          </table:table-cell>
          <table:table-cell table:style-name="Base10MiddleColumn" office:value-type="string" calcext:value-type="string">
            <text:p>0,4 ₁₀</text:p>
          </table:table-cell>
          <table:table-cell table:style-name="Base06" office:value-type="string" calcext:value-type="string">
            <text:p>0,2̅ ₆</text:p>
          </table:table-cell>
          <table:table-cell table:style-name="Base10GreyBackgroundMiddleColumn" office:value-type="string" calcext:value-type="string">
            <text:p>0,6 ₁₀</text:p>
          </table:table-cell>
          <table:table-cell table:style-name="Base06GreyBackground" office:value-type="string" calcext:value-type="string">
            <text:p>0,3̅ ₆</text:p>
          </table:table-cell>
          <table:table-cell/>
          <table:table-cell table:style-name="Base10LineTitle" office:value-type="string" calcext:value-type="string">
            <text:p>5 ₁₀</text:p>
          </table:table-cell>
          <table:table-cell table:style-name="Base06LineTitle" office:value-type="string" calcext:value-type="string">
            <text:p>5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2,5 ₁₀</text:p>
          </table:table-cell>
          <table:table-cell table:style-name="Base06GreyBackground" office:value-type="string" calcext:value-type="string">
            <text:p>2,3 ₆</text:p>
          </table:table-cell>
          <table:table-cell table:style-name="Base10MiddleColumn" office:value-type="string" calcext:value-type="string">
            <text:p>1,6̅ ₁₀</text:p>
          </table:table-cell>
          <table:table-cell table:style-name="Base06" office:value-type="string" calcext:value-type="string">
            <text:p>1,4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6 ₁₀</text:p>
          </table:table-cell>
          <table:table-cell table:style-name="Base06GreyBackgroundLineTitle" office:value-type="string" calcext:value-type="string">
            <text:p>10 ₆</text:p>
          </table:table-cell>
          <table:table-cell table:style-name="Base10FirstColumn" office:value-type="string" calcext:value-type="string">
            <text:p>0,16̅ ₁₀</text:p>
          </table:table-cell>
          <table:table-cell table:style-name="Base06" office:value-type="string" calcext:value-type="string">
            <text:p>0,1 ₆</text:p>
          </table:table-cell>
          <table:table-cell table:style-name="Base10GreyBackgroundMiddleColumn" office:value-type="string" calcext:value-type="string">
            <text:p>0,3̅ ₁₀</text:p>
          </table:table-cell>
          <table:table-cell table:style-name="Base06GreyBackground" office:value-type="string" calcext:value-type="string">
            <text:p>0,2 ₆</text:p>
          </table:table-cell>
          <table:table-cell table:style-name="Base10MiddleColumn" office:value-type="string" calcext:value-type="string">
            <text:p>0,5 ₁₀</text:p>
          </table:table-cell>
          <table:table-cell table:style-name="Base06" office:value-type="string" calcext:value-type="string">
            <text:p>0,3 ₆</text:p>
          </table:table-cell>
          <table:table-cell/>
          <table:table-cell table:style-name="Base10GreyBackgroundLineTitle" office:value-type="string" calcext:value-type="string">
            <text:p>6 ₁₀</text:p>
          </table:table-cell>
          <table:table-cell table:style-name="Base06GreyBackgroundLineTitle" office:value-type="string" calcext:value-type="string">
            <text:p>10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7 ₁₀</text:p>
          </table:table-cell>
          <table:table-cell table:style-name="Base06LineTitle" office:value-type="string" calcext:value-type="string">
            <text:p>11 ₆</text:p>
          </table:table-cell>
          <table:table-cell table:style-name="Base10GreyBackgroundFirstColumn" office:value-type="string" calcext:value-type="string">
            <text:p>0,1̅4̅2̅ ̅8̅5̅7̅ ₁₀</text:p>
          </table:table-cell>
          <table:table-cell table:style-name="Base06GreyBackground" office:value-type="string" calcext:value-type="string">
            <text:p>0,0̅5̅ ₆</text:p>
          </table:table-cell>
          <table:table-cell table:style-name="Base10MiddleColumn" office:value-type="string" calcext:value-type="string">
            <text:p>0,2̅8̅5̅ ̅7̅1̅4̅ ₁₀</text:p>
          </table:table-cell>
          <table:table-cell table:style-name="Base06" office:value-type="string" calcext:value-type="string">
            <text:p>0,1̅4̅ ₆</text:p>
          </table:table-cell>
          <table:table-cell table:style-name="Base10GreyBackgroundMiddleColumn" office:value-type="string" calcext:value-type="string">
            <text:p>0,4̅2̅8̅ ̅5̅7̅1̅ ₁₀</text:p>
          </table:table-cell>
          <table:table-cell table:style-name="Base06GreyBackground" office:value-type="string" calcext:value-type="string">
            <text:p>0,2̅3̅ ₆</text:p>
          </table:table-cell>
          <table:table-cell/>
          <table:table-cell table:style-name="Base10LineTitle" office:value-type="string" calcext:value-type="string">
            <text:p>7 ₁₀</text:p>
          </table:table-cell>
          <table:table-cell table:style-name="Base06LineTitle" office:value-type="string" calcext:value-type="string">
            <text:p>11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3,5 ₁₀</text:p>
          </table:table-cell>
          <table:table-cell table:style-name="Base06GreyBackground" office:value-type="string" calcext:value-type="string">
            <text:p>3,3 ₆</text:p>
          </table:table-cell>
          <table:table-cell table:style-name="Base10MiddleColumn" office:value-type="string" calcext:value-type="string">
            <text:p>2,3̅ ₁₀</text:p>
          </table:table-cell>
          <table:table-cell table:style-name="Base06" office:value-type="string" calcext:value-type="string">
            <text:p>2,2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8 ₁₀</text:p>
          </table:table-cell>
          <table:table-cell table:style-name="Base06GreyBackgroundLineTitle" office:value-type="string" calcext:value-type="string">
            <text:p>12 ₆</text:p>
          </table:table-cell>
          <table:table-cell table:style-name="Base10FirstColumn" office:value-type="string" calcext:value-type="string">
            <text:p>0,125 ₁₀</text:p>
          </table:table-cell>
          <table:table-cell table:style-name="Base06" office:value-type="string" calcext:value-type="string">
            <text:p>0,043 ₆</text:p>
          </table:table-cell>
          <table:table-cell table:style-name="Base10GreyBackgroundMiddleColumn" office:value-type="string" calcext:value-type="string">
            <text:p>0,25 ₁₀</text:p>
          </table:table-cell>
          <table:table-cell table:style-name="Base06GreyBackground" office:value-type="string" calcext:value-type="string">
            <text:p>0,13 ₆</text:p>
          </table:table-cell>
          <table:table-cell table:style-name="Base10MiddleColumn" office:value-type="string" calcext:value-type="string">
            <text:p>0,375 ₁₀</text:p>
          </table:table-cell>
          <table:table-cell table:style-name="Base06" office:value-type="string" calcext:value-type="string">
            <text:p>0,213 ₆</text:p>
          </table:table-cell>
          <table:table-cell/>
          <table:table-cell table:style-name="Base10GreyBackgroundLineTitle" office:value-type="string" calcext:value-type="string">
            <text:p>8 ₁₀</text:p>
          </table:table-cell>
          <table:table-cell table:style-name="Base06GreyBackgroundLineTitle" office:value-type="string" calcext:value-type="string">
            <text:p>12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4 ₁₀</text:p>
          </table:table-cell>
          <table:table-cell table:style-name="Base06" office:value-type="string" calcext:value-type="string">
            <text:p>4 ₆</text:p>
          </table:table-cell>
          <table:table-cell table:style-name="Base10GreyBackgroundMiddleColumn" office:value-type="string" calcext:value-type="string">
            <text:p>2,6̅ ₁₀</text:p>
          </table:table-cell>
          <table:table-cell table:style-name="Base06GreyBackground" office:value-type="string" calcext:value-type="string">
            <text:p>2,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9 ₁₀</text:p>
          </table:table-cell>
          <table:table-cell table:style-name="Base06LineTitle" office:value-type="string" calcext:value-type="string">
            <text:p>13 ₆</text:p>
          </table:table-cell>
          <table:table-cell table:style-name="Base10GreyBackgroundFirstColumn" office:value-type="string" calcext:value-type="string">
            <text:p>0,1̅ ₁₀</text:p>
          </table:table-cell>
          <table:table-cell table:style-name="Base06GreyBackground" office:value-type="string" calcext:value-type="string">
            <text:p>0,04 ₆</text:p>
          </table:table-cell>
          <table:table-cell table:style-name="Base10MiddleColumn" office:value-type="string" calcext:value-type="string">
            <text:p>0,2̅ ₁₀</text:p>
          </table:table-cell>
          <table:table-cell table:style-name="Base06" office:value-type="string" calcext:value-type="string">
            <text:p>0,12 ₆</text:p>
          </table:table-cell>
          <table:table-cell table:style-name="Base10GreyBackgroundMiddleColumn" office:value-type="string" calcext:value-type="string">
            <text:p>0,3̅ ₁₀</text:p>
          </table:table-cell>
          <table:table-cell table:style-name="Base06GreyBackground" office:value-type="string" calcext:value-type="string">
            <text:p>0,2 ₆</text:p>
          </table:table-cell>
          <table:table-cell/>
          <table:table-cell table:style-name="Base10LineTitle" office:value-type="string" calcext:value-type="string">
            <text:p>9 ₁₀</text:p>
          </table:table-cell>
          <table:table-cell table:style-name="Base06LineTitle" office:value-type="string" calcext:value-type="string">
            <text:p>13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4,5 ₁₀</text:p>
          </table:table-cell>
          <table:table-cell table:style-name="Base06GreyBackground" office:value-type="string" calcext:value-type="string">
            <text:p>4,3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0 ₁₀</text:p>
          </table:table-cell>
          <table:table-cell table:style-name="Base06GreyBackgroundLineTitle" office:value-type="string" calcext:value-type="string">
            <text:p>14 ₆</text:p>
          </table:table-cell>
          <table:table-cell table:style-name="Base10FirstColumn" office:value-type="string" calcext:value-type="string">
            <text:p>0,1 ₁₀</text:p>
          </table:table-cell>
          <table:table-cell table:style-name="Base06" office:value-type="string" calcext:value-type="string">
            <text:p>0,03̅ ₆</text:p>
          </table:table-cell>
          <table:table-cell table:style-name="Base10GreyBackgroundMiddleColumn" office:value-type="string" calcext:value-type="string">
            <text:p>0,2 ₁₀</text:p>
          </table:table-cell>
          <table:table-cell table:style-name="Base06GreyBackground" office:value-type="string" calcext:value-type="string">
            <text:p>0,1̅ ₆</text:p>
          </table:table-cell>
          <table:table-cell table:style-name="Base10MiddleColumn" office:value-type="string" calcext:value-type="string">
            <text:p>0,3 ₁₀</text:p>
          </table:table-cell>
          <table:table-cell table:style-name="Base06" office:value-type="string" calcext:value-type="string">
            <text:p>0,14̅ ₆</text:p>
          </table:table-cell>
          <table:table-cell/>
          <table:table-cell table:style-name="Base10GreyBackgroundLineTitle" office:value-type="string" calcext:value-type="string">
            <text:p>10 ₁₀</text:p>
          </table:table-cell>
          <table:table-cell table:style-name="Base06GreyBackgroundLineTitle" office:value-type="string" calcext:value-type="string">
            <text:p>14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3,3̅ ₁₀</text:p>
          </table:table-cell>
          <table:table-cell table:style-name="Base06GreyBackground" office:value-type="string" calcext:value-type="string">
            <text:p>3,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1 ₁₀</text:p>
          </table:table-cell>
          <table:table-cell table:style-name="Base06LineTitle" office:value-type="string" calcext:value-type="string">
            <text:p>15 ₆</text:p>
          </table:table-cell>
          <table:table-cell table:style-name="Base10GreyBackgroundFirstColumn" office:value-type="string" calcext:value-type="string">
            <text:p>0,0̅9̅ ₁₀</text:p>
          </table:table-cell>
          <table:table-cell table:style-name="Base06GreyBackground" office:value-type="string" calcext:value-type="string">
            <text:p>0,0̅3̅1̅3̅ ̅4̅5̅2̅4̅ ̅2̅1̅ ₆</text:p>
          </table:table-cell>
          <table:table-cell table:style-name="Base10MiddleColumn" office:value-type="string" calcext:value-type="string">
            <text:p>0,1̅8̅ ₁₀</text:p>
          </table:table-cell>
          <table:table-cell table:style-name="Base06" office:value-type="string" calcext:value-type="string">
            <text:p>0,1̅0̅3̅1̅ ̅3̅4̅5̅2̅ ̅4̅2̅ ₆</text:p>
          </table:table-cell>
          <table:table-cell table:style-name="Base10GreyBackgroundMiddleColumn" office:value-type="string" calcext:value-type="string">
            <text:p>0,2̅7̅ ₁₀</text:p>
          </table:table-cell>
          <table:table-cell table:style-name="Base06GreyBackground" office:value-type="string" calcext:value-type="string">
            <text:p>0,1̅3̅4̅5̅ ̅2̅4̅2̅1̅ ̅0̅3̅ ₆</text:p>
          </table:table-cell>
          <table:table-cell/>
          <table:table-cell table:style-name="Base10LineTitle" office:value-type="string" calcext:value-type="string">
            <text:p>11 ₁₀</text:p>
          </table:table-cell>
          <table:table-cell table:style-name="Base06LineTitle" office:value-type="string" calcext:value-type="string">
            <text:p>15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5,5 ₁₀</text:p>
          </table:table-cell>
          <table:table-cell table:style-name="Base06GreyBackground" office:value-type="string" calcext:value-type="string">
            <text:p>5,3 ₆</text:p>
          </table:table-cell>
          <table:table-cell table:style-name="Base10MiddleColumn" office:value-type="string" calcext:value-type="string">
            <text:p>3,6̅ ₁₀</text:p>
          </table:table-cell>
          <table:table-cell table:style-name="Base06" office:value-type="string" calcext:value-type="string">
            <text:p>3,4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2 ₁₀</text:p>
          </table:table-cell>
          <table:table-cell table:style-name="Base06GreyBackgroundLineTitle" office:value-type="string" calcext:value-type="string">
            <text:p>20 ₆</text:p>
          </table:table-cell>
          <table:table-cell table:style-name="Base10FirstColumn" office:value-type="string" calcext:value-type="string">
            <text:p>0,083̅ ₁₀</text:p>
          </table:table-cell>
          <table:table-cell table:style-name="Base06" office:value-type="string" calcext:value-type="string">
            <text:p>0,03 ₆</text:p>
          </table:table-cell>
          <table:table-cell table:style-name="Base10GreyBackgroundMiddleColumn" office:value-type="string" calcext:value-type="string">
            <text:p>0,16̅ ₁₀</text:p>
          </table:table-cell>
          <table:table-cell table:style-name="Base06GreyBackground" office:value-type="string" calcext:value-type="string">
            <text:p>0,1 ₆</text:p>
          </table:table-cell>
          <table:table-cell table:style-name="Base10MiddleColumn" office:value-type="string" calcext:value-type="string">
            <text:p>0,25 ₁₀</text:p>
          </table:table-cell>
          <table:table-cell table:style-name="Base06" office:value-type="string" calcext:value-type="string">
            <text:p>0,13 ₆</text:p>
          </table:table-cell>
          <table:table-cell/>
          <table:table-cell table:style-name="Base10GreyBackgroundLineTitle" office:value-type="string" calcext:value-type="string">
            <text:p>12 ₁₀</text:p>
          </table:table-cell>
          <table:table-cell table:style-name="Base06GreyBackgroundLineTitle" office:value-type="string" calcext:value-type="string">
            <text:p>20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6 ₁₀</text:p>
          </table:table-cell>
          <table:table-cell table:style-name="Base06" office:value-type="string" calcext:value-type="string">
            <text:p>10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3 ₁₀</text:p>
          </table:table-cell>
          <table:table-cell table:style-name="Base06LineTitle" office:value-type="string" calcext:value-type="string">
            <text:p>21 ₆</text:p>
          </table:table-cell>
          <table:table-cell table:style-name="Base10GreyBackgroundFirstColumn" office:value-type="string" calcext:value-type="string">
            <text:p>0,0̅7̅6̅ ̅9̅2̅3̅ ₁₀</text:p>
          </table:table-cell>
          <table:table-cell table:style-name="Base06GreyBackground" office:value-type="string" calcext:value-type="string">
            <text:p>0,0̅2̅4̅3̅ ̅4̅0̅5̅3̅ ̅1̅2̅1̅5̅ ₆</text:p>
          </table:table-cell>
          <table:table-cell table:style-name="Base10MiddleColumn" office:value-type="string" calcext:value-type="string">
            <text:p>0,1̅5̅3̅ ̅8̅4̅6̅ ₁₀</text:p>
          </table:table-cell>
          <table:table-cell table:style-name="Base06" office:value-type="string" calcext:value-type="string">
            <text:p>0,0̅5̅3̅1̅ ̅2̅1̅5̅0̅ ̅2̅4̅3̅4̅ ₆</text:p>
          </table:table-cell>
          <table:table-cell table:style-name="Base10GreyBackgroundMiddleColumn" office:value-type="string" calcext:value-type="string">
            <text:p>0,2̅3̅0̅ ̅7̅6̅9̅ ₁₀</text:p>
          </table:table-cell>
          <table:table-cell table:style-name="Base06GreyBackground" office:value-type="string" calcext:value-type="string">
            <text:p>0,1̅2̅1̅5̅ ̅0̅2̅4̅3̅ ̅4̅0̅5̅3̅ ₆</text:p>
          </table:table-cell>
          <table:table-cell/>
          <table:table-cell table:style-name="Base10LineTitle" office:value-type="string" calcext:value-type="string">
            <text:p>13 ₁₀</text:p>
          </table:table-cell>
          <table:table-cell table:style-name="Base06LineTitle" office:value-type="string" calcext:value-type="string">
            <text:p>21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6,5 ₁₀</text:p>
          </table:table-cell>
          <table:table-cell table:style-name="Base06GreyBackground" office:value-type="string" calcext:value-type="string">
            <text:p>10,3 ₆</text:p>
          </table:table-cell>
          <table:table-cell table:style-name="Base10MiddleColumn" office:value-type="string" calcext:value-type="string">
            <text:p>4,3̅ ₁₀</text:p>
          </table:table-cell>
          <table:table-cell table:style-name="Base06" office:value-type="string" calcext:value-type="string">
            <text:p>4,2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4 ₁₀</text:p>
          </table:table-cell>
          <table:table-cell table:style-name="Base06GreyBackgroundLineTitle" office:value-type="string" calcext:value-type="string">
            <text:p>22 ₆</text:p>
          </table:table-cell>
          <table:table-cell table:style-name="Base10FirstColumn" office:value-type="string" calcext:value-type="string">
            <text:p>0,07̅1̅4̅ ̅2̅8̅5̅ ̅7̅1̅4̅ ̅2̅8̅5̅ ̅7̅1̅4̅ ̅2̅8̅5̅ ₁₀</text:p>
          </table:table-cell>
          <table:table-cell table:style-name="Base06" office:value-type="string" calcext:value-type="string">
            <text:p>0,02̅3̅ ₆</text:p>
          </table:table-cell>
          <table:table-cell table:style-name="Base10GreyBackgroundMiddleColumn" office:value-type="string" calcext:value-type="string">
            <text:p>0,1̅4̅2̅ ̅8̅5̅7̅ ₁₀</text:p>
          </table:table-cell>
          <table:table-cell table:style-name="Base06GreyBackground" office:value-type="string" calcext:value-type="string">
            <text:p>0,0̅5̅ ₆</text:p>
          </table:table-cell>
          <table:table-cell table:style-name="Base10MiddleColumn" office:value-type="string" calcext:value-type="string">
            <text:p>0,21̅4̅2̅ ̅8̅5̅7̅ ₁₀</text:p>
          </table:table-cell>
          <table:table-cell table:style-name="Base06" office:value-type="string" calcext:value-type="string">
            <text:p>0,11̅4̅ ₆</text:p>
          </table:table-cell>
          <table:table-cell/>
          <table:table-cell table:style-name="Base10GreyBackgroundLineTitle" office:value-type="string" calcext:value-type="string">
            <text:p>14 ₁₀</text:p>
          </table:table-cell>
          <table:table-cell table:style-name="Base06GreyBackgroundLineTitle" office:value-type="string" calcext:value-type="string">
            <text:p>22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4,6̅ ₁₀</text:p>
          </table:table-cell>
          <table:table-cell table:style-name="Base06GreyBackground" office:value-type="string" calcext:value-type="string">
            <text:p>4,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5 ₁₀</text:p>
          </table:table-cell>
          <table:table-cell table:style-name="Base06LineTitle" office:value-type="string" calcext:value-type="string">
            <text:p>23 ₆</text:p>
          </table:table-cell>
          <table:table-cell table:style-name="Base10GreyBackgroundFirstColumn" office:value-type="string" calcext:value-type="string">
            <text:p>0,06̅ ₁₀</text:p>
          </table:table-cell>
          <table:table-cell table:style-name="Base06GreyBackground" office:value-type="string" calcext:value-type="string">
            <text:p>0,02̅ ₆</text:p>
          </table:table-cell>
          <table:table-cell table:style-name="Base10MiddleColumn" office:value-type="string" calcext:value-type="string">
            <text:p>0,13̅ ₁₀</text:p>
          </table:table-cell>
          <table:table-cell table:style-name="Base06" office:value-type="string" calcext:value-type="string">
            <text:p>0,04̅ ₆</text:p>
          </table:table-cell>
          <table:table-cell table:style-name="Base10GreyBackgroundMiddleColumn" office:value-type="string" calcext:value-type="string">
            <text:p>0,2 ₁₀</text:p>
          </table:table-cell>
          <table:table-cell table:style-name="Base06GreyBackground" office:value-type="string" calcext:value-type="string">
            <text:p>0,1̅ ₆</text:p>
          </table:table-cell>
          <table:table-cell/>
          <table:table-cell table:style-name="Base10LineTitle" office:value-type="string" calcext:value-type="string">
            <text:p>15 ₁₀</text:p>
          </table:table-cell>
          <table:table-cell table:style-name="Base06LineTitle" office:value-type="string" calcext:value-type="string">
            <text:p>23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7,5 ₁₀</text:p>
          </table:table-cell>
          <table:table-cell table:style-name="Base06GreyBackground" office:value-type="string" calcext:value-type="string">
            <text:p>11,3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6 ₁₀</text:p>
          </table:table-cell>
          <table:table-cell table:style-name="Base06GreyBackgroundLineTitle" office:value-type="string" calcext:value-type="string">
            <text:p>24 ₆</text:p>
          </table:table-cell>
          <table:table-cell table:style-name="Base10FirstColumn" office:value-type="string" calcext:value-type="string">
            <text:p>0,0625 ₁₀</text:p>
          </table:table-cell>
          <table:table-cell table:style-name="Base06" office:value-type="string" calcext:value-type="string">
            <text:p>0,0213 ₆</text:p>
          </table:table-cell>
          <table:table-cell table:style-name="Base10GreyBackgroundMiddleColumn" office:value-type="string" calcext:value-type="string">
            <text:p>0,125 ₁₀</text:p>
          </table:table-cell>
          <table:table-cell table:style-name="Base06GreyBackground" office:value-type="string" calcext:value-type="string">
            <text:p>0,043 ₆</text:p>
          </table:table-cell>
          <table:table-cell table:style-name="Base10MiddleColumn" office:value-type="string" calcext:value-type="string">
            <text:p>0,1875 ₁₀</text:p>
          </table:table-cell>
          <table:table-cell table:style-name="Base06" office:value-type="string" calcext:value-type="string">
            <text:p>0,1043 ₆</text:p>
          </table:table-cell>
          <table:table-cell/>
          <table:table-cell table:style-name="Base10GreyBackgroundLineTitle" office:value-type="string" calcext:value-type="string">
            <text:p>16 ₁₀</text:p>
          </table:table-cell>
          <table:table-cell table:style-name="Base06GreyBackgroundLineTitle" office:value-type="string" calcext:value-type="string">
            <text:p>24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8 ₁₀</text:p>
          </table:table-cell>
          <table:table-cell table:style-name="Base06" office:value-type="string" calcext:value-type="string">
            <text:p>12 ₆</text:p>
          </table:table-cell>
          <table:table-cell table:style-name="Base10GreyBackgroundMiddleColumn" office:value-type="string" calcext:value-type="string">
            <text:p>5,3̅ ₁₀</text:p>
          </table:table-cell>
          <table:table-cell table:style-name="Base06GreyBackground" office:value-type="string" calcext:value-type="string">
            <text:p>5,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7 ₁₀</text:p>
          </table:table-cell>
          <table:table-cell table:style-name="Base06LineTitle" office:value-type="string" calcext:value-type="string">
            <text:p>25 ₆</text:p>
          </table:table-cell>
          <table:table-cell table:style-name="Base10GreyBackgroundFirstColumn" office:value-type="string" calcext:value-type="string">
            <text:p>0,0̅5̅8̅ ̅8̅2̅3̅ ̅5̅2̅9̅ ̅4̅1̅1̅ ̅7̅6̅4̅ ̅7̅ ₁₀</text:p>
          </table:table-cell>
          <table:table-cell table:style-name="Base06GreyBackground" office:value-type="string" calcext:value-type="string">
            <text:p>0,0̅2̅0̅4̅ ̅1̅2̅2̅4̅ ̅5̅3̅5̅1̅ ̅4̅3̅3̅1̅ ₆</text:p>
          </table:table-cell>
          <table:table-cell table:style-name="Base10MiddleColumn" office:value-type="string" calcext:value-type="string">
            <text:p>0,1̅1̅7̅ ̅6̅4̅7̅ ̅0̅5̅8̅ ̅8̅2̅3̅ ̅5̅2̅9̅ ̅4̅ ₁₀</text:p>
          </table:table-cell>
          <table:table-cell table:style-name="Base06" office:value-type="string" calcext:value-type="string">
            <text:p>0,0̅4̅1̅2̅ ̅2̅4̅5̅3̅ ̅5̅1̅4̅3̅ ̅3̅1̅0̅2̅ ₆</text:p>
          </table:table-cell>
          <table:table-cell table:style-name="Base10GreyBackgroundMiddleColumn" office:value-type="string" calcext:value-type="string">
            <text:p>0,1̅7̅6̅ ̅4̅7̅0̅ ̅5̅8̅8̅ ̅2̅3̅5̅ ̅2̅9̅4̅ ̅1̅ ₁₀</text:p>
          </table:table-cell>
          <table:table-cell table:style-name="Base06GreyBackground" office:value-type="string" calcext:value-type="string">
            <text:p>0,1̅0̅2̅0̅ ̅4̅1̅2̅2̅ ̅4̅5̅3̅5̅ ̅1̅4̅3̅3̅ ₆</text:p>
          </table:table-cell>
          <table:table-cell/>
          <table:table-cell table:style-name="Base10LineTitle" office:value-type="string" calcext:value-type="string">
            <text:p>17 ₁₀</text:p>
          </table:table-cell>
          <table:table-cell table:style-name="Base06LineTitle" office:value-type="string" calcext:value-type="string">
            <text:p>25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8,5 ₁₀</text:p>
          </table:table-cell>
          <table:table-cell table:style-name="Base06GreyBackground" office:value-type="string" calcext:value-type="string">
            <text:p>12,3 ₆</text:p>
          </table:table-cell>
          <table:table-cell table:style-name="Base10MiddleColumn" office:value-type="string" calcext:value-type="string">
            <text:p>5,6̅ ₁₀</text:p>
          </table:table-cell>
          <table:table-cell table:style-name="Base06" office:value-type="string" calcext:value-type="string">
            <text:p>5,4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8 ₁₀</text:p>
          </table:table-cell>
          <table:table-cell table:style-name="Base06GreyBackgroundLineTitle" office:value-type="string" calcext:value-type="string">
            <text:p>30 ₆</text:p>
          </table:table-cell>
          <table:table-cell table:style-name="Base10FirstColumn" office:value-type="string" calcext:value-type="string">
            <text:p>0,05̅ ₁₀</text:p>
          </table:table-cell>
          <table:table-cell table:style-name="Base06" office:value-type="string" calcext:value-type="string">
            <text:p>0,02 ₆</text:p>
          </table:table-cell>
          <table:table-cell table:style-name="Base10GreyBackgroundMiddleColumn" office:value-type="string" calcext:value-type="string">
            <text:p>0,1̅ ₁₀</text:p>
          </table:table-cell>
          <table:table-cell table:style-name="Base06GreyBackground" office:value-type="string" calcext:value-type="string">
            <text:p>0,04 ₆</text:p>
          </table:table-cell>
          <table:table-cell table:style-name="Base10MiddleColumn" office:value-type="string" calcext:value-type="string">
            <text:p>0,16̅ ₁₀</text:p>
          </table:table-cell>
          <table:table-cell table:style-name="Base06" office:value-type="string" calcext:value-type="string">
            <text:p>0,1 ₆</text:p>
          </table:table-cell>
          <table:table-cell/>
          <table:table-cell table:style-name="Base10GreyBackgroundLineTitle" office:value-type="string" calcext:value-type="string">
            <text:p>18 ₁₀</text:p>
          </table:table-cell>
          <table:table-cell table:style-name="Base06GreyBackgroundLineTitle" office:value-type="string" calcext:value-type="string">
            <text:p>30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9 ₁₀</text:p>
          </table:table-cell>
          <table:table-cell table:style-name="Base06LineTitle" office:value-type="string" calcext:value-type="string">
            <text:p>31 ₆</text:p>
          </table:table-cell>
          <table:table-cell table:style-name="Base10GreyBackgroundFirstColumn" office:value-type="string" calcext:value-type="string">
            <text:p>0,0̅5̅2̅ ̅6̅3̅1̅ ̅5̅7̅8̅ ̅9̅4̅7̅ ̅3̅6̅8̅ ̅4̅2̅1̅ ₁₀</text:p>
          </table:table-cell>
          <table:table-cell table:style-name="Base06GreyBackground" office:value-type="string" calcext:value-type="string">
            <text:p>0,0̅1̅5̅2̅ ̅1̅1̅3̅2̅ ̅5̅ ₆</text:p>
          </table:table-cell>
          <table:table-cell table:style-name="Base10MiddleColumn" office:value-type="string" calcext:value-type="string">
            <text:p>0,1̅0̅5̅ ̅2̅6̅3̅ ̅1̅5̅7̅ ̅8̅9̅4̅ ̅7̅3̅6̅ ̅8̅4̅2̅ ₁₀</text:p>
          </table:table-cell>
          <table:table-cell table:style-name="Base06" office:value-type="string" calcext:value-type="string">
            <text:p>0,0̅3̅4̅4̅ ̅2̅3̅0̅5̅ ̅4̅ ₆</text:p>
          </table:table-cell>
          <table:table-cell table:style-name="Base10GreyBackgroundMiddleColumn" office:value-type="string" calcext:value-type="string">
            <text:p>0,1̅5̅7̅ ̅8̅9̅4̅ ̅7̅3̅6̅ ̅8̅4̅2̅ ̅1̅0̅5̅ ̅2̅6̅3̅ ₁₀</text:p>
          </table:table-cell>
          <table:table-cell table:style-name="Base06GreyBackground" office:value-type="string" calcext:value-type="string">
            <text:p>0,0̅5̅4̅0̅ ̅3̅4̅4̅2̅ ̅3̅ ₆</text:p>
          </table:table-cell>
          <table:table-cell/>
          <table:table-cell table:style-name="Base10LineTitle" office:value-type="string" calcext:value-type="string">
            <text:p>19 ₁₀</text:p>
          </table:table-cell>
          <table:table-cell table:style-name="Base06LineTitle" office:value-type="string" calcext:value-type="string">
            <text:p>31 ₆</text:p>
          </table:table-cell>
          <table:table-cell table:style-name="Base10Middle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9,5 ₁₀</text:p>
          </table:table-cell>
          <table:table-cell table:style-name="Base06GreyBackground" office:value-type="string" calcext:value-type="string">
            <text:p>13,3 ₆</text:p>
          </table:table-cell>
          <table:table-cell table:style-name="Base10MiddleColumn" office:value-type="string" calcext:value-type="string">
            <text:p>6,3̅ ₁₀</text:p>
          </table:table-cell>
          <table:table-cell table:style-name="Base06" office:value-type="string" calcext:value-type="string">
            <text:p>10,2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0 ₁₀</text:p>
          </table:table-cell>
          <table:table-cell table:style-name="Base06GreyBackgroundLineTitle" office:value-type="string" calcext:value-type="string">
            <text:p>32 ₆</text:p>
          </table:table-cell>
          <table:table-cell table:style-name="Base10FirstColumn" office:value-type="string" calcext:value-type="string">
            <text:p>0,05 ₁₀</text:p>
          </table:table-cell>
          <table:table-cell table:style-name="Base06" office:value-type="string" calcext:value-type="string">
            <text:p>0,014̅ ₆</text:p>
          </table:table-cell>
          <table:table-cell table:style-name="Base10GreyBackgroundMiddleColumn" office:value-type="string" calcext:value-type="string">
            <text:p>0,1 ₁₀</text:p>
          </table:table-cell>
          <table:table-cell table:style-name="Base06GreyBackground" office:value-type="string" calcext:value-type="string">
            <text:p>0,03̅ ₆</text:p>
          </table:table-cell>
          <table:table-cell table:style-name="Base10MiddleColumn" office:value-type="string" calcext:value-type="string">
            <text:p>0,15 ₁₀</text:p>
          </table:table-cell>
          <table:table-cell table:style-name="Base06" office:value-type="string" calcext:value-type="string">
            <text:p>0,052̅ ₆</text:p>
          </table:table-cell>
          <table:table-cell/>
          <table:table-cell table:style-name="Base10GreyBackgroundLineTitle" office:value-type="string" calcext:value-type="string">
            <text:p>20 ₁₀</text:p>
          </table:table-cell>
          <table:table-cell table:style-name="Base06GreyBackgroundLineTitle" office:value-type="string" calcext:value-type="string">
            <text:p>32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10 ₁₀</text:p>
          </table:table-cell>
          <table:table-cell table:style-name="Base06" office:value-type="string" calcext:value-type="string">
            <text:p>14 ₆</text:p>
          </table:table-cell>
          <table:table-cell table:style-name="Base10GreyBackgroundMiddleColumn" office:value-type="string" calcext:value-type="string">
            <text:p>6,6̅ ₁₀</text:p>
          </table:table-cell>
          <table:table-cell table:style-name="Base06GreyBackground" office:value-type="string" calcext:value-type="string">
            <text:p>10,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1 ₁₀</text:p>
          </table:table-cell>
          <table:table-cell table:style-name="Base06LineTitle" office:value-type="string" calcext:value-type="string">
            <text:p>33 ₆</text:p>
          </table:table-cell>
          <table:table-cell table:style-name="Base10GreyBackgroundFirstColumn" office:value-type="string" calcext:value-type="string">
            <text:p>0,0̅4̅7̅ ̅6̅1̅9̅ ₁₀</text:p>
          </table:table-cell>
          <table:table-cell table:style-name="Base06GreyBackground" office:value-type="string" calcext:value-type="string">
            <text:p>0,01̅4̅ ₆</text:p>
          </table:table-cell>
          <table:table-cell table:style-name="Base10MiddleColumn" office:value-type="string" calcext:value-type="string">
            <text:p>0,0̅9̅5̅ ̅2̅3̅8̅ ₁₀</text:p>
          </table:table-cell>
          <table:table-cell table:style-name="Base06" office:value-type="string" calcext:value-type="string">
            <text:p>0,03̅2̅3̅2̅ ̅3̅2̅ ₆</text:p>
          </table:table-cell>
          <table:table-cell table:style-name="Base10GreyBackgroundMiddleColumn" office:value-type="string" calcext:value-type="string">
            <text:p>0,1̅4̅2̅ ̅8̅5̅7̅ ₁₀</text:p>
          </table:table-cell>
          <table:table-cell table:style-name="Base06GreyBackground" office:value-type="string" calcext:value-type="string">
            <text:p>0,0̅5̅ ₆</text:p>
          </table:table-cell>
          <table:table-cell/>
          <table:table-cell table:style-name="Base10LineTitle" office:value-type="string" calcext:value-type="string">
            <text:p>21 ₁₀</text:p>
          </table:table-cell>
          <table:table-cell table:style-name="Base06LineTitle" office:value-type="string" calcext:value-type="string">
            <text:p>33 ₆</text:p>
          </table:table-cell>
          <table:table-cell table:style-name="Base10Middle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10,5 ₁₀</text:p>
          </table:table-cell>
          <table:table-cell table:style-name="Base06GreyBackground" office:value-type="string" calcext:value-type="string">
            <text:p>14,3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2 ₁₀</text:p>
          </table:table-cell>
          <table:table-cell table:style-name="Base06GreyBackgroundLineTitle" office:value-type="string" calcext:value-type="string">
            <text:p>34 ₆</text:p>
          </table:table-cell>
          <table:table-cell table:style-name="Base10FirstColumn" office:value-type="string" calcext:value-type="string">
            <text:p>0,04̅5̅ ₁₀</text:p>
          </table:table-cell>
          <table:table-cell table:style-name="Base06" office:value-type="string" calcext:value-type="string">
            <text:p>0,01̅3̅4̅5̅ ̅2̅4̅2̅1̅ ̅0̅3̅ ₆</text:p>
          </table:table-cell>
          <table:table-cell table:style-name="Base10GreyBackgroundMiddleColumn" office:value-type="string" calcext:value-type="string">
            <text:p>0,0̅9̅ ₁₀</text:p>
          </table:table-cell>
          <table:table-cell table:style-name="Base06GreyBackground" office:value-type="string" calcext:value-type="string">
            <text:p>0,0̅3̅1̅3̅ ̅4̅5̅2̅4̅ ̅2̅1̅ ₆</text:p>
          </table:table-cell>
          <table:table-cell table:style-name="Base10MiddleColumn" office:value-type="string" calcext:value-type="string">
            <text:p>0,13̅6̅ ₁₀</text:p>
          </table:table-cell>
          <table:table-cell table:style-name="Base06" office:value-type="string" calcext:value-type="string">
            <text:p>0,04̅5̅2̅4̅ ̅2̅1̅0̅3̅ ̅1̅3̅ ₆</text:p>
          </table:table-cell>
          <table:table-cell/>
          <table:table-cell table:style-name="Base10GreyBackgroundLineTitle" office:value-type="string" calcext:value-type="string">
            <text:p>22 ₁₀</text:p>
          </table:table-cell>
          <table:table-cell table:style-name="Base06GreyBackgroundLineTitle" office:value-type="string" calcext:value-type="string">
            <text:p>34 ₆</text:p>
          </table:table-cell>
          <table:table-cell table:style-name="Base10GreyBackgroundMiddle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7,3̅ ₁₀</text:p>
          </table:table-cell>
          <table:table-cell table:style-name="Base06GreyBackground" office:value-type="string" calcext:value-type="string">
            <text:p>11,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3 ₁₀</text:p>
          </table:table-cell>
          <table:table-cell table:style-name="Base06LineTitle" office:value-type="string" calcext:value-type="string">
            <text:p>35 ₆</text:p>
          </table:table-cell>
          <table:table-cell table:style-name="Base10GreyBackgroundFirstColumn" office:value-type="string" calcext:value-type="string">
            <text:p>0,0̅4̅3̅ ̅4̅7̅8̅ ̅2̅6̅0̅ ̅8̅6̅9̅ ̅5̅6̅5̅ ̅2̅1̅7̅ ̅3̅9̅1̅ ̅3̅ ₁₀</text:p>
          </table:table-cell>
          <table:table-cell table:style-name="Base06GreyBackground" office:value-type="string" calcext:value-type="string">
            <text:p>0,0̅1̅3̅2̅ ̅2̅0̅3̅0̅ ̅4̅4̅1̅ ₆</text:p>
          </table:table-cell>
          <table:table-cell table:style-name="Base10MiddleColumn" office:value-type="string" calcext:value-type="string">
            <text:p>0,0̅8̅6̅ ̅9̅5̅6̅ ̅5̅2̅1̅ ̅7̅3̅9̅ ̅1̅3̅0̅ ̅4̅3̅4̅ ̅7̅8̅2̅ ̅6̅ ₁₀</text:p>
          </table:table-cell>
          <table:table-cell table:style-name="Base06" office:value-type="string" calcext:value-type="string">
            <text:p>0,0̅3̅0̅4̅ ̅4̅1̅0̅1̅ ̅3̅2̅2̅ ₆</text:p>
          </table:table-cell>
          <table:table-cell table:style-name="Base10GreyBackgroundMiddleColumn" office:value-type="string" calcext:value-type="string">
            <text:p>0,1̅3̅0̅ ̅4̅3̅4̅ ̅7̅8̅2̅ ̅6̅0̅8̅ ̅6̅9̅5̅ ̅6̅5̅2̅ ̅1̅7̅3̅ ̅9̅ ₁₀</text:p>
          </table:table-cell>
          <table:table-cell table:style-name="Base06GreyBackground" office:value-type="string" calcext:value-type="string">
            <text:p>0,0̅4̅4̅1̅ ̅0̅1̅3̅2̅ ̅2̅0̅3̅ ₆</text:p>
          </table:table-cell>
          <table:table-cell/>
          <table:table-cell table:style-name="Base10LineTitle" office:value-type="string" calcext:value-type="string">
            <text:p>23 ₁₀</text:p>
          </table:table-cell>
          <table:table-cell table:style-name="Base06LineTitle" office:value-type="string" calcext:value-type="string">
            <text:p>35 ₆</text:p>
          </table:table-cell>
          <table:table-cell table:style-name="Base10Middle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11,5 ₁₀</text:p>
          </table:table-cell>
          <table:table-cell table:style-name="Base06GreyBackground" office:value-type="string" calcext:value-type="string">
            <text:p>15,3 ₆</text:p>
          </table:table-cell>
          <table:table-cell table:style-name="Base10MiddleColumn" office:value-type="string" calcext:value-type="string">
            <text:p>7,6̅ ₁₀</text:p>
          </table:table-cell>
          <table:table-cell table:style-name="Base06" office:value-type="string" calcext:value-type="string">
            <text:p>11,4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4 ₁₀</text:p>
          </table:table-cell>
          <table:table-cell table:style-name="Base06GreyBackgroundLineTitle" office:value-type="string" calcext:value-type="string">
            <text:p>40 ₆</text:p>
          </table:table-cell>
          <table:table-cell table:style-name="Base10FirstColumn" office:value-type="string" calcext:value-type="string">
            <text:p>0,0416̅ ₁₀</text:p>
          </table:table-cell>
          <table:table-cell table:style-name="Base06" office:value-type="string" calcext:value-type="string">
            <text:p>0,013 ₆</text:p>
          </table:table-cell>
          <table:table-cell table:style-name="Base10GreyBackgroundMiddleColumn" office:value-type="string" calcext:value-type="string">
            <text:p>0,083̅ ₁₀</text:p>
          </table:table-cell>
          <table:table-cell table:style-name="Base06GreyBackground" office:value-type="string" calcext:value-type="string">
            <text:p>0,03 ₆</text:p>
          </table:table-cell>
          <table:table-cell table:style-name="Base10MiddleColumn" office:value-type="string" calcext:value-type="string">
            <text:p>0,125 ₁₀</text:p>
          </table:table-cell>
          <table:table-cell table:style-name="Base06" office:value-type="string" calcext:value-type="string">
            <text:p>0,043 ₆</text:p>
          </table:table-cell>
          <table:table-cell/>
          <table:table-cell table:style-name="Base10GreyBackgroundLineTitle" office:value-type="string" calcext:value-type="string">
            <text:p>24 ₁₀</text:p>
          </table:table-cell>
          <table:table-cell table:style-name="Base06GreyBackgroundLineTitle" office:value-type="string" calcext:value-type="string">
            <text:p>40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12 ₁₀</text:p>
          </table:table-cell>
          <table:table-cell table:style-name="Base06" office:value-type="string" calcext:value-type="string">
            <text:p>20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5 ₁₀</text:p>
          </table:table-cell>
          <table:table-cell table:style-name="Base06LineTitle" office:value-type="string" calcext:value-type="string">
            <text:p>41 ₆</text:p>
          </table:table-cell>
          <table:table-cell table:style-name="Base10GreyBackgroundFirstColumn" office:value-type="string" calcext:value-type="string">
            <text:p>0,04 ₁₀</text:p>
          </table:table-cell>
          <table:table-cell table:style-name="Base06GreyBackground" office:value-type="string" calcext:value-type="string">
            <text:p>0,0̅1̅2̅3̅ ̅5̅ ₆</text:p>
          </table:table-cell>
          <table:table-cell table:style-name="Base10MiddleColumn" office:value-type="string" calcext:value-type="string">
            <text:p>0,08 ₁₀</text:p>
          </table:table-cell>
          <table:table-cell table:style-name="Base06" office:value-type="string" calcext:value-type="string">
            <text:p>0,0̅2̅5̅1̅ ̅4̅ ₆</text:p>
          </table:table-cell>
          <table:table-cell table:style-name="Base10GreyBackgroundMiddleColumn" office:value-type="string" calcext:value-type="string">
            <text:p>0,12 ₁₀</text:p>
          </table:table-cell>
          <table:table-cell table:style-name="Base06GreyBackground" office:value-type="string" calcext:value-type="string">
            <text:p>0,0̅4̅1̅5̅ ̅3̅ ₆</text:p>
          </table:table-cell>
          <table:table-cell/>
          <table:table-cell table:style-name="Base10LineTitle" office:value-type="string" calcext:value-type="string">
            <text:p>25 ₁₀</text:p>
          </table:table-cell>
          <table:table-cell table:style-name="Base06LineTitle" office:value-type="string" calcext:value-type="string">
            <text:p>41 ₆</text:p>
          </table:table-cell>
          <table:table-cell table:style-name="Base10Middle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12,5 ₁₀</text:p>
          </table:table-cell>
          <table:table-cell table:style-name="Base06GreyBackground" office:value-type="string" calcext:value-type="string">
            <text:p>20,3 ₆</text:p>
          </table:table-cell>
          <table:table-cell table:style-name="Base10MiddleColumn" office:value-type="string" calcext:value-type="string">
            <text:p>8,3̅ ₁₀</text:p>
          </table:table-cell>
          <table:table-cell table:style-name="Base06" office:value-type="string" calcext:value-type="string">
            <text:p>12,2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6 ₁₀</text:p>
          </table:table-cell>
          <table:table-cell table:style-name="Base06GreyBackgroundLineTitle" office:value-type="string" calcext:value-type="string">
            <text:p>42 ₆</text:p>
          </table:table-cell>
          <table:table-cell table:style-name="Base10FirstColumn" office:value-type="string" calcext:value-type="string">
            <text:p>0,03̅8̅4̅ ̅6̅1̅5̅ ₁₀</text:p>
          </table:table-cell>
          <table:table-cell table:style-name="Base06" office:value-type="string" calcext:value-type="string">
            <text:p>0,01̅2̅1̅5̅ ̅0̅2̅4̅3̅ ̅4̅0̅5̅3̅ ₆</text:p>
          </table:table-cell>
          <table:table-cell table:style-name="Base10GreyBackgroundMiddleColumn" office:value-type="string" calcext:value-type="string">
            <text:p>0,0̅7̅6̅ ̅9̅2̅3̅ ₁₀</text:p>
          </table:table-cell>
          <table:table-cell table:style-name="Base06GreyBackground" office:value-type="string" calcext:value-type="string">
            <text:p>0,0̅2̅4̅3̅ ̅4̅0̅5̅3̅ ̅1̅2̅1̅5̅ ₆</text:p>
          </table:table-cell>
          <table:table-cell table:style-name="Base10MiddleColumn" office:value-type="string" calcext:value-type="string">
            <text:p>0,11̅5̅3̅ ̅8̅4̅6̅ ₁₀</text:p>
          </table:table-cell>
          <table:table-cell table:style-name="Base06" office:value-type="string" calcext:value-type="string">
            <text:p>0,04̅0̅5̅3̅ ̅1̅2̅1̅5̅ ̅0̅2̅4̅3̅ ₆</text:p>
          </table:table-cell>
          <table:table-cell/>
          <table:table-cell table:style-name="Base10GreyBackgroundLineTitle" office:value-type="string" calcext:value-type="string">
            <text:p>26 ₁₀</text:p>
          </table:table-cell>
          <table:table-cell table:style-name="Base06GreyBackgroundLineTitle" office:value-type="string" calcext:value-type="string">
            <text:p>42 ₆</text:p>
          </table:table-cell>
          <table:table-cell table:style-name="Base10GreyBackgroundMiddle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8,6̅ ₁₀</text:p>
          </table:table-cell>
          <table:table-cell table:style-name="Base06GreyBackground" office:value-type="string" calcext:value-type="string">
            <text:p>12,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7 ₁₀</text:p>
          </table:table-cell>
          <table:table-cell table:style-name="Base06LineTitle" office:value-type="string" calcext:value-type="string">
            <text:p>43 ₆</text:p>
          </table:table-cell>
          <table:table-cell table:style-name="Base10GreyBackgroundFirstColumn" office:value-type="string" calcext:value-type="string">
            <text:p>0,0̅3̅7̅ ₁₀</text:p>
          </table:table-cell>
          <table:table-cell table:style-name="Base06GreyBackground" office:value-type="string" calcext:value-type="string">
            <text:p>0,012 ₆</text:p>
          </table:table-cell>
          <table:table-cell table:style-name="Base10MiddleColumn" office:value-type="string" calcext:value-type="string">
            <text:p>0,0̅7̅4̅ ₁₀</text:p>
          </table:table-cell>
          <table:table-cell table:style-name="Base06" office:value-type="string" calcext:value-type="string">
            <text:p>0,024 ₆</text:p>
          </table:table-cell>
          <table:table-cell table:style-name="Base10GreyBackgroundMiddleColumn" office:value-type="string" calcext:value-type="string">
            <text:p>0,1̅ ₁₀</text:p>
          </table:table-cell>
          <table:table-cell table:style-name="Base06GreyBackground" office:value-type="string" calcext:value-type="string">
            <text:p>0,04 ₆</text:p>
          </table:table-cell>
          <table:table-cell/>
          <table:table-cell table:style-name="Base10LineTitle" office:value-type="string" calcext:value-type="string">
            <text:p>27 ₁₀</text:p>
          </table:table-cell>
          <table:table-cell table:style-name="Base06LineTitle" office:value-type="string" calcext:value-type="string">
            <text:p>43 ₆</text:p>
          </table:table-cell>
          <table:table-cell table:style-name="Base10Middle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13,5 ₁₀</text:p>
          </table:table-cell>
          <table:table-cell table:style-name="Base06GreyBackground" office:value-type="string" calcext:value-type="string">
            <text:p>21,3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8 ₁₀</text:p>
          </table:table-cell>
          <table:table-cell table:style-name="Base06GreyBackgroundLineTitle" office:value-type="string" calcext:value-type="string">
            <text:p>44 ₆</text:p>
          </table:table-cell>
          <table:table-cell table:style-name="Base10FirstColumn" office:value-type="string" calcext:value-type="string">
            <text:p>0,035̅7̅1̅ ̅4̅2̅8̅ ₁₀</text:p>
          </table:table-cell>
          <table:table-cell table:style-name="Base06" office:value-type="string" calcext:value-type="string">
            <text:p>0,011̅4̅ ₆</text:p>
          </table:table-cell>
          <table:table-cell table:style-name="Base10GreyBackgroundMiddleColumn" office:value-type="string" calcext:value-type="string">
            <text:p>0,07̅1̅4̅ ̅2̅8̅5̅ ̅7̅1̅4̅ ̅2̅8̅5̅ ̅7̅1̅4̅ ̅2̅8̅5̅ ₁₀</text:p>
          </table:table-cell>
          <table:table-cell table:style-name="Base06GreyBackground" office:value-type="string" calcext:value-type="string">
            <text:p>0,02̅3̅ ₆</text:p>
          </table:table-cell>
          <table:table-cell table:style-name="Base10MiddleColumn" office:value-type="string" calcext:value-type="string">
            <text:p>0,107̅1̅4̅ ̅2̅8̅5̅ ₁₀</text:p>
          </table:table-cell>
          <table:table-cell table:style-name="Base06" office:value-type="string" calcext:value-type="string">
            <text:p>0,035̅0̅ ₆</text:p>
          </table:table-cell>
          <table:table-cell/>
          <table:table-cell table:style-name="Base10GreyBackgroundLineTitle" office:value-type="string" calcext:value-type="string">
            <text:p>28 ₁₀</text:p>
          </table:table-cell>
          <table:table-cell table:style-name="Base06GreyBackgroundLineTitle" office:value-type="string" calcext:value-type="string">
            <text:p>44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14 ₁₀</text:p>
          </table:table-cell>
          <table:table-cell table:style-name="Base06" office:value-type="string" calcext:value-type="string">
            <text:p>22 ₆</text:p>
          </table:table-cell>
          <table:table-cell table:style-name="Base10GreyBackgroundMiddleColumn" office:value-type="string" calcext:value-type="string">
            <text:p>9,3̅ ₁₀</text:p>
          </table:table-cell>
          <table:table-cell table:style-name="Base06GreyBackground" office:value-type="string" calcext:value-type="string">
            <text:p>13,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9 ₁₀</text:p>
          </table:table-cell>
          <table:table-cell table:style-name="Base06LineTitle" office:value-type="string" calcext:value-type="string">
            <text:p>45 ₆</text:p>
          </table:table-cell>
          <table:table-cell table:style-name="Base10GreyBackgroundFirstColumn" office:value-type="string" calcext:value-type="string">
            <text:p>0,0̅3̅4̅ ̅4̅8̅2̅ ̅7̅5̅8̅ ̅6̅2̅0̅ ̅6̅8̅9̅ ̅6̅5̅5̅ ̅1̅7̅2̅ ̅4̅1̅3̅ ̅7̅9̅3̅ ̅1̅ ₁₀</text:p>
          </table:table-cell>
          <table:table-cell table:style-name="Base06GreyBackground" office:value-type="string" calcext:value-type="string">
            <text:p>0,0̅1̅1̅2̅ ̅4̅0̅4̅5̅ ̅4̅4̅3̅1̅ ̅5̅1̅ ₆</text:p>
          </table:table-cell>
          <table:table-cell table:style-name="Base10MiddleColumn" office:value-type="string" calcext:value-type="string">
            <text:p>0,0̅6̅8̅ ̅9̅6̅5̅ ̅5̅1̅7̅ ̅2̅4̅1̅ ̅3̅7̅9̅ ̅3̅1̅0̅ ̅3̅4̅4̅ ̅8̅2̅7̅ ̅5̅8̅6̅ ̅2̅ ₁₀</text:p>
          </table:table-cell>
          <table:table-cell table:style-name="Base06" office:value-type="string" calcext:value-type="string">
            <text:p>0,0̅2̅2̅5̅ ̅2̅1̅3̅5̅ ̅3̅3̅0̅3̅ ̅4̅2̅ ₆</text:p>
          </table:table-cell>
          <table:table-cell table:style-name="Base10GreyBackgroundMiddleColumn" office:value-type="string" calcext:value-type="string">
            <text:p>0,1̅0̅3̅ ̅4̅4̅8̅ ̅2̅7̅5̅ ̅8̅6̅2̅ ̅0̅6̅8̅ ̅9̅6̅5̅ ̅5̅1̅7̅ ̅2̅4̅1̅ ̅3̅7̅9̅ ̅3̅ ₁₀</text:p>
          </table:table-cell>
          <table:table-cell table:style-name="Base06GreyBackground" office:value-type="string" calcext:value-type="string">
            <text:p>0,0̅3̅4̅2̅ ̅0̅2̅2̅5̅ ̅2̅1̅3̅5̅ ̅3̅3̅ ₆</text:p>
          </table:table-cell>
          <table:table-cell/>
          <table:table-cell table:style-name="Base10LineTitle" office:value-type="string" calcext:value-type="string">
            <text:p>29 ₁₀</text:p>
          </table:table-cell>
          <table:table-cell table:style-name="Base06LineTitle" office:value-type="string" calcext:value-type="string">
            <text:p>45 ₆</text:p>
          </table:table-cell>
          <table:table-cell table:style-name="Base10Middle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14,5 ₁₀</text:p>
          </table:table-cell>
          <table:table-cell table:style-name="Base06GreyBackground" office:value-type="string" calcext:value-type="string">
            <text:p>22,3 ₆</text:p>
          </table:table-cell>
          <table:table-cell table:style-name="Base10MiddleColumn" office:value-type="string" calcext:value-type="string">
            <text:p>9,6̅ ₁₀</text:p>
          </table:table-cell>
          <table:table-cell table:style-name="Base06" office:value-type="string" calcext:value-type="string">
            <text:p>13,4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0 ₁₀</text:p>
          </table:table-cell>
          <table:table-cell table:style-name="Base06GreyBackgroundLineTitle" office:value-type="string" calcext:value-type="string">
            <text:p>50 ₆</text:p>
          </table:table-cell>
          <table:table-cell table:style-name="Base10FirstColumn" office:value-type="string" calcext:value-type="string">
            <text:p>0,03̅ ₁₀</text:p>
          </table:table-cell>
          <table:table-cell table:style-name="Base06" office:value-type="string" calcext:value-type="string">
            <text:p>0,01̅ ₆</text:p>
          </table:table-cell>
          <table:table-cell table:style-name="Base10GreyBackgroundMiddleColumn" office:value-type="string" calcext:value-type="string">
            <text:p>0,06̅ ₁₀</text:p>
          </table:table-cell>
          <table:table-cell table:style-name="Base06GreyBackground" office:value-type="string" calcext:value-type="string">
            <text:p>0,02̅ ₆</text:p>
          </table:table-cell>
          <table:table-cell table:style-name="Base10MiddleColumn" office:value-type="string" calcext:value-type="string">
            <text:p>0,1 ₁₀</text:p>
          </table:table-cell>
          <table:table-cell table:style-name="Base06" office:value-type="string" calcext:value-type="string">
            <text:p>0,03̅ ₆</text:p>
          </table:table-cell>
          <table:table-cell/>
          <table:table-cell table:style-name="Base10GreyBackgroundLineTitle" office:value-type="string" calcext:value-type="string">
            <text:p>30 ₁₀</text:p>
          </table:table-cell>
          <table:table-cell table:style-name="Base06GreyBackgroundLineTitle" office:value-type="string" calcext:value-type="string">
            <text:p>50 ₆</text:p>
          </table:table-cell>
          <table:table-cell table:style-name="Base10GreyBackgroundMiddle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1 ₁₀</text:p>
          </table:table-cell>
          <table:table-cell table:style-name="Base06LineTitle" office:value-type="string" calcext:value-type="string">
            <text:p>51 ₆</text:p>
          </table:table-cell>
          <table:table-cell table:style-name="Base10GreyBackgroundFirstColumn" office:value-type="string" calcext:value-type="string">
            <text:p>0,0̅3̅2̅ ̅2̅5̅8̅ ̅0̅6̅4̅ ̅5̅1̅6̅ ̅1̅2̅9̅ ₁₀</text:p>
          </table:table-cell>
          <table:table-cell table:style-name="Base06GreyBackground" office:value-type="string" calcext:value-type="string">
            <text:p>0,0̅1̅0̅5̅ ̅4̅5̅ ₆</text:p>
          </table:table-cell>
          <table:table-cell table:style-name="Base10MiddleColumn" office:value-type="string" calcext:value-type="string">
            <text:p>0,0̅6̅4̅ ̅5̅1̅6̅ ̅1̅2̅9̅ ̅0̅3̅2̅ ̅2̅5̅8̅ ₁₀</text:p>
          </table:table-cell>
          <table:table-cell table:style-name="Base06" office:value-type="string" calcext:value-type="string">
            <text:p>0,0̅2̅1̅5̅ ̅3̅4̅ ₆</text:p>
          </table:table-cell>
          <table:table-cell table:style-name="Base10GreyBackgroundMiddleColumn" office:value-type="string" calcext:value-type="string">
            <text:p>0,0̅9̅6̅ ̅7̅7̅4̅ ̅1̅9̅3̅ ̅5̅4̅8̅ ̅3̅8̅7̅ ₁₀</text:p>
          </table:table-cell>
          <table:table-cell table:style-name="Base06GreyBackground" office:value-type="string" calcext:value-type="string">
            <text:p>0,0̅3̅2̅5̅ ̅2̅3̅ ₆</text:p>
          </table:table-cell>
          <table:table-cell/>
          <table:table-cell table:style-name="Base10LineTitle" office:value-type="string" calcext:value-type="string">
            <text:p>31 ₁₀</text:p>
          </table:table-cell>
          <table:table-cell table:style-name="Base06LineTitle" office:value-type="string" calcext:value-type="string">
            <text:p>51 ₆</text:p>
          </table:table-cell>
          <table:table-cell table:style-name="Base10Middle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15,5 ₁₀</text:p>
          </table:table-cell>
          <table:table-cell table:style-name="Base06GreyBackground" office:value-type="string" calcext:value-type="string">
            <text:p>23,3 ₆</text:p>
          </table:table-cell>
          <table:table-cell table:style-name="Base10MiddleColumn" office:value-type="string" calcext:value-type="string">
            <text:p>10,3̅ ₁₀</text:p>
          </table:table-cell>
          <table:table-cell table:style-name="Base06" office:value-type="string" calcext:value-type="string">
            <text:p>14,2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2 ₁₀</text:p>
          </table:table-cell>
          <table:table-cell table:style-name="Base06GreyBackgroundLineTitle" office:value-type="string" calcext:value-type="string">
            <text:p>52 ₆</text:p>
          </table:table-cell>
          <table:table-cell table:style-name="Base10FirstColumn" office:value-type="string" calcext:value-type="string">
            <text:p>0,03125 ₁₀</text:p>
          </table:table-cell>
          <table:table-cell table:style-name="Base06" office:value-type="string" calcext:value-type="string">
            <text:p>0,01043 ₆</text:p>
          </table:table-cell>
          <table:table-cell table:style-name="Base10GreyBackgroundMiddleColumn" office:value-type="string" calcext:value-type="string">
            <text:p>0,0625 ₁₀</text:p>
          </table:table-cell>
          <table:table-cell table:style-name="Base06GreyBackground" office:value-type="string" calcext:value-type="string">
            <text:p>0,0213 ₆</text:p>
          </table:table-cell>
          <table:table-cell table:style-name="Base10MiddleColumn" office:value-type="string" calcext:value-type="string">
            <text:p>0,09375 ₁₀</text:p>
          </table:table-cell>
          <table:table-cell table:style-name="Base06" office:value-type="string" calcext:value-type="string">
            <text:p>0,03213 ₆</text:p>
          </table:table-cell>
          <table:table-cell/>
          <table:table-cell table:style-name="Base10GreyBackgroundLineTitle" office:value-type="string" calcext:value-type="string">
            <text:p>32 ₁₀</text:p>
          </table:table-cell>
          <table:table-cell table:style-name="Base06GreyBackgroundLineTitle" office:value-type="string" calcext:value-type="string">
            <text:p>52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16 ₁₀</text:p>
          </table:table-cell>
          <table:table-cell table:style-name="Base06" office:value-type="string" calcext:value-type="string">
            <text:p>24 ₆</text:p>
          </table:table-cell>
          <table:table-cell table:style-name="Base10GreyBackgroundMiddleColumn" office:value-type="string" calcext:value-type="string">
            <text:p>10,6̅ ₁₀</text:p>
          </table:table-cell>
          <table:table-cell table:style-name="Base06GreyBackground" office:value-type="string" calcext:value-type="string">
            <text:p>14,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3 ₁₀</text:p>
          </table:table-cell>
          <table:table-cell table:style-name="Base06LineTitle" office:value-type="string" calcext:value-type="string">
            <text:p>53 ₆</text:p>
          </table:table-cell>
          <table:table-cell table:style-name="Base10GreyBackgroundFirstColumn" office:value-type="string" calcext:value-type="string">
            <text:p>0,0̅3̅ ₁₀</text:p>
          </table:table-cell>
          <table:table-cell table:style-name="Base06GreyBackground" office:value-type="string" calcext:value-type="string">
            <text:p>0,01̅0̅3̅1̅ ̅3̅4̅5̅2̅ ̅4̅2̅ ₆</text:p>
          </table:table-cell>
          <table:table-cell table:style-name="Base10MiddleColumn" office:value-type="string" calcext:value-type="string">
            <text:p>0,0̅6̅ ₁₀</text:p>
          </table:table-cell>
          <table:table-cell table:style-name="Base06" office:value-type="string" calcext:value-type="string">
            <text:p>0,02̅1̅0̅3̅ ̅1̅3̅4̅5̅ ̅2̅4̅ ₆</text:p>
          </table:table-cell>
          <table:table-cell table:style-name="Base10GreyBackgroundMiddleColumn" office:value-type="string" calcext:value-type="string">
            <text:p>0,0̅9̅ ₁₀</text:p>
          </table:table-cell>
          <table:table-cell table:style-name="Base06GreyBackground" office:value-type="string" calcext:value-type="string">
            <text:p>0,0̅3̅1̅3̅ ̅4̅5̅2̅4̅ ̅2̅1̅ ₆</text:p>
          </table:table-cell>
          <table:table-cell/>
          <table:table-cell table:style-name="Base10LineTitle" office:value-type="string" calcext:value-type="string">
            <text:p>33 ₁₀</text:p>
          </table:table-cell>
          <table:table-cell table:style-name="Base06LineTitle" office:value-type="string" calcext:value-type="string">
            <text:p>53 ₆</text:p>
          </table:table-cell>
          <table:table-cell table:style-name="Base10Middle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16,5 ₁₀</text:p>
          </table:table-cell>
          <table:table-cell table:style-name="Base06GreyBackground" office:value-type="string" calcext:value-type="string">
            <text:p>24,3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4 ₁₀</text:p>
          </table:table-cell>
          <table:table-cell table:style-name="Base06GreyBackgroundLineTitle" office:value-type="string" calcext:value-type="string">
            <text:p>54 ₆</text:p>
          </table:table-cell>
          <table:table-cell table:style-name="Base10FirstColumn" office:value-type="string" calcext:value-type="string">
            <text:p>0,02̅9̅4̅ ̅1̅1̅7̅ ̅6̅4̅7̅ ̅0̅5̅8̅ ̅8̅2̅3̅ ̅5̅ ₁₀</text:p>
          </table:table-cell>
          <table:table-cell table:style-name="Base06" office:value-type="string" calcext:value-type="string">
            <text:p>0,01̅0̅2̅0̅ ̅4̅1̅2̅2̅ ̅4̅5̅3̅5̅ ̅1̅4̅3̅3̅ ₆</text:p>
          </table:table-cell>
          <table:table-cell table:style-name="Base10GreyBackgroundMiddleColumn" office:value-type="string" calcext:value-type="string">
            <text:p>0,0̅5̅8̅ ̅8̅2̅3̅ ̅5̅2̅9̅ ̅4̅1̅1̅ ̅7̅6̅4̅ ̅7̅ ₁₀</text:p>
          </table:table-cell>
          <table:table-cell table:style-name="Base06GreyBackground" office:value-type="string" calcext:value-type="string">
            <text:p>0,0̅2̅0̅4̅ ̅1̅2̅2̅4̅ ̅5̅3̅5̅1̅ ̅4̅3̅3̅1̅ ₆</text:p>
          </table:table-cell>
          <table:table-cell table:style-name="Base10MiddleColumn" office:value-type="string" calcext:value-type="string">
            <text:p>0,08̅8̅2̅ ̅3̅5̅2̅ ̅9̅4̅1̅ ̅1̅7̅6̅ ̅4̅7̅0̅ ̅5̅ ₁₀</text:p>
          </table:table-cell>
          <table:table-cell table:style-name="Base06" office:value-type="string" calcext:value-type="string">
            <text:p>0,03̅1̅0̅2̅ ̅0̅4̅1̅2̅ ̅2̅4̅5̅3̅ ̅5̅1̅4̅3̅ ₆</text:p>
          </table:table-cell>
          <table:table-cell/>
          <table:table-cell table:style-name="Base10GreyBackgroundLineTitle" office:value-type="string" calcext:value-type="string">
            <text:p>34 ₁₀</text:p>
          </table:table-cell>
          <table:table-cell table:style-name="Base06GreyBackgroundLineTitle" office:value-type="string" calcext:value-type="string">
            <text:p>54 ₆</text:p>
          </table:table-cell>
          <table:table-cell table:style-name="Base10GreyBackgroundMiddle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1,3̅ ₁₀</text:p>
          </table:table-cell>
          <table:table-cell table:style-name="Base06GreyBackground" office:value-type="string" calcext:value-type="string">
            <text:p>15,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5 ₁₀</text:p>
          </table:table-cell>
          <table:table-cell table:style-name="Base06LineTitle" office:value-type="string" calcext:value-type="string">
            <text:p>55 ₆</text:p>
          </table:table-cell>
          <table:table-cell table:style-name="Base10GreyBackgroundFirstColumn" office:value-type="string" calcext:value-type="string">
            <text:p>0,02̅8̅5̅ ̅7̅1̅4̅ ₁₀</text:p>
          </table:table-cell>
          <table:table-cell table:style-name="Base06GreyBackground" office:value-type="string" calcext:value-type="string">
            <text:p>0,0̅1̅ ₆</text:p>
          </table:table-cell>
          <table:table-cell table:style-name="Base10MiddleColumn" office:value-type="string" calcext:value-type="string">
            <text:p>0,05̅7̅1̅ ̅4̅2̅8̅ ̅5̅7̅1̅ ̅4̅2̅8̅ ̅5̅7̅1̅ ̅4̅2̅8̅ ₁₀</text:p>
          </table:table-cell>
          <table:table-cell table:style-name="Base06" office:value-type="string" calcext:value-type="string">
            <text:p>0,0̅2̅ ₆</text:p>
          </table:table-cell>
          <table:table-cell table:style-name="Base10GreyBackgroundMiddleColumn" office:value-type="string" calcext:value-type="string">
            <text:p>0,08̅5̅7̅ ̅1̅4̅2̅ ̅8̅5̅7̅ ̅1̅4̅2̅ ̅8̅5̅7̅ ̅1̅4̅2̅ ₁₀</text:p>
          </table:table-cell>
          <table:table-cell table:style-name="Base06GreyBackground" office:value-type="string" calcext:value-type="string">
            <text:p>0,0̅3̅ ₆</text:p>
          </table:table-cell>
          <table:table-cell/>
          <table:table-cell table:style-name="Base10LineTitle" office:value-type="string" calcext:value-type="string">
            <text:p>35 ₁₀</text:p>
          </table:table-cell>
          <table:table-cell table:style-name="Base06LineTitle" office:value-type="string" calcext:value-type="string">
            <text:p>55 ₆</text:p>
          </table:table-cell>
          <table:table-cell table:style-name="Base10Middle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17,5 ₁₀</text:p>
          </table:table-cell>
          <table:table-cell table:style-name="Base06GreyBackground" office:value-type="string" calcext:value-type="string">
            <text:p>25,3 ₆</text:p>
          </table:table-cell>
          <table:table-cell table:style-name="Base10MiddleColumn" office:value-type="string" calcext:value-type="string">
            <text:p>11,6̅ ₁₀</text:p>
          </table:table-cell>
          <table:table-cell table:style-name="Base06" office:value-type="string" calcext:value-type="string">
            <text:p>15,4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6 ₁₀</text:p>
          </table:table-cell>
          <table:table-cell table:style-name="Base06GreyBackgroundLineTitle" office:value-type="string" calcext:value-type="string">
            <text:p>100 ₆</text:p>
          </table:table-cell>
          <table:table-cell table:style-name="Base10FirstColumn" office:value-type="string" calcext:value-type="string">
            <text:p>0,027̅ ₁₀</text:p>
          </table:table-cell>
          <table:table-cell table:style-name="Base06" office:value-type="string" calcext:value-type="string">
            <text:p>0,01 ₆</text:p>
          </table:table-cell>
          <table:table-cell table:style-name="Base10GreyBackgroundMiddleColumn" office:value-type="string" calcext:value-type="string">
            <text:p>0,05̅ ₁₀</text:p>
          </table:table-cell>
          <table:table-cell table:style-name="Base06GreyBackground" office:value-type="string" calcext:value-type="string">
            <text:p>0,02 ₆</text:p>
          </table:table-cell>
          <table:table-cell table:style-name="Base10MiddleColumn" office:value-type="string" calcext:value-type="string">
            <text:p>0,083̅ ₁₀</text:p>
          </table:table-cell>
          <table:table-cell table:style-name="Base06" office:value-type="string" calcext:value-type="string">
            <text:p>0,03 ₆</text:p>
          </table:table-cell>
          <table:table-cell/>
          <table:table-cell table:style-name="Base10GreyBackgroundLineTitle" office:value-type="string" calcext:value-type="string">
            <text:p>36 ₁₀</text:p>
          </table:table-cell>
          <table:table-cell table:style-name="Base06GreyBackgroundLineTitle" office:value-type="string" calcext:value-type="string">
            <text:p>100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18 ₁₀</text:p>
          </table:table-cell>
          <table:table-cell table:style-name="Base06" office:value-type="string" calcext:value-type="string">
            <text:p>30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number-columns-repeated="16345"/>
        </table:table-row>
        <table:table-row table:style-name="ro3" table:number-rows-repeated="2">
          <table:table-cell table:number-columns-repeated="16362"/>
        </table:table-row>
        <table:table-row table:style-name="ro3">
          <table:table-cell table:number-columns-repeated="2"/>
          <table:table-cell table:style-name="Base10GreyBackgroundColumnTitle" office:value-type="string" calcext:value-type="string">
            <text:p>4 ₁₀</text:p>
          </table:table-cell>
          <table:table-cell table:style-name="Base06GreyBackgroundColumnTitle" office:value-type="string" calcext:value-type="string">
            <text:p>4 ₆</text:p>
          </table:table-cell>
          <table:table-cell table:style-name="Base10ColumnTitle" office:value-type="string" calcext:value-type="string">
            <text:p>5 ₁₀</text:p>
          </table:table-cell>
          <table:table-cell table:style-name="Base06ColumnTitle" office:value-type="string" calcext:value-type="string">
            <text:p>5 ₆</text:p>
          </table:table-cell>
          <table:table-cell table:style-name="Base10GreyBackgroundColumnTitle" office:value-type="string" calcext:value-type="string">
            <text:p>6 ₁₀</text:p>
          </table:table-cell>
          <table:table-cell table:style-name="Base06GreyBackgroundColumnTitle" office:value-type="string" calcext:value-type="string">
            <text:p>10 ₆</text:p>
          </table:table-cell>
          <table:table-cell table:number-columns-repeated="3"/>
          <table:table-cell table:style-name="Base10ColumnTitle" office:value-type="string" calcext:value-type="string">
            <text:p>4 ₁₀</text:p>
          </table:table-cell>
          <table:table-cell table:style-name="Base06ColumnTitle" office:value-type="string" calcext:value-type="string">
            <text:p>4 ₆</text:p>
          </table:table-cell>
          <table:table-cell table:style-name="Base10GreyBackgroundColumnTitle" office:value-type="string" calcext:value-type="string">
            <text:p>5 ₁₀</text:p>
          </table:table-cell>
          <table:table-cell table:style-name="Base06GreyBackgroundColumnTitle" office:value-type="string" calcext:value-type="string">
            <text:p>5 ₆</text:p>
          </table:table-cell>
          <table:table-cell table:style-name="Base10ColumnTitle" office:value-type="string" calcext:value-type="string">
            <text:p>6 ₁₀</text:p>
          </table:table-cell>
          <table:table-cell table:style-name="Base06ColumnTitle" office:value-type="string" calcext:value-type="string">
            <text:p>10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 ₁₀</text:p>
          </table:table-cell>
          <table:table-cell table:style-name="Base06LineTitle" office:value-type="string" calcext:value-type="string">
            <text:p>1 ₆</text:p>
          </table:table-cell>
          <table:table-cell table:style-name="Base10MiddleColumn" office:value-type="string" calcext:value-type="string">
            <text:p>4 ₁₀</text:p>
          </table:table-cell>
          <table:table-cell table:style-name="Base06" office:value-type="string" calcext:value-type="string">
            <text:p>4 ₆</text:p>
          </table:table-cell>
          <table:table-cell table:style-name="Base10GreyBackgroundMiddleColumn" office:value-type="string" calcext:value-type="string">
            <text:p>5 ₁₀</text:p>
          </table:table-cell>
          <table:table-cell table:style-name="Base06GreyBackground" office:value-type="string" calcext:value-type="string">
            <text:p>5 ₆</text:p>
          </table:table-cell>
          <table:table-cell table:style-name="Base10MiddleColumn" office:value-type="string" calcext:value-type="string">
            <text:p>6 ₁₀</text:p>
          </table:table-cell>
          <table:table-cell table:style-name="Base06" office:value-type="string" calcext:value-type="string">
            <text:p>10 ₆</text:p>
          </table:table-cell>
          <table:table-cell/>
          <table:table-cell table:style-name="Base10LineTitle" office:value-type="string" calcext:value-type="string">
            <text:p>1 ₁₀</text:p>
          </table:table-cell>
          <table:table-cell table:style-name="Base06LineTitle" office:value-type="string" calcext:value-type="string">
            <text:p>1 ₆</text:p>
          </table:table-cell>
          <table:table-cell table:style-name="Base10GreyBackgroundFirstColumn" office:value-type="string" calcext:value-type="string">
            <text:p>0,25 ₁₀</text:p>
          </table:table-cell>
          <table:table-cell table:style-name="Base06GreyBackground" office:value-type="string" calcext:value-type="string">
            <text:p>0,13 ₆</text:p>
          </table:table-cell>
          <table:table-cell table:style-name="Base10MiddleColumn" office:value-type="string" calcext:value-type="string">
            <text:p>0,2 ₁₀</text:p>
          </table:table-cell>
          <table:table-cell table:style-name="Base06" office:value-type="string" calcext:value-type="string">
            <text:p>0,1̅ ₆</text:p>
          </table:table-cell>
          <table:table-cell table:style-name="Base10GreyBackgroundMiddleColumn" office:value-type="string" calcext:value-type="string">
            <text:p>0,16̅ ₁₀</text:p>
          </table:table-cell>
          <table:table-cell table:style-name="Base06GreyBackground" office:value-type="string" calcext:value-type="string">
            <text:p>0,1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 ₁₀</text:p>
          </table:table-cell>
          <table:table-cell table:style-name="Base06GreyBackgroundLineTitle" office:value-type="string" calcext:value-type="string">
            <text:p>2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2,5 ₁₀</text:p>
          </table:table-cell>
          <table:table-cell table:style-name="Base06" office:value-type="string" calcext:value-type="string">
            <text:p>2,3 ₆</text:p>
          </table:table-cell>
          <table:table-cell table:style-name="Base10GreyBackgroundMiddleColumn" office:value-type="string" calcext:value-type="string">
            <text:p>3 ₁₀</text:p>
          </table:table-cell>
          <table:table-cell table:style-name="Base06GreyBackground" office:value-type="string" calcext:value-type="string">
            <text:p>3 ₆</text:p>
          </table:table-cell>
          <table:table-cell/>
          <table:table-cell table:style-name="Base10GreyBackgroundLineTitle" office:value-type="string" calcext:value-type="string">
            <text:p>2 ₁₀</text:p>
          </table:table-cell>
          <table:table-cell table:style-name="Base06GreyBackgroundLineTitle" office:value-type="string" calcext:value-type="string">
            <text:p>2 ₆</text:p>
          </table:table-cell>
          <table:table-cell table:style-name="Base10FirstColumn" office:value-type="string" calcext:value-type="string">
            <text:p>0,5 ₁₀</text:p>
          </table:table-cell>
          <table:table-cell table:style-name="Base06" office:value-type="string" calcext:value-type="string">
            <text:p>0,3 ₆</text:p>
          </table:table-cell>
          <table:table-cell table:style-name="Base10GreyBackgroundMiddleColumn" office:value-type="string" calcext:value-type="string">
            <text:p>0,4 ₁₀</text:p>
          </table:table-cell>
          <table:table-cell table:style-name="Base06GreyBackground" office:value-type="string" calcext:value-type="string">
            <text:p>0,2̅ ₆</text:p>
          </table:table-cell>
          <table:table-cell table:style-name="Base10MiddleColumn" office:value-type="string" calcext:value-type="string">
            <text:p>0,3̅ ₁₀</text:p>
          </table:table-cell>
          <table:table-cell table:style-name="Base06" office:value-type="string" calcext:value-type="string">
            <text:p>0,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 ₁₀</text:p>
          </table:table-cell>
          <table:table-cell table:style-name="Base06LineTitle" office:value-type="string" calcext:value-type="string">
            <text:p>3 ₆</text:p>
          </table:table-cell>
          <table:table-cell table:style-name="Base10MiddleColumn" office:value-type="string" calcext:value-type="string">
            <text:p>1,3̅ ₁₀</text:p>
          </table:table-cell>
          <table:table-cell table:style-name="Base06" office:value-type="string" calcext:value-type="string">
            <text:p>1,2 ₆</text:p>
          </table:table-cell>
          <table:table-cell table:style-name="Base10GreyBackgroundMiddleColumn" office:value-type="string" calcext:value-type="string">
            <text:p>1,6̅ ₁₀</text:p>
          </table:table-cell>
          <table:table-cell table:style-name="Base06GreyBackground" office:value-type="string" calcext:value-type="string">
            <text:p>1,4 ₆</text:p>
          </table:table-cell>
          <table:table-cell table:style-name="Base10MiddleColumn" office:value-type="string" calcext:value-type="string">
            <text:p>2 ₁₀</text:p>
          </table:table-cell>
          <table:table-cell table:style-name="Base06" office:value-type="string" calcext:value-type="string">
            <text:p>2 ₆</text:p>
          </table:table-cell>
          <table:table-cell/>
          <table:table-cell table:style-name="Base10LineTitle" office:value-type="string" calcext:value-type="string">
            <text:p>3 ₁₀</text:p>
          </table:table-cell>
          <table:table-cell table:style-name="Base06LineTitle" office:value-type="string" calcext:value-type="string">
            <text:p>3 ₆</text:p>
          </table:table-cell>
          <table:table-cell table:style-name="Base10GreyBackgroundFirstColumn" office:value-type="string" calcext:value-type="string">
            <text:p>0,75 ₁₀</text:p>
          </table:table-cell>
          <table:table-cell table:style-name="Base06GreyBackground" office:value-type="string" calcext:value-type="string">
            <text:p>0,43 ₆</text:p>
          </table:table-cell>
          <table:table-cell table:style-name="Base10MiddleColumn" office:value-type="string" calcext:value-type="string">
            <text:p>0,6 ₁₀</text:p>
          </table:table-cell>
          <table:table-cell table:style-name="Base06" office:value-type="string" calcext:value-type="string">
            <text:p>0,3̅ ₆</text:p>
          </table:table-cell>
          <table:table-cell table:style-name="Base10GreyBackgroundMiddleColumn" office:value-type="string" calcext:value-type="string">
            <text:p>0,5 ₁₀</text:p>
          </table:table-cell>
          <table:table-cell table:style-name="Base06GreyBackground" office:value-type="string" calcext:value-type="string">
            <text:p>0,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4 ₁₀</text:p>
          </table:table-cell>
          <table:table-cell table:style-name="Base06GreyBackgroundLineTitle" office:value-type="string" calcext:value-type="string">
            <text:p>4 ₆</text:p>
          </table:table-cell>
          <table:table-cell table:style-name="Base10GreyBackgroundMiddle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10MiddleColumn" office:value-type="string" calcext:value-type="string">
            <text:p>1,25 ₁₀</text:p>
          </table:table-cell>
          <table:table-cell table:style-name="Base06" office:value-type="string" calcext:value-type="string">
            <text:p>1,13 ₆</text:p>
          </table:table-cell>
          <table:table-cell table:style-name="Base10GreyBackgroundMiddleColumn" office:value-type="string" calcext:value-type="string">
            <text:p>1,5 ₁₀</text:p>
          </table:table-cell>
          <table:table-cell table:style-name="Base06GreyBackground" office:value-type="string" calcext:value-type="string">
            <text:p>1,3 ₆</text:p>
          </table:table-cell>
          <table:table-cell/>
          <table:table-cell table:style-name="Base10GreyBackgroundLineTitle" office:value-type="string" calcext:value-type="string">
            <text:p>4 ₁₀</text:p>
          </table:table-cell>
          <table:table-cell table:style-name="Base06GreyBackgroundLineTitle" office:value-type="string" calcext:value-type="string">
            <text:p>4 ₆</text:p>
          </table:table-cell>
          <table:table-cell table:style-name="Base10First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,8 ₁₀</text:p>
          </table:table-cell>
          <table:table-cell table:style-name="Base06GreyBackground" office:value-type="string" calcext:value-type="string">
            <text:p>0,4̅ ₆</text:p>
          </table:table-cell>
          <table:table-cell table:style-name="Base10MiddleColumn" office:value-type="string" calcext:value-type="string">
            <text:p>0,6̅ ₁₀</text:p>
          </table:table-cell>
          <table:table-cell table:style-name="Base06" office:value-type="string" calcext:value-type="string">
            <text:p>0,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5 ₁₀</text:p>
          </table:table-cell>
          <table:table-cell table:style-name="Base06LineTitle" office:value-type="string" calcext:value-type="string">
            <text:p>5 ₆</text:p>
          </table:table-cell>
          <table:table-cell table:style-name="Base10MiddleColumn" office:value-type="string" calcext:value-type="string">
            <text:p>0,8 ₁₀</text:p>
          </table:table-cell>
          <table:table-cell table:style-name="Base06" office:value-type="string" calcext:value-type="string">
            <text:p>0,4̅ ₆</text:p>
          </table:table-cell>
          <table:table-cell table:style-name="Base10GreyBackgroundMiddle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10MiddleColumn" office:value-type="string" calcext:value-type="string">
            <text:p>1,2 ₁₀</text:p>
          </table:table-cell>
          <table:table-cell table:style-name="Base06" office:value-type="string" calcext:value-type="string">
            <text:p>1,1̅ ₆</text:p>
          </table:table-cell>
          <table:table-cell/>
          <table:table-cell table:style-name="Base10LineTitle" office:value-type="string" calcext:value-type="string">
            <text:p>5 ₁₀</text:p>
          </table:table-cell>
          <table:table-cell table:style-name="Base06LineTitle" office:value-type="string" calcext:value-type="string">
            <text:p>5 ₆</text:p>
          </table:table-cell>
          <table:table-cell table:style-name="Base10GreyBackgroundFirstColumn" office:value-type="string" calcext:value-type="string">
            <text:p>1,25 ₁₀</text:p>
          </table:table-cell>
          <table:table-cell table:style-name="Base06GreyBackground" office:value-type="string" calcext:value-type="string">
            <text:p>1,13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,83̅ ₁₀</text:p>
          </table:table-cell>
          <table:table-cell table:style-name="Base06GreyBackground" office:value-type="string" calcext:value-type="string">
            <text:p>0,5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6 ₁₀</text:p>
          </table:table-cell>
          <table:table-cell table:style-name="Base06GreyBackgroundLineTitle" office:value-type="string" calcext:value-type="string">
            <text:p>10 ₆</text:p>
          </table:table-cell>
          <table:table-cell table:style-name="Base10GreyBackgroundMiddleColumn" office:value-type="string" calcext:value-type="string">
            <text:p>0,6̅ ₁₀</text:p>
          </table:table-cell>
          <table:table-cell table:style-name="Base06GreyBackground" office:value-type="string" calcext:value-type="string">
            <text:p>0,4 ₆</text:p>
          </table:table-cell>
          <table:table-cell table:style-name="Base10MiddleColumn" office:value-type="string" calcext:value-type="string">
            <text:p>0,83̅ ₁₀</text:p>
          </table:table-cell>
          <table:table-cell table:style-name="Base06" office:value-type="string" calcext:value-type="string">
            <text:p>0,5 ₆</text:p>
          </table:table-cell>
          <table:table-cell table:style-name="Base10GreyBackgroundMiddle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/>
          <table:table-cell table:style-name="Base10GreyBackgroundLineTitle" office:value-type="string" calcext:value-type="string">
            <text:p>6 ₁₀</text:p>
          </table:table-cell>
          <table:table-cell table:style-name="Base06GreyBackgroundLineTitle" office:value-type="string" calcext:value-type="string">
            <text:p>10 ₆</text:p>
          </table:table-cell>
          <table:table-cell table:style-name="Base10FirstColumn" office:value-type="string" calcext:value-type="string">
            <text:p>1,5 ₁₀</text:p>
          </table:table-cell>
          <table:table-cell table:style-name="Base06" office:value-type="string" calcext:value-type="string">
            <text:p>1,3 ₆</text:p>
          </table:table-cell>
          <table:table-cell table:style-name="Base10GreyBackgroundMiddleColumn" office:value-type="string" calcext:value-type="string">
            <text:p>1,2 ₁₀</text:p>
          </table:table-cell>
          <table:table-cell table:style-name="Base06GreyBackground" office:value-type="string" calcext:value-type="string">
            <text:p>1,1̅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7 ₁₀</text:p>
          </table:table-cell>
          <table:table-cell table:style-name="Base06LineTitle" office:value-type="string" calcext:value-type="string">
            <text:p>11 ₆</text:p>
          </table:table-cell>
          <table:table-cell table:style-name="Base10MiddleColumn" office:value-type="string" calcext:value-type="string">
            <text:p>0,5̅7̅1̅ ̅4̅2̅8̅ ̅5̅7̅1̅ ̅4̅2̅8̅ ̅5̅7̅1̅ ̅4̅2̅8̅ ₁₀</text:p>
          </table:table-cell>
          <table:table-cell table:style-name="Base06" office:value-type="string" calcext:value-type="string">
            <text:p>0,3̅2̅ ₆</text:p>
          </table:table-cell>
          <table:table-cell table:style-name="Base10GreyBackgroundMiddleColumn" office:value-type="string" calcext:value-type="string">
            <text:p>0,7̅1̅4̅ ̅2̅8̅5̅ ̅7̅1̅4̅ ̅2̅8̅5̅ ̅7̅1̅4̅ ̅2̅8̅5̅ ₁₀</text:p>
          </table:table-cell>
          <table:table-cell table:style-name="Base06GreyBackground" office:value-type="string" calcext:value-type="string">
            <text:p>0,4̅1̅ ₆</text:p>
          </table:table-cell>
          <table:table-cell table:style-name="Base10MiddleColumn" office:value-type="string" calcext:value-type="string">
            <text:p>0,8̅5̅7̅ ̅1̅4̅2̅ ̅8̅5̅7̅ ̅1̅4̅2̅ ̅8̅5̅7̅ ̅1̅4̅2̅ ₁₀</text:p>
          </table:table-cell>
          <table:table-cell table:style-name="Base06" office:value-type="string" calcext:value-type="string">
            <text:p>0,5̅0̅ ₆</text:p>
          </table:table-cell>
          <table:table-cell/>
          <table:table-cell table:style-name="Base10LineTitle" office:value-type="string" calcext:value-type="string">
            <text:p>7 ₁₀</text:p>
          </table:table-cell>
          <table:table-cell table:style-name="Base06LineTitle" office:value-type="string" calcext:value-type="string">
            <text:p>11 ₆</text:p>
          </table:table-cell>
          <table:table-cell table:style-name="Base10GreyBackgroundFirstColumn" office:value-type="string" calcext:value-type="string">
            <text:p>1,75 ₁₀</text:p>
          </table:table-cell>
          <table:table-cell table:style-name="Base06GreyBackground" office:value-type="string" calcext:value-type="string">
            <text:p>1,43 ₆</text:p>
          </table:table-cell>
          <table:table-cell table:style-name="Base10MiddleColumn" office:value-type="string" calcext:value-type="string">
            <text:p>1,4 ₁₀</text:p>
          </table:table-cell>
          <table:table-cell table:style-name="Base06" office:value-type="string" calcext:value-type="string">
            <text:p>1,2̅ ₆</text:p>
          </table:table-cell>
          <table:table-cell table:style-name="Base10GreyBackgroundMiddleColumn" office:value-type="string" calcext:value-type="string">
            <text:p>1,16̅ ₁₀</text:p>
          </table:table-cell>
          <table:table-cell table:style-name="Base06GreyBackground" office:value-type="string" calcext:value-type="string">
            <text:p>1,1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8 ₁₀</text:p>
          </table:table-cell>
          <table:table-cell table:style-name="Base06GreyBackgroundLineTitle" office:value-type="string" calcext:value-type="string">
            <text:p>12 ₆</text:p>
          </table:table-cell>
          <table:table-cell table:style-name="Base10GreyBackgroundMiddleColumn" office:value-type="string" calcext:value-type="string">
            <text:p>0,5 ₁₀</text:p>
          </table:table-cell>
          <table:table-cell table:style-name="Base06GreyBackground" office:value-type="string" calcext:value-type="string">
            <text:p>0,3 ₆</text:p>
          </table:table-cell>
          <table:table-cell table:style-name="Base10MiddleColumn" office:value-type="string" calcext:value-type="string">
            <text:p>0,625 ₁₀</text:p>
          </table:table-cell>
          <table:table-cell table:style-name="Base06" office:value-type="string" calcext:value-type="string">
            <text:p>0,343 ₆</text:p>
          </table:table-cell>
          <table:table-cell table:style-name="Base10GreyBackgroundMiddleColumn" office:value-type="string" calcext:value-type="string">
            <text:p>0,75 ₁₀</text:p>
          </table:table-cell>
          <table:table-cell table:style-name="Base06GreyBackground" office:value-type="string" calcext:value-type="string">
            <text:p>0,43 ₆</text:p>
          </table:table-cell>
          <table:table-cell/>
          <table:table-cell table:style-name="Base10GreyBackgroundLineTitle" office:value-type="string" calcext:value-type="string">
            <text:p>8 ₁₀</text:p>
          </table:table-cell>
          <table:table-cell table:style-name="Base06GreyBackgroundLineTitle" office:value-type="string" calcext:value-type="string">
            <text:p>12 ₆</text:p>
          </table:table-cell>
          <table:table-cell table:style-name="Base10FirstColumn" office:value-type="string" calcext:value-type="string">
            <text:p>2 ₁₀</text:p>
          </table:table-cell>
          <table:table-cell table:style-name="Base06" office:value-type="string" calcext:value-type="string">
            <text:p>2 ₆</text:p>
          </table:table-cell>
          <table:table-cell table:style-name="Base10GreyBackgroundMiddleColumn" office:value-type="string" calcext:value-type="string">
            <text:p>1,6 ₁₀</text:p>
          </table:table-cell>
          <table:table-cell table:style-name="Base06GreyBackground" office:value-type="string" calcext:value-type="string">
            <text:p>1,3̅ ₆</text:p>
          </table:table-cell>
          <table:table-cell table:style-name="Base10MiddleColumn" office:value-type="string" calcext:value-type="string">
            <text:p>1,3̅ ₁₀</text:p>
          </table:table-cell>
          <table:table-cell table:style-name="Base06" office:value-type="string" calcext:value-type="string">
            <text:p>1,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9 ₁₀</text:p>
          </table:table-cell>
          <table:table-cell table:style-name="Base06LineTitle" office:value-type="string" calcext:value-type="string">
            <text:p>13 ₆</text:p>
          </table:table-cell>
          <table:table-cell table:style-name="Base10MiddleColumn" office:value-type="string" calcext:value-type="string">
            <text:p>0,4̅ ₁₀</text:p>
          </table:table-cell>
          <table:table-cell table:style-name="Base06" office:value-type="string" calcext:value-type="string">
            <text:p>0,24 ₆</text:p>
          </table:table-cell>
          <table:table-cell table:style-name="Base10GreyBackgroundMiddleColumn" office:value-type="string" calcext:value-type="string">
            <text:p>0,5̅ ₁₀</text:p>
          </table:table-cell>
          <table:table-cell table:style-name="Base06GreyBackground" office:value-type="string" calcext:value-type="string">
            <text:p>0,32 ₆</text:p>
          </table:table-cell>
          <table:table-cell table:style-name="Base10MiddleColumn" office:value-type="string" calcext:value-type="string">
            <text:p>0,6̅ ₁₀</text:p>
          </table:table-cell>
          <table:table-cell table:style-name="Base06" office:value-type="string" calcext:value-type="string">
            <text:p>0,4 ₆</text:p>
          </table:table-cell>
          <table:table-cell/>
          <table:table-cell table:style-name="Base10LineTitle" office:value-type="string" calcext:value-type="string">
            <text:p>9 ₁₀</text:p>
          </table:table-cell>
          <table:table-cell table:style-name="Base06LineTitle" office:value-type="string" calcext:value-type="string">
            <text:p>13 ₆</text:p>
          </table:table-cell>
          <table:table-cell table:style-name="Base10GreyBackgroundFirstColumn" office:value-type="string" calcext:value-type="string">
            <text:p>2,25 ₁₀</text:p>
          </table:table-cell>
          <table:table-cell table:style-name="Base06GreyBackground" office:value-type="string" calcext:value-type="string">
            <text:p>2,13 ₆</text:p>
          </table:table-cell>
          <table:table-cell table:style-name="Base10MiddleColumn" office:value-type="string" calcext:value-type="string">
            <text:p>1,8 ₁₀</text:p>
          </table:table-cell>
          <table:table-cell table:style-name="Base06" office:value-type="string" calcext:value-type="string">
            <text:p>1,4̅ ₆</text:p>
          </table:table-cell>
          <table:table-cell table:style-name="Base10GreyBackgroundMiddleColumn" office:value-type="string" calcext:value-type="string">
            <text:p>1,5 ₁₀</text:p>
          </table:table-cell>
          <table:table-cell table:style-name="Base06GreyBackground" office:value-type="string" calcext:value-type="string">
            <text:p>1,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0 ₁₀</text:p>
          </table:table-cell>
          <table:table-cell table:style-name="Base06GreyBackgroundLineTitle" office:value-type="string" calcext:value-type="string">
            <text:p>14 ₆</text:p>
          </table:table-cell>
          <table:table-cell table:style-name="Base10GreyBackgroundMiddleColumn" office:value-type="string" calcext:value-type="string">
            <text:p>0,4 ₁₀</text:p>
          </table:table-cell>
          <table:table-cell table:style-name="Base06GreyBackground" office:value-type="string" calcext:value-type="string">
            <text:p>0,2̅ ₆</text:p>
          </table:table-cell>
          <table:table-cell table:style-name="Base10MiddleColumn" office:value-type="string" calcext:value-type="string">
            <text:p>0,5 ₁₀</text:p>
          </table:table-cell>
          <table:table-cell table:style-name="Base06" office:value-type="string" calcext:value-type="string">
            <text:p>0,3 ₆</text:p>
          </table:table-cell>
          <table:table-cell table:style-name="Base10GreyBackgroundMiddleColumn" office:value-type="string" calcext:value-type="string">
            <text:p>0,6 ₁₀</text:p>
          </table:table-cell>
          <table:table-cell table:style-name="Base06GreyBackground" office:value-type="string" calcext:value-type="string">
            <text:p>0,3̅ ₆</text:p>
          </table:table-cell>
          <table:table-cell/>
          <table:table-cell table:style-name="Base10GreyBackgroundLineTitle" office:value-type="string" calcext:value-type="string">
            <text:p>10 ₁₀</text:p>
          </table:table-cell>
          <table:table-cell table:style-name="Base06GreyBackgroundLineTitle" office:value-type="string" calcext:value-type="string">
            <text:p>14 ₆</text:p>
          </table:table-cell>
          <table:table-cell table:style-name="Base10FirstColumn" office:value-type="string" calcext:value-type="string">
            <text:p>2,5 ₁₀</text:p>
          </table:table-cell>
          <table:table-cell table:style-name="Base06" office:value-type="string" calcext:value-type="string">
            <text:p>2,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,6̅ ₁₀</text:p>
          </table:table-cell>
          <table:table-cell table:style-name="Base06" office:value-type="string" calcext:value-type="string">
            <text:p>1,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1 ₁₀</text:p>
          </table:table-cell>
          <table:table-cell table:style-name="Base06LineTitle" office:value-type="string" calcext:value-type="string">
            <text:p>15 ₆</text:p>
          </table:table-cell>
          <table:table-cell table:style-name="Base10MiddleColumn" office:value-type="string" calcext:value-type="string">
            <text:p>0,3̅6̅ ₁₀</text:p>
          </table:table-cell>
          <table:table-cell table:style-name="Base06" office:value-type="string" calcext:value-type="string">
            <text:p>0,2̅1̅0̅3̅ ̅1̅3̅4̅5̅ ̅2̅4̅ ₆</text:p>
          </table:table-cell>
          <table:table-cell table:style-name="Base10GreyBackgroundMiddleColumn" office:value-type="string" calcext:value-type="string">
            <text:p>0,4̅5̅ ₁₀</text:p>
          </table:table-cell>
          <table:table-cell table:style-name="Base06GreyBackground" office:value-type="string" calcext:value-type="string">
            <text:p>0,2̅4̅2̅1̅ ̅0̅3̅1̅3̅ ̅4̅5̅ ₆</text:p>
          </table:table-cell>
          <table:table-cell table:style-name="Base10MiddleColumn" office:value-type="string" calcext:value-type="string">
            <text:p>0,5̅4̅5̅ ̅4̅5̅4̅ ̅5̅4̅ ₁₀</text:p>
          </table:table-cell>
          <table:table-cell table:style-name="Base06" office:value-type="string" calcext:value-type="string">
            <text:p>0,3̅1̅3̅4̅ ̅5̅2̅4̅2̅ ̅1̅0̅ ₆</text:p>
          </table:table-cell>
          <table:table-cell/>
          <table:table-cell table:style-name="Base10LineTitle" office:value-type="string" calcext:value-type="string">
            <text:p>11 ₁₀</text:p>
          </table:table-cell>
          <table:table-cell table:style-name="Base06LineTitle" office:value-type="string" calcext:value-type="string">
            <text:p>15 ₆</text:p>
          </table:table-cell>
          <table:table-cell table:style-name="Base10GreyBackgroundFirstColumn" office:value-type="string" calcext:value-type="string">
            <text:p>2,75 ₁₀</text:p>
          </table:table-cell>
          <table:table-cell table:style-name="Base06GreyBackground" office:value-type="string" calcext:value-type="string">
            <text:p>2,43 ₆</text:p>
          </table:table-cell>
          <table:table-cell table:style-name="Base10MiddleColumn" office:value-type="string" calcext:value-type="string">
            <text:p>2,2 ₁₀</text:p>
          </table:table-cell>
          <table:table-cell table:style-name="Base06" office:value-type="string" calcext:value-type="string">
            <text:p>2,1̅ ₆</text:p>
          </table:table-cell>
          <table:table-cell table:style-name="Base10GreyBackgroundMiddleColumn" office:value-type="string" calcext:value-type="string">
            <text:p>1,83̅ ₁₀</text:p>
          </table:table-cell>
          <table:table-cell table:style-name="Base06GreyBackground" office:value-type="string" calcext:value-type="string">
            <text:p>1,5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2 ₁₀</text:p>
          </table:table-cell>
          <table:table-cell table:style-name="Base06GreyBackgroundLineTitle" office:value-type="string" calcext:value-type="string">
            <text:p>20 ₆</text:p>
          </table:table-cell>
          <table:table-cell table:style-name="Base10GreyBackgroundMiddleColumn" office:value-type="string" calcext:value-type="string">
            <text:p>0,3̅ ₁₀</text:p>
          </table:table-cell>
          <table:table-cell table:style-name="Base06GreyBackground" office:value-type="string" calcext:value-type="string">
            <text:p>0,2 ₆</text:p>
          </table:table-cell>
          <table:table-cell table:style-name="Base10MiddleColumn" office:value-type="string" calcext:value-type="string">
            <text:p>0,416̅ ₁₀</text:p>
          </table:table-cell>
          <table:table-cell table:style-name="Base06" office:value-type="string" calcext:value-type="string">
            <text:p>0,23 ₆</text:p>
          </table:table-cell>
          <table:table-cell table:style-name="Base10GreyBackgroundMiddleColumn" office:value-type="string" calcext:value-type="string">
            <text:p>0,5 ₁₀</text:p>
          </table:table-cell>
          <table:table-cell table:style-name="Base06GreyBackground" office:value-type="string" calcext:value-type="string">
            <text:p>0,3 ₆</text:p>
          </table:table-cell>
          <table:table-cell/>
          <table:table-cell table:style-name="Base10GreyBackgroundLineTitle" office:value-type="string" calcext:value-type="string">
            <text:p>12 ₁₀</text:p>
          </table:table-cell>
          <table:table-cell table:style-name="Base06GreyBackgroundLineTitle" office:value-type="string" calcext:value-type="string">
            <text:p>20 ₆</text:p>
          </table:table-cell>
          <table:table-cell table:style-name="Base10First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,4 ₁₀</text:p>
          </table:table-cell>
          <table:table-cell table:style-name="Base06GreyBackground" office:value-type="string" calcext:value-type="string">
            <text:p>2,2̅ ₆</text:p>
          </table:table-cell>
          <table:table-cell table:style-name="Base10MiddleColumn" office:value-type="string" calcext:value-type="string">
            <text:p>2 ₁₀</text:p>
          </table:table-cell>
          <table:table-cell table:style-name="Base06" office:value-type="string" calcext:value-type="string">
            <text:p>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3 ₁₀</text:p>
          </table:table-cell>
          <table:table-cell table:style-name="Base06LineTitle" office:value-type="string" calcext:value-type="string">
            <text:p>21 ₆</text:p>
          </table:table-cell>
          <table:table-cell table:style-name="Base10MiddleColumn" office:value-type="string" calcext:value-type="string">
            <text:p>0,3̅0̅7̅ ̅6̅9̅2̅ ₁₀</text:p>
          </table:table-cell>
          <table:table-cell table:style-name="Base06" office:value-type="string" calcext:value-type="string">
            <text:p>0,1̅5̅0̅2̅ ̅4̅3̅4̅0̅ ̅5̅3̅1̅2̅ ₆</text:p>
          </table:table-cell>
          <table:table-cell table:style-name="Base10GreyBackgroundMiddleColumn" office:value-type="string" calcext:value-type="string">
            <text:p>0,3̅8̅4̅ ̅6̅1̅5̅ ₁₀</text:p>
          </table:table-cell>
          <table:table-cell table:style-name="Base06GreyBackground" office:value-type="string" calcext:value-type="string">
            <text:p>0,2̅1̅5̅0̅ ̅2̅4̅3̅4̅ ̅0̅5̅3̅1̅ ₆</text:p>
          </table:table-cell>
          <table:table-cell table:style-name="Base10MiddleColumn" office:value-type="string" calcext:value-type="string">
            <text:p>0,4̅6̅1̅ ̅5̅3̅8̅ ₁₀</text:p>
          </table:table-cell>
          <table:table-cell table:style-name="Base06" office:value-type="string" calcext:value-type="string">
            <text:p>0,2̅4̅3̅4̅ ̅0̅5̅3̅1̅ ̅2̅1̅5̅0̅ ₆</text:p>
          </table:table-cell>
          <table:table-cell/>
          <table:table-cell table:style-name="Base10LineTitle" office:value-type="string" calcext:value-type="string">
            <text:p>13 ₁₀</text:p>
          </table:table-cell>
          <table:table-cell table:style-name="Base06LineTitle" office:value-type="string" calcext:value-type="string">
            <text:p>21 ₆</text:p>
          </table:table-cell>
          <table:table-cell table:style-name="Base10GreyBackgroundFirstColumn" office:value-type="string" calcext:value-type="string">
            <text:p>3,25 ₁₀</text:p>
          </table:table-cell>
          <table:table-cell table:style-name="Base06GreyBackground" office:value-type="string" calcext:value-type="string">
            <text:p>3,13 ₆</text:p>
          </table:table-cell>
          <table:table-cell table:style-name="Base10MiddleColumn" office:value-type="string" calcext:value-type="string">
            <text:p>2,6 ₁₀</text:p>
          </table:table-cell>
          <table:table-cell table:style-name="Base06" office:value-type="string" calcext:value-type="string">
            <text:p>2,3̅ ₆</text:p>
          </table:table-cell>
          <table:table-cell table:style-name="Base10GreyBackgroundMiddleColumn" office:value-type="string" calcext:value-type="string">
            <text:p>2,16̅ ₁₀</text:p>
          </table:table-cell>
          <table:table-cell table:style-name="Base06GreyBackground" office:value-type="string" calcext:value-type="string">
            <text:p>2,1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4 ₁₀</text:p>
          </table:table-cell>
          <table:table-cell table:style-name="Base06GreyBackgroundLineTitle" office:value-type="string" calcext:value-type="string">
            <text:p>22 ₆</text:p>
          </table:table-cell>
          <table:table-cell table:style-name="Base10GreyBackgroundMiddleColumn" office:value-type="string" calcext:value-type="string">
            <text:p>0,2̅8̅5̅ ̅7̅1̅4̅ ₁₀</text:p>
          </table:table-cell>
          <table:table-cell table:style-name="Base06GreyBackground" office:value-type="string" calcext:value-type="string">
            <text:p>0,1̅4̅ ₆</text:p>
          </table:table-cell>
          <table:table-cell table:style-name="Base10MiddleColumn" office:value-type="string" calcext:value-type="string">
            <text:p>0,35̅7̅1̅ ̅4̅2̅8̅ ₁₀</text:p>
          </table:table-cell>
          <table:table-cell table:style-name="Base06" office:value-type="string" calcext:value-type="string">
            <text:p>0,20̅5̅ ₆</text:p>
          </table:table-cell>
          <table:table-cell table:style-name="Base10GreyBackgroundMiddleColumn" office:value-type="string" calcext:value-type="string">
            <text:p>0,4̅2̅8̅ ̅5̅7̅1̅ ₁₀</text:p>
          </table:table-cell>
          <table:table-cell table:style-name="Base06GreyBackground" office:value-type="string" calcext:value-type="string">
            <text:p>0,2̅3̅ ₆</text:p>
          </table:table-cell>
          <table:table-cell/>
          <table:table-cell table:style-name="Base10GreyBackgroundLineTitle" office:value-type="string" calcext:value-type="string">
            <text:p>14 ₁₀</text:p>
          </table:table-cell>
          <table:table-cell table:style-name="Base06GreyBackgroundLineTitle" office:value-type="string" calcext:value-type="string">
            <text:p>22 ₆</text:p>
          </table:table-cell>
          <table:table-cell table:style-name="Base10FirstColumn" office:value-type="string" calcext:value-type="string">
            <text:p>3,5 ₁₀</text:p>
          </table:table-cell>
          <table:table-cell table:style-name="Base06" office:value-type="string" calcext:value-type="string">
            <text:p>3,3 ₆</text:p>
          </table:table-cell>
          <table:table-cell table:style-name="Base10GreyBackgroundMiddleColumn" office:value-type="string" calcext:value-type="string">
            <text:p>2,8 ₁₀</text:p>
          </table:table-cell>
          <table:table-cell table:style-name="Base06GreyBackground" office:value-type="string" calcext:value-type="string">
            <text:p>2,4̅ ₆</text:p>
          </table:table-cell>
          <table:table-cell table:style-name="Base10MiddleColumn" office:value-type="string" calcext:value-type="string">
            <text:p>2,3̅ ₁₀</text:p>
          </table:table-cell>
          <table:table-cell table:style-name="Base06" office:value-type="string" calcext:value-type="string">
            <text:p>2,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5 ₁₀</text:p>
          </table:table-cell>
          <table:table-cell table:style-name="Base06LineTitle" office:value-type="string" calcext:value-type="string">
            <text:p>23 ₆</text:p>
          </table:table-cell>
          <table:table-cell table:style-name="Base10MiddleColumn" office:value-type="string" calcext:value-type="string">
            <text:p>0,26̅ ₁₀</text:p>
          </table:table-cell>
          <table:table-cell table:style-name="Base06" office:value-type="string" calcext:value-type="string">
            <text:p>0,13̅ ₆</text:p>
          </table:table-cell>
          <table:table-cell table:style-name="Base10GreyBackgroundMiddleColumn" office:value-type="string" calcext:value-type="string">
            <text:p>0,3̅ ₁₀</text:p>
          </table:table-cell>
          <table:table-cell table:style-name="Base06GreyBackground" office:value-type="string" calcext:value-type="string">
            <text:p>0,2 ₆</text:p>
          </table:table-cell>
          <table:table-cell table:style-name="Base10MiddleColumn" office:value-type="string" calcext:value-type="string">
            <text:p>0,4 ₁₀</text:p>
          </table:table-cell>
          <table:table-cell table:style-name="Base06" office:value-type="string" calcext:value-type="string">
            <text:p>0,2̅ ₆</text:p>
          </table:table-cell>
          <table:table-cell/>
          <table:table-cell table:style-name="Base10LineTitle" office:value-type="string" calcext:value-type="string">
            <text:p>15 ₁₀</text:p>
          </table:table-cell>
          <table:table-cell table:style-name="Base06LineTitle" office:value-type="string" calcext:value-type="string">
            <text:p>23 ₆</text:p>
          </table:table-cell>
          <table:table-cell table:style-name="Base10GreyBackgroundFirstColumn" office:value-type="string" calcext:value-type="string">
            <text:p>3,75 ₁₀</text:p>
          </table:table-cell>
          <table:table-cell table:style-name="Base06GreyBackground" office:value-type="string" calcext:value-type="string">
            <text:p>3,43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,5 ₁₀</text:p>
          </table:table-cell>
          <table:table-cell table:style-name="Base06GreyBackground" office:value-type="string" calcext:value-type="string">
            <text:p>2,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6 ₁₀</text:p>
          </table:table-cell>
          <table:table-cell table:style-name="Base06GreyBackgroundLineTitle" office:value-type="string" calcext:value-type="string">
            <text:p>24 ₆</text:p>
          </table:table-cell>
          <table:table-cell table:style-name="Base10GreyBackgroundMiddleColumn" office:value-type="string" calcext:value-type="string">
            <text:p>0,25 ₁₀</text:p>
          </table:table-cell>
          <table:table-cell table:style-name="Base06GreyBackground" office:value-type="string" calcext:value-type="string">
            <text:p>0,13 ₆</text:p>
          </table:table-cell>
          <table:table-cell table:style-name="Base10MiddleColumn" office:value-type="string" calcext:value-type="string">
            <text:p>0,3125 ₁₀</text:p>
          </table:table-cell>
          <table:table-cell table:style-name="Base06" office:value-type="string" calcext:value-type="string">
            <text:p>0,1513 ₆</text:p>
          </table:table-cell>
          <table:table-cell table:style-name="Base10GreyBackgroundMiddleColumn" office:value-type="string" calcext:value-type="string">
            <text:p>0,375 ₁₀</text:p>
          </table:table-cell>
          <table:table-cell table:style-name="Base06GreyBackground" office:value-type="string" calcext:value-type="string">
            <text:p>0,213 ₆</text:p>
          </table:table-cell>
          <table:table-cell/>
          <table:table-cell table:style-name="Base10GreyBackgroundLineTitle" office:value-type="string" calcext:value-type="string">
            <text:p>16 ₁₀</text:p>
          </table:table-cell>
          <table:table-cell table:style-name="Base06GreyBackgroundLineTitle" office:value-type="string" calcext:value-type="string">
            <text:p>24 ₆</text:p>
          </table:table-cell>
          <table:table-cell table:style-name="Base10FirstColumn" office:value-type="string" calcext:value-type="string">
            <text:p>4 ₁₀</text:p>
          </table:table-cell>
          <table:table-cell table:style-name="Base06" office:value-type="string" calcext:value-type="string">
            <text:p>4 ₆</text:p>
          </table:table-cell>
          <table:table-cell table:style-name="Base10GreyBackgroundMiddleColumn" office:value-type="string" calcext:value-type="string">
            <text:p>3,2 ₁₀</text:p>
          </table:table-cell>
          <table:table-cell table:style-name="Base06GreyBackground" office:value-type="string" calcext:value-type="string">
            <text:p>3,1̅ ₆</text:p>
          </table:table-cell>
          <table:table-cell table:style-name="Base10MiddleColumn" office:value-type="string" calcext:value-type="string">
            <text:p>2,6̅ ₁₀</text:p>
          </table:table-cell>
          <table:table-cell table:style-name="Base06" office:value-type="string" calcext:value-type="string">
            <text:p>2,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7 ₁₀</text:p>
          </table:table-cell>
          <table:table-cell table:style-name="Base06LineTitle" office:value-type="string" calcext:value-type="string">
            <text:p>25 ₆</text:p>
          </table:table-cell>
          <table:table-cell table:style-name="Base10MiddleColumn" office:value-type="string" calcext:value-type="string">
            <text:p>0,2̅3̅5̅ ̅2̅9̅4̅ ̅1̅1̅7̅ ̅6̅4̅7̅ ̅0̅5̅8̅ ̅8̅ ₁₀</text:p>
          </table:table-cell>
          <table:table-cell table:style-name="Base06" office:value-type="string" calcext:value-type="string">
            <text:p>0,1̅2̅2̅4̅ ̅5̅3̅5̅1̅ ̅4̅3̅3̅1̅ ̅0̅2̅0̅4̅ ₆</text:p>
          </table:table-cell>
          <table:table-cell table:style-name="Base10GreyBackgroundMiddleColumn" office:value-type="string" calcext:value-type="string">
            <text:p>0,2̅9̅4̅ ̅1̅1̅7̅ ̅6̅4̅7̅ ̅0̅5̅8̅ ̅8̅2̅3̅ ̅5̅ ₁₀</text:p>
          </table:table-cell>
          <table:table-cell table:style-name="Base06GreyBackground" office:value-type="string" calcext:value-type="string">
            <text:p>0,1̅4̅3̅3̅ ̅1̅0̅2̅0̅ ̅4̅1̅2̅2̅ ̅4̅5̅3̅5̅ ₆</text:p>
          </table:table-cell>
          <table:table-cell table:style-name="Base10MiddleColumn" office:value-type="string" calcext:value-type="string">
            <text:p>0,3̅5̅2̅ ̅9̅4̅1̅ ̅1̅7̅6̅ ̅4̅7̅0̅ ̅5̅8̅8̅ ̅2̅ ₁₀</text:p>
          </table:table-cell>
          <table:table-cell table:style-name="Base06" office:value-type="string" calcext:value-type="string">
            <text:p>0,2̅0̅4̅1̅ ̅2̅2̅4̅5̅ ̅3̅5̅1̅4̅ ̅3̅3̅1̅0̅ ₆</text:p>
          </table:table-cell>
          <table:table-cell/>
          <table:table-cell table:style-name="Base10LineTitle" office:value-type="string" calcext:value-type="string">
            <text:p>17 ₁₀</text:p>
          </table:table-cell>
          <table:table-cell table:style-name="Base06LineTitle" office:value-type="string" calcext:value-type="string">
            <text:p>25 ₆</text:p>
          </table:table-cell>
          <table:table-cell table:style-name="Base10GreyBackgroundFirstColumn" office:value-type="string" calcext:value-type="string">
            <text:p>4,25 ₁₀</text:p>
          </table:table-cell>
          <table:table-cell table:style-name="Base06GreyBackground" office:value-type="string" calcext:value-type="string">
            <text:p>4,13 ₆</text:p>
          </table:table-cell>
          <table:table-cell table:style-name="Base10MiddleColumn" office:value-type="string" calcext:value-type="string">
            <text:p>3,4 ₁₀</text:p>
          </table:table-cell>
          <table:table-cell table:style-name="Base06" office:value-type="string" calcext:value-type="string">
            <text:p>3,2̅ ₆</text:p>
          </table:table-cell>
          <table:table-cell table:style-name="Base10GreyBackgroundMiddleColumn" office:value-type="string" calcext:value-type="string">
            <text:p>2,83̅ ₁₀</text:p>
          </table:table-cell>
          <table:table-cell table:style-name="Base06GreyBackground" office:value-type="string" calcext:value-type="string">
            <text:p>2,5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8 ₁₀</text:p>
          </table:table-cell>
          <table:table-cell table:style-name="Base06GreyBackgroundLineTitle" office:value-type="string" calcext:value-type="string">
            <text:p>30 ₆</text:p>
          </table:table-cell>
          <table:table-cell table:style-name="Base10GreyBackgroundMiddleColumn" office:value-type="string" calcext:value-type="string">
            <text:p>0,2̅ ₁₀</text:p>
          </table:table-cell>
          <table:table-cell table:style-name="Base06GreyBackground" office:value-type="string" calcext:value-type="string">
            <text:p>0,12 ₆</text:p>
          </table:table-cell>
          <table:table-cell table:style-name="Base10MiddleColumn" office:value-type="string" calcext:value-type="string">
            <text:p>0,27̅ ₁₀</text:p>
          </table:table-cell>
          <table:table-cell table:style-name="Base06" office:value-type="string" calcext:value-type="string">
            <text:p>0,14 ₆</text:p>
          </table:table-cell>
          <table:table-cell table:style-name="Base10GreyBackgroundMiddleColumn" office:value-type="string" calcext:value-type="string">
            <text:p>0,3̅ ₁₀</text:p>
          </table:table-cell>
          <table:table-cell table:style-name="Base06GreyBackground" office:value-type="string" calcext:value-type="string">
            <text:p>0,2 ₆</text:p>
          </table:table-cell>
          <table:table-cell/>
          <table:table-cell table:style-name="Base10GreyBackgroundLineTitle" office:value-type="string" calcext:value-type="string">
            <text:p>18 ₁₀</text:p>
          </table:table-cell>
          <table:table-cell table:style-name="Base06GreyBackgroundLineTitle" office:value-type="string" calcext:value-type="string">
            <text:p>30 ₆</text:p>
          </table:table-cell>
          <table:table-cell table:style-name="Base10FirstColumn" office:value-type="string" calcext:value-type="string">
            <text:p>4,5 ₁₀</text:p>
          </table:table-cell>
          <table:table-cell table:style-name="Base06" office:value-type="string" calcext:value-type="string">
            <text:p>4,3 ₆</text:p>
          </table:table-cell>
          <table:table-cell table:style-name="Base10GreyBackgroundMiddleColumn" office:value-type="string" calcext:value-type="string">
            <text:p>3,6 ₁₀</text:p>
          </table:table-cell>
          <table:table-cell table:style-name="Base06GreyBackground" office:value-type="string" calcext:value-type="string">
            <text:p>3,3̅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9 ₁₀</text:p>
          </table:table-cell>
          <table:table-cell table:style-name="Base06LineTitle" office:value-type="string" calcext:value-type="string">
            <text:p>31 ₆</text:p>
          </table:table-cell>
          <table:table-cell table:style-name="Base10MiddleColumn" office:value-type="string" calcext:value-type="string">
            <text:p>0,2̅1̅0̅ ̅5̅2̅6̅ ̅3̅1̅5̅ ̅7̅8̅9̅ ̅4̅7̅3̅ ̅6̅8̅4̅ ₁₀</text:p>
          </table:table-cell>
          <table:table-cell table:style-name="Base06" office:value-type="string" calcext:value-type="string">
            <text:p>0,1̅1̅3̅2̅ ̅5̅0̅1̅5̅ ̅2̅ ₆</text:p>
          </table:table-cell>
          <table:table-cell table:style-name="Base10GreyBackgroundMiddleColumn" office:value-type="string" calcext:value-type="string">
            <text:p>0,2̅6̅3̅ ̅1̅5̅7̅ ̅8̅9̅4̅ ̅7̅3̅6̅ ̅8̅4̅2̅ ̅1̅0̅5̅ ₁₀</text:p>
          </table:table-cell>
          <table:table-cell table:style-name="Base06GreyBackground" office:value-type="string" calcext:value-type="string">
            <text:p>0,1̅3̅2̅5̅ ̅0̅1̅5̅2̅ ̅1̅ ₆</text:p>
          </table:table-cell>
          <table:table-cell table:style-name="Base10MiddleColumn" office:value-type="string" calcext:value-type="string">
            <text:p>0,3̅1̅5̅ ̅7̅8̅9̅ ̅4̅7̅3̅ ̅6̅8̅4̅ ̅2̅1̅0̅ ̅5̅2̅6̅ ₁₀</text:p>
          </table:table-cell>
          <table:table-cell table:style-name="Base06" office:value-type="string" calcext:value-type="string">
            <text:p>0,1̅5̅2̅1̅ ̅1̅3̅2̅5̅ ̅0̅ ₆</text:p>
          </table:table-cell>
          <table:table-cell/>
          <table:table-cell table:style-name="Base10LineTitle" office:value-type="string" calcext:value-type="string">
            <text:p>19 ₁₀</text:p>
          </table:table-cell>
          <table:table-cell table:style-name="Base06LineTitle" office:value-type="string" calcext:value-type="string">
            <text:p>31 ₆</text:p>
          </table:table-cell>
          <table:table-cell table:style-name="Base10GreyBackgroundFirstColumn" office:value-type="string" calcext:value-type="string">
            <text:p>4,75 ₁₀</text:p>
          </table:table-cell>
          <table:table-cell table:style-name="Base06GreyBackground" office:value-type="string" calcext:value-type="string">
            <text:p>4,43 ₆</text:p>
          </table:table-cell>
          <table:table-cell table:style-name="Base10MiddleColumn" office:value-type="string" calcext:value-type="string">
            <text:p>3,8 ₁₀</text:p>
          </table:table-cell>
          <table:table-cell table:style-name="Base06" office:value-type="string" calcext:value-type="string">
            <text:p>3,4̅ ₆</text:p>
          </table:table-cell>
          <table:table-cell table:style-name="Base10GreyBackgroundMiddleColumn" office:value-type="string" calcext:value-type="string">
            <text:p>3,16̅ ₁₀</text:p>
          </table:table-cell>
          <table:table-cell table:style-name="Base06GreyBackground" office:value-type="string" calcext:value-type="string">
            <text:p>3,1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0 ₁₀</text:p>
          </table:table-cell>
          <table:table-cell table:style-name="Base06GreyBackgroundLineTitle" office:value-type="string" calcext:value-type="string">
            <text:p>32 ₆</text:p>
          </table:table-cell>
          <table:table-cell table:style-name="Base10GreyBackgroundMiddleColumn" office:value-type="string" calcext:value-type="string">
            <text:p>0,2 ₁₀</text:p>
          </table:table-cell>
          <table:table-cell table:style-name="Base06GreyBackground" office:value-type="string" calcext:value-type="string">
            <text:p>0,1̅ ₆</text:p>
          </table:table-cell>
          <table:table-cell table:style-name="Base10MiddleColumn" office:value-type="string" calcext:value-type="string">
            <text:p>0,25 ₁₀</text:p>
          </table:table-cell>
          <table:table-cell table:style-name="Base06" office:value-type="string" calcext:value-type="string">
            <text:p>0,13 ₆</text:p>
          </table:table-cell>
          <table:table-cell table:style-name="Base10GreyBackgroundMiddleColumn" office:value-type="string" calcext:value-type="string">
            <text:p>0,3 ₁₀</text:p>
          </table:table-cell>
          <table:table-cell table:style-name="Base06GreyBackground" office:value-type="string" calcext:value-type="string">
            <text:p>0,14̅ ₆</text:p>
          </table:table-cell>
          <table:table-cell/>
          <table:table-cell table:style-name="Base10GreyBackgroundLineTitle" office:value-type="string" calcext:value-type="string">
            <text:p>20 ₁₀</text:p>
          </table:table-cell>
          <table:table-cell table:style-name="Base06GreyBackgroundLineTitle" office:value-type="string" calcext:value-type="string">
            <text:p>32 ₆</text:p>
          </table:table-cell>
          <table:table-cell table:style-name="Base10First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3,3̅ ₁₀</text:p>
          </table:table-cell>
          <table:table-cell table:style-name="Base06" office:value-type="string" calcext:value-type="string">
            <text:p>3,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1 ₁₀</text:p>
          </table:table-cell>
          <table:table-cell table:style-name="Base06LineTitle" office:value-type="string" calcext:value-type="string">
            <text:p>33 ₆</text:p>
          </table:table-cell>
          <table:table-cell table:style-name="Base10MiddleColumn" office:value-type="string" calcext:value-type="string">
            <text:p>0,1̅9̅0̅ ̅4̅7̅6̅ ₁₀</text:p>
          </table:table-cell>
          <table:table-cell table:style-name="Base06" office:value-type="string" calcext:value-type="string">
            <text:p>0,10̅5̅ ₆</text:p>
          </table:table-cell>
          <table:table-cell table:style-name="Base10GreyBackgroundMiddleColumn" office:value-type="string" calcext:value-type="string">
            <text:p>0,2̅3̅8̅ ̅0̅9̅5̅ ₁₀</text:p>
          </table:table-cell>
          <table:table-cell table:style-name="Base06GreyBackground" office:value-type="string" calcext:value-type="string">
            <text:p>0,12̅3̅ ₆</text:p>
          </table:table-cell>
          <table:table-cell table:style-name="Base10MiddleColumn" office:value-type="string" calcext:value-type="string">
            <text:p>0,2̅8̅5̅ ̅7̅1̅4̅ ₁₀</text:p>
          </table:table-cell>
          <table:table-cell table:style-name="Base06" office:value-type="string" calcext:value-type="string">
            <text:p>0,1̅4̅ ₆</text:p>
          </table:table-cell>
          <table:table-cell/>
          <table:table-cell table:style-name="Base10LineTitle" office:value-type="string" calcext:value-type="string">
            <text:p>21 ₁₀</text:p>
          </table:table-cell>
          <table:table-cell table:style-name="Base06LineTitle" office:value-type="string" calcext:value-type="string">
            <text:p>33 ₆</text:p>
          </table:table-cell>
          <table:table-cell table:style-name="Base10GreyBackgroundFirstColumn" office:value-type="string" calcext:value-type="string">
            <text:p>5,25 ₁₀</text:p>
          </table:table-cell>
          <table:table-cell table:style-name="Base06GreyBackground" office:value-type="string" calcext:value-type="string">
            <text:p>5,13 ₆</text:p>
          </table:table-cell>
          <table:table-cell table:style-name="Base10MiddleColumn" office:value-type="string" calcext:value-type="string">
            <text:p>4,2 ₁₀</text:p>
          </table:table-cell>
          <table:table-cell table:style-name="Base06" office:value-type="string" calcext:value-type="string">
            <text:p>4,1̅ ₆</text:p>
          </table:table-cell>
          <table:table-cell table:style-name="Base10GreyBackgroundMiddleColumn" office:value-type="string" calcext:value-type="string">
            <text:p>3,5 ₁₀</text:p>
          </table:table-cell>
          <table:table-cell table:style-name="Base06GreyBackground" office:value-type="string" calcext:value-type="string">
            <text:p>3,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2 ₁₀</text:p>
          </table:table-cell>
          <table:table-cell table:style-name="Base06GreyBackgroundLineTitle" office:value-type="string" calcext:value-type="string">
            <text:p>34 ₆</text:p>
          </table:table-cell>
          <table:table-cell table:style-name="Base10GreyBackgroundMiddleColumn" office:value-type="string" calcext:value-type="string">
            <text:p>0,1̅8̅ ₁₀</text:p>
          </table:table-cell>
          <table:table-cell table:style-name="Base06GreyBackground" office:value-type="string" calcext:value-type="string">
            <text:p>0,1̅0̅3̅1̅ ̅3̅4̅5̅2̅ ̅4̅2̅ ₆</text:p>
          </table:table-cell>
          <table:table-cell table:style-name="Base10MiddleColumn" office:value-type="string" calcext:value-type="string">
            <text:p>0,22̅7̅ ₁₀</text:p>
          </table:table-cell>
          <table:table-cell table:style-name="Base06" office:value-type="string" calcext:value-type="string">
            <text:p>0,12̅1̅0̅3̅ ̅1̅3̅4̅5̅ ̅2̅4̅ ₆</text:p>
          </table:table-cell>
          <table:table-cell table:style-name="Base10GreyBackgroundMiddleColumn" office:value-type="string" calcext:value-type="string">
            <text:p>0,2̅7̅ ₁₀</text:p>
          </table:table-cell>
          <table:table-cell table:style-name="Base06GreyBackground" office:value-type="string" calcext:value-type="string">
            <text:p>0,1̅3̅4̅5̅ ̅2̅4̅2̅1̅ ̅0̅3̅ ₆</text:p>
          </table:table-cell>
          <table:table-cell/>
          <table:table-cell table:style-name="Base10GreyBackgroundLineTitle" office:value-type="string" calcext:value-type="string">
            <text:p>22 ₁₀</text:p>
          </table:table-cell>
          <table:table-cell table:style-name="Base06GreyBackgroundLineTitle" office:value-type="string" calcext:value-type="string">
            <text:p>34 ₆</text:p>
          </table:table-cell>
          <table:table-cell table:style-name="Base10FirstColumn" office:value-type="string" calcext:value-type="string">
            <text:p>5,5 ₁₀</text:p>
          </table:table-cell>
          <table:table-cell table:style-name="Base06" office:value-type="string" calcext:value-type="string">
            <text:p>5,3 ₆</text:p>
          </table:table-cell>
          <table:table-cell table:style-name="Base10GreyBackgroundMiddleColumn" office:value-type="string" calcext:value-type="string">
            <text:p>4,4 ₁₀</text:p>
          </table:table-cell>
          <table:table-cell table:style-name="Base06GreyBackground" office:value-type="string" calcext:value-type="string">
            <text:p>4,2̅ ₆</text:p>
          </table:table-cell>
          <table:table-cell table:style-name="Base10MiddleColumn" office:value-type="string" calcext:value-type="string">
            <text:p>3,6̅ ₁₀</text:p>
          </table:table-cell>
          <table:table-cell table:style-name="Base06" office:value-type="string" calcext:value-type="string">
            <text:p>3,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3 ₁₀</text:p>
          </table:table-cell>
          <table:table-cell table:style-name="Base06LineTitle" office:value-type="string" calcext:value-type="string">
            <text:p>35 ₆</text:p>
          </table:table-cell>
          <table:table-cell table:style-name="Base10MiddleColumn" office:value-type="string" calcext:value-type="string">
            <text:p>0,1̅7̅3̅ ̅9̅1̅3̅ ̅0̅4̅3̅ ̅4̅7̅8̅ ̅2̅6̅0̅ ̅8̅6̅9̅ ̅5̅6̅5̅ ̅2̅ ₁₀</text:p>
          </table:table-cell>
          <table:table-cell table:style-name="Base06" office:value-type="string" calcext:value-type="string">
            <text:p>0,1̅0̅1̅3̅ ̅2̅2̅0̅3̅ ̅0̅4̅4̅ ₆</text:p>
          </table:table-cell>
          <table:table-cell table:style-name="Base10GreyBackgroundMiddleColumn" office:value-type="string" calcext:value-type="string">
            <text:p>0,2̅1̅7̅ ̅3̅9̅1̅ ̅3̅0̅4̅ ̅3̅4̅7̅ ̅8̅2̅6̅ ̅0̅8̅6̅ ̅9̅5̅6̅ ̅5̅ ₁₀</text:p>
          </table:table-cell>
          <table:table-cell table:style-name="Base06GreyBackground" office:value-type="string" calcext:value-type="string">
            <text:p>0,1̅1̅4̅5̅ ̅4̅2̅3̅3̅ ̅5̅2̅5̅ ₆</text:p>
          </table:table-cell>
          <table:table-cell table:style-name="Base10MiddleColumn" office:value-type="string" calcext:value-type="string">
            <text:p>0,2̅6̅0̅ ̅8̅6̅9̅ ̅5̅6̅5̅ ̅2̅1̅7̅ ̅3̅9̅1̅ ̅3̅0̅4̅ ̅3̅4̅7̅ ̅8̅ ₁₀</text:p>
          </table:table-cell>
          <table:table-cell table:style-name="Base06" office:value-type="string" calcext:value-type="string">
            <text:p>0,1̅3̅2̅2̅ ̅0̅3̅0̅4̅ ̅4̅1̅0̅ ₆</text:p>
          </table:table-cell>
          <table:table-cell/>
          <table:table-cell table:style-name="Base10LineTitle" office:value-type="string" calcext:value-type="string">
            <text:p>23 ₁₀</text:p>
          </table:table-cell>
          <table:table-cell table:style-name="Base06LineTitle" office:value-type="string" calcext:value-type="string">
            <text:p>35 ₆</text:p>
          </table:table-cell>
          <table:table-cell table:style-name="Base10GreyBackgroundFirstColumn" office:value-type="string" calcext:value-type="string">
            <text:p>5,75 ₁₀</text:p>
          </table:table-cell>
          <table:table-cell table:style-name="Base06GreyBackground" office:value-type="string" calcext:value-type="string">
            <text:p>5,43 ₆</text:p>
          </table:table-cell>
          <table:table-cell table:style-name="Base10MiddleColumn" office:value-type="string" calcext:value-type="string">
            <text:p>4,6 ₁₀</text:p>
          </table:table-cell>
          <table:table-cell table:style-name="Base06" office:value-type="string" calcext:value-type="string">
            <text:p>4,3̅ ₆</text:p>
          </table:table-cell>
          <table:table-cell table:style-name="Base10GreyBackgroundMiddleColumn" office:value-type="string" calcext:value-type="string">
            <text:p>3,83̅ ₁₀</text:p>
          </table:table-cell>
          <table:table-cell table:style-name="Base06GreyBackground" office:value-type="string" calcext:value-type="string">
            <text:p>3,5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4 ₁₀</text:p>
          </table:table-cell>
          <table:table-cell table:style-name="Base06GreyBackgroundLineTitle" office:value-type="string" calcext:value-type="string">
            <text:p>40 ₆</text:p>
          </table:table-cell>
          <table:table-cell table:style-name="Base10GreyBackgroundMiddleColumn" office:value-type="string" calcext:value-type="string">
            <text:p>0,16̅ ₁₀</text:p>
          </table:table-cell>
          <table:table-cell table:style-name="Base06GreyBackground" office:value-type="string" calcext:value-type="string">
            <text:p>0,1 ₆</text:p>
          </table:table-cell>
          <table:table-cell table:style-name="Base10MiddleColumn" office:value-type="string" calcext:value-type="string">
            <text:p>0,2083̅ ₁₀</text:p>
          </table:table-cell>
          <table:table-cell table:style-name="Base06" office:value-type="string" calcext:value-type="string">
            <text:p>0,113 ₆</text:p>
          </table:table-cell>
          <table:table-cell table:style-name="Base10GreyBackgroundMiddleColumn" office:value-type="string" calcext:value-type="string">
            <text:p>0,25 ₁₀</text:p>
          </table:table-cell>
          <table:table-cell table:style-name="Base06GreyBackground" office:value-type="string" calcext:value-type="string">
            <text:p>0,13 ₆</text:p>
          </table:table-cell>
          <table:table-cell/>
          <table:table-cell table:style-name="Base10GreyBackgroundLineTitle" office:value-type="string" calcext:value-type="string">
            <text:p>24 ₁₀</text:p>
          </table:table-cell>
          <table:table-cell table:style-name="Base06GreyBackgroundLineTitle" office:value-type="string" calcext:value-type="string">
            <text:p>40 ₆</text:p>
          </table:table-cell>
          <table:table-cell table:style-name="Base10FirstColumn" office:value-type="string" calcext:value-type="string">
            <text:p>6 ₁₀</text:p>
          </table:table-cell>
          <table:table-cell table:style-name="Base06" office:value-type="string" calcext:value-type="string">
            <text:p>10 ₆</text:p>
          </table:table-cell>
          <table:table-cell table:style-name="Base10GreyBackgroundMiddleColumn" office:value-type="string" calcext:value-type="string">
            <text:p>4,8 ₁₀</text:p>
          </table:table-cell>
          <table:table-cell table:style-name="Base06GreyBackground" office:value-type="string" calcext:value-type="string">
            <text:p>4,4̅ ₆</text:p>
          </table:table-cell>
          <table:table-cell table:style-name="Base10MiddleColumn" office:value-type="string" calcext:value-type="string">
            <text:p>4 ₁₀</text:p>
          </table:table-cell>
          <table:table-cell table:style-name="Base06" office:value-type="string" calcext:value-type="string">
            <text:p>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5 ₁₀</text:p>
          </table:table-cell>
          <table:table-cell table:style-name="Base06LineTitle" office:value-type="string" calcext:value-type="string">
            <text:p>41 ₆</text:p>
          </table:table-cell>
          <table:table-cell table:style-name="Base10MiddleColumn" office:value-type="string" calcext:value-type="string">
            <text:p>0,16 ₁₀</text:p>
          </table:table-cell>
          <table:table-cell table:style-name="Base06" office:value-type="string" calcext:value-type="string">
            <text:p>0,0̅5̅4̅3̅ ̅2̅ ₆</text:p>
          </table:table-cell>
          <table:table-cell table:style-name="Base10GreyBackgroundMiddleColumn" office:value-type="string" calcext:value-type="string">
            <text:p>0,2 ₁₀</text:p>
          </table:table-cell>
          <table:table-cell table:style-name="Base06GreyBackground" office:value-type="string" calcext:value-type="string">
            <text:p>0,1̅ ₆</text:p>
          </table:table-cell>
          <table:table-cell table:style-name="Base10MiddleColumn" office:value-type="string" calcext:value-type="string">
            <text:p>0,24 ₁₀</text:p>
          </table:table-cell>
          <table:table-cell table:style-name="Base06" office:value-type="string" calcext:value-type="string">
            <text:p>0,1̅2̅3̅5̅ ̅0̅ ₆</text:p>
          </table:table-cell>
          <table:table-cell/>
          <table:table-cell table:style-name="Base10LineTitle" office:value-type="string" calcext:value-type="string">
            <text:p>25 ₁₀</text:p>
          </table:table-cell>
          <table:table-cell table:style-name="Base06LineTitle" office:value-type="string" calcext:value-type="string">
            <text:p>41 ₆</text:p>
          </table:table-cell>
          <table:table-cell table:style-name="Base10GreyBackgroundFirstColumn" office:value-type="string" calcext:value-type="string">
            <text:p>6,25 ₁₀</text:p>
          </table:table-cell>
          <table:table-cell table:style-name="Base06GreyBackground" office:value-type="string" calcext:value-type="string">
            <text:p>10,13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4,16̅ ₁₀</text:p>
          </table:table-cell>
          <table:table-cell table:style-name="Base06GreyBackground" office:value-type="string" calcext:value-type="string">
            <text:p>4,1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6 ₁₀</text:p>
          </table:table-cell>
          <table:table-cell table:style-name="Base06GreyBackgroundLineTitle" office:value-type="string" calcext:value-type="string">
            <text:p>42 ₆</text:p>
          </table:table-cell>
          <table:table-cell table:style-name="Base10GreyBackgroundMiddleColumn" office:value-type="string" calcext:value-type="string">
            <text:p>0,1̅5̅3̅ ̅8̅4̅6̅ ₁₀</text:p>
          </table:table-cell>
          <table:table-cell table:style-name="Base06GreyBackground" office:value-type="string" calcext:value-type="string">
            <text:p>0,0̅5̅3̅1̅ ̅2̅1̅5̅0̅ ̅2̅4̅3̅4̅ ₆</text:p>
          </table:table-cell>
          <table:table-cell table:style-name="Base10MiddleColumn" office:value-type="string" calcext:value-type="string">
            <text:p>0,19̅2̅3̅ ̅0̅7̅6̅ ₁₀</text:p>
          </table:table-cell>
          <table:table-cell table:style-name="Base06" office:value-type="string" calcext:value-type="string">
            <text:p>0,10̅5̅3̅1̅ ̅2̅1̅5̅0̅ ̅2̅4̅3̅4̅ ₆</text:p>
          </table:table-cell>
          <table:table-cell table:style-name="Base10GreyBackgroundMiddleColumn" office:value-type="string" calcext:value-type="string">
            <text:p>0,2̅3̅0̅ ̅7̅6̅9̅ ₁₀</text:p>
          </table:table-cell>
          <table:table-cell table:style-name="Base06GreyBackground" office:value-type="string" calcext:value-type="string">
            <text:p>0,1̅2̅1̅5̅ ̅0̅2̅4̅3̅ ̅4̅0̅5̅3̅ ₆</text:p>
          </table:table-cell>
          <table:table-cell/>
          <table:table-cell table:style-name="Base10GreyBackgroundLineTitle" office:value-type="string" calcext:value-type="string">
            <text:p>26 ₁₀</text:p>
          </table:table-cell>
          <table:table-cell table:style-name="Base06GreyBackgroundLineTitle" office:value-type="string" calcext:value-type="string">
            <text:p>42 ₆</text:p>
          </table:table-cell>
          <table:table-cell table:style-name="Base10FirstColumn" office:value-type="string" calcext:value-type="string">
            <text:p>6,5 ₁₀</text:p>
          </table:table-cell>
          <table:table-cell table:style-name="Base06" office:value-type="string" calcext:value-type="string">
            <text:p>10,3 ₆</text:p>
          </table:table-cell>
          <table:table-cell table:style-name="Base10GreyBackgroundMiddleColumn" office:value-type="string" calcext:value-type="string">
            <text:p>5,2 ₁₀</text:p>
          </table:table-cell>
          <table:table-cell table:style-name="Base06GreyBackground" office:value-type="string" calcext:value-type="string">
            <text:p>5,1̅ ₆</text:p>
          </table:table-cell>
          <table:table-cell table:style-name="Base10MiddleColumn" office:value-type="string" calcext:value-type="string">
            <text:p>4,3̅ ₁₀</text:p>
          </table:table-cell>
          <table:table-cell table:style-name="Base06" office:value-type="string" calcext:value-type="string">
            <text:p>4,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7 ₁₀</text:p>
          </table:table-cell>
          <table:table-cell table:style-name="Base06LineTitle" office:value-type="string" calcext:value-type="string">
            <text:p>43 ₆</text:p>
          </table:table-cell>
          <table:table-cell table:style-name="Base10MiddleColumn" office:value-type="string" calcext:value-type="string">
            <text:p>0,1̅4̅8̅ ₁₀</text:p>
          </table:table-cell>
          <table:table-cell table:style-name="Base06" office:value-type="string" calcext:value-type="string">
            <text:p>0,052 ₆</text:p>
          </table:table-cell>
          <table:table-cell table:style-name="Base10GreyBackgroundMiddleColumn" office:value-type="string" calcext:value-type="string">
            <text:p>0,1̅8̅5̅ ₁₀</text:p>
          </table:table-cell>
          <table:table-cell table:style-name="Base06GreyBackground" office:value-type="string" calcext:value-type="string">
            <text:p>0,104 ₆</text:p>
          </table:table-cell>
          <table:table-cell table:style-name="Base10MiddleColumn" office:value-type="string" calcext:value-type="string">
            <text:p>0,2̅ ₁₀</text:p>
          </table:table-cell>
          <table:table-cell table:style-name="Base06" office:value-type="string" calcext:value-type="string">
            <text:p>0,12 ₆</text:p>
          </table:table-cell>
          <table:table-cell/>
          <table:table-cell table:style-name="Base10LineTitle" office:value-type="string" calcext:value-type="string">
            <text:p>27 ₁₀</text:p>
          </table:table-cell>
          <table:table-cell table:style-name="Base06LineTitle" office:value-type="string" calcext:value-type="string">
            <text:p>43 ₆</text:p>
          </table:table-cell>
          <table:table-cell table:style-name="Base10GreyBackgroundFirstColumn" office:value-type="string" calcext:value-type="string">
            <text:p>6,75 ₁₀</text:p>
          </table:table-cell>
          <table:table-cell table:style-name="Base06GreyBackground" office:value-type="string" calcext:value-type="string">
            <text:p>10,43 ₆</text:p>
          </table:table-cell>
          <table:table-cell table:style-name="Base10MiddleColumn" office:value-type="string" calcext:value-type="string">
            <text:p>5,4 ₁₀</text:p>
          </table:table-cell>
          <table:table-cell table:style-name="Base06" office:value-type="string" calcext:value-type="string">
            <text:p>5,2̅ ₆</text:p>
          </table:table-cell>
          <table:table-cell table:style-name="Base10GreyBackgroundMiddleColumn" office:value-type="string" calcext:value-type="string">
            <text:p>4,5 ₁₀</text:p>
          </table:table-cell>
          <table:table-cell table:style-name="Base06GreyBackground" office:value-type="string" calcext:value-type="string">
            <text:p>4,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8 ₁₀</text:p>
          </table:table-cell>
          <table:table-cell table:style-name="Base06GreyBackgroundLineTitle" office:value-type="string" calcext:value-type="string">
            <text:p>44 ₆</text:p>
          </table:table-cell>
          <table:table-cell table:style-name="Base10GreyBackgroundMiddleColumn" office:value-type="string" calcext:value-type="string">
            <text:p>0,1̅4̅2̅ ̅8̅5̅7̅ ₁₀</text:p>
          </table:table-cell>
          <table:table-cell table:style-name="Base06GreyBackground" office:value-type="string" calcext:value-type="string">
            <text:p>0,0̅5̅ ₆</text:p>
          </table:table-cell>
          <table:table-cell table:style-name="Base10MiddleColumn" office:value-type="string" calcext:value-type="string">
            <text:p>0,178̅5̅7̅ ̅1̅4̅2̅ ₁₀</text:p>
          </table:table-cell>
          <table:table-cell table:style-name="Base06" office:value-type="string" calcext:value-type="string">
            <text:p>0,102̅3̅ ₆</text:p>
          </table:table-cell>
          <table:table-cell table:style-name="Base10GreyBackgroundMiddleColumn" office:value-type="string" calcext:value-type="string">
            <text:p>0,21̅4̅2̅ ̅8̅5̅7̅ ₁₀</text:p>
          </table:table-cell>
          <table:table-cell table:style-name="Base06GreyBackground" office:value-type="string" calcext:value-type="string">
            <text:p>0,11̅4̅ ₆</text:p>
          </table:table-cell>
          <table:table-cell/>
          <table:table-cell table:style-name="Base10GreyBackgroundLineTitle" office:value-type="string" calcext:value-type="string">
            <text:p>28 ₁₀</text:p>
          </table:table-cell>
          <table:table-cell table:style-name="Base06GreyBackgroundLineTitle" office:value-type="string" calcext:value-type="string">
            <text:p>44 ₆</text:p>
          </table:table-cell>
          <table:table-cell table:style-name="Base10First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5,6 ₁₀</text:p>
          </table:table-cell>
          <table:table-cell table:style-name="Base06GreyBackground" office:value-type="string" calcext:value-type="string">
            <text:p>5,3̅ ₆</text:p>
          </table:table-cell>
          <table:table-cell table:style-name="Base10MiddleColumn" office:value-type="string" calcext:value-type="string">
            <text:p>4,6̅ ₁₀</text:p>
          </table:table-cell>
          <table:table-cell table:style-name="Base06" office:value-type="string" calcext:value-type="string">
            <text:p>4,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9 ₁₀</text:p>
          </table:table-cell>
          <table:table-cell table:style-name="Base06LineTitle" office:value-type="string" calcext:value-type="string">
            <text:p>45 ₆</text:p>
          </table:table-cell>
          <table:table-cell table:style-name="Base10MiddleColumn" office:value-type="string" calcext:value-type="string">
            <text:p>0,1̅3̅7̅ ̅9̅3̅1̅ ̅0̅3̅4̅ ̅4̅8̅2̅ ̅7̅5̅8̅ ̅6̅2̅0̅ ̅6̅8̅9̅ ̅6̅5̅5̅ ̅1̅7̅2̅ ̅4̅ ₁₀</text:p>
          </table:table-cell>
          <table:table-cell table:style-name="Base06" office:value-type="string" calcext:value-type="string">
            <text:p>0,0̅4̅5̅4̅ ̅4̅3̅1̅5̅ ̅1̅0̅1̅1̅ ̅2̅4̅ ₆</text:p>
          </table:table-cell>
          <table:table-cell table:style-name="Base10GreyBackgroundMiddleColumn" office:value-type="string" calcext:value-type="string">
            <text:p>0,1̅7̅2̅ ̅4̅1̅3̅ ̅7̅9̅3̅ ̅1̅0̅3̅ ̅4̅4̅8̅ ̅2̅7̅5̅ ̅8̅6̅2̅ ̅0̅6̅8̅ ̅9̅6̅5̅ ̅5̅ ₁₀</text:p>
          </table:table-cell>
          <table:table-cell table:style-name="Base06GreyBackground" office:value-type="string" calcext:value-type="string">
            <text:p>0,1̅0̅1̅1̅ ̅2̅4̅0̅4̅ ̅5̅4̅4̅3̅ ̅1̅5̅ ₆</text:p>
          </table:table-cell>
          <table:table-cell table:style-name="Base10MiddleColumn" office:value-type="string" calcext:value-type="string">
            <text:p>0,2̅0̅6̅ ̅8̅9̅6̅ ̅5̅5̅1̅ ̅7̅2̅4̅ ̅1̅3̅7̅ ̅9̅3̅1̅ ̅0̅3̅4̅ ̅4̅8̅2̅ ̅7̅5̅8̅ ̅6̅ ₁₀</text:p>
          </table:table-cell>
          <table:table-cell table:style-name="Base06" office:value-type="string" calcext:value-type="string">
            <text:p>0,1̅1̅2̅4̅ ̅0̅4̅5̅4̅ ̅4̅3̅1̅5̅ ̅1̅0̅ ₆</text:p>
          </table:table-cell>
          <table:table-cell/>
          <table:table-cell table:style-name="Base10LineTitle" office:value-type="string" calcext:value-type="string">
            <text:p>29 ₁₀</text:p>
          </table:table-cell>
          <table:table-cell table:style-name="Base06LineTitle" office:value-type="string" calcext:value-type="string">
            <text:p>45 ₆</text:p>
          </table:table-cell>
          <table:table-cell table:style-name="Base10GreyBackgroundFirstColumn" office:value-type="string" calcext:value-type="string">
            <text:p>7,25 ₁₀</text:p>
          </table:table-cell>
          <table:table-cell table:style-name="Base06GreyBackground" office:value-type="string" calcext:value-type="string">
            <text:p>11,13 ₆</text:p>
          </table:table-cell>
          <table:table-cell table:style-name="Base10MiddleColumn" office:value-type="string" calcext:value-type="string">
            <text:p>5,8 ₁₀</text:p>
          </table:table-cell>
          <table:table-cell table:style-name="Base06" office:value-type="string" calcext:value-type="string">
            <text:p>5,4̅ ₆</text:p>
          </table:table-cell>
          <table:table-cell table:style-name="Base10GreyBackgroundMiddleColumn" office:value-type="string" calcext:value-type="string">
            <text:p>4,83̅ ₁₀</text:p>
          </table:table-cell>
          <table:table-cell table:style-name="Base06GreyBackground" office:value-type="string" calcext:value-type="string">
            <text:p>4,5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0 ₁₀</text:p>
          </table:table-cell>
          <table:table-cell table:style-name="Base06GreyBackgroundLineTitle" office:value-type="string" calcext:value-type="string">
            <text:p>50 ₆</text:p>
          </table:table-cell>
          <table:table-cell table:style-name="Base10GreyBackgroundMiddleColumn" office:value-type="string" calcext:value-type="string">
            <text:p>0,13̅ ₁₀</text:p>
          </table:table-cell>
          <table:table-cell table:style-name="Base06GreyBackground" office:value-type="string" calcext:value-type="string">
            <text:p>0,04̅ ₆</text:p>
          </table:table-cell>
          <table:table-cell table:style-name="Base10MiddleColumn" office:value-type="string" calcext:value-type="string">
            <text:p>0,16̅ ₁₀</text:p>
          </table:table-cell>
          <table:table-cell table:style-name="Base06" office:value-type="string" calcext:value-type="string">
            <text:p>0,1 ₆</text:p>
          </table:table-cell>
          <table:table-cell table:style-name="Base10GreyBackgroundMiddleColumn" office:value-type="string" calcext:value-type="string">
            <text:p>0,2 ₁₀</text:p>
          </table:table-cell>
          <table:table-cell table:style-name="Base06GreyBackground" office:value-type="string" calcext:value-type="string">
            <text:p>0,1̅ ₆</text:p>
          </table:table-cell>
          <table:table-cell/>
          <table:table-cell table:style-name="Base10GreyBackgroundLineTitle" office:value-type="string" calcext:value-type="string">
            <text:p>30 ₁₀</text:p>
          </table:table-cell>
          <table:table-cell table:style-name="Base06GreyBackgroundLineTitle" office:value-type="string" calcext:value-type="string">
            <text:p>50 ₆</text:p>
          </table:table-cell>
          <table:table-cell table:style-name="Base10FirstColumn" office:value-type="string" calcext:value-type="string">
            <text:p>7,5 ₁₀</text:p>
          </table:table-cell>
          <table:table-cell table:style-name="Base06" office:value-type="string" calcext:value-type="string">
            <text:p>11,3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1 ₁₀</text:p>
          </table:table-cell>
          <table:table-cell table:style-name="Base06LineTitle" office:value-type="string" calcext:value-type="string">
            <text:p>51 ₆</text:p>
          </table:table-cell>
          <table:table-cell table:style-name="Base10MiddleColumn" office:value-type="string" calcext:value-type="string">
            <text:p>0,1̅2̅9̅ ̅0̅3̅2̅ ̅2̅5̅8̅ ̅0̅6̅4̅ ̅5̅1̅6̅ ₁₀</text:p>
          </table:table-cell>
          <table:table-cell table:style-name="Base06" office:value-type="string" calcext:value-type="string">
            <text:p>0,0̅4̅3̅5̅ ̅1̅2̅ ₆</text:p>
          </table:table-cell>
          <table:table-cell table:style-name="Base10GreyBackgroundMiddleColumn" office:value-type="string" calcext:value-type="string">
            <text:p>0,1̅6̅1̅ ̅2̅9̅0̅ ̅3̅2̅2̅ ̅5̅8̅0̅ ̅6̅4̅5̅ ₁₀</text:p>
          </table:table-cell>
          <table:table-cell table:style-name="Base06GreyBackground" office:value-type="string" calcext:value-type="string">
            <text:p>0,0̅5̅4̅5̅ ̅0̅1̅ ₆</text:p>
          </table:table-cell>
          <table:table-cell table:style-name="Base10MiddleColumn" office:value-type="string" calcext:value-type="string">
            <text:p>0,1̅9̅3̅ ̅5̅4̅8̅ ̅3̅8̅7̅ ̅0̅9̅6̅ ̅7̅7̅4̅ ₁₀</text:p>
          </table:table-cell>
          <table:table-cell table:style-name="Base06" office:value-type="string" calcext:value-type="string">
            <text:p>0,1̅0̅5̅4̅ ̅5̅0̅ ₆</text:p>
          </table:table-cell>
          <table:table-cell/>
          <table:table-cell table:style-name="Base10LineTitle" office:value-type="string" calcext:value-type="string">
            <text:p>31 ₁₀</text:p>
          </table:table-cell>
          <table:table-cell table:style-name="Base06LineTitle" office:value-type="string" calcext:value-type="string">
            <text:p>51 ₆</text:p>
          </table:table-cell>
          <table:table-cell table:style-name="Base10GreyBackgroundFirstColumn" office:value-type="string" calcext:value-type="string">
            <text:p>7,75 ₁₀</text:p>
          </table:table-cell>
          <table:table-cell table:style-name="Base06GreyBackground" office:value-type="string" calcext:value-type="string">
            <text:p>11,43 ₆</text:p>
          </table:table-cell>
          <table:table-cell table:style-name="Base10MiddleColumn" office:value-type="string" calcext:value-type="string">
            <text:p>6,2 ₁₀</text:p>
          </table:table-cell>
          <table:table-cell table:style-name="Base06" office:value-type="string" calcext:value-type="string">
            <text:p>10,1̅ ₆</text:p>
          </table:table-cell>
          <table:table-cell table:style-name="Base10GreyBackgroundMiddleColumn" office:value-type="string" calcext:value-type="string">
            <text:p>5,16̅ ₁₀</text:p>
          </table:table-cell>
          <table:table-cell table:style-name="Base06GreyBackground" office:value-type="string" calcext:value-type="string">
            <text:p>5,1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2 ₁₀</text:p>
          </table:table-cell>
          <table:table-cell table:style-name="Base06GreyBackgroundLineTitle" office:value-type="string" calcext:value-type="string">
            <text:p>52 ₆</text:p>
          </table:table-cell>
          <table:table-cell table:style-name="Base10GreyBackgroundMiddleColumn" office:value-type="string" calcext:value-type="string">
            <text:p>0,125 ₁₀</text:p>
          </table:table-cell>
          <table:table-cell table:style-name="Base06GreyBackground" office:value-type="string" calcext:value-type="string">
            <text:p>0,043 ₆</text:p>
          </table:table-cell>
          <table:table-cell table:style-name="Base10MiddleColumn" office:value-type="string" calcext:value-type="string">
            <text:p>0,15625 ₁₀</text:p>
          </table:table-cell>
          <table:table-cell table:style-name="Base06" office:value-type="string" calcext:value-type="string">
            <text:p>0,05343 ₆</text:p>
          </table:table-cell>
          <table:table-cell table:style-name="Base10GreyBackgroundMiddleColumn" office:value-type="string" calcext:value-type="string">
            <text:p>0,1875 ₁₀</text:p>
          </table:table-cell>
          <table:table-cell table:style-name="Base06GreyBackground" office:value-type="string" calcext:value-type="string">
            <text:p>0,1043 ₆</text:p>
          </table:table-cell>
          <table:table-cell/>
          <table:table-cell table:style-name="Base10GreyBackgroundLineTitle" office:value-type="string" calcext:value-type="string">
            <text:p>32 ₁₀</text:p>
          </table:table-cell>
          <table:table-cell table:style-name="Base06GreyBackgroundLineTitle" office:value-type="string" calcext:value-type="string">
            <text:p>52 ₆</text:p>
          </table:table-cell>
          <table:table-cell table:style-name="Base10FirstColumn" office:value-type="string" calcext:value-type="string">
            <text:p>8 ₁₀</text:p>
          </table:table-cell>
          <table:table-cell table:style-name="Base06" office:value-type="string" calcext:value-type="string">
            <text:p>12 ₆</text:p>
          </table:table-cell>
          <table:table-cell table:style-name="Base10GreyBackgroundMiddleColumn" office:value-type="string" calcext:value-type="string">
            <text:p>6,4 ₁₀</text:p>
          </table:table-cell>
          <table:table-cell table:style-name="Base06GreyBackground" office:value-type="string" calcext:value-type="string">
            <text:p>10,2̅ ₆</text:p>
          </table:table-cell>
          <table:table-cell table:style-name="Base10MiddleColumn" office:value-type="string" calcext:value-type="string">
            <text:p>5,3̅ ₁₀</text:p>
          </table:table-cell>
          <table:table-cell table:style-name="Base06" office:value-type="string" calcext:value-type="string">
            <text:p>5,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3 ₁₀</text:p>
          </table:table-cell>
          <table:table-cell table:style-name="Base06LineTitle" office:value-type="string" calcext:value-type="string">
            <text:p>53 ₆</text:p>
          </table:table-cell>
          <table:table-cell table:style-name="Base10MiddleColumn" office:value-type="string" calcext:value-type="string">
            <text:p>0,1̅2̅ ₁₀</text:p>
          </table:table-cell>
          <table:table-cell table:style-name="Base06" office:value-type="string" calcext:value-type="string">
            <text:p>0,04̅2̅1̅0̅ ̅3̅1̅3̅4̅ ̅5̅2̅ ₆</text:p>
          </table:table-cell>
          <table:table-cell table:style-name="Base10GreyBackgroundMiddleColumn" office:value-type="string" calcext:value-type="string">
            <text:p>0,1̅5̅ ₁₀</text:p>
          </table:table-cell>
          <table:table-cell table:style-name="Base06GreyBackground" office:value-type="string" calcext:value-type="string">
            <text:p>0,05̅2̅4̅2̅ ̅1̅0̅3̅1̅ ̅3̅4̅ ₆</text:p>
          </table:table-cell>
          <table:table-cell table:style-name="Base10MiddleColumn" office:value-type="string" calcext:value-type="string">
            <text:p>0,1̅8̅ ₁₀</text:p>
          </table:table-cell>
          <table:table-cell table:style-name="Base06" office:value-type="string" calcext:value-type="string">
            <text:p>0,1̅0̅3̅1̅ ̅3̅4̅5̅2̅ ̅4̅2̅ ₆</text:p>
          </table:table-cell>
          <table:table-cell/>
          <table:table-cell table:style-name="Base10LineTitle" office:value-type="string" calcext:value-type="string">
            <text:p>33 ₁₀</text:p>
          </table:table-cell>
          <table:table-cell table:style-name="Base06LineTitle" office:value-type="string" calcext:value-type="string">
            <text:p>53 ₆</text:p>
          </table:table-cell>
          <table:table-cell table:style-name="Base10GreyBackgroundFirstColumn" office:value-type="string" calcext:value-type="string">
            <text:p>8,25 ₁₀</text:p>
          </table:table-cell>
          <table:table-cell table:style-name="Base06GreyBackground" office:value-type="string" calcext:value-type="string">
            <text:p>12,13 ₆</text:p>
          </table:table-cell>
          <table:table-cell table:style-name="Base10MiddleColumn" office:value-type="string" calcext:value-type="string">
            <text:p>6,6 ₁₀</text:p>
          </table:table-cell>
          <table:table-cell table:style-name="Base06" office:value-type="string" calcext:value-type="string">
            <text:p>10,3̅ ₆</text:p>
          </table:table-cell>
          <table:table-cell table:style-name="Base10GreyBackgroundMiddleColumn" office:value-type="string" calcext:value-type="string">
            <text:p>5,5 ₁₀</text:p>
          </table:table-cell>
          <table:table-cell table:style-name="Base06GreyBackground" office:value-type="string" calcext:value-type="string">
            <text:p>5,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4 ₁₀</text:p>
          </table:table-cell>
          <table:table-cell table:style-name="Base06GreyBackgroundLineTitle" office:value-type="string" calcext:value-type="string">
            <text:p>54 ₆</text:p>
          </table:table-cell>
          <table:table-cell table:style-name="Base10GreyBackgroundMiddleColumn" office:value-type="string" calcext:value-type="string">
            <text:p>0,1̅1̅7̅ ̅6̅4̅7̅ ̅0̅5̅8̅ ̅8̅2̅3̅ ̅5̅2̅9̅ ̅4̅ ₁₀</text:p>
          </table:table-cell>
          <table:table-cell table:style-name="Base06GreyBackground" office:value-type="string" calcext:value-type="string">
            <text:p>0,0̅4̅1̅2̅ ̅2̅4̅5̅3̅ ̅5̅1̅4̅3̅ ̅3̅1̅0̅2̅ ₆</text:p>
          </table:table-cell>
          <table:table-cell table:style-name="Base10MiddleColumn" office:value-type="string" calcext:value-type="string">
            <text:p>0,14̅7̅0̅ ̅5̅8̅8̅ ̅2̅3̅5̅ ̅2̅9̅4̅ ̅1̅1̅7̅ ̅6̅ ₁₀</text:p>
          </table:table-cell>
          <table:table-cell table:style-name="Base06" office:value-type="string" calcext:value-type="string">
            <text:p>0,05̅1̅4̅3̅ ̅3̅1̅0̅2̅ ̅0̅4̅1̅2̅ ̅2̅4̅5̅3̅ ₆</text:p>
          </table:table-cell>
          <table:table-cell table:style-name="Base10GreyBackgroundMiddleColumn" office:value-type="string" calcext:value-type="string">
            <text:p>0,1̅7̅6̅ ̅4̅7̅0̅ ̅5̅8̅8̅ ̅2̅3̅5̅ ̅2̅9̅4̅ ̅1̅ ₁₀</text:p>
          </table:table-cell>
          <table:table-cell table:style-name="Base06GreyBackground" office:value-type="string" calcext:value-type="string">
            <text:p>0,1̅0̅2̅0̅ ̅4̅1̅2̅2̅ ̅4̅5̅3̅5̅ ̅1̅4̅3̅3̅ ₆</text:p>
          </table:table-cell>
          <table:table-cell/>
          <table:table-cell table:style-name="Base10GreyBackgroundLineTitle" office:value-type="string" calcext:value-type="string">
            <text:p>34 ₁₀</text:p>
          </table:table-cell>
          <table:table-cell table:style-name="Base06GreyBackgroundLineTitle" office:value-type="string" calcext:value-type="string">
            <text:p>54 ₆</text:p>
          </table:table-cell>
          <table:table-cell table:style-name="Base10FirstColumn" office:value-type="string" calcext:value-type="string">
            <text:p>8,5 ₁₀</text:p>
          </table:table-cell>
          <table:table-cell table:style-name="Base06" office:value-type="string" calcext:value-type="string">
            <text:p>12,3 ₆</text:p>
          </table:table-cell>
          <table:table-cell table:style-name="Base10GreyBackgroundMiddleColumn" office:value-type="string" calcext:value-type="string">
            <text:p>6,8 ₁₀</text:p>
          </table:table-cell>
          <table:table-cell table:style-name="Base06GreyBackground" office:value-type="string" calcext:value-type="string">
            <text:p>10,4̅ ₆</text:p>
          </table:table-cell>
          <table:table-cell table:style-name="Base10MiddleColumn" office:value-type="string" calcext:value-type="string">
            <text:p>5,6̅ ₁₀</text:p>
          </table:table-cell>
          <table:table-cell table:style-name="Base06" office:value-type="string" calcext:value-type="string">
            <text:p>5,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5 ₁₀</text:p>
          </table:table-cell>
          <table:table-cell table:style-name="Base06LineTitle" office:value-type="string" calcext:value-type="string">
            <text:p>55 ₆</text:p>
          </table:table-cell>
          <table:table-cell table:style-name="Base10MiddleColumn" office:value-type="string" calcext:value-type="string">
            <text:p>0,11̅4̅2̅ ̅8̅5̅7̅ ₁₀</text:p>
          </table:table-cell>
          <table:table-cell table:style-name="Base06" office:value-type="string" calcext:value-type="string">
            <text:p>0,0̅4̅ ₆</text:p>
          </table:table-cell>
          <table:table-cell table:style-name="Base10GreyBackgroundMiddleColumn" office:value-type="string" calcext:value-type="string">
            <text:p>0,1̅4̅2̅ ̅8̅5̅7̅ ₁₀</text:p>
          </table:table-cell>
          <table:table-cell table:style-name="Base06GreyBackground" office:value-type="string" calcext:value-type="string">
            <text:p>0,0̅5̅ ₆</text:p>
          </table:table-cell>
          <table:table-cell table:style-name="Base10MiddleColumn" office:value-type="string" calcext:value-type="string">
            <text:p>0,17̅1̅4̅ ̅2̅8̅5̅ ₁₀</text:p>
          </table:table-cell>
          <table:table-cell table:style-name="Base06" office:value-type="string" calcext:value-type="string">
            <text:p>0,1̅0̅ ₆</text:p>
          </table:table-cell>
          <table:table-cell/>
          <table:table-cell table:style-name="Base10LineTitle" office:value-type="string" calcext:value-type="string">
            <text:p>35 ₁₀</text:p>
          </table:table-cell>
          <table:table-cell table:style-name="Base06LineTitle" office:value-type="string" calcext:value-type="string">
            <text:p>55 ₆</text:p>
          </table:table-cell>
          <table:table-cell table:style-name="Base10GreyBackgroundFirstColumn" office:value-type="string" calcext:value-type="string">
            <text:p>8,75 ₁₀</text:p>
          </table:table-cell>
          <table:table-cell table:style-name="Base06GreyBackground" office:value-type="string" calcext:value-type="string">
            <text:p>12,43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5,83̅ ₁₀</text:p>
          </table:table-cell>
          <table:table-cell table:style-name="Base06GreyBackground" office:value-type="string" calcext:value-type="string">
            <text:p>5,5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6 ₁₀</text:p>
          </table:table-cell>
          <table:table-cell table:style-name="Base06GreyBackgroundLineTitle" office:value-type="string" calcext:value-type="string">
            <text:p>100 ₆</text:p>
          </table:table-cell>
          <table:table-cell table:style-name="Base10GreyBackgroundMiddleColumn" office:value-type="string" calcext:value-type="string">
            <text:p>0,1̅ ₁₀</text:p>
          </table:table-cell>
          <table:table-cell table:style-name="Base06GreyBackground" office:value-type="string" calcext:value-type="string">
            <text:p>0,04 ₆</text:p>
          </table:table-cell>
          <table:table-cell table:style-name="Base10MiddleColumn" office:value-type="string" calcext:value-type="string">
            <text:p>0,138̅ ₁₀</text:p>
          </table:table-cell>
          <table:table-cell table:style-name="Base06" office:value-type="string" calcext:value-type="string">
            <text:p>0,05 ₆</text:p>
          </table:table-cell>
          <table:table-cell table:style-name="Base10GreyBackgroundMiddleColumn" office:value-type="string" calcext:value-type="string">
            <text:p>0,16̅ ₁₀</text:p>
          </table:table-cell>
          <table:table-cell table:style-name="Base06GreyBackground" office:value-type="string" calcext:value-type="string">
            <text:p>0,1 ₆</text:p>
          </table:table-cell>
          <table:table-cell/>
          <table:table-cell table:style-name="Base10GreyBackgroundLineTitle" office:value-type="string" calcext:value-type="string">
            <text:p>36 ₁₀</text:p>
          </table:table-cell>
          <table:table-cell table:style-name="Base06GreyBackgroundLineTitle" office:value-type="string" calcext:value-type="string">
            <text:p>100 ₆</text:p>
          </table:table-cell>
          <table:table-cell table:style-name="Base10First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7,2 ₁₀</text:p>
          </table:table-cell>
          <table:table-cell table:style-name="Base06GreyBackground" office:value-type="string" calcext:value-type="string">
            <text:p>11,1̅ ₆</text:p>
          </table:table-cell>
          <table:table-cell table:style-name="Base10MiddleColumn" office:value-type="string" calcext:value-type="string">
            <text:p>6 ₁₀</text:p>
          </table:table-cell>
          <table:table-cell table:style-name="Base06" office:value-type="string" calcext:value-type="string">
            <text:p>10 ₆</text:p>
          </table:table-cell>
          <table:table-cell table:number-columns-repeated="16345"/>
        </table:table-row>
        <table:table-row table:style-name="ro3" table:number-rows-repeated="2">
          <table:table-cell table:number-columns-repeated="16362"/>
        </table:table-row>
        <table:table-row table:style-name="ro1">
          <table:table-cell table:style-name="Heading" table:formula="of:=[.$A$1]" office:value-type="string" office:string-value="DIVISÃO" calcext:value-type="string" table:number-columns-spanned="17" table:number-rows-spanned="1">
            <text:p>DIVISÃO</text:p>
          </table:table-cell>
          <table:covered-table-cell table:number-columns-repeated="16" table:style-name="Heading"/>
          <table:table-cell table:number-columns-repeated="16345"/>
        </table:table-row>
        <table:table-row table:style-name="ro2">
          <table:table-cell table:style-name="Heading_20_2" table:formula="of:=[.$A$2]" office:value-type="string" office:string-value="COLUNA ÷ LINHA" calcext:value-type="string" table:number-columns-spanned="8" table:number-rows-spanned="1">
            <text:p>COLUNA ÷ LINHA</text:p>
          </table:table-cell>
          <table:covered-table-cell table:number-columns-repeated="7"/>
          <table:table-cell/>
          <table:table-cell table:style-name="Heading_20_2" table:formula="of:=[.$J$2]" office:value-type="string" office:string-value="LINHA ÷ COLUNA" calcext:value-type="string" table:number-columns-spanned="8" table:number-rows-spanned="1">
            <text:p>LINHA ÷ COLUNA</text:p>
          </table:table-cell>
          <table:covered-table-cell table:number-columns-repeated="7" table:style-name="Heading_20_2"/>
          <table:table-cell table:number-columns-repeated="16345"/>
        </table:table-row>
        <table:table-row table:style-name="ro3" table:number-rows-repeated="2">
          <table:table-cell table:number-columns-repeated="16362"/>
        </table:table-row>
        <table:table-row table:style-name="ro3">
          <table:table-cell table:number-columns-repeated="2"/>
          <table:table-cell table:style-name="Base10ColumnTitle" office:value-type="string" calcext:value-type="string">
            <text:p>7 ₁₀</text:p>
          </table:table-cell>
          <table:table-cell table:style-name="Base06ColumnTitle" office:value-type="string" calcext:value-type="string">
            <text:p>11 ₆</text:p>
          </table:table-cell>
          <table:table-cell table:style-name="Base10GreyBackgroundColumnTitle" office:value-type="string" calcext:value-type="string">
            <text:p>8 ₁₀</text:p>
          </table:table-cell>
          <table:table-cell table:style-name="Base06GreyBackgroundColumnTitle" office:value-type="string" calcext:value-type="string">
            <text:p>12 ₆</text:p>
          </table:table-cell>
          <table:table-cell table:style-name="Base10ColumnTitle" office:value-type="string" calcext:value-type="string">
            <text:p>9 ₁₀</text:p>
          </table:table-cell>
          <table:table-cell table:style-name="Base06ColumnTitle" office:value-type="string" calcext:value-type="string">
            <text:p>13 ₆</text:p>
          </table:table-cell>
          <table:table-cell table:number-columns-repeated="3"/>
          <table:table-cell table:style-name="Base10GreyBackgroundColumnTitle" office:value-type="string" calcext:value-type="string">
            <text:p>7 ₁₀</text:p>
          </table:table-cell>
          <table:table-cell table:style-name="Base06GreyBackgroundColumnTitle" office:value-type="string" calcext:value-type="string">
            <text:p>11 ₆</text:p>
          </table:table-cell>
          <table:table-cell table:style-name="Base10ColumnTitle" office:value-type="string" calcext:value-type="string">
            <text:p>8 ₁₀</text:p>
          </table:table-cell>
          <table:table-cell table:style-name="Base06ColumnTitle" office:value-type="string" calcext:value-type="string">
            <text:p>12 ₆</text:p>
          </table:table-cell>
          <table:table-cell table:style-name="Base10GreyBackgroundColumnTitle" office:value-type="string" calcext:value-type="string">
            <text:p>9 ₁₀</text:p>
          </table:table-cell>
          <table:table-cell table:style-name="Base06GreyBackgroundColumnTitle" office:value-type="string" calcext:value-type="string">
            <text:p>13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 ₁₀</text:p>
          </table:table-cell>
          <table:table-cell table:style-name="Base06LineTitle" office:value-type="string" calcext:value-type="string">
            <text:p>1 ₆</text:p>
          </table:table-cell>
          <table:table-cell table:style-name="Base10GreyBackgroundFirstColumn" office:value-type="string" calcext:value-type="string">
            <text:p>7 ₁₀</text:p>
          </table:table-cell>
          <table:table-cell table:style-name="Base06GreyBackground" office:value-type="string" calcext:value-type="string">
            <text:p>11 ₆</text:p>
          </table:table-cell>
          <table:table-cell table:style-name="Base10MiddleColumn" office:value-type="string" calcext:value-type="string">
            <text:p>8 ₁₀</text:p>
          </table:table-cell>
          <table:table-cell table:style-name="Base06" office:value-type="string" calcext:value-type="string">
            <text:p>12 ₆</text:p>
          </table:table-cell>
          <table:table-cell table:style-name="Base10GreyBackgroundMiddleColumn" office:value-type="string" calcext:value-type="string">
            <text:p>9 ₁₀</text:p>
          </table:table-cell>
          <table:table-cell table:style-name="Base06GreyBackground" office:value-type="string" calcext:value-type="string">
            <text:p>13 ₆</text:p>
          </table:table-cell>
          <table:table-cell/>
          <table:table-cell table:style-name="Base10LineTitle" office:value-type="string" calcext:value-type="string">
            <text:p>1 ₁₀</text:p>
          </table:table-cell>
          <table:table-cell table:style-name="Base06LineTitle" office:value-type="string" calcext:value-type="string">
            <text:p>1 ₆</text:p>
          </table:table-cell>
          <table:table-cell table:style-name="Base10MiddleColumn" office:value-type="string" calcext:value-type="string">
            <text:p>0,1̅4̅2̅ ̅8̅5̅7̅ ₁₀</text:p>
          </table:table-cell>
          <table:table-cell table:style-name="Base06" office:value-type="string" calcext:value-type="string">
            <text:p>0,0̅5̅ ₆</text:p>
          </table:table-cell>
          <table:table-cell table:style-name="Base10GreyBackgroundMiddleColumn" office:value-type="string" calcext:value-type="string">
            <text:p>0,125 ₁₀</text:p>
          </table:table-cell>
          <table:table-cell table:style-name="Base06GreyBackground" office:value-type="string" calcext:value-type="string">
            <text:p>0,043 ₆</text:p>
          </table:table-cell>
          <table:table-cell table:style-name="Base10MiddleColumn" office:value-type="string" calcext:value-type="string">
            <text:p>0,1̅ ₁₀</text:p>
          </table:table-cell>
          <table:table-cell table:style-name="Base06" office:value-type="string" calcext:value-type="string">
            <text:p>0,04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 ₁₀</text:p>
          </table:table-cell>
          <table:table-cell table:style-name="Base06GreyBackgroundLineTitle" office:value-type="string" calcext:value-type="string">
            <text:p>2 ₆</text:p>
          </table:table-cell>
          <table:table-cell table:style-name="Base10FirstColumn" office:value-type="string" calcext:value-type="string">
            <text:p>3,5 ₁₀</text:p>
          </table:table-cell>
          <table:table-cell table:style-name="Base06" office:value-type="string" calcext:value-type="string">
            <text:p>3,3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4,5 ₁₀</text:p>
          </table:table-cell>
          <table:table-cell table:style-name="Base06" office:value-type="string" calcext:value-type="string">
            <text:p>4,3 ₆</text:p>
          </table:table-cell>
          <table:table-cell/>
          <table:table-cell table:style-name="Base10GreyBackgroundLineTitle" office:value-type="string" calcext:value-type="string">
            <text:p>2 ₁₀</text:p>
          </table:table-cell>
          <table:table-cell table:style-name="Base06GreyBackgroundLineTitle" office:value-type="string" calcext:value-type="string">
            <text:p>2 ₆</text:p>
          </table:table-cell>
          <table:table-cell table:style-name="Base10GreyBackgroundMiddleColumn" office:value-type="string" calcext:value-type="string">
            <text:p>0,2̅8̅5̅ ̅7̅1̅4̅ ₁₀</text:p>
          </table:table-cell>
          <table:table-cell table:style-name="Base06GreyBackground" office:value-type="string" calcext:value-type="string">
            <text:p>0,1̅4̅ ₆</text:p>
          </table:table-cell>
          <table:table-cell table:style-name="Base10MiddleColumn" office:value-type="string" calcext:value-type="string">
            <text:p>0,25 ₁₀</text:p>
          </table:table-cell>
          <table:table-cell table:style-name="Base06" office:value-type="string" calcext:value-type="string">
            <text:p>0,13 ₆</text:p>
          </table:table-cell>
          <table:table-cell table:style-name="Base10GreyBackgroundMiddleColumn" office:value-type="string" calcext:value-type="string">
            <text:p>0,2̅ ₁₀</text:p>
          </table:table-cell>
          <table:table-cell table:style-name="Base06GreyBackground" office:value-type="string" calcext:value-type="string">
            <text:p>0,1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 ₁₀</text:p>
          </table:table-cell>
          <table:table-cell table:style-name="Base06LineTitle" office:value-type="string" calcext:value-type="string">
            <text:p>3 ₆</text:p>
          </table:table-cell>
          <table:table-cell table:style-name="Base10GreyBackgroundFirstColumn" office:value-type="string" calcext:value-type="string">
            <text:p>2,3̅ ₁₀</text:p>
          </table:table-cell>
          <table:table-cell table:style-name="Base06GreyBackground" office:value-type="string" calcext:value-type="string">
            <text:p>2,2 ₆</text:p>
          </table:table-cell>
          <table:table-cell table:style-name="Base10MiddleColumn" office:value-type="string" calcext:value-type="string">
            <text:p>2,6̅ ₁₀</text:p>
          </table:table-cell>
          <table:table-cell table:style-name="Base06" office:value-type="string" calcext:value-type="string">
            <text:p>2,4 ₆</text:p>
          </table:table-cell>
          <table:table-cell table:style-name="Base10GreyBackgroundMiddleColumn" office:value-type="string" calcext:value-type="string">
            <text:p>3 ₁₀</text:p>
          </table:table-cell>
          <table:table-cell table:style-name="Base06GreyBackground" office:value-type="string" calcext:value-type="string">
            <text:p>3 ₆</text:p>
          </table:table-cell>
          <table:table-cell/>
          <table:table-cell table:style-name="Base10LineTitle" office:value-type="string" calcext:value-type="string">
            <text:p>3 ₁₀</text:p>
          </table:table-cell>
          <table:table-cell table:style-name="Base06LineTitle" office:value-type="string" calcext:value-type="string">
            <text:p>3 ₆</text:p>
          </table:table-cell>
          <table:table-cell table:style-name="Base10MiddleColumn" office:value-type="string" calcext:value-type="string">
            <text:p>0,4̅2̅8̅ ̅5̅7̅1̅ ₁₀</text:p>
          </table:table-cell>
          <table:table-cell table:style-name="Base06" office:value-type="string" calcext:value-type="string">
            <text:p>0,2̅3̅ ₆</text:p>
          </table:table-cell>
          <table:table-cell table:style-name="Base10GreyBackgroundMiddleColumn" office:value-type="string" calcext:value-type="string">
            <text:p>0,375 ₁₀</text:p>
          </table:table-cell>
          <table:table-cell table:style-name="Base06GreyBackground" office:value-type="string" calcext:value-type="string">
            <text:p>0,213 ₆</text:p>
          </table:table-cell>
          <table:table-cell table:style-name="Base10MiddleColumn" office:value-type="string" calcext:value-type="string">
            <text:p>0,3̅ ₁₀</text:p>
          </table:table-cell>
          <table:table-cell table:style-name="Base06" office:value-type="string" calcext:value-type="string">
            <text:p>0,2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4 ₁₀</text:p>
          </table:table-cell>
          <table:table-cell table:style-name="Base06GreyBackgroundLineTitle" office:value-type="string" calcext:value-type="string">
            <text:p>4 ₆</text:p>
          </table:table-cell>
          <table:table-cell table:style-name="Base10FirstColumn" office:value-type="string" calcext:value-type="string">
            <text:p>1,75 ₁₀</text:p>
          </table:table-cell>
          <table:table-cell table:style-name="Base06" office:value-type="string" calcext:value-type="string">
            <text:p>1,4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2,25 ₁₀</text:p>
          </table:table-cell>
          <table:table-cell table:style-name="Base06" office:value-type="string" calcext:value-type="string">
            <text:p>2,13 ₆</text:p>
          </table:table-cell>
          <table:table-cell/>
          <table:table-cell table:style-name="Base10GreyBackgroundLineTitle" office:value-type="string" calcext:value-type="string">
            <text:p>4 ₁₀</text:p>
          </table:table-cell>
          <table:table-cell table:style-name="Base06GreyBackgroundLineTitle" office:value-type="string" calcext:value-type="string">
            <text:p>4 ₆</text:p>
          </table:table-cell>
          <table:table-cell table:style-name="Base10GreyBackgroundMiddleColumn" office:value-type="string" calcext:value-type="string">
            <text:p>0,5̅7̅1̅ ̅4̅2̅8̅ ̅5̅7̅1̅ ̅4̅2̅8̅ ̅5̅7̅1̅ ̅4̅2̅8̅ ₁₀</text:p>
          </table:table-cell>
          <table:table-cell table:style-name="Base06GreyBackground" office:value-type="string" calcext:value-type="string">
            <text:p>0,3̅2̅ ₆</text:p>
          </table:table-cell>
          <table:table-cell table:style-name="Base10MiddleColumn" office:value-type="string" calcext:value-type="string">
            <text:p>0,5 ₁₀</text:p>
          </table:table-cell>
          <table:table-cell table:style-name="Base06" office:value-type="string" calcext:value-type="string">
            <text:p>0,3 ₆</text:p>
          </table:table-cell>
          <table:table-cell table:style-name="Base10GreyBackgroundMiddleColumn" office:value-type="string" calcext:value-type="string">
            <text:p>0,4̅ ₁₀</text:p>
          </table:table-cell>
          <table:table-cell table:style-name="Base06GreyBackground" office:value-type="string" calcext:value-type="string">
            <text:p>0,2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5 ₁₀</text:p>
          </table:table-cell>
          <table:table-cell table:style-name="Base06LineTitle" office:value-type="string" calcext:value-type="string">
            <text:p>5 ₆</text:p>
          </table:table-cell>
          <table:table-cell table:style-name="Base10GreyBackgroundFirstColumn" office:value-type="string" calcext:value-type="string">
            <text:p>1,4 ₁₀</text:p>
          </table:table-cell>
          <table:table-cell table:style-name="Base06GreyBackground" office:value-type="string" calcext:value-type="string">
            <text:p>1,2̅ ₆</text:p>
          </table:table-cell>
          <table:table-cell table:style-name="Base10MiddleColumn" office:value-type="string" calcext:value-type="string">
            <text:p>1,6 ₁₀</text:p>
          </table:table-cell>
          <table:table-cell table:style-name="Base06" office:value-type="string" calcext:value-type="string">
            <text:p>1,3̅ ₆</text:p>
          </table:table-cell>
          <table:table-cell table:style-name="Base10GreyBackgroundMiddleColumn" office:value-type="string" calcext:value-type="string">
            <text:p>1,8 ₁₀</text:p>
          </table:table-cell>
          <table:table-cell table:style-name="Base06GreyBackground" office:value-type="string" calcext:value-type="string">
            <text:p>1,4̅ ₆</text:p>
          </table:table-cell>
          <table:table-cell/>
          <table:table-cell table:style-name="Base10LineTitle" office:value-type="string" calcext:value-type="string">
            <text:p>5 ₁₀</text:p>
          </table:table-cell>
          <table:table-cell table:style-name="Base06LineTitle" office:value-type="string" calcext:value-type="string">
            <text:p>5 ₆</text:p>
          </table:table-cell>
          <table:table-cell table:style-name="Base10MiddleColumn" office:value-type="string" calcext:value-type="string">
            <text:p>0,7̅1̅4̅ ̅2̅8̅5̅ ̅7̅1̅4̅ ̅2̅8̅5̅ ̅7̅1̅4̅ ̅2̅8̅5̅ ₁₀</text:p>
          </table:table-cell>
          <table:table-cell table:style-name="Base06" office:value-type="string" calcext:value-type="string">
            <text:p>0,4̅1̅ ₆</text:p>
          </table:table-cell>
          <table:table-cell table:style-name="Base10GreyBackgroundMiddleColumn" office:value-type="string" calcext:value-type="string">
            <text:p>0,625 ₁₀</text:p>
          </table:table-cell>
          <table:table-cell table:style-name="Base06GreyBackground" office:value-type="string" calcext:value-type="string">
            <text:p>0,343 ₆</text:p>
          </table:table-cell>
          <table:table-cell table:style-name="Base10MiddleColumn" office:value-type="string" calcext:value-type="string">
            <text:p>0,5̅ ₁₀</text:p>
          </table:table-cell>
          <table:table-cell table:style-name="Base06" office:value-type="string" calcext:value-type="string">
            <text:p>0,32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6 ₁₀</text:p>
          </table:table-cell>
          <table:table-cell table:style-name="Base06GreyBackgroundLineTitle" office:value-type="string" calcext:value-type="string">
            <text:p>10 ₆</text:p>
          </table:table-cell>
          <table:table-cell table:style-name="Base10FirstColumn" office:value-type="string" calcext:value-type="string">
            <text:p>1,16̅ ₁₀</text:p>
          </table:table-cell>
          <table:table-cell table:style-name="Base06" office:value-type="string" calcext:value-type="string">
            <text:p>1,1 ₆</text:p>
          </table:table-cell>
          <table:table-cell table:style-name="Base10GreyBackgroundMiddleColumn" office:value-type="string" calcext:value-type="string">
            <text:p>1,3̅ ₁₀</text:p>
          </table:table-cell>
          <table:table-cell table:style-name="Base06GreyBackground" office:value-type="string" calcext:value-type="string">
            <text:p>1,2 ₆</text:p>
          </table:table-cell>
          <table:table-cell table:style-name="Base10MiddleColumn" office:value-type="string" calcext:value-type="string">
            <text:p>1,5 ₁₀</text:p>
          </table:table-cell>
          <table:table-cell table:style-name="Base06" office:value-type="string" calcext:value-type="string">
            <text:p>1,3 ₆</text:p>
          </table:table-cell>
          <table:table-cell/>
          <table:table-cell table:style-name="Base10GreyBackgroundLineTitle" office:value-type="string" calcext:value-type="string">
            <text:p>6 ₁₀</text:p>
          </table:table-cell>
          <table:table-cell table:style-name="Base06GreyBackgroundLineTitle" office:value-type="string" calcext:value-type="string">
            <text:p>10 ₆</text:p>
          </table:table-cell>
          <table:table-cell table:style-name="Base10GreyBackgroundMiddleColumn" office:value-type="string" calcext:value-type="string">
            <text:p>0,8̅5̅7̅ ̅1̅4̅2̅ ̅8̅5̅7̅ ̅1̅4̅2̅ ̅8̅5̅7̅ ̅1̅4̅2̅ ₁₀</text:p>
          </table:table-cell>
          <table:table-cell table:style-name="Base06GreyBackground" office:value-type="string" calcext:value-type="string">
            <text:p>0,5̅0̅ ₆</text:p>
          </table:table-cell>
          <table:table-cell table:style-name="Base10MiddleColumn" office:value-type="string" calcext:value-type="string">
            <text:p>0,75 ₁₀</text:p>
          </table:table-cell>
          <table:table-cell table:style-name="Base06" office:value-type="string" calcext:value-type="string">
            <text:p>0,43 ₆</text:p>
          </table:table-cell>
          <table:table-cell table:style-name="Base10GreyBackgroundMiddleColumn" office:value-type="string" calcext:value-type="string">
            <text:p>0,6̅ ₁₀</text:p>
          </table:table-cell>
          <table:table-cell table:style-name="Base06GreyBackground" office:value-type="string" calcext:value-type="string">
            <text:p>0,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7 ₁₀</text:p>
          </table:table-cell>
          <table:table-cell table:style-name="Base06LineTitle" office:value-type="string" calcext:value-type="string">
            <text:p>11 ₆</text:p>
          </table:table-cell>
          <table:table-cell table:style-name="Base10GreyBackgroundFirst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10MiddleColumn" office:value-type="string" calcext:value-type="string">
            <text:p>1,1̅4̅2̅ ̅8̅5̅7̅ ₁₀</text:p>
          </table:table-cell>
          <table:table-cell table:style-name="Base06" office:value-type="string" calcext:value-type="string">
            <text:p>1,0̅5̅ ₆</text:p>
          </table:table-cell>
          <table:table-cell table:style-name="Base10GreyBackgroundMiddleColumn" office:value-type="string" calcext:value-type="string">
            <text:p>1,2̅8̅5̅ ̅7̅1̅4̅ ₁₀</text:p>
          </table:table-cell>
          <table:table-cell table:style-name="Base06GreyBackground" office:value-type="string" calcext:value-type="string">
            <text:p>1,1̅4̅ ₆</text:p>
          </table:table-cell>
          <table:table-cell/>
          <table:table-cell table:style-name="Base10LineTitle" office:value-type="string" calcext:value-type="string">
            <text:p>7 ₁₀</text:p>
          </table:table-cell>
          <table:table-cell table:style-name="Base06LineTitle" office:value-type="string" calcext:value-type="string">
            <text:p>11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,875 ₁₀</text:p>
          </table:table-cell>
          <table:table-cell table:style-name="Base06GreyBackground" office:value-type="string" calcext:value-type="string">
            <text:p>0,513 ₆</text:p>
          </table:table-cell>
          <table:table-cell table:style-name="Base10MiddleColumn" office:value-type="string" calcext:value-type="string">
            <text:p>0,7̅ ₁₀</text:p>
          </table:table-cell>
          <table:table-cell table:style-name="Base06" office:value-type="string" calcext:value-type="string">
            <text:p>0,44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8 ₁₀</text:p>
          </table:table-cell>
          <table:table-cell table:style-name="Base06GreyBackgroundLineTitle" office:value-type="string" calcext:value-type="string">
            <text:p>12 ₆</text:p>
          </table:table-cell>
          <table:table-cell table:style-name="Base10FirstColumn" office:value-type="string" calcext:value-type="string">
            <text:p>0,875 ₁₀</text:p>
          </table:table-cell>
          <table:table-cell table:style-name="Base06" office:value-type="string" calcext:value-type="string">
            <text:p>0,513 ₆</text:p>
          </table:table-cell>
          <table:table-cell table:style-name="Base10GreyBackgroundMiddle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10MiddleColumn" office:value-type="string" calcext:value-type="string">
            <text:p>1,125 ₁₀</text:p>
          </table:table-cell>
          <table:table-cell table:style-name="Base06" office:value-type="string" calcext:value-type="string">
            <text:p>1,043 ₆</text:p>
          </table:table-cell>
          <table:table-cell/>
          <table:table-cell table:style-name="Base10GreyBackgroundLineTitle" office:value-type="string" calcext:value-type="string">
            <text:p>8 ₁₀</text:p>
          </table:table-cell>
          <table:table-cell table:style-name="Base06GreyBackgroundLineTitle" office:value-type="string" calcext:value-type="string">
            <text:p>12 ₆</text:p>
          </table:table-cell>
          <table:table-cell table:style-name="Base10GreyBackgroundMiddleColumn" office:value-type="string" calcext:value-type="string">
            <text:p>1,1̅4̅2̅ ̅8̅5̅7̅ ₁₀</text:p>
          </table:table-cell>
          <table:table-cell table:style-name="Base06GreyBackground" office:value-type="string" calcext:value-type="string">
            <text:p>1,0̅5̅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,8̅ ₁₀</text:p>
          </table:table-cell>
          <table:table-cell table:style-name="Base06GreyBackground" office:value-type="string" calcext:value-type="string">
            <text:p>0,5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9 ₁₀</text:p>
          </table:table-cell>
          <table:table-cell table:style-name="Base06LineTitle" office:value-type="string" calcext:value-type="string">
            <text:p>13 ₆</text:p>
          </table:table-cell>
          <table:table-cell table:style-name="Base10GreyBackgroundFirstColumn" office:value-type="string" calcext:value-type="string">
            <text:p>0,7̅ ₁₀</text:p>
          </table:table-cell>
          <table:table-cell table:style-name="Base06GreyBackground" office:value-type="string" calcext:value-type="string">
            <text:p>0,44 ₆</text:p>
          </table:table-cell>
          <table:table-cell table:style-name="Base10MiddleColumn" office:value-type="string" calcext:value-type="string">
            <text:p>0,8̅ ₁₀</text:p>
          </table:table-cell>
          <table:table-cell table:style-name="Base06" office:value-type="string" calcext:value-type="string">
            <text:p>0,52 ₆</text:p>
          </table:table-cell>
          <table:table-cell table:style-name="Base10GreyBackgroundMiddle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/>
          <table:table-cell table:style-name="Base10LineTitle" office:value-type="string" calcext:value-type="string">
            <text:p>9 ₁₀</text:p>
          </table:table-cell>
          <table:table-cell table:style-name="Base06LineTitle" office:value-type="string" calcext:value-type="string">
            <text:p>13 ₆</text:p>
          </table:table-cell>
          <table:table-cell table:style-name="Base10MiddleColumn" office:value-type="string" calcext:value-type="string">
            <text:p>1,2̅8̅5̅ ̅7̅1̅4̅ ₁₀</text:p>
          </table:table-cell>
          <table:table-cell table:style-name="Base06" office:value-type="string" calcext:value-type="string">
            <text:p>1,1̅4̅ ₆</text:p>
          </table:table-cell>
          <table:table-cell table:style-name="Base10GreyBackgroundMiddleColumn" office:value-type="string" calcext:value-type="string">
            <text:p>1,125 ₁₀</text:p>
          </table:table-cell>
          <table:table-cell table:style-name="Base06GreyBackground" office:value-type="string" calcext:value-type="string">
            <text:p>1,043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0 ₁₀</text:p>
          </table:table-cell>
          <table:table-cell table:style-name="Base06GreyBackgroundLineTitle" office:value-type="string" calcext:value-type="string">
            <text:p>14 ₆</text:p>
          </table:table-cell>
          <table:table-cell table:style-name="Base10FirstColumn" office:value-type="string" calcext:value-type="string">
            <text:p>0,7 ₁₀</text:p>
          </table:table-cell>
          <table:table-cell table:style-name="Base06" office:value-type="string" calcext:value-type="string">
            <text:p>0,41̅ ₆</text:p>
          </table:table-cell>
          <table:table-cell table:style-name="Base10GreyBackgroundMiddleColumn" office:value-type="string" calcext:value-type="string">
            <text:p>0,8 ₁₀</text:p>
          </table:table-cell>
          <table:table-cell table:style-name="Base06GreyBackground" office:value-type="string" calcext:value-type="string">
            <text:p>0,4̅ ₆</text:p>
          </table:table-cell>
          <table:table-cell table:style-name="Base10MiddleColumn" office:value-type="string" calcext:value-type="string">
            <text:p>0,9 ₁₀</text:p>
          </table:table-cell>
          <table:table-cell table:style-name="Base06" office:value-type="string" calcext:value-type="string">
            <text:p>0,52̅ ₆</text:p>
          </table:table-cell>
          <table:table-cell/>
          <table:table-cell table:style-name="Base10GreyBackgroundLineTitle" office:value-type="string" calcext:value-type="string">
            <text:p>10 ₁₀</text:p>
          </table:table-cell>
          <table:table-cell table:style-name="Base06GreyBackgroundLineTitle" office:value-type="string" calcext:value-type="string">
            <text:p>14 ₆</text:p>
          </table:table-cell>
          <table:table-cell table:style-name="Base10GreyBackgroundMiddleColumn" office:value-type="string" calcext:value-type="string">
            <text:p>1,4̅2̅8̅ ̅5̅7̅1̅ ₁₀</text:p>
          </table:table-cell>
          <table:table-cell table:style-name="Base06GreyBackground" office:value-type="string" calcext:value-type="string">
            <text:p>1,2̅3̅ ₆</text:p>
          </table:table-cell>
          <table:table-cell table:style-name="Base10MiddleColumn" office:value-type="string" calcext:value-type="string">
            <text:p>1,25 ₁₀</text:p>
          </table:table-cell>
          <table:table-cell table:style-name="Base06" office:value-type="string" calcext:value-type="string">
            <text:p>1,13 ₆</text:p>
          </table:table-cell>
          <table:table-cell table:style-name="Base10GreyBackgroundMiddleColumn" office:value-type="string" calcext:value-type="string">
            <text:p>1,1̅ ₁₀</text:p>
          </table:table-cell>
          <table:table-cell table:style-name="Base06GreyBackground" office:value-type="string" calcext:value-type="string">
            <text:p>1,0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1 ₁₀</text:p>
          </table:table-cell>
          <table:table-cell table:style-name="Base06LineTitle" office:value-type="string" calcext:value-type="string">
            <text:p>15 ₆</text:p>
          </table:table-cell>
          <table:table-cell table:style-name="Base10GreyBackgroundFirstColumn" office:value-type="string" calcext:value-type="string">
            <text:p>0,6̅3̅6̅ ̅3̅6̅3̅ ̅6̅3̅ ₁₀</text:p>
          </table:table-cell>
          <table:table-cell table:style-name="Base06GreyBackground" office:value-type="string" calcext:value-type="string">
            <text:p>0,3̅4̅5̅2̅ ̅4̅2̅1̅0̅ ̅3̅1̅ ₆</text:p>
          </table:table-cell>
          <table:table-cell table:style-name="Base10MiddleColumn" office:value-type="string" calcext:value-type="string">
            <text:p>0,7̅2̅7̅ ̅2̅7̅2̅ ̅7̅2̅ ₁₀</text:p>
          </table:table-cell>
          <table:table-cell table:style-name="Base06" office:value-type="string" calcext:value-type="string">
            <text:p>0,4̅2̅1̅0̅ ̅3̅1̅3̅4̅ ̅5̅2̅ ₆</text:p>
          </table:table-cell>
          <table:table-cell table:style-name="Base10GreyBackgroundMiddleColumn" office:value-type="string" calcext:value-type="string">
            <text:p>0,8̅1̅8̅ ̅1̅8̅1̅ ̅8̅1̅ ₁₀</text:p>
          </table:table-cell>
          <table:table-cell table:style-name="Base06GreyBackground" office:value-type="string" calcext:value-type="string">
            <text:p>0,4̅5̅2̅4̅ ̅2̅1̅0̅3̅ ̅1̅3̅ ₆</text:p>
          </table:table-cell>
          <table:table-cell/>
          <table:table-cell table:style-name="Base10LineTitle" office:value-type="string" calcext:value-type="string">
            <text:p>11 ₁₀</text:p>
          </table:table-cell>
          <table:table-cell table:style-name="Base06LineTitle" office:value-type="string" calcext:value-type="string">
            <text:p>15 ₆</text:p>
          </table:table-cell>
          <table:table-cell table:style-name="Base10MiddleColumn" office:value-type="string" calcext:value-type="string">
            <text:p>1,5̅7̅1̅ ̅4̅2̅8̅ ₁₀</text:p>
          </table:table-cell>
          <table:table-cell table:style-name="Base06" office:value-type="string" calcext:value-type="string">
            <text:p>1,3̅2̅ ₆</text:p>
          </table:table-cell>
          <table:table-cell table:style-name="Base10GreyBackgroundMiddleColumn" office:value-type="string" calcext:value-type="string">
            <text:p>1,375 ₁₀</text:p>
          </table:table-cell>
          <table:table-cell table:style-name="Base06GreyBackground" office:value-type="string" calcext:value-type="string">
            <text:p>1,213 ₆</text:p>
          </table:table-cell>
          <table:table-cell table:style-name="Base10MiddleColumn" office:value-type="string" calcext:value-type="string">
            <text:p>1,2̅ ₁₀</text:p>
          </table:table-cell>
          <table:table-cell table:style-name="Base06" office:value-type="string" calcext:value-type="string">
            <text:p>1,12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2 ₁₀</text:p>
          </table:table-cell>
          <table:table-cell table:style-name="Base06GreyBackgroundLineTitle" office:value-type="string" calcext:value-type="string">
            <text:p>20 ₆</text:p>
          </table:table-cell>
          <table:table-cell table:style-name="Base10FirstColumn" office:value-type="string" calcext:value-type="string">
            <text:p>0,583̅ ₁₀</text:p>
          </table:table-cell>
          <table:table-cell table:style-name="Base06" office:value-type="string" calcext:value-type="string">
            <text:p>0,33 ₆</text:p>
          </table:table-cell>
          <table:table-cell table:style-name="Base10GreyBackgroundMiddleColumn" office:value-type="string" calcext:value-type="string">
            <text:p>0,6̅ ₁₀</text:p>
          </table:table-cell>
          <table:table-cell table:style-name="Base06GreyBackground" office:value-type="string" calcext:value-type="string">
            <text:p>0,4 ₆</text:p>
          </table:table-cell>
          <table:table-cell table:style-name="Base10MiddleColumn" office:value-type="string" calcext:value-type="string">
            <text:p>0,75 ₁₀</text:p>
          </table:table-cell>
          <table:table-cell table:style-name="Base06" office:value-type="string" calcext:value-type="string">
            <text:p>0,43 ₆</text:p>
          </table:table-cell>
          <table:table-cell/>
          <table:table-cell table:style-name="Base10GreyBackgroundLineTitle" office:value-type="string" calcext:value-type="string">
            <text:p>12 ₁₀</text:p>
          </table:table-cell>
          <table:table-cell table:style-name="Base06GreyBackgroundLineTitle" office:value-type="string" calcext:value-type="string">
            <text:p>20 ₆</text:p>
          </table:table-cell>
          <table:table-cell table:style-name="Base10GreyBackgroundMiddleColumn" office:value-type="string" calcext:value-type="string">
            <text:p>1,7̅1̅4̅ ̅2̅8̅5̅ ₁₀</text:p>
          </table:table-cell>
          <table:table-cell table:style-name="Base06GreyBackground" office:value-type="string" calcext:value-type="string">
            <text:p>1,4̅1̅ ₆</text:p>
          </table:table-cell>
          <table:table-cell table:style-name="Base10MiddleColumn" office:value-type="string" calcext:value-type="string">
            <text:p>1,5 ₁₀</text:p>
          </table:table-cell>
          <table:table-cell table:style-name="Base06" office:value-type="string" calcext:value-type="string">
            <text:p>1,3 ₆</text:p>
          </table:table-cell>
          <table:table-cell table:style-name="Base10GreyBackgroundMiddleColumn" office:value-type="string" calcext:value-type="string">
            <text:p>1,3̅ ₁₀</text:p>
          </table:table-cell>
          <table:table-cell table:style-name="Base06GreyBackground" office:value-type="string" calcext:value-type="string">
            <text:p>1,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3 ₁₀</text:p>
          </table:table-cell>
          <table:table-cell table:style-name="Base06LineTitle" office:value-type="string" calcext:value-type="string">
            <text:p>21 ₆</text:p>
          </table:table-cell>
          <table:table-cell table:style-name="Base10GreyBackgroundFirstColumn" office:value-type="string" calcext:value-type="string">
            <text:p>0,5̅3̅8̅ ̅4̅6̅1̅ ̅5̅3̅8̅ ̅4̅6̅1̅ ̅5̅3̅8̅ ̅4̅6̅1̅ ₁₀</text:p>
          </table:table-cell>
          <table:table-cell table:style-name="Base06GreyBackground" office:value-type="string" calcext:value-type="string">
            <text:p>0,3̅1̅2̅1̅ ̅5̅0̅2̅4̅ ̅3̅4̅0̅5̅ ₆</text:p>
          </table:table-cell>
          <table:table-cell table:style-name="Base10MiddleColumn" office:value-type="string" calcext:value-type="string">
            <text:p>0,6̅1̅5̅ ̅3̅8̅4̅ ̅6̅1̅5̅ ̅3̅8̅4̅ ̅6̅1̅5̅ ̅3̅8̅4̅ ₁₀</text:p>
          </table:table-cell>
          <table:table-cell table:style-name="Base06" office:value-type="string" calcext:value-type="string">
            <text:p>0,3̅4̅0̅5̅ ̅3̅1̅2̅1̅ ̅5̅0̅2̅4̅ ₆</text:p>
          </table:table-cell>
          <table:table-cell table:style-name="Base10GreyBackgroundMiddleColumn" office:value-type="string" calcext:value-type="string">
            <text:p>0,6̅9̅2̅ ̅3̅0̅7̅ ̅6̅9̅2̅ ̅3̅0̅7̅ ̅6̅9̅2̅ ̅3̅0̅7̅ ₁₀</text:p>
          </table:table-cell>
          <table:table-cell table:style-name="Base06GreyBackground" office:value-type="string" calcext:value-type="string">
            <text:p>0,4̅0̅5̅3̅ ̅1̅2̅1̅5̅ ̅0̅2̅4̅3̅ ₆</text:p>
          </table:table-cell>
          <table:table-cell/>
          <table:table-cell table:style-name="Base10LineTitle" office:value-type="string" calcext:value-type="string">
            <text:p>13 ₁₀</text:p>
          </table:table-cell>
          <table:table-cell table:style-name="Base06LineTitle" office:value-type="string" calcext:value-type="string">
            <text:p>21 ₆</text:p>
          </table:table-cell>
          <table:table-cell table:style-name="Base10MiddleColumn" office:value-type="string" calcext:value-type="string">
            <text:p>1,8̅5̅7̅ ̅1̅4̅2̅ ₁₀</text:p>
          </table:table-cell>
          <table:table-cell table:style-name="Base06" office:value-type="string" calcext:value-type="string">
            <text:p>1,5̅0̅ ₆</text:p>
          </table:table-cell>
          <table:table-cell table:style-name="Base10GreyBackgroundMiddleColumn" office:value-type="string" calcext:value-type="string">
            <text:p>1,625 ₁₀</text:p>
          </table:table-cell>
          <table:table-cell table:style-name="Base06GreyBackground" office:value-type="string" calcext:value-type="string">
            <text:p>1,343 ₆</text:p>
          </table:table-cell>
          <table:table-cell table:style-name="Base10MiddleColumn" office:value-type="string" calcext:value-type="string">
            <text:p>1,4̅ ₁₀</text:p>
          </table:table-cell>
          <table:table-cell table:style-name="Base06" office:value-type="string" calcext:value-type="string">
            <text:p>1,24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4 ₁₀</text:p>
          </table:table-cell>
          <table:table-cell table:style-name="Base06GreyBackgroundLineTitle" office:value-type="string" calcext:value-type="string">
            <text:p>22 ₆</text:p>
          </table:table-cell>
          <table:table-cell table:style-name="Base10FirstColumn" office:value-type="string" calcext:value-type="string">
            <text:p>0,5 ₁₀</text:p>
          </table:table-cell>
          <table:table-cell table:style-name="Base06" office:value-type="string" calcext:value-type="string">
            <text:p>0,3 ₆</text:p>
          </table:table-cell>
          <table:table-cell table:style-name="Base10GreyBackgroundMiddleColumn" office:value-type="string" calcext:value-type="string">
            <text:p>0,5̅7̅1̅ ̅4̅2̅8̅ ̅5̅7̅1̅ ̅4̅2̅8̅ ̅5̅7̅1̅ ̅4̅2̅8̅ ₁₀</text:p>
          </table:table-cell>
          <table:table-cell table:style-name="Base06GreyBackground" office:value-type="string" calcext:value-type="string">
            <text:p>0,3̅2̅ ₆</text:p>
          </table:table-cell>
          <table:table-cell table:style-name="Base10MiddleColumn" office:value-type="string" calcext:value-type="string">
            <text:p>0,64̅2̅8̅ ̅5̅7̅1̅ ₁₀</text:p>
          </table:table-cell>
          <table:table-cell table:style-name="Base06" office:value-type="string" calcext:value-type="string">
            <text:p>0,35̅0̅5̅0̅ ̅5̅0̅ ₆</text:p>
          </table:table-cell>
          <table:table-cell/>
          <table:table-cell table:style-name="Base10GreyBackgroundLineTitle" office:value-type="string" calcext:value-type="string">
            <text:p>14 ₁₀</text:p>
          </table:table-cell>
          <table:table-cell table:style-name="Base06GreyBackgroundLineTitle" office:value-type="string" calcext:value-type="string">
            <text:p>22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,75 ₁₀</text:p>
          </table:table-cell>
          <table:table-cell table:style-name="Base06" office:value-type="string" calcext:value-type="string">
            <text:p>1,43 ₆</text:p>
          </table:table-cell>
          <table:table-cell table:style-name="Base10GreyBackgroundMiddleColumn" office:value-type="string" calcext:value-type="string">
            <text:p>1,5̅ ₁₀</text:p>
          </table:table-cell>
          <table:table-cell table:style-name="Base06GreyBackground" office:value-type="string" calcext:value-type="string">
            <text:p>1,3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5 ₁₀</text:p>
          </table:table-cell>
          <table:table-cell table:style-name="Base06LineTitle" office:value-type="string" calcext:value-type="string">
            <text:p>23 ₆</text:p>
          </table:table-cell>
          <table:table-cell table:style-name="Base10GreyBackgroundFirstColumn" office:value-type="string" calcext:value-type="string">
            <text:p>0,46̅ ₁₀</text:p>
          </table:table-cell>
          <table:table-cell table:style-name="Base06GreyBackground" office:value-type="string" calcext:value-type="string">
            <text:p>0,24̅ ₆</text:p>
          </table:table-cell>
          <table:table-cell table:style-name="Base10MiddleColumn" office:value-type="string" calcext:value-type="string">
            <text:p>0,53̅ ₁₀</text:p>
          </table:table-cell>
          <table:table-cell table:style-name="Base06" office:value-type="string" calcext:value-type="string">
            <text:p>0,31̅ ₆</text:p>
          </table:table-cell>
          <table:table-cell table:style-name="Base10GreyBackgroundMiddleColumn" office:value-type="string" calcext:value-type="string">
            <text:p>0,6 ₁₀</text:p>
          </table:table-cell>
          <table:table-cell table:style-name="Base06GreyBackground" office:value-type="string" calcext:value-type="string">
            <text:p>0,3̅ ₆</text:p>
          </table:table-cell>
          <table:table-cell/>
          <table:table-cell table:style-name="Base10LineTitle" office:value-type="string" calcext:value-type="string">
            <text:p>15 ₁₀</text:p>
          </table:table-cell>
          <table:table-cell table:style-name="Base06LineTitle" office:value-type="string" calcext:value-type="string">
            <text:p>23 ₆</text:p>
          </table:table-cell>
          <table:table-cell table:style-name="Base10MiddleColumn" office:value-type="string" calcext:value-type="string">
            <text:p>2,1̅4̅2̅ ̅8̅5̅7̅ ₁₀</text:p>
          </table:table-cell>
          <table:table-cell table:style-name="Base06" office:value-type="string" calcext:value-type="string">
            <text:p>2,0̅5̅ ₆</text:p>
          </table:table-cell>
          <table:table-cell table:style-name="Base10GreyBackgroundMiddleColumn" office:value-type="string" calcext:value-type="string">
            <text:p>1,875 ₁₀</text:p>
          </table:table-cell>
          <table:table-cell table:style-name="Base06GreyBackground" office:value-type="string" calcext:value-type="string">
            <text:p>1,513 ₆</text:p>
          </table:table-cell>
          <table:table-cell table:style-name="Base10MiddleColumn" office:value-type="string" calcext:value-type="string">
            <text:p>1,6̅ ₁₀</text:p>
          </table:table-cell>
          <table:table-cell table:style-name="Base06" office:value-type="string" calcext:value-type="string">
            <text:p>1,4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6 ₁₀</text:p>
          </table:table-cell>
          <table:table-cell table:style-name="Base06GreyBackgroundLineTitle" office:value-type="string" calcext:value-type="string">
            <text:p>24 ₆</text:p>
          </table:table-cell>
          <table:table-cell table:style-name="Base10FirstColumn" office:value-type="string" calcext:value-type="string">
            <text:p>0,4375 ₁₀</text:p>
          </table:table-cell>
          <table:table-cell table:style-name="Base06" office:value-type="string" calcext:value-type="string">
            <text:p>0,2343 ₆</text:p>
          </table:table-cell>
          <table:table-cell table:style-name="Base10GreyBackgroundMiddleColumn" office:value-type="string" calcext:value-type="string">
            <text:p>0,5 ₁₀</text:p>
          </table:table-cell>
          <table:table-cell table:style-name="Base06GreyBackground" office:value-type="string" calcext:value-type="string">
            <text:p>0,3 ₆</text:p>
          </table:table-cell>
          <table:table-cell table:style-name="Base10MiddleColumn" office:value-type="string" calcext:value-type="string">
            <text:p>0,5625 ₁₀</text:p>
          </table:table-cell>
          <table:table-cell table:style-name="Base06" office:value-type="string" calcext:value-type="string">
            <text:p>0,3213 ₆</text:p>
          </table:table-cell>
          <table:table-cell/>
          <table:table-cell table:style-name="Base10GreyBackgroundLineTitle" office:value-type="string" calcext:value-type="string">
            <text:p>16 ₁₀</text:p>
          </table:table-cell>
          <table:table-cell table:style-name="Base06GreyBackgroundLineTitle" office:value-type="string" calcext:value-type="string">
            <text:p>24 ₆</text:p>
          </table:table-cell>
          <table:table-cell table:style-name="Base10GreyBackgroundMiddleColumn" office:value-type="string" calcext:value-type="string">
            <text:p>2,2̅8̅5̅ ̅7̅1̅4̅ ₁₀</text:p>
          </table:table-cell>
          <table:table-cell table:style-name="Base06GreyBackground" office:value-type="string" calcext:value-type="string">
            <text:p>2,1̅4̅ ₆</text:p>
          </table:table-cell>
          <table:table-cell table:style-name="Base10MiddleColumn" office:value-type="string" calcext:value-type="string">
            <text:p>2 ₁₀</text:p>
          </table:table-cell>
          <table:table-cell table:style-name="Base06" office:value-type="string" calcext:value-type="string">
            <text:p>2 ₆</text:p>
          </table:table-cell>
          <table:table-cell table:style-name="Base10GreyBackgroundMiddleColumn" office:value-type="string" calcext:value-type="string">
            <text:p>1,7̅ ₁₀</text:p>
          </table:table-cell>
          <table:table-cell table:style-name="Base06GreyBackground" office:value-type="string" calcext:value-type="string">
            <text:p>1,4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7 ₁₀</text:p>
          </table:table-cell>
          <table:table-cell table:style-name="Base06LineTitle" office:value-type="string" calcext:value-type="string">
            <text:p>25 ₆</text:p>
          </table:table-cell>
          <table:table-cell table:style-name="Base10GreyBackgroundFirstColumn" office:value-type="string" calcext:value-type="string">
            <text:p>0,4̅1̅1̅ ̅7̅6̅4̅ ̅7̅0̅5̅ ̅8̅8̅2̅ ̅3̅5̅2̅ ̅9̅ ₁₀</text:p>
          </table:table-cell>
          <table:table-cell table:style-name="Base06GreyBackground" office:value-type="string" calcext:value-type="string">
            <text:p>0,2̅2̅4̅5̅ ̅3̅5̅1̅4̅ ̅3̅3̅1̅0̅ ̅2̅0̅4̅1̅ ₆</text:p>
          </table:table-cell>
          <table:table-cell table:style-name="Base10MiddleColumn" office:value-type="string" calcext:value-type="string">
            <text:p>0,4̅7̅0̅ ̅5̅8̅8̅ ̅2̅3̅5̅ ̅2̅9̅4̅ ̅1̅1̅7̅ ̅6̅ ₁₀</text:p>
          </table:table-cell>
          <table:table-cell table:style-name="Base06" office:value-type="string" calcext:value-type="string">
            <text:p>0,2̅4̅5̅3̅ ̅5̅1̅4̅3̅ ̅3̅1̅0̅2̅ ̅0̅4̅1̅2̅ ₆</text:p>
          </table:table-cell>
          <table:table-cell table:style-name="Base10GreyBackgroundMiddleColumn" office:value-type="string" calcext:value-type="string">
            <text:p>0,5̅2̅9̅ ̅4̅1̅1̅ ̅7̅6̅4̅ ̅7̅0̅5̅ ̅8̅8̅2̅ ̅3̅ ₁₀</text:p>
          </table:table-cell>
          <table:table-cell table:style-name="Base06GreyBackground" office:value-type="string" calcext:value-type="string">
            <text:p>0,3̅1̅0̅2̅ ̅0̅4̅1̅2̅ ̅2̅4̅5̅3̅ ̅5̅1̅4̅3̅ ₆</text:p>
          </table:table-cell>
          <table:table-cell/>
          <table:table-cell table:style-name="Base10LineTitle" office:value-type="string" calcext:value-type="string">
            <text:p>17 ₁₀</text:p>
          </table:table-cell>
          <table:table-cell table:style-name="Base06LineTitle" office:value-type="string" calcext:value-type="string">
            <text:p>25 ₆</text:p>
          </table:table-cell>
          <table:table-cell table:style-name="Base10MiddleColumn" office:value-type="string" calcext:value-type="string">
            <text:p>2,4̅2̅8̅ ̅5̅7̅1̅ ₁₀</text:p>
          </table:table-cell>
          <table:table-cell table:style-name="Base06" office:value-type="string" calcext:value-type="string">
            <text:p>2,2̅3̅ ₆</text:p>
          </table:table-cell>
          <table:table-cell table:style-name="Base10GreyBackgroundMiddleColumn" office:value-type="string" calcext:value-type="string">
            <text:p>2,125 ₁₀</text:p>
          </table:table-cell>
          <table:table-cell table:style-name="Base06GreyBackground" office:value-type="string" calcext:value-type="string">
            <text:p>2,043 ₆</text:p>
          </table:table-cell>
          <table:table-cell table:style-name="Base10MiddleColumn" office:value-type="string" calcext:value-type="string">
            <text:p>1,8̅ ₁₀</text:p>
          </table:table-cell>
          <table:table-cell table:style-name="Base06" office:value-type="string" calcext:value-type="string">
            <text:p>1,52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8 ₁₀</text:p>
          </table:table-cell>
          <table:table-cell table:style-name="Base06GreyBackgroundLineTitle" office:value-type="string" calcext:value-type="string">
            <text:p>30 ₆</text:p>
          </table:table-cell>
          <table:table-cell table:style-name="Base10FirstColumn" office:value-type="string" calcext:value-type="string">
            <text:p>0,38̅ ₁₀</text:p>
          </table:table-cell>
          <table:table-cell table:style-name="Base06" office:value-type="string" calcext:value-type="string">
            <text:p>0,22 ₆</text:p>
          </table:table-cell>
          <table:table-cell table:style-name="Base10GreyBackgroundMiddleColumn" office:value-type="string" calcext:value-type="string">
            <text:p>0,4̅ ₁₀</text:p>
          </table:table-cell>
          <table:table-cell table:style-name="Base06GreyBackground" office:value-type="string" calcext:value-type="string">
            <text:p>0,24 ₆</text:p>
          </table:table-cell>
          <table:table-cell table:style-name="Base10MiddleColumn" office:value-type="string" calcext:value-type="string">
            <text:p>0,5 ₁₀</text:p>
          </table:table-cell>
          <table:table-cell table:style-name="Base06" office:value-type="string" calcext:value-type="string">
            <text:p>0,3 ₆</text:p>
          </table:table-cell>
          <table:table-cell/>
          <table:table-cell table:style-name="Base10GreyBackgroundLineTitle" office:value-type="string" calcext:value-type="string">
            <text:p>18 ₁₀</text:p>
          </table:table-cell>
          <table:table-cell table:style-name="Base06GreyBackgroundLineTitle" office:value-type="string" calcext:value-type="string">
            <text:p>30 ₆</text:p>
          </table:table-cell>
          <table:table-cell table:style-name="Base10GreyBackgroundMiddleColumn" office:value-type="string" calcext:value-type="string">
            <text:p>2,5̅7̅1̅ ̅4̅2̅8̅ ₁₀</text:p>
          </table:table-cell>
          <table:table-cell table:style-name="Base06GreyBackground" office:value-type="string" calcext:value-type="string">
            <text:p>2,3̅2̅ ₆</text:p>
          </table:table-cell>
          <table:table-cell table:style-name="Base10MiddleColumn" office:value-type="string" calcext:value-type="string">
            <text:p>2,25 ₁₀</text:p>
          </table:table-cell>
          <table:table-cell table:style-name="Base06" office:value-type="string" calcext:value-type="string">
            <text:p>2,1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9 ₁₀</text:p>
          </table:table-cell>
          <table:table-cell table:style-name="Base06LineTitle" office:value-type="string" calcext:value-type="string">
            <text:p>31 ₆</text:p>
          </table:table-cell>
          <table:table-cell table:style-name="Base10GreyBackgroundFirstColumn" office:value-type="string" calcext:value-type="string">
            <text:p>0,3̅6̅8̅ ̅4̅2̅1̅ ̅0̅5̅2̅ ̅6̅3̅1̅ ̅5̅7̅8̅ ̅9̅4̅7̅ ₁₀</text:p>
          </table:table-cell>
          <table:table-cell table:style-name="Base06GreyBackground" office:value-type="string" calcext:value-type="string">
            <text:p>0,2̅1̅1̅3̅ ̅2̅5̅0̅1̅ ̅5̅ ₆</text:p>
          </table:table-cell>
          <table:table-cell table:style-name="Base10MiddleColumn" office:value-type="string" calcext:value-type="string">
            <text:p>0,4̅2̅1̅ ̅0̅5̅2̅ ̅6̅3̅1̅ ̅5̅7̅8̅ ̅9̅4̅7̅ ̅3̅6̅8̅ ₁₀</text:p>
          </table:table-cell>
          <table:table-cell table:style-name="Base06" office:value-type="string" calcext:value-type="string">
            <text:p>0,2̅3̅0̅5̅ ̅4̅0̅3̅4̅ ̅4̅ ₆</text:p>
          </table:table-cell>
          <table:table-cell table:style-name="Base10GreyBackgroundMiddleColumn" office:value-type="string" calcext:value-type="string">
            <text:p>0,4̅7̅3̅ ̅6̅8̅4̅ ̅2̅1̅0̅ ̅5̅2̅6̅ ̅3̅1̅5̅ ̅7̅8̅9̅ ₁₀</text:p>
          </table:table-cell>
          <table:table-cell table:style-name="Base06GreyBackground" office:value-type="string" calcext:value-type="string">
            <text:p>0,2̅5̅0̅1̅ ̅5̅2̅1̅1̅ ̅3̅ ₆</text:p>
          </table:table-cell>
          <table:table-cell/>
          <table:table-cell table:style-name="Base10LineTitle" office:value-type="string" calcext:value-type="string">
            <text:p>19 ₁₀</text:p>
          </table:table-cell>
          <table:table-cell table:style-name="Base06LineTitle" office:value-type="string" calcext:value-type="string">
            <text:p>31 ₆</text:p>
          </table:table-cell>
          <table:table-cell table:style-name="Base10MiddleColumn" office:value-type="string" calcext:value-type="string">
            <text:p>2,7̅1̅4̅ ̅2̅8̅5̅ ₁₀</text:p>
          </table:table-cell>
          <table:table-cell table:style-name="Base06" office:value-type="string" calcext:value-type="string">
            <text:p>2,4̅1̅ ₆</text:p>
          </table:table-cell>
          <table:table-cell table:style-name="Base10GreyBackgroundMiddleColumn" office:value-type="string" calcext:value-type="string">
            <text:p>2,375 ₁₀</text:p>
          </table:table-cell>
          <table:table-cell table:style-name="Base06GreyBackground" office:value-type="string" calcext:value-type="string">
            <text:p>2,213 ₆</text:p>
          </table:table-cell>
          <table:table-cell table:style-name="Base10MiddleColumn" office:value-type="string" calcext:value-type="string">
            <text:p>2,1̅ ₁₀</text:p>
          </table:table-cell>
          <table:table-cell table:style-name="Base06" office:value-type="string" calcext:value-type="string">
            <text:p>2,04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0 ₁₀</text:p>
          </table:table-cell>
          <table:table-cell table:style-name="Base06GreyBackgroundLineTitle" office:value-type="string" calcext:value-type="string">
            <text:p>32 ₆</text:p>
          </table:table-cell>
          <table:table-cell table:style-name="Base10FirstColumn" office:value-type="string" calcext:value-type="string">
            <text:p>0,35 ₁₀</text:p>
          </table:table-cell>
          <table:table-cell table:style-name="Base06" office:value-type="string" calcext:value-type="string">
            <text:p>0,203̅ ₆</text:p>
          </table:table-cell>
          <table:table-cell table:style-name="Base10GreyBackgroundMiddleColumn" office:value-type="string" calcext:value-type="string">
            <text:p>0,4 ₁₀</text:p>
          </table:table-cell>
          <table:table-cell table:style-name="Base06GreyBackground" office:value-type="string" calcext:value-type="string">
            <text:p>0,2̅ ₆</text:p>
          </table:table-cell>
          <table:table-cell table:style-name="Base10MiddleColumn" office:value-type="string" calcext:value-type="string">
            <text:p>0,45 ₁₀</text:p>
          </table:table-cell>
          <table:table-cell table:style-name="Base06" office:value-type="string" calcext:value-type="string">
            <text:p>0,241̅ ₆</text:p>
          </table:table-cell>
          <table:table-cell/>
          <table:table-cell table:style-name="Base10GreyBackgroundLineTitle" office:value-type="string" calcext:value-type="string">
            <text:p>20 ₁₀</text:p>
          </table:table-cell>
          <table:table-cell table:style-name="Base06GreyBackgroundLineTitle" office:value-type="string" calcext:value-type="string">
            <text:p>32 ₆</text:p>
          </table:table-cell>
          <table:table-cell table:style-name="Base10GreyBackgroundMiddleColumn" office:value-type="string" calcext:value-type="string">
            <text:p>2,8̅5̅7̅ ̅1̅4̅2̅ ₁₀</text:p>
          </table:table-cell>
          <table:table-cell table:style-name="Base06GreyBackground" office:value-type="string" calcext:value-type="string">
            <text:p>2,5̅0̅ ₆</text:p>
          </table:table-cell>
          <table:table-cell table:style-name="Base10MiddleColumn" office:value-type="string" calcext:value-type="string">
            <text:p>2,5 ₁₀</text:p>
          </table:table-cell>
          <table:table-cell table:style-name="Base06" office:value-type="string" calcext:value-type="string">
            <text:p>2,3 ₆</text:p>
          </table:table-cell>
          <table:table-cell table:style-name="Base10GreyBackgroundMiddleColumn" office:value-type="string" calcext:value-type="string">
            <text:p>2,2̅ ₁₀</text:p>
          </table:table-cell>
          <table:table-cell table:style-name="Base06GreyBackground" office:value-type="string" calcext:value-type="string">
            <text:p>2,1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1 ₁₀</text:p>
          </table:table-cell>
          <table:table-cell table:style-name="Base06LineTitle" office:value-type="string" calcext:value-type="string">
            <text:p>33 ₆</text:p>
          </table:table-cell>
          <table:table-cell table:style-name="Base10GreyBackgroundFirstColumn" office:value-type="string" calcext:value-type="string">
            <text:p>0,3̅ ₁₀</text:p>
          </table:table-cell>
          <table:table-cell table:style-name="Base06GreyBackground" office:value-type="string" calcext:value-type="string">
            <text:p>0,2 ₆</text:p>
          </table:table-cell>
          <table:table-cell table:style-name="Base10MiddleColumn" office:value-type="string" calcext:value-type="string">
            <text:p>0,3̅8̅0̅ ̅9̅5̅2̅ ₁₀</text:p>
          </table:table-cell>
          <table:table-cell table:style-name="Base06" office:value-type="string" calcext:value-type="string">
            <text:p>0,21̅4̅ ₆</text:p>
          </table:table-cell>
          <table:table-cell table:style-name="Base10GreyBackgroundMiddleColumn" office:value-type="string" calcext:value-type="string">
            <text:p>0,4̅2̅8̅ ̅5̅7̅1̅ ₁₀</text:p>
          </table:table-cell>
          <table:table-cell table:style-name="Base06GreyBackground" office:value-type="string" calcext:value-type="string">
            <text:p>0,2̅3̅ ₆</text:p>
          </table:table-cell>
          <table:table-cell/>
          <table:table-cell table:style-name="Base10LineTitle" office:value-type="string" calcext:value-type="string">
            <text:p>21 ₁₀</text:p>
          </table:table-cell>
          <table:table-cell table:style-name="Base06LineTitle" office:value-type="string" calcext:value-type="string">
            <text:p>33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,625 ₁₀</text:p>
          </table:table-cell>
          <table:table-cell table:style-name="Base06GreyBackground" office:value-type="string" calcext:value-type="string">
            <text:p>2,343 ₆</text:p>
          </table:table-cell>
          <table:table-cell table:style-name="Base10MiddleColumn" office:value-type="string" calcext:value-type="string">
            <text:p>2,3̅ ₁₀</text:p>
          </table:table-cell>
          <table:table-cell table:style-name="Base06" office:value-type="string" calcext:value-type="string">
            <text:p>2,2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2 ₁₀</text:p>
          </table:table-cell>
          <table:table-cell table:style-name="Base06GreyBackgroundLineTitle" office:value-type="string" calcext:value-type="string">
            <text:p>34 ₆</text:p>
          </table:table-cell>
          <table:table-cell table:style-name="Base10FirstColumn" office:value-type="string" calcext:value-type="string">
            <text:p>0,31̅8̅ ₁₀</text:p>
          </table:table-cell>
          <table:table-cell table:style-name="Base06" office:value-type="string" calcext:value-type="string">
            <text:p>0,15̅2̅4̅2̅ ̅1̅0̅3̅1̅ ̅3̅4̅ ₆</text:p>
          </table:table-cell>
          <table:table-cell table:style-name="Base10GreyBackgroundMiddleColumn" office:value-type="string" calcext:value-type="string">
            <text:p>0,3̅6̅ ₁₀</text:p>
          </table:table-cell>
          <table:table-cell table:style-name="Base06GreyBackground" office:value-type="string" calcext:value-type="string">
            <text:p>0,2̅1̅0̅3̅ ̅1̅3̅4̅5̅ ̅2̅4̅ ₆</text:p>
          </table:table-cell>
          <table:table-cell table:style-name="Base10MiddleColumn" office:value-type="string" calcext:value-type="string">
            <text:p>0,40̅9̅ ₁₀</text:p>
          </table:table-cell>
          <table:table-cell table:style-name="Base06" office:value-type="string" calcext:value-type="string">
            <text:p>0,22̅4̅2̅1̅ ̅0̅3̅1̅3̅ ̅4̅5̅ ₆</text:p>
          </table:table-cell>
          <table:table-cell/>
          <table:table-cell table:style-name="Base10GreyBackgroundLineTitle" office:value-type="string" calcext:value-type="string">
            <text:p>22 ₁₀</text:p>
          </table:table-cell>
          <table:table-cell table:style-name="Base06GreyBackgroundLineTitle" office:value-type="string" calcext:value-type="string">
            <text:p>34 ₆</text:p>
          </table:table-cell>
          <table:table-cell table:style-name="Base10GreyBackgroundMiddleColumn" office:value-type="string" calcext:value-type="string">
            <text:p>3,1̅4̅2̅ ̅8̅5̅7̅ ₁₀</text:p>
          </table:table-cell>
          <table:table-cell table:style-name="Base06GreyBackground" office:value-type="string" calcext:value-type="string">
            <text:p>3,0̅5̅ ₆</text:p>
          </table:table-cell>
          <table:table-cell table:style-name="Base10MiddleColumn" office:value-type="string" calcext:value-type="string">
            <text:p>2,75 ₁₀</text:p>
          </table:table-cell>
          <table:table-cell table:style-name="Base06" office:value-type="string" calcext:value-type="string">
            <text:p>2,43 ₆</text:p>
          </table:table-cell>
          <table:table-cell table:style-name="Base10GreyBackgroundMiddleColumn" office:value-type="string" calcext:value-type="string">
            <text:p>2,4̅ ₁₀</text:p>
          </table:table-cell>
          <table:table-cell table:style-name="Base06GreyBackground" office:value-type="string" calcext:value-type="string">
            <text:p>2,2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3 ₁₀</text:p>
          </table:table-cell>
          <table:table-cell table:style-name="Base06LineTitle" office:value-type="string" calcext:value-type="string">
            <text:p>35 ₆</text:p>
          </table:table-cell>
          <table:table-cell table:style-name="Base10GreyBackgroundFirstColumn" office:value-type="string" calcext:value-type="string">
            <text:p>0,3̅0̅4̅ ̅3̅4̅7̅ ̅8̅2̅6̅ ̅0̅8̅6̅ ̅9̅5̅6̅ ̅5̅2̅1̅ ̅7̅3̅9̅ ̅1̅ ₁₀</text:p>
          </table:table-cell>
          <table:table-cell table:style-name="Base06GreyBackground" office:value-type="string" calcext:value-type="string">
            <text:p>0,1̅4̅5̅4̅ ̅2̅3̅3̅5̅ ̅2̅5̅1̅ ₆</text:p>
          </table:table-cell>
          <table:table-cell table:style-name="Base10MiddleColumn" office:value-type="string" calcext:value-type="string">
            <text:p>0,3̅4̅7̅ ̅8̅2̅6̅ ̅0̅8̅6̅ ̅9̅5̅6̅ ̅5̅2̅1̅ ̅7̅3̅9̅ ̅1̅3̅0̅ ̅4̅ ₁₀</text:p>
          </table:table-cell>
          <table:table-cell table:style-name="Base06" office:value-type="string" calcext:value-type="string">
            <text:p>0,2̅0̅3̅0̅ ̅4̅4̅1̅0̅ ̅1̅3̅2̅ ₆</text:p>
          </table:table-cell>
          <table:table-cell table:style-name="Base10GreyBackgroundMiddleColumn" office:value-type="string" calcext:value-type="string">
            <text:p>0,3̅9̅1̅ ̅3̅0̅4̅ ̅3̅4̅7̅ ̅8̅2̅6̅ ̅0̅8̅6̅ ̅9̅5̅6̅ ̅5̅2̅1̅ ̅7̅ ₁₀</text:p>
          </table:table-cell>
          <table:table-cell table:style-name="Base06GreyBackground" office:value-type="string" calcext:value-type="string">
            <text:p>0,2̅2̅0̅3̅ ̅0̅4̅4̅1̅ ̅0̅1̅3̅ ₆</text:p>
          </table:table-cell>
          <table:table-cell/>
          <table:table-cell table:style-name="Base10LineTitle" office:value-type="string" calcext:value-type="string">
            <text:p>23 ₁₀</text:p>
          </table:table-cell>
          <table:table-cell table:style-name="Base06LineTitle" office:value-type="string" calcext:value-type="string">
            <text:p>35 ₆</text:p>
          </table:table-cell>
          <table:table-cell table:style-name="Base10MiddleColumn" office:value-type="string" calcext:value-type="string">
            <text:p>3,2̅8̅5̅ ̅7̅1̅4̅ ₁₀</text:p>
          </table:table-cell>
          <table:table-cell table:style-name="Base06" office:value-type="string" calcext:value-type="string">
            <text:p>3,1̅4̅ ₆</text:p>
          </table:table-cell>
          <table:table-cell table:style-name="Base10GreyBackgroundMiddleColumn" office:value-type="string" calcext:value-type="string">
            <text:p>2,875 ₁₀</text:p>
          </table:table-cell>
          <table:table-cell table:style-name="Base06GreyBackground" office:value-type="string" calcext:value-type="string">
            <text:p>2,513 ₆</text:p>
          </table:table-cell>
          <table:table-cell table:style-name="Base10MiddleColumn" office:value-type="string" calcext:value-type="string">
            <text:p>2,5̅ ₁₀</text:p>
          </table:table-cell>
          <table:table-cell table:style-name="Base06" office:value-type="string" calcext:value-type="string">
            <text:p>2,32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4 ₁₀</text:p>
          </table:table-cell>
          <table:table-cell table:style-name="Base06GreyBackgroundLineTitle" office:value-type="string" calcext:value-type="string">
            <text:p>40 ₆</text:p>
          </table:table-cell>
          <table:table-cell table:style-name="Base10FirstColumn" office:value-type="string" calcext:value-type="string">
            <text:p>0,2916̅ ₁₀</text:p>
          </table:table-cell>
          <table:table-cell table:style-name="Base06" office:value-type="string" calcext:value-type="string">
            <text:p>0,143 ₆</text:p>
          </table:table-cell>
          <table:table-cell table:style-name="Base10GreyBackgroundMiddleColumn" office:value-type="string" calcext:value-type="string">
            <text:p>0,3̅ ₁₀</text:p>
          </table:table-cell>
          <table:table-cell table:style-name="Base06GreyBackground" office:value-type="string" calcext:value-type="string">
            <text:p>0,2 ₆</text:p>
          </table:table-cell>
          <table:table-cell table:style-name="Base10MiddleColumn" office:value-type="string" calcext:value-type="string">
            <text:p>0,375 ₁₀</text:p>
          </table:table-cell>
          <table:table-cell table:style-name="Base06" office:value-type="string" calcext:value-type="string">
            <text:p>0,213 ₆</text:p>
          </table:table-cell>
          <table:table-cell/>
          <table:table-cell table:style-name="Base10GreyBackgroundLineTitle" office:value-type="string" calcext:value-type="string">
            <text:p>24 ₁₀</text:p>
          </table:table-cell>
          <table:table-cell table:style-name="Base06GreyBackgroundLineTitle" office:value-type="string" calcext:value-type="string">
            <text:p>40 ₆</text:p>
          </table:table-cell>
          <table:table-cell table:style-name="Base10GreyBackgroundMiddleColumn" office:value-type="string" calcext:value-type="string">
            <text:p>3,4̅2̅8̅ ̅5̅7̅1̅ ₁₀</text:p>
          </table:table-cell>
          <table:table-cell table:style-name="Base06GreyBackground" office:value-type="string" calcext:value-type="string">
            <text:p>3,2̅3̅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,6̅ ₁₀</text:p>
          </table:table-cell>
          <table:table-cell table:style-name="Base06GreyBackground" office:value-type="string" calcext:value-type="string">
            <text:p>2,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5 ₁₀</text:p>
          </table:table-cell>
          <table:table-cell table:style-name="Base06LineTitle" office:value-type="string" calcext:value-type="string">
            <text:p>41 ₆</text:p>
          </table:table-cell>
          <table:table-cell table:style-name="Base10GreyBackgroundFirstColumn" office:value-type="string" calcext:value-type="string">
            <text:p>0,28 ₁₀</text:p>
          </table:table-cell>
          <table:table-cell table:style-name="Base06GreyBackground" office:value-type="string" calcext:value-type="string">
            <text:p>0,1̅4̅0̅2̅ ̅5̅ ₆</text:p>
          </table:table-cell>
          <table:table-cell table:style-name="Base10MiddleColumn" office:value-type="string" calcext:value-type="string">
            <text:p>0,32 ₁₀</text:p>
          </table:table-cell>
          <table:table-cell table:style-name="Base06" office:value-type="string" calcext:value-type="string">
            <text:p>0,1̅5̅3̅0̅ ̅4̅ ₆</text:p>
          </table:table-cell>
          <table:table-cell table:style-name="Base10GreyBackgroundMiddleColumn" office:value-type="string" calcext:value-type="string">
            <text:p>0,36 ₁₀</text:p>
          </table:table-cell>
          <table:table-cell table:style-name="Base06GreyBackground" office:value-type="string" calcext:value-type="string">
            <text:p>0,2̅0̅5̅4̅ ̅3̅ ₆</text:p>
          </table:table-cell>
          <table:table-cell/>
          <table:table-cell table:style-name="Base10LineTitle" office:value-type="string" calcext:value-type="string">
            <text:p>25 ₁₀</text:p>
          </table:table-cell>
          <table:table-cell table:style-name="Base06LineTitle" office:value-type="string" calcext:value-type="string">
            <text:p>41 ₆</text:p>
          </table:table-cell>
          <table:table-cell table:style-name="Base10MiddleColumn" office:value-type="string" calcext:value-type="string">
            <text:p>3,5̅7̅1̅ ̅4̅2̅8̅ ₁₀</text:p>
          </table:table-cell>
          <table:table-cell table:style-name="Base06" office:value-type="string" calcext:value-type="string">
            <text:p>3,3̅2̅ ₆</text:p>
          </table:table-cell>
          <table:table-cell table:style-name="Base10GreyBackgroundMiddleColumn" office:value-type="string" calcext:value-type="string">
            <text:p>3,125 ₁₀</text:p>
          </table:table-cell>
          <table:table-cell table:style-name="Base06GreyBackground" office:value-type="string" calcext:value-type="string">
            <text:p>3,043 ₆</text:p>
          </table:table-cell>
          <table:table-cell table:style-name="Base10MiddleColumn" office:value-type="string" calcext:value-type="string">
            <text:p>2,7̅ ₁₀</text:p>
          </table:table-cell>
          <table:table-cell table:style-name="Base06" office:value-type="string" calcext:value-type="string">
            <text:p>2,44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6 ₁₀</text:p>
          </table:table-cell>
          <table:table-cell table:style-name="Base06GreyBackgroundLineTitle" office:value-type="string" calcext:value-type="string">
            <text:p>42 ₆</text:p>
          </table:table-cell>
          <table:table-cell table:style-name="Base10FirstColumn" office:value-type="string" calcext:value-type="string">
            <text:p>0,26̅9̅2̅ ̅3̅0̅7̅ ₁₀</text:p>
          </table:table-cell>
          <table:table-cell table:style-name="Base06" office:value-type="string" calcext:value-type="string">
            <text:p>0,13̅4̅0̅5̅ ̅3̅1̅2̅1̅ ̅5̅0̅2̅4̅ ₆</text:p>
          </table:table-cell>
          <table:table-cell table:style-name="Base10GreyBackgroundMiddleColumn" office:value-type="string" calcext:value-type="string">
            <text:p>0,3̅0̅7̅ ̅6̅9̅2̅ ₁₀</text:p>
          </table:table-cell>
          <table:table-cell table:style-name="Base06GreyBackground" office:value-type="string" calcext:value-type="string">
            <text:p>0,1̅5̅0̅2̅ ̅4̅3̅4̅0̅ ̅5̅3̅1̅2̅ ₆</text:p>
          </table:table-cell>
          <table:table-cell table:style-name="Base10MiddleColumn" office:value-type="string" calcext:value-type="string">
            <text:p>0,34̅6̅1̅ ̅5̅3̅8̅ ₁₀</text:p>
          </table:table-cell>
          <table:table-cell table:style-name="Base06" office:value-type="string" calcext:value-type="string">
            <text:p>0,20̅2̅4̅3̅ ̅4̅0̅5̅3̅ ̅1̅2̅1̅5̅ ₆</text:p>
          </table:table-cell>
          <table:table-cell/>
          <table:table-cell table:style-name="Base10GreyBackgroundLineTitle" office:value-type="string" calcext:value-type="string">
            <text:p>26 ₁₀</text:p>
          </table:table-cell>
          <table:table-cell table:style-name="Base06GreyBackgroundLineTitle" office:value-type="string" calcext:value-type="string">
            <text:p>42 ₆</text:p>
          </table:table-cell>
          <table:table-cell table:style-name="Base10GreyBackgroundMiddleColumn" office:value-type="string" calcext:value-type="string">
            <text:p>3,7̅1̅4̅ ̅2̅8̅5̅ ₁₀</text:p>
          </table:table-cell>
          <table:table-cell table:style-name="Base06GreyBackground" office:value-type="string" calcext:value-type="string">
            <text:p>3,4̅1̅ ₆</text:p>
          </table:table-cell>
          <table:table-cell table:style-name="Base10MiddleColumn" office:value-type="string" calcext:value-type="string">
            <text:p>3,25 ₁₀</text:p>
          </table:table-cell>
          <table:table-cell table:style-name="Base06" office:value-type="string" calcext:value-type="string">
            <text:p>3,13 ₆</text:p>
          </table:table-cell>
          <table:table-cell table:style-name="Base10GreyBackgroundMiddleColumn" office:value-type="string" calcext:value-type="string">
            <text:p>2,8̅ ₁₀</text:p>
          </table:table-cell>
          <table:table-cell table:style-name="Base06GreyBackground" office:value-type="string" calcext:value-type="string">
            <text:p>2,5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7 ₁₀</text:p>
          </table:table-cell>
          <table:table-cell table:style-name="Base06LineTitle" office:value-type="string" calcext:value-type="string">
            <text:p>43 ₆</text:p>
          </table:table-cell>
          <table:table-cell table:style-name="Base10GreyBackgroundFirstColumn" office:value-type="string" calcext:value-type="string">
            <text:p>0,2̅5̅9̅ ₁₀</text:p>
          </table:table-cell>
          <table:table-cell table:style-name="Base06GreyBackground" office:value-type="string" calcext:value-type="string">
            <text:p>0,132 ₆</text:p>
          </table:table-cell>
          <table:table-cell table:style-name="Base10MiddleColumn" office:value-type="string" calcext:value-type="string">
            <text:p>0,2̅9̅6̅ ₁₀</text:p>
          </table:table-cell>
          <table:table-cell table:style-name="Base06" office:value-type="string" calcext:value-type="string">
            <text:p>0,144 ₆</text:p>
          </table:table-cell>
          <table:table-cell table:style-name="Base10GreyBackgroundMiddleColumn" office:value-type="string" calcext:value-type="string">
            <text:p>0,3̅ ₁₀</text:p>
          </table:table-cell>
          <table:table-cell table:style-name="Base06GreyBackground" office:value-type="string" calcext:value-type="string">
            <text:p>0,2 ₆</text:p>
          </table:table-cell>
          <table:table-cell/>
          <table:table-cell table:style-name="Base10LineTitle" office:value-type="string" calcext:value-type="string">
            <text:p>27 ₁₀</text:p>
          </table:table-cell>
          <table:table-cell table:style-name="Base06LineTitle" office:value-type="string" calcext:value-type="string">
            <text:p>43 ₆</text:p>
          </table:table-cell>
          <table:table-cell table:style-name="Base10MiddleColumn" office:value-type="string" calcext:value-type="string">
            <text:p>3,8̅5̅7̅ ̅1̅4̅2̅ ₁₀</text:p>
          </table:table-cell>
          <table:table-cell table:style-name="Base06" office:value-type="string" calcext:value-type="string">
            <text:p>3,5̅0̅ ₆</text:p>
          </table:table-cell>
          <table:table-cell table:style-name="Base10GreyBackgroundMiddleColumn" office:value-type="string" calcext:value-type="string">
            <text:p>3,375 ₁₀</text:p>
          </table:table-cell>
          <table:table-cell table:style-name="Base06GreyBackground" office:value-type="string" calcext:value-type="string">
            <text:p>3,213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8 ₁₀</text:p>
          </table:table-cell>
          <table:table-cell table:style-name="Base06GreyBackgroundLineTitle" office:value-type="string" calcext:value-type="string">
            <text:p>44 ₆</text:p>
          </table:table-cell>
          <table:table-cell table:style-name="Base10FirstColumn" office:value-type="string" calcext:value-type="string">
            <text:p>0,25 ₁₀</text:p>
          </table:table-cell>
          <table:table-cell table:style-name="Base06" office:value-type="string" calcext:value-type="string">
            <text:p>0,13 ₆</text:p>
          </table:table-cell>
          <table:table-cell table:style-name="Base10GreyBackgroundMiddleColumn" office:value-type="string" calcext:value-type="string">
            <text:p>0,2̅8̅5̅ ̅7̅1̅4̅ ₁₀</text:p>
          </table:table-cell>
          <table:table-cell table:style-name="Base06GreyBackground" office:value-type="string" calcext:value-type="string">
            <text:p>0,1̅4̅ ₆</text:p>
          </table:table-cell>
          <table:table-cell table:style-name="Base10MiddleColumn" office:value-type="string" calcext:value-type="string">
            <text:p>0,321̅4̅2̅ ̅8̅5̅7̅ ₁₀</text:p>
          </table:table-cell>
          <table:table-cell table:style-name="Base06" office:value-type="string" calcext:value-type="string">
            <text:p>0,153̅2̅ ₆</text:p>
          </table:table-cell>
          <table:table-cell/>
          <table:table-cell table:style-name="Base10GreyBackgroundLineTitle" office:value-type="string" calcext:value-type="string">
            <text:p>28 ₁₀</text:p>
          </table:table-cell>
          <table:table-cell table:style-name="Base06GreyBackgroundLineTitle" office:value-type="string" calcext:value-type="string">
            <text:p>44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3,5 ₁₀</text:p>
          </table:table-cell>
          <table:table-cell table:style-name="Base06" office:value-type="string" calcext:value-type="string">
            <text:p>3,3 ₆</text:p>
          </table:table-cell>
          <table:table-cell table:style-name="Base10GreyBackgroundMiddleColumn" office:value-type="string" calcext:value-type="string">
            <text:p>3,1̅ ₁₀</text:p>
          </table:table-cell>
          <table:table-cell table:style-name="Base06GreyBackground" office:value-type="string" calcext:value-type="string">
            <text:p>3,0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9 ₁₀</text:p>
          </table:table-cell>
          <table:table-cell table:style-name="Base06LineTitle" office:value-type="string" calcext:value-type="string">
            <text:p>45 ₆</text:p>
          </table:table-cell>
          <table:table-cell table:style-name="Base10GreyBackgroundFirstColumn" office:value-type="string" calcext:value-type="string">
            <text:p>0,2̅4̅1̅ ̅3̅7̅9̅ ̅3̅1̅0̅ ̅3̅4̅4̅ ̅8̅2̅7̅ ̅5̅8̅6̅ ̅2̅0̅6̅ ̅8̅9̅6̅ ̅5̅5̅1̅ ̅7̅ ₁₀</text:p>
          </table:table-cell>
          <table:table-cell table:style-name="Base06GreyBackground" office:value-type="string" calcext:value-type="string">
            <text:p>0,1̅2̅4̅0̅ ̅4̅5̅4̅4̅ ̅3̅1̅5̅1̅ ̅0̅1̅ ₆</text:p>
          </table:table-cell>
          <table:table-cell table:style-name="Base10MiddleColumn" office:value-type="string" calcext:value-type="string">
            <text:p>0,2̅7̅5̅ ̅8̅6̅2̅ ̅0̅6̅8̅ ̅9̅6̅5̅ ̅5̅1̅7̅ ̅2̅4̅1̅ ̅3̅7̅9̅ ̅3̅1̅0̅ ̅3̅4̅4̅ ̅8̅ ₁₀</text:p>
          </table:table-cell>
          <table:table-cell table:style-name="Base06" office:value-type="string" calcext:value-type="string">
            <text:p>0,1̅3̅5̅3̅ ̅3̅0̅3̅4̅ ̅2̅0̅2̅2̅ ̅5̅2̅ ₆</text:p>
          </table:table-cell>
          <table:table-cell table:style-name="Base10GreyBackgroundMiddleColumn" office:value-type="string" calcext:value-type="string">
            <text:p>0,3̅1̅0̅ ̅3̅4̅4̅ ̅8̅2̅7̅ ̅5̅8̅6̅ ̅2̅0̅6̅ ̅8̅9̅6̅ ̅5̅5̅1̅ ̅7̅2̅4̅ ̅1̅3̅7̅ ̅9̅ ₁₀</text:p>
          </table:table-cell>
          <table:table-cell table:style-name="Base06GreyBackground" office:value-type="string" calcext:value-type="string">
            <text:p>0,1̅5̅1̅0̅ ̅1̅1̅2̅4̅ ̅0̅4̅5̅4̅ ̅4̅3̅ ₆</text:p>
          </table:table-cell>
          <table:table-cell/>
          <table:table-cell table:style-name="Base10LineTitle" office:value-type="string" calcext:value-type="string">
            <text:p>29 ₁₀</text:p>
          </table:table-cell>
          <table:table-cell table:style-name="Base06LineTitle" office:value-type="string" calcext:value-type="string">
            <text:p>45 ₆</text:p>
          </table:table-cell>
          <table:table-cell table:style-name="Base10MiddleColumn" office:value-type="string" calcext:value-type="string">
            <text:p>4,1̅4̅2̅ ̅8̅5̅7̅ ₁₀</text:p>
          </table:table-cell>
          <table:table-cell table:style-name="Base06" office:value-type="string" calcext:value-type="string">
            <text:p>4,0̅5̅ ₆</text:p>
          </table:table-cell>
          <table:table-cell table:style-name="Base10GreyBackgroundMiddleColumn" office:value-type="string" calcext:value-type="string">
            <text:p>3,625 ₁₀</text:p>
          </table:table-cell>
          <table:table-cell table:style-name="Base06GreyBackground" office:value-type="string" calcext:value-type="string">
            <text:p>3,343 ₆</text:p>
          </table:table-cell>
          <table:table-cell table:style-name="Base10MiddleColumn" office:value-type="string" calcext:value-type="string">
            <text:p>3,2̅ ₁₀</text:p>
          </table:table-cell>
          <table:table-cell table:style-name="Base06" office:value-type="string" calcext:value-type="string">
            <text:p>3,12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0 ₁₀</text:p>
          </table:table-cell>
          <table:table-cell table:style-name="Base06GreyBackgroundLineTitle" office:value-type="string" calcext:value-type="string">
            <text:p>50 ₆</text:p>
          </table:table-cell>
          <table:table-cell table:style-name="Base10FirstColumn" office:value-type="string" calcext:value-type="string">
            <text:p>0,23̅ ₁₀</text:p>
          </table:table-cell>
          <table:table-cell table:style-name="Base06" office:value-type="string" calcext:value-type="string">
            <text:p>0,12̅ ₆</text:p>
          </table:table-cell>
          <table:table-cell table:style-name="Base10GreyBackgroundMiddleColumn" office:value-type="string" calcext:value-type="string">
            <text:p>0,26̅ ₁₀</text:p>
          </table:table-cell>
          <table:table-cell table:style-name="Base06GreyBackground" office:value-type="string" calcext:value-type="string">
            <text:p>0,13̅ ₆</text:p>
          </table:table-cell>
          <table:table-cell table:style-name="Base10MiddleColumn" office:value-type="string" calcext:value-type="string">
            <text:p>0,3 ₁₀</text:p>
          </table:table-cell>
          <table:table-cell table:style-name="Base06" office:value-type="string" calcext:value-type="string">
            <text:p>0,14̅ ₆</text:p>
          </table:table-cell>
          <table:table-cell/>
          <table:table-cell table:style-name="Base10GreyBackgroundLineTitle" office:value-type="string" calcext:value-type="string">
            <text:p>30 ₁₀</text:p>
          </table:table-cell>
          <table:table-cell table:style-name="Base06GreyBackgroundLineTitle" office:value-type="string" calcext:value-type="string">
            <text:p>50 ₆</text:p>
          </table:table-cell>
          <table:table-cell table:style-name="Base10GreyBackgroundMiddleColumn" office:value-type="string" calcext:value-type="string">
            <text:p>4,2̅8̅5̅ ̅7̅1̅4̅ ₁₀</text:p>
          </table:table-cell>
          <table:table-cell table:style-name="Base06GreyBackground" office:value-type="string" calcext:value-type="string">
            <text:p>4,1̅4̅ ₆</text:p>
          </table:table-cell>
          <table:table-cell table:style-name="Base10MiddleColumn" office:value-type="string" calcext:value-type="string">
            <text:p>3,75 ₁₀</text:p>
          </table:table-cell>
          <table:table-cell table:style-name="Base06" office:value-type="string" calcext:value-type="string">
            <text:p>3,43 ₆</text:p>
          </table:table-cell>
          <table:table-cell table:style-name="Base10GreyBackgroundMiddleColumn" office:value-type="string" calcext:value-type="string">
            <text:p>3,3̅ ₁₀</text:p>
          </table:table-cell>
          <table:table-cell table:style-name="Base06GreyBackground" office:value-type="string" calcext:value-type="string">
            <text:p>3,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1 ₁₀</text:p>
          </table:table-cell>
          <table:table-cell table:style-name="Base06LineTitle" office:value-type="string" calcext:value-type="string">
            <text:p>51 ₆</text:p>
          </table:table-cell>
          <table:table-cell table:style-name="Base10GreyBackgroundFirstColumn" office:value-type="string" calcext:value-type="string">
            <text:p>0,2̅2̅5̅ ̅8̅0̅6̅ ̅4̅5̅1̅ ̅6̅1̅2̅ ̅9̅0̅3̅ ₁₀</text:p>
          </table:table-cell>
          <table:table-cell table:style-name="Base06GreyBackground" office:value-type="string" calcext:value-type="string">
            <text:p>0,1̅2̅0̅4̅ ̅3̅5̅ ₆</text:p>
          </table:table-cell>
          <table:table-cell table:style-name="Base10MiddleColumn" office:value-type="string" calcext:value-type="string">
            <text:p>0,2̅5̅8̅ ̅0̅6̅4̅ ̅5̅1̅6̅ ̅1̅2̅9̅ ̅0̅3̅2̅ ₁₀</text:p>
          </table:table-cell>
          <table:table-cell table:style-name="Base06" office:value-type="string" calcext:value-type="string">
            <text:p>0,1̅3̅1̅4̅ ̅2̅4̅ ₆</text:p>
          </table:table-cell>
          <table:table-cell table:style-name="Base10GreyBackgroundMiddleColumn" office:value-type="string" calcext:value-type="string">
            <text:p>0,2̅9̅0̅ ̅3̅2̅2̅ ̅5̅8̅0̅ ̅6̅4̅5̅ ̅1̅6̅1̅ ₁₀</text:p>
          </table:table-cell>
          <table:table-cell table:style-name="Base06GreyBackground" office:value-type="string" calcext:value-type="string">
            <text:p>0,1̅4̅2̅4̅ ̅1̅3̅ ₆</text:p>
          </table:table-cell>
          <table:table-cell/>
          <table:table-cell table:style-name="Base10LineTitle" office:value-type="string" calcext:value-type="string">
            <text:p>31 ₁₀</text:p>
          </table:table-cell>
          <table:table-cell table:style-name="Base06LineTitle" office:value-type="string" calcext:value-type="string">
            <text:p>51 ₆</text:p>
          </table:table-cell>
          <table:table-cell table:style-name="Base10MiddleColumn" office:value-type="string" calcext:value-type="string">
            <text:p>4,4̅2̅8̅ ̅5̅7̅1̅ ₁₀</text:p>
          </table:table-cell>
          <table:table-cell table:style-name="Base06" office:value-type="string" calcext:value-type="string">
            <text:p>4,2̅3̅ ₆</text:p>
          </table:table-cell>
          <table:table-cell table:style-name="Base10GreyBackgroundMiddleColumn" office:value-type="string" calcext:value-type="string">
            <text:p>3,875 ₁₀</text:p>
          </table:table-cell>
          <table:table-cell table:style-name="Base06GreyBackground" office:value-type="string" calcext:value-type="string">
            <text:p>3,513 ₆</text:p>
          </table:table-cell>
          <table:table-cell table:style-name="Base10MiddleColumn" office:value-type="string" calcext:value-type="string">
            <text:p>3,4̅ ₁₀</text:p>
          </table:table-cell>
          <table:table-cell table:style-name="Base06" office:value-type="string" calcext:value-type="string">
            <text:p>3,24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2 ₁₀</text:p>
          </table:table-cell>
          <table:table-cell table:style-name="Base06GreyBackgroundLineTitle" office:value-type="string" calcext:value-type="string">
            <text:p>52 ₆</text:p>
          </table:table-cell>
          <table:table-cell table:style-name="Base10FirstColumn" office:value-type="string" calcext:value-type="string">
            <text:p>0,21875 ₁₀</text:p>
          </table:table-cell>
          <table:table-cell table:style-name="Base06" office:value-type="string" calcext:value-type="string">
            <text:p>0,11513 ₆</text:p>
          </table:table-cell>
          <table:table-cell table:style-name="Base10GreyBackgroundMiddleColumn" office:value-type="string" calcext:value-type="string">
            <text:p>0,25 ₁₀</text:p>
          </table:table-cell>
          <table:table-cell table:style-name="Base06GreyBackground" office:value-type="string" calcext:value-type="string">
            <text:p>0,13 ₆</text:p>
          </table:table-cell>
          <table:table-cell table:style-name="Base10MiddleColumn" office:value-type="string" calcext:value-type="string">
            <text:p>0,28125 ₁₀</text:p>
          </table:table-cell>
          <table:table-cell table:style-name="Base06" office:value-type="string" calcext:value-type="string">
            <text:p>0,14043 ₆</text:p>
          </table:table-cell>
          <table:table-cell/>
          <table:table-cell table:style-name="Base10GreyBackgroundLineTitle" office:value-type="string" calcext:value-type="string">
            <text:p>32 ₁₀</text:p>
          </table:table-cell>
          <table:table-cell table:style-name="Base06GreyBackgroundLineTitle" office:value-type="string" calcext:value-type="string">
            <text:p>52 ₆</text:p>
          </table:table-cell>
          <table:table-cell table:style-name="Base10GreyBackgroundMiddleColumn" office:value-type="string" calcext:value-type="string">
            <text:p>4,5̅7̅1̅ ̅4̅2̅8̅ ₁₀</text:p>
          </table:table-cell>
          <table:table-cell table:style-name="Base06GreyBackground" office:value-type="string" calcext:value-type="string">
            <text:p>4,3̅2̅ ₆</text:p>
          </table:table-cell>
          <table:table-cell table:style-name="Base10MiddleColumn" office:value-type="string" calcext:value-type="string">
            <text:p>4 ₁₀</text:p>
          </table:table-cell>
          <table:table-cell table:style-name="Base06" office:value-type="string" calcext:value-type="string">
            <text:p>4 ₆</text:p>
          </table:table-cell>
          <table:table-cell table:style-name="Base10GreyBackgroundMiddleColumn" office:value-type="string" calcext:value-type="string">
            <text:p>3,5̅ ₁₀</text:p>
          </table:table-cell>
          <table:table-cell table:style-name="Base06GreyBackground" office:value-type="string" calcext:value-type="string">
            <text:p>3,3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3 ₁₀</text:p>
          </table:table-cell>
          <table:table-cell table:style-name="Base06LineTitle" office:value-type="string" calcext:value-type="string">
            <text:p>53 ₆</text:p>
          </table:table-cell>
          <table:table-cell table:style-name="Base10GreyBackgroundFirstColumn" office:value-type="string" calcext:value-type="string">
            <text:p>0,2̅1̅ ₁₀</text:p>
          </table:table-cell>
          <table:table-cell table:style-name="Base06GreyBackground" office:value-type="string" calcext:value-type="string">
            <text:p>0,11̅3̅4̅5̅ ̅2̅4̅2̅1̅ ̅0̅3̅ ₆</text:p>
          </table:table-cell>
          <table:table-cell table:style-name="Base10MiddleColumn" office:value-type="string" calcext:value-type="string">
            <text:p>0,2̅4̅ ₁₀</text:p>
          </table:table-cell>
          <table:table-cell table:style-name="Base06" office:value-type="string" calcext:value-type="string">
            <text:p>0,12̅4̅2̅1̅ ̅0̅3̅1̅3̅ ̅4̅5̅ ₆</text:p>
          </table:table-cell>
          <table:table-cell table:style-name="Base10GreyBackgroundMiddleColumn" office:value-type="string" calcext:value-type="string">
            <text:p>0,2̅7̅ ₁₀</text:p>
          </table:table-cell>
          <table:table-cell table:style-name="Base06GreyBackground" office:value-type="string" calcext:value-type="string">
            <text:p>0,1̅3̅4̅5̅ ̅2̅4̅2̅1̅ ̅0̅3̅ ₆</text:p>
          </table:table-cell>
          <table:table-cell/>
          <table:table-cell table:style-name="Base10LineTitle" office:value-type="string" calcext:value-type="string">
            <text:p>33 ₁₀</text:p>
          </table:table-cell>
          <table:table-cell table:style-name="Base06LineTitle" office:value-type="string" calcext:value-type="string">
            <text:p>53 ₆</text:p>
          </table:table-cell>
          <table:table-cell table:style-name="Base10MiddleColumn" office:value-type="string" calcext:value-type="string">
            <text:p>4,7̅1̅4̅ ̅2̅8̅5̅ ₁₀</text:p>
          </table:table-cell>
          <table:table-cell table:style-name="Base06" office:value-type="string" calcext:value-type="string">
            <text:p>4,4̅1̅ ₆</text:p>
          </table:table-cell>
          <table:table-cell table:style-name="Base10GreyBackgroundMiddleColumn" office:value-type="string" calcext:value-type="string">
            <text:p>4,125 ₁₀</text:p>
          </table:table-cell>
          <table:table-cell table:style-name="Base06GreyBackground" office:value-type="string" calcext:value-type="string">
            <text:p>4,043 ₆</text:p>
          </table:table-cell>
          <table:table-cell table:style-name="Base10MiddleColumn" office:value-type="string" calcext:value-type="string">
            <text:p>3,6̅ ₁₀</text:p>
          </table:table-cell>
          <table:table-cell table:style-name="Base06" office:value-type="string" calcext:value-type="string">
            <text:p>3,4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4 ₁₀</text:p>
          </table:table-cell>
          <table:table-cell table:style-name="Base06GreyBackgroundLineTitle" office:value-type="string" calcext:value-type="string">
            <text:p>54 ₆</text:p>
          </table:table-cell>
          <table:table-cell table:style-name="Base10FirstColumn" office:value-type="string" calcext:value-type="string">
            <text:p>0,20̅5̅8̅ ̅8̅2̅3̅ ̅5̅2̅9̅ ̅4̅1̅1̅ ̅7̅6̅4̅ ̅7̅ ₁₀</text:p>
          </table:table-cell>
          <table:table-cell table:style-name="Base06" office:value-type="string" calcext:value-type="string">
            <text:p>0,11̅2̅2̅4̅ ̅5̅3̅5̅1̅ ̅4̅3̅3̅1̅ ̅0̅2̅0̅4̅ ₆</text:p>
          </table:table-cell>
          <table:table-cell table:style-name="Base10GreyBackgroundMiddleColumn" office:value-type="string" calcext:value-type="string">
            <text:p>0,2̅3̅5̅ ̅2̅9̅4̅ ̅1̅1̅7̅ ̅6̅4̅7̅ ̅0̅5̅8̅ ̅8̅ ₁₀</text:p>
          </table:table-cell>
          <table:table-cell table:style-name="Base06GreyBackground" office:value-type="string" calcext:value-type="string">
            <text:p>0,1̅2̅2̅4̅ ̅5̅3̅5̅1̅ ̅4̅3̅3̅1̅ ̅0̅2̅0̅4̅ ₆</text:p>
          </table:table-cell>
          <table:table-cell table:style-name="Base10MiddleColumn" office:value-type="string" calcext:value-type="string">
            <text:p>0,26̅4̅7̅ ̅0̅5̅8̅ ̅8̅2̅3̅ ̅5̅2̅9̅ ̅4̅1̅1̅ ̅7̅ ₁₀</text:p>
          </table:table-cell>
          <table:table-cell table:style-name="Base06" office:value-type="string" calcext:value-type="string">
            <text:p>0,13̅3̅1̅0̅ ̅2̅0̅4̅1̅ ̅2̅2̅4̅5̅ ̅3̅5̅1̅4̅ ₆</text:p>
          </table:table-cell>
          <table:table-cell/>
          <table:table-cell table:style-name="Base10GreyBackgroundLineTitle" office:value-type="string" calcext:value-type="string">
            <text:p>34 ₁₀</text:p>
          </table:table-cell>
          <table:table-cell table:style-name="Base06GreyBackgroundLineTitle" office:value-type="string" calcext:value-type="string">
            <text:p>54 ₆</text:p>
          </table:table-cell>
          <table:table-cell table:style-name="Base10GreyBackgroundMiddleColumn" office:value-type="string" calcext:value-type="string">
            <text:p>4,8̅5̅7̅ ̅1̅4̅2̅ ₁₀</text:p>
          </table:table-cell>
          <table:table-cell table:style-name="Base06GreyBackground" office:value-type="string" calcext:value-type="string">
            <text:p>4,5̅0̅ ₆</text:p>
          </table:table-cell>
          <table:table-cell table:style-name="Base10MiddleColumn" office:value-type="string" calcext:value-type="string">
            <text:p>4,25 ₁₀</text:p>
          </table:table-cell>
          <table:table-cell table:style-name="Base06" office:value-type="string" calcext:value-type="string">
            <text:p>4,13 ₆</text:p>
          </table:table-cell>
          <table:table-cell table:style-name="Base10GreyBackgroundMiddleColumn" office:value-type="string" calcext:value-type="string">
            <text:p>3,7̅ ₁₀</text:p>
          </table:table-cell>
          <table:table-cell table:style-name="Base06GreyBackground" office:value-type="string" calcext:value-type="string">
            <text:p>3,4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5 ₁₀</text:p>
          </table:table-cell>
          <table:table-cell table:style-name="Base06LineTitle" office:value-type="string" calcext:value-type="string">
            <text:p>55 ₆</text:p>
          </table:table-cell>
          <table:table-cell table:style-name="Base10GreyBackgroundFirstColumn" office:value-type="string" calcext:value-type="string">
            <text:p>0,2 ₁₀</text:p>
          </table:table-cell>
          <table:table-cell table:style-name="Base06GreyBackground" office:value-type="string" calcext:value-type="string">
            <text:p>0,1̅ ₆</text:p>
          </table:table-cell>
          <table:table-cell table:style-name="Base10MiddleColumn" office:value-type="string" calcext:value-type="string">
            <text:p>0,22̅8̅5̅ ̅7̅1̅4̅ ₁₀</text:p>
          </table:table-cell>
          <table:table-cell table:style-name="Base06" office:value-type="string" calcext:value-type="string">
            <text:p>0,1̅2̅ ₆</text:p>
          </table:table-cell>
          <table:table-cell table:style-name="Base10GreyBackgroundMiddleColumn" office:value-type="string" calcext:value-type="string">
            <text:p>0,25̅7̅1̅ ̅4̅2̅8̅ ₁₀</text:p>
          </table:table-cell>
          <table:table-cell table:style-name="Base06GreyBackground" office:value-type="string" calcext:value-type="string">
            <text:p>0,1̅3̅ ₆</text:p>
          </table:table-cell>
          <table:table-cell/>
          <table:table-cell table:style-name="Base10LineTitle" office:value-type="string" calcext:value-type="string">
            <text:p>35 ₁₀</text:p>
          </table:table-cell>
          <table:table-cell table:style-name="Base06LineTitle" office:value-type="string" calcext:value-type="string">
            <text:p>55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4,375 ₁₀</text:p>
          </table:table-cell>
          <table:table-cell table:style-name="Base06GreyBackground" office:value-type="string" calcext:value-type="string">
            <text:p>4,213 ₆</text:p>
          </table:table-cell>
          <table:table-cell table:style-name="Base10MiddleColumn" office:value-type="string" calcext:value-type="string">
            <text:p>3,8̅ ₁₀</text:p>
          </table:table-cell>
          <table:table-cell table:style-name="Base06" office:value-type="string" calcext:value-type="string">
            <text:p>3,52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6 ₁₀</text:p>
          </table:table-cell>
          <table:table-cell table:style-name="Base06GreyBackgroundLineTitle" office:value-type="string" calcext:value-type="string">
            <text:p>100 ₆</text:p>
          </table:table-cell>
          <table:table-cell table:style-name="Base10FirstColumn" office:value-type="string" calcext:value-type="string">
            <text:p>0,194̅ ₁₀</text:p>
          </table:table-cell>
          <table:table-cell table:style-name="Base06" office:value-type="string" calcext:value-type="string">
            <text:p>0,11 ₆</text:p>
          </table:table-cell>
          <table:table-cell table:style-name="Base10GreyBackgroundMiddleColumn" office:value-type="string" calcext:value-type="string">
            <text:p>0,2̅ ₁₀</text:p>
          </table:table-cell>
          <table:table-cell table:style-name="Base06GreyBackground" office:value-type="string" calcext:value-type="string">
            <text:p>0,12 ₆</text:p>
          </table:table-cell>
          <table:table-cell table:style-name="Base10MiddleColumn" office:value-type="string" calcext:value-type="string">
            <text:p>0,25 ₁₀</text:p>
          </table:table-cell>
          <table:table-cell table:style-name="Base06" office:value-type="string" calcext:value-type="string">
            <text:p>0,13 ₆</text:p>
          </table:table-cell>
          <table:table-cell/>
          <table:table-cell table:style-name="Base10GreyBackgroundLineTitle" office:value-type="string" calcext:value-type="string">
            <text:p>36 ₁₀</text:p>
          </table:table-cell>
          <table:table-cell table:style-name="Base06GreyBackgroundLineTitle" office:value-type="string" calcext:value-type="string">
            <text:p>100 ₆</text:p>
          </table:table-cell>
          <table:table-cell table:style-name="Base10GreyBackgroundMiddleColumn" office:value-type="string" calcext:value-type="string">
            <text:p>5,1̅4̅2̅ ̅8̅5̅7̅ ₁₀</text:p>
          </table:table-cell>
          <table:table-cell table:style-name="Base06GreyBackground" office:value-type="string" calcext:value-type="string">
            <text:p>5,0̅5̅ ₆</text:p>
          </table:table-cell>
          <table:table-cell table:style-name="Base10MiddleColumn" office:value-type="string" calcext:value-type="string">
            <text:p>4,5 ₁₀</text:p>
          </table:table-cell>
          <table:table-cell table:style-name="Base06" office:value-type="string" calcext:value-type="string">
            <text:p>4,3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number-columns-repeated="16345"/>
        </table:table-row>
        <table:table-row table:style-name="ro3" table:number-rows-repeated="2">
          <table:table-cell table:number-columns-repeated="16362"/>
        </table:table-row>
        <table:table-row table:style-name="ro3">
          <table:table-cell table:number-columns-repeated="2"/>
          <table:table-cell table:style-name="Base10GreyBackgroundColumnTitle" office:value-type="string" calcext:value-type="string">
            <text:p>10 ₁₀</text:p>
          </table:table-cell>
          <table:table-cell table:style-name="Base06GreyBackgroundColumnTitle" office:value-type="string" calcext:value-type="string">
            <text:p>14 ₆</text:p>
          </table:table-cell>
          <table:table-cell table:style-name="Base10ColumnTitle" office:value-type="string" calcext:value-type="string">
            <text:p>11 ₁₀</text:p>
          </table:table-cell>
          <table:table-cell table:style-name="Base06ColumnTitle" office:value-type="string" calcext:value-type="string">
            <text:p>15 ₆</text:p>
          </table:table-cell>
          <table:table-cell table:style-name="Base10GreyBackgroundColumnTitle" office:value-type="string" calcext:value-type="string">
            <text:p>12 ₁₀</text:p>
          </table:table-cell>
          <table:table-cell table:style-name="Base06GreyBackgroundColumnTitle" office:value-type="string" calcext:value-type="string">
            <text:p>20 ₆</text:p>
          </table:table-cell>
          <table:table-cell table:number-columns-repeated="3"/>
          <table:table-cell table:style-name="Base10ColumnTitle" office:value-type="string" calcext:value-type="string">
            <text:p>10 ₁₀</text:p>
          </table:table-cell>
          <table:table-cell table:style-name="Base06ColumnTitle" office:value-type="string" calcext:value-type="string">
            <text:p>14 ₆</text:p>
          </table:table-cell>
          <table:table-cell table:style-name="Base10GreyBackgroundColumnTitle" office:value-type="string" calcext:value-type="string">
            <text:p>11 ₁₀</text:p>
          </table:table-cell>
          <table:table-cell table:style-name="Base06GreyBackgroundColumnTitle" office:value-type="string" calcext:value-type="string">
            <text:p>15 ₆</text:p>
          </table:table-cell>
          <table:table-cell table:style-name="Base10ColumnTitle" office:value-type="string" calcext:value-type="string">
            <text:p>12 ₁₀</text:p>
          </table:table-cell>
          <table:table-cell table:style-name="Base06ColumnTitle" office:value-type="string" calcext:value-type="string">
            <text:p>20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 ₁₀</text:p>
          </table:table-cell>
          <table:table-cell table:style-name="Base06LineTitle" office:value-type="string" calcext:value-type="string">
            <text:p>1 ₆</text:p>
          </table:table-cell>
          <table:table-cell table:style-name="Base10MiddleColumn" office:value-type="string" calcext:value-type="string">
            <text:p>10 ₁₀</text:p>
          </table:table-cell>
          <table:table-cell table:style-name="Base06" office:value-type="string" calcext:value-type="string">
            <text:p>14 ₆</text:p>
          </table:table-cell>
          <table:table-cell table:style-name="Base10GreyBackgroundMiddleColumn" office:value-type="string" calcext:value-type="string">
            <text:p>11 ₁₀</text:p>
          </table:table-cell>
          <table:table-cell table:style-name="Base06GreyBackground" office:value-type="string" calcext:value-type="string">
            <text:p>15 ₆</text:p>
          </table:table-cell>
          <table:table-cell table:style-name="Base10MiddleColumn" office:value-type="string" calcext:value-type="string">
            <text:p>12 ₁₀</text:p>
          </table:table-cell>
          <table:table-cell table:style-name="Base06" office:value-type="string" calcext:value-type="string">
            <text:p>20 ₆</text:p>
          </table:table-cell>
          <table:table-cell/>
          <table:table-cell table:style-name="Base10LineTitle" office:value-type="string" calcext:value-type="string">
            <text:p>1 ₁₀</text:p>
          </table:table-cell>
          <table:table-cell table:style-name="Base06LineTitle" office:value-type="string" calcext:value-type="string">
            <text:p>1 ₆</text:p>
          </table:table-cell>
          <table:table-cell table:style-name="Base10GreyBackgroundFirstColumn" office:value-type="string" calcext:value-type="string">
            <text:p>0,1 ₁₀</text:p>
          </table:table-cell>
          <table:table-cell table:style-name="Base06GreyBackground" office:value-type="string" calcext:value-type="string">
            <text:p>0,03̅ ₆</text:p>
          </table:table-cell>
          <table:table-cell table:style-name="Base10MiddleColumn" office:value-type="string" calcext:value-type="string">
            <text:p>0,0̅9̅ ₁₀</text:p>
          </table:table-cell>
          <table:table-cell table:style-name="Base06" office:value-type="string" calcext:value-type="string">
            <text:p>0,0̅3̅1̅3̅ ̅4̅5̅2̅4̅ ̅2̅1̅ ₆</text:p>
          </table:table-cell>
          <table:table-cell table:style-name="Base10GreyBackgroundMiddleColumn" office:value-type="string" calcext:value-type="string">
            <text:p>0,083̅ ₁₀</text:p>
          </table:table-cell>
          <table:table-cell table:style-name="Base06GreyBackground" office:value-type="string" calcext:value-type="string">
            <text:p>0,0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 ₁₀</text:p>
          </table:table-cell>
          <table:table-cell table:style-name="Base06GreyBackgroundLineTitle" office:value-type="string" calcext:value-type="string">
            <text:p>2 ₆</text:p>
          </table:table-cell>
          <table:table-cell table:style-name="Base10GreyBackgroundMiddleColumn" office:value-type="string" calcext:value-type="string">
            <text:p>5 ₁₀</text:p>
          </table:table-cell>
          <table:table-cell table:style-name="Base06GreyBackground" office:value-type="string" calcext:value-type="string">
            <text:p>5 ₆</text:p>
          </table:table-cell>
          <table:table-cell table:style-name="Base10MiddleColumn" office:value-type="string" calcext:value-type="string">
            <text:p>5,5 ₁₀</text:p>
          </table:table-cell>
          <table:table-cell table:style-name="Base06" office:value-type="string" calcext:value-type="string">
            <text:p>5,3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/>
          <table:table-cell table:style-name="Base10GreyBackgroundLineTitle" office:value-type="string" calcext:value-type="string">
            <text:p>2 ₁₀</text:p>
          </table:table-cell>
          <table:table-cell table:style-name="Base06GreyBackgroundLineTitle" office:value-type="string" calcext:value-type="string">
            <text:p>2 ₆</text:p>
          </table:table-cell>
          <table:table-cell table:style-name="Base10FirstColumn" office:value-type="string" calcext:value-type="string">
            <text:p>0,2 ₁₀</text:p>
          </table:table-cell>
          <table:table-cell table:style-name="Base06" office:value-type="string" calcext:value-type="string">
            <text:p>0,1̅ ₆</text:p>
          </table:table-cell>
          <table:table-cell table:style-name="Base10GreyBackgroundMiddleColumn" office:value-type="string" calcext:value-type="string">
            <text:p>0,1̅8̅ ₁₀</text:p>
          </table:table-cell>
          <table:table-cell table:style-name="Base06GreyBackground" office:value-type="string" calcext:value-type="string">
            <text:p>0,1̅0̅3̅1̅ ̅3̅4̅5̅2̅ ̅4̅2̅ ₆</text:p>
          </table:table-cell>
          <table:table-cell table:style-name="Base10MiddleColumn" office:value-type="string" calcext:value-type="string">
            <text:p>0,16̅ ₁₀</text:p>
          </table:table-cell>
          <table:table-cell table:style-name="Base06" office:value-type="string" calcext:value-type="string">
            <text:p>0,1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 ₁₀</text:p>
          </table:table-cell>
          <table:table-cell table:style-name="Base06LineTitle" office:value-type="string" calcext:value-type="string">
            <text:p>3 ₆</text:p>
          </table:table-cell>
          <table:table-cell table:style-name="Base10MiddleColumn" office:value-type="string" calcext:value-type="string">
            <text:p>3,3̅ ₁₀</text:p>
          </table:table-cell>
          <table:table-cell table:style-name="Base06" office:value-type="string" calcext:value-type="string">
            <text:p>3,2 ₆</text:p>
          </table:table-cell>
          <table:table-cell table:style-name="Base10GreyBackgroundMiddleColumn" office:value-type="string" calcext:value-type="string">
            <text:p>3,6̅ ₁₀</text:p>
          </table:table-cell>
          <table:table-cell table:style-name="Base06GreyBackground" office:value-type="string" calcext:value-type="string">
            <text:p>3,4 ₆</text:p>
          </table:table-cell>
          <table:table-cell table:style-name="Base10MiddleColumn" office:value-type="string" calcext:value-type="string">
            <text:p>4 ₁₀</text:p>
          </table:table-cell>
          <table:table-cell table:style-name="Base06" office:value-type="string" calcext:value-type="string">
            <text:p>4 ₆</text:p>
          </table:table-cell>
          <table:table-cell/>
          <table:table-cell table:style-name="Base10LineTitle" office:value-type="string" calcext:value-type="string">
            <text:p>3 ₁₀</text:p>
          </table:table-cell>
          <table:table-cell table:style-name="Base06LineTitle" office:value-type="string" calcext:value-type="string">
            <text:p>3 ₆</text:p>
          </table:table-cell>
          <table:table-cell table:style-name="Base10GreyBackgroundFirstColumn" office:value-type="string" calcext:value-type="string">
            <text:p>0,3 ₁₀</text:p>
          </table:table-cell>
          <table:table-cell table:style-name="Base06GreyBackground" office:value-type="string" calcext:value-type="string">
            <text:p>0,14̅ ₆</text:p>
          </table:table-cell>
          <table:table-cell table:style-name="Base10MiddleColumn" office:value-type="string" calcext:value-type="string">
            <text:p>0,2̅7̅ ₁₀</text:p>
          </table:table-cell>
          <table:table-cell table:style-name="Base06" office:value-type="string" calcext:value-type="string">
            <text:p>0,1̅3̅4̅5̅ ̅2̅4̅2̅1̅ ̅0̅3̅ ₆</text:p>
          </table:table-cell>
          <table:table-cell table:style-name="Base10GreyBackgroundMiddleColumn" office:value-type="string" calcext:value-type="string">
            <text:p>0,25 ₁₀</text:p>
          </table:table-cell>
          <table:table-cell table:style-name="Base06GreyBackground" office:value-type="string" calcext:value-type="string">
            <text:p>0,1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4 ₁₀</text:p>
          </table:table-cell>
          <table:table-cell table:style-name="Base06GreyBackgroundLineTitle" office:value-type="string" calcext:value-type="string">
            <text:p>4 ₆</text:p>
          </table:table-cell>
          <table:table-cell table:style-name="Base10GreyBackgroundMiddleColumn" office:value-type="string" calcext:value-type="string">
            <text:p>2,5 ₁₀</text:p>
          </table:table-cell>
          <table:table-cell table:style-name="Base06GreyBackground" office:value-type="string" calcext:value-type="string">
            <text:p>2,3 ₆</text:p>
          </table:table-cell>
          <table:table-cell table:style-name="Base10MiddleColumn" office:value-type="string" calcext:value-type="string">
            <text:p>2,75 ₁₀</text:p>
          </table:table-cell>
          <table:table-cell table:style-name="Base06" office:value-type="string" calcext:value-type="string">
            <text:p>2,43 ₆</text:p>
          </table:table-cell>
          <table:table-cell table:style-name="Base10GreyBackgroundMiddleColumn" office:value-type="string" calcext:value-type="string">
            <text:p>3 ₁₀</text:p>
          </table:table-cell>
          <table:table-cell table:style-name="Base06GreyBackground" office:value-type="string" calcext:value-type="string">
            <text:p>3 ₆</text:p>
          </table:table-cell>
          <table:table-cell/>
          <table:table-cell table:style-name="Base10GreyBackgroundLineTitle" office:value-type="string" calcext:value-type="string">
            <text:p>4 ₁₀</text:p>
          </table:table-cell>
          <table:table-cell table:style-name="Base06GreyBackgroundLineTitle" office:value-type="string" calcext:value-type="string">
            <text:p>4 ₆</text:p>
          </table:table-cell>
          <table:table-cell table:style-name="Base10FirstColumn" office:value-type="string" calcext:value-type="string">
            <text:p>0,4 ₁₀</text:p>
          </table:table-cell>
          <table:table-cell table:style-name="Base06" office:value-type="string" calcext:value-type="string">
            <text:p>0,2̅ ₆</text:p>
          </table:table-cell>
          <table:table-cell table:style-name="Base10GreyBackgroundMiddleColumn" office:value-type="string" calcext:value-type="string">
            <text:p>0,3̅6̅ ₁₀</text:p>
          </table:table-cell>
          <table:table-cell table:style-name="Base06GreyBackground" office:value-type="string" calcext:value-type="string">
            <text:p>0,2̅1̅0̅3̅ ̅1̅3̅4̅5̅ ̅2̅4̅ ₆</text:p>
          </table:table-cell>
          <table:table-cell table:style-name="Base10MiddleColumn" office:value-type="string" calcext:value-type="string">
            <text:p>0,3̅ ₁₀</text:p>
          </table:table-cell>
          <table:table-cell table:style-name="Base06" office:value-type="string" calcext:value-type="string">
            <text:p>0,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5 ₁₀</text:p>
          </table:table-cell>
          <table:table-cell table:style-name="Base06LineTitle" office:value-type="string" calcext:value-type="string">
            <text:p>5 ₆</text:p>
          </table:table-cell>
          <table:table-cell table:style-name="Base10MiddleColumn" office:value-type="string" calcext:value-type="string">
            <text:p>2 ₁₀</text:p>
          </table:table-cell>
          <table:table-cell table:style-name="Base06" office:value-type="string" calcext:value-type="string">
            <text:p>2 ₆</text:p>
          </table:table-cell>
          <table:table-cell table:style-name="Base10GreyBackgroundMiddleColumn" office:value-type="string" calcext:value-type="string">
            <text:p>2,2 ₁₀</text:p>
          </table:table-cell>
          <table:table-cell table:style-name="Base06GreyBackground" office:value-type="string" calcext:value-type="string">
            <text:p>2,1̅ ₆</text:p>
          </table:table-cell>
          <table:table-cell table:style-name="Base10MiddleColumn" office:value-type="string" calcext:value-type="string">
            <text:p>2,4 ₁₀</text:p>
          </table:table-cell>
          <table:table-cell table:style-name="Base06" office:value-type="string" calcext:value-type="string">
            <text:p>2,2̅ ₆</text:p>
          </table:table-cell>
          <table:table-cell/>
          <table:table-cell table:style-name="Base10LineTitle" office:value-type="string" calcext:value-type="string">
            <text:p>5 ₁₀</text:p>
          </table:table-cell>
          <table:table-cell table:style-name="Base06LineTitle" office:value-type="string" calcext:value-type="string">
            <text:p>5 ₆</text:p>
          </table:table-cell>
          <table:table-cell table:style-name="Base10GreyBackgroundFirstColumn" office:value-type="string" calcext:value-type="string">
            <text:p>0,5 ₁₀</text:p>
          </table:table-cell>
          <table:table-cell table:style-name="Base06GreyBackground" office:value-type="string" calcext:value-type="string">
            <text:p>0,3 ₆</text:p>
          </table:table-cell>
          <table:table-cell table:style-name="Base10MiddleColumn" office:value-type="string" calcext:value-type="string">
            <text:p>0,4̅5̅ ₁₀</text:p>
          </table:table-cell>
          <table:table-cell table:style-name="Base06" office:value-type="string" calcext:value-type="string">
            <text:p>0,2̅4̅2̅1̅ ̅0̅3̅1̅3̅ ̅4̅5̅ ₆</text:p>
          </table:table-cell>
          <table:table-cell table:style-name="Base10GreyBackgroundMiddleColumn" office:value-type="string" calcext:value-type="string">
            <text:p>0,416̅ ₁₀</text:p>
          </table:table-cell>
          <table:table-cell table:style-name="Base06GreyBackground" office:value-type="string" calcext:value-type="string">
            <text:p>0,2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6 ₁₀</text:p>
          </table:table-cell>
          <table:table-cell table:style-name="Base06GreyBackgroundLineTitle" office:value-type="string" calcext:value-type="string">
            <text:p>10 ₆</text:p>
          </table:table-cell>
          <table:table-cell table:style-name="Base10GreyBackgroundMiddleColumn" office:value-type="string" calcext:value-type="string">
            <text:p>1,6̅ ₁₀</text:p>
          </table:table-cell>
          <table:table-cell table:style-name="Base06GreyBackground" office:value-type="string" calcext:value-type="string">
            <text:p>1,4 ₆</text:p>
          </table:table-cell>
          <table:table-cell table:style-name="Base10MiddleColumn" office:value-type="string" calcext:value-type="string">
            <text:p>1,83̅ ₁₀</text:p>
          </table:table-cell>
          <table:table-cell table:style-name="Base06" office:value-type="string" calcext:value-type="string">
            <text:p>1,5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/>
          <table:table-cell table:style-name="Base10GreyBackgroundLineTitle" office:value-type="string" calcext:value-type="string">
            <text:p>6 ₁₀</text:p>
          </table:table-cell>
          <table:table-cell table:style-name="Base06GreyBackgroundLineTitle" office:value-type="string" calcext:value-type="string">
            <text:p>10 ₆</text:p>
          </table:table-cell>
          <table:table-cell table:style-name="Base10FirstColumn" office:value-type="string" calcext:value-type="string">
            <text:p>0,6 ₁₀</text:p>
          </table:table-cell>
          <table:table-cell table:style-name="Base06" office:value-type="string" calcext:value-type="string">
            <text:p>0,3̅ ₆</text:p>
          </table:table-cell>
          <table:table-cell table:style-name="Base10GreyBackgroundMiddleColumn" office:value-type="string" calcext:value-type="string">
            <text:p>0,5̅4̅5̅ ̅4̅5̅4̅ ̅5̅4̅ ₁₀</text:p>
          </table:table-cell>
          <table:table-cell table:style-name="Base06GreyBackground" office:value-type="string" calcext:value-type="string">
            <text:p>0,3̅1̅3̅4̅ ̅5̅2̅4̅2̅ ̅1̅0̅ ₆</text:p>
          </table:table-cell>
          <table:table-cell table:style-name="Base10MiddleColumn" office:value-type="string" calcext:value-type="string">
            <text:p>0,5 ₁₀</text:p>
          </table:table-cell>
          <table:table-cell table:style-name="Base06" office:value-type="string" calcext:value-type="string">
            <text:p>0,3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7 ₁₀</text:p>
          </table:table-cell>
          <table:table-cell table:style-name="Base06LineTitle" office:value-type="string" calcext:value-type="string">
            <text:p>11 ₆</text:p>
          </table:table-cell>
          <table:table-cell table:style-name="Base10MiddleColumn" office:value-type="string" calcext:value-type="string">
            <text:p>1,4̅2̅8̅ ̅5̅7̅1̅ ₁₀</text:p>
          </table:table-cell>
          <table:table-cell table:style-name="Base06" office:value-type="string" calcext:value-type="string">
            <text:p>1,2̅3̅ ₆</text:p>
          </table:table-cell>
          <table:table-cell table:style-name="Base10GreyBackgroundMiddleColumn" office:value-type="string" calcext:value-type="string">
            <text:p>1,5̅7̅1̅ ̅4̅2̅8̅ ₁₀</text:p>
          </table:table-cell>
          <table:table-cell table:style-name="Base06GreyBackground" office:value-type="string" calcext:value-type="string">
            <text:p>1,3̅2̅ ₆</text:p>
          </table:table-cell>
          <table:table-cell table:style-name="Base10MiddleColumn" office:value-type="string" calcext:value-type="string">
            <text:p>1,7̅1̅4̅ ̅2̅8̅5̅ ₁₀</text:p>
          </table:table-cell>
          <table:table-cell table:style-name="Base06" office:value-type="string" calcext:value-type="string">
            <text:p>1,4̅1̅ ₆</text:p>
          </table:table-cell>
          <table:table-cell/>
          <table:table-cell table:style-name="Base10LineTitle" office:value-type="string" calcext:value-type="string">
            <text:p>7 ₁₀</text:p>
          </table:table-cell>
          <table:table-cell table:style-name="Base06LineTitle" office:value-type="string" calcext:value-type="string">
            <text:p>11 ₆</text:p>
          </table:table-cell>
          <table:table-cell table:style-name="Base10GreyBackgroundFirstColumn" office:value-type="string" calcext:value-type="string">
            <text:p>0,7 ₁₀</text:p>
          </table:table-cell>
          <table:table-cell table:style-name="Base06GreyBackground" office:value-type="string" calcext:value-type="string">
            <text:p>0,41̅ ₆</text:p>
          </table:table-cell>
          <table:table-cell table:style-name="Base10MiddleColumn" office:value-type="string" calcext:value-type="string">
            <text:p>0,6̅3̅6̅ ̅3̅6̅3̅ ̅6̅3̅ ₁₀</text:p>
          </table:table-cell>
          <table:table-cell table:style-name="Base06" office:value-type="string" calcext:value-type="string">
            <text:p>0,3̅4̅5̅2̅ ̅4̅2̅1̅0̅ ̅3̅1̅ ₆</text:p>
          </table:table-cell>
          <table:table-cell table:style-name="Base10GreyBackgroundMiddleColumn" office:value-type="string" calcext:value-type="string">
            <text:p>0,583̅ ₁₀</text:p>
          </table:table-cell>
          <table:table-cell table:style-name="Base06GreyBackground" office:value-type="string" calcext:value-type="string">
            <text:p>0,3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8 ₁₀</text:p>
          </table:table-cell>
          <table:table-cell table:style-name="Base06GreyBackgroundLineTitle" office:value-type="string" calcext:value-type="string">
            <text:p>12 ₆</text:p>
          </table:table-cell>
          <table:table-cell table:style-name="Base10GreyBackgroundMiddleColumn" office:value-type="string" calcext:value-type="string">
            <text:p>1,25 ₁₀</text:p>
          </table:table-cell>
          <table:table-cell table:style-name="Base06GreyBackground" office:value-type="string" calcext:value-type="string">
            <text:p>1,13 ₆</text:p>
          </table:table-cell>
          <table:table-cell table:style-name="Base10MiddleColumn" office:value-type="string" calcext:value-type="string">
            <text:p>1,375 ₁₀</text:p>
          </table:table-cell>
          <table:table-cell table:style-name="Base06" office:value-type="string" calcext:value-type="string">
            <text:p>1,213 ₆</text:p>
          </table:table-cell>
          <table:table-cell table:style-name="Base10GreyBackgroundMiddleColumn" office:value-type="string" calcext:value-type="string">
            <text:p>1,5 ₁₀</text:p>
          </table:table-cell>
          <table:table-cell table:style-name="Base06GreyBackground" office:value-type="string" calcext:value-type="string">
            <text:p>1,3 ₆</text:p>
          </table:table-cell>
          <table:table-cell/>
          <table:table-cell table:style-name="Base10GreyBackgroundLineTitle" office:value-type="string" calcext:value-type="string">
            <text:p>8 ₁₀</text:p>
          </table:table-cell>
          <table:table-cell table:style-name="Base06GreyBackgroundLineTitle" office:value-type="string" calcext:value-type="string">
            <text:p>12 ₆</text:p>
          </table:table-cell>
          <table:table-cell table:style-name="Base10FirstColumn" office:value-type="string" calcext:value-type="string">
            <text:p>0,8 ₁₀</text:p>
          </table:table-cell>
          <table:table-cell table:style-name="Base06" office:value-type="string" calcext:value-type="string">
            <text:p>0,4̅ ₆</text:p>
          </table:table-cell>
          <table:table-cell table:style-name="Base10GreyBackgroundMiddleColumn" office:value-type="string" calcext:value-type="string">
            <text:p>0,7̅2̅7̅ ̅2̅7̅2̅ ̅7̅2̅ ₁₀</text:p>
          </table:table-cell>
          <table:table-cell table:style-name="Base06GreyBackground" office:value-type="string" calcext:value-type="string">
            <text:p>0,4̅2̅1̅0̅ ̅3̅1̅3̅4̅ ̅5̅2̅ ₆</text:p>
          </table:table-cell>
          <table:table-cell table:style-name="Base10MiddleColumn" office:value-type="string" calcext:value-type="string">
            <text:p>0,6̅ ₁₀</text:p>
          </table:table-cell>
          <table:table-cell table:style-name="Base06" office:value-type="string" calcext:value-type="string">
            <text:p>0,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9 ₁₀</text:p>
          </table:table-cell>
          <table:table-cell table:style-name="Base06LineTitle" office:value-type="string" calcext:value-type="string">
            <text:p>13 ₆</text:p>
          </table:table-cell>
          <table:table-cell table:style-name="Base10MiddleColumn" office:value-type="string" calcext:value-type="string">
            <text:p>1,1̅ ₁₀</text:p>
          </table:table-cell>
          <table:table-cell table:style-name="Base06" office:value-type="string" calcext:value-type="string">
            <text:p>1,04 ₆</text:p>
          </table:table-cell>
          <table:table-cell table:style-name="Base10GreyBackgroundMiddleColumn" office:value-type="string" calcext:value-type="string">
            <text:p>1,2̅ ₁₀</text:p>
          </table:table-cell>
          <table:table-cell table:style-name="Base06GreyBackground" office:value-type="string" calcext:value-type="string">
            <text:p>1,12 ₆</text:p>
          </table:table-cell>
          <table:table-cell table:style-name="Base10MiddleColumn" office:value-type="string" calcext:value-type="string">
            <text:p>1,3̅ ₁₀</text:p>
          </table:table-cell>
          <table:table-cell table:style-name="Base06" office:value-type="string" calcext:value-type="string">
            <text:p>1,2 ₆</text:p>
          </table:table-cell>
          <table:table-cell/>
          <table:table-cell table:style-name="Base10LineTitle" office:value-type="string" calcext:value-type="string">
            <text:p>9 ₁₀</text:p>
          </table:table-cell>
          <table:table-cell table:style-name="Base06LineTitle" office:value-type="string" calcext:value-type="string">
            <text:p>13 ₆</text:p>
          </table:table-cell>
          <table:table-cell table:style-name="Base10GreyBackgroundFirstColumn" office:value-type="string" calcext:value-type="string">
            <text:p>0,9 ₁₀</text:p>
          </table:table-cell>
          <table:table-cell table:style-name="Base06GreyBackground" office:value-type="string" calcext:value-type="string">
            <text:p>0,52̅ ₆</text:p>
          </table:table-cell>
          <table:table-cell table:style-name="Base10MiddleColumn" office:value-type="string" calcext:value-type="string">
            <text:p>0,8̅1̅8̅ ̅1̅8̅1̅ ̅8̅1̅ ₁₀</text:p>
          </table:table-cell>
          <table:table-cell table:style-name="Base06" office:value-type="string" calcext:value-type="string">
            <text:p>0,4̅5̅2̅4̅ ̅2̅1̅0̅3̅ ̅1̅3̅ ₆</text:p>
          </table:table-cell>
          <table:table-cell table:style-name="Base10GreyBackgroundMiddleColumn" office:value-type="string" calcext:value-type="string">
            <text:p>0,75 ₁₀</text:p>
          </table:table-cell>
          <table:table-cell table:style-name="Base06GreyBackground" office:value-type="string" calcext:value-type="string">
            <text:p>0,4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0 ₁₀</text:p>
          </table:table-cell>
          <table:table-cell table:style-name="Base06GreyBackgroundLineTitle" office:value-type="string" calcext:value-type="string">
            <text:p>14 ₆</text:p>
          </table:table-cell>
          <table:table-cell table:style-name="Base10GreyBackgroundMiddle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10MiddleColumn" office:value-type="string" calcext:value-type="string">
            <text:p>1,1 ₁₀</text:p>
          </table:table-cell>
          <table:table-cell table:style-name="Base06" office:value-type="string" calcext:value-type="string">
            <text:p>1,03̅ ₆</text:p>
          </table:table-cell>
          <table:table-cell table:style-name="Base10GreyBackgroundMiddleColumn" office:value-type="string" calcext:value-type="string">
            <text:p>1,2 ₁₀</text:p>
          </table:table-cell>
          <table:table-cell table:style-name="Base06GreyBackground" office:value-type="string" calcext:value-type="string">
            <text:p>1,1̅ ₆</text:p>
          </table:table-cell>
          <table:table-cell/>
          <table:table-cell table:style-name="Base10GreyBackgroundLineTitle" office:value-type="string" calcext:value-type="string">
            <text:p>10 ₁₀</text:p>
          </table:table-cell>
          <table:table-cell table:style-name="Base06GreyBackgroundLineTitle" office:value-type="string" calcext:value-type="string">
            <text:p>14 ₆</text:p>
          </table:table-cell>
          <table:table-cell table:style-name="Base10First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,9̅0̅9̅ ̅0̅9̅0̅ ̅9̅0̅ ₁₀</text:p>
          </table:table-cell>
          <table:table-cell table:style-name="Base06GreyBackground" office:value-type="string" calcext:value-type="string">
            <text:p>0,5̅2̅4̅2̅ ̅1̅0̅3̅1̅ ̅3̅4̅ ₆</text:p>
          </table:table-cell>
          <table:table-cell table:style-name="Base10MiddleColumn" office:value-type="string" calcext:value-type="string">
            <text:p>0,83̅ ₁₀</text:p>
          </table:table-cell>
          <table:table-cell table:style-name="Base06" office:value-type="string" calcext:value-type="string">
            <text:p>0,5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1 ₁₀</text:p>
          </table:table-cell>
          <table:table-cell table:style-name="Base06LineTitle" office:value-type="string" calcext:value-type="string">
            <text:p>15 ₆</text:p>
          </table:table-cell>
          <table:table-cell table:style-name="Base10MiddleColumn" office:value-type="string" calcext:value-type="string">
            <text:p>0,9̅0̅9̅ ̅0̅9̅0̅ ̅9̅0̅ ₁₀</text:p>
          </table:table-cell>
          <table:table-cell table:style-name="Base06" office:value-type="string" calcext:value-type="string">
            <text:p>0,5̅2̅4̅2̅ ̅1̅0̅3̅1̅ ̅3̅4̅ ₆</text:p>
          </table:table-cell>
          <table:table-cell table:style-name="Base10GreyBackgroundMiddle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10MiddleColumn" office:value-type="string" calcext:value-type="string">
            <text:p>1,0̅9̅ ₁₀</text:p>
          </table:table-cell>
          <table:table-cell table:style-name="Base06" office:value-type="string" calcext:value-type="string">
            <text:p>1,0̅3̅1̅3̅ ̅4̅5̅2̅4̅ ̅2̅1̅ ₆</text:p>
          </table:table-cell>
          <table:table-cell/>
          <table:table-cell table:style-name="Base10LineTitle" office:value-type="string" calcext:value-type="string">
            <text:p>11 ₁₀</text:p>
          </table:table-cell>
          <table:table-cell table:style-name="Base06LineTitle" office:value-type="string" calcext:value-type="string">
            <text:p>15 ₆</text:p>
          </table:table-cell>
          <table:table-cell table:style-name="Base10GreyBackgroundFirstColumn" office:value-type="string" calcext:value-type="string">
            <text:p>1,1 ₁₀</text:p>
          </table:table-cell>
          <table:table-cell table:style-name="Base06GreyBackground" office:value-type="string" calcext:value-type="string">
            <text:p>1,03̅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,916̅ ₁₀</text:p>
          </table:table-cell>
          <table:table-cell table:style-name="Base06GreyBackground" office:value-type="string" calcext:value-type="string">
            <text:p>0,5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2 ₁₀</text:p>
          </table:table-cell>
          <table:table-cell table:style-name="Base06GreyBackgroundLineTitle" office:value-type="string" calcext:value-type="string">
            <text:p>20 ₆</text:p>
          </table:table-cell>
          <table:table-cell table:style-name="Base10GreyBackgroundMiddleColumn" office:value-type="string" calcext:value-type="string">
            <text:p>0,83̅ ₁₀</text:p>
          </table:table-cell>
          <table:table-cell table:style-name="Base06GreyBackground" office:value-type="string" calcext:value-type="string">
            <text:p>0,5 ₆</text:p>
          </table:table-cell>
          <table:table-cell table:style-name="Base10MiddleColumn" office:value-type="string" calcext:value-type="string">
            <text:p>0,916̅ ₁₀</text:p>
          </table:table-cell>
          <table:table-cell table:style-name="Base06" office:value-type="string" calcext:value-type="string">
            <text:p>0,53 ₆</text:p>
          </table:table-cell>
          <table:table-cell table:style-name="Base10GreyBackgroundMiddle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/>
          <table:table-cell table:style-name="Base10GreyBackgroundLineTitle" office:value-type="string" calcext:value-type="string">
            <text:p>12 ₁₀</text:p>
          </table:table-cell>
          <table:table-cell table:style-name="Base06GreyBackgroundLineTitle" office:value-type="string" calcext:value-type="string">
            <text:p>20 ₆</text:p>
          </table:table-cell>
          <table:table-cell table:style-name="Base10FirstColumn" office:value-type="string" calcext:value-type="string">
            <text:p>1,2 ₁₀</text:p>
          </table:table-cell>
          <table:table-cell table:style-name="Base06" office:value-type="string" calcext:value-type="string">
            <text:p>1,1̅ ₆</text:p>
          </table:table-cell>
          <table:table-cell table:style-name="Base10GreyBackgroundMiddleColumn" office:value-type="string" calcext:value-type="string">
            <text:p>1,0̅9̅ ₁₀</text:p>
          </table:table-cell>
          <table:table-cell table:style-name="Base06GreyBackground" office:value-type="string" calcext:value-type="string">
            <text:p>1,0̅3̅1̅3̅ ̅4̅5̅2̅4̅ ̅2̅1̅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3 ₁₀</text:p>
          </table:table-cell>
          <table:table-cell table:style-name="Base06LineTitle" office:value-type="string" calcext:value-type="string">
            <text:p>21 ₆</text:p>
          </table:table-cell>
          <table:table-cell table:style-name="Base10MiddleColumn" office:value-type="string" calcext:value-type="string">
            <text:p>0,7̅6̅9̅ ̅2̅3̅0̅ ̅7̅6̅9̅ ̅2̅3̅0̅ ̅7̅6̅9̅ ̅2̅3̅0̅ ₁₀</text:p>
          </table:table-cell>
          <table:table-cell table:style-name="Base06" office:value-type="string" calcext:value-type="string">
            <text:p>0,4̅3̅4̅0̅ ̅5̅3̅1̅2̅ ̅1̅5̅0̅2̅ ₆</text:p>
          </table:table-cell>
          <table:table-cell table:style-name="Base10GreyBackgroundMiddleColumn" office:value-type="string" calcext:value-type="string">
            <text:p>0,8̅4̅6̅ ̅1̅5̅3̅ ̅8̅4̅6̅ ̅1̅5̅3̅ ̅8̅4̅6̅ ̅1̅5̅3̅ ₁₀</text:p>
          </table:table-cell>
          <table:table-cell table:style-name="Base06GreyBackground" office:value-type="string" calcext:value-type="string">
            <text:p>0,5̅0̅2̅4̅ ̅3̅4̅0̅5̅ ̅3̅1̅2̅1̅ ₆</text:p>
          </table:table-cell>
          <table:table-cell table:style-name="Base10MiddleColumn" office:value-type="string" calcext:value-type="string">
            <text:p>0,9̅2̅3̅ ̅0̅7̅6̅ ̅9̅2̅3̅ ̅0̅7̅6̅ ̅9̅2̅3̅ ̅0̅7̅6̅ ₁₀</text:p>
          </table:table-cell>
          <table:table-cell table:style-name="Base06" office:value-type="string" calcext:value-type="string">
            <text:p>0,5̅3̅1̅2̅ ̅1̅5̅0̅2̅ ̅4̅3̅4̅0̅ ₆</text:p>
          </table:table-cell>
          <table:table-cell/>
          <table:table-cell table:style-name="Base10LineTitle" office:value-type="string" calcext:value-type="string">
            <text:p>13 ₁₀</text:p>
          </table:table-cell>
          <table:table-cell table:style-name="Base06LineTitle" office:value-type="string" calcext:value-type="string">
            <text:p>21 ₆</text:p>
          </table:table-cell>
          <table:table-cell table:style-name="Base10GreyBackgroundFirstColumn" office:value-type="string" calcext:value-type="string">
            <text:p>1,3 ₁₀</text:p>
          </table:table-cell>
          <table:table-cell table:style-name="Base06GreyBackground" office:value-type="string" calcext:value-type="string">
            <text:p>1,14̅ ₆</text:p>
          </table:table-cell>
          <table:table-cell table:style-name="Base10MiddleColumn" office:value-type="string" calcext:value-type="string">
            <text:p>1,1̅8̅ ₁₀</text:p>
          </table:table-cell>
          <table:table-cell table:style-name="Base06" office:value-type="string" calcext:value-type="string">
            <text:p>1,1̅0̅3̅1̅ ̅3̅4̅5̅2̅ ̅4̅2̅ ₆</text:p>
          </table:table-cell>
          <table:table-cell table:style-name="Base10GreyBackgroundMiddleColumn" office:value-type="string" calcext:value-type="string">
            <text:p>1,083̅ ₁₀</text:p>
          </table:table-cell>
          <table:table-cell table:style-name="Base06GreyBackground" office:value-type="string" calcext:value-type="string">
            <text:p>1,0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4 ₁₀</text:p>
          </table:table-cell>
          <table:table-cell table:style-name="Base06GreyBackgroundLineTitle" office:value-type="string" calcext:value-type="string">
            <text:p>22 ₆</text:p>
          </table:table-cell>
          <table:table-cell table:style-name="Base10GreyBackgroundMiddleColumn" office:value-type="string" calcext:value-type="string">
            <text:p>0,7̅1̅4̅ ̅2̅8̅5̅ ̅7̅1̅4̅ ̅2̅8̅5̅ ̅7̅1̅4̅ ̅2̅8̅5̅ ₁₀</text:p>
          </table:table-cell>
          <table:table-cell table:style-name="Base06GreyBackground" office:value-type="string" calcext:value-type="string">
            <text:p>0,4̅1̅ ₆</text:p>
          </table:table-cell>
          <table:table-cell table:style-name="Base10MiddleColumn" office:value-type="string" calcext:value-type="string">
            <text:p>0,78̅5̅7̅ ̅1̅4̅2̅ ₁₀</text:p>
          </table:table-cell>
          <table:table-cell table:style-name="Base06" office:value-type="string" calcext:value-type="string">
            <text:p>0,44̅1̅4̅1̅ ̅4̅1̅ ₆</text:p>
          </table:table-cell>
          <table:table-cell table:style-name="Base10GreyBackgroundMiddleColumn" office:value-type="string" calcext:value-type="string">
            <text:p>0,8̅5̅7̅ ̅1̅4̅2̅ ̅8̅5̅7̅ ̅1̅4̅2̅ ̅8̅5̅7̅ ̅1̅4̅2̅ ₁₀</text:p>
          </table:table-cell>
          <table:table-cell table:style-name="Base06GreyBackground" office:value-type="string" calcext:value-type="string">
            <text:p>0,5̅0̅ ₆</text:p>
          </table:table-cell>
          <table:table-cell/>
          <table:table-cell table:style-name="Base10GreyBackgroundLineTitle" office:value-type="string" calcext:value-type="string">
            <text:p>14 ₁₀</text:p>
          </table:table-cell>
          <table:table-cell table:style-name="Base06GreyBackgroundLineTitle" office:value-type="string" calcext:value-type="string">
            <text:p>22 ₆</text:p>
          </table:table-cell>
          <table:table-cell table:style-name="Base10FirstColumn" office:value-type="string" calcext:value-type="string">
            <text:p>1,4 ₁₀</text:p>
          </table:table-cell>
          <table:table-cell table:style-name="Base06" office:value-type="string" calcext:value-type="string">
            <text:p>1,2̅ ₆</text:p>
          </table:table-cell>
          <table:table-cell table:style-name="Base10GreyBackgroundMiddleColumn" office:value-type="string" calcext:value-type="string">
            <text:p>1,2̅7̅ ₁₀</text:p>
          </table:table-cell>
          <table:table-cell table:style-name="Base06GreyBackground" office:value-type="string" calcext:value-type="string">
            <text:p>1,1̅3̅4̅5̅ ̅2̅4̅2̅1̅ ̅0̅3̅ ₆</text:p>
          </table:table-cell>
          <table:table-cell table:style-name="Base10MiddleColumn" office:value-type="string" calcext:value-type="string">
            <text:p>1,16̅ ₁₀</text:p>
          </table:table-cell>
          <table:table-cell table:style-name="Base06" office:value-type="string" calcext:value-type="string">
            <text:p>1,1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5 ₁₀</text:p>
          </table:table-cell>
          <table:table-cell table:style-name="Base06LineTitle" office:value-type="string" calcext:value-type="string">
            <text:p>23 ₆</text:p>
          </table:table-cell>
          <table:table-cell table:style-name="Base10MiddleColumn" office:value-type="string" calcext:value-type="string">
            <text:p>0,6̅ ₁₀</text:p>
          </table:table-cell>
          <table:table-cell table:style-name="Base06" office:value-type="string" calcext:value-type="string">
            <text:p>0,4 ₆</text:p>
          </table:table-cell>
          <table:table-cell table:style-name="Base10GreyBackgroundMiddleColumn" office:value-type="string" calcext:value-type="string">
            <text:p>0,73̅ ₁₀</text:p>
          </table:table-cell>
          <table:table-cell table:style-name="Base06GreyBackground" office:value-type="string" calcext:value-type="string">
            <text:p>0,42̅ ₆</text:p>
          </table:table-cell>
          <table:table-cell table:style-name="Base10MiddleColumn" office:value-type="string" calcext:value-type="string">
            <text:p>0,8 ₁₀</text:p>
          </table:table-cell>
          <table:table-cell table:style-name="Base06" office:value-type="string" calcext:value-type="string">
            <text:p>0,4̅ ₆</text:p>
          </table:table-cell>
          <table:table-cell/>
          <table:table-cell table:style-name="Base10LineTitle" office:value-type="string" calcext:value-type="string">
            <text:p>15 ₁₀</text:p>
          </table:table-cell>
          <table:table-cell table:style-name="Base06LineTitle" office:value-type="string" calcext:value-type="string">
            <text:p>23 ₆</text:p>
          </table:table-cell>
          <table:table-cell table:style-name="Base10GreyBackgroundFirstColumn" office:value-type="string" calcext:value-type="string">
            <text:p>1,5 ₁₀</text:p>
          </table:table-cell>
          <table:table-cell table:style-name="Base06GreyBackground" office:value-type="string" calcext:value-type="string">
            <text:p>1,3 ₆</text:p>
          </table:table-cell>
          <table:table-cell table:style-name="Base10MiddleColumn" office:value-type="string" calcext:value-type="string">
            <text:p>1,3̅6̅ ₁₀</text:p>
          </table:table-cell>
          <table:table-cell table:style-name="Base06" office:value-type="string" calcext:value-type="string">
            <text:p>1,2̅1̅0̅3̅ ̅1̅3̅4̅5̅ ̅2̅4̅ ₆</text:p>
          </table:table-cell>
          <table:table-cell table:style-name="Base10GreyBackgroundMiddleColumn" office:value-type="string" calcext:value-type="string">
            <text:p>1,25 ₁₀</text:p>
          </table:table-cell>
          <table:table-cell table:style-name="Base06GreyBackground" office:value-type="string" calcext:value-type="string">
            <text:p>1,1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6 ₁₀</text:p>
          </table:table-cell>
          <table:table-cell table:style-name="Base06GreyBackgroundLineTitle" office:value-type="string" calcext:value-type="string">
            <text:p>24 ₆</text:p>
          </table:table-cell>
          <table:table-cell table:style-name="Base10GreyBackgroundMiddleColumn" office:value-type="string" calcext:value-type="string">
            <text:p>0,625 ₁₀</text:p>
          </table:table-cell>
          <table:table-cell table:style-name="Base06GreyBackground" office:value-type="string" calcext:value-type="string">
            <text:p>0,343 ₆</text:p>
          </table:table-cell>
          <table:table-cell table:style-name="Base10MiddleColumn" office:value-type="string" calcext:value-type="string">
            <text:p>0,6875 ₁₀</text:p>
          </table:table-cell>
          <table:table-cell table:style-name="Base06" office:value-type="string" calcext:value-type="string">
            <text:p>0,4043 ₆</text:p>
          </table:table-cell>
          <table:table-cell table:style-name="Base10GreyBackgroundMiddleColumn" office:value-type="string" calcext:value-type="string">
            <text:p>0,75 ₁₀</text:p>
          </table:table-cell>
          <table:table-cell table:style-name="Base06GreyBackground" office:value-type="string" calcext:value-type="string">
            <text:p>0,43 ₆</text:p>
          </table:table-cell>
          <table:table-cell/>
          <table:table-cell table:style-name="Base10GreyBackgroundLineTitle" office:value-type="string" calcext:value-type="string">
            <text:p>16 ₁₀</text:p>
          </table:table-cell>
          <table:table-cell table:style-name="Base06GreyBackgroundLineTitle" office:value-type="string" calcext:value-type="string">
            <text:p>24 ₆</text:p>
          </table:table-cell>
          <table:table-cell table:style-name="Base10FirstColumn" office:value-type="string" calcext:value-type="string">
            <text:p>1,6 ₁₀</text:p>
          </table:table-cell>
          <table:table-cell table:style-name="Base06" office:value-type="string" calcext:value-type="string">
            <text:p>1,3̅ ₆</text:p>
          </table:table-cell>
          <table:table-cell table:style-name="Base10GreyBackgroundMiddleColumn" office:value-type="string" calcext:value-type="string">
            <text:p>1,4̅5̅ ₁₀</text:p>
          </table:table-cell>
          <table:table-cell table:style-name="Base06GreyBackground" office:value-type="string" calcext:value-type="string">
            <text:p>1,2̅4̅2̅1̅ ̅0̅3̅1̅3̅ ̅4̅5̅ ₆</text:p>
          </table:table-cell>
          <table:table-cell table:style-name="Base10MiddleColumn" office:value-type="string" calcext:value-type="string">
            <text:p>1,3̅ ₁₀</text:p>
          </table:table-cell>
          <table:table-cell table:style-name="Base06" office:value-type="string" calcext:value-type="string">
            <text:p>1,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7 ₁₀</text:p>
          </table:table-cell>
          <table:table-cell table:style-name="Base06LineTitle" office:value-type="string" calcext:value-type="string">
            <text:p>25 ₆</text:p>
          </table:table-cell>
          <table:table-cell table:style-name="Base10MiddleColumn" office:value-type="string" calcext:value-type="string">
            <text:p>0,5̅8̅8̅ ̅2̅3̅5̅ ̅2̅9̅4̅ ̅1̅1̅7̅ ̅6̅4̅7̅ ̅0̅ ₁₀</text:p>
          </table:table-cell>
          <table:table-cell table:style-name="Base06" office:value-type="string" calcext:value-type="string">
            <text:p>0,3̅3̅1̅0̅ ̅2̅0̅4̅1̅ ̅2̅2̅4̅5̅ ̅3̅5̅1̅4̅ ₆</text:p>
          </table:table-cell>
          <table:table-cell table:style-name="Base10GreyBackgroundMiddleColumn" office:value-type="string" calcext:value-type="string">
            <text:p>0,6̅4̅7̅ ̅0̅5̅8̅ ̅8̅2̅3̅ ̅5̅2̅9̅ ̅4̅1̅1̅ ̅7̅ ₁₀</text:p>
          </table:table-cell>
          <table:table-cell table:style-name="Base06GreyBackground" office:value-type="string" calcext:value-type="string">
            <text:p>0,3̅5̅1̅4̅ ̅3̅3̅1̅0̅ ̅2̅0̅4̅1̅ ̅2̅2̅4̅5̅ ₆</text:p>
          </table:table-cell>
          <table:table-cell table:style-name="Base10MiddleColumn" office:value-type="string" calcext:value-type="string">
            <text:p>0,7̅0̅5̅ ̅8̅8̅2̅ ̅3̅5̅2̅ ̅9̅4̅1̅ ̅1̅7̅6̅ ̅4̅ ₁₀</text:p>
          </table:table-cell>
          <table:table-cell table:style-name="Base06" office:value-type="string" calcext:value-type="string">
            <text:p>0,4̅1̅2̅2̅ ̅4̅5̅3̅5̅ ̅1̅4̅3̅3̅ ̅1̅0̅2̅0̅ ₆</text:p>
          </table:table-cell>
          <table:table-cell/>
          <table:table-cell table:style-name="Base10LineTitle" office:value-type="string" calcext:value-type="string">
            <text:p>17 ₁₀</text:p>
          </table:table-cell>
          <table:table-cell table:style-name="Base06LineTitle" office:value-type="string" calcext:value-type="string">
            <text:p>25 ₆</text:p>
          </table:table-cell>
          <table:table-cell table:style-name="Base10GreyBackgroundFirstColumn" office:value-type="string" calcext:value-type="string">
            <text:p>1,7 ₁₀</text:p>
          </table:table-cell>
          <table:table-cell table:style-name="Base06GreyBackground" office:value-type="string" calcext:value-type="string">
            <text:p>1,41̅ ₆</text:p>
          </table:table-cell>
          <table:table-cell table:style-name="Base10MiddleColumn" office:value-type="string" calcext:value-type="string">
            <text:p>1,5̅4̅ ₁₀</text:p>
          </table:table-cell>
          <table:table-cell table:style-name="Base06" office:value-type="string" calcext:value-type="string">
            <text:p>1,3̅1̅3̅4̅ ̅5̅2̅4̅2̅ ̅1̅0̅ ₆</text:p>
          </table:table-cell>
          <table:table-cell table:style-name="Base10GreyBackgroundMiddleColumn" office:value-type="string" calcext:value-type="string">
            <text:p>1,416̅ ₁₀</text:p>
          </table:table-cell>
          <table:table-cell table:style-name="Base06GreyBackground" office:value-type="string" calcext:value-type="string">
            <text:p>1,2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8 ₁₀</text:p>
          </table:table-cell>
          <table:table-cell table:style-name="Base06GreyBackgroundLineTitle" office:value-type="string" calcext:value-type="string">
            <text:p>30 ₆</text:p>
          </table:table-cell>
          <table:table-cell table:style-name="Base10GreyBackgroundMiddleColumn" office:value-type="string" calcext:value-type="string">
            <text:p>0,5̅ ₁₀</text:p>
          </table:table-cell>
          <table:table-cell table:style-name="Base06GreyBackground" office:value-type="string" calcext:value-type="string">
            <text:p>0,32 ₆</text:p>
          </table:table-cell>
          <table:table-cell table:style-name="Base10MiddleColumn" office:value-type="string" calcext:value-type="string">
            <text:p>0,61̅ ₁₀</text:p>
          </table:table-cell>
          <table:table-cell table:style-name="Base06" office:value-type="string" calcext:value-type="string">
            <text:p>0,34 ₆</text:p>
          </table:table-cell>
          <table:table-cell table:style-name="Base10GreyBackgroundMiddleColumn" office:value-type="string" calcext:value-type="string">
            <text:p>0,6̅ ₁₀</text:p>
          </table:table-cell>
          <table:table-cell table:style-name="Base06GreyBackground" office:value-type="string" calcext:value-type="string">
            <text:p>0,4 ₆</text:p>
          </table:table-cell>
          <table:table-cell/>
          <table:table-cell table:style-name="Base10GreyBackgroundLineTitle" office:value-type="string" calcext:value-type="string">
            <text:p>18 ₁₀</text:p>
          </table:table-cell>
          <table:table-cell table:style-name="Base06GreyBackgroundLineTitle" office:value-type="string" calcext:value-type="string">
            <text:p>30 ₆</text:p>
          </table:table-cell>
          <table:table-cell table:style-name="Base10FirstColumn" office:value-type="string" calcext:value-type="string">
            <text:p>1,8 ₁₀</text:p>
          </table:table-cell>
          <table:table-cell table:style-name="Base06" office:value-type="string" calcext:value-type="string">
            <text:p>1,4̅ ₆</text:p>
          </table:table-cell>
          <table:table-cell table:style-name="Base10GreyBackgroundMiddleColumn" office:value-type="string" calcext:value-type="string">
            <text:p>1,6̅3̅ ₁₀</text:p>
          </table:table-cell>
          <table:table-cell table:style-name="Base06GreyBackground" office:value-type="string" calcext:value-type="string">
            <text:p>1,3̅4̅5̅2̅ ̅4̅2̅1̅0̅ ̅3̅1̅ ₆</text:p>
          </table:table-cell>
          <table:table-cell table:style-name="Base10MiddleColumn" office:value-type="string" calcext:value-type="string">
            <text:p>1,5 ₁₀</text:p>
          </table:table-cell>
          <table:table-cell table:style-name="Base06" office:value-type="string" calcext:value-type="string">
            <text:p>1,3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9 ₁₀</text:p>
          </table:table-cell>
          <table:table-cell table:style-name="Base06LineTitle" office:value-type="string" calcext:value-type="string">
            <text:p>31 ₆</text:p>
          </table:table-cell>
          <table:table-cell table:style-name="Base10MiddleColumn" office:value-type="string" calcext:value-type="string">
            <text:p>0,5̅2̅6̅ ̅3̅1̅5̅ ̅7̅8̅9̅ ̅4̅7̅3̅ ̅6̅8̅4̅ ̅2̅1̅0̅ ₁₀</text:p>
          </table:table-cell>
          <table:table-cell table:style-name="Base06" office:value-type="string" calcext:value-type="string">
            <text:p>0,3̅0̅5̅4̅ ̅0̅3̅4̅4̅ ̅2̅ ₆</text:p>
          </table:table-cell>
          <table:table-cell table:style-name="Base10GreyBackgroundMiddleColumn" office:value-type="string" calcext:value-type="string">
            <text:p>0,5̅7̅8̅ ̅9̅4̅7̅ ̅3̅6̅8̅ ̅4̅2̅1̅ ̅0̅5̅2̅ ̅6̅3̅1̅ ₁₀</text:p>
          </table:table-cell>
          <table:table-cell table:style-name="Base06GreyBackground" office:value-type="string" calcext:value-type="string">
            <text:p>0,3̅2̅5̅0̅ ̅1̅5̅2̅1̅ ̅1̅ ₆</text:p>
          </table:table-cell>
          <table:table-cell table:style-name="Base10MiddleColumn" office:value-type="string" calcext:value-type="string">
            <text:p>0,6̅3̅1̅ ̅5̅7̅8̅ ̅9̅4̅7̅ ̅3̅6̅8̅ ̅4̅2̅1̅ ̅0̅5̅2̅ ₁₀</text:p>
          </table:table-cell>
          <table:table-cell table:style-name="Base06" office:value-type="string" calcext:value-type="string">
            <text:p>0,3̅4̅4̅2̅ ̅3̅0̅5̅4̅ ̅0̅ ₆</text:p>
          </table:table-cell>
          <table:table-cell/>
          <table:table-cell table:style-name="Base10LineTitle" office:value-type="string" calcext:value-type="string">
            <text:p>19 ₁₀</text:p>
          </table:table-cell>
          <table:table-cell table:style-name="Base06LineTitle" office:value-type="string" calcext:value-type="string">
            <text:p>31 ₆</text:p>
          </table:table-cell>
          <table:table-cell table:style-name="Base10GreyBackgroundFirstColumn" office:value-type="string" calcext:value-type="string">
            <text:p>1,9 ₁₀</text:p>
          </table:table-cell>
          <table:table-cell table:style-name="Base06GreyBackground" office:value-type="string" calcext:value-type="string">
            <text:p>1,52̅ ₆</text:p>
          </table:table-cell>
          <table:table-cell table:style-name="Base10MiddleColumn" office:value-type="string" calcext:value-type="string">
            <text:p>1,7̅2̅ ₁₀</text:p>
          </table:table-cell>
          <table:table-cell table:style-name="Base06" office:value-type="string" calcext:value-type="string">
            <text:p>1,4̅2̅1̅0̅ ̅3̅1̅3̅4̅ ̅5̅2̅ ₆</text:p>
          </table:table-cell>
          <table:table-cell table:style-name="Base10GreyBackgroundMiddleColumn" office:value-type="string" calcext:value-type="string">
            <text:p>1,583̅ ₁₀</text:p>
          </table:table-cell>
          <table:table-cell table:style-name="Base06GreyBackground" office:value-type="string" calcext:value-type="string">
            <text:p>1,3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0 ₁₀</text:p>
          </table:table-cell>
          <table:table-cell table:style-name="Base06GreyBackgroundLineTitle" office:value-type="string" calcext:value-type="string">
            <text:p>32 ₆</text:p>
          </table:table-cell>
          <table:table-cell table:style-name="Base10GreyBackgroundMiddleColumn" office:value-type="string" calcext:value-type="string">
            <text:p>0,5 ₁₀</text:p>
          </table:table-cell>
          <table:table-cell table:style-name="Base06GreyBackground" office:value-type="string" calcext:value-type="string">
            <text:p>0,3 ₆</text:p>
          </table:table-cell>
          <table:table-cell table:style-name="Base10MiddleColumn" office:value-type="string" calcext:value-type="string">
            <text:p>0,55 ₁₀</text:p>
          </table:table-cell>
          <table:table-cell table:style-name="Base06" office:value-type="string" calcext:value-type="string">
            <text:p>0,314̅ ₆</text:p>
          </table:table-cell>
          <table:table-cell table:style-name="Base10GreyBackgroundMiddleColumn" office:value-type="string" calcext:value-type="string">
            <text:p>0,6 ₁₀</text:p>
          </table:table-cell>
          <table:table-cell table:style-name="Base06GreyBackground" office:value-type="string" calcext:value-type="string">
            <text:p>0,3̅ ₆</text:p>
          </table:table-cell>
          <table:table-cell/>
          <table:table-cell table:style-name="Base10GreyBackgroundLineTitle" office:value-type="string" calcext:value-type="string">
            <text:p>20 ₁₀</text:p>
          </table:table-cell>
          <table:table-cell table:style-name="Base06GreyBackgroundLineTitle" office:value-type="string" calcext:value-type="string">
            <text:p>32 ₆</text:p>
          </table:table-cell>
          <table:table-cell table:style-name="Base10FirstColumn" office:value-type="string" calcext:value-type="string">
            <text:p>2 ₁₀</text:p>
          </table:table-cell>
          <table:table-cell table:style-name="Base06" office:value-type="string" calcext:value-type="string">
            <text:p>2 ₆</text:p>
          </table:table-cell>
          <table:table-cell table:style-name="Base10GreyBackgroundMiddleColumn" office:value-type="string" calcext:value-type="string">
            <text:p>1,8̅1̅ ₁₀</text:p>
          </table:table-cell>
          <table:table-cell table:style-name="Base06GreyBackground" office:value-type="string" calcext:value-type="string">
            <text:p>1,4̅5̅2̅4̅ ̅2̅1̅0̅3̅ ̅1̅3̅ ₆</text:p>
          </table:table-cell>
          <table:table-cell table:style-name="Base10MiddleColumn" office:value-type="string" calcext:value-type="string">
            <text:p>1,6̅ ₁₀</text:p>
          </table:table-cell>
          <table:table-cell table:style-name="Base06" office:value-type="string" calcext:value-type="string">
            <text:p>1,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1 ₁₀</text:p>
          </table:table-cell>
          <table:table-cell table:style-name="Base06LineTitle" office:value-type="string" calcext:value-type="string">
            <text:p>33 ₆</text:p>
          </table:table-cell>
          <table:table-cell table:style-name="Base10MiddleColumn" office:value-type="string" calcext:value-type="string">
            <text:p>0,4̅7̅6̅ ̅1̅9̅0̅ ₁₀</text:p>
          </table:table-cell>
          <table:table-cell table:style-name="Base06" office:value-type="string" calcext:value-type="string">
            <text:p>0,25̅0̅5̅0̅ ̅5̅0̅ ₆</text:p>
          </table:table-cell>
          <table:table-cell table:style-name="Base10GreyBackgroundMiddleColumn" office:value-type="string" calcext:value-type="string">
            <text:p>0,5̅2̅3̅ ̅8̅0̅9̅ ̅5̅2̅3̅ ̅8̅0̅9̅ ̅5̅2̅3̅ ̅8̅0̅9̅ ₁₀</text:p>
          </table:table-cell>
          <table:table-cell table:style-name="Base06GreyBackground" office:value-type="string" calcext:value-type="string">
            <text:p>0,30̅5̅ ₆</text:p>
          </table:table-cell>
          <table:table-cell table:style-name="Base10MiddleColumn" office:value-type="string" calcext:value-type="string">
            <text:p>0,5̅7̅1̅ ̅4̅2̅8̅ ̅5̅7̅1̅ ̅4̅2̅8̅ ̅5̅7̅1̅ ̅4̅2̅8̅ ₁₀</text:p>
          </table:table-cell>
          <table:table-cell table:style-name="Base06" office:value-type="string" calcext:value-type="string">
            <text:p>0,3̅2̅ ₆</text:p>
          </table:table-cell>
          <table:table-cell/>
          <table:table-cell table:style-name="Base10LineTitle" office:value-type="string" calcext:value-type="string">
            <text:p>21 ₁₀</text:p>
          </table:table-cell>
          <table:table-cell table:style-name="Base06LineTitle" office:value-type="string" calcext:value-type="string">
            <text:p>33 ₆</text:p>
          </table:table-cell>
          <table:table-cell table:style-name="Base10GreyBackgroundFirstColumn" office:value-type="string" calcext:value-type="string">
            <text:p>2,1 ₁₀</text:p>
          </table:table-cell>
          <table:table-cell table:style-name="Base06GreyBackground" office:value-type="string" calcext:value-type="string">
            <text:p>2,03̅ ₆</text:p>
          </table:table-cell>
          <table:table-cell table:style-name="Base10MiddleColumn" office:value-type="string" calcext:value-type="string">
            <text:p>1,9̅0̅ ₁₀</text:p>
          </table:table-cell>
          <table:table-cell table:style-name="Base06" office:value-type="string" calcext:value-type="string">
            <text:p>1,5̅2̅4̅2̅ ̅1̅0̅3̅1̅ ̅3̅4̅ ₆</text:p>
          </table:table-cell>
          <table:table-cell table:style-name="Base10GreyBackgroundMiddleColumn" office:value-type="string" calcext:value-type="string">
            <text:p>1,75 ₁₀</text:p>
          </table:table-cell>
          <table:table-cell table:style-name="Base06GreyBackground" office:value-type="string" calcext:value-type="string">
            <text:p>1,4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2 ₁₀</text:p>
          </table:table-cell>
          <table:table-cell table:style-name="Base06GreyBackgroundLineTitle" office:value-type="string" calcext:value-type="string">
            <text:p>34 ₆</text:p>
          </table:table-cell>
          <table:table-cell table:style-name="Base10GreyBackgroundMiddleColumn" office:value-type="string" calcext:value-type="string">
            <text:p>0,4̅5̅ ₁₀</text:p>
          </table:table-cell>
          <table:table-cell table:style-name="Base06GreyBackground" office:value-type="string" calcext:value-type="string">
            <text:p>0,2̅4̅2̅1̅ ̅0̅3̅1̅3̅ ̅4̅5̅ ₆</text:p>
          </table:table-cell>
          <table:table-cell table:style-name="Base10MiddleColumn" office:value-type="string" calcext:value-type="string">
            <text:p>0,5 ₁₀</text:p>
          </table:table-cell>
          <table:table-cell table:style-name="Base06" office:value-type="string" calcext:value-type="string">
            <text:p>0,3 ₆</text:p>
          </table:table-cell>
          <table:table-cell table:style-name="Base10GreyBackgroundMiddleColumn" office:value-type="string" calcext:value-type="string">
            <text:p>0,5̅4̅5̅ ̅4̅5̅4̅ ̅5̅4̅ ₁₀</text:p>
          </table:table-cell>
          <table:table-cell table:style-name="Base06GreyBackground" office:value-type="string" calcext:value-type="string">
            <text:p>0,3̅1̅3̅4̅ ̅5̅2̅4̅2̅ ̅1̅0̅ ₆</text:p>
          </table:table-cell>
          <table:table-cell/>
          <table:table-cell table:style-name="Base10GreyBackgroundLineTitle" office:value-type="string" calcext:value-type="string">
            <text:p>22 ₁₀</text:p>
          </table:table-cell>
          <table:table-cell table:style-name="Base06GreyBackgroundLineTitle" office:value-type="string" calcext:value-type="string">
            <text:p>34 ₆</text:p>
          </table:table-cell>
          <table:table-cell table:style-name="Base10FirstColumn" office:value-type="string" calcext:value-type="string">
            <text:p>2,2 ₁₀</text:p>
          </table:table-cell>
          <table:table-cell table:style-name="Base06" office:value-type="string" calcext:value-type="string">
            <text:p>2,1̅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,83̅ ₁₀</text:p>
          </table:table-cell>
          <table:table-cell table:style-name="Base06" office:value-type="string" calcext:value-type="string">
            <text:p>1,5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3 ₁₀</text:p>
          </table:table-cell>
          <table:table-cell table:style-name="Base06LineTitle" office:value-type="string" calcext:value-type="string">
            <text:p>35 ₆</text:p>
          </table:table-cell>
          <table:table-cell table:style-name="Base10MiddleColumn" office:value-type="string" calcext:value-type="string">
            <text:p>0,4̅3̅4̅ ̅7̅8̅2̅ ̅6̅0̅8̅ ̅6̅9̅5̅ ̅6̅5̅2̅ ̅1̅7̅3̅ ̅9̅1̅3̅ ̅0̅ ₁₀</text:p>
          </table:table-cell>
          <table:table-cell table:style-name="Base06" office:value-type="string" calcext:value-type="string">
            <text:p>0,2̅3̅3̅5̅ ̅2̅5̅1̅1̅ ̅4̅5̅4̅ ₆</text:p>
          </table:table-cell>
          <table:table-cell table:style-name="Base10GreyBackgroundMiddleColumn" office:value-type="string" calcext:value-type="string">
            <text:p>0,4̅7̅8̅ ̅2̅6̅0̅ ̅8̅6̅9̅ ̅5̅6̅5̅ ̅2̅1̅7̅ ̅3̅9̅1̅ ̅3̅0̅4̅ ̅3̅ ₁₀</text:p>
          </table:table-cell>
          <table:table-cell table:style-name="Base06GreyBackground" office:value-type="string" calcext:value-type="string">
            <text:p>0,2̅5̅1̅1̅ ̅4̅5̅4̅2̅ ̅3̅3̅5̅ ₆</text:p>
          </table:table-cell>
          <table:table-cell table:style-name="Base10MiddleColumn" office:value-type="string" calcext:value-type="string">
            <text:p>0,5̅2̅1̅ ̅7̅3̅9̅ ̅1̅3̅0̅ ̅4̅3̅4̅ ̅7̅8̅2̅ ̅6̅0̅8̅ ̅6̅9̅5̅ ̅6̅ ₁₀</text:p>
          </table:table-cell>
          <table:table-cell table:style-name="Base06" office:value-type="string" calcext:value-type="string">
            <text:p>0,3̅0̅4̅4̅ ̅1̅0̅1̅3̅ ̅2̅2̅0̅ ₆</text:p>
          </table:table-cell>
          <table:table-cell/>
          <table:table-cell table:style-name="Base10LineTitle" office:value-type="string" calcext:value-type="string">
            <text:p>23 ₁₀</text:p>
          </table:table-cell>
          <table:table-cell table:style-name="Base06LineTitle" office:value-type="string" calcext:value-type="string">
            <text:p>35 ₆</text:p>
          </table:table-cell>
          <table:table-cell table:style-name="Base10GreyBackgroundFirstColumn" office:value-type="string" calcext:value-type="string">
            <text:p>2,3 ₁₀</text:p>
          </table:table-cell>
          <table:table-cell table:style-name="Base06GreyBackground" office:value-type="string" calcext:value-type="string">
            <text:p>2,14̅ ₆</text:p>
          </table:table-cell>
          <table:table-cell table:style-name="Base10MiddleColumn" office:value-type="string" calcext:value-type="string">
            <text:p>2,0̅9̅ ₁₀</text:p>
          </table:table-cell>
          <table:table-cell table:style-name="Base06" office:value-type="string" calcext:value-type="string">
            <text:p>2,0̅3̅1̅3̅ ̅4̅5̅2̅4̅ ̅2̅1̅ ₆</text:p>
          </table:table-cell>
          <table:table-cell table:style-name="Base10GreyBackgroundMiddleColumn" office:value-type="string" calcext:value-type="string">
            <text:p>1,916̅ ₁₀</text:p>
          </table:table-cell>
          <table:table-cell table:style-name="Base06GreyBackground" office:value-type="string" calcext:value-type="string">
            <text:p>1,5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4 ₁₀</text:p>
          </table:table-cell>
          <table:table-cell table:style-name="Base06GreyBackgroundLineTitle" office:value-type="string" calcext:value-type="string">
            <text:p>40 ₆</text:p>
          </table:table-cell>
          <table:table-cell table:style-name="Base10GreyBackgroundMiddleColumn" office:value-type="string" calcext:value-type="string">
            <text:p>0,416̅ ₁₀</text:p>
          </table:table-cell>
          <table:table-cell table:style-name="Base06GreyBackground" office:value-type="string" calcext:value-type="string">
            <text:p>0,23 ₆</text:p>
          </table:table-cell>
          <table:table-cell table:style-name="Base10MiddleColumn" office:value-type="string" calcext:value-type="string">
            <text:p>0,4583̅ ₁₀</text:p>
          </table:table-cell>
          <table:table-cell table:style-name="Base06" office:value-type="string" calcext:value-type="string">
            <text:p>0,243 ₆</text:p>
          </table:table-cell>
          <table:table-cell table:style-name="Base10GreyBackgroundMiddleColumn" office:value-type="string" calcext:value-type="string">
            <text:p>0,5 ₁₀</text:p>
          </table:table-cell>
          <table:table-cell table:style-name="Base06GreyBackground" office:value-type="string" calcext:value-type="string">
            <text:p>0,3 ₆</text:p>
          </table:table-cell>
          <table:table-cell/>
          <table:table-cell table:style-name="Base10GreyBackgroundLineTitle" office:value-type="string" calcext:value-type="string">
            <text:p>24 ₁₀</text:p>
          </table:table-cell>
          <table:table-cell table:style-name="Base06GreyBackgroundLineTitle" office:value-type="string" calcext:value-type="string">
            <text:p>40 ₆</text:p>
          </table:table-cell>
          <table:table-cell table:style-name="Base10FirstColumn" office:value-type="string" calcext:value-type="string">
            <text:p>2,4 ₁₀</text:p>
          </table:table-cell>
          <table:table-cell table:style-name="Base06" office:value-type="string" calcext:value-type="string">
            <text:p>2,2̅ ₆</text:p>
          </table:table-cell>
          <table:table-cell table:style-name="Base10GreyBackgroundMiddleColumn" office:value-type="string" calcext:value-type="string">
            <text:p>2,1̅8̅ ₁₀</text:p>
          </table:table-cell>
          <table:table-cell table:style-name="Base06GreyBackground" office:value-type="string" calcext:value-type="string">
            <text:p>2,1̅0̅3̅1̅ ̅3̅4̅5̅2̅ ̅4̅2̅ ₆</text:p>
          </table:table-cell>
          <table:table-cell table:style-name="Base10MiddleColumn" office:value-type="string" calcext:value-type="string">
            <text:p>2 ₁₀</text:p>
          </table:table-cell>
          <table:table-cell table:style-name="Base06" office:value-type="string" calcext:value-type="string">
            <text:p>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5 ₁₀</text:p>
          </table:table-cell>
          <table:table-cell table:style-name="Base06LineTitle" office:value-type="string" calcext:value-type="string">
            <text:p>41 ₆</text:p>
          </table:table-cell>
          <table:table-cell table:style-name="Base10MiddleColumn" office:value-type="string" calcext:value-type="string">
            <text:p>0,4 ₁₀</text:p>
          </table:table-cell>
          <table:table-cell table:style-name="Base06" office:value-type="string" calcext:value-type="string">
            <text:p>0,2̅ ₆</text:p>
          </table:table-cell>
          <table:table-cell table:style-name="Base10GreyBackgroundMiddleColumn" office:value-type="string" calcext:value-type="string">
            <text:p>0,44 ₁₀</text:p>
          </table:table-cell>
          <table:table-cell table:style-name="Base06GreyBackground" office:value-type="string" calcext:value-type="string">
            <text:p>0,2̅3̅5̅0̅ ̅1̅ ₆</text:p>
          </table:table-cell>
          <table:table-cell table:style-name="Base10MiddleColumn" office:value-type="string" calcext:value-type="string">
            <text:p>0,48 ₁₀</text:p>
          </table:table-cell>
          <table:table-cell table:style-name="Base06" office:value-type="string" calcext:value-type="string">
            <text:p>0,2̅5̅1̅4̅ ̅0̅ ₆</text:p>
          </table:table-cell>
          <table:table-cell/>
          <table:table-cell table:style-name="Base10LineTitle" office:value-type="string" calcext:value-type="string">
            <text:p>25 ₁₀</text:p>
          </table:table-cell>
          <table:table-cell table:style-name="Base06LineTitle" office:value-type="string" calcext:value-type="string">
            <text:p>41 ₆</text:p>
          </table:table-cell>
          <table:table-cell table:style-name="Base10GreyBackgroundFirstColumn" office:value-type="string" calcext:value-type="string">
            <text:p>2,5 ₁₀</text:p>
          </table:table-cell>
          <table:table-cell table:style-name="Base06GreyBackground" office:value-type="string" calcext:value-type="string">
            <text:p>2,3 ₆</text:p>
          </table:table-cell>
          <table:table-cell table:style-name="Base10MiddleColumn" office:value-type="string" calcext:value-type="string">
            <text:p>2,2̅7̅ ₁₀</text:p>
          </table:table-cell>
          <table:table-cell table:style-name="Base06" office:value-type="string" calcext:value-type="string">
            <text:p>2,1̅3̅4̅5̅ ̅2̅4̅2̅1̅ ̅0̅3̅ ₆</text:p>
          </table:table-cell>
          <table:table-cell table:style-name="Base10GreyBackgroundMiddleColumn" office:value-type="string" calcext:value-type="string">
            <text:p>2,083̅ ₁₀</text:p>
          </table:table-cell>
          <table:table-cell table:style-name="Base06GreyBackground" office:value-type="string" calcext:value-type="string">
            <text:p>2,0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6 ₁₀</text:p>
          </table:table-cell>
          <table:table-cell table:style-name="Base06GreyBackgroundLineTitle" office:value-type="string" calcext:value-type="string">
            <text:p>42 ₆</text:p>
          </table:table-cell>
          <table:table-cell table:style-name="Base10GreyBackgroundMiddleColumn" office:value-type="string" calcext:value-type="string">
            <text:p>0,3̅8̅4̅ ̅6̅1̅5̅ ₁₀</text:p>
          </table:table-cell>
          <table:table-cell table:style-name="Base06GreyBackground" office:value-type="string" calcext:value-type="string">
            <text:p>0,2̅1̅5̅0̅ ̅2̅4̅3̅4̅ ̅0̅5̅3̅1̅ ₆</text:p>
          </table:table-cell>
          <table:table-cell table:style-name="Base10MiddleColumn" office:value-type="string" calcext:value-type="string">
            <text:p>0,42̅3̅0̅ ̅7̅6̅9̅ ₁₀</text:p>
          </table:table-cell>
          <table:table-cell table:style-name="Base06" office:value-type="string" calcext:value-type="string">
            <text:p>0,23̅1̅2̅1̅ ̅5̅0̅2̅4̅ ̅3̅4̅0̅5̅ ₆</text:p>
          </table:table-cell>
          <table:table-cell table:style-name="Base10GreyBackgroundMiddleColumn" office:value-type="string" calcext:value-type="string">
            <text:p>0,4̅6̅1̅ ̅5̅3̅8̅ ₁₀</text:p>
          </table:table-cell>
          <table:table-cell table:style-name="Base06GreyBackground" office:value-type="string" calcext:value-type="string">
            <text:p>0,2̅4̅3̅4̅ ̅0̅5̅3̅1̅ ̅2̅1̅5̅0̅ ₆</text:p>
          </table:table-cell>
          <table:table-cell/>
          <table:table-cell table:style-name="Base10GreyBackgroundLineTitle" office:value-type="string" calcext:value-type="string">
            <text:p>26 ₁₀</text:p>
          </table:table-cell>
          <table:table-cell table:style-name="Base06GreyBackgroundLineTitle" office:value-type="string" calcext:value-type="string">
            <text:p>42 ₆</text:p>
          </table:table-cell>
          <table:table-cell table:style-name="Base10FirstColumn" office:value-type="string" calcext:value-type="string">
            <text:p>2,6 ₁₀</text:p>
          </table:table-cell>
          <table:table-cell table:style-name="Base06" office:value-type="string" calcext:value-type="string">
            <text:p>2,3̅ ₆</text:p>
          </table:table-cell>
          <table:table-cell table:style-name="Base10GreyBackgroundMiddleColumn" office:value-type="string" calcext:value-type="string">
            <text:p>2,3̅6̅ ₁₀</text:p>
          </table:table-cell>
          <table:table-cell table:style-name="Base06GreyBackground" office:value-type="string" calcext:value-type="string">
            <text:p>2,2̅1̅0̅3̅ ̅1̅3̅4̅5̅ ̅2̅4̅ ₆</text:p>
          </table:table-cell>
          <table:table-cell table:style-name="Base10MiddleColumn" office:value-type="string" calcext:value-type="string">
            <text:p>2,16̅ ₁₀</text:p>
          </table:table-cell>
          <table:table-cell table:style-name="Base06" office:value-type="string" calcext:value-type="string">
            <text:p>2,1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7 ₁₀</text:p>
          </table:table-cell>
          <table:table-cell table:style-name="Base06LineTitle" office:value-type="string" calcext:value-type="string">
            <text:p>43 ₆</text:p>
          </table:table-cell>
          <table:table-cell table:style-name="Base10MiddleColumn" office:value-type="string" calcext:value-type="string">
            <text:p>0,3̅7̅0̅ ₁₀</text:p>
          </table:table-cell>
          <table:table-cell table:style-name="Base06" office:value-type="string" calcext:value-type="string">
            <text:p>0,212 ₆</text:p>
          </table:table-cell>
          <table:table-cell table:style-name="Base10GreyBackgroundMiddleColumn" office:value-type="string" calcext:value-type="string">
            <text:p>0,4̅0̅7̅ ₁₀</text:p>
          </table:table-cell>
          <table:table-cell table:style-name="Base06GreyBackground" office:value-type="string" calcext:value-type="string">
            <text:p>0,224 ₆</text:p>
          </table:table-cell>
          <table:table-cell table:style-name="Base10MiddleColumn" office:value-type="string" calcext:value-type="string">
            <text:p>0,4̅ ₁₀</text:p>
          </table:table-cell>
          <table:table-cell table:style-name="Base06" office:value-type="string" calcext:value-type="string">
            <text:p>0,24 ₆</text:p>
          </table:table-cell>
          <table:table-cell/>
          <table:table-cell table:style-name="Base10LineTitle" office:value-type="string" calcext:value-type="string">
            <text:p>27 ₁₀</text:p>
          </table:table-cell>
          <table:table-cell table:style-name="Base06LineTitle" office:value-type="string" calcext:value-type="string">
            <text:p>43 ₆</text:p>
          </table:table-cell>
          <table:table-cell table:style-name="Base10GreyBackgroundFirstColumn" office:value-type="string" calcext:value-type="string">
            <text:p>2,7 ₁₀</text:p>
          </table:table-cell>
          <table:table-cell table:style-name="Base06GreyBackground" office:value-type="string" calcext:value-type="string">
            <text:p>2,41̅ ₆</text:p>
          </table:table-cell>
          <table:table-cell table:style-name="Base10MiddleColumn" office:value-type="string" calcext:value-type="string">
            <text:p>2,4̅5̅ ₁₀</text:p>
          </table:table-cell>
          <table:table-cell table:style-name="Base06" office:value-type="string" calcext:value-type="string">
            <text:p>2,2̅4̅2̅1̅ ̅0̅3̅1̅3̅ ̅4̅5̅ ₆</text:p>
          </table:table-cell>
          <table:table-cell table:style-name="Base10GreyBackgroundMiddleColumn" office:value-type="string" calcext:value-type="string">
            <text:p>2,25 ₁₀</text:p>
          </table:table-cell>
          <table:table-cell table:style-name="Base06GreyBackground" office:value-type="string" calcext:value-type="string">
            <text:p>2,1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8 ₁₀</text:p>
          </table:table-cell>
          <table:table-cell table:style-name="Base06GreyBackgroundLineTitle" office:value-type="string" calcext:value-type="string">
            <text:p>44 ₆</text:p>
          </table:table-cell>
          <table:table-cell table:style-name="Base10GreyBackgroundMiddleColumn" office:value-type="string" calcext:value-type="string">
            <text:p>0,35̅7̅1̅ ̅4̅2̅8̅ ₁₀</text:p>
          </table:table-cell>
          <table:table-cell table:style-name="Base06GreyBackground" office:value-type="string" calcext:value-type="string">
            <text:p>0,20̅5̅ ₆</text:p>
          </table:table-cell>
          <table:table-cell table:style-name="Base10MiddleColumn" office:value-type="string" calcext:value-type="string">
            <text:p>0,392̅8̅5̅ ̅7̅1̅4̅ ₁₀</text:p>
          </table:table-cell>
          <table:table-cell table:style-name="Base06" office:value-type="string" calcext:value-type="string">
            <text:p>0,220̅5̅ ₆</text:p>
          </table:table-cell>
          <table:table-cell table:style-name="Base10GreyBackgroundMiddleColumn" office:value-type="string" calcext:value-type="string">
            <text:p>0,4̅2̅8̅ ̅5̅7̅1̅ ₁₀</text:p>
          </table:table-cell>
          <table:table-cell table:style-name="Base06GreyBackground" office:value-type="string" calcext:value-type="string">
            <text:p>0,2̅3̅ ₆</text:p>
          </table:table-cell>
          <table:table-cell/>
          <table:table-cell table:style-name="Base10GreyBackgroundLineTitle" office:value-type="string" calcext:value-type="string">
            <text:p>28 ₁₀</text:p>
          </table:table-cell>
          <table:table-cell table:style-name="Base06GreyBackgroundLineTitle" office:value-type="string" calcext:value-type="string">
            <text:p>44 ₆</text:p>
          </table:table-cell>
          <table:table-cell table:style-name="Base10FirstColumn" office:value-type="string" calcext:value-type="string">
            <text:p>2,8 ₁₀</text:p>
          </table:table-cell>
          <table:table-cell table:style-name="Base06" office:value-type="string" calcext:value-type="string">
            <text:p>2,4̅ ₆</text:p>
          </table:table-cell>
          <table:table-cell table:style-name="Base10GreyBackgroundMiddleColumn" office:value-type="string" calcext:value-type="string">
            <text:p>2,5̅4̅ ₁₀</text:p>
          </table:table-cell>
          <table:table-cell table:style-name="Base06GreyBackground" office:value-type="string" calcext:value-type="string">
            <text:p>2,3̅1̅3̅4̅ ̅5̅2̅4̅2̅ ̅1̅0̅ ₆</text:p>
          </table:table-cell>
          <table:table-cell table:style-name="Base10MiddleColumn" office:value-type="string" calcext:value-type="string">
            <text:p>2,3̅ ₁₀</text:p>
          </table:table-cell>
          <table:table-cell table:style-name="Base06" office:value-type="string" calcext:value-type="string">
            <text:p>2,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9 ₁₀</text:p>
          </table:table-cell>
          <table:table-cell table:style-name="Base06LineTitle" office:value-type="string" calcext:value-type="string">
            <text:p>45 ₆</text:p>
          </table:table-cell>
          <table:table-cell table:style-name="Base10MiddleColumn" office:value-type="string" calcext:value-type="string">
            <text:p>0,3̅4̅4̅ ̅8̅2̅7̅ ̅5̅8̅6̅ ̅2̅0̅6̅ ̅8̅9̅6̅ ̅5̅5̅1̅ ̅7̅2̅4̅ ̅1̅3̅7̅ ̅9̅3̅1̅ ̅0̅ ₁₀</text:p>
          </table:table-cell>
          <table:table-cell table:style-name="Base06" office:value-type="string" calcext:value-type="string">
            <text:p>0,2̅0̅2̅2̅ ̅5̅2̅1̅3̅ ̅5̅3̅3̅0̅ ̅3̅4̅ ₆</text:p>
          </table:table-cell>
          <table:table-cell table:style-name="Base10GreyBackgroundMiddleColumn" office:value-type="string" calcext:value-type="string">
            <text:p>0,3̅7̅9̅ ̅3̅1̅0̅ ̅3̅4̅4̅ ̅8̅2̅7̅ ̅5̅8̅6̅ ̅2̅0̅6̅ ̅8̅9̅6̅ ̅5̅5̅1̅ ̅7̅2̅4̅ ̅1̅ ₁₀</text:p>
          </table:table-cell>
          <table:table-cell table:style-name="Base06GreyBackground" office:value-type="string" calcext:value-type="string">
            <text:p>0,2̅1̅3̅5̅ ̅3̅3̅0̅3̅ ̅4̅2̅0̅2̅ ̅2̅5̅ ₆</text:p>
          </table:table-cell>
          <table:table-cell table:style-name="Base10MiddleColumn" office:value-type="string" calcext:value-type="string">
            <text:p>0,4̅1̅3̅ ̅7̅9̅3̅ ̅1̅0̅3̅ ̅4̅4̅8̅ ̅2̅7̅5̅ ̅8̅6̅2̅ ̅0̅6̅8̅ ̅9̅6̅5̅ ̅5̅1̅7̅ ̅2̅ ₁₀</text:p>
          </table:table-cell>
          <table:table-cell table:style-name="Base06" office:value-type="string" calcext:value-type="string">
            <text:p>0,2̅2̅5̅2̅ ̅1̅3̅5̅3̅ ̅3̅0̅3̅4̅ ̅2̅0̅ ₆</text:p>
          </table:table-cell>
          <table:table-cell/>
          <table:table-cell table:style-name="Base10LineTitle" office:value-type="string" calcext:value-type="string">
            <text:p>29 ₁₀</text:p>
          </table:table-cell>
          <table:table-cell table:style-name="Base06LineTitle" office:value-type="string" calcext:value-type="string">
            <text:p>45 ₆</text:p>
          </table:table-cell>
          <table:table-cell table:style-name="Base10GreyBackgroundFirstColumn" office:value-type="string" calcext:value-type="string">
            <text:p>2,9 ₁₀</text:p>
          </table:table-cell>
          <table:table-cell table:style-name="Base06GreyBackground" office:value-type="string" calcext:value-type="string">
            <text:p>2,52̅ ₆</text:p>
          </table:table-cell>
          <table:table-cell table:style-name="Base10MiddleColumn" office:value-type="string" calcext:value-type="string">
            <text:p>2,6̅3̅ ₁₀</text:p>
          </table:table-cell>
          <table:table-cell table:style-name="Base06" office:value-type="string" calcext:value-type="string">
            <text:p>2,3̅4̅5̅2̅ ̅4̅2̅1̅0̅ ̅3̅1̅ ₆</text:p>
          </table:table-cell>
          <table:table-cell table:style-name="Base10GreyBackgroundMiddleColumn" office:value-type="string" calcext:value-type="string">
            <text:p>2,416̅ ₁₀</text:p>
          </table:table-cell>
          <table:table-cell table:style-name="Base06GreyBackground" office:value-type="string" calcext:value-type="string">
            <text:p>2,2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0 ₁₀</text:p>
          </table:table-cell>
          <table:table-cell table:style-name="Base06GreyBackgroundLineTitle" office:value-type="string" calcext:value-type="string">
            <text:p>50 ₆</text:p>
          </table:table-cell>
          <table:table-cell table:style-name="Base10GreyBackgroundMiddleColumn" office:value-type="string" calcext:value-type="string">
            <text:p>0,3̅ ₁₀</text:p>
          </table:table-cell>
          <table:table-cell table:style-name="Base06GreyBackground" office:value-type="string" calcext:value-type="string">
            <text:p>0,2 ₆</text:p>
          </table:table-cell>
          <table:table-cell table:style-name="Base10MiddleColumn" office:value-type="string" calcext:value-type="string">
            <text:p>0,36̅ ₁₀</text:p>
          </table:table-cell>
          <table:table-cell table:style-name="Base06" office:value-type="string" calcext:value-type="string">
            <text:p>0,21̅ ₆</text:p>
          </table:table-cell>
          <table:table-cell table:style-name="Base10GreyBackgroundMiddleColumn" office:value-type="string" calcext:value-type="string">
            <text:p>0,4 ₁₀</text:p>
          </table:table-cell>
          <table:table-cell table:style-name="Base06GreyBackground" office:value-type="string" calcext:value-type="string">
            <text:p>0,2̅ ₆</text:p>
          </table:table-cell>
          <table:table-cell/>
          <table:table-cell table:style-name="Base10GreyBackgroundLineTitle" office:value-type="string" calcext:value-type="string">
            <text:p>30 ₁₀</text:p>
          </table:table-cell>
          <table:table-cell table:style-name="Base06GreyBackgroundLineTitle" office:value-type="string" calcext:value-type="string">
            <text:p>50 ₆</text:p>
          </table:table-cell>
          <table:table-cell table:style-name="Base10First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,7̅2̅ ₁₀</text:p>
          </table:table-cell>
          <table:table-cell table:style-name="Base06GreyBackground" office:value-type="string" calcext:value-type="string">
            <text:p>2,4̅2̅1̅0̅ ̅3̅1̅3̅4̅ ̅5̅2̅ ₆</text:p>
          </table:table-cell>
          <table:table-cell table:style-name="Base10MiddleColumn" office:value-type="string" calcext:value-type="string">
            <text:p>2,5 ₁₀</text:p>
          </table:table-cell>
          <table:table-cell table:style-name="Base06" office:value-type="string" calcext:value-type="string">
            <text:p>2,3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1 ₁₀</text:p>
          </table:table-cell>
          <table:table-cell table:style-name="Base06LineTitle" office:value-type="string" calcext:value-type="string">
            <text:p>51 ₆</text:p>
          </table:table-cell>
          <table:table-cell table:style-name="Base10MiddleColumn" office:value-type="string" calcext:value-type="string">
            <text:p>0,3̅2̅2̅ ̅5̅8̅0̅ ̅6̅4̅5̅ ̅1̅6̅1̅ ̅2̅9̅0̅ ₁₀</text:p>
          </table:table-cell>
          <table:table-cell table:style-name="Base06" office:value-type="string" calcext:value-type="string">
            <text:p>0,1̅5̅3̅4̅ ̅0̅2̅ ₆</text:p>
          </table:table-cell>
          <table:table-cell table:style-name="Base10GreyBackgroundMiddleColumn" office:value-type="string" calcext:value-type="string">
            <text:p>0,3̅5̅4̅ ̅8̅3̅8̅ ̅7̅0̅9̅ ̅6̅7̅7̅ ̅4̅1̅9̅ ₁₀</text:p>
          </table:table-cell>
          <table:table-cell table:style-name="Base06GreyBackground" office:value-type="string" calcext:value-type="string">
            <text:p>0,2̅0̅4̅3̅ ̅5̅1̅ ₆</text:p>
          </table:table-cell>
          <table:table-cell table:style-name="Base10MiddleColumn" office:value-type="string" calcext:value-type="string">
            <text:p>0,3̅8̅7̅ ̅0̅9̅6̅ ̅7̅7̅4̅ ̅1̅9̅3̅ ̅5̅4̅8̅ ₁₀</text:p>
          </table:table-cell>
          <table:table-cell table:style-name="Base06" office:value-type="string" calcext:value-type="string">
            <text:p>0,2̅1̅5̅3̅ ̅4̅0̅ ₆</text:p>
          </table:table-cell>
          <table:table-cell/>
          <table:table-cell table:style-name="Base10LineTitle" office:value-type="string" calcext:value-type="string">
            <text:p>31 ₁₀</text:p>
          </table:table-cell>
          <table:table-cell table:style-name="Base06LineTitle" office:value-type="string" calcext:value-type="string">
            <text:p>51 ₆</text:p>
          </table:table-cell>
          <table:table-cell table:style-name="Base10GreyBackgroundFirstColumn" office:value-type="string" calcext:value-type="string">
            <text:p>3,1 ₁₀</text:p>
          </table:table-cell>
          <table:table-cell table:style-name="Base06GreyBackground" office:value-type="string" calcext:value-type="string">
            <text:p>3,03̅ ₆</text:p>
          </table:table-cell>
          <table:table-cell table:style-name="Base10MiddleColumn" office:value-type="string" calcext:value-type="string">
            <text:p>2,8̅1̅ ₁₀</text:p>
          </table:table-cell>
          <table:table-cell table:style-name="Base06" office:value-type="string" calcext:value-type="string">
            <text:p>2,4̅5̅2̅4̅ ̅2̅1̅0̅3̅ ̅1̅3̅ ₆</text:p>
          </table:table-cell>
          <table:table-cell table:style-name="Base10GreyBackgroundMiddleColumn" office:value-type="string" calcext:value-type="string">
            <text:p>2,583̅ ₁₀</text:p>
          </table:table-cell>
          <table:table-cell table:style-name="Base06GreyBackground" office:value-type="string" calcext:value-type="string">
            <text:p>2,3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2 ₁₀</text:p>
          </table:table-cell>
          <table:table-cell table:style-name="Base06GreyBackgroundLineTitle" office:value-type="string" calcext:value-type="string">
            <text:p>52 ₆</text:p>
          </table:table-cell>
          <table:table-cell table:style-name="Base10GreyBackgroundMiddleColumn" office:value-type="string" calcext:value-type="string">
            <text:p>0,3125 ₁₀</text:p>
          </table:table-cell>
          <table:table-cell table:style-name="Base06GreyBackground" office:value-type="string" calcext:value-type="string">
            <text:p>0,1513 ₆</text:p>
          </table:table-cell>
          <table:table-cell table:style-name="Base10MiddleColumn" office:value-type="string" calcext:value-type="string">
            <text:p>0,34375 ₁₀</text:p>
          </table:table-cell>
          <table:table-cell table:style-name="Base06" office:value-type="string" calcext:value-type="string">
            <text:p>0,20213 ₆</text:p>
          </table:table-cell>
          <table:table-cell table:style-name="Base10GreyBackgroundMiddleColumn" office:value-type="string" calcext:value-type="string">
            <text:p>0,375 ₁₀</text:p>
          </table:table-cell>
          <table:table-cell table:style-name="Base06GreyBackground" office:value-type="string" calcext:value-type="string">
            <text:p>0,213 ₆</text:p>
          </table:table-cell>
          <table:table-cell/>
          <table:table-cell table:style-name="Base10GreyBackgroundLineTitle" office:value-type="string" calcext:value-type="string">
            <text:p>32 ₁₀</text:p>
          </table:table-cell>
          <table:table-cell table:style-name="Base06GreyBackgroundLineTitle" office:value-type="string" calcext:value-type="string">
            <text:p>52 ₆</text:p>
          </table:table-cell>
          <table:table-cell table:style-name="Base10FirstColumn" office:value-type="string" calcext:value-type="string">
            <text:p>3,2 ₁₀</text:p>
          </table:table-cell>
          <table:table-cell table:style-name="Base06" office:value-type="string" calcext:value-type="string">
            <text:p>3,1̅ ₆</text:p>
          </table:table-cell>
          <table:table-cell table:style-name="Base10GreyBackgroundMiddleColumn" office:value-type="string" calcext:value-type="string">
            <text:p>2,9̅0̅ ₁₀</text:p>
          </table:table-cell>
          <table:table-cell table:style-name="Base06GreyBackground" office:value-type="string" calcext:value-type="string">
            <text:p>2,5̅2̅4̅2̅ ̅1̅0̅3̅1̅ ̅3̅4̅ ₆</text:p>
          </table:table-cell>
          <table:table-cell table:style-name="Base10MiddleColumn" office:value-type="string" calcext:value-type="string">
            <text:p>2,6̅ ₁₀</text:p>
          </table:table-cell>
          <table:table-cell table:style-name="Base06" office:value-type="string" calcext:value-type="string">
            <text:p>2,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3 ₁₀</text:p>
          </table:table-cell>
          <table:table-cell table:style-name="Base06LineTitle" office:value-type="string" calcext:value-type="string">
            <text:p>53 ₆</text:p>
          </table:table-cell>
          <table:table-cell table:style-name="Base10MiddleColumn" office:value-type="string" calcext:value-type="string">
            <text:p>0,3̅0̅ ₁₀</text:p>
          </table:table-cell>
          <table:table-cell table:style-name="Base06" office:value-type="string" calcext:value-type="string">
            <text:p>0,14̅5̅2̅4̅ ̅2̅1̅0̅3̅ ̅1̅3̅ ₆</text:p>
          </table:table-cell>
          <table:table-cell table:style-name="Base10GreyBackgroundMiddleColumn" office:value-type="string" calcext:value-type="string">
            <text:p>0,3̅ ₁₀</text:p>
          </table:table-cell>
          <table:table-cell table:style-name="Base06GreyBackground" office:value-type="string" calcext:value-type="string">
            <text:p>0,2 ₆</text:p>
          </table:table-cell>
          <table:table-cell table:style-name="Base10MiddleColumn" office:value-type="string" calcext:value-type="string">
            <text:p>0,3̅6̅ ₁₀</text:p>
          </table:table-cell>
          <table:table-cell table:style-name="Base06" office:value-type="string" calcext:value-type="string">
            <text:p>0,2̅1̅0̅3̅ ̅1̅3̅4̅5̅ ̅2̅4̅ ₆</text:p>
          </table:table-cell>
          <table:table-cell/>
          <table:table-cell table:style-name="Base10LineTitle" office:value-type="string" calcext:value-type="string">
            <text:p>33 ₁₀</text:p>
          </table:table-cell>
          <table:table-cell table:style-name="Base06LineTitle" office:value-type="string" calcext:value-type="string">
            <text:p>53 ₆</text:p>
          </table:table-cell>
          <table:table-cell table:style-name="Base10GreyBackgroundFirstColumn" office:value-type="string" calcext:value-type="string">
            <text:p>3,3 ₁₀</text:p>
          </table:table-cell>
          <table:table-cell table:style-name="Base06GreyBackground" office:value-type="string" calcext:value-type="string">
            <text:p>3,14̅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,75 ₁₀</text:p>
          </table:table-cell>
          <table:table-cell table:style-name="Base06GreyBackground" office:value-type="string" calcext:value-type="string">
            <text:p>2,4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4 ₁₀</text:p>
          </table:table-cell>
          <table:table-cell table:style-name="Base06GreyBackgroundLineTitle" office:value-type="string" calcext:value-type="string">
            <text:p>54 ₆</text:p>
          </table:table-cell>
          <table:table-cell table:style-name="Base10GreyBackgroundMiddleColumn" office:value-type="string" calcext:value-type="string">
            <text:p>0,2̅9̅4̅ ̅1̅1̅7̅ ̅6̅4̅7̅ ̅0̅5̅8̅ ̅8̅2̅3̅ ̅5̅ ₁₀</text:p>
          </table:table-cell>
          <table:table-cell table:style-name="Base06GreyBackground" office:value-type="string" calcext:value-type="string">
            <text:p>0,1̅4̅3̅3̅ ̅1̅0̅2̅0̅ ̅4̅1̅2̅2̅ ̅4̅5̅3̅5̅ ₆</text:p>
          </table:table-cell>
          <table:table-cell table:style-name="Base10MiddleColumn" office:value-type="string" calcext:value-type="string">
            <text:p>0,32̅3̅5̅ ̅2̅9̅4̅ ̅1̅1̅7̅ ̅6̅4̅7̅ ̅0̅5̅8̅ ̅8̅ ₁₀</text:p>
          </table:table-cell>
          <table:table-cell table:style-name="Base06" office:value-type="string" calcext:value-type="string">
            <text:p>0,15̅3̅5̅1̅ ̅4̅3̅3̅1̅ ̅0̅2̅0̅4̅ ̅1̅2̅2̅4̅ ₆</text:p>
          </table:table-cell>
          <table:table-cell table:style-name="Base10GreyBackgroundMiddleColumn" office:value-type="string" calcext:value-type="string">
            <text:p>0,3̅5̅2̅ ̅9̅4̅1̅ ̅1̅7̅6̅ ̅4̅7̅0̅ ̅5̅8̅8̅ ̅2̅ ₁₀</text:p>
          </table:table-cell>
          <table:table-cell table:style-name="Base06GreyBackground" office:value-type="string" calcext:value-type="string">
            <text:p>0,2̅0̅4̅1̅ ̅2̅2̅4̅5̅ ̅3̅5̅1̅4̅ ̅3̅3̅1̅0̅ ₆</text:p>
          </table:table-cell>
          <table:table-cell/>
          <table:table-cell table:style-name="Base10GreyBackgroundLineTitle" office:value-type="string" calcext:value-type="string">
            <text:p>34 ₁₀</text:p>
          </table:table-cell>
          <table:table-cell table:style-name="Base06GreyBackgroundLineTitle" office:value-type="string" calcext:value-type="string">
            <text:p>54 ₆</text:p>
          </table:table-cell>
          <table:table-cell table:style-name="Base10FirstColumn" office:value-type="string" calcext:value-type="string">
            <text:p>3,4 ₁₀</text:p>
          </table:table-cell>
          <table:table-cell table:style-name="Base06" office:value-type="string" calcext:value-type="string">
            <text:p>3,2̅ ₆</text:p>
          </table:table-cell>
          <table:table-cell table:style-name="Base10GreyBackgroundMiddleColumn" office:value-type="string" calcext:value-type="string">
            <text:p>3,0̅9̅ ₁₀</text:p>
          </table:table-cell>
          <table:table-cell table:style-name="Base06GreyBackground" office:value-type="string" calcext:value-type="string">
            <text:p>3,0̅3̅1̅3̅ ̅4̅5̅2̅4̅ ̅2̅1̅ ₆</text:p>
          </table:table-cell>
          <table:table-cell table:style-name="Base10MiddleColumn" office:value-type="string" calcext:value-type="string">
            <text:p>2,83̅ ₁₀</text:p>
          </table:table-cell>
          <table:table-cell table:style-name="Base06" office:value-type="string" calcext:value-type="string">
            <text:p>2,5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5 ₁₀</text:p>
          </table:table-cell>
          <table:table-cell table:style-name="Base06LineTitle" office:value-type="string" calcext:value-type="string">
            <text:p>55 ₆</text:p>
          </table:table-cell>
          <table:table-cell table:style-name="Base10MiddleColumn" office:value-type="string" calcext:value-type="string">
            <text:p>0,2̅8̅5̅ ̅7̅1̅4̅ ₁₀</text:p>
          </table:table-cell>
          <table:table-cell table:style-name="Base06" office:value-type="string" calcext:value-type="string">
            <text:p>0,1̅4̅ ₆</text:p>
          </table:table-cell>
          <table:table-cell table:style-name="Base10GreyBackgroundMiddleColumn" office:value-type="string" calcext:value-type="string">
            <text:p>0,31̅4̅2̅ ̅8̅5̅7̅ ₁₀</text:p>
          </table:table-cell>
          <table:table-cell table:style-name="Base06GreyBackground" office:value-type="string" calcext:value-type="string">
            <text:p>0,1̅5̅ ₆</text:p>
          </table:table-cell>
          <table:table-cell table:style-name="Base10MiddleColumn" office:value-type="string" calcext:value-type="string">
            <text:p>0,34̅2̅8̅ ̅5̅7̅1̅ ₁₀</text:p>
          </table:table-cell>
          <table:table-cell table:style-name="Base06" office:value-type="string" calcext:value-type="string">
            <text:p>0,2̅0̅ ₆</text:p>
          </table:table-cell>
          <table:table-cell/>
          <table:table-cell table:style-name="Base10LineTitle" office:value-type="string" calcext:value-type="string">
            <text:p>35 ₁₀</text:p>
          </table:table-cell>
          <table:table-cell table:style-name="Base06LineTitle" office:value-type="string" calcext:value-type="string">
            <text:p>55 ₆</text:p>
          </table:table-cell>
          <table:table-cell table:style-name="Base10GreyBackgroundFirstColumn" office:value-type="string" calcext:value-type="string">
            <text:p>3,5 ₁₀</text:p>
          </table:table-cell>
          <table:table-cell table:style-name="Base06GreyBackground" office:value-type="string" calcext:value-type="string">
            <text:p>3,3 ₆</text:p>
          </table:table-cell>
          <table:table-cell table:style-name="Base10MiddleColumn" office:value-type="string" calcext:value-type="string">
            <text:p>3,1̅8̅ ₁₀</text:p>
          </table:table-cell>
          <table:table-cell table:style-name="Base06" office:value-type="string" calcext:value-type="string">
            <text:p>3,1̅0̅3̅1̅ ̅3̅4̅5̅2̅ ̅4̅2̅ ₆</text:p>
          </table:table-cell>
          <table:table-cell table:style-name="Base10GreyBackgroundMiddleColumn" office:value-type="string" calcext:value-type="string">
            <text:p>2,916̅ ₁₀</text:p>
          </table:table-cell>
          <table:table-cell table:style-name="Base06GreyBackground" office:value-type="string" calcext:value-type="string">
            <text:p>2,5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6 ₁₀</text:p>
          </table:table-cell>
          <table:table-cell table:style-name="Base06GreyBackgroundLineTitle" office:value-type="string" calcext:value-type="string">
            <text:p>100 ₆</text:p>
          </table:table-cell>
          <table:table-cell table:style-name="Base10GreyBackgroundMiddleColumn" office:value-type="string" calcext:value-type="string">
            <text:p>0,27̅ ₁₀</text:p>
          </table:table-cell>
          <table:table-cell table:style-name="Base06GreyBackground" office:value-type="string" calcext:value-type="string">
            <text:p>0,14 ₆</text:p>
          </table:table-cell>
          <table:table-cell table:style-name="Base10MiddleColumn" office:value-type="string" calcext:value-type="string">
            <text:p>0,305̅ ₁₀</text:p>
          </table:table-cell>
          <table:table-cell table:style-name="Base06" office:value-type="string" calcext:value-type="string">
            <text:p>0,15 ₆</text:p>
          </table:table-cell>
          <table:table-cell table:style-name="Base10GreyBackgroundMiddleColumn" office:value-type="string" calcext:value-type="string">
            <text:p>0,3̅ ₁₀</text:p>
          </table:table-cell>
          <table:table-cell table:style-name="Base06GreyBackground" office:value-type="string" calcext:value-type="string">
            <text:p>0,2 ₆</text:p>
          </table:table-cell>
          <table:table-cell/>
          <table:table-cell table:style-name="Base10GreyBackgroundLineTitle" office:value-type="string" calcext:value-type="string">
            <text:p>36 ₁₀</text:p>
          </table:table-cell>
          <table:table-cell table:style-name="Base06GreyBackgroundLineTitle" office:value-type="string" calcext:value-type="string">
            <text:p>100 ₆</text:p>
          </table:table-cell>
          <table:table-cell table:style-name="Base10FirstColumn" office:value-type="string" calcext:value-type="string">
            <text:p>3,6 ₁₀</text:p>
          </table:table-cell>
          <table:table-cell table:style-name="Base06" office:value-type="string" calcext:value-type="string">
            <text:p>3,3̅ ₆</text:p>
          </table:table-cell>
          <table:table-cell table:style-name="Base10GreyBackgroundMiddleColumn" office:value-type="string" calcext:value-type="string">
            <text:p>3,2̅7̅ ₁₀</text:p>
          </table:table-cell>
          <table:table-cell table:style-name="Base06GreyBackground" office:value-type="string" calcext:value-type="string">
            <text:p>3,1̅3̅4̅5̅ ̅2̅4̅2̅1̅ ̅0̅3̅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number-columns-repeated="16345"/>
        </table:table-row>
        <table:table-row table:style-name="ro3" table:number-rows-repeated="2">
          <table:table-cell table:number-columns-repeated="16362"/>
        </table:table-row>
        <table:table-row table:style-name="ro1">
          <table:table-cell table:style-name="Heading" table:formula="of:=[.$A$1]" office:value-type="string" office:string-value="DIVISÃO" calcext:value-type="string" table:number-columns-spanned="17" table:number-rows-spanned="1">
            <text:p>DIVISÃO</text:p>
          </table:table-cell>
          <table:covered-table-cell table:number-columns-repeated="16" table:style-name="Heading"/>
          <table:table-cell table:number-columns-repeated="16345"/>
        </table:table-row>
        <table:table-row table:style-name="ro2">
          <table:table-cell table:style-name="Heading_20_2" table:formula="of:=[.$A$2]" office:value-type="string" office:string-value="COLUNA ÷ LINHA" calcext:value-type="string" table:number-columns-spanned="8" table:number-rows-spanned="1">
            <text:p>COLUNA ÷ LINHA</text:p>
          </table:table-cell>
          <table:covered-table-cell table:number-columns-repeated="7"/>
          <table:table-cell/>
          <table:table-cell table:style-name="Heading_20_2" table:formula="of:=[.$J$2]" office:value-type="string" office:string-value="LINHA ÷ COLUNA" calcext:value-type="string" table:number-columns-spanned="8" table:number-rows-spanned="1">
            <text:p>LINHA ÷ COLUNA</text:p>
          </table:table-cell>
          <table:covered-table-cell table:number-columns-repeated="7" table:style-name="Heading_20_2"/>
          <table:table-cell table:number-columns-repeated="16345"/>
        </table:table-row>
        <table:table-row table:style-name="ro3" table:number-rows-repeated="2">
          <table:table-cell table:number-columns-repeated="16362"/>
        </table:table-row>
        <table:table-row table:style-name="ro3">
          <table:table-cell table:number-columns-repeated="2"/>
          <table:table-cell table:style-name="Base10ColumnTitle" office:value-type="string" calcext:value-type="string">
            <text:p>13 ₁₀</text:p>
          </table:table-cell>
          <table:table-cell table:style-name="Base06ColumnTitle" office:value-type="string" calcext:value-type="string">
            <text:p>21 ₆</text:p>
          </table:table-cell>
          <table:table-cell table:style-name="Base10GreyBackgroundColumnTitle" office:value-type="string" calcext:value-type="string">
            <text:p>14 ₁₀</text:p>
          </table:table-cell>
          <table:table-cell table:style-name="Base06GreyBackgroundColumnTitle" office:value-type="string" calcext:value-type="string">
            <text:p>22 ₆</text:p>
          </table:table-cell>
          <table:table-cell table:style-name="Base10ColumnTitle" office:value-type="string" calcext:value-type="string">
            <text:p>15 ₁₀</text:p>
          </table:table-cell>
          <table:table-cell table:style-name="Base06ColumnTitle" office:value-type="string" calcext:value-type="string">
            <text:p>23 ₆</text:p>
          </table:table-cell>
          <table:table-cell table:number-columns-repeated="3"/>
          <table:table-cell table:style-name="Base10GreyBackgroundColumnTitle" office:value-type="string" calcext:value-type="string">
            <text:p>13 ₁₀</text:p>
          </table:table-cell>
          <table:table-cell table:style-name="Base06GreyBackgroundColumnTitle" office:value-type="string" calcext:value-type="string">
            <text:p>21 ₆</text:p>
          </table:table-cell>
          <table:table-cell table:style-name="Base10ColumnTitle" office:value-type="string" calcext:value-type="string">
            <text:p>14 ₁₀</text:p>
          </table:table-cell>
          <table:table-cell table:style-name="Base06ColumnTitle" office:value-type="string" calcext:value-type="string">
            <text:p>22 ₆</text:p>
          </table:table-cell>
          <table:table-cell table:style-name="Base10GreyBackgroundColumnTitle" office:value-type="string" calcext:value-type="string">
            <text:p>15 ₁₀</text:p>
          </table:table-cell>
          <table:table-cell table:style-name="Base06GreyBackgroundColumnTitle" office:value-type="string" calcext:value-type="string">
            <text:p>23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 ₁₀</text:p>
          </table:table-cell>
          <table:table-cell table:style-name="Base06LineTitle" office:value-type="string" calcext:value-type="string">
            <text:p>1 ₆</text:p>
          </table:table-cell>
          <table:table-cell table:style-name="Base10GreyBackgroundFirstColumn" office:value-type="string" calcext:value-type="string">
            <text:p>13 ₁₀</text:p>
          </table:table-cell>
          <table:table-cell table:style-name="Base06GreyBackground" office:value-type="string" calcext:value-type="string">
            <text:p>21 ₆</text:p>
          </table:table-cell>
          <table:table-cell table:style-name="Base10MiddleColumn" office:value-type="string" calcext:value-type="string">
            <text:p>14 ₁₀</text:p>
          </table:table-cell>
          <table:table-cell table:style-name="Base06" office:value-type="string" calcext:value-type="string">
            <text:p>22 ₆</text:p>
          </table:table-cell>
          <table:table-cell table:style-name="Base10GreyBackgroundMiddleColumn" office:value-type="string" calcext:value-type="string">
            <text:p>15 ₁₀</text:p>
          </table:table-cell>
          <table:table-cell table:style-name="Base06GreyBackground" office:value-type="string" calcext:value-type="string">
            <text:p>23 ₆</text:p>
          </table:table-cell>
          <table:table-cell/>
          <table:table-cell table:style-name="Base10LineTitle" office:value-type="string" calcext:value-type="string">
            <text:p>1 ₁₀</text:p>
          </table:table-cell>
          <table:table-cell table:style-name="Base06LineTitle" office:value-type="string" calcext:value-type="string">
            <text:p>1 ₆</text:p>
          </table:table-cell>
          <table:table-cell table:style-name="Base10MiddleColumn" office:value-type="string" calcext:value-type="string">
            <text:p>0,0̅7̅6̅ ̅9̅2̅3̅ ₁₀</text:p>
          </table:table-cell>
          <table:table-cell table:style-name="Base06" office:value-type="string" calcext:value-type="string">
            <text:p>0,0̅2̅4̅3̅ ̅4̅0̅5̅3̅ ̅1̅2̅1̅5̅ ₆</text:p>
          </table:table-cell>
          <table:table-cell table:style-name="Base10GreyBackgroundMiddleColumn" office:value-type="string" calcext:value-type="string">
            <text:p>0,07̅1̅4̅ ̅2̅8̅5̅ ̅7̅1̅4̅ ̅2̅8̅5̅ ̅7̅1̅4̅ ̅2̅8̅5̅ ₁₀</text:p>
          </table:table-cell>
          <table:table-cell table:style-name="Base06GreyBackground" office:value-type="string" calcext:value-type="string">
            <text:p>0,02̅3̅ ₆</text:p>
          </table:table-cell>
          <table:table-cell table:style-name="Base10MiddleColumn" office:value-type="string" calcext:value-type="string">
            <text:p>0,06̅ ₁₀</text:p>
          </table:table-cell>
          <table:table-cell table:style-name="Base06" office:value-type="string" calcext:value-type="string">
            <text:p>0,02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 ₁₀</text:p>
          </table:table-cell>
          <table:table-cell table:style-name="Base06GreyBackgroundLineTitle" office:value-type="string" calcext:value-type="string">
            <text:p>2 ₆</text:p>
          </table:table-cell>
          <table:table-cell table:style-name="Base10FirstColumn" office:value-type="string" calcext:value-type="string">
            <text:p>6,5 ₁₀</text:p>
          </table:table-cell>
          <table:table-cell table:style-name="Base06" office:value-type="string" calcext:value-type="string">
            <text:p>10,3 ₆</text:p>
          </table:table-cell>
          <table:table-cell table:style-name="Base10GreyBackgroundMiddleColumn" office:value-type="string" calcext:value-type="string">
            <text:p>7 ₁₀</text:p>
          </table:table-cell>
          <table:table-cell table:style-name="Base06GreyBackground" office:value-type="string" calcext:value-type="string">
            <text:p>11 ₆</text:p>
          </table:table-cell>
          <table:table-cell table:style-name="Base10MiddleColumn" office:value-type="string" calcext:value-type="string">
            <text:p>7,5 ₁₀</text:p>
          </table:table-cell>
          <table:table-cell table:style-name="Base06" office:value-type="string" calcext:value-type="string">
            <text:p>11,3 ₆</text:p>
          </table:table-cell>
          <table:table-cell/>
          <table:table-cell table:style-name="Base10GreyBackgroundLineTitle" office:value-type="string" calcext:value-type="string">
            <text:p>2 ₁₀</text:p>
          </table:table-cell>
          <table:table-cell table:style-name="Base06GreyBackgroundLineTitle" office:value-type="string" calcext:value-type="string">
            <text:p>2 ₆</text:p>
          </table:table-cell>
          <table:table-cell table:style-name="Base10GreyBackgroundMiddleColumn" office:value-type="string" calcext:value-type="string">
            <text:p>0,1̅5̅3̅ ̅8̅4̅6̅ ₁₀</text:p>
          </table:table-cell>
          <table:table-cell table:style-name="Base06GreyBackground" office:value-type="string" calcext:value-type="string">
            <text:p>0,0̅5̅3̅1̅ ̅2̅1̅5̅0̅ ̅2̅4̅3̅4̅ ₆</text:p>
          </table:table-cell>
          <table:table-cell table:style-name="Base10MiddleColumn" office:value-type="string" calcext:value-type="string">
            <text:p>0,1̅4̅2̅ ̅8̅5̅7̅ ₁₀</text:p>
          </table:table-cell>
          <table:table-cell table:style-name="Base06" office:value-type="string" calcext:value-type="string">
            <text:p>0,0̅5̅ ₆</text:p>
          </table:table-cell>
          <table:table-cell table:style-name="Base10GreyBackgroundMiddleColumn" office:value-type="string" calcext:value-type="string">
            <text:p>0,13̅ ₁₀</text:p>
          </table:table-cell>
          <table:table-cell table:style-name="Base06GreyBackground" office:value-type="string" calcext:value-type="string">
            <text:p>0,04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 ₁₀</text:p>
          </table:table-cell>
          <table:table-cell table:style-name="Base06LineTitle" office:value-type="string" calcext:value-type="string">
            <text:p>3 ₆</text:p>
          </table:table-cell>
          <table:table-cell table:style-name="Base10GreyBackgroundFirstColumn" office:value-type="string" calcext:value-type="string">
            <text:p>4,3̅ ₁₀</text:p>
          </table:table-cell>
          <table:table-cell table:style-name="Base06GreyBackground" office:value-type="string" calcext:value-type="string">
            <text:p>4,2 ₆</text:p>
          </table:table-cell>
          <table:table-cell table:style-name="Base10MiddleColumn" office:value-type="string" calcext:value-type="string">
            <text:p>4,6̅ ₁₀</text:p>
          </table:table-cell>
          <table:table-cell table:style-name="Base06" office:value-type="string" calcext:value-type="string">
            <text:p>4,4 ₆</text:p>
          </table:table-cell>
          <table:table-cell table:style-name="Base10GreyBackgroundMiddleColumn" office:value-type="string" calcext:value-type="string">
            <text:p>5 ₁₀</text:p>
          </table:table-cell>
          <table:table-cell table:style-name="Base06GreyBackground" office:value-type="string" calcext:value-type="string">
            <text:p>5 ₆</text:p>
          </table:table-cell>
          <table:table-cell/>
          <table:table-cell table:style-name="Base10LineTitle" office:value-type="string" calcext:value-type="string">
            <text:p>3 ₁₀</text:p>
          </table:table-cell>
          <table:table-cell table:style-name="Base06LineTitle" office:value-type="string" calcext:value-type="string">
            <text:p>3 ₆</text:p>
          </table:table-cell>
          <table:table-cell table:style-name="Base10MiddleColumn" office:value-type="string" calcext:value-type="string">
            <text:p>0,2̅3̅0̅ ̅7̅6̅9̅ ₁₀</text:p>
          </table:table-cell>
          <table:table-cell table:style-name="Base06" office:value-type="string" calcext:value-type="string">
            <text:p>0,1̅2̅1̅5̅ ̅0̅2̅4̅3̅ ̅4̅0̅5̅3̅ ₆</text:p>
          </table:table-cell>
          <table:table-cell table:style-name="Base10GreyBackgroundMiddleColumn" office:value-type="string" calcext:value-type="string">
            <text:p>0,21̅4̅2̅ ̅8̅5̅7̅ ₁₀</text:p>
          </table:table-cell>
          <table:table-cell table:style-name="Base06GreyBackground" office:value-type="string" calcext:value-type="string">
            <text:p>0,11̅4̅ ₆</text:p>
          </table:table-cell>
          <table:table-cell table:style-name="Base10MiddleColumn" office:value-type="string" calcext:value-type="string">
            <text:p>0,2 ₁₀</text:p>
          </table:table-cell>
          <table:table-cell table:style-name="Base06" office:value-type="string" calcext:value-type="string">
            <text:p>0,1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4 ₁₀</text:p>
          </table:table-cell>
          <table:table-cell table:style-name="Base06GreyBackgroundLineTitle" office:value-type="string" calcext:value-type="string">
            <text:p>4 ₆</text:p>
          </table:table-cell>
          <table:table-cell table:style-name="Base10FirstColumn" office:value-type="string" calcext:value-type="string">
            <text:p>3,25 ₁₀</text:p>
          </table:table-cell>
          <table:table-cell table:style-name="Base06" office:value-type="string" calcext:value-type="string">
            <text:p>3,13 ₆</text:p>
          </table:table-cell>
          <table:table-cell table:style-name="Base10GreyBackgroundMiddleColumn" office:value-type="string" calcext:value-type="string">
            <text:p>3,5 ₁₀</text:p>
          </table:table-cell>
          <table:table-cell table:style-name="Base06GreyBackground" office:value-type="string" calcext:value-type="string">
            <text:p>3,3 ₆</text:p>
          </table:table-cell>
          <table:table-cell table:style-name="Base10MiddleColumn" office:value-type="string" calcext:value-type="string">
            <text:p>3,75 ₁₀</text:p>
          </table:table-cell>
          <table:table-cell table:style-name="Base06" office:value-type="string" calcext:value-type="string">
            <text:p>3,43 ₆</text:p>
          </table:table-cell>
          <table:table-cell/>
          <table:table-cell table:style-name="Base10GreyBackgroundLineTitle" office:value-type="string" calcext:value-type="string">
            <text:p>4 ₁₀</text:p>
          </table:table-cell>
          <table:table-cell table:style-name="Base06GreyBackgroundLineTitle" office:value-type="string" calcext:value-type="string">
            <text:p>4 ₆</text:p>
          </table:table-cell>
          <table:table-cell table:style-name="Base10GreyBackgroundMiddleColumn" office:value-type="string" calcext:value-type="string">
            <text:p>0,3̅0̅7̅ ̅6̅9̅2̅ ₁₀</text:p>
          </table:table-cell>
          <table:table-cell table:style-name="Base06GreyBackground" office:value-type="string" calcext:value-type="string">
            <text:p>0,1̅5̅0̅2̅ ̅4̅3̅4̅0̅ ̅5̅3̅1̅2̅ ₆</text:p>
          </table:table-cell>
          <table:table-cell table:style-name="Base10MiddleColumn" office:value-type="string" calcext:value-type="string">
            <text:p>0,2̅8̅5̅ ̅7̅1̅4̅ ₁₀</text:p>
          </table:table-cell>
          <table:table-cell table:style-name="Base06" office:value-type="string" calcext:value-type="string">
            <text:p>0,1̅4̅ ₆</text:p>
          </table:table-cell>
          <table:table-cell table:style-name="Base10GreyBackgroundMiddleColumn" office:value-type="string" calcext:value-type="string">
            <text:p>0,26̅ ₁₀</text:p>
          </table:table-cell>
          <table:table-cell table:style-name="Base06GreyBackground" office:value-type="string" calcext:value-type="string">
            <text:p>0,13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5 ₁₀</text:p>
          </table:table-cell>
          <table:table-cell table:style-name="Base06LineTitle" office:value-type="string" calcext:value-type="string">
            <text:p>5 ₆</text:p>
          </table:table-cell>
          <table:table-cell table:style-name="Base10GreyBackgroundFirstColumn" office:value-type="string" calcext:value-type="string">
            <text:p>2,6 ₁₀</text:p>
          </table:table-cell>
          <table:table-cell table:style-name="Base06GreyBackground" office:value-type="string" calcext:value-type="string">
            <text:p>2,3̅ ₆</text:p>
          </table:table-cell>
          <table:table-cell table:style-name="Base10MiddleColumn" office:value-type="string" calcext:value-type="string">
            <text:p>2,8 ₁₀</text:p>
          </table:table-cell>
          <table:table-cell table:style-name="Base06" office:value-type="string" calcext:value-type="string">
            <text:p>2,4̅ ₆</text:p>
          </table:table-cell>
          <table:table-cell table:style-name="Base10GreyBackgroundMiddleColumn" office:value-type="string" calcext:value-type="string">
            <text:p>3 ₁₀</text:p>
          </table:table-cell>
          <table:table-cell table:style-name="Base06GreyBackground" office:value-type="string" calcext:value-type="string">
            <text:p>3 ₆</text:p>
          </table:table-cell>
          <table:table-cell/>
          <table:table-cell table:style-name="Base10LineTitle" office:value-type="string" calcext:value-type="string">
            <text:p>5 ₁₀</text:p>
          </table:table-cell>
          <table:table-cell table:style-name="Base06LineTitle" office:value-type="string" calcext:value-type="string">
            <text:p>5 ₆</text:p>
          </table:table-cell>
          <table:table-cell table:style-name="Base10MiddleColumn" office:value-type="string" calcext:value-type="string">
            <text:p>0,3̅8̅4̅ ̅6̅1̅5̅ ₁₀</text:p>
          </table:table-cell>
          <table:table-cell table:style-name="Base06" office:value-type="string" calcext:value-type="string">
            <text:p>0,2̅1̅5̅0̅ ̅2̅4̅3̅4̅ ̅0̅5̅3̅1̅ ₆</text:p>
          </table:table-cell>
          <table:table-cell table:style-name="Base10GreyBackgroundMiddleColumn" office:value-type="string" calcext:value-type="string">
            <text:p>0,35̅7̅1̅ ̅4̅2̅8̅ ₁₀</text:p>
          </table:table-cell>
          <table:table-cell table:style-name="Base06GreyBackground" office:value-type="string" calcext:value-type="string">
            <text:p>0,20̅5̅ ₆</text:p>
          </table:table-cell>
          <table:table-cell table:style-name="Base10MiddleColumn" office:value-type="string" calcext:value-type="string">
            <text:p>0,3̅ ₁₀</text:p>
          </table:table-cell>
          <table:table-cell table:style-name="Base06" office:value-type="string" calcext:value-type="string">
            <text:p>0,2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6 ₁₀</text:p>
          </table:table-cell>
          <table:table-cell table:style-name="Base06GreyBackgroundLineTitle" office:value-type="string" calcext:value-type="string">
            <text:p>10 ₆</text:p>
          </table:table-cell>
          <table:table-cell table:style-name="Base10FirstColumn" office:value-type="string" calcext:value-type="string">
            <text:p>2,16̅ ₁₀</text:p>
          </table:table-cell>
          <table:table-cell table:style-name="Base06" office:value-type="string" calcext:value-type="string">
            <text:p>2,1 ₆</text:p>
          </table:table-cell>
          <table:table-cell table:style-name="Base10GreyBackgroundMiddleColumn" office:value-type="string" calcext:value-type="string">
            <text:p>2,3̅ ₁₀</text:p>
          </table:table-cell>
          <table:table-cell table:style-name="Base06GreyBackground" office:value-type="string" calcext:value-type="string">
            <text:p>2,2 ₆</text:p>
          </table:table-cell>
          <table:table-cell table:style-name="Base10MiddleColumn" office:value-type="string" calcext:value-type="string">
            <text:p>2,5 ₁₀</text:p>
          </table:table-cell>
          <table:table-cell table:style-name="Base06" office:value-type="string" calcext:value-type="string">
            <text:p>2,3 ₆</text:p>
          </table:table-cell>
          <table:table-cell/>
          <table:table-cell table:style-name="Base10GreyBackgroundLineTitle" office:value-type="string" calcext:value-type="string">
            <text:p>6 ₁₀</text:p>
          </table:table-cell>
          <table:table-cell table:style-name="Base06GreyBackgroundLineTitle" office:value-type="string" calcext:value-type="string">
            <text:p>10 ₆</text:p>
          </table:table-cell>
          <table:table-cell table:style-name="Base10GreyBackgroundMiddleColumn" office:value-type="string" calcext:value-type="string">
            <text:p>0,4̅6̅1̅ ̅5̅3̅8̅ ₁₀</text:p>
          </table:table-cell>
          <table:table-cell table:style-name="Base06GreyBackground" office:value-type="string" calcext:value-type="string">
            <text:p>0,2̅4̅3̅4̅ ̅0̅5̅3̅1̅ ̅2̅1̅5̅0̅ ₆</text:p>
          </table:table-cell>
          <table:table-cell table:style-name="Base10MiddleColumn" office:value-type="string" calcext:value-type="string">
            <text:p>0,4̅2̅8̅ ̅5̅7̅1̅ ₁₀</text:p>
          </table:table-cell>
          <table:table-cell table:style-name="Base06" office:value-type="string" calcext:value-type="string">
            <text:p>0,2̅3̅ ₆</text:p>
          </table:table-cell>
          <table:table-cell table:style-name="Base10GreyBackgroundMiddleColumn" office:value-type="string" calcext:value-type="string">
            <text:p>0,4 ₁₀</text:p>
          </table:table-cell>
          <table:table-cell table:style-name="Base06GreyBackground" office:value-type="string" calcext:value-type="string">
            <text:p>0,2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7 ₁₀</text:p>
          </table:table-cell>
          <table:table-cell table:style-name="Base06LineTitle" office:value-type="string" calcext:value-type="string">
            <text:p>11 ₆</text:p>
          </table:table-cell>
          <table:table-cell table:style-name="Base10GreyBackgroundFirstColumn" office:value-type="string" calcext:value-type="string">
            <text:p>1,8̅5̅7̅ ̅1̅4̅2̅ ₁₀</text:p>
          </table:table-cell>
          <table:table-cell table:style-name="Base06GreyBackground" office:value-type="string" calcext:value-type="string">
            <text:p>1,5̅0̅ ₆</text:p>
          </table:table-cell>
          <table:table-cell table:style-name="Base10MiddleColumn" office:value-type="string" calcext:value-type="string">
            <text:p>2 ₁₀</text:p>
          </table:table-cell>
          <table:table-cell table:style-name="Base06" office:value-type="string" calcext:value-type="string">
            <text:p>2 ₆</text:p>
          </table:table-cell>
          <table:table-cell table:style-name="Base10GreyBackgroundMiddleColumn" office:value-type="string" calcext:value-type="string">
            <text:p>2,1̅4̅2̅ ̅8̅5̅7̅ ₁₀</text:p>
          </table:table-cell>
          <table:table-cell table:style-name="Base06GreyBackground" office:value-type="string" calcext:value-type="string">
            <text:p>2,0̅5̅ ₆</text:p>
          </table:table-cell>
          <table:table-cell/>
          <table:table-cell table:style-name="Base10LineTitle" office:value-type="string" calcext:value-type="string">
            <text:p>7 ₁₀</text:p>
          </table:table-cell>
          <table:table-cell table:style-name="Base06LineTitle" office:value-type="string" calcext:value-type="string">
            <text:p>11 ₆</text:p>
          </table:table-cell>
          <table:table-cell table:style-name="Base10MiddleColumn" office:value-type="string" calcext:value-type="string">
            <text:p>0,5̅3̅8̅ ̅4̅6̅1̅ ̅5̅3̅8̅ ̅4̅6̅1̅ ̅5̅3̅8̅ ̅4̅6̅1̅ ₁₀</text:p>
          </table:table-cell>
          <table:table-cell table:style-name="Base06" office:value-type="string" calcext:value-type="string">
            <text:p>0,3̅1̅2̅1̅ ̅5̅0̅2̅4̅ ̅3̅4̅0̅5̅ ₆</text:p>
          </table:table-cell>
          <table:table-cell table:style-name="Base10GreyBackgroundMiddleColumn" office:value-type="string" calcext:value-type="string">
            <text:p>0,5 ₁₀</text:p>
          </table:table-cell>
          <table:table-cell table:style-name="Base06GreyBackground" office:value-type="string" calcext:value-type="string">
            <text:p>0,3 ₆</text:p>
          </table:table-cell>
          <table:table-cell table:style-name="Base10MiddleColumn" office:value-type="string" calcext:value-type="string">
            <text:p>0,46̅ ₁₀</text:p>
          </table:table-cell>
          <table:table-cell table:style-name="Base06" office:value-type="string" calcext:value-type="string">
            <text:p>0,24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8 ₁₀</text:p>
          </table:table-cell>
          <table:table-cell table:style-name="Base06GreyBackgroundLineTitle" office:value-type="string" calcext:value-type="string">
            <text:p>12 ₆</text:p>
          </table:table-cell>
          <table:table-cell table:style-name="Base10FirstColumn" office:value-type="string" calcext:value-type="string">
            <text:p>1,625 ₁₀</text:p>
          </table:table-cell>
          <table:table-cell table:style-name="Base06" office:value-type="string" calcext:value-type="string">
            <text:p>1,343 ₆</text:p>
          </table:table-cell>
          <table:table-cell table:style-name="Base10GreyBackgroundMiddleColumn" office:value-type="string" calcext:value-type="string">
            <text:p>1,75 ₁₀</text:p>
          </table:table-cell>
          <table:table-cell table:style-name="Base06GreyBackground" office:value-type="string" calcext:value-type="string">
            <text:p>1,43 ₆</text:p>
          </table:table-cell>
          <table:table-cell table:style-name="Base10MiddleColumn" office:value-type="string" calcext:value-type="string">
            <text:p>1,875 ₁₀</text:p>
          </table:table-cell>
          <table:table-cell table:style-name="Base06" office:value-type="string" calcext:value-type="string">
            <text:p>1,513 ₆</text:p>
          </table:table-cell>
          <table:table-cell/>
          <table:table-cell table:style-name="Base10GreyBackgroundLineTitle" office:value-type="string" calcext:value-type="string">
            <text:p>8 ₁₀</text:p>
          </table:table-cell>
          <table:table-cell table:style-name="Base06GreyBackgroundLineTitle" office:value-type="string" calcext:value-type="string">
            <text:p>12 ₆</text:p>
          </table:table-cell>
          <table:table-cell table:style-name="Base10GreyBackgroundMiddleColumn" office:value-type="string" calcext:value-type="string">
            <text:p>0,6̅1̅5̅ ̅3̅8̅4̅ ̅6̅1̅5̅ ̅3̅8̅4̅ ̅6̅1̅5̅ ̅3̅8̅4̅ ₁₀</text:p>
          </table:table-cell>
          <table:table-cell table:style-name="Base06GreyBackground" office:value-type="string" calcext:value-type="string">
            <text:p>0,3̅4̅0̅5̅ ̅3̅1̅2̅1̅ ̅5̅0̅2̅4̅ ₆</text:p>
          </table:table-cell>
          <table:table-cell table:style-name="Base10MiddleColumn" office:value-type="string" calcext:value-type="string">
            <text:p>0,5̅7̅1̅ ̅4̅2̅8̅ ̅5̅7̅1̅ ̅4̅2̅8̅ ̅5̅7̅1̅ ̅4̅2̅8̅ ₁₀</text:p>
          </table:table-cell>
          <table:table-cell table:style-name="Base06" office:value-type="string" calcext:value-type="string">
            <text:p>0,3̅2̅ ₆</text:p>
          </table:table-cell>
          <table:table-cell table:style-name="Base10GreyBackgroundMiddleColumn" office:value-type="string" calcext:value-type="string">
            <text:p>0,53̅ ₁₀</text:p>
          </table:table-cell>
          <table:table-cell table:style-name="Base06GreyBackground" office:value-type="string" calcext:value-type="string">
            <text:p>0,31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9 ₁₀</text:p>
          </table:table-cell>
          <table:table-cell table:style-name="Base06LineTitle" office:value-type="string" calcext:value-type="string">
            <text:p>13 ₆</text:p>
          </table:table-cell>
          <table:table-cell table:style-name="Base10GreyBackgroundFirstColumn" office:value-type="string" calcext:value-type="string">
            <text:p>1,4̅ ₁₀</text:p>
          </table:table-cell>
          <table:table-cell table:style-name="Base06GreyBackground" office:value-type="string" calcext:value-type="string">
            <text:p>1,24 ₆</text:p>
          </table:table-cell>
          <table:table-cell table:style-name="Base10MiddleColumn" office:value-type="string" calcext:value-type="string">
            <text:p>1,5̅ ₁₀</text:p>
          </table:table-cell>
          <table:table-cell table:style-name="Base06" office:value-type="string" calcext:value-type="string">
            <text:p>1,32 ₆</text:p>
          </table:table-cell>
          <table:table-cell table:style-name="Base10GreyBackgroundMiddleColumn" office:value-type="string" calcext:value-type="string">
            <text:p>1,6̅ ₁₀</text:p>
          </table:table-cell>
          <table:table-cell table:style-name="Base06GreyBackground" office:value-type="string" calcext:value-type="string">
            <text:p>1,4 ₆</text:p>
          </table:table-cell>
          <table:table-cell/>
          <table:table-cell table:style-name="Base10LineTitle" office:value-type="string" calcext:value-type="string">
            <text:p>9 ₁₀</text:p>
          </table:table-cell>
          <table:table-cell table:style-name="Base06LineTitle" office:value-type="string" calcext:value-type="string">
            <text:p>13 ₆</text:p>
          </table:table-cell>
          <table:table-cell table:style-name="Base10MiddleColumn" office:value-type="string" calcext:value-type="string">
            <text:p>0,6̅9̅2̅ ̅3̅0̅7̅ ̅6̅9̅2̅ ̅3̅0̅7̅ ̅6̅9̅2̅ ̅3̅0̅7̅ ₁₀</text:p>
          </table:table-cell>
          <table:table-cell table:style-name="Base06" office:value-type="string" calcext:value-type="string">
            <text:p>0,4̅0̅5̅3̅ ̅1̅2̅1̅5̅ ̅0̅2̅4̅3̅ ₆</text:p>
          </table:table-cell>
          <table:table-cell table:style-name="Base10GreyBackgroundMiddleColumn" office:value-type="string" calcext:value-type="string">
            <text:p>0,64̅2̅8̅ ̅5̅7̅1̅ ₁₀</text:p>
          </table:table-cell>
          <table:table-cell table:style-name="Base06GreyBackground" office:value-type="string" calcext:value-type="string">
            <text:p>0,35̅0̅5̅0̅ ̅5̅0̅ ₆</text:p>
          </table:table-cell>
          <table:table-cell table:style-name="Base10MiddleColumn" office:value-type="string" calcext:value-type="string">
            <text:p>0,6 ₁₀</text:p>
          </table:table-cell>
          <table:table-cell table:style-name="Base06" office:value-type="string" calcext:value-type="string">
            <text:p>0,3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0 ₁₀</text:p>
          </table:table-cell>
          <table:table-cell table:style-name="Base06GreyBackgroundLineTitle" office:value-type="string" calcext:value-type="string">
            <text:p>14 ₆</text:p>
          </table:table-cell>
          <table:table-cell table:style-name="Base10FirstColumn" office:value-type="string" calcext:value-type="string">
            <text:p>1,3 ₁₀</text:p>
          </table:table-cell>
          <table:table-cell table:style-name="Base06" office:value-type="string" calcext:value-type="string">
            <text:p>1,14̅ ₆</text:p>
          </table:table-cell>
          <table:table-cell table:style-name="Base10GreyBackgroundMiddleColumn" office:value-type="string" calcext:value-type="string">
            <text:p>1,4 ₁₀</text:p>
          </table:table-cell>
          <table:table-cell table:style-name="Base06GreyBackground" office:value-type="string" calcext:value-type="string">
            <text:p>1,2̅ ₆</text:p>
          </table:table-cell>
          <table:table-cell table:style-name="Base10MiddleColumn" office:value-type="string" calcext:value-type="string">
            <text:p>1,5 ₁₀</text:p>
          </table:table-cell>
          <table:table-cell table:style-name="Base06" office:value-type="string" calcext:value-type="string">
            <text:p>1,3 ₆</text:p>
          </table:table-cell>
          <table:table-cell/>
          <table:table-cell table:style-name="Base10GreyBackgroundLineTitle" office:value-type="string" calcext:value-type="string">
            <text:p>10 ₁₀</text:p>
          </table:table-cell>
          <table:table-cell table:style-name="Base06GreyBackgroundLineTitle" office:value-type="string" calcext:value-type="string">
            <text:p>14 ₆</text:p>
          </table:table-cell>
          <table:table-cell table:style-name="Base10GreyBackgroundMiddleColumn" office:value-type="string" calcext:value-type="string">
            <text:p>0,7̅6̅9̅ ̅2̅3̅0̅ ̅7̅6̅9̅ ̅2̅3̅0̅ ̅7̅6̅9̅ ̅2̅3̅0̅ ₁₀</text:p>
          </table:table-cell>
          <table:table-cell table:style-name="Base06GreyBackground" office:value-type="string" calcext:value-type="string">
            <text:p>0,4̅3̅4̅0̅ ̅5̅3̅1̅2̅ ̅1̅5̅0̅2̅ ₆</text:p>
          </table:table-cell>
          <table:table-cell table:style-name="Base10MiddleColumn" office:value-type="string" calcext:value-type="string">
            <text:p>0,7̅1̅4̅ ̅2̅8̅5̅ ̅7̅1̅4̅ ̅2̅8̅5̅ ̅7̅1̅4̅ ̅2̅8̅5̅ ₁₀</text:p>
          </table:table-cell>
          <table:table-cell table:style-name="Base06" office:value-type="string" calcext:value-type="string">
            <text:p>0,4̅1̅ ₆</text:p>
          </table:table-cell>
          <table:table-cell table:style-name="Base10GreyBackgroundMiddleColumn" office:value-type="string" calcext:value-type="string">
            <text:p>0,6̅ ₁₀</text:p>
          </table:table-cell>
          <table:table-cell table:style-name="Base06GreyBackground" office:value-type="string" calcext:value-type="string">
            <text:p>0,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1 ₁₀</text:p>
          </table:table-cell>
          <table:table-cell table:style-name="Base06LineTitle" office:value-type="string" calcext:value-type="string">
            <text:p>15 ₆</text:p>
          </table:table-cell>
          <table:table-cell table:style-name="Base10GreyBackgroundFirstColumn" office:value-type="string" calcext:value-type="string">
            <text:p>1,1̅8̅ ₁₀</text:p>
          </table:table-cell>
          <table:table-cell table:style-name="Base06GreyBackground" office:value-type="string" calcext:value-type="string">
            <text:p>1,1̅0̅3̅1̅ ̅3̅4̅5̅2̅ ̅4̅2̅ ₆</text:p>
          </table:table-cell>
          <table:table-cell table:style-name="Base10MiddleColumn" office:value-type="string" calcext:value-type="string">
            <text:p>1,2̅7̅ ₁₀</text:p>
          </table:table-cell>
          <table:table-cell table:style-name="Base06" office:value-type="string" calcext:value-type="string">
            <text:p>1,1̅3̅4̅5̅ ̅2̅4̅2̅1̅ ̅0̅3̅ ₆</text:p>
          </table:table-cell>
          <table:table-cell table:style-name="Base10GreyBackgroundMiddleColumn" office:value-type="string" calcext:value-type="string">
            <text:p>1,3̅6̅ ₁₀</text:p>
          </table:table-cell>
          <table:table-cell table:style-name="Base06GreyBackground" office:value-type="string" calcext:value-type="string">
            <text:p>1,2̅1̅0̅3̅ ̅1̅3̅4̅5̅ ̅2̅4̅ ₆</text:p>
          </table:table-cell>
          <table:table-cell/>
          <table:table-cell table:style-name="Base10LineTitle" office:value-type="string" calcext:value-type="string">
            <text:p>11 ₁₀</text:p>
          </table:table-cell>
          <table:table-cell table:style-name="Base06LineTitle" office:value-type="string" calcext:value-type="string">
            <text:p>15 ₆</text:p>
          </table:table-cell>
          <table:table-cell table:style-name="Base10MiddleColumn" office:value-type="string" calcext:value-type="string">
            <text:p>0,8̅4̅6̅ ̅1̅5̅3̅ ̅8̅4̅6̅ ̅1̅5̅3̅ ̅8̅4̅6̅ ̅1̅5̅3̅ ₁₀</text:p>
          </table:table-cell>
          <table:table-cell table:style-name="Base06" office:value-type="string" calcext:value-type="string">
            <text:p>0,5̅0̅2̅4̅ ̅3̅4̅0̅5̅ ̅3̅1̅2̅1̅ ₆</text:p>
          </table:table-cell>
          <table:table-cell table:style-name="Base10GreyBackgroundMiddleColumn" office:value-type="string" calcext:value-type="string">
            <text:p>0,78̅5̅7̅ ̅1̅4̅2̅ ₁₀</text:p>
          </table:table-cell>
          <table:table-cell table:style-name="Base06GreyBackground" office:value-type="string" calcext:value-type="string">
            <text:p>0,44̅1̅4̅1̅ ̅4̅1̅ ₆</text:p>
          </table:table-cell>
          <table:table-cell table:style-name="Base10MiddleColumn" office:value-type="string" calcext:value-type="string">
            <text:p>0,73̅ ₁₀</text:p>
          </table:table-cell>
          <table:table-cell table:style-name="Base06" office:value-type="string" calcext:value-type="string">
            <text:p>0,42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2 ₁₀</text:p>
          </table:table-cell>
          <table:table-cell table:style-name="Base06GreyBackgroundLineTitle" office:value-type="string" calcext:value-type="string">
            <text:p>20 ₆</text:p>
          </table:table-cell>
          <table:table-cell table:style-name="Base10FirstColumn" office:value-type="string" calcext:value-type="string">
            <text:p>1,083̅ ₁₀</text:p>
          </table:table-cell>
          <table:table-cell table:style-name="Base06" office:value-type="string" calcext:value-type="string">
            <text:p>1,03 ₆</text:p>
          </table:table-cell>
          <table:table-cell table:style-name="Base10GreyBackgroundMiddleColumn" office:value-type="string" calcext:value-type="string">
            <text:p>1,16̅ ₁₀</text:p>
          </table:table-cell>
          <table:table-cell table:style-name="Base06GreyBackground" office:value-type="string" calcext:value-type="string">
            <text:p>1,1 ₆</text:p>
          </table:table-cell>
          <table:table-cell table:style-name="Base10MiddleColumn" office:value-type="string" calcext:value-type="string">
            <text:p>1,25 ₁₀</text:p>
          </table:table-cell>
          <table:table-cell table:style-name="Base06" office:value-type="string" calcext:value-type="string">
            <text:p>1,13 ₆</text:p>
          </table:table-cell>
          <table:table-cell/>
          <table:table-cell table:style-name="Base10GreyBackgroundLineTitle" office:value-type="string" calcext:value-type="string">
            <text:p>12 ₁₀</text:p>
          </table:table-cell>
          <table:table-cell table:style-name="Base06GreyBackgroundLineTitle" office:value-type="string" calcext:value-type="string">
            <text:p>20 ₆</text:p>
          </table:table-cell>
          <table:table-cell table:style-name="Base10GreyBackgroundMiddleColumn" office:value-type="string" calcext:value-type="string">
            <text:p>0,9̅2̅3̅ ̅0̅7̅6̅ ̅9̅2̅3̅ ̅0̅7̅6̅ ̅9̅2̅3̅ ̅0̅7̅6̅ ₁₀</text:p>
          </table:table-cell>
          <table:table-cell table:style-name="Base06GreyBackground" office:value-type="string" calcext:value-type="string">
            <text:p>0,5̅3̅1̅2̅ ̅1̅5̅0̅2̅ ̅4̅3̅4̅0̅ ₆</text:p>
          </table:table-cell>
          <table:table-cell table:style-name="Base10MiddleColumn" office:value-type="string" calcext:value-type="string">
            <text:p>0,8̅5̅7̅ ̅1̅4̅2̅ ̅8̅5̅7̅ ̅1̅4̅2̅ ̅8̅5̅7̅ ̅1̅4̅2̅ ₁₀</text:p>
          </table:table-cell>
          <table:table-cell table:style-name="Base06" office:value-type="string" calcext:value-type="string">
            <text:p>0,5̅0̅ ₆</text:p>
          </table:table-cell>
          <table:table-cell table:style-name="Base10GreyBackgroundMiddleColumn" office:value-type="string" calcext:value-type="string">
            <text:p>0,8 ₁₀</text:p>
          </table:table-cell>
          <table:table-cell table:style-name="Base06GreyBackground" office:value-type="string" calcext:value-type="string">
            <text:p>0,4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3 ₁₀</text:p>
          </table:table-cell>
          <table:table-cell table:style-name="Base06LineTitle" office:value-type="string" calcext:value-type="string">
            <text:p>21 ₆</text:p>
          </table:table-cell>
          <table:table-cell table:style-name="Base10GreyBackgroundFirst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10MiddleColumn" office:value-type="string" calcext:value-type="string">
            <text:p>1,0̅7̅6̅ ̅9̅2̅3̅ ₁₀</text:p>
          </table:table-cell>
          <table:table-cell table:style-name="Base06" office:value-type="string" calcext:value-type="string">
            <text:p>1,0̅2̅4̅3̅ ̅4̅0̅5̅3̅ ̅1̅2̅1̅5̅ ₆</text:p>
          </table:table-cell>
          <table:table-cell table:style-name="Base10GreyBackgroundMiddleColumn" office:value-type="string" calcext:value-type="string">
            <text:p>1,1̅5̅3̅ ̅8̅4̅6̅ ₁₀</text:p>
          </table:table-cell>
          <table:table-cell table:style-name="Base06GreyBackground" office:value-type="string" calcext:value-type="string">
            <text:p>1,0̅5̅3̅1̅ ̅2̅1̅5̅0̅ ̅2̅4̅3̅4̅ ₆</text:p>
          </table:table-cell>
          <table:table-cell/>
          <table:table-cell table:style-name="Base10LineTitle" office:value-type="string" calcext:value-type="string">
            <text:p>13 ₁₀</text:p>
          </table:table-cell>
          <table:table-cell table:style-name="Base06LineTitle" office:value-type="string" calcext:value-type="string">
            <text:p>21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,92̅8̅5̅ ̅7̅1̅4̅ ₁₀</text:p>
          </table:table-cell>
          <table:table-cell table:style-name="Base06GreyBackground" office:value-type="string" calcext:value-type="string">
            <text:p>0,53̅2̅3̅2̅ ̅3̅2̅ ₆</text:p>
          </table:table-cell>
          <table:table-cell table:style-name="Base10MiddleColumn" office:value-type="string" calcext:value-type="string">
            <text:p>0,86̅ ₁₀</text:p>
          </table:table-cell>
          <table:table-cell table:style-name="Base06" office:value-type="string" calcext:value-type="string">
            <text:p>0,51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4 ₁₀</text:p>
          </table:table-cell>
          <table:table-cell table:style-name="Base06GreyBackgroundLineTitle" office:value-type="string" calcext:value-type="string">
            <text:p>22 ₆</text:p>
          </table:table-cell>
          <table:table-cell table:style-name="Base10FirstColumn" office:value-type="string" calcext:value-type="string">
            <text:p>0,92̅8̅5̅ ̅7̅1̅4̅ ₁₀</text:p>
          </table:table-cell>
          <table:table-cell table:style-name="Base06" office:value-type="string" calcext:value-type="string">
            <text:p>0,53̅2̅3̅2̅ ̅3̅2̅ ₆</text:p>
          </table:table-cell>
          <table:table-cell table:style-name="Base10GreyBackgroundMiddle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10MiddleColumn" office:value-type="string" calcext:value-type="string">
            <text:p>1,07̅1̅4̅ ̅2̅8̅5̅ ₁₀</text:p>
          </table:table-cell>
          <table:table-cell table:style-name="Base06" office:value-type="string" calcext:value-type="string">
            <text:p>1,02̅3̅ ₆</text:p>
          </table:table-cell>
          <table:table-cell/>
          <table:table-cell table:style-name="Base10GreyBackgroundLineTitle" office:value-type="string" calcext:value-type="string">
            <text:p>14 ₁₀</text:p>
          </table:table-cell>
          <table:table-cell table:style-name="Base06GreyBackgroundLineTitle" office:value-type="string" calcext:value-type="string">
            <text:p>22 ₆</text:p>
          </table:table-cell>
          <table:table-cell table:style-name="Base10GreyBackgroundMiddleColumn" office:value-type="string" calcext:value-type="string">
            <text:p>1,0̅7̅6̅ ̅9̅2̅3̅ ₁₀</text:p>
          </table:table-cell>
          <table:table-cell table:style-name="Base06GreyBackground" office:value-type="string" calcext:value-type="string">
            <text:p>1,0̅2̅4̅3̅ ̅4̅0̅5̅3̅ ̅1̅2̅1̅5̅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,93̅ ₁₀</text:p>
          </table:table-cell>
          <table:table-cell table:style-name="Base06GreyBackground" office:value-type="string" calcext:value-type="string">
            <text:p>0,53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5 ₁₀</text:p>
          </table:table-cell>
          <table:table-cell table:style-name="Base06LineTitle" office:value-type="string" calcext:value-type="string">
            <text:p>23 ₆</text:p>
          </table:table-cell>
          <table:table-cell table:style-name="Base10GreyBackgroundFirstColumn" office:value-type="string" calcext:value-type="string">
            <text:p>0,86̅ ₁₀</text:p>
          </table:table-cell>
          <table:table-cell table:style-name="Base06GreyBackground" office:value-type="string" calcext:value-type="string">
            <text:p>0,51̅ ₆</text:p>
          </table:table-cell>
          <table:table-cell table:style-name="Base10MiddleColumn" office:value-type="string" calcext:value-type="string">
            <text:p>0,93̅ ₁₀</text:p>
          </table:table-cell>
          <table:table-cell table:style-name="Base06" office:value-type="string" calcext:value-type="string">
            <text:p>0,53̅ ₆</text:p>
          </table:table-cell>
          <table:table-cell table:style-name="Base10GreyBackgroundMiddle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/>
          <table:table-cell table:style-name="Base10LineTitle" office:value-type="string" calcext:value-type="string">
            <text:p>15 ₁₀</text:p>
          </table:table-cell>
          <table:table-cell table:style-name="Base06LineTitle" office:value-type="string" calcext:value-type="string">
            <text:p>23 ₆</text:p>
          </table:table-cell>
          <table:table-cell table:style-name="Base10MiddleColumn" office:value-type="string" calcext:value-type="string">
            <text:p>1,1̅5̅3̅ ̅8̅4̅6̅ ₁₀</text:p>
          </table:table-cell>
          <table:table-cell table:style-name="Base06" office:value-type="string" calcext:value-type="string">
            <text:p>1,0̅5̅3̅1̅ ̅2̅1̅5̅0̅ ̅2̅4̅3̅4̅ ₆</text:p>
          </table:table-cell>
          <table:table-cell table:style-name="Base10GreyBackgroundMiddleColumn" office:value-type="string" calcext:value-type="string">
            <text:p>1,07̅1̅4̅ ̅2̅8̅5̅ ₁₀</text:p>
          </table:table-cell>
          <table:table-cell table:style-name="Base06GreyBackground" office:value-type="string" calcext:value-type="string">
            <text:p>1,02̅3̅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6 ₁₀</text:p>
          </table:table-cell>
          <table:table-cell table:style-name="Base06GreyBackgroundLineTitle" office:value-type="string" calcext:value-type="string">
            <text:p>24 ₆</text:p>
          </table:table-cell>
          <table:table-cell table:style-name="Base10FirstColumn" office:value-type="string" calcext:value-type="string">
            <text:p>0,8125 ₁₀</text:p>
          </table:table-cell>
          <table:table-cell table:style-name="Base06" office:value-type="string" calcext:value-type="string">
            <text:p>0,4513 ₆</text:p>
          </table:table-cell>
          <table:table-cell table:style-name="Base10GreyBackgroundMiddleColumn" office:value-type="string" calcext:value-type="string">
            <text:p>0,875 ₁₀</text:p>
          </table:table-cell>
          <table:table-cell table:style-name="Base06GreyBackground" office:value-type="string" calcext:value-type="string">
            <text:p>0,513 ₆</text:p>
          </table:table-cell>
          <table:table-cell table:style-name="Base10MiddleColumn" office:value-type="string" calcext:value-type="string">
            <text:p>0,9375 ₁₀</text:p>
          </table:table-cell>
          <table:table-cell table:style-name="Base06" office:value-type="string" calcext:value-type="string">
            <text:p>0,5343 ₆</text:p>
          </table:table-cell>
          <table:table-cell/>
          <table:table-cell table:style-name="Base10GreyBackgroundLineTitle" office:value-type="string" calcext:value-type="string">
            <text:p>16 ₁₀</text:p>
          </table:table-cell>
          <table:table-cell table:style-name="Base06GreyBackgroundLineTitle" office:value-type="string" calcext:value-type="string">
            <text:p>24 ₆</text:p>
          </table:table-cell>
          <table:table-cell table:style-name="Base10GreyBackgroundMiddleColumn" office:value-type="string" calcext:value-type="string">
            <text:p>1,2̅3̅0̅ ̅7̅6̅9̅ ₁₀</text:p>
          </table:table-cell>
          <table:table-cell table:style-name="Base06GreyBackground" office:value-type="string" calcext:value-type="string">
            <text:p>1,1̅2̅1̅5̅ ̅0̅2̅4̅3̅ ̅4̅0̅5̅3̅ ₆</text:p>
          </table:table-cell>
          <table:table-cell table:style-name="Base10MiddleColumn" office:value-type="string" calcext:value-type="string">
            <text:p>1,1̅4̅2̅ ̅8̅5̅7̅ ₁₀</text:p>
          </table:table-cell>
          <table:table-cell table:style-name="Base06" office:value-type="string" calcext:value-type="string">
            <text:p>1,0̅5̅ ₆</text:p>
          </table:table-cell>
          <table:table-cell table:style-name="Base10GreyBackgroundMiddleColumn" office:value-type="string" calcext:value-type="string">
            <text:p>1,06̅ ₁₀</text:p>
          </table:table-cell>
          <table:table-cell table:style-name="Base06GreyBackground" office:value-type="string" calcext:value-type="string">
            <text:p>1,02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7 ₁₀</text:p>
          </table:table-cell>
          <table:table-cell table:style-name="Base06LineTitle" office:value-type="string" calcext:value-type="string">
            <text:p>25 ₆</text:p>
          </table:table-cell>
          <table:table-cell table:style-name="Base10GreyBackgroundFirstColumn" office:value-type="string" calcext:value-type="string">
            <text:p>0,7̅6̅4̅ ̅7̅0̅5̅ ̅8̅8̅2̅ ̅3̅5̅2̅ ̅9̅4̅1̅ ̅1̅ ₁₀</text:p>
          </table:table-cell>
          <table:table-cell table:style-name="Base06GreyBackground" office:value-type="string" calcext:value-type="string">
            <text:p>0,4̅3̅3̅1̅ ̅0̅2̅0̅4̅ ̅1̅2̅2̅4̅ ̅5̅3̅5̅1̅ ₆</text:p>
          </table:table-cell>
          <table:table-cell table:style-name="Base10MiddleColumn" office:value-type="string" calcext:value-type="string">
            <text:p>0,8̅2̅3̅ ̅5̅2̅9̅ ̅4̅1̅1̅ ̅7̅6̅4̅ ̅7̅0̅5̅ ̅8̅ ₁₀</text:p>
          </table:table-cell>
          <table:table-cell table:style-name="Base06" office:value-type="string" calcext:value-type="string">
            <text:p>0,4̅5̅3̅5̅ ̅1̅4̅3̅3̅ ̅1̅0̅2̅0̅ ̅4̅1̅2̅2̅ ₆</text:p>
          </table:table-cell>
          <table:table-cell table:style-name="Base10GreyBackgroundMiddleColumn" office:value-type="string" calcext:value-type="string">
            <text:p>0,8̅8̅2̅ ̅3̅5̅2̅ ̅9̅4̅1̅ ̅1̅7̅6̅ ̅4̅7̅0̅ ̅5̅ ₁₀</text:p>
          </table:table-cell>
          <table:table-cell table:style-name="Base06GreyBackground" office:value-type="string" calcext:value-type="string">
            <text:p>0,5̅1̅4̅3̅ ̅3̅1̅0̅2̅ ̅0̅4̅1̅2̅ ̅2̅4̅5̅3̅ ₆</text:p>
          </table:table-cell>
          <table:table-cell/>
          <table:table-cell table:style-name="Base10LineTitle" office:value-type="string" calcext:value-type="string">
            <text:p>17 ₁₀</text:p>
          </table:table-cell>
          <table:table-cell table:style-name="Base06LineTitle" office:value-type="string" calcext:value-type="string">
            <text:p>25 ₆</text:p>
          </table:table-cell>
          <table:table-cell table:style-name="Base10MiddleColumn" office:value-type="string" calcext:value-type="string">
            <text:p>1,3̅0̅7̅ ̅6̅9̅2̅ ₁₀</text:p>
          </table:table-cell>
          <table:table-cell table:style-name="Base06" office:value-type="string" calcext:value-type="string">
            <text:p>1,1̅5̅0̅2̅ ̅4̅3̅4̅0̅ ̅5̅3̅1̅2̅ ₆</text:p>
          </table:table-cell>
          <table:table-cell table:style-name="Base10GreyBackgroundMiddleColumn" office:value-type="string" calcext:value-type="string">
            <text:p>1,21̅4̅2̅ ̅8̅5̅7̅ ₁₀</text:p>
          </table:table-cell>
          <table:table-cell table:style-name="Base06GreyBackground" office:value-type="string" calcext:value-type="string">
            <text:p>1,11̅4̅ ₆</text:p>
          </table:table-cell>
          <table:table-cell table:style-name="Base10MiddleColumn" office:value-type="string" calcext:value-type="string">
            <text:p>1,13̅ ₁₀</text:p>
          </table:table-cell>
          <table:table-cell table:style-name="Base06" office:value-type="string" calcext:value-type="string">
            <text:p>1,04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8 ₁₀</text:p>
          </table:table-cell>
          <table:table-cell table:style-name="Base06GreyBackgroundLineTitle" office:value-type="string" calcext:value-type="string">
            <text:p>30 ₆</text:p>
          </table:table-cell>
          <table:table-cell table:style-name="Base10FirstColumn" office:value-type="string" calcext:value-type="string">
            <text:p>0,72̅ ₁₀</text:p>
          </table:table-cell>
          <table:table-cell table:style-name="Base06" office:value-type="string" calcext:value-type="string">
            <text:p>0,42 ₆</text:p>
          </table:table-cell>
          <table:table-cell table:style-name="Base10GreyBackgroundMiddleColumn" office:value-type="string" calcext:value-type="string">
            <text:p>0,7̅ ₁₀</text:p>
          </table:table-cell>
          <table:table-cell table:style-name="Base06GreyBackground" office:value-type="string" calcext:value-type="string">
            <text:p>0,44 ₆</text:p>
          </table:table-cell>
          <table:table-cell table:style-name="Base10MiddleColumn" office:value-type="string" calcext:value-type="string">
            <text:p>0,83̅ ₁₀</text:p>
          </table:table-cell>
          <table:table-cell table:style-name="Base06" office:value-type="string" calcext:value-type="string">
            <text:p>0,5 ₆</text:p>
          </table:table-cell>
          <table:table-cell/>
          <table:table-cell table:style-name="Base10GreyBackgroundLineTitle" office:value-type="string" calcext:value-type="string">
            <text:p>18 ₁₀</text:p>
          </table:table-cell>
          <table:table-cell table:style-name="Base06GreyBackgroundLineTitle" office:value-type="string" calcext:value-type="string">
            <text:p>30 ₆</text:p>
          </table:table-cell>
          <table:table-cell table:style-name="Base10GreyBackgroundMiddleColumn" office:value-type="string" calcext:value-type="string">
            <text:p>1,3̅8̅4̅ ̅6̅1̅5̅ ₁₀</text:p>
          </table:table-cell>
          <table:table-cell table:style-name="Base06GreyBackground" office:value-type="string" calcext:value-type="string">
            <text:p>1,2̅1̅5̅0̅ ̅2̅4̅3̅4̅ ̅0̅5̅3̅1̅ ₆</text:p>
          </table:table-cell>
          <table:table-cell table:style-name="Base10MiddleColumn" office:value-type="string" calcext:value-type="string">
            <text:p>1,2̅8̅5̅ ̅7̅1̅4̅ ₁₀</text:p>
          </table:table-cell>
          <table:table-cell table:style-name="Base06" office:value-type="string" calcext:value-type="string">
            <text:p>1,1̅4̅ ₆</text:p>
          </table:table-cell>
          <table:table-cell table:style-name="Base10GreyBackgroundMiddleColumn" office:value-type="string" calcext:value-type="string">
            <text:p>1,2 ₁₀</text:p>
          </table:table-cell>
          <table:table-cell table:style-name="Base06GreyBackground" office:value-type="string" calcext:value-type="string">
            <text:p>1,1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9 ₁₀</text:p>
          </table:table-cell>
          <table:table-cell table:style-name="Base06LineTitle" office:value-type="string" calcext:value-type="string">
            <text:p>31 ₆</text:p>
          </table:table-cell>
          <table:table-cell table:style-name="Base10GreyBackgroundFirstColumn" office:value-type="string" calcext:value-type="string">
            <text:p>0,6̅8̅4̅ ̅2̅1̅0̅ ̅5̅2̅6̅ ̅3̅1̅5̅ ̅7̅8̅9̅ ̅4̅7̅3̅ ₁₀</text:p>
          </table:table-cell>
          <table:table-cell table:style-name="Base06GreyBackground" office:value-type="string" calcext:value-type="string">
            <text:p>0,4̅0̅3̅4̅ ̅4̅2̅3̅0̅ ̅5̅ ₆</text:p>
          </table:table-cell>
          <table:table-cell table:style-name="Base10MiddleColumn" office:value-type="string" calcext:value-type="string">
            <text:p>0,7̅3̅6̅ ̅8̅4̅2̅ ̅1̅0̅5̅ ̅2̅6̅3̅ ̅1̅5̅7̅ ̅8̅9̅4̅ ₁₀</text:p>
          </table:table-cell>
          <table:table-cell table:style-name="Base06" office:value-type="string" calcext:value-type="string">
            <text:p>0,4̅2̅3̅0̅ ̅5̅4̅0̅3̅ ̅4̅ ₆</text:p>
          </table:table-cell>
          <table:table-cell table:style-name="Base10GreyBackgroundMiddleColumn" office:value-type="string" calcext:value-type="string">
            <text:p>0,7̅8̅9̅ ̅4̅7̅3̅ ̅6̅8̅4̅ ̅2̅1̅0̅ ̅5̅2̅6̅ ̅3̅1̅5̅ ₁₀</text:p>
          </table:table-cell>
          <table:table-cell table:style-name="Base06GreyBackground" office:value-type="string" calcext:value-type="string">
            <text:p>0,4̅4̅2̅3̅ ̅0̅5̅4̅0̅ ̅3̅ ₆</text:p>
          </table:table-cell>
          <table:table-cell/>
          <table:table-cell table:style-name="Base10LineTitle" office:value-type="string" calcext:value-type="string">
            <text:p>19 ₁₀</text:p>
          </table:table-cell>
          <table:table-cell table:style-name="Base06LineTitle" office:value-type="string" calcext:value-type="string">
            <text:p>31 ₆</text:p>
          </table:table-cell>
          <table:table-cell table:style-name="Base10MiddleColumn" office:value-type="string" calcext:value-type="string">
            <text:p>1,4̅6̅1̅ ̅5̅3̅8̅ ₁₀</text:p>
          </table:table-cell>
          <table:table-cell table:style-name="Base06" office:value-type="string" calcext:value-type="string">
            <text:p>1,2̅4̅3̅4̅ ̅0̅5̅3̅1̅ ̅2̅1̅5̅0̅ ₆</text:p>
          </table:table-cell>
          <table:table-cell table:style-name="Base10GreyBackgroundMiddleColumn" office:value-type="string" calcext:value-type="string">
            <text:p>1,35̅7̅1̅ ̅4̅2̅8̅ ₁₀</text:p>
          </table:table-cell>
          <table:table-cell table:style-name="Base06GreyBackground" office:value-type="string" calcext:value-type="string">
            <text:p>1,20̅5̅ ₆</text:p>
          </table:table-cell>
          <table:table-cell table:style-name="Base10MiddleColumn" office:value-type="string" calcext:value-type="string">
            <text:p>1,26̅ ₁₀</text:p>
          </table:table-cell>
          <table:table-cell table:style-name="Base06" office:value-type="string" calcext:value-type="string">
            <text:p>1,13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0 ₁₀</text:p>
          </table:table-cell>
          <table:table-cell table:style-name="Base06GreyBackgroundLineTitle" office:value-type="string" calcext:value-type="string">
            <text:p>32 ₆</text:p>
          </table:table-cell>
          <table:table-cell table:style-name="Base10FirstColumn" office:value-type="string" calcext:value-type="string">
            <text:p>0,65 ₁₀</text:p>
          </table:table-cell>
          <table:table-cell table:style-name="Base06" office:value-type="string" calcext:value-type="string">
            <text:p>0,352̅ ₆</text:p>
          </table:table-cell>
          <table:table-cell table:style-name="Base10GreyBackgroundMiddleColumn" office:value-type="string" calcext:value-type="string">
            <text:p>0,7 ₁₀</text:p>
          </table:table-cell>
          <table:table-cell table:style-name="Base06GreyBackground" office:value-type="string" calcext:value-type="string">
            <text:p>0,41̅ ₆</text:p>
          </table:table-cell>
          <table:table-cell table:style-name="Base10MiddleColumn" office:value-type="string" calcext:value-type="string">
            <text:p>0,75 ₁₀</text:p>
          </table:table-cell>
          <table:table-cell table:style-name="Base06" office:value-type="string" calcext:value-type="string">
            <text:p>0,43 ₆</text:p>
          </table:table-cell>
          <table:table-cell/>
          <table:table-cell table:style-name="Base10GreyBackgroundLineTitle" office:value-type="string" calcext:value-type="string">
            <text:p>20 ₁₀</text:p>
          </table:table-cell>
          <table:table-cell table:style-name="Base06GreyBackgroundLineTitle" office:value-type="string" calcext:value-type="string">
            <text:p>32 ₆</text:p>
          </table:table-cell>
          <table:table-cell table:style-name="Base10GreyBackgroundMiddleColumn" office:value-type="string" calcext:value-type="string">
            <text:p>1,5̅3̅8̅ ̅4̅6̅1̅ ₁₀</text:p>
          </table:table-cell>
          <table:table-cell table:style-name="Base06GreyBackground" office:value-type="string" calcext:value-type="string">
            <text:p>1,3̅1̅2̅1̅ ̅5̅0̅2̅4̅ ̅3̅4̅0̅5̅ ₆</text:p>
          </table:table-cell>
          <table:table-cell table:style-name="Base10MiddleColumn" office:value-type="string" calcext:value-type="string">
            <text:p>1,4̅2̅8̅ ̅5̅7̅1̅ ₁₀</text:p>
          </table:table-cell>
          <table:table-cell table:style-name="Base06" office:value-type="string" calcext:value-type="string">
            <text:p>1,2̅3̅ ₆</text:p>
          </table:table-cell>
          <table:table-cell table:style-name="Base10GreyBackgroundMiddleColumn" office:value-type="string" calcext:value-type="string">
            <text:p>1,3̅ ₁₀</text:p>
          </table:table-cell>
          <table:table-cell table:style-name="Base06GreyBackground" office:value-type="string" calcext:value-type="string">
            <text:p>1,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1 ₁₀</text:p>
          </table:table-cell>
          <table:table-cell table:style-name="Base06LineTitle" office:value-type="string" calcext:value-type="string">
            <text:p>33 ₆</text:p>
          </table:table-cell>
          <table:table-cell table:style-name="Base10GreyBackgroundFirstColumn" office:value-type="string" calcext:value-type="string">
            <text:p>0,6̅1̅9̅ ̅0̅4̅7̅ ̅6̅1̅9̅ ̅0̅4̅7̅ ̅6̅1̅9̅ ̅0̅4̅7̅ ₁₀</text:p>
          </table:table-cell>
          <table:table-cell table:style-name="Base06GreyBackground" office:value-type="string" calcext:value-type="string">
            <text:p>0,34̅1̅4̅1̅ ̅4̅1̅ ₆</text:p>
          </table:table-cell>
          <table:table-cell table:style-name="Base10MiddleColumn" office:value-type="string" calcext:value-type="string">
            <text:p>0,6̅ ₁₀</text:p>
          </table:table-cell>
          <table:table-cell table:style-name="Base06" office:value-type="string" calcext:value-type="string">
            <text:p>0,4 ₆</text:p>
          </table:table-cell>
          <table:table-cell table:style-name="Base10GreyBackgroundMiddleColumn" office:value-type="string" calcext:value-type="string">
            <text:p>0,7̅1̅4̅ ̅2̅8̅5̅ ̅7̅1̅4̅ ̅2̅8̅5̅ ̅7̅1̅4̅ ̅2̅8̅5̅ ₁₀</text:p>
          </table:table-cell>
          <table:table-cell table:style-name="Base06GreyBackground" office:value-type="string" calcext:value-type="string">
            <text:p>0,4̅1̅ ₆</text:p>
          </table:table-cell>
          <table:table-cell/>
          <table:table-cell table:style-name="Base10LineTitle" office:value-type="string" calcext:value-type="string">
            <text:p>21 ₁₀</text:p>
          </table:table-cell>
          <table:table-cell table:style-name="Base06LineTitle" office:value-type="string" calcext:value-type="string">
            <text:p>33 ₆</text:p>
          </table:table-cell>
          <table:table-cell table:style-name="Base10MiddleColumn" office:value-type="string" calcext:value-type="string">
            <text:p>1,6̅1̅5̅ ̅3̅8̅4̅ ₁₀</text:p>
          </table:table-cell>
          <table:table-cell table:style-name="Base06" office:value-type="string" calcext:value-type="string">
            <text:p>1,3̅4̅0̅5̅ ̅3̅1̅2̅1̅ ̅5̅0̅2̅4̅ ₆</text:p>
          </table:table-cell>
          <table:table-cell table:style-name="Base10GreyBackgroundMiddleColumn" office:value-type="string" calcext:value-type="string">
            <text:p>1,5 ₁₀</text:p>
          </table:table-cell>
          <table:table-cell table:style-name="Base06GreyBackground" office:value-type="string" calcext:value-type="string">
            <text:p>1,3 ₆</text:p>
          </table:table-cell>
          <table:table-cell table:style-name="Base10MiddleColumn" office:value-type="string" calcext:value-type="string">
            <text:p>1,4 ₁₀</text:p>
          </table:table-cell>
          <table:table-cell table:style-name="Base06" office:value-type="string" calcext:value-type="string">
            <text:p>1,2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2 ₁₀</text:p>
          </table:table-cell>
          <table:table-cell table:style-name="Base06GreyBackgroundLineTitle" office:value-type="string" calcext:value-type="string">
            <text:p>34 ₆</text:p>
          </table:table-cell>
          <table:table-cell table:style-name="Base10FirstColumn" office:value-type="string" calcext:value-type="string">
            <text:p>0,59̅0̅ ₁₀</text:p>
          </table:table-cell>
          <table:table-cell table:style-name="Base06" office:value-type="string" calcext:value-type="string">
            <text:p>0,33̅1̅3̅4̅ ̅5̅2̅4̅2̅ ̅1̅0̅ ₆</text:p>
          </table:table-cell>
          <table:table-cell table:style-name="Base10GreyBackgroundMiddleColumn" office:value-type="string" calcext:value-type="string">
            <text:p>0,6̅3̅6̅ ̅3̅6̅3̅ ̅6̅3̅ ₁₀</text:p>
          </table:table-cell>
          <table:table-cell table:style-name="Base06GreyBackground" office:value-type="string" calcext:value-type="string">
            <text:p>0,3̅4̅5̅2̅ ̅4̅2̅1̅0̅ ̅3̅1̅ ₆</text:p>
          </table:table-cell>
          <table:table-cell table:style-name="Base10MiddleColumn" office:value-type="string" calcext:value-type="string">
            <text:p>0,68̅1̅ ₁₀</text:p>
          </table:table-cell>
          <table:table-cell table:style-name="Base06" office:value-type="string" calcext:value-type="string">
            <text:p>0,40̅3̅1̅3̅ ̅4̅5̅2̅4̅ ̅2̅1̅ ₆</text:p>
          </table:table-cell>
          <table:table-cell/>
          <table:table-cell table:style-name="Base10GreyBackgroundLineTitle" office:value-type="string" calcext:value-type="string">
            <text:p>22 ₁₀</text:p>
          </table:table-cell>
          <table:table-cell table:style-name="Base06GreyBackgroundLineTitle" office:value-type="string" calcext:value-type="string">
            <text:p>34 ₆</text:p>
          </table:table-cell>
          <table:table-cell table:style-name="Base10GreyBackgroundMiddleColumn" office:value-type="string" calcext:value-type="string">
            <text:p>1,6̅9̅2̅ ̅3̅0̅7̅ ₁₀</text:p>
          </table:table-cell>
          <table:table-cell table:style-name="Base06GreyBackground" office:value-type="string" calcext:value-type="string">
            <text:p>1,4̅0̅5̅3̅ ̅1̅2̅1̅5̅ ̅0̅2̅4̅3̅ ₆</text:p>
          </table:table-cell>
          <table:table-cell table:style-name="Base10MiddleColumn" office:value-type="string" calcext:value-type="string">
            <text:p>1,5̅7̅1̅ ̅4̅2̅8̅ ₁₀</text:p>
          </table:table-cell>
          <table:table-cell table:style-name="Base06" office:value-type="string" calcext:value-type="string">
            <text:p>1,3̅2̅ ₆</text:p>
          </table:table-cell>
          <table:table-cell table:style-name="Base10GreyBackgroundMiddleColumn" office:value-type="string" calcext:value-type="string">
            <text:p>1,46̅ ₁₀</text:p>
          </table:table-cell>
          <table:table-cell table:style-name="Base06GreyBackground" office:value-type="string" calcext:value-type="string">
            <text:p>1,24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3 ₁₀</text:p>
          </table:table-cell>
          <table:table-cell table:style-name="Base06LineTitle" office:value-type="string" calcext:value-type="string">
            <text:p>35 ₆</text:p>
          </table:table-cell>
          <table:table-cell table:style-name="Base10GreyBackgroundFirstColumn" office:value-type="string" calcext:value-type="string">
            <text:p>0,5̅6̅5̅ ̅2̅1̅7̅ ̅3̅9̅1̅ ̅3̅0̅4̅ ̅3̅4̅7̅ ̅8̅2̅6̅ ̅0̅8̅6̅ ̅9̅ ₁₀</text:p>
          </table:table-cell>
          <table:table-cell table:style-name="Base06GreyBackground" office:value-type="string" calcext:value-type="string">
            <text:p>0,3̅2̅2̅0̅ ̅3̅0̅4̅4̅ ̅1̅0̅1̅ ₆</text:p>
          </table:table-cell>
          <table:table-cell table:style-name="Base10MiddleColumn" office:value-type="string" calcext:value-type="string">
            <text:p>0,6̅0̅8̅ ̅6̅9̅5̅ ̅6̅5̅2̅ ̅1̅7̅3̅ ̅9̅1̅3̅ ̅0̅4̅3̅ ̅4̅7̅8̅ ̅2̅ ₁₀</text:p>
          </table:table-cell>
          <table:table-cell table:style-name="Base06" office:value-type="string" calcext:value-type="string">
            <text:p>0,3̅3̅5̅2̅ ̅5̅1̅1̅4̅ ̅5̅4̅2̅ ₆</text:p>
          </table:table-cell>
          <table:table-cell table:style-name="Base10GreyBackgroundMiddleColumn" office:value-type="string" calcext:value-type="string">
            <text:p>0,6̅5̅2̅ ̅1̅7̅3̅ ̅9̅1̅3̅ ̅0̅4̅3̅ ̅4̅7̅8̅ ̅2̅6̅0̅ ̅8̅6̅9̅ ̅5̅ ₁₀</text:p>
          </table:table-cell>
          <table:table-cell table:style-name="Base06GreyBackground" office:value-type="string" calcext:value-type="string">
            <text:p>0,3̅5̅2̅5̅ ̅1̅1̅4̅5̅ ̅4̅2̅3̅ ₆</text:p>
          </table:table-cell>
          <table:table-cell/>
          <table:table-cell table:style-name="Base10LineTitle" office:value-type="string" calcext:value-type="string">
            <text:p>23 ₁₀</text:p>
          </table:table-cell>
          <table:table-cell table:style-name="Base06LineTitle" office:value-type="string" calcext:value-type="string">
            <text:p>35 ₆</text:p>
          </table:table-cell>
          <table:table-cell table:style-name="Base10MiddleColumn" office:value-type="string" calcext:value-type="string">
            <text:p>1,7̅6̅9̅ ̅2̅3̅0̅ ₁₀</text:p>
          </table:table-cell>
          <table:table-cell table:style-name="Base06" office:value-type="string" calcext:value-type="string">
            <text:p>1,4̅3̅4̅0̅ ̅5̅3̅1̅2̅ ̅1̅5̅0̅2̅ ₆</text:p>
          </table:table-cell>
          <table:table-cell table:style-name="Base10GreyBackgroundMiddleColumn" office:value-type="string" calcext:value-type="string">
            <text:p>1,64̅2̅8̅ ̅5̅7̅1̅ ₁₀</text:p>
          </table:table-cell>
          <table:table-cell table:style-name="Base06GreyBackground" office:value-type="string" calcext:value-type="string">
            <text:p>1,35̅0̅5̅0̅ ̅5̅0̅ ₆</text:p>
          </table:table-cell>
          <table:table-cell table:style-name="Base10MiddleColumn" office:value-type="string" calcext:value-type="string">
            <text:p>1,53̅ ₁₀</text:p>
          </table:table-cell>
          <table:table-cell table:style-name="Base06" office:value-type="string" calcext:value-type="string">
            <text:p>1,31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4 ₁₀</text:p>
          </table:table-cell>
          <table:table-cell table:style-name="Base06GreyBackgroundLineTitle" office:value-type="string" calcext:value-type="string">
            <text:p>40 ₆</text:p>
          </table:table-cell>
          <table:table-cell table:style-name="Base10FirstColumn" office:value-type="string" calcext:value-type="string">
            <text:p>0,5416̅ ₁₀</text:p>
          </table:table-cell>
          <table:table-cell table:style-name="Base06" office:value-type="string" calcext:value-type="string">
            <text:p>0,313 ₆</text:p>
          </table:table-cell>
          <table:table-cell table:style-name="Base10GreyBackgroundMiddleColumn" office:value-type="string" calcext:value-type="string">
            <text:p>0,583̅ ₁₀</text:p>
          </table:table-cell>
          <table:table-cell table:style-name="Base06GreyBackground" office:value-type="string" calcext:value-type="string">
            <text:p>0,33 ₆</text:p>
          </table:table-cell>
          <table:table-cell table:style-name="Base10MiddleColumn" office:value-type="string" calcext:value-type="string">
            <text:p>0,625 ₁₀</text:p>
          </table:table-cell>
          <table:table-cell table:style-name="Base06" office:value-type="string" calcext:value-type="string">
            <text:p>0,343 ₆</text:p>
          </table:table-cell>
          <table:table-cell/>
          <table:table-cell table:style-name="Base10GreyBackgroundLineTitle" office:value-type="string" calcext:value-type="string">
            <text:p>24 ₁₀</text:p>
          </table:table-cell>
          <table:table-cell table:style-name="Base06GreyBackgroundLineTitle" office:value-type="string" calcext:value-type="string">
            <text:p>40 ₆</text:p>
          </table:table-cell>
          <table:table-cell table:style-name="Base10GreyBackgroundMiddleColumn" office:value-type="string" calcext:value-type="string">
            <text:p>1,8̅4̅6̅ ̅1̅5̅3̅ ₁₀</text:p>
          </table:table-cell>
          <table:table-cell table:style-name="Base06GreyBackground" office:value-type="string" calcext:value-type="string">
            <text:p>1,5̅0̅2̅4̅ ̅3̅4̅0̅5̅ ̅3̅1̅2̅1̅ ₆</text:p>
          </table:table-cell>
          <table:table-cell table:style-name="Base10MiddleColumn" office:value-type="string" calcext:value-type="string">
            <text:p>1,7̅1̅4̅ ̅2̅8̅5̅ ₁₀</text:p>
          </table:table-cell>
          <table:table-cell table:style-name="Base06" office:value-type="string" calcext:value-type="string">
            <text:p>1,4̅1̅ ₆</text:p>
          </table:table-cell>
          <table:table-cell table:style-name="Base10GreyBackgroundMiddleColumn" office:value-type="string" calcext:value-type="string">
            <text:p>1,6 ₁₀</text:p>
          </table:table-cell>
          <table:table-cell table:style-name="Base06GreyBackground" office:value-type="string" calcext:value-type="string">
            <text:p>1,3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5 ₁₀</text:p>
          </table:table-cell>
          <table:table-cell table:style-name="Base06LineTitle" office:value-type="string" calcext:value-type="string">
            <text:p>41 ₆</text:p>
          </table:table-cell>
          <table:table-cell table:style-name="Base10GreyBackgroundFirstColumn" office:value-type="string" calcext:value-type="string">
            <text:p>0,52 ₁₀</text:p>
          </table:table-cell>
          <table:table-cell table:style-name="Base06GreyBackground" office:value-type="string" calcext:value-type="string">
            <text:p>0,3̅0̅4̅1̅ ̅5̅ ₆</text:p>
          </table:table-cell>
          <table:table-cell table:style-name="Base10MiddleColumn" office:value-type="string" calcext:value-type="string">
            <text:p>0,56 ₁₀</text:p>
          </table:table-cell>
          <table:table-cell table:style-name="Base06" office:value-type="string" calcext:value-type="string">
            <text:p>0,3̅2̅0̅5̅ ̅4̅ ₆</text:p>
          </table:table-cell>
          <table:table-cell table:style-name="Base10GreyBackgroundMiddleColumn" office:value-type="string" calcext:value-type="string">
            <text:p>0,6 ₁₀</text:p>
          </table:table-cell>
          <table:table-cell table:style-name="Base06GreyBackground" office:value-type="string" calcext:value-type="string">
            <text:p>0,3̅ ₆</text:p>
          </table:table-cell>
          <table:table-cell/>
          <table:table-cell table:style-name="Base10LineTitle" office:value-type="string" calcext:value-type="string">
            <text:p>25 ₁₀</text:p>
          </table:table-cell>
          <table:table-cell table:style-name="Base06LineTitle" office:value-type="string" calcext:value-type="string">
            <text:p>41 ₆</text:p>
          </table:table-cell>
          <table:table-cell table:style-name="Base10MiddleColumn" office:value-type="string" calcext:value-type="string">
            <text:p>1,9̅2̅3̅ ̅0̅7̅6̅ ₁₀</text:p>
          </table:table-cell>
          <table:table-cell table:style-name="Base06" office:value-type="string" calcext:value-type="string">
            <text:p>1,5̅3̅1̅2̅ ̅1̅5̅0̅2̅ ̅4̅3̅4̅0̅ ₆</text:p>
          </table:table-cell>
          <table:table-cell table:style-name="Base10GreyBackgroundMiddleColumn" office:value-type="string" calcext:value-type="string">
            <text:p>1,78̅5̅7̅ ̅1̅4̅2̅ ₁₀</text:p>
          </table:table-cell>
          <table:table-cell table:style-name="Base06GreyBackground" office:value-type="string" calcext:value-type="string">
            <text:p>1,44̅1̅4̅1̅ ̅4̅1̅ ₆</text:p>
          </table:table-cell>
          <table:table-cell table:style-name="Base10MiddleColumn" office:value-type="string" calcext:value-type="string">
            <text:p>1,6̅ ₁₀</text:p>
          </table:table-cell>
          <table:table-cell table:style-name="Base06" office:value-type="string" calcext:value-type="string">
            <text:p>1,4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6 ₁₀</text:p>
          </table:table-cell>
          <table:table-cell table:style-name="Base06GreyBackgroundLineTitle" office:value-type="string" calcext:value-type="string">
            <text:p>42 ₆</text:p>
          </table:table-cell>
          <table:table-cell table:style-name="Base10FirstColumn" office:value-type="string" calcext:value-type="string">
            <text:p>0,5 ₁₀</text:p>
          </table:table-cell>
          <table:table-cell table:style-name="Base06" office:value-type="string" calcext:value-type="string">
            <text:p>0,3 ₆</text:p>
          </table:table-cell>
          <table:table-cell table:style-name="Base10GreyBackgroundMiddleColumn" office:value-type="string" calcext:value-type="string">
            <text:p>0,5̅3̅8̅ ̅4̅6̅1̅ ̅5̅3̅8̅ ̅4̅6̅1̅ ̅5̅3̅8̅ ̅4̅6̅1̅ ₁₀</text:p>
          </table:table-cell>
          <table:table-cell table:style-name="Base06GreyBackground" office:value-type="string" calcext:value-type="string">
            <text:p>0,3̅1̅2̅1̅ ̅5̅0̅2̅4̅ ̅3̅4̅0̅5̅ ₆</text:p>
          </table:table-cell>
          <table:table-cell table:style-name="Base10MiddleColumn" office:value-type="string" calcext:value-type="string">
            <text:p>0,57̅6̅9̅ ̅2̅3̅0̅ ₁₀</text:p>
          </table:table-cell>
          <table:table-cell table:style-name="Base06" office:value-type="string" calcext:value-type="string">
            <text:p>0,32̅4̅3̅4̅ ̅0̅5̅3̅1̅ ̅2̅1̅5̅0̅ ₆</text:p>
          </table:table-cell>
          <table:table-cell/>
          <table:table-cell table:style-name="Base10GreyBackgroundLineTitle" office:value-type="string" calcext:value-type="string">
            <text:p>26 ₁₀</text:p>
          </table:table-cell>
          <table:table-cell table:style-name="Base06GreyBackgroundLineTitle" office:value-type="string" calcext:value-type="string">
            <text:p>42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,8̅5̅7̅ ̅1̅4̅2̅ ₁₀</text:p>
          </table:table-cell>
          <table:table-cell table:style-name="Base06" office:value-type="string" calcext:value-type="string">
            <text:p>1,5̅0̅ ₆</text:p>
          </table:table-cell>
          <table:table-cell table:style-name="Base10GreyBackgroundMiddleColumn" office:value-type="string" calcext:value-type="string">
            <text:p>1,73̅ ₁₀</text:p>
          </table:table-cell>
          <table:table-cell table:style-name="Base06GreyBackground" office:value-type="string" calcext:value-type="string">
            <text:p>1,42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7 ₁₀</text:p>
          </table:table-cell>
          <table:table-cell table:style-name="Base06LineTitle" office:value-type="string" calcext:value-type="string">
            <text:p>43 ₆</text:p>
          </table:table-cell>
          <table:table-cell table:style-name="Base10GreyBackgroundFirstColumn" office:value-type="string" calcext:value-type="string">
            <text:p>0,4̅8̅1̅ ₁₀</text:p>
          </table:table-cell>
          <table:table-cell table:style-name="Base06GreyBackground" office:value-type="string" calcext:value-type="string">
            <text:p>0,252 ₆</text:p>
          </table:table-cell>
          <table:table-cell table:style-name="Base10MiddleColumn" office:value-type="string" calcext:value-type="string">
            <text:p>0,5̅1̅8̅ ̅5̅1̅8̅ ̅5̅1̅8̅ ₁₀</text:p>
          </table:table-cell>
          <table:table-cell table:style-name="Base06" office:value-type="string" calcext:value-type="string">
            <text:p>0,304 ₆</text:p>
          </table:table-cell>
          <table:table-cell table:style-name="Base10GreyBackgroundMiddleColumn" office:value-type="string" calcext:value-type="string">
            <text:p>0,5̅ ₁₀</text:p>
          </table:table-cell>
          <table:table-cell table:style-name="Base06GreyBackground" office:value-type="string" calcext:value-type="string">
            <text:p>0,32 ₆</text:p>
          </table:table-cell>
          <table:table-cell/>
          <table:table-cell table:style-name="Base10LineTitle" office:value-type="string" calcext:value-type="string">
            <text:p>27 ₁₀</text:p>
          </table:table-cell>
          <table:table-cell table:style-name="Base06LineTitle" office:value-type="string" calcext:value-type="string">
            <text:p>43 ₆</text:p>
          </table:table-cell>
          <table:table-cell table:style-name="Base10MiddleColumn" office:value-type="string" calcext:value-type="string">
            <text:p>2,0̅7̅6̅ ̅9̅2̅3̅ ₁₀</text:p>
          </table:table-cell>
          <table:table-cell table:style-name="Base06" office:value-type="string" calcext:value-type="string">
            <text:p>2,0̅2̅4̅3̅ ̅4̅0̅5̅3̅ ̅1̅2̅1̅5̅ ₆</text:p>
          </table:table-cell>
          <table:table-cell table:style-name="Base10GreyBackgroundMiddleColumn" office:value-type="string" calcext:value-type="string">
            <text:p>1,92̅8̅5̅ ̅7̅1̅4̅ ₁₀</text:p>
          </table:table-cell>
          <table:table-cell table:style-name="Base06GreyBackground" office:value-type="string" calcext:value-type="string">
            <text:p>1,53̅2̅3̅2̅ ̅3̅2̅ ₆</text:p>
          </table:table-cell>
          <table:table-cell table:style-name="Base10MiddleColumn" office:value-type="string" calcext:value-type="string">
            <text:p>1,8 ₁₀</text:p>
          </table:table-cell>
          <table:table-cell table:style-name="Base06" office:value-type="string" calcext:value-type="string">
            <text:p>1,4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8 ₁₀</text:p>
          </table:table-cell>
          <table:table-cell table:style-name="Base06GreyBackgroundLineTitle" office:value-type="string" calcext:value-type="string">
            <text:p>44 ₆</text:p>
          </table:table-cell>
          <table:table-cell table:style-name="Base10FirstColumn" office:value-type="string" calcext:value-type="string">
            <text:p>0,464̅2̅8̅ ̅5̅7̅1̅ ₁₀</text:p>
          </table:table-cell>
          <table:table-cell table:style-name="Base06" office:value-type="string" calcext:value-type="string">
            <text:p>0,244̅1̅ ₆</text:p>
          </table:table-cell>
          <table:table-cell table:style-name="Base10GreyBackgroundMiddleColumn" office:value-type="string" calcext:value-type="string">
            <text:p>0,5 ₁₀</text:p>
          </table:table-cell>
          <table:table-cell table:style-name="Base06GreyBackground" office:value-type="string" calcext:value-type="string">
            <text:p>0,3 ₆</text:p>
          </table:table-cell>
          <table:table-cell table:style-name="Base10MiddleColumn" office:value-type="string" calcext:value-type="string">
            <text:p>0,535̅7̅1̅ ̅4̅2̅8̅ ₁₀</text:p>
          </table:table-cell>
          <table:table-cell table:style-name="Base06" office:value-type="string" calcext:value-type="string">
            <text:p>0,311̅4̅ ₆</text:p>
          </table:table-cell>
          <table:table-cell/>
          <table:table-cell table:style-name="Base10GreyBackgroundLineTitle" office:value-type="string" calcext:value-type="string">
            <text:p>28 ₁₀</text:p>
          </table:table-cell>
          <table:table-cell table:style-name="Base06GreyBackgroundLineTitle" office:value-type="string" calcext:value-type="string">
            <text:p>44 ₆</text:p>
          </table:table-cell>
          <table:table-cell table:style-name="Base10GreyBackgroundMiddleColumn" office:value-type="string" calcext:value-type="string">
            <text:p>2,1̅5̅3̅ ̅8̅4̅6̅ ₁₀</text:p>
          </table:table-cell>
          <table:table-cell table:style-name="Base06GreyBackground" office:value-type="string" calcext:value-type="string">
            <text:p>2,0̅5̅3̅1̅ ̅2̅1̅5̅0̅ ̅2̅4̅3̅4̅ ₆</text:p>
          </table:table-cell>
          <table:table-cell table:style-name="Base10MiddleColumn" office:value-type="string" calcext:value-type="string">
            <text:p>2 ₁₀</text:p>
          </table:table-cell>
          <table:table-cell table:style-name="Base06" office:value-type="string" calcext:value-type="string">
            <text:p>2 ₆</text:p>
          </table:table-cell>
          <table:table-cell table:style-name="Base10GreyBackgroundMiddleColumn" office:value-type="string" calcext:value-type="string">
            <text:p>1,86̅ ₁₀</text:p>
          </table:table-cell>
          <table:table-cell table:style-name="Base06GreyBackground" office:value-type="string" calcext:value-type="string">
            <text:p>1,51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9 ₁₀</text:p>
          </table:table-cell>
          <table:table-cell table:style-name="Base06LineTitle" office:value-type="string" calcext:value-type="string">
            <text:p>45 ₆</text:p>
          </table:table-cell>
          <table:table-cell table:style-name="Base10GreyBackgroundFirstColumn" office:value-type="string" calcext:value-type="string">
            <text:p>0,4̅4̅8̅ ̅2̅7̅5̅ ̅8̅6̅2̅ ̅0̅6̅8̅ ̅9̅6̅5̅ ̅5̅1̅7̅ ̅2̅4̅1̅ ̅3̅7̅9̅ ̅3̅1̅0̅ ̅3̅ ₁₀</text:p>
          </table:table-cell>
          <table:table-cell table:style-name="Base06GreyBackground" office:value-type="string" calcext:value-type="string">
            <text:p>0,2̅4̅0̅4̅ ̅5̅4̅4̅3̅ ̅1̅5̅1̅0̅ ̅1̅1̅ ₆</text:p>
          </table:table-cell>
          <table:table-cell table:style-name="Base10MiddleColumn" office:value-type="string" calcext:value-type="string">
            <text:p>0,4̅8̅2̅ ̅7̅5̅8̅ ̅6̅2̅0̅ ̅6̅8̅9̅ ̅6̅5̅5̅ ̅1̅7̅2̅ ̅4̅1̅3̅ ̅7̅9̅3̅ ̅1̅0̅3̅ ̅4̅ ₁₀</text:p>
          </table:table-cell>
          <table:table-cell table:style-name="Base06" office:value-type="string" calcext:value-type="string">
            <text:p>0,2̅5̅2̅1̅ ̅3̅5̅3̅3̅ ̅0̅3̅4̅2̅ ̅0̅2̅ ₆</text:p>
          </table:table-cell>
          <table:table-cell table:style-name="Base10GreyBackgroundMiddleColumn" office:value-type="string" calcext:value-type="string">
            <text:p>0,5̅1̅7̅ ̅2̅4̅1̅ ̅3̅7̅9̅ ̅3̅1̅0̅ ̅3̅4̅4̅ ̅8̅2̅7̅ ̅5̅8̅6̅ ̅2̅0̅6̅ ̅8̅9̅6̅ ̅5̅ ₁₀</text:p>
          </table:table-cell>
          <table:table-cell table:style-name="Base06GreyBackground" office:value-type="string" calcext:value-type="string">
            <text:p>0,3̅0̅3̅4̅ ̅2̅0̅2̅2̅ ̅5̅2̅1̅3̅ ̅5̅3̅ ₆</text:p>
          </table:table-cell>
          <table:table-cell/>
          <table:table-cell table:style-name="Base10LineTitle" office:value-type="string" calcext:value-type="string">
            <text:p>29 ₁₀</text:p>
          </table:table-cell>
          <table:table-cell table:style-name="Base06LineTitle" office:value-type="string" calcext:value-type="string">
            <text:p>45 ₆</text:p>
          </table:table-cell>
          <table:table-cell table:style-name="Base10MiddleColumn" office:value-type="string" calcext:value-type="string">
            <text:p>2,2̅3̅0̅ ̅7̅6̅9̅ ₁₀</text:p>
          </table:table-cell>
          <table:table-cell table:style-name="Base06" office:value-type="string" calcext:value-type="string">
            <text:p>2,1̅2̅1̅5̅ ̅0̅2̅4̅3̅ ̅4̅0̅5̅3̅ ₆</text:p>
          </table:table-cell>
          <table:table-cell table:style-name="Base10GreyBackgroundMiddleColumn" office:value-type="string" calcext:value-type="string">
            <text:p>2,07̅1̅4̅ ̅2̅8̅5̅ ₁₀</text:p>
          </table:table-cell>
          <table:table-cell table:style-name="Base06GreyBackground" office:value-type="string" calcext:value-type="string">
            <text:p>2,02̅3̅ ₆</text:p>
          </table:table-cell>
          <table:table-cell table:style-name="Base10MiddleColumn" office:value-type="string" calcext:value-type="string">
            <text:p>1,93̅ ₁₀</text:p>
          </table:table-cell>
          <table:table-cell table:style-name="Base06" office:value-type="string" calcext:value-type="string">
            <text:p>1,53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0 ₁₀</text:p>
          </table:table-cell>
          <table:table-cell table:style-name="Base06GreyBackgroundLineTitle" office:value-type="string" calcext:value-type="string">
            <text:p>50 ₆</text:p>
          </table:table-cell>
          <table:table-cell table:style-name="Base10FirstColumn" office:value-type="string" calcext:value-type="string">
            <text:p>0,43̅ ₁₀</text:p>
          </table:table-cell>
          <table:table-cell table:style-name="Base06" office:value-type="string" calcext:value-type="string">
            <text:p>0,23̅ ₆</text:p>
          </table:table-cell>
          <table:table-cell table:style-name="Base10GreyBackgroundMiddleColumn" office:value-type="string" calcext:value-type="string">
            <text:p>0,46̅ ₁₀</text:p>
          </table:table-cell>
          <table:table-cell table:style-name="Base06GreyBackground" office:value-type="string" calcext:value-type="string">
            <text:p>0,24̅ ₆</text:p>
          </table:table-cell>
          <table:table-cell table:style-name="Base10MiddleColumn" office:value-type="string" calcext:value-type="string">
            <text:p>0,5 ₁₀</text:p>
          </table:table-cell>
          <table:table-cell table:style-name="Base06" office:value-type="string" calcext:value-type="string">
            <text:p>0,3 ₆</text:p>
          </table:table-cell>
          <table:table-cell/>
          <table:table-cell table:style-name="Base10GreyBackgroundLineTitle" office:value-type="string" calcext:value-type="string">
            <text:p>30 ₁₀</text:p>
          </table:table-cell>
          <table:table-cell table:style-name="Base06GreyBackgroundLineTitle" office:value-type="string" calcext:value-type="string">
            <text:p>50 ₆</text:p>
          </table:table-cell>
          <table:table-cell table:style-name="Base10GreyBackgroundMiddleColumn" office:value-type="string" calcext:value-type="string">
            <text:p>2,3̅0̅7̅ ̅6̅9̅2̅ ₁₀</text:p>
          </table:table-cell>
          <table:table-cell table:style-name="Base06GreyBackground" office:value-type="string" calcext:value-type="string">
            <text:p>2,1̅5̅0̅2̅ ̅4̅3̅4̅0̅ ̅5̅3̅1̅2̅ ₆</text:p>
          </table:table-cell>
          <table:table-cell table:style-name="Base10MiddleColumn" office:value-type="string" calcext:value-type="string">
            <text:p>2,1̅4̅2̅ ̅8̅5̅7̅ ₁₀</text:p>
          </table:table-cell>
          <table:table-cell table:style-name="Base06" office:value-type="string" calcext:value-type="string">
            <text:p>2,0̅5̅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1 ₁₀</text:p>
          </table:table-cell>
          <table:table-cell table:style-name="Base06LineTitle" office:value-type="string" calcext:value-type="string">
            <text:p>51 ₆</text:p>
          </table:table-cell>
          <table:table-cell table:style-name="Base10GreyBackgroundFirstColumn" office:value-type="string" calcext:value-type="string">
            <text:p>0,4̅1̅9̅ ̅3̅5̅4̅ ̅8̅3̅8̅ ̅7̅0̅9̅ ̅6̅7̅7̅ ₁₀</text:p>
          </table:table-cell>
          <table:table-cell table:style-name="Base06GreyBackground" office:value-type="string" calcext:value-type="string">
            <text:p>0,2̅3̅0̅3̅ ̅2̅5̅ ₆</text:p>
          </table:table-cell>
          <table:table-cell table:style-name="Base10MiddleColumn" office:value-type="string" calcext:value-type="string">
            <text:p>0,4̅5̅1̅ ̅6̅1̅2̅ ̅9̅0̅3̅ ̅2̅2̅5̅ ̅8̅0̅6̅ ₁₀</text:p>
          </table:table-cell>
          <table:table-cell table:style-name="Base06" office:value-type="string" calcext:value-type="string">
            <text:p>0,2̅4̅1̅3̅ ̅1̅4̅ ₆</text:p>
          </table:table-cell>
          <table:table-cell table:style-name="Base10GreyBackgroundMiddleColumn" office:value-type="string" calcext:value-type="string">
            <text:p>0,4̅8̅3̅ ̅8̅7̅0̅ ̅9̅6̅7̅ ̅7̅4̅1̅ ̅9̅3̅5̅ ₁₀</text:p>
          </table:table-cell>
          <table:table-cell table:style-name="Base06GreyBackground" office:value-type="string" calcext:value-type="string">
            <text:p>0,2̅5̅2̅3̅ ̅0̅3̅ ₆</text:p>
          </table:table-cell>
          <table:table-cell/>
          <table:table-cell table:style-name="Base10LineTitle" office:value-type="string" calcext:value-type="string">
            <text:p>31 ₁₀</text:p>
          </table:table-cell>
          <table:table-cell table:style-name="Base06LineTitle" office:value-type="string" calcext:value-type="string">
            <text:p>51 ₆</text:p>
          </table:table-cell>
          <table:table-cell table:style-name="Base10MiddleColumn" office:value-type="string" calcext:value-type="string">
            <text:p>2,3̅8̅4̅ ̅6̅1̅5̅ ₁₀</text:p>
          </table:table-cell>
          <table:table-cell table:style-name="Base06" office:value-type="string" calcext:value-type="string">
            <text:p>2,2̅1̅5̅0̅ ̅2̅4̅3̅4̅ ̅0̅5̅3̅1̅ ₆</text:p>
          </table:table-cell>
          <table:table-cell table:style-name="Base10GreyBackgroundMiddleColumn" office:value-type="string" calcext:value-type="string">
            <text:p>2,21̅4̅2̅ ̅8̅5̅7̅ ₁₀</text:p>
          </table:table-cell>
          <table:table-cell table:style-name="Base06GreyBackground" office:value-type="string" calcext:value-type="string">
            <text:p>2,11̅4̅ ₆</text:p>
          </table:table-cell>
          <table:table-cell table:style-name="Base10MiddleColumn" office:value-type="string" calcext:value-type="string">
            <text:p>2,06̅ ₁₀</text:p>
          </table:table-cell>
          <table:table-cell table:style-name="Base06" office:value-type="string" calcext:value-type="string">
            <text:p>2,02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2 ₁₀</text:p>
          </table:table-cell>
          <table:table-cell table:style-name="Base06GreyBackgroundLineTitle" office:value-type="string" calcext:value-type="string">
            <text:p>52 ₆</text:p>
          </table:table-cell>
          <table:table-cell table:style-name="Base10FirstColumn" office:value-type="string" calcext:value-type="string">
            <text:p>0,40625 ₁₀</text:p>
          </table:table-cell>
          <table:table-cell table:style-name="Base06" office:value-type="string" calcext:value-type="string">
            <text:p>0,22343 ₆</text:p>
          </table:table-cell>
          <table:table-cell table:style-name="Base10GreyBackgroundMiddleColumn" office:value-type="string" calcext:value-type="string">
            <text:p>0,4375 ₁₀</text:p>
          </table:table-cell>
          <table:table-cell table:style-name="Base06GreyBackground" office:value-type="string" calcext:value-type="string">
            <text:p>0,2343 ₆</text:p>
          </table:table-cell>
          <table:table-cell table:style-name="Base10MiddleColumn" office:value-type="string" calcext:value-type="string">
            <text:p>0,46875 ₁₀</text:p>
          </table:table-cell>
          <table:table-cell table:style-name="Base06" office:value-type="string" calcext:value-type="string">
            <text:p>0,24513 ₆</text:p>
          </table:table-cell>
          <table:table-cell/>
          <table:table-cell table:style-name="Base10GreyBackgroundLineTitle" office:value-type="string" calcext:value-type="string">
            <text:p>32 ₁₀</text:p>
          </table:table-cell>
          <table:table-cell table:style-name="Base06GreyBackgroundLineTitle" office:value-type="string" calcext:value-type="string">
            <text:p>52 ₆</text:p>
          </table:table-cell>
          <table:table-cell table:style-name="Base10GreyBackgroundMiddleColumn" office:value-type="string" calcext:value-type="string">
            <text:p>2,4̅6̅1̅ ̅5̅3̅8̅ ₁₀</text:p>
          </table:table-cell>
          <table:table-cell table:style-name="Base06GreyBackground" office:value-type="string" calcext:value-type="string">
            <text:p>2,2̅4̅3̅4̅ ̅0̅5̅3̅1̅ ̅2̅1̅5̅0̅ ₆</text:p>
          </table:table-cell>
          <table:table-cell table:style-name="Base10MiddleColumn" office:value-type="string" calcext:value-type="string">
            <text:p>2,2̅8̅5̅ ̅7̅1̅4̅ ₁₀</text:p>
          </table:table-cell>
          <table:table-cell table:style-name="Base06" office:value-type="string" calcext:value-type="string">
            <text:p>2,1̅4̅ ₆</text:p>
          </table:table-cell>
          <table:table-cell table:style-name="Base10GreyBackgroundMiddleColumn" office:value-type="string" calcext:value-type="string">
            <text:p>2,13̅ ₁₀</text:p>
          </table:table-cell>
          <table:table-cell table:style-name="Base06GreyBackground" office:value-type="string" calcext:value-type="string">
            <text:p>2,04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3 ₁₀</text:p>
          </table:table-cell>
          <table:table-cell table:style-name="Base06LineTitle" office:value-type="string" calcext:value-type="string">
            <text:p>53 ₆</text:p>
          </table:table-cell>
          <table:table-cell table:style-name="Base10GreyBackgroundFirstColumn" office:value-type="string" calcext:value-type="string">
            <text:p>0,3̅9̅ ₁₀</text:p>
          </table:table-cell>
          <table:table-cell table:style-name="Base06GreyBackground" office:value-type="string" calcext:value-type="string">
            <text:p>0,22̅1̅0̅3̅ ̅1̅3̅4̅5̅ ̅2̅4̅ ₆</text:p>
          </table:table-cell>
          <table:table-cell table:style-name="Base10MiddleColumn" office:value-type="string" calcext:value-type="string">
            <text:p>0,4̅2̅ ₁₀</text:p>
          </table:table-cell>
          <table:table-cell table:style-name="Base06" office:value-type="string" calcext:value-type="string">
            <text:p>0,23̅1̅3̅4̅ ̅5̅2̅4̅2̅ ̅1̅0̅ ₆</text:p>
          </table:table-cell>
          <table:table-cell table:style-name="Base10GreyBackgroundMiddleColumn" office:value-type="string" calcext:value-type="string">
            <text:p>0,4̅5̅ ₁₀</text:p>
          </table:table-cell>
          <table:table-cell table:style-name="Base06GreyBackground" office:value-type="string" calcext:value-type="string">
            <text:p>0,2̅4̅2̅1̅ ̅0̅3̅1̅3̅ ̅4̅5̅ ₆</text:p>
          </table:table-cell>
          <table:table-cell/>
          <table:table-cell table:style-name="Base10LineTitle" office:value-type="string" calcext:value-type="string">
            <text:p>33 ₁₀</text:p>
          </table:table-cell>
          <table:table-cell table:style-name="Base06LineTitle" office:value-type="string" calcext:value-type="string">
            <text:p>53 ₆</text:p>
          </table:table-cell>
          <table:table-cell table:style-name="Base10MiddleColumn" office:value-type="string" calcext:value-type="string">
            <text:p>2,5̅3̅8̅ ̅4̅6̅1̅ ₁₀</text:p>
          </table:table-cell>
          <table:table-cell table:style-name="Base06" office:value-type="string" calcext:value-type="string">
            <text:p>2,3̅1̅2̅1̅ ̅5̅0̅2̅4̅ ̅3̅4̅0̅5̅ ₆</text:p>
          </table:table-cell>
          <table:table-cell table:style-name="Base10GreyBackgroundMiddleColumn" office:value-type="string" calcext:value-type="string">
            <text:p>2,35̅7̅1̅ ̅4̅2̅8̅ ₁₀</text:p>
          </table:table-cell>
          <table:table-cell table:style-name="Base06GreyBackground" office:value-type="string" calcext:value-type="string">
            <text:p>2,20̅5̅ ₆</text:p>
          </table:table-cell>
          <table:table-cell table:style-name="Base10MiddleColumn" office:value-type="string" calcext:value-type="string">
            <text:p>2,2 ₁₀</text:p>
          </table:table-cell>
          <table:table-cell table:style-name="Base06" office:value-type="string" calcext:value-type="string">
            <text:p>2,1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4 ₁₀</text:p>
          </table:table-cell>
          <table:table-cell table:style-name="Base06GreyBackgroundLineTitle" office:value-type="string" calcext:value-type="string">
            <text:p>54 ₆</text:p>
          </table:table-cell>
          <table:table-cell table:style-name="Base10FirstColumn" office:value-type="string" calcext:value-type="string">
            <text:p>0,38̅2̅3̅ ̅5̅2̅9̅ ̅4̅1̅1̅ ̅7̅6̅4̅ ̅7̅0̅5̅ ̅8̅ ₁₀</text:p>
          </table:table-cell>
          <table:table-cell table:style-name="Base06" office:value-type="string" calcext:value-type="string">
            <text:p>0,21̅4̅3̅3̅ ̅1̅0̅2̅0̅ ̅4̅1̅2̅2̅ ̅4̅5̅3̅5̅ ₆</text:p>
          </table:table-cell>
          <table:table-cell table:style-name="Base10GreyBackgroundMiddleColumn" office:value-type="string" calcext:value-type="string">
            <text:p>0,4̅1̅1̅ ̅7̅6̅4̅ ̅7̅0̅5̅ ̅8̅8̅2̅ ̅3̅5̅2̅ ̅9̅ ₁₀</text:p>
          </table:table-cell>
          <table:table-cell table:style-name="Base06GreyBackground" office:value-type="string" calcext:value-type="string">
            <text:p>0,2̅2̅4̅5̅ ̅3̅5̅1̅4̅ ̅3̅3̅1̅0̅ ̅2̅0̅4̅1̅ ₆</text:p>
          </table:table-cell>
          <table:table-cell table:style-name="Base10MiddleColumn" office:value-type="string" calcext:value-type="string">
            <text:p>0,44̅1̅1̅ ̅7̅6̅4̅ ̅7̅0̅5̅ ̅8̅8̅2̅ ̅3̅5̅2̅ ̅9̅ ₁₀</text:p>
          </table:table-cell>
          <table:table-cell table:style-name="Base06" office:value-type="string" calcext:value-type="string">
            <text:p>0,23̅5̅1̅4̅ ̅3̅3̅1̅0̅ ̅2̅0̅4̅1̅ ̅2̅2̅4̅5̅ ₆</text:p>
          </table:table-cell>
          <table:table-cell/>
          <table:table-cell table:style-name="Base10GreyBackgroundLineTitle" office:value-type="string" calcext:value-type="string">
            <text:p>34 ₁₀</text:p>
          </table:table-cell>
          <table:table-cell table:style-name="Base06GreyBackgroundLineTitle" office:value-type="string" calcext:value-type="string">
            <text:p>54 ₆</text:p>
          </table:table-cell>
          <table:table-cell table:style-name="Base10GreyBackgroundMiddleColumn" office:value-type="string" calcext:value-type="string">
            <text:p>2,6̅1̅5̅ ̅3̅8̅4̅ ₁₀</text:p>
          </table:table-cell>
          <table:table-cell table:style-name="Base06GreyBackground" office:value-type="string" calcext:value-type="string">
            <text:p>2,3̅4̅0̅5̅ ̅3̅1̅2̅1̅ ̅5̅0̅2̅4̅ ₆</text:p>
          </table:table-cell>
          <table:table-cell table:style-name="Base10MiddleColumn" office:value-type="string" calcext:value-type="string">
            <text:p>2,4̅2̅8̅ ̅5̅7̅1̅ ₁₀</text:p>
          </table:table-cell>
          <table:table-cell table:style-name="Base06" office:value-type="string" calcext:value-type="string">
            <text:p>2,2̅3̅ ₆</text:p>
          </table:table-cell>
          <table:table-cell table:style-name="Base10GreyBackgroundMiddleColumn" office:value-type="string" calcext:value-type="string">
            <text:p>2,26̅ ₁₀</text:p>
          </table:table-cell>
          <table:table-cell table:style-name="Base06GreyBackground" office:value-type="string" calcext:value-type="string">
            <text:p>2,13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5 ₁₀</text:p>
          </table:table-cell>
          <table:table-cell table:style-name="Base06LineTitle" office:value-type="string" calcext:value-type="string">
            <text:p>55 ₆</text:p>
          </table:table-cell>
          <table:table-cell table:style-name="Base10GreyBackgroundFirstColumn" office:value-type="string" calcext:value-type="string">
            <text:p>0,37̅1̅4̅ ̅2̅8̅5̅ ₁₀</text:p>
          </table:table-cell>
          <table:table-cell table:style-name="Base06GreyBackground" office:value-type="string" calcext:value-type="string">
            <text:p>0,2̅1̅ ₆</text:p>
          </table:table-cell>
          <table:table-cell table:style-name="Base10MiddleColumn" office:value-type="string" calcext:value-type="string">
            <text:p>0,4 ₁₀</text:p>
          </table:table-cell>
          <table:table-cell table:style-name="Base06" office:value-type="string" calcext:value-type="string">
            <text:p>0,2̅ ₆</text:p>
          </table:table-cell>
          <table:table-cell table:style-name="Base10GreyBackgroundMiddleColumn" office:value-type="string" calcext:value-type="string">
            <text:p>0,4̅2̅8̅ ̅5̅7̅1̅ ₁₀</text:p>
          </table:table-cell>
          <table:table-cell table:style-name="Base06GreyBackground" office:value-type="string" calcext:value-type="string">
            <text:p>0,2̅3̅ ₆</text:p>
          </table:table-cell>
          <table:table-cell/>
          <table:table-cell table:style-name="Base10LineTitle" office:value-type="string" calcext:value-type="string">
            <text:p>35 ₁₀</text:p>
          </table:table-cell>
          <table:table-cell table:style-name="Base06LineTitle" office:value-type="string" calcext:value-type="string">
            <text:p>55 ₆</text:p>
          </table:table-cell>
          <table:table-cell table:style-name="Base10MiddleColumn" office:value-type="string" calcext:value-type="string">
            <text:p>2,6̅9̅2̅ ̅3̅0̅7̅ ₁₀</text:p>
          </table:table-cell>
          <table:table-cell table:style-name="Base06" office:value-type="string" calcext:value-type="string">
            <text:p>2,4̅0̅5̅3̅ ̅1̅2̅1̅5̅ ̅0̅2̅4̅3̅ ₆</text:p>
          </table:table-cell>
          <table:table-cell table:style-name="Base10GreyBackgroundMiddleColumn" office:value-type="string" calcext:value-type="string">
            <text:p>2,5 ₁₀</text:p>
          </table:table-cell>
          <table:table-cell table:style-name="Base06GreyBackground" office:value-type="string" calcext:value-type="string">
            <text:p>2,3 ₆</text:p>
          </table:table-cell>
          <table:table-cell table:style-name="Base10MiddleColumn" office:value-type="string" calcext:value-type="string">
            <text:p>2,3̅ ₁₀</text:p>
          </table:table-cell>
          <table:table-cell table:style-name="Base06" office:value-type="string" calcext:value-type="string">
            <text:p>2,2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6 ₁₀</text:p>
          </table:table-cell>
          <table:table-cell table:style-name="Base06GreyBackgroundLineTitle" office:value-type="string" calcext:value-type="string">
            <text:p>100 ₆</text:p>
          </table:table-cell>
          <table:table-cell table:style-name="Base10FirstColumn" office:value-type="string" calcext:value-type="string">
            <text:p>0,361̅ ₁₀</text:p>
          </table:table-cell>
          <table:table-cell table:style-name="Base06" office:value-type="string" calcext:value-type="string">
            <text:p>0,21 ₆</text:p>
          </table:table-cell>
          <table:table-cell table:style-name="Base10GreyBackgroundMiddleColumn" office:value-type="string" calcext:value-type="string">
            <text:p>0,38̅ ₁₀</text:p>
          </table:table-cell>
          <table:table-cell table:style-name="Base06GreyBackground" office:value-type="string" calcext:value-type="string">
            <text:p>0,22 ₆</text:p>
          </table:table-cell>
          <table:table-cell table:style-name="Base10MiddleColumn" office:value-type="string" calcext:value-type="string">
            <text:p>0,416̅ ₁₀</text:p>
          </table:table-cell>
          <table:table-cell table:style-name="Base06" office:value-type="string" calcext:value-type="string">
            <text:p>0,23 ₆</text:p>
          </table:table-cell>
          <table:table-cell/>
          <table:table-cell table:style-name="Base10GreyBackgroundLineTitle" office:value-type="string" calcext:value-type="string">
            <text:p>36 ₁₀</text:p>
          </table:table-cell>
          <table:table-cell table:style-name="Base06GreyBackgroundLineTitle" office:value-type="string" calcext:value-type="string">
            <text:p>100 ₆</text:p>
          </table:table-cell>
          <table:table-cell table:style-name="Base10GreyBackgroundMiddleColumn" office:value-type="string" calcext:value-type="string">
            <text:p>2,7̅6̅9̅ ̅2̅3̅0̅ ₁₀</text:p>
          </table:table-cell>
          <table:table-cell table:style-name="Base06GreyBackground" office:value-type="string" calcext:value-type="string">
            <text:p>2,4̅3̅4̅0̅ ̅5̅3̅1̅2̅ ̅1̅5̅0̅2̅ ₆</text:p>
          </table:table-cell>
          <table:table-cell table:style-name="Base10MiddleColumn" office:value-type="string" calcext:value-type="string">
            <text:p>2,5̅7̅1̅ ̅4̅2̅8̅ ₁₀</text:p>
          </table:table-cell>
          <table:table-cell table:style-name="Base06" office:value-type="string" calcext:value-type="string">
            <text:p>2,3̅2̅ ₆</text:p>
          </table:table-cell>
          <table:table-cell table:style-name="Base10GreyBackgroundMiddleColumn" office:value-type="string" calcext:value-type="string">
            <text:p>2,4 ₁₀</text:p>
          </table:table-cell>
          <table:table-cell table:style-name="Base06GreyBackground" office:value-type="string" calcext:value-type="string">
            <text:p>2,2̅ ₆</text:p>
          </table:table-cell>
          <table:table-cell table:number-columns-repeated="16345"/>
        </table:table-row>
        <table:table-row table:style-name="ro3" table:number-rows-repeated="2">
          <table:table-cell table:number-columns-repeated="16362"/>
        </table:table-row>
        <table:table-row table:style-name="ro3">
          <table:table-cell table:number-columns-repeated="2"/>
          <table:table-cell table:style-name="Base10GreyBackgroundColumnTitle" office:value-type="string" calcext:value-type="string">
            <text:p>16 ₁₀</text:p>
          </table:table-cell>
          <table:table-cell table:style-name="Base06GreyBackgroundColumnTitle" office:value-type="string" calcext:value-type="string">
            <text:p>24 ₆</text:p>
          </table:table-cell>
          <table:table-cell table:style-name="Base10ColumnTitle" office:value-type="string" calcext:value-type="string">
            <text:p>17 ₁₀</text:p>
          </table:table-cell>
          <table:table-cell table:style-name="Base06ColumnTitle" office:value-type="string" calcext:value-type="string">
            <text:p>25 ₆</text:p>
          </table:table-cell>
          <table:table-cell table:style-name="Base10GreyBackgroundColumnTitle" office:value-type="string" calcext:value-type="string">
            <text:p>18 ₁₀</text:p>
          </table:table-cell>
          <table:table-cell table:style-name="Base06GreyBackgroundColumnTitle" office:value-type="string" calcext:value-type="string">
            <text:p>30 ₆</text:p>
          </table:table-cell>
          <table:table-cell table:number-columns-repeated="3"/>
          <table:table-cell table:style-name="Base10ColumnTitle" office:value-type="string" calcext:value-type="string">
            <text:p>16 ₁₀</text:p>
          </table:table-cell>
          <table:table-cell table:style-name="Base06ColumnTitle" office:value-type="string" calcext:value-type="string">
            <text:p>24 ₆</text:p>
          </table:table-cell>
          <table:table-cell table:style-name="Base10GreyBackgroundColumnTitle" office:value-type="string" calcext:value-type="string">
            <text:p>17 ₁₀</text:p>
          </table:table-cell>
          <table:table-cell table:style-name="Base06GreyBackgroundColumnTitle" office:value-type="string" calcext:value-type="string">
            <text:p>25 ₆</text:p>
          </table:table-cell>
          <table:table-cell table:style-name="Base10ColumnTitle" office:value-type="string" calcext:value-type="string">
            <text:p>18 ₁₀</text:p>
          </table:table-cell>
          <table:table-cell table:style-name="Base06ColumnTitle" office:value-type="string" calcext:value-type="string">
            <text:p>30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 ₁₀</text:p>
          </table:table-cell>
          <table:table-cell table:style-name="Base06LineTitle" office:value-type="string" calcext:value-type="string">
            <text:p>1 ₆</text:p>
          </table:table-cell>
          <table:table-cell table:style-name="Base10MiddleColumn" office:value-type="string" calcext:value-type="string">
            <text:p>16 ₁₀</text:p>
          </table:table-cell>
          <table:table-cell table:style-name="Base06" office:value-type="string" calcext:value-type="string">
            <text:p>24 ₆</text:p>
          </table:table-cell>
          <table:table-cell table:style-name="Base10GreyBackgroundMiddleColumn" office:value-type="string" calcext:value-type="string">
            <text:p>17 ₁₀</text:p>
          </table:table-cell>
          <table:table-cell table:style-name="Base06GreyBackground" office:value-type="string" calcext:value-type="string">
            <text:p>25 ₆</text:p>
          </table:table-cell>
          <table:table-cell table:style-name="Base10MiddleColumn" office:value-type="string" calcext:value-type="string">
            <text:p>18 ₁₀</text:p>
          </table:table-cell>
          <table:table-cell table:style-name="Base06" office:value-type="string" calcext:value-type="string">
            <text:p>30 ₆</text:p>
          </table:table-cell>
          <table:table-cell/>
          <table:table-cell table:style-name="Base10LineTitle" office:value-type="string" calcext:value-type="string">
            <text:p>1 ₁₀</text:p>
          </table:table-cell>
          <table:table-cell table:style-name="Base06LineTitle" office:value-type="string" calcext:value-type="string">
            <text:p>1 ₆</text:p>
          </table:table-cell>
          <table:table-cell table:style-name="Base10GreyBackgroundFirstColumn" office:value-type="string" calcext:value-type="string">
            <text:p>0,0625 ₁₀</text:p>
          </table:table-cell>
          <table:table-cell table:style-name="Base06GreyBackground" office:value-type="string" calcext:value-type="string">
            <text:p>0,0213 ₆</text:p>
          </table:table-cell>
          <table:table-cell table:style-name="Base10MiddleColumn" office:value-type="string" calcext:value-type="string">
            <text:p>0,0̅5̅8̅ ̅8̅2̅3̅ ̅5̅2̅9̅ ̅4̅1̅1̅ ̅7̅6̅4̅ ̅7̅ ₁₀</text:p>
          </table:table-cell>
          <table:table-cell table:style-name="Base06" office:value-type="string" calcext:value-type="string">
            <text:p>0,0̅2̅0̅4̅ ̅1̅2̅2̅4̅ ̅5̅3̅5̅1̅ ̅4̅3̅3̅1̅ ₆</text:p>
          </table:table-cell>
          <table:table-cell table:style-name="Base10GreyBackgroundMiddleColumn" office:value-type="string" calcext:value-type="string">
            <text:p>0,05̅ ₁₀</text:p>
          </table:table-cell>
          <table:table-cell table:style-name="Base06GreyBackground" office:value-type="string" calcext:value-type="string">
            <text:p>0,02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 ₁₀</text:p>
          </table:table-cell>
          <table:table-cell table:style-name="Base06GreyBackgroundLineTitle" office:value-type="string" calcext:value-type="string">
            <text:p>2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8,5 ₁₀</text:p>
          </table:table-cell>
          <table:table-cell table:style-name="Base06" office:value-type="string" calcext:value-type="string">
            <text:p>12,3 ₆</text:p>
          </table:table-cell>
          <table:table-cell table:style-name="Base10GreyBackgroundMiddleColumn" office:value-type="string" calcext:value-type="string">
            <text:p>9 ₁₀</text:p>
          </table:table-cell>
          <table:table-cell table:style-name="Base06GreyBackground" office:value-type="string" calcext:value-type="string">
            <text:p>13 ₆</text:p>
          </table:table-cell>
          <table:table-cell/>
          <table:table-cell table:style-name="Base10GreyBackgroundLineTitle" office:value-type="string" calcext:value-type="string">
            <text:p>2 ₁₀</text:p>
          </table:table-cell>
          <table:table-cell table:style-name="Base06GreyBackgroundLineTitle" office:value-type="string" calcext:value-type="string">
            <text:p>2 ₆</text:p>
          </table:table-cell>
          <table:table-cell table:style-name="Base10FirstColumn" office:value-type="string" calcext:value-type="string">
            <text:p>0,125 ₁₀</text:p>
          </table:table-cell>
          <table:table-cell table:style-name="Base06" office:value-type="string" calcext:value-type="string">
            <text:p>0,043 ₆</text:p>
          </table:table-cell>
          <table:table-cell table:style-name="Base10GreyBackgroundMiddleColumn" office:value-type="string" calcext:value-type="string">
            <text:p>0,1̅1̅7̅ ̅6̅4̅7̅ ̅0̅5̅8̅ ̅8̅2̅3̅ ̅5̅2̅9̅ ̅4̅ ₁₀</text:p>
          </table:table-cell>
          <table:table-cell table:style-name="Base06GreyBackground" office:value-type="string" calcext:value-type="string">
            <text:p>0,0̅4̅1̅2̅ ̅2̅4̅5̅3̅ ̅5̅1̅4̅3̅ ̅3̅1̅0̅2̅ ₆</text:p>
          </table:table-cell>
          <table:table-cell table:style-name="Base10MiddleColumn" office:value-type="string" calcext:value-type="string">
            <text:p>0,1̅ ₁₀</text:p>
          </table:table-cell>
          <table:table-cell table:style-name="Base06" office:value-type="string" calcext:value-type="string">
            <text:p>0,0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 ₁₀</text:p>
          </table:table-cell>
          <table:table-cell table:style-name="Base06LineTitle" office:value-type="string" calcext:value-type="string">
            <text:p>3 ₆</text:p>
          </table:table-cell>
          <table:table-cell table:style-name="Base10MiddleColumn" office:value-type="string" calcext:value-type="string">
            <text:p>5,3̅ ₁₀</text:p>
          </table:table-cell>
          <table:table-cell table:style-name="Base06" office:value-type="string" calcext:value-type="string">
            <text:p>5,2 ₆</text:p>
          </table:table-cell>
          <table:table-cell table:style-name="Base10GreyBackgroundMiddleColumn" office:value-type="string" calcext:value-type="string">
            <text:p>5,6̅ ₁₀</text:p>
          </table:table-cell>
          <table:table-cell table:style-name="Base06GreyBackground" office:value-type="string" calcext:value-type="string">
            <text:p>5,4 ₆</text:p>
          </table:table-cell>
          <table:table-cell table:style-name="Base10MiddleColumn" office:value-type="string" calcext:value-type="string">
            <text:p>6 ₁₀</text:p>
          </table:table-cell>
          <table:table-cell table:style-name="Base06" office:value-type="string" calcext:value-type="string">
            <text:p>10 ₆</text:p>
          </table:table-cell>
          <table:table-cell/>
          <table:table-cell table:style-name="Base10LineTitle" office:value-type="string" calcext:value-type="string">
            <text:p>3 ₁₀</text:p>
          </table:table-cell>
          <table:table-cell table:style-name="Base06LineTitle" office:value-type="string" calcext:value-type="string">
            <text:p>3 ₆</text:p>
          </table:table-cell>
          <table:table-cell table:style-name="Base10GreyBackgroundFirstColumn" office:value-type="string" calcext:value-type="string">
            <text:p>0,1875 ₁₀</text:p>
          </table:table-cell>
          <table:table-cell table:style-name="Base06GreyBackground" office:value-type="string" calcext:value-type="string">
            <text:p>0,1043 ₆</text:p>
          </table:table-cell>
          <table:table-cell table:style-name="Base10MiddleColumn" office:value-type="string" calcext:value-type="string">
            <text:p>0,1̅7̅6̅ ̅4̅7̅0̅ ̅5̅8̅8̅ ̅2̅3̅5̅ ̅2̅9̅4̅ ̅1̅ ₁₀</text:p>
          </table:table-cell>
          <table:table-cell table:style-name="Base06" office:value-type="string" calcext:value-type="string">
            <text:p>0,1̅0̅2̅0̅ ̅4̅1̅2̅2̅ ̅4̅5̅3̅5̅ ̅1̅4̅3̅3̅ ₆</text:p>
          </table:table-cell>
          <table:table-cell table:style-name="Base10GreyBackgroundMiddleColumn" office:value-type="string" calcext:value-type="string">
            <text:p>0,16̅ ₁₀</text:p>
          </table:table-cell>
          <table:table-cell table:style-name="Base06GreyBackground" office:value-type="string" calcext:value-type="string">
            <text:p>0,1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4 ₁₀</text:p>
          </table:table-cell>
          <table:table-cell table:style-name="Base06GreyBackgroundLineTitle" office:value-type="string" calcext:value-type="string">
            <text:p>4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4,25 ₁₀</text:p>
          </table:table-cell>
          <table:table-cell table:style-name="Base06" office:value-type="string" calcext:value-type="string">
            <text:p>4,13 ₆</text:p>
          </table:table-cell>
          <table:table-cell table:style-name="Base10GreyBackgroundMiddleColumn" office:value-type="string" calcext:value-type="string">
            <text:p>4,5 ₁₀</text:p>
          </table:table-cell>
          <table:table-cell table:style-name="Base06GreyBackground" office:value-type="string" calcext:value-type="string">
            <text:p>4,3 ₆</text:p>
          </table:table-cell>
          <table:table-cell/>
          <table:table-cell table:style-name="Base10GreyBackgroundLineTitle" office:value-type="string" calcext:value-type="string">
            <text:p>4 ₁₀</text:p>
          </table:table-cell>
          <table:table-cell table:style-name="Base06GreyBackgroundLineTitle" office:value-type="string" calcext:value-type="string">
            <text:p>4 ₆</text:p>
          </table:table-cell>
          <table:table-cell table:style-name="Base10FirstColumn" office:value-type="string" calcext:value-type="string">
            <text:p>0,25 ₁₀</text:p>
          </table:table-cell>
          <table:table-cell table:style-name="Base06" office:value-type="string" calcext:value-type="string">
            <text:p>0,13 ₆</text:p>
          </table:table-cell>
          <table:table-cell table:style-name="Base10GreyBackgroundMiddleColumn" office:value-type="string" calcext:value-type="string">
            <text:p>0,2̅3̅5̅ ̅2̅9̅4̅ ̅1̅1̅7̅ ̅6̅4̅7̅ ̅0̅5̅8̅ ̅8̅ ₁₀</text:p>
          </table:table-cell>
          <table:table-cell table:style-name="Base06GreyBackground" office:value-type="string" calcext:value-type="string">
            <text:p>0,1̅2̅2̅4̅ ̅5̅3̅5̅1̅ ̅4̅3̅3̅1̅ ̅0̅2̅0̅4̅ ₆</text:p>
          </table:table-cell>
          <table:table-cell table:style-name="Base10MiddleColumn" office:value-type="string" calcext:value-type="string">
            <text:p>0,2̅ ₁₀</text:p>
          </table:table-cell>
          <table:table-cell table:style-name="Base06" office:value-type="string" calcext:value-type="string">
            <text:p>0,1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5 ₁₀</text:p>
          </table:table-cell>
          <table:table-cell table:style-name="Base06LineTitle" office:value-type="string" calcext:value-type="string">
            <text:p>5 ₆</text:p>
          </table:table-cell>
          <table:table-cell table:style-name="Base10MiddleColumn" office:value-type="string" calcext:value-type="string">
            <text:p>3,2 ₁₀</text:p>
          </table:table-cell>
          <table:table-cell table:style-name="Base06" office:value-type="string" calcext:value-type="string">
            <text:p>3,1̅ ₆</text:p>
          </table:table-cell>
          <table:table-cell table:style-name="Base10GreyBackgroundMiddleColumn" office:value-type="string" calcext:value-type="string">
            <text:p>3,4 ₁₀</text:p>
          </table:table-cell>
          <table:table-cell table:style-name="Base06GreyBackground" office:value-type="string" calcext:value-type="string">
            <text:p>3,2̅ ₆</text:p>
          </table:table-cell>
          <table:table-cell table:style-name="Base10MiddleColumn" office:value-type="string" calcext:value-type="string">
            <text:p>3,6 ₁₀</text:p>
          </table:table-cell>
          <table:table-cell table:style-name="Base06" office:value-type="string" calcext:value-type="string">
            <text:p>3,3̅ ₆</text:p>
          </table:table-cell>
          <table:table-cell/>
          <table:table-cell table:style-name="Base10LineTitle" office:value-type="string" calcext:value-type="string">
            <text:p>5 ₁₀</text:p>
          </table:table-cell>
          <table:table-cell table:style-name="Base06LineTitle" office:value-type="string" calcext:value-type="string">
            <text:p>5 ₆</text:p>
          </table:table-cell>
          <table:table-cell table:style-name="Base10GreyBackgroundFirstColumn" office:value-type="string" calcext:value-type="string">
            <text:p>0,3125 ₁₀</text:p>
          </table:table-cell>
          <table:table-cell table:style-name="Base06GreyBackground" office:value-type="string" calcext:value-type="string">
            <text:p>0,1513 ₆</text:p>
          </table:table-cell>
          <table:table-cell table:style-name="Base10MiddleColumn" office:value-type="string" calcext:value-type="string">
            <text:p>0,2̅9̅4̅ ̅1̅1̅7̅ ̅6̅4̅7̅ ̅0̅5̅8̅ ̅8̅2̅3̅ ̅5̅ ₁₀</text:p>
          </table:table-cell>
          <table:table-cell table:style-name="Base06" office:value-type="string" calcext:value-type="string">
            <text:p>0,1̅4̅3̅3̅ ̅1̅0̅2̅0̅ ̅4̅1̅2̅2̅ ̅4̅5̅3̅5̅ ₆</text:p>
          </table:table-cell>
          <table:table-cell table:style-name="Base10GreyBackgroundMiddleColumn" office:value-type="string" calcext:value-type="string">
            <text:p>0,27̅ ₁₀</text:p>
          </table:table-cell>
          <table:table-cell table:style-name="Base06GreyBackground" office:value-type="string" calcext:value-type="string">
            <text:p>0,14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6 ₁₀</text:p>
          </table:table-cell>
          <table:table-cell table:style-name="Base06GreyBackgroundLineTitle" office:value-type="string" calcext:value-type="string">
            <text:p>10 ₆</text:p>
          </table:table-cell>
          <table:table-cell table:style-name="Base10GreyBackgroundMiddleColumn" office:value-type="string" calcext:value-type="string">
            <text:p>2,6̅ ₁₀</text:p>
          </table:table-cell>
          <table:table-cell table:style-name="Base06GreyBackground" office:value-type="string" calcext:value-type="string">
            <text:p>2,4 ₆</text:p>
          </table:table-cell>
          <table:table-cell table:style-name="Base10MiddleColumn" office:value-type="string" calcext:value-type="string">
            <text:p>2,83̅ ₁₀</text:p>
          </table:table-cell>
          <table:table-cell table:style-name="Base06" office:value-type="string" calcext:value-type="string">
            <text:p>2,5 ₆</text:p>
          </table:table-cell>
          <table:table-cell table:style-name="Base10GreyBackgroundMiddleColumn" office:value-type="string" calcext:value-type="string">
            <text:p>3 ₁₀</text:p>
          </table:table-cell>
          <table:table-cell table:style-name="Base06GreyBackground" office:value-type="string" calcext:value-type="string">
            <text:p>3 ₆</text:p>
          </table:table-cell>
          <table:table-cell/>
          <table:table-cell table:style-name="Base10GreyBackgroundLineTitle" office:value-type="string" calcext:value-type="string">
            <text:p>6 ₁₀</text:p>
          </table:table-cell>
          <table:table-cell table:style-name="Base06GreyBackgroundLineTitle" office:value-type="string" calcext:value-type="string">
            <text:p>10 ₆</text:p>
          </table:table-cell>
          <table:table-cell table:style-name="Base10FirstColumn" office:value-type="string" calcext:value-type="string">
            <text:p>0,375 ₁₀</text:p>
          </table:table-cell>
          <table:table-cell table:style-name="Base06" office:value-type="string" calcext:value-type="string">
            <text:p>0,213 ₆</text:p>
          </table:table-cell>
          <table:table-cell table:style-name="Base10GreyBackgroundMiddleColumn" office:value-type="string" calcext:value-type="string">
            <text:p>0,3̅5̅2̅ ̅9̅4̅1̅ ̅1̅7̅6̅ ̅4̅7̅0̅ ̅5̅8̅8̅ ̅2̅ ₁₀</text:p>
          </table:table-cell>
          <table:table-cell table:style-name="Base06GreyBackground" office:value-type="string" calcext:value-type="string">
            <text:p>0,2̅0̅4̅1̅ ̅2̅2̅4̅5̅ ̅3̅5̅1̅4̅ ̅3̅3̅1̅0̅ ₆</text:p>
          </table:table-cell>
          <table:table-cell table:style-name="Base10MiddleColumn" office:value-type="string" calcext:value-type="string">
            <text:p>0,3̅ ₁₀</text:p>
          </table:table-cell>
          <table:table-cell table:style-name="Base06" office:value-type="string" calcext:value-type="string">
            <text:p>0,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7 ₁₀</text:p>
          </table:table-cell>
          <table:table-cell table:style-name="Base06LineTitle" office:value-type="string" calcext:value-type="string">
            <text:p>11 ₆</text:p>
          </table:table-cell>
          <table:table-cell table:style-name="Base10MiddleColumn" office:value-type="string" calcext:value-type="string">
            <text:p>2,2̅8̅5̅ ̅7̅1̅4̅ ₁₀</text:p>
          </table:table-cell>
          <table:table-cell table:style-name="Base06" office:value-type="string" calcext:value-type="string">
            <text:p>2,1̅4̅ ₆</text:p>
          </table:table-cell>
          <table:table-cell table:style-name="Base10GreyBackgroundMiddleColumn" office:value-type="string" calcext:value-type="string">
            <text:p>2,4̅2̅8̅ ̅5̅7̅1̅ ₁₀</text:p>
          </table:table-cell>
          <table:table-cell table:style-name="Base06GreyBackground" office:value-type="string" calcext:value-type="string">
            <text:p>2,2̅3̅ ₆</text:p>
          </table:table-cell>
          <table:table-cell table:style-name="Base10MiddleColumn" office:value-type="string" calcext:value-type="string">
            <text:p>2,5̅7̅1̅ ̅4̅2̅8̅ ₁₀</text:p>
          </table:table-cell>
          <table:table-cell table:style-name="Base06" office:value-type="string" calcext:value-type="string">
            <text:p>2,3̅2̅ ₆</text:p>
          </table:table-cell>
          <table:table-cell/>
          <table:table-cell table:style-name="Base10LineTitle" office:value-type="string" calcext:value-type="string">
            <text:p>7 ₁₀</text:p>
          </table:table-cell>
          <table:table-cell table:style-name="Base06LineTitle" office:value-type="string" calcext:value-type="string">
            <text:p>11 ₆</text:p>
          </table:table-cell>
          <table:table-cell table:style-name="Base10GreyBackgroundFirstColumn" office:value-type="string" calcext:value-type="string">
            <text:p>0,4375 ₁₀</text:p>
          </table:table-cell>
          <table:table-cell table:style-name="Base06GreyBackground" office:value-type="string" calcext:value-type="string">
            <text:p>0,2343 ₆</text:p>
          </table:table-cell>
          <table:table-cell table:style-name="Base10MiddleColumn" office:value-type="string" calcext:value-type="string">
            <text:p>0,4̅1̅1̅ ̅7̅6̅4̅ ̅7̅0̅5̅ ̅8̅8̅2̅ ̅3̅5̅2̅ ̅9̅ ₁₀</text:p>
          </table:table-cell>
          <table:table-cell table:style-name="Base06" office:value-type="string" calcext:value-type="string">
            <text:p>0,2̅2̅4̅5̅ ̅3̅5̅1̅4̅ ̅3̅3̅1̅0̅ ̅2̅0̅4̅1̅ ₆</text:p>
          </table:table-cell>
          <table:table-cell table:style-name="Base10GreyBackgroundMiddleColumn" office:value-type="string" calcext:value-type="string">
            <text:p>0,38̅ ₁₀</text:p>
          </table:table-cell>
          <table:table-cell table:style-name="Base06GreyBackground" office:value-type="string" calcext:value-type="string">
            <text:p>0,22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8 ₁₀</text:p>
          </table:table-cell>
          <table:table-cell table:style-name="Base06GreyBackgroundLineTitle" office:value-type="string" calcext:value-type="string">
            <text:p>12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2,125 ₁₀</text:p>
          </table:table-cell>
          <table:table-cell table:style-name="Base06" office:value-type="string" calcext:value-type="string">
            <text:p>2,043 ₆</text:p>
          </table:table-cell>
          <table:table-cell table:style-name="Base10GreyBackgroundMiddleColumn" office:value-type="string" calcext:value-type="string">
            <text:p>2,25 ₁₀</text:p>
          </table:table-cell>
          <table:table-cell table:style-name="Base06GreyBackground" office:value-type="string" calcext:value-type="string">
            <text:p>2,13 ₆</text:p>
          </table:table-cell>
          <table:table-cell/>
          <table:table-cell table:style-name="Base10GreyBackgroundLineTitle" office:value-type="string" calcext:value-type="string">
            <text:p>8 ₁₀</text:p>
          </table:table-cell>
          <table:table-cell table:style-name="Base06GreyBackgroundLineTitle" office:value-type="string" calcext:value-type="string">
            <text:p>12 ₆</text:p>
          </table:table-cell>
          <table:table-cell table:style-name="Base10FirstColumn" office:value-type="string" calcext:value-type="string">
            <text:p>0,5 ₁₀</text:p>
          </table:table-cell>
          <table:table-cell table:style-name="Base06" office:value-type="string" calcext:value-type="string">
            <text:p>0,3 ₆</text:p>
          </table:table-cell>
          <table:table-cell table:style-name="Base10GreyBackgroundMiddleColumn" office:value-type="string" calcext:value-type="string">
            <text:p>0,4̅7̅0̅ ̅5̅8̅8̅ ̅2̅3̅5̅ ̅2̅9̅4̅ ̅1̅1̅7̅ ̅6̅ ₁₀</text:p>
          </table:table-cell>
          <table:table-cell table:style-name="Base06GreyBackground" office:value-type="string" calcext:value-type="string">
            <text:p>0,2̅4̅5̅3̅ ̅5̅1̅4̅3̅ ̅3̅1̅0̅2̅ ̅0̅4̅1̅2̅ ₆</text:p>
          </table:table-cell>
          <table:table-cell table:style-name="Base10MiddleColumn" office:value-type="string" calcext:value-type="string">
            <text:p>0,4̅ ₁₀</text:p>
          </table:table-cell>
          <table:table-cell table:style-name="Base06" office:value-type="string" calcext:value-type="string">
            <text:p>0,2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9 ₁₀</text:p>
          </table:table-cell>
          <table:table-cell table:style-name="Base06LineTitle" office:value-type="string" calcext:value-type="string">
            <text:p>13 ₆</text:p>
          </table:table-cell>
          <table:table-cell table:style-name="Base10MiddleColumn" office:value-type="string" calcext:value-type="string">
            <text:p>1,7̅ ₁₀</text:p>
          </table:table-cell>
          <table:table-cell table:style-name="Base06" office:value-type="string" calcext:value-type="string">
            <text:p>1,44 ₆</text:p>
          </table:table-cell>
          <table:table-cell table:style-name="Base10GreyBackgroundMiddleColumn" office:value-type="string" calcext:value-type="string">
            <text:p>1,8̅ ₁₀</text:p>
          </table:table-cell>
          <table:table-cell table:style-name="Base06GreyBackground" office:value-type="string" calcext:value-type="string">
            <text:p>1,52 ₆</text:p>
          </table:table-cell>
          <table:table-cell table:style-name="Base10MiddleColumn" office:value-type="string" calcext:value-type="string">
            <text:p>2 ₁₀</text:p>
          </table:table-cell>
          <table:table-cell table:style-name="Base06" office:value-type="string" calcext:value-type="string">
            <text:p>2 ₆</text:p>
          </table:table-cell>
          <table:table-cell/>
          <table:table-cell table:style-name="Base10LineTitle" office:value-type="string" calcext:value-type="string">
            <text:p>9 ₁₀</text:p>
          </table:table-cell>
          <table:table-cell table:style-name="Base06LineTitle" office:value-type="string" calcext:value-type="string">
            <text:p>13 ₆</text:p>
          </table:table-cell>
          <table:table-cell table:style-name="Base10GreyBackgroundFirstColumn" office:value-type="string" calcext:value-type="string">
            <text:p>0,5625 ₁₀</text:p>
          </table:table-cell>
          <table:table-cell table:style-name="Base06GreyBackground" office:value-type="string" calcext:value-type="string">
            <text:p>0,3213 ₆</text:p>
          </table:table-cell>
          <table:table-cell table:style-name="Base10MiddleColumn" office:value-type="string" calcext:value-type="string">
            <text:p>0,5̅2̅9̅ ̅4̅1̅1̅ ̅7̅6̅4̅ ̅7̅0̅5̅ ̅8̅8̅2̅ ̅3̅ ₁₀</text:p>
          </table:table-cell>
          <table:table-cell table:style-name="Base06" office:value-type="string" calcext:value-type="string">
            <text:p>0,3̅1̅0̅2̅ ̅0̅4̅1̅2̅ ̅2̅4̅5̅3̅ ̅5̅1̅4̅3̅ ₆</text:p>
          </table:table-cell>
          <table:table-cell table:style-name="Base10GreyBackgroundMiddleColumn" office:value-type="string" calcext:value-type="string">
            <text:p>0,5 ₁₀</text:p>
          </table:table-cell>
          <table:table-cell table:style-name="Base06GreyBackground" office:value-type="string" calcext:value-type="string">
            <text:p>0,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0 ₁₀</text:p>
          </table:table-cell>
          <table:table-cell table:style-name="Base06GreyBackgroundLineTitle" office:value-type="string" calcext:value-type="string">
            <text:p>14 ₆</text:p>
          </table:table-cell>
          <table:table-cell table:style-name="Base10GreyBackgroundMiddleColumn" office:value-type="string" calcext:value-type="string">
            <text:p>1,6 ₁₀</text:p>
          </table:table-cell>
          <table:table-cell table:style-name="Base06GreyBackground" office:value-type="string" calcext:value-type="string">
            <text:p>1,3̅ ₆</text:p>
          </table:table-cell>
          <table:table-cell table:style-name="Base10MiddleColumn" office:value-type="string" calcext:value-type="string">
            <text:p>1,7 ₁₀</text:p>
          </table:table-cell>
          <table:table-cell table:style-name="Base06" office:value-type="string" calcext:value-type="string">
            <text:p>1,41̅ ₆</text:p>
          </table:table-cell>
          <table:table-cell table:style-name="Base10GreyBackgroundMiddleColumn" office:value-type="string" calcext:value-type="string">
            <text:p>1,8 ₁₀</text:p>
          </table:table-cell>
          <table:table-cell table:style-name="Base06GreyBackground" office:value-type="string" calcext:value-type="string">
            <text:p>1,4̅ ₆</text:p>
          </table:table-cell>
          <table:table-cell/>
          <table:table-cell table:style-name="Base10GreyBackgroundLineTitle" office:value-type="string" calcext:value-type="string">
            <text:p>10 ₁₀</text:p>
          </table:table-cell>
          <table:table-cell table:style-name="Base06GreyBackgroundLineTitle" office:value-type="string" calcext:value-type="string">
            <text:p>14 ₆</text:p>
          </table:table-cell>
          <table:table-cell table:style-name="Base10FirstColumn" office:value-type="string" calcext:value-type="string">
            <text:p>0,625 ₁₀</text:p>
          </table:table-cell>
          <table:table-cell table:style-name="Base06" office:value-type="string" calcext:value-type="string">
            <text:p>0,343 ₆</text:p>
          </table:table-cell>
          <table:table-cell table:style-name="Base10GreyBackgroundMiddleColumn" office:value-type="string" calcext:value-type="string">
            <text:p>0,5̅8̅8̅ ̅2̅3̅5̅ ̅2̅9̅4̅ ̅1̅1̅7̅ ̅6̅4̅7̅ ̅0̅ ₁₀</text:p>
          </table:table-cell>
          <table:table-cell table:style-name="Base06GreyBackground" office:value-type="string" calcext:value-type="string">
            <text:p>0,3̅3̅1̅0̅ ̅2̅0̅4̅1̅ ̅2̅2̅4̅5̅ ̅3̅5̅1̅4̅ ₆</text:p>
          </table:table-cell>
          <table:table-cell table:style-name="Base10MiddleColumn" office:value-type="string" calcext:value-type="string">
            <text:p>0,5̅ ₁₀</text:p>
          </table:table-cell>
          <table:table-cell table:style-name="Base06" office:value-type="string" calcext:value-type="string">
            <text:p>0,3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1 ₁₀</text:p>
          </table:table-cell>
          <table:table-cell table:style-name="Base06LineTitle" office:value-type="string" calcext:value-type="string">
            <text:p>15 ₆</text:p>
          </table:table-cell>
          <table:table-cell table:style-name="Base10MiddleColumn" office:value-type="string" calcext:value-type="string">
            <text:p>1,4̅5̅ ₁₀</text:p>
          </table:table-cell>
          <table:table-cell table:style-name="Base06" office:value-type="string" calcext:value-type="string">
            <text:p>1,2̅4̅2̅1̅ ̅0̅3̅1̅3̅ ̅4̅5̅ ₆</text:p>
          </table:table-cell>
          <table:table-cell table:style-name="Base10GreyBackgroundMiddleColumn" office:value-type="string" calcext:value-type="string">
            <text:p>1,5̅4̅ ₁₀</text:p>
          </table:table-cell>
          <table:table-cell table:style-name="Base06GreyBackground" office:value-type="string" calcext:value-type="string">
            <text:p>1,3̅1̅3̅4̅ ̅5̅2̅4̅2̅ ̅1̅0̅ ₆</text:p>
          </table:table-cell>
          <table:table-cell table:style-name="Base10MiddleColumn" office:value-type="string" calcext:value-type="string">
            <text:p>1,6̅3̅ ₁₀</text:p>
          </table:table-cell>
          <table:table-cell table:style-name="Base06" office:value-type="string" calcext:value-type="string">
            <text:p>1,3̅4̅5̅2̅ ̅4̅2̅1̅0̅ ̅3̅1̅ ₆</text:p>
          </table:table-cell>
          <table:table-cell/>
          <table:table-cell table:style-name="Base10LineTitle" office:value-type="string" calcext:value-type="string">
            <text:p>11 ₁₀</text:p>
          </table:table-cell>
          <table:table-cell table:style-name="Base06LineTitle" office:value-type="string" calcext:value-type="string">
            <text:p>15 ₆</text:p>
          </table:table-cell>
          <table:table-cell table:style-name="Base10GreyBackgroundFirstColumn" office:value-type="string" calcext:value-type="string">
            <text:p>0,6875 ₁₀</text:p>
          </table:table-cell>
          <table:table-cell table:style-name="Base06GreyBackground" office:value-type="string" calcext:value-type="string">
            <text:p>0,4043 ₆</text:p>
          </table:table-cell>
          <table:table-cell table:style-name="Base10MiddleColumn" office:value-type="string" calcext:value-type="string">
            <text:p>0,6̅4̅7̅ ̅0̅5̅8̅ ̅8̅2̅3̅ ̅5̅2̅9̅ ̅4̅1̅1̅ ̅7̅ ₁₀</text:p>
          </table:table-cell>
          <table:table-cell table:style-name="Base06" office:value-type="string" calcext:value-type="string">
            <text:p>0,3̅5̅1̅4̅ ̅3̅3̅1̅0̅ ̅2̅0̅4̅1̅ ̅2̅2̅4̅5̅ ₆</text:p>
          </table:table-cell>
          <table:table-cell table:style-name="Base10GreyBackgroundMiddleColumn" office:value-type="string" calcext:value-type="string">
            <text:p>0,61̅ ₁₀</text:p>
          </table:table-cell>
          <table:table-cell table:style-name="Base06GreyBackground" office:value-type="string" calcext:value-type="string">
            <text:p>0,34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2 ₁₀</text:p>
          </table:table-cell>
          <table:table-cell table:style-name="Base06GreyBackgroundLineTitle" office:value-type="string" calcext:value-type="string">
            <text:p>20 ₆</text:p>
          </table:table-cell>
          <table:table-cell table:style-name="Base10GreyBackgroundMiddleColumn" office:value-type="string" calcext:value-type="string">
            <text:p>1,3̅ ₁₀</text:p>
          </table:table-cell>
          <table:table-cell table:style-name="Base06GreyBackground" office:value-type="string" calcext:value-type="string">
            <text:p>1,2 ₆</text:p>
          </table:table-cell>
          <table:table-cell table:style-name="Base10MiddleColumn" office:value-type="string" calcext:value-type="string">
            <text:p>1,416̅ ₁₀</text:p>
          </table:table-cell>
          <table:table-cell table:style-name="Base06" office:value-type="string" calcext:value-type="string">
            <text:p>1,23 ₆</text:p>
          </table:table-cell>
          <table:table-cell table:style-name="Base10GreyBackgroundMiddleColumn" office:value-type="string" calcext:value-type="string">
            <text:p>1,5 ₁₀</text:p>
          </table:table-cell>
          <table:table-cell table:style-name="Base06GreyBackground" office:value-type="string" calcext:value-type="string">
            <text:p>1,3 ₆</text:p>
          </table:table-cell>
          <table:table-cell/>
          <table:table-cell table:style-name="Base10GreyBackgroundLineTitle" office:value-type="string" calcext:value-type="string">
            <text:p>12 ₁₀</text:p>
          </table:table-cell>
          <table:table-cell table:style-name="Base06GreyBackgroundLineTitle" office:value-type="string" calcext:value-type="string">
            <text:p>20 ₆</text:p>
          </table:table-cell>
          <table:table-cell table:style-name="Base10FirstColumn" office:value-type="string" calcext:value-type="string">
            <text:p>0,75 ₁₀</text:p>
          </table:table-cell>
          <table:table-cell table:style-name="Base06" office:value-type="string" calcext:value-type="string">
            <text:p>0,43 ₆</text:p>
          </table:table-cell>
          <table:table-cell table:style-name="Base10GreyBackgroundMiddleColumn" office:value-type="string" calcext:value-type="string">
            <text:p>0,7̅0̅5̅ ̅8̅8̅2̅ ̅3̅5̅2̅ ̅9̅4̅1̅ ̅1̅7̅6̅ ̅4̅ ₁₀</text:p>
          </table:table-cell>
          <table:table-cell table:style-name="Base06GreyBackground" office:value-type="string" calcext:value-type="string">
            <text:p>0,4̅1̅2̅2̅ ̅4̅5̅3̅5̅ ̅1̅4̅3̅3̅ ̅1̅0̅2̅0̅ ₆</text:p>
          </table:table-cell>
          <table:table-cell table:style-name="Base10MiddleColumn" office:value-type="string" calcext:value-type="string">
            <text:p>0,6̅ ₁₀</text:p>
          </table:table-cell>
          <table:table-cell table:style-name="Base06" office:value-type="string" calcext:value-type="string">
            <text:p>0,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3 ₁₀</text:p>
          </table:table-cell>
          <table:table-cell table:style-name="Base06LineTitle" office:value-type="string" calcext:value-type="string">
            <text:p>21 ₆</text:p>
          </table:table-cell>
          <table:table-cell table:style-name="Base10MiddleColumn" office:value-type="string" calcext:value-type="string">
            <text:p>1,2̅3̅0̅ ̅7̅6̅9̅ ₁₀</text:p>
          </table:table-cell>
          <table:table-cell table:style-name="Base06" office:value-type="string" calcext:value-type="string">
            <text:p>1,1̅2̅1̅5̅ ̅0̅2̅4̅3̅ ̅4̅0̅5̅3̅ ₆</text:p>
          </table:table-cell>
          <table:table-cell table:style-name="Base10GreyBackgroundMiddleColumn" office:value-type="string" calcext:value-type="string">
            <text:p>1,3̅0̅7̅ ̅6̅9̅2̅ ₁₀</text:p>
          </table:table-cell>
          <table:table-cell table:style-name="Base06GreyBackground" office:value-type="string" calcext:value-type="string">
            <text:p>1,1̅5̅0̅2̅ ̅4̅3̅4̅0̅ ̅5̅3̅1̅2̅ ₆</text:p>
          </table:table-cell>
          <table:table-cell table:style-name="Base10MiddleColumn" office:value-type="string" calcext:value-type="string">
            <text:p>1,3̅8̅4̅ ̅6̅1̅5̅ ₁₀</text:p>
          </table:table-cell>
          <table:table-cell table:style-name="Base06" office:value-type="string" calcext:value-type="string">
            <text:p>1,2̅1̅5̅0̅ ̅2̅4̅3̅4̅ ̅0̅5̅3̅1̅ ₆</text:p>
          </table:table-cell>
          <table:table-cell/>
          <table:table-cell table:style-name="Base10LineTitle" office:value-type="string" calcext:value-type="string">
            <text:p>13 ₁₀</text:p>
          </table:table-cell>
          <table:table-cell table:style-name="Base06LineTitle" office:value-type="string" calcext:value-type="string">
            <text:p>21 ₆</text:p>
          </table:table-cell>
          <table:table-cell table:style-name="Base10GreyBackgroundFirstColumn" office:value-type="string" calcext:value-type="string">
            <text:p>0,8125 ₁₀</text:p>
          </table:table-cell>
          <table:table-cell table:style-name="Base06GreyBackground" office:value-type="string" calcext:value-type="string">
            <text:p>0,4513 ₆</text:p>
          </table:table-cell>
          <table:table-cell table:style-name="Base10MiddleColumn" office:value-type="string" calcext:value-type="string">
            <text:p>0,7̅6̅4̅ ̅7̅0̅5̅ ̅8̅8̅2̅ ̅3̅5̅2̅ ̅9̅4̅1̅ ̅1̅ ₁₀</text:p>
          </table:table-cell>
          <table:table-cell table:style-name="Base06" office:value-type="string" calcext:value-type="string">
            <text:p>0,4̅3̅3̅1̅ ̅0̅2̅0̅4̅ ̅1̅2̅2̅4̅ ̅5̅3̅5̅1̅ ₆</text:p>
          </table:table-cell>
          <table:table-cell table:style-name="Base10GreyBackgroundMiddleColumn" office:value-type="string" calcext:value-type="string">
            <text:p>0,72̅ ₁₀</text:p>
          </table:table-cell>
          <table:table-cell table:style-name="Base06GreyBackground" office:value-type="string" calcext:value-type="string">
            <text:p>0,42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4 ₁₀</text:p>
          </table:table-cell>
          <table:table-cell table:style-name="Base06GreyBackgroundLineTitle" office:value-type="string" calcext:value-type="string">
            <text:p>22 ₆</text:p>
          </table:table-cell>
          <table:table-cell table:style-name="Base10GreyBackgroundMiddleColumn" office:value-type="string" calcext:value-type="string">
            <text:p>1,1̅4̅2̅ ̅8̅5̅7̅ ₁₀</text:p>
          </table:table-cell>
          <table:table-cell table:style-name="Base06GreyBackground" office:value-type="string" calcext:value-type="string">
            <text:p>1,0̅5̅ ₆</text:p>
          </table:table-cell>
          <table:table-cell table:style-name="Base10MiddleColumn" office:value-type="string" calcext:value-type="string">
            <text:p>1,21̅4̅2̅ ̅8̅5̅7̅ ₁₀</text:p>
          </table:table-cell>
          <table:table-cell table:style-name="Base06" office:value-type="string" calcext:value-type="string">
            <text:p>1,11̅4̅ ₆</text:p>
          </table:table-cell>
          <table:table-cell table:style-name="Base10GreyBackgroundMiddleColumn" office:value-type="string" calcext:value-type="string">
            <text:p>1,2̅8̅5̅ ̅7̅1̅4̅ ₁₀</text:p>
          </table:table-cell>
          <table:table-cell table:style-name="Base06GreyBackground" office:value-type="string" calcext:value-type="string">
            <text:p>1,1̅4̅ ₆</text:p>
          </table:table-cell>
          <table:table-cell/>
          <table:table-cell table:style-name="Base10GreyBackgroundLineTitle" office:value-type="string" calcext:value-type="string">
            <text:p>14 ₁₀</text:p>
          </table:table-cell>
          <table:table-cell table:style-name="Base06GreyBackgroundLineTitle" office:value-type="string" calcext:value-type="string">
            <text:p>22 ₆</text:p>
          </table:table-cell>
          <table:table-cell table:style-name="Base10FirstColumn" office:value-type="string" calcext:value-type="string">
            <text:p>0,875 ₁₀</text:p>
          </table:table-cell>
          <table:table-cell table:style-name="Base06" office:value-type="string" calcext:value-type="string">
            <text:p>0,513 ₆</text:p>
          </table:table-cell>
          <table:table-cell table:style-name="Base10GreyBackgroundMiddleColumn" office:value-type="string" calcext:value-type="string">
            <text:p>0,8̅2̅3̅ ̅5̅2̅9̅ ̅4̅1̅1̅ ̅7̅6̅4̅ ̅7̅0̅5̅ ̅8̅ ₁₀</text:p>
          </table:table-cell>
          <table:table-cell table:style-name="Base06GreyBackground" office:value-type="string" calcext:value-type="string">
            <text:p>0,4̅5̅3̅5̅ ̅1̅4̅3̅3̅ ̅1̅0̅2̅0̅ ̅4̅1̅2̅2̅ ₆</text:p>
          </table:table-cell>
          <table:table-cell table:style-name="Base10MiddleColumn" office:value-type="string" calcext:value-type="string">
            <text:p>0,7̅ ₁₀</text:p>
          </table:table-cell>
          <table:table-cell table:style-name="Base06" office:value-type="string" calcext:value-type="string">
            <text:p>0,4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5 ₁₀</text:p>
          </table:table-cell>
          <table:table-cell table:style-name="Base06LineTitle" office:value-type="string" calcext:value-type="string">
            <text:p>23 ₆</text:p>
          </table:table-cell>
          <table:table-cell table:style-name="Base10MiddleColumn" office:value-type="string" calcext:value-type="string">
            <text:p>1,06̅ ₁₀</text:p>
          </table:table-cell>
          <table:table-cell table:style-name="Base06" office:value-type="string" calcext:value-type="string">
            <text:p>1,02̅ ₆</text:p>
          </table:table-cell>
          <table:table-cell table:style-name="Base10GreyBackgroundMiddleColumn" office:value-type="string" calcext:value-type="string">
            <text:p>1,13̅ ₁₀</text:p>
          </table:table-cell>
          <table:table-cell table:style-name="Base06GreyBackground" office:value-type="string" calcext:value-type="string">
            <text:p>1,04̅ ₆</text:p>
          </table:table-cell>
          <table:table-cell table:style-name="Base10MiddleColumn" office:value-type="string" calcext:value-type="string">
            <text:p>1,2 ₁₀</text:p>
          </table:table-cell>
          <table:table-cell table:style-name="Base06" office:value-type="string" calcext:value-type="string">
            <text:p>1,1̅ ₆</text:p>
          </table:table-cell>
          <table:table-cell/>
          <table:table-cell table:style-name="Base10LineTitle" office:value-type="string" calcext:value-type="string">
            <text:p>15 ₁₀</text:p>
          </table:table-cell>
          <table:table-cell table:style-name="Base06LineTitle" office:value-type="string" calcext:value-type="string">
            <text:p>23 ₆</text:p>
          </table:table-cell>
          <table:table-cell table:style-name="Base10GreyBackgroundFirstColumn" office:value-type="string" calcext:value-type="string">
            <text:p>0,9375 ₁₀</text:p>
          </table:table-cell>
          <table:table-cell table:style-name="Base06GreyBackground" office:value-type="string" calcext:value-type="string">
            <text:p>0,5343 ₆</text:p>
          </table:table-cell>
          <table:table-cell table:style-name="Base10MiddleColumn" office:value-type="string" calcext:value-type="string">
            <text:p>0,8̅8̅2̅ ̅3̅5̅2̅ ̅9̅4̅1̅ ̅1̅7̅6̅ ̅4̅7̅0̅ ̅5̅ ₁₀</text:p>
          </table:table-cell>
          <table:table-cell table:style-name="Base06" office:value-type="string" calcext:value-type="string">
            <text:p>0,5̅1̅4̅3̅ ̅3̅1̅0̅2̅ ̅0̅4̅1̅2̅ ̅2̅4̅5̅3̅ ₆</text:p>
          </table:table-cell>
          <table:table-cell table:style-name="Base10GreyBackgroundMiddleColumn" office:value-type="string" calcext:value-type="string">
            <text:p>0,83̅ ₁₀</text:p>
          </table:table-cell>
          <table:table-cell table:style-name="Base06GreyBackground" office:value-type="string" calcext:value-type="string">
            <text:p>0,5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6 ₁₀</text:p>
          </table:table-cell>
          <table:table-cell table:style-name="Base06GreyBackgroundLineTitle" office:value-type="string" calcext:value-type="string">
            <text:p>24 ₆</text:p>
          </table:table-cell>
          <table:table-cell table:style-name="Base10GreyBackgroundMiddle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10MiddleColumn" office:value-type="string" calcext:value-type="string">
            <text:p>1,0625 ₁₀</text:p>
          </table:table-cell>
          <table:table-cell table:style-name="Base06" office:value-type="string" calcext:value-type="string">
            <text:p>1,0213 ₆</text:p>
          </table:table-cell>
          <table:table-cell table:style-name="Base10GreyBackgroundMiddleColumn" office:value-type="string" calcext:value-type="string">
            <text:p>1,125 ₁₀</text:p>
          </table:table-cell>
          <table:table-cell table:style-name="Base06GreyBackground" office:value-type="string" calcext:value-type="string">
            <text:p>1,043 ₆</text:p>
          </table:table-cell>
          <table:table-cell/>
          <table:table-cell table:style-name="Base10GreyBackgroundLineTitle" office:value-type="string" calcext:value-type="string">
            <text:p>16 ₁₀</text:p>
          </table:table-cell>
          <table:table-cell table:style-name="Base06GreyBackgroundLineTitle" office:value-type="string" calcext:value-type="string">
            <text:p>24 ₆</text:p>
          </table:table-cell>
          <table:table-cell table:style-name="Base10First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,9̅4̅1̅ ̅1̅7̅6̅ ̅4̅7̅0̅ ̅5̅8̅8̅ ̅2̅3̅5̅ ̅2̅ ₁₀</text:p>
          </table:table-cell>
          <table:table-cell table:style-name="Base06GreyBackground" office:value-type="string" calcext:value-type="string">
            <text:p>0,5̅3̅5̅1̅ ̅4̅3̅3̅1̅ ̅0̅2̅0̅4̅ ̅1̅2̅2̅4̅ ₆</text:p>
          </table:table-cell>
          <table:table-cell table:style-name="Base10MiddleColumn" office:value-type="string" calcext:value-type="string">
            <text:p>0,8̅ ₁₀</text:p>
          </table:table-cell>
          <table:table-cell table:style-name="Base06" office:value-type="string" calcext:value-type="string">
            <text:p>0,5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7 ₁₀</text:p>
          </table:table-cell>
          <table:table-cell table:style-name="Base06LineTitle" office:value-type="string" calcext:value-type="string">
            <text:p>25 ₆</text:p>
          </table:table-cell>
          <table:table-cell table:style-name="Base10MiddleColumn" office:value-type="string" calcext:value-type="string">
            <text:p>0,9̅4̅1̅ ̅1̅7̅6̅ ̅4̅7̅0̅ ̅5̅8̅8̅ ̅2̅3̅5̅ ̅2̅ ₁₀</text:p>
          </table:table-cell>
          <table:table-cell table:style-name="Base06" office:value-type="string" calcext:value-type="string">
            <text:p>0,5̅3̅5̅1̅ ̅4̅3̅3̅1̅ ̅0̅2̅0̅4̅ ̅1̅2̅2̅4̅ ₆</text:p>
          </table:table-cell>
          <table:table-cell table:style-name="Base10GreyBackgroundMiddle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10MiddleColumn" office:value-type="string" calcext:value-type="string">
            <text:p>1,0̅5̅8̅ ̅8̅2̅3̅ ̅5̅2̅9̅ ̅4̅1̅1̅ ̅7̅6̅4̅ ̅7̅ ₁₀</text:p>
          </table:table-cell>
          <table:table-cell table:style-name="Base06" office:value-type="string" calcext:value-type="string">
            <text:p>1,0̅2̅0̅4̅ ̅1̅2̅2̅4̅ ̅5̅3̅5̅1̅ ̅4̅3̅3̅1̅ ₆</text:p>
          </table:table-cell>
          <table:table-cell/>
          <table:table-cell table:style-name="Base10LineTitle" office:value-type="string" calcext:value-type="string">
            <text:p>17 ₁₀</text:p>
          </table:table-cell>
          <table:table-cell table:style-name="Base06LineTitle" office:value-type="string" calcext:value-type="string">
            <text:p>25 ₆</text:p>
          </table:table-cell>
          <table:table-cell table:style-name="Base10GreyBackgroundFirstColumn" office:value-type="string" calcext:value-type="string">
            <text:p>1,0625 ₁₀</text:p>
          </table:table-cell>
          <table:table-cell table:style-name="Base06GreyBackground" office:value-type="string" calcext:value-type="string">
            <text:p>1,0213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,94̅ ₁₀</text:p>
          </table:table-cell>
          <table:table-cell table:style-name="Base06GreyBackground" office:value-type="string" calcext:value-type="string">
            <text:p>0,54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8 ₁₀</text:p>
          </table:table-cell>
          <table:table-cell table:style-name="Base06GreyBackgroundLineTitle" office:value-type="string" calcext:value-type="string">
            <text:p>30 ₆</text:p>
          </table:table-cell>
          <table:table-cell table:style-name="Base10GreyBackgroundMiddleColumn" office:value-type="string" calcext:value-type="string">
            <text:p>0,8̅ ₁₀</text:p>
          </table:table-cell>
          <table:table-cell table:style-name="Base06GreyBackground" office:value-type="string" calcext:value-type="string">
            <text:p>0,52 ₆</text:p>
          </table:table-cell>
          <table:table-cell table:style-name="Base10MiddleColumn" office:value-type="string" calcext:value-type="string">
            <text:p>0,94̅ ₁₀</text:p>
          </table:table-cell>
          <table:table-cell table:style-name="Base06" office:value-type="string" calcext:value-type="string">
            <text:p>0,54 ₆</text:p>
          </table:table-cell>
          <table:table-cell table:style-name="Base10GreyBackgroundMiddle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/>
          <table:table-cell table:style-name="Base10GreyBackgroundLineTitle" office:value-type="string" calcext:value-type="string">
            <text:p>18 ₁₀</text:p>
          </table:table-cell>
          <table:table-cell table:style-name="Base06GreyBackgroundLineTitle" office:value-type="string" calcext:value-type="string">
            <text:p>30 ₆</text:p>
          </table:table-cell>
          <table:table-cell table:style-name="Base10FirstColumn" office:value-type="string" calcext:value-type="string">
            <text:p>1,125 ₁₀</text:p>
          </table:table-cell>
          <table:table-cell table:style-name="Base06" office:value-type="string" calcext:value-type="string">
            <text:p>1,043 ₆</text:p>
          </table:table-cell>
          <table:table-cell table:style-name="Base10GreyBackgroundMiddleColumn" office:value-type="string" calcext:value-type="string">
            <text:p>1,0̅5̅8̅ ̅8̅2̅3̅ ̅5̅2̅9̅ ̅4̅1̅1̅ ̅7̅6̅4̅ ̅7̅ ₁₀</text:p>
          </table:table-cell>
          <table:table-cell table:style-name="Base06GreyBackground" office:value-type="string" calcext:value-type="string">
            <text:p>1,0̅2̅0̅4̅ ̅1̅2̅2̅4̅ ̅5̅3̅5̅1̅ ̅4̅3̅3̅1̅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9 ₁₀</text:p>
          </table:table-cell>
          <table:table-cell table:style-name="Base06LineTitle" office:value-type="string" calcext:value-type="string">
            <text:p>31 ₆</text:p>
          </table:table-cell>
          <table:table-cell table:style-name="Base10MiddleColumn" office:value-type="string" calcext:value-type="string">
            <text:p>0,8̅4̅2̅ ̅1̅0̅5̅ ̅2̅6̅3̅ ̅1̅5̅7̅ ̅8̅9̅4̅ ̅7̅3̅6̅ ₁₀</text:p>
          </table:table-cell>
          <table:table-cell table:style-name="Base06" office:value-type="string" calcext:value-type="string">
            <text:p>0,5̅0̅1̅5̅ ̅2̅1̅1̅3̅ ̅2̅ ₆</text:p>
          </table:table-cell>
          <table:table-cell table:style-name="Base10GreyBackgroundMiddleColumn" office:value-type="string" calcext:value-type="string">
            <text:p>0,8̅9̅4̅ ̅7̅3̅6̅ ̅8̅4̅2̅ ̅1̅0̅5̅ ̅2̅6̅3̅ ̅1̅5̅7̅ ₁₀</text:p>
          </table:table-cell>
          <table:table-cell table:style-name="Base06GreyBackground" office:value-type="string" calcext:value-type="string">
            <text:p>0,5̅2̅1̅1̅ ̅3̅2̅5̅0̅ ̅1̅ ₆</text:p>
          </table:table-cell>
          <table:table-cell table:style-name="Base10MiddleColumn" office:value-type="string" calcext:value-type="string">
            <text:p>0,9̅4̅7̅ ̅3̅6̅8̅ ̅4̅2̅1̅ ̅0̅5̅2̅ ̅6̅3̅1̅ ̅5̅7̅8̅ ₁₀</text:p>
          </table:table-cell>
          <table:table-cell table:style-name="Base06" office:value-type="string" calcext:value-type="string">
            <text:p>0,5̅4̅0̅3̅ ̅4̅4̅2̅3̅ ̅0̅ ₆</text:p>
          </table:table-cell>
          <table:table-cell/>
          <table:table-cell table:style-name="Base10LineTitle" office:value-type="string" calcext:value-type="string">
            <text:p>19 ₁₀</text:p>
          </table:table-cell>
          <table:table-cell table:style-name="Base06LineTitle" office:value-type="string" calcext:value-type="string">
            <text:p>31 ₆</text:p>
          </table:table-cell>
          <table:table-cell table:style-name="Base10GreyBackgroundFirstColumn" office:value-type="string" calcext:value-type="string">
            <text:p>1,1875 ₁₀</text:p>
          </table:table-cell>
          <table:table-cell table:style-name="Base06GreyBackground" office:value-type="string" calcext:value-type="string">
            <text:p>1,1043 ₆</text:p>
          </table:table-cell>
          <table:table-cell table:style-name="Base10MiddleColumn" office:value-type="string" calcext:value-type="string">
            <text:p>1,1̅1̅7̅ ̅6̅4̅7̅ ̅0̅5̅8̅ ̅8̅2̅3̅ ̅5̅2̅9̅ ̅4̅ ₁₀</text:p>
          </table:table-cell>
          <table:table-cell table:style-name="Base06" office:value-type="string" calcext:value-type="string">
            <text:p>1,0̅4̅1̅2̅ ̅2̅4̅5̅3̅ ̅5̅1̅4̅3̅ ̅3̅1̅0̅2̅ ₆</text:p>
          </table:table-cell>
          <table:table-cell table:style-name="Base10GreyBackgroundMiddleColumn" office:value-type="string" calcext:value-type="string">
            <text:p>1,05̅ ₁₀</text:p>
          </table:table-cell>
          <table:table-cell table:style-name="Base06GreyBackground" office:value-type="string" calcext:value-type="string">
            <text:p>1,02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0 ₁₀</text:p>
          </table:table-cell>
          <table:table-cell table:style-name="Base06GreyBackgroundLineTitle" office:value-type="string" calcext:value-type="string">
            <text:p>32 ₆</text:p>
          </table:table-cell>
          <table:table-cell table:style-name="Base10GreyBackgroundMiddleColumn" office:value-type="string" calcext:value-type="string">
            <text:p>0,8 ₁₀</text:p>
          </table:table-cell>
          <table:table-cell table:style-name="Base06GreyBackground" office:value-type="string" calcext:value-type="string">
            <text:p>0,4̅ ₆</text:p>
          </table:table-cell>
          <table:table-cell table:style-name="Base10MiddleColumn" office:value-type="string" calcext:value-type="string">
            <text:p>0,85 ₁₀</text:p>
          </table:table-cell>
          <table:table-cell table:style-name="Base06" office:value-type="string" calcext:value-type="string">
            <text:p>0,503̅ ₆</text:p>
          </table:table-cell>
          <table:table-cell table:style-name="Base10GreyBackgroundMiddleColumn" office:value-type="string" calcext:value-type="string">
            <text:p>0,9 ₁₀</text:p>
          </table:table-cell>
          <table:table-cell table:style-name="Base06GreyBackground" office:value-type="string" calcext:value-type="string">
            <text:p>0,52̅ ₆</text:p>
          </table:table-cell>
          <table:table-cell/>
          <table:table-cell table:style-name="Base10GreyBackgroundLineTitle" office:value-type="string" calcext:value-type="string">
            <text:p>20 ₁₀</text:p>
          </table:table-cell>
          <table:table-cell table:style-name="Base06GreyBackgroundLineTitle" office:value-type="string" calcext:value-type="string">
            <text:p>32 ₆</text:p>
          </table:table-cell>
          <table:table-cell table:style-name="Base10FirstColumn" office:value-type="string" calcext:value-type="string">
            <text:p>1,25 ₁₀</text:p>
          </table:table-cell>
          <table:table-cell table:style-name="Base06" office:value-type="string" calcext:value-type="string">
            <text:p>1,13 ₆</text:p>
          </table:table-cell>
          <table:table-cell table:style-name="Base10GreyBackgroundMiddleColumn" office:value-type="string" calcext:value-type="string">
            <text:p>1,1̅7̅6̅ ̅4̅7̅0̅ ̅5̅8̅8̅ ̅2̅3̅5̅ ̅2̅9̅4̅ ̅1̅ ₁₀</text:p>
          </table:table-cell>
          <table:table-cell table:style-name="Base06GreyBackground" office:value-type="string" calcext:value-type="string">
            <text:p>1,1̅0̅2̅0̅ ̅4̅1̅2̅2̅ ̅4̅5̅3̅5̅ ̅1̅4̅3̅3̅ ₆</text:p>
          </table:table-cell>
          <table:table-cell table:style-name="Base10MiddleColumn" office:value-type="string" calcext:value-type="string">
            <text:p>1,1̅ ₁₀</text:p>
          </table:table-cell>
          <table:table-cell table:style-name="Base06" office:value-type="string" calcext:value-type="string">
            <text:p>1,0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1 ₁₀</text:p>
          </table:table-cell>
          <table:table-cell table:style-name="Base06LineTitle" office:value-type="string" calcext:value-type="string">
            <text:p>33 ₆</text:p>
          </table:table-cell>
          <table:table-cell table:style-name="Base10MiddleColumn" office:value-type="string" calcext:value-type="string">
            <text:p>0,7̅6̅1̅ ̅9̅0̅4̅ ̅7̅6̅1̅ ̅9̅0̅4̅ ̅7̅6̅1̅ ̅9̅0̅4̅ ₁₀</text:p>
          </table:table-cell>
          <table:table-cell table:style-name="Base06" office:value-type="string" calcext:value-type="string">
            <text:p>0,43̅2̅3̅2̅ ̅3̅2̅ ₆</text:p>
          </table:table-cell>
          <table:table-cell table:style-name="Base10GreyBackgroundMiddleColumn" office:value-type="string" calcext:value-type="string">
            <text:p>0,8̅0̅9̅ ̅5̅2̅3̅ ̅8̅0̅9̅ ̅5̅2̅3̅ ̅8̅0̅9̅ ̅5̅2̅3̅ ₁₀</text:p>
          </table:table-cell>
          <table:table-cell table:style-name="Base06GreyBackground" office:value-type="string" calcext:value-type="string">
            <text:p>0,45̅0̅5̅0̅ ̅5̅0̅ ₆</text:p>
          </table:table-cell>
          <table:table-cell table:style-name="Base10MiddleColumn" office:value-type="string" calcext:value-type="string">
            <text:p>0,8̅5̅7̅ ̅1̅4̅2̅ ̅8̅5̅7̅ ̅1̅4̅2̅ ̅8̅5̅7̅ ̅1̅4̅2̅ ₁₀</text:p>
          </table:table-cell>
          <table:table-cell table:style-name="Base06" office:value-type="string" calcext:value-type="string">
            <text:p>0,5̅0̅ ₆</text:p>
          </table:table-cell>
          <table:table-cell/>
          <table:table-cell table:style-name="Base10LineTitle" office:value-type="string" calcext:value-type="string">
            <text:p>21 ₁₀</text:p>
          </table:table-cell>
          <table:table-cell table:style-name="Base06LineTitle" office:value-type="string" calcext:value-type="string">
            <text:p>33 ₆</text:p>
          </table:table-cell>
          <table:table-cell table:style-name="Base10GreyBackgroundFirstColumn" office:value-type="string" calcext:value-type="string">
            <text:p>1,3125 ₁₀</text:p>
          </table:table-cell>
          <table:table-cell table:style-name="Base06GreyBackground" office:value-type="string" calcext:value-type="string">
            <text:p>1,1513 ₆</text:p>
          </table:table-cell>
          <table:table-cell table:style-name="Base10MiddleColumn" office:value-type="string" calcext:value-type="string">
            <text:p>1,2̅3̅5̅ ̅2̅9̅4̅ ̅1̅1̅7̅ ̅6̅4̅7̅ ̅0̅5̅8̅ ̅8̅ ₁₀</text:p>
          </table:table-cell>
          <table:table-cell table:style-name="Base06" office:value-type="string" calcext:value-type="string">
            <text:p>1,1̅2̅2̅4̅ ̅5̅3̅5̅1̅ ̅4̅3̅3̅1̅ ̅0̅2̅0̅4̅ ₆</text:p>
          </table:table-cell>
          <table:table-cell table:style-name="Base10GreyBackgroundMiddleColumn" office:value-type="string" calcext:value-type="string">
            <text:p>1,16̅ ₁₀</text:p>
          </table:table-cell>
          <table:table-cell table:style-name="Base06GreyBackground" office:value-type="string" calcext:value-type="string">
            <text:p>1,1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2 ₁₀</text:p>
          </table:table-cell>
          <table:table-cell table:style-name="Base06GreyBackgroundLineTitle" office:value-type="string" calcext:value-type="string">
            <text:p>34 ₆</text:p>
          </table:table-cell>
          <table:table-cell table:style-name="Base10GreyBackgroundMiddleColumn" office:value-type="string" calcext:value-type="string">
            <text:p>0,7̅2̅7̅ ̅2̅7̅2̅ ̅7̅2̅ ₁₀</text:p>
          </table:table-cell>
          <table:table-cell table:style-name="Base06GreyBackground" office:value-type="string" calcext:value-type="string">
            <text:p>0,4̅2̅1̅0̅ ̅3̅1̅3̅4̅ ̅5̅2̅ ₆</text:p>
          </table:table-cell>
          <table:table-cell table:style-name="Base10MiddleColumn" office:value-type="string" calcext:value-type="string">
            <text:p>0,77̅2̅ ₁₀</text:p>
          </table:table-cell>
          <table:table-cell table:style-name="Base06" office:value-type="string" calcext:value-type="string">
            <text:p>0,43̅4̅5̅2̅ ̅4̅2̅1̅0̅ ̅3̅1̅ ₆</text:p>
          </table:table-cell>
          <table:table-cell table:style-name="Base10GreyBackgroundMiddleColumn" office:value-type="string" calcext:value-type="string">
            <text:p>0,8̅1̅8̅ ̅1̅8̅1̅ ̅8̅1̅ ₁₀</text:p>
          </table:table-cell>
          <table:table-cell table:style-name="Base06GreyBackground" office:value-type="string" calcext:value-type="string">
            <text:p>0,4̅5̅2̅4̅ ̅2̅1̅0̅3̅ ̅1̅3̅ ₆</text:p>
          </table:table-cell>
          <table:table-cell/>
          <table:table-cell table:style-name="Base10GreyBackgroundLineTitle" office:value-type="string" calcext:value-type="string">
            <text:p>22 ₁₀</text:p>
          </table:table-cell>
          <table:table-cell table:style-name="Base06GreyBackgroundLineTitle" office:value-type="string" calcext:value-type="string">
            <text:p>34 ₆</text:p>
          </table:table-cell>
          <table:table-cell table:style-name="Base10FirstColumn" office:value-type="string" calcext:value-type="string">
            <text:p>1,375 ₁₀</text:p>
          </table:table-cell>
          <table:table-cell table:style-name="Base06" office:value-type="string" calcext:value-type="string">
            <text:p>1,213 ₆</text:p>
          </table:table-cell>
          <table:table-cell table:style-name="Base10GreyBackgroundMiddleColumn" office:value-type="string" calcext:value-type="string">
            <text:p>1,2̅9̅4̅ ̅1̅1̅7̅ ̅6̅4̅7̅ ̅0̅5̅8̅ ̅8̅2̅3̅ ̅5̅ ₁₀</text:p>
          </table:table-cell>
          <table:table-cell table:style-name="Base06GreyBackground" office:value-type="string" calcext:value-type="string">
            <text:p>1,1̅4̅3̅3̅ ̅1̅0̅2̅0̅ ̅4̅1̅2̅2̅ ̅4̅5̅3̅5̅ ₆</text:p>
          </table:table-cell>
          <table:table-cell table:style-name="Base10MiddleColumn" office:value-type="string" calcext:value-type="string">
            <text:p>1,2̅ ₁₀</text:p>
          </table:table-cell>
          <table:table-cell table:style-name="Base06" office:value-type="string" calcext:value-type="string">
            <text:p>1,1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3 ₁₀</text:p>
          </table:table-cell>
          <table:table-cell table:style-name="Base06LineTitle" office:value-type="string" calcext:value-type="string">
            <text:p>35 ₆</text:p>
          </table:table-cell>
          <table:table-cell table:style-name="Base10MiddleColumn" office:value-type="string" calcext:value-type="string">
            <text:p>0,6̅9̅5̅ ̅6̅5̅2̅ ̅1̅7̅3̅ ̅9̅1̅3̅ ̅0̅4̅3̅ ̅4̅7̅8̅ ̅2̅6̅0̅ ̅8̅ ₁₀</text:p>
          </table:table-cell>
          <table:table-cell table:style-name="Base06" office:value-type="string" calcext:value-type="string">
            <text:p>0,4̅1̅0̅1̅ ̅3̅2̅2̅0̅ ̅3̅0̅4̅ ₆</text:p>
          </table:table-cell>
          <table:table-cell table:style-name="Base10GreyBackgroundMiddleColumn" office:value-type="string" calcext:value-type="string">
            <text:p>0,7̅3̅9̅ ̅1̅3̅0̅ ̅4̅3̅4̅ ̅7̅8̅2̅ ̅6̅0̅8̅ ̅6̅9̅5̅ ̅6̅5̅2̅ ̅1̅ ₁₀</text:p>
          </table:table-cell>
          <table:table-cell table:style-name="Base06GreyBackground" office:value-type="string" calcext:value-type="string">
            <text:p>0,4̅2̅3̅3̅ ̅5̅2̅5̅1̅ ̅1̅4̅5̅ ₆</text:p>
          </table:table-cell>
          <table:table-cell table:style-name="Base10MiddleColumn" office:value-type="string" calcext:value-type="string">
            <text:p>0,7̅8̅2̅ ̅6̅0̅8̅ ̅6̅9̅5̅ ̅6̅5̅2̅ ̅1̅7̅3̅ ̅9̅1̅3̅ ̅0̅4̅3̅ ̅4̅ ₁₀</text:p>
          </table:table-cell>
          <table:table-cell table:style-name="Base06" office:value-type="string" calcext:value-type="string">
            <text:p>0,4̅4̅1̅0̅ ̅1̅3̅2̅2̅ ̅0̅3̅0̅ ₆</text:p>
          </table:table-cell>
          <table:table-cell/>
          <table:table-cell table:style-name="Base10LineTitle" office:value-type="string" calcext:value-type="string">
            <text:p>23 ₁₀</text:p>
          </table:table-cell>
          <table:table-cell table:style-name="Base06LineTitle" office:value-type="string" calcext:value-type="string">
            <text:p>35 ₆</text:p>
          </table:table-cell>
          <table:table-cell table:style-name="Base10GreyBackgroundFirstColumn" office:value-type="string" calcext:value-type="string">
            <text:p>1,4375 ₁₀</text:p>
          </table:table-cell>
          <table:table-cell table:style-name="Base06GreyBackground" office:value-type="string" calcext:value-type="string">
            <text:p>1,2343 ₆</text:p>
          </table:table-cell>
          <table:table-cell table:style-name="Base10MiddleColumn" office:value-type="string" calcext:value-type="string">
            <text:p>1,3̅5̅2̅ ̅9̅4̅1̅ ̅1̅7̅6̅ ̅4̅7̅0̅ ̅5̅8̅8̅ ̅2̅ ₁₀</text:p>
          </table:table-cell>
          <table:table-cell table:style-name="Base06" office:value-type="string" calcext:value-type="string">
            <text:p>1,2̅0̅4̅1̅ ̅2̅2̅4̅5̅ ̅3̅5̅1̅4̅ ̅3̅3̅1̅0̅ ₆</text:p>
          </table:table-cell>
          <table:table-cell table:style-name="Base10GreyBackgroundMiddleColumn" office:value-type="string" calcext:value-type="string">
            <text:p>1,27̅ ₁₀</text:p>
          </table:table-cell>
          <table:table-cell table:style-name="Base06GreyBackground" office:value-type="string" calcext:value-type="string">
            <text:p>1,14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4 ₁₀</text:p>
          </table:table-cell>
          <table:table-cell table:style-name="Base06GreyBackgroundLineTitle" office:value-type="string" calcext:value-type="string">
            <text:p>40 ₆</text:p>
          </table:table-cell>
          <table:table-cell table:style-name="Base10GreyBackgroundMiddleColumn" office:value-type="string" calcext:value-type="string">
            <text:p>0,6̅ ₁₀</text:p>
          </table:table-cell>
          <table:table-cell table:style-name="Base06GreyBackground" office:value-type="string" calcext:value-type="string">
            <text:p>0,4 ₆</text:p>
          </table:table-cell>
          <table:table-cell table:style-name="Base10MiddleColumn" office:value-type="string" calcext:value-type="string">
            <text:p>0,7083̅ ₁₀</text:p>
          </table:table-cell>
          <table:table-cell table:style-name="Base06" office:value-type="string" calcext:value-type="string">
            <text:p>0,413 ₆</text:p>
          </table:table-cell>
          <table:table-cell table:style-name="Base10GreyBackgroundMiddleColumn" office:value-type="string" calcext:value-type="string">
            <text:p>0,75 ₁₀</text:p>
          </table:table-cell>
          <table:table-cell table:style-name="Base06GreyBackground" office:value-type="string" calcext:value-type="string">
            <text:p>0,43 ₆</text:p>
          </table:table-cell>
          <table:table-cell/>
          <table:table-cell table:style-name="Base10GreyBackgroundLineTitle" office:value-type="string" calcext:value-type="string">
            <text:p>24 ₁₀</text:p>
          </table:table-cell>
          <table:table-cell table:style-name="Base06GreyBackgroundLineTitle" office:value-type="string" calcext:value-type="string">
            <text:p>40 ₆</text:p>
          </table:table-cell>
          <table:table-cell table:style-name="Base10FirstColumn" office:value-type="string" calcext:value-type="string">
            <text:p>1,5 ₁₀</text:p>
          </table:table-cell>
          <table:table-cell table:style-name="Base06" office:value-type="string" calcext:value-type="string">
            <text:p>1,3 ₆</text:p>
          </table:table-cell>
          <table:table-cell table:style-name="Base10GreyBackgroundMiddleColumn" office:value-type="string" calcext:value-type="string">
            <text:p>1,4̅1̅1̅ ̅7̅6̅4̅ ̅7̅0̅5̅ ̅8̅8̅2̅ ̅3̅5̅2̅ ̅9̅ ₁₀</text:p>
          </table:table-cell>
          <table:table-cell table:style-name="Base06GreyBackground" office:value-type="string" calcext:value-type="string">
            <text:p>1,2̅2̅4̅5̅ ̅3̅5̅1̅4̅ ̅3̅3̅1̅0̅ ̅2̅0̅4̅1̅ ₆</text:p>
          </table:table-cell>
          <table:table-cell table:style-name="Base10MiddleColumn" office:value-type="string" calcext:value-type="string">
            <text:p>1,3̅ ₁₀</text:p>
          </table:table-cell>
          <table:table-cell table:style-name="Base06" office:value-type="string" calcext:value-type="string">
            <text:p>1,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5 ₁₀</text:p>
          </table:table-cell>
          <table:table-cell table:style-name="Base06LineTitle" office:value-type="string" calcext:value-type="string">
            <text:p>41 ₆</text:p>
          </table:table-cell>
          <table:table-cell table:style-name="Base10MiddleColumn" office:value-type="string" calcext:value-type="string">
            <text:p>0,64 ₁₀</text:p>
          </table:table-cell>
          <table:table-cell table:style-name="Base06" office:value-type="string" calcext:value-type="string">
            <text:p>0,3̅5̅0̅1̅ ̅2̅ ₆</text:p>
          </table:table-cell>
          <table:table-cell table:style-name="Base10GreyBackgroundMiddleColumn" office:value-type="string" calcext:value-type="string">
            <text:p>0,68 ₁₀</text:p>
          </table:table-cell>
          <table:table-cell table:style-name="Base06GreyBackground" office:value-type="string" calcext:value-type="string">
            <text:p>0,4̅0̅2̅5̅ ̅1̅ ₆</text:p>
          </table:table-cell>
          <table:table-cell table:style-name="Base10MiddleColumn" office:value-type="string" calcext:value-type="string">
            <text:p>0,72 ₁₀</text:p>
          </table:table-cell>
          <table:table-cell table:style-name="Base06" office:value-type="string" calcext:value-type="string">
            <text:p>0,4̅1̅5̅3̅ ̅0̅ ₆</text:p>
          </table:table-cell>
          <table:table-cell/>
          <table:table-cell table:style-name="Base10LineTitle" office:value-type="string" calcext:value-type="string">
            <text:p>25 ₁₀</text:p>
          </table:table-cell>
          <table:table-cell table:style-name="Base06LineTitle" office:value-type="string" calcext:value-type="string">
            <text:p>41 ₆</text:p>
          </table:table-cell>
          <table:table-cell table:style-name="Base10GreyBackgroundFirstColumn" office:value-type="string" calcext:value-type="string">
            <text:p>1,5625 ₁₀</text:p>
          </table:table-cell>
          <table:table-cell table:style-name="Base06GreyBackground" office:value-type="string" calcext:value-type="string">
            <text:p>1,3213 ₆</text:p>
          </table:table-cell>
          <table:table-cell table:style-name="Base10MiddleColumn" office:value-type="string" calcext:value-type="string">
            <text:p>1,4̅7̅0̅ ̅5̅8̅8̅ ̅2̅3̅5̅ ̅2̅9̅4̅ ̅1̅1̅7̅ ̅6̅ ₁₀</text:p>
          </table:table-cell>
          <table:table-cell table:style-name="Base06" office:value-type="string" calcext:value-type="string">
            <text:p>1,2̅4̅5̅3̅ ̅5̅1̅4̅3̅ ̅3̅1̅0̅2̅ ̅0̅4̅1̅2̅ ₆</text:p>
          </table:table-cell>
          <table:table-cell table:style-name="Base10GreyBackgroundMiddleColumn" office:value-type="string" calcext:value-type="string">
            <text:p>1,38̅ ₁₀</text:p>
          </table:table-cell>
          <table:table-cell table:style-name="Base06GreyBackground" office:value-type="string" calcext:value-type="string">
            <text:p>1,22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6 ₁₀</text:p>
          </table:table-cell>
          <table:table-cell table:style-name="Base06GreyBackgroundLineTitle" office:value-type="string" calcext:value-type="string">
            <text:p>42 ₆</text:p>
          </table:table-cell>
          <table:table-cell table:style-name="Base10GreyBackgroundMiddleColumn" office:value-type="string" calcext:value-type="string">
            <text:p>0,6̅1̅5̅ ̅3̅8̅4̅ ̅6̅1̅5̅ ̅3̅8̅4̅ ̅6̅1̅5̅ ̅3̅8̅4̅ ₁₀</text:p>
          </table:table-cell>
          <table:table-cell table:style-name="Base06GreyBackground" office:value-type="string" calcext:value-type="string">
            <text:p>0,3̅4̅0̅5̅ ̅3̅1̅2̅1̅ ̅5̅0̅2̅4̅ ₆</text:p>
          </table:table-cell>
          <table:table-cell table:style-name="Base10MiddleColumn" office:value-type="string" calcext:value-type="string">
            <text:p>0,65̅3̅8̅ ̅4̅6̅1̅ ₁₀</text:p>
          </table:table-cell>
          <table:table-cell table:style-name="Base06" office:value-type="string" calcext:value-type="string">
            <text:p>0,35̅3̅1̅2̅ ̅1̅5̅0̅2̅ ̅4̅3̅4̅0̅ ₆</text:p>
          </table:table-cell>
          <table:table-cell table:style-name="Base10GreyBackgroundMiddleColumn" office:value-type="string" calcext:value-type="string">
            <text:p>0,6̅9̅2̅ ̅3̅0̅7̅ ̅6̅9̅2̅ ̅3̅0̅7̅ ̅6̅9̅2̅ ̅3̅0̅7̅ ₁₀</text:p>
          </table:table-cell>
          <table:table-cell table:style-name="Base06GreyBackground" office:value-type="string" calcext:value-type="string">
            <text:p>0,4̅0̅5̅3̅ ̅1̅2̅1̅5̅ ̅0̅2̅4̅3̅ ₆</text:p>
          </table:table-cell>
          <table:table-cell/>
          <table:table-cell table:style-name="Base10GreyBackgroundLineTitle" office:value-type="string" calcext:value-type="string">
            <text:p>26 ₁₀</text:p>
          </table:table-cell>
          <table:table-cell table:style-name="Base06GreyBackgroundLineTitle" office:value-type="string" calcext:value-type="string">
            <text:p>42 ₆</text:p>
          </table:table-cell>
          <table:table-cell table:style-name="Base10FirstColumn" office:value-type="string" calcext:value-type="string">
            <text:p>1,625 ₁₀</text:p>
          </table:table-cell>
          <table:table-cell table:style-name="Base06" office:value-type="string" calcext:value-type="string">
            <text:p>1,343 ₆</text:p>
          </table:table-cell>
          <table:table-cell table:style-name="Base10GreyBackgroundMiddleColumn" office:value-type="string" calcext:value-type="string">
            <text:p>1,5̅2̅9̅ ̅4̅1̅1̅ ̅7̅6̅4̅ ̅7̅0̅5̅ ̅8̅8̅2̅ ̅3̅ ₁₀</text:p>
          </table:table-cell>
          <table:table-cell table:style-name="Base06GreyBackground" office:value-type="string" calcext:value-type="string">
            <text:p>1,3̅1̅0̅2̅ ̅0̅4̅1̅2̅ ̅2̅4̅5̅3̅ ̅5̅1̅4̅3̅ ₆</text:p>
          </table:table-cell>
          <table:table-cell table:style-name="Base10MiddleColumn" office:value-type="string" calcext:value-type="string">
            <text:p>1,4̅ ₁₀</text:p>
          </table:table-cell>
          <table:table-cell table:style-name="Base06" office:value-type="string" calcext:value-type="string">
            <text:p>1,2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7 ₁₀</text:p>
          </table:table-cell>
          <table:table-cell table:style-name="Base06LineTitle" office:value-type="string" calcext:value-type="string">
            <text:p>43 ₆</text:p>
          </table:table-cell>
          <table:table-cell table:style-name="Base10MiddleColumn" office:value-type="string" calcext:value-type="string">
            <text:p>0,5̅9̅2̅ ̅5̅9̅2̅ ̅5̅9̅2̅ ₁₀</text:p>
          </table:table-cell>
          <table:table-cell table:style-name="Base06" office:value-type="string" calcext:value-type="string">
            <text:p>0,332 ₆</text:p>
          </table:table-cell>
          <table:table-cell table:style-name="Base10GreyBackgroundMiddleColumn" office:value-type="string" calcext:value-type="string">
            <text:p>0,6̅2̅9̅ ̅6̅2̅9̅ ̅6̅2̅9̅ ₁₀</text:p>
          </table:table-cell>
          <table:table-cell table:style-name="Base06GreyBackground" office:value-type="string" calcext:value-type="string">
            <text:p>0,344 ₆</text:p>
          </table:table-cell>
          <table:table-cell table:style-name="Base10MiddleColumn" office:value-type="string" calcext:value-type="string">
            <text:p>0,6̅ ₁₀</text:p>
          </table:table-cell>
          <table:table-cell table:style-name="Base06" office:value-type="string" calcext:value-type="string">
            <text:p>0,4 ₆</text:p>
          </table:table-cell>
          <table:table-cell/>
          <table:table-cell table:style-name="Base10LineTitle" office:value-type="string" calcext:value-type="string">
            <text:p>27 ₁₀</text:p>
          </table:table-cell>
          <table:table-cell table:style-name="Base06LineTitle" office:value-type="string" calcext:value-type="string">
            <text:p>43 ₆</text:p>
          </table:table-cell>
          <table:table-cell table:style-name="Base10GreyBackgroundFirstColumn" office:value-type="string" calcext:value-type="string">
            <text:p>1,6875 ₁₀</text:p>
          </table:table-cell>
          <table:table-cell table:style-name="Base06GreyBackground" office:value-type="string" calcext:value-type="string">
            <text:p>1,4043 ₆</text:p>
          </table:table-cell>
          <table:table-cell table:style-name="Base10MiddleColumn" office:value-type="string" calcext:value-type="string">
            <text:p>1,5̅8̅8̅ ̅2̅3̅5̅ ̅2̅9̅4̅ ̅1̅1̅7̅ ̅6̅4̅7̅ ̅0̅ ₁₀</text:p>
          </table:table-cell>
          <table:table-cell table:style-name="Base06" office:value-type="string" calcext:value-type="string">
            <text:p>1,3̅3̅1̅0̅ ̅2̅0̅4̅1̅ ̅2̅2̅4̅5̅ ̅3̅5̅1̅4̅ ₆</text:p>
          </table:table-cell>
          <table:table-cell table:style-name="Base10GreyBackgroundMiddleColumn" office:value-type="string" calcext:value-type="string">
            <text:p>1,5 ₁₀</text:p>
          </table:table-cell>
          <table:table-cell table:style-name="Base06GreyBackground" office:value-type="string" calcext:value-type="string">
            <text:p>1,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8 ₁₀</text:p>
          </table:table-cell>
          <table:table-cell table:style-name="Base06GreyBackgroundLineTitle" office:value-type="string" calcext:value-type="string">
            <text:p>44 ₆</text:p>
          </table:table-cell>
          <table:table-cell table:style-name="Base10GreyBackgroundMiddleColumn" office:value-type="string" calcext:value-type="string">
            <text:p>0,5̅7̅1̅ ̅4̅2̅8̅ ̅5̅7̅1̅ ̅4̅2̅8̅ ̅5̅7̅1̅ ̅4̅2̅8̅ ₁₀</text:p>
          </table:table-cell>
          <table:table-cell table:style-name="Base06GreyBackground" office:value-type="string" calcext:value-type="string">
            <text:p>0,3̅2̅ ₆</text:p>
          </table:table-cell>
          <table:table-cell table:style-name="Base10MiddleColumn" office:value-type="string" calcext:value-type="string">
            <text:p>0,607̅1̅4̅ ̅2̅8̅5̅ ₁₀</text:p>
          </table:table-cell>
          <table:table-cell table:style-name="Base06" office:value-type="string" calcext:value-type="string">
            <text:p>0,335̅0̅ ₆</text:p>
          </table:table-cell>
          <table:table-cell table:style-name="Base10GreyBackgroundMiddleColumn" office:value-type="string" calcext:value-type="string">
            <text:p>0,64̅2̅8̅ ̅5̅7̅1̅ ₁₀</text:p>
          </table:table-cell>
          <table:table-cell table:style-name="Base06GreyBackground" office:value-type="string" calcext:value-type="string">
            <text:p>0,35̅0̅5̅0̅ ̅5̅0̅ ₆</text:p>
          </table:table-cell>
          <table:table-cell/>
          <table:table-cell table:style-name="Base10GreyBackgroundLineTitle" office:value-type="string" calcext:value-type="string">
            <text:p>28 ₁₀</text:p>
          </table:table-cell>
          <table:table-cell table:style-name="Base06GreyBackgroundLineTitle" office:value-type="string" calcext:value-type="string">
            <text:p>44 ₆</text:p>
          </table:table-cell>
          <table:table-cell table:style-name="Base10FirstColumn" office:value-type="string" calcext:value-type="string">
            <text:p>1,75 ₁₀</text:p>
          </table:table-cell>
          <table:table-cell table:style-name="Base06" office:value-type="string" calcext:value-type="string">
            <text:p>1,43 ₆</text:p>
          </table:table-cell>
          <table:table-cell table:style-name="Base10GreyBackgroundMiddleColumn" office:value-type="string" calcext:value-type="string">
            <text:p>1,6̅4̅7̅ ̅0̅5̅8̅ ̅8̅2̅3̅ ̅5̅2̅9̅ ̅4̅1̅1̅ ̅7̅ ₁₀</text:p>
          </table:table-cell>
          <table:table-cell table:style-name="Base06GreyBackground" office:value-type="string" calcext:value-type="string">
            <text:p>1,3̅5̅1̅4̅ ̅3̅3̅1̅0̅ ̅2̅0̅4̅1̅ ̅2̅2̅4̅5̅ ₆</text:p>
          </table:table-cell>
          <table:table-cell table:style-name="Base10MiddleColumn" office:value-type="string" calcext:value-type="string">
            <text:p>1,5̅ ₁₀</text:p>
          </table:table-cell>
          <table:table-cell table:style-name="Base06" office:value-type="string" calcext:value-type="string">
            <text:p>1,3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9 ₁₀</text:p>
          </table:table-cell>
          <table:table-cell table:style-name="Base06LineTitle" office:value-type="string" calcext:value-type="string">
            <text:p>45 ₆</text:p>
          </table:table-cell>
          <table:table-cell table:style-name="Base10MiddleColumn" office:value-type="string" calcext:value-type="string">
            <text:p>0,5̅5̅1̅ ̅7̅2̅4̅ ̅1̅3̅7̅ ̅9̅3̅1̅ ̅0̅3̅4̅ ̅4̅8̅2̅ ̅7̅5̅8̅ ̅6̅2̅0̅ ̅6̅8̅9̅ ̅6̅ ₁₀</text:p>
          </table:table-cell>
          <table:table-cell table:style-name="Base06" office:value-type="string" calcext:value-type="string">
            <text:p>0,3̅1̅5̅1̅ ̅0̅1̅1̅2̅ ̅4̅0̅4̅5̅ ̅4̅4̅ ₆</text:p>
          </table:table-cell>
          <table:table-cell table:style-name="Base10GreyBackgroundMiddleColumn" office:value-type="string" calcext:value-type="string">
            <text:p>0,5̅8̅6̅ ̅2̅0̅6̅ ̅8̅9̅6̅ ̅5̅5̅1̅ ̅7̅2̅4̅ ̅1̅3̅7̅ ̅9̅3̅1̅ ̅0̅3̅4̅ ̅4̅8̅2̅ ̅7̅ ₁₀</text:p>
          </table:table-cell>
          <table:table-cell table:style-name="Base06GreyBackground" office:value-type="string" calcext:value-type="string">
            <text:p>0,3̅3̅0̅3̅ ̅4̅2̅0̅2̅ ̅2̅5̅2̅1̅ ̅3̅5̅ ₆</text:p>
          </table:table-cell>
          <table:table-cell table:style-name="Base10MiddleColumn" office:value-type="string" calcext:value-type="string">
            <text:p>0,6̅2̅0̅ ̅6̅8̅9̅ ̅6̅5̅5̅ ̅1̅7̅2̅ ̅4̅1̅3̅ ̅7̅9̅3̅ ̅1̅0̅3̅ ̅4̅4̅8̅ ̅2̅7̅5̅ ̅8̅ ₁₀</text:p>
          </table:table-cell>
          <table:table-cell table:style-name="Base06" office:value-type="string" calcext:value-type="string">
            <text:p>0,3̅4̅2̅0̅ ̅2̅2̅5̅2̅ ̅1̅3̅5̅3̅ ̅3̅0̅ ₆</text:p>
          </table:table-cell>
          <table:table-cell/>
          <table:table-cell table:style-name="Base10LineTitle" office:value-type="string" calcext:value-type="string">
            <text:p>29 ₁₀</text:p>
          </table:table-cell>
          <table:table-cell table:style-name="Base06LineTitle" office:value-type="string" calcext:value-type="string">
            <text:p>45 ₆</text:p>
          </table:table-cell>
          <table:table-cell table:style-name="Base10GreyBackgroundFirstColumn" office:value-type="string" calcext:value-type="string">
            <text:p>1,8125 ₁₀</text:p>
          </table:table-cell>
          <table:table-cell table:style-name="Base06GreyBackground" office:value-type="string" calcext:value-type="string">
            <text:p>1,4513 ₆</text:p>
          </table:table-cell>
          <table:table-cell table:style-name="Base10MiddleColumn" office:value-type="string" calcext:value-type="string">
            <text:p>1,7̅0̅5̅ ̅8̅8̅2̅ ̅3̅5̅2̅ ̅9̅4̅1̅ ̅1̅7̅6̅ ̅4̅ ₁₀</text:p>
          </table:table-cell>
          <table:table-cell table:style-name="Base06" office:value-type="string" calcext:value-type="string">
            <text:p>1,4̅1̅2̅2̅ ̅4̅5̅3̅5̅ ̅1̅4̅3̅3̅ ̅1̅0̅2̅0̅ ₆</text:p>
          </table:table-cell>
          <table:table-cell table:style-name="Base10GreyBackgroundMiddleColumn" office:value-type="string" calcext:value-type="string">
            <text:p>1,61̅ ₁₀</text:p>
          </table:table-cell>
          <table:table-cell table:style-name="Base06GreyBackground" office:value-type="string" calcext:value-type="string">
            <text:p>1,34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0 ₁₀</text:p>
          </table:table-cell>
          <table:table-cell table:style-name="Base06GreyBackgroundLineTitle" office:value-type="string" calcext:value-type="string">
            <text:p>50 ₆</text:p>
          </table:table-cell>
          <table:table-cell table:style-name="Base10GreyBackgroundMiddleColumn" office:value-type="string" calcext:value-type="string">
            <text:p>0,53̅ ₁₀</text:p>
          </table:table-cell>
          <table:table-cell table:style-name="Base06GreyBackground" office:value-type="string" calcext:value-type="string">
            <text:p>0,31̅ ₆</text:p>
          </table:table-cell>
          <table:table-cell table:style-name="Base10MiddleColumn" office:value-type="string" calcext:value-type="string">
            <text:p>0,56̅ ₁₀</text:p>
          </table:table-cell>
          <table:table-cell table:style-name="Base06" office:value-type="string" calcext:value-type="string">
            <text:p>0,32̅ ₆</text:p>
          </table:table-cell>
          <table:table-cell table:style-name="Base10GreyBackgroundMiddleColumn" office:value-type="string" calcext:value-type="string">
            <text:p>0,6 ₁₀</text:p>
          </table:table-cell>
          <table:table-cell table:style-name="Base06GreyBackground" office:value-type="string" calcext:value-type="string">
            <text:p>0,3̅ ₆</text:p>
          </table:table-cell>
          <table:table-cell/>
          <table:table-cell table:style-name="Base10GreyBackgroundLineTitle" office:value-type="string" calcext:value-type="string">
            <text:p>30 ₁₀</text:p>
          </table:table-cell>
          <table:table-cell table:style-name="Base06GreyBackgroundLineTitle" office:value-type="string" calcext:value-type="string">
            <text:p>50 ₆</text:p>
          </table:table-cell>
          <table:table-cell table:style-name="Base10FirstColumn" office:value-type="string" calcext:value-type="string">
            <text:p>1,875 ₁₀</text:p>
          </table:table-cell>
          <table:table-cell table:style-name="Base06" office:value-type="string" calcext:value-type="string">
            <text:p>1,513 ₆</text:p>
          </table:table-cell>
          <table:table-cell table:style-name="Base10GreyBackgroundMiddleColumn" office:value-type="string" calcext:value-type="string">
            <text:p>1,7̅6̅4̅ ̅7̅0̅5̅ ̅8̅8̅2̅ ̅3̅5̅2̅ ̅9̅4̅1̅ ̅1̅ ₁₀</text:p>
          </table:table-cell>
          <table:table-cell table:style-name="Base06GreyBackground" office:value-type="string" calcext:value-type="string">
            <text:p>1,4̅3̅3̅1̅ ̅0̅2̅0̅4̅ ̅1̅2̅2̅4̅ ̅5̅3̅5̅1̅ ₆</text:p>
          </table:table-cell>
          <table:table-cell table:style-name="Base10MiddleColumn" office:value-type="string" calcext:value-type="string">
            <text:p>1,6̅ ₁₀</text:p>
          </table:table-cell>
          <table:table-cell table:style-name="Base06" office:value-type="string" calcext:value-type="string">
            <text:p>1,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1 ₁₀</text:p>
          </table:table-cell>
          <table:table-cell table:style-name="Base06LineTitle" office:value-type="string" calcext:value-type="string">
            <text:p>51 ₆</text:p>
          </table:table-cell>
          <table:table-cell table:style-name="Base10MiddleColumn" office:value-type="string" calcext:value-type="string">
            <text:p>0,5̅1̅6̅ ̅1̅2̅9̅ ̅0̅3̅2̅ ̅2̅5̅8̅ ̅0̅6̅4̅ ₁₀</text:p>
          </table:table-cell>
          <table:table-cell table:style-name="Base06" office:value-type="string" calcext:value-type="string">
            <text:p>0,3̅0̅3̅2̅ ̅5̅2̅ ₆</text:p>
          </table:table-cell>
          <table:table-cell table:style-name="Base10GreyBackgroundMiddleColumn" office:value-type="string" calcext:value-type="string">
            <text:p>0,5̅4̅8̅ ̅3̅8̅7̅ ̅0̅9̅6̅ ̅7̅7̅4̅ ̅1̅9̅3̅ ₁₀</text:p>
          </table:table-cell>
          <table:table-cell table:style-name="Base06GreyBackground" office:value-type="string" calcext:value-type="string">
            <text:p>0,3̅1̅4̅2̅ ̅4̅1̅ ₆</text:p>
          </table:table-cell>
          <table:table-cell table:style-name="Base10MiddleColumn" office:value-type="string" calcext:value-type="string">
            <text:p>0,5̅8̅0̅ ̅6̅4̅5̅ ̅1̅6̅1̅ ̅2̅9̅0̅ ̅3̅2̅2̅ ₁₀</text:p>
          </table:table-cell>
          <table:table-cell table:style-name="Base06" office:value-type="string" calcext:value-type="string">
            <text:p>0,3̅2̅5̅2̅ ̅3̅0̅ ₆</text:p>
          </table:table-cell>
          <table:table-cell/>
          <table:table-cell table:style-name="Base10LineTitle" office:value-type="string" calcext:value-type="string">
            <text:p>31 ₁₀</text:p>
          </table:table-cell>
          <table:table-cell table:style-name="Base06LineTitle" office:value-type="string" calcext:value-type="string">
            <text:p>51 ₆</text:p>
          </table:table-cell>
          <table:table-cell table:style-name="Base10GreyBackgroundFirstColumn" office:value-type="string" calcext:value-type="string">
            <text:p>1,9375 ₁₀</text:p>
          </table:table-cell>
          <table:table-cell table:style-name="Base06GreyBackground" office:value-type="string" calcext:value-type="string">
            <text:p>1,5343 ₆</text:p>
          </table:table-cell>
          <table:table-cell table:style-name="Base10MiddleColumn" office:value-type="string" calcext:value-type="string">
            <text:p>1,8̅2̅3̅ ̅5̅2̅9̅ ̅4̅1̅1̅ ̅7̅6̅4̅ ̅7̅0̅5̅ ̅8̅ ₁₀</text:p>
          </table:table-cell>
          <table:table-cell table:style-name="Base06" office:value-type="string" calcext:value-type="string">
            <text:p>1,4̅5̅3̅5̅ ̅1̅4̅3̅3̅ ̅1̅0̅2̅0̅ ̅4̅1̅2̅2̅ ₆</text:p>
          </table:table-cell>
          <table:table-cell table:style-name="Base10GreyBackgroundMiddleColumn" office:value-type="string" calcext:value-type="string">
            <text:p>1,72̅ ₁₀</text:p>
          </table:table-cell>
          <table:table-cell table:style-name="Base06GreyBackground" office:value-type="string" calcext:value-type="string">
            <text:p>1,42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2 ₁₀</text:p>
          </table:table-cell>
          <table:table-cell table:style-name="Base06GreyBackgroundLineTitle" office:value-type="string" calcext:value-type="string">
            <text:p>52 ₆</text:p>
          </table:table-cell>
          <table:table-cell table:style-name="Base10GreyBackgroundMiddleColumn" office:value-type="string" calcext:value-type="string">
            <text:p>0,5 ₁₀</text:p>
          </table:table-cell>
          <table:table-cell table:style-name="Base06GreyBackground" office:value-type="string" calcext:value-type="string">
            <text:p>0,3 ₆</text:p>
          </table:table-cell>
          <table:table-cell table:style-name="Base10MiddleColumn" office:value-type="string" calcext:value-type="string">
            <text:p>0,53125 ₁₀</text:p>
          </table:table-cell>
          <table:table-cell table:style-name="Base06" office:value-type="string" calcext:value-type="string">
            <text:p>0,31043 ₆</text:p>
          </table:table-cell>
          <table:table-cell table:style-name="Base10GreyBackgroundMiddleColumn" office:value-type="string" calcext:value-type="string">
            <text:p>0,5625 ₁₀</text:p>
          </table:table-cell>
          <table:table-cell table:style-name="Base06GreyBackground" office:value-type="string" calcext:value-type="string">
            <text:p>0,3213 ₆</text:p>
          </table:table-cell>
          <table:table-cell/>
          <table:table-cell table:style-name="Base10GreyBackgroundLineTitle" office:value-type="string" calcext:value-type="string">
            <text:p>32 ₁₀</text:p>
          </table:table-cell>
          <table:table-cell table:style-name="Base06GreyBackgroundLineTitle" office:value-type="string" calcext:value-type="string">
            <text:p>52 ₆</text:p>
          </table:table-cell>
          <table:table-cell table:style-name="Base10FirstColumn" office:value-type="string" calcext:value-type="string">
            <text:p>2 ₁₀</text:p>
          </table:table-cell>
          <table:table-cell table:style-name="Base06" office:value-type="string" calcext:value-type="string">
            <text:p>2 ₆</text:p>
          </table:table-cell>
          <table:table-cell table:style-name="Base10GreyBackgroundMiddleColumn" office:value-type="string" calcext:value-type="string">
            <text:p>1,8̅8̅2̅ ̅3̅5̅2̅ ̅9̅4̅1̅ ̅1̅7̅6̅ ̅4̅7̅0̅ ̅5̅ ₁₀</text:p>
          </table:table-cell>
          <table:table-cell table:style-name="Base06GreyBackground" office:value-type="string" calcext:value-type="string">
            <text:p>1,5̅1̅4̅3̅ ̅3̅1̅0̅2̅ ̅0̅4̅1̅2̅ ̅2̅4̅5̅3̅ ₆</text:p>
          </table:table-cell>
          <table:table-cell table:style-name="Base10MiddleColumn" office:value-type="string" calcext:value-type="string">
            <text:p>1,7̅ ₁₀</text:p>
          </table:table-cell>
          <table:table-cell table:style-name="Base06" office:value-type="string" calcext:value-type="string">
            <text:p>1,4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3 ₁₀</text:p>
          </table:table-cell>
          <table:table-cell table:style-name="Base06LineTitle" office:value-type="string" calcext:value-type="string">
            <text:p>53 ₆</text:p>
          </table:table-cell>
          <table:table-cell table:style-name="Base10MiddleColumn" office:value-type="string" calcext:value-type="string">
            <text:p>0,4̅8̅ ₁₀</text:p>
          </table:table-cell>
          <table:table-cell table:style-name="Base06" office:value-type="string" calcext:value-type="string">
            <text:p>0,25̅2̅4̅2̅ ̅1̅0̅3̅1̅ ̅3̅4̅ ₆</text:p>
          </table:table-cell>
          <table:table-cell table:style-name="Base10GreyBackgroundMiddleColumn" office:value-type="string" calcext:value-type="string">
            <text:p>0,5̅1̅5̅ ̅1̅5̅1̅ ̅5̅1̅ ₁₀</text:p>
          </table:table-cell>
          <table:table-cell table:style-name="Base06GreyBackground" office:value-type="string" calcext:value-type="string">
            <text:p>0,30̅3̅1̅3̅ ̅4̅5̅2̅4̅ ̅2̅1̅ ₆</text:p>
          </table:table-cell>
          <table:table-cell table:style-name="Base10MiddleColumn" office:value-type="string" calcext:value-type="string">
            <text:p>0,5̅4̅5̅ ̅4̅5̅4̅ ̅5̅4̅ ₁₀</text:p>
          </table:table-cell>
          <table:table-cell table:style-name="Base06" office:value-type="string" calcext:value-type="string">
            <text:p>0,3̅1̅3̅4̅ ̅5̅2̅4̅2̅ ̅1̅0̅ ₆</text:p>
          </table:table-cell>
          <table:table-cell/>
          <table:table-cell table:style-name="Base10LineTitle" office:value-type="string" calcext:value-type="string">
            <text:p>33 ₁₀</text:p>
          </table:table-cell>
          <table:table-cell table:style-name="Base06LineTitle" office:value-type="string" calcext:value-type="string">
            <text:p>53 ₆</text:p>
          </table:table-cell>
          <table:table-cell table:style-name="Base10GreyBackgroundFirstColumn" office:value-type="string" calcext:value-type="string">
            <text:p>2,0625 ₁₀</text:p>
          </table:table-cell>
          <table:table-cell table:style-name="Base06GreyBackground" office:value-type="string" calcext:value-type="string">
            <text:p>2,0213 ₆</text:p>
          </table:table-cell>
          <table:table-cell table:style-name="Base10MiddleColumn" office:value-type="string" calcext:value-type="string">
            <text:p>1,9̅4̅1̅ ̅1̅7̅6̅ ̅4̅7̅0̅ ̅5̅8̅8̅ ̅2̅3̅5̅ ̅2̅ ₁₀</text:p>
          </table:table-cell>
          <table:table-cell table:style-name="Base06" office:value-type="string" calcext:value-type="string">
            <text:p>1,5̅3̅5̅1̅ ̅4̅3̅3̅1̅ ̅0̅2̅0̅4̅ ̅1̅2̅2̅4̅ ₆</text:p>
          </table:table-cell>
          <table:table-cell table:style-name="Base10GreyBackgroundMiddleColumn" office:value-type="string" calcext:value-type="string">
            <text:p>1,83̅ ₁₀</text:p>
          </table:table-cell>
          <table:table-cell table:style-name="Base06GreyBackground" office:value-type="string" calcext:value-type="string">
            <text:p>1,5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4 ₁₀</text:p>
          </table:table-cell>
          <table:table-cell table:style-name="Base06GreyBackgroundLineTitle" office:value-type="string" calcext:value-type="string">
            <text:p>54 ₆</text:p>
          </table:table-cell>
          <table:table-cell table:style-name="Base10GreyBackgroundMiddleColumn" office:value-type="string" calcext:value-type="string">
            <text:p>0,4̅7̅0̅ ̅5̅8̅8̅ ̅2̅3̅5̅ ̅2̅9̅4̅ ̅1̅1̅7̅ ̅6̅ ₁₀</text:p>
          </table:table-cell>
          <table:table-cell table:style-name="Base06GreyBackground" office:value-type="string" calcext:value-type="string">
            <text:p>0,2̅4̅5̅3̅ ̅5̅1̅4̅3̅ ̅3̅1̅0̅2̅ ̅0̅4̅1̅2̅ ₆</text:p>
          </table:table-cell>
          <table:table-cell table:style-name="Base10MiddleColumn" office:value-type="string" calcext:value-type="string">
            <text:p>0,5 ₁₀</text:p>
          </table:table-cell>
          <table:table-cell table:style-name="Base06" office:value-type="string" calcext:value-type="string">
            <text:p>0,3 ₆</text:p>
          </table:table-cell>
          <table:table-cell table:style-name="Base10GreyBackgroundMiddleColumn" office:value-type="string" calcext:value-type="string">
            <text:p>0,5̅2̅9̅ ̅4̅1̅1̅ ̅7̅6̅4̅ ̅7̅0̅5̅ ̅8̅8̅2̅ ̅3̅ ₁₀</text:p>
          </table:table-cell>
          <table:table-cell table:style-name="Base06GreyBackground" office:value-type="string" calcext:value-type="string">
            <text:p>0,3̅1̅0̅2̅ ̅0̅4̅1̅2̅ ̅2̅4̅5̅3̅ ̅5̅1̅4̅3̅ ₆</text:p>
          </table:table-cell>
          <table:table-cell/>
          <table:table-cell table:style-name="Base10GreyBackgroundLineTitle" office:value-type="string" calcext:value-type="string">
            <text:p>34 ₁₀</text:p>
          </table:table-cell>
          <table:table-cell table:style-name="Base06GreyBackgroundLineTitle" office:value-type="string" calcext:value-type="string">
            <text:p>54 ₆</text:p>
          </table:table-cell>
          <table:table-cell table:style-name="Base10FirstColumn" office:value-type="string" calcext:value-type="string">
            <text:p>2,125 ₁₀</text:p>
          </table:table-cell>
          <table:table-cell table:style-name="Base06" office:value-type="string" calcext:value-type="string">
            <text:p>2,04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,8̅ ₁₀</text:p>
          </table:table-cell>
          <table:table-cell table:style-name="Base06" office:value-type="string" calcext:value-type="string">
            <text:p>1,5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5 ₁₀</text:p>
          </table:table-cell>
          <table:table-cell table:style-name="Base06LineTitle" office:value-type="string" calcext:value-type="string">
            <text:p>55 ₆</text:p>
          </table:table-cell>
          <table:table-cell table:style-name="Base10MiddleColumn" office:value-type="string" calcext:value-type="string">
            <text:p>0,45̅7̅1̅ ̅4̅2̅8̅ ₁₀</text:p>
          </table:table-cell>
          <table:table-cell table:style-name="Base06" office:value-type="string" calcext:value-type="string">
            <text:p>0,2̅4̅ ₆</text:p>
          </table:table-cell>
          <table:table-cell table:style-name="Base10GreyBackgroundMiddleColumn" office:value-type="string" calcext:value-type="string">
            <text:p>0,48̅5̅7̅ ̅1̅4̅2̅ ₁₀</text:p>
          </table:table-cell>
          <table:table-cell table:style-name="Base06GreyBackground" office:value-type="string" calcext:value-type="string">
            <text:p>0,2̅5̅ ₆</text:p>
          </table:table-cell>
          <table:table-cell table:style-name="Base10MiddleColumn" office:value-type="string" calcext:value-type="string">
            <text:p>0,51̅4̅2̅ ̅8̅5̅7̅ ₁₀</text:p>
          </table:table-cell>
          <table:table-cell table:style-name="Base06" office:value-type="string" calcext:value-type="string">
            <text:p>0,3̅0̅ ₆</text:p>
          </table:table-cell>
          <table:table-cell/>
          <table:table-cell table:style-name="Base10LineTitle" office:value-type="string" calcext:value-type="string">
            <text:p>35 ₁₀</text:p>
          </table:table-cell>
          <table:table-cell table:style-name="Base06LineTitle" office:value-type="string" calcext:value-type="string">
            <text:p>55 ₆</text:p>
          </table:table-cell>
          <table:table-cell table:style-name="Base10GreyBackgroundFirstColumn" office:value-type="string" calcext:value-type="string">
            <text:p>2,1875 ₁₀</text:p>
          </table:table-cell>
          <table:table-cell table:style-name="Base06GreyBackground" office:value-type="string" calcext:value-type="string">
            <text:p>2,1043 ₆</text:p>
          </table:table-cell>
          <table:table-cell table:style-name="Base10MiddleColumn" office:value-type="string" calcext:value-type="string">
            <text:p>2,0̅5̅8̅ ̅8̅2̅3̅ ̅5̅2̅9̅ ̅4̅1̅1̅ ̅7̅6̅4̅ ̅7̅ ₁₀</text:p>
          </table:table-cell>
          <table:table-cell table:style-name="Base06" office:value-type="string" calcext:value-type="string">
            <text:p>2,0̅2̅0̅4̅ ̅1̅2̅2̅4̅ ̅5̅3̅5̅1̅ ̅4̅3̅3̅1̅ ₆</text:p>
          </table:table-cell>
          <table:table-cell table:style-name="Base10GreyBackgroundMiddleColumn" office:value-type="string" calcext:value-type="string">
            <text:p>1,94̅ ₁₀</text:p>
          </table:table-cell>
          <table:table-cell table:style-name="Base06GreyBackground" office:value-type="string" calcext:value-type="string">
            <text:p>1,54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6 ₁₀</text:p>
          </table:table-cell>
          <table:table-cell table:style-name="Base06GreyBackgroundLineTitle" office:value-type="string" calcext:value-type="string">
            <text:p>100 ₆</text:p>
          </table:table-cell>
          <table:table-cell table:style-name="Base10GreyBackgroundMiddleColumn" office:value-type="string" calcext:value-type="string">
            <text:p>0,4̅ ₁₀</text:p>
          </table:table-cell>
          <table:table-cell table:style-name="Base06GreyBackground" office:value-type="string" calcext:value-type="string">
            <text:p>0,24 ₆</text:p>
          </table:table-cell>
          <table:table-cell table:style-name="Base10MiddleColumn" office:value-type="string" calcext:value-type="string">
            <text:p>0,472̅ ₁₀</text:p>
          </table:table-cell>
          <table:table-cell table:style-name="Base06" office:value-type="string" calcext:value-type="string">
            <text:p>0,25 ₆</text:p>
          </table:table-cell>
          <table:table-cell table:style-name="Base10GreyBackgroundMiddleColumn" office:value-type="string" calcext:value-type="string">
            <text:p>0,5 ₁₀</text:p>
          </table:table-cell>
          <table:table-cell table:style-name="Base06GreyBackground" office:value-type="string" calcext:value-type="string">
            <text:p>0,3 ₆</text:p>
          </table:table-cell>
          <table:table-cell/>
          <table:table-cell table:style-name="Base10GreyBackgroundLineTitle" office:value-type="string" calcext:value-type="string">
            <text:p>36 ₁₀</text:p>
          </table:table-cell>
          <table:table-cell table:style-name="Base06GreyBackgroundLineTitle" office:value-type="string" calcext:value-type="string">
            <text:p>100 ₆</text:p>
          </table:table-cell>
          <table:table-cell table:style-name="Base10FirstColumn" office:value-type="string" calcext:value-type="string">
            <text:p>2,25 ₁₀</text:p>
          </table:table-cell>
          <table:table-cell table:style-name="Base06" office:value-type="string" calcext:value-type="string">
            <text:p>2,13 ₆</text:p>
          </table:table-cell>
          <table:table-cell table:style-name="Base10GreyBackgroundMiddleColumn" office:value-type="string" calcext:value-type="string">
            <text:p>2,1̅1̅7̅ ̅6̅4̅7̅ ̅0̅5̅8̅ ̅8̅2̅3̅ ̅5̅2̅9̅ ̅4̅ ₁₀</text:p>
          </table:table-cell>
          <table:table-cell table:style-name="Base06GreyBackground" office:value-type="string" calcext:value-type="string">
            <text:p>2,0̅4̅1̅2̅ ̅2̅4̅5̅3̅ ̅5̅1̅4̅3̅ ̅3̅1̅0̅2̅ ₆</text:p>
          </table:table-cell>
          <table:table-cell table:style-name="Base10MiddleColumn" office:value-type="string" calcext:value-type="string">
            <text:p>2 ₁₀</text:p>
          </table:table-cell>
          <table:table-cell table:style-name="Base06" office:value-type="string" calcext:value-type="string">
            <text:p>2 ₆</text:p>
          </table:table-cell>
          <table:table-cell table:number-columns-repeated="16345"/>
        </table:table-row>
        <table:table-row table:style-name="ro3" table:number-rows-repeated="2">
          <table:table-cell table:number-columns-repeated="16362"/>
        </table:table-row>
        <table:table-row table:style-name="ro1">
          <table:table-cell table:style-name="Heading" table:formula="of:=[.$A$1]" office:value-type="string" office:string-value="DIVISÃO" calcext:value-type="string" table:number-columns-spanned="17" table:number-rows-spanned="1">
            <text:p>DIVISÃO</text:p>
          </table:table-cell>
          <table:covered-table-cell table:number-columns-repeated="16" table:style-name="Heading"/>
          <table:table-cell table:number-columns-repeated="16345"/>
        </table:table-row>
        <table:table-row table:style-name="ro2">
          <table:table-cell table:style-name="Heading_20_2" table:formula="of:=[.$A$2]" office:value-type="string" office:string-value="COLUNA ÷ LINHA" calcext:value-type="string" table:number-columns-spanned="8" table:number-rows-spanned="1">
            <text:p>COLUNA ÷ LINHA</text:p>
          </table:table-cell>
          <table:covered-table-cell table:number-columns-repeated="7"/>
          <table:table-cell/>
          <table:table-cell table:style-name="Heading_20_2" table:formula="of:=[.$J$2]" office:value-type="string" office:string-value="LINHA ÷ COLUNA" calcext:value-type="string" table:number-columns-spanned="8" table:number-rows-spanned="1">
            <text:p>LINHA ÷ COLUNA</text:p>
          </table:table-cell>
          <table:covered-table-cell table:number-columns-repeated="7" table:style-name="Heading_20_2"/>
          <table:table-cell table:number-columns-repeated="16345"/>
        </table:table-row>
        <table:table-row table:style-name="ro3" table:number-rows-repeated="2">
          <table:table-cell table:number-columns-repeated="16362"/>
        </table:table-row>
        <table:table-row table:style-name="ro3">
          <table:table-cell table:number-columns-repeated="2"/>
          <table:table-cell table:style-name="Base10ColumnTitle" office:value-type="string" calcext:value-type="string">
            <text:p>19 ₁₀</text:p>
          </table:table-cell>
          <table:table-cell table:style-name="Base06ColumnTitle" office:value-type="string" calcext:value-type="string">
            <text:p>31 ₆</text:p>
          </table:table-cell>
          <table:table-cell table:style-name="Base10GreyBackgroundColumnTitle" office:value-type="string" calcext:value-type="string">
            <text:p>20 ₁₀</text:p>
          </table:table-cell>
          <table:table-cell table:style-name="Base06GreyBackgroundColumnTitle" office:value-type="string" calcext:value-type="string">
            <text:p>32 ₆</text:p>
          </table:table-cell>
          <table:table-cell table:style-name="Base10ColumnTitle" office:value-type="string" calcext:value-type="string">
            <text:p>21 ₁₀</text:p>
          </table:table-cell>
          <table:table-cell table:style-name="Base06ColumnTitle" office:value-type="string" calcext:value-type="string">
            <text:p>33 ₆</text:p>
          </table:table-cell>
          <table:table-cell table:number-columns-repeated="3"/>
          <table:table-cell table:style-name="Base10GreyBackgroundColumnTitle" office:value-type="string" calcext:value-type="string">
            <text:p>19 ₁₀</text:p>
          </table:table-cell>
          <table:table-cell table:style-name="Base06GreyBackgroundColumnTitle" office:value-type="string" calcext:value-type="string">
            <text:p>31 ₆</text:p>
          </table:table-cell>
          <table:table-cell table:style-name="Base10ColumnTitle" office:value-type="string" calcext:value-type="string">
            <text:p>20 ₁₀</text:p>
          </table:table-cell>
          <table:table-cell table:style-name="Base06ColumnTitle" office:value-type="string" calcext:value-type="string">
            <text:p>32 ₆</text:p>
          </table:table-cell>
          <table:table-cell table:style-name="Base10GreyBackgroundColumnTitle" office:value-type="string" calcext:value-type="string">
            <text:p>21 ₁₀</text:p>
          </table:table-cell>
          <table:table-cell table:style-name="Base06GreyBackgroundColumnTitle" office:value-type="string" calcext:value-type="string">
            <text:p>33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 ₁₀</text:p>
          </table:table-cell>
          <table:table-cell table:style-name="Base06LineTitle" office:value-type="string" calcext:value-type="string">
            <text:p>1 ₆</text:p>
          </table:table-cell>
          <table:table-cell table:style-name="Base10GreyBackgroundFirstColumn" office:value-type="string" calcext:value-type="string">
            <text:p>19 ₁₀</text:p>
          </table:table-cell>
          <table:table-cell table:style-name="Base06GreyBackground" office:value-type="string" calcext:value-type="string">
            <text:p>31 ₆</text:p>
          </table:table-cell>
          <table:table-cell table:style-name="Base10MiddleColumn" office:value-type="string" calcext:value-type="string">
            <text:p>20 ₁₀</text:p>
          </table:table-cell>
          <table:table-cell table:style-name="Base06" office:value-type="string" calcext:value-type="string">
            <text:p>32 ₆</text:p>
          </table:table-cell>
          <table:table-cell table:style-name="Base10GreyBackgroundMiddleColumn" office:value-type="string" calcext:value-type="string">
            <text:p>21 ₁₀</text:p>
          </table:table-cell>
          <table:table-cell table:style-name="Base06GreyBackground" office:value-type="string" calcext:value-type="string">
            <text:p>33 ₆</text:p>
          </table:table-cell>
          <table:table-cell/>
          <table:table-cell table:style-name="Base10LineTitle" office:value-type="string" calcext:value-type="string">
            <text:p>1 ₁₀</text:p>
          </table:table-cell>
          <table:table-cell table:style-name="Base06LineTitle" office:value-type="string" calcext:value-type="string">
            <text:p>1 ₆</text:p>
          </table:table-cell>
          <table:table-cell table:style-name="Base10MiddleColumn" office:value-type="string" calcext:value-type="string">
            <text:p>0,0̅5̅2̅ ̅6̅3̅1̅ ̅5̅7̅8̅ ̅9̅4̅7̅ ̅3̅6̅8̅ ̅4̅2̅1̅ ₁₀</text:p>
          </table:table-cell>
          <table:table-cell table:style-name="Base06" office:value-type="string" calcext:value-type="string">
            <text:p>0,0̅1̅5̅2̅ ̅1̅1̅3̅2̅ ̅5̅ ₆</text:p>
          </table:table-cell>
          <table:table-cell table:style-name="Base10GreyBackgroundMiddleColumn" office:value-type="string" calcext:value-type="string">
            <text:p>0,05 ₁₀</text:p>
          </table:table-cell>
          <table:table-cell table:style-name="Base06GreyBackground" office:value-type="string" calcext:value-type="string">
            <text:p>0,014̅ ₆</text:p>
          </table:table-cell>
          <table:table-cell table:style-name="Base10MiddleColumn" office:value-type="string" calcext:value-type="string">
            <text:p>0,0̅4̅7̅ ̅6̅1̅9̅ ₁₀</text:p>
          </table:table-cell>
          <table:table-cell table:style-name="Base06" office:value-type="string" calcext:value-type="string">
            <text:p>0,01̅4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 ₁₀</text:p>
          </table:table-cell>
          <table:table-cell table:style-name="Base06GreyBackgroundLineTitle" office:value-type="string" calcext:value-type="string">
            <text:p>2 ₆</text:p>
          </table:table-cell>
          <table:table-cell table:style-name="Base10FirstColumn" office:value-type="string" calcext:value-type="string">
            <text:p>9,5 ₁₀</text:p>
          </table:table-cell>
          <table:table-cell table:style-name="Base06" office:value-type="string" calcext:value-type="string">
            <text:p>13,3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10,5 ₁₀</text:p>
          </table:table-cell>
          <table:table-cell table:style-name="Base06" office:value-type="string" calcext:value-type="string">
            <text:p>14,3 ₆</text:p>
          </table:table-cell>
          <table:table-cell/>
          <table:table-cell table:style-name="Base10GreyBackgroundLineTitle" office:value-type="string" calcext:value-type="string">
            <text:p>2 ₁₀</text:p>
          </table:table-cell>
          <table:table-cell table:style-name="Base06GreyBackgroundLineTitle" office:value-type="string" calcext:value-type="string">
            <text:p>2 ₆</text:p>
          </table:table-cell>
          <table:table-cell table:style-name="Base10GreyBackgroundMiddleColumn" office:value-type="string" calcext:value-type="string">
            <text:p>0,1̅0̅5̅ ̅2̅6̅3̅ ̅1̅5̅7̅ ̅8̅9̅4̅ ̅7̅3̅6̅ ̅8̅4̅2̅ ₁₀</text:p>
          </table:table-cell>
          <table:table-cell table:style-name="Base06GreyBackground" office:value-type="string" calcext:value-type="string">
            <text:p>0,0̅3̅4̅4̅ ̅2̅3̅0̅5̅ ̅4̅ ₆</text:p>
          </table:table-cell>
          <table:table-cell table:style-name="Base10MiddleColumn" office:value-type="string" calcext:value-type="string">
            <text:p>0,1 ₁₀</text:p>
          </table:table-cell>
          <table:table-cell table:style-name="Base06" office:value-type="string" calcext:value-type="string">
            <text:p>0,03̅ ₆</text:p>
          </table:table-cell>
          <table:table-cell table:style-name="Base10GreyBackgroundMiddleColumn" office:value-type="string" calcext:value-type="string">
            <text:p>0,0̅9̅5̅ ̅2̅3̅8̅ ₁₀</text:p>
          </table:table-cell>
          <table:table-cell table:style-name="Base06GreyBackground" office:value-type="string" calcext:value-type="string">
            <text:p>0,03̅2̅3̅2̅ ̅3̅2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 ₁₀</text:p>
          </table:table-cell>
          <table:table-cell table:style-name="Base06LineTitle" office:value-type="string" calcext:value-type="string">
            <text:p>3 ₆</text:p>
          </table:table-cell>
          <table:table-cell table:style-name="Base10GreyBackgroundFirstColumn" office:value-type="string" calcext:value-type="string">
            <text:p>6,3̅ ₁₀</text:p>
          </table:table-cell>
          <table:table-cell table:style-name="Base06GreyBackground" office:value-type="string" calcext:value-type="string">
            <text:p>10,2 ₆</text:p>
          </table:table-cell>
          <table:table-cell table:style-name="Base10MiddleColumn" office:value-type="string" calcext:value-type="string">
            <text:p>6,6̅ ₁₀</text:p>
          </table:table-cell>
          <table:table-cell table:style-name="Base06" office:value-type="string" calcext:value-type="string">
            <text:p>10,4 ₆</text:p>
          </table:table-cell>
          <table:table-cell table:style-name="Base10GreyBackgroundMiddleColumn" office:value-type="string" calcext:value-type="string">
            <text:p>7 ₁₀</text:p>
          </table:table-cell>
          <table:table-cell table:style-name="Base06GreyBackground" office:value-type="string" calcext:value-type="string">
            <text:p>11 ₆</text:p>
          </table:table-cell>
          <table:table-cell/>
          <table:table-cell table:style-name="Base10LineTitle" office:value-type="string" calcext:value-type="string">
            <text:p>3 ₁₀</text:p>
          </table:table-cell>
          <table:table-cell table:style-name="Base06LineTitle" office:value-type="string" calcext:value-type="string">
            <text:p>3 ₆</text:p>
          </table:table-cell>
          <table:table-cell table:style-name="Base10MiddleColumn" office:value-type="string" calcext:value-type="string">
            <text:p>0,1̅5̅7̅ ̅8̅9̅4̅ ̅7̅3̅6̅ ̅8̅4̅2̅ ̅1̅0̅5̅ ̅2̅6̅3̅ ₁₀</text:p>
          </table:table-cell>
          <table:table-cell table:style-name="Base06" office:value-type="string" calcext:value-type="string">
            <text:p>0,0̅5̅4̅0̅ ̅3̅4̅4̅2̅ ̅3̅ ₆</text:p>
          </table:table-cell>
          <table:table-cell table:style-name="Base10GreyBackgroundMiddleColumn" office:value-type="string" calcext:value-type="string">
            <text:p>0,15 ₁₀</text:p>
          </table:table-cell>
          <table:table-cell table:style-name="Base06GreyBackground" office:value-type="string" calcext:value-type="string">
            <text:p>0,052̅ ₆</text:p>
          </table:table-cell>
          <table:table-cell table:style-name="Base10MiddleColumn" office:value-type="string" calcext:value-type="string">
            <text:p>0,1̅4̅2̅ ̅8̅5̅7̅ ₁₀</text:p>
          </table:table-cell>
          <table:table-cell table:style-name="Base06" office:value-type="string" calcext:value-type="string">
            <text:p>0,0̅5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4 ₁₀</text:p>
          </table:table-cell>
          <table:table-cell table:style-name="Base06GreyBackgroundLineTitle" office:value-type="string" calcext:value-type="string">
            <text:p>4 ₆</text:p>
          </table:table-cell>
          <table:table-cell table:style-name="Base10FirstColumn" office:value-type="string" calcext:value-type="string">
            <text:p>4,75 ₁₀</text:p>
          </table:table-cell>
          <table:table-cell table:style-name="Base06" office:value-type="string" calcext:value-type="string">
            <text:p>4,43 ₆</text:p>
          </table:table-cell>
          <table:table-cell table:style-name="Base10GreyBackgroundMiddleColumn" office:value-type="string" calcext:value-type="string">
            <text:p>5 ₁₀</text:p>
          </table:table-cell>
          <table:table-cell table:style-name="Base06GreyBackground" office:value-type="string" calcext:value-type="string">
            <text:p>5 ₆</text:p>
          </table:table-cell>
          <table:table-cell table:style-name="Base10MiddleColumn" office:value-type="string" calcext:value-type="string">
            <text:p>5,25 ₁₀</text:p>
          </table:table-cell>
          <table:table-cell table:style-name="Base06" office:value-type="string" calcext:value-type="string">
            <text:p>5,13 ₆</text:p>
          </table:table-cell>
          <table:table-cell/>
          <table:table-cell table:style-name="Base10GreyBackgroundLineTitle" office:value-type="string" calcext:value-type="string">
            <text:p>4 ₁₀</text:p>
          </table:table-cell>
          <table:table-cell table:style-name="Base06GreyBackgroundLineTitle" office:value-type="string" calcext:value-type="string">
            <text:p>4 ₆</text:p>
          </table:table-cell>
          <table:table-cell table:style-name="Base10GreyBackgroundMiddleColumn" office:value-type="string" calcext:value-type="string">
            <text:p>0,2̅1̅0̅ ̅5̅2̅6̅ ̅3̅1̅5̅ ̅7̅8̅9̅ ̅4̅7̅3̅ ̅6̅8̅4̅ ₁₀</text:p>
          </table:table-cell>
          <table:table-cell table:style-name="Base06GreyBackground" office:value-type="string" calcext:value-type="string">
            <text:p>0,1̅1̅3̅2̅ ̅5̅0̅1̅5̅ ̅2̅ ₆</text:p>
          </table:table-cell>
          <table:table-cell table:style-name="Base10MiddleColumn" office:value-type="string" calcext:value-type="string">
            <text:p>0,2 ₁₀</text:p>
          </table:table-cell>
          <table:table-cell table:style-name="Base06" office:value-type="string" calcext:value-type="string">
            <text:p>0,1̅ ₆</text:p>
          </table:table-cell>
          <table:table-cell table:style-name="Base10GreyBackgroundMiddleColumn" office:value-type="string" calcext:value-type="string">
            <text:p>0,1̅9̅0̅ ̅4̅7̅6̅ ₁₀</text:p>
          </table:table-cell>
          <table:table-cell table:style-name="Base06GreyBackground" office:value-type="string" calcext:value-type="string">
            <text:p>0,10̅5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5 ₁₀</text:p>
          </table:table-cell>
          <table:table-cell table:style-name="Base06LineTitle" office:value-type="string" calcext:value-type="string">
            <text:p>5 ₆</text:p>
          </table:table-cell>
          <table:table-cell table:style-name="Base10GreyBackgroundFirstColumn" office:value-type="string" calcext:value-type="string">
            <text:p>3,8 ₁₀</text:p>
          </table:table-cell>
          <table:table-cell table:style-name="Base06GreyBackground" office:value-type="string" calcext:value-type="string">
            <text:p>3,4̅ ₆</text:p>
          </table:table-cell>
          <table:table-cell table:style-name="Base10MiddleColumn" office:value-type="string" calcext:value-type="string">
            <text:p>4 ₁₀</text:p>
          </table:table-cell>
          <table:table-cell table:style-name="Base06" office:value-type="string" calcext:value-type="string">
            <text:p>4 ₆</text:p>
          </table:table-cell>
          <table:table-cell table:style-name="Base10GreyBackgroundMiddleColumn" office:value-type="string" calcext:value-type="string">
            <text:p>4,2 ₁₀</text:p>
          </table:table-cell>
          <table:table-cell table:style-name="Base06GreyBackground" office:value-type="string" calcext:value-type="string">
            <text:p>4,1̅ ₆</text:p>
          </table:table-cell>
          <table:table-cell/>
          <table:table-cell table:style-name="Base10LineTitle" office:value-type="string" calcext:value-type="string">
            <text:p>5 ₁₀</text:p>
          </table:table-cell>
          <table:table-cell table:style-name="Base06LineTitle" office:value-type="string" calcext:value-type="string">
            <text:p>5 ₆</text:p>
          </table:table-cell>
          <table:table-cell table:style-name="Base10MiddleColumn" office:value-type="string" calcext:value-type="string">
            <text:p>0,2̅6̅3̅ ̅1̅5̅7̅ ̅8̅9̅4̅ ̅7̅3̅6̅ ̅8̅4̅2̅ ̅1̅0̅5̅ ₁₀</text:p>
          </table:table-cell>
          <table:table-cell table:style-name="Base06" office:value-type="string" calcext:value-type="string">
            <text:p>0,1̅3̅2̅5̅ ̅0̅1̅5̅2̅ ̅1̅ ₆</text:p>
          </table:table-cell>
          <table:table-cell table:style-name="Base10GreyBackgroundMiddleColumn" office:value-type="string" calcext:value-type="string">
            <text:p>0,25 ₁₀</text:p>
          </table:table-cell>
          <table:table-cell table:style-name="Base06GreyBackground" office:value-type="string" calcext:value-type="string">
            <text:p>0,13 ₆</text:p>
          </table:table-cell>
          <table:table-cell table:style-name="Base10MiddleColumn" office:value-type="string" calcext:value-type="string">
            <text:p>0,2̅3̅8̅ ̅0̅9̅5̅ ₁₀</text:p>
          </table:table-cell>
          <table:table-cell table:style-name="Base06" office:value-type="string" calcext:value-type="string">
            <text:p>0,12̅3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6 ₁₀</text:p>
          </table:table-cell>
          <table:table-cell table:style-name="Base06GreyBackgroundLineTitle" office:value-type="string" calcext:value-type="string">
            <text:p>10 ₆</text:p>
          </table:table-cell>
          <table:table-cell table:style-name="Base10FirstColumn" office:value-type="string" calcext:value-type="string">
            <text:p>3,16̅ ₁₀</text:p>
          </table:table-cell>
          <table:table-cell table:style-name="Base06" office:value-type="string" calcext:value-type="string">
            <text:p>3,1 ₆</text:p>
          </table:table-cell>
          <table:table-cell table:style-name="Base10GreyBackgroundMiddleColumn" office:value-type="string" calcext:value-type="string">
            <text:p>3,3̅ ₁₀</text:p>
          </table:table-cell>
          <table:table-cell table:style-name="Base06GreyBackground" office:value-type="string" calcext:value-type="string">
            <text:p>3,2 ₆</text:p>
          </table:table-cell>
          <table:table-cell table:style-name="Base10MiddleColumn" office:value-type="string" calcext:value-type="string">
            <text:p>3,5 ₁₀</text:p>
          </table:table-cell>
          <table:table-cell table:style-name="Base06" office:value-type="string" calcext:value-type="string">
            <text:p>3,3 ₆</text:p>
          </table:table-cell>
          <table:table-cell/>
          <table:table-cell table:style-name="Base10GreyBackgroundLineTitle" office:value-type="string" calcext:value-type="string">
            <text:p>6 ₁₀</text:p>
          </table:table-cell>
          <table:table-cell table:style-name="Base06GreyBackgroundLineTitle" office:value-type="string" calcext:value-type="string">
            <text:p>10 ₆</text:p>
          </table:table-cell>
          <table:table-cell table:style-name="Base10GreyBackgroundMiddleColumn" office:value-type="string" calcext:value-type="string">
            <text:p>0,3̅1̅5̅ ̅7̅8̅9̅ ̅4̅7̅3̅ ̅6̅8̅4̅ ̅2̅1̅0̅ ̅5̅2̅6̅ ₁₀</text:p>
          </table:table-cell>
          <table:table-cell table:style-name="Base06GreyBackground" office:value-type="string" calcext:value-type="string">
            <text:p>0,1̅5̅2̅1̅ ̅1̅3̅2̅5̅ ̅0̅ ₆</text:p>
          </table:table-cell>
          <table:table-cell table:style-name="Base10MiddleColumn" office:value-type="string" calcext:value-type="string">
            <text:p>0,3 ₁₀</text:p>
          </table:table-cell>
          <table:table-cell table:style-name="Base06" office:value-type="string" calcext:value-type="string">
            <text:p>0,14̅ ₆</text:p>
          </table:table-cell>
          <table:table-cell table:style-name="Base10GreyBackgroundMiddleColumn" office:value-type="string" calcext:value-type="string">
            <text:p>0,2̅8̅5̅ ̅7̅1̅4̅ ₁₀</text:p>
          </table:table-cell>
          <table:table-cell table:style-name="Base06GreyBackground" office:value-type="string" calcext:value-type="string">
            <text:p>0,1̅4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7 ₁₀</text:p>
          </table:table-cell>
          <table:table-cell table:style-name="Base06LineTitle" office:value-type="string" calcext:value-type="string">
            <text:p>11 ₆</text:p>
          </table:table-cell>
          <table:table-cell table:style-name="Base10GreyBackgroundFirstColumn" office:value-type="string" calcext:value-type="string">
            <text:p>2,7̅1̅4̅ ̅2̅8̅5̅ ₁₀</text:p>
          </table:table-cell>
          <table:table-cell table:style-name="Base06GreyBackground" office:value-type="string" calcext:value-type="string">
            <text:p>2,4̅1̅ ₆</text:p>
          </table:table-cell>
          <table:table-cell table:style-name="Base10MiddleColumn" office:value-type="string" calcext:value-type="string">
            <text:p>2,8̅5̅7̅ ̅1̅4̅2̅ ₁₀</text:p>
          </table:table-cell>
          <table:table-cell table:style-name="Base06" office:value-type="string" calcext:value-type="string">
            <text:p>2,5̅0̅ ₆</text:p>
          </table:table-cell>
          <table:table-cell table:style-name="Base10GreyBackgroundMiddleColumn" office:value-type="string" calcext:value-type="string">
            <text:p>3 ₁₀</text:p>
          </table:table-cell>
          <table:table-cell table:style-name="Base06GreyBackground" office:value-type="string" calcext:value-type="string">
            <text:p>3 ₆</text:p>
          </table:table-cell>
          <table:table-cell/>
          <table:table-cell table:style-name="Base10LineTitle" office:value-type="string" calcext:value-type="string">
            <text:p>7 ₁₀</text:p>
          </table:table-cell>
          <table:table-cell table:style-name="Base06LineTitle" office:value-type="string" calcext:value-type="string">
            <text:p>11 ₆</text:p>
          </table:table-cell>
          <table:table-cell table:style-name="Base10MiddleColumn" office:value-type="string" calcext:value-type="string">
            <text:p>0,3̅6̅8̅ ̅4̅2̅1̅ ̅0̅5̅2̅ ̅6̅3̅1̅ ̅5̅7̅8̅ ̅9̅4̅7̅ ₁₀</text:p>
          </table:table-cell>
          <table:table-cell table:style-name="Base06" office:value-type="string" calcext:value-type="string">
            <text:p>0,2̅1̅1̅3̅ ̅2̅5̅0̅1̅ ̅5̅ ₆</text:p>
          </table:table-cell>
          <table:table-cell table:style-name="Base10GreyBackgroundMiddleColumn" office:value-type="string" calcext:value-type="string">
            <text:p>0,35 ₁₀</text:p>
          </table:table-cell>
          <table:table-cell table:style-name="Base06GreyBackground" office:value-type="string" calcext:value-type="string">
            <text:p>0,203̅ ₆</text:p>
          </table:table-cell>
          <table:table-cell table:style-name="Base10MiddleColumn" office:value-type="string" calcext:value-type="string">
            <text:p>0,3̅ ₁₀</text:p>
          </table:table-cell>
          <table:table-cell table:style-name="Base06" office:value-type="string" calcext:value-type="string">
            <text:p>0,2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8 ₁₀</text:p>
          </table:table-cell>
          <table:table-cell table:style-name="Base06GreyBackgroundLineTitle" office:value-type="string" calcext:value-type="string">
            <text:p>12 ₆</text:p>
          </table:table-cell>
          <table:table-cell table:style-name="Base10FirstColumn" office:value-type="string" calcext:value-type="string">
            <text:p>2,375 ₁₀</text:p>
          </table:table-cell>
          <table:table-cell table:style-name="Base06" office:value-type="string" calcext:value-type="string">
            <text:p>2,213 ₆</text:p>
          </table:table-cell>
          <table:table-cell table:style-name="Base10GreyBackgroundMiddleColumn" office:value-type="string" calcext:value-type="string">
            <text:p>2,5 ₁₀</text:p>
          </table:table-cell>
          <table:table-cell table:style-name="Base06GreyBackground" office:value-type="string" calcext:value-type="string">
            <text:p>2,3 ₆</text:p>
          </table:table-cell>
          <table:table-cell table:style-name="Base10MiddleColumn" office:value-type="string" calcext:value-type="string">
            <text:p>2,625 ₁₀</text:p>
          </table:table-cell>
          <table:table-cell table:style-name="Base06" office:value-type="string" calcext:value-type="string">
            <text:p>2,343 ₆</text:p>
          </table:table-cell>
          <table:table-cell/>
          <table:table-cell table:style-name="Base10GreyBackgroundLineTitle" office:value-type="string" calcext:value-type="string">
            <text:p>8 ₁₀</text:p>
          </table:table-cell>
          <table:table-cell table:style-name="Base06GreyBackgroundLineTitle" office:value-type="string" calcext:value-type="string">
            <text:p>12 ₆</text:p>
          </table:table-cell>
          <table:table-cell table:style-name="Base10GreyBackgroundMiddleColumn" office:value-type="string" calcext:value-type="string">
            <text:p>0,4̅2̅1̅ ̅0̅5̅2̅ ̅6̅3̅1̅ ̅5̅7̅8̅ ̅9̅4̅7̅ ̅3̅6̅8̅ ₁₀</text:p>
          </table:table-cell>
          <table:table-cell table:style-name="Base06GreyBackground" office:value-type="string" calcext:value-type="string">
            <text:p>0,2̅3̅0̅5̅ ̅4̅0̅3̅4̅ ̅4̅ ₆</text:p>
          </table:table-cell>
          <table:table-cell table:style-name="Base10MiddleColumn" office:value-type="string" calcext:value-type="string">
            <text:p>0,4 ₁₀</text:p>
          </table:table-cell>
          <table:table-cell table:style-name="Base06" office:value-type="string" calcext:value-type="string">
            <text:p>0,2̅ ₆</text:p>
          </table:table-cell>
          <table:table-cell table:style-name="Base10GreyBackgroundMiddleColumn" office:value-type="string" calcext:value-type="string">
            <text:p>0,3̅8̅0̅ ̅9̅5̅2̅ ₁₀</text:p>
          </table:table-cell>
          <table:table-cell table:style-name="Base06GreyBackground" office:value-type="string" calcext:value-type="string">
            <text:p>0,21̅4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9 ₁₀</text:p>
          </table:table-cell>
          <table:table-cell table:style-name="Base06LineTitle" office:value-type="string" calcext:value-type="string">
            <text:p>13 ₆</text:p>
          </table:table-cell>
          <table:table-cell table:style-name="Base10GreyBackgroundFirstColumn" office:value-type="string" calcext:value-type="string">
            <text:p>2,1̅ ₁₀</text:p>
          </table:table-cell>
          <table:table-cell table:style-name="Base06GreyBackground" office:value-type="string" calcext:value-type="string">
            <text:p>2,04 ₆</text:p>
          </table:table-cell>
          <table:table-cell table:style-name="Base10MiddleColumn" office:value-type="string" calcext:value-type="string">
            <text:p>2,2̅ ₁₀</text:p>
          </table:table-cell>
          <table:table-cell table:style-name="Base06" office:value-type="string" calcext:value-type="string">
            <text:p>2,12 ₆</text:p>
          </table:table-cell>
          <table:table-cell table:style-name="Base10GreyBackgroundMiddleColumn" office:value-type="string" calcext:value-type="string">
            <text:p>2,3̅ ₁₀</text:p>
          </table:table-cell>
          <table:table-cell table:style-name="Base06GreyBackground" office:value-type="string" calcext:value-type="string">
            <text:p>2,2 ₆</text:p>
          </table:table-cell>
          <table:table-cell/>
          <table:table-cell table:style-name="Base10LineTitle" office:value-type="string" calcext:value-type="string">
            <text:p>9 ₁₀</text:p>
          </table:table-cell>
          <table:table-cell table:style-name="Base06LineTitle" office:value-type="string" calcext:value-type="string">
            <text:p>13 ₆</text:p>
          </table:table-cell>
          <table:table-cell table:style-name="Base10MiddleColumn" office:value-type="string" calcext:value-type="string">
            <text:p>0,4̅7̅3̅ ̅6̅8̅4̅ ̅2̅1̅0̅ ̅5̅2̅6̅ ̅3̅1̅5̅ ̅7̅8̅9̅ ₁₀</text:p>
          </table:table-cell>
          <table:table-cell table:style-name="Base06" office:value-type="string" calcext:value-type="string">
            <text:p>0,2̅5̅0̅1̅ ̅5̅2̅1̅1̅ ̅3̅ ₆</text:p>
          </table:table-cell>
          <table:table-cell table:style-name="Base10GreyBackgroundMiddleColumn" office:value-type="string" calcext:value-type="string">
            <text:p>0,45 ₁₀</text:p>
          </table:table-cell>
          <table:table-cell table:style-name="Base06GreyBackground" office:value-type="string" calcext:value-type="string">
            <text:p>0,241̅ ₆</text:p>
          </table:table-cell>
          <table:table-cell table:style-name="Base10MiddleColumn" office:value-type="string" calcext:value-type="string">
            <text:p>0,4̅2̅8̅ ̅5̅7̅1̅ ₁₀</text:p>
          </table:table-cell>
          <table:table-cell table:style-name="Base06" office:value-type="string" calcext:value-type="string">
            <text:p>0,2̅3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0 ₁₀</text:p>
          </table:table-cell>
          <table:table-cell table:style-name="Base06GreyBackgroundLineTitle" office:value-type="string" calcext:value-type="string">
            <text:p>14 ₆</text:p>
          </table:table-cell>
          <table:table-cell table:style-name="Base10FirstColumn" office:value-type="string" calcext:value-type="string">
            <text:p>1,9 ₁₀</text:p>
          </table:table-cell>
          <table:table-cell table:style-name="Base06" office:value-type="string" calcext:value-type="string">
            <text:p>1,52̅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2,1 ₁₀</text:p>
          </table:table-cell>
          <table:table-cell table:style-name="Base06" office:value-type="string" calcext:value-type="string">
            <text:p>2,03̅ ₆</text:p>
          </table:table-cell>
          <table:table-cell/>
          <table:table-cell table:style-name="Base10GreyBackgroundLineTitle" office:value-type="string" calcext:value-type="string">
            <text:p>10 ₁₀</text:p>
          </table:table-cell>
          <table:table-cell table:style-name="Base06GreyBackgroundLineTitle" office:value-type="string" calcext:value-type="string">
            <text:p>14 ₆</text:p>
          </table:table-cell>
          <table:table-cell table:style-name="Base10GreyBackgroundMiddleColumn" office:value-type="string" calcext:value-type="string">
            <text:p>0,5̅2̅6̅ ̅3̅1̅5̅ ̅7̅8̅9̅ ̅4̅7̅3̅ ̅6̅8̅4̅ ̅2̅1̅0̅ ₁₀</text:p>
          </table:table-cell>
          <table:table-cell table:style-name="Base06GreyBackground" office:value-type="string" calcext:value-type="string">
            <text:p>0,3̅0̅5̅4̅ ̅0̅3̅4̅4̅ ̅2̅ ₆</text:p>
          </table:table-cell>
          <table:table-cell table:style-name="Base10MiddleColumn" office:value-type="string" calcext:value-type="string">
            <text:p>0,5 ₁₀</text:p>
          </table:table-cell>
          <table:table-cell table:style-name="Base06" office:value-type="string" calcext:value-type="string">
            <text:p>0,3 ₆</text:p>
          </table:table-cell>
          <table:table-cell table:style-name="Base10GreyBackgroundMiddleColumn" office:value-type="string" calcext:value-type="string">
            <text:p>0,4̅7̅6̅ ̅1̅9̅0̅ ₁₀</text:p>
          </table:table-cell>
          <table:table-cell table:style-name="Base06GreyBackground" office:value-type="string" calcext:value-type="string">
            <text:p>0,25̅0̅5̅0̅ ̅5̅0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1 ₁₀</text:p>
          </table:table-cell>
          <table:table-cell table:style-name="Base06LineTitle" office:value-type="string" calcext:value-type="string">
            <text:p>15 ₆</text:p>
          </table:table-cell>
          <table:table-cell table:style-name="Base10GreyBackgroundFirstColumn" office:value-type="string" calcext:value-type="string">
            <text:p>1,7̅2̅ ₁₀</text:p>
          </table:table-cell>
          <table:table-cell table:style-name="Base06GreyBackground" office:value-type="string" calcext:value-type="string">
            <text:p>1,4̅2̅1̅0̅ ̅3̅1̅3̅4̅ ̅5̅2̅ ₆</text:p>
          </table:table-cell>
          <table:table-cell table:style-name="Base10MiddleColumn" office:value-type="string" calcext:value-type="string">
            <text:p>1,8̅1̅ ₁₀</text:p>
          </table:table-cell>
          <table:table-cell table:style-name="Base06" office:value-type="string" calcext:value-type="string">
            <text:p>1,4̅5̅2̅4̅ ̅2̅1̅0̅3̅ ̅1̅3̅ ₆</text:p>
          </table:table-cell>
          <table:table-cell table:style-name="Base10GreyBackgroundMiddleColumn" office:value-type="string" calcext:value-type="string">
            <text:p>1,9̅0̅ ₁₀</text:p>
          </table:table-cell>
          <table:table-cell table:style-name="Base06GreyBackground" office:value-type="string" calcext:value-type="string">
            <text:p>1,5̅2̅4̅2̅ ̅1̅0̅3̅1̅ ̅3̅4̅ ₆</text:p>
          </table:table-cell>
          <table:table-cell/>
          <table:table-cell table:style-name="Base10LineTitle" office:value-type="string" calcext:value-type="string">
            <text:p>11 ₁₀</text:p>
          </table:table-cell>
          <table:table-cell table:style-name="Base06LineTitle" office:value-type="string" calcext:value-type="string">
            <text:p>15 ₆</text:p>
          </table:table-cell>
          <table:table-cell table:style-name="Base10MiddleColumn" office:value-type="string" calcext:value-type="string">
            <text:p>0,5̅7̅8̅ ̅9̅4̅7̅ ̅3̅6̅8̅ ̅4̅2̅1̅ ̅0̅5̅2̅ ̅6̅3̅1̅ ₁₀</text:p>
          </table:table-cell>
          <table:table-cell table:style-name="Base06" office:value-type="string" calcext:value-type="string">
            <text:p>0,3̅2̅5̅0̅ ̅1̅5̅2̅1̅ ̅1̅ ₆</text:p>
          </table:table-cell>
          <table:table-cell table:style-name="Base10GreyBackgroundMiddleColumn" office:value-type="string" calcext:value-type="string">
            <text:p>0,55 ₁₀</text:p>
          </table:table-cell>
          <table:table-cell table:style-name="Base06GreyBackground" office:value-type="string" calcext:value-type="string">
            <text:p>0,314̅ ₆</text:p>
          </table:table-cell>
          <table:table-cell table:style-name="Base10MiddleColumn" office:value-type="string" calcext:value-type="string">
            <text:p>0,5̅2̅3̅ ̅8̅0̅9̅ ̅5̅2̅3̅ ̅8̅0̅9̅ ̅5̅2̅3̅ ̅8̅0̅9̅ ₁₀</text:p>
          </table:table-cell>
          <table:table-cell table:style-name="Base06" office:value-type="string" calcext:value-type="string">
            <text:p>0,30̅5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2 ₁₀</text:p>
          </table:table-cell>
          <table:table-cell table:style-name="Base06GreyBackgroundLineTitle" office:value-type="string" calcext:value-type="string">
            <text:p>20 ₆</text:p>
          </table:table-cell>
          <table:table-cell table:style-name="Base10FirstColumn" office:value-type="string" calcext:value-type="string">
            <text:p>1,583̅ ₁₀</text:p>
          </table:table-cell>
          <table:table-cell table:style-name="Base06" office:value-type="string" calcext:value-type="string">
            <text:p>1,33 ₆</text:p>
          </table:table-cell>
          <table:table-cell table:style-name="Base10GreyBackgroundMiddleColumn" office:value-type="string" calcext:value-type="string">
            <text:p>1,6̅ ₁₀</text:p>
          </table:table-cell>
          <table:table-cell table:style-name="Base06GreyBackground" office:value-type="string" calcext:value-type="string">
            <text:p>1,4 ₆</text:p>
          </table:table-cell>
          <table:table-cell table:style-name="Base10MiddleColumn" office:value-type="string" calcext:value-type="string">
            <text:p>1,75 ₁₀</text:p>
          </table:table-cell>
          <table:table-cell table:style-name="Base06" office:value-type="string" calcext:value-type="string">
            <text:p>1,43 ₆</text:p>
          </table:table-cell>
          <table:table-cell/>
          <table:table-cell table:style-name="Base10GreyBackgroundLineTitle" office:value-type="string" calcext:value-type="string">
            <text:p>12 ₁₀</text:p>
          </table:table-cell>
          <table:table-cell table:style-name="Base06GreyBackgroundLineTitle" office:value-type="string" calcext:value-type="string">
            <text:p>20 ₆</text:p>
          </table:table-cell>
          <table:table-cell table:style-name="Base10GreyBackgroundMiddleColumn" office:value-type="string" calcext:value-type="string">
            <text:p>0,6̅3̅1̅ ̅5̅7̅8̅ ̅9̅4̅7̅ ̅3̅6̅8̅ ̅4̅2̅1̅ ̅0̅5̅2̅ ₁₀</text:p>
          </table:table-cell>
          <table:table-cell table:style-name="Base06GreyBackground" office:value-type="string" calcext:value-type="string">
            <text:p>0,3̅4̅4̅2̅ ̅3̅0̅5̅4̅ ̅0̅ ₆</text:p>
          </table:table-cell>
          <table:table-cell table:style-name="Base10MiddleColumn" office:value-type="string" calcext:value-type="string">
            <text:p>0,6 ₁₀</text:p>
          </table:table-cell>
          <table:table-cell table:style-name="Base06" office:value-type="string" calcext:value-type="string">
            <text:p>0,3̅ ₆</text:p>
          </table:table-cell>
          <table:table-cell table:style-name="Base10GreyBackgroundMiddleColumn" office:value-type="string" calcext:value-type="string">
            <text:p>0,5̅7̅1̅ ̅4̅2̅8̅ ̅5̅7̅1̅ ̅4̅2̅8̅ ̅5̅7̅1̅ ̅4̅2̅8̅ ₁₀</text:p>
          </table:table-cell>
          <table:table-cell table:style-name="Base06GreyBackground" office:value-type="string" calcext:value-type="string">
            <text:p>0,3̅2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3 ₁₀</text:p>
          </table:table-cell>
          <table:table-cell table:style-name="Base06LineTitle" office:value-type="string" calcext:value-type="string">
            <text:p>21 ₆</text:p>
          </table:table-cell>
          <table:table-cell table:style-name="Base10GreyBackgroundFirstColumn" office:value-type="string" calcext:value-type="string">
            <text:p>1,4̅6̅1̅ ̅5̅3̅8̅ ₁₀</text:p>
          </table:table-cell>
          <table:table-cell table:style-name="Base06GreyBackground" office:value-type="string" calcext:value-type="string">
            <text:p>1,2̅4̅3̅4̅ ̅0̅5̅3̅1̅ ̅2̅1̅5̅0̅ ₆</text:p>
          </table:table-cell>
          <table:table-cell table:style-name="Base10MiddleColumn" office:value-type="string" calcext:value-type="string">
            <text:p>1,5̅3̅8̅ ̅4̅6̅1̅ ₁₀</text:p>
          </table:table-cell>
          <table:table-cell table:style-name="Base06" office:value-type="string" calcext:value-type="string">
            <text:p>1,3̅1̅2̅1̅ ̅5̅0̅2̅4̅ ̅3̅4̅0̅5̅ ₆</text:p>
          </table:table-cell>
          <table:table-cell table:style-name="Base10GreyBackgroundMiddleColumn" office:value-type="string" calcext:value-type="string">
            <text:p>1,6̅1̅5̅ ̅3̅8̅4̅ ₁₀</text:p>
          </table:table-cell>
          <table:table-cell table:style-name="Base06GreyBackground" office:value-type="string" calcext:value-type="string">
            <text:p>1,3̅4̅0̅5̅ ̅3̅1̅2̅1̅ ̅5̅0̅2̅4̅ ₆</text:p>
          </table:table-cell>
          <table:table-cell/>
          <table:table-cell table:style-name="Base10LineTitle" office:value-type="string" calcext:value-type="string">
            <text:p>13 ₁₀</text:p>
          </table:table-cell>
          <table:table-cell table:style-name="Base06LineTitle" office:value-type="string" calcext:value-type="string">
            <text:p>21 ₆</text:p>
          </table:table-cell>
          <table:table-cell table:style-name="Base10MiddleColumn" office:value-type="string" calcext:value-type="string">
            <text:p>0,6̅8̅4̅ ̅2̅1̅0̅ ̅5̅2̅6̅ ̅3̅1̅5̅ ̅7̅8̅9̅ ̅4̅7̅3̅ ₁₀</text:p>
          </table:table-cell>
          <table:table-cell table:style-name="Base06" office:value-type="string" calcext:value-type="string">
            <text:p>0,4̅0̅3̅4̅ ̅4̅2̅3̅0̅ ̅5̅ ₆</text:p>
          </table:table-cell>
          <table:table-cell table:style-name="Base10GreyBackgroundMiddleColumn" office:value-type="string" calcext:value-type="string">
            <text:p>0,65 ₁₀</text:p>
          </table:table-cell>
          <table:table-cell table:style-name="Base06GreyBackground" office:value-type="string" calcext:value-type="string">
            <text:p>0,352̅ ₆</text:p>
          </table:table-cell>
          <table:table-cell table:style-name="Base10MiddleColumn" office:value-type="string" calcext:value-type="string">
            <text:p>0,6̅1̅9̅ ̅0̅4̅7̅ ̅6̅1̅9̅ ̅0̅4̅7̅ ̅6̅1̅9̅ ̅0̅4̅7̅ ₁₀</text:p>
          </table:table-cell>
          <table:table-cell table:style-name="Base06" office:value-type="string" calcext:value-type="string">
            <text:p>0,34̅1̅4̅1̅ ̅4̅1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4 ₁₀</text:p>
          </table:table-cell>
          <table:table-cell table:style-name="Base06GreyBackgroundLineTitle" office:value-type="string" calcext:value-type="string">
            <text:p>22 ₆</text:p>
          </table:table-cell>
          <table:table-cell table:style-name="Base10FirstColumn" office:value-type="string" calcext:value-type="string">
            <text:p>1,35̅7̅1̅ ̅4̅2̅8̅ ₁₀</text:p>
          </table:table-cell>
          <table:table-cell table:style-name="Base06" office:value-type="string" calcext:value-type="string">
            <text:p>1,20̅5̅ ₆</text:p>
          </table:table-cell>
          <table:table-cell table:style-name="Base10GreyBackgroundMiddleColumn" office:value-type="string" calcext:value-type="string">
            <text:p>1,4̅2̅8̅ ̅5̅7̅1̅ ₁₀</text:p>
          </table:table-cell>
          <table:table-cell table:style-name="Base06GreyBackground" office:value-type="string" calcext:value-type="string">
            <text:p>1,2̅3̅ ₆</text:p>
          </table:table-cell>
          <table:table-cell table:style-name="Base10MiddleColumn" office:value-type="string" calcext:value-type="string">
            <text:p>1,5 ₁₀</text:p>
          </table:table-cell>
          <table:table-cell table:style-name="Base06" office:value-type="string" calcext:value-type="string">
            <text:p>1,3 ₆</text:p>
          </table:table-cell>
          <table:table-cell/>
          <table:table-cell table:style-name="Base10GreyBackgroundLineTitle" office:value-type="string" calcext:value-type="string">
            <text:p>14 ₁₀</text:p>
          </table:table-cell>
          <table:table-cell table:style-name="Base06GreyBackgroundLineTitle" office:value-type="string" calcext:value-type="string">
            <text:p>22 ₆</text:p>
          </table:table-cell>
          <table:table-cell table:style-name="Base10GreyBackgroundMiddleColumn" office:value-type="string" calcext:value-type="string">
            <text:p>0,7̅3̅6̅ ̅8̅4̅2̅ ̅1̅0̅5̅ ̅2̅6̅3̅ ̅1̅5̅7̅ ̅8̅9̅4̅ ₁₀</text:p>
          </table:table-cell>
          <table:table-cell table:style-name="Base06GreyBackground" office:value-type="string" calcext:value-type="string">
            <text:p>0,4̅2̅3̅0̅ ̅5̅4̅0̅3̅ ̅4̅ ₆</text:p>
          </table:table-cell>
          <table:table-cell table:style-name="Base10MiddleColumn" office:value-type="string" calcext:value-type="string">
            <text:p>0,7 ₁₀</text:p>
          </table:table-cell>
          <table:table-cell table:style-name="Base06" office:value-type="string" calcext:value-type="string">
            <text:p>0,41̅ ₆</text:p>
          </table:table-cell>
          <table:table-cell table:style-name="Base10GreyBackgroundMiddleColumn" office:value-type="string" calcext:value-type="string">
            <text:p>0,6̅ ₁₀</text:p>
          </table:table-cell>
          <table:table-cell table:style-name="Base06GreyBackground" office:value-type="string" calcext:value-type="string">
            <text:p>0,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5 ₁₀</text:p>
          </table:table-cell>
          <table:table-cell table:style-name="Base06LineTitle" office:value-type="string" calcext:value-type="string">
            <text:p>23 ₆</text:p>
          </table:table-cell>
          <table:table-cell table:style-name="Base10GreyBackgroundFirstColumn" office:value-type="string" calcext:value-type="string">
            <text:p>1,26̅ ₁₀</text:p>
          </table:table-cell>
          <table:table-cell table:style-name="Base06GreyBackground" office:value-type="string" calcext:value-type="string">
            <text:p>1,13̅ ₆</text:p>
          </table:table-cell>
          <table:table-cell table:style-name="Base10MiddleColumn" office:value-type="string" calcext:value-type="string">
            <text:p>1,3̅ ₁₀</text:p>
          </table:table-cell>
          <table:table-cell table:style-name="Base06" office:value-type="string" calcext:value-type="string">
            <text:p>1,2 ₆</text:p>
          </table:table-cell>
          <table:table-cell table:style-name="Base10GreyBackgroundMiddleColumn" office:value-type="string" calcext:value-type="string">
            <text:p>1,4 ₁₀</text:p>
          </table:table-cell>
          <table:table-cell table:style-name="Base06GreyBackground" office:value-type="string" calcext:value-type="string">
            <text:p>1,2̅ ₆</text:p>
          </table:table-cell>
          <table:table-cell/>
          <table:table-cell table:style-name="Base10LineTitle" office:value-type="string" calcext:value-type="string">
            <text:p>15 ₁₀</text:p>
          </table:table-cell>
          <table:table-cell table:style-name="Base06LineTitle" office:value-type="string" calcext:value-type="string">
            <text:p>23 ₆</text:p>
          </table:table-cell>
          <table:table-cell table:style-name="Base10MiddleColumn" office:value-type="string" calcext:value-type="string">
            <text:p>0,7̅8̅9̅ ̅4̅7̅3̅ ̅6̅8̅4̅ ̅2̅1̅0̅ ̅5̅2̅6̅ ̅3̅1̅5̅ ₁₀</text:p>
          </table:table-cell>
          <table:table-cell table:style-name="Base06" office:value-type="string" calcext:value-type="string">
            <text:p>0,4̅4̅2̅3̅ ̅0̅5̅4̅0̅ ̅3̅ ₆</text:p>
          </table:table-cell>
          <table:table-cell table:style-name="Base10GreyBackgroundMiddleColumn" office:value-type="string" calcext:value-type="string">
            <text:p>0,75 ₁₀</text:p>
          </table:table-cell>
          <table:table-cell table:style-name="Base06GreyBackground" office:value-type="string" calcext:value-type="string">
            <text:p>0,43 ₆</text:p>
          </table:table-cell>
          <table:table-cell table:style-name="Base10MiddleColumn" office:value-type="string" calcext:value-type="string">
            <text:p>0,7̅1̅4̅ ̅2̅8̅5̅ ̅7̅1̅4̅ ̅2̅8̅5̅ ̅7̅1̅4̅ ̅2̅8̅5̅ ₁₀</text:p>
          </table:table-cell>
          <table:table-cell table:style-name="Base06" office:value-type="string" calcext:value-type="string">
            <text:p>0,4̅1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6 ₁₀</text:p>
          </table:table-cell>
          <table:table-cell table:style-name="Base06GreyBackgroundLineTitle" office:value-type="string" calcext:value-type="string">
            <text:p>24 ₆</text:p>
          </table:table-cell>
          <table:table-cell table:style-name="Base10FirstColumn" office:value-type="string" calcext:value-type="string">
            <text:p>1,1875 ₁₀</text:p>
          </table:table-cell>
          <table:table-cell table:style-name="Base06" office:value-type="string" calcext:value-type="string">
            <text:p>1,1043 ₆</text:p>
          </table:table-cell>
          <table:table-cell table:style-name="Base10GreyBackgroundMiddleColumn" office:value-type="string" calcext:value-type="string">
            <text:p>1,25 ₁₀</text:p>
          </table:table-cell>
          <table:table-cell table:style-name="Base06GreyBackground" office:value-type="string" calcext:value-type="string">
            <text:p>1,13 ₆</text:p>
          </table:table-cell>
          <table:table-cell table:style-name="Base10MiddleColumn" office:value-type="string" calcext:value-type="string">
            <text:p>1,3125 ₁₀</text:p>
          </table:table-cell>
          <table:table-cell table:style-name="Base06" office:value-type="string" calcext:value-type="string">
            <text:p>1,1513 ₆</text:p>
          </table:table-cell>
          <table:table-cell/>
          <table:table-cell table:style-name="Base10GreyBackgroundLineTitle" office:value-type="string" calcext:value-type="string">
            <text:p>16 ₁₀</text:p>
          </table:table-cell>
          <table:table-cell table:style-name="Base06GreyBackgroundLineTitle" office:value-type="string" calcext:value-type="string">
            <text:p>24 ₆</text:p>
          </table:table-cell>
          <table:table-cell table:style-name="Base10GreyBackgroundMiddleColumn" office:value-type="string" calcext:value-type="string">
            <text:p>0,8̅4̅2̅ ̅1̅0̅5̅ ̅2̅6̅3̅ ̅1̅5̅7̅ ̅8̅9̅4̅ ̅7̅3̅6̅ ₁₀</text:p>
          </table:table-cell>
          <table:table-cell table:style-name="Base06GreyBackground" office:value-type="string" calcext:value-type="string">
            <text:p>0,5̅0̅1̅5̅ ̅2̅1̅1̅3̅ ̅2̅ ₆</text:p>
          </table:table-cell>
          <table:table-cell table:style-name="Base10MiddleColumn" office:value-type="string" calcext:value-type="string">
            <text:p>0,8 ₁₀</text:p>
          </table:table-cell>
          <table:table-cell table:style-name="Base06" office:value-type="string" calcext:value-type="string">
            <text:p>0,4̅ ₆</text:p>
          </table:table-cell>
          <table:table-cell table:style-name="Base10GreyBackgroundMiddleColumn" office:value-type="string" calcext:value-type="string">
            <text:p>0,7̅6̅1̅ ̅9̅0̅4̅ ̅7̅6̅1̅ ̅9̅0̅4̅ ̅7̅6̅1̅ ̅9̅0̅4̅ ₁₀</text:p>
          </table:table-cell>
          <table:table-cell table:style-name="Base06GreyBackground" office:value-type="string" calcext:value-type="string">
            <text:p>0,43̅2̅3̅2̅ ̅3̅2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7 ₁₀</text:p>
          </table:table-cell>
          <table:table-cell table:style-name="Base06LineTitle" office:value-type="string" calcext:value-type="string">
            <text:p>25 ₆</text:p>
          </table:table-cell>
          <table:table-cell table:style-name="Base10GreyBackgroundFirstColumn" office:value-type="string" calcext:value-type="string">
            <text:p>1,1̅1̅7̅ ̅6̅4̅7̅ ̅0̅5̅8̅ ̅8̅2̅3̅ ̅5̅2̅9̅ ̅4̅ ₁₀</text:p>
          </table:table-cell>
          <table:table-cell table:style-name="Base06GreyBackground" office:value-type="string" calcext:value-type="string">
            <text:p>1,0̅4̅1̅2̅ ̅2̅4̅5̅3̅ ̅5̅1̅4̅3̅ ̅3̅1̅0̅2̅ ₆</text:p>
          </table:table-cell>
          <table:table-cell table:style-name="Base10MiddleColumn" office:value-type="string" calcext:value-type="string">
            <text:p>1,1̅7̅6̅ ̅4̅7̅0̅ ̅5̅8̅8̅ ̅2̅3̅5̅ ̅2̅9̅4̅ ̅1̅ ₁₀</text:p>
          </table:table-cell>
          <table:table-cell table:style-name="Base06" office:value-type="string" calcext:value-type="string">
            <text:p>1,1̅0̅2̅0̅ ̅4̅1̅2̅2̅ ̅4̅5̅3̅5̅ ̅1̅4̅3̅3̅ ₆</text:p>
          </table:table-cell>
          <table:table-cell table:style-name="Base10GreyBackgroundMiddleColumn" office:value-type="string" calcext:value-type="string">
            <text:p>1,2̅3̅5̅ ̅2̅9̅4̅ ̅1̅1̅7̅ ̅6̅4̅7̅ ̅0̅5̅8̅ ̅8̅ ₁₀</text:p>
          </table:table-cell>
          <table:table-cell table:style-name="Base06GreyBackground" office:value-type="string" calcext:value-type="string">
            <text:p>1,1̅2̅2̅4̅ ̅5̅3̅5̅1̅ ̅4̅3̅3̅1̅ ̅0̅2̅0̅4̅ ₆</text:p>
          </table:table-cell>
          <table:table-cell/>
          <table:table-cell table:style-name="Base10LineTitle" office:value-type="string" calcext:value-type="string">
            <text:p>17 ₁₀</text:p>
          </table:table-cell>
          <table:table-cell table:style-name="Base06LineTitle" office:value-type="string" calcext:value-type="string">
            <text:p>25 ₆</text:p>
          </table:table-cell>
          <table:table-cell table:style-name="Base10MiddleColumn" office:value-type="string" calcext:value-type="string">
            <text:p>0,8̅9̅4̅ ̅7̅3̅6̅ ̅8̅4̅2̅ ̅1̅0̅5̅ ̅2̅6̅3̅ ̅1̅5̅7̅ ₁₀</text:p>
          </table:table-cell>
          <table:table-cell table:style-name="Base06" office:value-type="string" calcext:value-type="string">
            <text:p>0,5̅2̅1̅1̅ ̅3̅2̅5̅0̅ ̅1̅ ₆</text:p>
          </table:table-cell>
          <table:table-cell table:style-name="Base10GreyBackgroundMiddleColumn" office:value-type="string" calcext:value-type="string">
            <text:p>0,85 ₁₀</text:p>
          </table:table-cell>
          <table:table-cell table:style-name="Base06GreyBackground" office:value-type="string" calcext:value-type="string">
            <text:p>0,503̅ ₆</text:p>
          </table:table-cell>
          <table:table-cell table:style-name="Base10MiddleColumn" office:value-type="string" calcext:value-type="string">
            <text:p>0,8̅0̅9̅ ̅5̅2̅3̅ ̅8̅0̅9̅ ̅5̅2̅3̅ ̅8̅0̅9̅ ̅5̅2̅3̅ ₁₀</text:p>
          </table:table-cell>
          <table:table-cell table:style-name="Base06" office:value-type="string" calcext:value-type="string">
            <text:p>0,45̅0̅5̅0̅ ̅5̅0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8 ₁₀</text:p>
          </table:table-cell>
          <table:table-cell table:style-name="Base06GreyBackgroundLineTitle" office:value-type="string" calcext:value-type="string">
            <text:p>30 ₆</text:p>
          </table:table-cell>
          <table:table-cell table:style-name="Base10FirstColumn" office:value-type="string" calcext:value-type="string">
            <text:p>1,05̅ ₁₀</text:p>
          </table:table-cell>
          <table:table-cell table:style-name="Base06" office:value-type="string" calcext:value-type="string">
            <text:p>1,02 ₆</text:p>
          </table:table-cell>
          <table:table-cell table:style-name="Base10GreyBackgroundMiddleColumn" office:value-type="string" calcext:value-type="string">
            <text:p>1,1̅ ₁₀</text:p>
          </table:table-cell>
          <table:table-cell table:style-name="Base06GreyBackground" office:value-type="string" calcext:value-type="string">
            <text:p>1,04 ₆</text:p>
          </table:table-cell>
          <table:table-cell table:style-name="Base10MiddleColumn" office:value-type="string" calcext:value-type="string">
            <text:p>1,16̅ ₁₀</text:p>
          </table:table-cell>
          <table:table-cell table:style-name="Base06" office:value-type="string" calcext:value-type="string">
            <text:p>1,1 ₆</text:p>
          </table:table-cell>
          <table:table-cell/>
          <table:table-cell table:style-name="Base10GreyBackgroundLineTitle" office:value-type="string" calcext:value-type="string">
            <text:p>18 ₁₀</text:p>
          </table:table-cell>
          <table:table-cell table:style-name="Base06GreyBackgroundLineTitle" office:value-type="string" calcext:value-type="string">
            <text:p>30 ₆</text:p>
          </table:table-cell>
          <table:table-cell table:style-name="Base10GreyBackgroundMiddleColumn" office:value-type="string" calcext:value-type="string">
            <text:p>0,9̅4̅7̅ ̅3̅6̅8̅ ̅4̅2̅1̅ ̅0̅5̅2̅ ̅6̅3̅1̅ ̅5̅7̅8̅ ₁₀</text:p>
          </table:table-cell>
          <table:table-cell table:style-name="Base06GreyBackground" office:value-type="string" calcext:value-type="string">
            <text:p>0,5̅4̅0̅3̅ ̅4̅4̅2̅3̅ ̅0̅ ₆</text:p>
          </table:table-cell>
          <table:table-cell table:style-name="Base10MiddleColumn" office:value-type="string" calcext:value-type="string">
            <text:p>0,9 ₁₀</text:p>
          </table:table-cell>
          <table:table-cell table:style-name="Base06" office:value-type="string" calcext:value-type="string">
            <text:p>0,52̅ ₆</text:p>
          </table:table-cell>
          <table:table-cell table:style-name="Base10GreyBackgroundMiddleColumn" office:value-type="string" calcext:value-type="string">
            <text:p>0,8̅5̅7̅ ̅1̅4̅2̅ ̅8̅5̅7̅ ̅1̅4̅2̅ ̅8̅5̅7̅ ̅1̅4̅2̅ ₁₀</text:p>
          </table:table-cell>
          <table:table-cell table:style-name="Base06GreyBackground" office:value-type="string" calcext:value-type="string">
            <text:p>0,5̅0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9 ₁₀</text:p>
          </table:table-cell>
          <table:table-cell table:style-name="Base06LineTitle" office:value-type="string" calcext:value-type="string">
            <text:p>31 ₆</text:p>
          </table:table-cell>
          <table:table-cell table:style-name="Base10GreyBackgroundFirst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10MiddleColumn" office:value-type="string" calcext:value-type="string">
            <text:p>1,0̅5̅2̅ ̅6̅3̅1̅ ̅5̅7̅8̅ ̅9̅4̅7̅ ̅3̅6̅8̅ ̅4̅2̅1̅ ₁₀</text:p>
          </table:table-cell>
          <table:table-cell table:style-name="Base06" office:value-type="string" calcext:value-type="string">
            <text:p>1,0̅1̅5̅2̅ ̅1̅1̅3̅2̅ ̅5̅ ₆</text:p>
          </table:table-cell>
          <table:table-cell table:style-name="Base10GreyBackgroundMiddleColumn" office:value-type="string" calcext:value-type="string">
            <text:p>1,1̅0̅5̅ ̅2̅6̅3̅ ̅1̅5̅7̅ ̅8̅9̅4̅ ̅7̅3̅6̅ ̅8̅4̅2̅ ₁₀</text:p>
          </table:table-cell>
          <table:table-cell table:style-name="Base06GreyBackground" office:value-type="string" calcext:value-type="string">
            <text:p>1,0̅3̅4̅4̅ ̅2̅3̅0̅5̅ ̅4̅ ₆</text:p>
          </table:table-cell>
          <table:table-cell/>
          <table:table-cell table:style-name="Base10LineTitle" office:value-type="string" calcext:value-type="string">
            <text:p>19 ₁₀</text:p>
          </table:table-cell>
          <table:table-cell table:style-name="Base06LineTitle" office:value-type="string" calcext:value-type="string">
            <text:p>31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,95 ₁₀</text:p>
          </table:table-cell>
          <table:table-cell table:style-name="Base06GreyBackground" office:value-type="string" calcext:value-type="string">
            <text:p>0,541̅ ₆</text:p>
          </table:table-cell>
          <table:table-cell table:style-name="Base10MiddleColumn" office:value-type="string" calcext:value-type="string">
            <text:p>0,9̅0̅4̅ ̅7̅6̅1̅ ̅9̅0̅4̅ ̅7̅6̅1̅ ̅9̅0̅4̅ ̅7̅6̅1̅ ₁₀</text:p>
          </table:table-cell>
          <table:table-cell table:style-name="Base06" office:value-type="string" calcext:value-type="string">
            <text:p>0,52̅3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0 ₁₀</text:p>
          </table:table-cell>
          <table:table-cell table:style-name="Base06GreyBackgroundLineTitle" office:value-type="string" calcext:value-type="string">
            <text:p>32 ₆</text:p>
          </table:table-cell>
          <table:table-cell table:style-name="Base10FirstColumn" office:value-type="string" calcext:value-type="string">
            <text:p>0,95 ₁₀</text:p>
          </table:table-cell>
          <table:table-cell table:style-name="Base06" office:value-type="string" calcext:value-type="string">
            <text:p>0,541̅ ₆</text:p>
          </table:table-cell>
          <table:table-cell table:style-name="Base10GreyBackgroundMiddle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10MiddleColumn" office:value-type="string" calcext:value-type="string">
            <text:p>1,05 ₁₀</text:p>
          </table:table-cell>
          <table:table-cell table:style-name="Base06" office:value-type="string" calcext:value-type="string">
            <text:p>1,014̅ ₆</text:p>
          </table:table-cell>
          <table:table-cell/>
          <table:table-cell table:style-name="Base10GreyBackgroundLineTitle" office:value-type="string" calcext:value-type="string">
            <text:p>20 ₁₀</text:p>
          </table:table-cell>
          <table:table-cell table:style-name="Base06GreyBackgroundLineTitle" office:value-type="string" calcext:value-type="string">
            <text:p>32 ₆</text:p>
          </table:table-cell>
          <table:table-cell table:style-name="Base10GreyBackgroundMiddleColumn" office:value-type="string" calcext:value-type="string">
            <text:p>1,0̅5̅2̅ ̅6̅3̅1̅ ̅5̅7̅8̅ ̅9̅4̅7̅ ̅3̅6̅8̅ ̅4̅2̅1̅ ₁₀</text:p>
          </table:table-cell>
          <table:table-cell table:style-name="Base06GreyBackground" office:value-type="string" calcext:value-type="string">
            <text:p>1,0̅1̅5̅2̅ ̅1̅1̅3̅2̅ ̅5̅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,9̅5̅2̅ ̅3̅8̅0̅ ̅9̅5̅2̅ ̅3̅8̅0̅ ̅9̅5̅2̅ ̅3̅8̅0̅ ₁₀</text:p>
          </table:table-cell>
          <table:table-cell table:style-name="Base06GreyBackground" office:value-type="string" calcext:value-type="string">
            <text:p>0,54̅1̅4̅1̅ ̅4̅1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1 ₁₀</text:p>
          </table:table-cell>
          <table:table-cell table:style-name="Base06LineTitle" office:value-type="string" calcext:value-type="string">
            <text:p>33 ₆</text:p>
          </table:table-cell>
          <table:table-cell table:style-name="Base10GreyBackgroundFirstColumn" office:value-type="string" calcext:value-type="string">
            <text:p>0,9̅0̅4̅ ̅7̅6̅1̅ ̅9̅0̅4̅ ̅7̅6̅1̅ ̅9̅0̅4̅ ̅7̅6̅1̅ ₁₀</text:p>
          </table:table-cell>
          <table:table-cell table:style-name="Base06GreyBackground" office:value-type="string" calcext:value-type="string">
            <text:p>0,52̅3̅ ₆</text:p>
          </table:table-cell>
          <table:table-cell table:style-name="Base10MiddleColumn" office:value-type="string" calcext:value-type="string">
            <text:p>0,9̅5̅2̅ ̅3̅8̅0̅ ̅9̅5̅2̅ ̅3̅8̅0̅ ̅9̅5̅2̅ ̅3̅8̅0̅ ₁₀</text:p>
          </table:table-cell>
          <table:table-cell table:style-name="Base06" office:value-type="string" calcext:value-type="string">
            <text:p>0,54̅1̅4̅1̅ ̅4̅1̅ ₆</text:p>
          </table:table-cell>
          <table:table-cell table:style-name="Base10GreyBackgroundMiddle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/>
          <table:table-cell table:style-name="Base10LineTitle" office:value-type="string" calcext:value-type="string">
            <text:p>21 ₁₀</text:p>
          </table:table-cell>
          <table:table-cell table:style-name="Base06LineTitle" office:value-type="string" calcext:value-type="string">
            <text:p>33 ₆</text:p>
          </table:table-cell>
          <table:table-cell table:style-name="Base10MiddleColumn" office:value-type="string" calcext:value-type="string">
            <text:p>1,1̅0̅5̅ ̅2̅6̅3̅ ̅1̅5̅7̅ ̅8̅9̅4̅ ̅7̅3̅6̅ ̅8̅4̅2̅ ₁₀</text:p>
          </table:table-cell>
          <table:table-cell table:style-name="Base06" office:value-type="string" calcext:value-type="string">
            <text:p>1,0̅3̅4̅4̅ ̅2̅3̅0̅5̅ ̅4̅ ₆</text:p>
          </table:table-cell>
          <table:table-cell table:style-name="Base10GreyBackgroundMiddleColumn" office:value-type="string" calcext:value-type="string">
            <text:p>1,05 ₁₀</text:p>
          </table:table-cell>
          <table:table-cell table:style-name="Base06GreyBackground" office:value-type="string" calcext:value-type="string">
            <text:p>1,014̅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2 ₁₀</text:p>
          </table:table-cell>
          <table:table-cell table:style-name="Base06GreyBackgroundLineTitle" office:value-type="string" calcext:value-type="string">
            <text:p>34 ₆</text:p>
          </table:table-cell>
          <table:table-cell table:style-name="Base10FirstColumn" office:value-type="string" calcext:value-type="string">
            <text:p>0,86̅3̅ ₁₀</text:p>
          </table:table-cell>
          <table:table-cell table:style-name="Base06" office:value-type="string" calcext:value-type="string">
            <text:p>0,51̅0̅3̅1̅ ̅3̅4̅5̅2̅ ̅4̅2̅ ₆</text:p>
          </table:table-cell>
          <table:table-cell table:style-name="Base10GreyBackgroundMiddleColumn" office:value-type="string" calcext:value-type="string">
            <text:p>0,9̅0̅9̅ ̅0̅9̅0̅ ̅9̅0̅ ₁₀</text:p>
          </table:table-cell>
          <table:table-cell table:style-name="Base06GreyBackground" office:value-type="string" calcext:value-type="string">
            <text:p>0,5̅2̅4̅2̅ ̅1̅0̅3̅1̅ ̅3̅4̅ ₆</text:p>
          </table:table-cell>
          <table:table-cell table:style-name="Base10MiddleColumn" office:value-type="string" calcext:value-type="string">
            <text:p>0,95̅4̅ ₁₀</text:p>
          </table:table-cell>
          <table:table-cell table:style-name="Base06" office:value-type="string" calcext:value-type="string">
            <text:p>0,54̅2̅1̅0̅ ̅3̅1̅3̅4̅ ̅5̅2̅ ₆</text:p>
          </table:table-cell>
          <table:table-cell/>
          <table:table-cell table:style-name="Base10GreyBackgroundLineTitle" office:value-type="string" calcext:value-type="string">
            <text:p>22 ₁₀</text:p>
          </table:table-cell>
          <table:table-cell table:style-name="Base06GreyBackgroundLineTitle" office:value-type="string" calcext:value-type="string">
            <text:p>34 ₆</text:p>
          </table:table-cell>
          <table:table-cell table:style-name="Base10GreyBackgroundMiddleColumn" office:value-type="string" calcext:value-type="string">
            <text:p>1,1̅5̅7̅ ̅8̅9̅4̅ ̅7̅3̅6̅ ̅8̅4̅2̅ ̅1̅0̅5̅ ̅2̅6̅3̅ ₁₀</text:p>
          </table:table-cell>
          <table:table-cell table:style-name="Base06GreyBackground" office:value-type="string" calcext:value-type="string">
            <text:p>1,0̅5̅4̅0̅ ̅3̅4̅4̅2̅ ̅3̅ ₆</text:p>
          </table:table-cell>
          <table:table-cell table:style-name="Base10MiddleColumn" office:value-type="string" calcext:value-type="string">
            <text:p>1,1 ₁₀</text:p>
          </table:table-cell>
          <table:table-cell table:style-name="Base06" office:value-type="string" calcext:value-type="string">
            <text:p>1,03̅ ₆</text:p>
          </table:table-cell>
          <table:table-cell table:style-name="Base10GreyBackgroundMiddleColumn" office:value-type="string" calcext:value-type="string">
            <text:p>1,0̅4̅7̅ ̅6̅1̅9̅ ₁₀</text:p>
          </table:table-cell>
          <table:table-cell table:style-name="Base06GreyBackground" office:value-type="string" calcext:value-type="string">
            <text:p>1,01̅4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3 ₁₀</text:p>
          </table:table-cell>
          <table:table-cell table:style-name="Base06LineTitle" office:value-type="string" calcext:value-type="string">
            <text:p>35 ₆</text:p>
          </table:table-cell>
          <table:table-cell table:style-name="Base10GreyBackgroundFirstColumn" office:value-type="string" calcext:value-type="string">
            <text:p>0,8̅2̅6̅ ̅0̅8̅6̅ ̅9̅5̅6̅ ̅5̅2̅1̅ ̅7̅3̅9̅ ̅1̅3̅0̅ ̅4̅3̅4̅ ̅7̅ ₁₀</text:p>
          </table:table-cell>
          <table:table-cell table:style-name="Base06GreyBackground" office:value-type="string" calcext:value-type="string">
            <text:p>0,4̅5̅4̅2̅ ̅3̅3̅5̅2̅ ̅5̅1̅1̅ ₆</text:p>
          </table:table-cell>
          <table:table-cell table:style-name="Base10MiddleColumn" office:value-type="string" calcext:value-type="string">
            <text:p>0,8̅6̅9̅ ̅5̅6̅5̅ ̅2̅1̅7̅ ̅3̅9̅1̅ ̅3̅0̅4̅ ̅3̅4̅7̅ ̅8̅2̅6̅ ̅0̅ ₁₀</text:p>
          </table:table-cell>
          <table:table-cell table:style-name="Base06" office:value-type="string" calcext:value-type="string">
            <text:p>0,5̅1̅1̅4̅ ̅5̅4̅2̅3̅ ̅3̅5̅2̅ ₆</text:p>
          </table:table-cell>
          <table:table-cell table:style-name="Base10GreyBackgroundMiddleColumn" office:value-type="string" calcext:value-type="string">
            <text:p>0,9̅1̅3̅ ̅0̅4̅3̅ ̅4̅7̅8̅ ̅2̅6̅0̅ ̅8̅6̅9̅ ̅5̅6̅5̅ ̅2̅1̅7̅ ̅3̅ ₁₀</text:p>
          </table:table-cell>
          <table:table-cell table:style-name="Base06GreyBackground" office:value-type="string" calcext:value-type="string">
            <text:p>0,5̅2̅5̅1̅ ̅1̅4̅5̅4̅ ̅2̅3̅3̅ ₆</text:p>
          </table:table-cell>
          <table:table-cell/>
          <table:table-cell table:style-name="Base10LineTitle" office:value-type="string" calcext:value-type="string">
            <text:p>23 ₁₀</text:p>
          </table:table-cell>
          <table:table-cell table:style-name="Base06LineTitle" office:value-type="string" calcext:value-type="string">
            <text:p>35 ₆</text:p>
          </table:table-cell>
          <table:table-cell table:style-name="Base10MiddleColumn" office:value-type="string" calcext:value-type="string">
            <text:p>1,2̅1̅0̅ ̅5̅2̅6̅ ̅3̅1̅5̅ ̅7̅8̅9̅ ̅4̅7̅3̅ ̅6̅8̅4̅ ₁₀</text:p>
          </table:table-cell>
          <table:table-cell table:style-name="Base06" office:value-type="string" calcext:value-type="string">
            <text:p>1,1̅1̅3̅2̅ ̅5̅0̅1̅5̅ ̅2̅ ₆</text:p>
          </table:table-cell>
          <table:table-cell table:style-name="Base10GreyBackgroundMiddleColumn" office:value-type="string" calcext:value-type="string">
            <text:p>1,15 ₁₀</text:p>
          </table:table-cell>
          <table:table-cell table:style-name="Base06GreyBackground" office:value-type="string" calcext:value-type="string">
            <text:p>1,052̅ ₆</text:p>
          </table:table-cell>
          <table:table-cell table:style-name="Base10MiddleColumn" office:value-type="string" calcext:value-type="string">
            <text:p>1,0̅9̅5̅ ̅2̅3̅8̅ ₁₀</text:p>
          </table:table-cell>
          <table:table-cell table:style-name="Base06" office:value-type="string" calcext:value-type="string">
            <text:p>1,03̅2̅3̅2̅ ̅3̅2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4 ₁₀</text:p>
          </table:table-cell>
          <table:table-cell table:style-name="Base06GreyBackgroundLineTitle" office:value-type="string" calcext:value-type="string">
            <text:p>40 ₆</text:p>
          </table:table-cell>
          <table:table-cell table:style-name="Base10FirstColumn" office:value-type="string" calcext:value-type="string">
            <text:p>0,7916̅ ₁₀</text:p>
          </table:table-cell>
          <table:table-cell table:style-name="Base06" office:value-type="string" calcext:value-type="string">
            <text:p>0,443 ₆</text:p>
          </table:table-cell>
          <table:table-cell table:style-name="Base10GreyBackgroundMiddleColumn" office:value-type="string" calcext:value-type="string">
            <text:p>0,83̅ ₁₀</text:p>
          </table:table-cell>
          <table:table-cell table:style-name="Base06GreyBackground" office:value-type="string" calcext:value-type="string">
            <text:p>0,5 ₆</text:p>
          </table:table-cell>
          <table:table-cell table:style-name="Base10MiddleColumn" office:value-type="string" calcext:value-type="string">
            <text:p>0,875 ₁₀</text:p>
          </table:table-cell>
          <table:table-cell table:style-name="Base06" office:value-type="string" calcext:value-type="string">
            <text:p>0,513 ₆</text:p>
          </table:table-cell>
          <table:table-cell/>
          <table:table-cell table:style-name="Base10GreyBackgroundLineTitle" office:value-type="string" calcext:value-type="string">
            <text:p>24 ₁₀</text:p>
          </table:table-cell>
          <table:table-cell table:style-name="Base06GreyBackgroundLineTitle" office:value-type="string" calcext:value-type="string">
            <text:p>40 ₆</text:p>
          </table:table-cell>
          <table:table-cell table:style-name="Base10GreyBackgroundMiddleColumn" office:value-type="string" calcext:value-type="string">
            <text:p>1,2̅6̅3̅ ̅1̅5̅7̅ ̅8̅9̅4̅ ̅7̅3̅6̅ ̅8̅4̅2̅ ̅1̅0̅5̅ ₁₀</text:p>
          </table:table-cell>
          <table:table-cell table:style-name="Base06GreyBackground" office:value-type="string" calcext:value-type="string">
            <text:p>1,1̅3̅2̅5̅ ̅0̅1̅5̅2̅ ̅1̅ ₆</text:p>
          </table:table-cell>
          <table:table-cell table:style-name="Base10MiddleColumn" office:value-type="string" calcext:value-type="string">
            <text:p>1,2 ₁₀</text:p>
          </table:table-cell>
          <table:table-cell table:style-name="Base06" office:value-type="string" calcext:value-type="string">
            <text:p>1,1̅ ₆</text:p>
          </table:table-cell>
          <table:table-cell table:style-name="Base10GreyBackgroundMiddleColumn" office:value-type="string" calcext:value-type="string">
            <text:p>1,1̅4̅2̅ ̅8̅5̅7̅ ₁₀</text:p>
          </table:table-cell>
          <table:table-cell table:style-name="Base06GreyBackground" office:value-type="string" calcext:value-type="string">
            <text:p>1,0̅5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5 ₁₀</text:p>
          </table:table-cell>
          <table:table-cell table:style-name="Base06LineTitle" office:value-type="string" calcext:value-type="string">
            <text:p>41 ₆</text:p>
          </table:table-cell>
          <table:table-cell table:style-name="Base10GreyBackgroundFirstColumn" office:value-type="string" calcext:value-type="string">
            <text:p>0,76 ₁₀</text:p>
          </table:table-cell>
          <table:table-cell table:style-name="Base06GreyBackground" office:value-type="string" calcext:value-type="string">
            <text:p>0,4̅3̅2̅0̅ ̅5̅ ₆</text:p>
          </table:table-cell>
          <table:table-cell table:style-name="Base10MiddleColumn" office:value-type="string" calcext:value-type="string">
            <text:p>0,8 ₁₀</text:p>
          </table:table-cell>
          <table:table-cell table:style-name="Base06" office:value-type="string" calcext:value-type="string">
            <text:p>0,4̅ ₆</text:p>
          </table:table-cell>
          <table:table-cell table:style-name="Base10GreyBackgroundMiddleColumn" office:value-type="string" calcext:value-type="string">
            <text:p>0,84 ₁₀</text:p>
          </table:table-cell>
          <table:table-cell table:style-name="Base06GreyBackground" office:value-type="string" calcext:value-type="string">
            <text:p>0,5̅0̅1̅2̅ ̅3̅ ₆</text:p>
          </table:table-cell>
          <table:table-cell/>
          <table:table-cell table:style-name="Base10LineTitle" office:value-type="string" calcext:value-type="string">
            <text:p>25 ₁₀</text:p>
          </table:table-cell>
          <table:table-cell table:style-name="Base06LineTitle" office:value-type="string" calcext:value-type="string">
            <text:p>41 ₆</text:p>
          </table:table-cell>
          <table:table-cell table:style-name="Base10MiddleColumn" office:value-type="string" calcext:value-type="string">
            <text:p>1,3̅1̅5̅ ̅7̅8̅9̅ ̅4̅7̅3̅ ̅6̅8̅4̅ ̅2̅1̅0̅ ̅5̅2̅6̅ ₁₀</text:p>
          </table:table-cell>
          <table:table-cell table:style-name="Base06" office:value-type="string" calcext:value-type="string">
            <text:p>1,1̅5̅2̅1̅ ̅1̅3̅2̅5̅ ̅0̅ ₆</text:p>
          </table:table-cell>
          <table:table-cell table:style-name="Base10GreyBackgroundMiddleColumn" office:value-type="string" calcext:value-type="string">
            <text:p>1,25 ₁₀</text:p>
          </table:table-cell>
          <table:table-cell table:style-name="Base06GreyBackground" office:value-type="string" calcext:value-type="string">
            <text:p>1,13 ₆</text:p>
          </table:table-cell>
          <table:table-cell table:style-name="Base10MiddleColumn" office:value-type="string" calcext:value-type="string">
            <text:p>1,1̅9̅0̅ ̅4̅7̅6̅ ₁₀</text:p>
          </table:table-cell>
          <table:table-cell table:style-name="Base06" office:value-type="string" calcext:value-type="string">
            <text:p>1,10̅5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6 ₁₀</text:p>
          </table:table-cell>
          <table:table-cell table:style-name="Base06GreyBackgroundLineTitle" office:value-type="string" calcext:value-type="string">
            <text:p>42 ₆</text:p>
          </table:table-cell>
          <table:table-cell table:style-name="Base10FirstColumn" office:value-type="string" calcext:value-type="string">
            <text:p>0,73̅0̅7̅ ̅6̅9̅2̅ ₁₀</text:p>
          </table:table-cell>
          <table:table-cell table:style-name="Base06" office:value-type="string" calcext:value-type="string">
            <text:p>0,42̅1̅5̅0̅ ̅2̅4̅3̅4̅ ̅0̅5̅3̅1̅ ₆</text:p>
          </table:table-cell>
          <table:table-cell table:style-name="Base10GreyBackgroundMiddleColumn" office:value-type="string" calcext:value-type="string">
            <text:p>0,7̅6̅9̅ ̅2̅3̅0̅ ̅7̅6̅9̅ ̅2̅3̅0̅ ̅7̅6̅9̅ ̅2̅3̅0̅ ₁₀</text:p>
          </table:table-cell>
          <table:table-cell table:style-name="Base06GreyBackground" office:value-type="string" calcext:value-type="string">
            <text:p>0,4̅3̅4̅0̅ ̅5̅3̅1̅2̅ ̅1̅5̅0̅2̅ ₆</text:p>
          </table:table-cell>
          <table:table-cell table:style-name="Base10MiddleColumn" office:value-type="string" calcext:value-type="string">
            <text:p>0,80̅7̅6̅ ̅9̅2̅3̅ ₁₀</text:p>
          </table:table-cell>
          <table:table-cell table:style-name="Base06" office:value-type="string" calcext:value-type="string">
            <text:p>0,45̅0̅2̅4̅ ̅3̅4̅0̅5̅ ̅3̅1̅2̅1̅ ₆</text:p>
          </table:table-cell>
          <table:table-cell/>
          <table:table-cell table:style-name="Base10GreyBackgroundLineTitle" office:value-type="string" calcext:value-type="string">
            <text:p>26 ₁₀</text:p>
          </table:table-cell>
          <table:table-cell table:style-name="Base06GreyBackgroundLineTitle" office:value-type="string" calcext:value-type="string">
            <text:p>42 ₆</text:p>
          </table:table-cell>
          <table:table-cell table:style-name="Base10GreyBackgroundMiddleColumn" office:value-type="string" calcext:value-type="string">
            <text:p>1,3̅6̅8̅ ̅4̅2̅1̅ ̅0̅5̅2̅ ̅6̅3̅1̅ ̅5̅7̅8̅ ̅9̅4̅7̅ ₁₀</text:p>
          </table:table-cell>
          <table:table-cell table:style-name="Base06GreyBackground" office:value-type="string" calcext:value-type="string">
            <text:p>1,2̅1̅1̅3̅ ̅2̅5̅0̅1̅ ̅5̅ ₆</text:p>
          </table:table-cell>
          <table:table-cell table:style-name="Base10MiddleColumn" office:value-type="string" calcext:value-type="string">
            <text:p>1,3 ₁₀</text:p>
          </table:table-cell>
          <table:table-cell table:style-name="Base06" office:value-type="string" calcext:value-type="string">
            <text:p>1,14̅ ₆</text:p>
          </table:table-cell>
          <table:table-cell table:style-name="Base10GreyBackgroundMiddleColumn" office:value-type="string" calcext:value-type="string">
            <text:p>1,2̅3̅8̅ ̅0̅9̅5̅ ₁₀</text:p>
          </table:table-cell>
          <table:table-cell table:style-name="Base06GreyBackground" office:value-type="string" calcext:value-type="string">
            <text:p>1,12̅3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7 ₁₀</text:p>
          </table:table-cell>
          <table:table-cell table:style-name="Base06LineTitle" office:value-type="string" calcext:value-type="string">
            <text:p>43 ₆</text:p>
          </table:table-cell>
          <table:table-cell table:style-name="Base10GreyBackgroundFirstColumn" office:value-type="string" calcext:value-type="string">
            <text:p>0,7̅0̅3̅ ̅7̅0̅3̅ ̅7̅0̅3̅ ₁₀</text:p>
          </table:table-cell>
          <table:table-cell table:style-name="Base06GreyBackground" office:value-type="string" calcext:value-type="string">
            <text:p>0,412 ₆</text:p>
          </table:table-cell>
          <table:table-cell table:style-name="Base10MiddleColumn" office:value-type="string" calcext:value-type="string">
            <text:p>0,7̅4̅0̅ ̅7̅4̅0̅ ̅7̅4̅0̅ ₁₀</text:p>
          </table:table-cell>
          <table:table-cell table:style-name="Base06" office:value-type="string" calcext:value-type="string">
            <text:p>0,424 ₆</text:p>
          </table:table-cell>
          <table:table-cell table:style-name="Base10GreyBackgroundMiddleColumn" office:value-type="string" calcext:value-type="string">
            <text:p>0,7̅ ₁₀</text:p>
          </table:table-cell>
          <table:table-cell table:style-name="Base06GreyBackground" office:value-type="string" calcext:value-type="string">
            <text:p>0,44 ₆</text:p>
          </table:table-cell>
          <table:table-cell/>
          <table:table-cell table:style-name="Base10LineTitle" office:value-type="string" calcext:value-type="string">
            <text:p>27 ₁₀</text:p>
          </table:table-cell>
          <table:table-cell table:style-name="Base06LineTitle" office:value-type="string" calcext:value-type="string">
            <text:p>43 ₆</text:p>
          </table:table-cell>
          <table:table-cell table:style-name="Base10MiddleColumn" office:value-type="string" calcext:value-type="string">
            <text:p>1,4̅2̅1̅ ̅0̅5̅2̅ ̅6̅3̅1̅ ̅5̅7̅8̅ ̅9̅4̅7̅ ̅3̅6̅8̅ ₁₀</text:p>
          </table:table-cell>
          <table:table-cell table:style-name="Base06" office:value-type="string" calcext:value-type="string">
            <text:p>1,2̅3̅0̅5̅ ̅4̅0̅3̅4̅ ̅4̅ ₆</text:p>
          </table:table-cell>
          <table:table-cell table:style-name="Base10GreyBackgroundMiddleColumn" office:value-type="string" calcext:value-type="string">
            <text:p>1,35 ₁₀</text:p>
          </table:table-cell>
          <table:table-cell table:style-name="Base06GreyBackground" office:value-type="string" calcext:value-type="string">
            <text:p>1,203̅ ₆</text:p>
          </table:table-cell>
          <table:table-cell table:style-name="Base10MiddleColumn" office:value-type="string" calcext:value-type="string">
            <text:p>1,2̅8̅5̅ ̅7̅1̅4̅ ₁₀</text:p>
          </table:table-cell>
          <table:table-cell table:style-name="Base06" office:value-type="string" calcext:value-type="string">
            <text:p>1,1̅4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8 ₁₀</text:p>
          </table:table-cell>
          <table:table-cell table:style-name="Base06GreyBackgroundLineTitle" office:value-type="string" calcext:value-type="string">
            <text:p>44 ₆</text:p>
          </table:table-cell>
          <table:table-cell table:style-name="Base10FirstColumn" office:value-type="string" calcext:value-type="string">
            <text:p>0,678̅5̅7̅ ̅1̅4̅2̅ ₁₀</text:p>
          </table:table-cell>
          <table:table-cell table:style-name="Base06" office:value-type="string" calcext:value-type="string">
            <text:p>0,402̅3̅ ₆</text:p>
          </table:table-cell>
          <table:table-cell table:style-name="Base10GreyBackgroundMiddleColumn" office:value-type="string" calcext:value-type="string">
            <text:p>0,7̅1̅4̅ ̅2̅8̅5̅ ̅7̅1̅4̅ ̅2̅8̅5̅ ̅7̅1̅4̅ ̅2̅8̅5̅ ₁₀</text:p>
          </table:table-cell>
          <table:table-cell table:style-name="Base06GreyBackground" office:value-type="string" calcext:value-type="string">
            <text:p>0,4̅1̅ ₆</text:p>
          </table:table-cell>
          <table:table-cell table:style-name="Base10MiddleColumn" office:value-type="string" calcext:value-type="string">
            <text:p>0,75 ₁₀</text:p>
          </table:table-cell>
          <table:table-cell table:style-name="Base06" office:value-type="string" calcext:value-type="string">
            <text:p>0,43 ₆</text:p>
          </table:table-cell>
          <table:table-cell/>
          <table:table-cell table:style-name="Base10GreyBackgroundLineTitle" office:value-type="string" calcext:value-type="string">
            <text:p>28 ₁₀</text:p>
          </table:table-cell>
          <table:table-cell table:style-name="Base06GreyBackgroundLineTitle" office:value-type="string" calcext:value-type="string">
            <text:p>44 ₆</text:p>
          </table:table-cell>
          <table:table-cell table:style-name="Base10GreyBackgroundMiddleColumn" office:value-type="string" calcext:value-type="string">
            <text:p>1,4̅7̅3̅ ̅6̅8̅4̅ ̅2̅1̅0̅ ̅5̅2̅6̅ ̅3̅1̅5̅ ̅7̅8̅9̅ ₁₀</text:p>
          </table:table-cell>
          <table:table-cell table:style-name="Base06GreyBackground" office:value-type="string" calcext:value-type="string">
            <text:p>1,2̅5̅0̅1̅ ̅5̅2̅1̅1̅ ̅3̅ ₆</text:p>
          </table:table-cell>
          <table:table-cell table:style-name="Base10MiddleColumn" office:value-type="string" calcext:value-type="string">
            <text:p>1,4 ₁₀</text:p>
          </table:table-cell>
          <table:table-cell table:style-name="Base06" office:value-type="string" calcext:value-type="string">
            <text:p>1,2̅ ₆</text:p>
          </table:table-cell>
          <table:table-cell table:style-name="Base10GreyBackgroundMiddleColumn" office:value-type="string" calcext:value-type="string">
            <text:p>1,3̅ ₁₀</text:p>
          </table:table-cell>
          <table:table-cell table:style-name="Base06GreyBackground" office:value-type="string" calcext:value-type="string">
            <text:p>1,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9 ₁₀</text:p>
          </table:table-cell>
          <table:table-cell table:style-name="Base06LineTitle" office:value-type="string" calcext:value-type="string">
            <text:p>45 ₆</text:p>
          </table:table-cell>
          <table:table-cell table:style-name="Base10GreyBackgroundFirstColumn" office:value-type="string" calcext:value-type="string">
            <text:p>0,6̅5̅5̅ ̅1̅7̅2̅ ̅4̅1̅3̅ ̅7̅9̅3̅ ̅1̅0̅3̅ ̅4̅4̅8̅ ̅2̅7̅5̅ ̅8̅6̅2̅ ̅0̅6̅8̅ ̅9̅ ₁₀</text:p>
          </table:table-cell>
          <table:table-cell table:style-name="Base06GreyBackground" office:value-type="string" calcext:value-type="string">
            <text:p>0,3̅5̅3̅3̅ ̅0̅3̅4̅2̅ ̅0̅2̅2̅5̅ ̅2̅1̅ ₆</text:p>
          </table:table-cell>
          <table:table-cell table:style-name="Base10MiddleColumn" office:value-type="string" calcext:value-type="string">
            <text:p>0,6̅8̅9̅ ̅6̅5̅5̅ ̅1̅7̅2̅ ̅4̅1̅3̅ ̅7̅9̅3̅ ̅1̅0̅3̅ ̅4̅4̅8̅ ̅2̅7̅5̅ ̅8̅6̅2̅ ̅0̅ ₁₀</text:p>
          </table:table-cell>
          <table:table-cell table:style-name="Base06" office:value-type="string" calcext:value-type="string">
            <text:p>0,4̅0̅4̅5̅ ̅4̅4̅3̅1̅ ̅5̅1̅0̅1̅ ̅1̅2̅ ₆</text:p>
          </table:table-cell>
          <table:table-cell table:style-name="Base10GreyBackgroundMiddleColumn" office:value-type="string" calcext:value-type="string">
            <text:p>0,7̅2̅4̅ ̅1̅3̅7̅ ̅9̅3̅1̅ ̅0̅3̅4̅ ̅4̅8̅2̅ ̅7̅5̅8̅ ̅6̅2̅0̅ ̅6̅8̅9̅ ̅6̅5̅5̅ ̅1̅ ₁₀</text:p>
          </table:table-cell>
          <table:table-cell table:style-name="Base06GreyBackground" office:value-type="string" calcext:value-type="string">
            <text:p>0,4̅2̅0̅2̅ ̅2̅5̅2̅1̅ ̅3̅5̅3̅3̅ ̅0̅3̅ ₆</text:p>
          </table:table-cell>
          <table:table-cell/>
          <table:table-cell table:style-name="Base10LineTitle" office:value-type="string" calcext:value-type="string">
            <text:p>29 ₁₀</text:p>
          </table:table-cell>
          <table:table-cell table:style-name="Base06LineTitle" office:value-type="string" calcext:value-type="string">
            <text:p>45 ₆</text:p>
          </table:table-cell>
          <table:table-cell table:style-name="Base10MiddleColumn" office:value-type="string" calcext:value-type="string">
            <text:p>1,5̅2̅6̅ ̅3̅1̅5̅ ̅7̅8̅9̅ ̅4̅7̅3̅ ̅6̅8̅4̅ ̅2̅1̅0̅ ₁₀</text:p>
          </table:table-cell>
          <table:table-cell table:style-name="Base06" office:value-type="string" calcext:value-type="string">
            <text:p>1,3̅0̅5̅4̅ ̅0̅3̅4̅4̅ ̅2̅ ₆</text:p>
          </table:table-cell>
          <table:table-cell table:style-name="Base10GreyBackgroundMiddleColumn" office:value-type="string" calcext:value-type="string">
            <text:p>1,45 ₁₀</text:p>
          </table:table-cell>
          <table:table-cell table:style-name="Base06GreyBackground" office:value-type="string" calcext:value-type="string">
            <text:p>1,241̅ ₆</text:p>
          </table:table-cell>
          <table:table-cell table:style-name="Base10MiddleColumn" office:value-type="string" calcext:value-type="string">
            <text:p>1,3̅8̅0̅ ̅9̅5̅2̅ ₁₀</text:p>
          </table:table-cell>
          <table:table-cell table:style-name="Base06" office:value-type="string" calcext:value-type="string">
            <text:p>1,21̅4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0 ₁₀</text:p>
          </table:table-cell>
          <table:table-cell table:style-name="Base06GreyBackgroundLineTitle" office:value-type="string" calcext:value-type="string">
            <text:p>50 ₆</text:p>
          </table:table-cell>
          <table:table-cell table:style-name="Base10FirstColumn" office:value-type="string" calcext:value-type="string">
            <text:p>0,63̅ ₁₀</text:p>
          </table:table-cell>
          <table:table-cell table:style-name="Base06" office:value-type="string" calcext:value-type="string">
            <text:p>0,34̅ ₆</text:p>
          </table:table-cell>
          <table:table-cell table:style-name="Base10GreyBackgroundMiddleColumn" office:value-type="string" calcext:value-type="string">
            <text:p>0,6̅ ₁₀</text:p>
          </table:table-cell>
          <table:table-cell table:style-name="Base06GreyBackground" office:value-type="string" calcext:value-type="string">
            <text:p>0,4 ₆</text:p>
          </table:table-cell>
          <table:table-cell table:style-name="Base10MiddleColumn" office:value-type="string" calcext:value-type="string">
            <text:p>0,7 ₁₀</text:p>
          </table:table-cell>
          <table:table-cell table:style-name="Base06" office:value-type="string" calcext:value-type="string">
            <text:p>0,41̅ ₆</text:p>
          </table:table-cell>
          <table:table-cell/>
          <table:table-cell table:style-name="Base10GreyBackgroundLineTitle" office:value-type="string" calcext:value-type="string">
            <text:p>30 ₁₀</text:p>
          </table:table-cell>
          <table:table-cell table:style-name="Base06GreyBackgroundLineTitle" office:value-type="string" calcext:value-type="string">
            <text:p>50 ₆</text:p>
          </table:table-cell>
          <table:table-cell table:style-name="Base10GreyBackgroundMiddleColumn" office:value-type="string" calcext:value-type="string">
            <text:p>1,5̅7̅8̅ ̅9̅4̅7̅ ̅3̅6̅8̅ ̅4̅2̅1̅ ̅0̅5̅2̅ ̅6̅3̅1̅ ₁₀</text:p>
          </table:table-cell>
          <table:table-cell table:style-name="Base06GreyBackground" office:value-type="string" calcext:value-type="string">
            <text:p>1,3̅2̅5̅0̅ ̅1̅5̅2̅1̅ ̅1̅ ₆</text:p>
          </table:table-cell>
          <table:table-cell table:style-name="Base10MiddleColumn" office:value-type="string" calcext:value-type="string">
            <text:p>1,5 ₁₀</text:p>
          </table:table-cell>
          <table:table-cell table:style-name="Base06" office:value-type="string" calcext:value-type="string">
            <text:p>1,3 ₆</text:p>
          </table:table-cell>
          <table:table-cell table:style-name="Base10GreyBackgroundMiddleColumn" office:value-type="string" calcext:value-type="string">
            <text:p>1,4̅2̅8̅ ̅5̅7̅1̅ ₁₀</text:p>
          </table:table-cell>
          <table:table-cell table:style-name="Base06GreyBackground" office:value-type="string" calcext:value-type="string">
            <text:p>1,2̅3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1 ₁₀</text:p>
          </table:table-cell>
          <table:table-cell table:style-name="Base06LineTitle" office:value-type="string" calcext:value-type="string">
            <text:p>51 ₆</text:p>
          </table:table-cell>
          <table:table-cell table:style-name="Base10GreyBackgroundFirstColumn" office:value-type="string" calcext:value-type="string">
            <text:p>0,6̅1̅2̅ ̅9̅0̅3̅ ̅2̅2̅5̅ ̅8̅0̅6̅ ̅4̅5̅1̅ ₁₀</text:p>
          </table:table-cell>
          <table:table-cell table:style-name="Base06GreyBackground" office:value-type="string" calcext:value-type="string">
            <text:p>0,3̅4̅0̅2̅ ̅1̅5̅ ₆</text:p>
          </table:table-cell>
          <table:table-cell table:style-name="Base10MiddleColumn" office:value-type="string" calcext:value-type="string">
            <text:p>0,6̅4̅5̅ ̅1̅6̅1̅ ̅2̅9̅0̅ ̅3̅2̅2̅ ̅5̅8̅0̅ ₁₀</text:p>
          </table:table-cell>
          <table:table-cell table:style-name="Base06" office:value-type="string" calcext:value-type="string">
            <text:p>0,3̅5̅1̅2̅ ̅0̅4̅ ₆</text:p>
          </table:table-cell>
          <table:table-cell table:style-name="Base10GreyBackgroundMiddleColumn" office:value-type="string" calcext:value-type="string">
            <text:p>0,6̅7̅7̅ ̅4̅1̅9̅ ̅3̅5̅4̅ ̅8̅3̅8̅ ̅7̅0̅9̅ ₁₀</text:p>
          </table:table-cell>
          <table:table-cell table:style-name="Base06GreyBackground" office:value-type="string" calcext:value-type="string">
            <text:p>0,4̅0̅2̅1̅ ̅5̅3̅ ₆</text:p>
          </table:table-cell>
          <table:table-cell/>
          <table:table-cell table:style-name="Base10LineTitle" office:value-type="string" calcext:value-type="string">
            <text:p>31 ₁₀</text:p>
          </table:table-cell>
          <table:table-cell table:style-name="Base06LineTitle" office:value-type="string" calcext:value-type="string">
            <text:p>51 ₆</text:p>
          </table:table-cell>
          <table:table-cell table:style-name="Base10MiddleColumn" office:value-type="string" calcext:value-type="string">
            <text:p>1,6̅3̅1̅ ̅5̅7̅8̅ ̅9̅4̅7̅ ̅3̅6̅8̅ ̅4̅2̅1̅ ̅0̅5̅2̅ ₁₀</text:p>
          </table:table-cell>
          <table:table-cell table:style-name="Base06" office:value-type="string" calcext:value-type="string">
            <text:p>1,3̅4̅4̅2̅ ̅3̅0̅5̅4̅ ̅0̅ ₆</text:p>
          </table:table-cell>
          <table:table-cell table:style-name="Base10GreyBackgroundMiddleColumn" office:value-type="string" calcext:value-type="string">
            <text:p>1,55 ₁₀</text:p>
          </table:table-cell>
          <table:table-cell table:style-name="Base06GreyBackground" office:value-type="string" calcext:value-type="string">
            <text:p>1,314̅ ₆</text:p>
          </table:table-cell>
          <table:table-cell table:style-name="Base10MiddleColumn" office:value-type="string" calcext:value-type="string">
            <text:p>1,4̅7̅6̅ ̅1̅9̅0̅ ₁₀</text:p>
          </table:table-cell>
          <table:table-cell table:style-name="Base06" office:value-type="string" calcext:value-type="string">
            <text:p>1,25̅0̅5̅0̅ ̅5̅0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2 ₁₀</text:p>
          </table:table-cell>
          <table:table-cell table:style-name="Base06GreyBackgroundLineTitle" office:value-type="string" calcext:value-type="string">
            <text:p>52 ₆</text:p>
          </table:table-cell>
          <table:table-cell table:style-name="Base10FirstColumn" office:value-type="string" calcext:value-type="string">
            <text:p>0,59375 ₁₀</text:p>
          </table:table-cell>
          <table:table-cell table:style-name="Base06" office:value-type="string" calcext:value-type="string">
            <text:p>0,33213 ₆</text:p>
          </table:table-cell>
          <table:table-cell table:style-name="Base10GreyBackgroundMiddleColumn" office:value-type="string" calcext:value-type="string">
            <text:p>0,625 ₁₀</text:p>
          </table:table-cell>
          <table:table-cell table:style-name="Base06GreyBackground" office:value-type="string" calcext:value-type="string">
            <text:p>0,343 ₆</text:p>
          </table:table-cell>
          <table:table-cell table:style-name="Base10MiddleColumn" office:value-type="string" calcext:value-type="string">
            <text:p>0,65625 ₁₀</text:p>
          </table:table-cell>
          <table:table-cell table:style-name="Base06" office:value-type="string" calcext:value-type="string">
            <text:p>0,35343 ₆</text:p>
          </table:table-cell>
          <table:table-cell/>
          <table:table-cell table:style-name="Base10GreyBackgroundLineTitle" office:value-type="string" calcext:value-type="string">
            <text:p>32 ₁₀</text:p>
          </table:table-cell>
          <table:table-cell table:style-name="Base06GreyBackgroundLineTitle" office:value-type="string" calcext:value-type="string">
            <text:p>52 ₆</text:p>
          </table:table-cell>
          <table:table-cell table:style-name="Base10GreyBackgroundMiddleColumn" office:value-type="string" calcext:value-type="string">
            <text:p>1,6̅8̅4̅ ̅2̅1̅0̅ ̅5̅2̅6̅ ̅3̅1̅5̅ ̅7̅8̅9̅ ̅4̅7̅3̅ ₁₀</text:p>
          </table:table-cell>
          <table:table-cell table:style-name="Base06GreyBackground" office:value-type="string" calcext:value-type="string">
            <text:p>1,4̅0̅3̅4̅ ̅4̅2̅3̅0̅ ̅5̅ ₆</text:p>
          </table:table-cell>
          <table:table-cell table:style-name="Base10MiddleColumn" office:value-type="string" calcext:value-type="string">
            <text:p>1,6 ₁₀</text:p>
          </table:table-cell>
          <table:table-cell table:style-name="Base06" office:value-type="string" calcext:value-type="string">
            <text:p>1,3̅ ₆</text:p>
          </table:table-cell>
          <table:table-cell table:style-name="Base10GreyBackgroundMiddleColumn" office:value-type="string" calcext:value-type="string">
            <text:p>1,5̅2̅3̅ ̅8̅0̅9̅ ₁₀</text:p>
          </table:table-cell>
          <table:table-cell table:style-name="Base06GreyBackground" office:value-type="string" calcext:value-type="string">
            <text:p>1,30̅5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3 ₁₀</text:p>
          </table:table-cell>
          <table:table-cell table:style-name="Base06LineTitle" office:value-type="string" calcext:value-type="string">
            <text:p>53 ₆</text:p>
          </table:table-cell>
          <table:table-cell table:style-name="Base10GreyBackgroundFirstColumn" office:value-type="string" calcext:value-type="string">
            <text:p>0,5̅7̅5̅ ̅7̅5̅7̅ ̅5̅7̅ ₁₀</text:p>
          </table:table-cell>
          <table:table-cell table:style-name="Base06GreyBackground" office:value-type="string" calcext:value-type="string">
            <text:p>0,32̅4̅2̅1̅ ̅0̅3̅1̅3̅ ̅4̅5̅ ₆</text:p>
          </table:table-cell>
          <table:table-cell table:style-name="Base10MiddleColumn" office:value-type="string" calcext:value-type="string">
            <text:p>0,6̅0̅6̅ ̅0̅6̅0̅ ̅6̅0̅ ₁₀</text:p>
          </table:table-cell>
          <table:table-cell table:style-name="Base06" office:value-type="string" calcext:value-type="string">
            <text:p>0,33̅4̅5̅2̅ ̅4̅2̅1̅0̅ ̅3̅1̅ ₆</text:p>
          </table:table-cell>
          <table:table-cell table:style-name="Base10GreyBackgroundMiddleColumn" office:value-type="string" calcext:value-type="string">
            <text:p>0,6̅3̅6̅ ̅3̅6̅3̅ ̅6̅3̅ ₁₀</text:p>
          </table:table-cell>
          <table:table-cell table:style-name="Base06GreyBackground" office:value-type="string" calcext:value-type="string">
            <text:p>0,3̅4̅5̅2̅ ̅4̅2̅1̅0̅ ̅3̅1̅ ₆</text:p>
          </table:table-cell>
          <table:table-cell/>
          <table:table-cell table:style-name="Base10LineTitle" office:value-type="string" calcext:value-type="string">
            <text:p>33 ₁₀</text:p>
          </table:table-cell>
          <table:table-cell table:style-name="Base06LineTitle" office:value-type="string" calcext:value-type="string">
            <text:p>53 ₆</text:p>
          </table:table-cell>
          <table:table-cell table:style-name="Base10MiddleColumn" office:value-type="string" calcext:value-type="string">
            <text:p>1,7̅3̅6̅ ̅8̅4̅2̅ ̅1̅0̅5̅ ̅2̅6̅3̅ ̅1̅5̅7̅ ̅8̅9̅4̅ ₁₀</text:p>
          </table:table-cell>
          <table:table-cell table:style-name="Base06" office:value-type="string" calcext:value-type="string">
            <text:p>1,4̅2̅3̅0̅ ̅5̅4̅0̅3̅ ̅4̅ ₆</text:p>
          </table:table-cell>
          <table:table-cell table:style-name="Base10GreyBackgroundMiddleColumn" office:value-type="string" calcext:value-type="string">
            <text:p>1,65 ₁₀</text:p>
          </table:table-cell>
          <table:table-cell table:style-name="Base06GreyBackground" office:value-type="string" calcext:value-type="string">
            <text:p>1,352̅ ₆</text:p>
          </table:table-cell>
          <table:table-cell table:style-name="Base10MiddleColumn" office:value-type="string" calcext:value-type="string">
            <text:p>1,5̅7̅1̅ ̅4̅2̅8̅ ₁₀</text:p>
          </table:table-cell>
          <table:table-cell table:style-name="Base06" office:value-type="string" calcext:value-type="string">
            <text:p>1,3̅2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4 ₁₀</text:p>
          </table:table-cell>
          <table:table-cell table:style-name="Base06GreyBackgroundLineTitle" office:value-type="string" calcext:value-type="string">
            <text:p>54 ₆</text:p>
          </table:table-cell>
          <table:table-cell table:style-name="Base10FirstColumn" office:value-type="string" calcext:value-type="string">
            <text:p>0,55̅8̅8̅ ̅2̅3̅5̅ ̅2̅9̅4̅ ̅1̅1̅7̅ ̅6̅4̅7̅ ̅0̅ ₁₀</text:p>
          </table:table-cell>
          <table:table-cell table:style-name="Base06" office:value-type="string" calcext:value-type="string">
            <text:p>0,32̅0̅4̅1̅ ̅2̅2̅4̅5̅ ̅3̅5̅1̅4̅ ̅3̅3̅1̅0̅ ₆</text:p>
          </table:table-cell>
          <table:table-cell table:style-name="Base10GreyBackgroundMiddleColumn" office:value-type="string" calcext:value-type="string">
            <text:p>0,5̅8̅8̅ ̅2̅3̅5̅ ̅2̅9̅4̅ ̅1̅1̅7̅ ̅6̅4̅7̅ ̅0̅ ₁₀</text:p>
          </table:table-cell>
          <table:table-cell table:style-name="Base06GreyBackground" office:value-type="string" calcext:value-type="string">
            <text:p>0,3̅3̅1̅0̅ ̅2̅0̅4̅1̅ ̅2̅2̅4̅5̅ ̅3̅5̅1̅4̅ ₆</text:p>
          </table:table-cell>
          <table:table-cell table:style-name="Base10MiddleColumn" office:value-type="string" calcext:value-type="string">
            <text:p>0,61̅7̅6̅ ̅4̅7̅0̅ ̅5̅8̅8̅ ̅2̅3̅5̅ ̅2̅9̅4̅ ̅1̅ ₁₀</text:p>
          </table:table-cell>
          <table:table-cell table:style-name="Base06" office:value-type="string" calcext:value-type="string">
            <text:p>0,34̅1̅2̅2̅ ̅4̅5̅3̅5̅ ̅1̅4̅3̅3̅ ̅1̅0̅2̅0̅ ₆</text:p>
          </table:table-cell>
          <table:table-cell/>
          <table:table-cell table:style-name="Base10GreyBackgroundLineTitle" office:value-type="string" calcext:value-type="string">
            <text:p>34 ₁₀</text:p>
          </table:table-cell>
          <table:table-cell table:style-name="Base06GreyBackgroundLineTitle" office:value-type="string" calcext:value-type="string">
            <text:p>54 ₆</text:p>
          </table:table-cell>
          <table:table-cell table:style-name="Base10GreyBackgroundMiddleColumn" office:value-type="string" calcext:value-type="string">
            <text:p>1,7̅8̅9̅ ̅4̅7̅3̅ ̅6̅8̅4̅ ̅2̅1̅0̅ ̅5̅2̅6̅ ̅3̅1̅5̅ ₁₀</text:p>
          </table:table-cell>
          <table:table-cell table:style-name="Base06GreyBackground" office:value-type="string" calcext:value-type="string">
            <text:p>1,4̅4̅2̅3̅ ̅0̅5̅4̅0̅ ̅3̅ ₆</text:p>
          </table:table-cell>
          <table:table-cell table:style-name="Base10MiddleColumn" office:value-type="string" calcext:value-type="string">
            <text:p>1,7 ₁₀</text:p>
          </table:table-cell>
          <table:table-cell table:style-name="Base06" office:value-type="string" calcext:value-type="string">
            <text:p>1,41̅ ₆</text:p>
          </table:table-cell>
          <table:table-cell table:style-name="Base10GreyBackgroundMiddleColumn" office:value-type="string" calcext:value-type="string">
            <text:p>1,6̅1̅9̅ ̅0̅4̅7̅ ₁₀</text:p>
          </table:table-cell>
          <table:table-cell table:style-name="Base06GreyBackground" office:value-type="string" calcext:value-type="string">
            <text:p>1,34̅1̅4̅1̅ ̅4̅1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5 ₁₀</text:p>
          </table:table-cell>
          <table:table-cell table:style-name="Base06LineTitle" office:value-type="string" calcext:value-type="string">
            <text:p>55 ₆</text:p>
          </table:table-cell>
          <table:table-cell table:style-name="Base10GreyBackgroundFirstColumn" office:value-type="string" calcext:value-type="string">
            <text:p>0,54̅2̅8̅ ̅5̅7̅1̅ ₁₀</text:p>
          </table:table-cell>
          <table:table-cell table:style-name="Base06GreyBackground" office:value-type="string" calcext:value-type="string">
            <text:p>0,3̅1̅ ₆</text:p>
          </table:table-cell>
          <table:table-cell table:style-name="Base10MiddleColumn" office:value-type="string" calcext:value-type="string">
            <text:p>0,5̅7̅1̅ ̅4̅2̅8̅ ̅5̅7̅1̅ ̅4̅2̅8̅ ̅5̅7̅1̅ ̅4̅2̅8̅ ₁₀</text:p>
          </table:table-cell>
          <table:table-cell table:style-name="Base06" office:value-type="string" calcext:value-type="string">
            <text:p>0,3̅2̅ ₆</text:p>
          </table:table-cell>
          <table:table-cell table:style-name="Base10GreyBackgroundMiddleColumn" office:value-type="string" calcext:value-type="string">
            <text:p>0,6 ₁₀</text:p>
          </table:table-cell>
          <table:table-cell table:style-name="Base06GreyBackground" office:value-type="string" calcext:value-type="string">
            <text:p>0,3̅ ₆</text:p>
          </table:table-cell>
          <table:table-cell/>
          <table:table-cell table:style-name="Base10LineTitle" office:value-type="string" calcext:value-type="string">
            <text:p>35 ₁₀</text:p>
          </table:table-cell>
          <table:table-cell table:style-name="Base06LineTitle" office:value-type="string" calcext:value-type="string">
            <text:p>55 ₆</text:p>
          </table:table-cell>
          <table:table-cell table:style-name="Base10MiddleColumn" office:value-type="string" calcext:value-type="string">
            <text:p>1,8̅4̅2̅ ̅1̅0̅5̅ ̅2̅6̅3̅ ̅1̅5̅7̅ ̅8̅9̅4̅ ̅7̅3̅6̅ ₁₀</text:p>
          </table:table-cell>
          <table:table-cell table:style-name="Base06" office:value-type="string" calcext:value-type="string">
            <text:p>1,5̅0̅1̅5̅ ̅2̅1̅1̅3̅ ̅2̅ ₆</text:p>
          </table:table-cell>
          <table:table-cell table:style-name="Base10GreyBackgroundMiddleColumn" office:value-type="string" calcext:value-type="string">
            <text:p>1,75 ₁₀</text:p>
          </table:table-cell>
          <table:table-cell table:style-name="Base06GreyBackground" office:value-type="string" calcext:value-type="string">
            <text:p>1,43 ₆</text:p>
          </table:table-cell>
          <table:table-cell table:style-name="Base10MiddleColumn" office:value-type="string" calcext:value-type="string">
            <text:p>1,6̅ ₁₀</text:p>
          </table:table-cell>
          <table:table-cell table:style-name="Base06" office:value-type="string" calcext:value-type="string">
            <text:p>1,4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6 ₁₀</text:p>
          </table:table-cell>
          <table:table-cell table:style-name="Base06GreyBackgroundLineTitle" office:value-type="string" calcext:value-type="string">
            <text:p>100 ₆</text:p>
          </table:table-cell>
          <table:table-cell table:style-name="Base10FirstColumn" office:value-type="string" calcext:value-type="string">
            <text:p>0,527̅ ₁₀</text:p>
          </table:table-cell>
          <table:table-cell table:style-name="Base06" office:value-type="string" calcext:value-type="string">
            <text:p>0,31 ₆</text:p>
          </table:table-cell>
          <table:table-cell table:style-name="Base10GreyBackgroundMiddleColumn" office:value-type="string" calcext:value-type="string">
            <text:p>0,5̅ ₁₀</text:p>
          </table:table-cell>
          <table:table-cell table:style-name="Base06GreyBackground" office:value-type="string" calcext:value-type="string">
            <text:p>0,32 ₆</text:p>
          </table:table-cell>
          <table:table-cell table:style-name="Base10MiddleColumn" office:value-type="string" calcext:value-type="string">
            <text:p>0,583̅ ₁₀</text:p>
          </table:table-cell>
          <table:table-cell table:style-name="Base06" office:value-type="string" calcext:value-type="string">
            <text:p>0,33 ₆</text:p>
          </table:table-cell>
          <table:table-cell/>
          <table:table-cell table:style-name="Base10GreyBackgroundLineTitle" office:value-type="string" calcext:value-type="string">
            <text:p>36 ₁₀</text:p>
          </table:table-cell>
          <table:table-cell table:style-name="Base06GreyBackgroundLineTitle" office:value-type="string" calcext:value-type="string">
            <text:p>100 ₆</text:p>
          </table:table-cell>
          <table:table-cell table:style-name="Base10GreyBackgroundMiddleColumn" office:value-type="string" calcext:value-type="string">
            <text:p>1,8̅9̅4̅ ̅7̅3̅6̅ ̅8̅4̅2̅ ̅1̅0̅5̅ ̅2̅6̅3̅ ̅1̅5̅7̅ ₁₀</text:p>
          </table:table-cell>
          <table:table-cell table:style-name="Base06GreyBackground" office:value-type="string" calcext:value-type="string">
            <text:p>1,5̅2̅1̅1̅ ̅3̅2̅5̅0̅ ̅1̅ ₆</text:p>
          </table:table-cell>
          <table:table-cell table:style-name="Base10MiddleColumn" office:value-type="string" calcext:value-type="string">
            <text:p>1,8 ₁₀</text:p>
          </table:table-cell>
          <table:table-cell table:style-name="Base06" office:value-type="string" calcext:value-type="string">
            <text:p>1,4̅ ₆</text:p>
          </table:table-cell>
          <table:table-cell table:style-name="Base10GreyBackgroundMiddleColumn" office:value-type="string" calcext:value-type="string">
            <text:p>1,7̅1̅4̅ ̅2̅8̅5̅ ₁₀</text:p>
          </table:table-cell>
          <table:table-cell table:style-name="Base06GreyBackground" office:value-type="string" calcext:value-type="string">
            <text:p>1,4̅1̅ ₆</text:p>
          </table:table-cell>
          <table:table-cell table:number-columns-repeated="16345"/>
        </table:table-row>
        <table:table-row table:style-name="ro3" table:number-rows-repeated="2">
          <table:table-cell table:number-columns-repeated="16362"/>
        </table:table-row>
        <table:table-row table:style-name="ro3">
          <table:table-cell table:number-columns-repeated="2"/>
          <table:table-cell table:style-name="Base10GreyBackgroundColumnTitle" office:value-type="string" calcext:value-type="string">
            <text:p>22 ₁₀</text:p>
          </table:table-cell>
          <table:table-cell table:style-name="Base06GreyBackgroundColumnTitle" office:value-type="string" calcext:value-type="string">
            <text:p>34 ₆</text:p>
          </table:table-cell>
          <table:table-cell table:style-name="Base10ColumnTitle" office:value-type="string" calcext:value-type="string">
            <text:p>23 ₁₀</text:p>
          </table:table-cell>
          <table:table-cell table:style-name="Base06ColumnTitle" office:value-type="string" calcext:value-type="string">
            <text:p>35 ₆</text:p>
          </table:table-cell>
          <table:table-cell table:style-name="Base10GreyBackgroundColumnTitle" office:value-type="string" calcext:value-type="string">
            <text:p>24 ₁₀</text:p>
          </table:table-cell>
          <table:table-cell table:style-name="Base06GreyBackgroundColumnTitle" office:value-type="string" calcext:value-type="string">
            <text:p>40 ₆</text:p>
          </table:table-cell>
          <table:table-cell table:number-columns-repeated="3"/>
          <table:table-cell table:style-name="Base10ColumnTitle" office:value-type="string" calcext:value-type="string">
            <text:p>22 ₁₀</text:p>
          </table:table-cell>
          <table:table-cell table:style-name="Base06ColumnTitle" office:value-type="string" calcext:value-type="string">
            <text:p>34 ₆</text:p>
          </table:table-cell>
          <table:table-cell table:style-name="Base10GreyBackgroundColumnTitle" office:value-type="string" calcext:value-type="string">
            <text:p>23 ₁₀</text:p>
          </table:table-cell>
          <table:table-cell table:style-name="Base06GreyBackgroundColumnTitle" office:value-type="string" calcext:value-type="string">
            <text:p>35 ₆</text:p>
          </table:table-cell>
          <table:table-cell table:style-name="Base10ColumnTitle" office:value-type="string" calcext:value-type="string">
            <text:p>24 ₁₀</text:p>
          </table:table-cell>
          <table:table-cell table:style-name="Base06ColumnTitle" office:value-type="string" calcext:value-type="string">
            <text:p>40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 ₁₀</text:p>
          </table:table-cell>
          <table:table-cell table:style-name="Base06LineTitle" office:value-type="string" calcext:value-type="string">
            <text:p>1 ₆</text:p>
          </table:table-cell>
          <table:table-cell table:style-name="Base10MiddleColumn" office:value-type="string" calcext:value-type="string">
            <text:p>22 ₁₀</text:p>
          </table:table-cell>
          <table:table-cell table:style-name="Base06" office:value-type="string" calcext:value-type="string">
            <text:p>34 ₆</text:p>
          </table:table-cell>
          <table:table-cell table:style-name="Base10GreyBackgroundMiddleColumn" office:value-type="string" calcext:value-type="string">
            <text:p>23 ₁₀</text:p>
          </table:table-cell>
          <table:table-cell table:style-name="Base06GreyBackground" office:value-type="string" calcext:value-type="string">
            <text:p>35 ₆</text:p>
          </table:table-cell>
          <table:table-cell table:style-name="Base10MiddleColumn" office:value-type="string" calcext:value-type="string">
            <text:p>24 ₁₀</text:p>
          </table:table-cell>
          <table:table-cell table:style-name="Base06" office:value-type="string" calcext:value-type="string">
            <text:p>40 ₆</text:p>
          </table:table-cell>
          <table:table-cell/>
          <table:table-cell table:style-name="Base10LineTitle" office:value-type="string" calcext:value-type="string">
            <text:p>1 ₁₀</text:p>
          </table:table-cell>
          <table:table-cell table:style-name="Base06LineTitle" office:value-type="string" calcext:value-type="string">
            <text:p>1 ₆</text:p>
          </table:table-cell>
          <table:table-cell table:style-name="Base10GreyBackgroundFirstColumn" office:value-type="string" calcext:value-type="string">
            <text:p>0,04̅5̅ ₁₀</text:p>
          </table:table-cell>
          <table:table-cell table:style-name="Base06GreyBackground" office:value-type="string" calcext:value-type="string">
            <text:p>0,01̅3̅4̅5̅ ̅2̅4̅2̅1̅ ̅0̅3̅ ₆</text:p>
          </table:table-cell>
          <table:table-cell table:style-name="Base10MiddleColumn" office:value-type="string" calcext:value-type="string">
            <text:p>0,0̅4̅3̅ ̅4̅7̅8̅ ̅2̅6̅0̅ ̅8̅6̅9̅ ̅5̅6̅5̅ ̅2̅1̅7̅ ̅3̅9̅1̅ ̅3̅ ₁₀</text:p>
          </table:table-cell>
          <table:table-cell table:style-name="Base06" office:value-type="string" calcext:value-type="string">
            <text:p>0,0̅1̅3̅2̅ ̅2̅0̅3̅0̅ ̅4̅4̅1̅ ₆</text:p>
          </table:table-cell>
          <table:table-cell table:style-name="Base10GreyBackgroundMiddleColumn" office:value-type="string" calcext:value-type="string">
            <text:p>0,0416̅ ₁₀</text:p>
          </table:table-cell>
          <table:table-cell table:style-name="Base06GreyBackground" office:value-type="string" calcext:value-type="string">
            <text:p>0,01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 ₁₀</text:p>
          </table:table-cell>
          <table:table-cell table:style-name="Base06GreyBackgroundLineTitle" office:value-type="string" calcext:value-type="string">
            <text:p>2 ₆</text:p>
          </table:table-cell>
          <table:table-cell table:style-name="Base10GreyBackgroundMiddleColumn" office:value-type="string" calcext:value-type="string">
            <text:p>11 ₁₀</text:p>
          </table:table-cell>
          <table:table-cell table:style-name="Base06GreyBackground" office:value-type="string" calcext:value-type="string">
            <text:p>15 ₆</text:p>
          </table:table-cell>
          <table:table-cell table:style-name="Base10MiddleColumn" office:value-type="string" calcext:value-type="string">
            <text:p>11,5 ₁₀</text:p>
          </table:table-cell>
          <table:table-cell table:style-name="Base06" office:value-type="string" calcext:value-type="string">
            <text:p>15,3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/>
          <table:table-cell table:style-name="Base10GreyBackgroundLineTitle" office:value-type="string" calcext:value-type="string">
            <text:p>2 ₁₀</text:p>
          </table:table-cell>
          <table:table-cell table:style-name="Base06GreyBackgroundLineTitle" office:value-type="string" calcext:value-type="string">
            <text:p>2 ₆</text:p>
          </table:table-cell>
          <table:table-cell table:style-name="Base10FirstColumn" office:value-type="string" calcext:value-type="string">
            <text:p>0,0̅9̅ ₁₀</text:p>
          </table:table-cell>
          <table:table-cell table:style-name="Base06" office:value-type="string" calcext:value-type="string">
            <text:p>0,0̅3̅1̅3̅ ̅4̅5̅2̅4̅ ̅2̅1̅ ₆</text:p>
          </table:table-cell>
          <table:table-cell table:style-name="Base10GreyBackgroundMiddleColumn" office:value-type="string" calcext:value-type="string">
            <text:p>0,0̅8̅6̅ ̅9̅5̅6̅ ̅5̅2̅1̅ ̅7̅3̅9̅ ̅1̅3̅0̅ ̅4̅3̅4̅ ̅7̅8̅2̅ ̅6̅ ₁₀</text:p>
          </table:table-cell>
          <table:table-cell table:style-name="Base06GreyBackground" office:value-type="string" calcext:value-type="string">
            <text:p>0,0̅3̅0̅4̅ ̅4̅1̅0̅1̅ ̅3̅2̅2̅ ₆</text:p>
          </table:table-cell>
          <table:table-cell table:style-name="Base10MiddleColumn" office:value-type="string" calcext:value-type="string">
            <text:p>0,083̅ ₁₀</text:p>
          </table:table-cell>
          <table:table-cell table:style-name="Base06" office:value-type="string" calcext:value-type="string">
            <text:p>0,03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 ₁₀</text:p>
          </table:table-cell>
          <table:table-cell table:style-name="Base06LineTitle" office:value-type="string" calcext:value-type="string">
            <text:p>3 ₆</text:p>
          </table:table-cell>
          <table:table-cell table:style-name="Base10MiddleColumn" office:value-type="string" calcext:value-type="string">
            <text:p>7,3̅ ₁₀</text:p>
          </table:table-cell>
          <table:table-cell table:style-name="Base06" office:value-type="string" calcext:value-type="string">
            <text:p>11,2 ₆</text:p>
          </table:table-cell>
          <table:table-cell table:style-name="Base10GreyBackgroundMiddleColumn" office:value-type="string" calcext:value-type="string">
            <text:p>7,6̅ ₁₀</text:p>
          </table:table-cell>
          <table:table-cell table:style-name="Base06GreyBackground" office:value-type="string" calcext:value-type="string">
            <text:p>11,4 ₆</text:p>
          </table:table-cell>
          <table:table-cell table:style-name="Base10MiddleColumn" office:value-type="string" calcext:value-type="string">
            <text:p>8 ₁₀</text:p>
          </table:table-cell>
          <table:table-cell table:style-name="Base06" office:value-type="string" calcext:value-type="string">
            <text:p>12 ₆</text:p>
          </table:table-cell>
          <table:table-cell/>
          <table:table-cell table:style-name="Base10LineTitle" office:value-type="string" calcext:value-type="string">
            <text:p>3 ₁₀</text:p>
          </table:table-cell>
          <table:table-cell table:style-name="Base06LineTitle" office:value-type="string" calcext:value-type="string">
            <text:p>3 ₆</text:p>
          </table:table-cell>
          <table:table-cell table:style-name="Base10GreyBackgroundFirstColumn" office:value-type="string" calcext:value-type="string">
            <text:p>0,13̅6̅ ₁₀</text:p>
          </table:table-cell>
          <table:table-cell table:style-name="Base06GreyBackground" office:value-type="string" calcext:value-type="string">
            <text:p>0,04̅5̅2̅4̅ ̅2̅1̅0̅3̅ ̅1̅3̅ ₆</text:p>
          </table:table-cell>
          <table:table-cell table:style-name="Base10MiddleColumn" office:value-type="string" calcext:value-type="string">
            <text:p>0,1̅3̅0̅ ̅4̅3̅4̅ ̅7̅8̅2̅ ̅6̅0̅8̅ ̅6̅9̅5̅ ̅6̅5̅2̅ ̅1̅7̅3̅ ̅9̅ ₁₀</text:p>
          </table:table-cell>
          <table:table-cell table:style-name="Base06" office:value-type="string" calcext:value-type="string">
            <text:p>0,0̅4̅4̅1̅ ̅0̅1̅3̅2̅ ̅2̅0̅3̅ ₆</text:p>
          </table:table-cell>
          <table:table-cell table:style-name="Base10GreyBackgroundMiddleColumn" office:value-type="string" calcext:value-type="string">
            <text:p>0,125 ₁₀</text:p>
          </table:table-cell>
          <table:table-cell table:style-name="Base06GreyBackground" office:value-type="string" calcext:value-type="string">
            <text:p>0,04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4 ₁₀</text:p>
          </table:table-cell>
          <table:table-cell table:style-name="Base06GreyBackgroundLineTitle" office:value-type="string" calcext:value-type="string">
            <text:p>4 ₆</text:p>
          </table:table-cell>
          <table:table-cell table:style-name="Base10GreyBackgroundMiddleColumn" office:value-type="string" calcext:value-type="string">
            <text:p>5,5 ₁₀</text:p>
          </table:table-cell>
          <table:table-cell table:style-name="Base06GreyBackground" office:value-type="string" calcext:value-type="string">
            <text:p>5,3 ₆</text:p>
          </table:table-cell>
          <table:table-cell table:style-name="Base10MiddleColumn" office:value-type="string" calcext:value-type="string">
            <text:p>5,75 ₁₀</text:p>
          </table:table-cell>
          <table:table-cell table:style-name="Base06" office:value-type="string" calcext:value-type="string">
            <text:p>5,43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/>
          <table:table-cell table:style-name="Base10GreyBackgroundLineTitle" office:value-type="string" calcext:value-type="string">
            <text:p>4 ₁₀</text:p>
          </table:table-cell>
          <table:table-cell table:style-name="Base06GreyBackgroundLineTitle" office:value-type="string" calcext:value-type="string">
            <text:p>4 ₆</text:p>
          </table:table-cell>
          <table:table-cell table:style-name="Base10FirstColumn" office:value-type="string" calcext:value-type="string">
            <text:p>0,1̅8̅ ₁₀</text:p>
          </table:table-cell>
          <table:table-cell table:style-name="Base06" office:value-type="string" calcext:value-type="string">
            <text:p>0,1̅0̅3̅1̅ ̅3̅4̅5̅2̅ ̅4̅2̅ ₆</text:p>
          </table:table-cell>
          <table:table-cell table:style-name="Base10GreyBackgroundMiddleColumn" office:value-type="string" calcext:value-type="string">
            <text:p>0,1̅7̅3̅ ̅9̅1̅3̅ ̅0̅4̅3̅ ̅4̅7̅8̅ ̅2̅6̅0̅ ̅8̅6̅9̅ ̅5̅6̅5̅ ̅2̅ ₁₀</text:p>
          </table:table-cell>
          <table:table-cell table:style-name="Base06GreyBackground" office:value-type="string" calcext:value-type="string">
            <text:p>0,1̅0̅1̅3̅ ̅2̅2̅0̅3̅ ̅0̅4̅4̅ ₆</text:p>
          </table:table-cell>
          <table:table-cell table:style-name="Base10MiddleColumn" office:value-type="string" calcext:value-type="string">
            <text:p>0,16̅ ₁₀</text:p>
          </table:table-cell>
          <table:table-cell table:style-name="Base06" office:value-type="string" calcext:value-type="string">
            <text:p>0,1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5 ₁₀</text:p>
          </table:table-cell>
          <table:table-cell table:style-name="Base06LineTitle" office:value-type="string" calcext:value-type="string">
            <text:p>5 ₆</text:p>
          </table:table-cell>
          <table:table-cell table:style-name="Base10MiddleColumn" office:value-type="string" calcext:value-type="string">
            <text:p>4,4 ₁₀</text:p>
          </table:table-cell>
          <table:table-cell table:style-name="Base06" office:value-type="string" calcext:value-type="string">
            <text:p>4,2̅ ₆</text:p>
          </table:table-cell>
          <table:table-cell table:style-name="Base10GreyBackgroundMiddleColumn" office:value-type="string" calcext:value-type="string">
            <text:p>4,6 ₁₀</text:p>
          </table:table-cell>
          <table:table-cell table:style-name="Base06GreyBackground" office:value-type="string" calcext:value-type="string">
            <text:p>4,3̅ ₆</text:p>
          </table:table-cell>
          <table:table-cell table:style-name="Base10MiddleColumn" office:value-type="string" calcext:value-type="string">
            <text:p>4,8 ₁₀</text:p>
          </table:table-cell>
          <table:table-cell table:style-name="Base06" office:value-type="string" calcext:value-type="string">
            <text:p>4,4̅ ₆</text:p>
          </table:table-cell>
          <table:table-cell/>
          <table:table-cell table:style-name="Base10LineTitle" office:value-type="string" calcext:value-type="string">
            <text:p>5 ₁₀</text:p>
          </table:table-cell>
          <table:table-cell table:style-name="Base06LineTitle" office:value-type="string" calcext:value-type="string">
            <text:p>5 ₆</text:p>
          </table:table-cell>
          <table:table-cell table:style-name="Base10GreyBackgroundFirstColumn" office:value-type="string" calcext:value-type="string">
            <text:p>0,22̅7̅ ₁₀</text:p>
          </table:table-cell>
          <table:table-cell table:style-name="Base06GreyBackground" office:value-type="string" calcext:value-type="string">
            <text:p>0,12̅1̅0̅3̅ ̅1̅3̅4̅5̅ ̅2̅4̅ ₆</text:p>
          </table:table-cell>
          <table:table-cell table:style-name="Base10MiddleColumn" office:value-type="string" calcext:value-type="string">
            <text:p>0,2̅1̅7̅ ̅3̅9̅1̅ ̅3̅0̅4̅ ̅3̅4̅7̅ ̅8̅2̅6̅ ̅0̅8̅6̅ ̅9̅5̅6̅ ̅5̅ ₁₀</text:p>
          </table:table-cell>
          <table:table-cell table:style-name="Base06" office:value-type="string" calcext:value-type="string">
            <text:p>0,1̅1̅4̅5̅ ̅4̅2̅3̅3̅ ̅5̅2̅5̅ ₆</text:p>
          </table:table-cell>
          <table:table-cell table:style-name="Base10GreyBackgroundMiddleColumn" office:value-type="string" calcext:value-type="string">
            <text:p>0,2083̅ ₁₀</text:p>
          </table:table-cell>
          <table:table-cell table:style-name="Base06GreyBackground" office:value-type="string" calcext:value-type="string">
            <text:p>0,11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6 ₁₀</text:p>
          </table:table-cell>
          <table:table-cell table:style-name="Base06GreyBackgroundLineTitle" office:value-type="string" calcext:value-type="string">
            <text:p>10 ₆</text:p>
          </table:table-cell>
          <table:table-cell table:style-name="Base10GreyBackgroundMiddleColumn" office:value-type="string" calcext:value-type="string">
            <text:p>3,6̅ ₁₀</text:p>
          </table:table-cell>
          <table:table-cell table:style-name="Base06GreyBackground" office:value-type="string" calcext:value-type="string">
            <text:p>3,4 ₆</text:p>
          </table:table-cell>
          <table:table-cell table:style-name="Base10MiddleColumn" office:value-type="string" calcext:value-type="string">
            <text:p>3,83̅ ₁₀</text:p>
          </table:table-cell>
          <table:table-cell table:style-name="Base06" office:value-type="string" calcext:value-type="string">
            <text:p>3,5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/>
          <table:table-cell table:style-name="Base10GreyBackgroundLineTitle" office:value-type="string" calcext:value-type="string">
            <text:p>6 ₁₀</text:p>
          </table:table-cell>
          <table:table-cell table:style-name="Base06GreyBackgroundLineTitle" office:value-type="string" calcext:value-type="string">
            <text:p>10 ₆</text:p>
          </table:table-cell>
          <table:table-cell table:style-name="Base10FirstColumn" office:value-type="string" calcext:value-type="string">
            <text:p>0,2̅7̅ ₁₀</text:p>
          </table:table-cell>
          <table:table-cell table:style-name="Base06" office:value-type="string" calcext:value-type="string">
            <text:p>0,1̅3̅4̅5̅ ̅2̅4̅2̅1̅ ̅0̅3̅ ₆</text:p>
          </table:table-cell>
          <table:table-cell table:style-name="Base10GreyBackgroundMiddleColumn" office:value-type="string" calcext:value-type="string">
            <text:p>0,2̅6̅0̅ ̅8̅6̅9̅ ̅5̅6̅5̅ ̅2̅1̅7̅ ̅3̅9̅1̅ ̅3̅0̅4̅ ̅3̅4̅7̅ ̅8̅ ₁₀</text:p>
          </table:table-cell>
          <table:table-cell table:style-name="Base06GreyBackground" office:value-type="string" calcext:value-type="string">
            <text:p>0,1̅3̅2̅2̅ ̅0̅3̅0̅4̅ ̅4̅1̅0̅ ₆</text:p>
          </table:table-cell>
          <table:table-cell table:style-name="Base10MiddleColumn" office:value-type="string" calcext:value-type="string">
            <text:p>0,25 ₁₀</text:p>
          </table:table-cell>
          <table:table-cell table:style-name="Base06" office:value-type="string" calcext:value-type="string">
            <text:p>0,13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7 ₁₀</text:p>
          </table:table-cell>
          <table:table-cell table:style-name="Base06LineTitle" office:value-type="string" calcext:value-type="string">
            <text:p>11 ₆</text:p>
          </table:table-cell>
          <table:table-cell table:style-name="Base10MiddleColumn" office:value-type="string" calcext:value-type="string">
            <text:p>3,1̅4̅2̅ ̅8̅5̅7̅ ₁₀</text:p>
          </table:table-cell>
          <table:table-cell table:style-name="Base06" office:value-type="string" calcext:value-type="string">
            <text:p>3,0̅5̅ ₆</text:p>
          </table:table-cell>
          <table:table-cell table:style-name="Base10GreyBackgroundMiddleColumn" office:value-type="string" calcext:value-type="string">
            <text:p>3,2̅8̅5̅ ̅7̅1̅4̅ ₁₀</text:p>
          </table:table-cell>
          <table:table-cell table:style-name="Base06GreyBackground" office:value-type="string" calcext:value-type="string">
            <text:p>3,1̅4̅ ₆</text:p>
          </table:table-cell>
          <table:table-cell table:style-name="Base10MiddleColumn" office:value-type="string" calcext:value-type="string">
            <text:p>3,4̅2̅8̅ ̅5̅7̅1̅ ₁₀</text:p>
          </table:table-cell>
          <table:table-cell table:style-name="Base06" office:value-type="string" calcext:value-type="string">
            <text:p>3,2̅3̅ ₆</text:p>
          </table:table-cell>
          <table:table-cell/>
          <table:table-cell table:style-name="Base10LineTitle" office:value-type="string" calcext:value-type="string">
            <text:p>7 ₁₀</text:p>
          </table:table-cell>
          <table:table-cell table:style-name="Base06LineTitle" office:value-type="string" calcext:value-type="string">
            <text:p>11 ₆</text:p>
          </table:table-cell>
          <table:table-cell table:style-name="Base10GreyBackgroundFirstColumn" office:value-type="string" calcext:value-type="string">
            <text:p>0,31̅8̅ ₁₀</text:p>
          </table:table-cell>
          <table:table-cell table:style-name="Base06GreyBackground" office:value-type="string" calcext:value-type="string">
            <text:p>0,15̅2̅4̅2̅ ̅1̅0̅3̅1̅ ̅3̅4̅ ₆</text:p>
          </table:table-cell>
          <table:table-cell table:style-name="Base10MiddleColumn" office:value-type="string" calcext:value-type="string">
            <text:p>0,3̅0̅4̅ ̅3̅4̅7̅ ̅8̅2̅6̅ ̅0̅8̅6̅ ̅9̅5̅6̅ ̅5̅2̅1̅ ̅7̅3̅9̅ ̅1̅ ₁₀</text:p>
          </table:table-cell>
          <table:table-cell table:style-name="Base06" office:value-type="string" calcext:value-type="string">
            <text:p>0,1̅4̅5̅4̅ ̅2̅3̅3̅5̅ ̅2̅5̅1̅ ₆</text:p>
          </table:table-cell>
          <table:table-cell table:style-name="Base10GreyBackgroundMiddleColumn" office:value-type="string" calcext:value-type="string">
            <text:p>0,2916̅ ₁₀</text:p>
          </table:table-cell>
          <table:table-cell table:style-name="Base06GreyBackground" office:value-type="string" calcext:value-type="string">
            <text:p>0,14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8 ₁₀</text:p>
          </table:table-cell>
          <table:table-cell table:style-name="Base06GreyBackgroundLineTitle" office:value-type="string" calcext:value-type="string">
            <text:p>12 ₆</text:p>
          </table:table-cell>
          <table:table-cell table:style-name="Base10GreyBackgroundMiddleColumn" office:value-type="string" calcext:value-type="string">
            <text:p>2,75 ₁₀</text:p>
          </table:table-cell>
          <table:table-cell table:style-name="Base06GreyBackground" office:value-type="string" calcext:value-type="string">
            <text:p>2,43 ₆</text:p>
          </table:table-cell>
          <table:table-cell table:style-name="Base10MiddleColumn" office:value-type="string" calcext:value-type="string">
            <text:p>2,875 ₁₀</text:p>
          </table:table-cell>
          <table:table-cell table:style-name="Base06" office:value-type="string" calcext:value-type="string">
            <text:p>2,513 ₆</text:p>
          </table:table-cell>
          <table:table-cell table:style-name="Base10GreyBackgroundMiddleColumn" office:value-type="string" calcext:value-type="string">
            <text:p>3 ₁₀</text:p>
          </table:table-cell>
          <table:table-cell table:style-name="Base06GreyBackground" office:value-type="string" calcext:value-type="string">
            <text:p>3 ₆</text:p>
          </table:table-cell>
          <table:table-cell/>
          <table:table-cell table:style-name="Base10GreyBackgroundLineTitle" office:value-type="string" calcext:value-type="string">
            <text:p>8 ₁₀</text:p>
          </table:table-cell>
          <table:table-cell table:style-name="Base06GreyBackgroundLineTitle" office:value-type="string" calcext:value-type="string">
            <text:p>12 ₆</text:p>
          </table:table-cell>
          <table:table-cell table:style-name="Base10FirstColumn" office:value-type="string" calcext:value-type="string">
            <text:p>0,3̅6̅ ₁₀</text:p>
          </table:table-cell>
          <table:table-cell table:style-name="Base06" office:value-type="string" calcext:value-type="string">
            <text:p>0,2̅1̅0̅3̅ ̅1̅3̅4̅5̅ ̅2̅4̅ ₆</text:p>
          </table:table-cell>
          <table:table-cell table:style-name="Base10GreyBackgroundMiddleColumn" office:value-type="string" calcext:value-type="string">
            <text:p>0,3̅4̅7̅ ̅8̅2̅6̅ ̅0̅8̅6̅ ̅9̅5̅6̅ ̅5̅2̅1̅ ̅7̅3̅9̅ ̅1̅3̅0̅ ̅4̅ ₁₀</text:p>
          </table:table-cell>
          <table:table-cell table:style-name="Base06GreyBackground" office:value-type="string" calcext:value-type="string">
            <text:p>0,2̅0̅3̅0̅ ̅4̅4̅1̅0̅ ̅1̅3̅2̅ ₆</text:p>
          </table:table-cell>
          <table:table-cell table:style-name="Base10MiddleColumn" office:value-type="string" calcext:value-type="string">
            <text:p>0,3̅ ₁₀</text:p>
          </table:table-cell>
          <table:table-cell table:style-name="Base06" office:value-type="string" calcext:value-type="string">
            <text:p>0,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9 ₁₀</text:p>
          </table:table-cell>
          <table:table-cell table:style-name="Base06LineTitle" office:value-type="string" calcext:value-type="string">
            <text:p>13 ₆</text:p>
          </table:table-cell>
          <table:table-cell table:style-name="Base10MiddleColumn" office:value-type="string" calcext:value-type="string">
            <text:p>2,4̅ ₁₀</text:p>
          </table:table-cell>
          <table:table-cell table:style-name="Base06" office:value-type="string" calcext:value-type="string">
            <text:p>2,24 ₆</text:p>
          </table:table-cell>
          <table:table-cell table:style-name="Base10GreyBackgroundMiddleColumn" office:value-type="string" calcext:value-type="string">
            <text:p>2,5̅ ₁₀</text:p>
          </table:table-cell>
          <table:table-cell table:style-name="Base06GreyBackground" office:value-type="string" calcext:value-type="string">
            <text:p>2,32 ₆</text:p>
          </table:table-cell>
          <table:table-cell table:style-name="Base10MiddleColumn" office:value-type="string" calcext:value-type="string">
            <text:p>2,6̅ ₁₀</text:p>
          </table:table-cell>
          <table:table-cell table:style-name="Base06" office:value-type="string" calcext:value-type="string">
            <text:p>2,4 ₆</text:p>
          </table:table-cell>
          <table:table-cell/>
          <table:table-cell table:style-name="Base10LineTitle" office:value-type="string" calcext:value-type="string">
            <text:p>9 ₁₀</text:p>
          </table:table-cell>
          <table:table-cell table:style-name="Base06LineTitle" office:value-type="string" calcext:value-type="string">
            <text:p>13 ₆</text:p>
          </table:table-cell>
          <table:table-cell table:style-name="Base10GreyBackgroundFirstColumn" office:value-type="string" calcext:value-type="string">
            <text:p>0,40̅9̅ ₁₀</text:p>
          </table:table-cell>
          <table:table-cell table:style-name="Base06GreyBackground" office:value-type="string" calcext:value-type="string">
            <text:p>0,22̅4̅2̅1̅ ̅0̅3̅1̅3̅ ̅4̅5̅ ₆</text:p>
          </table:table-cell>
          <table:table-cell table:style-name="Base10MiddleColumn" office:value-type="string" calcext:value-type="string">
            <text:p>0,3̅9̅1̅ ̅3̅0̅4̅ ̅3̅4̅7̅ ̅8̅2̅6̅ ̅0̅8̅6̅ ̅9̅5̅6̅ ̅5̅2̅1̅ ̅7̅ ₁₀</text:p>
          </table:table-cell>
          <table:table-cell table:style-name="Base06" office:value-type="string" calcext:value-type="string">
            <text:p>0,2̅2̅0̅3̅ ̅0̅4̅4̅1̅ ̅0̅1̅3̅ ₆</text:p>
          </table:table-cell>
          <table:table-cell table:style-name="Base10GreyBackgroundMiddleColumn" office:value-type="string" calcext:value-type="string">
            <text:p>0,375 ₁₀</text:p>
          </table:table-cell>
          <table:table-cell table:style-name="Base06GreyBackground" office:value-type="string" calcext:value-type="string">
            <text:p>0,21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0 ₁₀</text:p>
          </table:table-cell>
          <table:table-cell table:style-name="Base06GreyBackgroundLineTitle" office:value-type="string" calcext:value-type="string">
            <text:p>14 ₆</text:p>
          </table:table-cell>
          <table:table-cell table:style-name="Base10GreyBackgroundMiddleColumn" office:value-type="string" calcext:value-type="string">
            <text:p>2,2 ₁₀</text:p>
          </table:table-cell>
          <table:table-cell table:style-name="Base06GreyBackground" office:value-type="string" calcext:value-type="string">
            <text:p>2,1̅ ₆</text:p>
          </table:table-cell>
          <table:table-cell table:style-name="Base10MiddleColumn" office:value-type="string" calcext:value-type="string">
            <text:p>2,3 ₁₀</text:p>
          </table:table-cell>
          <table:table-cell table:style-name="Base06" office:value-type="string" calcext:value-type="string">
            <text:p>2,14̅ ₆</text:p>
          </table:table-cell>
          <table:table-cell table:style-name="Base10GreyBackgroundMiddleColumn" office:value-type="string" calcext:value-type="string">
            <text:p>2,4 ₁₀</text:p>
          </table:table-cell>
          <table:table-cell table:style-name="Base06GreyBackground" office:value-type="string" calcext:value-type="string">
            <text:p>2,2̅ ₆</text:p>
          </table:table-cell>
          <table:table-cell/>
          <table:table-cell table:style-name="Base10GreyBackgroundLineTitle" office:value-type="string" calcext:value-type="string">
            <text:p>10 ₁₀</text:p>
          </table:table-cell>
          <table:table-cell table:style-name="Base06GreyBackgroundLineTitle" office:value-type="string" calcext:value-type="string">
            <text:p>14 ₆</text:p>
          </table:table-cell>
          <table:table-cell table:style-name="Base10FirstColumn" office:value-type="string" calcext:value-type="string">
            <text:p>0,4̅5̅ ₁₀</text:p>
          </table:table-cell>
          <table:table-cell table:style-name="Base06" office:value-type="string" calcext:value-type="string">
            <text:p>0,2̅4̅2̅1̅ ̅0̅3̅1̅3̅ ̅4̅5̅ ₆</text:p>
          </table:table-cell>
          <table:table-cell table:style-name="Base10GreyBackgroundMiddleColumn" office:value-type="string" calcext:value-type="string">
            <text:p>0,4̅3̅4̅ ̅7̅8̅2̅ ̅6̅0̅8̅ ̅6̅9̅5̅ ̅6̅5̅2̅ ̅1̅7̅3̅ ̅9̅1̅3̅ ̅0̅ ₁₀</text:p>
          </table:table-cell>
          <table:table-cell table:style-name="Base06GreyBackground" office:value-type="string" calcext:value-type="string">
            <text:p>0,2̅3̅3̅5̅ ̅2̅5̅1̅1̅ ̅4̅5̅4̅ ₆</text:p>
          </table:table-cell>
          <table:table-cell table:style-name="Base10MiddleColumn" office:value-type="string" calcext:value-type="string">
            <text:p>0,416̅ ₁₀</text:p>
          </table:table-cell>
          <table:table-cell table:style-name="Base06" office:value-type="string" calcext:value-type="string">
            <text:p>0,23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1 ₁₀</text:p>
          </table:table-cell>
          <table:table-cell table:style-name="Base06LineTitle" office:value-type="string" calcext:value-type="string">
            <text:p>15 ₆</text:p>
          </table:table-cell>
          <table:table-cell table:style-name="Base10MiddleColumn" office:value-type="string" calcext:value-type="string">
            <text:p>2 ₁₀</text:p>
          </table:table-cell>
          <table:table-cell table:style-name="Base06" office:value-type="string" calcext:value-type="string">
            <text:p>2 ₆</text:p>
          </table:table-cell>
          <table:table-cell table:style-name="Base10GreyBackgroundMiddleColumn" office:value-type="string" calcext:value-type="string">
            <text:p>2,0̅9̅ ₁₀</text:p>
          </table:table-cell>
          <table:table-cell table:style-name="Base06GreyBackground" office:value-type="string" calcext:value-type="string">
            <text:p>2,0̅3̅1̅3̅ ̅4̅5̅2̅4̅ ̅2̅1̅ ₆</text:p>
          </table:table-cell>
          <table:table-cell table:style-name="Base10MiddleColumn" office:value-type="string" calcext:value-type="string">
            <text:p>2,1̅8̅ ₁₀</text:p>
          </table:table-cell>
          <table:table-cell table:style-name="Base06" office:value-type="string" calcext:value-type="string">
            <text:p>2,1̅0̅3̅1̅ ̅3̅4̅5̅2̅ ̅4̅2̅ ₆</text:p>
          </table:table-cell>
          <table:table-cell/>
          <table:table-cell table:style-name="Base10LineTitle" office:value-type="string" calcext:value-type="string">
            <text:p>11 ₁₀</text:p>
          </table:table-cell>
          <table:table-cell table:style-name="Base06LineTitle" office:value-type="string" calcext:value-type="string">
            <text:p>15 ₆</text:p>
          </table:table-cell>
          <table:table-cell table:style-name="Base10GreyBackgroundFirstColumn" office:value-type="string" calcext:value-type="string">
            <text:p>0,5 ₁₀</text:p>
          </table:table-cell>
          <table:table-cell table:style-name="Base06GreyBackground" office:value-type="string" calcext:value-type="string">
            <text:p>0,3 ₆</text:p>
          </table:table-cell>
          <table:table-cell table:style-name="Base10MiddleColumn" office:value-type="string" calcext:value-type="string">
            <text:p>0,4̅7̅8̅ ̅2̅6̅0̅ ̅8̅6̅9̅ ̅5̅6̅5̅ ̅2̅1̅7̅ ̅3̅9̅1̅ ̅3̅0̅4̅ ̅3̅ ₁₀</text:p>
          </table:table-cell>
          <table:table-cell table:style-name="Base06" office:value-type="string" calcext:value-type="string">
            <text:p>0,2̅5̅1̅1̅ ̅4̅5̅4̅2̅ ̅3̅3̅5̅ ₆</text:p>
          </table:table-cell>
          <table:table-cell table:style-name="Base10GreyBackgroundMiddleColumn" office:value-type="string" calcext:value-type="string">
            <text:p>0,4583̅ ₁₀</text:p>
          </table:table-cell>
          <table:table-cell table:style-name="Base06GreyBackground" office:value-type="string" calcext:value-type="string">
            <text:p>0,24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2 ₁₀</text:p>
          </table:table-cell>
          <table:table-cell table:style-name="Base06GreyBackgroundLineTitle" office:value-type="string" calcext:value-type="string">
            <text:p>20 ₆</text:p>
          </table:table-cell>
          <table:table-cell table:style-name="Base10GreyBackgroundMiddleColumn" office:value-type="string" calcext:value-type="string">
            <text:p>1,83̅ ₁₀</text:p>
          </table:table-cell>
          <table:table-cell table:style-name="Base06GreyBackground" office:value-type="string" calcext:value-type="string">
            <text:p>1,5 ₆</text:p>
          </table:table-cell>
          <table:table-cell table:style-name="Base10MiddleColumn" office:value-type="string" calcext:value-type="string">
            <text:p>1,916̅ ₁₀</text:p>
          </table:table-cell>
          <table:table-cell table:style-name="Base06" office:value-type="string" calcext:value-type="string">
            <text:p>1,5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/>
          <table:table-cell table:style-name="Base10GreyBackgroundLineTitle" office:value-type="string" calcext:value-type="string">
            <text:p>12 ₁₀</text:p>
          </table:table-cell>
          <table:table-cell table:style-name="Base06GreyBackgroundLineTitle" office:value-type="string" calcext:value-type="string">
            <text:p>20 ₆</text:p>
          </table:table-cell>
          <table:table-cell table:style-name="Base10FirstColumn" office:value-type="string" calcext:value-type="string">
            <text:p>0,5̅4̅5̅ ̅4̅5̅4̅ ̅5̅4̅ ₁₀</text:p>
          </table:table-cell>
          <table:table-cell table:style-name="Base06" office:value-type="string" calcext:value-type="string">
            <text:p>0,3̅1̅3̅4̅ ̅5̅2̅4̅2̅ ̅1̅0̅ ₆</text:p>
          </table:table-cell>
          <table:table-cell table:style-name="Base10GreyBackgroundMiddleColumn" office:value-type="string" calcext:value-type="string">
            <text:p>0,5̅2̅1̅ ̅7̅3̅9̅ ̅1̅3̅0̅ ̅4̅3̅4̅ ̅7̅8̅2̅ ̅6̅0̅8̅ ̅6̅9̅5̅ ̅6̅ ₁₀</text:p>
          </table:table-cell>
          <table:table-cell table:style-name="Base06GreyBackground" office:value-type="string" calcext:value-type="string">
            <text:p>0,3̅0̅4̅4̅ ̅1̅0̅1̅3̅ ̅2̅2̅0̅ ₆</text:p>
          </table:table-cell>
          <table:table-cell table:style-name="Base10MiddleColumn" office:value-type="string" calcext:value-type="string">
            <text:p>0,5 ₁₀</text:p>
          </table:table-cell>
          <table:table-cell table:style-name="Base06" office:value-type="string" calcext:value-type="string">
            <text:p>0,3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3 ₁₀</text:p>
          </table:table-cell>
          <table:table-cell table:style-name="Base06LineTitle" office:value-type="string" calcext:value-type="string">
            <text:p>21 ₆</text:p>
          </table:table-cell>
          <table:table-cell table:style-name="Base10MiddleColumn" office:value-type="string" calcext:value-type="string">
            <text:p>1,6̅9̅2̅ ̅3̅0̅7̅ ₁₀</text:p>
          </table:table-cell>
          <table:table-cell table:style-name="Base06" office:value-type="string" calcext:value-type="string">
            <text:p>1,4̅0̅5̅3̅ ̅1̅2̅1̅5̅ ̅0̅2̅4̅3̅ ₆</text:p>
          </table:table-cell>
          <table:table-cell table:style-name="Base10GreyBackgroundMiddleColumn" office:value-type="string" calcext:value-type="string">
            <text:p>1,7̅6̅9̅ ̅2̅3̅0̅ ₁₀</text:p>
          </table:table-cell>
          <table:table-cell table:style-name="Base06GreyBackground" office:value-type="string" calcext:value-type="string">
            <text:p>1,4̅3̅4̅0̅ ̅5̅3̅1̅2̅ ̅1̅5̅0̅2̅ ₆</text:p>
          </table:table-cell>
          <table:table-cell table:style-name="Base10MiddleColumn" office:value-type="string" calcext:value-type="string">
            <text:p>1,8̅4̅6̅ ̅1̅5̅3̅ ₁₀</text:p>
          </table:table-cell>
          <table:table-cell table:style-name="Base06" office:value-type="string" calcext:value-type="string">
            <text:p>1,5̅0̅2̅4̅ ̅3̅4̅0̅5̅ ̅3̅1̅2̅1̅ ₆</text:p>
          </table:table-cell>
          <table:table-cell/>
          <table:table-cell table:style-name="Base10LineTitle" office:value-type="string" calcext:value-type="string">
            <text:p>13 ₁₀</text:p>
          </table:table-cell>
          <table:table-cell table:style-name="Base06LineTitle" office:value-type="string" calcext:value-type="string">
            <text:p>21 ₆</text:p>
          </table:table-cell>
          <table:table-cell table:style-name="Base10GreyBackgroundFirstColumn" office:value-type="string" calcext:value-type="string">
            <text:p>0,59̅0̅ ₁₀</text:p>
          </table:table-cell>
          <table:table-cell table:style-name="Base06GreyBackground" office:value-type="string" calcext:value-type="string">
            <text:p>0,33̅1̅3̅4̅ ̅5̅2̅4̅2̅ ̅1̅0̅ ₆</text:p>
          </table:table-cell>
          <table:table-cell table:style-name="Base10MiddleColumn" office:value-type="string" calcext:value-type="string">
            <text:p>0,5̅6̅5̅ ̅2̅1̅7̅ ̅3̅9̅1̅ ̅3̅0̅4̅ ̅3̅4̅7̅ ̅8̅2̅6̅ ̅0̅8̅6̅ ̅9̅ ₁₀</text:p>
          </table:table-cell>
          <table:table-cell table:style-name="Base06" office:value-type="string" calcext:value-type="string">
            <text:p>0,3̅2̅2̅0̅ ̅3̅0̅4̅4̅ ̅1̅0̅1̅ ₆</text:p>
          </table:table-cell>
          <table:table-cell table:style-name="Base10GreyBackgroundMiddleColumn" office:value-type="string" calcext:value-type="string">
            <text:p>0,5416̅ ₁₀</text:p>
          </table:table-cell>
          <table:table-cell table:style-name="Base06GreyBackground" office:value-type="string" calcext:value-type="string">
            <text:p>0,31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4 ₁₀</text:p>
          </table:table-cell>
          <table:table-cell table:style-name="Base06GreyBackgroundLineTitle" office:value-type="string" calcext:value-type="string">
            <text:p>22 ₆</text:p>
          </table:table-cell>
          <table:table-cell table:style-name="Base10GreyBackgroundMiddleColumn" office:value-type="string" calcext:value-type="string">
            <text:p>1,5̅7̅1̅ ̅4̅2̅8̅ ₁₀</text:p>
          </table:table-cell>
          <table:table-cell table:style-name="Base06GreyBackground" office:value-type="string" calcext:value-type="string">
            <text:p>1,3̅2̅ ₆</text:p>
          </table:table-cell>
          <table:table-cell table:style-name="Base10MiddleColumn" office:value-type="string" calcext:value-type="string">
            <text:p>1,64̅2̅8̅ ̅5̅7̅1̅ ₁₀</text:p>
          </table:table-cell>
          <table:table-cell table:style-name="Base06" office:value-type="string" calcext:value-type="string">
            <text:p>1,35̅0̅5̅0̅ ̅5̅0̅ ₆</text:p>
          </table:table-cell>
          <table:table-cell table:style-name="Base10GreyBackgroundMiddleColumn" office:value-type="string" calcext:value-type="string">
            <text:p>1,7̅1̅4̅ ̅2̅8̅5̅ ₁₀</text:p>
          </table:table-cell>
          <table:table-cell table:style-name="Base06GreyBackground" office:value-type="string" calcext:value-type="string">
            <text:p>1,4̅1̅ ₆</text:p>
          </table:table-cell>
          <table:table-cell/>
          <table:table-cell table:style-name="Base10GreyBackgroundLineTitle" office:value-type="string" calcext:value-type="string">
            <text:p>14 ₁₀</text:p>
          </table:table-cell>
          <table:table-cell table:style-name="Base06GreyBackgroundLineTitle" office:value-type="string" calcext:value-type="string">
            <text:p>22 ₆</text:p>
          </table:table-cell>
          <table:table-cell table:style-name="Base10FirstColumn" office:value-type="string" calcext:value-type="string">
            <text:p>0,6̅3̅6̅ ̅3̅6̅3̅ ̅6̅3̅ ₁₀</text:p>
          </table:table-cell>
          <table:table-cell table:style-name="Base06" office:value-type="string" calcext:value-type="string">
            <text:p>0,3̅4̅5̅2̅ ̅4̅2̅1̅0̅ ̅3̅1̅ ₆</text:p>
          </table:table-cell>
          <table:table-cell table:style-name="Base10GreyBackgroundMiddleColumn" office:value-type="string" calcext:value-type="string">
            <text:p>0,6̅0̅8̅ ̅6̅9̅5̅ ̅6̅5̅2̅ ̅1̅7̅3̅ ̅9̅1̅3̅ ̅0̅4̅3̅ ̅4̅7̅8̅ ̅2̅ ₁₀</text:p>
          </table:table-cell>
          <table:table-cell table:style-name="Base06GreyBackground" office:value-type="string" calcext:value-type="string">
            <text:p>0,3̅3̅5̅2̅ ̅5̅1̅1̅4̅ ̅5̅4̅2̅ ₆</text:p>
          </table:table-cell>
          <table:table-cell table:style-name="Base10MiddleColumn" office:value-type="string" calcext:value-type="string">
            <text:p>0,583̅ ₁₀</text:p>
          </table:table-cell>
          <table:table-cell table:style-name="Base06" office:value-type="string" calcext:value-type="string">
            <text:p>0,33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5 ₁₀</text:p>
          </table:table-cell>
          <table:table-cell table:style-name="Base06LineTitle" office:value-type="string" calcext:value-type="string">
            <text:p>23 ₆</text:p>
          </table:table-cell>
          <table:table-cell table:style-name="Base10MiddleColumn" office:value-type="string" calcext:value-type="string">
            <text:p>1,46̅ ₁₀</text:p>
          </table:table-cell>
          <table:table-cell table:style-name="Base06" office:value-type="string" calcext:value-type="string">
            <text:p>1,24̅ ₆</text:p>
          </table:table-cell>
          <table:table-cell table:style-name="Base10GreyBackgroundMiddleColumn" office:value-type="string" calcext:value-type="string">
            <text:p>1,53̅ ₁₀</text:p>
          </table:table-cell>
          <table:table-cell table:style-name="Base06GreyBackground" office:value-type="string" calcext:value-type="string">
            <text:p>1,31̅ ₆</text:p>
          </table:table-cell>
          <table:table-cell table:style-name="Base10MiddleColumn" office:value-type="string" calcext:value-type="string">
            <text:p>1,6 ₁₀</text:p>
          </table:table-cell>
          <table:table-cell table:style-name="Base06" office:value-type="string" calcext:value-type="string">
            <text:p>1,3̅ ₆</text:p>
          </table:table-cell>
          <table:table-cell/>
          <table:table-cell table:style-name="Base10LineTitle" office:value-type="string" calcext:value-type="string">
            <text:p>15 ₁₀</text:p>
          </table:table-cell>
          <table:table-cell table:style-name="Base06LineTitle" office:value-type="string" calcext:value-type="string">
            <text:p>23 ₆</text:p>
          </table:table-cell>
          <table:table-cell table:style-name="Base10GreyBackgroundFirstColumn" office:value-type="string" calcext:value-type="string">
            <text:p>0,68̅1̅ ₁₀</text:p>
          </table:table-cell>
          <table:table-cell table:style-name="Base06GreyBackground" office:value-type="string" calcext:value-type="string">
            <text:p>0,40̅3̅1̅3̅ ̅4̅5̅2̅4̅ ̅2̅1̅ ₆</text:p>
          </table:table-cell>
          <table:table-cell table:style-name="Base10MiddleColumn" office:value-type="string" calcext:value-type="string">
            <text:p>0,6̅5̅2̅ ̅1̅7̅3̅ ̅9̅1̅3̅ ̅0̅4̅3̅ ̅4̅7̅8̅ ̅2̅6̅0̅ ̅8̅6̅9̅ ̅5̅ ₁₀</text:p>
          </table:table-cell>
          <table:table-cell table:style-name="Base06" office:value-type="string" calcext:value-type="string">
            <text:p>0,3̅5̅2̅5̅ ̅1̅1̅4̅5̅ ̅4̅2̅3̅ ₆</text:p>
          </table:table-cell>
          <table:table-cell table:style-name="Base10GreyBackgroundMiddleColumn" office:value-type="string" calcext:value-type="string">
            <text:p>0,625 ₁₀</text:p>
          </table:table-cell>
          <table:table-cell table:style-name="Base06GreyBackground" office:value-type="string" calcext:value-type="string">
            <text:p>0,34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6 ₁₀</text:p>
          </table:table-cell>
          <table:table-cell table:style-name="Base06GreyBackgroundLineTitle" office:value-type="string" calcext:value-type="string">
            <text:p>24 ₆</text:p>
          </table:table-cell>
          <table:table-cell table:style-name="Base10GreyBackgroundMiddleColumn" office:value-type="string" calcext:value-type="string">
            <text:p>1,375 ₁₀</text:p>
          </table:table-cell>
          <table:table-cell table:style-name="Base06GreyBackground" office:value-type="string" calcext:value-type="string">
            <text:p>1,213 ₆</text:p>
          </table:table-cell>
          <table:table-cell table:style-name="Base10MiddleColumn" office:value-type="string" calcext:value-type="string">
            <text:p>1,4375 ₁₀</text:p>
          </table:table-cell>
          <table:table-cell table:style-name="Base06" office:value-type="string" calcext:value-type="string">
            <text:p>1,2343 ₆</text:p>
          </table:table-cell>
          <table:table-cell table:style-name="Base10GreyBackgroundMiddleColumn" office:value-type="string" calcext:value-type="string">
            <text:p>1,5 ₁₀</text:p>
          </table:table-cell>
          <table:table-cell table:style-name="Base06GreyBackground" office:value-type="string" calcext:value-type="string">
            <text:p>1,3 ₆</text:p>
          </table:table-cell>
          <table:table-cell/>
          <table:table-cell table:style-name="Base10GreyBackgroundLineTitle" office:value-type="string" calcext:value-type="string">
            <text:p>16 ₁₀</text:p>
          </table:table-cell>
          <table:table-cell table:style-name="Base06GreyBackgroundLineTitle" office:value-type="string" calcext:value-type="string">
            <text:p>24 ₆</text:p>
          </table:table-cell>
          <table:table-cell table:style-name="Base10FirstColumn" office:value-type="string" calcext:value-type="string">
            <text:p>0,7̅2̅7̅ ̅2̅7̅2̅ ̅7̅2̅ ₁₀</text:p>
          </table:table-cell>
          <table:table-cell table:style-name="Base06" office:value-type="string" calcext:value-type="string">
            <text:p>0,4̅2̅1̅0̅ ̅3̅1̅3̅4̅ ̅5̅2̅ ₆</text:p>
          </table:table-cell>
          <table:table-cell table:style-name="Base10GreyBackgroundMiddleColumn" office:value-type="string" calcext:value-type="string">
            <text:p>0,6̅9̅5̅ ̅6̅5̅2̅ ̅1̅7̅3̅ ̅9̅1̅3̅ ̅0̅4̅3̅ ̅4̅7̅8̅ ̅2̅6̅0̅ ̅8̅ ₁₀</text:p>
          </table:table-cell>
          <table:table-cell table:style-name="Base06GreyBackground" office:value-type="string" calcext:value-type="string">
            <text:p>0,4̅1̅0̅1̅ ̅3̅2̅2̅0̅ ̅3̅0̅4̅ ₆</text:p>
          </table:table-cell>
          <table:table-cell table:style-name="Base10MiddleColumn" office:value-type="string" calcext:value-type="string">
            <text:p>0,6̅ ₁₀</text:p>
          </table:table-cell>
          <table:table-cell table:style-name="Base06" office:value-type="string" calcext:value-type="string">
            <text:p>0,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7 ₁₀</text:p>
          </table:table-cell>
          <table:table-cell table:style-name="Base06LineTitle" office:value-type="string" calcext:value-type="string">
            <text:p>25 ₆</text:p>
          </table:table-cell>
          <table:table-cell table:style-name="Base10MiddleColumn" office:value-type="string" calcext:value-type="string">
            <text:p>1,2̅9̅4̅ ̅1̅1̅7̅ ̅6̅4̅7̅ ̅0̅5̅8̅ ̅8̅2̅3̅ ̅5̅ ₁₀</text:p>
          </table:table-cell>
          <table:table-cell table:style-name="Base06" office:value-type="string" calcext:value-type="string">
            <text:p>1,1̅4̅3̅3̅ ̅1̅0̅2̅0̅ ̅4̅1̅2̅2̅ ̅4̅5̅3̅5̅ ₆</text:p>
          </table:table-cell>
          <table:table-cell table:style-name="Base10GreyBackgroundMiddleColumn" office:value-type="string" calcext:value-type="string">
            <text:p>1,3̅5̅2̅ ̅9̅4̅1̅ ̅1̅7̅6̅ ̅4̅7̅0̅ ̅5̅8̅8̅ ̅2̅ ₁₀</text:p>
          </table:table-cell>
          <table:table-cell table:style-name="Base06GreyBackground" office:value-type="string" calcext:value-type="string">
            <text:p>1,2̅0̅4̅1̅ ̅2̅2̅4̅5̅ ̅3̅5̅1̅4̅ ̅3̅3̅1̅0̅ ₆</text:p>
          </table:table-cell>
          <table:table-cell table:style-name="Base10MiddleColumn" office:value-type="string" calcext:value-type="string">
            <text:p>1,4̅1̅1̅ ̅7̅6̅4̅ ̅7̅0̅5̅ ̅8̅8̅2̅ ̅3̅5̅2̅ ̅9̅ ₁₀</text:p>
          </table:table-cell>
          <table:table-cell table:style-name="Base06" office:value-type="string" calcext:value-type="string">
            <text:p>1,2̅2̅4̅5̅ ̅3̅5̅1̅4̅ ̅3̅3̅1̅0̅ ̅2̅0̅4̅1̅ ₆</text:p>
          </table:table-cell>
          <table:table-cell/>
          <table:table-cell table:style-name="Base10LineTitle" office:value-type="string" calcext:value-type="string">
            <text:p>17 ₁₀</text:p>
          </table:table-cell>
          <table:table-cell table:style-name="Base06LineTitle" office:value-type="string" calcext:value-type="string">
            <text:p>25 ₆</text:p>
          </table:table-cell>
          <table:table-cell table:style-name="Base10GreyBackgroundFirstColumn" office:value-type="string" calcext:value-type="string">
            <text:p>0,77̅2̅ ₁₀</text:p>
          </table:table-cell>
          <table:table-cell table:style-name="Base06GreyBackground" office:value-type="string" calcext:value-type="string">
            <text:p>0,43̅4̅5̅2̅ ̅4̅2̅1̅0̅ ̅3̅1̅ ₆</text:p>
          </table:table-cell>
          <table:table-cell table:style-name="Base10MiddleColumn" office:value-type="string" calcext:value-type="string">
            <text:p>0,7̅3̅9̅ ̅1̅3̅0̅ ̅4̅3̅4̅ ̅7̅8̅2̅ ̅6̅0̅8̅ ̅6̅9̅5̅ ̅6̅5̅2̅ ̅1̅ ₁₀</text:p>
          </table:table-cell>
          <table:table-cell table:style-name="Base06" office:value-type="string" calcext:value-type="string">
            <text:p>0,4̅2̅3̅3̅ ̅5̅2̅5̅1̅ ̅1̅4̅5̅ ₆</text:p>
          </table:table-cell>
          <table:table-cell table:style-name="Base10GreyBackgroundMiddleColumn" office:value-type="string" calcext:value-type="string">
            <text:p>0,7083̅ ₁₀</text:p>
          </table:table-cell>
          <table:table-cell table:style-name="Base06GreyBackground" office:value-type="string" calcext:value-type="string">
            <text:p>0,41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8 ₁₀</text:p>
          </table:table-cell>
          <table:table-cell table:style-name="Base06GreyBackgroundLineTitle" office:value-type="string" calcext:value-type="string">
            <text:p>30 ₆</text:p>
          </table:table-cell>
          <table:table-cell table:style-name="Base10GreyBackgroundMiddleColumn" office:value-type="string" calcext:value-type="string">
            <text:p>1,2̅ ₁₀</text:p>
          </table:table-cell>
          <table:table-cell table:style-name="Base06GreyBackground" office:value-type="string" calcext:value-type="string">
            <text:p>1,12 ₆</text:p>
          </table:table-cell>
          <table:table-cell table:style-name="Base10MiddleColumn" office:value-type="string" calcext:value-type="string">
            <text:p>1,27̅ ₁₀</text:p>
          </table:table-cell>
          <table:table-cell table:style-name="Base06" office:value-type="string" calcext:value-type="string">
            <text:p>1,14 ₆</text:p>
          </table:table-cell>
          <table:table-cell table:style-name="Base10GreyBackgroundMiddleColumn" office:value-type="string" calcext:value-type="string">
            <text:p>1,3̅ ₁₀</text:p>
          </table:table-cell>
          <table:table-cell table:style-name="Base06GreyBackground" office:value-type="string" calcext:value-type="string">
            <text:p>1,2 ₆</text:p>
          </table:table-cell>
          <table:table-cell/>
          <table:table-cell table:style-name="Base10GreyBackgroundLineTitle" office:value-type="string" calcext:value-type="string">
            <text:p>18 ₁₀</text:p>
          </table:table-cell>
          <table:table-cell table:style-name="Base06GreyBackgroundLineTitle" office:value-type="string" calcext:value-type="string">
            <text:p>30 ₆</text:p>
          </table:table-cell>
          <table:table-cell table:style-name="Base10FirstColumn" office:value-type="string" calcext:value-type="string">
            <text:p>0,8̅1̅8̅ ̅1̅8̅1̅ ̅8̅1̅ ₁₀</text:p>
          </table:table-cell>
          <table:table-cell table:style-name="Base06" office:value-type="string" calcext:value-type="string">
            <text:p>0,4̅5̅2̅4̅ ̅2̅1̅0̅3̅ ̅1̅3̅ ₆</text:p>
          </table:table-cell>
          <table:table-cell table:style-name="Base10GreyBackgroundMiddleColumn" office:value-type="string" calcext:value-type="string">
            <text:p>0,7̅8̅2̅ ̅6̅0̅8̅ ̅6̅9̅5̅ ̅6̅5̅2̅ ̅1̅7̅3̅ ̅9̅1̅3̅ ̅0̅4̅3̅ ̅4̅ ₁₀</text:p>
          </table:table-cell>
          <table:table-cell table:style-name="Base06GreyBackground" office:value-type="string" calcext:value-type="string">
            <text:p>0,4̅4̅1̅0̅ ̅1̅3̅2̅2̅ ̅0̅3̅0̅ ₆</text:p>
          </table:table-cell>
          <table:table-cell table:style-name="Base10MiddleColumn" office:value-type="string" calcext:value-type="string">
            <text:p>0,75 ₁₀</text:p>
          </table:table-cell>
          <table:table-cell table:style-name="Base06" office:value-type="string" calcext:value-type="string">
            <text:p>0,43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9 ₁₀</text:p>
          </table:table-cell>
          <table:table-cell table:style-name="Base06LineTitle" office:value-type="string" calcext:value-type="string">
            <text:p>31 ₆</text:p>
          </table:table-cell>
          <table:table-cell table:style-name="Base10MiddleColumn" office:value-type="string" calcext:value-type="string">
            <text:p>1,1̅5̅7̅ ̅8̅9̅4̅ ̅7̅3̅6̅ ̅8̅4̅2̅ ̅1̅0̅5̅ ̅2̅6̅3̅ ₁₀</text:p>
          </table:table-cell>
          <table:table-cell table:style-name="Base06" office:value-type="string" calcext:value-type="string">
            <text:p>1,0̅5̅4̅0̅ ̅3̅4̅4̅2̅ ̅3̅ ₆</text:p>
          </table:table-cell>
          <table:table-cell table:style-name="Base10GreyBackgroundMiddleColumn" office:value-type="string" calcext:value-type="string">
            <text:p>1,2̅1̅0̅ ̅5̅2̅6̅ ̅3̅1̅5̅ ̅7̅8̅9̅ ̅4̅7̅3̅ ̅6̅8̅4̅ ₁₀</text:p>
          </table:table-cell>
          <table:table-cell table:style-name="Base06GreyBackground" office:value-type="string" calcext:value-type="string">
            <text:p>1,1̅1̅3̅2̅ ̅5̅0̅1̅5̅ ̅2̅ ₆</text:p>
          </table:table-cell>
          <table:table-cell table:style-name="Base10MiddleColumn" office:value-type="string" calcext:value-type="string">
            <text:p>1,2̅6̅3̅ ̅1̅5̅7̅ ̅8̅9̅4̅ ̅7̅3̅6̅ ̅8̅4̅2̅ ̅1̅0̅5̅ ₁₀</text:p>
          </table:table-cell>
          <table:table-cell table:style-name="Base06" office:value-type="string" calcext:value-type="string">
            <text:p>1,1̅3̅2̅5̅ ̅0̅1̅5̅2̅ ̅1̅ ₆</text:p>
          </table:table-cell>
          <table:table-cell/>
          <table:table-cell table:style-name="Base10LineTitle" office:value-type="string" calcext:value-type="string">
            <text:p>19 ₁₀</text:p>
          </table:table-cell>
          <table:table-cell table:style-name="Base06LineTitle" office:value-type="string" calcext:value-type="string">
            <text:p>31 ₆</text:p>
          </table:table-cell>
          <table:table-cell table:style-name="Base10GreyBackgroundFirstColumn" office:value-type="string" calcext:value-type="string">
            <text:p>0,86̅3̅ ₁₀</text:p>
          </table:table-cell>
          <table:table-cell table:style-name="Base06GreyBackground" office:value-type="string" calcext:value-type="string">
            <text:p>0,51̅0̅3̅1̅ ̅3̅4̅5̅2̅ ̅4̅2̅ ₆</text:p>
          </table:table-cell>
          <table:table-cell table:style-name="Base10MiddleColumn" office:value-type="string" calcext:value-type="string">
            <text:p>0,8̅2̅6̅ ̅0̅8̅6̅ ̅9̅5̅6̅ ̅5̅2̅1̅ ̅7̅3̅9̅ ̅1̅3̅0̅ ̅4̅3̅4̅ ̅7̅ ₁₀</text:p>
          </table:table-cell>
          <table:table-cell table:style-name="Base06" office:value-type="string" calcext:value-type="string">
            <text:p>0,4̅5̅4̅2̅ ̅3̅3̅5̅2̅ ̅5̅1̅1̅ ₆</text:p>
          </table:table-cell>
          <table:table-cell table:style-name="Base10GreyBackgroundMiddleColumn" office:value-type="string" calcext:value-type="string">
            <text:p>0,7916̅ ₁₀</text:p>
          </table:table-cell>
          <table:table-cell table:style-name="Base06GreyBackground" office:value-type="string" calcext:value-type="string">
            <text:p>0,44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0 ₁₀</text:p>
          </table:table-cell>
          <table:table-cell table:style-name="Base06GreyBackgroundLineTitle" office:value-type="string" calcext:value-type="string">
            <text:p>32 ₆</text:p>
          </table:table-cell>
          <table:table-cell table:style-name="Base10GreyBackgroundMiddleColumn" office:value-type="string" calcext:value-type="string">
            <text:p>1,1 ₁₀</text:p>
          </table:table-cell>
          <table:table-cell table:style-name="Base06GreyBackground" office:value-type="string" calcext:value-type="string">
            <text:p>1,03̅ ₆</text:p>
          </table:table-cell>
          <table:table-cell table:style-name="Base10MiddleColumn" office:value-type="string" calcext:value-type="string">
            <text:p>1,15 ₁₀</text:p>
          </table:table-cell>
          <table:table-cell table:style-name="Base06" office:value-type="string" calcext:value-type="string">
            <text:p>1,052̅ ₆</text:p>
          </table:table-cell>
          <table:table-cell table:style-name="Base10GreyBackgroundMiddleColumn" office:value-type="string" calcext:value-type="string">
            <text:p>1,2 ₁₀</text:p>
          </table:table-cell>
          <table:table-cell table:style-name="Base06GreyBackground" office:value-type="string" calcext:value-type="string">
            <text:p>1,1̅ ₆</text:p>
          </table:table-cell>
          <table:table-cell/>
          <table:table-cell table:style-name="Base10GreyBackgroundLineTitle" office:value-type="string" calcext:value-type="string">
            <text:p>20 ₁₀</text:p>
          </table:table-cell>
          <table:table-cell table:style-name="Base06GreyBackgroundLineTitle" office:value-type="string" calcext:value-type="string">
            <text:p>32 ₆</text:p>
          </table:table-cell>
          <table:table-cell table:style-name="Base10FirstColumn" office:value-type="string" calcext:value-type="string">
            <text:p>0,9̅0̅9̅ ̅0̅9̅0̅ ̅9̅0̅ ₁₀</text:p>
          </table:table-cell>
          <table:table-cell table:style-name="Base06" office:value-type="string" calcext:value-type="string">
            <text:p>0,5̅2̅4̅2̅ ̅1̅0̅3̅1̅ ̅3̅4̅ ₆</text:p>
          </table:table-cell>
          <table:table-cell table:style-name="Base10GreyBackgroundMiddleColumn" office:value-type="string" calcext:value-type="string">
            <text:p>0,8̅6̅9̅ ̅5̅6̅5̅ ̅2̅1̅7̅ ̅3̅9̅1̅ ̅3̅0̅4̅ ̅3̅4̅7̅ ̅8̅2̅6̅ ̅0̅ ₁₀</text:p>
          </table:table-cell>
          <table:table-cell table:style-name="Base06GreyBackground" office:value-type="string" calcext:value-type="string">
            <text:p>0,5̅1̅1̅4̅ ̅5̅4̅2̅3̅ ̅3̅5̅2̅ ₆</text:p>
          </table:table-cell>
          <table:table-cell table:style-name="Base10MiddleColumn" office:value-type="string" calcext:value-type="string">
            <text:p>0,83̅ ₁₀</text:p>
          </table:table-cell>
          <table:table-cell table:style-name="Base06" office:value-type="string" calcext:value-type="string">
            <text:p>0,5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1 ₁₀</text:p>
          </table:table-cell>
          <table:table-cell table:style-name="Base06LineTitle" office:value-type="string" calcext:value-type="string">
            <text:p>33 ₆</text:p>
          </table:table-cell>
          <table:table-cell table:style-name="Base10MiddleColumn" office:value-type="string" calcext:value-type="string">
            <text:p>1,0̅4̅7̅ ̅6̅1̅9̅ ₁₀</text:p>
          </table:table-cell>
          <table:table-cell table:style-name="Base06" office:value-type="string" calcext:value-type="string">
            <text:p>1,01̅4̅ ₆</text:p>
          </table:table-cell>
          <table:table-cell table:style-name="Base10GreyBackgroundMiddleColumn" office:value-type="string" calcext:value-type="string">
            <text:p>1,0̅9̅5̅ ̅2̅3̅8̅ ₁₀</text:p>
          </table:table-cell>
          <table:table-cell table:style-name="Base06GreyBackground" office:value-type="string" calcext:value-type="string">
            <text:p>1,03̅2̅3̅2̅ ̅3̅2̅ ₆</text:p>
          </table:table-cell>
          <table:table-cell table:style-name="Base10MiddleColumn" office:value-type="string" calcext:value-type="string">
            <text:p>1,1̅4̅2̅ ̅8̅5̅7̅ ₁₀</text:p>
          </table:table-cell>
          <table:table-cell table:style-name="Base06" office:value-type="string" calcext:value-type="string">
            <text:p>1,0̅5̅ ₆</text:p>
          </table:table-cell>
          <table:table-cell/>
          <table:table-cell table:style-name="Base10LineTitle" office:value-type="string" calcext:value-type="string">
            <text:p>21 ₁₀</text:p>
          </table:table-cell>
          <table:table-cell table:style-name="Base06LineTitle" office:value-type="string" calcext:value-type="string">
            <text:p>33 ₆</text:p>
          </table:table-cell>
          <table:table-cell table:style-name="Base10GreyBackgroundFirstColumn" office:value-type="string" calcext:value-type="string">
            <text:p>0,95̅4̅ ₁₀</text:p>
          </table:table-cell>
          <table:table-cell table:style-name="Base06GreyBackground" office:value-type="string" calcext:value-type="string">
            <text:p>0,54̅2̅1̅0̅ ̅3̅1̅3̅4̅ ̅5̅2̅ ₆</text:p>
          </table:table-cell>
          <table:table-cell table:style-name="Base10MiddleColumn" office:value-type="string" calcext:value-type="string">
            <text:p>0,9̅1̅3̅ ̅0̅4̅3̅ ̅4̅7̅8̅ ̅2̅6̅0̅ ̅8̅6̅9̅ ̅5̅6̅5̅ ̅2̅1̅7̅ ̅3̅ ₁₀</text:p>
          </table:table-cell>
          <table:table-cell table:style-name="Base06" office:value-type="string" calcext:value-type="string">
            <text:p>0,5̅2̅5̅1̅ ̅1̅4̅5̅4̅ ̅2̅3̅3̅ ₆</text:p>
          </table:table-cell>
          <table:table-cell table:style-name="Base10GreyBackgroundMiddleColumn" office:value-type="string" calcext:value-type="string">
            <text:p>0,875 ₁₀</text:p>
          </table:table-cell>
          <table:table-cell table:style-name="Base06GreyBackground" office:value-type="string" calcext:value-type="string">
            <text:p>0,51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2 ₁₀</text:p>
          </table:table-cell>
          <table:table-cell table:style-name="Base06GreyBackgroundLineTitle" office:value-type="string" calcext:value-type="string">
            <text:p>34 ₆</text:p>
          </table:table-cell>
          <table:table-cell table:style-name="Base10GreyBackgroundMiddle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10MiddleColumn" office:value-type="string" calcext:value-type="string">
            <text:p>1,04̅5̅ ₁₀</text:p>
          </table:table-cell>
          <table:table-cell table:style-name="Base06" office:value-type="string" calcext:value-type="string">
            <text:p>1,01̅3̅4̅5̅ ̅2̅4̅2̅1̅ ̅0̅3̅ ₆</text:p>
          </table:table-cell>
          <table:table-cell table:style-name="Base10GreyBackgroundMiddleColumn" office:value-type="string" calcext:value-type="string">
            <text:p>1,0̅9̅ ₁₀</text:p>
          </table:table-cell>
          <table:table-cell table:style-name="Base06GreyBackground" office:value-type="string" calcext:value-type="string">
            <text:p>1,0̅3̅1̅3̅ ̅4̅5̅2̅4̅ ̅2̅1̅ ₆</text:p>
          </table:table-cell>
          <table:table-cell/>
          <table:table-cell table:style-name="Base10GreyBackgroundLineTitle" office:value-type="string" calcext:value-type="string">
            <text:p>22 ₁₀</text:p>
          </table:table-cell>
          <table:table-cell table:style-name="Base06GreyBackgroundLineTitle" office:value-type="string" calcext:value-type="string">
            <text:p>34 ₆</text:p>
          </table:table-cell>
          <table:table-cell table:style-name="Base10First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,9̅5̅6̅ ̅5̅2̅1̅ ̅7̅3̅9̅ ̅1̅3̅0̅ ̅4̅3̅4̅ ̅7̅8̅2̅ ̅6̅0̅8̅ ̅6̅ ₁₀</text:p>
          </table:table-cell>
          <table:table-cell table:style-name="Base06GreyBackground" office:value-type="string" calcext:value-type="string">
            <text:p>0,5̅4̅2̅3̅ ̅3̅5̅2̅5̅ ̅1̅1̅4̅ ₆</text:p>
          </table:table-cell>
          <table:table-cell table:style-name="Base10MiddleColumn" office:value-type="string" calcext:value-type="string">
            <text:p>0,916̅ ₁₀</text:p>
          </table:table-cell>
          <table:table-cell table:style-name="Base06" office:value-type="string" calcext:value-type="string">
            <text:p>0,53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3 ₁₀</text:p>
          </table:table-cell>
          <table:table-cell table:style-name="Base06LineTitle" office:value-type="string" calcext:value-type="string">
            <text:p>35 ₆</text:p>
          </table:table-cell>
          <table:table-cell table:style-name="Base10MiddleColumn" office:value-type="string" calcext:value-type="string">
            <text:p>0,9̅5̅6̅ ̅5̅2̅1̅ ̅7̅3̅9̅ ̅1̅3̅0̅ ̅4̅3̅4̅ ̅7̅8̅2̅ ̅6̅0̅8̅ ̅6̅ ₁₀</text:p>
          </table:table-cell>
          <table:table-cell table:style-name="Base06" office:value-type="string" calcext:value-type="string">
            <text:p>0,5̅4̅2̅3̅ ̅3̅5̅2̅5̅ ̅1̅1̅4̅ ₆</text:p>
          </table:table-cell>
          <table:table-cell table:style-name="Base10GreyBackgroundMiddle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10MiddleColumn" office:value-type="string" calcext:value-type="string">
            <text:p>1,0̅4̅3̅ ̅4̅7̅8̅ ̅2̅6̅0̅ ̅8̅6̅9̅ ̅5̅6̅5̅ ̅2̅1̅7̅ ̅3̅9̅1̅ ̅3̅ ₁₀</text:p>
          </table:table-cell>
          <table:table-cell table:style-name="Base06" office:value-type="string" calcext:value-type="string">
            <text:p>1,0̅1̅3̅2̅ ̅2̅0̅3̅0̅ ̅4̅4̅1̅ ₆</text:p>
          </table:table-cell>
          <table:table-cell/>
          <table:table-cell table:style-name="Base10LineTitle" office:value-type="string" calcext:value-type="string">
            <text:p>23 ₁₀</text:p>
          </table:table-cell>
          <table:table-cell table:style-name="Base06LineTitle" office:value-type="string" calcext:value-type="string">
            <text:p>35 ₆</text:p>
          </table:table-cell>
          <table:table-cell table:style-name="Base10GreyBackgroundFirstColumn" office:value-type="string" calcext:value-type="string">
            <text:p>1,04̅5̅ ₁₀</text:p>
          </table:table-cell>
          <table:table-cell table:style-name="Base06GreyBackground" office:value-type="string" calcext:value-type="string">
            <text:p>1,01̅3̅4̅5̅ ̅2̅4̅2̅1̅ ̅0̅3̅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,9583̅ ₁₀</text:p>
          </table:table-cell>
          <table:table-cell table:style-name="Base06GreyBackground" office:value-type="string" calcext:value-type="string">
            <text:p>0,54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4 ₁₀</text:p>
          </table:table-cell>
          <table:table-cell table:style-name="Base06GreyBackgroundLineTitle" office:value-type="string" calcext:value-type="string">
            <text:p>40 ₆</text:p>
          </table:table-cell>
          <table:table-cell table:style-name="Base10GreyBackgroundMiddleColumn" office:value-type="string" calcext:value-type="string">
            <text:p>0,916̅ ₁₀</text:p>
          </table:table-cell>
          <table:table-cell table:style-name="Base06GreyBackground" office:value-type="string" calcext:value-type="string">
            <text:p>0,53 ₆</text:p>
          </table:table-cell>
          <table:table-cell table:style-name="Base10MiddleColumn" office:value-type="string" calcext:value-type="string">
            <text:p>0,9583̅ ₁₀</text:p>
          </table:table-cell>
          <table:table-cell table:style-name="Base06" office:value-type="string" calcext:value-type="string">
            <text:p>0,543 ₆</text:p>
          </table:table-cell>
          <table:table-cell table:style-name="Base10GreyBackgroundMiddle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/>
          <table:table-cell table:style-name="Base10GreyBackgroundLineTitle" office:value-type="string" calcext:value-type="string">
            <text:p>24 ₁₀</text:p>
          </table:table-cell>
          <table:table-cell table:style-name="Base06GreyBackgroundLineTitle" office:value-type="string" calcext:value-type="string">
            <text:p>40 ₆</text:p>
          </table:table-cell>
          <table:table-cell table:style-name="Base10FirstColumn" office:value-type="string" calcext:value-type="string">
            <text:p>1,0̅9̅ ₁₀</text:p>
          </table:table-cell>
          <table:table-cell table:style-name="Base06" office:value-type="string" calcext:value-type="string">
            <text:p>1,0̅3̅1̅3̅ ̅4̅5̅2̅4̅ ̅2̅1̅ ₆</text:p>
          </table:table-cell>
          <table:table-cell table:style-name="Base10GreyBackgroundMiddleColumn" office:value-type="string" calcext:value-type="string">
            <text:p>1,0̅4̅3̅ ̅4̅7̅8̅ ̅2̅6̅0̅ ̅8̅6̅9̅ ̅5̅6̅5̅ ̅2̅1̅7̅ ̅3̅9̅1̅ ̅3̅ ₁₀</text:p>
          </table:table-cell>
          <table:table-cell table:style-name="Base06GreyBackground" office:value-type="string" calcext:value-type="string">
            <text:p>1,0̅1̅3̅2̅ ̅2̅0̅3̅0̅ ̅4̅4̅1̅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5 ₁₀</text:p>
          </table:table-cell>
          <table:table-cell table:style-name="Base06LineTitle" office:value-type="string" calcext:value-type="string">
            <text:p>41 ₆</text:p>
          </table:table-cell>
          <table:table-cell table:style-name="Base10MiddleColumn" office:value-type="string" calcext:value-type="string">
            <text:p>0,88 ₁₀</text:p>
          </table:table-cell>
          <table:table-cell table:style-name="Base06" office:value-type="string" calcext:value-type="string">
            <text:p>0,5̅1̅4̅0̅ ̅2̅ ₆</text:p>
          </table:table-cell>
          <table:table-cell table:style-name="Base10GreyBackgroundMiddleColumn" office:value-type="string" calcext:value-type="string">
            <text:p>0,92 ₁₀</text:p>
          </table:table-cell>
          <table:table-cell table:style-name="Base06GreyBackground" office:value-type="string" calcext:value-type="string">
            <text:p>0,5̅3̅0̅4̅ ̅1̅ ₆</text:p>
          </table:table-cell>
          <table:table-cell table:style-name="Base10MiddleColumn" office:value-type="string" calcext:value-type="string">
            <text:p>0,96 ₁₀</text:p>
          </table:table-cell>
          <table:table-cell table:style-name="Base06" office:value-type="string" calcext:value-type="string">
            <text:p>0,5̅4̅3̅2̅ ̅0̅ ₆</text:p>
          </table:table-cell>
          <table:table-cell/>
          <table:table-cell table:style-name="Base10LineTitle" office:value-type="string" calcext:value-type="string">
            <text:p>25 ₁₀</text:p>
          </table:table-cell>
          <table:table-cell table:style-name="Base06LineTitle" office:value-type="string" calcext:value-type="string">
            <text:p>41 ₆</text:p>
          </table:table-cell>
          <table:table-cell table:style-name="Base10GreyBackgroundFirstColumn" office:value-type="string" calcext:value-type="string">
            <text:p>1,13̅6̅ ₁₀</text:p>
          </table:table-cell>
          <table:table-cell table:style-name="Base06GreyBackground" office:value-type="string" calcext:value-type="string">
            <text:p>1,04̅5̅2̅4̅ ̅2̅1̅0̅3̅ ̅1̅3̅ ₆</text:p>
          </table:table-cell>
          <table:table-cell table:style-name="Base10MiddleColumn" office:value-type="string" calcext:value-type="string">
            <text:p>1,0̅8̅6̅ ̅9̅5̅6̅ ̅5̅2̅1̅ ̅7̅3̅9̅ ̅1̅3̅0̅ ̅4̅3̅4̅ ̅7̅8̅2̅ ̅6̅ ₁₀</text:p>
          </table:table-cell>
          <table:table-cell table:style-name="Base06" office:value-type="string" calcext:value-type="string">
            <text:p>1,0̅3̅0̅4̅ ̅4̅1̅0̅1̅ ̅3̅2̅2̅ ₆</text:p>
          </table:table-cell>
          <table:table-cell table:style-name="Base10GreyBackgroundMiddleColumn" office:value-type="string" calcext:value-type="string">
            <text:p>1,0416̅ ₁₀</text:p>
          </table:table-cell>
          <table:table-cell table:style-name="Base06GreyBackground" office:value-type="string" calcext:value-type="string">
            <text:p>1,01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6 ₁₀</text:p>
          </table:table-cell>
          <table:table-cell table:style-name="Base06GreyBackgroundLineTitle" office:value-type="string" calcext:value-type="string">
            <text:p>42 ₆</text:p>
          </table:table-cell>
          <table:table-cell table:style-name="Base10GreyBackgroundMiddleColumn" office:value-type="string" calcext:value-type="string">
            <text:p>0,8̅4̅6̅ ̅1̅5̅3̅ ̅8̅4̅6̅ ̅1̅5̅3̅ ̅8̅4̅6̅ ̅1̅5̅3̅ ₁₀</text:p>
          </table:table-cell>
          <table:table-cell table:style-name="Base06GreyBackground" office:value-type="string" calcext:value-type="string">
            <text:p>0,5̅0̅2̅4̅ ̅3̅4̅0̅5̅ ̅3̅1̅2̅1̅ ₆</text:p>
          </table:table-cell>
          <table:table-cell table:style-name="Base10MiddleColumn" office:value-type="string" calcext:value-type="string">
            <text:p>0,88̅4̅6̅ ̅1̅5̅3̅ ₁₀</text:p>
          </table:table-cell>
          <table:table-cell table:style-name="Base06" office:value-type="string" calcext:value-type="string">
            <text:p>0,51̅5̅0̅2̅ ̅4̅3̅4̅0̅ ̅5̅3̅1̅2̅ ₆</text:p>
          </table:table-cell>
          <table:table-cell table:style-name="Base10GreyBackgroundMiddleColumn" office:value-type="string" calcext:value-type="string">
            <text:p>0,9̅2̅3̅ ̅0̅7̅6̅ ̅9̅2̅3̅ ̅0̅7̅6̅ ̅9̅2̅3̅ ̅0̅7̅6̅ ₁₀</text:p>
          </table:table-cell>
          <table:table-cell table:style-name="Base06GreyBackground" office:value-type="string" calcext:value-type="string">
            <text:p>0,5̅3̅1̅2̅ ̅1̅5̅0̅2̅ ̅4̅3̅4̅0̅ ₆</text:p>
          </table:table-cell>
          <table:table-cell/>
          <table:table-cell table:style-name="Base10GreyBackgroundLineTitle" office:value-type="string" calcext:value-type="string">
            <text:p>26 ₁₀</text:p>
          </table:table-cell>
          <table:table-cell table:style-name="Base06GreyBackgroundLineTitle" office:value-type="string" calcext:value-type="string">
            <text:p>42 ₆</text:p>
          </table:table-cell>
          <table:table-cell table:style-name="Base10FirstColumn" office:value-type="string" calcext:value-type="string">
            <text:p>1,1̅8̅ ₁₀</text:p>
          </table:table-cell>
          <table:table-cell table:style-name="Base06" office:value-type="string" calcext:value-type="string">
            <text:p>1,1̅0̅3̅1̅ ̅3̅4̅5̅2̅ ̅4̅2̅ ₆</text:p>
          </table:table-cell>
          <table:table-cell table:style-name="Base10GreyBackgroundMiddleColumn" office:value-type="string" calcext:value-type="string">
            <text:p>1,1̅3̅0̅ ̅4̅3̅4̅ ̅7̅8̅2̅ ̅6̅0̅8̅ ̅6̅9̅5̅ ̅6̅5̅2̅ ̅1̅7̅3̅ ̅9̅ ₁₀</text:p>
          </table:table-cell>
          <table:table-cell table:style-name="Base06GreyBackground" office:value-type="string" calcext:value-type="string">
            <text:p>1,0̅4̅4̅1̅ ̅0̅1̅3̅2̅ ̅2̅0̅3̅ ₆</text:p>
          </table:table-cell>
          <table:table-cell table:style-name="Base10MiddleColumn" office:value-type="string" calcext:value-type="string">
            <text:p>1,083̅ ₁₀</text:p>
          </table:table-cell>
          <table:table-cell table:style-name="Base06" office:value-type="string" calcext:value-type="string">
            <text:p>1,03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7 ₁₀</text:p>
          </table:table-cell>
          <table:table-cell table:style-name="Base06LineTitle" office:value-type="string" calcext:value-type="string">
            <text:p>43 ₆</text:p>
          </table:table-cell>
          <table:table-cell table:style-name="Base10MiddleColumn" office:value-type="string" calcext:value-type="string">
            <text:p>0,8̅1̅4̅ ̅8̅1̅4̅ ̅8̅1̅4̅ ₁₀</text:p>
          </table:table-cell>
          <table:table-cell table:style-name="Base06" office:value-type="string" calcext:value-type="string">
            <text:p>0,452 ₆</text:p>
          </table:table-cell>
          <table:table-cell table:style-name="Base10GreyBackgroundMiddleColumn" office:value-type="string" calcext:value-type="string">
            <text:p>0,8̅5̅1̅ ̅8̅5̅1̅ ̅8̅5̅1̅ ₁₀</text:p>
          </table:table-cell>
          <table:table-cell table:style-name="Base06GreyBackground" office:value-type="string" calcext:value-type="string">
            <text:p>0,504 ₆</text:p>
          </table:table-cell>
          <table:table-cell table:style-name="Base10MiddleColumn" office:value-type="string" calcext:value-type="string">
            <text:p>0,8̅ ₁₀</text:p>
          </table:table-cell>
          <table:table-cell table:style-name="Base06" office:value-type="string" calcext:value-type="string">
            <text:p>0,52 ₆</text:p>
          </table:table-cell>
          <table:table-cell/>
          <table:table-cell table:style-name="Base10LineTitle" office:value-type="string" calcext:value-type="string">
            <text:p>27 ₁₀</text:p>
          </table:table-cell>
          <table:table-cell table:style-name="Base06LineTitle" office:value-type="string" calcext:value-type="string">
            <text:p>43 ₆</text:p>
          </table:table-cell>
          <table:table-cell table:style-name="Base10GreyBackgroundFirstColumn" office:value-type="string" calcext:value-type="string">
            <text:p>1,22̅7̅ ₁₀</text:p>
          </table:table-cell>
          <table:table-cell table:style-name="Base06GreyBackground" office:value-type="string" calcext:value-type="string">
            <text:p>1,12̅1̅0̅3̅ ̅1̅3̅4̅5̅ ̅2̅4̅ ₆</text:p>
          </table:table-cell>
          <table:table-cell table:style-name="Base10MiddleColumn" office:value-type="string" calcext:value-type="string">
            <text:p>1,1̅7̅3̅ ̅9̅1̅3̅ ̅0̅4̅3̅ ̅4̅7̅8̅ ̅2̅6̅0̅ ̅8̅6̅9̅ ̅5̅6̅5̅ ̅2̅ ₁₀</text:p>
          </table:table-cell>
          <table:table-cell table:style-name="Base06" office:value-type="string" calcext:value-type="string">
            <text:p>1,1̅0̅1̅3̅ ̅2̅2̅0̅3̅ ̅0̅4̅4̅ ₆</text:p>
          </table:table-cell>
          <table:table-cell table:style-name="Base10GreyBackgroundMiddleColumn" office:value-type="string" calcext:value-type="string">
            <text:p>1,125 ₁₀</text:p>
          </table:table-cell>
          <table:table-cell table:style-name="Base06GreyBackground" office:value-type="string" calcext:value-type="string">
            <text:p>1,04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8 ₁₀</text:p>
          </table:table-cell>
          <table:table-cell table:style-name="Base06GreyBackgroundLineTitle" office:value-type="string" calcext:value-type="string">
            <text:p>44 ₆</text:p>
          </table:table-cell>
          <table:table-cell table:style-name="Base10GreyBackgroundMiddleColumn" office:value-type="string" calcext:value-type="string">
            <text:p>0,78̅5̅7̅ ̅1̅4̅2̅ ₁₀</text:p>
          </table:table-cell>
          <table:table-cell table:style-name="Base06GreyBackground" office:value-type="string" calcext:value-type="string">
            <text:p>0,44̅1̅4̅1̅ ̅4̅1̅ ₆</text:p>
          </table:table-cell>
          <table:table-cell table:style-name="Base10MiddleColumn" office:value-type="string" calcext:value-type="string">
            <text:p>0,821̅4̅2̅ ̅8̅5̅7̅ ₁₀</text:p>
          </table:table-cell>
          <table:table-cell table:style-name="Base06" office:value-type="string" calcext:value-type="string">
            <text:p>0,453̅2̅ ₆</text:p>
          </table:table-cell>
          <table:table-cell table:style-name="Base10GreyBackgroundMiddleColumn" office:value-type="string" calcext:value-type="string">
            <text:p>0,8̅5̅7̅ ̅1̅4̅2̅ ̅8̅5̅7̅ ̅1̅4̅2̅ ̅8̅5̅7̅ ̅1̅4̅2̅ ₁₀</text:p>
          </table:table-cell>
          <table:table-cell table:style-name="Base06GreyBackground" office:value-type="string" calcext:value-type="string">
            <text:p>0,5̅0̅ ₆</text:p>
          </table:table-cell>
          <table:table-cell/>
          <table:table-cell table:style-name="Base10GreyBackgroundLineTitle" office:value-type="string" calcext:value-type="string">
            <text:p>28 ₁₀</text:p>
          </table:table-cell>
          <table:table-cell table:style-name="Base06GreyBackgroundLineTitle" office:value-type="string" calcext:value-type="string">
            <text:p>44 ₆</text:p>
          </table:table-cell>
          <table:table-cell table:style-name="Base10FirstColumn" office:value-type="string" calcext:value-type="string">
            <text:p>1,2̅7̅ ₁₀</text:p>
          </table:table-cell>
          <table:table-cell table:style-name="Base06" office:value-type="string" calcext:value-type="string">
            <text:p>1,1̅3̅4̅5̅ ̅2̅4̅2̅1̅ ̅0̅3̅ ₆</text:p>
          </table:table-cell>
          <table:table-cell table:style-name="Base10GreyBackgroundMiddleColumn" office:value-type="string" calcext:value-type="string">
            <text:p>1,2̅1̅7̅ ̅3̅9̅1̅ ̅3̅0̅4̅ ̅3̅4̅7̅ ̅8̅2̅6̅ ̅0̅8̅6̅ ̅9̅5̅6̅ ̅5̅ ₁₀</text:p>
          </table:table-cell>
          <table:table-cell table:style-name="Base06GreyBackground" office:value-type="string" calcext:value-type="string">
            <text:p>1,1̅1̅4̅5̅ ̅4̅2̅3̅3̅ ̅5̅2̅5̅ ₆</text:p>
          </table:table-cell>
          <table:table-cell table:style-name="Base10MiddleColumn" office:value-type="string" calcext:value-type="string">
            <text:p>1,16̅ ₁₀</text:p>
          </table:table-cell>
          <table:table-cell table:style-name="Base06" office:value-type="string" calcext:value-type="string">
            <text:p>1,1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9 ₁₀</text:p>
          </table:table-cell>
          <table:table-cell table:style-name="Base06LineTitle" office:value-type="string" calcext:value-type="string">
            <text:p>45 ₆</text:p>
          </table:table-cell>
          <table:table-cell table:style-name="Base10MiddleColumn" office:value-type="string" calcext:value-type="string">
            <text:p>0,7̅5̅8̅ ̅6̅2̅0̅ ̅6̅8̅9̅ ̅6̅5̅5̅ ̅1̅7̅2̅ ̅4̅1̅3̅ ̅7̅9̅3̅ ̅1̅0̅3̅ ̅4̅4̅8̅ ̅2̅ ₁₀</text:p>
          </table:table-cell>
          <table:table-cell table:style-name="Base06" office:value-type="string" calcext:value-type="string">
            <text:p>0,4̅3̅1̅5̅ ̅1̅0̅1̅1̅ ̅2̅4̅0̅4̅ ̅5̅4̅ ₆</text:p>
          </table:table-cell>
          <table:table-cell table:style-name="Base10GreyBackgroundMiddleColumn" office:value-type="string" calcext:value-type="string">
            <text:p>0,7̅9̅3̅ ̅1̅0̅3̅ ̅4̅4̅8̅ ̅2̅7̅5̅ ̅8̅6̅2̅ ̅0̅6̅8̅ ̅9̅6̅5̅ ̅5̅1̅7̅ ̅2̅4̅1̅ ̅3̅ ₁₀</text:p>
          </table:table-cell>
          <table:table-cell table:style-name="Base06GreyBackground" office:value-type="string" calcext:value-type="string">
            <text:p>0,4̅4̅3̅1̅ ̅5̅1̅0̅1̅ ̅1̅2̅4̅0̅ ̅4̅5̅ ₆</text:p>
          </table:table-cell>
          <table:table-cell table:style-name="Base10MiddleColumn" office:value-type="string" calcext:value-type="string">
            <text:p>0,8̅2̅7̅ ̅5̅8̅6̅ ̅2̅0̅6̅ ̅8̅9̅6̅ ̅5̅5̅1̅ ̅7̅2̅4̅ ̅1̅3̅7̅ ̅9̅3̅1̅ ̅0̅3̅4̅ ̅4̅ ₁₀</text:p>
          </table:table-cell>
          <table:table-cell table:style-name="Base06" office:value-type="string" calcext:value-type="string">
            <text:p>0,4̅5̅4̅4̅ ̅3̅1̅5̅1̅ ̅0̅1̅1̅2̅ ̅4̅0̅ ₆</text:p>
          </table:table-cell>
          <table:table-cell/>
          <table:table-cell table:style-name="Base10LineTitle" office:value-type="string" calcext:value-type="string">
            <text:p>29 ₁₀</text:p>
          </table:table-cell>
          <table:table-cell table:style-name="Base06LineTitle" office:value-type="string" calcext:value-type="string">
            <text:p>45 ₆</text:p>
          </table:table-cell>
          <table:table-cell table:style-name="Base10GreyBackgroundFirstColumn" office:value-type="string" calcext:value-type="string">
            <text:p>1,31̅8̅ ₁₀</text:p>
          </table:table-cell>
          <table:table-cell table:style-name="Base06GreyBackground" office:value-type="string" calcext:value-type="string">
            <text:p>1,15̅2̅4̅2̅ ̅1̅0̅3̅1̅ ̅3̅4̅ ₆</text:p>
          </table:table-cell>
          <table:table-cell table:style-name="Base10MiddleColumn" office:value-type="string" calcext:value-type="string">
            <text:p>1,2̅6̅0̅ ̅8̅6̅9̅ ̅5̅6̅5̅ ̅2̅1̅7̅ ̅3̅9̅1̅ ̅3̅0̅4̅ ̅3̅4̅7̅ ̅8̅ ₁₀</text:p>
          </table:table-cell>
          <table:table-cell table:style-name="Base06" office:value-type="string" calcext:value-type="string">
            <text:p>1,1̅3̅2̅2̅ ̅0̅3̅0̅4̅ ̅4̅1̅0̅ ₆</text:p>
          </table:table-cell>
          <table:table-cell table:style-name="Base10GreyBackgroundMiddleColumn" office:value-type="string" calcext:value-type="string">
            <text:p>1,2083̅ ₁₀</text:p>
          </table:table-cell>
          <table:table-cell table:style-name="Base06GreyBackground" office:value-type="string" calcext:value-type="string">
            <text:p>1,11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0 ₁₀</text:p>
          </table:table-cell>
          <table:table-cell table:style-name="Base06GreyBackgroundLineTitle" office:value-type="string" calcext:value-type="string">
            <text:p>50 ₆</text:p>
          </table:table-cell>
          <table:table-cell table:style-name="Base10GreyBackgroundMiddleColumn" office:value-type="string" calcext:value-type="string">
            <text:p>0,73̅ ₁₀</text:p>
          </table:table-cell>
          <table:table-cell table:style-name="Base06GreyBackground" office:value-type="string" calcext:value-type="string">
            <text:p>0,42̅ ₆</text:p>
          </table:table-cell>
          <table:table-cell table:style-name="Base10MiddleColumn" office:value-type="string" calcext:value-type="string">
            <text:p>0,76̅ ₁₀</text:p>
          </table:table-cell>
          <table:table-cell table:style-name="Base06" office:value-type="string" calcext:value-type="string">
            <text:p>0,43̅ ₆</text:p>
          </table:table-cell>
          <table:table-cell table:style-name="Base10GreyBackgroundMiddleColumn" office:value-type="string" calcext:value-type="string">
            <text:p>0,8 ₁₀</text:p>
          </table:table-cell>
          <table:table-cell table:style-name="Base06GreyBackground" office:value-type="string" calcext:value-type="string">
            <text:p>0,4̅ ₆</text:p>
          </table:table-cell>
          <table:table-cell/>
          <table:table-cell table:style-name="Base10GreyBackgroundLineTitle" office:value-type="string" calcext:value-type="string">
            <text:p>30 ₁₀</text:p>
          </table:table-cell>
          <table:table-cell table:style-name="Base06GreyBackgroundLineTitle" office:value-type="string" calcext:value-type="string">
            <text:p>50 ₆</text:p>
          </table:table-cell>
          <table:table-cell table:style-name="Base10FirstColumn" office:value-type="string" calcext:value-type="string">
            <text:p>1,3̅6̅ ₁₀</text:p>
          </table:table-cell>
          <table:table-cell table:style-name="Base06" office:value-type="string" calcext:value-type="string">
            <text:p>1,2̅1̅0̅3̅ ̅1̅3̅4̅5̅ ̅2̅4̅ ₆</text:p>
          </table:table-cell>
          <table:table-cell table:style-name="Base10GreyBackgroundMiddleColumn" office:value-type="string" calcext:value-type="string">
            <text:p>1,3̅0̅4̅ ̅3̅4̅7̅ ̅8̅2̅6̅ ̅0̅8̅6̅ ̅9̅5̅6̅ ̅5̅2̅1̅ ̅7̅3̅9̅ ̅1̅ ₁₀</text:p>
          </table:table-cell>
          <table:table-cell table:style-name="Base06GreyBackground" office:value-type="string" calcext:value-type="string">
            <text:p>1,1̅4̅5̅4̅ ̅2̅3̅3̅5̅ ̅2̅5̅1̅ ₆</text:p>
          </table:table-cell>
          <table:table-cell table:style-name="Base10MiddleColumn" office:value-type="string" calcext:value-type="string">
            <text:p>1,25 ₁₀</text:p>
          </table:table-cell>
          <table:table-cell table:style-name="Base06" office:value-type="string" calcext:value-type="string">
            <text:p>1,13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1 ₁₀</text:p>
          </table:table-cell>
          <table:table-cell table:style-name="Base06LineTitle" office:value-type="string" calcext:value-type="string">
            <text:p>51 ₆</text:p>
          </table:table-cell>
          <table:table-cell table:style-name="Base10MiddleColumn" office:value-type="string" calcext:value-type="string">
            <text:p>0,7̅0̅9̅ ̅6̅7̅7̅ ̅4̅1̅9̅ ̅3̅5̅4̅ ̅8̅3̅8̅ ₁₀</text:p>
          </table:table-cell>
          <table:table-cell table:style-name="Base06" office:value-type="string" calcext:value-type="string">
            <text:p>0,4̅1̅3̅1̅ ̅4̅2̅ ₆</text:p>
          </table:table-cell>
          <table:table-cell table:style-name="Base10GreyBackgroundMiddleColumn" office:value-type="string" calcext:value-type="string">
            <text:p>0,7̅4̅1̅ ̅9̅3̅5̅ ̅4̅8̅3̅ ̅8̅7̅0̅ ̅9̅6̅7̅ ₁₀</text:p>
          </table:table-cell>
          <table:table-cell table:style-name="Base06GreyBackground" office:value-type="string" calcext:value-type="string">
            <text:p>0,4̅2̅4̅1̅ ̅3̅1̅ ₆</text:p>
          </table:table-cell>
          <table:table-cell table:style-name="Base10MiddleColumn" office:value-type="string" calcext:value-type="string">
            <text:p>0,7̅7̅4̅ ̅1̅9̅3̅ ̅5̅4̅8̅ ̅3̅8̅7̅ ̅0̅9̅6̅ ₁₀</text:p>
          </table:table-cell>
          <table:table-cell table:style-name="Base06" office:value-type="string" calcext:value-type="string">
            <text:p>0,4̅3̅5̅1̅ ̅2̅0̅ ₆</text:p>
          </table:table-cell>
          <table:table-cell/>
          <table:table-cell table:style-name="Base10LineTitle" office:value-type="string" calcext:value-type="string">
            <text:p>31 ₁₀</text:p>
          </table:table-cell>
          <table:table-cell table:style-name="Base06LineTitle" office:value-type="string" calcext:value-type="string">
            <text:p>51 ₆</text:p>
          </table:table-cell>
          <table:table-cell table:style-name="Base10GreyBackgroundFirstColumn" office:value-type="string" calcext:value-type="string">
            <text:p>1,40̅9̅ ₁₀</text:p>
          </table:table-cell>
          <table:table-cell table:style-name="Base06GreyBackground" office:value-type="string" calcext:value-type="string">
            <text:p>1,22̅4̅2̅1̅ ̅0̅3̅1̅3̅ ̅4̅5̅ ₆</text:p>
          </table:table-cell>
          <table:table-cell table:style-name="Base10MiddleColumn" office:value-type="string" calcext:value-type="string">
            <text:p>1,3̅4̅7̅ ̅8̅2̅6̅ ̅0̅8̅6̅ ̅9̅5̅6̅ ̅5̅2̅1̅ ̅7̅3̅9̅ ̅1̅3̅0̅ ̅4̅ ₁₀</text:p>
          </table:table-cell>
          <table:table-cell table:style-name="Base06" office:value-type="string" calcext:value-type="string">
            <text:p>1,2̅0̅3̅0̅ ̅4̅4̅1̅0̅ ̅1̅3̅2̅ ₆</text:p>
          </table:table-cell>
          <table:table-cell table:style-name="Base10GreyBackgroundMiddleColumn" office:value-type="string" calcext:value-type="string">
            <text:p>1,2916̅ ₁₀</text:p>
          </table:table-cell>
          <table:table-cell table:style-name="Base06GreyBackground" office:value-type="string" calcext:value-type="string">
            <text:p>1,14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2 ₁₀</text:p>
          </table:table-cell>
          <table:table-cell table:style-name="Base06GreyBackgroundLineTitle" office:value-type="string" calcext:value-type="string">
            <text:p>52 ₆</text:p>
          </table:table-cell>
          <table:table-cell table:style-name="Base10GreyBackgroundMiddleColumn" office:value-type="string" calcext:value-type="string">
            <text:p>0,6875 ₁₀</text:p>
          </table:table-cell>
          <table:table-cell table:style-name="Base06GreyBackground" office:value-type="string" calcext:value-type="string">
            <text:p>0,4043 ₆</text:p>
          </table:table-cell>
          <table:table-cell table:style-name="Base10MiddleColumn" office:value-type="string" calcext:value-type="string">
            <text:p>0,71875 ₁₀</text:p>
          </table:table-cell>
          <table:table-cell table:style-name="Base06" office:value-type="string" calcext:value-type="string">
            <text:p>0,41513 ₆</text:p>
          </table:table-cell>
          <table:table-cell table:style-name="Base10GreyBackgroundMiddleColumn" office:value-type="string" calcext:value-type="string">
            <text:p>0,75 ₁₀</text:p>
          </table:table-cell>
          <table:table-cell table:style-name="Base06GreyBackground" office:value-type="string" calcext:value-type="string">
            <text:p>0,43 ₆</text:p>
          </table:table-cell>
          <table:table-cell/>
          <table:table-cell table:style-name="Base10GreyBackgroundLineTitle" office:value-type="string" calcext:value-type="string">
            <text:p>32 ₁₀</text:p>
          </table:table-cell>
          <table:table-cell table:style-name="Base06GreyBackgroundLineTitle" office:value-type="string" calcext:value-type="string">
            <text:p>52 ₆</text:p>
          </table:table-cell>
          <table:table-cell table:style-name="Base10FirstColumn" office:value-type="string" calcext:value-type="string">
            <text:p>1,4̅5̅ ₁₀</text:p>
          </table:table-cell>
          <table:table-cell table:style-name="Base06" office:value-type="string" calcext:value-type="string">
            <text:p>1,2̅4̅2̅1̅ ̅0̅3̅1̅3̅ ̅4̅5̅ ₆</text:p>
          </table:table-cell>
          <table:table-cell table:style-name="Base10GreyBackgroundMiddleColumn" office:value-type="string" calcext:value-type="string">
            <text:p>1,3̅9̅1̅ ̅3̅0̅4̅ ̅3̅4̅7̅ ̅8̅2̅6̅ ̅0̅8̅6̅ ̅9̅5̅6̅ ̅5̅2̅1̅ ̅7̅ ₁₀</text:p>
          </table:table-cell>
          <table:table-cell table:style-name="Base06GreyBackground" office:value-type="string" calcext:value-type="string">
            <text:p>1,2̅2̅0̅3̅ ̅0̅4̅4̅1̅ ̅0̅1̅3̅ ₆</text:p>
          </table:table-cell>
          <table:table-cell table:style-name="Base10MiddleColumn" office:value-type="string" calcext:value-type="string">
            <text:p>1,3̅ ₁₀</text:p>
          </table:table-cell>
          <table:table-cell table:style-name="Base06" office:value-type="string" calcext:value-type="string">
            <text:p>1,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3 ₁₀</text:p>
          </table:table-cell>
          <table:table-cell table:style-name="Base06LineTitle" office:value-type="string" calcext:value-type="string">
            <text:p>53 ₆</text:p>
          </table:table-cell>
          <table:table-cell table:style-name="Base10MiddleColumn" office:value-type="string" calcext:value-type="string">
            <text:p>0,6̅ ₁₀</text:p>
          </table:table-cell>
          <table:table-cell table:style-name="Base06" office:value-type="string" calcext:value-type="string">
            <text:p>0,4 ₆</text:p>
          </table:table-cell>
          <table:table-cell table:style-name="Base10GreyBackgroundMiddleColumn" office:value-type="string" calcext:value-type="string">
            <text:p>0,6̅9̅6̅ ̅9̅6̅9̅ ̅6̅9̅ ₁₀</text:p>
          </table:table-cell>
          <table:table-cell table:style-name="Base06GreyBackground" office:value-type="string" calcext:value-type="string">
            <text:p>0,41̅0̅3̅1̅ ̅3̅4̅5̅2̅ ̅4̅2̅ ₆</text:p>
          </table:table-cell>
          <table:table-cell table:style-name="Base10MiddleColumn" office:value-type="string" calcext:value-type="string">
            <text:p>0,7̅2̅7̅ ̅2̅7̅2̅ ̅7̅2̅ ₁₀</text:p>
          </table:table-cell>
          <table:table-cell table:style-name="Base06" office:value-type="string" calcext:value-type="string">
            <text:p>0,4̅2̅1̅0̅ ̅3̅1̅3̅4̅ ̅5̅2̅ ₆</text:p>
          </table:table-cell>
          <table:table-cell/>
          <table:table-cell table:style-name="Base10LineTitle" office:value-type="string" calcext:value-type="string">
            <text:p>33 ₁₀</text:p>
          </table:table-cell>
          <table:table-cell table:style-name="Base06LineTitle" office:value-type="string" calcext:value-type="string">
            <text:p>53 ₆</text:p>
          </table:table-cell>
          <table:table-cell table:style-name="Base10GreyBackgroundFirstColumn" office:value-type="string" calcext:value-type="string">
            <text:p>1,5 ₁₀</text:p>
          </table:table-cell>
          <table:table-cell table:style-name="Base06GreyBackground" office:value-type="string" calcext:value-type="string">
            <text:p>1,3 ₆</text:p>
          </table:table-cell>
          <table:table-cell table:style-name="Base10MiddleColumn" office:value-type="string" calcext:value-type="string">
            <text:p>1,4̅3̅4̅ ̅7̅8̅2̅ ̅6̅0̅8̅ ̅6̅9̅5̅ ̅6̅5̅2̅ ̅1̅7̅3̅ ̅9̅1̅3̅ ̅0̅ ₁₀</text:p>
          </table:table-cell>
          <table:table-cell table:style-name="Base06" office:value-type="string" calcext:value-type="string">
            <text:p>1,2̅3̅3̅5̅ ̅2̅5̅1̅1̅ ̅4̅5̅4̅ ₆</text:p>
          </table:table-cell>
          <table:table-cell table:style-name="Base10GreyBackgroundMiddleColumn" office:value-type="string" calcext:value-type="string">
            <text:p>1,375 ₁₀</text:p>
          </table:table-cell>
          <table:table-cell table:style-name="Base06GreyBackground" office:value-type="string" calcext:value-type="string">
            <text:p>1,21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4 ₁₀</text:p>
          </table:table-cell>
          <table:table-cell table:style-name="Base06GreyBackgroundLineTitle" office:value-type="string" calcext:value-type="string">
            <text:p>54 ₆</text:p>
          </table:table-cell>
          <table:table-cell table:style-name="Base10GreyBackgroundMiddleColumn" office:value-type="string" calcext:value-type="string">
            <text:p>0,6̅4̅7̅ ̅0̅5̅8̅ ̅8̅2̅3̅ ̅5̅2̅9̅ ̅4̅1̅1̅ ̅7̅ ₁₀</text:p>
          </table:table-cell>
          <table:table-cell table:style-name="Base06GreyBackground" office:value-type="string" calcext:value-type="string">
            <text:p>0,3̅5̅1̅4̅ ̅3̅3̅1̅0̅ ̅2̅0̅4̅1̅ ̅2̅2̅4̅5̅ ₆</text:p>
          </table:table-cell>
          <table:table-cell table:style-name="Base10MiddleColumn" office:value-type="string" calcext:value-type="string">
            <text:p>0,67̅6̅4̅ ̅7̅0̅5̅ ̅8̅8̅2̅ ̅3̅5̅2̅ ̅9̅4̅1̅ ̅1̅ ₁₀</text:p>
          </table:table-cell>
          <table:table-cell table:style-name="Base06" office:value-type="string" calcext:value-type="string">
            <text:p>0,40̅2̅0̅4̅ ̅1̅2̅2̅4̅ ̅5̅3̅5̅1̅ ̅4̅3̅3̅1̅ ₆</text:p>
          </table:table-cell>
          <table:table-cell table:style-name="Base10GreyBackgroundMiddleColumn" office:value-type="string" calcext:value-type="string">
            <text:p>0,7̅0̅5̅ ̅8̅8̅2̅ ̅3̅5̅2̅ ̅9̅4̅1̅ ̅1̅7̅6̅ ̅4̅ ₁₀</text:p>
          </table:table-cell>
          <table:table-cell table:style-name="Base06GreyBackground" office:value-type="string" calcext:value-type="string">
            <text:p>0,4̅1̅2̅2̅ ̅4̅5̅3̅5̅ ̅1̅4̅3̅3̅ ̅1̅0̅2̅0̅ ₆</text:p>
          </table:table-cell>
          <table:table-cell/>
          <table:table-cell table:style-name="Base10GreyBackgroundLineTitle" office:value-type="string" calcext:value-type="string">
            <text:p>34 ₁₀</text:p>
          </table:table-cell>
          <table:table-cell table:style-name="Base06GreyBackgroundLineTitle" office:value-type="string" calcext:value-type="string">
            <text:p>54 ₆</text:p>
          </table:table-cell>
          <table:table-cell table:style-name="Base10FirstColumn" office:value-type="string" calcext:value-type="string">
            <text:p>1,5̅4̅ ₁₀</text:p>
          </table:table-cell>
          <table:table-cell table:style-name="Base06" office:value-type="string" calcext:value-type="string">
            <text:p>1,3̅1̅3̅4̅ ̅5̅2̅4̅2̅ ̅1̅0̅ ₆</text:p>
          </table:table-cell>
          <table:table-cell table:style-name="Base10GreyBackgroundMiddleColumn" office:value-type="string" calcext:value-type="string">
            <text:p>1,4̅7̅8̅ ̅2̅6̅0̅ ̅8̅6̅9̅ ̅5̅6̅5̅ ̅2̅1̅7̅ ̅3̅9̅1̅ ̅3̅0̅4̅ ̅3̅ ₁₀</text:p>
          </table:table-cell>
          <table:table-cell table:style-name="Base06GreyBackground" office:value-type="string" calcext:value-type="string">
            <text:p>1,2̅5̅1̅1̅ ̅4̅5̅4̅2̅ ̅3̅3̅5̅ ₆</text:p>
          </table:table-cell>
          <table:table-cell table:style-name="Base10MiddleColumn" office:value-type="string" calcext:value-type="string">
            <text:p>1,416̅ ₁₀</text:p>
          </table:table-cell>
          <table:table-cell table:style-name="Base06" office:value-type="string" calcext:value-type="string">
            <text:p>1,23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5 ₁₀</text:p>
          </table:table-cell>
          <table:table-cell table:style-name="Base06LineTitle" office:value-type="string" calcext:value-type="string">
            <text:p>55 ₆</text:p>
          </table:table-cell>
          <table:table-cell table:style-name="Base10MiddleColumn" office:value-type="string" calcext:value-type="string">
            <text:p>0,62̅8̅5̅ ̅7̅1̅4̅ ₁₀</text:p>
          </table:table-cell>
          <table:table-cell table:style-name="Base06" office:value-type="string" calcext:value-type="string">
            <text:p>0,3̅4̅ ₆</text:p>
          </table:table-cell>
          <table:table-cell table:style-name="Base10GreyBackgroundMiddleColumn" office:value-type="string" calcext:value-type="string">
            <text:p>0,65̅7̅1̅ ̅4̅2̅8̅ ₁₀</text:p>
          </table:table-cell>
          <table:table-cell table:style-name="Base06GreyBackground" office:value-type="string" calcext:value-type="string">
            <text:p>0,3̅5̅ ₆</text:p>
          </table:table-cell>
          <table:table-cell table:style-name="Base10MiddleColumn" office:value-type="string" calcext:value-type="string">
            <text:p>0,68̅5̅7̅ ̅1̅4̅2̅ ₁₀</text:p>
          </table:table-cell>
          <table:table-cell table:style-name="Base06" office:value-type="string" calcext:value-type="string">
            <text:p>0,4̅0̅ ₆</text:p>
          </table:table-cell>
          <table:table-cell/>
          <table:table-cell table:style-name="Base10LineTitle" office:value-type="string" calcext:value-type="string">
            <text:p>35 ₁₀</text:p>
          </table:table-cell>
          <table:table-cell table:style-name="Base06LineTitle" office:value-type="string" calcext:value-type="string">
            <text:p>55 ₆</text:p>
          </table:table-cell>
          <table:table-cell table:style-name="Base10GreyBackgroundFirstColumn" office:value-type="string" calcext:value-type="string">
            <text:p>1,59̅0̅9̅ ̅0̅ ₁₀</text:p>
          </table:table-cell>
          <table:table-cell table:style-name="Base06GreyBackground" office:value-type="string" calcext:value-type="string">
            <text:p>1,33̅1̅3̅4̅ ̅5̅2̅4̅2̅ ̅1̅0̅ ₆</text:p>
          </table:table-cell>
          <table:table-cell table:style-name="Base10MiddleColumn" office:value-type="string" calcext:value-type="string">
            <text:p>1,5̅2̅1̅ ̅7̅3̅9̅ ̅1̅3̅0̅ ̅4̅3̅4̅ ̅7̅8̅2̅ ̅6̅0̅8̅ ̅6̅9̅5̅ ̅6̅ ₁₀</text:p>
          </table:table-cell>
          <table:table-cell table:style-name="Base06" office:value-type="string" calcext:value-type="string">
            <text:p>1,3̅0̅4̅4̅ ̅1̅0̅1̅3̅ ̅2̅2̅0̅ ₆</text:p>
          </table:table-cell>
          <table:table-cell table:style-name="Base10GreyBackgroundMiddleColumn" office:value-type="string" calcext:value-type="string">
            <text:p>1,4583̅ ₁₀</text:p>
          </table:table-cell>
          <table:table-cell table:style-name="Base06GreyBackground" office:value-type="string" calcext:value-type="string">
            <text:p>1,24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6 ₁₀</text:p>
          </table:table-cell>
          <table:table-cell table:style-name="Base06GreyBackgroundLineTitle" office:value-type="string" calcext:value-type="string">
            <text:p>100 ₆</text:p>
          </table:table-cell>
          <table:table-cell table:style-name="Base10GreyBackgroundMiddleColumn" office:value-type="string" calcext:value-type="string">
            <text:p>0,61̅ ₁₀</text:p>
          </table:table-cell>
          <table:table-cell table:style-name="Base06GreyBackground" office:value-type="string" calcext:value-type="string">
            <text:p>0,34 ₆</text:p>
          </table:table-cell>
          <table:table-cell table:style-name="Base10MiddleColumn" office:value-type="string" calcext:value-type="string">
            <text:p>0,638̅ ₁₀</text:p>
          </table:table-cell>
          <table:table-cell table:style-name="Base06" office:value-type="string" calcext:value-type="string">
            <text:p>0,35 ₆</text:p>
          </table:table-cell>
          <table:table-cell table:style-name="Base10GreyBackgroundMiddleColumn" office:value-type="string" calcext:value-type="string">
            <text:p>0,6̅ ₁₀</text:p>
          </table:table-cell>
          <table:table-cell table:style-name="Base06GreyBackground" office:value-type="string" calcext:value-type="string">
            <text:p>0,4 ₆</text:p>
          </table:table-cell>
          <table:table-cell/>
          <table:table-cell table:style-name="Base10GreyBackgroundLineTitle" office:value-type="string" calcext:value-type="string">
            <text:p>36 ₁₀</text:p>
          </table:table-cell>
          <table:table-cell table:style-name="Base06GreyBackgroundLineTitle" office:value-type="string" calcext:value-type="string">
            <text:p>100 ₆</text:p>
          </table:table-cell>
          <table:table-cell table:style-name="Base10FirstColumn" office:value-type="string" calcext:value-type="string">
            <text:p>1,6̅3̅ ₁₀</text:p>
          </table:table-cell>
          <table:table-cell table:style-name="Base06" office:value-type="string" calcext:value-type="string">
            <text:p>1,3̅4̅5̅2̅ ̅4̅2̅1̅0̅ ̅3̅1̅ ₆</text:p>
          </table:table-cell>
          <table:table-cell table:style-name="Base10GreyBackgroundMiddleColumn" office:value-type="string" calcext:value-type="string">
            <text:p>1,5̅6̅5̅ ̅2̅1̅7̅ ̅3̅9̅1̅ ̅3̅0̅4̅ ̅3̅4̅7̅ ̅8̅2̅6̅ ̅0̅8̅6̅ ̅9̅ ₁₀</text:p>
          </table:table-cell>
          <table:table-cell table:style-name="Base06GreyBackground" office:value-type="string" calcext:value-type="string">
            <text:p>1,3̅2̅2̅0̅ ̅3̅0̅4̅4̅ ̅1̅0̅1̅ ₆</text:p>
          </table:table-cell>
          <table:table-cell table:style-name="Base10MiddleColumn" office:value-type="string" calcext:value-type="string">
            <text:p>1,5 ₁₀</text:p>
          </table:table-cell>
          <table:table-cell table:style-name="Base06" office:value-type="string" calcext:value-type="string">
            <text:p>1,3 ₆</text:p>
          </table:table-cell>
          <table:table-cell table:number-columns-repeated="16345"/>
        </table:table-row>
        <table:table-row table:style-name="ro3" table:number-rows-repeated="2">
          <table:table-cell table:number-columns-repeated="16362"/>
        </table:table-row>
        <table:table-row table:style-name="ro1">
          <table:table-cell table:style-name="Heading" table:formula="of:=[.$A$1]" office:value-type="string" office:string-value="DIVISÃO" calcext:value-type="string" table:number-columns-spanned="17" table:number-rows-spanned="1">
            <text:p>DIVISÃO</text:p>
          </table:table-cell>
          <table:covered-table-cell table:number-columns-repeated="16" table:style-name="Heading"/>
          <table:table-cell table:number-columns-repeated="16345"/>
        </table:table-row>
        <table:table-row table:style-name="ro2">
          <table:table-cell table:style-name="Heading_20_2" table:formula="of:=[.$A$2]" office:value-type="string" office:string-value="COLUNA ÷ LINHA" calcext:value-type="string" table:number-columns-spanned="8" table:number-rows-spanned="1">
            <text:p>COLUNA ÷ LINHA</text:p>
          </table:table-cell>
          <table:covered-table-cell table:number-columns-repeated="7"/>
          <table:table-cell/>
          <table:table-cell table:style-name="Heading_20_2" table:formula="of:=[.$J$2]" office:value-type="string" office:string-value="LINHA ÷ COLUNA" calcext:value-type="string" table:number-columns-spanned="8" table:number-rows-spanned="1">
            <text:p>LINHA ÷ COLUNA</text:p>
          </table:table-cell>
          <table:covered-table-cell table:number-columns-repeated="7" table:style-name="Heading_20_2"/>
          <table:table-cell table:number-columns-repeated="16345"/>
        </table:table-row>
        <table:table-row table:style-name="ro3" table:number-rows-repeated="2">
          <table:table-cell table:number-columns-repeated="16362"/>
        </table:table-row>
        <table:table-row table:style-name="ro3">
          <table:table-cell table:number-columns-repeated="2"/>
          <table:table-cell table:style-name="Base10ColumnTitle" office:value-type="string" calcext:value-type="string">
            <text:p>25 ₁₀</text:p>
          </table:table-cell>
          <table:table-cell table:style-name="Base06ColumnTitle" office:value-type="string" calcext:value-type="string">
            <text:p>41 ₆</text:p>
          </table:table-cell>
          <table:table-cell table:style-name="Base10GreyBackgroundColumnTitle" office:value-type="string" calcext:value-type="string">
            <text:p>26 ₁₀</text:p>
          </table:table-cell>
          <table:table-cell table:style-name="Base06GreyBackgroundColumnTitle" office:value-type="string" calcext:value-type="string">
            <text:p>42 ₆</text:p>
          </table:table-cell>
          <table:table-cell table:style-name="Base10ColumnTitle" office:value-type="string" calcext:value-type="string">
            <text:p>27 ₁₀</text:p>
          </table:table-cell>
          <table:table-cell table:style-name="Base06ColumnTitle" office:value-type="string" calcext:value-type="string">
            <text:p>43 ₆</text:p>
          </table:table-cell>
          <table:table-cell table:number-columns-repeated="3"/>
          <table:table-cell table:style-name="Base10GreyBackgroundColumnTitle" office:value-type="string" calcext:value-type="string">
            <text:p>25 ₁₀</text:p>
          </table:table-cell>
          <table:table-cell table:style-name="Base06GreyBackgroundColumnTitle" office:value-type="string" calcext:value-type="string">
            <text:p>41 ₆</text:p>
          </table:table-cell>
          <table:table-cell table:style-name="Base10ColumnTitle" office:value-type="string" calcext:value-type="string">
            <text:p>26 ₁₀</text:p>
          </table:table-cell>
          <table:table-cell table:style-name="Base06ColumnTitle" office:value-type="string" calcext:value-type="string">
            <text:p>42 ₆</text:p>
          </table:table-cell>
          <table:table-cell table:style-name="Base10GreyBackgroundColumnTitle" office:value-type="string" calcext:value-type="string">
            <text:p>27 ₁₀</text:p>
          </table:table-cell>
          <table:table-cell table:style-name="Base06GreyBackgroundColumnTitle" office:value-type="string" calcext:value-type="string">
            <text:p>43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 ₁₀</text:p>
          </table:table-cell>
          <table:table-cell table:style-name="Base06LineTitle" office:value-type="string" calcext:value-type="string">
            <text:p>1 ₆</text:p>
          </table:table-cell>
          <table:table-cell table:style-name="Base10GreyBackgroundFirstColumn" office:value-type="string" calcext:value-type="string">
            <text:p>25 ₁₀</text:p>
          </table:table-cell>
          <table:table-cell table:style-name="Base06GreyBackground" office:value-type="string" calcext:value-type="string">
            <text:p>41 ₆</text:p>
          </table:table-cell>
          <table:table-cell table:style-name="Base10MiddleColumn" office:value-type="string" calcext:value-type="string">
            <text:p>26 ₁₀</text:p>
          </table:table-cell>
          <table:table-cell table:style-name="Base06" office:value-type="string" calcext:value-type="string">
            <text:p>42 ₆</text:p>
          </table:table-cell>
          <table:table-cell table:style-name="Base10GreyBackgroundMiddleColumn" office:value-type="string" calcext:value-type="string">
            <text:p>27 ₁₀</text:p>
          </table:table-cell>
          <table:table-cell table:style-name="Base06GreyBackground" office:value-type="string" calcext:value-type="string">
            <text:p>43 ₆</text:p>
          </table:table-cell>
          <table:table-cell/>
          <table:table-cell table:style-name="Base10LineTitle" office:value-type="string" calcext:value-type="string">
            <text:p>1 ₁₀</text:p>
          </table:table-cell>
          <table:table-cell table:style-name="Base06LineTitle" office:value-type="string" calcext:value-type="string">
            <text:p>1 ₆</text:p>
          </table:table-cell>
          <table:table-cell table:style-name="Base10MiddleColumn" office:value-type="string" calcext:value-type="string">
            <text:p>0,04 ₁₀</text:p>
          </table:table-cell>
          <table:table-cell table:style-name="Base06" office:value-type="string" calcext:value-type="string">
            <text:p>0,0̅1̅2̅3̅ ̅5̅ ₆</text:p>
          </table:table-cell>
          <table:table-cell table:style-name="Base10GreyBackgroundMiddleColumn" office:value-type="string" calcext:value-type="string">
            <text:p>0,03̅8̅4̅ ̅6̅1̅5̅ ₁₀</text:p>
          </table:table-cell>
          <table:table-cell table:style-name="Base06GreyBackground" office:value-type="string" calcext:value-type="string">
            <text:p>0,01̅2̅1̅5̅ ̅0̅2̅4̅3̅ ̅4̅0̅5̅3̅ ₆</text:p>
          </table:table-cell>
          <table:table-cell table:style-name="Base10MiddleColumn" office:value-type="string" calcext:value-type="string">
            <text:p>0,0̅3̅7̅ ₁₀</text:p>
          </table:table-cell>
          <table:table-cell table:style-name="Base06" office:value-type="string" calcext:value-type="string">
            <text:p>0,012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 ₁₀</text:p>
          </table:table-cell>
          <table:table-cell table:style-name="Base06GreyBackgroundLineTitle" office:value-type="string" calcext:value-type="string">
            <text:p>2 ₆</text:p>
          </table:table-cell>
          <table:table-cell table:style-name="Base10FirstColumn" office:value-type="string" calcext:value-type="string">
            <text:p>12,5 ₁₀</text:p>
          </table:table-cell>
          <table:table-cell table:style-name="Base06" office:value-type="string" calcext:value-type="string">
            <text:p>20,3 ₆</text:p>
          </table:table-cell>
          <table:table-cell table:style-name="Base10GreyBackgroundMiddleColumn" office:value-type="string" calcext:value-type="string">
            <text:p>13 ₁₀</text:p>
          </table:table-cell>
          <table:table-cell table:style-name="Base06GreyBackground" office:value-type="string" calcext:value-type="string">
            <text:p>21 ₆</text:p>
          </table:table-cell>
          <table:table-cell table:style-name="Base10MiddleColumn" office:value-type="string" calcext:value-type="string">
            <text:p>13,5 ₁₀</text:p>
          </table:table-cell>
          <table:table-cell table:style-name="Base06" office:value-type="string" calcext:value-type="string">
            <text:p>21,3 ₆</text:p>
          </table:table-cell>
          <table:table-cell/>
          <table:table-cell table:style-name="Base10GreyBackgroundLineTitle" office:value-type="string" calcext:value-type="string">
            <text:p>2 ₁₀</text:p>
          </table:table-cell>
          <table:table-cell table:style-name="Base06GreyBackgroundLineTitle" office:value-type="string" calcext:value-type="string">
            <text:p>2 ₆</text:p>
          </table:table-cell>
          <table:table-cell table:style-name="Base10GreyBackgroundMiddleColumn" office:value-type="string" calcext:value-type="string">
            <text:p>0,08 ₁₀</text:p>
          </table:table-cell>
          <table:table-cell table:style-name="Base06GreyBackground" office:value-type="string" calcext:value-type="string">
            <text:p>0,0̅2̅5̅1̅ ̅4̅ ₆</text:p>
          </table:table-cell>
          <table:table-cell table:style-name="Base10MiddleColumn" office:value-type="string" calcext:value-type="string">
            <text:p>0,0̅7̅6̅ ̅9̅2̅3̅ ₁₀</text:p>
          </table:table-cell>
          <table:table-cell table:style-name="Base06" office:value-type="string" calcext:value-type="string">
            <text:p>0,0̅2̅4̅3̅ ̅4̅0̅5̅3̅ ̅1̅2̅1̅5̅ ₆</text:p>
          </table:table-cell>
          <table:table-cell table:style-name="Base10GreyBackgroundMiddleColumn" office:value-type="string" calcext:value-type="string">
            <text:p>0,0̅7̅4̅ ₁₀</text:p>
          </table:table-cell>
          <table:table-cell table:style-name="Base06GreyBackground" office:value-type="string" calcext:value-type="string">
            <text:p>0,02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 ₁₀</text:p>
          </table:table-cell>
          <table:table-cell table:style-name="Base06LineTitle" office:value-type="string" calcext:value-type="string">
            <text:p>3 ₆</text:p>
          </table:table-cell>
          <table:table-cell table:style-name="Base10GreyBackgroundFirstColumn" office:value-type="string" calcext:value-type="string">
            <text:p>8,3̅ ₁₀</text:p>
          </table:table-cell>
          <table:table-cell table:style-name="Base06GreyBackground" office:value-type="string" calcext:value-type="string">
            <text:p>12,2 ₆</text:p>
          </table:table-cell>
          <table:table-cell table:style-name="Base10MiddleColumn" office:value-type="string" calcext:value-type="string">
            <text:p>8,6̅ ₁₀</text:p>
          </table:table-cell>
          <table:table-cell table:style-name="Base06" office:value-type="string" calcext:value-type="string">
            <text:p>12,4 ₆</text:p>
          </table:table-cell>
          <table:table-cell table:style-name="Base10GreyBackgroundMiddleColumn" office:value-type="string" calcext:value-type="string">
            <text:p>9 ₁₀</text:p>
          </table:table-cell>
          <table:table-cell table:style-name="Base06GreyBackground" office:value-type="string" calcext:value-type="string">
            <text:p>13 ₆</text:p>
          </table:table-cell>
          <table:table-cell/>
          <table:table-cell table:style-name="Base10LineTitle" office:value-type="string" calcext:value-type="string">
            <text:p>3 ₁₀</text:p>
          </table:table-cell>
          <table:table-cell table:style-name="Base06LineTitle" office:value-type="string" calcext:value-type="string">
            <text:p>3 ₆</text:p>
          </table:table-cell>
          <table:table-cell table:style-name="Base10MiddleColumn" office:value-type="string" calcext:value-type="string">
            <text:p>0,12 ₁₀</text:p>
          </table:table-cell>
          <table:table-cell table:style-name="Base06" office:value-type="string" calcext:value-type="string">
            <text:p>0,0̅4̅1̅5̅ ̅3̅ ₆</text:p>
          </table:table-cell>
          <table:table-cell table:style-name="Base10GreyBackgroundMiddleColumn" office:value-type="string" calcext:value-type="string">
            <text:p>0,11̅5̅3̅ ̅8̅4̅6̅ ₁₀</text:p>
          </table:table-cell>
          <table:table-cell table:style-name="Base06GreyBackground" office:value-type="string" calcext:value-type="string">
            <text:p>0,04̅0̅5̅3̅ ̅1̅2̅1̅5̅ ̅0̅2̅4̅3̅ ₆</text:p>
          </table:table-cell>
          <table:table-cell table:style-name="Base10MiddleColumn" office:value-type="string" calcext:value-type="string">
            <text:p>0,1̅ ₁₀</text:p>
          </table:table-cell>
          <table:table-cell table:style-name="Base06" office:value-type="string" calcext:value-type="string">
            <text:p>0,04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4 ₁₀</text:p>
          </table:table-cell>
          <table:table-cell table:style-name="Base06GreyBackgroundLineTitle" office:value-type="string" calcext:value-type="string">
            <text:p>4 ₆</text:p>
          </table:table-cell>
          <table:table-cell table:style-name="Base10FirstColumn" office:value-type="string" calcext:value-type="string">
            <text:p>6,25 ₁₀</text:p>
          </table:table-cell>
          <table:table-cell table:style-name="Base06" office:value-type="string" calcext:value-type="string">
            <text:p>10,13 ₆</text:p>
          </table:table-cell>
          <table:table-cell table:style-name="Base10GreyBackgroundMiddleColumn" office:value-type="string" calcext:value-type="string">
            <text:p>6,5 ₁₀</text:p>
          </table:table-cell>
          <table:table-cell table:style-name="Base06GreyBackground" office:value-type="string" calcext:value-type="string">
            <text:p>10,3 ₆</text:p>
          </table:table-cell>
          <table:table-cell table:style-name="Base10MiddleColumn" office:value-type="string" calcext:value-type="string">
            <text:p>6,75 ₁₀</text:p>
          </table:table-cell>
          <table:table-cell table:style-name="Base06" office:value-type="string" calcext:value-type="string">
            <text:p>10,43 ₆</text:p>
          </table:table-cell>
          <table:table-cell/>
          <table:table-cell table:style-name="Base10GreyBackgroundLineTitle" office:value-type="string" calcext:value-type="string">
            <text:p>4 ₁₀</text:p>
          </table:table-cell>
          <table:table-cell table:style-name="Base06GreyBackgroundLineTitle" office:value-type="string" calcext:value-type="string">
            <text:p>4 ₆</text:p>
          </table:table-cell>
          <table:table-cell table:style-name="Base10GreyBackgroundMiddleColumn" office:value-type="string" calcext:value-type="string">
            <text:p>0,16 ₁₀</text:p>
          </table:table-cell>
          <table:table-cell table:style-name="Base06GreyBackground" office:value-type="string" calcext:value-type="string">
            <text:p>0,0̅5̅4̅3̅ ̅2̅ ₆</text:p>
          </table:table-cell>
          <table:table-cell table:style-name="Base10MiddleColumn" office:value-type="string" calcext:value-type="string">
            <text:p>0,1̅5̅3̅ ̅8̅4̅6̅ ₁₀</text:p>
          </table:table-cell>
          <table:table-cell table:style-name="Base06" office:value-type="string" calcext:value-type="string">
            <text:p>0,0̅5̅3̅1̅ ̅2̅1̅5̅0̅ ̅2̅4̅3̅4̅ ₆</text:p>
          </table:table-cell>
          <table:table-cell table:style-name="Base10GreyBackgroundMiddleColumn" office:value-type="string" calcext:value-type="string">
            <text:p>0,1̅4̅8̅ ₁₀</text:p>
          </table:table-cell>
          <table:table-cell table:style-name="Base06GreyBackground" office:value-type="string" calcext:value-type="string">
            <text:p>0,05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5 ₁₀</text:p>
          </table:table-cell>
          <table:table-cell table:style-name="Base06LineTitle" office:value-type="string" calcext:value-type="string">
            <text:p>5 ₆</text:p>
          </table:table-cell>
          <table:table-cell table:style-name="Base10GreyBackgroundFirstColumn" office:value-type="string" calcext:value-type="string">
            <text:p>5 ₁₀</text:p>
          </table:table-cell>
          <table:table-cell table:style-name="Base06GreyBackground" office:value-type="string" calcext:value-type="string">
            <text:p>5 ₆</text:p>
          </table:table-cell>
          <table:table-cell table:style-name="Base10MiddleColumn" office:value-type="string" calcext:value-type="string">
            <text:p>5,2 ₁₀</text:p>
          </table:table-cell>
          <table:table-cell table:style-name="Base06" office:value-type="string" calcext:value-type="string">
            <text:p>5,1̅ ₆</text:p>
          </table:table-cell>
          <table:table-cell table:style-name="Base10GreyBackgroundMiddleColumn" office:value-type="string" calcext:value-type="string">
            <text:p>5,4 ₁₀</text:p>
          </table:table-cell>
          <table:table-cell table:style-name="Base06GreyBackground" office:value-type="string" calcext:value-type="string">
            <text:p>5,2̅ ₆</text:p>
          </table:table-cell>
          <table:table-cell/>
          <table:table-cell table:style-name="Base10LineTitle" office:value-type="string" calcext:value-type="string">
            <text:p>5 ₁₀</text:p>
          </table:table-cell>
          <table:table-cell table:style-name="Base06LineTitle" office:value-type="string" calcext:value-type="string">
            <text:p>5 ₆</text:p>
          </table:table-cell>
          <table:table-cell table:style-name="Base10MiddleColumn" office:value-type="string" calcext:value-type="string">
            <text:p>0,2 ₁₀</text:p>
          </table:table-cell>
          <table:table-cell table:style-name="Base06" office:value-type="string" calcext:value-type="string">
            <text:p>0,1̅ ₆</text:p>
          </table:table-cell>
          <table:table-cell table:style-name="Base10GreyBackgroundMiddleColumn" office:value-type="string" calcext:value-type="string">
            <text:p>0,19̅2̅3̅ ̅0̅7̅6̅ ₁₀</text:p>
          </table:table-cell>
          <table:table-cell table:style-name="Base06GreyBackground" office:value-type="string" calcext:value-type="string">
            <text:p>0,10̅5̅3̅1̅ ̅2̅1̅5̅0̅ ̅2̅4̅3̅4̅ ₆</text:p>
          </table:table-cell>
          <table:table-cell table:style-name="Base10MiddleColumn" office:value-type="string" calcext:value-type="string">
            <text:p>0,1̅8̅5̅ ₁₀</text:p>
          </table:table-cell>
          <table:table-cell table:style-name="Base06" office:value-type="string" calcext:value-type="string">
            <text:p>0,104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6 ₁₀</text:p>
          </table:table-cell>
          <table:table-cell table:style-name="Base06GreyBackgroundLineTitle" office:value-type="string" calcext:value-type="string">
            <text:p>10 ₆</text:p>
          </table:table-cell>
          <table:table-cell table:style-name="Base10FirstColumn" office:value-type="string" calcext:value-type="string">
            <text:p>4,16̅ ₁₀</text:p>
          </table:table-cell>
          <table:table-cell table:style-name="Base06" office:value-type="string" calcext:value-type="string">
            <text:p>4,1 ₆</text:p>
          </table:table-cell>
          <table:table-cell table:style-name="Base10GreyBackgroundMiddleColumn" office:value-type="string" calcext:value-type="string">
            <text:p>4,3̅ ₁₀</text:p>
          </table:table-cell>
          <table:table-cell table:style-name="Base06GreyBackground" office:value-type="string" calcext:value-type="string">
            <text:p>4,2 ₆</text:p>
          </table:table-cell>
          <table:table-cell table:style-name="Base10MiddleColumn" office:value-type="string" calcext:value-type="string">
            <text:p>4,5 ₁₀</text:p>
          </table:table-cell>
          <table:table-cell table:style-name="Base06" office:value-type="string" calcext:value-type="string">
            <text:p>4,3 ₆</text:p>
          </table:table-cell>
          <table:table-cell/>
          <table:table-cell table:style-name="Base10GreyBackgroundLineTitle" office:value-type="string" calcext:value-type="string">
            <text:p>6 ₁₀</text:p>
          </table:table-cell>
          <table:table-cell table:style-name="Base06GreyBackgroundLineTitle" office:value-type="string" calcext:value-type="string">
            <text:p>10 ₆</text:p>
          </table:table-cell>
          <table:table-cell table:style-name="Base10GreyBackgroundMiddleColumn" office:value-type="string" calcext:value-type="string">
            <text:p>0,24 ₁₀</text:p>
          </table:table-cell>
          <table:table-cell table:style-name="Base06GreyBackground" office:value-type="string" calcext:value-type="string">
            <text:p>0,1̅2̅3̅5̅ ̅0̅ ₆</text:p>
          </table:table-cell>
          <table:table-cell table:style-name="Base10MiddleColumn" office:value-type="string" calcext:value-type="string">
            <text:p>0,2̅3̅0̅ ̅7̅6̅9̅ ₁₀</text:p>
          </table:table-cell>
          <table:table-cell table:style-name="Base06" office:value-type="string" calcext:value-type="string">
            <text:p>0,1̅2̅1̅5̅ ̅0̅2̅4̅3̅ ̅4̅0̅5̅3̅ ₆</text:p>
          </table:table-cell>
          <table:table-cell table:style-name="Base10GreyBackgroundMiddleColumn" office:value-type="string" calcext:value-type="string">
            <text:p>0,2̅ ₁₀</text:p>
          </table:table-cell>
          <table:table-cell table:style-name="Base06GreyBackground" office:value-type="string" calcext:value-type="string">
            <text:p>0,1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7 ₁₀</text:p>
          </table:table-cell>
          <table:table-cell table:style-name="Base06LineTitle" office:value-type="string" calcext:value-type="string">
            <text:p>11 ₆</text:p>
          </table:table-cell>
          <table:table-cell table:style-name="Base10GreyBackgroundFirstColumn" office:value-type="string" calcext:value-type="string">
            <text:p>3,5̅7̅1̅ ̅4̅2̅8̅ ₁₀</text:p>
          </table:table-cell>
          <table:table-cell table:style-name="Base06GreyBackground" office:value-type="string" calcext:value-type="string">
            <text:p>3,3̅2̅ ₆</text:p>
          </table:table-cell>
          <table:table-cell table:style-name="Base10MiddleColumn" office:value-type="string" calcext:value-type="string">
            <text:p>3,7̅1̅4̅ ̅2̅8̅5̅ ₁₀</text:p>
          </table:table-cell>
          <table:table-cell table:style-name="Base06" office:value-type="string" calcext:value-type="string">
            <text:p>3,4̅1̅ ₆</text:p>
          </table:table-cell>
          <table:table-cell table:style-name="Base10GreyBackgroundMiddleColumn" office:value-type="string" calcext:value-type="string">
            <text:p>3,8̅5̅7̅ ̅1̅4̅2̅ ₁₀</text:p>
          </table:table-cell>
          <table:table-cell table:style-name="Base06GreyBackground" office:value-type="string" calcext:value-type="string">
            <text:p>3,5̅0̅ ₆</text:p>
          </table:table-cell>
          <table:table-cell/>
          <table:table-cell table:style-name="Base10LineTitle" office:value-type="string" calcext:value-type="string">
            <text:p>7 ₁₀</text:p>
          </table:table-cell>
          <table:table-cell table:style-name="Base06LineTitle" office:value-type="string" calcext:value-type="string">
            <text:p>11 ₆</text:p>
          </table:table-cell>
          <table:table-cell table:style-name="Base10MiddleColumn" office:value-type="string" calcext:value-type="string">
            <text:p>0,28 ₁₀</text:p>
          </table:table-cell>
          <table:table-cell table:style-name="Base06" office:value-type="string" calcext:value-type="string">
            <text:p>0,1̅4̅0̅2̅ ̅5̅ ₆</text:p>
          </table:table-cell>
          <table:table-cell table:style-name="Base10GreyBackgroundMiddleColumn" office:value-type="string" calcext:value-type="string">
            <text:p>0,26̅9̅2̅ ̅3̅0̅7̅ ₁₀</text:p>
          </table:table-cell>
          <table:table-cell table:style-name="Base06GreyBackground" office:value-type="string" calcext:value-type="string">
            <text:p>0,13̅4̅0̅5̅ ̅3̅1̅2̅1̅ ̅5̅0̅2̅4̅ ₆</text:p>
          </table:table-cell>
          <table:table-cell table:style-name="Base10MiddleColumn" office:value-type="string" calcext:value-type="string">
            <text:p>0,2̅5̅9̅ ₁₀</text:p>
          </table:table-cell>
          <table:table-cell table:style-name="Base06" office:value-type="string" calcext:value-type="string">
            <text:p>0,132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8 ₁₀</text:p>
          </table:table-cell>
          <table:table-cell table:style-name="Base06GreyBackgroundLineTitle" office:value-type="string" calcext:value-type="string">
            <text:p>12 ₆</text:p>
          </table:table-cell>
          <table:table-cell table:style-name="Base10FirstColumn" office:value-type="string" calcext:value-type="string">
            <text:p>3,125 ₁₀</text:p>
          </table:table-cell>
          <table:table-cell table:style-name="Base06" office:value-type="string" calcext:value-type="string">
            <text:p>3,043 ₆</text:p>
          </table:table-cell>
          <table:table-cell table:style-name="Base10GreyBackgroundMiddleColumn" office:value-type="string" calcext:value-type="string">
            <text:p>3,25 ₁₀</text:p>
          </table:table-cell>
          <table:table-cell table:style-name="Base06GreyBackground" office:value-type="string" calcext:value-type="string">
            <text:p>3,13 ₆</text:p>
          </table:table-cell>
          <table:table-cell table:style-name="Base10MiddleColumn" office:value-type="string" calcext:value-type="string">
            <text:p>3,375 ₁₀</text:p>
          </table:table-cell>
          <table:table-cell table:style-name="Base06" office:value-type="string" calcext:value-type="string">
            <text:p>3,213 ₆</text:p>
          </table:table-cell>
          <table:table-cell/>
          <table:table-cell table:style-name="Base10GreyBackgroundLineTitle" office:value-type="string" calcext:value-type="string">
            <text:p>8 ₁₀</text:p>
          </table:table-cell>
          <table:table-cell table:style-name="Base06GreyBackgroundLineTitle" office:value-type="string" calcext:value-type="string">
            <text:p>12 ₆</text:p>
          </table:table-cell>
          <table:table-cell table:style-name="Base10GreyBackgroundMiddleColumn" office:value-type="string" calcext:value-type="string">
            <text:p>0,32 ₁₀</text:p>
          </table:table-cell>
          <table:table-cell table:style-name="Base06GreyBackground" office:value-type="string" calcext:value-type="string">
            <text:p>0,1̅5̅3̅0̅ ̅4̅ ₆</text:p>
          </table:table-cell>
          <table:table-cell table:style-name="Base10MiddleColumn" office:value-type="string" calcext:value-type="string">
            <text:p>0,3̅0̅7̅ ̅6̅9̅2̅ ₁₀</text:p>
          </table:table-cell>
          <table:table-cell table:style-name="Base06" office:value-type="string" calcext:value-type="string">
            <text:p>0,1̅5̅0̅2̅ ̅4̅3̅4̅0̅ ̅5̅3̅1̅2̅ ₆</text:p>
          </table:table-cell>
          <table:table-cell table:style-name="Base10GreyBackgroundMiddleColumn" office:value-type="string" calcext:value-type="string">
            <text:p>0,2̅9̅6̅ ₁₀</text:p>
          </table:table-cell>
          <table:table-cell table:style-name="Base06GreyBackground" office:value-type="string" calcext:value-type="string">
            <text:p>0,14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9 ₁₀</text:p>
          </table:table-cell>
          <table:table-cell table:style-name="Base06LineTitle" office:value-type="string" calcext:value-type="string">
            <text:p>13 ₆</text:p>
          </table:table-cell>
          <table:table-cell table:style-name="Base10GreyBackgroundFirstColumn" office:value-type="string" calcext:value-type="string">
            <text:p>2,7̅ ₁₀</text:p>
          </table:table-cell>
          <table:table-cell table:style-name="Base06GreyBackground" office:value-type="string" calcext:value-type="string">
            <text:p>2,4̅ ₆</text:p>
          </table:table-cell>
          <table:table-cell table:style-name="Base10MiddleColumn" office:value-type="string" calcext:value-type="string">
            <text:p>2,8̅ ₁₀</text:p>
          </table:table-cell>
          <table:table-cell table:style-name="Base06" office:value-type="string" calcext:value-type="string">
            <text:p>2,52 ₆</text:p>
          </table:table-cell>
          <table:table-cell table:style-name="Base10GreyBackgroundMiddleColumn" office:value-type="string" calcext:value-type="string">
            <text:p>3 ₁₀</text:p>
          </table:table-cell>
          <table:table-cell table:style-name="Base06GreyBackground" office:value-type="string" calcext:value-type="string">
            <text:p>3 ₆</text:p>
          </table:table-cell>
          <table:table-cell/>
          <table:table-cell table:style-name="Base10LineTitle" office:value-type="string" calcext:value-type="string">
            <text:p>9 ₁₀</text:p>
          </table:table-cell>
          <table:table-cell table:style-name="Base06LineTitle" office:value-type="string" calcext:value-type="string">
            <text:p>13 ₆</text:p>
          </table:table-cell>
          <table:table-cell table:style-name="Base10MiddleColumn" office:value-type="string" calcext:value-type="string">
            <text:p>0,36 ₁₀</text:p>
          </table:table-cell>
          <table:table-cell table:style-name="Base06" office:value-type="string" calcext:value-type="string">
            <text:p>0,2̅0̅5̅4̅ ̅3̅ ₆</text:p>
          </table:table-cell>
          <table:table-cell table:style-name="Base10GreyBackgroundMiddleColumn" office:value-type="string" calcext:value-type="string">
            <text:p>0,34̅6̅1̅ ̅5̅3̅8̅ ₁₀</text:p>
          </table:table-cell>
          <table:table-cell table:style-name="Base06GreyBackground" office:value-type="string" calcext:value-type="string">
            <text:p>0,20̅2̅4̅3̅ ̅4̅0̅5̅3̅ ̅1̅2̅1̅5̅ ₆</text:p>
          </table:table-cell>
          <table:table-cell table:style-name="Base10MiddleColumn" office:value-type="string" calcext:value-type="string">
            <text:p>0,3̅ ₁₀</text:p>
          </table:table-cell>
          <table:table-cell table:style-name="Base06" office:value-type="string" calcext:value-type="string">
            <text:p>0,2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0 ₁₀</text:p>
          </table:table-cell>
          <table:table-cell table:style-name="Base06GreyBackgroundLineTitle" office:value-type="string" calcext:value-type="string">
            <text:p>14 ₆</text:p>
          </table:table-cell>
          <table:table-cell table:style-name="Base10FirstColumn" office:value-type="string" calcext:value-type="string">
            <text:p>2,5 ₁₀</text:p>
          </table:table-cell>
          <table:table-cell table:style-name="Base06" office:value-type="string" calcext:value-type="string">
            <text:p>2,3 ₆</text:p>
          </table:table-cell>
          <table:table-cell table:style-name="Base10GreyBackgroundMiddleColumn" office:value-type="string" calcext:value-type="string">
            <text:p>2,6 ₁₀</text:p>
          </table:table-cell>
          <table:table-cell table:style-name="Base06GreyBackground" office:value-type="string" calcext:value-type="string">
            <text:p>2,3̅ ₆</text:p>
          </table:table-cell>
          <table:table-cell table:style-name="Base10MiddleColumn" office:value-type="string" calcext:value-type="string">
            <text:p>2,7 ₁₀</text:p>
          </table:table-cell>
          <table:table-cell table:style-name="Base06" office:value-type="string" calcext:value-type="string">
            <text:p>2,41̅ ₆</text:p>
          </table:table-cell>
          <table:table-cell/>
          <table:table-cell table:style-name="Base10GreyBackgroundLineTitle" office:value-type="string" calcext:value-type="string">
            <text:p>10 ₁₀</text:p>
          </table:table-cell>
          <table:table-cell table:style-name="Base06GreyBackgroundLineTitle" office:value-type="string" calcext:value-type="string">
            <text:p>14 ₆</text:p>
          </table:table-cell>
          <table:table-cell table:style-name="Base10GreyBackgroundMiddleColumn" office:value-type="string" calcext:value-type="string">
            <text:p>0,4 ₁₀</text:p>
          </table:table-cell>
          <table:table-cell table:style-name="Base06GreyBackground" office:value-type="string" calcext:value-type="string">
            <text:p>0,2̅ ₆</text:p>
          </table:table-cell>
          <table:table-cell table:style-name="Base10MiddleColumn" office:value-type="string" calcext:value-type="string">
            <text:p>0,3̅8̅4̅ ̅6̅1̅5̅ ₁₀</text:p>
          </table:table-cell>
          <table:table-cell table:style-name="Base06" office:value-type="string" calcext:value-type="string">
            <text:p>0,2̅1̅5̅0̅ ̅2̅4̅3̅4̅ ̅0̅5̅3̅1̅ ₆</text:p>
          </table:table-cell>
          <table:table-cell table:style-name="Base10GreyBackgroundMiddleColumn" office:value-type="string" calcext:value-type="string">
            <text:p>0,3̅7̅0̅ ₁₀</text:p>
          </table:table-cell>
          <table:table-cell table:style-name="Base06GreyBackground" office:value-type="string" calcext:value-type="string">
            <text:p>0,21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1 ₁₀</text:p>
          </table:table-cell>
          <table:table-cell table:style-name="Base06LineTitle" office:value-type="string" calcext:value-type="string">
            <text:p>15 ₆</text:p>
          </table:table-cell>
          <table:table-cell table:style-name="Base10GreyBackgroundFirstColumn" office:value-type="string" calcext:value-type="string">
            <text:p>2,2̅7̅ ₁₀</text:p>
          </table:table-cell>
          <table:table-cell table:style-name="Base06GreyBackground" office:value-type="string" calcext:value-type="string">
            <text:p>2,1̅3̅4̅5̅ ̅2̅4̅2̅1̅ ̅0̅3̅ ₆</text:p>
          </table:table-cell>
          <table:table-cell table:style-name="Base10MiddleColumn" office:value-type="string" calcext:value-type="string">
            <text:p>2,3̅6̅ ₁₀</text:p>
          </table:table-cell>
          <table:table-cell table:style-name="Base06" office:value-type="string" calcext:value-type="string">
            <text:p>2,2̅1̅0̅3̅ ̅1̅3̅4̅5̅ ̅2̅4̅ ₆</text:p>
          </table:table-cell>
          <table:table-cell table:style-name="Base10GreyBackgroundMiddleColumn" office:value-type="string" calcext:value-type="string">
            <text:p>2,4̅5̅ ₁₀</text:p>
          </table:table-cell>
          <table:table-cell table:style-name="Base06GreyBackground" office:value-type="string" calcext:value-type="string">
            <text:p>2,2̅4̅2̅1̅ ̅0̅3̅1̅3̅ ̅4̅5̅ ₆</text:p>
          </table:table-cell>
          <table:table-cell/>
          <table:table-cell table:style-name="Base10LineTitle" office:value-type="string" calcext:value-type="string">
            <text:p>11 ₁₀</text:p>
          </table:table-cell>
          <table:table-cell table:style-name="Base06LineTitle" office:value-type="string" calcext:value-type="string">
            <text:p>15 ₆</text:p>
          </table:table-cell>
          <table:table-cell table:style-name="Base10MiddleColumn" office:value-type="string" calcext:value-type="string">
            <text:p>0,44 ₁₀</text:p>
          </table:table-cell>
          <table:table-cell table:style-name="Base06" office:value-type="string" calcext:value-type="string">
            <text:p>0,2̅3̅5̅0̅ ̅1̅ ₆</text:p>
          </table:table-cell>
          <table:table-cell table:style-name="Base10GreyBackgroundMiddleColumn" office:value-type="string" calcext:value-type="string">
            <text:p>0,42̅3̅0̅ ̅7̅6̅9̅ ₁₀</text:p>
          </table:table-cell>
          <table:table-cell table:style-name="Base06GreyBackground" office:value-type="string" calcext:value-type="string">
            <text:p>0,23̅1̅2̅1̅ ̅5̅0̅2̅4̅ ̅3̅4̅0̅5̅ ₆</text:p>
          </table:table-cell>
          <table:table-cell table:style-name="Base10MiddleColumn" office:value-type="string" calcext:value-type="string">
            <text:p>0,4̅0̅7̅ ₁₀</text:p>
          </table:table-cell>
          <table:table-cell table:style-name="Base06" office:value-type="string" calcext:value-type="string">
            <text:p>0,224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2 ₁₀</text:p>
          </table:table-cell>
          <table:table-cell table:style-name="Base06GreyBackgroundLineTitle" office:value-type="string" calcext:value-type="string">
            <text:p>20 ₆</text:p>
          </table:table-cell>
          <table:table-cell table:style-name="Base10FirstColumn" office:value-type="string" calcext:value-type="string">
            <text:p>2,083̅ ₁₀</text:p>
          </table:table-cell>
          <table:table-cell table:style-name="Base06" office:value-type="string" calcext:value-type="string">
            <text:p>2,03 ₆</text:p>
          </table:table-cell>
          <table:table-cell table:style-name="Base10GreyBackgroundMiddleColumn" office:value-type="string" calcext:value-type="string">
            <text:p>2,16̅ ₁₀</text:p>
          </table:table-cell>
          <table:table-cell table:style-name="Base06GreyBackground" office:value-type="string" calcext:value-type="string">
            <text:p>2,1 ₆</text:p>
          </table:table-cell>
          <table:table-cell table:style-name="Base10MiddleColumn" office:value-type="string" calcext:value-type="string">
            <text:p>2,25 ₁₀</text:p>
          </table:table-cell>
          <table:table-cell table:style-name="Base06" office:value-type="string" calcext:value-type="string">
            <text:p>2,13 ₆</text:p>
          </table:table-cell>
          <table:table-cell/>
          <table:table-cell table:style-name="Base10GreyBackgroundLineTitle" office:value-type="string" calcext:value-type="string">
            <text:p>12 ₁₀</text:p>
          </table:table-cell>
          <table:table-cell table:style-name="Base06GreyBackgroundLineTitle" office:value-type="string" calcext:value-type="string">
            <text:p>20 ₆</text:p>
          </table:table-cell>
          <table:table-cell table:style-name="Base10GreyBackgroundMiddleColumn" office:value-type="string" calcext:value-type="string">
            <text:p>0,48 ₁₀</text:p>
          </table:table-cell>
          <table:table-cell table:style-name="Base06GreyBackground" office:value-type="string" calcext:value-type="string">
            <text:p>0,2̅5̅1̅4̅ ̅0̅ ₆</text:p>
          </table:table-cell>
          <table:table-cell table:style-name="Base10MiddleColumn" office:value-type="string" calcext:value-type="string">
            <text:p>0,4̅6̅1̅ ̅5̅3̅8̅ ₁₀</text:p>
          </table:table-cell>
          <table:table-cell table:style-name="Base06" office:value-type="string" calcext:value-type="string">
            <text:p>0,2̅4̅3̅4̅ ̅0̅5̅3̅1̅ ̅2̅1̅5̅0̅ ₆</text:p>
          </table:table-cell>
          <table:table-cell table:style-name="Base10GreyBackgroundMiddleColumn" office:value-type="string" calcext:value-type="string">
            <text:p>0,4̅ ₁₀</text:p>
          </table:table-cell>
          <table:table-cell table:style-name="Base06GreyBackground" office:value-type="string" calcext:value-type="string">
            <text:p>0,2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3 ₁₀</text:p>
          </table:table-cell>
          <table:table-cell table:style-name="Base06LineTitle" office:value-type="string" calcext:value-type="string">
            <text:p>21 ₆</text:p>
          </table:table-cell>
          <table:table-cell table:style-name="Base10GreyBackgroundFirstColumn" office:value-type="string" calcext:value-type="string">
            <text:p>1,9̅2̅3̅ ̅0̅7̅6̅ ₁₀</text:p>
          </table:table-cell>
          <table:table-cell table:style-name="Base06GreyBackground" office:value-type="string" calcext:value-type="string">
            <text:p>1,5312 1502 4340 5312 ₆</text:p>
          </table:table-cell>
          <table:table-cell table:style-name="Base10MiddleColumn" office:value-type="string" calcext:value-type="string">
            <text:p>2 ₁₀</text:p>
          </table:table-cell>
          <table:table-cell table:style-name="Base06" office:value-type="string" calcext:value-type="string">
            <text:p>2 ₆</text:p>
          </table:table-cell>
          <table:table-cell table:style-name="Base10GreyBackgroundMiddleColumn" office:value-type="string" calcext:value-type="string">
            <text:p>2,0̅7̅6̅ ̅9̅2̅3̅ ₁₀</text:p>
          </table:table-cell>
          <table:table-cell table:style-name="Base06GreyBackground" office:value-type="string" calcext:value-type="string">
            <text:p>2,0̅2̅4̅3̅ ̅4̅0̅5̅3̅ ̅1̅2̅1̅5̅ ₆</text:p>
          </table:table-cell>
          <table:table-cell/>
          <table:table-cell table:style-name="Base10LineTitle" office:value-type="string" calcext:value-type="string">
            <text:p>13 ₁₀</text:p>
          </table:table-cell>
          <table:table-cell table:style-name="Base06LineTitle" office:value-type="string" calcext:value-type="string">
            <text:p>21 ₆</text:p>
          </table:table-cell>
          <table:table-cell table:style-name="Base10MiddleColumn" office:value-type="string" calcext:value-type="string">
            <text:p>0,52 ₁₀</text:p>
          </table:table-cell>
          <table:table-cell table:style-name="Base06" office:value-type="string" calcext:value-type="string">
            <text:p>0,3̅0̅4̅1̅ ̅5̅ ₆</text:p>
          </table:table-cell>
          <table:table-cell table:style-name="Base10GreyBackgroundMiddleColumn" office:value-type="string" calcext:value-type="string">
            <text:p>0,5 ₁₀</text:p>
          </table:table-cell>
          <table:table-cell table:style-name="Base06GreyBackground" office:value-type="string" calcext:value-type="string">
            <text:p>0,3 ₆</text:p>
          </table:table-cell>
          <table:table-cell table:style-name="Base10MiddleColumn" office:value-type="string" calcext:value-type="string">
            <text:p>0,4̅8̅1̅ ₁₀</text:p>
          </table:table-cell>
          <table:table-cell table:style-name="Base06" office:value-type="string" calcext:value-type="string">
            <text:p>0,252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4 ₁₀</text:p>
          </table:table-cell>
          <table:table-cell table:style-name="Base06GreyBackgroundLineTitle" office:value-type="string" calcext:value-type="string">
            <text:p>22 ₆</text:p>
          </table:table-cell>
          <table:table-cell table:style-name="Base10FirstColumn" office:value-type="string" calcext:value-type="string">
            <text:p>1,78̅5̅ ̅7̅1̅4̅ ̅2̅ ₁₀</text:p>
          </table:table-cell>
          <table:table-cell table:style-name="Base06" office:value-type="string" calcext:value-type="string">
            <text:p>1,44̅1̅4̅ ̅1̅4̅1̅4̅ ̅1̅4̅1̅ ₆</text:p>
          </table:table-cell>
          <table:table-cell table:style-name="Base10GreyBackgroundMiddleColumn" office:value-type="string" calcext:value-type="string">
            <text:p>1,8̅5̅7̅ ̅1̅4̅2̅ ₁₀</text:p>
          </table:table-cell>
          <table:table-cell table:style-name="Base06GreyBackground" office:value-type="string" calcext:value-type="string">
            <text:p>1,5̅0̅ ₆</text:p>
          </table:table-cell>
          <table:table-cell table:style-name="Base10MiddleColumn" office:value-type="string" calcext:value-type="string">
            <text:p>1,92̅8̅ ̅5̅7̅1̅ ̅4̅ ₁₀</text:p>
          </table:table-cell>
          <table:table-cell table:style-name="Base06" office:value-type="string" calcext:value-type="string">
            <text:p>1,53̅2̅3̅ ̅2̅3̅2̅3̅ ̅2̅3̅2̅ ₆</text:p>
          </table:table-cell>
          <table:table-cell/>
          <table:table-cell table:style-name="Base10GreyBackgroundLineTitle" office:value-type="string" calcext:value-type="string">
            <text:p>14 ₁₀</text:p>
          </table:table-cell>
          <table:table-cell table:style-name="Base06GreyBackgroundLineTitle" office:value-type="string" calcext:value-type="string">
            <text:p>22 ₆</text:p>
          </table:table-cell>
          <table:table-cell table:style-name="Base10GreyBackgroundMiddleColumn" office:value-type="string" calcext:value-type="string">
            <text:p>0,56 ₁₀</text:p>
          </table:table-cell>
          <table:table-cell table:style-name="Base06GreyBackground" office:value-type="string" calcext:value-type="string">
            <text:p>0,3̅2̅0̅5̅ ̅4̅ ₆</text:p>
          </table:table-cell>
          <table:table-cell table:style-name="Base10MiddleColumn" office:value-type="string" calcext:value-type="string">
            <text:p>0,5̅3̅8̅ ̅4̅6̅1̅ ̅5̅3̅8̅ ̅4̅6̅1̅ ̅5̅3̅8̅ ̅4̅6̅1̅ ₁₀</text:p>
          </table:table-cell>
          <table:table-cell table:style-name="Base06" office:value-type="string" calcext:value-type="string">
            <text:p>0,3̅1̅2̅1̅ ̅5̅0̅2̅4̅ ̅3̅4̅0̅5̅ ₆</text:p>
          </table:table-cell>
          <table:table-cell table:style-name="Base10GreyBackgroundMiddleColumn" office:value-type="string" calcext:value-type="string">
            <text:p>0,5̅1̅8̅ ̅5̅1̅8̅ ̅5̅1̅8̅ ₁₀</text:p>
          </table:table-cell>
          <table:table-cell table:style-name="Base06GreyBackground" office:value-type="string" calcext:value-type="string">
            <text:p>0,30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5 ₁₀</text:p>
          </table:table-cell>
          <table:table-cell table:style-name="Base06LineTitle" office:value-type="string" calcext:value-type="string">
            <text:p>23 ₆</text:p>
          </table:table-cell>
          <table:table-cell table:style-name="Base10GreyBackgroundFirstColumn" office:value-type="string" calcext:value-type="string">
            <text:p>1,6̅ ₁₀</text:p>
          </table:table-cell>
          <table:table-cell table:style-name="Base06GreyBackground" office:value-type="string" calcext:value-type="string">
            <text:p>1,4 ₆</text:p>
          </table:table-cell>
          <table:table-cell table:style-name="Base10MiddleColumn" office:value-type="string" calcext:value-type="string">
            <text:p>1,73̅ ₁₀</text:p>
          </table:table-cell>
          <table:table-cell table:style-name="Base06" office:value-type="string" calcext:value-type="string">
            <text:p>1,42̅ ₆</text:p>
          </table:table-cell>
          <table:table-cell table:style-name="Base10GreyBackgroundMiddleColumn" office:value-type="string" calcext:value-type="string">
            <text:p>1,8 ₁₀</text:p>
          </table:table-cell>
          <table:table-cell table:style-name="Base06GreyBackground" office:value-type="string" calcext:value-type="string">
            <text:p>1,4̅ ₆</text:p>
          </table:table-cell>
          <table:table-cell/>
          <table:table-cell table:style-name="Base10LineTitle" office:value-type="string" calcext:value-type="string">
            <text:p>15 ₁₀</text:p>
          </table:table-cell>
          <table:table-cell table:style-name="Base06LineTitle" office:value-type="string" calcext:value-type="string">
            <text:p>23 ₆</text:p>
          </table:table-cell>
          <table:table-cell table:style-name="Base10MiddleColumn" office:value-type="string" calcext:value-type="string">
            <text:p>0,6 ₁₀</text:p>
          </table:table-cell>
          <table:table-cell table:style-name="Base06" office:value-type="string" calcext:value-type="string">
            <text:p>0,3̅ ₆</text:p>
          </table:table-cell>
          <table:table-cell table:style-name="Base10GreyBackgroundMiddleColumn" office:value-type="string" calcext:value-type="string">
            <text:p>0,57̅6̅9̅ ̅2̅3̅0̅ ₁₀</text:p>
          </table:table-cell>
          <table:table-cell table:style-name="Base06GreyBackground" office:value-type="string" calcext:value-type="string">
            <text:p>0,32̅4̅3̅4̅ ̅0̅5̅3̅1̅ ̅2̅1̅5̅0̅ ₆</text:p>
          </table:table-cell>
          <table:table-cell table:style-name="Base10MiddleColumn" office:value-type="string" calcext:value-type="string">
            <text:p>0,5̅ ₁₀</text:p>
          </table:table-cell>
          <table:table-cell table:style-name="Base06" office:value-type="string" calcext:value-type="string">
            <text:p>0,32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6 ₁₀</text:p>
          </table:table-cell>
          <table:table-cell table:style-name="Base06GreyBackgroundLineTitle" office:value-type="string" calcext:value-type="string">
            <text:p>24 ₆</text:p>
          </table:table-cell>
          <table:table-cell table:style-name="Base10FirstColumn" office:value-type="string" calcext:value-type="string">
            <text:p>1,562 5 ₁₀</text:p>
          </table:table-cell>
          <table:table-cell table:style-name="Base06" office:value-type="string" calcext:value-type="string">
            <text:p>1,3213 ₆</text:p>
          </table:table-cell>
          <table:table-cell table:style-name="Base10GreyBackgroundMiddleColumn" office:value-type="string" calcext:value-type="string">
            <text:p>1,625 ₁₀</text:p>
          </table:table-cell>
          <table:table-cell table:style-name="Base06GreyBackground" office:value-type="string" calcext:value-type="string">
            <text:p>1,343 ₆</text:p>
          </table:table-cell>
          <table:table-cell table:style-name="Base10MiddleColumn" office:value-type="string" calcext:value-type="string">
            <text:p>1,687 5 ₁₀</text:p>
          </table:table-cell>
          <table:table-cell table:style-name="Base06" office:value-type="string" calcext:value-type="string">
            <text:p>1,4043 ₆</text:p>
          </table:table-cell>
          <table:table-cell/>
          <table:table-cell table:style-name="Base10GreyBackgroundLineTitle" office:value-type="string" calcext:value-type="string">
            <text:p>16 ₁₀</text:p>
          </table:table-cell>
          <table:table-cell table:style-name="Base06GreyBackgroundLineTitle" office:value-type="string" calcext:value-type="string">
            <text:p>24 ₆</text:p>
          </table:table-cell>
          <table:table-cell table:style-name="Base10GreyBackgroundMiddleColumn" office:value-type="string" calcext:value-type="string">
            <text:p>0,64 ₁₀</text:p>
          </table:table-cell>
          <table:table-cell table:style-name="Base06GreyBackground" office:value-type="string" calcext:value-type="string">
            <text:p>0,3̅5̅0̅1̅ ̅2̅ ₆</text:p>
          </table:table-cell>
          <table:table-cell table:style-name="Base10MiddleColumn" office:value-type="string" calcext:value-type="string">
            <text:p>0,6̅1̅5̅ ̅3̅8̅4̅ ̅6̅1̅5̅ ̅3̅8̅4̅ ̅6̅1̅5̅ ̅3̅8̅4̅ ₁₀</text:p>
          </table:table-cell>
          <table:table-cell table:style-name="Base06" office:value-type="string" calcext:value-type="string">
            <text:p>0,3̅4̅0̅5̅ ̅3̅1̅2̅1̅ ̅5̅0̅2̅4̅ ₆</text:p>
          </table:table-cell>
          <table:table-cell table:style-name="Base10GreyBackgroundMiddleColumn" office:value-type="string" calcext:value-type="string">
            <text:p>0,5̅9̅2̅ ̅5̅9̅2̅ ̅5̅9̅2̅ ₁₀</text:p>
          </table:table-cell>
          <table:table-cell table:style-name="Base06GreyBackground" office:value-type="string" calcext:value-type="string">
            <text:p>0,33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7 ₁₀</text:p>
          </table:table-cell>
          <table:table-cell table:style-name="Base06LineTitle" office:value-type="string" calcext:value-type="string">
            <text:p>25 ₆</text:p>
          </table:table-cell>
          <table:table-cell table:style-name="Base10GreyBackgroundFirstColumn" office:value-type="string" calcext:value-type="string">
            <text:p>1,470 588 235 294 ₁₀</text:p>
          </table:table-cell>
          <table:table-cell table:style-name="Base06GreyBackground" office:value-type="string" calcext:value-type="string">
            <text:p>1,2453 5143 3102 0412 ₆</text:p>
          </table:table-cell>
          <table:table-cell table:style-name="Base10MiddleColumn" office:value-type="string" calcext:value-type="string">
            <text:p>1,529 411 764 705 ₁₀</text:p>
          </table:table-cell>
          <table:table-cell table:style-name="Base06" office:value-type="string" calcext:value-type="string">
            <text:p>1,3102 0412 2453 5143 ₆</text:p>
          </table:table-cell>
          <table:table-cell table:style-name="Base10GreyBackgroundMiddleColumn" office:value-type="string" calcext:value-type="string">
            <text:p>1,588 235 294 117 ₁₀</text:p>
          </table:table-cell>
          <table:table-cell table:style-name="Base06GreyBackground" office:value-type="string" calcext:value-type="string">
            <text:p>1,3310 2041 2245 3514 ₆</text:p>
          </table:table-cell>
          <table:table-cell/>
          <table:table-cell table:style-name="Base10LineTitle" office:value-type="string" calcext:value-type="string">
            <text:p>17 ₁₀</text:p>
          </table:table-cell>
          <table:table-cell table:style-name="Base06LineTitle" office:value-type="string" calcext:value-type="string">
            <text:p>25 ₆</text:p>
          </table:table-cell>
          <table:table-cell table:style-name="Base10MiddleColumn" office:value-type="string" calcext:value-type="string">
            <text:p>0,68 ₁₀</text:p>
          </table:table-cell>
          <table:table-cell table:style-name="Base06" office:value-type="string" calcext:value-type="string">
            <text:p>0,4̅0̅2̅5̅ ̅1̅ ₆</text:p>
          </table:table-cell>
          <table:table-cell table:style-name="Base10GreyBackgroundMiddleColumn" office:value-type="string" calcext:value-type="string">
            <text:p>0,65̅3̅8̅ ̅4̅6̅1̅ ₁₀</text:p>
          </table:table-cell>
          <table:table-cell table:style-name="Base06GreyBackground" office:value-type="string" calcext:value-type="string">
            <text:p>0,35̅3̅1̅2̅ ̅1̅5̅0̅2̅ ̅4̅3̅4̅0̅ ₆</text:p>
          </table:table-cell>
          <table:table-cell table:style-name="Base10MiddleColumn" office:value-type="string" calcext:value-type="string">
            <text:p>0,6̅2̅9̅ ̅6̅2̅9̅ ̅6̅2̅9̅ ₁₀</text:p>
          </table:table-cell>
          <table:table-cell table:style-name="Base06" office:value-type="string" calcext:value-type="string">
            <text:p>0,344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8 ₁₀</text:p>
          </table:table-cell>
          <table:table-cell table:style-name="Base06GreyBackgroundLineTitle" office:value-type="string" calcext:value-type="string">
            <text:p>30 ₆</text:p>
          </table:table-cell>
          <table:table-cell table:style-name="Base10FirstColumn" office:value-type="string" calcext:value-type="string">
            <text:p>1,38̅ ₁₀</text:p>
          </table:table-cell>
          <table:table-cell table:style-name="Base06" office:value-type="string" calcext:value-type="string">
            <text:p>1,2̅ ₆</text:p>
          </table:table-cell>
          <table:table-cell table:style-name="Base10GreyBackgroundMiddleColumn" office:value-type="string" calcext:value-type="string">
            <text:p>1,4̅ ₁₀</text:p>
          </table:table-cell>
          <table:table-cell table:style-name="Base06GreyBackground" office:value-type="string" calcext:value-type="string">
            <text:p>1,24 ₆</text:p>
          </table:table-cell>
          <table:table-cell table:style-name="Base10MiddleColumn" office:value-type="string" calcext:value-type="string">
            <text:p>1,5 ₁₀</text:p>
          </table:table-cell>
          <table:table-cell table:style-name="Base06" office:value-type="string" calcext:value-type="string">
            <text:p>1,3 ₆</text:p>
          </table:table-cell>
          <table:table-cell/>
          <table:table-cell table:style-name="Base10GreyBackgroundLineTitle" office:value-type="string" calcext:value-type="string">
            <text:p>18 ₁₀</text:p>
          </table:table-cell>
          <table:table-cell table:style-name="Base06GreyBackgroundLineTitle" office:value-type="string" calcext:value-type="string">
            <text:p>30 ₆</text:p>
          </table:table-cell>
          <table:table-cell table:style-name="Base10GreyBackgroundMiddleColumn" office:value-type="string" calcext:value-type="string">
            <text:p>0,72 ₁₀</text:p>
          </table:table-cell>
          <table:table-cell table:style-name="Base06GreyBackground" office:value-type="string" calcext:value-type="string">
            <text:p>0,4̅1̅5̅3̅ ̅0̅ ₆</text:p>
          </table:table-cell>
          <table:table-cell table:style-name="Base10MiddleColumn" office:value-type="string" calcext:value-type="string">
            <text:p>0,6̅9̅2̅ ̅3̅0̅7̅ ̅6̅9̅2̅ ̅3̅0̅7̅ ̅6̅9̅2̅ ̅3̅0̅7̅ ₁₀</text:p>
          </table:table-cell>
          <table:table-cell table:style-name="Base06" office:value-type="string" calcext:value-type="string">
            <text:p>0,4̅0̅5̅3̅ ̅1̅2̅1̅5̅ ̅0̅2̅4̅3̅ ₆</text:p>
          </table:table-cell>
          <table:table-cell table:style-name="Base10GreyBackgroundMiddleColumn" office:value-type="string" calcext:value-type="string">
            <text:p>0,6̅ ₁₀</text:p>
          </table:table-cell>
          <table:table-cell table:style-name="Base06GreyBackground" office:value-type="string" calcext:value-type="string">
            <text:p>0,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9 ₁₀</text:p>
          </table:table-cell>
          <table:table-cell table:style-name="Base06LineTitle" office:value-type="string" calcext:value-type="string">
            <text:p>31 ₆</text:p>
          </table:table-cell>
          <table:table-cell table:style-name="Base10GreyBackgroundFirstColumn" office:value-type="string" calcext:value-type="string">
            <text:p>1,315 789 473 684 ₁₀</text:p>
          </table:table-cell>
          <table:table-cell table:style-name="Base06GreyBackground" office:value-type="string" calcext:value-type="string">
            <text:p>1,1̅5̅2̅1̅ ̅1̅3̅2̅5̅ ̅0̅ ₆</text:p>
          </table:table-cell>
          <table:table-cell table:style-name="Base10MiddleColumn" office:value-type="string" calcext:value-type="string">
            <text:p>1,368 421 052 631 ₁₀</text:p>
          </table:table-cell>
          <table:table-cell table:style-name="Base06" office:value-type="string" calcext:value-type="string">
            <text:p>1,2̅1̅1̅3̅ ̅2̅5̅0̅1̅ ̅5̅ ₆</text:p>
          </table:table-cell>
          <table:table-cell table:style-name="Base10GreyBackgroundMiddleColumn" office:value-type="string" calcext:value-type="string">
            <text:p>1,421 052 631 578 ₁₀</text:p>
          </table:table-cell>
          <table:table-cell table:style-name="Base06GreyBackground" office:value-type="string" calcext:value-type="string">
            <text:p>1,2̅3̅0̅5̅ ̅4̅0̅3̅4̅ ̅4̅ ₆</text:p>
          </table:table-cell>
          <table:table-cell/>
          <table:table-cell table:style-name="Base10LineTitle" office:value-type="string" calcext:value-type="string">
            <text:p>19 ₁₀</text:p>
          </table:table-cell>
          <table:table-cell table:style-name="Base06LineTitle" office:value-type="string" calcext:value-type="string">
            <text:p>31 ₆</text:p>
          </table:table-cell>
          <table:table-cell table:style-name="Base10MiddleColumn" office:value-type="string" calcext:value-type="string">
            <text:p>0,76 ₁₀</text:p>
          </table:table-cell>
          <table:table-cell table:style-name="Base06" office:value-type="string" calcext:value-type="string">
            <text:p>0,4̅3̅2̅0̅ ̅5̅ ₆</text:p>
          </table:table-cell>
          <table:table-cell table:style-name="Base10GreyBackgroundMiddleColumn" office:value-type="string" calcext:value-type="string">
            <text:p>0,73̅0̅7̅ ̅6̅9̅2̅ ₁₀</text:p>
          </table:table-cell>
          <table:table-cell table:style-name="Base06GreyBackground" office:value-type="string" calcext:value-type="string">
            <text:p>0,42̅1̅5̅0̅ ̅2̅4̅3̅4̅ ̅0̅5̅3̅1̅ ₆</text:p>
          </table:table-cell>
          <table:table-cell table:style-name="Base10MiddleColumn" office:value-type="string" calcext:value-type="string">
            <text:p>0,7̅0̅3̅ ̅7̅0̅3̅ ̅7̅0̅3̅ ₁₀</text:p>
          </table:table-cell>
          <table:table-cell table:style-name="Base06" office:value-type="string" calcext:value-type="string">
            <text:p>0,412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0 ₁₀</text:p>
          </table:table-cell>
          <table:table-cell table:style-name="Base06GreyBackgroundLineTitle" office:value-type="string" calcext:value-type="string">
            <text:p>32 ₆</text:p>
          </table:table-cell>
          <table:table-cell table:style-name="Base10FirstColumn" office:value-type="string" calcext:value-type="string">
            <text:p>1,25 ₁₀</text:p>
          </table:table-cell>
          <table:table-cell table:style-name="Base06" office:value-type="string" calcext:value-type="string">
            <text:p>1,13 ₆</text:p>
          </table:table-cell>
          <table:table-cell table:style-name="Base10GreyBackgroundMiddleColumn" office:value-type="string" calcext:value-type="string">
            <text:p>1,3 ₁₀</text:p>
          </table:table-cell>
          <table:table-cell table:style-name="Base06GreyBackground" office:value-type="string" calcext:value-type="string">
            <text:p>1,14̅ ₆</text:p>
          </table:table-cell>
          <table:table-cell table:style-name="Base10MiddleColumn" office:value-type="string" calcext:value-type="string">
            <text:p>1,35 ₁₀</text:p>
          </table:table-cell>
          <table:table-cell table:style-name="Base06" office:value-type="string" calcext:value-type="string">
            <text:p>1,203̅ ₆</text:p>
          </table:table-cell>
          <table:table-cell/>
          <table:table-cell table:style-name="Base10GreyBackgroundLineTitle" office:value-type="string" calcext:value-type="string">
            <text:p>20 ₁₀</text:p>
          </table:table-cell>
          <table:table-cell table:style-name="Base06GreyBackgroundLineTitle" office:value-type="string" calcext:value-type="string">
            <text:p>32 ₆</text:p>
          </table:table-cell>
          <table:table-cell table:style-name="Base10GreyBackgroundMiddleColumn" office:value-type="string" calcext:value-type="string">
            <text:p>0,8 ₁₀</text:p>
          </table:table-cell>
          <table:table-cell table:style-name="Base06GreyBackground" office:value-type="string" calcext:value-type="string">
            <text:p>0,4̅ ₆</text:p>
          </table:table-cell>
          <table:table-cell table:style-name="Base10MiddleColumn" office:value-type="string" calcext:value-type="string">
            <text:p>0,7̅6̅9̅ ̅2̅3̅0̅ ̅7̅6̅9̅ ̅2̅3̅0̅ ̅7̅6̅9̅ ̅2̅3̅0̅ ₁₀</text:p>
          </table:table-cell>
          <table:table-cell table:style-name="Base06" office:value-type="string" calcext:value-type="string">
            <text:p>0,4̅3̅4̅0̅ ̅5̅3̅1̅2̅ ̅1̅5̅0̅2̅ ₆</text:p>
          </table:table-cell>
          <table:table-cell table:style-name="Base10GreyBackgroundMiddleColumn" office:value-type="string" calcext:value-type="string">
            <text:p>0,7̅4̅0̅ ̅7̅4̅0̅ ̅7̅4̅0̅ ₁₀</text:p>
          </table:table-cell>
          <table:table-cell table:style-name="Base06GreyBackground" office:value-type="string" calcext:value-type="string">
            <text:p>0,42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1 ₁₀</text:p>
          </table:table-cell>
          <table:table-cell table:style-name="Base06LineTitle" office:value-type="string" calcext:value-type="string">
            <text:p>33 ₆</text:p>
          </table:table-cell>
          <table:table-cell table:style-name="Base10GreyBackgroundFirstColumn" office:value-type="string" calcext:value-type="string">
            <text:p>1,1̅9̅0̅ ̅4̅7̅6̅ ₁₀</text:p>
          </table:table-cell>
          <table:table-cell table:style-name="Base06GreyBackground" office:value-type="string" calcext:value-type="string">
            <text:p>1,10̅5̅ ₆</text:p>
          </table:table-cell>
          <table:table-cell table:style-name="Base10MiddleColumn" office:value-type="string" calcext:value-type="string">
            <text:p>1,2̅3̅8̅ ̅0̅9̅5̅ ₁₀</text:p>
          </table:table-cell>
          <table:table-cell table:style-name="Base06" office:value-type="string" calcext:value-type="string">
            <text:p>1,12̅3̅ ₆</text:p>
          </table:table-cell>
          <table:table-cell table:style-name="Base10GreyBackgroundMiddleColumn" office:value-type="string" calcext:value-type="string">
            <text:p>1,2̅8̅5̅ ̅7̅1̅4̅ ₁₀</text:p>
          </table:table-cell>
          <table:table-cell table:style-name="Base06GreyBackground" office:value-type="string" calcext:value-type="string">
            <text:p>1,1̅4̅ ₆</text:p>
          </table:table-cell>
          <table:table-cell/>
          <table:table-cell table:style-name="Base10LineTitle" office:value-type="string" calcext:value-type="string">
            <text:p>21 ₁₀</text:p>
          </table:table-cell>
          <table:table-cell table:style-name="Base06LineTitle" office:value-type="string" calcext:value-type="string">
            <text:p>33 ₆</text:p>
          </table:table-cell>
          <table:table-cell table:style-name="Base10MiddleColumn" office:value-type="string" calcext:value-type="string">
            <text:p>0,84 ₁₀</text:p>
          </table:table-cell>
          <table:table-cell table:style-name="Base06" office:value-type="string" calcext:value-type="string">
            <text:p>0,5̅0̅1̅2̅ ̅3̅ ₆</text:p>
          </table:table-cell>
          <table:table-cell table:style-name="Base10GreyBackgroundMiddleColumn" office:value-type="string" calcext:value-type="string">
            <text:p>0,80̅7̅6̅ ̅9̅2̅3̅ ₁₀</text:p>
          </table:table-cell>
          <table:table-cell table:style-name="Base06GreyBackground" office:value-type="string" calcext:value-type="string">
            <text:p>0,45̅0̅2̅4̅ ̅3̅4̅0̅5̅ ̅3̅1̅2̅1̅ ₆</text:p>
          </table:table-cell>
          <table:table-cell table:style-name="Base10MiddleColumn" office:value-type="string" calcext:value-type="string">
            <text:p>0,7̅ ₁₀</text:p>
          </table:table-cell>
          <table:table-cell table:style-name="Base06" office:value-type="string" calcext:value-type="string">
            <text:p>0,44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2 ₁₀</text:p>
          </table:table-cell>
          <table:table-cell table:style-name="Base06GreyBackgroundLineTitle" office:value-type="string" calcext:value-type="string">
            <text:p>34 ₆</text:p>
          </table:table-cell>
          <table:table-cell table:style-name="Base10FirstColumn" office:value-type="string" calcext:value-type="string">
            <text:p>1,13̅6̅ ₁₀</text:p>
          </table:table-cell>
          <table:table-cell table:style-name="Base06" office:value-type="string" calcext:value-type="string">
            <text:p>1,04̅5̅2̅ ̅4̅2̅1̅0̅ ̅3̅1̅3̅ ₆</text:p>
          </table:table-cell>
          <table:table-cell table:style-name="Base10GreyBackgroundMiddleColumn" office:value-type="string" calcext:value-type="string">
            <text:p>1,1̅8̅ ₁₀</text:p>
          </table:table-cell>
          <table:table-cell table:style-name="Base06GreyBackground" office:value-type="string" calcext:value-type="string">
            <text:p>1,1̅0̅3̅1̅ ̅3̅4̅5̅2̅ ̅4̅2̅ ₆</text:p>
          </table:table-cell>
          <table:table-cell table:style-name="Base10MiddleColumn" office:value-type="string" calcext:value-type="string">
            <text:p>1,22̅7̅ ₁₀</text:p>
          </table:table-cell>
          <table:table-cell table:style-name="Base06" office:value-type="string" calcext:value-type="string">
            <text:p>1,12̅1̅0̅ ̅3̅1̅3̅4̅ ̅5̅2̅4̅ ₆</text:p>
          </table:table-cell>
          <table:table-cell/>
          <table:table-cell table:style-name="Base10GreyBackgroundLineTitle" office:value-type="string" calcext:value-type="string">
            <text:p>22 ₁₀</text:p>
          </table:table-cell>
          <table:table-cell table:style-name="Base06GreyBackgroundLineTitle" office:value-type="string" calcext:value-type="string">
            <text:p>34 ₆</text:p>
          </table:table-cell>
          <table:table-cell table:style-name="Base10GreyBackgroundMiddleColumn" office:value-type="string" calcext:value-type="string">
            <text:p>0,88 ₁₀</text:p>
          </table:table-cell>
          <table:table-cell table:style-name="Base06GreyBackground" office:value-type="string" calcext:value-type="string">
            <text:p>0,5̅1̅4̅0̅ ̅2̅ ₆</text:p>
          </table:table-cell>
          <table:table-cell table:style-name="Base10MiddleColumn" office:value-type="string" calcext:value-type="string">
            <text:p>0,8̅4̅6̅ ̅1̅5̅3̅ ̅8̅4̅6̅ ̅1̅5̅3̅ ̅8̅4̅6̅ ̅1̅5̅3̅ ₁₀</text:p>
          </table:table-cell>
          <table:table-cell table:style-name="Base06" office:value-type="string" calcext:value-type="string">
            <text:p>0,5̅0̅2̅4̅ ̅3̅4̅0̅5̅ ̅3̅1̅2̅1̅ ₆</text:p>
          </table:table-cell>
          <table:table-cell table:style-name="Base10GreyBackgroundMiddleColumn" office:value-type="string" calcext:value-type="string">
            <text:p>0,8̅1̅4̅ ̅8̅1̅4̅ ̅8̅1̅4̅ ₁₀</text:p>
          </table:table-cell>
          <table:table-cell table:style-name="Base06GreyBackground" office:value-type="string" calcext:value-type="string">
            <text:p>0,45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3 ₁₀</text:p>
          </table:table-cell>
          <table:table-cell table:style-name="Base06LineTitle" office:value-type="string" calcext:value-type="string">
            <text:p>35 ₆</text:p>
          </table:table-cell>
          <table:table-cell table:style-name="Base10GreyBackgroundFirstColumn" office:value-type="string" calcext:value-type="string">
            <text:p>1,086 956 521 739 ₁₀</text:p>
          </table:table-cell>
          <table:table-cell table:style-name="Base06GreyBackground" office:value-type="string" calcext:value-type="string">
            <text:p>1,0̅3̅0̅4̅ ̅4̅1̅0̅1̅ ̅3̅2̅2̅ ₆</text:p>
          </table:table-cell>
          <table:table-cell table:style-name="Base10MiddleColumn" office:value-type="string" calcext:value-type="string">
            <text:p>1,130 434 782 608 ₁₀</text:p>
          </table:table-cell>
          <table:table-cell table:style-name="Base06" office:value-type="string" calcext:value-type="string">
            <text:p>1,0̅4̅4̅1̅ ̅0̅1̅3̅2̅ ̅2̅0̅3̅ ₆</text:p>
          </table:table-cell>
          <table:table-cell table:style-name="Base10GreyBackgroundMiddleColumn" office:value-type="string" calcext:value-type="string">
            <text:p>1,173 913 043 478 ₁₀</text:p>
          </table:table-cell>
          <table:table-cell table:style-name="Base06GreyBackground" office:value-type="string" calcext:value-type="string">
            <text:p>1,1̅0̅1̅3̅ ̅2̅2̅0̅3̅ ̅0̅4̅4̅ ₆</text:p>
          </table:table-cell>
          <table:table-cell/>
          <table:table-cell table:style-name="Base10LineTitle" office:value-type="string" calcext:value-type="string">
            <text:p>23 ₁₀</text:p>
          </table:table-cell>
          <table:table-cell table:style-name="Base06LineTitle" office:value-type="string" calcext:value-type="string">
            <text:p>35 ₆</text:p>
          </table:table-cell>
          <table:table-cell table:style-name="Base10MiddleColumn" office:value-type="string" calcext:value-type="string">
            <text:p>0,92 ₁₀</text:p>
          </table:table-cell>
          <table:table-cell table:style-name="Base06" office:value-type="string" calcext:value-type="string">
            <text:p>0,5̅3̅0̅4̅ ̅1̅ ₆</text:p>
          </table:table-cell>
          <table:table-cell table:style-name="Base10GreyBackgroundMiddleColumn" office:value-type="string" calcext:value-type="string">
            <text:p>0,88̅4̅6̅ ̅1̅5̅3̅ ₁₀</text:p>
          </table:table-cell>
          <table:table-cell table:style-name="Base06GreyBackground" office:value-type="string" calcext:value-type="string">
            <text:p>0,51̅5̅0̅2̅ ̅4̅3̅4̅0̅ ̅5̅3̅1̅2̅ ₆</text:p>
          </table:table-cell>
          <table:table-cell table:style-name="Base10MiddleColumn" office:value-type="string" calcext:value-type="string">
            <text:p>0,8̅5̅1̅ ̅8̅5̅1̅ ̅8̅5̅1̅ ₁₀</text:p>
          </table:table-cell>
          <table:table-cell table:style-name="Base06" office:value-type="string" calcext:value-type="string">
            <text:p>0,504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4 ₁₀</text:p>
          </table:table-cell>
          <table:table-cell table:style-name="Base06GreyBackgroundLineTitle" office:value-type="string" calcext:value-type="string">
            <text:p>40 ₆</text:p>
          </table:table-cell>
          <table:table-cell table:style-name="Base10FirstColumn" office:value-type="string" calcext:value-type="string">
            <text:p>1,041 6̅ ₁₀</text:p>
          </table:table-cell>
          <table:table-cell table:style-name="Base06" office:value-type="string" calcext:value-type="string">
            <text:p>1,013 ₆</text:p>
          </table:table-cell>
          <table:table-cell table:style-name="Base10GreyBackgroundMiddleColumn" office:value-type="string" calcext:value-type="string">
            <text:p>1,083̅ ₁₀</text:p>
          </table:table-cell>
          <table:table-cell table:style-name="Base06GreyBackground" office:value-type="string" calcext:value-type="string">
            <text:p>1,03 ₆</text:p>
          </table:table-cell>
          <table:table-cell table:style-name="Base10MiddleColumn" office:value-type="string" calcext:value-type="string">
            <text:p>1,125 ₁₀</text:p>
          </table:table-cell>
          <table:table-cell table:style-name="Base06" office:value-type="string" calcext:value-type="string">
            <text:p>1,043 ₆</text:p>
          </table:table-cell>
          <table:table-cell/>
          <table:table-cell table:style-name="Base10GreyBackgroundLineTitle" office:value-type="string" calcext:value-type="string">
            <text:p>24 ₁₀</text:p>
          </table:table-cell>
          <table:table-cell table:style-name="Base06GreyBackgroundLineTitle" office:value-type="string" calcext:value-type="string">
            <text:p>40 ₆</text:p>
          </table:table-cell>
          <table:table-cell table:style-name="Base10GreyBackgroundMiddleColumn" office:value-type="string" calcext:value-type="string">
            <text:p>0,96 ₁₀</text:p>
          </table:table-cell>
          <table:table-cell table:style-name="Base06GreyBackground" office:value-type="string" calcext:value-type="string">
            <text:p>0,5̅4̅3̅2̅ ̅0̅ ₆</text:p>
          </table:table-cell>
          <table:table-cell table:style-name="Base10MiddleColumn" office:value-type="string" calcext:value-type="string">
            <text:p>0,9̅2̅3̅ ̅0̅7̅6̅ ̅9̅2̅3̅ ̅0̅7̅6̅ ̅9̅2̅3̅ ̅0̅7̅6̅ ₁₀</text:p>
          </table:table-cell>
          <table:table-cell table:style-name="Base06" office:value-type="string" calcext:value-type="string">
            <text:p>0,5̅3̅1̅2̅ ̅1̅5̅0̅2̅ ̅4̅3̅4̅0̅ ₆</text:p>
          </table:table-cell>
          <table:table-cell table:style-name="Base10GreyBackgroundMiddleColumn" office:value-type="string" calcext:value-type="string">
            <text:p>0,8̅ ₁₀</text:p>
          </table:table-cell>
          <table:table-cell table:style-name="Base06GreyBackground" office:value-type="string" calcext:value-type="string">
            <text:p>0,5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5 ₁₀</text:p>
          </table:table-cell>
          <table:table-cell table:style-name="Base06LineTitle" office:value-type="string" calcext:value-type="string">
            <text:p>41 ₆</text:p>
          </table:table-cell>
          <table:table-cell table:style-name="Base10GreyBackgroundFirst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10MiddleColumn" office:value-type="string" calcext:value-type="string">
            <text:p>1,04 ₁₀</text:p>
          </table:table-cell>
          <table:table-cell table:style-name="Base06" office:value-type="string" calcext:value-type="string">
            <text:p>1,0̅1̅2̅3̅ ̅5̅ ₆</text:p>
          </table:table-cell>
          <table:table-cell table:style-name="Base10GreyBackgroundMiddleColumn" office:value-type="string" calcext:value-type="string">
            <text:p>1,08 ₁₀</text:p>
          </table:table-cell>
          <table:table-cell table:style-name="Base06GreyBackground" office:value-type="string" calcext:value-type="string">
            <text:p>1,0̅2̅5̅1̅ ̅4̅ ₆</text:p>
          </table:table-cell>
          <table:table-cell/>
          <table:table-cell table:style-name="Base10LineTitle" office:value-type="string" calcext:value-type="string">
            <text:p>25 ₁₀</text:p>
          </table:table-cell>
          <table:table-cell table:style-name="Base06LineTitle" office:value-type="string" calcext:value-type="string">
            <text:p>41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,96̅1̅5̅ ̅3̅8̅4̅ ₁₀</text:p>
          </table:table-cell>
          <table:table-cell table:style-name="Base06GreyBackground" office:value-type="string" calcext:value-type="string">
            <text:p>0,54̅3̅4̅0̅ ̅5̅3̅1̅2̅ ̅1̅5̅0̅2̅ ₆</text:p>
          </table:table-cell>
          <table:table-cell table:style-name="Base10MiddleColumn" office:value-type="string" calcext:value-type="string">
            <text:p>0,9̅2̅5̅ ̅9̅2̅5̅ ̅9̅2̅5̅ ₁₀</text:p>
          </table:table-cell>
          <table:table-cell table:style-name="Base06" office:value-type="string" calcext:value-type="string">
            <text:p>0,532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6 ₁₀</text:p>
          </table:table-cell>
          <table:table-cell table:style-name="Base06GreyBackgroundLineTitle" office:value-type="string" calcext:value-type="string">
            <text:p>42 ₆</text:p>
          </table:table-cell>
          <table:table-cell table:style-name="Base10FirstColumn" office:value-type="string" calcext:value-type="string">
            <text:p>0,96̅1̅ ̅5̅3̅8̅ ̅4̅ ₁₀</text:p>
          </table:table-cell>
          <table:table-cell table:style-name="Base06" office:value-type="string" calcext:value-type="string">
            <text:p>0,5434 0531 2150 2434 ₆</text:p>
          </table:table-cell>
          <table:table-cell table:style-name="Base10GreyBackgroundMiddle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10MiddleColumn" office:value-type="string" calcext:value-type="string">
            <text:p>1,03̅8̅ ̅4̅6̅1̅ ̅5̅ ₁₀</text:p>
          </table:table-cell>
          <table:table-cell table:style-name="Base06" office:value-type="string" calcext:value-type="string">
            <text:p>1,01̅2̅1̅ ̅5̅0̅2̅4̅ ̅3̅4̅0̅5̅ ̅3̅ ₆</text:p>
          </table:table-cell>
          <table:table-cell/>
          <table:table-cell table:style-name="Base10GreyBackgroundLineTitle" office:value-type="string" calcext:value-type="string">
            <text:p>26 ₁₀</text:p>
          </table:table-cell>
          <table:table-cell table:style-name="Base06GreyBackgroundLineTitle" office:value-type="string" calcext:value-type="string">
            <text:p>42 ₆</text:p>
          </table:table-cell>
          <table:table-cell table:style-name="Base10GreyBackgroundMiddleColumn" office:value-type="string" calcext:value-type="string">
            <text:p>1,04 ₁₀</text:p>
          </table:table-cell>
          <table:table-cell table:style-name="Base06GreyBackground" office:value-type="string" calcext:value-type="string">
            <text:p>1,0̅1̅2̅3̅ ̅5̅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,9̅6̅2̅ ̅9̅6̅2̅ ̅9̅6̅2̅ ₁₀</text:p>
          </table:table-cell>
          <table:table-cell table:style-name="Base06GreyBackground" office:value-type="string" calcext:value-type="string">
            <text:p>0,54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7 ₁₀</text:p>
          </table:table-cell>
          <table:table-cell table:style-name="Base06LineTitle" office:value-type="string" calcext:value-type="string">
            <text:p>43 ₆</text:p>
          </table:table-cell>
          <table:table-cell table:style-name="Base10GreyBackgroundFirstColumn" office:value-type="string" calcext:value-type="string">
            <text:p>0,9̅2̅5̅ ₁₀</text:p>
          </table:table-cell>
          <table:table-cell table:style-name="Base06GreyBackground" office:value-type="string" calcext:value-type="string">
            <text:p>0,532 ₆</text:p>
          </table:table-cell>
          <table:table-cell table:style-name="Base10MiddleColumn" office:value-type="string" calcext:value-type="string">
            <text:p>0,9̅6̅2̅ ̅9̅6̅2̅ ₁₀</text:p>
          </table:table-cell>
          <table:table-cell table:style-name="Base06" office:value-type="string" calcext:value-type="string">
            <text:p>0,54̅ ₆</text:p>
          </table:table-cell>
          <table:table-cell table:style-name="Base10GreyBackgroundMiddle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/>
          <table:table-cell table:style-name="Base10LineTitle" office:value-type="string" calcext:value-type="string">
            <text:p>27 ₁₀</text:p>
          </table:table-cell>
          <table:table-cell table:style-name="Base06LineTitle" office:value-type="string" calcext:value-type="string">
            <text:p>43 ₆</text:p>
          </table:table-cell>
          <table:table-cell table:style-name="Base10MiddleColumn" office:value-type="string" calcext:value-type="string">
            <text:p>1,08 ₁₀</text:p>
          </table:table-cell>
          <table:table-cell table:style-name="Base06" office:value-type="string" calcext:value-type="string">
            <text:p>1,0̅2̅5̅1̅ ̅4̅ ₆</text:p>
          </table:table-cell>
          <table:table-cell table:style-name="Base10GreyBackgroundMiddleColumn" office:value-type="string" calcext:value-type="string">
            <text:p>1,03̅8̅4̅ ̅6̅1̅5̅ ₁₀</text:p>
          </table:table-cell>
          <table:table-cell table:style-name="Base06GreyBackground" office:value-type="string" calcext:value-type="string">
            <text:p>1,01̅2̅1̅5̅ ̅0̅2̅4̅3̅ ̅4̅0̅5̅3̅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8 ₁₀</text:p>
          </table:table-cell>
          <table:table-cell table:style-name="Base06GreyBackgroundLineTitle" office:value-type="string" calcext:value-type="string">
            <text:p>44 ₆</text:p>
          </table:table-cell>
          <table:table-cell table:style-name="Base10FirstColumn" office:value-type="string" calcext:value-type="string">
            <text:p>0,892̅ ̅8̅5̅7̅ ̅1̅4̅ ₁₀</text:p>
          </table:table-cell>
          <table:table-cell table:style-name="Base06" office:value-type="string" calcext:value-type="string">
            <text:p>0,520̅5̅ ₆</text:p>
          </table:table-cell>
          <table:table-cell table:style-name="Base10GreyBackgroundMiddleColumn" office:value-type="string" calcext:value-type="string">
            <text:p>0,92̅8̅ ̅5̅7̅1̅ ̅4̅ ₁₀</text:p>
          </table:table-cell>
          <table:table-cell table:style-name="Base06GreyBackground" office:value-type="string" calcext:value-type="string">
            <text:p>0,53̅2̅3̅ ̅2̅3̅2̅3̅ ̅2̅3̅2̅ ₆</text:p>
          </table:table-cell>
          <table:table-cell table:style-name="Base10MiddleColumn" office:value-type="string" calcext:value-type="string">
            <text:p>0,964̅ ̅2̅8̅5̅ ̅7̅1̅ ₁₀</text:p>
          </table:table-cell>
          <table:table-cell table:style-name="Base06" office:value-type="string" calcext:value-type="string">
            <text:p>0,544̅1̅ ₆</text:p>
          </table:table-cell>
          <table:table-cell/>
          <table:table-cell table:style-name="Base10GreyBackgroundLineTitle" office:value-type="string" calcext:value-type="string">
            <text:p>28 ₁₀</text:p>
          </table:table-cell>
          <table:table-cell table:style-name="Base06GreyBackgroundLineTitle" office:value-type="string" calcext:value-type="string">
            <text:p>44 ₆</text:p>
          </table:table-cell>
          <table:table-cell table:style-name="Base10GreyBackgroundMiddleColumn" office:value-type="string" calcext:value-type="string">
            <text:p>1,12 ₁₀</text:p>
          </table:table-cell>
          <table:table-cell table:style-name="Base06GreyBackground" office:value-type="string" calcext:value-type="string">
            <text:p>1,0̅4̅1̅5̅ ̅3̅ ₆</text:p>
          </table:table-cell>
          <table:table-cell table:style-name="Base10MiddleColumn" office:value-type="string" calcext:value-type="string">
            <text:p>1,0̅7̅6̅ ̅9̅2̅3̅ ₁₀</text:p>
          </table:table-cell>
          <table:table-cell table:style-name="Base06" office:value-type="string" calcext:value-type="string">
            <text:p>1,0̅2̅4̅3̅ ̅4̅0̅5̅3̅ ̅1̅2̅1̅5̅ ₆</text:p>
          </table:table-cell>
          <table:table-cell table:style-name="Base10GreyBackgroundMiddleColumn" office:value-type="string" calcext:value-type="string">
            <text:p>1,0̅3̅7̅ ₁₀</text:p>
          </table:table-cell>
          <table:table-cell table:style-name="Base06GreyBackground" office:value-type="string" calcext:value-type="string">
            <text:p>1,01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9 ₁₀</text:p>
          </table:table-cell>
          <table:table-cell table:style-name="Base06LineTitle" office:value-type="string" calcext:value-type="string">
            <text:p>45 ₆</text:p>
          </table:table-cell>
          <table:table-cell table:style-name="Base10GreyBackgroundFirstColumn" office:value-type="string" calcext:value-type="string">
            <text:p>0,862 068 965 517 ₁₀</text:p>
          </table:table-cell>
          <table:table-cell table:style-name="Base06GreyBackground" office:value-type="string" calcext:value-type="string">
            <text:p>0,5101 1240 4544 3151 ₆</text:p>
          </table:table-cell>
          <table:table-cell table:style-name="Base10MiddleColumn" office:value-type="string" calcext:value-type="string">
            <text:p>0,896 551 724 137 ₁₀</text:p>
          </table:table-cell>
          <table:table-cell table:style-name="Base06" office:value-type="string" calcext:value-type="string">
            <text:p>0,5213 5330 3420 2252 ₆</text:p>
          </table:table-cell>
          <table:table-cell table:style-name="Base10GreyBackgroundMiddleColumn" office:value-type="string" calcext:value-type="string">
            <text:p>0,931 034 482 758 ₁₀</text:p>
          </table:table-cell>
          <table:table-cell table:style-name="Base06GreyBackground" office:value-type="string" calcext:value-type="string">
            <text:p>0,5330 3420 2252 1353 ₆</text:p>
          </table:table-cell>
          <table:table-cell/>
          <table:table-cell table:style-name="Base10LineTitle" office:value-type="string" calcext:value-type="string">
            <text:p>29 ₁₀</text:p>
          </table:table-cell>
          <table:table-cell table:style-name="Base06LineTitle" office:value-type="string" calcext:value-type="string">
            <text:p>45 ₆</text:p>
          </table:table-cell>
          <table:table-cell table:style-name="Base10MiddleColumn" office:value-type="string" calcext:value-type="string">
            <text:p>1,16 ₁₀</text:p>
          </table:table-cell>
          <table:table-cell table:style-name="Base06" office:value-type="string" calcext:value-type="string">
            <text:p>1,0̅5̅4̅3̅ ̅2̅ ₆</text:p>
          </table:table-cell>
          <table:table-cell table:style-name="Base10GreyBackgroundMiddleColumn" office:value-type="string" calcext:value-type="string">
            <text:p>1,11̅5̅3̅ ̅8̅4̅6̅ ₁₀</text:p>
          </table:table-cell>
          <table:table-cell table:style-name="Base06GreyBackground" office:value-type="string" calcext:value-type="string">
            <text:p>1,04̅0̅5̅3̅ ̅1̅2̅1̅5̅ ̅0̅2̅4̅3̅ ₆</text:p>
          </table:table-cell>
          <table:table-cell table:style-name="Base10MiddleColumn" office:value-type="string" calcext:value-type="string">
            <text:p>1,0̅7̅4̅ ₁₀</text:p>
          </table:table-cell>
          <table:table-cell table:style-name="Base06" office:value-type="string" calcext:value-type="string">
            <text:p>1,024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0 ₁₀</text:p>
          </table:table-cell>
          <table:table-cell table:style-name="Base06GreyBackgroundLineTitle" office:value-type="string" calcext:value-type="string">
            <text:p>50 ₆</text:p>
          </table:table-cell>
          <table:table-cell table:style-name="Base10FirstColumn" office:value-type="string" calcext:value-type="string">
            <text:p>0,83̅ ₁₀</text:p>
          </table:table-cell>
          <table:table-cell table:style-name="Base06" office:value-type="string" calcext:value-type="string">
            <text:p>0,5 ₆</text:p>
          </table:table-cell>
          <table:table-cell table:style-name="Base10GreyBackgroundMiddleColumn" office:value-type="string" calcext:value-type="string">
            <text:p>0,86̅ ₁₀</text:p>
          </table:table-cell>
          <table:table-cell table:style-name="Base06GreyBackground" office:value-type="string" calcext:value-type="string">
            <text:p>0,51̅ ₆</text:p>
          </table:table-cell>
          <table:table-cell table:style-name="Base10MiddleColumn" office:value-type="string" calcext:value-type="string">
            <text:p>0,9 ₁₀</text:p>
          </table:table-cell>
          <table:table-cell table:style-name="Base06" office:value-type="string" calcext:value-type="string">
            <text:p>0,52̅ ₆</text:p>
          </table:table-cell>
          <table:table-cell/>
          <table:table-cell table:style-name="Base10GreyBackgroundLineTitle" office:value-type="string" calcext:value-type="string">
            <text:p>30 ₁₀</text:p>
          </table:table-cell>
          <table:table-cell table:style-name="Base06GreyBackgroundLineTitle" office:value-type="string" calcext:value-type="string">
            <text:p>50 ₆</text:p>
          </table:table-cell>
          <table:table-cell table:style-name="Base10GreyBackgroundMiddleColumn" office:value-type="string" calcext:value-type="string">
            <text:p>1,2 ₁₀</text:p>
          </table:table-cell>
          <table:table-cell table:style-name="Base06GreyBackground" office:value-type="string" calcext:value-type="string">
            <text:p>1,1̅ ₆</text:p>
          </table:table-cell>
          <table:table-cell table:style-name="Base10MiddleColumn" office:value-type="string" calcext:value-type="string">
            <text:p>1,1̅5̅3̅ ̅8̅4̅6̅ ₁₀</text:p>
          </table:table-cell>
          <table:table-cell table:style-name="Base06" office:value-type="string" calcext:value-type="string">
            <text:p>1,0̅5̅3̅1̅ ̅2̅1̅5̅0̅ ̅2̅4̅3̅4̅ ₆</text:p>
          </table:table-cell>
          <table:table-cell table:style-name="Base10GreyBackgroundMiddleColumn" office:value-type="string" calcext:value-type="string">
            <text:p>1,1̅ ₁₀</text:p>
          </table:table-cell>
          <table:table-cell table:style-name="Base06GreyBackground" office:value-type="string" calcext:value-type="string">
            <text:p>1,0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1 ₁₀</text:p>
          </table:table-cell>
          <table:table-cell table:style-name="Base06LineTitle" office:value-type="string" calcext:value-type="string">
            <text:p>51 ₆</text:p>
          </table:table-cell>
          <table:table-cell table:style-name="Base10GreyBackgroundFirstColumn" office:value-type="string" calcext:value-type="string">
            <text:p>0,806 451 612 903 ₁₀</text:p>
          </table:table-cell>
          <table:table-cell table:style-name="Base06GreyBackground" office:value-type="string" calcext:value-type="string">
            <text:p>0,4̅5̅0̅1̅ ̅0̅5̅ ₆</text:p>
          </table:table-cell>
          <table:table-cell table:style-name="Base10MiddleColumn" office:value-type="string" calcext:value-type="string">
            <text:p>0,838 709 677 419 ₁₀</text:p>
          </table:table-cell>
          <table:table-cell table:style-name="Base06" office:value-type="string" calcext:value-type="string">
            <text:p>0,5̅0̅1̅0̅ ̅5̅4̅ ₆</text:p>
          </table:table-cell>
          <table:table-cell table:style-name="Base10GreyBackgroundMiddleColumn" office:value-type="string" calcext:value-type="string">
            <text:p>0,870 967 741 935 ₁₀</text:p>
          </table:table-cell>
          <table:table-cell table:style-name="Base06GreyBackground" office:value-type="string" calcext:value-type="string">
            <text:p>0,5̅1̅2̅0̅ ̅4̅3̅ ₆</text:p>
          </table:table-cell>
          <table:table-cell/>
          <table:table-cell table:style-name="Base10LineTitle" office:value-type="string" calcext:value-type="string">
            <text:p>31 ₁₀</text:p>
          </table:table-cell>
          <table:table-cell table:style-name="Base06LineTitle" office:value-type="string" calcext:value-type="string">
            <text:p>51 ₆</text:p>
          </table:table-cell>
          <table:table-cell table:style-name="Base10MiddleColumn" office:value-type="string" calcext:value-type="string">
            <text:p>1,24 ₁₀</text:p>
          </table:table-cell>
          <table:table-cell table:style-name="Base06" office:value-type="string" calcext:value-type="string">
            <text:p>1,1̅2̅3̅5̅ ̅0̅ ₆</text:p>
          </table:table-cell>
          <table:table-cell table:style-name="Base10GreyBackgroundMiddleColumn" office:value-type="string" calcext:value-type="string">
            <text:p>1,19̅2̅3̅ ̅0̅7̅6̅ ₁₀</text:p>
          </table:table-cell>
          <table:table-cell table:style-name="Base06GreyBackground" office:value-type="string" calcext:value-type="string">
            <text:p>1,10̅5̅3̅1̅ ̅2̅1̅5̅0̅ ̅2̅4̅3̅4̅ ₆</text:p>
          </table:table-cell>
          <table:table-cell table:style-name="Base10MiddleColumn" office:value-type="string" calcext:value-type="string">
            <text:p>1,1̅4̅8̅ ₁₀</text:p>
          </table:table-cell>
          <table:table-cell table:style-name="Base06" office:value-type="string" calcext:value-type="string">
            <text:p>1,052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2 ₁₀</text:p>
          </table:table-cell>
          <table:table-cell table:style-name="Base06GreyBackgroundLineTitle" office:value-type="string" calcext:value-type="string">
            <text:p>52 ₆</text:p>
          </table:table-cell>
          <table:table-cell table:style-name="Base10FirstColumn" office:value-type="string" calcext:value-type="string">
            <text:p>0,781 25 ₁₀</text:p>
          </table:table-cell>
          <table:table-cell table:style-name="Base06" office:value-type="string" calcext:value-type="string">
            <text:p>0,4404 3 ₆</text:p>
          </table:table-cell>
          <table:table-cell table:style-name="Base10GreyBackgroundMiddleColumn" office:value-type="string" calcext:value-type="string">
            <text:p>0,812 5 ₁₀</text:p>
          </table:table-cell>
          <table:table-cell table:style-name="Base06GreyBackground" office:value-type="string" calcext:value-type="string">
            <text:p>0,4513 ₆</text:p>
          </table:table-cell>
          <table:table-cell table:style-name="Base10MiddleColumn" office:value-type="string" calcext:value-type="string">
            <text:p>0,843 75 ₁₀</text:p>
          </table:table-cell>
          <table:table-cell table:style-name="Base06" office:value-type="string" calcext:value-type="string">
            <text:p>0,5021 3 ₆</text:p>
          </table:table-cell>
          <table:table-cell/>
          <table:table-cell table:style-name="Base10GreyBackgroundLineTitle" office:value-type="string" calcext:value-type="string">
            <text:p>32 ₁₀</text:p>
          </table:table-cell>
          <table:table-cell table:style-name="Base06GreyBackgroundLineTitle" office:value-type="string" calcext:value-type="string">
            <text:p>52 ₆</text:p>
          </table:table-cell>
          <table:table-cell table:style-name="Base10GreyBackgroundMiddleColumn" office:value-type="string" calcext:value-type="string">
            <text:p>1,28 ₁₀</text:p>
          </table:table-cell>
          <table:table-cell table:style-name="Base06GreyBackground" office:value-type="string" calcext:value-type="string">
            <text:p>1,1̅4̅0̅2̅ ̅5̅ ₆</text:p>
          </table:table-cell>
          <table:table-cell table:style-name="Base10MiddleColumn" office:value-type="string" calcext:value-type="string">
            <text:p>1,2̅3̅0̅ ̅7̅6̅9̅ ₁₀</text:p>
          </table:table-cell>
          <table:table-cell table:style-name="Base06" office:value-type="string" calcext:value-type="string">
            <text:p>1,1̅2̅1̅5̅ ̅0̅2̅4̅3̅ ̅4̅0̅5̅3̅ ₆</text:p>
          </table:table-cell>
          <table:table-cell table:style-name="Base10GreyBackgroundMiddleColumn" office:value-type="string" calcext:value-type="string">
            <text:p>1,1̅8̅5̅ ₁₀</text:p>
          </table:table-cell>
          <table:table-cell table:style-name="Base06GreyBackground" office:value-type="string" calcext:value-type="string">
            <text:p>1,10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3 ₁₀</text:p>
          </table:table-cell>
          <table:table-cell table:style-name="Base06LineTitle" office:value-type="string" calcext:value-type="string">
            <text:p>53 ₆</text:p>
          </table:table-cell>
          <table:table-cell table:style-name="Base10GreyBackgroundFirstColumn" office:value-type="string" calcext:value-type="string">
            <text:p>0,7̅5̅7̅ ̅5̅7̅5̅ ₁₀</text:p>
          </table:table-cell>
          <table:table-cell table:style-name="Base06GreyBackground" office:value-type="string" calcext:value-type="string">
            <text:p>0,43̅1̅3̅ ̅4̅5̅2̅4̅ ̅2̅1̅0̅ ₆</text:p>
          </table:table-cell>
          <table:table-cell table:style-name="Base10MiddleColumn" office:value-type="string" calcext:value-type="string">
            <text:p>0,7̅8̅7̅ ̅8̅7̅8̅ ₁₀</text:p>
          </table:table-cell>
          <table:table-cell table:style-name="Base06" office:value-type="string" calcext:value-type="string">
            <text:p>0,44̅2̅1̅ ̅0̅3̅1̅3̅ ̅4̅5̅2̅ ₆</text:p>
          </table:table-cell>
          <table:table-cell table:style-name="Base10GreyBackgroundMiddleColumn" office:value-type="string" calcext:value-type="string">
            <text:p>0,8̅1̅8̅ ̅1̅8̅1̅ ₁₀</text:p>
          </table:table-cell>
          <table:table-cell table:style-name="Base06GreyBackground" office:value-type="string" calcext:value-type="string">
            <text:p>0,4̅5̅2̅4̅ ̅2̅1̅0̅3̅ ̅1̅3̅ ₆</text:p>
          </table:table-cell>
          <table:table-cell/>
          <table:table-cell table:style-name="Base10LineTitle" office:value-type="string" calcext:value-type="string">
            <text:p>33 ₁₀</text:p>
          </table:table-cell>
          <table:table-cell table:style-name="Base06LineTitle" office:value-type="string" calcext:value-type="string">
            <text:p>53 ₆</text:p>
          </table:table-cell>
          <table:table-cell table:style-name="Base10MiddleColumn" office:value-type="string" calcext:value-type="string">
            <text:p>1,32 ₁₀</text:p>
          </table:table-cell>
          <table:table-cell table:style-name="Base06" office:value-type="string" calcext:value-type="string">
            <text:p>1,1̅5̅3̅0̅ ̅4̅ ₆</text:p>
          </table:table-cell>
          <table:table-cell table:style-name="Base10GreyBackgroundMiddleColumn" office:value-type="string" calcext:value-type="string">
            <text:p>1,26̅9̅2̅ ̅3̅0̅7̅ ₁₀</text:p>
          </table:table-cell>
          <table:table-cell table:style-name="Base06GreyBackground" office:value-type="string" calcext:value-type="string">
            <text:p>1,13̅4̅0̅5̅ ̅3̅1̅2̅1̅ ̅5̅0̅2̅4̅ ₆</text:p>
          </table:table-cell>
          <table:table-cell table:style-name="Base10MiddleColumn" office:value-type="string" calcext:value-type="string">
            <text:p>1,2̅ ₁₀</text:p>
          </table:table-cell>
          <table:table-cell table:style-name="Base06" office:value-type="string" calcext:value-type="string">
            <text:p>1,12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4 ₁₀</text:p>
          </table:table-cell>
          <table:table-cell table:style-name="Base06GreyBackgroundLineTitle" office:value-type="string" calcext:value-type="string">
            <text:p>54 ₆</text:p>
          </table:table-cell>
          <table:table-cell table:style-name="Base10FirstColumn" office:value-type="string" calcext:value-type="string">
            <text:p>0,735 294 117 647 ₁₀</text:p>
          </table:table-cell>
          <table:table-cell table:style-name="Base06" office:value-type="string" calcext:value-type="string">
            <text:p>0,4224 5351 4331 0204 ₆</text:p>
          </table:table-cell>
          <table:table-cell table:style-name="Base10GreyBackgroundMiddleColumn" office:value-type="string" calcext:value-type="string">
            <text:p>0,764 705 882 352 ₁₀</text:p>
          </table:table-cell>
          <table:table-cell table:style-name="Base06GreyBackground" office:value-type="string" calcext:value-type="string">
            <text:p>0,4331 0204 1224 5351 ₆</text:p>
          </table:table-cell>
          <table:table-cell table:style-name="Base10MiddleColumn" office:value-type="string" calcext:value-type="string">
            <text:p>0,794 117 647 058 ₁₀</text:p>
          </table:table-cell>
          <table:table-cell table:style-name="Base06" office:value-type="string" calcext:value-type="string">
            <text:p>0,4433 1020 4122 4535 ₆</text:p>
          </table:table-cell>
          <table:table-cell/>
          <table:table-cell table:style-name="Base10GreyBackgroundLineTitle" office:value-type="string" calcext:value-type="string">
            <text:p>34 ₁₀</text:p>
          </table:table-cell>
          <table:table-cell table:style-name="Base06GreyBackgroundLineTitle" office:value-type="string" calcext:value-type="string">
            <text:p>54 ₆</text:p>
          </table:table-cell>
          <table:table-cell table:style-name="Base10GreyBackgroundMiddleColumn" office:value-type="string" calcext:value-type="string">
            <text:p>1,36 ₁₀</text:p>
          </table:table-cell>
          <table:table-cell table:style-name="Base06GreyBackground" office:value-type="string" calcext:value-type="string">
            <text:p>1,2̅0̅5̅4̅ ̅3̅ ₆</text:p>
          </table:table-cell>
          <table:table-cell table:style-name="Base10MiddleColumn" office:value-type="string" calcext:value-type="string">
            <text:p>1,3̅0̅7̅ ̅6̅9̅2̅ ₁₀</text:p>
          </table:table-cell>
          <table:table-cell table:style-name="Base06" office:value-type="string" calcext:value-type="string">
            <text:p>1,1̅5̅0̅2̅ ̅4̅3̅4̅0̅ ̅5̅3̅1̅2̅ ₆</text:p>
          </table:table-cell>
          <table:table-cell table:style-name="Base10GreyBackgroundMiddleColumn" office:value-type="string" calcext:value-type="string">
            <text:p>1,2̅5̅9̅ ₁₀</text:p>
          </table:table-cell>
          <table:table-cell table:style-name="Base06GreyBackground" office:value-type="string" calcext:value-type="string">
            <text:p>1,13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5 ₁₀</text:p>
          </table:table-cell>
          <table:table-cell table:style-name="Base06LineTitle" office:value-type="string" calcext:value-type="string">
            <text:p>55 ₆</text:p>
          </table:table-cell>
          <table:table-cell table:style-name="Base10GreyBackgroundFirstColumn" office:value-type="string" calcext:value-type="string">
            <text:p>0,7̅1̅4̅ ̅2̅8̅5̅ ₁₀</text:p>
          </table:table-cell>
          <table:table-cell table:style-name="Base06GreyBackground" office:value-type="string" calcext:value-type="string">
            <text:p>0,4̅1̅ ₆</text:p>
          </table:table-cell>
          <table:table-cell table:style-name="Base10MiddleColumn" office:value-type="string" calcext:value-type="string">
            <text:p>0,74̅2̅ ̅8̅5̅7̅ ̅1̅ ₁₀</text:p>
          </table:table-cell>
          <table:table-cell table:style-name="Base06" office:value-type="string" calcext:value-type="string">
            <text:p>0,4̅2̅ ₆</text:p>
          </table:table-cell>
          <table:table-cell table:style-name="Base10GreyBackgroundMiddleColumn" office:value-type="string" calcext:value-type="string">
            <text:p>0,77̅1̅ ̅4̅2̅8̅ ̅5̅ ₁₀</text:p>
          </table:table-cell>
          <table:table-cell table:style-name="Base06GreyBackground" office:value-type="string" calcext:value-type="string">
            <text:p>0,4̅3̅ ₆</text:p>
          </table:table-cell>
          <table:table-cell/>
          <table:table-cell table:style-name="Base10LineTitle" office:value-type="string" calcext:value-type="string">
            <text:p>35 ₁₀</text:p>
          </table:table-cell>
          <table:table-cell table:style-name="Base06LineTitle" office:value-type="string" calcext:value-type="string">
            <text:p>55 ₆</text:p>
          </table:table-cell>
          <table:table-cell table:style-name="Base10MiddleColumn" office:value-type="string" calcext:value-type="string">
            <text:p>1,4 ₁₀</text:p>
          </table:table-cell>
          <table:table-cell table:style-name="Base06" office:value-type="string" calcext:value-type="string">
            <text:p>1,2̅ ₆</text:p>
          </table:table-cell>
          <table:table-cell table:style-name="Base10GreyBackgroundMiddleColumn" office:value-type="string" calcext:value-type="string">
            <text:p>1,34̅6̅1̅ ̅5̅3̅8̅ ₁₀</text:p>
          </table:table-cell>
          <table:table-cell table:style-name="Base06GreyBackground" office:value-type="string" calcext:value-type="string">
            <text:p>1,20̅2̅4̅3̅ ̅4̅0̅5̅3̅ ̅1̅2̅1̅5̅ ₆</text:p>
          </table:table-cell>
          <table:table-cell table:style-name="Base10MiddleColumn" office:value-type="string" calcext:value-type="string">
            <text:p>1,2̅9̅6̅ ₁₀</text:p>
          </table:table-cell>
          <table:table-cell table:style-name="Base06" office:value-type="string" calcext:value-type="string">
            <text:p>1,144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6 ₁₀</text:p>
          </table:table-cell>
          <table:table-cell table:style-name="Base06GreyBackgroundLineTitle" office:value-type="string" calcext:value-type="string">
            <text:p>100 ₆</text:p>
          </table:table-cell>
          <table:table-cell table:style-name="Base10FirstColumn" office:value-type="string" calcext:value-type="string">
            <text:p>0,694̅ ₁₀</text:p>
          </table:table-cell>
          <table:table-cell table:style-name="Base06" office:value-type="string" calcext:value-type="string">
            <text:p>0,41 ₆</text:p>
          </table:table-cell>
          <table:table-cell table:style-name="Base10GreyBackgroundMiddleColumn" office:value-type="string" calcext:value-type="string">
            <text:p>0,72̅ ₁₀</text:p>
          </table:table-cell>
          <table:table-cell table:style-name="Base06GreyBackground" office:value-type="string" calcext:value-type="string">
            <text:p>0,42 ₆</text:p>
          </table:table-cell>
          <table:table-cell table:style-name="Base10MiddleColumn" office:value-type="string" calcext:value-type="string">
            <text:p>0,75 ₁₀</text:p>
          </table:table-cell>
          <table:table-cell table:style-name="Base06" office:value-type="string" calcext:value-type="string">
            <text:p>0,43 ₆</text:p>
          </table:table-cell>
          <table:table-cell/>
          <table:table-cell table:style-name="Base10GreyBackgroundLineTitle" office:value-type="string" calcext:value-type="string">
            <text:p>36 ₁₀</text:p>
          </table:table-cell>
          <table:table-cell table:style-name="Base06GreyBackgroundLineTitle" office:value-type="string" calcext:value-type="string">
            <text:p>100 ₆</text:p>
          </table:table-cell>
          <table:table-cell table:style-name="Base10GreyBackgroundMiddleColumn" office:value-type="string" calcext:value-type="string">
            <text:p>1,44 ₁₀</text:p>
          </table:table-cell>
          <table:table-cell table:style-name="Base06GreyBackground" office:value-type="string" calcext:value-type="string">
            <text:p>1,2̅3̅5̅0̅ ̅1̅ ₆</text:p>
          </table:table-cell>
          <table:table-cell table:style-name="Base10MiddleColumn" office:value-type="string" calcext:value-type="string">
            <text:p>1,3̅8̅4̅ ̅6̅1̅5̅ ₁₀</text:p>
          </table:table-cell>
          <table:table-cell table:style-name="Base06" office:value-type="string" calcext:value-type="string">
            <text:p>1,2̅1̅5̅0̅ ̅2̅4̅3̅4̅ ̅0̅5̅3̅1̅ ₆</text:p>
          </table:table-cell>
          <table:table-cell table:style-name="Base10GreyBackgroundMiddleColumn" office:value-type="string" calcext:value-type="string">
            <text:p>1,3̅ ₁₀</text:p>
          </table:table-cell>
          <table:table-cell table:style-name="Base06GreyBackground" office:value-type="string" calcext:value-type="string">
            <text:p>1,2 ₆</text:p>
          </table:table-cell>
          <table:table-cell table:number-columns-repeated="16345"/>
        </table:table-row>
        <table:table-row table:style-name="ro3" table:number-rows-repeated="2">
          <table:table-cell table:number-columns-repeated="16362"/>
        </table:table-row>
        <table:table-row table:style-name="ro3">
          <table:table-cell table:number-columns-repeated="2"/>
          <table:table-cell table:style-name="Base10GreyBackgroundColumnTitle" office:value-type="string" calcext:value-type="string">
            <text:p>28 ₁₀</text:p>
          </table:table-cell>
          <table:table-cell table:style-name="Base06GreyBackgroundColumnTitle" office:value-type="string" calcext:value-type="string">
            <text:p>44 ₆</text:p>
          </table:table-cell>
          <table:table-cell table:style-name="Base10ColumnTitle" office:value-type="string" calcext:value-type="string">
            <text:p>29 ₁₀</text:p>
          </table:table-cell>
          <table:table-cell table:style-name="Base06ColumnTitle" office:value-type="string" calcext:value-type="string">
            <text:p>45 ₆</text:p>
          </table:table-cell>
          <table:table-cell table:style-name="Base10GreyBackgroundColumnTitle" office:value-type="string" calcext:value-type="string">
            <text:p>30 ₁₀</text:p>
          </table:table-cell>
          <table:table-cell table:style-name="Base06GreyBackgroundColumnTitle" office:value-type="string" calcext:value-type="string">
            <text:p>50 ₆</text:p>
          </table:table-cell>
          <table:table-cell table:number-columns-repeated="3"/>
          <table:table-cell table:style-name="Base10ColumnTitle" office:value-type="string" calcext:value-type="string">
            <text:p>28 ₁₀</text:p>
          </table:table-cell>
          <table:table-cell table:style-name="Base06ColumnTitle" office:value-type="string" calcext:value-type="string">
            <text:p>44 ₆</text:p>
          </table:table-cell>
          <table:table-cell table:style-name="Base10GreyBackgroundColumnTitle" office:value-type="string" calcext:value-type="string">
            <text:p>29 ₁₀</text:p>
          </table:table-cell>
          <table:table-cell table:style-name="Base06GreyBackgroundColumnTitle" office:value-type="string" calcext:value-type="string">
            <text:p>45 ₆</text:p>
          </table:table-cell>
          <table:table-cell table:style-name="Base10ColumnTitle" office:value-type="string" calcext:value-type="string">
            <text:p>30 ₁₀</text:p>
          </table:table-cell>
          <table:table-cell table:style-name="Base06ColumnTitle" office:value-type="string" calcext:value-type="string">
            <text:p>50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 ₁₀</text:p>
          </table:table-cell>
          <table:table-cell table:style-name="Base06LineTitle" office:value-type="string" calcext:value-type="string">
            <text:p>1 ₆</text:p>
          </table:table-cell>
          <table:table-cell table:style-name="Base10MiddleColumn" office:value-type="string" calcext:value-type="string">
            <text:p>28 ₁₀</text:p>
          </table:table-cell>
          <table:table-cell table:style-name="Base06" office:value-type="string" calcext:value-type="string">
            <text:p>44 ₆</text:p>
          </table:table-cell>
          <table:table-cell table:style-name="Base10GreyBackgroundMiddleColumn" office:value-type="string" calcext:value-type="string">
            <text:p>29 ₁₀</text:p>
          </table:table-cell>
          <table:table-cell table:style-name="Base06GreyBackground" office:value-type="string" calcext:value-type="string">
            <text:p>45 ₆</text:p>
          </table:table-cell>
          <table:table-cell table:style-name="Base10MiddleColumn" office:value-type="string" calcext:value-type="string">
            <text:p>30 ₁₀</text:p>
          </table:table-cell>
          <table:table-cell table:style-name="Base06" office:value-type="string" calcext:value-type="string">
            <text:p>50 ₆</text:p>
          </table:table-cell>
          <table:table-cell/>
          <table:table-cell table:style-name="Base10LineTitle" office:value-type="string" calcext:value-type="string">
            <text:p>1 ₁₀</text:p>
          </table:table-cell>
          <table:table-cell table:style-name="Base06LineTitle" office:value-type="string" calcext:value-type="string">
            <text:p>1 ₆</text:p>
          </table:table-cell>
          <table:table-cell table:style-name="Base10GreyBackgroundFirstColumn" office:value-type="string" calcext:value-type="string">
            <text:p>0,035̅7̅1̅ ̅4̅2̅8̅ ₁₀</text:p>
          </table:table-cell>
          <table:table-cell table:style-name="Base06GreyBackground" office:value-type="string" calcext:value-type="string">
            <text:p>0,011̅4̅ ₆</text:p>
          </table:table-cell>
          <table:table-cell table:style-name="Base10MiddleColumn" office:value-type="string" calcext:value-type="string">
            <text:p>0,0̅3̅4̅ ̅4̅8̅2̅ ̅7̅5̅8̅ ̅6̅2̅0̅ ̅6̅8̅9̅ ̅6̅5̅5̅ ̅1̅7̅2̅ ̅4̅1̅3̅ ̅7̅9̅3̅ ̅1̅ ₁₀</text:p>
          </table:table-cell>
          <table:table-cell table:style-name="Base06" office:value-type="string" calcext:value-type="string">
            <text:p>0,0̅1̅1̅2̅ ̅4̅0̅4̅5̅ ̅4̅4̅3̅1̅ ̅5̅1̅ ₆</text:p>
          </table:table-cell>
          <table:table-cell table:style-name="Base10GreyBackgroundMiddleColumn" office:value-type="string" calcext:value-type="string">
            <text:p>0,03̅ ₁₀</text:p>
          </table:table-cell>
          <table:table-cell table:style-name="Base06GreyBackground" office:value-type="string" calcext:value-type="string">
            <text:p>0,01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 ₁₀</text:p>
          </table:table-cell>
          <table:table-cell table:style-name="Base06GreyBackgroundLineTitle" office:value-type="string" calcext:value-type="string">
            <text:p>2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4,5 ₁₀</text:p>
          </table:table-cell>
          <table:table-cell table:style-name="Base06" office:value-type="string" calcext:value-type="string">
            <text:p>22,3 ₆</text:p>
          </table:table-cell>
          <table:table-cell table:style-name="Base10GreyBackgroundMiddleColumn" office:value-type="string" calcext:value-type="string">
            <text:p>15 ₁₀</text:p>
          </table:table-cell>
          <table:table-cell table:style-name="Base06GreyBackground" office:value-type="string" calcext:value-type="string">
            <text:p>23 ₆</text:p>
          </table:table-cell>
          <table:table-cell/>
          <table:table-cell table:style-name="Base10GreyBackgroundLineTitle" office:value-type="string" calcext:value-type="string">
            <text:p>2 ₁₀</text:p>
          </table:table-cell>
          <table:table-cell table:style-name="Base06GreyBackgroundLineTitle" office:value-type="string" calcext:value-type="string">
            <text:p>2 ₆</text:p>
          </table:table-cell>
          <table:table-cell table:style-name="Base10FirstColumn" office:value-type="string" calcext:value-type="string">
            <text:p>0,07̅1̅4̅ ̅2̅8̅5̅ ̅7̅1̅4̅ ̅2̅8̅5̅ ̅7̅1̅4̅ ̅2̅8̅5̅ ₁₀</text:p>
          </table:table-cell>
          <table:table-cell table:style-name="Base06" office:value-type="string" calcext:value-type="string">
            <text:p>0,02̅3̅ ₆</text:p>
          </table:table-cell>
          <table:table-cell table:style-name="Base10GreyBackgroundMiddleColumn" office:value-type="string" calcext:value-type="string">
            <text:p>0,0̅6̅8̅ ̅9̅6̅5̅ ̅5̅1̅7̅ ̅2̅4̅1̅ ̅3̅7̅9̅ ̅3̅1̅0̅ ̅3̅4̅4̅ ̅8̅2̅7̅ ̅5̅8̅6̅ ̅2̅ ₁₀</text:p>
          </table:table-cell>
          <table:table-cell table:style-name="Base06GreyBackground" office:value-type="string" calcext:value-type="string">
            <text:p>0,0̅2̅2̅5̅ ̅2̅1̅3̅5̅ ̅3̅3̅0̅3̅ ̅4̅2̅ ₆</text:p>
          </table:table-cell>
          <table:table-cell table:style-name="Base10MiddleColumn" office:value-type="string" calcext:value-type="string">
            <text:p>0,06̅ ₁₀</text:p>
          </table:table-cell>
          <table:table-cell table:style-name="Base06" office:value-type="string" calcext:value-type="string">
            <text:p>0,02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 ₁₀</text:p>
          </table:table-cell>
          <table:table-cell table:style-name="Base06LineTitle" office:value-type="string" calcext:value-type="string">
            <text:p>3 ₆</text:p>
          </table:table-cell>
          <table:table-cell table:style-name="Base10MiddleColumn" office:value-type="string" calcext:value-type="string">
            <text:p>9,3̅ ₁₀</text:p>
          </table:table-cell>
          <table:table-cell table:style-name="Base06" office:value-type="string" calcext:value-type="string">
            <text:p>13,2 ₆</text:p>
          </table:table-cell>
          <table:table-cell table:style-name="Base10GreyBackgroundMiddleColumn" office:value-type="string" calcext:value-type="string">
            <text:p>9,6̅ ₁₀</text:p>
          </table:table-cell>
          <table:table-cell table:style-name="Base06GreyBackground" office:value-type="string" calcext:value-type="string">
            <text:p>13,4 ₆</text:p>
          </table:table-cell>
          <table:table-cell table:style-name="Base10MiddleColumn" office:value-type="string" calcext:value-type="string">
            <text:p>10 ₁₀</text:p>
          </table:table-cell>
          <table:table-cell table:style-name="Base06" office:value-type="string" calcext:value-type="string">
            <text:p>14 ₆</text:p>
          </table:table-cell>
          <table:table-cell/>
          <table:table-cell table:style-name="Base10LineTitle" office:value-type="string" calcext:value-type="string">
            <text:p>3 ₁₀</text:p>
          </table:table-cell>
          <table:table-cell table:style-name="Base06LineTitle" office:value-type="string" calcext:value-type="string">
            <text:p>3 ₆</text:p>
          </table:table-cell>
          <table:table-cell table:style-name="Base10GreyBackgroundFirstColumn" office:value-type="string" calcext:value-type="string">
            <text:p>0,107̅1̅4̅ ̅2̅8̅5̅ ₁₀</text:p>
          </table:table-cell>
          <table:table-cell table:style-name="Base06GreyBackground" office:value-type="string" calcext:value-type="string">
            <text:p>0,035̅0̅ ₆</text:p>
          </table:table-cell>
          <table:table-cell table:style-name="Base10MiddleColumn" office:value-type="string" calcext:value-type="string">
            <text:p>0,1̅0̅3̅ ̅4̅4̅8̅ ̅2̅7̅5̅ ̅8̅6̅2̅ ̅0̅6̅8̅ ̅9̅6̅5̅ ̅5̅1̅7̅ ̅2̅4̅1̅ ̅3̅7̅9̅ ̅3̅ ₁₀</text:p>
          </table:table-cell>
          <table:table-cell table:style-name="Base06" office:value-type="string" calcext:value-type="string">
            <text:p>0,0̅3̅4̅2̅ ̅0̅2̅2̅5̅ ̅2̅1̅3̅5̅ ̅3̅3̅ ₆</text:p>
          </table:table-cell>
          <table:table-cell table:style-name="Base10GreyBackgroundMiddleColumn" office:value-type="string" calcext:value-type="string">
            <text:p>0,1 ₁₀</text:p>
          </table:table-cell>
          <table:table-cell table:style-name="Base06GreyBackground" office:value-type="string" calcext:value-type="string">
            <text:p>0,03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4 ₁₀</text:p>
          </table:table-cell>
          <table:table-cell table:style-name="Base06GreyBackgroundLineTitle" office:value-type="string" calcext:value-type="string">
            <text:p>4 ₆</text:p>
          </table:table-cell>
          <table:table-cell table:style-name="Base10GreyBackgroundMiddleColumn" office:value-type="string" calcext:value-type="string">
            <text:p>7 ₁₀</text:p>
          </table:table-cell>
          <table:table-cell table:style-name="Base06GreyBackground" office:value-type="string" calcext:value-type="string">
            <text:p>11 ₆</text:p>
          </table:table-cell>
          <table:table-cell table:style-name="Base10MiddleColumn" office:value-type="string" calcext:value-type="string">
            <text:p>7,25 ₁₀</text:p>
          </table:table-cell>
          <table:table-cell table:style-name="Base06" office:value-type="string" calcext:value-type="string">
            <text:p>11,13 ₆</text:p>
          </table:table-cell>
          <table:table-cell table:style-name="Base10GreyBackgroundMiddleColumn" office:value-type="string" calcext:value-type="string">
            <text:p>7,5 ₁₀</text:p>
          </table:table-cell>
          <table:table-cell table:style-name="Base06GreyBackground" office:value-type="string" calcext:value-type="string">
            <text:p>11,3 ₆</text:p>
          </table:table-cell>
          <table:table-cell/>
          <table:table-cell table:style-name="Base10GreyBackgroundLineTitle" office:value-type="string" calcext:value-type="string">
            <text:p>4 ₁₀</text:p>
          </table:table-cell>
          <table:table-cell table:style-name="Base06GreyBackgroundLineTitle" office:value-type="string" calcext:value-type="string">
            <text:p>4 ₆</text:p>
          </table:table-cell>
          <table:table-cell table:style-name="Base10FirstColumn" office:value-type="string" calcext:value-type="string">
            <text:p>0,1̅4̅2̅ ̅8̅5̅7̅ ₁₀</text:p>
          </table:table-cell>
          <table:table-cell table:style-name="Base06" office:value-type="string" calcext:value-type="string">
            <text:p>0,0̅5̅ ₆</text:p>
          </table:table-cell>
          <table:table-cell table:style-name="Base10GreyBackgroundMiddleColumn" office:value-type="string" calcext:value-type="string">
            <text:p>0,1̅3̅7̅ ̅9̅3̅1̅ ̅0̅3̅4̅ ̅4̅8̅2̅ ̅7̅5̅8̅ ̅6̅2̅0̅ ̅6̅8̅9̅ ̅6̅5̅5̅ ̅1̅7̅2̅ ̅4̅ ₁₀</text:p>
          </table:table-cell>
          <table:table-cell table:style-name="Base06GreyBackground" office:value-type="string" calcext:value-type="string">
            <text:p>0,0̅4̅5̅4̅ ̅4̅3̅1̅5̅ ̅1̅0̅1̅1̅ ̅2̅4̅ ₆</text:p>
          </table:table-cell>
          <table:table-cell table:style-name="Base10MiddleColumn" office:value-type="string" calcext:value-type="string">
            <text:p>0,13̅ ₁₀</text:p>
          </table:table-cell>
          <table:table-cell table:style-name="Base06" office:value-type="string" calcext:value-type="string">
            <text:p>0,04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5 ₁₀</text:p>
          </table:table-cell>
          <table:table-cell table:style-name="Base06LineTitle" office:value-type="string" calcext:value-type="string">
            <text:p>5 ₆</text:p>
          </table:table-cell>
          <table:table-cell table:style-name="Base10MiddleColumn" office:value-type="string" calcext:value-type="string">
            <text:p>5,6 ₁₀</text:p>
          </table:table-cell>
          <table:table-cell table:style-name="Base06" office:value-type="string" calcext:value-type="string">
            <text:p>5,3̅ ₆</text:p>
          </table:table-cell>
          <table:table-cell table:style-name="Base10GreyBackgroundMiddleColumn" office:value-type="string" calcext:value-type="string">
            <text:p>5,8 ₁₀</text:p>
          </table:table-cell>
          <table:table-cell table:style-name="Base06GreyBackground" office:value-type="string" calcext:value-type="string">
            <text:p>5,4̅ ₆</text:p>
          </table:table-cell>
          <table:table-cell table:style-name="Base10MiddleColumn" office:value-type="string" calcext:value-type="string">
            <text:p>6 ₁₀</text:p>
          </table:table-cell>
          <table:table-cell table:style-name="Base06" office:value-type="string" calcext:value-type="string">
            <text:p>10 ₆</text:p>
          </table:table-cell>
          <table:table-cell/>
          <table:table-cell table:style-name="Base10LineTitle" office:value-type="string" calcext:value-type="string">
            <text:p>5 ₁₀</text:p>
          </table:table-cell>
          <table:table-cell table:style-name="Base06LineTitle" office:value-type="string" calcext:value-type="string">
            <text:p>5 ₆</text:p>
          </table:table-cell>
          <table:table-cell table:style-name="Base10GreyBackgroundFirstColumn" office:value-type="string" calcext:value-type="string">
            <text:p>0,178̅5̅7̅ ̅1̅4̅2̅ ₁₀</text:p>
          </table:table-cell>
          <table:table-cell table:style-name="Base06GreyBackground" office:value-type="string" calcext:value-type="string">
            <text:p>0,102̅3̅ ₆</text:p>
          </table:table-cell>
          <table:table-cell table:style-name="Base10MiddleColumn" office:value-type="string" calcext:value-type="string">
            <text:p>0,1̅7̅2̅ ̅4̅1̅3̅ ̅7̅9̅3̅ ̅1̅0̅3̅ ̅4̅4̅8̅ ̅2̅7̅5̅ ̅8̅6̅2̅ ̅0̅6̅8̅ ̅9̅6̅5̅ ̅5̅ ₁₀</text:p>
          </table:table-cell>
          <table:table-cell table:style-name="Base06" office:value-type="string" calcext:value-type="string">
            <text:p>0,1̅0̅1̅1̅ ̅2̅4̅0̅4̅ ̅5̅4̅4̅3̅ ̅1̅5̅ ₆</text:p>
          </table:table-cell>
          <table:table-cell table:style-name="Base10GreyBackgroundMiddleColumn" office:value-type="string" calcext:value-type="string">
            <text:p>0,16̅ ₁₀</text:p>
          </table:table-cell>
          <table:table-cell table:style-name="Base06GreyBackground" office:value-type="string" calcext:value-type="string">
            <text:p>0,1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6 ₁₀</text:p>
          </table:table-cell>
          <table:table-cell table:style-name="Base06GreyBackgroundLineTitle" office:value-type="string" calcext:value-type="string">
            <text:p>10 ₆</text:p>
          </table:table-cell>
          <table:table-cell table:style-name="Base10GreyBackgroundMiddleColumn" office:value-type="string" calcext:value-type="string">
            <text:p>4,6̅ ₁₀</text:p>
          </table:table-cell>
          <table:table-cell table:style-name="Base06GreyBackground" office:value-type="string" calcext:value-type="string">
            <text:p>4,4 ₆</text:p>
          </table:table-cell>
          <table:table-cell table:style-name="Base10MiddleColumn" office:value-type="string" calcext:value-type="string">
            <text:p>4,83̅ ₁₀</text:p>
          </table:table-cell>
          <table:table-cell table:style-name="Base06" office:value-type="string" calcext:value-type="string">
            <text:p>4,5 ₆</text:p>
          </table:table-cell>
          <table:table-cell table:style-name="Base10GreyBackgroundMiddleColumn" office:value-type="string" calcext:value-type="string">
            <text:p>5 ₁₀</text:p>
          </table:table-cell>
          <table:table-cell table:style-name="Base06GreyBackground" office:value-type="string" calcext:value-type="string">
            <text:p>5 ₆</text:p>
          </table:table-cell>
          <table:table-cell/>
          <table:table-cell table:style-name="Base10GreyBackgroundLineTitle" office:value-type="string" calcext:value-type="string">
            <text:p>6 ₁₀</text:p>
          </table:table-cell>
          <table:table-cell table:style-name="Base06GreyBackgroundLineTitle" office:value-type="string" calcext:value-type="string">
            <text:p>10 ₆</text:p>
          </table:table-cell>
          <table:table-cell table:style-name="Base10FirstColumn" office:value-type="string" calcext:value-type="string">
            <text:p>0,21̅4̅2̅ ̅8̅5̅7̅ ₁₀</text:p>
          </table:table-cell>
          <table:table-cell table:style-name="Base06" office:value-type="string" calcext:value-type="string">
            <text:p>0,11̅4̅ ₆</text:p>
          </table:table-cell>
          <table:table-cell table:style-name="Base10GreyBackgroundMiddleColumn" office:value-type="string" calcext:value-type="string">
            <text:p>0,2̅0̅6̅ ̅8̅9̅6̅ ̅5̅5̅1̅ ̅7̅2̅4̅ ̅1̅3̅7̅ ̅9̅3̅1̅ ̅0̅3̅4̅ ̅4̅8̅2̅ ̅7̅5̅8̅ ̅6̅ ₁₀</text:p>
          </table:table-cell>
          <table:table-cell table:style-name="Base06GreyBackground" office:value-type="string" calcext:value-type="string">
            <text:p>0,1̅1̅2̅4̅ ̅0̅4̅5̅4̅ ̅4̅3̅1̅5̅ ̅1̅0̅ ₆</text:p>
          </table:table-cell>
          <table:table-cell table:style-name="Base10MiddleColumn" office:value-type="string" calcext:value-type="string">
            <text:p>0,2 ₁₀</text:p>
          </table:table-cell>
          <table:table-cell table:style-name="Base06" office:value-type="string" calcext:value-type="string">
            <text:p>0,1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7 ₁₀</text:p>
          </table:table-cell>
          <table:table-cell table:style-name="Base06LineTitle" office:value-type="string" calcext:value-type="string">
            <text:p>11 ₆</text:p>
          </table:table-cell>
          <table:table-cell table:style-name="Base10MiddleColumn" office:value-type="string" calcext:value-type="string">
            <text:p>4 ₁₀</text:p>
          </table:table-cell>
          <table:table-cell table:style-name="Base06" office:value-type="string" calcext:value-type="string">
            <text:p>4 ₆</text:p>
          </table:table-cell>
          <table:table-cell table:style-name="Base10GreyBackgroundMiddleColumn" office:value-type="string" calcext:value-type="string">
            <text:p>4,1̅4̅2̅ ̅8̅5̅7̅ ₁₀</text:p>
          </table:table-cell>
          <table:table-cell table:style-name="Base06GreyBackground" office:value-type="string" calcext:value-type="string">
            <text:p>4,0̅5̅ ₆</text:p>
          </table:table-cell>
          <table:table-cell table:style-name="Base10MiddleColumn" office:value-type="string" calcext:value-type="string">
            <text:p>4,2̅8̅5̅ ̅7̅1̅4̅ ₁₀</text:p>
          </table:table-cell>
          <table:table-cell table:style-name="Base06" office:value-type="string" calcext:value-type="string">
            <text:p>4,1̅4̅ ₆</text:p>
          </table:table-cell>
          <table:table-cell/>
          <table:table-cell table:style-name="Base10LineTitle" office:value-type="string" calcext:value-type="string">
            <text:p>7 ₁₀</text:p>
          </table:table-cell>
          <table:table-cell table:style-name="Base06LineTitle" office:value-type="string" calcext:value-type="string">
            <text:p>11 ₆</text:p>
          </table:table-cell>
          <table:table-cell table:style-name="Base10GreyBackgroundFirstColumn" office:value-type="string" calcext:value-type="string">
            <text:p>0,25 ₁₀</text:p>
          </table:table-cell>
          <table:table-cell table:style-name="Base06GreyBackground" office:value-type="string" calcext:value-type="string">
            <text:p>0,13 ₆</text:p>
          </table:table-cell>
          <table:table-cell table:style-name="Base10MiddleColumn" office:value-type="string" calcext:value-type="string">
            <text:p>0,2̅4̅1̅ ̅3̅7̅9̅ ̅3̅1̅0̅ ̅3̅4̅4̅ ̅8̅2̅7̅ ̅5̅8̅6̅ ̅2̅0̅6̅ ̅8̅9̅6̅ ̅5̅5̅1̅ ̅7̅ ₁₀</text:p>
          </table:table-cell>
          <table:table-cell table:style-name="Base06" office:value-type="string" calcext:value-type="string">
            <text:p>0,1̅2̅4̅0̅ ̅4̅5̅4̅4̅ ̅3̅1̅5̅1̅ ̅0̅1̅ ₆</text:p>
          </table:table-cell>
          <table:table-cell table:style-name="Base10GreyBackgroundMiddleColumn" office:value-type="string" calcext:value-type="string">
            <text:p>0,23̅ ₁₀</text:p>
          </table:table-cell>
          <table:table-cell table:style-name="Base06GreyBackground" office:value-type="string" calcext:value-type="string">
            <text:p>0,12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8 ₁₀</text:p>
          </table:table-cell>
          <table:table-cell table:style-name="Base06GreyBackgroundLineTitle" office:value-type="string" calcext:value-type="string">
            <text:p>12 ₆</text:p>
          </table:table-cell>
          <table:table-cell table:style-name="Base10GreyBackgroundMiddleColumn" office:value-type="string" calcext:value-type="string">
            <text:p>3,5 ₁₀</text:p>
          </table:table-cell>
          <table:table-cell table:style-name="Base06GreyBackground" office:value-type="string" calcext:value-type="string">
            <text:p>3,3 ₆</text:p>
          </table:table-cell>
          <table:table-cell table:style-name="Base10MiddleColumn" office:value-type="string" calcext:value-type="string">
            <text:p>3,625 ₁₀</text:p>
          </table:table-cell>
          <table:table-cell table:style-name="Base06" office:value-type="string" calcext:value-type="string">
            <text:p>3,343 ₆</text:p>
          </table:table-cell>
          <table:table-cell table:style-name="Base10GreyBackgroundMiddleColumn" office:value-type="string" calcext:value-type="string">
            <text:p>3,75 ₁₀</text:p>
          </table:table-cell>
          <table:table-cell table:style-name="Base06GreyBackground" office:value-type="string" calcext:value-type="string">
            <text:p>3,43 ₆</text:p>
          </table:table-cell>
          <table:table-cell/>
          <table:table-cell table:style-name="Base10GreyBackgroundLineTitle" office:value-type="string" calcext:value-type="string">
            <text:p>8 ₁₀</text:p>
          </table:table-cell>
          <table:table-cell table:style-name="Base06GreyBackgroundLineTitle" office:value-type="string" calcext:value-type="string">
            <text:p>12 ₆</text:p>
          </table:table-cell>
          <table:table-cell table:style-name="Base10FirstColumn" office:value-type="string" calcext:value-type="string">
            <text:p>0,2̅8̅5̅ ̅7̅1̅4̅ ₁₀</text:p>
          </table:table-cell>
          <table:table-cell table:style-name="Base06" office:value-type="string" calcext:value-type="string">
            <text:p>0,1̅4̅ ₆</text:p>
          </table:table-cell>
          <table:table-cell table:style-name="Base10GreyBackgroundMiddleColumn" office:value-type="string" calcext:value-type="string">
            <text:p>0,2̅7̅5̅ ̅8̅6̅2̅ ̅0̅6̅8̅ ̅9̅6̅5̅ ̅5̅1̅7̅ ̅2̅4̅1̅ ̅3̅7̅9̅ ̅3̅1̅0̅ ̅3̅4̅4̅ ̅8̅ ₁₀</text:p>
          </table:table-cell>
          <table:table-cell table:style-name="Base06GreyBackground" office:value-type="string" calcext:value-type="string">
            <text:p>0,1̅3̅5̅3̅ ̅3̅0̅3̅4̅ ̅2̅0̅2̅2̅ ̅5̅2̅ ₆</text:p>
          </table:table-cell>
          <table:table-cell table:style-name="Base10MiddleColumn" office:value-type="string" calcext:value-type="string">
            <text:p>0,26̅ ₁₀</text:p>
          </table:table-cell>
          <table:table-cell table:style-name="Base06" office:value-type="string" calcext:value-type="string">
            <text:p>0,13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9 ₁₀</text:p>
          </table:table-cell>
          <table:table-cell table:style-name="Base06LineTitle" office:value-type="string" calcext:value-type="string">
            <text:p>13 ₆</text:p>
          </table:table-cell>
          <table:table-cell table:style-name="Base10MiddleColumn" office:value-type="string" calcext:value-type="string">
            <text:p>3,1̅ ₁₀</text:p>
          </table:table-cell>
          <table:table-cell table:style-name="Base06" office:value-type="string" calcext:value-type="string">
            <text:p>3,04 ₆</text:p>
          </table:table-cell>
          <table:table-cell table:style-name="Base10GreyBackgroundMiddleColumn" office:value-type="string" calcext:value-type="string">
            <text:p>3,2̅ ₁₀</text:p>
          </table:table-cell>
          <table:table-cell table:style-name="Base06GreyBackground" office:value-type="string" calcext:value-type="string">
            <text:p>3,12 ₆</text:p>
          </table:table-cell>
          <table:table-cell table:style-name="Base10MiddleColumn" office:value-type="string" calcext:value-type="string">
            <text:p>3,3̅ ₁₀</text:p>
          </table:table-cell>
          <table:table-cell table:style-name="Base06" office:value-type="string" calcext:value-type="string">
            <text:p>3,2 ₆</text:p>
          </table:table-cell>
          <table:table-cell/>
          <table:table-cell table:style-name="Base10LineTitle" office:value-type="string" calcext:value-type="string">
            <text:p>9 ₁₀</text:p>
          </table:table-cell>
          <table:table-cell table:style-name="Base06LineTitle" office:value-type="string" calcext:value-type="string">
            <text:p>13 ₆</text:p>
          </table:table-cell>
          <table:table-cell table:style-name="Base10GreyBackgroundFirstColumn" office:value-type="string" calcext:value-type="string">
            <text:p>0,321̅4̅2̅ ̅8̅5̅7̅ ₁₀</text:p>
          </table:table-cell>
          <table:table-cell table:style-name="Base06GreyBackground" office:value-type="string" calcext:value-type="string">
            <text:p>0,153̅2̅ ₆</text:p>
          </table:table-cell>
          <table:table-cell table:style-name="Base10MiddleColumn" office:value-type="string" calcext:value-type="string">
            <text:p>0,3̅1̅0̅ ̅3̅4̅4̅ ̅8̅2̅7̅ ̅5̅8̅6̅ ̅2̅0̅6̅ ̅8̅9̅6̅ ̅5̅5̅1̅ ̅7̅2̅4̅ ̅1̅3̅7̅ ̅9̅ ₁₀</text:p>
          </table:table-cell>
          <table:table-cell table:style-name="Base06" office:value-type="string" calcext:value-type="string">
            <text:p>0,1̅5̅1̅0̅ ̅1̅1̅2̅4̅ ̅0̅4̅5̅4̅ ̅4̅3̅ ₆</text:p>
          </table:table-cell>
          <table:table-cell table:style-name="Base10GreyBackgroundMiddleColumn" office:value-type="string" calcext:value-type="string">
            <text:p>0,3 ₁₀</text:p>
          </table:table-cell>
          <table:table-cell table:style-name="Base06GreyBackground" office:value-type="string" calcext:value-type="string">
            <text:p>0,14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0 ₁₀</text:p>
          </table:table-cell>
          <table:table-cell table:style-name="Base06GreyBackgroundLineTitle" office:value-type="string" calcext:value-type="string">
            <text:p>14 ₆</text:p>
          </table:table-cell>
          <table:table-cell table:style-name="Base10GreyBackgroundMiddleColumn" office:value-type="string" calcext:value-type="string">
            <text:p>2,8 ₁₀</text:p>
          </table:table-cell>
          <table:table-cell table:style-name="Base06GreyBackground" office:value-type="string" calcext:value-type="string">
            <text:p>2,4̅ ₆</text:p>
          </table:table-cell>
          <table:table-cell table:style-name="Base10MiddleColumn" office:value-type="string" calcext:value-type="string">
            <text:p>2,9 ₁₀</text:p>
          </table:table-cell>
          <table:table-cell table:style-name="Base06" office:value-type="string" calcext:value-type="string">
            <text:p>2,52̅ ₆</text:p>
          </table:table-cell>
          <table:table-cell table:style-name="Base10GreyBackgroundMiddleColumn" office:value-type="string" calcext:value-type="string">
            <text:p>3 ₁₀</text:p>
          </table:table-cell>
          <table:table-cell table:style-name="Base06GreyBackground" office:value-type="string" calcext:value-type="string">
            <text:p>3 ₆</text:p>
          </table:table-cell>
          <table:table-cell/>
          <table:table-cell table:style-name="Base10GreyBackgroundLineTitle" office:value-type="string" calcext:value-type="string">
            <text:p>10 ₁₀</text:p>
          </table:table-cell>
          <table:table-cell table:style-name="Base06GreyBackgroundLineTitle" office:value-type="string" calcext:value-type="string">
            <text:p>14 ₆</text:p>
          </table:table-cell>
          <table:table-cell table:style-name="Base10FirstColumn" office:value-type="string" calcext:value-type="string">
            <text:p>0,35̅7̅1̅ ̅4̅2̅8̅ ₁₀</text:p>
          </table:table-cell>
          <table:table-cell table:style-name="Base06" office:value-type="string" calcext:value-type="string">
            <text:p>0,20̅5̅ ₆</text:p>
          </table:table-cell>
          <table:table-cell table:style-name="Base10GreyBackgroundMiddleColumn" office:value-type="string" calcext:value-type="string">
            <text:p>0,3̅4̅4̅ ̅8̅2̅7̅ ̅5̅8̅6̅ ̅2̅0̅6̅ ̅8̅9̅6̅ ̅5̅5̅1̅ ̅7̅2̅4̅ ̅1̅3̅7̅ ̅9̅3̅1̅ ̅0̅ ₁₀</text:p>
          </table:table-cell>
          <table:table-cell table:style-name="Base06GreyBackground" office:value-type="string" calcext:value-type="string">
            <text:p>0,2̅0̅2̅2̅ ̅5̅2̅1̅3̅ ̅5̅3̅3̅0̅ ̅3̅4̅ ₆</text:p>
          </table:table-cell>
          <table:table-cell table:style-name="Base10MiddleColumn" office:value-type="string" calcext:value-type="string">
            <text:p>0,3̅ ₁₀</text:p>
          </table:table-cell>
          <table:table-cell table:style-name="Base06" office:value-type="string" calcext:value-type="string">
            <text:p>0,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1 ₁₀</text:p>
          </table:table-cell>
          <table:table-cell table:style-name="Base06LineTitle" office:value-type="string" calcext:value-type="string">
            <text:p>15 ₆</text:p>
          </table:table-cell>
          <table:table-cell table:style-name="Base10MiddleColumn" office:value-type="string" calcext:value-type="string">
            <text:p>2,5̅4̅ ₁₀</text:p>
          </table:table-cell>
          <table:table-cell table:style-name="Base06" office:value-type="string" calcext:value-type="string">
            <text:p>2,3̅1̅3̅4̅ ̅5̅2̅4̅2̅ ̅1̅0̅ ₆</text:p>
          </table:table-cell>
          <table:table-cell table:style-name="Base10GreyBackgroundMiddleColumn" office:value-type="string" calcext:value-type="string">
            <text:p>2,6̅3̅ ₁₀</text:p>
          </table:table-cell>
          <table:table-cell table:style-name="Base06GreyBackground" office:value-type="string" calcext:value-type="string">
            <text:p>2,3̅4̅5̅2̅ ̅4̅2̅1̅0̅ ̅3̅1̅ ₆</text:p>
          </table:table-cell>
          <table:table-cell table:style-name="Base10MiddleColumn" office:value-type="string" calcext:value-type="string">
            <text:p>2,7̅2̅ ₁₀</text:p>
          </table:table-cell>
          <table:table-cell table:style-name="Base06" office:value-type="string" calcext:value-type="string">
            <text:p>2,4̅2̅1̅0̅ ̅3̅1̅3̅4̅ ̅5̅2̅ ₆</text:p>
          </table:table-cell>
          <table:table-cell/>
          <table:table-cell table:style-name="Base10LineTitle" office:value-type="string" calcext:value-type="string">
            <text:p>11 ₁₀</text:p>
          </table:table-cell>
          <table:table-cell table:style-name="Base06LineTitle" office:value-type="string" calcext:value-type="string">
            <text:p>15 ₆</text:p>
          </table:table-cell>
          <table:table-cell table:style-name="Base10GreyBackgroundFirstColumn" office:value-type="string" calcext:value-type="string">
            <text:p>0,392̅8̅5̅ ̅7̅1̅4̅ ₁₀</text:p>
          </table:table-cell>
          <table:table-cell table:style-name="Base06GreyBackground" office:value-type="string" calcext:value-type="string">
            <text:p>0,220̅5̅ ₆</text:p>
          </table:table-cell>
          <table:table-cell table:style-name="Base10MiddleColumn" office:value-type="string" calcext:value-type="string">
            <text:p>0,3̅7̅9̅ ̅3̅1̅0̅ ̅3̅4̅4̅ ̅8̅2̅7̅ ̅5̅8̅6̅ ̅2̅0̅6̅ ̅8̅9̅6̅ ̅5̅5̅1̅ ̅7̅2̅4̅ ̅1̅ ₁₀</text:p>
          </table:table-cell>
          <table:table-cell table:style-name="Base06" office:value-type="string" calcext:value-type="string">
            <text:p>0,2̅1̅3̅5̅ ̅3̅3̅0̅3̅ ̅4̅2̅0̅2̅ ̅2̅5̅ ₆</text:p>
          </table:table-cell>
          <table:table-cell table:style-name="Base10GreyBackgroundMiddleColumn" office:value-type="string" calcext:value-type="string">
            <text:p>0,36̅ ₁₀</text:p>
          </table:table-cell>
          <table:table-cell table:style-name="Base06GreyBackground" office:value-type="string" calcext:value-type="string">
            <text:p>0,21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2 ₁₀</text:p>
          </table:table-cell>
          <table:table-cell table:style-name="Base06GreyBackgroundLineTitle" office:value-type="string" calcext:value-type="string">
            <text:p>20 ₆</text:p>
          </table:table-cell>
          <table:table-cell table:style-name="Base10GreyBackgroundMiddleColumn" office:value-type="string" calcext:value-type="string">
            <text:p>2,3̅ ₁₀</text:p>
          </table:table-cell>
          <table:table-cell table:style-name="Base06GreyBackground" office:value-type="string" calcext:value-type="string">
            <text:p>2,2 ₆</text:p>
          </table:table-cell>
          <table:table-cell table:style-name="Base10MiddleColumn" office:value-type="string" calcext:value-type="string">
            <text:p>2,416̅ ₁₀</text:p>
          </table:table-cell>
          <table:table-cell table:style-name="Base06" office:value-type="string" calcext:value-type="string">
            <text:p>2,23 ₆</text:p>
          </table:table-cell>
          <table:table-cell table:style-name="Base10GreyBackgroundMiddleColumn" office:value-type="string" calcext:value-type="string">
            <text:p>2,5 ₁₀</text:p>
          </table:table-cell>
          <table:table-cell table:style-name="Base06GreyBackground" office:value-type="string" calcext:value-type="string">
            <text:p>2,3 ₆</text:p>
          </table:table-cell>
          <table:table-cell/>
          <table:table-cell table:style-name="Base10GreyBackgroundLineTitle" office:value-type="string" calcext:value-type="string">
            <text:p>12 ₁₀</text:p>
          </table:table-cell>
          <table:table-cell table:style-name="Base06GreyBackgroundLineTitle" office:value-type="string" calcext:value-type="string">
            <text:p>20 ₆</text:p>
          </table:table-cell>
          <table:table-cell table:style-name="Base10FirstColumn" office:value-type="string" calcext:value-type="string">
            <text:p>0,4̅2̅8̅ ̅5̅7̅1̅ ₁₀</text:p>
          </table:table-cell>
          <table:table-cell table:style-name="Base06" office:value-type="string" calcext:value-type="string">
            <text:p>0,2̅3̅ ₆</text:p>
          </table:table-cell>
          <table:table-cell table:style-name="Base10GreyBackgroundMiddleColumn" office:value-type="string" calcext:value-type="string">
            <text:p>0,4̅1̅3̅ ̅7̅9̅3̅ ̅1̅0̅3̅ ̅4̅4̅8̅ ̅2̅7̅5̅ ̅8̅6̅2̅ ̅0̅6̅8̅ ̅9̅6̅5̅ ̅5̅1̅7̅ ̅2̅ ₁₀</text:p>
          </table:table-cell>
          <table:table-cell table:style-name="Base06GreyBackground" office:value-type="string" calcext:value-type="string">
            <text:p>0,2̅2̅5̅2̅ ̅1̅3̅5̅3̅ ̅3̅0̅3̅4̅ ̅2̅0̅ ₆</text:p>
          </table:table-cell>
          <table:table-cell table:style-name="Base10MiddleColumn" office:value-type="string" calcext:value-type="string">
            <text:p>0,4 ₁₀</text:p>
          </table:table-cell>
          <table:table-cell table:style-name="Base06" office:value-type="string" calcext:value-type="string">
            <text:p>0,2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3 ₁₀</text:p>
          </table:table-cell>
          <table:table-cell table:style-name="Base06LineTitle" office:value-type="string" calcext:value-type="string">
            <text:p>21 ₆</text:p>
          </table:table-cell>
          <table:table-cell table:style-name="Base10MiddleColumn" office:value-type="string" calcext:value-type="string">
            <text:p>2,1̅5̅3̅ ̅8̅4̅6̅ ₁₀</text:p>
          </table:table-cell>
          <table:table-cell table:style-name="Base06" office:value-type="string" calcext:value-type="string">
            <text:p>2,0̅5̅3̅1̅ ̅2̅1̅5̅0̅ ̅2̅4̅3̅4̅ ₆</text:p>
          </table:table-cell>
          <table:table-cell table:style-name="Base10GreyBackgroundMiddleColumn" office:value-type="string" calcext:value-type="string">
            <text:p>2,2̅3̅0̅ ̅7̅6̅9̅ ₁₀</text:p>
          </table:table-cell>
          <table:table-cell table:style-name="Base06GreyBackground" office:value-type="string" calcext:value-type="string">
            <text:p>2,1̅2̅1̅5̅ ̅0̅2̅4̅3̅ ̅4̅0̅5̅3̅ ₆</text:p>
          </table:table-cell>
          <table:table-cell table:style-name="Base10MiddleColumn" office:value-type="string" calcext:value-type="string">
            <text:p>2,3̅0̅7̅ ̅6̅9̅2̅ ₁₀</text:p>
          </table:table-cell>
          <table:table-cell table:style-name="Base06" office:value-type="string" calcext:value-type="string">
            <text:p>2,1̅5̅0̅2̅ ̅4̅3̅4̅0̅ ̅5̅3̅1̅2̅ ₆</text:p>
          </table:table-cell>
          <table:table-cell/>
          <table:table-cell table:style-name="Base10LineTitle" office:value-type="string" calcext:value-type="string">
            <text:p>13 ₁₀</text:p>
          </table:table-cell>
          <table:table-cell table:style-name="Base06LineTitle" office:value-type="string" calcext:value-type="string">
            <text:p>21 ₆</text:p>
          </table:table-cell>
          <table:table-cell table:style-name="Base10GreyBackgroundFirstColumn" office:value-type="string" calcext:value-type="string">
            <text:p>0,464̅2̅8̅ ̅5̅7̅1̅ ₁₀</text:p>
          </table:table-cell>
          <table:table-cell table:style-name="Base06GreyBackground" office:value-type="string" calcext:value-type="string">
            <text:p>0,244̅1̅ ₆</text:p>
          </table:table-cell>
          <table:table-cell table:style-name="Base10MiddleColumn" office:value-type="string" calcext:value-type="string">
            <text:p>0,4̅4̅8̅ ̅2̅7̅5̅ ̅8̅6̅2̅ ̅0̅6̅8̅ ̅9̅6̅5̅ ̅5̅1̅7̅ ̅2̅4̅1̅ ̅3̅7̅9̅ ̅3̅1̅0̅ ̅3̅ ₁₀</text:p>
          </table:table-cell>
          <table:table-cell table:style-name="Base06" office:value-type="string" calcext:value-type="string">
            <text:p>0,2̅4̅0̅4̅ ̅5̅4̅4̅3̅ ̅1̅5̅1̅0̅ ̅1̅1̅ ₆</text:p>
          </table:table-cell>
          <table:table-cell table:style-name="Base10GreyBackgroundMiddleColumn" office:value-type="string" calcext:value-type="string">
            <text:p>0,43̅ ₁₀</text:p>
          </table:table-cell>
          <table:table-cell table:style-name="Base06GreyBackground" office:value-type="string" calcext:value-type="string">
            <text:p>0,23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4 ₁₀</text:p>
          </table:table-cell>
          <table:table-cell table:style-name="Base06GreyBackgroundLineTitle" office:value-type="string" calcext:value-type="string">
            <text:p>22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2,07̅1̅ ̅4̅2̅8̅ ̅5̅ ₁₀</text:p>
          </table:table-cell>
          <table:table-cell table:style-name="Base06" office:value-type="string" calcext:value-type="string">
            <text:p>2,02̅3̅ ₆</text:p>
          </table:table-cell>
          <table:table-cell table:style-name="Base10GreyBackgroundMiddleColumn" office:value-type="string" calcext:value-type="string">
            <text:p>2,1̅4̅2̅ ̅8̅5̅7̅ ₁₀</text:p>
          </table:table-cell>
          <table:table-cell table:style-name="Base06GreyBackground" office:value-type="string" calcext:value-type="string">
            <text:p>2,0̅5̅ ₆</text:p>
          </table:table-cell>
          <table:table-cell/>
          <table:table-cell table:style-name="Base10GreyBackgroundLineTitle" office:value-type="string" calcext:value-type="string">
            <text:p>14 ₁₀</text:p>
          </table:table-cell>
          <table:table-cell table:style-name="Base06GreyBackgroundLineTitle" office:value-type="string" calcext:value-type="string">
            <text:p>22 ₆</text:p>
          </table:table-cell>
          <table:table-cell table:style-name="Base10FirstColumn" office:value-type="string" calcext:value-type="string">
            <text:p>0,5 ₁₀</text:p>
          </table:table-cell>
          <table:table-cell table:style-name="Base06" office:value-type="string" calcext:value-type="string">
            <text:p>0,3 ₆</text:p>
          </table:table-cell>
          <table:table-cell table:style-name="Base10GreyBackgroundMiddleColumn" office:value-type="string" calcext:value-type="string">
            <text:p>0,4̅8̅2̅ ̅7̅5̅8̅ ̅6̅2̅0̅ ̅6̅8̅9̅ ̅6̅5̅5̅ ̅1̅7̅2̅ ̅4̅1̅3̅ ̅7̅9̅3̅ ̅1̅0̅3̅ ̅4̅ ₁₀</text:p>
          </table:table-cell>
          <table:table-cell table:style-name="Base06GreyBackground" office:value-type="string" calcext:value-type="string">
            <text:p>0,2̅5̅2̅1̅ ̅3̅5̅3̅3̅ ̅0̅3̅4̅2̅ ̅0̅2̅ ₆</text:p>
          </table:table-cell>
          <table:table-cell table:style-name="Base10MiddleColumn" office:value-type="string" calcext:value-type="string">
            <text:p>0,46̅ ₁₀</text:p>
          </table:table-cell>
          <table:table-cell table:style-name="Base06" office:value-type="string" calcext:value-type="string">
            <text:p>0,24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5 ₁₀</text:p>
          </table:table-cell>
          <table:table-cell table:style-name="Base06LineTitle" office:value-type="string" calcext:value-type="string">
            <text:p>23 ₆</text:p>
          </table:table-cell>
          <table:table-cell table:style-name="Base10MiddleColumn" office:value-type="string" calcext:value-type="string">
            <text:p>1,86̅ ₁₀</text:p>
          </table:table-cell>
          <table:table-cell table:style-name="Base06" office:value-type="string" calcext:value-type="string">
            <text:p>1,51̅ ₆</text:p>
          </table:table-cell>
          <table:table-cell table:style-name="Base10GreyBackgroundMiddleColumn" office:value-type="string" calcext:value-type="string">
            <text:p>1,93̅ ₁₀</text:p>
          </table:table-cell>
          <table:table-cell table:style-name="Base06GreyBackground" office:value-type="string" calcext:value-type="string">
            <text:p>1,53̅ ₆</text:p>
          </table:table-cell>
          <table:table-cell table:style-name="Base10MiddleColumn" office:value-type="string" calcext:value-type="string">
            <text:p>2 ₁₀</text:p>
          </table:table-cell>
          <table:table-cell table:style-name="Base06" office:value-type="string" calcext:value-type="string">
            <text:p>2 ₆</text:p>
          </table:table-cell>
          <table:table-cell/>
          <table:table-cell table:style-name="Base10LineTitle" office:value-type="string" calcext:value-type="string">
            <text:p>15 ₁₀</text:p>
          </table:table-cell>
          <table:table-cell table:style-name="Base06LineTitle" office:value-type="string" calcext:value-type="string">
            <text:p>23 ₆</text:p>
          </table:table-cell>
          <table:table-cell table:style-name="Base10GreyBackgroundFirstColumn" office:value-type="string" calcext:value-type="string">
            <text:p>0,535̅7̅1̅ ̅4̅2̅8̅ ₁₀</text:p>
          </table:table-cell>
          <table:table-cell table:style-name="Base06GreyBackground" office:value-type="string" calcext:value-type="string">
            <text:p>0,311̅4̅ ₆</text:p>
          </table:table-cell>
          <table:table-cell table:style-name="Base10MiddleColumn" office:value-type="string" calcext:value-type="string">
            <text:p>0,5̅1̅7̅ ̅2̅4̅1̅ ̅3̅7̅9̅ ̅3̅1̅0̅ ̅3̅4̅4̅ ̅8̅2̅7̅ ̅5̅8̅6̅ ̅2̅0̅6̅ ̅8̅9̅6̅ ̅5̅ ₁₀</text:p>
          </table:table-cell>
          <table:table-cell table:style-name="Base06" office:value-type="string" calcext:value-type="string">
            <text:p>0,3̅0̅3̅4̅ ̅2̅0̅2̅2̅ ̅5̅2̅1̅3̅ ̅5̅3̅ ₆</text:p>
          </table:table-cell>
          <table:table-cell table:style-name="Base10GreyBackgroundMiddleColumn" office:value-type="string" calcext:value-type="string">
            <text:p>0,5 ₁₀</text:p>
          </table:table-cell>
          <table:table-cell table:style-name="Base06GreyBackground" office:value-type="string" calcext:value-type="string">
            <text:p>0,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6 ₁₀</text:p>
          </table:table-cell>
          <table:table-cell table:style-name="Base06GreyBackgroundLineTitle" office:value-type="string" calcext:value-type="string">
            <text:p>24 ₆</text:p>
          </table:table-cell>
          <table:table-cell table:style-name="Base10GreyBackgroundMiddleColumn" office:value-type="string" calcext:value-type="string">
            <text:p>1,75 ₁₀</text:p>
          </table:table-cell>
          <table:table-cell table:style-name="Base06GreyBackground" office:value-type="string" calcext:value-type="string">
            <text:p>1,43 ₆</text:p>
          </table:table-cell>
          <table:table-cell table:style-name="Base10MiddleColumn" office:value-type="string" calcext:value-type="string">
            <text:p>1,812 5 ₁₀</text:p>
          </table:table-cell>
          <table:table-cell table:style-name="Base06" office:value-type="string" calcext:value-type="string">
            <text:p>1,4513 ₆</text:p>
          </table:table-cell>
          <table:table-cell table:style-name="Base10GreyBackgroundMiddleColumn" office:value-type="string" calcext:value-type="string">
            <text:p>1,875 ₁₀</text:p>
          </table:table-cell>
          <table:table-cell table:style-name="Base06GreyBackground" office:value-type="string" calcext:value-type="string">
            <text:p>1,513 ₆</text:p>
          </table:table-cell>
          <table:table-cell/>
          <table:table-cell table:style-name="Base10GreyBackgroundLineTitle" office:value-type="string" calcext:value-type="string">
            <text:p>16 ₁₀</text:p>
          </table:table-cell>
          <table:table-cell table:style-name="Base06GreyBackgroundLineTitle" office:value-type="string" calcext:value-type="string">
            <text:p>24 ₆</text:p>
          </table:table-cell>
          <table:table-cell table:style-name="Base10FirstColumn" office:value-type="string" calcext:value-type="string">
            <text:p>0,5̅7̅1̅ ̅4̅2̅8̅ ̅5̅7̅1̅ ̅4̅2̅8̅ ̅5̅7̅1̅ ̅4̅2̅8̅ ₁₀</text:p>
          </table:table-cell>
          <table:table-cell table:style-name="Base06" office:value-type="string" calcext:value-type="string">
            <text:p>0,3̅2̅ ₆</text:p>
          </table:table-cell>
          <table:table-cell table:style-name="Base10GreyBackgroundMiddleColumn" office:value-type="string" calcext:value-type="string">
            <text:p>0,5̅5̅1̅ ̅7̅2̅4̅ ̅1̅3̅7̅ ̅9̅3̅1̅ ̅0̅3̅4̅ ̅4̅8̅2̅ ̅7̅5̅8̅ ̅6̅2̅0̅ ̅6̅8̅9̅ ̅6̅ ₁₀</text:p>
          </table:table-cell>
          <table:table-cell table:style-name="Base06GreyBackground" office:value-type="string" calcext:value-type="string">
            <text:p>0,3̅1̅5̅1̅ ̅0̅1̅1̅2̅ ̅4̅0̅4̅5̅ ̅4̅4̅ ₆</text:p>
          </table:table-cell>
          <table:table-cell table:style-name="Base10MiddleColumn" office:value-type="string" calcext:value-type="string">
            <text:p>0,53̅ ₁₀</text:p>
          </table:table-cell>
          <table:table-cell table:style-name="Base06" office:value-type="string" calcext:value-type="string">
            <text:p>0,31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7 ₁₀</text:p>
          </table:table-cell>
          <table:table-cell table:style-name="Base06LineTitle" office:value-type="string" calcext:value-type="string">
            <text:p>25 ₆</text:p>
          </table:table-cell>
          <table:table-cell table:style-name="Base10MiddleColumn" office:value-type="string" calcext:value-type="string">
            <text:p>1,647 058 823 529 ₁₀</text:p>
          </table:table-cell>
          <table:table-cell table:style-name="Base06" office:value-type="string" calcext:value-type="string">
            <text:p>1,3514 3310 2041 2245 ₆</text:p>
          </table:table-cell>
          <table:table-cell table:style-name="Base10GreyBackgroundMiddleColumn" office:value-type="string" calcext:value-type="string">
            <text:p>1,705 882 352 941 ₁₀</text:p>
          </table:table-cell>
          <table:table-cell table:style-name="Base06GreyBackground" office:value-type="string" calcext:value-type="string">
            <text:p>1,4122 4535 1433 102 ₆</text:p>
          </table:table-cell>
          <table:table-cell table:style-name="Base10MiddleColumn" office:value-type="string" calcext:value-type="string">
            <text:p>1,764 705 882 352 ₁₀</text:p>
          </table:table-cell>
          <table:table-cell table:style-name="Base06" office:value-type="string" calcext:value-type="string">
            <text:p>1,4331 0204 1224 5351 ₆</text:p>
          </table:table-cell>
          <table:table-cell/>
          <table:table-cell table:style-name="Base10LineTitle" office:value-type="string" calcext:value-type="string">
            <text:p>17 ₁₀</text:p>
          </table:table-cell>
          <table:table-cell table:style-name="Base06LineTitle" office:value-type="string" calcext:value-type="string">
            <text:p>25 ₆</text:p>
          </table:table-cell>
          <table:table-cell table:style-name="Base10GreyBackgroundFirstColumn" office:value-type="string" calcext:value-type="string">
            <text:p>0,607̅1̅4̅ ̅2̅8̅5̅ ₁₀</text:p>
          </table:table-cell>
          <table:table-cell table:style-name="Base06GreyBackground" office:value-type="string" calcext:value-type="string">
            <text:p>0,335̅0̅ ₆</text:p>
          </table:table-cell>
          <table:table-cell table:style-name="Base10MiddleColumn" office:value-type="string" calcext:value-type="string">
            <text:p>0,5̅8̅6̅ ̅2̅0̅6̅ ̅8̅9̅6̅ ̅5̅5̅1̅ ̅7̅2̅4̅ ̅1̅3̅7̅ ̅9̅3̅1̅ ̅0̅3̅4̅ ̅4̅8̅2̅ ̅7̅ ₁₀</text:p>
          </table:table-cell>
          <table:table-cell table:style-name="Base06" office:value-type="string" calcext:value-type="string">
            <text:p>0,3̅3̅0̅3̅ ̅4̅2̅0̅2̅ ̅2̅5̅2̅1̅ ̅3̅5̅ ₆</text:p>
          </table:table-cell>
          <table:table-cell table:style-name="Base10GreyBackgroundMiddleColumn" office:value-type="string" calcext:value-type="string">
            <text:p>0,56̅ ₁₀</text:p>
          </table:table-cell>
          <table:table-cell table:style-name="Base06GreyBackground" office:value-type="string" calcext:value-type="string">
            <text:p>0,32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8 ₁₀</text:p>
          </table:table-cell>
          <table:table-cell table:style-name="Base06GreyBackgroundLineTitle" office:value-type="string" calcext:value-type="string">
            <text:p>30 ₆</text:p>
          </table:table-cell>
          <table:table-cell table:style-name="Base10GreyBackgroundMiddleColumn" office:value-type="string" calcext:value-type="string">
            <text:p>1,5̅ ₁₀</text:p>
          </table:table-cell>
          <table:table-cell table:style-name="Base06GreyBackground" office:value-type="string" calcext:value-type="string">
            <text:p>1,32 ₆</text:p>
          </table:table-cell>
          <table:table-cell table:style-name="Base10MiddleColumn" office:value-type="string" calcext:value-type="string">
            <text:p>1,61̅ ₁₀</text:p>
          </table:table-cell>
          <table:table-cell table:style-name="Base06" office:value-type="string" calcext:value-type="string">
            <text:p>1,34 ₆</text:p>
          </table:table-cell>
          <table:table-cell table:style-name="Base10GreyBackgroundMiddleColumn" office:value-type="string" calcext:value-type="string">
            <text:p>1,6̅ ₁₀</text:p>
          </table:table-cell>
          <table:table-cell table:style-name="Base06GreyBackground" office:value-type="string" calcext:value-type="string">
            <text:p>1,4 ₆</text:p>
          </table:table-cell>
          <table:table-cell/>
          <table:table-cell table:style-name="Base10GreyBackgroundLineTitle" office:value-type="string" calcext:value-type="string">
            <text:p>18 ₁₀</text:p>
          </table:table-cell>
          <table:table-cell table:style-name="Base06GreyBackgroundLineTitle" office:value-type="string" calcext:value-type="string">
            <text:p>30 ₆</text:p>
          </table:table-cell>
          <table:table-cell table:style-name="Base10FirstColumn" office:value-type="string" calcext:value-type="string">
            <text:p>0,64̅2̅8̅ ̅5̅7̅1̅ ₁₀</text:p>
          </table:table-cell>
          <table:table-cell table:style-name="Base06" office:value-type="string" calcext:value-type="string">
            <text:p>0,35̅0̅5̅0̅ ̅5̅0̅ ₆</text:p>
          </table:table-cell>
          <table:table-cell table:style-name="Base10GreyBackgroundMiddleColumn" office:value-type="string" calcext:value-type="string">
            <text:p>0,6̅2̅0̅ ̅6̅8̅9̅ ̅6̅5̅5̅ ̅1̅7̅2̅ ̅4̅1̅3̅ ̅7̅9̅3̅ ̅1̅0̅3̅ ̅4̅4̅8̅ ̅2̅7̅5̅ ̅8̅ ₁₀</text:p>
          </table:table-cell>
          <table:table-cell table:style-name="Base06GreyBackground" office:value-type="string" calcext:value-type="string">
            <text:p>0,3̅4̅2̅0̅ ̅2̅2̅5̅2̅ ̅1̅3̅5̅3̅ ̅3̅0̅ ₆</text:p>
          </table:table-cell>
          <table:table-cell table:style-name="Base10MiddleColumn" office:value-type="string" calcext:value-type="string">
            <text:p>0,6 ₁₀</text:p>
          </table:table-cell>
          <table:table-cell table:style-name="Base06" office:value-type="string" calcext:value-type="string">
            <text:p>0,3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9 ₁₀</text:p>
          </table:table-cell>
          <table:table-cell table:style-name="Base06LineTitle" office:value-type="string" calcext:value-type="string">
            <text:p>31 ₆</text:p>
          </table:table-cell>
          <table:table-cell table:style-name="Base10MiddleColumn" office:value-type="string" calcext:value-type="string">
            <text:p>1,473 684 210 526 ₁₀</text:p>
          </table:table-cell>
          <table:table-cell table:style-name="Base06" office:value-type="string" calcext:value-type="string">
            <text:p>1,2̅5̅0̅1̅ ̅5̅2̅1̅1̅ ̅3̅ ₆</text:p>
          </table:table-cell>
          <table:table-cell table:style-name="Base10GreyBackgroundMiddleColumn" office:value-type="string" calcext:value-type="string">
            <text:p>1,526 315 789 473 ₁₀</text:p>
          </table:table-cell>
          <table:table-cell table:style-name="Base06GreyBackground" office:value-type="string" calcext:value-type="string">
            <text:p>1,3̅0̅5̅4̅ ̅0̅3̅4̅4̅ ̅2̅ ₆</text:p>
          </table:table-cell>
          <table:table-cell table:style-name="Base10MiddleColumn" office:value-type="string" calcext:value-type="string">
            <text:p>1,578 947 368 421 ₁₀</text:p>
          </table:table-cell>
          <table:table-cell table:style-name="Base06" office:value-type="string" calcext:value-type="string">
            <text:p>1,3̅2̅5̅0̅ ̅1̅5̅2̅1̅ ̅1̅ ₆</text:p>
          </table:table-cell>
          <table:table-cell/>
          <table:table-cell table:style-name="Base10LineTitle" office:value-type="string" calcext:value-type="string">
            <text:p>19 ₁₀</text:p>
          </table:table-cell>
          <table:table-cell table:style-name="Base06LineTitle" office:value-type="string" calcext:value-type="string">
            <text:p>31 ₆</text:p>
          </table:table-cell>
          <table:table-cell table:style-name="Base10GreyBackgroundFirstColumn" office:value-type="string" calcext:value-type="string">
            <text:p>0,678̅5̅7̅ ̅1̅4̅2̅ ₁₀</text:p>
          </table:table-cell>
          <table:table-cell table:style-name="Base06GreyBackground" office:value-type="string" calcext:value-type="string">
            <text:p>0,402̅3̅ ₆</text:p>
          </table:table-cell>
          <table:table-cell table:style-name="Base10MiddleColumn" office:value-type="string" calcext:value-type="string">
            <text:p>0,6̅5̅5̅ ̅1̅7̅2̅ ̅4̅1̅3̅ ̅7̅9̅3̅ ̅1̅0̅3̅ ̅4̅4̅8̅ ̅2̅7̅5̅ ̅8̅6̅2̅ ̅0̅6̅8̅ ̅9̅ ₁₀</text:p>
          </table:table-cell>
          <table:table-cell table:style-name="Base06" office:value-type="string" calcext:value-type="string">
            <text:p>0,3̅5̅3̅3̅ ̅0̅3̅4̅2̅ ̅0̅2̅2̅5̅ ̅2̅1̅ ₆</text:p>
          </table:table-cell>
          <table:table-cell table:style-name="Base10GreyBackgroundMiddleColumn" office:value-type="string" calcext:value-type="string">
            <text:p>0,63̅ ₁₀</text:p>
          </table:table-cell>
          <table:table-cell table:style-name="Base06GreyBackground" office:value-type="string" calcext:value-type="string">
            <text:p>0,34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0 ₁₀</text:p>
          </table:table-cell>
          <table:table-cell table:style-name="Base06GreyBackgroundLineTitle" office:value-type="string" calcext:value-type="string">
            <text:p>32 ₆</text:p>
          </table:table-cell>
          <table:table-cell table:style-name="Base10GreyBackgroundMiddleColumn" office:value-type="string" calcext:value-type="string">
            <text:p>1,4 ₁₀</text:p>
          </table:table-cell>
          <table:table-cell table:style-name="Base06GreyBackground" office:value-type="string" calcext:value-type="string">
            <text:p>1,2̅ ₆</text:p>
          </table:table-cell>
          <table:table-cell table:style-name="Base10MiddleColumn" office:value-type="string" calcext:value-type="string">
            <text:p>1,45 ₁₀</text:p>
          </table:table-cell>
          <table:table-cell table:style-name="Base06" office:value-type="string" calcext:value-type="string">
            <text:p>1,241̅ ₆</text:p>
          </table:table-cell>
          <table:table-cell table:style-name="Base10GreyBackgroundMiddleColumn" office:value-type="string" calcext:value-type="string">
            <text:p>1,5 ₁₀</text:p>
          </table:table-cell>
          <table:table-cell table:style-name="Base06GreyBackground" office:value-type="string" calcext:value-type="string">
            <text:p>1,3 ₆</text:p>
          </table:table-cell>
          <table:table-cell/>
          <table:table-cell table:style-name="Base10GreyBackgroundLineTitle" office:value-type="string" calcext:value-type="string">
            <text:p>20 ₁₀</text:p>
          </table:table-cell>
          <table:table-cell table:style-name="Base06GreyBackgroundLineTitle" office:value-type="string" calcext:value-type="string">
            <text:p>32 ₆</text:p>
          </table:table-cell>
          <table:table-cell table:style-name="Base10FirstColumn" office:value-type="string" calcext:value-type="string">
            <text:p>0,7̅1̅4̅ ̅2̅8̅5̅ ̅7̅1̅4̅ ̅2̅8̅5̅ ̅7̅1̅4̅ ̅2̅8̅5̅ ₁₀</text:p>
          </table:table-cell>
          <table:table-cell table:style-name="Base06" office:value-type="string" calcext:value-type="string">
            <text:p>0,4̅1̅ ₆</text:p>
          </table:table-cell>
          <table:table-cell table:style-name="Base10GreyBackgroundMiddleColumn" office:value-type="string" calcext:value-type="string">
            <text:p>0,6̅8̅9̅ ̅6̅5̅5̅ ̅1̅7̅2̅ ̅4̅1̅3̅ ̅7̅9̅3̅ ̅1̅0̅3̅ ̅4̅4̅8̅ ̅2̅7̅5̅ ̅8̅6̅2̅ ̅0̅ ₁₀</text:p>
          </table:table-cell>
          <table:table-cell table:style-name="Base06GreyBackground" office:value-type="string" calcext:value-type="string">
            <text:p>0,4̅0̅4̅5̅ ̅4̅4̅3̅1̅ ̅5̅1̅0̅1̅ ̅1̅2̅ ₆</text:p>
          </table:table-cell>
          <table:table-cell table:style-name="Base10MiddleColumn" office:value-type="string" calcext:value-type="string">
            <text:p>0,6̅ ₁₀</text:p>
          </table:table-cell>
          <table:table-cell table:style-name="Base06" office:value-type="string" calcext:value-type="string">
            <text:p>0,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1 ₁₀</text:p>
          </table:table-cell>
          <table:table-cell table:style-name="Base06LineTitle" office:value-type="string" calcext:value-type="string">
            <text:p>33 ₆</text:p>
          </table:table-cell>
          <table:table-cell table:style-name="Base10MiddleColumn" office:value-type="string" calcext:value-type="string">
            <text:p>1,3̅ ₁₀</text:p>
          </table:table-cell>
          <table:table-cell table:style-name="Base06" office:value-type="string" calcext:value-type="string">
            <text:p>1,2 ₆</text:p>
          </table:table-cell>
          <table:table-cell table:style-name="Base10GreyBackgroundMiddleColumn" office:value-type="string" calcext:value-type="string">
            <text:p>1,3̅8̅0̅ ̅9̅5̅2̅ ₁₀</text:p>
          </table:table-cell>
          <table:table-cell table:style-name="Base06GreyBackground" office:value-type="string" calcext:value-type="string">
            <text:p>1,21̅4̅ ₆</text:p>
          </table:table-cell>
          <table:table-cell table:style-name="Base10MiddleColumn" office:value-type="string" calcext:value-type="string">
            <text:p>1,4̅2̅8̅ ̅5̅7̅1̅ ₁₀</text:p>
          </table:table-cell>
          <table:table-cell table:style-name="Base06" office:value-type="string" calcext:value-type="string">
            <text:p>1,2̅3̅ ₆</text:p>
          </table:table-cell>
          <table:table-cell/>
          <table:table-cell table:style-name="Base10LineTitle" office:value-type="string" calcext:value-type="string">
            <text:p>21 ₁₀</text:p>
          </table:table-cell>
          <table:table-cell table:style-name="Base06LineTitle" office:value-type="string" calcext:value-type="string">
            <text:p>33 ₆</text:p>
          </table:table-cell>
          <table:table-cell table:style-name="Base10GreyBackgroundFirstColumn" office:value-type="string" calcext:value-type="string">
            <text:p>0,75 ₁₀</text:p>
          </table:table-cell>
          <table:table-cell table:style-name="Base06GreyBackground" office:value-type="string" calcext:value-type="string">
            <text:p>0,43 ₆</text:p>
          </table:table-cell>
          <table:table-cell table:style-name="Base10MiddleColumn" office:value-type="string" calcext:value-type="string">
            <text:p>0,7̅2̅4̅ ̅1̅3̅7̅ ̅9̅3̅1̅ ̅0̅3̅4̅ ̅4̅8̅2̅ ̅7̅5̅8̅ ̅6̅2̅0̅ ̅6̅8̅9̅ ̅6̅5̅5̅ ̅1̅ ₁₀</text:p>
          </table:table-cell>
          <table:table-cell table:style-name="Base06" office:value-type="string" calcext:value-type="string">
            <text:p>0,4̅2̅0̅2̅ ̅2̅5̅2̅1̅ ̅3̅5̅3̅3̅ ̅0̅3̅ ₆</text:p>
          </table:table-cell>
          <table:table-cell table:style-name="Base10GreyBackgroundMiddleColumn" office:value-type="string" calcext:value-type="string">
            <text:p>0,7 ₁₀</text:p>
          </table:table-cell>
          <table:table-cell table:style-name="Base06GreyBackground" office:value-type="string" calcext:value-type="string">
            <text:p>0,41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2 ₁₀</text:p>
          </table:table-cell>
          <table:table-cell table:style-name="Base06GreyBackgroundLineTitle" office:value-type="string" calcext:value-type="string">
            <text:p>34 ₆</text:p>
          </table:table-cell>
          <table:table-cell table:style-name="Base10GreyBackgroundMiddleColumn" office:value-type="string" calcext:value-type="string">
            <text:p>1,2̅7̅ ₁₀</text:p>
          </table:table-cell>
          <table:table-cell table:style-name="Base06GreyBackground" office:value-type="string" calcext:value-type="string">
            <text:p>1,1̅3̅4̅5̅ ̅2̅4̅2̅1̅ ̅0̅3̅ ₆</text:p>
          </table:table-cell>
          <table:table-cell table:style-name="Base10MiddleColumn" office:value-type="string" calcext:value-type="string">
            <text:p>1,31̅8̅ ₁₀</text:p>
          </table:table-cell>
          <table:table-cell table:style-name="Base06" office:value-type="string" calcext:value-type="string">
            <text:p>1,15̅2̅4̅ ̅2̅1̅0̅3̅ ̅1̅3̅4̅ ₆</text:p>
          </table:table-cell>
          <table:table-cell table:style-name="Base10GreyBackgroundMiddleColumn" office:value-type="string" calcext:value-type="string">
            <text:p>1,3̅6̅ ₁₀</text:p>
          </table:table-cell>
          <table:table-cell table:style-name="Base06GreyBackground" office:value-type="string" calcext:value-type="string">
            <text:p>1,2̅1̅0̅3̅ ̅1̅3̅4̅5̅ ̅2̅4̅ ₆</text:p>
          </table:table-cell>
          <table:table-cell/>
          <table:table-cell table:style-name="Base10GreyBackgroundLineTitle" office:value-type="string" calcext:value-type="string">
            <text:p>22 ₁₀</text:p>
          </table:table-cell>
          <table:table-cell table:style-name="Base06GreyBackgroundLineTitle" office:value-type="string" calcext:value-type="string">
            <text:p>34 ₆</text:p>
          </table:table-cell>
          <table:table-cell table:style-name="Base10FirstColumn" office:value-type="string" calcext:value-type="string">
            <text:p>0,78̅5̅7̅ ̅1̅4̅2̅ ₁₀</text:p>
          </table:table-cell>
          <table:table-cell table:style-name="Base06" office:value-type="string" calcext:value-type="string">
            <text:p>0,44̅1̅4̅1̅ ̅4̅1̅ ₆</text:p>
          </table:table-cell>
          <table:table-cell table:style-name="Base10GreyBackgroundMiddleColumn" office:value-type="string" calcext:value-type="string">
            <text:p>0,7̅5̅8̅ ̅6̅2̅0̅ ̅6̅8̅9̅ ̅6̅5̅5̅ ̅1̅7̅2̅ ̅4̅1̅3̅ ̅7̅9̅3̅ ̅1̅0̅3̅ ̅4̅4̅8̅ ̅2̅ ₁₀</text:p>
          </table:table-cell>
          <table:table-cell table:style-name="Base06GreyBackground" office:value-type="string" calcext:value-type="string">
            <text:p>0,4̅3̅1̅5̅ ̅1̅0̅1̅1̅ ̅2̅4̅0̅4̅ ̅5̅4̅ ₆</text:p>
          </table:table-cell>
          <table:table-cell table:style-name="Base10MiddleColumn" office:value-type="string" calcext:value-type="string">
            <text:p>0,73̅ ₁₀</text:p>
          </table:table-cell>
          <table:table-cell table:style-name="Base06" office:value-type="string" calcext:value-type="string">
            <text:p>0,42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3 ₁₀</text:p>
          </table:table-cell>
          <table:table-cell table:style-name="Base06LineTitle" office:value-type="string" calcext:value-type="string">
            <text:p>35 ₆</text:p>
          </table:table-cell>
          <table:table-cell table:style-name="Base10MiddleColumn" office:value-type="string" calcext:value-type="string">
            <text:p>1,217 391 304 347 ₁₀</text:p>
          </table:table-cell>
          <table:table-cell table:style-name="Base06" office:value-type="string" calcext:value-type="string">
            <text:p>1,1̅1̅4̅5̅ ̅4̅2̅3̅3̅ ̅5̅2̅5̅ ₆</text:p>
          </table:table-cell>
          <table:table-cell table:style-name="Base10GreyBackgroundMiddleColumn" office:value-type="string" calcext:value-type="string">
            <text:p>1,260 869 565 217 ₁₀</text:p>
          </table:table-cell>
          <table:table-cell table:style-name="Base06GreyBackground" office:value-type="string" calcext:value-type="string">
            <text:p>1,1̅3̅2̅2̅ ̅0̅3̅0̅4̅ ̅4̅1̅0̅ ₆</text:p>
          </table:table-cell>
          <table:table-cell table:style-name="Base10MiddleColumn" office:value-type="string" calcext:value-type="string">
            <text:p>1,304 347 826 086 ₁₀</text:p>
          </table:table-cell>
          <table:table-cell table:style-name="Base06" office:value-type="string" calcext:value-type="string">
            <text:p>1,1̅4̅5̅4̅ ̅2̅3̅3̅5̅ ̅2̅5̅1̅ ₆</text:p>
          </table:table-cell>
          <table:table-cell/>
          <table:table-cell table:style-name="Base10LineTitle" office:value-type="string" calcext:value-type="string">
            <text:p>23 ₁₀</text:p>
          </table:table-cell>
          <table:table-cell table:style-name="Base06LineTitle" office:value-type="string" calcext:value-type="string">
            <text:p>35 ₆</text:p>
          </table:table-cell>
          <table:table-cell table:style-name="Base10GreyBackgroundFirstColumn" office:value-type="string" calcext:value-type="string">
            <text:p>0,821̅4̅2̅ ̅8̅5̅7̅ ₁₀</text:p>
          </table:table-cell>
          <table:table-cell table:style-name="Base06GreyBackground" office:value-type="string" calcext:value-type="string">
            <text:p>0,453̅2̅ ₆</text:p>
          </table:table-cell>
          <table:table-cell table:style-name="Base10MiddleColumn" office:value-type="string" calcext:value-type="string">
            <text:p>0,7̅9̅3̅ ̅1̅0̅3̅ ̅4̅4̅8̅ ̅2̅7̅5̅ ̅8̅6̅2̅ ̅0̅6̅8̅ ̅9̅6̅5̅ ̅5̅1̅7̅ ̅2̅4̅1̅ ̅3̅ ₁₀</text:p>
          </table:table-cell>
          <table:table-cell table:style-name="Base06" office:value-type="string" calcext:value-type="string">
            <text:p>0,4̅4̅3̅1̅ ̅5̅1̅0̅1̅ ̅1̅2̅4̅0̅ ̅4̅5̅ ₆</text:p>
          </table:table-cell>
          <table:table-cell table:style-name="Base10GreyBackgroundMiddleColumn" office:value-type="string" calcext:value-type="string">
            <text:p>0,76̅ ₁₀</text:p>
          </table:table-cell>
          <table:table-cell table:style-name="Base06GreyBackground" office:value-type="string" calcext:value-type="string">
            <text:p>0,43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4 ₁₀</text:p>
          </table:table-cell>
          <table:table-cell table:style-name="Base06GreyBackgroundLineTitle" office:value-type="string" calcext:value-type="string">
            <text:p>40 ₆</text:p>
          </table:table-cell>
          <table:table-cell table:style-name="Base10GreyBackgroundMiddleColumn" office:value-type="string" calcext:value-type="string">
            <text:p>1,16̅ ₁₀</text:p>
          </table:table-cell>
          <table:table-cell table:style-name="Base06GreyBackground" office:value-type="string" calcext:value-type="string">
            <text:p>1,1 ₆</text:p>
          </table:table-cell>
          <table:table-cell table:style-name="Base10MiddleColumn" office:value-type="string" calcext:value-type="string">
            <text:p>1,208 3̅ ₁₀</text:p>
          </table:table-cell>
          <table:table-cell table:style-name="Base06" office:value-type="string" calcext:value-type="string">
            <text:p>1,113 ₆</text:p>
          </table:table-cell>
          <table:table-cell table:style-name="Base10GreyBackgroundMiddleColumn" office:value-type="string" calcext:value-type="string">
            <text:p>1,25 ₁₀</text:p>
          </table:table-cell>
          <table:table-cell table:style-name="Base06GreyBackground" office:value-type="string" calcext:value-type="string">
            <text:p>1,13 ₆</text:p>
          </table:table-cell>
          <table:table-cell/>
          <table:table-cell table:style-name="Base10GreyBackgroundLineTitle" office:value-type="string" calcext:value-type="string">
            <text:p>24 ₁₀</text:p>
          </table:table-cell>
          <table:table-cell table:style-name="Base06GreyBackgroundLineTitle" office:value-type="string" calcext:value-type="string">
            <text:p>40 ₆</text:p>
          </table:table-cell>
          <table:table-cell table:style-name="Base10FirstColumn" office:value-type="string" calcext:value-type="string">
            <text:p>0,8̅5̅7̅ ̅1̅4̅2̅ ̅8̅5̅7̅ ̅1̅4̅2̅ ̅8̅5̅7̅ ̅1̅4̅2̅ ₁₀</text:p>
          </table:table-cell>
          <table:table-cell table:style-name="Base06" office:value-type="string" calcext:value-type="string">
            <text:p>0,5̅0̅ ₆</text:p>
          </table:table-cell>
          <table:table-cell table:style-name="Base10GreyBackgroundMiddleColumn" office:value-type="string" calcext:value-type="string">
            <text:p>0,8̅2̅7̅ ̅5̅8̅6̅ ̅2̅0̅6̅ ̅8̅9̅6̅ ̅5̅5̅1̅ ̅7̅2̅4̅ ̅1̅3̅7̅ ̅9̅3̅1̅ ̅0̅3̅4̅ ̅4̅ ₁₀</text:p>
          </table:table-cell>
          <table:table-cell table:style-name="Base06GreyBackground" office:value-type="string" calcext:value-type="string">
            <text:p>0,4̅5̅4̅4̅ ̅3̅1̅5̅1̅ ̅0̅1̅1̅2̅ ̅4̅0̅ ₆</text:p>
          </table:table-cell>
          <table:table-cell table:style-name="Base10MiddleColumn" office:value-type="string" calcext:value-type="string">
            <text:p>0,8 ₁₀</text:p>
          </table:table-cell>
          <table:table-cell table:style-name="Base06" office:value-type="string" calcext:value-type="string">
            <text:p>0,4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5 ₁₀</text:p>
          </table:table-cell>
          <table:table-cell table:style-name="Base06LineTitle" office:value-type="string" calcext:value-type="string">
            <text:p>41 ₆</text:p>
          </table:table-cell>
          <table:table-cell table:style-name="Base10MiddleColumn" office:value-type="string" calcext:value-type="string">
            <text:p>1,12 ₁₀</text:p>
          </table:table-cell>
          <table:table-cell table:style-name="Base06" office:value-type="string" calcext:value-type="string">
            <text:p>1,0̅4̅1̅5̅ ̅3̅ ₆</text:p>
          </table:table-cell>
          <table:table-cell table:style-name="Base10GreyBackgroundMiddleColumn" office:value-type="string" calcext:value-type="string">
            <text:p>1,16 ₁₀</text:p>
          </table:table-cell>
          <table:table-cell table:style-name="Base06GreyBackground" office:value-type="string" calcext:value-type="string">
            <text:p>1,0̅5̅4̅3̅ ̅2̅ ₆</text:p>
          </table:table-cell>
          <table:table-cell table:style-name="Base10MiddleColumn" office:value-type="string" calcext:value-type="string">
            <text:p>1,2 ₁₀</text:p>
          </table:table-cell>
          <table:table-cell table:style-name="Base06" office:value-type="string" calcext:value-type="string">
            <text:p>1,1̅ ₆</text:p>
          </table:table-cell>
          <table:table-cell/>
          <table:table-cell table:style-name="Base10LineTitle" office:value-type="string" calcext:value-type="string">
            <text:p>25 ₁₀</text:p>
          </table:table-cell>
          <table:table-cell table:style-name="Base06LineTitle" office:value-type="string" calcext:value-type="string">
            <text:p>41 ₆</text:p>
          </table:table-cell>
          <table:table-cell table:style-name="Base10GreyBackgroundFirstColumn" office:value-type="string" calcext:value-type="string">
            <text:p>0,892̅8̅5̅ ̅7̅1̅4̅ ₁₀</text:p>
          </table:table-cell>
          <table:table-cell table:style-name="Base06GreyBackground" office:value-type="string" calcext:value-type="string">
            <text:p>0,520̅5̅ ₆</text:p>
          </table:table-cell>
          <table:table-cell table:style-name="Base10MiddleColumn" office:value-type="string" calcext:value-type="string">
            <text:p>0,8̅6̅2̅ ̅0̅6̅8̅ ̅9̅6̅5̅ ̅5̅1̅7̅ ̅2̅4̅1̅ ̅3̅7̅9̅ ̅3̅1̅0̅ ̅3̅4̅4̅ ̅8̅2̅7̅ ̅5̅ ₁₀</text:p>
          </table:table-cell>
          <table:table-cell table:style-name="Base06" office:value-type="string" calcext:value-type="string">
            <text:p>0,5̅1̅0̅1̅ ̅1̅2̅4̅0̅ ̅4̅5̅4̅4̅ ̅3̅1̅ ₆</text:p>
          </table:table-cell>
          <table:table-cell table:style-name="Base10GreyBackgroundMiddleColumn" office:value-type="string" calcext:value-type="string">
            <text:p>0,83̅ ₁₀</text:p>
          </table:table-cell>
          <table:table-cell table:style-name="Base06GreyBackground" office:value-type="string" calcext:value-type="string">
            <text:p>0,5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6 ₁₀</text:p>
          </table:table-cell>
          <table:table-cell table:style-name="Base06GreyBackgroundLineTitle" office:value-type="string" calcext:value-type="string">
            <text:p>42 ₆</text:p>
          </table:table-cell>
          <table:table-cell table:style-name="Base10GreyBackgroundMiddleColumn" office:value-type="string" calcext:value-type="string">
            <text:p>1,0̅7̅6̅ ̅9̅2̅3̅ ₁₀</text:p>
          </table:table-cell>
          <table:table-cell table:style-name="Base06GreyBackground" office:value-type="string" calcext:value-type="string">
            <text:p>1,0̅2̅4̅3̅ ̅4̅0̅5̅3̅ ̅1̅2̅1̅5̅ ₆</text:p>
          </table:table-cell>
          <table:table-cell table:style-name="Base10MiddleColumn" office:value-type="string" calcext:value-type="string">
            <text:p>1,11̅5̅ ̅3̅8̅4̅ ̅6̅ ₁₀</text:p>
          </table:table-cell>
          <table:table-cell table:style-name="Base06" office:value-type="string" calcext:value-type="string">
            <text:p>1,0405 3121 5024 3405 ₆</text:p>
          </table:table-cell>
          <table:table-cell table:style-name="Base10GreyBackgroundMiddleColumn" office:value-type="string" calcext:value-type="string">
            <text:p>1,1̅5̅3̅ ̅8̅4̅6̅ ₁₀</text:p>
          </table:table-cell>
          <table:table-cell table:style-name="Base06GreyBackground" office:value-type="string" calcext:value-type="string">
            <text:p>1,0̅5̅3̅1̅ ̅2̅1̅5̅0̅ ̅2̅4̅3̅4̅ ₆</text:p>
          </table:table-cell>
          <table:table-cell/>
          <table:table-cell table:style-name="Base10GreyBackgroundLineTitle" office:value-type="string" calcext:value-type="string">
            <text:p>26 ₁₀</text:p>
          </table:table-cell>
          <table:table-cell table:style-name="Base06GreyBackgroundLineTitle" office:value-type="string" calcext:value-type="string">
            <text:p>42 ₆</text:p>
          </table:table-cell>
          <table:table-cell table:style-name="Base10FirstColumn" office:value-type="string" calcext:value-type="string">
            <text:p>0,92̅8̅5̅ ̅7̅1̅4̅ ₁₀</text:p>
          </table:table-cell>
          <table:table-cell table:style-name="Base06" office:value-type="string" calcext:value-type="string">
            <text:p>0,53̅2̅3̅2̅ ̅3̅2̅ ₆</text:p>
          </table:table-cell>
          <table:table-cell table:style-name="Base10GreyBackgroundMiddleColumn" office:value-type="string" calcext:value-type="string">
            <text:p>0,8̅9̅6̅ ̅5̅5̅1̅ ̅7̅2̅4̅ ̅1̅3̅7̅ ̅9̅3̅1̅ ̅0̅3̅4̅ ̅4̅8̅2̅ ̅7̅5̅8̅ ̅6̅2̅0̅ ̅6̅ ₁₀</text:p>
          </table:table-cell>
          <table:table-cell table:style-name="Base06GreyBackground" office:value-type="string" calcext:value-type="string">
            <text:p>0,5̅2̅1̅3̅ ̅5̅3̅3̅0̅ ̅3̅4̅2̅0̅ ̅2̅2̅ ₆</text:p>
          </table:table-cell>
          <table:table-cell table:style-name="Base10MiddleColumn" office:value-type="string" calcext:value-type="string">
            <text:p>0,86̅ ₁₀</text:p>
          </table:table-cell>
          <table:table-cell table:style-name="Base06" office:value-type="string" calcext:value-type="string">
            <text:p>0,51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7 ₁₀</text:p>
          </table:table-cell>
          <table:table-cell table:style-name="Base06LineTitle" office:value-type="string" calcext:value-type="string">
            <text:p>43 ₆</text:p>
          </table:table-cell>
          <table:table-cell table:style-name="Base10MiddleColumn" office:value-type="string" calcext:value-type="string">
            <text:p>1,0̅3̅7̅ ₁₀</text:p>
          </table:table-cell>
          <table:table-cell table:style-name="Base06" office:value-type="string" calcext:value-type="string">
            <text:p>1,012 ₆</text:p>
          </table:table-cell>
          <table:table-cell table:style-name="Base10GreyBackgroundMiddleColumn" office:value-type="string" calcext:value-type="string">
            <text:p>1,0̅7̅4̅ ₁₀</text:p>
          </table:table-cell>
          <table:table-cell table:style-name="Base06GreyBackground" office:value-type="string" calcext:value-type="string">
            <text:p>1,024 ₆</text:p>
          </table:table-cell>
          <table:table-cell table:style-name="Base10MiddleColumn" office:value-type="string" calcext:value-type="string">
            <text:p>1,1̅ ₁₀</text:p>
          </table:table-cell>
          <table:table-cell table:style-name="Base06" office:value-type="string" calcext:value-type="string">
            <text:p>1,04 ₆</text:p>
          </table:table-cell>
          <table:table-cell/>
          <table:table-cell table:style-name="Base10LineTitle" office:value-type="string" calcext:value-type="string">
            <text:p>27 ₁₀</text:p>
          </table:table-cell>
          <table:table-cell table:style-name="Base06LineTitle" office:value-type="string" calcext:value-type="string">
            <text:p>43 ₆</text:p>
          </table:table-cell>
          <table:table-cell table:style-name="Base10GreyBackgroundFirstColumn" office:value-type="string" calcext:value-type="string">
            <text:p>0,964̅2̅8̅ ̅5̅7̅1̅ ₁₀</text:p>
          </table:table-cell>
          <table:table-cell table:style-name="Base06GreyBackground" office:value-type="string" calcext:value-type="string">
            <text:p>0,544̅1̅ ₆</text:p>
          </table:table-cell>
          <table:table-cell table:style-name="Base10MiddleColumn" office:value-type="string" calcext:value-type="string">
            <text:p>0,9̅3̅1̅ ̅0̅3̅4̅ ̅4̅8̅2̅ ̅7̅5̅8̅ ̅6̅2̅0̅ ̅6̅8̅9̅ ̅6̅5̅5̅ ̅1̅7̅2̅ ̅4̅1̅3̅ ̅7̅ ₁₀</text:p>
          </table:table-cell>
          <table:table-cell table:style-name="Base06" office:value-type="string" calcext:value-type="string">
            <text:p>0,5̅3̅3̅0̅ ̅3̅4̅2̅0̅ ̅2̅2̅5̅2̅ ̅1̅3̅ ₆</text:p>
          </table:table-cell>
          <table:table-cell table:style-name="Base10GreyBackgroundMiddleColumn" office:value-type="string" calcext:value-type="string">
            <text:p>0,9 ₁₀</text:p>
          </table:table-cell>
          <table:table-cell table:style-name="Base06GreyBackground" office:value-type="string" calcext:value-type="string">
            <text:p>0,52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8 ₁₀</text:p>
          </table:table-cell>
          <table:table-cell table:style-name="Base06GreyBackgroundLineTitle" office:value-type="string" calcext:value-type="string">
            <text:p>44 ₆</text:p>
          </table:table-cell>
          <table:table-cell table:style-name="Base10GreyBackgroundMiddle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10MiddleColumn" office:value-type="string" calcext:value-type="string">
            <text:p>1,035̅ ̅7̅1̅4̅ ̅2̅8̅ ₁₀</text:p>
          </table:table-cell>
          <table:table-cell table:style-name="Base06" office:value-type="string" calcext:value-type="string">
            <text:p>1,011̅4̅ ₆</text:p>
          </table:table-cell>
          <table:table-cell table:style-name="Base10GreyBackgroundMiddleColumn" office:value-type="string" calcext:value-type="string">
            <text:p>1,07̅1̅ ̅4̅2̅8̅ ̅5̅ ₁₀</text:p>
          </table:table-cell>
          <table:table-cell table:style-name="Base06GreyBackground" office:value-type="string" calcext:value-type="string">
            <text:p>1,02̅3̅ ₆</text:p>
          </table:table-cell>
          <table:table-cell/>
          <table:table-cell table:style-name="Base10GreyBackgroundLineTitle" office:value-type="string" calcext:value-type="string">
            <text:p>28 ₁₀</text:p>
          </table:table-cell>
          <table:table-cell table:style-name="Base06GreyBackgroundLineTitle" office:value-type="string" calcext:value-type="string">
            <text:p>44 ₆</text:p>
          </table:table-cell>
          <table:table-cell table:style-name="Base10First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,9̅6̅5̅ ̅5̅1̅7̅ ̅2̅4̅1̅ ̅3̅7̅9̅ ̅3̅1̅0̅ ̅3̅4̅4̅ ̅8̅2̅7̅ ̅5̅8̅6̅ ̅2̅0̅6̅ ̅8̅ ₁₀</text:p>
          </table:table-cell>
          <table:table-cell table:style-name="Base06GreyBackground" office:value-type="string" calcext:value-type="string">
            <text:p>0,5̅4̅4̅3̅ ̅1̅5̅1̅0̅ ̅1̅1̅2̅4̅ ̅0̅4̅ ₆</text:p>
          </table:table-cell>
          <table:table-cell table:style-name="Base10MiddleColumn" office:value-type="string" calcext:value-type="string">
            <text:p>0,93̅ ₁₀</text:p>
          </table:table-cell>
          <table:table-cell table:style-name="Base06" office:value-type="string" calcext:value-type="string">
            <text:p>0,53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9 ₁₀</text:p>
          </table:table-cell>
          <table:table-cell table:style-name="Base06LineTitle" office:value-type="string" calcext:value-type="string">
            <text:p>45 ₆</text:p>
          </table:table-cell>
          <table:table-cell table:style-name="Base10MiddleColumn" office:value-type="string" calcext:value-type="string">
            <text:p>0,965 517 241 379 ₁₀</text:p>
          </table:table-cell>
          <table:table-cell table:style-name="Base06" office:value-type="string" calcext:value-type="string">
            <text:p>0,5443 1510 1124 0454 ₆</text:p>
          </table:table-cell>
          <table:table-cell table:style-name="Base10GreyBackgroundMiddle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10MiddleColumn" office:value-type="string" calcext:value-type="string">
            <text:p>1,034 482 758 62 ₁₀</text:p>
          </table:table-cell>
          <table:table-cell table:style-name="Base06" office:value-type="string" calcext:value-type="string">
            <text:p>1,0112 4045 4431 5101 ₆</text:p>
          </table:table-cell>
          <table:table-cell/>
          <table:table-cell table:style-name="Base10LineTitle" office:value-type="string" calcext:value-type="string">
            <text:p>29 ₁₀</text:p>
          </table:table-cell>
          <table:table-cell table:style-name="Base06LineTitle" office:value-type="string" calcext:value-type="string">
            <text:p>45 ₆</text:p>
          </table:table-cell>
          <table:table-cell table:style-name="Base10GreyBackgroundFirstColumn" office:value-type="string" calcext:value-type="string">
            <text:p>1,035̅7̅1̅ ̅4̅2̅8̅ ₁₀</text:p>
          </table:table-cell>
          <table:table-cell table:style-name="Base06GreyBackground" office:value-type="string" calcext:value-type="string">
            <text:p>1,011̅4̅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,96̅ ₁₀</text:p>
          </table:table-cell>
          <table:table-cell table:style-name="Base06GreyBackground" office:value-type="string" calcext:value-type="string">
            <text:p>0,54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0 ₁₀</text:p>
          </table:table-cell>
          <table:table-cell table:style-name="Base06GreyBackgroundLineTitle" office:value-type="string" calcext:value-type="string">
            <text:p>50 ₆</text:p>
          </table:table-cell>
          <table:table-cell table:style-name="Base10GreyBackgroundMiddleColumn" office:value-type="string" calcext:value-type="string">
            <text:p>0,93̅ ₁₀</text:p>
          </table:table-cell>
          <table:table-cell table:style-name="Base06GreyBackground" office:value-type="string" calcext:value-type="string">
            <text:p>0,53̅ ₆</text:p>
          </table:table-cell>
          <table:table-cell table:style-name="Base10MiddleColumn" office:value-type="string" calcext:value-type="string">
            <text:p>0,96̅ ₁₀</text:p>
          </table:table-cell>
          <table:table-cell table:style-name="Base06" office:value-type="string" calcext:value-type="string">
            <text:p>0,54̅ ₆</text:p>
          </table:table-cell>
          <table:table-cell table:style-name="Base10GreyBackgroundMiddle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/>
          <table:table-cell table:style-name="Base10GreyBackgroundLineTitle" office:value-type="string" calcext:value-type="string">
            <text:p>30 ₁₀</text:p>
          </table:table-cell>
          <table:table-cell table:style-name="Base06GreyBackgroundLineTitle" office:value-type="string" calcext:value-type="string">
            <text:p>50 ₆</text:p>
          </table:table-cell>
          <table:table-cell table:style-name="Base10FirstColumn" office:value-type="string" calcext:value-type="string">
            <text:p>1,07̅1̅4̅ ̅2̅8̅5̅ ₁₀</text:p>
          </table:table-cell>
          <table:table-cell table:style-name="Base06" office:value-type="string" calcext:value-type="string">
            <text:p>1,02̅3̅ ₆</text:p>
          </table:table-cell>
          <table:table-cell table:style-name="Base10GreyBackgroundMiddleColumn" office:value-type="string" calcext:value-type="string">
            <text:p>1,0̅3̅4̅ ̅4̅8̅2̅ ̅7̅5̅8̅ ̅6̅2̅0̅ ̅6̅8̅9̅ ̅6̅5̅5̅ ̅1̅7̅2̅ ̅4̅1̅3̅ ̅7̅9̅3̅ ̅1̅ ₁₀</text:p>
          </table:table-cell>
          <table:table-cell table:style-name="Base06GreyBackground" office:value-type="string" calcext:value-type="string">
            <text:p>1,0̅1̅1̅2̅ ̅4̅0̅4̅5̅ ̅4̅4̅3̅1̅ ̅5̅1̅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1 ₁₀</text:p>
          </table:table-cell>
          <table:table-cell table:style-name="Base06LineTitle" office:value-type="string" calcext:value-type="string">
            <text:p>51 ₆</text:p>
          </table:table-cell>
          <table:table-cell table:style-name="Base10MiddleColumn" office:value-type="string" calcext:value-type="string">
            <text:p>0,903 225 806 451 ₁₀</text:p>
          </table:table-cell>
          <table:table-cell table:style-name="Base06" office:value-type="string" calcext:value-type="string">
            <text:p>0,5̅2̅3̅0̅ ̅3̅2̅ ₆</text:p>
          </table:table-cell>
          <table:table-cell table:style-name="Base10GreyBackgroundMiddleColumn" office:value-type="string" calcext:value-type="string">
            <text:p>0,935 483 870 967 ₁₀</text:p>
          </table:table-cell>
          <table:table-cell table:style-name="Base06GreyBackground" office:value-type="string" calcext:value-type="string">
            <text:p>0,5̅3̅4̅0̅ ̅2̅1̅ ₆</text:p>
          </table:table-cell>
          <table:table-cell table:style-name="Base10MiddleColumn" office:value-type="string" calcext:value-type="string">
            <text:p>0,967 741 935 483 ₁₀</text:p>
          </table:table-cell>
          <table:table-cell table:style-name="Base06" office:value-type="string" calcext:value-type="string">
            <text:p>0,5̅4̅5̅0̅ ̅1̅0̅ ₆</text:p>
          </table:table-cell>
          <table:table-cell/>
          <table:table-cell table:style-name="Base10LineTitle" office:value-type="string" calcext:value-type="string">
            <text:p>31 ₁₀</text:p>
          </table:table-cell>
          <table:table-cell table:style-name="Base06LineTitle" office:value-type="string" calcext:value-type="string">
            <text:p>51 ₆</text:p>
          </table:table-cell>
          <table:table-cell table:style-name="Base10GreyBackgroundFirstColumn" office:value-type="string" calcext:value-type="string">
            <text:p>1,107̅1̅4̅ ̅2̅8̅5̅ ₁₀</text:p>
          </table:table-cell>
          <table:table-cell table:style-name="Base06GreyBackground" office:value-type="string" calcext:value-type="string">
            <text:p>1,035̅0̅ ₆</text:p>
          </table:table-cell>
          <table:table-cell table:style-name="Base10MiddleColumn" office:value-type="string" calcext:value-type="string">
            <text:p>1,0̅6̅8̅ ̅9̅6̅5̅ ̅5̅1̅7̅ ̅2̅4̅1̅ ̅3̅7̅9̅ ̅3̅1̅0̅ ̅3̅4̅4̅ ̅8̅2̅7̅ ̅5̅8̅6̅ ̅2̅ ₁₀</text:p>
          </table:table-cell>
          <table:table-cell table:style-name="Base06" office:value-type="string" calcext:value-type="string">
            <text:p>1,0̅2̅2̅5̅ ̅2̅1̅3̅5̅ ̅3̅3̅0̅3̅ ̅4̅2̅ ₆</text:p>
          </table:table-cell>
          <table:table-cell table:style-name="Base10GreyBackgroundMiddleColumn" office:value-type="string" calcext:value-type="string">
            <text:p>1,03̅ ₁₀</text:p>
          </table:table-cell>
          <table:table-cell table:style-name="Base06GreyBackground" office:value-type="string" calcext:value-type="string">
            <text:p>1,01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2 ₁₀</text:p>
          </table:table-cell>
          <table:table-cell table:style-name="Base06GreyBackgroundLineTitle" office:value-type="string" calcext:value-type="string">
            <text:p>52 ₆</text:p>
          </table:table-cell>
          <table:table-cell table:style-name="Base10GreyBackgroundMiddleColumn" office:value-type="string" calcext:value-type="string">
            <text:p>0,875 ₁₀</text:p>
          </table:table-cell>
          <table:table-cell table:style-name="Base06GreyBackground" office:value-type="string" calcext:value-type="string">
            <text:p>0,513 ₆</text:p>
          </table:table-cell>
          <table:table-cell table:style-name="Base10MiddleColumn" office:value-type="string" calcext:value-type="string">
            <text:p>0,906 25 ₁₀</text:p>
          </table:table-cell>
          <table:table-cell table:style-name="Base06" office:value-type="string" calcext:value-type="string">
            <text:p>0,5234 3 ₆</text:p>
          </table:table-cell>
          <table:table-cell table:style-name="Base10GreyBackgroundMiddleColumn" office:value-type="string" calcext:value-type="string">
            <text:p>0,937 5 ₁₀</text:p>
          </table:table-cell>
          <table:table-cell table:style-name="Base06GreyBackground" office:value-type="string" calcext:value-type="string">
            <text:p>0,5343 ₆</text:p>
          </table:table-cell>
          <table:table-cell/>
          <table:table-cell table:style-name="Base10GreyBackgroundLineTitle" office:value-type="string" calcext:value-type="string">
            <text:p>32 ₁₀</text:p>
          </table:table-cell>
          <table:table-cell table:style-name="Base06GreyBackgroundLineTitle" office:value-type="string" calcext:value-type="string">
            <text:p>52 ₆</text:p>
          </table:table-cell>
          <table:table-cell table:style-name="Base10FirstColumn" office:value-type="string" calcext:value-type="string">
            <text:p>1,1̅4̅2̅ ̅8̅5̅7̅ ₁₀</text:p>
          </table:table-cell>
          <table:table-cell table:style-name="Base06" office:value-type="string" calcext:value-type="string">
            <text:p>1,0̅5̅ ₆</text:p>
          </table:table-cell>
          <table:table-cell table:style-name="Base10GreyBackgroundMiddleColumn" office:value-type="string" calcext:value-type="string">
            <text:p>1,1̅0̅3̅ ̅4̅4̅8̅ ̅2̅7̅5̅ ̅8̅6̅2̅ ̅0̅6̅8̅ ̅9̅6̅5̅ ̅5̅1̅7̅ ̅2̅4̅1̅ ̅3̅7̅9̅ ̅3̅ ₁₀</text:p>
          </table:table-cell>
          <table:table-cell table:style-name="Base06GreyBackground" office:value-type="string" calcext:value-type="string">
            <text:p>1,0̅3̅4̅2̅ ̅0̅2̅2̅5̅ ̅2̅1̅3̅5̅ ̅3̅3̅ ₆</text:p>
          </table:table-cell>
          <table:table-cell table:style-name="Base10MiddleColumn" office:value-type="string" calcext:value-type="string">
            <text:p>1,06̅ ₁₀</text:p>
          </table:table-cell>
          <table:table-cell table:style-name="Base06" office:value-type="string" calcext:value-type="string">
            <text:p>1,02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3 ₁₀</text:p>
          </table:table-cell>
          <table:table-cell table:style-name="Base06LineTitle" office:value-type="string" calcext:value-type="string">
            <text:p>53 ₆</text:p>
          </table:table-cell>
          <table:table-cell table:style-name="Base10MiddleColumn" office:value-type="string" calcext:value-type="string">
            <text:p>0,8̅4̅8̅ ̅4̅8̅4̅ ₁₀</text:p>
          </table:table-cell>
          <table:table-cell table:style-name="Base06" office:value-type="string" calcext:value-type="string">
            <text:p>0,50̅3̅1̅ ̅3̅4̅5̅2̅ ̅4̅2̅1̅ ₆</text:p>
          </table:table-cell>
          <table:table-cell table:style-name="Base10GreyBackgroundMiddleColumn" office:value-type="string" calcext:value-type="string">
            <text:p>0,8̅7̅8̅ ̅7̅8̅7̅ ₁₀</text:p>
          </table:table-cell>
          <table:table-cell table:style-name="Base06GreyBackground" office:value-type="string" calcext:value-type="string">
            <text:p>0,51̅3̅4̅ ̅5̅2̅4̅2̅ ̅1̅0̅3̅ ₆</text:p>
          </table:table-cell>
          <table:table-cell table:style-name="Base10MiddleColumn" office:value-type="string" calcext:value-type="string">
            <text:p>0,9̅0̅9̅ ̅0̅9̅0̅ ₁₀</text:p>
          </table:table-cell>
          <table:table-cell table:style-name="Base06" office:value-type="string" calcext:value-type="string">
            <text:p>0,5̅2̅4̅2̅ ̅1̅0̅3̅1̅ ̅3̅4̅ ₆</text:p>
          </table:table-cell>
          <table:table-cell/>
          <table:table-cell table:style-name="Base10LineTitle" office:value-type="string" calcext:value-type="string">
            <text:p>33 ₁₀</text:p>
          </table:table-cell>
          <table:table-cell table:style-name="Base06LineTitle" office:value-type="string" calcext:value-type="string">
            <text:p>53 ₆</text:p>
          </table:table-cell>
          <table:table-cell table:style-name="Base10GreyBackgroundFirstColumn" office:value-type="string" calcext:value-type="string">
            <text:p>1,178̅5̅7̅ ̅1̅4̅2̅ ₁₀</text:p>
          </table:table-cell>
          <table:table-cell table:style-name="Base06GreyBackground" office:value-type="string" calcext:value-type="string">
            <text:p>1,102̅3̅ ₆</text:p>
          </table:table-cell>
          <table:table-cell table:style-name="Base10MiddleColumn" office:value-type="string" calcext:value-type="string">
            <text:p>1,1̅3̅7̅ ̅9̅3̅1̅ ̅0̅3̅4̅ ̅4̅8̅2̅ ̅7̅5̅8̅ ̅6̅2̅0̅ ̅6̅8̅9̅ ̅6̅5̅5̅ ̅1̅7̅2̅ ̅4̅ ₁₀</text:p>
          </table:table-cell>
          <table:table-cell table:style-name="Base06" office:value-type="string" calcext:value-type="string">
            <text:p>1,0̅4̅5̅4̅ ̅4̅3̅1̅5̅ ̅1̅0̅1̅1̅ ̅2̅4̅ ₆</text:p>
          </table:table-cell>
          <table:table-cell table:style-name="Base10GreyBackgroundMiddleColumn" office:value-type="string" calcext:value-type="string">
            <text:p>1,1 ₁₀</text:p>
          </table:table-cell>
          <table:table-cell table:style-name="Base06GreyBackground" office:value-type="string" calcext:value-type="string">
            <text:p>1,03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4 ₁₀</text:p>
          </table:table-cell>
          <table:table-cell table:style-name="Base06GreyBackgroundLineTitle" office:value-type="string" calcext:value-type="string">
            <text:p>54 ₆</text:p>
          </table:table-cell>
          <table:table-cell table:style-name="Base10GreyBackgroundMiddleColumn" office:value-type="string" calcext:value-type="string">
            <text:p>0,823 529 411 764 ₁₀</text:p>
          </table:table-cell>
          <table:table-cell table:style-name="Base06GreyBackground" office:value-type="string" calcext:value-type="string">
            <text:p>0,4535 1433 1020 4122 ₆</text:p>
          </table:table-cell>
          <table:table-cell table:style-name="Base10MiddleColumn" office:value-type="string" calcext:value-type="string">
            <text:p>0,852 941 176 47 ₁₀</text:p>
          </table:table-cell>
          <table:table-cell table:style-name="Base06" office:value-type="string" calcext:value-type="string">
            <text:p>0,5041 2245 3514 331 ₆</text:p>
          </table:table-cell>
          <table:table-cell table:style-name="Base10GreyBackgroundMiddleColumn" office:value-type="string" calcext:value-type="string">
            <text:p>0,882 352 941 176 ₁₀</text:p>
          </table:table-cell>
          <table:table-cell table:style-name="Base06GreyBackground" office:value-type="string" calcext:value-type="string">
            <text:p>0,5143 3102 0412 2453 ₆</text:p>
          </table:table-cell>
          <table:table-cell/>
          <table:table-cell table:style-name="Base10GreyBackgroundLineTitle" office:value-type="string" calcext:value-type="string">
            <text:p>34 ₁₀</text:p>
          </table:table-cell>
          <table:table-cell table:style-name="Base06GreyBackgroundLineTitle" office:value-type="string" calcext:value-type="string">
            <text:p>54 ₆</text:p>
          </table:table-cell>
          <table:table-cell table:style-name="Base10FirstColumn" office:value-type="string" calcext:value-type="string">
            <text:p>1,21̅4̅2̅ ̅8̅5̅7̅ ₁₀</text:p>
          </table:table-cell>
          <table:table-cell table:style-name="Base06" office:value-type="string" calcext:value-type="string">
            <text:p>1,11̅4̅ ₆</text:p>
          </table:table-cell>
          <table:table-cell table:style-name="Base10GreyBackgroundMiddleColumn" office:value-type="string" calcext:value-type="string">
            <text:p>1,1̅7̅2̅ ̅4̅1̅3̅ ̅7̅9̅3̅ ̅1̅0̅3̅ ̅4̅4̅8̅ ̅2̅7̅5̅ ̅8̅6̅2̅ ̅0̅6̅8̅ ̅9̅6̅5̅ ̅5̅ ₁₀</text:p>
          </table:table-cell>
          <table:table-cell table:style-name="Base06GreyBackground" office:value-type="string" calcext:value-type="string">
            <text:p>1,1̅0̅1̅1̅ ̅2̅4̅0̅4̅ ̅5̅4̅4̅3̅ ̅1̅5̅ ₆</text:p>
          </table:table-cell>
          <table:table-cell table:style-name="Base10MiddleColumn" office:value-type="string" calcext:value-type="string">
            <text:p>1,13̅ ₁₀</text:p>
          </table:table-cell>
          <table:table-cell table:style-name="Base06" office:value-type="string" calcext:value-type="string">
            <text:p>1,04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5 ₁₀</text:p>
          </table:table-cell>
          <table:table-cell table:style-name="Base06LineTitle" office:value-type="string" calcext:value-type="string">
            <text:p>55 ₆</text:p>
          </table:table-cell>
          <table:table-cell table:style-name="Base10MiddleColumn" office:value-type="string" calcext:value-type="string">
            <text:p>0,8 ₁₀</text:p>
          </table:table-cell>
          <table:table-cell table:style-name="Base06" office:value-type="string" calcext:value-type="string">
            <text:p>0,4̅ ₆</text:p>
          </table:table-cell>
          <table:table-cell table:style-name="Base10GreyBackgroundMiddleColumn" office:value-type="string" calcext:value-type="string">
            <text:p>0,82̅8̅ ̅5̅7̅1̅ ̅4̅ ₁₀</text:p>
          </table:table-cell>
          <table:table-cell table:style-name="Base06GreyBackground" office:value-type="string" calcext:value-type="string">
            <text:p>0,4̅5̅ ₆</text:p>
          </table:table-cell>
          <table:table-cell table:style-name="Base10MiddleColumn" office:value-type="string" calcext:value-type="string">
            <text:p>0,8̅5̅7̅ ̅1̅4̅2̅ ₁₀</text:p>
          </table:table-cell>
          <table:table-cell table:style-name="Base06" office:value-type="string" calcext:value-type="string">
            <text:p>0,5̅0̅ ₆</text:p>
          </table:table-cell>
          <table:table-cell/>
          <table:table-cell table:style-name="Base10LineTitle" office:value-type="string" calcext:value-type="string">
            <text:p>35 ₁₀</text:p>
          </table:table-cell>
          <table:table-cell table:style-name="Base06LineTitle" office:value-type="string" calcext:value-type="string">
            <text:p>55 ₆</text:p>
          </table:table-cell>
          <table:table-cell table:style-name="Base10GreyBackgroundFirstColumn" office:value-type="string" calcext:value-type="string">
            <text:p>1,25 ₁₀</text:p>
          </table:table-cell>
          <table:table-cell table:style-name="Base06GreyBackground" office:value-type="string" calcext:value-type="string">
            <text:p>1,13 ₆</text:p>
          </table:table-cell>
          <table:table-cell table:style-name="Base10MiddleColumn" office:value-type="string" calcext:value-type="string">
            <text:p>1,2̅0̅6̅ ̅8̅9̅6̅ ̅5̅5̅1̅ ̅7̅2̅4̅ ̅1̅3̅7̅ ̅9̅3̅1̅ ̅0̅3̅4̅ ̅4̅8̅2̅ ̅7̅5̅8̅ ̅6̅ ₁₀</text:p>
          </table:table-cell>
          <table:table-cell table:style-name="Base06" office:value-type="string" calcext:value-type="string">
            <text:p>1,1̅1̅2̅4̅ ̅0̅4̅5̅4̅ ̅4̅3̅1̅5̅ ̅1̅0̅ ₆</text:p>
          </table:table-cell>
          <table:table-cell table:style-name="Base10GreyBackgroundMiddleColumn" office:value-type="string" calcext:value-type="string">
            <text:p>1,16̅ ₁₀</text:p>
          </table:table-cell>
          <table:table-cell table:style-name="Base06GreyBackground" office:value-type="string" calcext:value-type="string">
            <text:p>1,1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6 ₁₀</text:p>
          </table:table-cell>
          <table:table-cell table:style-name="Base06GreyBackgroundLineTitle" office:value-type="string" calcext:value-type="string">
            <text:p>100 ₆</text:p>
          </table:table-cell>
          <table:table-cell table:style-name="Base10GreyBackgroundMiddleColumn" office:value-type="string" calcext:value-type="string">
            <text:p>0,7̅ ₁₀</text:p>
          </table:table-cell>
          <table:table-cell table:style-name="Base06GreyBackground" office:value-type="string" calcext:value-type="string">
            <text:p>0,4̅ ₆</text:p>
          </table:table-cell>
          <table:table-cell table:style-name="Base10MiddleColumn" office:value-type="string" calcext:value-type="string">
            <text:p>0,805̅ ₁₀</text:p>
          </table:table-cell>
          <table:table-cell table:style-name="Base06" office:value-type="string" calcext:value-type="string">
            <text:p>0,45 ₆</text:p>
          </table:table-cell>
          <table:table-cell table:style-name="Base10GreyBackgroundMiddleColumn" office:value-type="string" calcext:value-type="string">
            <text:p>0,83̅ ₁₀</text:p>
          </table:table-cell>
          <table:table-cell table:style-name="Base06GreyBackground" office:value-type="string" calcext:value-type="string">
            <text:p>0,5 ₆</text:p>
          </table:table-cell>
          <table:table-cell/>
          <table:table-cell table:style-name="Base10GreyBackgroundLineTitle" office:value-type="string" calcext:value-type="string">
            <text:p>36 ₁₀</text:p>
          </table:table-cell>
          <table:table-cell table:style-name="Base06GreyBackgroundLineTitle" office:value-type="string" calcext:value-type="string">
            <text:p>100 ₆</text:p>
          </table:table-cell>
          <table:table-cell table:style-name="Base10FirstColumn" office:value-type="string" calcext:value-type="string">
            <text:p>1,2̅8̅5̅ ̅7̅1̅4̅ ₁₀</text:p>
          </table:table-cell>
          <table:table-cell table:style-name="Base06" office:value-type="string" calcext:value-type="string">
            <text:p>1,1̅4̅ ₆</text:p>
          </table:table-cell>
          <table:table-cell table:style-name="Base10GreyBackgroundMiddleColumn" office:value-type="string" calcext:value-type="string">
            <text:p>1,2̅4̅1̅ ̅3̅7̅9̅ ̅3̅1̅0̅ ̅3̅4̅4̅ ̅8̅2̅7̅ ̅5̅8̅6̅ ̅2̅0̅6̅ ̅8̅9̅6̅ ̅5̅5̅1̅ ̅7̅ ₁₀</text:p>
          </table:table-cell>
          <table:table-cell table:style-name="Base06GreyBackground" office:value-type="string" calcext:value-type="string">
            <text:p>1,1̅2̅4̅0̅ ̅4̅5̅4̅4̅ ̅3̅1̅5̅1̅ ̅0̅1̅ ₆</text:p>
          </table:table-cell>
          <table:table-cell table:style-name="Base10MiddleColumn" office:value-type="string" calcext:value-type="string">
            <text:p>1,2 ₁₀</text:p>
          </table:table-cell>
          <table:table-cell table:style-name="Base06" office:value-type="string" calcext:value-type="string">
            <text:p>1,1̅ ₆</text:p>
          </table:table-cell>
          <table:table-cell table:number-columns-repeated="16345"/>
        </table:table-row>
        <table:table-row table:style-name="ro3" table:number-rows-repeated="2">
          <table:table-cell table:number-columns-repeated="16362"/>
        </table:table-row>
        <table:table-row table:style-name="ro1">
          <table:table-cell table:style-name="Heading" table:formula="of:=[.$A$1]" office:value-type="string" office:string-value="DIVISÃO" calcext:value-type="string" table:number-columns-spanned="17" table:number-rows-spanned="1">
            <text:p>DIVISÃO</text:p>
          </table:table-cell>
          <table:covered-table-cell table:number-columns-repeated="16" table:style-name="Heading"/>
          <table:table-cell table:number-columns-repeated="16345"/>
        </table:table-row>
        <table:table-row table:style-name="ro2">
          <table:table-cell table:style-name="Heading_20_2" table:formula="of:=[.$A$2]" office:value-type="string" office:string-value="COLUNA ÷ LINHA" calcext:value-type="string" table:number-columns-spanned="8" table:number-rows-spanned="1">
            <text:p>COLUNA ÷ LINHA</text:p>
          </table:table-cell>
          <table:covered-table-cell table:number-columns-repeated="7"/>
          <table:table-cell/>
          <table:table-cell table:style-name="Heading_20_2" table:formula="of:=[.$J$2]" office:value-type="string" office:string-value="LINHA ÷ COLUNA" calcext:value-type="string" table:number-columns-spanned="8" table:number-rows-spanned="1">
            <text:p>LINHA ÷ COLUNA</text:p>
          </table:table-cell>
          <table:covered-table-cell table:number-columns-repeated="7" table:style-name="Heading_20_2"/>
          <table:table-cell table:number-columns-repeated="16345"/>
        </table:table-row>
        <table:table-row table:style-name="ro3" table:number-rows-repeated="2">
          <table:table-cell table:number-columns-repeated="16362"/>
        </table:table-row>
        <table:table-row table:style-name="ro3">
          <table:table-cell table:number-columns-repeated="2"/>
          <table:table-cell table:style-name="Base10ColumnTitle" office:value-type="string" calcext:value-type="string">
            <text:p>31 ₁₀</text:p>
          </table:table-cell>
          <table:table-cell table:style-name="Base06ColumnTitle" office:value-type="string" calcext:value-type="string">
            <text:p>51 ₆</text:p>
          </table:table-cell>
          <table:table-cell table:style-name="Base10GreyBackgroundColumnTitle" office:value-type="string" calcext:value-type="string">
            <text:p>32 ₁₀</text:p>
          </table:table-cell>
          <table:table-cell table:style-name="Base06GreyBackgroundColumnTitle" office:value-type="string" calcext:value-type="string">
            <text:p>52 ₆</text:p>
          </table:table-cell>
          <table:table-cell table:style-name="Base10ColumnTitle" office:value-type="string" calcext:value-type="string">
            <text:p>33 ₁₀</text:p>
          </table:table-cell>
          <table:table-cell table:style-name="Base06ColumnTitle" office:value-type="string" calcext:value-type="string">
            <text:p>53 ₆</text:p>
          </table:table-cell>
          <table:table-cell table:number-columns-repeated="3"/>
          <table:table-cell table:style-name="Base10GreyBackgroundColumnTitle" office:value-type="string" calcext:value-type="string">
            <text:p>31 ₁₀</text:p>
          </table:table-cell>
          <table:table-cell table:style-name="Base06GreyBackgroundColumnTitle" office:value-type="string" calcext:value-type="string">
            <text:p>51 ₆</text:p>
          </table:table-cell>
          <table:table-cell table:style-name="Base10ColumnTitle" office:value-type="string" calcext:value-type="string">
            <text:p>32 ₁₀</text:p>
          </table:table-cell>
          <table:table-cell table:style-name="Base06ColumnTitle" office:value-type="string" calcext:value-type="string">
            <text:p>52 ₆</text:p>
          </table:table-cell>
          <table:table-cell table:style-name="Base10GreyBackgroundColumnTitle" office:value-type="string" calcext:value-type="string">
            <text:p>33 ₁₀</text:p>
          </table:table-cell>
          <table:table-cell table:style-name="Base06GreyBackgroundColumnTitle" office:value-type="string" calcext:value-type="string">
            <text:p>53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 ₁₀</text:p>
          </table:table-cell>
          <table:table-cell table:style-name="Base06LineTitle" office:value-type="string" calcext:value-type="string">
            <text:p>1 ₆</text:p>
          </table:table-cell>
          <table:table-cell table:style-name="Base10GreyBackgroundFirstColumn" office:value-type="string" calcext:value-type="string">
            <text:p>31 ₁₀</text:p>
          </table:table-cell>
          <table:table-cell table:style-name="Base06GreyBackground" office:value-type="string" calcext:value-type="string">
            <text:p>51 ₆</text:p>
          </table:table-cell>
          <table:table-cell table:style-name="Base10MiddleColumn" office:value-type="string" calcext:value-type="string">
            <text:p>32 ₁₀</text:p>
          </table:table-cell>
          <table:table-cell table:style-name="Base06" office:value-type="string" calcext:value-type="string">
            <text:p>52 ₆</text:p>
          </table:table-cell>
          <table:table-cell table:style-name="Base10GreyBackgroundMiddleColumn" office:value-type="string" calcext:value-type="string">
            <text:p>33 ₁₀</text:p>
          </table:table-cell>
          <table:table-cell table:style-name="Base06GreyBackground" office:value-type="string" calcext:value-type="string">
            <text:p>53 ₆</text:p>
          </table:table-cell>
          <table:table-cell/>
          <table:table-cell table:style-name="Base10LineTitle" office:value-type="string" calcext:value-type="string">
            <text:p>1 ₁₀</text:p>
          </table:table-cell>
          <table:table-cell table:style-name="Base06LineTitle" office:value-type="string" calcext:value-type="string">
            <text:p>1 ₆</text:p>
          </table:table-cell>
          <table:table-cell table:style-name="Base10MiddleColumn" office:value-type="string" calcext:value-type="string">
            <text:p>0,0̅3̅2̅ ̅2̅5̅8̅ ̅0̅6̅4̅ ̅5̅1̅6̅ ̅1̅2̅9̅ ₁₀</text:p>
          </table:table-cell>
          <table:table-cell table:style-name="Base06" office:value-type="string" calcext:value-type="string">
            <text:p>0,0̅1̅0̅5̅ ̅4̅5̅ ₆</text:p>
          </table:table-cell>
          <table:table-cell table:style-name="Base10GreyBackgroundMiddleColumn" office:value-type="string" calcext:value-type="string">
            <text:p>0,03125 ₁₀</text:p>
          </table:table-cell>
          <table:table-cell table:style-name="Base06GreyBackground" office:value-type="string" calcext:value-type="string">
            <text:p>0,01043 ₆</text:p>
          </table:table-cell>
          <table:table-cell table:style-name="Base10MiddleColumn" office:value-type="string" calcext:value-type="string">
            <text:p>0,0̅3̅ ₁₀</text:p>
          </table:table-cell>
          <table:table-cell table:style-name="Base06" office:value-type="string" calcext:value-type="string">
            <text:p>0,01̅0̅3̅1̅ ̅3̅4̅5̅2̅ ̅4̅2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 ₁₀</text:p>
          </table:table-cell>
          <table:table-cell table:style-name="Base06GreyBackgroundLineTitle" office:value-type="string" calcext:value-type="string">
            <text:p>2 ₆</text:p>
          </table:table-cell>
          <table:table-cell table:style-name="Base10FirstColumn" office:value-type="string" calcext:value-type="string">
            <text:p>15,5 ₁₀</text:p>
          </table:table-cell>
          <table:table-cell table:style-name="Base06" office:value-type="string" calcext:value-type="string">
            <text:p>23,3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6,5 ₁₀</text:p>
          </table:table-cell>
          <table:table-cell table:style-name="Base06" office:value-type="string" calcext:value-type="string">
            <text:p>24,3 ₆</text:p>
          </table:table-cell>
          <table:table-cell/>
          <table:table-cell table:style-name="Base10GreyBackgroundLineTitle" office:value-type="string" calcext:value-type="string">
            <text:p>2 ₁₀</text:p>
          </table:table-cell>
          <table:table-cell table:style-name="Base06GreyBackgroundLineTitle" office:value-type="string" calcext:value-type="string">
            <text:p>2 ₆</text:p>
          </table:table-cell>
          <table:table-cell table:style-name="Base10GreyBackgroundMiddleColumn" office:value-type="string" calcext:value-type="string">
            <text:p>0,0̅6̅4̅ ̅5̅1̅6̅ ̅1̅2̅9̅ ̅0̅3̅2̅ ̅2̅5̅8̅ ₁₀</text:p>
          </table:table-cell>
          <table:table-cell table:style-name="Base06GreyBackground" office:value-type="string" calcext:value-type="string">
            <text:p>0,0̅2̅1̅5̅ ̅3̅4̅ ₆</text:p>
          </table:table-cell>
          <table:table-cell table:style-name="Base10MiddleColumn" office:value-type="string" calcext:value-type="string">
            <text:p>0,0625 ₁₀</text:p>
          </table:table-cell>
          <table:table-cell table:style-name="Base06" office:value-type="string" calcext:value-type="string">
            <text:p>0,0213 ₆</text:p>
          </table:table-cell>
          <table:table-cell table:style-name="Base10GreyBackgroundMiddleColumn" office:value-type="string" calcext:value-type="string">
            <text:p>0,0̅6̅ ₁₀</text:p>
          </table:table-cell>
          <table:table-cell table:style-name="Base06GreyBackground" office:value-type="string" calcext:value-type="string">
            <text:p>0,02̅1̅0̅3̅ ̅1̅3̅4̅5̅ ̅2̅4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 ₁₀</text:p>
          </table:table-cell>
          <table:table-cell table:style-name="Base06LineTitle" office:value-type="string" calcext:value-type="string">
            <text:p>3 ₆</text:p>
          </table:table-cell>
          <table:table-cell table:style-name="Base10GreyBackgroundFirstColumn" office:value-type="string" calcext:value-type="string">
            <text:p>10,3̅ ₁₀</text:p>
          </table:table-cell>
          <table:table-cell table:style-name="Base06GreyBackground" office:value-type="string" calcext:value-type="string">
            <text:p>14,2 ₆</text:p>
          </table:table-cell>
          <table:table-cell table:style-name="Base10MiddleColumn" office:value-type="string" calcext:value-type="string">
            <text:p>10,6̅ ₁₀</text:p>
          </table:table-cell>
          <table:table-cell table:style-name="Base06" office:value-type="string" calcext:value-type="string">
            <text:p>14,4 ₆</text:p>
          </table:table-cell>
          <table:table-cell table:style-name="Base10GreyBackgroundMiddleColumn" office:value-type="string" calcext:value-type="string">
            <text:p>11 ₁₀</text:p>
          </table:table-cell>
          <table:table-cell table:style-name="Base06GreyBackground" office:value-type="string" calcext:value-type="string">
            <text:p>15 ₆</text:p>
          </table:table-cell>
          <table:table-cell/>
          <table:table-cell table:style-name="Base10LineTitle" office:value-type="string" calcext:value-type="string">
            <text:p>3 ₁₀</text:p>
          </table:table-cell>
          <table:table-cell table:style-name="Base06LineTitle" office:value-type="string" calcext:value-type="string">
            <text:p>3 ₆</text:p>
          </table:table-cell>
          <table:table-cell table:style-name="Base10MiddleColumn" office:value-type="string" calcext:value-type="string">
            <text:p>0,0̅9̅6̅ ̅7̅7̅4̅ ̅1̅9̅3̅ ̅5̅4̅8̅ ̅3̅8̅7̅ ₁₀</text:p>
          </table:table-cell>
          <table:table-cell table:style-name="Base06" office:value-type="string" calcext:value-type="string">
            <text:p>0,0̅3̅2̅5̅ ̅2̅3̅ ₆</text:p>
          </table:table-cell>
          <table:table-cell table:style-name="Base10GreyBackgroundMiddleColumn" office:value-type="string" calcext:value-type="string">
            <text:p>0,09375 ₁₀</text:p>
          </table:table-cell>
          <table:table-cell table:style-name="Base06GreyBackground" office:value-type="string" calcext:value-type="string">
            <text:p>0,03213 ₆</text:p>
          </table:table-cell>
          <table:table-cell table:style-name="Base10MiddleColumn" office:value-type="string" calcext:value-type="string">
            <text:p>0,0̅9̅ ₁₀</text:p>
          </table:table-cell>
          <table:table-cell table:style-name="Base06" office:value-type="string" calcext:value-type="string">
            <text:p>0,0̅3̅1̅3̅ ̅4̅5̅2̅4̅ ̅2̅1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4 ₁₀</text:p>
          </table:table-cell>
          <table:table-cell table:style-name="Base06GreyBackgroundLineTitle" office:value-type="string" calcext:value-type="string">
            <text:p>4 ₆</text:p>
          </table:table-cell>
          <table:table-cell table:style-name="Base10FirstColumn" office:value-type="string" calcext:value-type="string">
            <text:p>7,75 ₁₀</text:p>
          </table:table-cell>
          <table:table-cell table:style-name="Base06" office:value-type="string" calcext:value-type="string">
            <text:p>11,43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8,25 ₁₀</text:p>
          </table:table-cell>
          <table:table-cell table:style-name="Base06" office:value-type="string" calcext:value-type="string">
            <text:p>12,13 ₆</text:p>
          </table:table-cell>
          <table:table-cell/>
          <table:table-cell table:style-name="Base10GreyBackgroundLineTitle" office:value-type="string" calcext:value-type="string">
            <text:p>4 ₁₀</text:p>
          </table:table-cell>
          <table:table-cell table:style-name="Base06GreyBackgroundLineTitle" office:value-type="string" calcext:value-type="string">
            <text:p>4 ₆</text:p>
          </table:table-cell>
          <table:table-cell table:style-name="Base10GreyBackgroundMiddleColumn" office:value-type="string" calcext:value-type="string">
            <text:p>0,1̅2̅9̅ ̅0̅3̅2̅ ̅2̅5̅8̅ ̅0̅6̅4̅ ̅5̅1̅6̅ ₁₀</text:p>
          </table:table-cell>
          <table:table-cell table:style-name="Base06GreyBackground" office:value-type="string" calcext:value-type="string">
            <text:p>0,0̅4̅3̅5̅ ̅1̅2̅ ₆</text:p>
          </table:table-cell>
          <table:table-cell table:style-name="Base10MiddleColumn" office:value-type="string" calcext:value-type="string">
            <text:p>0,125 ₁₀</text:p>
          </table:table-cell>
          <table:table-cell table:style-name="Base06" office:value-type="string" calcext:value-type="string">
            <text:p>0,043 ₆</text:p>
          </table:table-cell>
          <table:table-cell table:style-name="Base10GreyBackgroundMiddleColumn" office:value-type="string" calcext:value-type="string">
            <text:p>0,1̅2̅ ₁₀</text:p>
          </table:table-cell>
          <table:table-cell table:style-name="Base06GreyBackground" office:value-type="string" calcext:value-type="string">
            <text:p>0,04̅2̅1̅0̅ ̅3̅1̅3̅4̅ ̅5̅2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5 ₁₀</text:p>
          </table:table-cell>
          <table:table-cell table:style-name="Base06LineTitle" office:value-type="string" calcext:value-type="string">
            <text:p>5 ₆</text:p>
          </table:table-cell>
          <table:table-cell table:style-name="Base10GreyBackgroundFirstColumn" office:value-type="string" calcext:value-type="string">
            <text:p>6,2 ₁₀</text:p>
          </table:table-cell>
          <table:table-cell table:style-name="Base06GreyBackground" office:value-type="string" calcext:value-type="string">
            <text:p>10,1̅ ₆</text:p>
          </table:table-cell>
          <table:table-cell table:style-name="Base10MiddleColumn" office:value-type="string" calcext:value-type="string">
            <text:p>6,4 ₁₀</text:p>
          </table:table-cell>
          <table:table-cell table:style-name="Base06" office:value-type="string" calcext:value-type="string">
            <text:p>10,2̅ ₆</text:p>
          </table:table-cell>
          <table:table-cell table:style-name="Base10GreyBackgroundMiddleColumn" office:value-type="string" calcext:value-type="string">
            <text:p>6,6 ₁₀</text:p>
          </table:table-cell>
          <table:table-cell table:style-name="Base06GreyBackground" office:value-type="string" calcext:value-type="string">
            <text:p>10,3̅ ₆</text:p>
          </table:table-cell>
          <table:table-cell/>
          <table:table-cell table:style-name="Base10LineTitle" office:value-type="string" calcext:value-type="string">
            <text:p>5 ₁₀</text:p>
          </table:table-cell>
          <table:table-cell table:style-name="Base06LineTitle" office:value-type="string" calcext:value-type="string">
            <text:p>5 ₆</text:p>
          </table:table-cell>
          <table:table-cell table:style-name="Base10MiddleColumn" office:value-type="string" calcext:value-type="string">
            <text:p>0,1̅6̅1̅ ̅2̅9̅0̅ ̅3̅2̅2̅ ̅5̅8̅0̅ ̅6̅4̅5̅ ₁₀</text:p>
          </table:table-cell>
          <table:table-cell table:style-name="Base06" office:value-type="string" calcext:value-type="string">
            <text:p>0,0̅5̅4̅5̅ ̅0̅1̅ ₆</text:p>
          </table:table-cell>
          <table:table-cell table:style-name="Base10GreyBackgroundMiddleColumn" office:value-type="string" calcext:value-type="string">
            <text:p>0,15625 ₁₀</text:p>
          </table:table-cell>
          <table:table-cell table:style-name="Base06GreyBackground" office:value-type="string" calcext:value-type="string">
            <text:p>0,05343 ₆</text:p>
          </table:table-cell>
          <table:table-cell table:style-name="Base10MiddleColumn" office:value-type="string" calcext:value-type="string">
            <text:p>0,1̅5̅ ₁₀</text:p>
          </table:table-cell>
          <table:table-cell table:style-name="Base06" office:value-type="string" calcext:value-type="string">
            <text:p>0,05̅2̅4̅2̅ ̅1̅0̅3̅1̅ ̅3̅4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6 ₁₀</text:p>
          </table:table-cell>
          <table:table-cell table:style-name="Base06GreyBackgroundLineTitle" office:value-type="string" calcext:value-type="string">
            <text:p>10 ₆</text:p>
          </table:table-cell>
          <table:table-cell table:style-name="Base10FirstColumn" office:value-type="string" calcext:value-type="string">
            <text:p>5,16̅ ₁₀</text:p>
          </table:table-cell>
          <table:table-cell table:style-name="Base06" office:value-type="string" calcext:value-type="string">
            <text:p>5,1 ₆</text:p>
          </table:table-cell>
          <table:table-cell table:style-name="Base10GreyBackgroundMiddleColumn" office:value-type="string" calcext:value-type="string">
            <text:p>5,3̅ ₁₀</text:p>
          </table:table-cell>
          <table:table-cell table:style-name="Base06GreyBackground" office:value-type="string" calcext:value-type="string">
            <text:p>5,2 ₆</text:p>
          </table:table-cell>
          <table:table-cell table:style-name="Base10MiddleColumn" office:value-type="string" calcext:value-type="string">
            <text:p>5,5 ₁₀</text:p>
          </table:table-cell>
          <table:table-cell table:style-name="Base06" office:value-type="string" calcext:value-type="string">
            <text:p>5,3 ₆</text:p>
          </table:table-cell>
          <table:table-cell/>
          <table:table-cell table:style-name="Base10GreyBackgroundLineTitle" office:value-type="string" calcext:value-type="string">
            <text:p>6 ₁₀</text:p>
          </table:table-cell>
          <table:table-cell table:style-name="Base06GreyBackgroundLineTitle" office:value-type="string" calcext:value-type="string">
            <text:p>10 ₆</text:p>
          </table:table-cell>
          <table:table-cell table:style-name="Base10GreyBackgroundMiddleColumn" office:value-type="string" calcext:value-type="string">
            <text:p>0,1̅9̅3̅ ̅5̅4̅8̅ ̅3̅8̅7̅ ̅0̅9̅6̅ ̅7̅7̅4̅ ₁₀</text:p>
          </table:table-cell>
          <table:table-cell table:style-name="Base06GreyBackground" office:value-type="string" calcext:value-type="string">
            <text:p>0,1̅0̅5̅4̅ ̅5̅0̅ ₆</text:p>
          </table:table-cell>
          <table:table-cell table:style-name="Base10MiddleColumn" office:value-type="string" calcext:value-type="string">
            <text:p>0,1875 ₁₀</text:p>
          </table:table-cell>
          <table:table-cell table:style-name="Base06" office:value-type="string" calcext:value-type="string">
            <text:p>0,1043 ₆</text:p>
          </table:table-cell>
          <table:table-cell table:style-name="Base10GreyBackgroundMiddleColumn" office:value-type="string" calcext:value-type="string">
            <text:p>0,1̅8̅ ₁₀</text:p>
          </table:table-cell>
          <table:table-cell table:style-name="Base06GreyBackground" office:value-type="string" calcext:value-type="string">
            <text:p>0,1̅0̅3̅1̅ ̅3̅4̅5̅2̅ ̅4̅2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7 ₁₀</text:p>
          </table:table-cell>
          <table:table-cell table:style-name="Base06LineTitle" office:value-type="string" calcext:value-type="string">
            <text:p>11 ₆</text:p>
          </table:table-cell>
          <table:table-cell table:style-name="Base10GreyBackgroundFirstColumn" office:value-type="string" calcext:value-type="string">
            <text:p>4,4̅2̅8̅ ̅5̅7̅1̅ ₁₀</text:p>
          </table:table-cell>
          <table:table-cell table:style-name="Base06GreyBackground" office:value-type="string" calcext:value-type="string">
            <text:p>4,2̅3̅ ₆</text:p>
          </table:table-cell>
          <table:table-cell table:style-name="Base10MiddleColumn" office:value-type="string" calcext:value-type="string">
            <text:p>4,5̅7̅1̅ ̅4̅2̅8̅ ₁₀</text:p>
          </table:table-cell>
          <table:table-cell table:style-name="Base06" office:value-type="string" calcext:value-type="string">
            <text:p>4,3̅2̅ ₆</text:p>
          </table:table-cell>
          <table:table-cell table:style-name="Base10GreyBackgroundMiddleColumn" office:value-type="string" calcext:value-type="string">
            <text:p>4,7̅1̅4̅ ̅2̅8̅5̅ ₁₀</text:p>
          </table:table-cell>
          <table:table-cell table:style-name="Base06GreyBackground" office:value-type="string" calcext:value-type="string">
            <text:p>4,4̅1̅ ₆</text:p>
          </table:table-cell>
          <table:table-cell/>
          <table:table-cell table:style-name="Base10LineTitle" office:value-type="string" calcext:value-type="string">
            <text:p>7 ₁₀</text:p>
          </table:table-cell>
          <table:table-cell table:style-name="Base06LineTitle" office:value-type="string" calcext:value-type="string">
            <text:p>11 ₆</text:p>
          </table:table-cell>
          <table:table-cell table:style-name="Base10MiddleColumn" office:value-type="string" calcext:value-type="string">
            <text:p>0,2̅2̅5̅ ̅8̅0̅6̅ ̅4̅5̅1̅ ̅6̅1̅2̅ ̅9̅0̅3̅ ₁₀</text:p>
          </table:table-cell>
          <table:table-cell table:style-name="Base06" office:value-type="string" calcext:value-type="string">
            <text:p>0,1̅2̅0̅4̅ ̅3̅5̅ ₆</text:p>
          </table:table-cell>
          <table:table-cell table:style-name="Base10GreyBackgroundMiddleColumn" office:value-type="string" calcext:value-type="string">
            <text:p>0,21875 ₁₀</text:p>
          </table:table-cell>
          <table:table-cell table:style-name="Base06GreyBackground" office:value-type="string" calcext:value-type="string">
            <text:p>0,11513 ₆</text:p>
          </table:table-cell>
          <table:table-cell table:style-name="Base10MiddleColumn" office:value-type="string" calcext:value-type="string">
            <text:p>0,2̅1̅ ₁₀</text:p>
          </table:table-cell>
          <table:table-cell table:style-name="Base06" office:value-type="string" calcext:value-type="string">
            <text:p>0,11̅3̅4̅5̅ ̅2̅4̅2̅1̅ ̅0̅3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8 ₁₀</text:p>
          </table:table-cell>
          <table:table-cell table:style-name="Base06GreyBackgroundLineTitle" office:value-type="string" calcext:value-type="string">
            <text:p>12 ₆</text:p>
          </table:table-cell>
          <table:table-cell table:style-name="Base10FirstColumn" office:value-type="string" calcext:value-type="string">
            <text:p>3,875 ₁₀</text:p>
          </table:table-cell>
          <table:table-cell table:style-name="Base06" office:value-type="string" calcext:value-type="string">
            <text:p>3,513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4,125 ₁₀</text:p>
          </table:table-cell>
          <table:table-cell table:style-name="Base06" office:value-type="string" calcext:value-type="string">
            <text:p>4,043 ₆</text:p>
          </table:table-cell>
          <table:table-cell/>
          <table:table-cell table:style-name="Base10GreyBackgroundLineTitle" office:value-type="string" calcext:value-type="string">
            <text:p>8 ₁₀</text:p>
          </table:table-cell>
          <table:table-cell table:style-name="Base06GreyBackgroundLineTitle" office:value-type="string" calcext:value-type="string">
            <text:p>12 ₆</text:p>
          </table:table-cell>
          <table:table-cell table:style-name="Base10GreyBackgroundMiddleColumn" office:value-type="string" calcext:value-type="string">
            <text:p>0,2̅5̅8̅ ̅0̅6̅4̅ ̅5̅1̅6̅ ̅1̅2̅9̅ ̅0̅3̅2̅ ₁₀</text:p>
          </table:table-cell>
          <table:table-cell table:style-name="Base06GreyBackground" office:value-type="string" calcext:value-type="string">
            <text:p>0,1̅3̅1̅4̅ ̅2̅4̅ ₆</text:p>
          </table:table-cell>
          <table:table-cell table:style-name="Base10MiddleColumn" office:value-type="string" calcext:value-type="string">
            <text:p>0,25 ₁₀</text:p>
          </table:table-cell>
          <table:table-cell table:style-name="Base06" office:value-type="string" calcext:value-type="string">
            <text:p>0,13 ₆</text:p>
          </table:table-cell>
          <table:table-cell table:style-name="Base10GreyBackgroundMiddleColumn" office:value-type="string" calcext:value-type="string">
            <text:p>0,2̅4̅ ₁₀</text:p>
          </table:table-cell>
          <table:table-cell table:style-name="Base06GreyBackground" office:value-type="string" calcext:value-type="string">
            <text:p>0,12̅4̅2̅1̅ ̅0̅3̅1̅3̅ ̅4̅5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9 ₁₀</text:p>
          </table:table-cell>
          <table:table-cell table:style-name="Base06LineTitle" office:value-type="string" calcext:value-type="string">
            <text:p>13 ₆</text:p>
          </table:table-cell>
          <table:table-cell table:style-name="Base10GreyBackgroundFirstColumn" office:value-type="string" calcext:value-type="string">
            <text:p>3,4̅ ₁₀</text:p>
          </table:table-cell>
          <table:table-cell table:style-name="Base06GreyBackground" office:value-type="string" calcext:value-type="string">
            <text:p>3,24 ₆</text:p>
          </table:table-cell>
          <table:table-cell table:style-name="Base10MiddleColumn" office:value-type="string" calcext:value-type="string">
            <text:p>3,5̅ ₁₀</text:p>
          </table:table-cell>
          <table:table-cell table:style-name="Base06" office:value-type="string" calcext:value-type="string">
            <text:p>3,32 ₆</text:p>
          </table:table-cell>
          <table:table-cell table:style-name="Base10GreyBackgroundMiddleColumn" office:value-type="string" calcext:value-type="string">
            <text:p>3,6̅ ₁₀</text:p>
          </table:table-cell>
          <table:table-cell table:style-name="Base06GreyBackground" office:value-type="string" calcext:value-type="string">
            <text:p>3,4 ₆</text:p>
          </table:table-cell>
          <table:table-cell/>
          <table:table-cell table:style-name="Base10LineTitle" office:value-type="string" calcext:value-type="string">
            <text:p>9 ₁₀</text:p>
          </table:table-cell>
          <table:table-cell table:style-name="Base06LineTitle" office:value-type="string" calcext:value-type="string">
            <text:p>13 ₆</text:p>
          </table:table-cell>
          <table:table-cell table:style-name="Base10MiddleColumn" office:value-type="string" calcext:value-type="string">
            <text:p>0,2̅9̅0̅ ̅3̅2̅2̅ ̅5̅8̅0̅ ̅6̅4̅5̅ ̅1̅6̅1̅ ₁₀</text:p>
          </table:table-cell>
          <table:table-cell table:style-name="Base06" office:value-type="string" calcext:value-type="string">
            <text:p>0,1̅4̅2̅4̅ ̅1̅3̅ ₆</text:p>
          </table:table-cell>
          <table:table-cell table:style-name="Base10GreyBackgroundMiddleColumn" office:value-type="string" calcext:value-type="string">
            <text:p>0,28125 ₁₀</text:p>
          </table:table-cell>
          <table:table-cell table:style-name="Base06GreyBackground" office:value-type="string" calcext:value-type="string">
            <text:p>0,14043 ₆</text:p>
          </table:table-cell>
          <table:table-cell table:style-name="Base10MiddleColumn" office:value-type="string" calcext:value-type="string">
            <text:p>0,2̅7̅ ₁₀</text:p>
          </table:table-cell>
          <table:table-cell table:style-name="Base06" office:value-type="string" calcext:value-type="string">
            <text:p>0,1̅3̅4̅5̅ ̅2̅4̅2̅1̅ ̅0̅3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0 ₁₀</text:p>
          </table:table-cell>
          <table:table-cell table:style-name="Base06GreyBackgroundLineTitle" office:value-type="string" calcext:value-type="string">
            <text:p>14 ₆</text:p>
          </table:table-cell>
          <table:table-cell table:style-name="Base10FirstColumn" office:value-type="string" calcext:value-type="string">
            <text:p>3,1 ₁₀</text:p>
          </table:table-cell>
          <table:table-cell table:style-name="Base06" office:value-type="string" calcext:value-type="string">
            <text:p>3,03̅ ₆</text:p>
          </table:table-cell>
          <table:table-cell table:style-name="Base10GreyBackgroundMiddleColumn" office:value-type="string" calcext:value-type="string">
            <text:p>3,2 ₁₀</text:p>
          </table:table-cell>
          <table:table-cell table:style-name="Base06GreyBackground" office:value-type="string" calcext:value-type="string">
            <text:p>3,1̅ ₆</text:p>
          </table:table-cell>
          <table:table-cell table:style-name="Base10MiddleColumn" office:value-type="string" calcext:value-type="string">
            <text:p>3,3 ₁₀</text:p>
          </table:table-cell>
          <table:table-cell table:style-name="Base06" office:value-type="string" calcext:value-type="string">
            <text:p>3,14̅ ₆</text:p>
          </table:table-cell>
          <table:table-cell/>
          <table:table-cell table:style-name="Base10GreyBackgroundLineTitle" office:value-type="string" calcext:value-type="string">
            <text:p>10 ₁₀</text:p>
          </table:table-cell>
          <table:table-cell table:style-name="Base06GreyBackgroundLineTitle" office:value-type="string" calcext:value-type="string">
            <text:p>14 ₆</text:p>
          </table:table-cell>
          <table:table-cell table:style-name="Base10GreyBackgroundMiddleColumn" office:value-type="string" calcext:value-type="string">
            <text:p>0,3̅2̅2̅ ̅5̅8̅0̅ ̅6̅4̅5̅ ̅1̅6̅1̅ ̅2̅9̅0̅ ₁₀</text:p>
          </table:table-cell>
          <table:table-cell table:style-name="Base06GreyBackground" office:value-type="string" calcext:value-type="string">
            <text:p>0,1̅5̅3̅4̅ ̅0̅2̅ ₆</text:p>
          </table:table-cell>
          <table:table-cell table:style-name="Base10MiddleColumn" office:value-type="string" calcext:value-type="string">
            <text:p>0,3125 ₁₀</text:p>
          </table:table-cell>
          <table:table-cell table:style-name="Base06" office:value-type="string" calcext:value-type="string">
            <text:p>0,1513 ₆</text:p>
          </table:table-cell>
          <table:table-cell table:style-name="Base10GreyBackgroundMiddleColumn" office:value-type="string" calcext:value-type="string">
            <text:p>0,3̅0̅ ₁₀</text:p>
          </table:table-cell>
          <table:table-cell table:style-name="Base06GreyBackground" office:value-type="string" calcext:value-type="string">
            <text:p>0,14̅5̅2̅4̅ ̅2̅1̅0̅3̅ ̅1̅3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1 ₁₀</text:p>
          </table:table-cell>
          <table:table-cell table:style-name="Base06LineTitle" office:value-type="string" calcext:value-type="string">
            <text:p>15 ₆</text:p>
          </table:table-cell>
          <table:table-cell table:style-name="Base10GreyBackgroundFirstColumn" office:value-type="string" calcext:value-type="string">
            <text:p>2,8̅1̅ ₁₀</text:p>
          </table:table-cell>
          <table:table-cell table:style-name="Base06GreyBackground" office:value-type="string" calcext:value-type="string">
            <text:p>2,4̅5̅2̅4̅ ̅2̅1̅0̅3̅ ̅1̅3̅ ₆</text:p>
          </table:table-cell>
          <table:table-cell table:style-name="Base10MiddleColumn" office:value-type="string" calcext:value-type="string">
            <text:p>2,9̅0̅ ₁₀</text:p>
          </table:table-cell>
          <table:table-cell table:style-name="Base06" office:value-type="string" calcext:value-type="string">
            <text:p>2,5̅2̅4̅2̅ ̅1̅0̅3̅1̅ ̅3̅4̅ ₆</text:p>
          </table:table-cell>
          <table:table-cell table:style-name="Base10GreyBackgroundMiddleColumn" office:value-type="string" calcext:value-type="string">
            <text:p>3 ₁₀</text:p>
          </table:table-cell>
          <table:table-cell table:style-name="Base06GreyBackground" office:value-type="string" calcext:value-type="string">
            <text:p>3 ₆</text:p>
          </table:table-cell>
          <table:table-cell/>
          <table:table-cell table:style-name="Base10LineTitle" office:value-type="string" calcext:value-type="string">
            <text:p>11 ₁₀</text:p>
          </table:table-cell>
          <table:table-cell table:style-name="Base06LineTitle" office:value-type="string" calcext:value-type="string">
            <text:p>15 ₆</text:p>
          </table:table-cell>
          <table:table-cell table:style-name="Base10MiddleColumn" office:value-type="string" calcext:value-type="string">
            <text:p>0,3̅5̅4̅ ̅8̅3̅8̅ ̅7̅0̅9̅ ̅6̅7̅7̅ ̅4̅1̅9̅ ₁₀</text:p>
          </table:table-cell>
          <table:table-cell table:style-name="Base06" office:value-type="string" calcext:value-type="string">
            <text:p>0,2̅0̅4̅3̅ ̅5̅1̅ ₆</text:p>
          </table:table-cell>
          <table:table-cell table:style-name="Base10GreyBackgroundMiddleColumn" office:value-type="string" calcext:value-type="string">
            <text:p>0,34375 ₁₀</text:p>
          </table:table-cell>
          <table:table-cell table:style-name="Base06GreyBackground" office:value-type="string" calcext:value-type="string">
            <text:p>0,20213 ₆</text:p>
          </table:table-cell>
          <table:table-cell table:style-name="Base10MiddleColumn" office:value-type="string" calcext:value-type="string">
            <text:p>0,3̅ ₁₀</text:p>
          </table:table-cell>
          <table:table-cell table:style-name="Base06" office:value-type="string" calcext:value-type="string">
            <text:p>0,2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2 ₁₀</text:p>
          </table:table-cell>
          <table:table-cell table:style-name="Base06GreyBackgroundLineTitle" office:value-type="string" calcext:value-type="string">
            <text:p>20 ₆</text:p>
          </table:table-cell>
          <table:table-cell table:style-name="Base10FirstColumn" office:value-type="string" calcext:value-type="string">
            <text:p>2,583̅ ₁₀</text:p>
          </table:table-cell>
          <table:table-cell table:style-name="Base06" office:value-type="string" calcext:value-type="string">
            <text:p>2,3̅ ₆</text:p>
          </table:table-cell>
          <table:table-cell table:style-name="Base10GreyBackgroundMiddleColumn" office:value-type="string" calcext:value-type="string">
            <text:p>2,6̅ ₁₀</text:p>
          </table:table-cell>
          <table:table-cell table:style-name="Base06GreyBackground" office:value-type="string" calcext:value-type="string">
            <text:p>2,4 ₆</text:p>
          </table:table-cell>
          <table:table-cell table:style-name="Base10MiddleColumn" office:value-type="string" calcext:value-type="string">
            <text:p>2,75 ₁₀</text:p>
          </table:table-cell>
          <table:table-cell table:style-name="Base06" office:value-type="string" calcext:value-type="string">
            <text:p>2,43 ₆</text:p>
          </table:table-cell>
          <table:table-cell/>
          <table:table-cell table:style-name="Base10GreyBackgroundLineTitle" office:value-type="string" calcext:value-type="string">
            <text:p>12 ₁₀</text:p>
          </table:table-cell>
          <table:table-cell table:style-name="Base06GreyBackgroundLineTitle" office:value-type="string" calcext:value-type="string">
            <text:p>20 ₆</text:p>
          </table:table-cell>
          <table:table-cell table:style-name="Base10GreyBackgroundMiddleColumn" office:value-type="string" calcext:value-type="string">
            <text:p>0,3̅8̅7̅ ̅0̅9̅6̅ ̅7̅7̅4̅ ̅1̅9̅3̅ ̅5̅4̅8̅ ₁₀</text:p>
          </table:table-cell>
          <table:table-cell table:style-name="Base06GreyBackground" office:value-type="string" calcext:value-type="string">
            <text:p>0,2̅1̅5̅3̅ ̅4̅0̅ ₆</text:p>
          </table:table-cell>
          <table:table-cell table:style-name="Base10MiddleColumn" office:value-type="string" calcext:value-type="string">
            <text:p>0,375 ₁₀</text:p>
          </table:table-cell>
          <table:table-cell table:style-name="Base06" office:value-type="string" calcext:value-type="string">
            <text:p>0,213 ₆</text:p>
          </table:table-cell>
          <table:table-cell table:style-name="Base10GreyBackgroundMiddleColumn" office:value-type="string" calcext:value-type="string">
            <text:p>0,3̅6̅ ₁₀</text:p>
          </table:table-cell>
          <table:table-cell table:style-name="Base06GreyBackground" office:value-type="string" calcext:value-type="string">
            <text:p>0,2̅1̅0̅3̅ ̅1̅3̅4̅5̅ ̅2̅4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3 ₁₀</text:p>
          </table:table-cell>
          <table:table-cell table:style-name="Base06LineTitle" office:value-type="string" calcext:value-type="string">
            <text:p>21 ₆</text:p>
          </table:table-cell>
          <table:table-cell table:style-name="Base10GreyBackgroundFirstColumn" office:value-type="string" calcext:value-type="string">
            <text:p>2,3̅8̅4̅ ̅6̅1̅5̅ ₁₀</text:p>
          </table:table-cell>
          <table:table-cell table:style-name="Base06GreyBackground" office:value-type="string" calcext:value-type="string">
            <text:p>2,2̅1̅5̅0̅ ̅2̅4̅3̅4̅ ̅0̅5̅3̅1̅ ₆</text:p>
          </table:table-cell>
          <table:table-cell table:style-name="Base10MiddleColumn" office:value-type="string" calcext:value-type="string">
            <text:p>2,4̅6̅1̅ ̅5̅3̅8̅ ₁₀</text:p>
          </table:table-cell>
          <table:table-cell table:style-name="Base06" office:value-type="string" calcext:value-type="string">
            <text:p>2,2̅4̅3̅4̅ ̅0̅5̅3̅1̅ ̅2̅1̅5̅0̅ ₆</text:p>
          </table:table-cell>
          <table:table-cell table:style-name="Base10GreyBackgroundMiddleColumn" office:value-type="string" calcext:value-type="string">
            <text:p>2,5̅3̅8̅ ̅4̅6̅1̅ ₁₀</text:p>
          </table:table-cell>
          <table:table-cell table:style-name="Base06GreyBackground" office:value-type="string" calcext:value-type="string">
            <text:p>2,3̅1̅2̅1̅ ̅5̅0̅2̅4̅ ̅3̅4̅0̅5̅ ₆</text:p>
          </table:table-cell>
          <table:table-cell/>
          <table:table-cell table:style-name="Base10LineTitle" office:value-type="string" calcext:value-type="string">
            <text:p>13 ₁₀</text:p>
          </table:table-cell>
          <table:table-cell table:style-name="Base06LineTitle" office:value-type="string" calcext:value-type="string">
            <text:p>21 ₆</text:p>
          </table:table-cell>
          <table:table-cell table:style-name="Base10MiddleColumn" office:value-type="string" calcext:value-type="string">
            <text:p>0,4̅1̅9̅ ̅3̅5̅4̅ ̅8̅3̅8̅ ̅7̅0̅9̅ ̅6̅7̅7̅ ₁₀</text:p>
          </table:table-cell>
          <table:table-cell table:style-name="Base06" office:value-type="string" calcext:value-type="string">
            <text:p>0,2̅3̅0̅3̅ ̅2̅5̅ ₆</text:p>
          </table:table-cell>
          <table:table-cell table:style-name="Base10GreyBackgroundMiddleColumn" office:value-type="string" calcext:value-type="string">
            <text:p>0,40625 ₁₀</text:p>
          </table:table-cell>
          <table:table-cell table:style-name="Base06GreyBackground" office:value-type="string" calcext:value-type="string">
            <text:p>0,22343 ₆</text:p>
          </table:table-cell>
          <table:table-cell table:style-name="Base10MiddleColumn" office:value-type="string" calcext:value-type="string">
            <text:p>0,3̅9̅ ₁₀</text:p>
          </table:table-cell>
          <table:table-cell table:style-name="Base06" office:value-type="string" calcext:value-type="string">
            <text:p>0,22̅1̅0̅3̅ ̅1̅3̅4̅5̅ ̅2̅4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4 ₁₀</text:p>
          </table:table-cell>
          <table:table-cell table:style-name="Base06GreyBackgroundLineTitle" office:value-type="string" calcext:value-type="string">
            <text:p>22 ₆</text:p>
          </table:table-cell>
          <table:table-cell table:style-name="Base10FirstColumn" office:value-type="string" calcext:value-type="string">
            <text:p>2,21̅4̅ ̅2̅8̅5̅ ̅7̅ ₁₀</text:p>
          </table:table-cell>
          <table:table-cell table:style-name="Base06" office:value-type="string" calcext:value-type="string">
            <text:p>2,11̅4̅ ₆</text:p>
          </table:table-cell>
          <table:table-cell table:style-name="Base10GreyBackgroundMiddleColumn" office:value-type="string" calcext:value-type="string">
            <text:p>2,2̅8̅5̅ ̅7̅1̅4̅ ₁₀</text:p>
          </table:table-cell>
          <table:table-cell table:style-name="Base06GreyBackground" office:value-type="string" calcext:value-type="string">
            <text:p>2,1̅4̅ ₆</text:p>
          </table:table-cell>
          <table:table-cell table:style-name="Base10MiddleColumn" office:value-type="string" calcext:value-type="string">
            <text:p>2,35̅7̅ ̅1̅4̅2̅ ̅8̅ ₁₀</text:p>
          </table:table-cell>
          <table:table-cell table:style-name="Base06" office:value-type="string" calcext:value-type="string">
            <text:p>2,20̅5̅ ₆</text:p>
          </table:table-cell>
          <table:table-cell/>
          <table:table-cell table:style-name="Base10GreyBackgroundLineTitle" office:value-type="string" calcext:value-type="string">
            <text:p>14 ₁₀</text:p>
          </table:table-cell>
          <table:table-cell table:style-name="Base06GreyBackgroundLineTitle" office:value-type="string" calcext:value-type="string">
            <text:p>22 ₆</text:p>
          </table:table-cell>
          <table:table-cell table:style-name="Base10GreyBackgroundMiddleColumn" office:value-type="string" calcext:value-type="string">
            <text:p>0,4̅5̅1̅ ̅6̅1̅2̅ ̅9̅0̅3̅ ̅2̅2̅5̅ ̅8̅0̅6̅ ₁₀</text:p>
          </table:table-cell>
          <table:table-cell table:style-name="Base06GreyBackground" office:value-type="string" calcext:value-type="string">
            <text:p>0,2̅4̅1̅3̅ ̅1̅4̅ ₆</text:p>
          </table:table-cell>
          <table:table-cell table:style-name="Base10MiddleColumn" office:value-type="string" calcext:value-type="string">
            <text:p>0,4375 ₁₀</text:p>
          </table:table-cell>
          <table:table-cell table:style-name="Base06" office:value-type="string" calcext:value-type="string">
            <text:p>0,2343 ₆</text:p>
          </table:table-cell>
          <table:table-cell table:style-name="Base10GreyBackgroundMiddleColumn" office:value-type="string" calcext:value-type="string">
            <text:p>0,4̅2̅ ₁₀</text:p>
          </table:table-cell>
          <table:table-cell table:style-name="Base06GreyBackground" office:value-type="string" calcext:value-type="string">
            <text:p>0,23̅1̅3̅4̅ ̅5̅2̅4̅2̅ ̅1̅0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5 ₁₀</text:p>
          </table:table-cell>
          <table:table-cell table:style-name="Base06LineTitle" office:value-type="string" calcext:value-type="string">
            <text:p>23 ₆</text:p>
          </table:table-cell>
          <table:table-cell table:style-name="Base10GreyBackgroundFirstColumn" office:value-type="string" calcext:value-type="string">
            <text:p>2,06̅ ₁₀</text:p>
          </table:table-cell>
          <table:table-cell table:style-name="Base06GreyBackground" office:value-type="string" calcext:value-type="string">
            <text:p>2,02̅ ₆</text:p>
          </table:table-cell>
          <table:table-cell table:style-name="Base10MiddleColumn" office:value-type="string" calcext:value-type="string">
            <text:p>2,13̅ ₁₀</text:p>
          </table:table-cell>
          <table:table-cell table:style-name="Base06" office:value-type="string" calcext:value-type="string">
            <text:p>2,04̅ ₆</text:p>
          </table:table-cell>
          <table:table-cell table:style-name="Base10GreyBackgroundMiddleColumn" office:value-type="string" calcext:value-type="string">
            <text:p>2,2 ₁₀</text:p>
          </table:table-cell>
          <table:table-cell table:style-name="Base06GreyBackground" office:value-type="string" calcext:value-type="string">
            <text:p>2,1̅ ₆</text:p>
          </table:table-cell>
          <table:table-cell/>
          <table:table-cell table:style-name="Base10LineTitle" office:value-type="string" calcext:value-type="string">
            <text:p>15 ₁₀</text:p>
          </table:table-cell>
          <table:table-cell table:style-name="Base06LineTitle" office:value-type="string" calcext:value-type="string">
            <text:p>23 ₆</text:p>
          </table:table-cell>
          <table:table-cell table:style-name="Base10MiddleColumn" office:value-type="string" calcext:value-type="string">
            <text:p>0,4̅8̅3̅ ̅8̅7̅0̅ ̅9̅6̅7̅ ̅7̅4̅1̅ ̅9̅3̅5̅ ₁₀</text:p>
          </table:table-cell>
          <table:table-cell table:style-name="Base06" office:value-type="string" calcext:value-type="string">
            <text:p>0,2̅5̅2̅3̅ ̅0̅3̅ ₆</text:p>
          </table:table-cell>
          <table:table-cell table:style-name="Base10GreyBackgroundMiddleColumn" office:value-type="string" calcext:value-type="string">
            <text:p>0,46875 ₁₀</text:p>
          </table:table-cell>
          <table:table-cell table:style-name="Base06GreyBackground" office:value-type="string" calcext:value-type="string">
            <text:p>0,24513 ₆</text:p>
          </table:table-cell>
          <table:table-cell table:style-name="Base10MiddleColumn" office:value-type="string" calcext:value-type="string">
            <text:p>0,4̅5̅ ₁₀</text:p>
          </table:table-cell>
          <table:table-cell table:style-name="Base06" office:value-type="string" calcext:value-type="string">
            <text:p>0,2̅4̅2̅1̅ ̅0̅3̅1̅3̅ ̅4̅5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6 ₁₀</text:p>
          </table:table-cell>
          <table:table-cell table:style-name="Base06GreyBackgroundLineTitle" office:value-type="string" calcext:value-type="string">
            <text:p>24 ₆</text:p>
          </table:table-cell>
          <table:table-cell table:style-name="Base10FirstColumn" office:value-type="string" calcext:value-type="string">
            <text:p>1,937 5 ₁₀</text:p>
          </table:table-cell>
          <table:table-cell table:style-name="Base06" office:value-type="string" calcext:value-type="string">
            <text:p>1,534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2,062 5 ₁₀</text:p>
          </table:table-cell>
          <table:table-cell table:style-name="Base06" office:value-type="string" calcext:value-type="string">
            <text:p>2,0213 ₆</text:p>
          </table:table-cell>
          <table:table-cell/>
          <table:table-cell table:style-name="Base10GreyBackgroundLineTitle" office:value-type="string" calcext:value-type="string">
            <text:p>16 ₁₀</text:p>
          </table:table-cell>
          <table:table-cell table:style-name="Base06GreyBackgroundLineTitle" office:value-type="string" calcext:value-type="string">
            <text:p>24 ₆</text:p>
          </table:table-cell>
          <table:table-cell table:style-name="Base10GreyBackgroundMiddleColumn" office:value-type="string" calcext:value-type="string">
            <text:p>0,5̅1̅6̅ ̅1̅2̅9̅ ̅0̅3̅2̅ ̅2̅5̅8̅ ̅0̅6̅4̅ ₁₀</text:p>
          </table:table-cell>
          <table:table-cell table:style-name="Base06GreyBackground" office:value-type="string" calcext:value-type="string">
            <text:p>0,3̅0̅3̅2̅ ̅5̅2̅ ₆</text:p>
          </table:table-cell>
          <table:table-cell table:style-name="Base10MiddleColumn" office:value-type="string" calcext:value-type="string">
            <text:p>0,5 ₁₀</text:p>
          </table:table-cell>
          <table:table-cell table:style-name="Base06" office:value-type="string" calcext:value-type="string">
            <text:p>0,3 ₆</text:p>
          </table:table-cell>
          <table:table-cell table:style-name="Base10GreyBackgroundMiddleColumn" office:value-type="string" calcext:value-type="string">
            <text:p>0,4̅8̅ ₁₀</text:p>
          </table:table-cell>
          <table:table-cell table:style-name="Base06GreyBackground" office:value-type="string" calcext:value-type="string">
            <text:p>0,25̅2̅4̅2̅ ̅1̅0̅3̅1̅ ̅3̅4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7 ₁₀</text:p>
          </table:table-cell>
          <table:table-cell table:style-name="Base06LineTitle" office:value-type="string" calcext:value-type="string">
            <text:p>25 ₆</text:p>
          </table:table-cell>
          <table:table-cell table:style-name="Base10GreyBackgroundFirstColumn" office:value-type="string" calcext:value-type="string">
            <text:p>1,823 529 411 764 ₁₀</text:p>
          </table:table-cell>
          <table:table-cell table:style-name="Base06GreyBackground" office:value-type="string" calcext:value-type="string">
            <text:p>1,4535 1433 1020 4122 ₆</text:p>
          </table:table-cell>
          <table:table-cell table:style-name="Base10MiddleColumn" office:value-type="string" calcext:value-type="string">
            <text:p>1,882 352 941 176 ₁₀</text:p>
          </table:table-cell>
          <table:table-cell table:style-name="Base06" office:value-type="string" calcext:value-type="string">
            <text:p>1,5143 3102 0412 2453 ₆</text:p>
          </table:table-cell>
          <table:table-cell table:style-name="Base10GreyBackgroundMiddleColumn" office:value-type="string" calcext:value-type="string">
            <text:p>1,941 176 470 588 ₁₀</text:p>
          </table:table-cell>
          <table:table-cell table:style-name="Base06GreyBackground" office:value-type="string" calcext:value-type="string">
            <text:p>1,5351 4331 0204 1224 ₆</text:p>
          </table:table-cell>
          <table:table-cell/>
          <table:table-cell table:style-name="Base10LineTitle" office:value-type="string" calcext:value-type="string">
            <text:p>17 ₁₀</text:p>
          </table:table-cell>
          <table:table-cell table:style-name="Base06LineTitle" office:value-type="string" calcext:value-type="string">
            <text:p>25 ₆</text:p>
          </table:table-cell>
          <table:table-cell table:style-name="Base10MiddleColumn" office:value-type="string" calcext:value-type="string">
            <text:p>0,5̅4̅8̅ ̅3̅8̅7̅ ̅0̅9̅6̅ ̅7̅7̅4̅ ̅1̅9̅3̅ ₁₀</text:p>
          </table:table-cell>
          <table:table-cell table:style-name="Base06" office:value-type="string" calcext:value-type="string">
            <text:p>0,3̅1̅4̅2̅ ̅4̅1̅ ₆</text:p>
          </table:table-cell>
          <table:table-cell table:style-name="Base10GreyBackgroundMiddleColumn" office:value-type="string" calcext:value-type="string">
            <text:p>0,53125 ₁₀</text:p>
          </table:table-cell>
          <table:table-cell table:style-name="Base06GreyBackground" office:value-type="string" calcext:value-type="string">
            <text:p>0,31043 ₆</text:p>
          </table:table-cell>
          <table:table-cell table:style-name="Base10MiddleColumn" office:value-type="string" calcext:value-type="string">
            <text:p>0,5̅1̅5̅ ̅1̅5̅1̅ ̅5̅1̅ ₁₀</text:p>
          </table:table-cell>
          <table:table-cell table:style-name="Base06" office:value-type="string" calcext:value-type="string">
            <text:p>0,30̅3̅1̅3̅ ̅4̅5̅2̅4̅ ̅2̅1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8 ₁₀</text:p>
          </table:table-cell>
          <table:table-cell table:style-name="Base06GreyBackgroundLineTitle" office:value-type="string" calcext:value-type="string">
            <text:p>30 ₆</text:p>
          </table:table-cell>
          <table:table-cell table:style-name="Base10FirstColumn" office:value-type="string" calcext:value-type="string">
            <text:p>1,72̅ ₁₀</text:p>
          </table:table-cell>
          <table:table-cell table:style-name="Base06" office:value-type="string" calcext:value-type="string">
            <text:p>1,42 ₆</text:p>
          </table:table-cell>
          <table:table-cell table:style-name="Base10GreyBackgroundMiddleColumn" office:value-type="string" calcext:value-type="string">
            <text:p>1,7̅ ₁₀</text:p>
          </table:table-cell>
          <table:table-cell table:style-name="Base06GreyBackground" office:value-type="string" calcext:value-type="string">
            <text:p>1,4̅ ₆</text:p>
          </table:table-cell>
          <table:table-cell table:style-name="Base10MiddleColumn" office:value-type="string" calcext:value-type="string">
            <text:p>1,83̅ ₁₀</text:p>
          </table:table-cell>
          <table:table-cell table:style-name="Base06" office:value-type="string" calcext:value-type="string">
            <text:p>1,5 ₆</text:p>
          </table:table-cell>
          <table:table-cell/>
          <table:table-cell table:style-name="Base10GreyBackgroundLineTitle" office:value-type="string" calcext:value-type="string">
            <text:p>18 ₁₀</text:p>
          </table:table-cell>
          <table:table-cell table:style-name="Base06GreyBackgroundLineTitle" office:value-type="string" calcext:value-type="string">
            <text:p>30 ₆</text:p>
          </table:table-cell>
          <table:table-cell table:style-name="Base10GreyBackgroundMiddleColumn" office:value-type="string" calcext:value-type="string">
            <text:p>0,5̅8̅0̅ ̅6̅4̅5̅ ̅1̅6̅1̅ ̅2̅9̅0̅ ̅3̅2̅2̅ ₁₀</text:p>
          </table:table-cell>
          <table:table-cell table:style-name="Base06GreyBackground" office:value-type="string" calcext:value-type="string">
            <text:p>0,3̅2̅5̅2̅ ̅3̅0̅ ₆</text:p>
          </table:table-cell>
          <table:table-cell table:style-name="Base10MiddleColumn" office:value-type="string" calcext:value-type="string">
            <text:p>0,5625 ₁₀</text:p>
          </table:table-cell>
          <table:table-cell table:style-name="Base06" office:value-type="string" calcext:value-type="string">
            <text:p>0,3213 ₆</text:p>
          </table:table-cell>
          <table:table-cell table:style-name="Base10GreyBackgroundMiddleColumn" office:value-type="string" calcext:value-type="string">
            <text:p>0,5̅4̅5̅ ̅4̅5̅4̅ ̅5̅4̅ ₁₀</text:p>
          </table:table-cell>
          <table:table-cell table:style-name="Base06GreyBackground" office:value-type="string" calcext:value-type="string">
            <text:p>0,3̅1̅3̅4̅ ̅5̅2̅4̅2̅ ̅1̅0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9 ₁₀</text:p>
          </table:table-cell>
          <table:table-cell table:style-name="Base06LineTitle" office:value-type="string" calcext:value-type="string">
            <text:p>31 ₆</text:p>
          </table:table-cell>
          <table:table-cell table:style-name="Base10GreyBackgroundFirstColumn" office:value-type="string" calcext:value-type="string">
            <text:p>1,631 578 947 368 ₁₀</text:p>
          </table:table-cell>
          <table:table-cell table:style-name="Base06GreyBackground" office:value-type="string" calcext:value-type="string">
            <text:p>1,3̅4̅4̅2̅ ̅3̅0̅5̅4̅ ̅0̅ ₆</text:p>
          </table:table-cell>
          <table:table-cell table:style-name="Base10MiddleColumn" office:value-type="string" calcext:value-type="string">
            <text:p>1,684 210 526 315 ₁₀</text:p>
          </table:table-cell>
          <table:table-cell table:style-name="Base06" office:value-type="string" calcext:value-type="string">
            <text:p>1,4̅0̅3̅4̅ ̅4̅2̅3̅0̅ ̅5̅ ₆</text:p>
          </table:table-cell>
          <table:table-cell table:style-name="Base10GreyBackgroundMiddleColumn" office:value-type="string" calcext:value-type="string">
            <text:p>1,736 842 105 263 ₁₀</text:p>
          </table:table-cell>
          <table:table-cell table:style-name="Base06GreyBackground" office:value-type="string" calcext:value-type="string">
            <text:p>1,4̅2̅3̅0̅ ̅5̅4̅0̅3̅ ̅4̅ ₆</text:p>
          </table:table-cell>
          <table:table-cell/>
          <table:table-cell table:style-name="Base10LineTitle" office:value-type="string" calcext:value-type="string">
            <text:p>19 ₁₀</text:p>
          </table:table-cell>
          <table:table-cell table:style-name="Base06LineTitle" office:value-type="string" calcext:value-type="string">
            <text:p>31 ₆</text:p>
          </table:table-cell>
          <table:table-cell table:style-name="Base10MiddleColumn" office:value-type="string" calcext:value-type="string">
            <text:p>0,6̅1̅2̅ ̅9̅0̅3̅ ̅2̅2̅5̅ ̅8̅0̅6̅ ̅4̅5̅1̅ ₁₀</text:p>
          </table:table-cell>
          <table:table-cell table:style-name="Base06" office:value-type="string" calcext:value-type="string">
            <text:p>0,3̅4̅0̅2̅ ̅1̅5̅ ₆</text:p>
          </table:table-cell>
          <table:table-cell table:style-name="Base10GreyBackgroundMiddleColumn" office:value-type="string" calcext:value-type="string">
            <text:p>0,59375 ₁₀</text:p>
          </table:table-cell>
          <table:table-cell table:style-name="Base06GreyBackground" office:value-type="string" calcext:value-type="string">
            <text:p>0,33213 ₆</text:p>
          </table:table-cell>
          <table:table-cell table:style-name="Base10MiddleColumn" office:value-type="string" calcext:value-type="string">
            <text:p>0,5̅7̅5̅ ̅7̅5̅7̅ ̅5̅7̅ ₁₀</text:p>
          </table:table-cell>
          <table:table-cell table:style-name="Base06" office:value-type="string" calcext:value-type="string">
            <text:p>0,32̅4̅2̅1̅ ̅0̅3̅1̅3̅ ̅4̅5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0 ₁₀</text:p>
          </table:table-cell>
          <table:table-cell table:style-name="Base06GreyBackgroundLineTitle" office:value-type="string" calcext:value-type="string">
            <text:p>32 ₆</text:p>
          </table:table-cell>
          <table:table-cell table:style-name="Base10FirstColumn" office:value-type="string" calcext:value-type="string">
            <text:p>1,5̅ ₁₀</text:p>
          </table:table-cell>
          <table:table-cell table:style-name="Base06" office:value-type="string" calcext:value-type="string">
            <text:p>1,314̅ ₆</text:p>
          </table:table-cell>
          <table:table-cell table:style-name="Base10GreyBackgroundMiddleColumn" office:value-type="string" calcext:value-type="string">
            <text:p>1,6 ₁₀</text:p>
          </table:table-cell>
          <table:table-cell table:style-name="Base06GreyBackground" office:value-type="string" calcext:value-type="string">
            <text:p>1,3̅ ₆</text:p>
          </table:table-cell>
          <table:table-cell table:style-name="Base10MiddleColumn" office:value-type="string" calcext:value-type="string">
            <text:p>1,65 ₁₀</text:p>
          </table:table-cell>
          <table:table-cell table:style-name="Base06" office:value-type="string" calcext:value-type="string">
            <text:p>1,352̅ ₆</text:p>
          </table:table-cell>
          <table:table-cell/>
          <table:table-cell table:style-name="Base10GreyBackgroundLineTitle" office:value-type="string" calcext:value-type="string">
            <text:p>20 ₁₀</text:p>
          </table:table-cell>
          <table:table-cell table:style-name="Base06GreyBackgroundLineTitle" office:value-type="string" calcext:value-type="string">
            <text:p>32 ₆</text:p>
          </table:table-cell>
          <table:table-cell table:style-name="Base10GreyBackgroundMiddleColumn" office:value-type="string" calcext:value-type="string">
            <text:p>0,6̅4̅5̅ ̅1̅6̅1̅ ̅2̅9̅0̅ ̅3̅2̅2̅ ̅5̅8̅0̅ ₁₀</text:p>
          </table:table-cell>
          <table:table-cell table:style-name="Base06GreyBackground" office:value-type="string" calcext:value-type="string">
            <text:p>0,3̅5̅1̅2̅ ̅0̅4̅ ₆</text:p>
          </table:table-cell>
          <table:table-cell table:style-name="Base10MiddleColumn" office:value-type="string" calcext:value-type="string">
            <text:p>0,625 ₁₀</text:p>
          </table:table-cell>
          <table:table-cell table:style-name="Base06" office:value-type="string" calcext:value-type="string">
            <text:p>0,343 ₆</text:p>
          </table:table-cell>
          <table:table-cell table:style-name="Base10GreyBackgroundMiddleColumn" office:value-type="string" calcext:value-type="string">
            <text:p>0,6̅0̅6̅ ̅0̅6̅0̅ ̅6̅0̅ ₁₀</text:p>
          </table:table-cell>
          <table:table-cell table:style-name="Base06GreyBackground" office:value-type="string" calcext:value-type="string">
            <text:p>0,33̅4̅5̅2̅ ̅4̅2̅1̅0̅ ̅3̅1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1 ₁₀</text:p>
          </table:table-cell>
          <table:table-cell table:style-name="Base06LineTitle" office:value-type="string" calcext:value-type="string">
            <text:p>33 ₆</text:p>
          </table:table-cell>
          <table:table-cell table:style-name="Base10GreyBackgroundFirstColumn" office:value-type="string" calcext:value-type="string">
            <text:p>1,4̅7̅6̅ ̅1̅9̅0̅ ₁₀</text:p>
          </table:table-cell>
          <table:table-cell table:style-name="Base06GreyBackground" office:value-type="string" calcext:value-type="string">
            <text:p>1,25̅0̅5̅ ̅0̅5̅0̅5̅ ̅0̅5̅0̅ ₆</text:p>
          </table:table-cell>
          <table:table-cell table:style-name="Base10MiddleColumn" office:value-type="string" calcext:value-type="string">
            <text:p>1,5̅2̅3̅ ̅8̅0̅9̅ ₁₀</text:p>
          </table:table-cell>
          <table:table-cell table:style-name="Base06" office:value-type="string" calcext:value-type="string">
            <text:p>1,30̅5̅ ₆</text:p>
          </table:table-cell>
          <table:table-cell table:style-name="Base10GreyBackgroundMiddleColumn" office:value-type="string" calcext:value-type="string">
            <text:p>1,5̅7̅1̅ ̅4̅2̅8̅ ₁₀</text:p>
          </table:table-cell>
          <table:table-cell table:style-name="Base06GreyBackground" office:value-type="string" calcext:value-type="string">
            <text:p>1,3̅2̅ ₆</text:p>
          </table:table-cell>
          <table:table-cell/>
          <table:table-cell table:style-name="Base10LineTitle" office:value-type="string" calcext:value-type="string">
            <text:p>21 ₁₀</text:p>
          </table:table-cell>
          <table:table-cell table:style-name="Base06LineTitle" office:value-type="string" calcext:value-type="string">
            <text:p>33 ₆</text:p>
          </table:table-cell>
          <table:table-cell table:style-name="Base10MiddleColumn" office:value-type="string" calcext:value-type="string">
            <text:p>0,6̅7̅7̅ ̅4̅1̅9̅ ̅3̅5̅4̅ ̅8̅3̅8̅ ̅7̅0̅9̅ ₁₀</text:p>
          </table:table-cell>
          <table:table-cell table:style-name="Base06" office:value-type="string" calcext:value-type="string">
            <text:p>0,4̅0̅2̅1̅ ̅5̅3̅ ₆</text:p>
          </table:table-cell>
          <table:table-cell table:style-name="Base10GreyBackgroundMiddleColumn" office:value-type="string" calcext:value-type="string">
            <text:p>0,65625 ₁₀</text:p>
          </table:table-cell>
          <table:table-cell table:style-name="Base06GreyBackground" office:value-type="string" calcext:value-type="string">
            <text:p>0,35343 ₆</text:p>
          </table:table-cell>
          <table:table-cell table:style-name="Base10MiddleColumn" office:value-type="string" calcext:value-type="string">
            <text:p>0,6̅3̅6̅ ̅3̅6̅3̅ ̅6̅3̅ ₁₀</text:p>
          </table:table-cell>
          <table:table-cell table:style-name="Base06" office:value-type="string" calcext:value-type="string">
            <text:p>0,3̅4̅5̅2̅ ̅4̅2̅1̅0̅ ̅3̅1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2 ₁₀</text:p>
          </table:table-cell>
          <table:table-cell table:style-name="Base06GreyBackgroundLineTitle" office:value-type="string" calcext:value-type="string">
            <text:p>34 ₆</text:p>
          </table:table-cell>
          <table:table-cell table:style-name="Base10FirstColumn" office:value-type="string" calcext:value-type="string">
            <text:p>1,40̅9̅ ₁₀</text:p>
          </table:table-cell>
          <table:table-cell table:style-name="Base06" office:value-type="string" calcext:value-type="string">
            <text:p>1,22̅4̅2̅ ̅1̅0̅3̅1̅ ̅3̅4̅5̅ ₆</text:p>
          </table:table-cell>
          <table:table-cell table:style-name="Base10GreyBackgroundMiddleColumn" office:value-type="string" calcext:value-type="string">
            <text:p>1,4̅5̅ ₁₀</text:p>
          </table:table-cell>
          <table:table-cell table:style-name="Base06GreyBackground" office:value-type="string" calcext:value-type="string">
            <text:p>1,2̅4̅2̅1̅ ̅0̅3̅1̅3̅ ̅4̅5̅ ₆</text:p>
          </table:table-cell>
          <table:table-cell table:style-name="Base10MiddleColumn" office:value-type="string" calcext:value-type="string">
            <text:p>1,5 ₁₀</text:p>
          </table:table-cell>
          <table:table-cell table:style-name="Base06" office:value-type="string" calcext:value-type="string">
            <text:p>1,3 ₆</text:p>
          </table:table-cell>
          <table:table-cell/>
          <table:table-cell table:style-name="Base10GreyBackgroundLineTitle" office:value-type="string" calcext:value-type="string">
            <text:p>22 ₁₀</text:p>
          </table:table-cell>
          <table:table-cell table:style-name="Base06GreyBackgroundLineTitle" office:value-type="string" calcext:value-type="string">
            <text:p>34 ₆</text:p>
          </table:table-cell>
          <table:table-cell table:style-name="Base10GreyBackgroundMiddleColumn" office:value-type="string" calcext:value-type="string">
            <text:p>0,7̅0̅9̅ ̅6̅7̅7̅ ̅4̅1̅9̅ ̅3̅5̅4̅ ̅8̅3̅8̅ ₁₀</text:p>
          </table:table-cell>
          <table:table-cell table:style-name="Base06GreyBackground" office:value-type="string" calcext:value-type="string">
            <text:p>0,4̅1̅3̅1̅ ̅4̅2̅ ₆</text:p>
          </table:table-cell>
          <table:table-cell table:style-name="Base10MiddleColumn" office:value-type="string" calcext:value-type="string">
            <text:p>0,6875 ₁₀</text:p>
          </table:table-cell>
          <table:table-cell table:style-name="Base06" office:value-type="string" calcext:value-type="string">
            <text:p>0,4043 ₆</text:p>
          </table:table-cell>
          <table:table-cell table:style-name="Base10GreyBackgroundMiddleColumn" office:value-type="string" calcext:value-type="string">
            <text:p>0,6̅ ₁₀</text:p>
          </table:table-cell>
          <table:table-cell table:style-name="Base06GreyBackground" office:value-type="string" calcext:value-type="string">
            <text:p>0,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3 ₁₀</text:p>
          </table:table-cell>
          <table:table-cell table:style-name="Base06LineTitle" office:value-type="string" calcext:value-type="string">
            <text:p>35 ₆</text:p>
          </table:table-cell>
          <table:table-cell table:style-name="Base10GreyBackgroundFirstColumn" office:value-type="string" calcext:value-type="string">
            <text:p>1,347 826 086 956 ₁₀</text:p>
          </table:table-cell>
          <table:table-cell table:style-name="Base06GreyBackground" office:value-type="string" calcext:value-type="string">
            <text:p>1,2̅0̅3̅0̅ ̅4̅4̅1̅0̅ ̅1̅3̅2̅ ₆</text:p>
          </table:table-cell>
          <table:table-cell table:style-name="Base10MiddleColumn" office:value-type="string" calcext:value-type="string">
            <text:p>1,391 304 347 826 ₁₀</text:p>
          </table:table-cell>
          <table:table-cell table:style-name="Base06" office:value-type="string" calcext:value-type="string">
            <text:p>1,2̅2̅0̅3̅ ̅0̅4̅4̅1̅ ̅0̅1̅3̅ ₆</text:p>
          </table:table-cell>
          <table:table-cell table:style-name="Base10GreyBackgroundMiddleColumn" office:value-type="string" calcext:value-type="string">
            <text:p>1,434 782 608 695 ₁₀</text:p>
          </table:table-cell>
          <table:table-cell table:style-name="Base06GreyBackground" office:value-type="string" calcext:value-type="string">
            <text:p>1,2̅3̅3̅5̅ ̅2̅5̅1̅1̅ ̅4̅5̅4̅ ₆</text:p>
          </table:table-cell>
          <table:table-cell/>
          <table:table-cell table:style-name="Base10LineTitle" office:value-type="string" calcext:value-type="string">
            <text:p>23 ₁₀</text:p>
          </table:table-cell>
          <table:table-cell table:style-name="Base06LineTitle" office:value-type="string" calcext:value-type="string">
            <text:p>35 ₆</text:p>
          </table:table-cell>
          <table:table-cell table:style-name="Base10MiddleColumn" office:value-type="string" calcext:value-type="string">
            <text:p>0,7̅4̅1̅ ̅9̅3̅5̅ ̅4̅8̅3̅ ̅8̅7̅0̅ ̅9̅6̅7̅ ₁₀</text:p>
          </table:table-cell>
          <table:table-cell table:style-name="Base06" office:value-type="string" calcext:value-type="string">
            <text:p>0,4̅2̅4̅1̅ ̅3̅1̅ ₆</text:p>
          </table:table-cell>
          <table:table-cell table:style-name="Base10GreyBackgroundMiddleColumn" office:value-type="string" calcext:value-type="string">
            <text:p>0,71875 ₁₀</text:p>
          </table:table-cell>
          <table:table-cell table:style-name="Base06GreyBackground" office:value-type="string" calcext:value-type="string">
            <text:p>0,41513 ₆</text:p>
          </table:table-cell>
          <table:table-cell table:style-name="Base10MiddleColumn" office:value-type="string" calcext:value-type="string">
            <text:p>0,6̅9̅6̅ ̅9̅6̅9̅ ̅6̅9̅ ₁₀</text:p>
          </table:table-cell>
          <table:table-cell table:style-name="Base06" office:value-type="string" calcext:value-type="string">
            <text:p>0,41̅0̅3̅1̅ ̅3̅4̅5̅2̅ ̅4̅2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4 ₁₀</text:p>
          </table:table-cell>
          <table:table-cell table:style-name="Base06GreyBackgroundLineTitle" office:value-type="string" calcext:value-type="string">
            <text:p>40 ₆</text:p>
          </table:table-cell>
          <table:table-cell table:style-name="Base10FirstColumn" office:value-type="string" calcext:value-type="string">
            <text:p>1,291 6̅ ₁₀</text:p>
          </table:table-cell>
          <table:table-cell table:style-name="Base06" office:value-type="string" calcext:value-type="string">
            <text:p>1,143 ₆</text:p>
          </table:table-cell>
          <table:table-cell table:style-name="Base10GreyBackgroundMiddleColumn" office:value-type="string" calcext:value-type="string">
            <text:p>1,3̅ ₁₀</text:p>
          </table:table-cell>
          <table:table-cell table:style-name="Base06GreyBackground" office:value-type="string" calcext:value-type="string">
            <text:p>1,2 ₆</text:p>
          </table:table-cell>
          <table:table-cell table:style-name="Base10MiddleColumn" office:value-type="string" calcext:value-type="string">
            <text:p>1,375 ₁₀</text:p>
          </table:table-cell>
          <table:table-cell table:style-name="Base06" office:value-type="string" calcext:value-type="string">
            <text:p>1,213 ₆</text:p>
          </table:table-cell>
          <table:table-cell/>
          <table:table-cell table:style-name="Base10GreyBackgroundLineTitle" office:value-type="string" calcext:value-type="string">
            <text:p>24 ₁₀</text:p>
          </table:table-cell>
          <table:table-cell table:style-name="Base06GreyBackgroundLineTitle" office:value-type="string" calcext:value-type="string">
            <text:p>40 ₆</text:p>
          </table:table-cell>
          <table:table-cell table:style-name="Base10GreyBackgroundMiddleColumn" office:value-type="string" calcext:value-type="string">
            <text:p>0,7̅7̅4̅ ̅1̅9̅3̅ ̅5̅4̅8̅ ̅3̅8̅7̅ ̅0̅9̅6̅ ₁₀</text:p>
          </table:table-cell>
          <table:table-cell table:style-name="Base06GreyBackground" office:value-type="string" calcext:value-type="string">
            <text:p>0,4̅3̅5̅1̅ ̅2̅0̅ ₆</text:p>
          </table:table-cell>
          <table:table-cell table:style-name="Base10MiddleColumn" office:value-type="string" calcext:value-type="string">
            <text:p>0,75 ₁₀</text:p>
          </table:table-cell>
          <table:table-cell table:style-name="Base06" office:value-type="string" calcext:value-type="string">
            <text:p>0,43 ₆</text:p>
          </table:table-cell>
          <table:table-cell table:style-name="Base10GreyBackgroundMiddleColumn" office:value-type="string" calcext:value-type="string">
            <text:p>0,7̅2̅7̅ ̅2̅7̅2̅ ̅7̅2̅ ₁₀</text:p>
          </table:table-cell>
          <table:table-cell table:style-name="Base06GreyBackground" office:value-type="string" calcext:value-type="string">
            <text:p>0,4̅2̅1̅0̅ ̅3̅1̅3̅4̅ ̅5̅2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5 ₁₀</text:p>
          </table:table-cell>
          <table:table-cell table:style-name="Base06LineTitle" office:value-type="string" calcext:value-type="string">
            <text:p>41 ₆</text:p>
          </table:table-cell>
          <table:table-cell table:style-name="Base10GreyBackgroundFirstColumn" office:value-type="string" calcext:value-type="string">
            <text:p>1,24 ₁₀</text:p>
          </table:table-cell>
          <table:table-cell table:style-name="Base06GreyBackground" office:value-type="string" calcext:value-type="string">
            <text:p>1,1̅2̅3̅5̅ ̅0̅ ₆</text:p>
          </table:table-cell>
          <table:table-cell table:style-name="Base10MiddleColumn" office:value-type="string" calcext:value-type="string">
            <text:p>1,28 ₁₀</text:p>
          </table:table-cell>
          <table:table-cell table:style-name="Base06" office:value-type="string" calcext:value-type="string">
            <text:p>1,1̅4̅0̅2̅ ̅5̅ ₆</text:p>
          </table:table-cell>
          <table:table-cell table:style-name="Base10GreyBackgroundMiddleColumn" office:value-type="string" calcext:value-type="string">
            <text:p>1,32 ₁₀</text:p>
          </table:table-cell>
          <table:table-cell table:style-name="Base06GreyBackground" office:value-type="string" calcext:value-type="string">
            <text:p>1,1̅5̅3̅0̅ ̅4̅ ₆</text:p>
          </table:table-cell>
          <table:table-cell/>
          <table:table-cell table:style-name="Base10LineTitle" office:value-type="string" calcext:value-type="string">
            <text:p>25 ₁₀</text:p>
          </table:table-cell>
          <table:table-cell table:style-name="Base06LineTitle" office:value-type="string" calcext:value-type="string">
            <text:p>41 ₆</text:p>
          </table:table-cell>
          <table:table-cell table:style-name="Base10MiddleColumn" office:value-type="string" calcext:value-type="string">
            <text:p>0,8̅0̅6̅ ̅4̅5̅1̅ ̅6̅1̅2̅ ̅9̅0̅3̅ ̅2̅2̅5̅ ₁₀</text:p>
          </table:table-cell>
          <table:table-cell table:style-name="Base06" office:value-type="string" calcext:value-type="string">
            <text:p>0,4̅5̅0̅1̅ ̅0̅5̅ ₆</text:p>
          </table:table-cell>
          <table:table-cell table:style-name="Base10GreyBackgroundMiddleColumn" office:value-type="string" calcext:value-type="string">
            <text:p>0,78125 ₁₀</text:p>
          </table:table-cell>
          <table:table-cell table:style-name="Base06GreyBackground" office:value-type="string" calcext:value-type="string">
            <text:p>0,44043 ₆</text:p>
          </table:table-cell>
          <table:table-cell table:style-name="Base10MiddleColumn" office:value-type="string" calcext:value-type="string">
            <text:p>0,7̅5̅7̅ ̅5̅7̅5̅ ̅7̅5̅ ₁₀</text:p>
          </table:table-cell>
          <table:table-cell table:style-name="Base06" office:value-type="string" calcext:value-type="string">
            <text:p>0,43̅1̅3̅4̅ ̅5̅2̅4̅2̅ ̅1̅0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6 ₁₀</text:p>
          </table:table-cell>
          <table:table-cell table:style-name="Base06GreyBackgroundLineTitle" office:value-type="string" calcext:value-type="string">
            <text:p>42 ₆</text:p>
          </table:table-cell>
          <table:table-cell table:style-name="Base10FirstColumn" office:value-type="string" calcext:value-type="string">
            <text:p>1,19̅2̅ ̅3̅0̅7̅ ̅6̅ ₁₀</text:p>
          </table:table-cell>
          <table:table-cell table:style-name="Base06" office:value-type="string" calcext:value-type="string">
            <text:p>1,10̅5̅3̅ ̅1̅2̅1̅5̅ ̅0̅2̅4̅3̅ ̅4̅ ₆</text:p>
          </table:table-cell>
          <table:table-cell table:style-name="Base10GreyBackgroundMiddleColumn" office:value-type="string" calcext:value-type="string">
            <text:p>1,2̅3̅0̅ ̅7̅6̅9̅ ₁₀</text:p>
          </table:table-cell>
          <table:table-cell table:style-name="Base06GreyBackground" office:value-type="string" calcext:value-type="string">
            <text:p>1,1̅2̅1̅5̅ ̅0̅2̅4̅3̅ ̅4̅0̅5̅3̅ ₆</text:p>
          </table:table-cell>
          <table:table-cell table:style-name="Base10MiddleColumn" office:value-type="string" calcext:value-type="string">
            <text:p>1,26̅9̅ ̅2̅3̅0̅ ̅7̅ ₁₀</text:p>
          </table:table-cell>
          <table:table-cell table:style-name="Base06" office:value-type="string" calcext:value-type="string">
            <text:p>1,1340 5312 1502 434 ₆</text:p>
          </table:table-cell>
          <table:table-cell/>
          <table:table-cell table:style-name="Base10GreyBackgroundLineTitle" office:value-type="string" calcext:value-type="string">
            <text:p>26 ₁₀</text:p>
          </table:table-cell>
          <table:table-cell table:style-name="Base06GreyBackgroundLineTitle" office:value-type="string" calcext:value-type="string">
            <text:p>42 ₆</text:p>
          </table:table-cell>
          <table:table-cell table:style-name="Base10GreyBackgroundMiddleColumn" office:value-type="string" calcext:value-type="string">
            <text:p>0,8̅3̅8̅ ̅7̅0̅9̅ ̅6̅7̅7̅ ̅4̅1̅9̅ ̅3̅5̅4̅ ₁₀</text:p>
          </table:table-cell>
          <table:table-cell table:style-name="Base06GreyBackground" office:value-type="string" calcext:value-type="string">
            <text:p>0,5̅0̅1̅0̅ ̅5̅4̅ ₆</text:p>
          </table:table-cell>
          <table:table-cell table:style-name="Base10MiddleColumn" office:value-type="string" calcext:value-type="string">
            <text:p>0,8125 ₁₀</text:p>
          </table:table-cell>
          <table:table-cell table:style-name="Base06" office:value-type="string" calcext:value-type="string">
            <text:p>0,4513 ₆</text:p>
          </table:table-cell>
          <table:table-cell table:style-name="Base10GreyBackgroundMiddleColumn" office:value-type="string" calcext:value-type="string">
            <text:p>0,7̅8̅7̅ ̅8̅7̅8̅ ̅7̅8̅ ₁₀</text:p>
          </table:table-cell>
          <table:table-cell table:style-name="Base06GreyBackground" office:value-type="string" calcext:value-type="string">
            <text:p>0,44̅2̅1̅0̅ ̅3̅1̅3̅4̅ ̅5̅2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7 ₁₀</text:p>
          </table:table-cell>
          <table:table-cell table:style-name="Base06LineTitle" office:value-type="string" calcext:value-type="string">
            <text:p>43 ₆</text:p>
          </table:table-cell>
          <table:table-cell table:style-name="Base10GreyBackgroundFirstColumn" office:value-type="string" calcext:value-type="string">
            <text:p>1,1̅4̅8̅ ₁₀</text:p>
          </table:table-cell>
          <table:table-cell table:style-name="Base06GreyBackground" office:value-type="string" calcext:value-type="string">
            <text:p>1,052 ₆</text:p>
          </table:table-cell>
          <table:table-cell table:style-name="Base10MiddleColumn" office:value-type="string" calcext:value-type="string">
            <text:p>1,1̅8̅5̅ ₁₀</text:p>
          </table:table-cell>
          <table:table-cell table:style-name="Base06" office:value-type="string" calcext:value-type="string">
            <text:p>1,104 ₆</text:p>
          </table:table-cell>
          <table:table-cell table:style-name="Base10GreyBackgroundMiddleColumn" office:value-type="string" calcext:value-type="string">
            <text:p>1,2̅ ₁₀</text:p>
          </table:table-cell>
          <table:table-cell table:style-name="Base06GreyBackground" office:value-type="string" calcext:value-type="string">
            <text:p>1,12 ₆</text:p>
          </table:table-cell>
          <table:table-cell/>
          <table:table-cell table:style-name="Base10LineTitle" office:value-type="string" calcext:value-type="string">
            <text:p>27 ₁₀</text:p>
          </table:table-cell>
          <table:table-cell table:style-name="Base06LineTitle" office:value-type="string" calcext:value-type="string">
            <text:p>43 ₆</text:p>
          </table:table-cell>
          <table:table-cell table:style-name="Base10MiddleColumn" office:value-type="string" calcext:value-type="string">
            <text:p>0,8̅7̅0̅ ̅9̅6̅7̅ ̅7̅4̅1̅ ̅9̅3̅5̅ ̅4̅8̅3̅ ₁₀</text:p>
          </table:table-cell>
          <table:table-cell table:style-name="Base06" office:value-type="string" calcext:value-type="string">
            <text:p>0,5̅1̅2̅0̅ ̅4̅3̅ ₆</text:p>
          </table:table-cell>
          <table:table-cell table:style-name="Base10GreyBackgroundMiddleColumn" office:value-type="string" calcext:value-type="string">
            <text:p>0,84375 ₁₀</text:p>
          </table:table-cell>
          <table:table-cell table:style-name="Base06GreyBackground" office:value-type="string" calcext:value-type="string">
            <text:p>0,50213 ₆</text:p>
          </table:table-cell>
          <table:table-cell table:style-name="Base10MiddleColumn" office:value-type="string" calcext:value-type="string">
            <text:p>0,8̅1̅8̅ ̅1̅8̅1̅ ̅8̅1̅ ₁₀</text:p>
          </table:table-cell>
          <table:table-cell table:style-name="Base06" office:value-type="string" calcext:value-type="string">
            <text:p>0,4̅5̅2̅4̅ ̅2̅1̅0̅3̅ ̅1̅3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8 ₁₀</text:p>
          </table:table-cell>
          <table:table-cell table:style-name="Base06GreyBackgroundLineTitle" office:value-type="string" calcext:value-type="string">
            <text:p>44 ₆</text:p>
          </table:table-cell>
          <table:table-cell table:style-name="Base10FirstColumn" office:value-type="string" calcext:value-type="string">
            <text:p>1,107̅ ̅1̅4̅2̅ ̅8̅5̅ ₁₀</text:p>
          </table:table-cell>
          <table:table-cell table:style-name="Base06" office:value-type="string" calcext:value-type="string">
            <text:p>1,035̅0̅ ₆</text:p>
          </table:table-cell>
          <table:table-cell table:style-name="Base10GreyBackgroundMiddleColumn" office:value-type="string" calcext:value-type="string">
            <text:p>1,1̅4̅2̅ ̅8̅5̅7̅ ₁₀</text:p>
          </table:table-cell>
          <table:table-cell table:style-name="Base06GreyBackground" office:value-type="string" calcext:value-type="string">
            <text:p>1,0̅5̅ ₆</text:p>
          </table:table-cell>
          <table:table-cell table:style-name="Base10MiddleColumn" office:value-type="string" calcext:value-type="string">
            <text:p>1,178̅ ̅5̅7̅1̅ ̅4̅2̅ ₁₀</text:p>
          </table:table-cell>
          <table:table-cell table:style-name="Base06" office:value-type="string" calcext:value-type="string">
            <text:p>1,102̅3̅ ₆</text:p>
          </table:table-cell>
          <table:table-cell/>
          <table:table-cell table:style-name="Base10GreyBackgroundLineTitle" office:value-type="string" calcext:value-type="string">
            <text:p>28 ₁₀</text:p>
          </table:table-cell>
          <table:table-cell table:style-name="Base06GreyBackgroundLineTitle" office:value-type="string" calcext:value-type="string">
            <text:p>44 ₆</text:p>
          </table:table-cell>
          <table:table-cell table:style-name="Base10GreyBackgroundMiddleColumn" office:value-type="string" calcext:value-type="string">
            <text:p>0,9̅0̅3̅ ̅2̅2̅5̅ ̅8̅0̅6̅ ̅4̅5̅1̅ ̅6̅1̅2̅ ₁₀</text:p>
          </table:table-cell>
          <table:table-cell table:style-name="Base06GreyBackground" office:value-type="string" calcext:value-type="string">
            <text:p>0,5̅2̅3̅0̅ ̅3̅2̅ ₆</text:p>
          </table:table-cell>
          <table:table-cell table:style-name="Base10MiddleColumn" office:value-type="string" calcext:value-type="string">
            <text:p>0,875 ₁₀</text:p>
          </table:table-cell>
          <table:table-cell table:style-name="Base06" office:value-type="string" calcext:value-type="string">
            <text:p>0,513 ₆</text:p>
          </table:table-cell>
          <table:table-cell table:style-name="Base10GreyBackgroundMiddleColumn" office:value-type="string" calcext:value-type="string">
            <text:p>0,8̅4̅8̅ ̅4̅8̅4̅ ̅8̅4̅ ₁₀</text:p>
          </table:table-cell>
          <table:table-cell table:style-name="Base06GreyBackground" office:value-type="string" calcext:value-type="string">
            <text:p>0,50̅3̅1̅3̅ ̅4̅5̅2̅4̅ ̅2̅1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9 ₁₀</text:p>
          </table:table-cell>
          <table:table-cell table:style-name="Base06LineTitle" office:value-type="string" calcext:value-type="string">
            <text:p>45 ₆</text:p>
          </table:table-cell>
          <table:table-cell table:style-name="Base10GreyBackgroundFirstColumn" office:value-type="string" calcext:value-type="string">
            <text:p>1,068 965 517 241 ₁₀</text:p>
          </table:table-cell>
          <table:table-cell table:style-name="Base06GreyBackground" office:value-type="string" calcext:value-type="string">
            <text:p>1,0225 2135 3303 4202 ₆</text:p>
          </table:table-cell>
          <table:table-cell table:style-name="Base10MiddleColumn" office:value-type="string" calcext:value-type="string">
            <text:p>1,103 448 275 862 ₁₀</text:p>
          </table:table-cell>
          <table:table-cell table:style-name="Base06" office:value-type="string" calcext:value-type="string">
            <text:p>1,0342 0225 2135 3303 ₆</text:p>
          </table:table-cell>
          <table:table-cell table:style-name="Base10GreyBackgroundMiddleColumn" office:value-type="string" calcext:value-type="string">
            <text:p>1,137 931 034 482 ₁₀</text:p>
          </table:table-cell>
          <table:table-cell table:style-name="Base06GreyBackground" office:value-type="string" calcext:value-type="string">
            <text:p>1,0454 4315 1011 2404 ₆</text:p>
          </table:table-cell>
          <table:table-cell/>
          <table:table-cell table:style-name="Base10LineTitle" office:value-type="string" calcext:value-type="string">
            <text:p>29 ₁₀</text:p>
          </table:table-cell>
          <table:table-cell table:style-name="Base06LineTitle" office:value-type="string" calcext:value-type="string">
            <text:p>45 ₆</text:p>
          </table:table-cell>
          <table:table-cell table:style-name="Base10MiddleColumn" office:value-type="string" calcext:value-type="string">
            <text:p>0,9̅3̅5̅ ̅4̅8̅3̅ ̅8̅7̅0̅ ̅9̅6̅7̅ ̅7̅4̅1̅ ₁₀</text:p>
          </table:table-cell>
          <table:table-cell table:style-name="Base06" office:value-type="string" calcext:value-type="string">
            <text:p>0,5̅3̅4̅0̅ ̅2̅1̅ ₆</text:p>
          </table:table-cell>
          <table:table-cell table:style-name="Base10GreyBackgroundMiddleColumn" office:value-type="string" calcext:value-type="string">
            <text:p>0,90625 ₁₀</text:p>
          </table:table-cell>
          <table:table-cell table:style-name="Base06GreyBackground" office:value-type="string" calcext:value-type="string">
            <text:p>0,52343 ₆</text:p>
          </table:table-cell>
          <table:table-cell table:style-name="Base10MiddleColumn" office:value-type="string" calcext:value-type="string">
            <text:p>0,8̅7̅8̅ ̅7̅8̅7̅ ̅8̅7̅ ₁₀</text:p>
          </table:table-cell>
          <table:table-cell table:style-name="Base06" office:value-type="string" calcext:value-type="string">
            <text:p>0,51̅3̅4̅5̅ ̅2̅4̅2̅1̅ ̅0̅3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0 ₁₀</text:p>
          </table:table-cell>
          <table:table-cell table:style-name="Base06GreyBackgroundLineTitle" office:value-type="string" calcext:value-type="string">
            <text:p>50 ₆</text:p>
          </table:table-cell>
          <table:table-cell table:style-name="Base10FirstColumn" office:value-type="string" calcext:value-type="string">
            <text:p>1,03̅ ₁₀</text:p>
          </table:table-cell>
          <table:table-cell table:style-name="Base06" office:value-type="string" calcext:value-type="string">
            <text:p>1,01̅ ₆</text:p>
          </table:table-cell>
          <table:table-cell table:style-name="Base10GreyBackgroundMiddleColumn" office:value-type="string" calcext:value-type="string">
            <text:p>1,06̅ ₁₀</text:p>
          </table:table-cell>
          <table:table-cell table:style-name="Base06GreyBackground" office:value-type="string" calcext:value-type="string">
            <text:p>1,02̅ ₆</text:p>
          </table:table-cell>
          <table:table-cell table:style-name="Base10MiddleColumn" office:value-type="string" calcext:value-type="string">
            <text:p>1,1 ₁₀</text:p>
          </table:table-cell>
          <table:table-cell table:style-name="Base06" office:value-type="string" calcext:value-type="string">
            <text:p>1,03̅ ₆</text:p>
          </table:table-cell>
          <table:table-cell/>
          <table:table-cell table:style-name="Base10GreyBackgroundLineTitle" office:value-type="string" calcext:value-type="string">
            <text:p>30 ₁₀</text:p>
          </table:table-cell>
          <table:table-cell table:style-name="Base06GreyBackgroundLineTitle" office:value-type="string" calcext:value-type="string">
            <text:p>50 ₆</text:p>
          </table:table-cell>
          <table:table-cell table:style-name="Base10GreyBackgroundMiddleColumn" office:value-type="string" calcext:value-type="string">
            <text:p>0,9̅6̅7̅ ̅7̅4̅1̅ ̅9̅3̅5̅ ̅4̅8̅3̅ ̅8̅7̅0̅ ₁₀</text:p>
          </table:table-cell>
          <table:table-cell table:style-name="Base06GreyBackground" office:value-type="string" calcext:value-type="string">
            <text:p>0,5̅4̅5̅0̅ ̅1̅0̅ ₆</text:p>
          </table:table-cell>
          <table:table-cell table:style-name="Base10MiddleColumn" office:value-type="string" calcext:value-type="string">
            <text:p>0,9375 ₁₀</text:p>
          </table:table-cell>
          <table:table-cell table:style-name="Base06" office:value-type="string" calcext:value-type="string">
            <text:p>0,5343 ₆</text:p>
          </table:table-cell>
          <table:table-cell table:style-name="Base10GreyBackgroundMiddleColumn" office:value-type="string" calcext:value-type="string">
            <text:p>0,9̅0̅9̅ ̅0̅9̅0̅ ̅9̅0̅ ₁₀</text:p>
          </table:table-cell>
          <table:table-cell table:style-name="Base06GreyBackground" office:value-type="string" calcext:value-type="string">
            <text:p>0,5̅2̅4̅2̅ ̅1̅0̅3̅1̅ ̅3̅4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1 ₁₀</text:p>
          </table:table-cell>
          <table:table-cell table:style-name="Base06LineTitle" office:value-type="string" calcext:value-type="string">
            <text:p>51 ₆</text:p>
          </table:table-cell>
          <table:table-cell table:style-name="Base10GreyBackgroundFirst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10MiddleColumn" office:value-type="string" calcext:value-type="string">
            <text:p>1,032 258 064 516 ₁₀</text:p>
          </table:table-cell>
          <table:table-cell table:style-name="Base06" office:value-type="string" calcext:value-type="string">
            <text:p>1,0̅1̅0̅5̅ ̅4̅5̅ ₆</text:p>
          </table:table-cell>
          <table:table-cell table:style-name="Base10GreyBackgroundMiddleColumn" office:value-type="string" calcext:value-type="string">
            <text:p>1,064 516 129 032 ₁₀</text:p>
          </table:table-cell>
          <table:table-cell table:style-name="Base06GreyBackground" office:value-type="string" calcext:value-type="string">
            <text:p>1,0̅2̅1̅5̅ ̅3̅4̅ ₆</text:p>
          </table:table-cell>
          <table:table-cell/>
          <table:table-cell table:style-name="Base10LineTitle" office:value-type="string" calcext:value-type="string">
            <text:p>31 ₁₀</text:p>
          </table:table-cell>
          <table:table-cell table:style-name="Base06LineTitle" office:value-type="string" calcext:value-type="string">
            <text:p>51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,96875 ₁₀</text:p>
          </table:table-cell>
          <table:table-cell table:style-name="Base06GreyBackground" office:value-type="string" calcext:value-type="string">
            <text:p>0,54513 ₆</text:p>
          </table:table-cell>
          <table:table-cell table:style-name="Base10MiddleColumn" office:value-type="string" calcext:value-type="string">
            <text:p>0,9̅3̅9̅ ̅3̅9̅3̅ ̅9̅3̅ ₁₀</text:p>
          </table:table-cell>
          <table:table-cell table:style-name="Base06" office:value-type="string" calcext:value-type="string">
            <text:p>0,53̅4̅5̅2̅ ̅4̅2̅1̅0̅ ̅3̅1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2 ₁₀</text:p>
          </table:table-cell>
          <table:table-cell table:style-name="Base06GreyBackgroundLineTitle" office:value-type="string" calcext:value-type="string">
            <text:p>52 ₆</text:p>
          </table:table-cell>
          <table:table-cell table:style-name="Base10FirstColumn" office:value-type="string" calcext:value-type="string">
            <text:p>0,968 75 ₁₀</text:p>
          </table:table-cell>
          <table:table-cell table:style-name="Base06" office:value-type="string" calcext:value-type="string">
            <text:p>0,5451 3 ₆</text:p>
          </table:table-cell>
          <table:table-cell table:style-name="Base10GreyBackgroundMiddle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10MiddleColumn" office:value-type="string" calcext:value-type="string">
            <text:p>1,031 25 ₁₀</text:p>
          </table:table-cell>
          <table:table-cell table:style-name="Base06" office:value-type="string" calcext:value-type="string">
            <text:p>1,0104 3 ₆</text:p>
          </table:table-cell>
          <table:table-cell/>
          <table:table-cell table:style-name="Base10GreyBackgroundLineTitle" office:value-type="string" calcext:value-type="string">
            <text:p>32 ₁₀</text:p>
          </table:table-cell>
          <table:table-cell table:style-name="Base06GreyBackgroundLineTitle" office:value-type="string" calcext:value-type="string">
            <text:p>52 ₆</text:p>
          </table:table-cell>
          <table:table-cell table:style-name="Base10GreyBackgroundMiddleColumn" office:value-type="string" calcext:value-type="string">
            <text:p>1,0̅3̅2̅ ̅2̅5̅8̅ ̅0̅6̅4̅ ̅5̅1̅6̅ ̅1̅2̅9̅ ₁₀</text:p>
          </table:table-cell>
          <table:table-cell table:style-name="Base06GreyBackground" office:value-type="string" calcext:value-type="string">
            <text:p>1,0̅1̅0̅5̅ ̅4̅5̅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,9̅6̅9̅ ̅6̅9̅6̅ ̅9̅6̅ ₁₀</text:p>
          </table:table-cell>
          <table:table-cell table:style-name="Base06GreyBackground" office:value-type="string" calcext:value-type="string">
            <text:p>0,54̅5̅2̅4̅ ̅2̅1̅0̅3̅ ̅1̅3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3 ₁₀</text:p>
          </table:table-cell>
          <table:table-cell table:style-name="Base06LineTitle" office:value-type="string" calcext:value-type="string">
            <text:p>53 ₆</text:p>
          </table:table-cell>
          <table:table-cell table:style-name="Base10GreyBackgroundFirstColumn" office:value-type="string" calcext:value-type="string">
            <text:p>0,9̅3̅9̅ ̅3̅9̅3̅ ₁₀</text:p>
          </table:table-cell>
          <table:table-cell table:style-name="Base06GreyBackground" office:value-type="string" calcext:value-type="string">
            <text:p>0,53̅4̅5̅ ̅2̅4̅2̅1̅ ̅0̅3̅1̅ ₆</text:p>
          </table:table-cell>
          <table:table-cell table:style-name="Base10MiddleColumn" office:value-type="string" calcext:value-type="string">
            <text:p>0,9̅6̅9̅ ̅6̅9̅6̅ ₁₀</text:p>
          </table:table-cell>
          <table:table-cell table:style-name="Base06" office:value-type="string" calcext:value-type="string">
            <text:p>0,54̅5̅2̅ ̅4̅2̅1̅0̅ ̅3̅1̅3̅ ₆</text:p>
          </table:table-cell>
          <table:table-cell table:style-name="Base10GreyBackgroundMiddle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/>
          <table:table-cell table:style-name="Base10LineTitle" office:value-type="string" calcext:value-type="string">
            <text:p>33 ₁₀</text:p>
          </table:table-cell>
          <table:table-cell table:style-name="Base06LineTitle" office:value-type="string" calcext:value-type="string">
            <text:p>53 ₆</text:p>
          </table:table-cell>
          <table:table-cell table:style-name="Base10MiddleColumn" office:value-type="string" calcext:value-type="string">
            <text:p>1,0̅6̅4̅ ̅5̅1̅6̅ ̅1̅2̅9̅ ̅0̅3̅2̅ ̅2̅5̅8̅ ₁₀</text:p>
          </table:table-cell>
          <table:table-cell table:style-name="Base06" office:value-type="string" calcext:value-type="string">
            <text:p>1,0̅2̅1̅5̅ ̅3̅4̅ ₆</text:p>
          </table:table-cell>
          <table:table-cell table:style-name="Base10GreyBackgroundMiddleColumn" office:value-type="string" calcext:value-type="string">
            <text:p>1,03125 ₁₀</text:p>
          </table:table-cell>
          <table:table-cell table:style-name="Base06GreyBackground" office:value-type="string" calcext:value-type="string">
            <text:p>1,01043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4 ₁₀</text:p>
          </table:table-cell>
          <table:table-cell table:style-name="Base06GreyBackgroundLineTitle" office:value-type="string" calcext:value-type="string">
            <text:p>54 ₆</text:p>
          </table:table-cell>
          <table:table-cell table:style-name="Base10FirstColumn" office:value-type="string" calcext:value-type="string">
            <text:p>0,911 764 705 882 ₁₀</text:p>
          </table:table-cell>
          <table:table-cell table:style-name="Base06" office:value-type="string" calcext:value-type="string">
            <text:p>0,5245 3514 3310 2041 ₆</text:p>
          </table:table-cell>
          <table:table-cell table:style-name="Base10GreyBackgroundMiddleColumn" office:value-type="string" calcext:value-type="string">
            <text:p>0,941 176 470 588 ₁₀</text:p>
          </table:table-cell>
          <table:table-cell table:style-name="Base06GreyBackground" office:value-type="string" calcext:value-type="string">
            <text:p>0,5351 4331 0204 1224 ₆</text:p>
          </table:table-cell>
          <table:table-cell table:style-name="Base10MiddleColumn" office:value-type="string" calcext:value-type="string">
            <text:p>0,970 588 235 294 ₁₀</text:p>
          </table:table-cell>
          <table:table-cell table:style-name="Base06" office:value-type="string" calcext:value-type="string">
            <text:p>0,5453 5143 3102 0412 ₆</text:p>
          </table:table-cell>
          <table:table-cell/>
          <table:table-cell table:style-name="Base10GreyBackgroundLineTitle" office:value-type="string" calcext:value-type="string">
            <text:p>34 ₁₀</text:p>
          </table:table-cell>
          <table:table-cell table:style-name="Base06GreyBackgroundLineTitle" office:value-type="string" calcext:value-type="string">
            <text:p>54 ₆</text:p>
          </table:table-cell>
          <table:table-cell table:style-name="Base10GreyBackgroundMiddleColumn" office:value-type="string" calcext:value-type="string">
            <text:p>1,0̅9̅6̅ ̅7̅7̅4̅ ̅1̅9̅3̅ ̅5̅4̅8̅ ̅3̅8̅7̅ ₁₀</text:p>
          </table:table-cell>
          <table:table-cell table:style-name="Base06GreyBackground" office:value-type="string" calcext:value-type="string">
            <text:p>1,0̅3̅2̅5̅ ̅2̅3̅ ₆</text:p>
          </table:table-cell>
          <table:table-cell table:style-name="Base10MiddleColumn" office:value-type="string" calcext:value-type="string">
            <text:p>1,0625 ₁₀</text:p>
          </table:table-cell>
          <table:table-cell table:style-name="Base06" office:value-type="string" calcext:value-type="string">
            <text:p>1,0213 ₆</text:p>
          </table:table-cell>
          <table:table-cell table:style-name="Base10GreyBackgroundMiddleColumn" office:value-type="string" calcext:value-type="string">
            <text:p>1,0̅3̅ ₁₀</text:p>
          </table:table-cell>
          <table:table-cell table:style-name="Base06GreyBackground" office:value-type="string" calcext:value-type="string">
            <text:p>1,01̅0̅3̅1̅ ̅3̅4̅5̅2̅ ̅4̅2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5 ₁₀</text:p>
          </table:table-cell>
          <table:table-cell table:style-name="Base06LineTitle" office:value-type="string" calcext:value-type="string">
            <text:p>55 ₆</text:p>
          </table:table-cell>
          <table:table-cell table:style-name="Base10GreyBackgroundFirstColumn" office:value-type="string" calcext:value-type="string">
            <text:p>0,88̅5̅ ̅7̅1̅4̅ ̅2̅ ₁₀</text:p>
          </table:table-cell>
          <table:table-cell table:style-name="Base06GreyBackground" office:value-type="string" calcext:value-type="string">
            <text:p>0,5̅1̅ ₆</text:p>
          </table:table-cell>
          <table:table-cell table:style-name="Base10MiddleColumn" office:value-type="string" calcext:value-type="string">
            <text:p>0,91̅4̅ ̅2̅8̅5̅ ̅7̅ ₁₀</text:p>
          </table:table-cell>
          <table:table-cell table:style-name="Base06" office:value-type="string" calcext:value-type="string">
            <text:p>0,5̅2̅ ₆</text:p>
          </table:table-cell>
          <table:table-cell table:style-name="Base10GreyBackgroundMiddleColumn" office:value-type="string" calcext:value-type="string">
            <text:p>0,94̅2̅ ̅8̅5̅7̅ ̅1̅ ₁₀</text:p>
          </table:table-cell>
          <table:table-cell table:style-name="Base06GreyBackground" office:value-type="string" calcext:value-type="string">
            <text:p>0,5̅3̅5̅3̅ ̅5̅3̅5̅3̅ ̅5̅3̅ ₆</text:p>
          </table:table-cell>
          <table:table-cell/>
          <table:table-cell table:style-name="Base10LineTitle" office:value-type="string" calcext:value-type="string">
            <text:p>35 ₁₀</text:p>
          </table:table-cell>
          <table:table-cell table:style-name="Base06LineTitle" office:value-type="string" calcext:value-type="string">
            <text:p>55 ₆</text:p>
          </table:table-cell>
          <table:table-cell table:style-name="Base10MiddleColumn" office:value-type="string" calcext:value-type="string">
            <text:p>1,1̅2̅9̅ ̅0̅3̅2̅ ̅2̅5̅8̅ ̅0̅6̅4̅ ̅5̅1̅6̅ ₁₀</text:p>
          </table:table-cell>
          <table:table-cell table:style-name="Base06" office:value-type="string" calcext:value-type="string">
            <text:p>1,0̅4̅3̅5̅ ̅1̅2̅ ₆</text:p>
          </table:table-cell>
          <table:table-cell table:style-name="Base10GreyBackgroundMiddleColumn" office:value-type="string" calcext:value-type="string">
            <text:p>1,09375 ₁₀</text:p>
          </table:table-cell>
          <table:table-cell table:style-name="Base06GreyBackground" office:value-type="string" calcext:value-type="string">
            <text:p>1,03213 ₆</text:p>
          </table:table-cell>
          <table:table-cell table:style-name="Base10MiddleColumn" office:value-type="string" calcext:value-type="string">
            <text:p>1,0̅6̅ ₁₀</text:p>
          </table:table-cell>
          <table:table-cell table:style-name="Base06" office:value-type="string" calcext:value-type="string">
            <text:p>1,02̅1̅0̅3̅ ̅1̅3̅4̅5̅ ̅2̅4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6 ₁₀</text:p>
          </table:table-cell>
          <table:table-cell table:style-name="Base06GreyBackgroundLineTitle" office:value-type="string" calcext:value-type="string">
            <text:p>100 ₆</text:p>
          </table:table-cell>
          <table:table-cell table:style-name="Base10FirstColumn" office:value-type="string" calcext:value-type="string">
            <text:p>0,861 111 111 111 ₁₀</text:p>
          </table:table-cell>
          <table:table-cell table:style-name="Base06" office:value-type="string" calcext:value-type="string">
            <text:p>0,51 ₆</text:p>
          </table:table-cell>
          <table:table-cell table:style-name="Base10GreyBackgroundMiddleColumn" office:value-type="string" calcext:value-type="string">
            <text:p>0,8̅ ₁₀</text:p>
          </table:table-cell>
          <table:table-cell table:style-name="Base06GreyBackground" office:value-type="string" calcext:value-type="string">
            <text:p>0,52 ₆</text:p>
          </table:table-cell>
          <table:table-cell table:style-name="Base10MiddleColumn" office:value-type="string" calcext:value-type="string">
            <text:p>0,916̅ ₁₀</text:p>
          </table:table-cell>
          <table:table-cell table:style-name="Base06" office:value-type="string" calcext:value-type="string">
            <text:p>0,53 ₆</text:p>
          </table:table-cell>
          <table:table-cell/>
          <table:table-cell table:style-name="Base10GreyBackgroundLineTitle" office:value-type="string" calcext:value-type="string">
            <text:p>36 ₁₀</text:p>
          </table:table-cell>
          <table:table-cell table:style-name="Base06GreyBackgroundLineTitle" office:value-type="string" calcext:value-type="string">
            <text:p>100 ₆</text:p>
          </table:table-cell>
          <table:table-cell table:style-name="Base10GreyBackgroundMiddleColumn" office:value-type="string" calcext:value-type="string">
            <text:p>1,1̅6̅1̅ ̅2̅9̅0̅ ̅3̅2̅2̅ ̅5̅8̅0̅ ̅6̅4̅5̅ ₁₀</text:p>
          </table:table-cell>
          <table:table-cell table:style-name="Base06GreyBackground" office:value-type="string" calcext:value-type="string">
            <text:p>1,0̅5̅4̅5̅ ̅0̅1̅ ₆</text:p>
          </table:table-cell>
          <table:table-cell table:style-name="Base10MiddleColumn" office:value-type="string" calcext:value-type="string">
            <text:p>1,125 ₁₀</text:p>
          </table:table-cell>
          <table:table-cell table:style-name="Base06" office:value-type="string" calcext:value-type="string">
            <text:p>1,043 ₆</text:p>
          </table:table-cell>
          <table:table-cell table:style-name="Base10GreyBackgroundMiddleColumn" office:value-type="string" calcext:value-type="string">
            <text:p>1,0̅9̅ ₁₀</text:p>
          </table:table-cell>
          <table:table-cell table:style-name="Base06GreyBackground" office:value-type="string" calcext:value-type="string">
            <text:p>1,0̅3̅1̅3̅ ̅4̅5̅2̅4̅ ̅2̅1̅ ₆</text:p>
          </table:table-cell>
          <table:table-cell table:number-columns-repeated="16345"/>
        </table:table-row>
        <table:table-row table:style-name="ro3" table:number-rows-repeated="2">
          <table:table-cell table:number-columns-repeated="16362"/>
        </table:table-row>
        <table:table-row table:style-name="ro3">
          <table:table-cell table:number-columns-repeated="2"/>
          <table:table-cell table:style-name="Base10GreyBackgroundColumnTitle" office:value-type="string" calcext:value-type="string">
            <text:p>34 ₁₀</text:p>
          </table:table-cell>
          <table:table-cell table:style-name="Base06GreyBackgroundColumnTitle" office:value-type="string" calcext:value-type="string">
            <text:p>54 ₆</text:p>
          </table:table-cell>
          <table:table-cell table:style-name="Base10ColumnTitle" office:value-type="string" calcext:value-type="string">
            <text:p>35 ₁₀</text:p>
          </table:table-cell>
          <table:table-cell table:style-name="Base06ColumnTitle" office:value-type="string" calcext:value-type="string">
            <text:p>55 ₆</text:p>
          </table:table-cell>
          <table:table-cell table:style-name="Base10GreyBackgroundColumnTitle" office:value-type="string" calcext:value-type="string">
            <text:p>36 ₁₀</text:p>
          </table:table-cell>
          <table:table-cell table:style-name="Base06GreyBackgroundColumnTitle" office:value-type="string" calcext:value-type="string">
            <text:p>100 ₆</text:p>
          </table:table-cell>
          <table:table-cell table:number-columns-repeated="3"/>
          <table:table-cell table:style-name="Base10ColumnTitle" office:value-type="string" calcext:value-type="string">
            <text:p>34 ₁₀</text:p>
          </table:table-cell>
          <table:table-cell table:style-name="Base06ColumnTitle" office:value-type="string" calcext:value-type="string">
            <text:p>54 ₆</text:p>
          </table:table-cell>
          <table:table-cell table:style-name="Base10GreyBackgroundColumnTitle" office:value-type="string" calcext:value-type="string">
            <text:p>35 ₁₀</text:p>
          </table:table-cell>
          <table:table-cell table:style-name="Base06GreyBackgroundColumnTitle" office:value-type="string" calcext:value-type="string">
            <text:p>55 ₆</text:p>
          </table:table-cell>
          <table:table-cell table:style-name="Base10ColumnTitle" office:value-type="string" calcext:value-type="string">
            <text:p>36 ₁₀</text:p>
          </table:table-cell>
          <table:table-cell table:style-name="Base06ColumnTitle" office:value-type="string" calcext:value-type="string">
            <text:p>100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 ₁₀</text:p>
          </table:table-cell>
          <table:table-cell table:style-name="Base06LineTitle" office:value-type="string" calcext:value-type="string">
            <text:p>1 ₆</text:p>
          </table:table-cell>
          <table:table-cell table:style-name="Base10MiddleColumn" office:value-type="string" calcext:value-type="string">
            <text:p>34 ₁₀</text:p>
          </table:table-cell>
          <table:table-cell table:style-name="Base06" office:value-type="string" calcext:value-type="string">
            <text:p>54 ₆</text:p>
          </table:table-cell>
          <table:table-cell table:style-name="Base10GreyBackgroundMiddleColumn" office:value-type="string" calcext:value-type="string">
            <text:p>35 ₁₀</text:p>
          </table:table-cell>
          <table:table-cell table:style-name="Base06GreyBackground" office:value-type="string" calcext:value-type="string">
            <text:p>55 ₆</text:p>
          </table:table-cell>
          <table:table-cell table:style-name="Base10MiddleColumn" office:value-type="string" calcext:value-type="string">
            <text:p>36 ₁₀</text:p>
          </table:table-cell>
          <table:table-cell table:style-name="Base06" office:value-type="string" calcext:value-type="string">
            <text:p>100 ₆</text:p>
          </table:table-cell>
          <table:table-cell/>
          <table:table-cell table:style-name="Base10LineTitle" office:value-type="string" calcext:value-type="string">
            <text:p>1 ₁₀</text:p>
          </table:table-cell>
          <table:table-cell table:style-name="Base06LineTitle" office:value-type="string" calcext:value-type="string">
            <text:p>1 ₆</text:p>
          </table:table-cell>
          <table:table-cell table:style-name="Base10GreyBackgroundFirstColumn" office:value-type="string" calcext:value-type="string">
            <text:p>0,02̅9̅4̅ ̅1̅1̅7̅ ̅6̅4̅7̅ ̅0̅5̅8̅ ̅8̅2̅3̅ ̅5̅ ₁₀</text:p>
          </table:table-cell>
          <table:table-cell table:style-name="Base06GreyBackground" office:value-type="string" calcext:value-type="string">
            <text:p>0,01̅0̅2̅0̅ ̅4̅1̅2̅2̅ ̅4̅5̅3̅5̅ ̅1̅4̅3̅3̅ ₆</text:p>
          </table:table-cell>
          <table:table-cell table:style-name="Base10MiddleColumn" office:value-type="string" calcext:value-type="string">
            <text:p>0,02̅8̅5̅ ̅7̅1̅4̅ ₁₀</text:p>
          </table:table-cell>
          <table:table-cell table:style-name="Base06" office:value-type="string" calcext:value-type="string">
            <text:p>0,0̅1̅ ₆</text:p>
          </table:table-cell>
          <table:table-cell table:style-name="Base10GreyBackgroundMiddleColumn" office:value-type="string" calcext:value-type="string">
            <text:p>0,027̅ ₁₀</text:p>
          </table:table-cell>
          <table:table-cell table:style-name="Base06GreyBackground" office:value-type="string" calcext:value-type="string">
            <text:p>0,01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 ₁₀</text:p>
          </table:table-cell>
          <table:table-cell table:style-name="Base06GreyBackgroundLineTitle" office:value-type="string" calcext:value-type="string">
            <text:p>2 ₆</text:p>
          </table:table-cell>
          <table:table-cell table:style-name="Base10GreyBackgroundMiddleColumn" office:value-type="string" calcext:value-type="string">
            <text:p>17 ₁₀</text:p>
          </table:table-cell>
          <table:table-cell table:style-name="Base06GreyBackground" office:value-type="string" calcext:value-type="string">
            <text:p>25 ₆</text:p>
          </table:table-cell>
          <table:table-cell table:style-name="Base10MiddleColumn" office:value-type="string" calcext:value-type="string">
            <text:p>17,5 ₁₀</text:p>
          </table:table-cell>
          <table:table-cell table:style-name="Base06" office:value-type="string" calcext:value-type="string">
            <text:p>25,3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/>
          <table:table-cell table:style-name="Base10GreyBackgroundLineTitle" office:value-type="string" calcext:value-type="string">
            <text:p>2 ₁₀</text:p>
          </table:table-cell>
          <table:table-cell table:style-name="Base06GreyBackgroundLineTitle" office:value-type="string" calcext:value-type="string">
            <text:p>2 ₆</text:p>
          </table:table-cell>
          <table:table-cell table:style-name="Base10FirstColumn" office:value-type="string" calcext:value-type="string">
            <text:p>0,0̅5̅8̅ ̅8̅2̅3̅ ̅5̅2̅9̅ ̅4̅1̅1̅ ̅7̅6̅4̅ ̅7̅ ₁₀</text:p>
          </table:table-cell>
          <table:table-cell table:style-name="Base06" office:value-type="string" calcext:value-type="string">
            <text:p>0,0̅2̅0̅4̅ ̅1̅2̅2̅4̅ ̅5̅3̅5̅1̅ ̅4̅3̅3̅1̅ ₆</text:p>
          </table:table-cell>
          <table:table-cell table:style-name="Base10GreyBackgroundMiddleColumn" office:value-type="string" calcext:value-type="string">
            <text:p>0,05̅7̅1̅ ̅4̅2̅8̅ ̅5̅7̅1̅ ̅4̅2̅8̅ ̅5̅7̅1̅ ̅4̅2̅8̅ ₁₀</text:p>
          </table:table-cell>
          <table:table-cell table:style-name="Base06GreyBackground" office:value-type="string" calcext:value-type="string">
            <text:p>0,0̅2̅ ₆</text:p>
          </table:table-cell>
          <table:table-cell table:style-name="Base10MiddleColumn" office:value-type="string" calcext:value-type="string">
            <text:p>0,05̅ ₁₀</text:p>
          </table:table-cell>
          <table:table-cell table:style-name="Base06" office:value-type="string" calcext:value-type="string">
            <text:p>0,0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 ₁₀</text:p>
          </table:table-cell>
          <table:table-cell table:style-name="Base06LineTitle" office:value-type="string" calcext:value-type="string">
            <text:p>3 ₆</text:p>
          </table:table-cell>
          <table:table-cell table:style-name="Base10MiddleColumn" office:value-type="string" calcext:value-type="string">
            <text:p>11,3̅ ₁₀</text:p>
          </table:table-cell>
          <table:table-cell table:style-name="Base06" office:value-type="string" calcext:value-type="string">
            <text:p>15,2 ₆</text:p>
          </table:table-cell>
          <table:table-cell table:style-name="Base10GreyBackgroundMiddleColumn" office:value-type="string" calcext:value-type="string">
            <text:p>11,6̅ ₁₀</text:p>
          </table:table-cell>
          <table:table-cell table:style-name="Base06GreyBackground" office:value-type="string" calcext:value-type="string">
            <text:p>15,4 ₆</text:p>
          </table:table-cell>
          <table:table-cell table:style-name="Base10MiddleColumn" office:value-type="string" calcext:value-type="string">
            <text:p>12 ₁₀</text:p>
          </table:table-cell>
          <table:table-cell table:style-name="Base06" office:value-type="string" calcext:value-type="string">
            <text:p>20 ₆</text:p>
          </table:table-cell>
          <table:table-cell/>
          <table:table-cell table:style-name="Base10LineTitle" office:value-type="string" calcext:value-type="string">
            <text:p>3 ₁₀</text:p>
          </table:table-cell>
          <table:table-cell table:style-name="Base06LineTitle" office:value-type="string" calcext:value-type="string">
            <text:p>3 ₆</text:p>
          </table:table-cell>
          <table:table-cell table:style-name="Base10GreyBackgroundFirstColumn" office:value-type="string" calcext:value-type="string">
            <text:p>0,08̅8̅2̅ ̅3̅5̅2̅ ̅9̅4̅1̅ ̅1̅7̅6̅ ̅4̅7̅0̅ ̅5̅ ₁₀</text:p>
          </table:table-cell>
          <table:table-cell table:style-name="Base06GreyBackground" office:value-type="string" calcext:value-type="string">
            <text:p>0,03̅1̅0̅2̅ ̅0̅4̅1̅2̅ ̅2̅4̅5̅3̅ ̅5̅1̅4̅3̅ ₆</text:p>
          </table:table-cell>
          <table:table-cell table:style-name="Base10MiddleColumn" office:value-type="string" calcext:value-type="string">
            <text:p>0,08̅5̅7̅ ̅1̅4̅2̅ ̅8̅5̅7̅ ̅1̅4̅2̅ ̅8̅5̅7̅ ̅1̅4̅2̅ ₁₀</text:p>
          </table:table-cell>
          <table:table-cell table:style-name="Base06" office:value-type="string" calcext:value-type="string">
            <text:p>0,0̅3̅ ₆</text:p>
          </table:table-cell>
          <table:table-cell table:style-name="Base10GreyBackgroundMiddleColumn" office:value-type="string" calcext:value-type="string">
            <text:p>0,083̅ ₁₀</text:p>
          </table:table-cell>
          <table:table-cell table:style-name="Base06GreyBackground" office:value-type="string" calcext:value-type="string">
            <text:p>0,0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4 ₁₀</text:p>
          </table:table-cell>
          <table:table-cell table:style-name="Base06GreyBackgroundLineTitle" office:value-type="string" calcext:value-type="string">
            <text:p>4 ₆</text:p>
          </table:table-cell>
          <table:table-cell table:style-name="Base10GreyBackgroundMiddleColumn" office:value-type="string" calcext:value-type="string">
            <text:p>8,5 ₁₀</text:p>
          </table:table-cell>
          <table:table-cell table:style-name="Base06GreyBackground" office:value-type="string" calcext:value-type="string">
            <text:p>12,3 ₆</text:p>
          </table:table-cell>
          <table:table-cell table:style-name="Base10MiddleColumn" office:value-type="string" calcext:value-type="string">
            <text:p>8,75 ₁₀</text:p>
          </table:table-cell>
          <table:table-cell table:style-name="Base06" office:value-type="string" calcext:value-type="string">
            <text:p>12,43 ₆</text:p>
          </table:table-cell>
          <table:table-cell table:style-name="Base10GreyBackgroundMiddleColumn" office:value-type="string" calcext:value-type="string">
            <text:p>9 ₁₀</text:p>
          </table:table-cell>
          <table:table-cell table:style-name="Base06GreyBackground" office:value-type="string" calcext:value-type="string">
            <text:p>13 ₆</text:p>
          </table:table-cell>
          <table:table-cell/>
          <table:table-cell table:style-name="Base10GreyBackgroundLineTitle" office:value-type="string" calcext:value-type="string">
            <text:p>4 ₁₀</text:p>
          </table:table-cell>
          <table:table-cell table:style-name="Base06GreyBackgroundLineTitle" office:value-type="string" calcext:value-type="string">
            <text:p>4 ₆</text:p>
          </table:table-cell>
          <table:table-cell table:style-name="Base10FirstColumn" office:value-type="string" calcext:value-type="string">
            <text:p>0,1̅1̅7̅ ̅6̅4̅7̅ ̅0̅5̅8̅ ̅8̅2̅3̅ ̅5̅2̅9̅ ̅4̅ ₁₀</text:p>
          </table:table-cell>
          <table:table-cell table:style-name="Base06" office:value-type="string" calcext:value-type="string">
            <text:p>0,0̅4̅1̅2̅ ̅2̅4̅5̅3̅ ̅5̅1̅4̅3̅ ̅3̅1̅0̅2̅ ₆</text:p>
          </table:table-cell>
          <table:table-cell table:style-name="Base10GreyBackgroundMiddleColumn" office:value-type="string" calcext:value-type="string">
            <text:p>0,11̅4̅2̅ ̅8̅5̅7̅ ₁₀</text:p>
          </table:table-cell>
          <table:table-cell table:style-name="Base06GreyBackground" office:value-type="string" calcext:value-type="string">
            <text:p>0,0̅4̅ ₆</text:p>
          </table:table-cell>
          <table:table-cell table:style-name="Base10MiddleColumn" office:value-type="string" calcext:value-type="string">
            <text:p>0,1̅ ₁₀</text:p>
          </table:table-cell>
          <table:table-cell table:style-name="Base06" office:value-type="string" calcext:value-type="string">
            <text:p>0,0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5 ₁₀</text:p>
          </table:table-cell>
          <table:table-cell table:style-name="Base06LineTitle" office:value-type="string" calcext:value-type="string">
            <text:p>5 ₆</text:p>
          </table:table-cell>
          <table:table-cell table:style-name="Base10MiddleColumn" office:value-type="string" calcext:value-type="string">
            <text:p>6,8 ₁₀</text:p>
          </table:table-cell>
          <table:table-cell table:style-name="Base06" office:value-type="string" calcext:value-type="string">
            <text:p>10,4̅ ₆</text:p>
          </table:table-cell>
          <table:table-cell table:style-name="Base10GreyBackgroundMiddleColumn" office:value-type="string" calcext:value-type="string">
            <text:p>7 ₁₀</text:p>
          </table:table-cell>
          <table:table-cell table:style-name="Base06GreyBackground" office:value-type="string" calcext:value-type="string">
            <text:p>11 ₆</text:p>
          </table:table-cell>
          <table:table-cell table:style-name="Base10MiddleColumn" office:value-type="string" calcext:value-type="string">
            <text:p>7,2 ₁₀</text:p>
          </table:table-cell>
          <table:table-cell table:style-name="Base06" office:value-type="string" calcext:value-type="string">
            <text:p>11,1̅ ₆</text:p>
          </table:table-cell>
          <table:table-cell/>
          <table:table-cell table:style-name="Base10LineTitle" office:value-type="string" calcext:value-type="string">
            <text:p>5 ₁₀</text:p>
          </table:table-cell>
          <table:table-cell table:style-name="Base06LineTitle" office:value-type="string" calcext:value-type="string">
            <text:p>5 ₆</text:p>
          </table:table-cell>
          <table:table-cell table:style-name="Base10GreyBackgroundFirstColumn" office:value-type="string" calcext:value-type="string">
            <text:p>0,14̅7̅0̅ ̅5̅8̅8̅ ̅2̅3̅5̅ ̅2̅9̅4̅ ̅1̅1̅7̅ ̅6̅ ₁₀</text:p>
          </table:table-cell>
          <table:table-cell table:style-name="Base06GreyBackground" office:value-type="string" calcext:value-type="string">
            <text:p>0,05̅1̅4̅3̅ ̅3̅1̅0̅2̅ ̅0̅4̅1̅2̅ ̅2̅4̅5̅3̅ ₆</text:p>
          </table:table-cell>
          <table:table-cell table:style-name="Base10MiddleColumn" office:value-type="string" calcext:value-type="string">
            <text:p>0,1̅4̅2̅ ̅8̅5̅7̅ ₁₀</text:p>
          </table:table-cell>
          <table:table-cell table:style-name="Base06" office:value-type="string" calcext:value-type="string">
            <text:p>0,0̅5̅ ₆</text:p>
          </table:table-cell>
          <table:table-cell table:style-name="Base10GreyBackgroundMiddleColumn" office:value-type="string" calcext:value-type="string">
            <text:p>0,138̅ ₁₀</text:p>
          </table:table-cell>
          <table:table-cell table:style-name="Base06GreyBackground" office:value-type="string" calcext:value-type="string">
            <text:p>0,05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6 ₁₀</text:p>
          </table:table-cell>
          <table:table-cell table:style-name="Base06GreyBackgroundLineTitle" office:value-type="string" calcext:value-type="string">
            <text:p>10 ₆</text:p>
          </table:table-cell>
          <table:table-cell table:style-name="Base10GreyBackgroundMiddleColumn" office:value-type="string" calcext:value-type="string">
            <text:p>5,6̅ ₁₀</text:p>
          </table:table-cell>
          <table:table-cell table:style-name="Base06GreyBackground" office:value-type="string" calcext:value-type="string">
            <text:p>5,4 ₆</text:p>
          </table:table-cell>
          <table:table-cell table:style-name="Base10MiddleColumn" office:value-type="string" calcext:value-type="string">
            <text:p>5,83̅ ₁₀</text:p>
          </table:table-cell>
          <table:table-cell table:style-name="Base06" office:value-type="string" calcext:value-type="string">
            <text:p>5,5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/>
          <table:table-cell table:style-name="Base10GreyBackgroundLineTitle" office:value-type="string" calcext:value-type="string">
            <text:p>6 ₁₀</text:p>
          </table:table-cell>
          <table:table-cell table:style-name="Base06GreyBackgroundLineTitle" office:value-type="string" calcext:value-type="string">
            <text:p>10 ₆</text:p>
          </table:table-cell>
          <table:table-cell table:style-name="Base10FirstColumn" office:value-type="string" calcext:value-type="string">
            <text:p>0,1̅7̅6̅ ̅4̅7̅0̅ ̅5̅8̅8̅ ̅2̅3̅5̅ ̅2̅9̅4̅ ̅1̅ ₁₀</text:p>
          </table:table-cell>
          <table:table-cell table:style-name="Base06" office:value-type="string" calcext:value-type="string">
            <text:p>0,1̅0̅2̅0̅ ̅4̅1̅2̅2̅ ̅4̅5̅3̅5̅ ̅1̅4̅3̅3̅ ₆</text:p>
          </table:table-cell>
          <table:table-cell table:style-name="Base10GreyBackgroundMiddleColumn" office:value-type="string" calcext:value-type="string">
            <text:p>0,17̅1̅4̅ ̅2̅8̅5̅ ₁₀</text:p>
          </table:table-cell>
          <table:table-cell table:style-name="Base06GreyBackground" office:value-type="string" calcext:value-type="string">
            <text:p>0,1̅0̅ ₆</text:p>
          </table:table-cell>
          <table:table-cell table:style-name="Base10MiddleColumn" office:value-type="string" calcext:value-type="string">
            <text:p>0,16̅ ₁₀</text:p>
          </table:table-cell>
          <table:table-cell table:style-name="Base06" office:value-type="string" calcext:value-type="string">
            <text:p>0,1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7 ₁₀</text:p>
          </table:table-cell>
          <table:table-cell table:style-name="Base06LineTitle" office:value-type="string" calcext:value-type="string">
            <text:p>11 ₆</text:p>
          </table:table-cell>
          <table:table-cell table:style-name="Base10MiddleColumn" office:value-type="string" calcext:value-type="string">
            <text:p>4,8̅5̅7̅ ̅1̅4̅2̅ ₁₀</text:p>
          </table:table-cell>
          <table:table-cell table:style-name="Base06" office:value-type="string" calcext:value-type="string">
            <text:p>4,5̅0̅ ₆</text:p>
          </table:table-cell>
          <table:table-cell table:style-name="Base10GreyBackgroundMiddleColumn" office:value-type="string" calcext:value-type="string">
            <text:p>5 ₁₀</text:p>
          </table:table-cell>
          <table:table-cell table:style-name="Base06GreyBackground" office:value-type="string" calcext:value-type="string">
            <text:p>5 ₆</text:p>
          </table:table-cell>
          <table:table-cell table:style-name="Base10MiddleColumn" office:value-type="string" calcext:value-type="string">
            <text:p>5,1̅4̅2̅ ̅8̅5̅7̅ ₁₀</text:p>
          </table:table-cell>
          <table:table-cell table:style-name="Base06" office:value-type="string" calcext:value-type="string">
            <text:p>5,0̅5̅ ₆</text:p>
          </table:table-cell>
          <table:table-cell/>
          <table:table-cell table:style-name="Base10LineTitle" office:value-type="string" calcext:value-type="string">
            <text:p>7 ₁₀</text:p>
          </table:table-cell>
          <table:table-cell table:style-name="Base06LineTitle" office:value-type="string" calcext:value-type="string">
            <text:p>11 ₆</text:p>
          </table:table-cell>
          <table:table-cell table:style-name="Base10GreyBackgroundFirstColumn" office:value-type="string" calcext:value-type="string">
            <text:p>0,20̅5̅8̅ ̅8̅2̅3̅ ̅5̅2̅9̅ ̅4̅1̅1̅ ̅7̅6̅4̅ ̅7̅ ₁₀</text:p>
          </table:table-cell>
          <table:table-cell table:style-name="Base06GreyBackground" office:value-type="string" calcext:value-type="string">
            <text:p>0,11̅2̅2̅4̅ ̅5̅3̅5̅1̅ ̅4̅3̅3̅1̅ ̅0̅2̅0̅4̅ ₆</text:p>
          </table:table-cell>
          <table:table-cell table:style-name="Base10MiddleColumn" office:value-type="string" calcext:value-type="string">
            <text:p>0,2 ₁₀</text:p>
          </table:table-cell>
          <table:table-cell table:style-name="Base06" office:value-type="string" calcext:value-type="string">
            <text:p>0,1̅ ₆</text:p>
          </table:table-cell>
          <table:table-cell table:style-name="Base10GreyBackgroundMiddleColumn" office:value-type="string" calcext:value-type="string">
            <text:p>0,194̅ ₁₀</text:p>
          </table:table-cell>
          <table:table-cell table:style-name="Base06GreyBackground" office:value-type="string" calcext:value-type="string">
            <text:p>0,11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8 ₁₀</text:p>
          </table:table-cell>
          <table:table-cell table:style-name="Base06GreyBackgroundLineTitle" office:value-type="string" calcext:value-type="string">
            <text:p>12 ₆</text:p>
          </table:table-cell>
          <table:table-cell table:style-name="Base10GreyBackgroundMiddleColumn" office:value-type="string" calcext:value-type="string">
            <text:p>4,25 ₁₀</text:p>
          </table:table-cell>
          <table:table-cell table:style-name="Base06GreyBackground" office:value-type="string" calcext:value-type="string">
            <text:p>4,13 ₆</text:p>
          </table:table-cell>
          <table:table-cell table:style-name="Base10MiddleColumn" office:value-type="string" calcext:value-type="string">
            <text:p>4,375 ₁₀</text:p>
          </table:table-cell>
          <table:table-cell table:style-name="Base06" office:value-type="string" calcext:value-type="string">
            <text:p>4,213 ₆</text:p>
          </table:table-cell>
          <table:table-cell table:style-name="Base10GreyBackgroundMiddleColumn" office:value-type="string" calcext:value-type="string">
            <text:p>4,5 ₁₀</text:p>
          </table:table-cell>
          <table:table-cell table:style-name="Base06GreyBackground" office:value-type="string" calcext:value-type="string">
            <text:p>4,3 ₆</text:p>
          </table:table-cell>
          <table:table-cell/>
          <table:table-cell table:style-name="Base10GreyBackgroundLineTitle" office:value-type="string" calcext:value-type="string">
            <text:p>8 ₁₀</text:p>
          </table:table-cell>
          <table:table-cell table:style-name="Base06GreyBackgroundLineTitle" office:value-type="string" calcext:value-type="string">
            <text:p>12 ₆</text:p>
          </table:table-cell>
          <table:table-cell table:style-name="Base10FirstColumn" office:value-type="string" calcext:value-type="string">
            <text:p>0,2̅3̅5̅ ̅2̅9̅4̅ ̅1̅1̅7̅ ̅6̅4̅7̅ ̅0̅5̅8̅ ̅8̅ ₁₀</text:p>
          </table:table-cell>
          <table:table-cell table:style-name="Base06" office:value-type="string" calcext:value-type="string">
            <text:p>0,1̅2̅2̅4̅ ̅5̅3̅5̅1̅ ̅4̅3̅3̅1̅ ̅0̅2̅0̅4̅ ₆</text:p>
          </table:table-cell>
          <table:table-cell table:style-name="Base10GreyBackgroundMiddleColumn" office:value-type="string" calcext:value-type="string">
            <text:p>0,22̅8̅5̅ ̅7̅1̅4̅ ₁₀</text:p>
          </table:table-cell>
          <table:table-cell table:style-name="Base06GreyBackground" office:value-type="string" calcext:value-type="string">
            <text:p>0,1̅2̅ ₆</text:p>
          </table:table-cell>
          <table:table-cell table:style-name="Base10MiddleColumn" office:value-type="string" calcext:value-type="string">
            <text:p>0,2̅ ₁₀</text:p>
          </table:table-cell>
          <table:table-cell table:style-name="Base06" office:value-type="string" calcext:value-type="string">
            <text:p>0,1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9 ₁₀</text:p>
          </table:table-cell>
          <table:table-cell table:style-name="Base06LineTitle" office:value-type="string" calcext:value-type="string">
            <text:p>13 ₆</text:p>
          </table:table-cell>
          <table:table-cell table:style-name="Base10MiddleColumn" office:value-type="string" calcext:value-type="string">
            <text:p>3,7̅ ₁₀</text:p>
          </table:table-cell>
          <table:table-cell table:style-name="Base06" office:value-type="string" calcext:value-type="string">
            <text:p>3,4̅ ₆</text:p>
          </table:table-cell>
          <table:table-cell table:style-name="Base10GreyBackgroundMiddleColumn" office:value-type="string" calcext:value-type="string">
            <text:p>3,8̅ ₁₀</text:p>
          </table:table-cell>
          <table:table-cell table:style-name="Base06GreyBackground" office:value-type="string" calcext:value-type="string">
            <text:p>3,52 ₆</text:p>
          </table:table-cell>
          <table:table-cell table:style-name="Base10MiddleColumn" office:value-type="string" calcext:value-type="string">
            <text:p>4 ₁₀</text:p>
          </table:table-cell>
          <table:table-cell table:style-name="Base06" office:value-type="string" calcext:value-type="string">
            <text:p>4 ₆</text:p>
          </table:table-cell>
          <table:table-cell/>
          <table:table-cell table:style-name="Base10LineTitle" office:value-type="string" calcext:value-type="string">
            <text:p>9 ₁₀</text:p>
          </table:table-cell>
          <table:table-cell table:style-name="Base06LineTitle" office:value-type="string" calcext:value-type="string">
            <text:p>13 ₆</text:p>
          </table:table-cell>
          <table:table-cell table:style-name="Base10GreyBackgroundFirstColumn" office:value-type="string" calcext:value-type="string">
            <text:p>0,26̅4̅7̅ ̅0̅5̅8̅ ̅8̅2̅3̅ ̅5̅2̅9̅ ̅4̅1̅1̅ ̅7̅ ₁₀</text:p>
          </table:table-cell>
          <table:table-cell table:style-name="Base06GreyBackground" office:value-type="string" calcext:value-type="string">
            <text:p>0,13̅3̅1̅0̅ ̅2̅0̅4̅1̅ ̅2̅2̅4̅5̅ ̅3̅5̅1̅4̅ ₆</text:p>
          </table:table-cell>
          <table:table-cell table:style-name="Base10MiddleColumn" office:value-type="string" calcext:value-type="string">
            <text:p>0,25̅7̅1̅ ̅4̅2̅8̅ ₁₀</text:p>
          </table:table-cell>
          <table:table-cell table:style-name="Base06" office:value-type="string" calcext:value-type="string">
            <text:p>0,1̅3̅ ₆</text:p>
          </table:table-cell>
          <table:table-cell table:style-name="Base10GreyBackgroundMiddleColumn" office:value-type="string" calcext:value-type="string">
            <text:p>0,25 ₁₀</text:p>
          </table:table-cell>
          <table:table-cell table:style-name="Base06GreyBackground" office:value-type="string" calcext:value-type="string">
            <text:p>0,1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0 ₁₀</text:p>
          </table:table-cell>
          <table:table-cell table:style-name="Base06GreyBackgroundLineTitle" office:value-type="string" calcext:value-type="string">
            <text:p>14 ₆</text:p>
          </table:table-cell>
          <table:table-cell table:style-name="Base10GreyBackgroundMiddleColumn" office:value-type="string" calcext:value-type="string">
            <text:p>3,4 ₁₀</text:p>
          </table:table-cell>
          <table:table-cell table:style-name="Base06GreyBackground" office:value-type="string" calcext:value-type="string">
            <text:p>3,2̅ ₆</text:p>
          </table:table-cell>
          <table:table-cell table:style-name="Base10MiddleColumn" office:value-type="string" calcext:value-type="string">
            <text:p>3,5 ₁₀</text:p>
          </table:table-cell>
          <table:table-cell table:style-name="Base06" office:value-type="string" calcext:value-type="string">
            <text:p>3,3 ₆</text:p>
          </table:table-cell>
          <table:table-cell table:style-name="Base10GreyBackgroundMiddleColumn" office:value-type="string" calcext:value-type="string">
            <text:p>3,6 ₁₀</text:p>
          </table:table-cell>
          <table:table-cell table:style-name="Base06GreyBackground" office:value-type="string" calcext:value-type="string">
            <text:p>3,3̅ ₆</text:p>
          </table:table-cell>
          <table:table-cell/>
          <table:table-cell table:style-name="Base10GreyBackgroundLineTitle" office:value-type="string" calcext:value-type="string">
            <text:p>10 ₁₀</text:p>
          </table:table-cell>
          <table:table-cell table:style-name="Base06GreyBackgroundLineTitle" office:value-type="string" calcext:value-type="string">
            <text:p>14 ₆</text:p>
          </table:table-cell>
          <table:table-cell table:style-name="Base10FirstColumn" office:value-type="string" calcext:value-type="string">
            <text:p>0,2̅9̅4̅ ̅1̅1̅7̅ ̅6̅4̅7̅ ̅0̅5̅8̅ ̅8̅2̅3̅ ̅5̅ ₁₀</text:p>
          </table:table-cell>
          <table:table-cell table:style-name="Base06" office:value-type="string" calcext:value-type="string">
            <text:p>0,1̅4̅3̅3̅ ̅1̅0̅2̅0̅ ̅4̅1̅2̅2̅ ̅4̅5̅3̅5̅ ₆</text:p>
          </table:table-cell>
          <table:table-cell table:style-name="Base10GreyBackgroundMiddleColumn" office:value-type="string" calcext:value-type="string">
            <text:p>0,2̅8̅5̅ ̅7̅1̅4̅ ₁₀</text:p>
          </table:table-cell>
          <table:table-cell table:style-name="Base06GreyBackground" office:value-type="string" calcext:value-type="string">
            <text:p>0,1̅4̅ ₆</text:p>
          </table:table-cell>
          <table:table-cell table:style-name="Base10MiddleColumn" office:value-type="string" calcext:value-type="string">
            <text:p>0,27̅ ₁₀</text:p>
          </table:table-cell>
          <table:table-cell table:style-name="Base06" office:value-type="string" calcext:value-type="string">
            <text:p>0,1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1 ₁₀</text:p>
          </table:table-cell>
          <table:table-cell table:style-name="Base06LineTitle" office:value-type="string" calcext:value-type="string">
            <text:p>15 ₆</text:p>
          </table:table-cell>
          <table:table-cell table:style-name="Base10MiddleColumn" office:value-type="string" calcext:value-type="string">
            <text:p>3,0̅9̅ ₁₀</text:p>
          </table:table-cell>
          <table:table-cell table:style-name="Base06" office:value-type="string" calcext:value-type="string">
            <text:p>3,0̅3̅1̅3̅ ̅4̅5̅2̅4̅ ̅2̅1̅ ₆</text:p>
          </table:table-cell>
          <table:table-cell table:style-name="Base10GreyBackgroundMiddleColumn" office:value-type="string" calcext:value-type="string">
            <text:p>3,1̅8̅ ₁₀</text:p>
          </table:table-cell>
          <table:table-cell table:style-name="Base06GreyBackground" office:value-type="string" calcext:value-type="string">
            <text:p>3,1̅0̅3̅1̅ ̅3̅4̅5̅2̅ ̅4̅2̅ ₆</text:p>
          </table:table-cell>
          <table:table-cell table:style-name="Base10MiddleColumn" office:value-type="string" calcext:value-type="string">
            <text:p>3,2̅7̅ ₁₀</text:p>
          </table:table-cell>
          <table:table-cell table:style-name="Base06" office:value-type="string" calcext:value-type="string">
            <text:p>3,1̅3̅4̅5̅ ̅2̅4̅2̅1̅ ̅0̅3̅ ₆</text:p>
          </table:table-cell>
          <table:table-cell/>
          <table:table-cell table:style-name="Base10LineTitle" office:value-type="string" calcext:value-type="string">
            <text:p>11 ₁₀</text:p>
          </table:table-cell>
          <table:table-cell table:style-name="Base06LineTitle" office:value-type="string" calcext:value-type="string">
            <text:p>15 ₆</text:p>
          </table:table-cell>
          <table:table-cell table:style-name="Base10GreyBackgroundFirstColumn" office:value-type="string" calcext:value-type="string">
            <text:p>0,32̅3̅5̅ ̅2̅9̅4̅ ̅1̅1̅7̅ ̅6̅4̅7̅ ̅0̅5̅8̅ ̅8̅ ₁₀</text:p>
          </table:table-cell>
          <table:table-cell table:style-name="Base06GreyBackground" office:value-type="string" calcext:value-type="string">
            <text:p>0,15̅3̅5̅1̅ ̅4̅3̅3̅1̅ ̅0̅2̅0̅4̅ ̅1̅2̅2̅4̅ ₆</text:p>
          </table:table-cell>
          <table:table-cell table:style-name="Base10MiddleColumn" office:value-type="string" calcext:value-type="string">
            <text:p>0,31̅4̅2̅ ̅8̅5̅7̅ ₁₀</text:p>
          </table:table-cell>
          <table:table-cell table:style-name="Base06" office:value-type="string" calcext:value-type="string">
            <text:p>0,1̅5̅ ₆</text:p>
          </table:table-cell>
          <table:table-cell table:style-name="Base10GreyBackgroundMiddleColumn" office:value-type="string" calcext:value-type="string">
            <text:p>0,305̅ ₁₀</text:p>
          </table:table-cell>
          <table:table-cell table:style-name="Base06GreyBackground" office:value-type="string" calcext:value-type="string">
            <text:p>0,15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2 ₁₀</text:p>
          </table:table-cell>
          <table:table-cell table:style-name="Base06GreyBackgroundLineTitle" office:value-type="string" calcext:value-type="string">
            <text:p>20 ₆</text:p>
          </table:table-cell>
          <table:table-cell table:style-name="Base10GreyBackgroundMiddleColumn" office:value-type="string" calcext:value-type="string">
            <text:p>2,83̅ ₁₀</text:p>
          </table:table-cell>
          <table:table-cell table:style-name="Base06GreyBackground" office:value-type="string" calcext:value-type="string">
            <text:p>2,5 ₆</text:p>
          </table:table-cell>
          <table:table-cell table:style-name="Base10MiddleColumn" office:value-type="string" calcext:value-type="string">
            <text:p>2,916̅ ₁₀</text:p>
          </table:table-cell>
          <table:table-cell table:style-name="Base06" office:value-type="string" calcext:value-type="string">
            <text:p>2,53 ₆</text:p>
          </table:table-cell>
          <table:table-cell table:style-name="Base10GreyBackgroundMiddleColumn" office:value-type="string" calcext:value-type="string">
            <text:p>3 ₁₀</text:p>
          </table:table-cell>
          <table:table-cell table:style-name="Base06GreyBackground" office:value-type="string" calcext:value-type="string">
            <text:p>3 ₆</text:p>
          </table:table-cell>
          <table:table-cell/>
          <table:table-cell table:style-name="Base10GreyBackgroundLineTitle" office:value-type="string" calcext:value-type="string">
            <text:p>12 ₁₀</text:p>
          </table:table-cell>
          <table:table-cell table:style-name="Base06GreyBackgroundLineTitle" office:value-type="string" calcext:value-type="string">
            <text:p>20 ₆</text:p>
          </table:table-cell>
          <table:table-cell table:style-name="Base10FirstColumn" office:value-type="string" calcext:value-type="string">
            <text:p>0,3̅5̅2̅ ̅9̅4̅1̅ ̅1̅7̅6̅ ̅4̅7̅0̅ ̅5̅8̅8̅ ̅2̅ ₁₀</text:p>
          </table:table-cell>
          <table:table-cell table:style-name="Base06" office:value-type="string" calcext:value-type="string">
            <text:p>0,2̅0̅4̅1̅ ̅2̅2̅4̅5̅ ̅3̅5̅1̅4̅ ̅3̅3̅1̅0̅ ₆</text:p>
          </table:table-cell>
          <table:table-cell table:style-name="Base10GreyBackgroundMiddleColumn" office:value-type="string" calcext:value-type="string">
            <text:p>0,34̅2̅8̅ ̅5̅7̅1̅ ₁₀</text:p>
          </table:table-cell>
          <table:table-cell table:style-name="Base06GreyBackground" office:value-type="string" calcext:value-type="string">
            <text:p>0,2̅0̅ ₆</text:p>
          </table:table-cell>
          <table:table-cell table:style-name="Base10MiddleColumn" office:value-type="string" calcext:value-type="string">
            <text:p>0,3̅ ₁₀</text:p>
          </table:table-cell>
          <table:table-cell table:style-name="Base06" office:value-type="string" calcext:value-type="string">
            <text:p>0,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3 ₁₀</text:p>
          </table:table-cell>
          <table:table-cell table:style-name="Base06LineTitle" office:value-type="string" calcext:value-type="string">
            <text:p>21 ₆</text:p>
          </table:table-cell>
          <table:table-cell table:style-name="Base10MiddleColumn" office:value-type="string" calcext:value-type="string">
            <text:p>2,6̅1̅5̅ ̅3̅8̅4̅ ₁₀</text:p>
          </table:table-cell>
          <table:table-cell table:style-name="Base06" office:value-type="string" calcext:value-type="string">
            <text:p>2,3̅4̅0̅5̅ ̅3̅1̅2̅1̅ ̅5̅0̅2̅4̅ ₆</text:p>
          </table:table-cell>
          <table:table-cell table:style-name="Base10GreyBackgroundMiddleColumn" office:value-type="string" calcext:value-type="string">
            <text:p>2,6̅9̅2̅ ̅3̅0̅7̅ ₁₀</text:p>
          </table:table-cell>
          <table:table-cell table:style-name="Base06GreyBackground" office:value-type="string" calcext:value-type="string">
            <text:p>2,4̅0̅5̅3̅ ̅1̅2̅1̅5̅ ̅0̅2̅4̅3̅ ₆</text:p>
          </table:table-cell>
          <table:table-cell table:style-name="Base10MiddleColumn" office:value-type="string" calcext:value-type="string">
            <text:p>2,7̅6̅9̅ ̅2̅3̅0̅ ₁₀</text:p>
          </table:table-cell>
          <table:table-cell table:style-name="Base06" office:value-type="string" calcext:value-type="string">
            <text:p>2,4̅3̅4̅0̅ ̅5̅3̅1̅2̅ ̅1̅5̅0̅2̅ ₆</text:p>
          </table:table-cell>
          <table:table-cell/>
          <table:table-cell table:style-name="Base10LineTitle" office:value-type="string" calcext:value-type="string">
            <text:p>13 ₁₀</text:p>
          </table:table-cell>
          <table:table-cell table:style-name="Base06LineTitle" office:value-type="string" calcext:value-type="string">
            <text:p>21 ₆</text:p>
          </table:table-cell>
          <table:table-cell table:style-name="Base10GreyBackgroundFirstColumn" office:value-type="string" calcext:value-type="string">
            <text:p>0,38̅2̅3̅ ̅5̅2̅9̅ ̅4̅1̅1̅ ̅7̅6̅4̅ ̅7̅0̅5̅ ̅8̅ ₁₀</text:p>
          </table:table-cell>
          <table:table-cell table:style-name="Base06GreyBackground" office:value-type="string" calcext:value-type="string">
            <text:p>0,21̅4̅3̅3̅ ̅1̅0̅2̅0̅ ̅4̅1̅2̅2̅ ̅4̅5̅3̅5̅ ₆</text:p>
          </table:table-cell>
          <table:table-cell table:style-name="Base10MiddleColumn" office:value-type="string" calcext:value-type="string">
            <text:p>0,37̅1̅4̅ ̅2̅8̅5̅ ₁₀</text:p>
          </table:table-cell>
          <table:table-cell table:style-name="Base06" office:value-type="string" calcext:value-type="string">
            <text:p>0,2̅1̅ ₆</text:p>
          </table:table-cell>
          <table:table-cell table:style-name="Base10GreyBackgroundMiddleColumn" office:value-type="string" calcext:value-type="string">
            <text:p>0,361̅ ₁₀</text:p>
          </table:table-cell>
          <table:table-cell table:style-name="Base06GreyBackground" office:value-type="string" calcext:value-type="string">
            <text:p>0,21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4 ₁₀</text:p>
          </table:table-cell>
          <table:table-cell table:style-name="Base06GreyBackgroundLineTitle" office:value-type="string" calcext:value-type="string">
            <text:p>22 ₆</text:p>
          </table:table-cell>
          <table:table-cell table:style-name="Base10GreyBackgroundMiddleColumn" office:value-type="string" calcext:value-type="string">
            <text:p>2,4̅2̅8̅ ̅5̅7̅1̅ ₁₀</text:p>
          </table:table-cell>
          <table:table-cell table:style-name="Base06GreyBackground" office:value-type="string" calcext:value-type="string">
            <text:p>2,2̅3̅ ₆</text:p>
          </table:table-cell>
          <table:table-cell table:style-name="Base10MiddleColumn" office:value-type="string" calcext:value-type="string">
            <text:p>2,5 ₁₀</text:p>
          </table:table-cell>
          <table:table-cell table:style-name="Base06" office:value-type="string" calcext:value-type="string">
            <text:p>2,3 ₆</text:p>
          </table:table-cell>
          <table:table-cell table:style-name="Base10GreyBackgroundMiddleColumn" office:value-type="string" calcext:value-type="string">
            <text:p>2,5̅7̅1̅ ̅4̅2̅8̅ ₁₀</text:p>
          </table:table-cell>
          <table:table-cell table:style-name="Base06GreyBackground" office:value-type="string" calcext:value-type="string">
            <text:p>2,3̅2̅ ₆</text:p>
          </table:table-cell>
          <table:table-cell/>
          <table:table-cell table:style-name="Base10GreyBackgroundLineTitle" office:value-type="string" calcext:value-type="string">
            <text:p>14 ₁₀</text:p>
          </table:table-cell>
          <table:table-cell table:style-name="Base06GreyBackgroundLineTitle" office:value-type="string" calcext:value-type="string">
            <text:p>22 ₆</text:p>
          </table:table-cell>
          <table:table-cell table:style-name="Base10FirstColumn" office:value-type="string" calcext:value-type="string">
            <text:p>0,4̅1̅1̅ ̅7̅6̅4̅ ̅7̅0̅5̅ ̅8̅8̅2̅ ̅3̅5̅2̅ ̅9̅ ₁₀</text:p>
          </table:table-cell>
          <table:table-cell table:style-name="Base06" office:value-type="string" calcext:value-type="string">
            <text:p>0,2̅2̅4̅5̅ ̅3̅5̅1̅4̅ ̅3̅3̅1̅0̅ ̅2̅0̅4̅1̅ ₆</text:p>
          </table:table-cell>
          <table:table-cell table:style-name="Base10GreyBackgroundMiddleColumn" office:value-type="string" calcext:value-type="string">
            <text:p>0,4 ₁₀</text:p>
          </table:table-cell>
          <table:table-cell table:style-name="Base06GreyBackground" office:value-type="string" calcext:value-type="string">
            <text:p>0,2̅ ₆</text:p>
          </table:table-cell>
          <table:table-cell table:style-name="Base10MiddleColumn" office:value-type="string" calcext:value-type="string">
            <text:p>0,38̅ ₁₀</text:p>
          </table:table-cell>
          <table:table-cell table:style-name="Base06" office:value-type="string" calcext:value-type="string">
            <text:p>0,2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5 ₁₀</text:p>
          </table:table-cell>
          <table:table-cell table:style-name="Base06LineTitle" office:value-type="string" calcext:value-type="string">
            <text:p>23 ₆</text:p>
          </table:table-cell>
          <table:table-cell table:style-name="Base10MiddleColumn" office:value-type="string" calcext:value-type="string">
            <text:p>2,26̅ ₁₀</text:p>
          </table:table-cell>
          <table:table-cell table:style-name="Base06" office:value-type="string" calcext:value-type="string">
            <text:p>2,13̅ ₆</text:p>
          </table:table-cell>
          <table:table-cell table:style-name="Base10GreyBackgroundMiddleColumn" office:value-type="string" calcext:value-type="string">
            <text:p>2,3̅ ₁₀</text:p>
          </table:table-cell>
          <table:table-cell table:style-name="Base06GreyBackground" office:value-type="string" calcext:value-type="string">
            <text:p>2,2 ₆</text:p>
          </table:table-cell>
          <table:table-cell table:style-name="Base10MiddleColumn" office:value-type="string" calcext:value-type="string">
            <text:p>2,4 ₁₀</text:p>
          </table:table-cell>
          <table:table-cell table:style-name="Base06" office:value-type="string" calcext:value-type="string">
            <text:p>2,2̅ ₆</text:p>
          </table:table-cell>
          <table:table-cell/>
          <table:table-cell table:style-name="Base10LineTitle" office:value-type="string" calcext:value-type="string">
            <text:p>15 ₁₀</text:p>
          </table:table-cell>
          <table:table-cell table:style-name="Base06LineTitle" office:value-type="string" calcext:value-type="string">
            <text:p>23 ₆</text:p>
          </table:table-cell>
          <table:table-cell table:style-name="Base10GreyBackgroundFirstColumn" office:value-type="string" calcext:value-type="string">
            <text:p>0,44̅1̅1̅ ̅7̅6̅4̅ ̅7̅0̅5̅ ̅8̅8̅2̅ ̅3̅5̅2̅ ̅9̅ ₁₀</text:p>
          </table:table-cell>
          <table:table-cell table:style-name="Base06GreyBackground" office:value-type="string" calcext:value-type="string">
            <text:p>0,23̅5̅1̅4̅ ̅3̅3̅1̅0̅ ̅2̅0̅4̅1̅ ̅2̅2̅4̅5̅ ₆</text:p>
          </table:table-cell>
          <table:table-cell table:style-name="Base10MiddleColumn" office:value-type="string" calcext:value-type="string">
            <text:p>0,4̅2̅8̅ ̅5̅7̅1̅ ₁₀</text:p>
          </table:table-cell>
          <table:table-cell table:style-name="Base06" office:value-type="string" calcext:value-type="string">
            <text:p>0,2̅3̅ ₆</text:p>
          </table:table-cell>
          <table:table-cell table:style-name="Base10GreyBackgroundMiddleColumn" office:value-type="string" calcext:value-type="string">
            <text:p>0,416̅ ₁₀</text:p>
          </table:table-cell>
          <table:table-cell table:style-name="Base06GreyBackground" office:value-type="string" calcext:value-type="string">
            <text:p>0,2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6 ₁₀</text:p>
          </table:table-cell>
          <table:table-cell table:style-name="Base06GreyBackgroundLineTitle" office:value-type="string" calcext:value-type="string">
            <text:p>24 ₆</text:p>
          </table:table-cell>
          <table:table-cell table:style-name="Base10GreyBackgroundMiddleColumn" office:value-type="string" calcext:value-type="string">
            <text:p>2,125 ₁₀</text:p>
          </table:table-cell>
          <table:table-cell table:style-name="Base06GreyBackground" office:value-type="string" calcext:value-type="string">
            <text:p>2,043 ₆</text:p>
          </table:table-cell>
          <table:table-cell table:style-name="Base10MiddleColumn" office:value-type="string" calcext:value-type="string">
            <text:p>2,187 5 ₁₀</text:p>
          </table:table-cell>
          <table:table-cell table:style-name="Base06" office:value-type="string" calcext:value-type="string">
            <text:p>2,1043 ₆</text:p>
          </table:table-cell>
          <table:table-cell table:style-name="Base10GreyBackgroundMiddleColumn" office:value-type="string" calcext:value-type="string">
            <text:p>2,25 ₁₀</text:p>
          </table:table-cell>
          <table:table-cell table:style-name="Base06GreyBackground" office:value-type="string" calcext:value-type="string">
            <text:p>2,13 ₆</text:p>
          </table:table-cell>
          <table:table-cell/>
          <table:table-cell table:style-name="Base10GreyBackgroundLineTitle" office:value-type="string" calcext:value-type="string">
            <text:p>16 ₁₀</text:p>
          </table:table-cell>
          <table:table-cell table:style-name="Base06GreyBackgroundLineTitle" office:value-type="string" calcext:value-type="string">
            <text:p>24 ₆</text:p>
          </table:table-cell>
          <table:table-cell table:style-name="Base10FirstColumn" office:value-type="string" calcext:value-type="string">
            <text:p>0,4̅7̅0̅ ̅5̅8̅8̅ ̅2̅3̅5̅ ̅2̅9̅4̅ ̅1̅1̅7̅ ̅6̅ ₁₀</text:p>
          </table:table-cell>
          <table:table-cell table:style-name="Base06" office:value-type="string" calcext:value-type="string">
            <text:p>0,2̅4̅5̅3̅ ̅5̅1̅4̅3̅ ̅3̅1̅0̅2̅ ̅0̅4̅1̅2̅ ₆</text:p>
          </table:table-cell>
          <table:table-cell table:style-name="Base10GreyBackgroundMiddleColumn" office:value-type="string" calcext:value-type="string">
            <text:p>0,45̅7̅1̅ ̅4̅2̅8̅ ₁₀</text:p>
          </table:table-cell>
          <table:table-cell table:style-name="Base06GreyBackground" office:value-type="string" calcext:value-type="string">
            <text:p>0,2̅4̅ ₆</text:p>
          </table:table-cell>
          <table:table-cell table:style-name="Base10MiddleColumn" office:value-type="string" calcext:value-type="string">
            <text:p>0,4̅ ₁₀</text:p>
          </table:table-cell>
          <table:table-cell table:style-name="Base06" office:value-type="string" calcext:value-type="string">
            <text:p>0,2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7 ₁₀</text:p>
          </table:table-cell>
          <table:table-cell table:style-name="Base06LineTitle" office:value-type="string" calcext:value-type="string">
            <text:p>25 ₆</text:p>
          </table:table-cell>
          <table:table-cell table:style-name="Base10MiddleColumn" office:value-type="string" calcext:value-type="string">
            <text:p>2 ₁₀</text:p>
          </table:table-cell>
          <table:table-cell table:style-name="Base06" office:value-type="string" calcext:value-type="string">
            <text:p>2 ₆</text:p>
          </table:table-cell>
          <table:table-cell table:style-name="Base10GreyBackgroundMiddleColumn" office:value-type="string" calcext:value-type="string">
            <text:p>2,058 823 529 411 ₁₀</text:p>
          </table:table-cell>
          <table:table-cell table:style-name="Base06GreyBackground" office:value-type="string" calcext:value-type="string">
            <text:p>2,0204 1224 5351 4331 ₆</text:p>
          </table:table-cell>
          <table:table-cell table:style-name="Base10MiddleColumn" office:value-type="string" calcext:value-type="string">
            <text:p>2,117 647 058 823 ₁₀</text:p>
          </table:table-cell>
          <table:table-cell table:style-name="Base06" office:value-type="string" calcext:value-type="string">
            <text:p>2,0412 2453 5143 3102 ₆</text:p>
          </table:table-cell>
          <table:table-cell/>
          <table:table-cell table:style-name="Base10LineTitle" office:value-type="string" calcext:value-type="string">
            <text:p>17 ₁₀</text:p>
          </table:table-cell>
          <table:table-cell table:style-name="Base06LineTitle" office:value-type="string" calcext:value-type="string">
            <text:p>25 ₆</text:p>
          </table:table-cell>
          <table:table-cell table:style-name="Base10GreyBackgroundFirstColumn" office:value-type="string" calcext:value-type="string">
            <text:p>0,5 ₁₀</text:p>
          </table:table-cell>
          <table:table-cell table:style-name="Base06GreyBackground" office:value-type="string" calcext:value-type="string">
            <text:p>0,3 ₆</text:p>
          </table:table-cell>
          <table:table-cell table:style-name="Base10MiddleColumn" office:value-type="string" calcext:value-type="string">
            <text:p>0,48̅5̅7̅ ̅1̅4̅2̅ ₁₀</text:p>
          </table:table-cell>
          <table:table-cell table:style-name="Base06" office:value-type="string" calcext:value-type="string">
            <text:p>0,2̅5̅ ₆</text:p>
          </table:table-cell>
          <table:table-cell table:style-name="Base10GreyBackgroundMiddleColumn" office:value-type="string" calcext:value-type="string">
            <text:p>0,472̅ ₁₀</text:p>
          </table:table-cell>
          <table:table-cell table:style-name="Base06GreyBackground" office:value-type="string" calcext:value-type="string">
            <text:p>0,25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8 ₁₀</text:p>
          </table:table-cell>
          <table:table-cell table:style-name="Base06GreyBackgroundLineTitle" office:value-type="string" calcext:value-type="string">
            <text:p>30 ₆</text:p>
          </table:table-cell>
          <table:table-cell table:style-name="Base10GreyBackgroundMiddleColumn" office:value-type="string" calcext:value-type="string">
            <text:p>1,8̅ ₁₀</text:p>
          </table:table-cell>
          <table:table-cell table:style-name="Base06GreyBackground" office:value-type="string" calcext:value-type="string">
            <text:p>1,52 ₆</text:p>
          </table:table-cell>
          <table:table-cell table:style-name="Base10MiddleColumn" office:value-type="string" calcext:value-type="string">
            <text:p>1,94̅ ₁₀</text:p>
          </table:table-cell>
          <table:table-cell table:style-name="Base06" office:value-type="string" calcext:value-type="string">
            <text:p>1,54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/>
          <table:table-cell table:style-name="Base10GreyBackgroundLineTitle" office:value-type="string" calcext:value-type="string">
            <text:p>18 ₁₀</text:p>
          </table:table-cell>
          <table:table-cell table:style-name="Base06GreyBackgroundLineTitle" office:value-type="string" calcext:value-type="string">
            <text:p>30 ₆</text:p>
          </table:table-cell>
          <table:table-cell table:style-name="Base10FirstColumn" office:value-type="string" calcext:value-type="string">
            <text:p>0,5̅2̅9̅ ̅4̅1̅1̅ ̅7̅6̅4̅ ̅7̅0̅5̅ ̅8̅8̅2̅ ̅3̅ ₁₀</text:p>
          </table:table-cell>
          <table:table-cell table:style-name="Base06" office:value-type="string" calcext:value-type="string">
            <text:p>0,3̅1̅0̅2̅ ̅0̅4̅1̅2̅ ̅2̅4̅5̅3̅ ̅5̅1̅4̅3̅ ₆</text:p>
          </table:table-cell>
          <table:table-cell table:style-name="Base10GreyBackgroundMiddleColumn" office:value-type="string" calcext:value-type="string">
            <text:p>0,51̅4̅2̅ ̅8̅5̅7̅ ₁₀</text:p>
          </table:table-cell>
          <table:table-cell table:style-name="Base06GreyBackground" office:value-type="string" calcext:value-type="string">
            <text:p>0,3̅0̅ ₆</text:p>
          </table:table-cell>
          <table:table-cell table:style-name="Base10MiddleColumn" office:value-type="string" calcext:value-type="string">
            <text:p>0,5 ₁₀</text:p>
          </table:table-cell>
          <table:table-cell table:style-name="Base06" office:value-type="string" calcext:value-type="string">
            <text:p>0,3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9 ₁₀</text:p>
          </table:table-cell>
          <table:table-cell table:style-name="Base06LineTitle" office:value-type="string" calcext:value-type="string">
            <text:p>31 ₆</text:p>
          </table:table-cell>
          <table:table-cell table:style-name="Base10MiddleColumn" office:value-type="string" calcext:value-type="string">
            <text:p>1,789 473 684 21 ₁₀</text:p>
          </table:table-cell>
          <table:table-cell table:style-name="Base06" office:value-type="string" calcext:value-type="string">
            <text:p>1,4̅4̅2̅3̅ ̅0̅5̅4̅0̅ ̅3̅ ₆</text:p>
          </table:table-cell>
          <table:table-cell table:style-name="Base10GreyBackgroundMiddleColumn" office:value-type="string" calcext:value-type="string">
            <text:p>1,842 105 263 157 ₁₀</text:p>
          </table:table-cell>
          <table:table-cell table:style-name="Base06GreyBackground" office:value-type="string" calcext:value-type="string">
            <text:p>1,5̅0̅1̅5̅ ̅2̅1̅1̅3̅ ̅2̅ ₆</text:p>
          </table:table-cell>
          <table:table-cell table:style-name="Base10MiddleColumn" office:value-type="string" calcext:value-type="string">
            <text:p>1,894 736 842 105 ₁₀</text:p>
          </table:table-cell>
          <table:table-cell table:style-name="Base06" office:value-type="string" calcext:value-type="string">
            <text:p>1,5̅2̅1̅1̅ ̅3̅2̅5̅0̅ ̅1̅ ₆</text:p>
          </table:table-cell>
          <table:table-cell/>
          <table:table-cell table:style-name="Base10LineTitle" office:value-type="string" calcext:value-type="string">
            <text:p>19 ₁₀</text:p>
          </table:table-cell>
          <table:table-cell table:style-name="Base06LineTitle" office:value-type="string" calcext:value-type="string">
            <text:p>31 ₆</text:p>
          </table:table-cell>
          <table:table-cell table:style-name="Base10GreyBackgroundFirstColumn" office:value-type="string" calcext:value-type="string">
            <text:p>0,55̅8̅8̅ ̅2̅3̅5̅ ̅2̅9̅4̅ ̅1̅1̅7̅ ̅6̅4̅7̅ ̅0̅ ₁₀</text:p>
          </table:table-cell>
          <table:table-cell table:style-name="Base06GreyBackground" office:value-type="string" calcext:value-type="string">
            <text:p>0,32̅0̅4̅1̅ ̅2̅2̅4̅5̅ ̅3̅5̅1̅4̅ ̅3̅3̅1̅0̅ ₆</text:p>
          </table:table-cell>
          <table:table-cell table:style-name="Base10MiddleColumn" office:value-type="string" calcext:value-type="string">
            <text:p>0,54̅2̅8̅ ̅5̅7̅1̅ ₁₀</text:p>
          </table:table-cell>
          <table:table-cell table:style-name="Base06" office:value-type="string" calcext:value-type="string">
            <text:p>0,3̅1̅ ₆</text:p>
          </table:table-cell>
          <table:table-cell table:style-name="Base10GreyBackgroundMiddleColumn" office:value-type="string" calcext:value-type="string">
            <text:p>0,527̅ ₁₀</text:p>
          </table:table-cell>
          <table:table-cell table:style-name="Base06GreyBackground" office:value-type="string" calcext:value-type="string">
            <text:p>0,31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0 ₁₀</text:p>
          </table:table-cell>
          <table:table-cell table:style-name="Base06GreyBackgroundLineTitle" office:value-type="string" calcext:value-type="string">
            <text:p>32 ₆</text:p>
          </table:table-cell>
          <table:table-cell table:style-name="Base10GreyBackgroundMiddleColumn" office:value-type="string" calcext:value-type="string">
            <text:p>1,7 ₁₀</text:p>
          </table:table-cell>
          <table:table-cell table:style-name="Base06GreyBackground" office:value-type="string" calcext:value-type="string">
            <text:p>1,41̅ ₆</text:p>
          </table:table-cell>
          <table:table-cell table:style-name="Base10MiddleColumn" office:value-type="string" calcext:value-type="string">
            <text:p>1,75 ₁₀</text:p>
          </table:table-cell>
          <table:table-cell table:style-name="Base06" office:value-type="string" calcext:value-type="string">
            <text:p>1,43 ₆</text:p>
          </table:table-cell>
          <table:table-cell table:style-name="Base10GreyBackgroundMiddleColumn" office:value-type="string" calcext:value-type="string">
            <text:p>1,8 ₁₀</text:p>
          </table:table-cell>
          <table:table-cell table:style-name="Base06GreyBackground" office:value-type="string" calcext:value-type="string">
            <text:p>1,4̅ ₆</text:p>
          </table:table-cell>
          <table:table-cell/>
          <table:table-cell table:style-name="Base10GreyBackgroundLineTitle" office:value-type="string" calcext:value-type="string">
            <text:p>20 ₁₀</text:p>
          </table:table-cell>
          <table:table-cell table:style-name="Base06GreyBackgroundLineTitle" office:value-type="string" calcext:value-type="string">
            <text:p>32 ₆</text:p>
          </table:table-cell>
          <table:table-cell table:style-name="Base10FirstColumn" office:value-type="string" calcext:value-type="string">
            <text:p>0,5̅8̅8̅ ̅2̅3̅5̅ ̅2̅9̅4̅ ̅1̅1̅7̅ ̅6̅4̅7̅ ̅0̅ ₁₀</text:p>
          </table:table-cell>
          <table:table-cell table:style-name="Base06" office:value-type="string" calcext:value-type="string">
            <text:p>0,3̅3̅1̅0̅ ̅2̅0̅4̅1̅ ̅2̅2̅4̅5̅ ̅3̅5̅1̅4̅ ₆</text:p>
          </table:table-cell>
          <table:table-cell table:style-name="Base10GreyBackgroundMiddleColumn" office:value-type="string" calcext:value-type="string">
            <text:p>0,5̅7̅1̅ ̅4̅2̅8̅ ̅5̅7̅1̅ ̅4̅2̅8̅ ̅5̅7̅1̅ ̅4̅2̅8̅ ₁₀</text:p>
          </table:table-cell>
          <table:table-cell table:style-name="Base06GreyBackground" office:value-type="string" calcext:value-type="string">
            <text:p>0,3̅2̅ ₆</text:p>
          </table:table-cell>
          <table:table-cell table:style-name="Base10MiddleColumn" office:value-type="string" calcext:value-type="string">
            <text:p>0,5̅ ₁₀</text:p>
          </table:table-cell>
          <table:table-cell table:style-name="Base06" office:value-type="string" calcext:value-type="string">
            <text:p>0,3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1 ₁₀</text:p>
          </table:table-cell>
          <table:table-cell table:style-name="Base06LineTitle" office:value-type="string" calcext:value-type="string">
            <text:p>33 ₆</text:p>
          </table:table-cell>
          <table:table-cell table:style-name="Base10MiddleColumn" office:value-type="string" calcext:value-type="string">
            <text:p>1,6̅1̅9̅ ̅0̅4̅7̅ ₁₀</text:p>
          </table:table-cell>
          <table:table-cell table:style-name="Base06" office:value-type="string" calcext:value-type="string">
            <text:p>1,34̅1̅4̅ ̅1̅4̅1̅4̅ ̅1̅4̅1̅ ₆</text:p>
          </table:table-cell>
          <table:table-cell table:style-name="Base10GreyBackgroundMiddleColumn" office:value-type="string" calcext:value-type="string">
            <text:p>1,6̅ ₁₀</text:p>
          </table:table-cell>
          <table:table-cell table:style-name="Base06GreyBackground" office:value-type="string" calcext:value-type="string">
            <text:p>1,4 ₆</text:p>
          </table:table-cell>
          <table:table-cell table:style-name="Base10MiddleColumn" office:value-type="string" calcext:value-type="string">
            <text:p>1,7̅1̅4̅ ̅2̅8̅5̅ ₁₀</text:p>
          </table:table-cell>
          <table:table-cell table:style-name="Base06" office:value-type="string" calcext:value-type="string">
            <text:p>1,4̅1̅ ₆</text:p>
          </table:table-cell>
          <table:table-cell/>
          <table:table-cell table:style-name="Base10LineTitle" office:value-type="string" calcext:value-type="string">
            <text:p>21 ₁₀</text:p>
          </table:table-cell>
          <table:table-cell table:style-name="Base06LineTitle" office:value-type="string" calcext:value-type="string">
            <text:p>33 ₆</text:p>
          </table:table-cell>
          <table:table-cell table:style-name="Base10GreyBackgroundFirstColumn" office:value-type="string" calcext:value-type="string">
            <text:p>0,61̅7̅6̅ ̅4̅7̅0̅ ̅5̅8̅8̅ ̅2̅3̅5̅ ̅2̅9̅4̅ ̅1̅ ₁₀</text:p>
          </table:table-cell>
          <table:table-cell table:style-name="Base06GreyBackground" office:value-type="string" calcext:value-type="string">
            <text:p>0,34̅1̅2̅2̅ ̅4̅5̅3̅5̅ ̅1̅4̅3̅3̅ ̅1̅0̅2̅0̅ ₆</text:p>
          </table:table-cell>
          <table:table-cell table:style-name="Base10MiddleColumn" office:value-type="string" calcext:value-type="string">
            <text:p>0,6 ₁₀</text:p>
          </table:table-cell>
          <table:table-cell table:style-name="Base06" office:value-type="string" calcext:value-type="string">
            <text:p>0,3̅ ₆</text:p>
          </table:table-cell>
          <table:table-cell table:style-name="Base10GreyBackgroundMiddleColumn" office:value-type="string" calcext:value-type="string">
            <text:p>0,583̅ ₁₀</text:p>
          </table:table-cell>
          <table:table-cell table:style-name="Base06GreyBackground" office:value-type="string" calcext:value-type="string">
            <text:p>0,3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2 ₁₀</text:p>
          </table:table-cell>
          <table:table-cell table:style-name="Base06GreyBackgroundLineTitle" office:value-type="string" calcext:value-type="string">
            <text:p>34 ₆</text:p>
          </table:table-cell>
          <table:table-cell table:style-name="Base10GreyBackgroundMiddleColumn" office:value-type="string" calcext:value-type="string">
            <text:p>1,5̅4̅ ₁₀</text:p>
          </table:table-cell>
          <table:table-cell table:style-name="Base06GreyBackground" office:value-type="string" calcext:value-type="string">
            <text:p>1,3̅1̅3̅4̅ ̅5̅2̅4̅2̅ ̅1̅0̅ ₆</text:p>
          </table:table-cell>
          <table:table-cell table:style-name="Base10MiddleColumn" office:value-type="string" calcext:value-type="string">
            <text:p>1,59̅0̅ ̅9̅0̅ ₁₀</text:p>
          </table:table-cell>
          <table:table-cell table:style-name="Base06" office:value-type="string" calcext:value-type="string">
            <text:p>1,33̅1̅3̅ ̅4̅5̅2̅4̅ ̅2̅1̅0̅ ₆</text:p>
          </table:table-cell>
          <table:table-cell table:style-name="Base10GreyBackgroundMiddleColumn" office:value-type="string" calcext:value-type="string">
            <text:p>1,6̅3̅ ₁₀</text:p>
          </table:table-cell>
          <table:table-cell table:style-name="Base06GreyBackground" office:value-type="string" calcext:value-type="string">
            <text:p>1,3̅4̅5̅2̅ ̅4̅2̅1̅0̅ ̅3̅1̅ ₆</text:p>
          </table:table-cell>
          <table:table-cell/>
          <table:table-cell table:style-name="Base10GreyBackgroundLineTitle" office:value-type="string" calcext:value-type="string">
            <text:p>22 ₁₀</text:p>
          </table:table-cell>
          <table:table-cell table:style-name="Base06GreyBackgroundLineTitle" office:value-type="string" calcext:value-type="string">
            <text:p>34 ₆</text:p>
          </table:table-cell>
          <table:table-cell table:style-name="Base10FirstColumn" office:value-type="string" calcext:value-type="string">
            <text:p>0,6̅4̅7̅ ̅0̅5̅8̅ ̅8̅2̅3̅ ̅5̅2̅9̅ ̅4̅1̅1̅ ̅7̅ ₁₀</text:p>
          </table:table-cell>
          <table:table-cell table:style-name="Base06" office:value-type="string" calcext:value-type="string">
            <text:p>0,3̅5̅1̅4̅ ̅3̅3̅1̅0̅ ̅2̅0̅4̅1̅ ̅2̅2̅4̅5̅ ₆</text:p>
          </table:table-cell>
          <table:table-cell table:style-name="Base10GreyBackgroundMiddleColumn" office:value-type="string" calcext:value-type="string">
            <text:p>0,62̅8̅5̅ ̅7̅1̅4̅ ₁₀</text:p>
          </table:table-cell>
          <table:table-cell table:style-name="Base06GreyBackground" office:value-type="string" calcext:value-type="string">
            <text:p>0,3̅4̅ ₆</text:p>
          </table:table-cell>
          <table:table-cell table:style-name="Base10MiddleColumn" office:value-type="string" calcext:value-type="string">
            <text:p>0,61̅ ₁₀</text:p>
          </table:table-cell>
          <table:table-cell table:style-name="Base06" office:value-type="string" calcext:value-type="string">
            <text:p>0,3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3 ₁₀</text:p>
          </table:table-cell>
          <table:table-cell table:style-name="Base06LineTitle" office:value-type="string" calcext:value-type="string">
            <text:p>35 ₆</text:p>
          </table:table-cell>
          <table:table-cell table:style-name="Base10MiddleColumn" office:value-type="string" calcext:value-type="string">
            <text:p>1,478 260 869 565 ₁₀</text:p>
          </table:table-cell>
          <table:table-cell table:style-name="Base06" office:value-type="string" calcext:value-type="string">
            <text:p>1,2̅5̅1̅1̅ ̅4̅5̅4̅2̅ ̅3̅3̅5̅ ₆</text:p>
          </table:table-cell>
          <table:table-cell table:style-name="Base10GreyBackgroundMiddleColumn" office:value-type="string" calcext:value-type="string">
            <text:p>1,521 739 130 434 ₁₀</text:p>
          </table:table-cell>
          <table:table-cell table:style-name="Base06GreyBackground" office:value-type="string" calcext:value-type="string">
            <text:p>1,3̅0̅4̅4̅ ̅1̅0̅1̅3̅ ̅2̅2̅0̅ ₆</text:p>
          </table:table-cell>
          <table:table-cell table:style-name="Base10MiddleColumn" office:value-type="string" calcext:value-type="string">
            <text:p>1,565 217 391 304 ₁₀</text:p>
          </table:table-cell>
          <table:table-cell table:style-name="Base06" office:value-type="string" calcext:value-type="string">
            <text:p>1,3̅2̅2̅0̅ ̅3̅0̅4̅4̅ ̅1̅0̅1̅ ₆</text:p>
          </table:table-cell>
          <table:table-cell/>
          <table:table-cell table:style-name="Base10LineTitle" office:value-type="string" calcext:value-type="string">
            <text:p>23 ₁₀</text:p>
          </table:table-cell>
          <table:table-cell table:style-name="Base06LineTitle" office:value-type="string" calcext:value-type="string">
            <text:p>35 ₆</text:p>
          </table:table-cell>
          <table:table-cell table:style-name="Base10GreyBackgroundFirstColumn" office:value-type="string" calcext:value-type="string">
            <text:p>0,67̅6̅4̅ ̅7̅0̅5̅ ̅8̅8̅2̅ ̅3̅5̅2̅ ̅9̅4̅1̅ ̅1̅ ₁₀</text:p>
          </table:table-cell>
          <table:table-cell table:style-name="Base06GreyBackground" office:value-type="string" calcext:value-type="string">
            <text:p>0,40̅2̅0̅4̅ ̅1̅2̅2̅4̅ ̅5̅3̅5̅1̅ ̅4̅3̅3̅1̅ ₆</text:p>
          </table:table-cell>
          <table:table-cell table:style-name="Base10MiddleColumn" office:value-type="string" calcext:value-type="string">
            <text:p>0,65̅7̅1̅ ̅4̅2̅8̅ ₁₀</text:p>
          </table:table-cell>
          <table:table-cell table:style-name="Base06" office:value-type="string" calcext:value-type="string">
            <text:p>0,3̅5̅ ₆</text:p>
          </table:table-cell>
          <table:table-cell table:style-name="Base10GreyBackgroundMiddleColumn" office:value-type="string" calcext:value-type="string">
            <text:p>0,638̅ ₁₀</text:p>
          </table:table-cell>
          <table:table-cell table:style-name="Base06GreyBackground" office:value-type="string" calcext:value-type="string">
            <text:p>0,35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4 ₁₀</text:p>
          </table:table-cell>
          <table:table-cell table:style-name="Base06GreyBackgroundLineTitle" office:value-type="string" calcext:value-type="string">
            <text:p>40 ₆</text:p>
          </table:table-cell>
          <table:table-cell table:style-name="Base10GreyBackgroundMiddleColumn" office:value-type="string" calcext:value-type="string">
            <text:p>1,416̅ ₁₀</text:p>
          </table:table-cell>
          <table:table-cell table:style-name="Base06GreyBackground" office:value-type="string" calcext:value-type="string">
            <text:p>1,23 ₆</text:p>
          </table:table-cell>
          <table:table-cell table:style-name="Base10MiddleColumn" office:value-type="string" calcext:value-type="string">
            <text:p>1,458 3̅ ₁₀</text:p>
          </table:table-cell>
          <table:table-cell table:style-name="Base06" office:value-type="string" calcext:value-type="string">
            <text:p>1,243 ₆</text:p>
          </table:table-cell>
          <table:table-cell table:style-name="Base10GreyBackgroundMiddleColumn" office:value-type="string" calcext:value-type="string">
            <text:p>1,5 ₁₀</text:p>
          </table:table-cell>
          <table:table-cell table:style-name="Base06GreyBackground" office:value-type="string" calcext:value-type="string">
            <text:p>1,3 ₆</text:p>
          </table:table-cell>
          <table:table-cell/>
          <table:table-cell table:style-name="Base10GreyBackgroundLineTitle" office:value-type="string" calcext:value-type="string">
            <text:p>24 ₁₀</text:p>
          </table:table-cell>
          <table:table-cell table:style-name="Base06GreyBackgroundLineTitle" office:value-type="string" calcext:value-type="string">
            <text:p>40 ₆</text:p>
          </table:table-cell>
          <table:table-cell table:style-name="Base10FirstColumn" office:value-type="string" calcext:value-type="string">
            <text:p>0,7̅0̅5̅ ̅8̅8̅2̅ ̅3̅5̅2̅ ̅9̅4̅1̅ ̅1̅7̅6̅ ̅4̅ ₁₀</text:p>
          </table:table-cell>
          <table:table-cell table:style-name="Base06" office:value-type="string" calcext:value-type="string">
            <text:p>0,4̅1̅2̅2̅ ̅4̅5̅3̅5̅ ̅1̅4̅3̅3̅ ̅1̅0̅2̅0̅ ₆</text:p>
          </table:table-cell>
          <table:table-cell table:style-name="Base10GreyBackgroundMiddleColumn" office:value-type="string" calcext:value-type="string">
            <text:p>0,68̅5̅7̅ ̅1̅4̅2̅ ₁₀</text:p>
          </table:table-cell>
          <table:table-cell table:style-name="Base06GreyBackground" office:value-type="string" calcext:value-type="string">
            <text:p>0,4̅0̅ ₆</text:p>
          </table:table-cell>
          <table:table-cell table:style-name="Base10MiddleColumn" office:value-type="string" calcext:value-type="string">
            <text:p>0,6̅ ₁₀</text:p>
          </table:table-cell>
          <table:table-cell table:style-name="Base06" office:value-type="string" calcext:value-type="string">
            <text:p>0,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5 ₁₀</text:p>
          </table:table-cell>
          <table:table-cell table:style-name="Base06LineTitle" office:value-type="string" calcext:value-type="string">
            <text:p>41 ₆</text:p>
          </table:table-cell>
          <table:table-cell table:style-name="Base10MiddleColumn" office:value-type="string" calcext:value-type="string">
            <text:p>1,36 ₁₀</text:p>
          </table:table-cell>
          <table:table-cell table:style-name="Base06" office:value-type="string" calcext:value-type="string">
            <text:p>1,2̅0̅5̅4̅ ̅3̅ ₆</text:p>
          </table:table-cell>
          <table:table-cell table:style-name="Base10GreyBackgroundMiddleColumn" office:value-type="string" calcext:value-type="string">
            <text:p>1,4 ₁₀</text:p>
          </table:table-cell>
          <table:table-cell table:style-name="Base06GreyBackground" office:value-type="string" calcext:value-type="string">
            <text:p>1,2̅ ₆</text:p>
          </table:table-cell>
          <table:table-cell table:style-name="Base10MiddleColumn" office:value-type="string" calcext:value-type="string">
            <text:p>1,4̅ ₁₀</text:p>
          </table:table-cell>
          <table:table-cell table:style-name="Base06" office:value-type="string" calcext:value-type="string">
            <text:p>1,2̅3̅5̅0̅ ̅1̅ ₆</text:p>
          </table:table-cell>
          <table:table-cell/>
          <table:table-cell table:style-name="Base10LineTitle" office:value-type="string" calcext:value-type="string">
            <text:p>25 ₁₀</text:p>
          </table:table-cell>
          <table:table-cell table:style-name="Base06LineTitle" office:value-type="string" calcext:value-type="string">
            <text:p>41 ₆</text:p>
          </table:table-cell>
          <table:table-cell table:style-name="Base10GreyBackgroundFirstColumn" office:value-type="string" calcext:value-type="string">
            <text:p>0,73̅5̅2̅ ̅9̅4̅1̅ ̅1̅7̅6̅ ̅4̅7̅0̅ ̅5̅8̅8̅ ̅2̅ ₁₀</text:p>
          </table:table-cell>
          <table:table-cell table:style-name="Base06GreyBackground" office:value-type="string" calcext:value-type="string">
            <text:p>0,42̅2̅4̅5̅ ̅3̅5̅1̅4̅ ̅3̅3̅1̅0̅ ̅2̅0̅4̅1̅ ₆</text:p>
          </table:table-cell>
          <table:table-cell table:style-name="Base10MiddleColumn" office:value-type="string" calcext:value-type="string">
            <text:p>0,7̅1̅4̅ ̅2̅8̅5̅ ̅7̅1̅4̅ ̅2̅8̅5̅ ̅7̅1̅4̅ ̅2̅8̅5̅ ₁₀</text:p>
          </table:table-cell>
          <table:table-cell table:style-name="Base06" office:value-type="string" calcext:value-type="string">
            <text:p>0,4̅1̅ ₆</text:p>
          </table:table-cell>
          <table:table-cell table:style-name="Base10GreyBackgroundMiddleColumn" office:value-type="string" calcext:value-type="string">
            <text:p>0,694̅ ₁₀</text:p>
          </table:table-cell>
          <table:table-cell table:style-name="Base06GreyBackground" office:value-type="string" calcext:value-type="string">
            <text:p>0,41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6 ₁₀</text:p>
          </table:table-cell>
          <table:table-cell table:style-name="Base06GreyBackgroundLineTitle" office:value-type="string" calcext:value-type="string">
            <text:p>42 ₆</text:p>
          </table:table-cell>
          <table:table-cell table:style-name="Base10GreyBackgroundMiddleColumn" office:value-type="string" calcext:value-type="string">
            <text:p>1,3̅0̅7̅ ̅6̅9̅2̅ ₁₀</text:p>
          </table:table-cell>
          <table:table-cell table:style-name="Base06GreyBackground" office:value-type="string" calcext:value-type="string">
            <text:p>1,1̅5̅0̅2̅ ̅4̅3̅4̅0̅ ̅5̅3̅1̅2̅ ₆</text:p>
          </table:table-cell>
          <table:table-cell table:style-name="Base10MiddleColumn" office:value-type="string" calcext:value-type="string">
            <text:p>1,34̅6̅ ̅1̅5̅3̅ ̅8̅ ₁₀</text:p>
          </table:table-cell>
          <table:table-cell table:style-name="Base06" office:value-type="string" calcext:value-type="string">
            <text:p>1,20̅2̅4̅ ̅3̅4̅0̅5̅ ̅3̅1̅2̅1̅ ̅5̅ ₆</text:p>
          </table:table-cell>
          <table:table-cell table:style-name="Base10GreyBackgroundMiddleColumn" office:value-type="string" calcext:value-type="string">
            <text:p>1,3̅8̅4̅ ̅6̅1̅5̅ ₁₀</text:p>
          </table:table-cell>
          <table:table-cell table:style-name="Base06GreyBackground" office:value-type="string" calcext:value-type="string">
            <text:p>1,2̅1̅5̅0̅ ̅2̅4̅3̅4̅ ̅0̅5̅3̅1̅ ₆</text:p>
          </table:table-cell>
          <table:table-cell/>
          <table:table-cell table:style-name="Base10GreyBackgroundLineTitle" office:value-type="string" calcext:value-type="string">
            <text:p>26 ₁₀</text:p>
          </table:table-cell>
          <table:table-cell table:style-name="Base06GreyBackgroundLineTitle" office:value-type="string" calcext:value-type="string">
            <text:p>42 ₆</text:p>
          </table:table-cell>
          <table:table-cell table:style-name="Base10FirstColumn" office:value-type="string" calcext:value-type="string">
            <text:p>0,7̅6̅4̅ ̅7̅0̅5̅ ̅8̅8̅2̅ ̅3̅5̅2̅ ̅9̅4̅1̅ ̅1̅ ₁₀</text:p>
          </table:table-cell>
          <table:table-cell table:style-name="Base06" office:value-type="string" calcext:value-type="string">
            <text:p>0,4̅3̅3̅1̅ ̅0̅2̅0̅4̅ ̅1̅2̅2̅4̅ ̅5̅3̅5̅1̅ ₆</text:p>
          </table:table-cell>
          <table:table-cell table:style-name="Base10GreyBackgroundMiddleColumn" office:value-type="string" calcext:value-type="string">
            <text:p>0,74̅2̅8̅ ̅5̅7̅1̅ ₁₀</text:p>
          </table:table-cell>
          <table:table-cell table:style-name="Base06GreyBackground" office:value-type="string" calcext:value-type="string">
            <text:p>0,4̅2̅ ₆</text:p>
          </table:table-cell>
          <table:table-cell table:style-name="Base10MiddleColumn" office:value-type="string" calcext:value-type="string">
            <text:p>0,72̅ ₁₀</text:p>
          </table:table-cell>
          <table:table-cell table:style-name="Base06" office:value-type="string" calcext:value-type="string">
            <text:p>0,4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7 ₁₀</text:p>
          </table:table-cell>
          <table:table-cell table:style-name="Base06LineTitle" office:value-type="string" calcext:value-type="string">
            <text:p>43 ₆</text:p>
          </table:table-cell>
          <table:table-cell table:style-name="Base10MiddleColumn" office:value-type="string" calcext:value-type="string">
            <text:p>1,2̅5̅9̅ ₁₀</text:p>
          </table:table-cell>
          <table:table-cell table:style-name="Base06" office:value-type="string" calcext:value-type="string">
            <text:p>1,132 ₆</text:p>
          </table:table-cell>
          <table:table-cell table:style-name="Base10GreyBackgroundMiddleColumn" office:value-type="string" calcext:value-type="string">
            <text:p>1,2̅9̅6̅ ₁₀</text:p>
          </table:table-cell>
          <table:table-cell table:style-name="Base06GreyBackground" office:value-type="string" calcext:value-type="string">
            <text:p>1,14̅ ₆</text:p>
          </table:table-cell>
          <table:table-cell table:style-name="Base10MiddleColumn" office:value-type="string" calcext:value-type="string">
            <text:p>1,3̅ ₁₀</text:p>
          </table:table-cell>
          <table:table-cell table:style-name="Base06" office:value-type="string" calcext:value-type="string">
            <text:p>1,2 ₆</text:p>
          </table:table-cell>
          <table:table-cell/>
          <table:table-cell table:style-name="Base10LineTitle" office:value-type="string" calcext:value-type="string">
            <text:p>27 ₁₀</text:p>
          </table:table-cell>
          <table:table-cell table:style-name="Base06LineTitle" office:value-type="string" calcext:value-type="string">
            <text:p>43 ₆</text:p>
          </table:table-cell>
          <table:table-cell table:style-name="Base10GreyBackgroundFirstColumn" office:value-type="string" calcext:value-type="string">
            <text:p>0,79̅4̅1̅ ̅1̅7̅6̅ ̅4̅7̅0̅ ̅5̅8̅8̅ ̅2̅3̅5̅ ̅2̅ ₁₀</text:p>
          </table:table-cell>
          <table:table-cell table:style-name="Base06GreyBackground" office:value-type="string" calcext:value-type="string">
            <text:p>0,44̅3̅3̅1̅ ̅0̅2̅0̅4̅ ̅1̅2̅2̅4̅ ̅5̅3̅5̅1̅ ₆</text:p>
          </table:table-cell>
          <table:table-cell table:style-name="Base10MiddleColumn" office:value-type="string" calcext:value-type="string">
            <text:p>0,77̅1̅4̅ ̅2̅8̅5̅ ₁₀</text:p>
          </table:table-cell>
          <table:table-cell table:style-name="Base06" office:value-type="string" calcext:value-type="string">
            <text:p>0,4̅3̅ ₆</text:p>
          </table:table-cell>
          <table:table-cell table:style-name="Base10GreyBackgroundMiddleColumn" office:value-type="string" calcext:value-type="string">
            <text:p>0,75 ₁₀</text:p>
          </table:table-cell>
          <table:table-cell table:style-name="Base06GreyBackground" office:value-type="string" calcext:value-type="string">
            <text:p>0,4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8 ₁₀</text:p>
          </table:table-cell>
          <table:table-cell table:style-name="Base06GreyBackgroundLineTitle" office:value-type="string" calcext:value-type="string">
            <text:p>44 ₆</text:p>
          </table:table-cell>
          <table:table-cell table:style-name="Base10GreyBackgroundMiddleColumn" office:value-type="string" calcext:value-type="string">
            <text:p>1,21̅4̅ ̅2̅8̅5̅ ̅7̅ ₁₀</text:p>
          </table:table-cell>
          <table:table-cell table:style-name="Base06GreyBackground" office:value-type="string" calcext:value-type="string">
            <text:p>1,11̅4̅ ₆</text:p>
          </table:table-cell>
          <table:table-cell table:style-name="Base10MiddleColumn" office:value-type="string" calcext:value-type="string">
            <text:p>1,25 ₁₀</text:p>
          </table:table-cell>
          <table:table-cell table:style-name="Base06" office:value-type="string" calcext:value-type="string">
            <text:p>1,13 ₆</text:p>
          </table:table-cell>
          <table:table-cell table:style-name="Base10GreyBackgroundMiddleColumn" office:value-type="string" calcext:value-type="string">
            <text:p>1,2̅8̅5̅ ̅7̅1̅4̅ ₁₀</text:p>
          </table:table-cell>
          <table:table-cell table:style-name="Base06GreyBackground" office:value-type="string" calcext:value-type="string">
            <text:p>1,1̅4̅ ₆</text:p>
          </table:table-cell>
          <table:table-cell/>
          <table:table-cell table:style-name="Base10GreyBackgroundLineTitle" office:value-type="string" calcext:value-type="string">
            <text:p>28 ₁₀</text:p>
          </table:table-cell>
          <table:table-cell table:style-name="Base06GreyBackgroundLineTitle" office:value-type="string" calcext:value-type="string">
            <text:p>44 ₆</text:p>
          </table:table-cell>
          <table:table-cell table:style-name="Base10FirstColumn" office:value-type="string" calcext:value-type="string">
            <text:p>0,8̅2̅3̅ ̅5̅2̅9̅ ̅4̅1̅1̅ ̅7̅6̅4̅ ̅7̅0̅5̅ ̅8̅ ₁₀</text:p>
          </table:table-cell>
          <table:table-cell table:style-name="Base06" office:value-type="string" calcext:value-type="string">
            <text:p>0,4̅5̅3̅5̅ ̅1̅4̅3̅3̅ ̅1̅0̅2̅0̅ ̅4̅1̅2̅2̅ ₆</text:p>
          </table:table-cell>
          <table:table-cell table:style-name="Base10GreyBackgroundMiddleColumn" office:value-type="string" calcext:value-type="string">
            <text:p>0,8 ₁₀</text:p>
          </table:table-cell>
          <table:table-cell table:style-name="Base06GreyBackground" office:value-type="string" calcext:value-type="string">
            <text:p>0,4̅ ₆</text:p>
          </table:table-cell>
          <table:table-cell table:style-name="Base10MiddleColumn" office:value-type="string" calcext:value-type="string">
            <text:p>0,7̅ ₁₀</text:p>
          </table:table-cell>
          <table:table-cell table:style-name="Base06" office:value-type="string" calcext:value-type="string">
            <text:p>0,4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9 ₁₀</text:p>
          </table:table-cell>
          <table:table-cell table:style-name="Base06LineTitle" office:value-type="string" calcext:value-type="string">
            <text:p>45 ₆</text:p>
          </table:table-cell>
          <table:table-cell table:style-name="Base10MiddleColumn" office:value-type="string" calcext:value-type="string">
            <text:p>1,172 413 793 103 ₁₀</text:p>
          </table:table-cell>
          <table:table-cell table:style-name="Base06" office:value-type="string" calcext:value-type="string">
            <text:p>1,1011 2404 5443 151 ₆</text:p>
          </table:table-cell>
          <table:table-cell table:style-name="Base10GreyBackgroundMiddleColumn" office:value-type="string" calcext:value-type="string">
            <text:p>1,206 896 551 724 ₁₀</text:p>
          </table:table-cell>
          <table:table-cell table:style-name="Base06GreyBackground" office:value-type="string" calcext:value-type="string">
            <text:p>1,1124 0454 4315 1011 ₆</text:p>
          </table:table-cell>
          <table:table-cell table:style-name="Base10MiddleColumn" office:value-type="string" calcext:value-type="string">
            <text:p>1,241 379 310 344 ₁₀</text:p>
          </table:table-cell>
          <table:table-cell table:style-name="Base06" office:value-type="string" calcext:value-type="string">
            <text:p>1,1240 4544 3151 0112 ₆</text:p>
          </table:table-cell>
          <table:table-cell/>
          <table:table-cell table:style-name="Base10LineTitle" office:value-type="string" calcext:value-type="string">
            <text:p>29 ₁₀</text:p>
          </table:table-cell>
          <table:table-cell table:style-name="Base06LineTitle" office:value-type="string" calcext:value-type="string">
            <text:p>45 ₆</text:p>
          </table:table-cell>
          <table:table-cell table:style-name="Base10GreyBackgroundFirstColumn" office:value-type="string" calcext:value-type="string">
            <text:p>0,85̅2̅9̅ ̅4̅1̅1̅ ̅7̅6̅4̅ ̅7̅0̅5̅ ̅8̅8̅2̅ ̅3̅ ₁₀</text:p>
          </table:table-cell>
          <table:table-cell table:style-name="Base06GreyBackground" office:value-type="string" calcext:value-type="string">
            <text:p>0,50̅4̅1̅2̅ ̅2̅4̅5̅3̅ ̅5̅1̅4̅3̅ ̅3̅1̅0̅2̅ ₆</text:p>
          </table:table-cell>
          <table:table-cell table:style-name="Base10MiddleColumn" office:value-type="string" calcext:value-type="string">
            <text:p>0,82̅8̅5̅ ̅7̅1̅4̅ ₁₀</text:p>
          </table:table-cell>
          <table:table-cell table:style-name="Base06" office:value-type="string" calcext:value-type="string">
            <text:p>0,4̅5̅ ₆</text:p>
          </table:table-cell>
          <table:table-cell table:style-name="Base10GreyBackgroundMiddleColumn" office:value-type="string" calcext:value-type="string">
            <text:p>0,805̅ ₁₀</text:p>
          </table:table-cell>
          <table:table-cell table:style-name="Base06GreyBackground" office:value-type="string" calcext:value-type="string">
            <text:p>0,45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0 ₁₀</text:p>
          </table:table-cell>
          <table:table-cell table:style-name="Base06GreyBackgroundLineTitle" office:value-type="string" calcext:value-type="string">
            <text:p>50 ₆</text:p>
          </table:table-cell>
          <table:table-cell table:style-name="Base10GreyBackgroundMiddleColumn" office:value-type="string" calcext:value-type="string">
            <text:p>1,13̅ ₁₀</text:p>
          </table:table-cell>
          <table:table-cell table:style-name="Base06GreyBackground" office:value-type="string" calcext:value-type="string">
            <text:p>1,04̅ ₆</text:p>
          </table:table-cell>
          <table:table-cell table:style-name="Base10MiddleColumn" office:value-type="string" calcext:value-type="string">
            <text:p>1,16̅ ₁₀</text:p>
          </table:table-cell>
          <table:table-cell table:style-name="Base06" office:value-type="string" calcext:value-type="string">
            <text:p>1,1 ₆</text:p>
          </table:table-cell>
          <table:table-cell table:style-name="Base10GreyBackgroundMiddleColumn" office:value-type="string" calcext:value-type="string">
            <text:p>1,2 ₁₀</text:p>
          </table:table-cell>
          <table:table-cell table:style-name="Base06GreyBackground" office:value-type="string" calcext:value-type="string">
            <text:p>1,1̅ ₆</text:p>
          </table:table-cell>
          <table:table-cell/>
          <table:table-cell table:style-name="Base10GreyBackgroundLineTitle" office:value-type="string" calcext:value-type="string">
            <text:p>30 ₁₀</text:p>
          </table:table-cell>
          <table:table-cell table:style-name="Base06GreyBackgroundLineTitle" office:value-type="string" calcext:value-type="string">
            <text:p>50 ₆</text:p>
          </table:table-cell>
          <table:table-cell table:style-name="Base10FirstColumn" office:value-type="string" calcext:value-type="string">
            <text:p>0,8̅8̅2̅ ̅3̅5̅2̅ ̅9̅4̅1̅ ̅1̅7̅6̅ ̅4̅7̅0̅ ̅5̅ ₁₀</text:p>
          </table:table-cell>
          <table:table-cell table:style-name="Base06" office:value-type="string" calcext:value-type="string">
            <text:p>0,5̅1̅4̅3̅ ̅3̅1̅0̅2̅ ̅0̅4̅1̅2̅ ̅2̅4̅5̅3̅ ₆</text:p>
          </table:table-cell>
          <table:table-cell table:style-name="Base10GreyBackgroundMiddleColumn" office:value-type="string" calcext:value-type="string">
            <text:p>0,8̅5̅7̅ ̅1̅4̅2̅ ̅8̅5̅7̅ ̅1̅4̅2̅ ̅8̅5̅7̅ ̅1̅4̅2̅ ₁₀</text:p>
          </table:table-cell>
          <table:table-cell table:style-name="Base06GreyBackground" office:value-type="string" calcext:value-type="string">
            <text:p>0,5̅0̅ ₆</text:p>
          </table:table-cell>
          <table:table-cell table:style-name="Base10MiddleColumn" office:value-type="string" calcext:value-type="string">
            <text:p>0,83̅ ₁₀</text:p>
          </table:table-cell>
          <table:table-cell table:style-name="Base06" office:value-type="string" calcext:value-type="string">
            <text:p>0,5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1 ₁₀</text:p>
          </table:table-cell>
          <table:table-cell table:style-name="Base06LineTitle" office:value-type="string" calcext:value-type="string">
            <text:p>51 ₆</text:p>
          </table:table-cell>
          <table:table-cell table:style-name="Base10MiddleColumn" office:value-type="string" calcext:value-type="string">
            <text:p>1,096 774 193 548 ₁₀</text:p>
          </table:table-cell>
          <table:table-cell table:style-name="Base06" office:value-type="string" calcext:value-type="string">
            <text:p>1,0̅3̅2̅5̅ ̅2̅3̅ ₆</text:p>
          </table:table-cell>
          <table:table-cell table:style-name="Base10GreyBackgroundMiddleColumn" office:value-type="string" calcext:value-type="string">
            <text:p>1,129 032 258 064 ₁₀</text:p>
          </table:table-cell>
          <table:table-cell table:style-name="Base06GreyBackground" office:value-type="string" calcext:value-type="string">
            <text:p>1,0̅4̅3̅5̅ ̅1̅2̅ ₆</text:p>
          </table:table-cell>
          <table:table-cell table:style-name="Base10MiddleColumn" office:value-type="string" calcext:value-type="string">
            <text:p>1,161 290 322 58 ₁₀</text:p>
          </table:table-cell>
          <table:table-cell table:style-name="Base06" office:value-type="string" calcext:value-type="string">
            <text:p>1,0̅5̅4̅5̅ ̅0̅1̅ ₆</text:p>
          </table:table-cell>
          <table:table-cell/>
          <table:table-cell table:style-name="Base10LineTitle" office:value-type="string" calcext:value-type="string">
            <text:p>31 ₁₀</text:p>
          </table:table-cell>
          <table:table-cell table:style-name="Base06LineTitle" office:value-type="string" calcext:value-type="string">
            <text:p>51 ₆</text:p>
          </table:table-cell>
          <table:table-cell table:style-name="Base10GreyBackgroundFirstColumn" office:value-type="string" calcext:value-type="string">
            <text:p>0,91̅1̅7̅ ̅6̅4̅7̅ ̅0̅5̅8̅ ̅8̅2̅3̅ ̅5̅2̅9̅ ̅4̅ ₁₀</text:p>
          </table:table-cell>
          <table:table-cell table:style-name="Base06GreyBackground" office:value-type="string" calcext:value-type="string">
            <text:p>0,52̅4̅5̅3̅ ̅5̅1̅4̅3̅ ̅3̅1̅0̅2̅ ̅0̅4̅1̅2̅ ₆</text:p>
          </table:table-cell>
          <table:table-cell table:style-name="Base10MiddleColumn" office:value-type="string" calcext:value-type="string">
            <text:p>0,88̅5̅7̅ ̅1̅4̅2̅ ₁₀</text:p>
          </table:table-cell>
          <table:table-cell table:style-name="Base06" office:value-type="string" calcext:value-type="string">
            <text:p>0,5̅1̅ ₆</text:p>
          </table:table-cell>
          <table:table-cell table:style-name="Base10GreyBackgroundMiddleColumn" office:value-type="string" calcext:value-type="string">
            <text:p>0,861̅ ₁₀</text:p>
          </table:table-cell>
          <table:table-cell table:style-name="Base06GreyBackground" office:value-type="string" calcext:value-type="string">
            <text:p>0,51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2 ₁₀</text:p>
          </table:table-cell>
          <table:table-cell table:style-name="Base06GreyBackgroundLineTitle" office:value-type="string" calcext:value-type="string">
            <text:p>52 ₆</text:p>
          </table:table-cell>
          <table:table-cell table:style-name="Base10GreyBackgroundMiddleColumn" office:value-type="string" calcext:value-type="string">
            <text:p>1,062 5 ₁₀</text:p>
          </table:table-cell>
          <table:table-cell table:style-name="Base06GreyBackground" office:value-type="string" calcext:value-type="string">
            <text:p>1,0213 ₆</text:p>
          </table:table-cell>
          <table:table-cell table:style-name="Base10MiddleColumn" office:value-type="string" calcext:value-type="string">
            <text:p>1,093 75 ₁₀</text:p>
          </table:table-cell>
          <table:table-cell table:style-name="Base06" office:value-type="string" calcext:value-type="string">
            <text:p>1,0321 3 ₆</text:p>
          </table:table-cell>
          <table:table-cell table:style-name="Base10GreyBackgroundMiddleColumn" office:value-type="string" calcext:value-type="string">
            <text:p>1,125 ₁₀</text:p>
          </table:table-cell>
          <table:table-cell table:style-name="Base06GreyBackground" office:value-type="string" calcext:value-type="string">
            <text:p>1,043 ₆</text:p>
          </table:table-cell>
          <table:table-cell/>
          <table:table-cell table:style-name="Base10GreyBackgroundLineTitle" office:value-type="string" calcext:value-type="string">
            <text:p>32 ₁₀</text:p>
          </table:table-cell>
          <table:table-cell table:style-name="Base06GreyBackgroundLineTitle" office:value-type="string" calcext:value-type="string">
            <text:p>52 ₆</text:p>
          </table:table-cell>
          <table:table-cell table:style-name="Base10FirstColumn" office:value-type="string" calcext:value-type="string">
            <text:p>0,9̅4̅1̅ ̅1̅7̅6̅ ̅4̅7̅0̅ ̅5̅8̅8̅ ̅2̅3̅5̅ ̅2̅ ₁₀</text:p>
          </table:table-cell>
          <table:table-cell table:style-name="Base06" office:value-type="string" calcext:value-type="string">
            <text:p>0,5̅3̅5̅1̅ ̅4̅3̅3̅1̅ ̅0̅2̅0̅4̅ ̅1̅2̅2̅4̅ ₆</text:p>
          </table:table-cell>
          <table:table-cell table:style-name="Base10GreyBackgroundMiddleColumn" office:value-type="string" calcext:value-type="string">
            <text:p>0,91̅4̅2̅ ̅8̅5̅7̅ ₁₀</text:p>
          </table:table-cell>
          <table:table-cell table:style-name="Base06GreyBackground" office:value-type="string" calcext:value-type="string">
            <text:p>0,5̅2̅ ₆</text:p>
          </table:table-cell>
          <table:table-cell table:style-name="Base10MiddleColumn" office:value-type="string" calcext:value-type="string">
            <text:p>0,8̅ ₁₀</text:p>
          </table:table-cell>
          <table:table-cell table:style-name="Base06" office:value-type="string" calcext:value-type="string">
            <text:p>0,5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3 ₁₀</text:p>
          </table:table-cell>
          <table:table-cell table:style-name="Base06LineTitle" office:value-type="string" calcext:value-type="string">
            <text:p>53 ₆</text:p>
          </table:table-cell>
          <table:table-cell table:style-name="Base10MiddleColumn" office:value-type="string" calcext:value-type="string">
            <text:p>1,0̅3̅ ₁₀</text:p>
          </table:table-cell>
          <table:table-cell table:style-name="Base06" office:value-type="string" calcext:value-type="string">
            <text:p>1,01̅0̅3̅ ̅1̅3̅4̅5̅ ̅2̅4̅2̅ ₆</text:p>
          </table:table-cell>
          <table:table-cell table:style-name="Base10GreyBackgroundMiddleColumn" office:value-type="string" calcext:value-type="string">
            <text:p>1,0̅6̅ ₁₀</text:p>
          </table:table-cell>
          <table:table-cell table:style-name="Base06GreyBackground" office:value-type="string" calcext:value-type="string">
            <text:p>1,02̅1̅0̅ ̅3̅1̅3̅4̅ ̅5̅2̅4̅ ₆</text:p>
          </table:table-cell>
          <table:table-cell table:style-name="Base10MiddleColumn" office:value-type="string" calcext:value-type="string">
            <text:p>1,0̅9̅ ₁₀</text:p>
          </table:table-cell>
          <table:table-cell table:style-name="Base06" office:value-type="string" calcext:value-type="string">
            <text:p>1,0̅3̅1̅3̅ ̅4̅5̅2̅4̅ ̅2̅1̅ ₆</text:p>
          </table:table-cell>
          <table:table-cell/>
          <table:table-cell table:style-name="Base10LineTitle" office:value-type="string" calcext:value-type="string">
            <text:p>33 ₁₀</text:p>
          </table:table-cell>
          <table:table-cell table:style-name="Base06LineTitle" office:value-type="string" calcext:value-type="string">
            <text:p>53 ₆</text:p>
          </table:table-cell>
          <table:table-cell table:style-name="Base10GreyBackgroundFirstColumn" office:value-type="string" calcext:value-type="string">
            <text:p>0,97̅0̅5̅ ̅8̅8̅2̅ ̅3̅5̅2̅ ̅9̅4̅1̅ ̅1̅7̅6̅ ̅4̅ ₁₀</text:p>
          </table:table-cell>
          <table:table-cell table:style-name="Base06GreyBackground" office:value-type="string" calcext:value-type="string">
            <text:p>0,54̅5̅3̅5̅ ̅1̅4̅3̅3̅ ̅1̅0̅2̅0̅ ̅4̅1̅2̅2̅ ₆</text:p>
          </table:table-cell>
          <table:table-cell table:style-name="Base10MiddleColumn" office:value-type="string" calcext:value-type="string">
            <text:p>0,94̅2̅8̅ ̅5̅7̅1̅ ₁₀</text:p>
          </table:table-cell>
          <table:table-cell table:style-name="Base06" office:value-type="string" calcext:value-type="string">
            <text:p>0,5̅3̅5̅3̅ ̅5̅3̅ ₆</text:p>
          </table:table-cell>
          <table:table-cell table:style-name="Base10GreyBackgroundMiddleColumn" office:value-type="string" calcext:value-type="string">
            <text:p>0,916̅ ₁₀</text:p>
          </table:table-cell>
          <table:table-cell table:style-name="Base06GreyBackground" office:value-type="string" calcext:value-type="string">
            <text:p>0,5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4 ₁₀</text:p>
          </table:table-cell>
          <table:table-cell table:style-name="Base06GreyBackgroundLineTitle" office:value-type="string" calcext:value-type="string">
            <text:p>54 ₆</text:p>
          </table:table-cell>
          <table:table-cell table:style-name="Base10GreyBackgroundMiddle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10MiddleColumn" office:value-type="string" calcext:value-type="string">
            <text:p>1,029 411 764 705 ₁₀</text:p>
          </table:table-cell>
          <table:table-cell table:style-name="Base06" office:value-type="string" calcext:value-type="string">
            <text:p>1,0102 0412 2453 5143 ₆</text:p>
          </table:table-cell>
          <table:table-cell table:style-name="Base10GreyBackgroundMiddleColumn" office:value-type="string" calcext:value-type="string">
            <text:p>1,058 823 529 411 ₁₀</text:p>
          </table:table-cell>
          <table:table-cell table:style-name="Base06GreyBackground" office:value-type="string" calcext:value-type="string">
            <text:p>1,0204 1224 5351 4331 ₆</text:p>
          </table:table-cell>
          <table:table-cell/>
          <table:table-cell table:style-name="Base10GreyBackgroundLineTitle" office:value-type="string" calcext:value-type="string">
            <text:p>34 ₁₀</text:p>
          </table:table-cell>
          <table:table-cell table:style-name="Base06GreyBackgroundLineTitle" office:value-type="string" calcext:value-type="string">
            <text:p>54 ₆</text:p>
          </table:table-cell>
          <table:table-cell table:style-name="Base10First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,97̅1̅4̅ ̅2̅8̅5̅ ₁₀</text:p>
          </table:table-cell>
          <table:table-cell table:style-name="Base06GreyBackground" office:value-type="string" calcext:value-type="string">
            <text:p>0,5̅4̅5̅4̅ ̅5̅4̅ ₆</text:p>
          </table:table-cell>
          <table:table-cell table:style-name="Base10MiddleColumn" office:value-type="string" calcext:value-type="string">
            <text:p>0,94̅ ₁₀</text:p>
          </table:table-cell>
          <table:table-cell table:style-name="Base06" office:value-type="string" calcext:value-type="string">
            <text:p>0,5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5 ₁₀</text:p>
          </table:table-cell>
          <table:table-cell table:style-name="Base06LineTitle" office:value-type="string" calcext:value-type="string">
            <text:p>55 ₆</text:p>
          </table:table-cell>
          <table:table-cell table:style-name="Base10MiddleColumn" office:value-type="string" calcext:value-type="string">
            <text:p>0,97̅1̅ ̅4̅2̅8̅ ̅5̅ ₁₀</text:p>
          </table:table-cell>
          <table:table-cell table:style-name="Base06" office:value-type="string" calcext:value-type="string">
            <text:p>0,5̅4̅5̅4̅ ̅5̅4̅5̅4̅ ̅5̅4̅ ₆</text:p>
          </table:table-cell>
          <table:table-cell table:style-name="Base10GreyBackgroundMiddle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10MiddleColumn" office:value-type="string" calcext:value-type="string">
            <text:p>1,02̅8̅ ̅5̅7̅1̅ ̅4̅ ₁₀</text:p>
          </table:table-cell>
          <table:table-cell table:style-name="Base06" office:value-type="string" calcext:value-type="string">
            <text:p>1,0̅1̅ ₆</text:p>
          </table:table-cell>
          <table:table-cell/>
          <table:table-cell table:style-name="Base10LineTitle" office:value-type="string" calcext:value-type="string">
            <text:p>35 ₁₀</text:p>
          </table:table-cell>
          <table:table-cell table:style-name="Base06LineTitle" office:value-type="string" calcext:value-type="string">
            <text:p>55 ₆</text:p>
          </table:table-cell>
          <table:table-cell table:style-name="Base10GreyBackgroundFirstColumn" office:value-type="string" calcext:value-type="string">
            <text:p>1,02̅9̅4̅ ̅1̅1̅7̅ ̅6̅4̅7̅ ̅0̅5̅8̅ ̅8̅2̅3̅ ̅5̅ ₁₀</text:p>
          </table:table-cell>
          <table:table-cell table:style-name="Base06GreyBackground" office:value-type="string" calcext:value-type="string">
            <text:p>1,01̅0̅2̅0̅ ̅4̅1̅2̅2̅ ̅4̅5̅3̅5̅ ̅1̅4̅3̅3̅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,972̅ ₁₀</text:p>
          </table:table-cell>
          <table:table-cell table:style-name="Base06GreyBackground" office:value-type="string" calcext:value-type="string">
            <text:p>0,55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6 ₁₀</text:p>
          </table:table-cell>
          <table:table-cell table:style-name="Base06GreyBackgroundLineTitle" office:value-type="string" calcext:value-type="string">
            <text:p>100 ₆</text:p>
          </table:table-cell>
          <table:table-cell table:style-name="Base10GreyBackgroundMiddleColumn" office:value-type="string" calcext:value-type="string">
            <text:p>0,94̅ ₁₀</text:p>
          </table:table-cell>
          <table:table-cell table:style-name="Base06GreyBackground" office:value-type="string" calcext:value-type="string">
            <text:p>0,54 ₆</text:p>
          </table:table-cell>
          <table:table-cell table:style-name="Base10MiddleColumn" office:value-type="string" calcext:value-type="string">
            <text:p>0,972 222 222 222 ₁₀</text:p>
          </table:table-cell>
          <table:table-cell table:style-name="Base06" office:value-type="string" calcext:value-type="string">
            <text:p>0,5̅ ₆</text:p>
          </table:table-cell>
          <table:table-cell table:style-name="Base10GreyBackgroundMiddle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/>
          <table:table-cell table:style-name="Base10GreyBackgroundLineTitle" office:value-type="string" calcext:value-type="string">
            <text:p>36 ₁₀</text:p>
          </table:table-cell>
          <table:table-cell table:style-name="Base06GreyBackgroundLineTitle" office:value-type="string" calcext:value-type="string">
            <text:p>100 ₆</text:p>
          </table:table-cell>
          <table:table-cell table:style-name="Base10FirstColumn" office:value-type="string" calcext:value-type="string">
            <text:p>1,0̅5̅8̅ ̅8̅2̅3̅ ̅5̅2̅9̅ ̅4̅1̅1̅ ̅7̅6̅4̅ ̅7̅ ₁₀</text:p>
          </table:table-cell>
          <table:table-cell table:style-name="Base06" office:value-type="string" calcext:value-type="string">
            <text:p>1,0̅2̅0̅4̅ ̅1̅2̅2̅4̅ ̅5̅3̅5̅1̅ ̅4̅3̅3̅1̅ ₆</text:p>
          </table:table-cell>
          <table:table-cell table:style-name="Base10GreyBackgroundMiddleColumn" office:value-type="string" calcext:value-type="string">
            <text:p>1,02̅8̅5̅ ̅7̅1̅4̅ ₁₀</text:p>
          </table:table-cell>
          <table:table-cell table:style-name="Base06GreyBackground" office:value-type="string" calcext:value-type="string">
            <text:p>1,0̅1̅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number-columns-repeated="16345"/>
        </table:table-row>
        <table:table-row table:style-name="ro3" table:number-rows-repeated="1047921">
          <table:table-cell table:number-columns-repeated="16362"/>
        </table:table-row>
        <table:table-row table:style-name="ro4" table:number-rows-repeated="164">
          <table:table-cell table:number-columns-repeated="16362"/>
        </table:table-row>
        <table:table-row table:style-name="ro4">
          <table:table-cell table:number-columns-repeated="1636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ika Base6" svg:font-family="'Andika Base6'" style:font-adornments="Negrito" style:font-pitch="variable"/>
    <style:font-face style:name="Andika:cv01&amp;cv04" svg:font-family="Andika:cv01&amp;cv04" style:font-adornments="Regular" style:font-pitch="variable"/>
    <style:font-face style:name="Andika:cv01&amp;cv041" svg:font-family="Andika:cv01&amp;cv04" style:font-adornments="Negrito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style:style style:name="Default" style:family="table-cell">
      <style:table-cell-properties style:text-align-source="fix" style:repeat-content="false" style:vertical-align="middle"/>
      <style:paragraph-properties fo:text-align="end"/>
      <style:text-properties style:font-name="Andika:cv01&amp;cv04" fo:font-family="Andika:cv01&amp;cv04" style:font-style-name="Regular" style:font-pitch="variable" fo:font-size="12pt"/>
    </style:style>
    <style:style style:name="Heading" style:family="table-cell" style:parent-style-name="Default" style:data-style-name="N100">
      <style:table-cell-properties style:diagonal-bl-tr="none" style:diagonal-tl-br="none" style:text-align-source="fix" style:repeat-content="false"/>
      <style:paragraph-properties fo:text-align="center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color="#757575" fo:font-size="14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ase10" style:family="table-cell" style:parent-style-name="Default">
      <style:table-cell-properties style:diagonal-bl-tr="none" style:diagonal-tl-br="none" fo:padding="0.101cm"/>
      <style:text-properties fo:color="#757575" fo:font-size="10pt"/>
    </style:style>
    <style:style style:name="Base06" style:family="table-cell" style:parent-style-name="Default">
      <style:table-cell-properties style:diagonal-bl-tr="none" style:diagonal-tl-br="none" fo:padding="0.101cm"/>
      <style:text-properties style:use-window-font-color="true" style:font-name="Andika:cv01&amp;cv041" fo:font-family="Andika:cv01&amp;cv04" style:font-style-name="Negrito" style:font-pitch="variable" fo:font-size="12pt" fo:font-weight="bold"/>
    </style:style>
    <style:style style:name="Base06GreyBackground" style:family="table-cell" style:parent-style-name="Base06">
      <style:table-cell-properties fo:background-color="#eeeeee"/>
    </style:style>
    <style:style style:name="Base10GreyBackground" style:family="table-cell" style:parent-style-name="Base10">
      <style:table-cell-properties fo:background-color="#eeeeee"/>
    </style:style>
    <style:style style:name="Base10ColumnTitle" style:family="table-cell" style:parent-style-name="Base10">
      <style:table-cell-properties fo:border-bottom="2.24pt solid #757575" style:diagonal-bl-tr="none" style:diagonal-tl-br="none" style:text-align-source="fix" style:repeat-content="false" fo:border-left="none" fo:border-right="none" fo:border-top="none"/>
      <style:paragraph-properties fo:text-align="end"/>
      <style:text-properties fo:font-size="10pt"/>
    </style:style>
    <style:style style:name="Base06ColumnTitle" style:family="table-cell" style:parent-style-name="Base06">
      <style:table-cell-properties fo:border-bottom="2.24pt solid #757575" style:diagonal-bl-tr="none" style:diagonal-tl-br="none" fo:border-left="none" fo:border-right="none" fo:border-top="none"/>
      <style:text-properties fo:font-size="10pt"/>
    </style:style>
    <style:style style:name="Base06GreyBackgroundColumnTitle" style:family="table-cell" style:parent-style-name="Base06GreyBackground">
      <style:table-cell-properties fo:border-bottom="2.24pt solid #757575" style:diagonal-bl-tr="none" style:diagonal-tl-br="none" fo:border-left="none" fo:border-right="none" fo:border-top="none"/>
      <style:text-properties fo:font-size="10pt"/>
    </style:style>
    <style:style style:name="Base10GreyBackgroundColumnTitle" style:family="table-cell" style:parent-style-name="Base10GreyBackground">
      <style:table-cell-properties fo:border-bottom="2.24pt solid #757575" style:diagonal-bl-tr="none" style:diagonal-tl-br="none" fo:border-left="none" fo:border-right="none" fo:border-top="none"/>
      <style:text-properties fo:font-size="10pt"/>
    </style:style>
    <style:style style:name="Base10GreyBackgroundFirstColumn" style:family="table-cell" style:parent-style-name="Base10GreyBackground">
      <style:table-cell-properties fo:border-bottom="none" style:diagonal-bl-tr="none" style:diagonal-tl-br="none" fo:border-left="2.24pt solid #757575" fo:border-right="none" fo:border-top="none"/>
    </style:style>
    <style:style style:name="Base10FirstColumn" style:family="table-cell" style:parent-style-name="Base10">
      <style:table-cell-properties fo:border-bottom="none" style:diagonal-bl-tr="none" style:diagonal-tl-br="none" fo:border-left="2.24pt solid #757575" fo:border-right="none" fo:border-top="none"/>
    </style:style>
    <style:style style:name="Base10MiddleColumn" style:family="table-cell" style:parent-style-name="Base10">
      <style:table-cell-properties fo:border-bottom="none" style:diagonal-bl-tr="none" style:diagonal-tl-br="none" fo:border-left="1.5pt solid #757575" fo:border-right="none" fo:border-top="none"/>
    </style:style>
    <style:style style:name="Base10GreyBackgroundMiddleColumn" style:family="table-cell" style:parent-style-name="Base10GreyBackground">
      <style:table-cell-properties fo:border-bottom="none" style:diagonal-bl-tr="none" style:diagonal-tl-br="none" fo:border-left="1.5pt solid #757575" fo:border-right="none" fo:border-top="none"/>
    </style:style>
    <style:style style:name="Base10LineTitle" style:family="table-cell" style:parent-style-name="Base10">
      <style:table-cell-properties style:diagonal-bl-tr="none" style:diagonal-tl-br="none"/>
      <style:text-properties fo:font-size="10pt"/>
    </style:style>
    <style:style style:name="Base06LineTitle" style:family="table-cell" style:parent-style-name="Base06">
      <style:text-properties fo:font-size="10pt"/>
    </style:style>
    <style:style style:name="Base10GreyBackgroundLineTitle" style:family="table-cell" style:parent-style-name="Base10GreyBackground">
      <style:text-properties fo:font-size="10pt"/>
    </style:style>
    <style:style style:name="Base06GreyBackgroundLineTitle" style:family="table-cell" style:parent-style-name="Base06GreyBackground">
      <style:text-properties fo:font-size="10pt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-X="1" style:scale-to-Y="12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3T08:49:00.974691394</meta:creation-date>
    <dc:date>2023-01-11T17:09:14.218777100</dc:date>
    <meta:editing-duration>PT7H28M59S</meta:editing-duration>
    <meta:editing-cycles>102</meta:editing-cycles>
    <meta:generator>LibreOffice/7.4.3.2$Linux_X86_64 LibreOffice_project/40$Build-2</meta:generator>
    <meta:document-statistic meta:table-count="2" meta:cell-count="10179" meta:object-count="0"/>
  </office:meta>
</office:document-meta>
</file>